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5" table:style-name="ta1">
        <table:shapes>
          <draw:frame draw:z-index="0" draw:style-name="gr1" draw:text-style-name="P2" svg:width="353.91pt" svg:height="234.94pt" svg:x="4.68pt" svg:y="271.05pt">
            <loext:p draw:notify-on-update-of-ranges="test5.D1:test5.D1 test5.D2:test5.D1053 test5.J1:test5.J1 test5.J2:test5.J1053" text:style-name="P1">imu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953.66pt" svg:height="499.97pt" svg:x="9.33pt" svg:y="21.83pt">
            <loext:p draw:notify-on-update-of-ranges="test5.J1:test5.J1 test5.J2:test5.J1053 test5.K1:test5.K1 test5.K2:test5.K10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pid_output_hip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Xzmp_ft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_cm</text:p>
          </table:table-cell>
          <table:table-cell office:value-type="string" calcext:value-type="string">
            <text:p>imu_c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311126709" calcext:value-type="float">
            <text:p>179.311126709</text:p>
          </table:table-cell>
          <table:table-cell office:value-type="float" office:value="-0.0568082409" calcext:value-type="float">
            <text:p>-0.0568082409</text:p>
          </table:table-cell>
          <table:table-cell office:value-type="float" office:value="-0.1136732711" calcext:value-type="float">
            <text:p>-0.1136732711</text:p>
          </table:table-cell>
          <table:table-cell office:value-type="float" office:value="0" calcext:value-type="float">
            <text:p>0</text:p>
          </table:table-cell>
          <table:table-cell office:value-type="float" office:value="0.0003786" calcext:value-type="float">
            <text:p>0.0003786</text:p>
          </table:table-cell>
          <table:table-cell office:value-type="float" office:value="0" calcext:value-type="float">
            <text:p>0</text:p>
          </table:table-cell>
          <table:table-cell office:value-type="float" office:value="0.0004505071" calcext:value-type="float">
            <text:p>0.0004505071</text:p>
          </table:table-cell>
          <table:table-cell office:value-type="float" office:value="1" calcext:value-type="float">
            <text:p>1</text:p>
          </table:table-cell>
          <table:table-cell table:formula="of:=[.H2]*100" office:value-type="float" office:value="0.04505071" calcext:value-type="float">
            <text:p>0.04505071</text:p>
          </table:table-cell>
          <table:table-cell table:formula="of:=100*[.F2]" office:value-type="float" office:value="0.03786" calcext:value-type="float">
            <text:p>0.03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2146759033" calcext:value-type="float">
            <text:p>179.2146759033</text:p>
          </table:table-cell>
          <table:table-cell office:value-type="float" office:value="0.3571937886" calcext:value-type="float">
            <text:p>0.3571937886</text:p>
          </table:table-cell>
          <table:table-cell office:value-type="float" office:value="0.7146500347" calcext:value-type="float">
            <text:p>0.7146500347</text:p>
          </table:table-cell>
          <table:table-cell office:value-type="float" office:value="0" calcext:value-type="float">
            <text:p>0</text:p>
          </table:table-cell>
          <table:table-cell office:value-type="float" office:value="-0.00212831" calcext:value-type="float">
            <text:p>-0.00212831</text:p>
          </table:table-cell>
          <table:table-cell office:value-type="float" office:value="-0.00000324" calcext:value-type="float">
            <text:p>-0.00000324</text:p>
          </table:table-cell>
          <table:table-cell office:value-type="float" office:value="-0.0030070145" calcext:value-type="float">
            <text:p>-0.0030070145</text:p>
          </table:table-cell>
          <table:table-cell office:value-type="float" office:value="2" calcext:value-type="float">
            <text:p>2</text:p>
          </table:table-cell>
          <table:table-cell table:formula="of:=[.H3]*100" office:value-type="float" office:value="-0.30070145" calcext:value-type="float">
            <text:p>-0.30070145</text:p>
          </table:table-cell>
          <table:table-cell table:formula="of:=100*[.F3]" office:value-type="float" office:value="-0.212831" calcext:value-type="float">
            <text:p>-0.21283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79.2076416016" calcext:value-type="float">
            <text:p>179.2076416016</text:p>
          </table:table-cell>
          <table:table-cell office:value-type="float" office:value="0.6206035544" calcext:value-type="float">
            <text:p>0.6206035544</text:p>
          </table:table-cell>
          <table:table-cell office:value-type="float" office:value="1.2423594062" calcext:value-type="float">
            <text:p>1.2423594062</text:p>
          </table:table-cell>
          <table:table-cell office:value-type="float" office:value="0" calcext:value-type="float">
            <text:p>0</text:p>
          </table:table-cell>
          <table:table-cell office:value-type="float" office:value="-0.00555367" calcext:value-type="float">
            <text:p>-0.00555367</text:p>
          </table:table-cell>
          <table:table-cell office:value-type="float" office:value="-0.00000393" calcext:value-type="float">
            <text:p>-0.00000393</text:p>
          </table:table-cell>
          <table:table-cell office:value-type="float" office:value="-0.0079002239" calcext:value-type="float">
            <text:p>-0.0079002239</text:p>
          </table:table-cell>
          <table:table-cell office:value-type="float" office:value="3" calcext:value-type="float">
            <text:p>3</text:p>
          </table:table-cell>
          <table:table-cell table:formula="of:=[.H4]*100" office:value-type="float" office:value="-0.79002239" calcext:value-type="float">
            <text:p>-0.79002239</text:p>
          </table:table-cell>
          <table:table-cell table:formula="of:=100*[.F4]" office:value-type="float" office:value="-0.555367" calcext:value-type="float">
            <text:p>-0.5553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9.2012634277" calcext:value-type="float">
            <text:p>179.2012634277</text:p>
          </table:table-cell>
          <table:table-cell office:value-type="float" office:value="0.2988693514" calcext:value-type="float">
            <text:p>0.2988693514</text:p>
          </table:table-cell>
          <table:table-cell office:value-type="float" office:value="0.5994254277" calcext:value-type="float">
            <text:p>0.5994254277</text:p>
          </table:table-cell>
          <table:table-cell office:value-type="float" office:value="0" calcext:value-type="float">
            <text:p>0</text:p>
          </table:table-cell>
          <table:table-cell office:value-type="float" office:value="-0.00569116" calcext:value-type="float">
            <text:p>-0.00569116</text:p>
          </table:table-cell>
          <table:table-cell office:value-type="float" office:value="-0.00000498" calcext:value-type="float">
            <text:p>-0.00000498</text:p>
          </table:table-cell>
          <table:table-cell office:value-type="float" office:value="-0.0068498817" calcext:value-type="float">
            <text:p>-0.0068498817</text:p>
          </table:table-cell>
          <table:table-cell office:value-type="float" office:value="4" calcext:value-type="float">
            <text:p>4</text:p>
          </table:table-cell>
          <table:table-cell table:formula="of:=[.H5]*100" office:value-type="float" office:value="-0.68498817" calcext:value-type="float">
            <text:p>-0.68498817</text:p>
          </table:table-cell>
          <table:table-cell table:formula="of:=100*[.F5]" office:value-type="float" office:value="-0.569116" calcext:value-type="float">
            <text:p>-0.56911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79.19972229" calcext:value-type="float">
            <text:p>179.19972229</text:p>
          </table:table-cell>
          <table:table-cell office:value-type="float" office:value="0.3460041754" calcext:value-type="float">
            <text:p>0.3460041754</text:p>
          </table:table-cell>
          <table:table-cell office:value-type="float" office:value="0.6937765559" calcext:value-type="float">
            <text:p>0.6937765559</text:p>
          </table:table-cell>
          <table:table-cell office:value-type="float" office:value="0" calcext:value-type="float">
            <text:p>0</text:p>
          </table:table-cell>
          <table:table-cell office:value-type="float" office:value="-0.00609687" calcext:value-type="float">
            <text:p>-0.00609687</text:p>
          </table:table-cell>
          <table:table-cell office:value-type="float" office:value="-0.00000398" calcext:value-type="float">
            <text:p>-0.00000398</text:p>
          </table:table-cell>
          <table:table-cell office:value-type="float" office:value="-0.0075535503" calcext:value-type="float">
            <text:p>-0.0075535503</text:p>
          </table:table-cell>
          <table:table-cell office:value-type="float" office:value="5" calcext:value-type="float">
            <text:p>5</text:p>
          </table:table-cell>
          <table:table-cell table:formula="of:=[.H6]*100" office:value-type="float" office:value="-0.75535503" calcext:value-type="float">
            <text:p>-0.75535503</text:p>
          </table:table-cell>
          <table:table-cell table:formula="of:=100*[.F6]" office:value-type="float" office:value="-0.609687" calcext:value-type="float">
            <text:p>-0.60968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9.1951293945" calcext:value-type="float">
            <text:p>179.1951293945</text:p>
          </table:table-cell>
          <table:table-cell office:value-type="float" office:value="0.320541135" calcext:value-type="float">
            <text:p>0.320541135</text:p>
          </table:table-cell>
          <table:table-cell office:value-type="float" office:value="0.6429264147" calcext:value-type="float">
            <text:p>0.6429264147</text:p>
          </table:table-cell>
          <table:table-cell office:value-type="float" office:value="0" calcext:value-type="float">
            <text:p>0</text:p>
          </table:table-cell>
          <table:table-cell office:value-type="float" office:value="-0.00619742" calcext:value-type="float">
            <text:p>-0.00619742</text:p>
          </table:table-cell>
          <table:table-cell office:value-type="float" office:value="-0.00000435" calcext:value-type="float">
            <text:p>-0.00000435</text:p>
          </table:table-cell>
          <table:table-cell office:value-type="float" office:value="-0.007461908" calcext:value-type="float">
            <text:p>-0.007461908</text:p>
          </table:table-cell>
          <table:table-cell office:value-type="float" office:value="6" calcext:value-type="float">
            <text:p>6</text:p>
          </table:table-cell>
          <table:table-cell table:formula="of:=[.H7]*100" office:value-type="float" office:value="-0.7461908" calcext:value-type="float">
            <text:p>-0.7461908</text:p>
          </table:table-cell>
          <table:table-cell table:formula="of:=100*[.F7]" office:value-type="float" office:value="-0.619742" calcext:value-type="float">
            <text:p>-0.61974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79.1919555664" calcext:value-type="float">
            <text:p>179.1919555664</text:p>
          </table:table-cell>
          <table:table-cell office:value-type="float" office:value="0.4795608195" calcext:value-type="float">
            <text:p>0.4795608195</text:p>
          </table:table-cell>
          <table:table-cell office:value-type="float" office:value="0.9611498799" calcext:value-type="float">
            <text:p>0.9611498799</text:p>
          </table:table-cell>
          <table:table-cell office:value-type="float" office:value="0" calcext:value-type="float">
            <text:p>0</text:p>
          </table:table-cell>
          <table:table-cell office:value-type="float" office:value="-0.00732418" calcext:value-type="float">
            <text:p>-0.00732418</text:p>
          </table:table-cell>
          <table:table-cell office:value-type="float" office:value="-0.00000373" calcext:value-type="float">
            <text:p>-0.00000373</text:p>
          </table:table-cell>
          <table:table-cell office:value-type="float" office:value="-0.0099834416" calcext:value-type="float">
            <text:p>-0.0099834416</text:p>
          </table:table-cell>
          <table:table-cell office:value-type="float" office:value="7" calcext:value-type="float">
            <text:p>7</text:p>
          </table:table-cell>
          <table:table-cell table:formula="of:=[.H8]*100" office:value-type="float" office:value="-0.99834416" calcext:value-type="float">
            <text:p>-0.99834416</text:p>
          </table:table-cell>
          <table:table-cell table:formula="of:=100*[.F8]" office:value-type="float" office:value="-0.732418" calcext:value-type="float">
            <text:p>-0.73241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9.1936035156" calcext:value-type="float">
            <text:p>179.1936035156</text:p>
          </table:table-cell>
          <table:table-cell office:value-type="float" office:value="0.3222249199" calcext:value-type="float">
            <text:p>0.3222249199</text:p>
          </table:table-cell>
          <table:table-cell office:value-type="float" office:value="0.6466023926" calcext:value-type="float">
            <text:p>0.6466023926</text:p>
          </table:table-cell>
          <table:table-cell office:value-type="float" office:value="0" calcext:value-type="float">
            <text:p>0</text:p>
          </table:table-cell>
          <table:table-cell office:value-type="float" office:value="-0.00702617" calcext:value-type="float">
            <text:p>-0.00702617</text:p>
          </table:table-cell>
          <table:table-cell office:value-type="float" office:value="-0.00000326" calcext:value-type="float">
            <text:p>-0.00000326</text:p>
          </table:table-cell>
          <table:table-cell office:value-type="float" office:value="-0.0079665757" calcext:value-type="float">
            <text:p>-0.0079665757</text:p>
          </table:table-cell>
          <table:table-cell office:value-type="float" office:value="8" calcext:value-type="float">
            <text:p>8</text:p>
          </table:table-cell>
          <table:table-cell table:formula="of:=[.H9]*100" office:value-type="float" office:value="-0.79665757" calcext:value-type="float">
            <text:p>-0.79665757</text:p>
          </table:table-cell>
          <table:table-cell table:formula="of:=100*[.F9]" office:value-type="float" office:value="-0.702617" calcext:value-type="float">
            <text:p>-0.70261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9.1838226318" calcext:value-type="float">
            <text:p>179.1838226318</text:p>
          </table:table-cell>
          <table:table-cell office:value-type="float" office:value="0.3839845061" calcext:value-type="float">
            <text:p>0.3839845061</text:p>
          </table:table-cell>
          <table:table-cell office:value-type="float" office:value="0.770108826" calcext:value-type="float">
            <text:p>0.770108826</text:p>
          </table:table-cell>
          <table:table-cell office:value-type="float" office:value="0" calcext:value-type="float">
            <text:p>0</text:p>
          </table:table-cell>
          <table:table-cell office:value-type="float" office:value="-0.00723926" calcext:value-type="float">
            <text:p>-0.00723926</text:p>
          </table:table-cell>
          <table:table-cell office:value-type="float" office:value="-0.00000525" calcext:value-type="float">
            <text:p>-0.00000525</text:p>
          </table:table-cell>
          <table:table-cell office:value-type="float" office:value="-0.0089364492" calcext:value-type="float">
            <text:p>-0.0089364492</text:p>
          </table:table-cell>
          <table:table-cell office:value-type="float" office:value="9" calcext:value-type="float">
            <text:p>9</text:p>
          </table:table-cell>
          <table:table-cell table:formula="of:=[.H10]*100" office:value-type="float" office:value="-0.89364492" calcext:value-type="float">
            <text:p>-0.89364492</text:p>
          </table:table-cell>
          <table:table-cell table:formula="of:=100*[.F10]" office:value-type="float" office:value="-0.723926" calcext:value-type="float">
            <text:p>-0.7239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9.1873474121" calcext:value-type="float">
            <text:p>179.1873474121</text:p>
          </table:table-cell>
          <table:table-cell office:value-type="float" office:value="0.4336578833" calcext:value-type="float">
            <text:p>0.4336578833</text:p>
          </table:table-cell>
          <table:table-cell office:value-type="float" office:value="0.8695584907" calcext:value-type="float">
            <text:p>0.8695584907</text:p>
          </table:table-cell>
          <table:table-cell office:value-type="float" office:value="0" calcext:value-type="float">
            <text:p>0</text:p>
          </table:table-cell>
          <table:table-cell office:value-type="float" office:value="-0.00771224" calcext:value-type="float">
            <text:p>-0.00771224</text:p>
          </table:table-cell>
          <table:table-cell office:value-type="float" office:value="-0.00000473" calcext:value-type="float">
            <text:p>-0.00000473</text:p>
          </table:table-cell>
          <table:table-cell office:value-type="float" office:value="-0.0099810859" calcext:value-type="float">
            <text:p>-0.0099810859</text:p>
          </table:table-cell>
          <table:table-cell office:value-type="float" office:value="10" calcext:value-type="float">
            <text:p>10</text:p>
          </table:table-cell>
          <table:table-cell table:formula="of:=[.H11]*100" office:value-type="float" office:value="-0.99810859" calcext:value-type="float">
            <text:p>-0.99810859</text:p>
          </table:table-cell>
          <table:table-cell table:formula="of:=100*[.F11]" office:value-type="float" office:value="-0.771224" calcext:value-type="float">
            <text:p>-0.77122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79.1906433105" calcext:value-type="float">
            <text:p>179.1906433105</text:p>
          </table:table-cell>
          <table:table-cell office:value-type="float" office:value="0.4031016763" calcext:value-type="float">
            <text:p>0.4031016763</text:p>
          </table:table-cell>
          <table:table-cell office:value-type="float" office:value="0.8085337373" calcext:value-type="float">
            <text:p>0.8085337373</text:p>
          </table:table-cell>
          <table:table-cell office:value-type="float" office:value="0" calcext:value-type="float">
            <text:p>0</text:p>
          </table:table-cell>
          <table:table-cell office:value-type="float" office:value="-0.00782366" calcext:value-type="float">
            <text:p>-0.00782366</text:p>
          </table:table-cell>
          <table:table-cell office:value-type="float" office:value="-0.00000444" calcext:value-type="float">
            <text:p>-0.00000444</text:p>
          </table:table-cell>
          <table:table-cell office:value-type="float" office:value="-0.0095268885" calcext:value-type="float">
            <text:p>-0.0095268885</text:p>
          </table:table-cell>
          <table:table-cell office:value-type="float" office:value="11" calcext:value-type="float">
            <text:p>11</text:p>
          </table:table-cell>
          <table:table-cell table:formula="of:=[.H12]*100" office:value-type="float" office:value="-0.95268885" calcext:value-type="float">
            <text:p>-0.95268885</text:p>
          </table:table-cell>
          <table:table-cell table:formula="of:=100*[.F12]" office:value-type="float" office:value="-0.782366" calcext:value-type="float">
            <text:p>-0.78236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9.1849365234" calcext:value-type="float">
            <text:p>179.1849365234</text:p>
          </table:table-cell>
          <table:table-cell office:value-type="float" office:value="0.4054605814" calcext:value-type="float">
            <text:p>0.4054605814</text:p>
          </table:table-cell>
          <table:table-cell office:value-type="float" office:value="0.8132817511" calcext:value-type="float">
            <text:p>0.8132817511</text:p>
          </table:table-cell>
          <table:table-cell office:value-type="float" office:value="0" calcext:value-type="float">
            <text:p>0</text:p>
          </table:table-cell>
          <table:table-cell office:value-type="float" office:value="-0.0079136" calcext:value-type="float">
            <text:p>-0.0079136</text:p>
          </table:table-cell>
          <table:table-cell office:value-type="float" office:value="-0.00000159" calcext:value-type="float">
            <text:p>-0.00000159</text:p>
          </table:table-cell>
          <table:table-cell office:value-type="float" office:value="-0.0096081991" calcext:value-type="float">
            <text:p>-0.0096081991</text:p>
          </table:table-cell>
          <table:table-cell office:value-type="float" office:value="12" calcext:value-type="float">
            <text:p>12</text:p>
          </table:table-cell>
          <table:table-cell table:formula="of:=[.H13]*100" office:value-type="float" office:value="-0.96081991" calcext:value-type="float">
            <text:p>-0.96081991</text:p>
          </table:table-cell>
          <table:table-cell table:formula="of:=100*[.F13]" office:value-type="float" office:value="-0.79136" calcext:value-type="float">
            <text:p>-0.7913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79.1877288818" calcext:value-type="float">
            <text:p>179.1877288818</text:p>
          </table:table-cell>
          <table:table-cell office:value-type="float" office:value="0.4395230104" calcext:value-type="float">
            <text:p>0.4395230104</text:p>
          </table:table-cell>
          <table:table-cell office:value-type="float" office:value="0.8814631375" calcext:value-type="float">
            <text:p>0.8814631375</text:p>
          </table:table-cell>
          <table:table-cell office:value-type="float" office:value="0" calcext:value-type="float">
            <text:p>0</text:p>
          </table:table-cell>
          <table:table-cell office:value-type="float" office:value="-0.00820051" calcext:value-type="float">
            <text:p>-0.00820051</text:p>
          </table:table-cell>
          <table:table-cell office:value-type="float" office:value="-0.00000146" calcext:value-type="float">
            <text:p>-0.00000146</text:p>
          </table:table-cell>
          <table:table-cell office:value-type="float" office:value="-0.010405818" calcext:value-type="float">
            <text:p>-0.010405818</text:p>
          </table:table-cell>
          <table:table-cell office:value-type="float" office:value="13" calcext:value-type="float">
            <text:p>13</text:p>
          </table:table-cell>
          <table:table-cell table:formula="of:=[.H14]*100" office:value-type="float" office:value="-1.0405818" calcext:value-type="float">
            <text:p>-1.0405818</text:p>
          </table:table-cell>
          <table:table-cell table:formula="of:=100*[.F14]" office:value-type="float" office:value="-0.820051" calcext:value-type="float">
            <text:p>-0.8200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9.1914978027" calcext:value-type="float">
            <text:p>179.1914978027</text:p>
          </table:table-cell>
          <table:table-cell office:value-type="float" office:value="0.3789627478" calcext:value-type="float">
            <text:p>0.3789627478</text:p>
          </table:table-cell>
          <table:table-cell office:value-type="float" office:value="0.7603537772" calcext:value-type="float">
            <text:p>0.7603537772</text:p>
          </table:table-cell>
          <table:table-cell office:value-type="float" office:value="0" calcext:value-type="float">
            <text:p>0</text:p>
          </table:table-cell>
          <table:table-cell office:value-type="float" office:value="-0.00798803" calcext:value-type="float">
            <text:p>-0.00798803</text:p>
          </table:table-cell>
          <table:table-cell office:value-type="float" office:value="-0.00000382" calcext:value-type="float">
            <text:p>-0.00000382</text:p>
          </table:table-cell>
          <table:table-cell office:value-type="float" office:value="-0.0089857847" calcext:value-type="float">
            <text:p>-0.0089857847</text:p>
          </table:table-cell>
          <table:table-cell office:value-type="float" office:value="14" calcext:value-type="float">
            <text:p>14</text:p>
          </table:table-cell>
          <table:table-cell table:formula="of:=[.H15]*100" office:value-type="float" office:value="-0.89857847" calcext:value-type="float">
            <text:p>-0.89857847</text:p>
          </table:table-cell>
          <table:table-cell table:formula="of:=100*[.F15]" office:value-type="float" office:value="-0.798803" calcext:value-type="float">
            <text:p>-0.79880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9.2008972168" calcext:value-type="float">
            <text:p>179.2008972168</text:p>
          </table:table-cell>
          <table:table-cell office:value-type="float" office:value="0.4058969637" calcext:value-type="float">
            <text:p>0.4058969637</text:p>
          </table:table-cell>
          <table:table-cell office:value-type="float" office:value="0.8141960314" calcext:value-type="float">
            <text:p>0.8141960314</text:p>
          </table:table-cell>
          <table:table-cell office:value-type="float" office:value="0" calcext:value-type="float">
            <text:p>0</text:p>
          </table:table-cell>
          <table:table-cell office:value-type="float" office:value="-0.008026" calcext:value-type="float">
            <text:p>-0.008026</text:p>
          </table:table-cell>
          <table:table-cell office:value-type="float" office:value="-0.00000356" calcext:value-type="float">
            <text:p>-0.00000356</text:p>
          </table:table-cell>
          <table:table-cell office:value-type="float" office:value="-0.0096553272" calcext:value-type="float">
            <text:p>-0.0096553272</text:p>
          </table:table-cell>
          <table:table-cell office:value-type="float" office:value="15" calcext:value-type="float">
            <text:p>15</text:p>
          </table:table-cell>
          <table:table-cell table:formula="of:=[.H16]*100" office:value-type="float" office:value="-0.96553272" calcext:value-type="float">
            <text:p>-0.96553272</text:p>
          </table:table-cell>
          <table:table-cell table:formula="of:=100*[.F16]" office:value-type="float" office:value="-0.8026" calcext:value-type="float">
            <text:p>-0.80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9.2140960693" calcext:value-type="float">
            <text:p>179.2140960693</text:p>
          </table:table-cell>
          <table:table-cell office:value-type="float" office:value="0.4148768576" calcext:value-type="float">
            <text:p>0.4148768576</text:p>
          </table:table-cell>
          <table:table-cell office:value-type="float" office:value="0.8321742841" calcext:value-type="float">
            <text:p>0.8321742841</text:p>
          </table:table-cell>
          <table:table-cell office:value-type="float" office:value="0" calcext:value-type="float">
            <text:p>0</text:p>
          </table:table-cell>
          <table:table-cell office:value-type="float" office:value="-0.00811113" calcext:value-type="float">
            <text:p>-0.00811113</text:p>
          </table:table-cell>
          <table:table-cell office:value-type="float" office:value="-0.00000334" calcext:value-type="float">
            <text:p>-0.00000334</text:p>
          </table:table-cell>
          <table:table-cell office:value-type="float" office:value="-0.0098973479" calcext:value-type="float">
            <text:p>-0.0098973479</text:p>
          </table:table-cell>
          <table:table-cell office:value-type="float" office:value="16" calcext:value-type="float">
            <text:p>16</text:p>
          </table:table-cell>
          <table:table-cell table:formula="of:=[.H17]*100" office:value-type="float" office:value="-0.98973479" calcext:value-type="float">
            <text:p>-0.98973479</text:p>
          </table:table-cell>
          <table:table-cell table:formula="of:=100*[.F17]" office:value-type="float" office:value="-0.811113" calcext:value-type="float">
            <text:p>-0.81111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9.2144775391" calcext:value-type="float">
            <text:p>179.2144775391</text:p>
          </table:table-cell>
          <table:table-cell office:value-type="float" office:value="0.3664813504" calcext:value-type="float">
            <text:p>0.3664813504</text:p>
          </table:table-cell>
          <table:table-cell office:value-type="float" office:value="0.7353561671" calcext:value-type="float">
            <text:p>0.7353561671</text:p>
          </table:table-cell>
          <table:table-cell office:value-type="float" office:value="0" calcext:value-type="float">
            <text:p>0</text:p>
          </table:table-cell>
          <table:table-cell office:value-type="float" office:value="-0.00784531" calcext:value-type="float">
            <text:p>-0.00784531</text:p>
          </table:table-cell>
          <table:table-cell office:value-type="float" office:value="-0.00000044" calcext:value-type="float">
            <text:p>-0.00000044</text:p>
          </table:table-cell>
          <table:table-cell office:value-type="float" office:value="-0.0085318691" calcext:value-type="float">
            <text:p>-0.0085318691</text:p>
          </table:table-cell>
          <table:table-cell office:value-type="float" office:value="17" calcext:value-type="float">
            <text:p>17</text:p>
          </table:table-cell>
          <table:table-cell table:formula="of:=[.H18]*100" office:value-type="float" office:value="-0.85318691" calcext:value-type="float">
            <text:p>-0.85318691</text:p>
          </table:table-cell>
          <table:table-cell table:formula="of:=100*[.F18]" office:value-type="float" office:value="-0.784531" calcext:value-type="float">
            <text:p>-0.78453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9.2028198242" calcext:value-type="float">
            <text:p>179.2028198242</text:p>
          </table:table-cell>
          <table:table-cell office:value-type="float" office:value="0.3938268268" calcext:value-type="float">
            <text:p>0.3938268268</text:p>
          </table:table-cell>
          <table:table-cell office:value-type="float" office:value="0.7900080233" calcext:value-type="float">
            <text:p>0.7900080233</text:p>
          </table:table-cell>
          <table:table-cell office:value-type="float" office:value="0" calcext:value-type="float">
            <text:p>0</text:p>
          </table:table-cell>
          <table:table-cell office:value-type="float" office:value="-0.00785049" calcext:value-type="float">
            <text:p>-0.00785049</text:p>
          </table:table-cell>
          <table:table-cell office:value-type="float" office:value="-0.00000042" calcext:value-type="float">
            <text:p>-0.00000042</text:p>
          </table:table-cell>
          <table:table-cell office:value-type="float" office:value="-0.0093557266" calcext:value-type="float">
            <text:p>-0.0093557266</text:p>
          </table:table-cell>
          <table:table-cell office:value-type="float" office:value="18" calcext:value-type="float">
            <text:p>18</text:p>
          </table:table-cell>
          <table:table-cell table:formula="of:=[.H19]*100" office:value-type="float" office:value="-0.93557266" calcext:value-type="float">
            <text:p>-0.93557266</text:p>
          </table:table-cell>
          <table:table-cell table:formula="of:=100*[.F19]" office:value-type="float" office:value="-0.785049" calcext:value-type="float">
            <text:p>-0.78504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79.2091522217" calcext:value-type="float">
            <text:p>179.2091522217</text:p>
          </table:table-cell>
          <table:table-cell office:value-type="float" office:value="0.391655581" calcext:value-type="float">
            <text:p>0.391655581</text:p>
          </table:table-cell>
          <table:table-cell office:value-type="float" office:value="0.7856646549" calcext:value-type="float">
            <text:p>0.7856646549</text:p>
          </table:table-cell>
          <table:table-cell office:value-type="float" office:value="0" calcext:value-type="float">
            <text:p>0</text:p>
          </table:table-cell>
          <table:table-cell office:value-type="float" office:value="-0.00783947" calcext:value-type="float">
            <text:p>-0.00783947</text:p>
          </table:table-cell>
          <table:table-cell office:value-type="float" office:value="-0.00000054" calcext:value-type="float">
            <text:p>-0.00000054</text:p>
          </table:table-cell>
          <table:table-cell office:value-type="float" office:value="-0.0092920001" calcext:value-type="float">
            <text:p>-0.0092920001</text:p>
          </table:table-cell>
          <table:table-cell office:value-type="float" office:value="19" calcext:value-type="float">
            <text:p>19</text:p>
          </table:table-cell>
          <table:table-cell table:formula="of:=[.H20]*100" office:value-type="float" office:value="-0.92920001" calcext:value-type="float">
            <text:p>-0.92920001</text:p>
          </table:table-cell>
          <table:table-cell table:formula="of:=100*[.F20]" office:value-type="float" office:value="-0.783947" calcext:value-type="float">
            <text:p>-0.7839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9.1962280273" calcext:value-type="float">
            <text:p>179.1962280273</text:p>
          </table:table-cell>
          <table:table-cell office:value-type="float" office:value="0.3906083624" calcext:value-type="float">
            <text:p>0.3906083624</text:p>
          </table:table-cell>
          <table:table-cell office:value-type="float" office:value="0.7835664163" calcext:value-type="float">
            <text:p>0.7835664163</text:p>
          </table:table-cell>
          <table:table-cell office:value-type="float" office:value="0" calcext:value-type="float">
            <text:p>0</text:p>
          </table:table-cell>
          <table:table-cell office:value-type="float" office:value="-0.00782514" calcext:value-type="float">
            <text:p>-0.00782514</text:p>
          </table:table-cell>
          <table:table-cell office:value-type="float" office:value="-0.00000052" calcext:value-type="float">
            <text:p>-0.00000052</text:p>
          </table:table-cell>
          <table:table-cell office:value-type="float" office:value="-0.0092507719" calcext:value-type="float">
            <text:p>-0.0092507719</text:p>
          </table:table-cell>
          <table:table-cell office:value-type="float" office:value="20" calcext:value-type="float">
            <text:p>20</text:p>
          </table:table-cell>
          <table:table-cell table:formula="of:=[.H21]*100" office:value-type="float" office:value="-0.92507719" calcext:value-type="float">
            <text:p>-0.92507719</text:p>
          </table:table-cell>
          <table:table-cell table:formula="of:=100*[.F21]" office:value-type="float" office:value="-0.782514" calcext:value-type="float">
            <text:p>-0.78251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79.200378418" calcext:value-type="float">
            <text:p>179.200378418</text:p>
          </table:table-cell>
          <table:table-cell office:value-type="float" office:value="0.4028522858" calcext:value-type="float">
            <text:p>0.4028522858</text:p>
          </table:table-cell>
          <table:table-cell office:value-type="float" office:value="0.8080629239" calcext:value-type="float">
            <text:p>0.8080629239</text:p>
          </table:table-cell>
          <table:table-cell office:value-type="float" office:value="0" calcext:value-type="float">
            <text:p>0</text:p>
          </table:table-cell>
          <table:table-cell office:value-type="float" office:value="-0.0078972" calcext:value-type="float">
            <text:p>-0.0078972</text:p>
          </table:table-cell>
          <table:table-cell office:value-type="float" office:value="-0.00000419" calcext:value-type="float">
            <text:p>-0.00000419</text:p>
          </table:table-cell>
          <table:table-cell office:value-type="float" office:value="-0.0096644055" calcext:value-type="float">
            <text:p>-0.0096644055</text:p>
          </table:table-cell>
          <table:table-cell office:value-type="float" office:value="21" calcext:value-type="float">
            <text:p>21</text:p>
          </table:table-cell>
          <table:table-cell table:formula="of:=[.H22]*100" office:value-type="float" office:value="-0.96644055" calcext:value-type="float">
            <text:p>-0.96644055</text:p>
          </table:table-cell>
          <table:table-cell table:formula="of:=100*[.F22]" office:value-type="float" office:value="-0.78972" calcext:value-type="float">
            <text:p>-0.78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1995697021" calcext:value-type="float">
            <text:p>179.1995697021</text:p>
          </table:table-cell>
          <table:table-cell office:value-type="float" office:value="0.4025835993" calcext:value-type="float">
            <text:p>0.4025835993</text:p>
          </table:table-cell>
          <table:table-cell office:value-type="float" office:value="0.8075432911" calcext:value-type="float">
            <text:p>0.8075432911</text:p>
          </table:table-cell>
          <table:table-cell office:value-type="float" office:value="0" calcext:value-type="float">
            <text:p>0</text:p>
          </table:table-cell>
          <table:table-cell office:value-type="float" office:value="-0.00794341" calcext:value-type="float">
            <text:p>-0.00794341</text:p>
          </table:table-cell>
          <table:table-cell office:value-type="float" office:value="-0.00000141" calcext:value-type="float">
            <text:p>-0.00000141</text:p>
          </table:table-cell>
          <table:table-cell office:value-type="float" office:value="-0.0096433302" calcext:value-type="float">
            <text:p>-0.0096433302</text:p>
          </table:table-cell>
          <table:table-cell office:value-type="float" office:value="22" calcext:value-type="float">
            <text:p>22</text:p>
          </table:table-cell>
          <table:table-cell table:formula="of:=[.H23]*100" office:value-type="float" office:value="-0.96433302" calcext:value-type="float">
            <text:p>-0.96433302</text:p>
          </table:table-cell>
          <table:table-cell table:formula="of:=100*[.F23]" office:value-type="float" office:value="-0.794341" calcext:value-type="float">
            <text:p>-0.79434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79.2022857666" calcext:value-type="float">
            <text:p>179.2022857666</text:p>
          </table:table-cell>
          <table:table-cell office:value-type="float" office:value="0.3903864375" calcext:value-type="float">
            <text:p>0.3903864375</text:p>
          </table:table-cell>
          <table:table-cell office:value-type="float" office:value="0.7831483228" calcext:value-type="float">
            <text:p>0.7831483228</text:p>
          </table:table-cell>
          <table:table-cell office:value-type="float" office:value="0" calcext:value-type="float">
            <text:p>0</text:p>
          </table:table-cell>
          <table:table-cell office:value-type="float" office:value="-0.00789291" calcext:value-type="float">
            <text:p>-0.00789291</text:p>
          </table:table-cell>
          <table:table-cell office:value-type="float" office:value="-0.00000135" calcext:value-type="float">
            <text:p>-0.00000135</text:p>
          </table:table-cell>
          <table:table-cell office:value-type="float" office:value="-0.0091808874" calcext:value-type="float">
            <text:p>-0.0091808874</text:p>
          </table:table-cell>
          <table:table-cell office:value-type="float" office:value="23" calcext:value-type="float">
            <text:p>23</text:p>
          </table:table-cell>
          <table:table-cell table:formula="of:=[.H24]*100" office:value-type="float" office:value="-0.91808874" calcext:value-type="float">
            <text:p>-0.91808874</text:p>
          </table:table-cell>
          <table:table-cell table:formula="of:=100*[.F24]" office:value-type="float" office:value="-0.789291" calcext:value-type="float">
            <text:p>-0.78929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79.1961212158" calcext:value-type="float">
            <text:p>179.1961212158</text:p>
          </table:table-cell>
          <table:table-cell office:value-type="float" office:value="0.4310170828" calcext:value-type="float">
            <text:p>0.4310170828</text:p>
          </table:table-cell>
          <table:table-cell office:value-type="float" office:value="0.8644376081" calcext:value-type="float">
            <text:p>0.8644376081</text:p>
          </table:table-cell>
          <table:table-cell office:value-type="float" office:value="0" calcext:value-type="float">
            <text:p>0</text:p>
          </table:table-cell>
          <table:table-cell office:value-type="float" office:value="-0.00813004" calcext:value-type="float">
            <text:p>-0.00813004</text:p>
          </table:table-cell>
          <table:table-cell office:value-type="float" office:value="-0.00000144" calcext:value-type="float">
            <text:p>-0.00000144</text:p>
          </table:table-cell>
          <table:table-cell office:value-type="float" office:value="-0.0106949351" calcext:value-type="float">
            <text:p>-0.0106949351</text:p>
          </table:table-cell>
          <table:table-cell office:value-type="float" office:value="24" calcext:value-type="float">
            <text:p>24</text:p>
          </table:table-cell>
          <table:table-cell table:formula="of:=[.H25]*100" office:value-type="float" office:value="-1.06949351" calcext:value-type="float">
            <text:p>-1.06949351</text:p>
          </table:table-cell>
          <table:table-cell table:formula="of:=100*[.F25]" office:value-type="float" office:value="-0.813004" calcext:value-type="float">
            <text:p>-0.81300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79.1999206543" calcext:value-type="float">
            <text:p>179.1999206543</text:p>
          </table:table-cell>
          <table:table-cell office:value-type="float" office:value="0.3380524455" calcext:value-type="float">
            <text:p>0.3380524455</text:p>
          </table:table-cell>
          <table:table-cell office:value-type="float" office:value="0.6784746644" calcext:value-type="float">
            <text:p>0.6784746644</text:p>
          </table:table-cell>
          <table:table-cell office:value-type="float" office:value="0" calcext:value-type="float">
            <text:p>0</text:p>
          </table:table-cell>
          <table:table-cell office:value-type="float" office:value="-0.00766845" calcext:value-type="float">
            <text:p>-0.00766845</text:p>
          </table:table-cell>
          <table:table-cell office:value-type="float" office:value="0.00000137" calcext:value-type="float">
            <text:p>0.00000137</text:p>
          </table:table-cell>
          <table:table-cell office:value-type="float" office:value="-0.0070238246" calcext:value-type="float">
            <text:p>-0.0070238246</text:p>
          </table:table-cell>
          <table:table-cell office:value-type="float" office:value="25" calcext:value-type="float">
            <text:p>25</text:p>
          </table:table-cell>
          <table:table-cell table:formula="of:=[.H26]*100" office:value-type="float" office:value="-0.70238246" calcext:value-type="float">
            <text:p>-0.70238246</text:p>
          </table:table-cell>
          <table:table-cell table:formula="of:=100*[.F26]" office:value-type="float" office:value="-0.766845" calcext:value-type="float">
            <text:p>-0.76684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79.1986999512" calcext:value-type="float">
            <text:p>179.1986999512</text:p>
          </table:table-cell>
          <table:table-cell office:value-type="float" office:value="0.3566614815" calcext:value-type="float">
            <text:p>0.3566614815</text:p>
          </table:table-cell>
          <table:table-cell office:value-type="float" office:value="0.7155959782" calcext:value-type="float">
            <text:p>0.7155959782</text:p>
          </table:table-cell>
          <table:table-cell office:value-type="float" office:value="0" calcext:value-type="float">
            <text:p>0</text:p>
          </table:table-cell>
          <table:table-cell office:value-type="float" office:value="-0.00748499" calcext:value-type="float">
            <text:p>-0.00748499</text:p>
          </table:table-cell>
          <table:table-cell office:value-type="float" office:value="0.00000131" calcext:value-type="float">
            <text:p>0.00000131</text:p>
          </table:table-cell>
          <table:table-cell office:value-type="float" office:value="-0.0080397261" calcext:value-type="float">
            <text:p>-0.0080397261</text:p>
          </table:table-cell>
          <table:table-cell office:value-type="float" office:value="26" calcext:value-type="float">
            <text:p>26</text:p>
          </table:table-cell>
          <table:table-cell table:formula="of:=[.H27]*100" office:value-type="float" office:value="-0.80397261" calcext:value-type="float">
            <text:p>-0.80397261</text:p>
          </table:table-cell>
          <table:table-cell table:formula="of:=100*[.F27]" office:value-type="float" office:value="-0.748499" calcext:value-type="float">
            <text:p>-0.74849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79.2003173828" calcext:value-type="float">
            <text:p>179.2003173828</text:p>
          </table:table-cell>
          <table:table-cell office:value-type="float" office:value="0.379391834" calcext:value-type="float">
            <text:p>0.379391834</text:p>
          </table:table-cell>
          <table:table-cell office:value-type="float" office:value="0.7610335573" calcext:value-type="float">
            <text:p>0.7610335573</text:p>
          </table:table-cell>
          <table:table-cell office:value-type="float" office:value="0" calcext:value-type="float">
            <text:p>0</text:p>
          </table:table-cell>
          <table:table-cell office:value-type="float" office:value="-0.00751427" calcext:value-type="float">
            <text:p>-0.00751427</text:p>
          </table:table-cell>
          <table:table-cell office:value-type="float" office:value="0.00000142" calcext:value-type="float">
            <text:p>0.00000142</text:p>
          </table:table-cell>
          <table:table-cell office:value-type="float" office:value="-0.0090898576" calcext:value-type="float">
            <text:p>-0.0090898576</text:p>
          </table:table-cell>
          <table:table-cell office:value-type="float" office:value="27" calcext:value-type="float">
            <text:p>27</text:p>
          </table:table-cell>
          <table:table-cell table:formula="of:=[.H28]*100" office:value-type="float" office:value="-0.90898576" calcext:value-type="float">
            <text:p>-0.90898576</text:p>
          </table:table-cell>
          <table:table-cell table:formula="of:=100*[.F28]" office:value-type="float" office:value="-0.751427" calcext:value-type="float">
            <text:p>-0.751427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79.21484375" calcext:value-type="float">
            <text:p>179.21484375</text:p>
          </table:table-cell>
          <table:table-cell office:value-type="float" office:value="0.4308412735" calcext:value-type="float">
            <text:p>0.4308412735</text:p>
          </table:table-cell>
          <table:table-cell office:value-type="float" office:value="0.8639911867" calcext:value-type="float">
            <text:p>0.8639911867</text:p>
          </table:table-cell>
          <table:table-cell office:value-type="float" office:value="0" calcext:value-type="float">
            <text:p>0</text:p>
          </table:table-cell>
          <table:table-cell office:value-type="float" office:value="-0.00787666" calcext:value-type="float">
            <text:p>-0.00787666</text:p>
          </table:table-cell>
          <table:table-cell office:value-type="float" office:value="0.00000137" calcext:value-type="float">
            <text:p>0.00000137</text:p>
          </table:table-cell>
          <table:table-cell office:value-type="float" office:value="-0.0112284248" calcext:value-type="float">
            <text:p>-0.0112284248</text:p>
          </table:table-cell>
          <table:table-cell office:value-type="float" office:value="28" calcext:value-type="float">
            <text:p>28</text:p>
          </table:table-cell>
          <table:table-cell table:formula="of:=[.H29]*100" office:value-type="float" office:value="-1.12284248" calcext:value-type="float">
            <text:p>-1.12284248</text:p>
          </table:table-cell>
          <table:table-cell table:formula="of:=100*[.F29]" office:value-type="float" office:value="-0.787666" calcext:value-type="float">
            <text:p>-0.78766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79.2261199951" calcext:value-type="float">
            <text:p>179.2261199951</text:p>
          </table:table-cell>
          <table:table-cell office:value-type="float" office:value="0.4156643657" calcext:value-type="float">
            <text:p>0.4156643657</text:p>
          </table:table-cell>
          <table:table-cell office:value-type="float" office:value="0.8337127659" calcext:value-type="float">
            <text:p>0.8337127659</text:p>
          </table:table-cell>
          <table:table-cell office:value-type="float" office:value="0" calcext:value-type="float">
            <text:p>0</text:p>
          </table:table-cell>
          <table:table-cell office:value-type="float" office:value="-0.0080169" calcext:value-type="float">
            <text:p>-0.0080169</text:p>
          </table:table-cell>
          <table:table-cell office:value-type="float" office:value="0.00000117" calcext:value-type="float">
            <text:p>0.00000117</text:p>
          </table:table-cell>
          <table:table-cell office:value-type="float" office:value="-0.0102810692" calcext:value-type="float">
            <text:p>-0.0102810692</text:p>
          </table:table-cell>
          <table:table-cell office:value-type="float" office:value="29" calcext:value-type="float">
            <text:p>29</text:p>
          </table:table-cell>
          <table:table-cell table:formula="of:=[.H30]*100" office:value-type="float" office:value="-1.02810692" calcext:value-type="float">
            <text:p>-1.02810692</text:p>
          </table:table-cell>
          <table:table-cell table:formula="of:=100*[.F30]" office:value-type="float" office:value="-0.80169" calcext:value-type="float">
            <text:p>-0.8016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79.2183837891" calcext:value-type="float">
            <text:p>179.2183837891</text:p>
          </table:table-cell>
          <table:table-cell office:value-type="float" office:value="0.4125740033" calcext:value-type="float">
            <text:p>0.4125740033</text:p>
          </table:table-cell>
          <table:table-cell office:value-type="float" office:value="0.8275640013" calcext:value-type="float">
            <text:p>0.8275640013</text:p>
          </table:table-cell>
          <table:table-cell office:value-type="float" office:value="0" calcext:value-type="float">
            <text:p>0</text:p>
          </table:table-cell>
          <table:table-cell office:value-type="float" office:value="-0.00808973" calcext:value-type="float">
            <text:p>-0.00808973</text:p>
          </table:table-cell>
          <table:table-cell office:value-type="float" office:value="0.00000375" calcext:value-type="float">
            <text:p>0.00000375</text:p>
          </table:table-cell>
          <table:table-cell office:value-type="float" office:value="-0.0100176718" calcext:value-type="float">
            <text:p>-0.0100176718</text:p>
          </table:table-cell>
          <table:table-cell office:value-type="float" office:value="30" calcext:value-type="float">
            <text:p>30</text:p>
          </table:table-cell>
          <table:table-cell table:formula="of:=[.H31]*100" office:value-type="float" office:value="-1.00176718" calcext:value-type="float">
            <text:p>-1.00176718</text:p>
          </table:table-cell>
          <table:table-cell table:formula="of:=100*[.F31]" office:value-type="float" office:value="-0.808973" calcext:value-type="float">
            <text:p>-0.80897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79.2272796631" calcext:value-type="float">
            <text:p>179.2272796631</text:p>
          </table:table-cell>
          <table:table-cell office:value-type="float" office:value="0.4172409913" calcext:value-type="float">
            <text:p>0.4172409913</text:p>
          </table:table-cell>
          <table:table-cell office:value-type="float" office:value="0.8369208425" calcext:value-type="float">
            <text:p>0.8369208425</text:p>
          </table:table-cell>
          <table:table-cell office:value-type="float" office:value="0" calcext:value-type="float">
            <text:p>0</text:p>
          </table:table-cell>
          <table:table-cell office:value-type="float" office:value="-0.00816934" calcext:value-type="float">
            <text:p>-0.00816934</text:p>
          </table:table-cell>
          <table:table-cell office:value-type="float" office:value="0.00000605" calcext:value-type="float">
            <text:p>0.00000605</text:p>
          </table:table-cell>
          <table:table-cell office:value-type="float" office:value="-0.0085460289" calcext:value-type="float">
            <text:p>-0.0085460289</text:p>
          </table:table-cell>
          <table:table-cell office:value-type="float" office:value="31" calcext:value-type="float">
            <text:p>31</text:p>
          </table:table-cell>
          <table:table-cell table:formula="of:=[.H32]*100" office:value-type="float" office:value="-0.85460289" calcext:value-type="float">
            <text:p>-0.85460289</text:p>
          </table:table-cell>
          <table:table-cell table:formula="of:=100*[.F32]" office:value-type="float" office:value="-0.816934" calcext:value-type="float">
            <text:p>-0.81693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79.2263946533" calcext:value-type="float">
            <text:p>179.2263946533</text:p>
          </table:table-cell>
          <table:table-cell office:value-type="float" office:value="0.3947300904" calcext:value-type="float">
            <text:p>0.3947300904</text:p>
          </table:table-cell>
          <table:table-cell office:value-type="float" office:value="0.7918964335" calcext:value-type="float">
            <text:p>0.7918964335</text:p>
          </table:table-cell>
          <table:table-cell office:value-type="float" office:value="0" calcext:value-type="float">
            <text:p>0</text:p>
          </table:table-cell>
          <table:table-cell office:value-type="float" office:value="-0.00807235" calcext:value-type="float">
            <text:p>-0.00807235</text:p>
          </table:table-cell>
          <table:table-cell office:value-type="float" office:value="0.00000586" calcext:value-type="float">
            <text:p>0.00000586</text:p>
          </table:table-cell>
          <table:table-cell office:value-type="float" office:value="-0.0084053812" calcext:value-type="float">
            <text:p>-0.0084053812</text:p>
          </table:table-cell>
          <table:table-cell office:value-type="float" office:value="32" calcext:value-type="float">
            <text:p>32</text:p>
          </table:table-cell>
          <table:table-cell table:formula="of:=[.H33]*100" office:value-type="float" office:value="-0.84053812" calcext:value-type="float">
            <text:p>-0.84053812</text:p>
          </table:table-cell>
          <table:table-cell table:formula="of:=100*[.F33]" office:value-type="float" office:value="-0.807235" calcext:value-type="float">
            <text:p>-0.807235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79.2344055176" calcext:value-type="float">
            <text:p>179.2344055176</text:p>
          </table:table-cell>
          <table:table-cell office:value-type="float" office:value="0.4009541265" calcext:value-type="float">
            <text:p>0.4009541265</text:p>
          </table:table-cell>
          <table:table-cell office:value-type="float" office:value="0.8043264876" calcext:value-type="float">
            <text:p>0.8043264876</text:p>
          </table:table-cell>
          <table:table-cell office:value-type="float" office:value="0" calcext:value-type="float">
            <text:p>0</text:p>
          </table:table-cell>
          <table:table-cell office:value-type="float" office:value="-0.00804922" calcext:value-type="float">
            <text:p>-0.00804922</text:p>
          </table:table-cell>
          <table:table-cell office:value-type="float" office:value="0.00000584" calcext:value-type="float">
            <text:p>0.00000584</text:p>
          </table:table-cell>
          <table:table-cell office:value-type="float" office:value="-0.0102652216" calcext:value-type="float">
            <text:p>-0.0102652216</text:p>
          </table:table-cell>
          <table:table-cell office:value-type="float" office:value="33" calcext:value-type="float">
            <text:p>33</text:p>
          </table:table-cell>
          <table:table-cell table:formula="of:=[.H34]*100" office:value-type="float" office:value="-1.02652216" calcext:value-type="float">
            <text:p>-1.02652216</text:p>
          </table:table-cell>
          <table:table-cell table:formula="of:=100*[.F34]" office:value-type="float" office:value="-0.804922" calcext:value-type="float">
            <text:p>-0.80492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79.223236084" calcext:value-type="float">
            <text:p>179.223236084</text:p>
          </table:table-cell>
          <table:table-cell office:value-type="float" office:value="0.4117517785" calcext:value-type="float">
            <text:p>0.4117517785</text:p>
          </table:table-cell>
          <table:table-cell office:value-type="float" office:value="0.8259268054" calcext:value-type="float">
            <text:p>0.8259268054</text:p>
          </table:table-cell>
          <table:table-cell office:value-type="float" office:value="0" calcext:value-type="float">
            <text:p>0</text:p>
          </table:table-cell>
          <table:table-cell office:value-type="float" office:value="-0.00810577" calcext:value-type="float">
            <text:p>-0.00810577</text:p>
          </table:table-cell>
          <table:table-cell office:value-type="float" office:value="0.00000446" calcext:value-type="float">
            <text:p>0.00000446</text:p>
          </table:table-cell>
          <table:table-cell office:value-type="float" office:value="-0.0095695311" calcext:value-type="float">
            <text:p>-0.0095695311</text:p>
          </table:table-cell>
          <table:table-cell office:value-type="float" office:value="34" calcext:value-type="float">
            <text:p>34</text:p>
          </table:table-cell>
          <table:table-cell table:formula="of:=[.H35]*100" office:value-type="float" office:value="-0.95695311" calcext:value-type="float">
            <text:p>-0.95695311</text:p>
          </table:table-cell>
          <table:table-cell table:formula="of:=100*[.F35]" office:value-type="float" office:value="-0.810577" calcext:value-type="float">
            <text:p>-0.810577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79.2291107178" calcext:value-type="float">
            <text:p>179.2291107178</text:p>
          </table:table-cell>
          <table:table-cell office:value-type="float" office:value="0.4255810446" calcext:value-type="float">
            <text:p>0.4255810446</text:p>
          </table:table-cell>
          <table:table-cell office:value-type="float" office:value="0.8536132962" calcext:value-type="float">
            <text:p>0.8536132962</text:p>
          </table:table-cell>
          <table:table-cell office:value-type="float" office:value="0" calcext:value-type="float">
            <text:p>0</text:p>
          </table:table-cell>
          <table:table-cell office:value-type="float" office:value="-0.00823561" calcext:value-type="float">
            <text:p>-0.00823561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-0.0104398323" calcext:value-type="float">
            <text:p>-0.0104398323</text:p>
          </table:table-cell>
          <table:table-cell office:value-type="float" office:value="35" calcext:value-type="float">
            <text:p>35</text:p>
          </table:table-cell>
          <table:table-cell table:formula="of:=[.H36]*100" office:value-type="float" office:value="-1.04398323" calcext:value-type="float">
            <text:p>-1.04398323</text:p>
          </table:table-cell>
          <table:table-cell table:formula="of:=100*[.F36]" office:value-type="float" office:value="-0.823561" calcext:value-type="float">
            <text:p>-0.823561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79.2315826416" calcext:value-type="float">
            <text:p>179.2315826416</text:p>
          </table:table-cell>
          <table:table-cell office:value-type="float" office:value="0.4237951436" calcext:value-type="float">
            <text:p>0.4237951436</text:p>
          </table:table-cell>
          <table:table-cell office:value-type="float" office:value="0.850072157" calcext:value-type="float">
            <text:p>0.850072157</text:p>
          </table:table-cell>
          <table:table-cell office:value-type="float" office:value="0" calcext:value-type="float">
            <text:p>0</text:p>
          </table:table-cell>
          <table:table-cell office:value-type="float" office:value="-0.00831019" calcext:value-type="float">
            <text:p>-0.00831019</text:p>
          </table:table-cell>
          <table:table-cell office:value-type="float" office:value="0.00000165" calcext:value-type="float">
            <text:p>0.00000165</text:p>
          </table:table-cell>
          <table:table-cell office:value-type="float" office:value="-0.0100076087" calcext:value-type="float">
            <text:p>-0.0100076087</text:p>
          </table:table-cell>
          <table:table-cell office:value-type="float" office:value="36" calcext:value-type="float">
            <text:p>36</text:p>
          </table:table-cell>
          <table:table-cell table:formula="of:=[.H37]*100" office:value-type="float" office:value="-1.00076087" calcext:value-type="float">
            <text:p>-1.00076087</text:p>
          </table:table-cell>
          <table:table-cell table:formula="of:=100*[.F37]" office:value-type="float" office:value="-0.831019" calcext:value-type="float">
            <text:p>-0.831019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79.2254333496" calcext:value-type="float">
            <text:p>179.2254333496</text:p>
          </table:table-cell>
          <table:table-cell office:value-type="float" office:value="0.3742445134" calcext:value-type="float">
            <text:p>0.3742445134</text:p>
          </table:table-cell>
          <table:table-cell office:value-type="float" office:value="0.750940002" calcext:value-type="float">
            <text:p>0.750940002</text:p>
          </table:table-cell>
          <table:table-cell office:value-type="float" office:value="0" calcext:value-type="float">
            <text:p>0</text:p>
          </table:table-cell>
          <table:table-cell office:value-type="float" office:value="-0.00802964" calcext:value-type="float">
            <text:p>-0.00802964</text:p>
          </table:table-cell>
          <table:table-cell office:value-type="float" office:value="0.00000146" calcext:value-type="float">
            <text:p>0.00000146</text:p>
          </table:table-cell>
          <table:table-cell office:value-type="float" office:value="-0.0090929852" calcext:value-type="float">
            <text:p>-0.0090929852</text:p>
          </table:table-cell>
          <table:table-cell office:value-type="float" office:value="37" calcext:value-type="float">
            <text:p>37</text:p>
          </table:table-cell>
          <table:table-cell table:formula="of:=[.H38]*100" office:value-type="float" office:value="-0.90929852" calcext:value-type="float">
            <text:p>-0.90929852</text:p>
          </table:table-cell>
          <table:table-cell table:formula="of:=100*[.F38]" office:value-type="float" office:value="-0.802964" calcext:value-type="float">
            <text:p>-0.80296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79.2308959961" calcext:value-type="float">
            <text:p>179.2308959961</text:p>
          </table:table-cell>
          <table:table-cell office:value-type="float" office:value="0.4047277831" calcext:value-type="float">
            <text:p>0.4047277831</text:p>
          </table:table-cell>
          <table:table-cell office:value-type="float" office:value="0.8118669012" calcext:value-type="float">
            <text:p>0.8118669012</text:p>
          </table:table-cell>
          <table:table-cell office:value-type="float" office:value="0" calcext:value-type="float">
            <text:p>0</text:p>
          </table:table-cell>
          <table:table-cell office:value-type="float" office:value="-0.00804592" calcext:value-type="float">
            <text:p>-0.00804592</text:p>
          </table:table-cell>
          <table:table-cell office:value-type="float" office:value="0.00000142" calcext:value-type="float">
            <text:p>0.00000142</text:p>
          </table:table-cell>
          <table:table-cell office:value-type="float" office:value="-0.0090804889" calcext:value-type="float">
            <text:p>-0.0090804889</text:p>
          </table:table-cell>
          <table:table-cell office:value-type="float" office:value="38" calcext:value-type="float">
            <text:p>38</text:p>
          </table:table-cell>
          <table:table-cell table:formula="of:=[.H39]*100" office:value-type="float" office:value="-0.90804889" calcext:value-type="float">
            <text:p>-0.90804889</text:p>
          </table:table-cell>
          <table:table-cell table:formula="of:=100*[.F39]" office:value-type="float" office:value="-0.804592" calcext:value-type="float">
            <text:p>-0.80459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79.2289276123" calcext:value-type="float">
            <text:p>179.2289276123</text:p>
          </table:table-cell>
          <table:table-cell office:value-type="float" office:value="0.3892714926" calcext:value-type="float">
            <text:p>0.3892714926</text:p>
          </table:table-cell>
          <table:table-cell office:value-type="float" office:value="0.7809429374" calcext:value-type="float">
            <text:p>0.7809429374</text:p>
          </table:table-cell>
          <table:table-cell office:value-type="float" office:value="0" calcext:value-type="float">
            <text:p>0</text:p>
          </table:table-cell>
          <table:table-cell office:value-type="float" office:value="-0.00795376" calcext:value-type="float">
            <text:p>-0.00795376</text:p>
          </table:table-cell>
          <table:table-cell office:value-type="float" office:value="0.00000124" calcext:value-type="float">
            <text:p>0.00000124</text:p>
          </table:table-cell>
          <table:table-cell office:value-type="float" office:value="-0.0091204169" calcext:value-type="float">
            <text:p>-0.0091204169</text:p>
          </table:table-cell>
          <table:table-cell office:value-type="float" office:value="39" calcext:value-type="float">
            <text:p>39</text:p>
          </table:table-cell>
          <table:table-cell table:formula="of:=[.H40]*100" office:value-type="float" office:value="-0.91204169" calcext:value-type="float">
            <text:p>-0.91204169</text:p>
          </table:table-cell>
          <table:table-cell table:formula="of:=100*[.F40]" office:value-type="float" office:value="-0.795376" calcext:value-type="float">
            <text:p>-0.795376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79.2327728271" calcext:value-type="float">
            <text:p>179.2327728271</text:p>
          </table:table-cell>
          <table:table-cell office:value-type="float" office:value="0.3685195721" calcext:value-type="float">
            <text:p>0.3685195721</text:p>
          </table:table-cell>
          <table:table-cell office:value-type="float" office:value="0.7393953181" calcext:value-type="float">
            <text:p>0.7393953181</text:p>
          </table:table-cell>
          <table:table-cell office:value-type="float" office:value="0" calcext:value-type="float">
            <text:p>0</text:p>
          </table:table-cell>
          <table:table-cell office:value-type="float" office:value="-0.00775407" calcext:value-type="float">
            <text:p>-0.00775407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-0.0088856097" calcext:value-type="float">
            <text:p>-0.0088856097</text:p>
          </table:table-cell>
          <table:table-cell office:value-type="float" office:value="40" calcext:value-type="float">
            <text:p>40</text:p>
          </table:table-cell>
          <table:table-cell table:formula="of:=[.H41]*100" office:value-type="float" office:value="-0.88856097" calcext:value-type="float">
            <text:p>-0.88856097</text:p>
          </table:table-cell>
          <table:table-cell table:formula="of:=100*[.F41]" office:value-type="float" office:value="-0.775407" calcext:value-type="float">
            <text:p>-0.77540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79.2216796875" calcext:value-type="float">
            <text:p>179.2216796875</text:p>
          </table:table-cell>
          <table:table-cell office:value-type="float" office:value="0.3955627952" calcext:value-type="float">
            <text:p>0.3955627952</text:p>
          </table:table-cell>
          <table:table-cell office:value-type="float" office:value="0.7934588921" calcext:value-type="float">
            <text:p>0.7934588921</text:p>
          </table:table-cell>
          <table:table-cell office:value-type="float" office:value="0" calcext:value-type="float">
            <text:p>0</text:p>
          </table:table-cell>
          <table:table-cell office:value-type="float" office:value="-0.00780128" calcext:value-type="float">
            <text:p>-0.00780128</text:p>
          </table:table-cell>
          <table:table-cell office:value-type="float" office:value="0.00000118" calcext:value-type="float">
            <text:p>0.00000118</text:p>
          </table:table-cell>
          <table:table-cell office:value-type="float" office:value="-0.0097593932" calcext:value-type="float">
            <text:p>-0.0097593932</text:p>
          </table:table-cell>
          <table:table-cell office:value-type="float" office:value="41" calcext:value-type="float">
            <text:p>41</text:p>
          </table:table-cell>
          <table:table-cell table:formula="of:=[.H42]*100" office:value-type="float" office:value="-0.97593932" calcext:value-type="float">
            <text:p>-0.97593932</text:p>
          </table:table-cell>
          <table:table-cell table:formula="of:=100*[.F42]" office:value-type="float" office:value="-0.780128" calcext:value-type="float">
            <text:p>-0.78012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79.2319030762" calcext:value-type="float">
            <text:p>179.2319030762</text:p>
          </table:table-cell>
          <table:table-cell office:value-type="float" office:value="0.4132683676" calcext:value-type="float">
            <text:p>0.4132683676</text:p>
          </table:table-cell>
          <table:table-cell office:value-type="float" office:value="0.8288995355" calcext:value-type="float">
            <text:p>0.8288995355</text:p>
          </table:table-cell>
          <table:table-cell office:value-type="float" office:value="0" calcext:value-type="float">
            <text:p>0</text:p>
          </table:table-cell>
          <table:table-cell office:value-type="float" office:value="-0.00795072" calcext:value-type="float">
            <text:p>-0.00795072</text:p>
          </table:table-cell>
          <table:table-cell office:value-type="float" office:value="-0.00000006" calcext:value-type="float">
            <text:p>-0.00000006</text:p>
          </table:table-cell>
          <table:table-cell office:value-type="float" office:value="-0.0104775377" calcext:value-type="float">
            <text:p>-0.0104775377</text:p>
          </table:table-cell>
          <table:table-cell office:value-type="float" office:value="42" calcext:value-type="float">
            <text:p>42</text:p>
          </table:table-cell>
          <table:table-cell table:formula="of:=[.H43]*100" office:value-type="float" office:value="-1.04775377" calcext:value-type="float">
            <text:p>-1.04775377</text:p>
          </table:table-cell>
          <table:table-cell table:formula="of:=100*[.F43]" office:value-type="float" office:value="-0.795072" calcext:value-type="float">
            <text:p>-0.79507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79.2375946045" calcext:value-type="float">
            <text:p>179.2375946045</text:p>
          </table:table-cell>
          <table:table-cell office:value-type="float" office:value="0.4081607391" calcext:value-type="float">
            <text:p>0.4081607391</text:p>
          </table:table-cell>
          <table:table-cell office:value-type="float" office:value="0.8187165216" calcext:value-type="float">
            <text:p>0.8187165216</text:p>
          </table:table-cell>
          <table:table-cell office:value-type="float" office:value="0" calcext:value-type="float">
            <text:p>0</text:p>
          </table:table-cell>
          <table:table-cell office:value-type="float" office:value="-0.00801623" calcext:value-type="float">
            <text:p>-0.00801623</text:p>
          </table:table-cell>
          <table:table-cell office:value-type="float" office:value="-0.00000147" calcext:value-type="float">
            <text:p>-0.00000147</text:p>
          </table:table-cell>
          <table:table-cell office:value-type="float" office:value="-0.0106001002" calcext:value-type="float">
            <text:p>-0.0106001002</text:p>
          </table:table-cell>
          <table:table-cell office:value-type="float" office:value="43" calcext:value-type="float">
            <text:p>43</text:p>
          </table:table-cell>
          <table:table-cell table:formula="of:=[.H44]*100" office:value-type="float" office:value="-1.06001002" calcext:value-type="float">
            <text:p>-1.06001002</text:p>
          </table:table-cell>
          <table:table-cell table:formula="of:=100*[.F44]" office:value-type="float" office:value="-0.801623" calcext:value-type="float">
            <text:p>-0.80162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79.2384643555" calcext:value-type="float">
            <text:p>179.2384643555</text:p>
          </table:table-cell>
          <table:table-cell office:value-type="float" office:value="0.3649990846" calcext:value-type="float">
            <text:p>0.3649990846</text:p>
          </table:table-cell>
          <table:table-cell office:value-type="float" office:value="0.7323664368" calcext:value-type="float">
            <text:p>0.7323664368</text:p>
          </table:table-cell>
          <table:table-cell office:value-type="float" office:value="0" calcext:value-type="float">
            <text:p>0</text:p>
          </table:table-cell>
          <table:table-cell office:value-type="float" office:value="-0.00777222" calcext:value-type="float">
            <text:p>-0.00777222</text:p>
          </table:table-cell>
          <table:table-cell office:value-type="float" office:value="-0.00000143" calcext:value-type="float">
            <text:p>-0.00000143</text:p>
          </table:table-cell>
          <table:table-cell office:value-type="float" office:value="-0.0073775874" calcext:value-type="float">
            <text:p>-0.0073775874</text:p>
          </table:table-cell>
          <table:table-cell office:value-type="float" office:value="44" calcext:value-type="float">
            <text:p>44</text:p>
          </table:table-cell>
          <table:table-cell table:formula="of:=[.H45]*100" office:value-type="float" office:value="-0.73775874" calcext:value-type="float">
            <text:p>-0.73775874</text:p>
          </table:table-cell>
          <table:table-cell table:formula="of:=100*[.F45]" office:value-type="float" office:value="-0.777222" calcext:value-type="float">
            <text:p>-0.77722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79.2383575439" calcext:value-type="float">
            <text:p>179.2383575439</text:p>
          </table:table-cell>
          <table:table-cell office:value-type="float" office:value="0.3379100471" calcext:value-type="float">
            <text:p>0.3379100471</text:p>
          </table:table-cell>
          <table:table-cell office:value-type="float" office:value="0.678100299" calcext:value-type="float">
            <text:p>0.678100299</text:p>
          </table:table-cell>
          <table:table-cell office:value-type="float" office:value="0" calcext:value-type="float">
            <text:p>0</text:p>
          </table:table-cell>
          <table:table-cell office:value-type="float" office:value="-0.00742915" calcext:value-type="float">
            <text:p>-0.00742915</text:p>
          </table:table-cell>
          <table:table-cell office:value-type="float" office:value="-0.0000014" calcext:value-type="float">
            <text:p>-0.0000014</text:p>
          </table:table-cell>
          <table:table-cell office:value-type="float" office:value="-0.0071034105" calcext:value-type="float">
            <text:p>-0.0071034105</text:p>
          </table:table-cell>
          <table:table-cell office:value-type="float" office:value="45" calcext:value-type="float">
            <text:p>45</text:p>
          </table:table-cell>
          <table:table-cell table:formula="of:=[.H46]*100" office:value-type="float" office:value="-0.71034105" calcext:value-type="float">
            <text:p>-0.71034105</text:p>
          </table:table-cell>
          <table:table-cell table:formula="of:=100*[.F46]" office:value-type="float" office:value="-0.742915" calcext:value-type="float">
            <text:p>-0.74291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79.2396087646" calcext:value-type="float">
            <text:p>179.2396087646</text:p>
          </table:table-cell>
          <table:table-cell office:value-type="float" office:value="0.3852467329" calcext:value-type="float">
            <text:p>0.3852467329</text:p>
          </table:table-cell>
          <table:table-cell office:value-type="float" office:value="0.7727352518" calcext:value-type="float">
            <text:p>0.7727352518</text:p>
          </table:table-cell>
          <table:table-cell office:value-type="float" office:value="0" calcext:value-type="float">
            <text:p>0</text:p>
          </table:table-cell>
          <table:table-cell office:value-type="float" office:value="-0.00751609" calcext:value-type="float">
            <text:p>-0.00751609</text:p>
          </table:table-cell>
          <table:table-cell office:value-type="float" office:value="-0.00000137" calcext:value-type="float">
            <text:p>-0.00000137</text:p>
          </table:table-cell>
          <table:table-cell office:value-type="float" office:value="-0.0097856277" calcext:value-type="float">
            <text:p>-0.0097856277</text:p>
          </table:table-cell>
          <table:table-cell office:value-type="float" office:value="46" calcext:value-type="float">
            <text:p>46</text:p>
          </table:table-cell>
          <table:table-cell table:formula="of:=[.H47]*100" office:value-type="float" office:value="-0.97856277" calcext:value-type="float">
            <text:p>-0.97856277</text:p>
          </table:table-cell>
          <table:table-cell table:formula="of:=100*[.F47]" office:value-type="float" office:value="-0.751609" calcext:value-type="float">
            <text:p>-0.751609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79.2376098633" calcext:value-type="float">
            <text:p>179.2376098633</text:p>
          </table:table-cell>
          <table:table-cell office:value-type="float" office:value="0.3767521506" calcext:value-type="float">
            <text:p>0.3767521506</text:p>
          </table:table-cell>
          <table:table-cell office:value-type="float" office:value="0.7557593252" calcext:value-type="float">
            <text:p>0.7557593252</text:p>
          </table:table-cell>
          <table:table-cell office:value-type="float" office:value="0" calcext:value-type="float">
            <text:p>0</text:p>
          </table:table-cell>
          <table:table-cell office:value-type="float" office:value="-0.0075174" calcext:value-type="float">
            <text:p>-0.0075174</text:p>
          </table:table-cell>
          <table:table-cell office:value-type="float" office:value="-0.00000134" calcext:value-type="float">
            <text:p>-0.00000134</text:p>
          </table:table-cell>
          <table:table-cell office:value-type="float" office:value="-0.0082071898" calcext:value-type="float">
            <text:p>-0.0082071898</text:p>
          </table:table-cell>
          <table:table-cell office:value-type="float" office:value="47" calcext:value-type="float">
            <text:p>47</text:p>
          </table:table-cell>
          <table:table-cell table:formula="of:=[.H48]*100" office:value-type="float" office:value="-0.82071898" calcext:value-type="float">
            <text:p>-0.82071898</text:p>
          </table:table-cell>
          <table:table-cell table:formula="of:=100*[.F48]" office:value-type="float" office:value="-0.75174" calcext:value-type="float">
            <text:p>-0.7517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79.2316131592" calcext:value-type="float">
            <text:p>179.2316131592</text:p>
          </table:table-cell>
          <table:table-cell office:value-type="float" office:value="0.3615934366" calcext:value-type="float">
            <text:p>0.3615934366</text:p>
          </table:table-cell>
          <table:table-cell office:value-type="float" office:value="0.7254270696" calcext:value-type="float">
            <text:p>0.7254270696</text:p>
          </table:table-cell>
          <table:table-cell office:value-type="float" office:value="0" calcext:value-type="float">
            <text:p>0</text:p>
          </table:table-cell>
          <table:table-cell office:value-type="float" office:value="-0.00741724" calcext:value-type="float">
            <text:p>-0.00741724</text:p>
          </table:table-cell>
          <table:table-cell office:value-type="float" office:value="-0.00000147" calcext:value-type="float">
            <text:p>-0.00000147</text:p>
          </table:table-cell>
          <table:table-cell office:value-type="float" office:value="-0.0083565772" calcext:value-type="float">
            <text:p>-0.0083565772</text:p>
          </table:table-cell>
          <table:table-cell office:value-type="float" office:value="48" calcext:value-type="float">
            <text:p>48</text:p>
          </table:table-cell>
          <table:table-cell table:formula="of:=[.H49]*100" office:value-type="float" office:value="-0.83565772" calcext:value-type="float">
            <text:p>-0.83565772</text:p>
          </table:table-cell>
          <table:table-cell table:formula="of:=100*[.F49]" office:value-type="float" office:value="-0.741724" calcext:value-type="float">
            <text:p>-0.74172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79.2410888672" calcext:value-type="float">
            <text:p>179.2410888672</text:p>
          </table:table-cell>
          <table:table-cell office:value-type="float" office:value="0.370759996" calcext:value-type="float">
            <text:p>0.370759996</text:p>
          </table:table-cell>
          <table:table-cell office:value-type="float" office:value="0.7437443216" calcext:value-type="float">
            <text:p>0.7437443216</text:p>
          </table:table-cell>
          <table:table-cell office:value-type="float" office:value="0" calcext:value-type="float">
            <text:p>0</text:p>
          </table:table-cell>
          <table:table-cell office:value-type="float" office:value="-0.00741162" calcext:value-type="float">
            <text:p>-0.00741162</text:p>
          </table:table-cell>
          <table:table-cell office:value-type="float" office:value="-0.00000525" calcext:value-type="float">
            <text:p>-0.00000525</text:p>
          </table:table-cell>
          <table:table-cell office:value-type="float" office:value="-0.0088307824" calcext:value-type="float">
            <text:p>-0.0088307824</text:p>
          </table:table-cell>
          <table:table-cell office:value-type="float" office:value="49" calcext:value-type="float">
            <text:p>49</text:p>
          </table:table-cell>
          <table:table-cell table:formula="of:=[.H50]*100" office:value-type="float" office:value="-0.88307824" calcext:value-type="float">
            <text:p>-0.88307824</text:p>
          </table:table-cell>
          <table:table-cell table:formula="of:=100*[.F50]" office:value-type="float" office:value="-0.741162" calcext:value-type="float">
            <text:p>-0.74116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79.2452087402" calcext:value-type="float">
            <text:p>179.2452087402</text:p>
          </table:table-cell>
          <table:table-cell office:value-type="float" office:value="0.3843060213" calcext:value-type="float">
            <text:p>0.3843060213</text:p>
          </table:table-cell>
          <table:table-cell office:value-type="float" office:value="0.770848508" calcext:value-type="float">
            <text:p>0.770848508</text:p>
          </table:table-cell>
          <table:table-cell office:value-type="float" office:value="0" calcext:value-type="float">
            <text:p>0</text:p>
          </table:table-cell>
          <table:table-cell office:value-type="float" office:value="-0.00749815" calcext:value-type="float">
            <text:p>-0.00749815</text:p>
          </table:table-cell>
          <table:table-cell office:value-type="float" office:value="-0.00000525" calcext:value-type="float">
            <text:p>-0.00000525</text:p>
          </table:table-cell>
          <table:table-cell office:value-type="float" office:value="-0.0094177555" calcext:value-type="float">
            <text:p>-0.0094177555</text:p>
          </table:table-cell>
          <table:table-cell office:value-type="float" office:value="50" calcext:value-type="float">
            <text:p>50</text:p>
          </table:table-cell>
          <table:table-cell table:formula="of:=[.H51]*100" office:value-type="float" office:value="-0.94177555" calcext:value-type="float">
            <text:p>-0.94177555</text:p>
          </table:table-cell>
          <table:table-cell table:formula="of:=100*[.F51]" office:value-type="float" office:value="-0.749815" calcext:value-type="float">
            <text:p>-0.749815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79.2385406494" calcext:value-type="float">
            <text:p>179.2385406494</text:p>
          </table:table-cell>
          <table:table-cell office:value-type="float" office:value="0.3674754646" calcext:value-type="float">
            <text:p>0.3674754646</text:p>
          </table:table-cell>
          <table:table-cell office:value-type="float" office:value="0.7371921951" calcext:value-type="float">
            <text:p>0.7371921951</text:p>
          </table:table-cell>
          <table:table-cell office:value-type="float" office:value="0" calcext:value-type="float">
            <text:p>0</text:p>
          </table:table-cell>
          <table:table-cell office:value-type="float" office:value="-0.00744362" calcext:value-type="float">
            <text:p>-0.00744362</text:p>
          </table:table-cell>
          <table:table-cell office:value-type="float" office:value="-0.00000398" calcext:value-type="float">
            <text:p>-0.00000398</text:p>
          </table:table-cell>
          <table:table-cell office:value-type="float" office:value="-0.0088980437" calcext:value-type="float">
            <text:p>-0.0088980437</text:p>
          </table:table-cell>
          <table:table-cell office:value-type="float" office:value="51" calcext:value-type="float">
            <text:p>51</text:p>
          </table:table-cell>
          <table:table-cell table:formula="of:=[.H52]*100" office:value-type="float" office:value="-0.88980437" calcext:value-type="float">
            <text:p>-0.88980437</text:p>
          </table:table-cell>
          <table:table-cell table:formula="of:=100*[.F52]" office:value-type="float" office:value="-0.744362" calcext:value-type="float">
            <text:p>-0.74436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79.2429504395" calcext:value-type="float">
            <text:p>179.2429504395</text:p>
          </table:table-cell>
          <table:table-cell office:value-type="float" office:value="0.38335626" calcext:value-type="float">
            <text:p>0.38335626</text:p>
          </table:table-cell>
          <table:table-cell office:value-type="float" office:value="0.7689560341" calcext:value-type="float">
            <text:p>0.7689560341</text:p>
          </table:table-cell>
          <table:table-cell office:value-type="float" office:value="0" calcext:value-type="float">
            <text:p>0</text:p>
          </table:table-cell>
          <table:table-cell office:value-type="float" office:value="-0.00751314" calcext:value-type="float">
            <text:p>-0.00751314</text:p>
          </table:table-cell>
          <table:table-cell office:value-type="float" office:value="-0.00000398" calcext:value-type="float">
            <text:p>-0.00000398</text:p>
          </table:table-cell>
          <table:table-cell office:value-type="float" office:value="-0.0095949594" calcext:value-type="float">
            <text:p>-0.0095949594</text:p>
          </table:table-cell>
          <table:table-cell office:value-type="float" office:value="52" calcext:value-type="float">
            <text:p>52</text:p>
          </table:table-cell>
          <table:table-cell table:formula="of:=[.H53]*100" office:value-type="float" office:value="-0.95949594" calcext:value-type="float">
            <text:p>-0.95949594</text:p>
          </table:table-cell>
          <table:table-cell table:formula="of:=100*[.F53]" office:value-type="float" office:value="-0.751314" calcext:value-type="float">
            <text:p>-0.75131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79.2418060303" calcext:value-type="float">
            <text:p>179.2418060303</text:p>
          </table:table-cell>
          <table:table-cell office:value-type="float" office:value="0.3791167607" calcext:value-type="float">
            <text:p>0.3791167607</text:p>
          </table:table-cell>
          <table:table-cell office:value-type="float" office:value="0.7604901703" calcext:value-type="float">
            <text:p>0.7604901703</text:p>
          </table:table-cell>
          <table:table-cell office:value-type="float" office:value="0" calcext:value-type="float">
            <text:p>0</text:p>
          </table:table-cell>
          <table:table-cell office:value-type="float" office:value="-0.00753119" calcext:value-type="float">
            <text:p>-0.00753119</text:p>
          </table:table-cell>
          <table:table-cell office:value-type="float" office:value="-0.00000413" calcext:value-type="float">
            <text:p>-0.00000413</text:p>
          </table:table-cell>
          <table:table-cell office:value-type="float" office:value="-0.0089182757" calcext:value-type="float">
            <text:p>-0.0089182757</text:p>
          </table:table-cell>
          <table:table-cell office:value-type="float" office:value="53" calcext:value-type="float">
            <text:p>53</text:p>
          </table:table-cell>
          <table:table-cell table:formula="of:=[.H54]*100" office:value-type="float" office:value="-0.89182757" calcext:value-type="float">
            <text:p>-0.89182757</text:p>
          </table:table-cell>
          <table:table-cell table:formula="of:=100*[.F54]" office:value-type="float" office:value="-0.753119" calcext:value-type="float">
            <text:p>-0.753119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79.2386779785" calcext:value-type="float">
            <text:p>179.2386779785</text:p>
          </table:table-cell>
          <table:table-cell office:value-type="float" office:value="0.341001657" calcext:value-type="float">
            <text:p>0.341001657</text:p>
          </table:table-cell>
          <table:table-cell office:value-type="float" office:value="0.6842263719" calcext:value-type="float">
            <text:p>0.6842263719</text:p>
          </table:table-cell>
          <table:table-cell office:value-type="float" office:value="0" calcext:value-type="float">
            <text:p>0</text:p>
          </table:table-cell>
          <table:table-cell office:value-type="float" office:value="-0.0072892" calcext:value-type="float">
            <text:p>-0.0072892</text:p>
          </table:table-cell>
          <table:table-cell office:value-type="float" office:value="-0.00000398" calcext:value-type="float">
            <text:p>-0.00000398</text:p>
          </table:table-cell>
          <table:table-cell office:value-type="float" office:value="-0.0084873064" calcext:value-type="float">
            <text:p>-0.0084873064</text:p>
          </table:table-cell>
          <table:table-cell office:value-type="float" office:value="54" calcext:value-type="float">
            <text:p>54</text:p>
          </table:table-cell>
          <table:table-cell table:formula="of:=[.H55]*100" office:value-type="float" office:value="-0.84873064" calcext:value-type="float">
            <text:p>-0.84873064</text:p>
          </table:table-cell>
          <table:table-cell table:formula="of:=100*[.F55]" office:value-type="float" office:value="-0.72892" calcext:value-type="float">
            <text:p>-0.72892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79.2370910645" calcext:value-type="float">
            <text:p>179.2370910645</text:p>
          </table:table-cell>
          <table:table-cell office:value-type="float" office:value="0.4122964633" calcext:value-type="float">
            <text:p>0.4122964633</text:p>
          </table:table-cell>
          <table:table-cell office:value-type="float" office:value="0.8268267776" calcext:value-type="float">
            <text:p>0.8268267776</text:p>
          </table:table-cell>
          <table:table-cell office:value-type="float" office:value="0" calcext:value-type="float">
            <text:p>0</text:p>
          </table:table-cell>
          <table:table-cell office:value-type="float" office:value="-0.00760314" calcext:value-type="float">
            <text:p>-0.00760314</text:p>
          </table:table-cell>
          <table:table-cell office:value-type="float" office:value="-0.00000398" calcext:value-type="float">
            <text:p>-0.00000398</text:p>
          </table:table-cell>
          <table:table-cell office:value-type="float" office:value="-0.0087359979" calcext:value-type="float">
            <text:p>-0.0087359979</text:p>
          </table:table-cell>
          <table:table-cell office:value-type="float" office:value="55" calcext:value-type="float">
            <text:p>55</text:p>
          </table:table-cell>
          <table:table-cell table:formula="of:=[.H56]*100" office:value-type="float" office:value="-0.87359979" calcext:value-type="float">
            <text:p>-0.87359979</text:p>
          </table:table-cell>
          <table:table-cell table:formula="of:=100*[.F56]" office:value-type="float" office:value="-0.760314" calcext:value-type="float">
            <text:p>-0.76031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79.2458343506" calcext:value-type="float">
            <text:p>179.2458343506</text:p>
          </table:table-cell>
          <table:table-cell office:value-type="float" office:value="0.3962058436" calcext:value-type="float">
            <text:p>0.3962058436</text:p>
          </table:table-cell>
          <table:table-cell office:value-type="float" office:value="0.7947079135" calcext:value-type="float">
            <text:p>0.7947079135</text:p>
          </table:table-cell>
          <table:table-cell office:value-type="float" office:value="0" calcext:value-type="float">
            <text:p>0</text:p>
          </table:table-cell>
          <table:table-cell office:value-type="float" office:value="-0.00770503" calcext:value-type="float">
            <text:p>-0.00770503</text:p>
          </table:table-cell>
          <table:table-cell office:value-type="float" office:value="-0.00000127" calcext:value-type="float">
            <text:p>-0.00000127</text:p>
          </table:table-cell>
          <table:table-cell office:value-type="float" office:value="-0.0088352787" calcext:value-type="float">
            <text:p>-0.0088352787</text:p>
          </table:table-cell>
          <table:table-cell office:value-type="float" office:value="56" calcext:value-type="float">
            <text:p>56</text:p>
          </table:table-cell>
          <table:table-cell table:formula="of:=[.H57]*100" office:value-type="float" office:value="-0.88352787" calcext:value-type="float">
            <text:p>-0.88352787</text:p>
          </table:table-cell>
          <table:table-cell table:formula="of:=100*[.F57]" office:value-type="float" office:value="-0.770503" calcext:value-type="float">
            <text:p>-0.770503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79.2467956543" calcext:value-type="float">
            <text:p>179.2467956543</text:p>
          </table:table-cell>
          <table:table-cell office:value-type="float" office:value="0.3853508255" calcext:value-type="float">
            <text:p>0.3853508255</text:p>
          </table:table-cell>
          <table:table-cell office:value-type="float" office:value="0.7730124895" calcext:value-type="float">
            <text:p>0.7730124895</text:p>
          </table:table-cell>
          <table:table-cell office:value-type="float" office:value="0" calcext:value-type="float">
            <text:p>0</text:p>
          </table:table-cell>
          <table:table-cell office:value-type="float" office:value="-0.00770056" calcext:value-type="float">
            <text:p>-0.00770056</text:p>
          </table:table-cell>
          <table:table-cell office:value-type="float" office:value="-0.00000392" calcext:value-type="float">
            <text:p>-0.00000392</text:p>
          </table:table-cell>
          <table:table-cell office:value-type="float" office:value="-0.0092464207" calcext:value-type="float">
            <text:p>-0.0092464207</text:p>
          </table:table-cell>
          <table:table-cell office:value-type="float" office:value="57" calcext:value-type="float">
            <text:p>57</text:p>
          </table:table-cell>
          <table:table-cell table:formula="of:=[.H58]*100" office:value-type="float" office:value="-0.92464207" calcext:value-type="float">
            <text:p>-0.92464207</text:p>
          </table:table-cell>
          <table:table-cell table:formula="of:=100*[.F58]" office:value-type="float" office:value="-0.770056" calcext:value-type="float">
            <text:p>-0.770056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79.2479553223" calcext:value-type="float">
            <text:p>179.2479553223</text:p>
          </table:table-cell>
          <table:table-cell office:value-type="float" office:value="0.3382833711" calcext:value-type="float">
            <text:p>0.3382833711</text:p>
          </table:table-cell>
          <table:table-cell office:value-type="float" office:value="0.678829411" calcext:value-type="float">
            <text:p>0.678829411</text:p>
          </table:table-cell>
          <table:table-cell office:value-type="float" office:value="0" calcext:value-type="float">
            <text:p>0</text:p>
          </table:table-cell>
          <table:table-cell office:value-type="float" office:value="-0.0073839" calcext:value-type="float">
            <text:p>-0.0073839</text:p>
          </table:table-cell>
          <table:table-cell office:value-type="float" office:value="-0.00000392" calcext:value-type="float">
            <text:p>-0.00000392</text:p>
          </table:table-cell>
          <table:table-cell office:value-type="float" office:value="-0.0089266385" calcext:value-type="float">
            <text:p>-0.0089266385</text:p>
          </table:table-cell>
          <table:table-cell office:value-type="float" office:value="58" calcext:value-type="float">
            <text:p>58</text:p>
          </table:table-cell>
          <table:table-cell table:formula="of:=[.H59]*100" office:value-type="float" office:value="-0.89266385" calcext:value-type="float">
            <text:p>-0.89266385</text:p>
          </table:table-cell>
          <table:table-cell table:formula="of:=100*[.F59]" office:value-type="float" office:value="-0.73839" calcext:value-type="float">
            <text:p>-0.73839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79.2518463135" calcext:value-type="float">
            <text:p>179.2518463135</text:p>
          </table:table-cell>
          <table:table-cell office:value-type="float" office:value="0.3620103818" calcext:value-type="float">
            <text:p>0.3620103818</text:p>
          </table:table-cell>
          <table:table-cell office:value-type="float" office:value="0.7262280132" calcext:value-type="float">
            <text:p>0.7262280132</text:p>
          </table:table-cell>
          <table:table-cell office:value-type="float" office:value="0" calcext:value-type="float">
            <text:p>0</text:p>
          </table:table-cell>
          <table:table-cell office:value-type="float" office:value="-0.0073311" calcext:value-type="float">
            <text:p>-0.0073311</text:p>
          </table:table-cell>
          <table:table-cell office:value-type="float" office:value="-0.00000121" calcext:value-type="float">
            <text:p>-0.00000121</text:p>
          </table:table-cell>
          <table:table-cell office:value-type="float" office:value="-0.009290925" calcext:value-type="float">
            <text:p>-0.009290925</text:p>
          </table:table-cell>
          <table:table-cell office:value-type="float" office:value="59" calcext:value-type="float">
            <text:p>59</text:p>
          </table:table-cell>
          <table:table-cell table:formula="of:=[.H60]*100" office:value-type="float" office:value="-0.9290925" calcext:value-type="float">
            <text:p>-0.9290925</text:p>
          </table:table-cell>
          <table:table-cell table:formula="of:=100*[.F60]" office:value-type="float" office:value="-0.73311" calcext:value-type="float">
            <text:p>-0.73311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179.2496948242" calcext:value-type="float">
            <text:p>179.2496948242</text:p>
          </table:table-cell>
          <table:table-cell office:value-type="float" office:value="0.3662537766" calcext:value-type="float">
            <text:p>0.3662537766</text:p>
          </table:table-cell>
          <table:table-cell office:value-type="float" office:value="0.7347058486" calcext:value-type="float">
            <text:p>0.7347058486</text:p>
          </table:table-cell>
          <table:table-cell office:value-type="float" office:value="0" calcext:value-type="float">
            <text:p>0</text:p>
          </table:table-cell>
          <table:table-cell office:value-type="float" office:value="-0.00732421" calcext:value-type="float">
            <text:p>-0.00732421</text:p>
          </table:table-cell>
          <table:table-cell office:value-type="float" office:value="-0.00000121" calcext:value-type="float">
            <text:p>-0.00000121</text:p>
          </table:table-cell>
          <table:table-cell office:value-type="float" office:value="-0.0092122629" calcext:value-type="float">
            <text:p>-0.0092122629</text:p>
          </table:table-cell>
          <table:table-cell office:value-type="float" office:value="60" calcext:value-type="float">
            <text:p>60</text:p>
          </table:table-cell>
          <table:table-cell table:formula="of:=[.H61]*100" office:value-type="float" office:value="-0.92122629" calcext:value-type="float">
            <text:p>-0.92122629</text:p>
          </table:table-cell>
          <table:table-cell table:formula="of:=100*[.F61]" office:value-type="float" office:value="-0.732421" calcext:value-type="float">
            <text:p>-0.73242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79.2774353027" calcext:value-type="float">
            <text:p>179.2774353027</text:p>
          </table:table-cell>
          <table:table-cell office:value-type="float" office:value="0.3811926803" calcext:value-type="float">
            <text:p>0.3811926803</text:p>
          </table:table-cell>
          <table:table-cell office:value-type="float" office:value="0.7645968675" calcext:value-type="float">
            <text:p>0.7645968675</text:p>
          </table:table-cell>
          <table:table-cell office:value-type="float" office:value="0" calcext:value-type="float">
            <text:p>0</text:p>
          </table:table-cell>
          <table:table-cell office:value-type="float" office:value="-0.00741917" calcext:value-type="float">
            <text:p>-0.00741917</text:p>
          </table:table-cell>
          <table:table-cell office:value-type="float" office:value="0.00000023" calcext:value-type="float">
            <text:p>0.00000023</text:p>
          </table:table-cell>
          <table:table-cell office:value-type="float" office:value="-0.0083339212" calcext:value-type="float">
            <text:p>-0.0083339212</text:p>
          </table:table-cell>
          <table:table-cell office:value-type="float" office:value="61" calcext:value-type="float">
            <text:p>61</text:p>
          </table:table-cell>
          <table:table-cell table:formula="of:=[.H62]*100" office:value-type="float" office:value="-0.83339212" calcext:value-type="float">
            <text:p>-0.83339212</text:p>
          </table:table-cell>
          <table:table-cell table:formula="of:=100*[.F62]" office:value-type="float" office:value="-0.741917" calcext:value-type="float">
            <text:p>-0.741917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79.279083252" calcext:value-type="float">
            <text:p>179.279083252</text:p>
          </table:table-cell>
          <table:table-cell office:value-type="float" office:value="0.3610395785" calcext:value-type="float">
            <text:p>0.3610395785</text:p>
          </table:table-cell>
          <table:table-cell office:value-type="float" office:value="0.7242942516" calcext:value-type="float">
            <text:p>0.7242942516</text:p>
          </table:table-cell>
          <table:table-cell office:value-type="float" office:value="0" calcext:value-type="float">
            <text:p>0</text:p>
          </table:table-cell>
          <table:table-cell office:value-type="float" office:value="-0.00734812" calcext:value-type="float">
            <text:p>-0.00734812</text:p>
          </table:table-cell>
          <table:table-cell office:value-type="float" office:value="0.00000038" calcext:value-type="float">
            <text:p>0.00000038</text:p>
          </table:table-cell>
          <table:table-cell office:value-type="float" office:value="-0.0072717767" calcext:value-type="float">
            <text:p>-0.0072717767</text:p>
          </table:table-cell>
          <table:table-cell office:value-type="float" office:value="62" calcext:value-type="float">
            <text:p>62</text:p>
          </table:table-cell>
          <table:table-cell table:formula="of:=[.H63]*100" office:value-type="float" office:value="-0.72717767" calcext:value-type="float">
            <text:p>-0.72717767</text:p>
          </table:table-cell>
          <table:table-cell table:formula="of:=100*[.F63]" office:value-type="float" office:value="-0.734812" calcext:value-type="float">
            <text:p>-0.73481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79.2837219238" calcext:value-type="float">
            <text:p>179.2837219238</text:p>
          </table:table-cell>
          <table:table-cell office:value-type="float" office:value="0.3007055839" calcext:value-type="float">
            <text:p>0.3007055839</text:p>
          </table:table-cell>
          <table:table-cell office:value-type="float" office:value="0.603548192" calcext:value-type="float">
            <text:p>0.603548192</text:p>
          </table:table-cell>
          <table:table-cell office:value-type="float" office:value="0" calcext:value-type="float">
            <text:p>0</text:p>
          </table:table-cell>
          <table:table-cell office:value-type="float" office:value="-0.0068987" calcext:value-type="float">
            <text:p>-0.0068987</text:p>
          </table:table-cell>
          <table:table-cell office:value-type="float" office:value="0.00000038" calcext:value-type="float">
            <text:p>0.00000038</text:p>
          </table:table-cell>
          <table:table-cell office:value-type="float" office:value="-0.0065729454" calcext:value-type="float">
            <text:p>-0.0065729454</text:p>
          </table:table-cell>
          <table:table-cell office:value-type="float" office:value="63" calcext:value-type="float">
            <text:p>63</text:p>
          </table:table-cell>
          <table:table-cell table:formula="of:=[.H64]*100" office:value-type="float" office:value="-0.65729454" calcext:value-type="float">
            <text:p>-0.65729454</text:p>
          </table:table-cell>
          <table:table-cell table:formula="of:=100*[.F64]" office:value-type="float" office:value="-0.68987" calcext:value-type="float">
            <text:p>-0.68987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79.2861328125" calcext:value-type="float">
            <text:p>179.2861328125</text:p>
          </table:table-cell>
          <table:table-cell office:value-type="float" office:value="0.3380023813" calcext:value-type="float">
            <text:p>0.3380023813</text:p>
          </table:table-cell>
          <table:table-cell office:value-type="float" office:value="0.6780667536" calcext:value-type="float">
            <text:p>0.6780667536</text:p>
          </table:table-cell>
          <table:table-cell office:value-type="float" office:value="0" calcext:value-type="float">
            <text:p>0</text:p>
          </table:table-cell>
          <table:table-cell office:value-type="float" office:value="-0.0068479" calcext:value-type="float">
            <text:p>-0.0068479</text:p>
          </table:table-cell>
          <table:table-cell office:value-type="float" office:value="0.00000309" calcext:value-type="float">
            <text:p>0.00000309</text:p>
          </table:table-cell>
          <table:table-cell office:value-type="float" office:value="-0.008037338" calcext:value-type="float">
            <text:p>-0.008037338</text:p>
          </table:table-cell>
          <table:table-cell office:value-type="float" office:value="64" calcext:value-type="float">
            <text:p>64</text:p>
          </table:table-cell>
          <table:table-cell table:formula="of:=[.H65]*100" office:value-type="float" office:value="-0.8037338" calcext:value-type="float">
            <text:p>-0.8037338</text:p>
          </table:table-cell>
          <table:table-cell table:formula="of:=100*[.F65]" office:value-type="float" office:value="-0.68479" calcext:value-type="float">
            <text:p>-0.68479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79.2769317627" calcext:value-type="float">
            <text:p>179.2769317627</text:p>
          </table:table-cell>
          <table:table-cell office:value-type="float" office:value="0.3189689975" calcext:value-type="float">
            <text:p>0.3189689975</text:p>
          </table:table-cell>
          <table:table-cell office:value-type="float" office:value="0.6399682631" calcext:value-type="float">
            <text:p>0.6399682631</text:p>
          </table:table-cell>
          <table:table-cell office:value-type="float" office:value="0" calcext:value-type="float">
            <text:p>0</text:p>
          </table:table-cell>
          <table:table-cell office:value-type="float" office:value="-0.00668722" calcext:value-type="float">
            <text:p>-0.00668722</text:p>
          </table:table-cell>
          <table:table-cell office:value-type="float" office:value="0.00000309" calcext:value-type="float">
            <text:p>0.00000309</text:p>
          </table:table-cell>
          <table:table-cell office:value-type="float" office:value="-0.0079811688" calcext:value-type="float">
            <text:p>-0.0079811688</text:p>
          </table:table-cell>
          <table:table-cell office:value-type="float" office:value="65" calcext:value-type="float">
            <text:p>65</text:p>
          </table:table-cell>
          <table:table-cell table:formula="of:=[.H66]*100" office:value-type="float" office:value="-0.79811688" calcext:value-type="float">
            <text:p>-0.79811688</text:p>
          </table:table-cell>
          <table:table-cell table:formula="of:=100*[.F66]" office:value-type="float" office:value="-0.668722" calcext:value-type="float">
            <text:p>-0.668722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79.2862701416" calcext:value-type="float">
            <text:p>179.2862701416</text:p>
          </table:table-cell>
          <table:table-cell office:value-type="float" office:value="0.3311680021" calcext:value-type="float">
            <text:p>0.3311680021</text:p>
          </table:table-cell>
          <table:table-cell office:value-type="float" office:value="0.664338309" calcext:value-type="float">
            <text:p>0.664338309</text:p>
          </table:table-cell>
          <table:table-cell office:value-type="float" office:value="0" calcext:value-type="float">
            <text:p>0</text:p>
          </table:table-cell>
          <table:table-cell office:value-type="float" office:value="-0.00666148" calcext:value-type="float">
            <text:p>-0.00666148</text:p>
          </table:table-cell>
          <table:table-cell office:value-type="float" office:value="0.00000309" calcext:value-type="float">
            <text:p>0.00000309</text:p>
          </table:table-cell>
          <table:table-cell office:value-type="float" office:value="-0.0082073985" calcext:value-type="float">
            <text:p>-0.0082073985</text:p>
          </table:table-cell>
          <table:table-cell office:value-type="float" office:value="66" calcext:value-type="float">
            <text:p>66</text:p>
          </table:table-cell>
          <table:table-cell table:formula="of:=[.H67]*100" office:value-type="float" office:value="-0.82073985" calcext:value-type="float">
            <text:p>-0.82073985</text:p>
          </table:table-cell>
          <table:table-cell table:formula="of:=100*[.F67]" office:value-type="float" office:value="-0.666148" calcext:value-type="float">
            <text:p>-0.666148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79.2814178467" calcext:value-type="float">
            <text:p>179.2814178467</text:p>
          </table:table-cell>
          <table:table-cell office:value-type="float" office:value="0.3472017447" calcext:value-type="float">
            <text:p>0.3472017447</text:p>
          </table:table-cell>
          <table:table-cell office:value-type="float" office:value="0.6964153909" calcext:value-type="float">
            <text:p>0.6964153909</text:p>
          </table:table-cell>
          <table:table-cell office:value-type="float" office:value="0" calcext:value-type="float">
            <text:p>0</text:p>
          </table:table-cell>
          <table:table-cell office:value-type="float" office:value="-0.0067512" calcext:value-type="float">
            <text:p>-0.0067512</text:p>
          </table:table-cell>
          <table:table-cell office:value-type="float" office:value="0.00000044" calcext:value-type="float">
            <text:p>0.00000044</text:p>
          </table:table-cell>
          <table:table-cell office:value-type="float" office:value="-0.0083294039" calcext:value-type="float">
            <text:p>-0.0083294039</text:p>
          </table:table-cell>
          <table:table-cell office:value-type="float" office:value="67" calcext:value-type="float">
            <text:p>67</text:p>
          </table:table-cell>
          <table:table-cell table:formula="of:=[.H68]*100" office:value-type="float" office:value="-0.83294039" calcext:value-type="float">
            <text:p>-0.83294039</text:p>
          </table:table-cell>
          <table:table-cell table:formula="of:=100*[.F68]" office:value-type="float" office:value="-0.67512" calcext:value-type="float">
            <text:p>-0.6751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79.2796936035" calcext:value-type="float">
            <text:p>179.2796936035</text:p>
          </table:table-cell>
          <table:table-cell office:value-type="float" office:value="0.3290858633" calcext:value-type="float">
            <text:p>0.3290858633</text:p>
          </table:table-cell>
          <table:table-cell office:value-type="float" office:value="0.6601879392" calcext:value-type="float">
            <text:p>0.6601879392</text:p>
          </table:table-cell>
          <table:table-cell office:value-type="float" office:value="0" calcext:value-type="float">
            <text:p>0</text:p>
          </table:table-cell>
          <table:table-cell office:value-type="float" office:value="-0.00669022" calcext:value-type="float">
            <text:p>-0.00669022</text:p>
          </table:table-cell>
          <table:table-cell office:value-type="float" office:value="0.00000044" calcext:value-type="float">
            <text:p>0.00000044</text:p>
          </table:table-cell>
          <table:table-cell office:value-type="float" office:value="-0.0073782849" calcext:value-type="float">
            <text:p>-0.0073782849</text:p>
          </table:table-cell>
          <table:table-cell office:value-type="float" office:value="68" calcext:value-type="float">
            <text:p>68</text:p>
          </table:table-cell>
          <table:table-cell table:formula="of:=[.H69]*100" office:value-type="float" office:value="-0.73782849" calcext:value-type="float">
            <text:p>-0.73782849</text:p>
          </table:table-cell>
          <table:table-cell table:formula="of:=100*[.F69]" office:value-type="float" office:value="-0.669022" calcext:value-type="float">
            <text:p>-0.66902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79.2786407471" calcext:value-type="float">
            <text:p>179.2786407471</text:p>
          </table:table-cell>
          <table:table-cell office:value-type="float" office:value="0.3425502073" calcext:value-type="float">
            <text:p>0.3425502073</text:p>
          </table:table-cell>
          <table:table-cell office:value-type="float" office:value="0.6871148489" calcext:value-type="float">
            <text:p>0.6871148489</text:p>
          </table:table-cell>
          <table:table-cell office:value-type="float" office:value="0" calcext:value-type="float">
            <text:p>0</text:p>
          </table:table-cell>
          <table:table-cell office:value-type="float" office:value="-0.00673934" calcext:value-type="float">
            <text:p>-0.00673934</text:p>
          </table:table-cell>
          <table:table-cell office:value-type="float" office:value="0.00000331" calcext:value-type="float">
            <text:p>0.00000331</text:p>
          </table:table-cell>
          <table:table-cell office:value-type="float" office:value="-0.0081863667" calcext:value-type="float">
            <text:p>-0.0081863667</text:p>
          </table:table-cell>
          <table:table-cell office:value-type="float" office:value="69" calcext:value-type="float">
            <text:p>69</text:p>
          </table:table-cell>
          <table:table-cell table:formula="of:=[.H70]*100" office:value-type="float" office:value="-0.81863667" calcext:value-type="float">
            <text:p>-0.81863667</text:p>
          </table:table-cell>
          <table:table-cell table:formula="of:=100*[.F70]" office:value-type="float" office:value="-0.673934" calcext:value-type="float">
            <text:p>-0.673934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79.2901153564" calcext:value-type="float">
            <text:p>179.2901153564</text:p>
          </table:table-cell>
          <table:table-cell office:value-type="float" office:value="0.3645348567" calcext:value-type="float">
            <text:p>0.3645348567</text:p>
          </table:table-cell>
          <table:table-cell office:value-type="float" office:value="0.7311184003" calcext:value-type="float">
            <text:p>0.7311184003</text:p>
          </table:table-cell>
          <table:table-cell office:value-type="float" office:value="0" calcext:value-type="float">
            <text:p>0</text:p>
          </table:table-cell>
          <table:table-cell office:value-type="float" office:value="-0.00691857" calcext:value-type="float">
            <text:p>-0.00691857</text:p>
          </table:table-cell>
          <table:table-cell office:value-type="float" office:value="0.00000331" calcext:value-type="float">
            <text:p>0.00000331</text:p>
          </table:table-cell>
          <table:table-cell office:value-type="float" office:value="-0.009066506" calcext:value-type="float">
            <text:p>-0.009066506</text:p>
          </table:table-cell>
          <table:table-cell office:value-type="float" office:value="70" calcext:value-type="float">
            <text:p>70</text:p>
          </table:table-cell>
          <table:table-cell table:formula="of:=[.H71]*100" office:value-type="float" office:value="-0.9066506" calcext:value-type="float">
            <text:p>-0.9066506</text:p>
          </table:table-cell>
          <table:table-cell table:formula="of:=100*[.F71]" office:value-type="float" office:value="-0.691857" calcext:value-type="float">
            <text:p>-0.691857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79.29637146" calcext:value-type="float">
            <text:p>179.29637146</text:p>
          </table:table-cell>
          <table:table-cell office:value-type="float" office:value="0.2977580512" calcext:value-type="float">
            <text:p>0.2977580512</text:p>
          </table:table-cell>
          <table:table-cell office:value-type="float" office:value="0.597542828" calcext:value-type="float">
            <text:p>0.597542828</text:p>
          </table:table-cell>
          <table:table-cell office:value-type="float" office:value="0" calcext:value-type="float">
            <text:p>0</text:p>
          </table:table-cell>
          <table:table-cell office:value-type="float" office:value="-0.00659293" calcext:value-type="float">
            <text:p>-0.00659293</text:p>
          </table:table-cell>
          <table:table-cell office:value-type="float" office:value="0.00000331" calcext:value-type="float">
            <text:p>0.00000331</text:p>
          </table:table-cell>
          <table:table-cell office:value-type="float" office:value="-0.0067053227" calcext:value-type="float">
            <text:p>-0.0067053227</text:p>
          </table:table-cell>
          <table:table-cell office:value-type="float" office:value="71" calcext:value-type="float">
            <text:p>71</text:p>
          </table:table-cell>
          <table:table-cell table:formula="of:=[.H72]*100" office:value-type="float" office:value="-0.67053227" calcext:value-type="float">
            <text:p>-0.67053227</text:p>
          </table:table-cell>
          <table:table-cell table:formula="of:=100*[.F72]" office:value-type="float" office:value="-0.659293" calcext:value-type="float">
            <text:p>-0.659293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79.2954101562" calcext:value-type="float">
            <text:p>179.2954101562</text:p>
          </table:table-cell>
          <table:table-cell office:value-type="float" office:value="0.2965177952" calcext:value-type="float">
            <text:p>0.2965177952</text:p>
          </table:table-cell>
          <table:table-cell office:value-type="float" office:value="0.5949796931" calcext:value-type="float">
            <text:p>0.5949796931</text:p>
          </table:table-cell>
          <table:table-cell office:value-type="float" office:value="0" calcext:value-type="float">
            <text:p>0</text:p>
          </table:table-cell>
          <table:table-cell office:value-type="float" office:value="-0.00636775" calcext:value-type="float">
            <text:p>-0.00636775</text:p>
          </table:table-cell>
          <table:table-cell office:value-type="float" office:value="0.00000316" calcext:value-type="float">
            <text:p>0.00000316</text:p>
          </table:table-cell>
          <table:table-cell office:value-type="float" office:value="-0.0076251314" calcext:value-type="float">
            <text:p>-0.0076251314</text:p>
          </table:table-cell>
          <table:table-cell office:value-type="float" office:value="72" calcext:value-type="float">
            <text:p>72</text:p>
          </table:table-cell>
          <table:table-cell table:formula="of:=[.H73]*100" office:value-type="float" office:value="-0.76251314" calcext:value-type="float">
            <text:p>-0.76251314</text:p>
          </table:table-cell>
          <table:table-cell table:formula="of:=100*[.F73]" office:value-type="float" office:value="-0.636775" calcext:value-type="float">
            <text:p>-0.63677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79.3166046143" calcext:value-type="float">
            <text:p>179.3166046143</text:p>
          </table:table-cell>
          <table:table-cell office:value-type="float" office:value="0.2790423358" calcext:value-type="float">
            <text:p>0.2790423358</text:p>
          </table:table-cell>
          <table:table-cell office:value-type="float" office:value="0.5599550286" calcext:value-type="float">
            <text:p>0.5599550286</text:p>
          </table:table-cell>
          <table:table-cell office:value-type="float" office:value="0" calcext:value-type="float">
            <text:p>0</text:p>
          </table:table-cell>
          <table:table-cell office:value-type="float" office:value="-0.00610129" calcext:value-type="float">
            <text:p>-0.00610129</text:p>
          </table:table-cell>
          <table:table-cell office:value-type="float" office:value="0.00000316" calcext:value-type="float">
            <text:p>0.00000316</text:p>
          </table:table-cell>
          <table:table-cell office:value-type="float" office:value="-0.0071686234" calcext:value-type="float">
            <text:p>-0.0071686234</text:p>
          </table:table-cell>
          <table:table-cell office:value-type="float" office:value="73" calcext:value-type="float">
            <text:p>73</text:p>
          </table:table-cell>
          <table:table-cell table:formula="of:=[.H74]*100" office:value-type="float" office:value="-0.71686234" calcext:value-type="float">
            <text:p>-0.71686234</text:p>
          </table:table-cell>
          <table:table-cell table:formula="of:=100*[.F74]" office:value-type="float" office:value="-0.610129" calcext:value-type="float">
            <text:p>-0.610129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79.3139953613" calcext:value-type="float">
            <text:p>179.3139953613</text:p>
          </table:table-cell>
          <table:table-cell office:value-type="float" office:value="0.3881850465" calcext:value-type="float">
            <text:p>0.3881850465</text:p>
          </table:table-cell>
          <table:table-cell office:value-type="float" office:value="0.7782829641" calcext:value-type="float">
            <text:p>0.7782829641</text:p>
          </table:table-cell>
          <table:table-cell office:value-type="float" office:value="0" calcext:value-type="float">
            <text:p>0</text:p>
          </table:table-cell>
          <table:table-cell office:value-type="float" office:value="-0.00665118" calcext:value-type="float">
            <text:p>-0.00665118</text:p>
          </table:table-cell>
          <table:table-cell office:value-type="float" office:value="0.00000587" calcext:value-type="float">
            <text:p>0.00000587</text:p>
          </table:table-cell>
          <table:table-cell office:value-type="float" office:value="-0.0093727249" calcext:value-type="float">
            <text:p>-0.0093727249</text:p>
          </table:table-cell>
          <table:table-cell office:value-type="float" office:value="74" calcext:value-type="float">
            <text:p>74</text:p>
          </table:table-cell>
          <table:table-cell table:formula="of:=[.H75]*100" office:value-type="float" office:value="-0.93727249" calcext:value-type="float">
            <text:p>-0.93727249</text:p>
          </table:table-cell>
          <table:table-cell table:formula="of:=100*[.F75]" office:value-type="float" office:value="-0.665118" calcext:value-type="float">
            <text:p>-0.66511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79.3123474121" calcext:value-type="float">
            <text:p>179.3123474121</text:p>
          </table:table-cell>
          <table:table-cell office:value-type="float" office:value="0.3718534546" calcext:value-type="float">
            <text:p>0.3718534546</text:p>
          </table:table-cell>
          <table:table-cell office:value-type="float" office:value="0.7457408794" calcext:value-type="float">
            <text:p>0.7457408794</text:p>
          </table:table-cell>
          <table:table-cell office:value-type="float" office:value="0" calcext:value-type="float">
            <text:p>0</text:p>
          </table:table-cell>
          <table:table-cell office:value-type="float" office:value="-0.00690862" calcext:value-type="float">
            <text:p>-0.00690862</text:p>
          </table:table-cell>
          <table:table-cell office:value-type="float" office:value="0.00000587" calcext:value-type="float">
            <text:p>0.00000587</text:p>
          </table:table-cell>
          <table:table-cell office:value-type="float" office:value="-0.0080412532" calcext:value-type="float">
            <text:p>-0.0080412532</text:p>
          </table:table-cell>
          <table:table-cell office:value-type="float" office:value="75" calcext:value-type="float">
            <text:p>75</text:p>
          </table:table-cell>
          <table:table-cell table:formula="of:=[.H76]*100" office:value-type="float" office:value="-0.80412532" calcext:value-type="float">
            <text:p>-0.80412532</text:p>
          </table:table-cell>
          <table:table-cell table:formula="of:=100*[.F76]" office:value-type="float" office:value="-0.690862" calcext:value-type="float">
            <text:p>-0.690862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79.3090667725" calcext:value-type="float">
            <text:p>179.3090667725</text:p>
          </table:table-cell>
          <table:table-cell office:value-type="float" office:value="0.3236164822" calcext:value-type="float">
            <text:p>0.3236164822</text:p>
          </table:table-cell>
          <table:table-cell office:value-type="float" office:value="0.6492830532" calcext:value-type="float">
            <text:p>0.6492830532</text:p>
          </table:table-cell>
          <table:table-cell office:value-type="float" office:value="0" calcext:value-type="float">
            <text:p>0</text:p>
          </table:table-cell>
          <table:table-cell office:value-type="float" office:value="-0.00675864" calcext:value-type="float">
            <text:p>-0.00675864</text:p>
          </table:table-cell>
          <table:table-cell office:value-type="float" office:value="0.00000587" calcext:value-type="float">
            <text:p>0.00000587</text:p>
          </table:table-cell>
          <table:table-cell office:value-type="float" office:value="-0.0081786858" calcext:value-type="float">
            <text:p>-0.0081786858</text:p>
          </table:table-cell>
          <table:table-cell office:value-type="float" office:value="76" calcext:value-type="float">
            <text:p>76</text:p>
          </table:table-cell>
          <table:table-cell table:formula="of:=[.H77]*100" office:value-type="float" office:value="-0.81786858" calcext:value-type="float">
            <text:p>-0.81786858</text:p>
          </table:table-cell>
          <table:table-cell table:formula="of:=100*[.F77]" office:value-type="float" office:value="-0.675864" calcext:value-type="float">
            <text:p>-0.67586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79.3055419922" calcext:value-type="float">
            <text:p>179.3055419922</text:p>
          </table:table-cell>
          <table:table-cell office:value-type="float" office:value="0.3517240532" calcext:value-type="float">
            <text:p>0.3517240532</text:p>
          </table:table-cell>
          <table:table-cell office:value-type="float" office:value="0.7054888091" calcext:value-type="float">
            <text:p>0.7054888091</text:p>
          </table:table-cell>
          <table:table-cell office:value-type="float" office:value="0" calcext:value-type="float">
            <text:p>0</text:p>
          </table:table-cell>
          <table:table-cell office:value-type="float" office:value="-0.00684605" calcext:value-type="float">
            <text:p>-0.00684605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-0.0080351486" calcext:value-type="float">
            <text:p>-0.0080351486</text:p>
          </table:table-cell>
          <table:table-cell office:value-type="float" office:value="77" calcext:value-type="float">
            <text:p>77</text:p>
          </table:table-cell>
          <table:table-cell table:formula="of:=[.H78]*100" office:value-type="float" office:value="-0.80351486" calcext:value-type="float">
            <text:p>-0.80351486</text:p>
          </table:table-cell>
          <table:table-cell table:formula="of:=100*[.F78]" office:value-type="float" office:value="-0.684605" calcext:value-type="float">
            <text:p>-0.684605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79.3086090088" calcext:value-type="float">
            <text:p>179.3086090088</text:p>
          </table:table-cell>
          <table:table-cell office:value-type="float" office:value="0.3523892898" calcext:value-type="float">
            <text:p>0.3523892898</text:p>
          </table:table-cell>
          <table:table-cell office:value-type="float" office:value="0.7068417935" calcext:value-type="float">
            <text:p>0.7068417935</text:p>
          </table:table-cell>
          <table:table-cell office:value-type="float" office:value="0" calcext:value-type="float">
            <text:p>0</text:p>
          </table:table-cell>
          <table:table-cell office:value-type="float" office:value="-0.00690871" calcext:value-type="float">
            <text:p>-0.00690871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-0.0082003399" calcext:value-type="float">
            <text:p>-0.0082003399</text:p>
          </table:table-cell>
          <table:table-cell office:value-type="float" office:value="78" calcext:value-type="float">
            <text:p>78</text:p>
          </table:table-cell>
          <table:table-cell table:formula="of:=[.H79]*100" office:value-type="float" office:value="-0.82003399" calcext:value-type="float">
            <text:p>-0.82003399</text:p>
          </table:table-cell>
          <table:table-cell table:formula="of:=100*[.F79]" office:value-type="float" office:value="-0.690871" calcext:value-type="float">
            <text:p>-0.690871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79.30909729" calcext:value-type="float">
            <text:p>179.30909729</text:p>
          </table:table-cell>
          <table:table-cell office:value-type="float" office:value="0.3354463162" calcext:value-type="float">
            <text:p>0.3354463162</text:p>
          </table:table-cell>
          <table:table-cell office:value-type="float" office:value="0.6729545688" calcext:value-type="float">
            <text:p>0.6729545688</text:p>
          </table:table-cell>
          <table:table-cell office:value-type="float" office:value="0" calcext:value-type="float">
            <text:p>0</text:p>
          </table:table-cell>
          <table:table-cell office:value-type="float" office:value="-0.00683753" calcext:value-type="float">
            <text:p>-0.00683753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-0.0078470976" calcext:value-type="float">
            <text:p>-0.0078470976</text:p>
          </table:table-cell>
          <table:table-cell office:value-type="float" office:value="79" calcext:value-type="float">
            <text:p>79</text:p>
          </table:table-cell>
          <table:table-cell table:formula="of:=[.H80]*100" office:value-type="float" office:value="-0.78470976" calcext:value-type="float">
            <text:p>-0.78470976</text:p>
          </table:table-cell>
          <table:table-cell table:formula="of:=100*[.F80]" office:value-type="float" office:value="-0.683753" calcext:value-type="float">
            <text:p>-0.683753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79.3068084717" calcext:value-type="float">
            <text:p>179.3068084717</text:p>
          </table:table-cell>
          <table:table-cell office:value-type="float" office:value="0.2931592335" calcext:value-type="float">
            <text:p>0.2931592335</text:p>
          </table:table-cell>
          <table:table-cell office:value-type="float" office:value="0.5883203423" calcext:value-type="float">
            <text:p>0.5883203423</text:p>
          </table:table-cell>
          <table:table-cell office:value-type="float" office:value="0" calcext:value-type="float">
            <text:p>0</text:p>
          </table:table-cell>
          <table:table-cell office:value-type="float" office:value="-0.0065083" calcext:value-type="float">
            <text:p>-0.0065083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-0.0065635141" calcext:value-type="float">
            <text:p>-0.0065635141</text:p>
          </table:table-cell>
          <table:table-cell office:value-type="float" office:value="80" calcext:value-type="float">
            <text:p>80</text:p>
          </table:table-cell>
          <table:table-cell table:formula="of:=[.H81]*100" office:value-type="float" office:value="-0.65635141" calcext:value-type="float">
            <text:p>-0.65635141</text:p>
          </table:table-cell>
          <table:table-cell table:formula="of:=100*[.F81]" office:value-type="float" office:value="-0.65083" calcext:value-type="float">
            <text:p>-0.6508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79.2989044189" calcext:value-type="float">
            <text:p>179.2989044189</text:p>
          </table:table-cell>
          <table:table-cell office:value-type="float" office:value="0.2841953001" calcext:value-type="float">
            <text:p>0.2841953001</text:p>
          </table:table-cell>
          <table:table-cell office:value-type="float" office:value="0.5703012341" calcext:value-type="float">
            <text:p>0.5703012341</text:p>
          </table:table-cell>
          <table:table-cell office:value-type="float" office:value="0" calcext:value-type="float">
            <text:p>0</text:p>
          </table:table-cell>
          <table:table-cell office:value-type="float" office:value="-0.00622926" calcext:value-type="float">
            <text:p>-0.00622926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-0.0060966345" calcext:value-type="float">
            <text:p>-0.0060966345</text:p>
          </table:table-cell>
          <table:table-cell office:value-type="float" office:value="81" calcext:value-type="float">
            <text:p>81</text:p>
          </table:table-cell>
          <table:table-cell table:formula="of:=[.H82]*100" office:value-type="float" office:value="-0.60966345" calcext:value-type="float">
            <text:p>-0.60966345</text:p>
          </table:table-cell>
          <table:table-cell table:formula="of:=100*[.F82]" office:value-type="float" office:value="-0.622926" calcext:value-type="float">
            <text:p>-0.622926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79.3019561768" calcext:value-type="float">
            <text:p>179.3019561768</text:p>
          </table:table-cell>
          <table:table-cell office:value-type="float" office:value="0.3069431614" calcext:value-type="float">
            <text:p>0.3069431614</text:p>
          </table:table-cell>
          <table:table-cell office:value-type="float" office:value="0.6157499591" calcext:value-type="float">
            <text:p>0.6157499591</text:p>
          </table:table-cell>
          <table:table-cell office:value-type="float" office:value="0" calcext:value-type="float">
            <text:p>0</text:p>
          </table:table-cell>
          <table:table-cell office:value-type="float" office:value="-0.00619498" calcext:value-type="float">
            <text:p>-0.00619498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-0.0080849168" calcext:value-type="float">
            <text:p>-0.0080849168</text:p>
          </table:table-cell>
          <table:table-cell office:value-type="float" office:value="82" calcext:value-type="float">
            <text:p>82</text:p>
          </table:table-cell>
          <table:table-cell table:formula="of:=[.H83]*100" office:value-type="float" office:value="-0.80849168" calcext:value-type="float">
            <text:p>-0.80849168</text:p>
          </table:table-cell>
          <table:table-cell table:formula="of:=100*[.F83]" office:value-type="float" office:value="-0.619498" calcext:value-type="float">
            <text:p>-0.619498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79.3072967529" calcext:value-type="float">
            <text:p>179.3072967529</text:p>
          </table:table-cell>
          <table:table-cell office:value-type="float" office:value="0.3022275677" calcext:value-type="float">
            <text:p>0.3022275677</text:p>
          </table:table-cell>
          <table:table-cell office:value-type="float" office:value="0.6063054923" calcext:value-type="float">
            <text:p>0.6063054923</text:p>
          </table:table-cell>
          <table:table-cell office:value-type="float" office:value="0" calcext:value-type="float">
            <text:p>0</text:p>
          </table:table-cell>
          <table:table-cell office:value-type="float" office:value="-0.00614073" calcext:value-type="float">
            <text:p>-0.00614073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-0.0072143136" calcext:value-type="float">
            <text:p>-0.0072143136</text:p>
          </table:table-cell>
          <table:table-cell office:value-type="float" office:value="83" calcext:value-type="float">
            <text:p>83</text:p>
          </table:table-cell>
          <table:table-cell table:formula="of:=[.H84]*100" office:value-type="float" office:value="-0.72143136" calcext:value-type="float">
            <text:p>-0.72143136</text:p>
          </table:table-cell>
          <table:table-cell table:formula="of:=100*[.F84]" office:value-type="float" office:value="-0.614073" calcext:value-type="float">
            <text:p>-0.614073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79.3048400879" calcext:value-type="float">
            <text:p>179.3048400879</text:p>
          </table:table-cell>
          <table:table-cell office:value-type="float" office:value="0.3316754765" calcext:value-type="float">
            <text:p>0.3316754765</text:p>
          </table:table-cell>
          <table:table-cell office:value-type="float" office:value="0.6652171885" calcext:value-type="float">
            <text:p>0.6652171885</text:p>
          </table:table-cell>
          <table:table-cell office:value-type="float" office:value="0" calcext:value-type="float">
            <text:p>0</text:p>
          </table:table-cell>
          <table:table-cell office:value-type="float" office:value="-0.00630084" calcext:value-type="float">
            <text:p>-0.00630084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-0.0084128992" calcext:value-type="float">
            <text:p>-0.0084128992</text:p>
          </table:table-cell>
          <table:table-cell office:value-type="float" office:value="84" calcext:value-type="float">
            <text:p>84</text:p>
          </table:table-cell>
          <table:table-cell table:formula="of:=[.H85]*100" office:value-type="float" office:value="-0.84128992" calcext:value-type="float">
            <text:p>-0.84128992</text:p>
          </table:table-cell>
          <table:table-cell table:formula="of:=100*[.F85]" office:value-type="float" office:value="-0.630084" calcext:value-type="float">
            <text:p>-0.63008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79.2960662842" calcext:value-type="float">
            <text:p>179.2960662842</text:p>
          </table:table-cell>
          <table:table-cell office:value-type="float" office:value="0.3239875953" calcext:value-type="float">
            <text:p>0.3239875953</text:p>
          </table:table-cell>
          <table:table-cell office:value-type="float" office:value="0.6498737557" calcext:value-type="float">
            <text:p>0.6498737557</text:p>
          </table:table-cell>
          <table:table-cell office:value-type="float" office:value="0" calcext:value-type="float">
            <text:p>0</text:p>
          </table:table-cell>
          <table:table-cell office:value-type="float" office:value="-0.00635626" calcext:value-type="float">
            <text:p>-0.00635626</text:p>
          </table:table-cell>
          <table:table-cell office:value-type="float" office:value="0.00000188" calcext:value-type="float">
            <text:p>0.00000188</text:p>
          </table:table-cell>
          <table:table-cell office:value-type="float" office:value="-0.0078058474" calcext:value-type="float">
            <text:p>-0.0078058474</text:p>
          </table:table-cell>
          <table:table-cell office:value-type="float" office:value="85" calcext:value-type="float">
            <text:p>85</text:p>
          </table:table-cell>
          <table:table-cell table:formula="of:=[.H86]*100" office:value-type="float" office:value="-0.78058474" calcext:value-type="float">
            <text:p>-0.78058474</text:p>
          </table:table-cell>
          <table:table-cell table:formula="of:=100*[.F86]" office:value-type="float" office:value="-0.635626" calcext:value-type="float">
            <text:p>-0.635626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79.3070220947" calcext:value-type="float">
            <text:p>179.3070220947</text:p>
          </table:table-cell>
          <table:table-cell office:value-type="float" office:value="0.3237650314" calcext:value-type="float">
            <text:p>0.3237650314</text:p>
          </table:table-cell>
          <table:table-cell office:value-type="float" office:value="0.6494422552" calcext:value-type="float">
            <text:p>0.6494422552</text:p>
          </table:table-cell>
          <table:table-cell office:value-type="float" office:value="0" calcext:value-type="float">
            <text:p>0</text:p>
          </table:table-cell>
          <table:table-cell office:value-type="float" office:value="-0.00639169" calcext:value-type="float">
            <text:p>-0.00639169</text:p>
          </table:table-cell>
          <table:table-cell office:value-type="float" office:value="0.00000188" calcext:value-type="float">
            <text:p>0.00000188</text:p>
          </table:table-cell>
          <table:table-cell office:value-type="float" office:value="-0.0077137769" calcext:value-type="float">
            <text:p>-0.0077137769</text:p>
          </table:table-cell>
          <table:table-cell office:value-type="float" office:value="86" calcext:value-type="float">
            <text:p>86</text:p>
          </table:table-cell>
          <table:table-cell table:formula="of:=[.H87]*100" office:value-type="float" office:value="-0.77137769" calcext:value-type="float">
            <text:p>-0.77137769</text:p>
          </table:table-cell>
          <table:table-cell table:formula="of:=100*[.F87]" office:value-type="float" office:value="-0.639169" calcext:value-type="float">
            <text:p>-0.639169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79.3054962158" calcext:value-type="float">
            <text:p>179.3054962158</text:p>
          </table:table-cell>
          <table:table-cell office:value-type="float" office:value="0.3355807671" calcext:value-type="float">
            <text:p>0.3355807671</text:p>
          </table:table-cell>
          <table:table-cell office:value-type="float" office:value="0.6730943933" calcext:value-type="float">
            <text:p>0.6730943933</text:p>
          </table:table-cell>
          <table:table-cell office:value-type="float" office:value="0" calcext:value-type="float">
            <text:p>0</text:p>
          </table:table-cell>
          <table:table-cell office:value-type="float" office:value="-0.00649404" calcext:value-type="float">
            <text:p>-0.00649404</text:p>
          </table:table-cell>
          <table:table-cell office:value-type="float" office:value="0.00000049" calcext:value-type="float">
            <text:p>0.00000049</text:p>
          </table:table-cell>
          <table:table-cell office:value-type="float" office:value="-0.0086148002" calcext:value-type="float">
            <text:p>-0.0086148002</text:p>
          </table:table-cell>
          <table:table-cell office:value-type="float" office:value="87" calcext:value-type="float">
            <text:p>87</text:p>
          </table:table-cell>
          <table:table-cell table:formula="of:=[.H88]*100" office:value-type="float" office:value="-0.86148002" calcext:value-type="float">
            <text:p>-0.86148002</text:p>
          </table:table-cell>
          <table:table-cell table:formula="of:=100*[.F88]" office:value-type="float" office:value="-0.649404" calcext:value-type="float">
            <text:p>-0.649404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79.2991943359" calcext:value-type="float">
            <text:p>179.2991943359</text:p>
          </table:table-cell>
          <table:table-cell office:value-type="float" office:value="0.3377470655" calcext:value-type="float">
            <text:p>0.3377470655</text:p>
          </table:table-cell>
          <table:table-cell office:value-type="float" office:value="0.6774547338" calcext:value-type="float">
            <text:p>0.6774547338</text:p>
          </table:table-cell>
          <table:table-cell office:value-type="float" office:value="0" calcext:value-type="float">
            <text:p>0</text:p>
          </table:table-cell>
          <table:table-cell office:value-type="float" office:value="-0.00657665" calcext:value-type="float">
            <text:p>-0.00657665</text:p>
          </table:table-cell>
          <table:table-cell office:value-type="float" office:value="0.00000049" calcext:value-type="float">
            <text:p>0.00000049</text:p>
          </table:table-cell>
          <table:table-cell office:value-type="float" office:value="-0.0085936155" calcext:value-type="float">
            <text:p>-0.0085936155</text:p>
          </table:table-cell>
          <table:table-cell office:value-type="float" office:value="88" calcext:value-type="float">
            <text:p>88</text:p>
          </table:table-cell>
          <table:table-cell table:formula="of:=[.H89]*100" office:value-type="float" office:value="-0.85936155" calcext:value-type="float">
            <text:p>-0.85936155</text:p>
          </table:table-cell>
          <table:table-cell table:formula="of:=100*[.F89]" office:value-type="float" office:value="-0.657665" calcext:value-type="float">
            <text:p>-0.65766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79.2907562256" calcext:value-type="float">
            <text:p>179.2907562256</text:p>
          </table:table-cell>
          <table:table-cell office:value-type="float" office:value="0.3009987924" calcext:value-type="float">
            <text:p>0.3009987924</text:p>
          </table:table-cell>
          <table:table-cell office:value-type="float" office:value="0.6039420975" calcext:value-type="float">
            <text:p>0.6039420975</text:p>
          </table:table-cell>
          <table:table-cell office:value-type="float" office:value="0" calcext:value-type="float">
            <text:p>0</text:p>
          </table:table-cell>
          <table:table-cell office:value-type="float" office:value="-0.00638677" calcext:value-type="float">
            <text:p>-0.00638677</text:p>
          </table:table-cell>
          <table:table-cell office:value-type="float" office:value="0.00000049" calcext:value-type="float">
            <text:p>0.00000049</text:p>
          </table:table-cell>
          <table:table-cell office:value-type="float" office:value="-0.0072677288" calcext:value-type="float">
            <text:p>-0.0072677288</text:p>
          </table:table-cell>
          <table:table-cell office:value-type="float" office:value="89" calcext:value-type="float">
            <text:p>89</text:p>
          </table:table-cell>
          <table:table-cell table:formula="of:=[.H90]*100" office:value-type="float" office:value="-0.72677288" calcext:value-type="float">
            <text:p>-0.72677288</text:p>
          </table:table-cell>
          <table:table-cell table:formula="of:=100*[.F90]" office:value-type="float" office:value="-0.638677" calcext:value-type="float">
            <text:p>-0.638677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79.2847747803" calcext:value-type="float">
            <text:p>179.2847747803</text:p>
          </table:table-cell>
          <table:table-cell office:value-type="float" office:value="0.3200780473" calcext:value-type="float">
            <text:p>0.3200780473</text:p>
          </table:table-cell>
          <table:table-cell office:value-type="float" office:value="0.6420722264" calcext:value-type="float">
            <text:p>0.6420722264</text:p>
          </table:table-cell>
          <table:table-cell office:value-type="float" office:value="0" calcext:value-type="float">
            <text:p>0</text:p>
          </table:table-cell>
          <table:table-cell office:value-type="float" office:value="-0.00638744" calcext:value-type="float">
            <text:p>-0.00638744</text:p>
          </table:table-cell>
          <table:table-cell office:value-type="float" office:value="-0.00000064" calcext:value-type="float">
            <text:p>-0.00000064</text:p>
          </table:table-cell>
          <table:table-cell office:value-type="float" office:value="-0.0082793415" calcext:value-type="float">
            <text:p>-0.0082793415</text:p>
          </table:table-cell>
          <table:table-cell office:value-type="float" office:value="90" calcext:value-type="float">
            <text:p>90</text:p>
          </table:table-cell>
          <table:table-cell table:formula="of:=[.H91]*100" office:value-type="float" office:value="-0.82793415" calcext:value-type="float">
            <text:p>-0.82793415</text:p>
          </table:table-cell>
          <table:table-cell table:formula="of:=100*[.F91]" office:value-type="float" office:value="-0.638744" calcext:value-type="float">
            <text:p>-0.63874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79.2901916504" calcext:value-type="float">
            <text:p>179.2901916504</text:p>
          </table:table-cell>
          <table:table-cell office:value-type="float" office:value="0.3708188269" calcext:value-type="float">
            <text:p>0.3708188269</text:p>
          </table:table-cell>
          <table:table-cell office:value-type="float" office:value="0.7436046775" calcext:value-type="float">
            <text:p>0.7436046775</text:p>
          </table:table-cell>
          <table:table-cell office:value-type="float" office:value="0" calcext:value-type="float">
            <text:p>0</text:p>
          </table:table-cell>
          <table:table-cell office:value-type="float" office:value="-0.00672605" calcext:value-type="float">
            <text:p>-0.00672605</text:p>
          </table:table-cell>
          <table:table-cell office:value-type="float" office:value="-0.00000064" calcext:value-type="float">
            <text:p>-0.00000064</text:p>
          </table:table-cell>
          <table:table-cell office:value-type="float" office:value="-0.0095684544" calcext:value-type="float">
            <text:p>-0.0095684544</text:p>
          </table:table-cell>
          <table:table-cell office:value-type="float" office:value="91" calcext:value-type="float">
            <text:p>91</text:p>
          </table:table-cell>
          <table:table-cell table:formula="of:=[.H92]*100" office:value-type="float" office:value="-0.95684544" calcext:value-type="float">
            <text:p>-0.95684544</text:p>
          </table:table-cell>
          <table:table-cell table:formula="of:=100*[.F92]" office:value-type="float" office:value="-0.672605" calcext:value-type="float">
            <text:p>-0.672605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79.2743377686" calcext:value-type="float">
            <text:p>179.2743377686</text:p>
          </table:table-cell>
          <table:table-cell office:value-type="float" office:value="0.3773690027" calcext:value-type="float">
            <text:p>0.3773690027</text:p>
          </table:table-cell>
          <table:table-cell office:value-type="float" office:value="0.7567962006" calcext:value-type="float">
            <text:p>0.7567962006</text:p>
          </table:table-cell>
          <table:table-cell office:value-type="float" office:value="0" calcext:value-type="float">
            <text:p>0</text:p>
          </table:table-cell>
          <table:table-cell office:value-type="float" office:value="-0.00699525" calcext:value-type="float">
            <text:p>-0.00699525</text:p>
          </table:table-cell>
          <table:table-cell office:value-type="float" office:value="-0.00000064" calcext:value-type="float">
            <text:p>-0.00000064</text:p>
          </table:table-cell>
          <table:table-cell office:value-type="float" office:value="-0.0084480572" calcext:value-type="float">
            <text:p>-0.0084480572</text:p>
          </table:table-cell>
          <table:table-cell office:value-type="float" office:value="92" calcext:value-type="float">
            <text:p>92</text:p>
          </table:table-cell>
          <table:table-cell table:formula="of:=[.H93]*100" office:value-type="float" office:value="-0.84480572" calcext:value-type="float">
            <text:p>-0.84480572</text:p>
          </table:table-cell>
          <table:table-cell table:formula="of:=100*[.F93]" office:value-type="float" office:value="-0.699525" calcext:value-type="float">
            <text:p>-0.69952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79.2758178711" calcext:value-type="float">
            <text:p>179.2758178711</text:p>
          </table:table-cell>
          <table:table-cell office:value-type="float" office:value="0.4265339425" calcext:value-type="float">
            <text:p>0.4265339425</text:p>
          </table:table-cell>
          <table:table-cell office:value-type="float" office:value="0.8552425071" calcext:value-type="float">
            <text:p>0.8552425071</text:p>
          </table:table-cell>
          <table:table-cell office:value-type="float" office:value="0" calcext:value-type="float">
            <text:p>0</text:p>
          </table:table-cell>
          <table:table-cell office:value-type="float" office:value="-0.00750223" calcext:value-type="float">
            <text:p>-0.00750223</text:p>
          </table:table-cell>
          <table:table-cell office:value-type="float" office:value="-0.00000064" calcext:value-type="float">
            <text:p>-0.00000064</text:p>
          </table:table-cell>
          <table:table-cell office:value-type="float" office:value="-0.010053157" calcext:value-type="float">
            <text:p>-0.010053157</text:p>
          </table:table-cell>
          <table:table-cell office:value-type="float" office:value="93" calcext:value-type="float">
            <text:p>93</text:p>
          </table:table-cell>
          <table:table-cell table:formula="of:=[.H94]*100" office:value-type="float" office:value="-1.0053157" calcext:value-type="float">
            <text:p>-1.0053157</text:p>
          </table:table-cell>
          <table:table-cell table:formula="of:=100*[.F94]" office:value-type="float" office:value="-0.750223" calcext:value-type="float">
            <text:p>-0.750223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79.2535705566" calcext:value-type="float">
            <text:p>179.2535705566</text:p>
          </table:table-cell>
          <table:table-cell office:value-type="float" office:value="0.4246014488" calcext:value-type="float">
            <text:p>0.4246014488</text:p>
          </table:table-cell>
          <table:table-cell office:value-type="float" office:value="0.8515022898" calcext:value-type="float">
            <text:p>0.8515022898</text:p>
          </table:table-cell>
          <table:table-cell office:value-type="float" office:value="0" calcext:value-type="float">
            <text:p>0</text:p>
          </table:table-cell>
          <table:table-cell office:value-type="float" office:value="-0.00782705" calcext:value-type="float">
            <text:p>-0.00782705</text:p>
          </table:table-cell>
          <table:table-cell office:value-type="float" office:value="-0.00000064" calcext:value-type="float">
            <text:p>-0.00000064</text:p>
          </table:table-cell>
          <table:table-cell office:value-type="float" office:value="-0.0108578257" calcext:value-type="float">
            <text:p>-0.0108578257</text:p>
          </table:table-cell>
          <table:table-cell office:value-type="float" office:value="94" calcext:value-type="float">
            <text:p>94</text:p>
          </table:table-cell>
          <table:table-cell table:formula="of:=[.H95]*100" office:value-type="float" office:value="-1.08578257" calcext:value-type="float">
            <text:p>-1.08578257</text:p>
          </table:table-cell>
          <table:table-cell table:formula="of:=100*[.F95]" office:value-type="float" office:value="-0.782705" calcext:value-type="float">
            <text:p>-0.782705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79.250869751" calcext:value-type="float">
            <text:p>179.250869751</text:p>
          </table:table-cell>
          <table:table-cell office:value-type="float" office:value="0.3361263682" calcext:value-type="float">
            <text:p>0.3361263682</text:p>
          </table:table-cell>
          <table:table-cell office:value-type="float" office:value="0.6745448619" calcext:value-type="float">
            <text:p>0.6745448619</text:p>
          </table:table-cell>
          <table:table-cell office:value-type="float" office:value="0" calcext:value-type="float">
            <text:p>0</text:p>
          </table:table-cell>
          <table:table-cell office:value-type="float" office:value="-0.00745378" calcext:value-type="float">
            <text:p>-0.00745378</text:p>
          </table:table-cell>
          <table:table-cell office:value-type="float" office:value="-0.00000203" calcext:value-type="float">
            <text:p>-0.00000203</text:p>
          </table:table-cell>
          <table:table-cell office:value-type="float" office:value="-0.0066248907" calcext:value-type="float">
            <text:p>-0.0066248907</text:p>
          </table:table-cell>
          <table:table-cell office:value-type="float" office:value="95" calcext:value-type="float">
            <text:p>95</text:p>
          </table:table-cell>
          <table:table-cell table:formula="of:=[.H96]*100" office:value-type="float" office:value="-0.66248907" calcext:value-type="float">
            <text:p>-0.66248907</text:p>
          </table:table-cell>
          <table:table-cell table:formula="of:=100*[.F96]" office:value-type="float" office:value="-0.745378" calcext:value-type="float">
            <text:p>-0.745378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79.2567443848" calcext:value-type="float">
            <text:p>179.2567443848</text:p>
          </table:table-cell>
          <table:table-cell office:value-type="float" office:value="0.3723701947" calcext:value-type="float">
            <text:p>0.3723701947</text:p>
          </table:table-cell>
          <table:table-cell office:value-type="float" office:value="0.7469754605" calcext:value-type="float">
            <text:p>0.7469754605</text:p>
          </table:table-cell>
          <table:table-cell office:value-type="float" office:value="0" calcext:value-type="float">
            <text:p>0</text:p>
          </table:table-cell>
          <table:table-cell office:value-type="float" office:value="-0.00744669" calcext:value-type="float">
            <text:p>-0.00744669</text:p>
          </table:table-cell>
          <table:table-cell office:value-type="float" office:value="-0.00000203" calcext:value-type="float">
            <text:p>-0.00000203</text:p>
          </table:table-cell>
          <table:table-cell office:value-type="float" office:value="-0.0089595973" calcext:value-type="float">
            <text:p>-0.0089595973</text:p>
          </table:table-cell>
          <table:table-cell office:value-type="float" office:value="96" calcext:value-type="float">
            <text:p>96</text:p>
          </table:table-cell>
          <table:table-cell table:formula="of:=[.H97]*100" office:value-type="float" office:value="-0.89595973" calcext:value-type="float">
            <text:p>-0.89595973</text:p>
          </table:table-cell>
          <table:table-cell table:formula="of:=100*[.F97]" office:value-type="float" office:value="-0.744669" calcext:value-type="float">
            <text:p>-0.744669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79.2508239746" calcext:value-type="float">
            <text:p>179.2508239746</text:p>
          </table:table-cell>
          <table:table-cell office:value-type="float" office:value="0.3274960121" calcext:value-type="float">
            <text:p>0.3274960121</text:p>
          </table:table-cell>
          <table:table-cell office:value-type="float" office:value="0.6571804634" calcext:value-type="float">
            <text:p>0.6571804634</text:p>
          </table:table-cell>
          <table:table-cell office:value-type="float" office:value="0" calcext:value-type="float">
            <text:p>0</text:p>
          </table:table-cell>
          <table:table-cell office:value-type="float" office:value="-0.0071429" calcext:value-type="float">
            <text:p>-0.0071429</text:p>
          </table:table-cell>
          <table:table-cell office:value-type="float" office:value="-0.00000468" calcext:value-type="float">
            <text:p>-0.00000468</text:p>
          </table:table-cell>
          <table:table-cell office:value-type="float" office:value="-0.0070052506" calcext:value-type="float">
            <text:p>-0.0070052506</text:p>
          </table:table-cell>
          <table:table-cell office:value-type="float" office:value="97" calcext:value-type="float">
            <text:p>97</text:p>
          </table:table-cell>
          <table:table-cell table:formula="of:=[.H98]*100" office:value-type="float" office:value="-0.70052506" calcext:value-type="float">
            <text:p>-0.70052506</text:p>
          </table:table-cell>
          <table:table-cell table:formula="of:=100*[.F98]" office:value-type="float" office:value="-0.71429" calcext:value-type="float">
            <text:p>-0.7142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79.2531738281" calcext:value-type="float">
            <text:p>179.2531738281</text:p>
          </table:table-cell>
          <table:table-cell office:value-type="float" office:value="0.3914351075" calcext:value-type="float">
            <text:p>0.3914351075</text:p>
          </table:table-cell>
          <table:table-cell office:value-type="float" office:value="0.7850466506" calcext:value-type="float">
            <text:p>0.7850466506</text:p>
          </table:table-cell>
          <table:table-cell office:value-type="float" office:value="0" calcext:value-type="float">
            <text:p>0</text:p>
          </table:table-cell>
          <table:table-cell office:value-type="float" office:value="-0.00736667" calcext:value-type="float">
            <text:p>-0.00736667</text:p>
          </table:table-cell>
          <table:table-cell office:value-type="float" office:value="-0.00000468" calcext:value-type="float">
            <text:p>-0.00000468</text:p>
          </table:table-cell>
          <table:table-cell office:value-type="float" office:value="-0.0093251517" calcext:value-type="float">
            <text:p>-0.0093251517</text:p>
          </table:table-cell>
          <table:table-cell office:value-type="float" office:value="98" calcext:value-type="float">
            <text:p>98</text:p>
          </table:table-cell>
          <table:table-cell table:formula="of:=[.H99]*100" office:value-type="float" office:value="-0.93251517" calcext:value-type="float">
            <text:p>-0.93251517</text:p>
          </table:table-cell>
          <table:table-cell table:formula="of:=100*[.F99]" office:value-type="float" office:value="-0.736667" calcext:value-type="float">
            <text:p>-0.736667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79.256729126" calcext:value-type="float">
            <text:p>179.256729126</text:p>
          </table:table-cell>
          <table:table-cell office:value-type="float" office:value="0.3906886081" calcext:value-type="float">
            <text:p>0.3906886081</text:p>
          </table:table-cell>
          <table:table-cell office:value-type="float" office:value="0.7836088276" calcext:value-type="float">
            <text:p>0.7836088276</text:p>
          </table:table-cell>
          <table:table-cell office:value-type="float" office:value="0" calcext:value-type="float">
            <text:p>0</text:p>
          </table:table-cell>
          <table:table-cell office:value-type="float" office:value="-0.00751074" calcext:value-type="float">
            <text:p>-0.00751074</text:p>
          </table:table-cell>
          <table:table-cell office:value-type="float" office:value="-0.00000468" calcext:value-type="float">
            <text:p>-0.00000468</text:p>
          </table:table-cell>
          <table:table-cell office:value-type="float" office:value="-0.0097801182" calcext:value-type="float">
            <text:p>-0.0097801182</text:p>
          </table:table-cell>
          <table:table-cell office:value-type="float" office:value="99" calcext:value-type="float">
            <text:p>99</text:p>
          </table:table-cell>
          <table:table-cell table:formula="of:=[.H100]*100" office:value-type="float" office:value="-0.97801182" calcext:value-type="float">
            <text:p>-0.97801182</text:p>
          </table:table-cell>
          <table:table-cell table:formula="of:=100*[.F100]" office:value-type="float" office:value="-0.751074" calcext:value-type="float">
            <text:p>-0.751074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79.234588623" calcext:value-type="float">
            <text:p>179.234588623</text:p>
          </table:table-cell>
          <table:table-cell office:value-type="float" office:value="-0.7506987044" calcext:value-type="float">
            <text:p>-0.7506987044</text:p>
          </table:table-cell>
          <table:table-cell office:value-type="float" office:value="-1.5002707974" calcext:value-type="float">
            <text:p>-1.5002707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468" calcext:value-type="float">
            <text:p>-0.00000468</text:p>
          </table:table-cell>
          <table:table-cell office:value-type="float" office:value="-0.0001138224" calcext:value-type="float">
            <text:p>-0.0001138224</text:p>
          </table:table-cell>
          <table:table-cell office:value-type="float" office:value="100" calcext:value-type="float">
            <text:p>100</text:p>
          </table:table-cell>
          <table:table-cell table:formula="of:=[.H101]*100" office:value-type="float" office:value="-0.01138224" calcext:value-type="float">
            <text:p>-0.01138224</text:p>
          </table:table-cell>
          <table:table-cell table:formula="of:=100*[.F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79.2361602783" calcext:value-type="float">
            <text:p>179.2361602783</text:p>
          </table:table-cell>
          <table:table-cell office:value-type="float" office:value="0.0355629043" calcext:value-type="float">
            <text:p>0.0355629043</text:p>
          </table:table-cell>
          <table:table-cell office:value-type="float" office:value="0.0711613596" calcext:value-type="float">
            <text:p>0.0711613596</text:p>
          </table:table-cell>
          <table:table-cell office:value-type="float" office:value="0" calcext:value-type="float">
            <text:p>0</text:p>
          </table:table-cell>
          <table:table-cell office:value-type="float" office:value="-0.00023701" calcext:value-type="float">
            <text:p>-0.00023701</text:p>
          </table:table-cell>
          <table:table-cell office:value-type="float" office:value="-0.00000468" calcext:value-type="float">
            <text:p>-0.00000468</text:p>
          </table:table-cell>
          <table:table-cell office:value-type="float" office:value="-0.003043032" calcext:value-type="float">
            <text:p>-0.003043032</text:p>
          </table:table-cell>
          <table:table-cell office:value-type="float" office:value="101" calcext:value-type="float">
            <text:p>101</text:p>
          </table:table-cell>
          <table:table-cell table:formula="of:=[.H102]*100" office:value-type="float" office:value="-0.3043032" calcext:value-type="float">
            <text:p>-0.3043032</text:p>
          </table:table-cell>
          <table:table-cell table:formula="of:=100*[.F102]" office:value-type="float" office:value="-0.023701" calcext:value-type="float">
            <text:p>-0.023701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79.2419586182" calcext:value-type="float">
            <text:p>179.2419586182</text:p>
          </table:table-cell>
          <table:table-cell office:value-type="float" office:value="-0.0279593702" calcext:value-type="float">
            <text:p>-0.0279593702</text:p>
          </table:table-cell>
          <table:table-cell office:value-type="float" office:value="-0.0558874584" calcext:value-type="float">
            <text:p>-0.0558874584</text:p>
          </table:table-cell>
          <table:table-cell office:value-type="float" office:value="0" calcext:value-type="float">
            <text:p>0</text:p>
          </table:table-cell>
          <table:table-cell office:value-type="float" office:value="0.00002846" calcext:value-type="float">
            <text:p>0.00002846</text:p>
          </table:table-cell>
          <table:table-cell office:value-type="float" office:value="-0.00000468" calcext:value-type="float">
            <text:p>-0.00000468</text:p>
          </table:table-cell>
          <table:table-cell office:value-type="float" office:value="0.0003605099" calcext:value-type="float">
            <text:p>0.0003605099</text:p>
          </table:table-cell>
          <table:table-cell office:value-type="float" office:value="102" calcext:value-type="float">
            <text:p>102</text:p>
          </table:table-cell>
          <table:table-cell table:formula="of:=[.H103]*100" office:value-type="float" office:value="0.03605099" calcext:value-type="float">
            <text:p>0.03605099</text:p>
          </table:table-cell>
          <table:table-cell table:formula="of:=100*[.F103]" office:value-type="float" office:value="0.002846" calcext:value-type="float">
            <text:p>0.002846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79.2479248047" calcext:value-type="float">
            <text:p>179.2479248047</text:p>
          </table:table-cell>
          <table:table-cell office:value-type="float" office:value="0.010884651" calcext:value-type="float">
            <text:p>0.010884651</text:p>
          </table:table-cell>
          <table:table-cell office:value-type="float" office:value="0.0217730702" calcext:value-type="float">
            <text:p>0.0217730702</text:p>
          </table:table-cell>
          <table:table-cell office:value-type="float" office:value="0" calcext:value-type="float">
            <text:p>0</text:p>
          </table:table-cell>
          <table:table-cell office:value-type="float" office:value="-0.00005358" calcext:value-type="float">
            <text:p>-0.00005358</text:p>
          </table:table-cell>
          <table:table-cell office:value-type="float" office:value="-0.00000596" calcext:value-type="float">
            <text:p>-0.00000596</text:p>
          </table:table-cell>
          <table:table-cell office:value-type="float" office:value="-0.0016886916" calcext:value-type="float">
            <text:p>-0.0016886916</text:p>
          </table:table-cell>
          <table:table-cell office:value-type="float" office:value="103" calcext:value-type="float">
            <text:p>103</text:p>
          </table:table-cell>
          <table:table-cell table:formula="of:=[.H104]*100" office:value-type="float" office:value="-0.16886916" calcext:value-type="float">
            <text:p>-0.16886916</text:p>
          </table:table-cell>
          <table:table-cell table:formula="of:=100*[.F104]" office:value-type="float" office:value="-0.005358" calcext:value-type="float">
            <text:p>-0.00535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79.2540130615" calcext:value-type="float">
            <text:p>179.2540130615</text:p>
          </table:table-cell>
          <table:table-cell office:value-type="float" office:value="-0.0204440078" calcext:value-type="float">
            <text:p>-0.0204440078</text:p>
          </table:table-cell>
          <table:table-cell office:value-type="float" office:value="-0.0408950616" calcext:value-type="float">
            <text:p>-0.0408950616</text:p>
          </table:table-cell>
          <table:table-cell office:value-type="float" office:value="0" calcext:value-type="float">
            <text:p>0</text:p>
          </table:table-cell>
          <table:table-cell office:value-type="float" office:value="0.00010056" calcext:value-type="float">
            <text:p>0.00010056</text:p>
          </table:table-cell>
          <table:table-cell office:value-type="float" office:value="-0.00000596" calcext:value-type="float">
            <text:p>-0.00000596</text:p>
          </table:table-cell>
          <table:table-cell office:value-type="float" office:value="-0.0016020305" calcext:value-type="float">
            <text:p>-0.0016020305</text:p>
          </table:table-cell>
          <table:table-cell office:value-type="float" office:value="104" calcext:value-type="float">
            <text:p>104</text:p>
          </table:table-cell>
          <table:table-cell table:formula="of:=[.H105]*100" office:value-type="float" office:value="-0.16020305" calcext:value-type="float">
            <text:p>-0.16020305</text:p>
          </table:table-cell>
          <table:table-cell table:formula="of:=100*[.F105]" office:value-type="float" office:value="0.010056" calcext:value-type="float">
            <text:p>0.010056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79.2549743652" calcext:value-type="float">
            <text:p>179.2549743652</text:p>
          </table:table-cell>
          <table:table-cell office:value-type="float" office:value="0.0113849925" calcext:value-type="float">
            <text:p>0.0113849925</text:p>
          </table:table-cell>
          <table:table-cell office:value-type="float" office:value="0.0227562354" calcext:value-type="float">
            <text:p>0.0227562354</text:p>
          </table:table-cell>
          <table:table-cell office:value-type="float" office:value="0" calcext:value-type="float">
            <text:p>0</text:p>
          </table:table-cell>
          <table:table-cell office:value-type="float" office:value="-0.00000889" calcext:value-type="float">
            <text:p>-0.00000889</text:p>
          </table:table-cell>
          <table:table-cell office:value-type="float" office:value="-0.0000034" calcext:value-type="float">
            <text:p>-0.0000034</text:p>
          </table:table-cell>
          <table:table-cell office:value-type="float" office:value="-0.0017737261" calcext:value-type="float">
            <text:p>-0.0017737261</text:p>
          </table:table-cell>
          <table:table-cell office:value-type="float" office:value="105" calcext:value-type="float">
            <text:p>105</text:p>
          </table:table-cell>
          <table:table-cell table:formula="of:=[.H106]*100" office:value-type="float" office:value="-0.17737261" calcext:value-type="float">
            <text:p>-0.17737261</text:p>
          </table:table-cell>
          <table:table-cell table:formula="of:=100*[.F106]" office:value-type="float" office:value="-0.000889" calcext:value-type="float">
            <text:p>-0.000889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179.2611999512" calcext:value-type="float">
            <text:p>179.2611999512</text:p>
          </table:table-cell>
          <table:table-cell office:value-type="float" office:value="0.0009724887" calcext:value-type="float">
            <text:p>0.0009724887</text:p>
          </table:table-cell>
          <table:table-cell office:value-type="float" office:value="0.0019481722" calcext:value-type="float">
            <text:p>0.0019481722</text:p>
          </table:table-cell>
          <table:table-cell office:value-type="float" office:value="0" calcext:value-type="float">
            <text:p>0</text:p>
          </table:table-cell>
          <table:table-cell office:value-type="float" office:value="-0.0000124" calcext:value-type="float">
            <text:p>-0.0000124</text:p>
          </table:table-cell>
          <table:table-cell office:value-type="float" office:value="-0.0000034" calcext:value-type="float">
            <text:p>-0.0000034</text:p>
          </table:table-cell>
          <table:table-cell office:value-type="float" office:value="-0.0014641608" calcext:value-type="float">
            <text:p>-0.0014641608</text:p>
          </table:table-cell>
          <table:table-cell office:value-type="float" office:value="106" calcext:value-type="float">
            <text:p>106</text:p>
          </table:table-cell>
          <table:table-cell table:formula="of:=[.H107]*100" office:value-type="float" office:value="-0.14641608" calcext:value-type="float">
            <text:p>-0.14641608</text:p>
          </table:table-cell>
          <table:table-cell table:formula="of:=100*[.F107]" office:value-type="float" office:value="-0.00124" calcext:value-type="float">
            <text:p>-0.00124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179.2567901611" calcext:value-type="float">
            <text:p>179.2567901611</text:p>
          </table:table-cell>
          <table:table-cell office:value-type="float" office:value="0.0209445703" calcext:value-type="float">
            <text:p>0.0209445703</text:p>
          </table:table-cell>
          <table:table-cell office:value-type="float" office:value="0.0419131784" calcext:value-type="float">
            <text:p>0.0419131784</text:p>
          </table:table-cell>
          <table:table-cell office:value-type="float" office:value="0" calcext:value-type="float">
            <text:p>0</text:p>
          </table:table-cell>
          <table:table-cell office:value-type="float" office:value="-0.00014785" calcext:value-type="float">
            <text:p>-0.00014785</text:p>
          </table:table-cell>
          <table:table-cell office:value-type="float" office:value="-0.0000034" calcext:value-type="float">
            <text:p>-0.0000034</text:p>
          </table:table-cell>
          <table:table-cell office:value-type="float" office:value="-0.0022267409" calcext:value-type="float">
            <text:p>-0.0022267409</text:p>
          </table:table-cell>
          <table:table-cell office:value-type="float" office:value="107" calcext:value-type="float">
            <text:p>107</text:p>
          </table:table-cell>
          <table:table-cell table:formula="of:=[.H108]*100" office:value-type="float" office:value="-0.22267409" calcext:value-type="float">
            <text:p>-0.22267409</text:p>
          </table:table-cell>
          <table:table-cell table:formula="of:=100*[.F108]" office:value-type="float" office:value="-0.014785" calcext:value-type="float">
            <text:p>-0.014785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79.2708892822" calcext:value-type="float">
            <text:p>179.2708892822</text:p>
          </table:table-cell>
          <table:table-cell office:value-type="float" office:value="0.0115377702" calcext:value-type="float">
            <text:p>0.0115377702</text:p>
          </table:table-cell>
          <table:table-cell office:value-type="float" office:value="0.0231240238" calcext:value-type="float">
            <text:p>0.0231240238</text:p>
          </table:table-cell>
          <table:table-cell office:value-type="float" office:value="0" calcext:value-type="float">
            <text:p>0</text:p>
          </table:table-cell>
          <table:table-cell office:value-type="float" office:value="-0.00017538" calcext:value-type="float">
            <text:p>-0.00017538</text:p>
          </table:table-cell>
          <table:table-cell office:value-type="float" office:value="-0.00000467" calcext:value-type="float">
            <text:p>-0.00000467</text:p>
          </table:table-cell>
          <table:table-cell office:value-type="float" office:value="-0.0017480298" calcext:value-type="float">
            <text:p>-0.0017480298</text:p>
          </table:table-cell>
          <table:table-cell office:value-type="float" office:value="108" calcext:value-type="float">
            <text:p>108</text:p>
          </table:table-cell>
          <table:table-cell table:formula="of:=[.H109]*100" office:value-type="float" office:value="-0.17480298" calcext:value-type="float">
            <text:p>-0.17480298</text:p>
          </table:table-cell>
          <table:table-cell table:formula="of:=100*[.F109]" office:value-type="float" office:value="-0.017538" calcext:value-type="float">
            <text:p>-0.017538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79.2832946777" calcext:value-type="float">
            <text:p>179.2832946777</text:p>
          </table:table-cell>
          <table:table-cell office:value-type="float" office:value="0.030129735" calcext:value-type="float">
            <text:p>0.030129735</text:p>
          </table:table-cell>
          <table:table-cell office:value-type="float" office:value="0.0603334188" calcext:value-type="float">
            <text:p>0.0603334188</text:p>
          </table:table-cell>
          <table:table-cell office:value-type="float" office:value="0" calcext:value-type="float">
            <text:p>0</text:p>
          </table:table-cell>
          <table:table-cell office:value-type="float" office:value="-0.00031762" calcext:value-type="float">
            <text:p>-0.00031762</text:p>
          </table:table-cell>
          <table:table-cell office:value-type="float" office:value="-0.00000467" calcext:value-type="float">
            <text:p>-0.00000467</text:p>
          </table:table-cell>
          <table:table-cell office:value-type="float" office:value="-0.0023361856" calcext:value-type="float">
            <text:p>-0.0023361856</text:p>
          </table:table-cell>
          <table:table-cell office:value-type="float" office:value="109" calcext:value-type="float">
            <text:p>109</text:p>
          </table:table-cell>
          <table:table-cell table:formula="of:=[.H110]*100" office:value-type="float" office:value="-0.23361856" calcext:value-type="float">
            <text:p>-0.23361856</text:p>
          </table:table-cell>
          <table:table-cell table:formula="of:=100*[.F110]" office:value-type="float" office:value="-0.031762" calcext:value-type="float">
            <text:p>-0.031762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179.2823181152" calcext:value-type="float">
            <text:p>179.2823181152</text:p>
          </table:table-cell>
          <table:table-cell office:value-type="float" office:value="0.020598107" calcext:value-type="float">
            <text:p>0.020598107</text:p>
          </table:table-cell>
          <table:table-cell office:value-type="float" office:value="0.0412961832" calcext:value-type="float">
            <text:p>0.0412961832</text:p>
          </table:table-cell>
          <table:table-cell office:value-type="float" office:value="0" calcext:value-type="float">
            <text:p>0</text:p>
          </table:table-cell>
          <table:table-cell office:value-type="float" office:value="-0.00034884" calcext:value-type="float">
            <text:p>-0.00034884</text:p>
          </table:table-cell>
          <table:table-cell office:value-type="float" office:value="-0.00000732" calcext:value-type="float">
            <text:p>-0.00000732</text:p>
          </table:table-cell>
          <table:table-cell office:value-type="float" office:value="-0.0007798736" calcext:value-type="float">
            <text:p>-0.0007798736</text:p>
          </table:table-cell>
          <table:table-cell office:value-type="float" office:value="110" calcext:value-type="float">
            <text:p>110</text:p>
          </table:table-cell>
          <table:table-cell table:formula="of:=[.H111]*100" office:value-type="float" office:value="-0.07798736" calcext:value-type="float">
            <text:p>-0.07798736</text:p>
          </table:table-cell>
          <table:table-cell table:formula="of:=100*[.F111]" office:value-type="float" office:value="-0.034884" calcext:value-type="float">
            <text:p>-0.034884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79.2772521973" calcext:value-type="float">
            <text:p>179.2772521973</text:p>
          </table:table-cell>
          <table:table-cell office:value-type="float" office:value="0.028583195" calcext:value-type="float">
            <text:p>0.028583195</text:p>
          </table:table-cell>
          <table:table-cell office:value-type="float" office:value="0.0572821454" calcext:value-type="float">
            <text:p>0.0572821454</text:p>
          </table:table-cell>
          <table:table-cell office:value-type="float" office:value="0" calcext:value-type="float">
            <text:p>0</text:p>
          </table:table-cell>
          <table:table-cell office:value-type="float" office:value="-0.00042286" calcext:value-type="float">
            <text:p>-0.00042286</text:p>
          </table:table-cell>
          <table:table-cell office:value-type="float" office:value="-0.00000732" calcext:value-type="float">
            <text:p>-0.00000732</text:p>
          </table:table-cell>
          <table:table-cell office:value-type="float" office:value="-0.0009293937" calcext:value-type="float">
            <text:p>-0.0009293937</text:p>
          </table:table-cell>
          <table:table-cell office:value-type="float" office:value="111" calcext:value-type="float">
            <text:p>111</text:p>
          </table:table-cell>
          <table:table-cell table:formula="of:=[.H112]*100" office:value-type="float" office:value="-0.09293937" calcext:value-type="float">
            <text:p>-0.09293937</text:p>
          </table:table-cell>
          <table:table-cell table:formula="of:=100*[.F112]" office:value-type="float" office:value="-0.042286" calcext:value-type="float">
            <text:p>-0.042286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79.2796325684" calcext:value-type="float">
            <text:p>179.2796325684</text:p>
          </table:table-cell>
          <table:table-cell office:value-type="float" office:value="0.0055330911" calcext:value-type="float">
            <text:p>0.0055330911</text:p>
          </table:table-cell>
          <table:table-cell office:value-type="float" office:value="0.0111773932" calcext:value-type="float">
            <text:p>0.0111773932</text:p>
          </table:table-cell>
          <table:table-cell office:value-type="float" office:value="0" calcext:value-type="float">
            <text:p>0</text:p>
          </table:table-cell>
          <table:table-cell office:value-type="float" office:value="-0.00031855" calcext:value-type="float">
            <text:p>-0.00031855</text:p>
          </table:table-cell>
          <table:table-cell office:value-type="float" office:value="-0.00000732" calcext:value-type="float">
            <text:p>-0.00000732</text:p>
          </table:table-cell>
          <table:table-cell office:value-type="float" office:value="-0.0017669772" calcext:value-type="float">
            <text:p>-0.0017669772</text:p>
          </table:table-cell>
          <table:table-cell office:value-type="float" office:value="112" calcext:value-type="float">
            <text:p>112</text:p>
          </table:table-cell>
          <table:table-cell table:formula="of:=[.H113]*100" office:value-type="float" office:value="-0.17669772" calcext:value-type="float">
            <text:p>-0.17669772</text:p>
          </table:table-cell>
          <table:table-cell table:formula="of:=100*[.F113]" office:value-type="float" office:value="-0.031855" calcext:value-type="float">
            <text:p>-0.031855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79.264175415" calcext:value-type="float">
            <text:p>179.264175415</text:p>
          </table:table-cell>
          <table:table-cell office:value-type="float" office:value="0.0443538018" calcext:value-type="float">
            <text:p>0.0443538018</text:p>
          </table:table-cell>
          <table:table-cell office:value-type="float" office:value="0.0888315528" calcext:value-type="float">
            <text:p>0.0888315528</text:p>
          </table:table-cell>
          <table:table-cell office:value-type="float" office:value="0" calcext:value-type="float">
            <text:p>0</text:p>
          </table:table-cell>
          <table:table-cell office:value-type="float" office:value="-0.00050778" calcext:value-type="float">
            <text:p>-0.00050778</text:p>
          </table:table-cell>
          <table:table-cell office:value-type="float" office:value="-0.00000307" calcext:value-type="float">
            <text:p>-0.00000307</text:p>
          </table:table-cell>
          <table:table-cell office:value-type="float" office:value="-0.00287919" calcext:value-type="float">
            <text:p>-0.00287919</text:p>
          </table:table-cell>
          <table:table-cell office:value-type="float" office:value="113" calcext:value-type="float">
            <text:p>113</text:p>
          </table:table-cell>
          <table:table-cell table:formula="of:=[.H114]*100" office:value-type="float" office:value="-0.287919" calcext:value-type="float">
            <text:p>-0.287919</text:p>
          </table:table-cell>
          <table:table-cell table:formula="of:=100*[.F114]" office:value-type="float" office:value="-0.050778" calcext:value-type="float">
            <text:p>-0.050778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79.268371582" calcext:value-type="float">
            <text:p>179.268371582</text:p>
          </table:table-cell>
          <table:table-cell office:value-type="float" office:value="0.0428073292" calcext:value-type="float">
            <text:p>0.0428073292</text:p>
          </table:table-cell>
          <table:table-cell office:value-type="float" office:value="0.0857843544" calcext:value-type="float">
            <text:p>0.0857843544</text:p>
          </table:table-cell>
          <table:table-cell office:value-type="float" office:value="0" calcext:value-type="float">
            <text:p>0</text:p>
          </table:table-cell>
          <table:table-cell office:value-type="float" office:value="-0.00062353" calcext:value-type="float">
            <text:p>-0.00062353</text:p>
          </table:table-cell>
          <table:table-cell office:value-type="float" office:value="-0.00000307" calcext:value-type="float">
            <text:p>-0.00000307</text:p>
          </table:table-cell>
          <table:table-cell office:value-type="float" office:value="-0.0036467933" calcext:value-type="float">
            <text:p>-0.0036467933</text:p>
          </table:table-cell>
          <table:table-cell office:value-type="float" office:value="114" calcext:value-type="float">
            <text:p>114</text:p>
          </table:table-cell>
          <table:table-cell table:formula="of:=[.H115]*100" office:value-type="float" office:value="-0.36467933" calcext:value-type="float">
            <text:p>-0.36467933</text:p>
          </table:table-cell>
          <table:table-cell table:formula="of:=100*[.F115]" office:value-type="float" office:value="-0.062353" calcext:value-type="float">
            <text:p>-0.062353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79.2689971924" calcext:value-type="float">
            <text:p>179.2689971924</text:p>
          </table:table-cell>
          <table:table-cell office:value-type="float" office:value="0.0316298768" calcext:value-type="float">
            <text:p>0.0316298768</text:p>
          </table:table-cell>
          <table:table-cell office:value-type="float" office:value="0.0634472025" calcext:value-type="float">
            <text:p>0.0634472025</text:p>
          </table:table-cell>
          <table:table-cell office:value-type="float" office:value="0" calcext:value-type="float">
            <text:p>0</text:p>
          </table:table-cell>
          <table:table-cell office:value-type="float" office:value="-0.00062613" calcext:value-type="float">
            <text:p>-0.00062613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23274469" calcext:value-type="float">
            <text:p>-0.0023274469</text:p>
          </table:table-cell>
          <table:table-cell office:value-type="float" office:value="115" calcext:value-type="float">
            <text:p>115</text:p>
          </table:table-cell>
          <table:table-cell table:formula="of:=[.H116]*100" office:value-type="float" office:value="-0.23274469" calcext:value-type="float">
            <text:p>-0.23274469</text:p>
          </table:table-cell>
          <table:table-cell table:formula="of:=100*[.F116]" office:value-type="float" office:value="-0.062613" calcext:value-type="float">
            <text:p>-0.062613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79.2536010742" calcext:value-type="float">
            <text:p>179.2536010742</text:p>
          </table:table-cell>
          <table:table-cell office:value-type="float" office:value="0.0438660602" calcext:value-type="float">
            <text:p>0.0438660602</text:p>
          </table:table-cell>
          <table:table-cell office:value-type="float" office:value="0.0879324529" calcext:value-type="float">
            <text:p>0.0879324529</text:p>
          </table:table-cell>
          <table:table-cell office:value-type="float" office:value="0" calcext:value-type="float">
            <text:p>0</text:p>
          </table:table-cell>
          <table:table-cell office:value-type="float" office:value="-0.00070942" calcext:value-type="float">
            <text:p>-0.00070942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27580288" calcext:value-type="float">
            <text:p>-0.0027580288</text:p>
          </table:table-cell>
          <table:table-cell office:value-type="float" office:value="116" calcext:value-type="float">
            <text:p>116</text:p>
          </table:table-cell>
          <table:table-cell table:formula="of:=[.H117]*100" office:value-type="float" office:value="-0.27580288" calcext:value-type="float">
            <text:p>-0.27580288</text:p>
          </table:table-cell>
          <table:table-cell table:formula="of:=100*[.F117]" office:value-type="float" office:value="-0.070942" calcext:value-type="float">
            <text:p>-0.070942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79.2535247803" calcext:value-type="float">
            <text:p>179.2535247803</text:p>
          </table:table-cell>
          <table:table-cell office:value-type="float" office:value="0.0395795408" calcext:value-type="float">
            <text:p>0.0395795408</text:p>
          </table:table-cell>
          <table:table-cell office:value-type="float" office:value="0.0793759431" calcext:value-type="float">
            <text:p>0.0793759431</text:p>
          </table:table-cell>
          <table:table-cell office:value-type="float" office:value="0" calcext:value-type="float">
            <text:p>0</text:p>
          </table:table-cell>
          <table:table-cell office:value-type="float" office:value="-0.00073633" calcext:value-type="float">
            <text:p>-0.00073633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32580713" calcext:value-type="float">
            <text:p>-0.0032580713</text:p>
          </table:table-cell>
          <table:table-cell office:value-type="float" office:value="117" calcext:value-type="float">
            <text:p>117</text:p>
          </table:table-cell>
          <table:table-cell table:formula="of:=[.H118]*100" office:value-type="float" office:value="-0.32580713" calcext:value-type="float">
            <text:p>-0.32580713</text:p>
          </table:table-cell>
          <table:table-cell table:formula="of:=100*[.F118]" office:value-type="float" office:value="-0.073633" calcext:value-type="float">
            <text:p>-0.073633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79.2533874512" calcext:value-type="float">
            <text:p>179.2533874512</text:p>
          </table:table-cell>
          <table:table-cell office:value-type="float" office:value="0.0264071571" calcext:value-type="float">
            <text:p>0.0264071571</text:p>
          </table:table-cell>
          <table:table-cell office:value-type="float" office:value="0.0530247328" calcext:value-type="float">
            <text:p>0.0530247328</text:p>
          </table:table-cell>
          <table:table-cell office:value-type="float" office:value="0" calcext:value-type="float">
            <text:p>0</text:p>
          </table:table-cell>
          <table:table-cell office:value-type="float" office:value="-0.00066646" calcext:value-type="float">
            <text:p>-0.00066646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24969848" calcext:value-type="float">
            <text:p>-0.0024969848</text:p>
          </table:table-cell>
          <table:table-cell office:value-type="float" office:value="118" calcext:value-type="float">
            <text:p>118</text:p>
          </table:table-cell>
          <table:table-cell table:formula="of:=[.H119]*100" office:value-type="float" office:value="-0.24969848" calcext:value-type="float">
            <text:p>-0.24969848</text:p>
          </table:table-cell>
          <table:table-cell table:formula="of:=100*[.F119]" office:value-type="float" office:value="-0.066646" calcext:value-type="float">
            <text:p>-0.066646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79.2456665039" calcext:value-type="float">
            <text:p>179.2456665039</text:p>
          </table:table-cell>
          <table:table-cell office:value-type="float" office:value="0.0646308244" calcext:value-type="float">
            <text:p>0.0646308244</text:p>
          </table:table-cell>
          <table:table-cell office:value-type="float" office:value="0.1294928187" calcext:value-type="float">
            <text:p>0.1294928187</text:p>
          </table:table-cell>
          <table:table-cell office:value-type="float" office:value="0" calcext:value-type="float">
            <text:p>0</text:p>
          </table:table-cell>
          <table:table-cell office:value-type="float" office:value="-0.00087467" calcext:value-type="float">
            <text:p>-0.00087467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32023989" calcext:value-type="float">
            <text:p>-0.0032023989</text:p>
          </table:table-cell>
          <table:table-cell office:value-type="float" office:value="119" calcext:value-type="float">
            <text:p>119</text:p>
          </table:table-cell>
          <table:table-cell table:formula="of:=[.H120]*100" office:value-type="float" office:value="-0.32023989" calcext:value-type="float">
            <text:p>-0.32023989</text:p>
          </table:table-cell>
          <table:table-cell table:formula="of:=100*[.F120]" office:value-type="float" office:value="-0.087467" calcext:value-type="float">
            <text:p>-0.087467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179.2501220703" calcext:value-type="float">
            <text:p>179.2501220703</text:p>
          </table:table-cell>
          <table:table-cell office:value-type="float" office:value="0.0009958386" calcext:value-type="float">
            <text:p>0.0009958386</text:p>
          </table:table-cell>
          <table:table-cell office:value-type="float" office:value="0.0022112669" calcext:value-type="float">
            <text:p>0.0022112669</text:p>
          </table:table-cell>
          <table:table-cell office:value-type="float" office:value="0" calcext:value-type="float">
            <text:p>0</text:p>
          </table:table-cell>
          <table:table-cell office:value-type="float" office:value="-0.00058926" calcext:value-type="float">
            <text:p>-0.00058926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10260554" calcext:value-type="float">
            <text:p>-0.0010260554</text:p>
          </table:table-cell>
          <table:table-cell office:value-type="float" office:value="120" calcext:value-type="float">
            <text:p>120</text:p>
          </table:table-cell>
          <table:table-cell table:formula="of:=[.H121]*100" office:value-type="float" office:value="-0.10260554" calcext:value-type="float">
            <text:p>-0.10260554</text:p>
          </table:table-cell>
          <table:table-cell table:formula="of:=100*[.F121]" office:value-type="float" office:value="-0.058926" calcext:value-type="float">
            <text:p>-0.058926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79.2493591309" calcext:value-type="float">
            <text:p>179.2493591309</text:p>
          </table:table-cell>
          <table:table-cell office:value-type="float" office:value="-0.0270357139" calcext:value-type="float">
            <text:p>-0.0270357139</text:p>
          </table:table-cell>
          <table:table-cell office:value-type="float" office:value="-0.0539511879" calcext:value-type="float">
            <text:p>-0.0539511879</text:p>
          </table:table-cell>
          <table:table-cell office:value-type="float" office:value="0" calcext:value-type="float">
            <text:p>0</text:p>
          </table:table-cell>
          <table:table-cell office:value-type="float" office:value="-0.00021234" calcext:value-type="float">
            <text:p>-0.00021234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09670438" calcext:value-type="float">
            <text:p>-0.0009670438</text:p>
          </table:table-cell>
          <table:table-cell office:value-type="float" office:value="121" calcext:value-type="float">
            <text:p>121</text:p>
          </table:table-cell>
          <table:table-cell table:formula="of:=[.H122]*100" office:value-type="float" office:value="-0.09670438" calcext:value-type="float">
            <text:p>-0.09670438</text:p>
          </table:table-cell>
          <table:table-cell table:formula="of:=100*[.F122]" office:value-type="float" office:value="-0.021234" calcext:value-type="float">
            <text:p>-0.02123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79.2383575439" calcext:value-type="float">
            <text:p>179.2383575439</text:p>
          </table:table-cell>
          <table:table-cell office:value-type="float" office:value="0.0107662554" calcext:value-type="float">
            <text:p>0.0107662554</text:p>
          </table:table-cell>
          <table:table-cell office:value-type="float" office:value="0.02159634" calcext:value-type="float">
            <text:p>0.02159634</text:p>
          </table:table-cell>
          <table:table-cell office:value-type="float" office:value="0" calcext:value-type="float">
            <text:p>0</text:p>
          </table:table-cell>
          <table:table-cell office:value-type="float" office:value="-0.00021319" calcext:value-type="float">
            <text:p>-0.00021319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17261135" calcext:value-type="float">
            <text:p>-0.0017261135</text:p>
          </table:table-cell>
          <table:table-cell office:value-type="float" office:value="122" calcext:value-type="float">
            <text:p>122</text:p>
          </table:table-cell>
          <table:table-cell table:formula="of:=[.H123]*100" office:value-type="float" office:value="-0.17261135" calcext:value-type="float">
            <text:p>-0.17261135</text:p>
          </table:table-cell>
          <table:table-cell table:formula="of:=100*[.F123]" office:value-type="float" office:value="-0.021319" calcext:value-type="float">
            <text:p>-0.021319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79.2395629883" calcext:value-type="float">
            <text:p>179.2395629883</text:p>
          </table:table-cell>
          <table:table-cell office:value-type="float" office:value="0.0102693768" calcext:value-type="float">
            <text:p>0.0102693768</text:p>
          </table:table-cell>
          <table:table-cell office:value-type="float" office:value="0.0206022995" calcext:value-type="float">
            <text:p>0.0206022995</text:p>
          </table:table-cell>
          <table:table-cell office:value-type="float" office:value="0" calcext:value-type="float">
            <text:p>0</text:p>
          </table:table-cell>
          <table:table-cell office:value-type="float" office:value="-0.00021045" calcext:value-type="float">
            <text:p>-0.00021045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27977654" calcext:value-type="float">
            <text:p>-0.0027977654</text:p>
          </table:table-cell>
          <table:table-cell office:value-type="float" office:value="123" calcext:value-type="float">
            <text:p>123</text:p>
          </table:table-cell>
          <table:table-cell table:formula="of:=[.H124]*100" office:value-type="float" office:value="-0.27977654" calcext:value-type="float">
            <text:p>-0.27977654</text:p>
          </table:table-cell>
          <table:table-cell table:formula="of:=100*[.F124]" office:value-type="float" office:value="-0.021045" calcext:value-type="float">
            <text:p>-0.02104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79.2221069336" calcext:value-type="float">
            <text:p>179.2221069336</text:p>
          </table:table-cell>
          <table:table-cell office:value-type="float" office:value="-0.0259112446" calcext:value-type="float">
            <text:p>-0.0259112446</text:p>
          </table:table-cell>
          <table:table-cell office:value-type="float" office:value="-0.0517957972" calcext:value-type="float">
            <text:p>-0.0517957972</text:p>
          </table:table-cell>
          <table:table-cell office:value-type="float" office:value="0" calcext:value-type="float">
            <text:p>0</text:p>
          </table:table-cell>
          <table:table-cell office:value-type="float" office:value="0.0000325" calcext:value-type="float">
            <text:p>0.0000325</text:p>
          </table:table-cell>
          <table:table-cell office:value-type="float" office:value="-0.00000578" calcext:value-type="float">
            <text:p>-0.00000578</text:p>
          </table:table-cell>
          <table:table-cell office:value-type="float" office:value="-0.0016083123" calcext:value-type="float">
            <text:p>-0.0016083123</text:p>
          </table:table-cell>
          <table:table-cell office:value-type="float" office:value="124" calcext:value-type="float">
            <text:p>124</text:p>
          </table:table-cell>
          <table:table-cell table:formula="of:=[.H125]*100" office:value-type="float" office:value="-0.16083123" calcext:value-type="float">
            <text:p>-0.16083123</text:p>
          </table:table-cell>
          <table:table-cell table:formula="of:=100*[.F125]" office:value-type="float" office:value="0.00325" calcext:value-type="float">
            <text:p>0.00325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79.2219696045" calcext:value-type="float">
            <text:p>179.2219696045</text:p>
          </table:table-cell>
          <table:table-cell office:value-type="float" office:value="0.0370455199" calcext:value-type="float">
            <text:p>0.0370455199</text:p>
          </table:table-cell>
          <table:table-cell office:value-type="float" office:value="0.0741199503" calcext:value-type="float">
            <text:p>0.0741199503</text:p>
          </table:table-cell>
          <table:table-cell office:value-type="float" office:value="0" calcext:value-type="float">
            <text:p>0</text:p>
          </table:table-cell>
          <table:table-cell office:value-type="float" office:value="-0.00022524" calcext:value-type="float">
            <text:p>-0.00022524</text:p>
          </table:table-cell>
          <table:table-cell office:value-type="float" office:value="-0.00000843" calcext:value-type="float">
            <text:p>-0.00000843</text:p>
          </table:table-cell>
          <table:table-cell office:value-type="float" office:value="-0.0009139721" calcext:value-type="float">
            <text:p>-0.0009139721</text:p>
          </table:table-cell>
          <table:table-cell office:value-type="float" office:value="125" calcext:value-type="float">
            <text:p>125</text:p>
          </table:table-cell>
          <table:table-cell table:formula="of:=[.H126]*100" office:value-type="float" office:value="-0.09139721" calcext:value-type="float">
            <text:p>-0.09139721</text:p>
          </table:table-cell>
          <table:table-cell table:formula="of:=100*[.F126]" office:value-type="float" office:value="-0.022524" calcext:value-type="float">
            <text:p>-0.022524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79.222076416" calcext:value-type="float">
            <text:p>179.222076416</text:p>
          </table:table-cell>
          <table:table-cell office:value-type="float" office:value="-0.0004288108" calcext:value-type="float">
            <text:p>-0.0004288108</text:p>
          </table:table-cell>
          <table:table-cell office:value-type="float" office:value="-0.0008017595" calcext:value-type="float">
            <text:p>-0.0008017595</text:p>
          </table:table-cell>
          <table:table-cell office:value-type="float" office:value="0" calcext:value-type="float">
            <text:p>0</text:p>
          </table:table-cell>
          <table:table-cell office:value-type="float" office:value="-0.00014718" calcext:value-type="float">
            <text:p>-0.00014718</text:p>
          </table:table-cell>
          <table:table-cell office:value-type="float" office:value="-0.00000843" calcext:value-type="float">
            <text:p>-0.00000843</text:p>
          </table:table-cell>
          <table:table-cell office:value-type="float" office:value="-0.0012480351" calcext:value-type="float">
            <text:p>-0.0012480351</text:p>
          </table:table-cell>
          <table:table-cell office:value-type="float" office:value="126" calcext:value-type="float">
            <text:p>126</text:p>
          </table:table-cell>
          <table:table-cell table:formula="of:=[.H127]*100" office:value-type="float" office:value="-0.12480351" calcext:value-type="float">
            <text:p>-0.12480351</text:p>
          </table:table-cell>
          <table:table-cell table:formula="of:=100*[.F127]" office:value-type="float" office:value="-0.014718" calcext:value-type="float">
            <text:p>-0.014718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179.2265777588" calcext:value-type="float">
            <text:p>179.2265777588</text:p>
          </table:table-cell>
          <table:table-cell office:value-type="float" office:value="0.0342168073" calcext:value-type="float">
            <text:p>0.0342168073</text:p>
          </table:table-cell>
          <table:table-cell office:value-type="float" office:value="0.0685046016" calcext:value-type="float">
            <text:p>0.0685046016</text:p>
          </table:table-cell>
          <table:table-cell office:value-type="float" office:value="0" calcext:value-type="float">
            <text:p>0</text:p>
          </table:table-cell>
          <table:table-cell office:value-type="float" office:value="-0.00032607" calcext:value-type="float">
            <text:p>-0.00032607</text:p>
          </table:table-cell>
          <table:table-cell office:value-type="float" office:value="-0.00000843" calcext:value-type="float">
            <text:p>-0.00000843</text:p>
          </table:table-cell>
          <table:table-cell office:value-type="float" office:value="-0.0012743917" calcext:value-type="float">
            <text:p>-0.0012743917</text:p>
          </table:table-cell>
          <table:table-cell office:value-type="float" office:value="127" calcext:value-type="float">
            <text:p>127</text:p>
          </table:table-cell>
          <table:table-cell table:formula="of:=[.H128]*100" office:value-type="float" office:value="-0.12743917" calcext:value-type="float">
            <text:p>-0.12743917</text:p>
          </table:table-cell>
          <table:table-cell table:formula="of:=100*[.F128]" office:value-type="float" office:value="-0.032607" calcext:value-type="float">
            <text:p>-0.03260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179.2192840576" calcext:value-type="float">
            <text:p>179.2192840576</text:p>
          </table:table-cell>
          <table:table-cell office:value-type="float" office:value="0.0139606446" calcext:value-type="float">
            <text:p>0.0139606446</text:p>
          </table:table-cell>
          <table:table-cell office:value-type="float" office:value="0.0280167358" calcext:value-type="float">
            <text:p>0.0280167358</text:p>
          </table:table-cell>
          <table:table-cell office:value-type="float" office:value="0" calcext:value-type="float">
            <text:p>0</text:p>
          </table:table-cell>
          <table:table-cell office:value-type="float" office:value="-0.00031024" calcext:value-type="float">
            <text:p>-0.00031024</text:p>
          </table:table-cell>
          <table:table-cell office:value-type="float" office:value="-0.00000843" calcext:value-type="float">
            <text:p>-0.00000843</text:p>
          </table:table-cell>
          <table:table-cell office:value-type="float" office:value="-0.0022411928" calcext:value-type="float">
            <text:p>-0.0022411928</text:p>
          </table:table-cell>
          <table:table-cell office:value-type="float" office:value="128" calcext:value-type="float">
            <text:p>128</text:p>
          </table:table-cell>
          <table:table-cell table:formula="of:=[.H129]*100" office:value-type="float" office:value="-0.22411928" calcext:value-type="float">
            <text:p>-0.22411928</text:p>
          </table:table-cell>
          <table:table-cell table:formula="of:=100*[.F129]" office:value-type="float" office:value="-0.031024" calcext:value-type="float">
            <text:p>-0.031024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179.2151947021" calcext:value-type="float">
            <text:p>179.2151947021</text:p>
          </table:table-cell>
          <table:table-cell office:value-type="float" office:value="-0.0132240131" calcext:value-type="float">
            <text:p>-0.0132240131</text:p>
          </table:table-cell>
          <table:table-cell office:value-type="float" office:value="-0.0263837117" calcext:value-type="float">
            <text:p>-0.0263837117</text:p>
          </table:table-cell>
          <table:table-cell office:value-type="float" office:value="0" calcext:value-type="float">
            <text:p>0</text:p>
          </table:table-cell>
          <table:table-cell office:value-type="float" office:value="-0.00011852" calcext:value-type="float">
            <text:p>-0.00011852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13210108" calcext:value-type="float">
            <text:p>-0.0013210108</text:p>
          </table:table-cell>
          <table:table-cell office:value-type="float" office:value="129" calcext:value-type="float">
            <text:p>129</text:p>
          </table:table-cell>
          <table:table-cell table:formula="of:=[.H130]*100" office:value-type="float" office:value="-0.13210108" calcext:value-type="float">
            <text:p>-0.13210108</text:p>
          </table:table-cell>
          <table:table-cell table:formula="of:=100*[.F130]" office:value-type="float" office:value="-0.011852" calcext:value-type="float">
            <text:p>-0.011852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179.2078399658" calcext:value-type="float">
            <text:p>179.2078399658</text:p>
          </table:table-cell>
          <table:table-cell office:value-type="float" office:value="0.013545185" calcext:value-type="float">
            <text:p>0.013545185</text:p>
          </table:table-cell>
          <table:table-cell office:value-type="float" office:value="0.0271335317" calcext:value-type="float">
            <text:p>0.0271335317</text:p>
          </table:table-cell>
          <table:table-cell office:value-type="float" office:value="0" calcext:value-type="float">
            <text:p>0</text:p>
          </table:table-cell>
          <table:table-cell office:value-type="float" office:value="-0.00016922" calcext:value-type="float">
            <text:p>-0.00016922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06034834" calcext:value-type="float">
            <text:p>-0.0006034834</text:p>
          </table:table-cell>
          <table:table-cell office:value-type="float" office:value="130" calcext:value-type="float">
            <text:p>130</text:p>
          </table:table-cell>
          <table:table-cell table:formula="of:=[.H131]*100" office:value-type="float" office:value="-0.06034834" calcext:value-type="float">
            <text:p>-0.06034834</text:p>
          </table:table-cell>
          <table:table-cell table:formula="of:=100*[.F131]" office:value-type="float" office:value="-0.016922" calcext:value-type="float">
            <text:p>-0.016922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79.2275543213" calcext:value-type="float">
            <text:p>179.2275543213</text:p>
          </table:table-cell>
          <table:table-cell office:value-type="float" office:value="-0.0051216922" calcext:value-type="float">
            <text:p>-0.0051216922</text:p>
          </table:table-cell>
          <table:table-cell office:value-type="float" office:value="-0.0102062132" calcext:value-type="float">
            <text:p>-0.0102062132</text:p>
          </table:table-cell>
          <table:table-cell office:value-type="float" office:value="0" calcext:value-type="float">
            <text:p>0</text:p>
          </table:table-cell>
          <table:table-cell office:value-type="float" office:value="-0.00007859" calcext:value-type="float">
            <text:p>-0.00007859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23836139" calcext:value-type="float">
            <text:p>-0.0023836139</text:p>
          </table:table-cell>
          <table:table-cell office:value-type="float" office:value="131" calcext:value-type="float">
            <text:p>131</text:p>
          </table:table-cell>
          <table:table-cell table:formula="of:=[.H132]*100" office:value-type="float" office:value="-0.23836139" calcext:value-type="float">
            <text:p>-0.23836139</text:p>
          </table:table-cell>
          <table:table-cell table:formula="of:=100*[.F132]" office:value-type="float" office:value="-0.007859" calcext:value-type="float">
            <text:p>-0.007859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79.2400054932" calcext:value-type="float">
            <text:p>179.2400054932</text:p>
          </table:table-cell>
          <table:table-cell office:value-type="float" office:value="0.0791448479" calcext:value-type="float">
            <text:p>0.0791448479</text:p>
          </table:table-cell>
          <table:table-cell office:value-type="float" office:value="0.1583884545" calcext:value-type="float">
            <text:p>0.1583884545</text:p>
          </table:table-cell>
          <table:table-cell office:value-type="float" office:value="0" calcext:value-type="float">
            <text:p>0</text:p>
          </table:table-cell>
          <table:table-cell office:value-type="float" office:value="-0.0005798" calcext:value-type="float">
            <text:p>-0.0005798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32002612" calcext:value-type="float">
            <text:p>-0.0032002612</text:p>
          </table:table-cell>
          <table:table-cell office:value-type="float" office:value="132" calcext:value-type="float">
            <text:p>132</text:p>
          </table:table-cell>
          <table:table-cell table:formula="of:=[.H133]*100" office:value-type="float" office:value="-0.32002612" calcext:value-type="float">
            <text:p>-0.32002612</text:p>
          </table:table-cell>
          <table:table-cell table:formula="of:=100*[.F133]"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79.2358398438" calcext:value-type="float">
            <text:p>179.2358398438</text:p>
          </table:table-cell>
          <table:table-cell office:value-type="float" office:value="0.0096798377" calcext:value-type="float">
            <text:p>0.0096798377</text:p>
          </table:table-cell>
          <table:table-cell office:value-type="float" office:value="0.0195142547" calcext:value-type="float">
            <text:p>0.0195142547</text:p>
          </table:table-cell>
          <table:table-cell office:value-type="float" office:value="0" calcext:value-type="float">
            <text:p>0</text:p>
          </table:table-cell>
          <table:table-cell office:value-type="float" office:value="-0.00045072" calcext:value-type="float">
            <text:p>-0.00045072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14290538" calcext:value-type="float">
            <text:p>-0.0014290538</text:p>
          </table:table-cell>
          <table:table-cell office:value-type="float" office:value="133" calcext:value-type="float">
            <text:p>133</text:p>
          </table:table-cell>
          <table:table-cell table:formula="of:=[.H134]*100" office:value-type="float" office:value="-0.14290538" calcext:value-type="float">
            <text:p>-0.14290538</text:p>
          </table:table-cell>
          <table:table-cell table:formula="of:=100*[.F134]" office:value-type="float" office:value="-0.045072" calcext:value-type="float">
            <text:p>-0.045072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179.2281341553" calcext:value-type="float">
            <text:p>179.2281341553</text:p>
          </table:table-cell>
          <table:table-cell office:value-type="float" office:value="0.0141364851" calcext:value-type="float">
            <text:p>0.0141364851</text:p>
          </table:table-cell>
          <table:table-cell office:value-type="float" office:value="0.0283997456" calcext:value-type="float">
            <text:p>0.0283997456</text:p>
          </table:table-cell>
          <table:table-cell office:value-type="float" office:value="0" calcext:value-type="float">
            <text:p>0</text:p>
          </table:table-cell>
          <table:table-cell office:value-type="float" office:value="-0.00039444" calcext:value-type="float">
            <text:p>-0.00039444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18430957" calcext:value-type="float">
            <text:p>-0.0018430957</text:p>
          </table:table-cell>
          <table:table-cell office:value-type="float" office:value="134" calcext:value-type="float">
            <text:p>134</text:p>
          </table:table-cell>
          <table:table-cell table:formula="of:=[.H135]*100" office:value-type="float" office:value="-0.18430957" calcext:value-type="float">
            <text:p>-0.18430957</text:p>
          </table:table-cell>
          <table:table-cell table:formula="of:=100*[.F135]" office:value-type="float" office:value="-0.039444" calcext:value-type="float">
            <text:p>-0.03944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79.2310333252" calcext:value-type="float">
            <text:p>179.2310333252</text:p>
          </table:table-cell>
          <table:table-cell office:value-type="float" office:value="0.0051397054" calcext:value-type="float">
            <text:p>0.0051397054</text:p>
          </table:table-cell>
          <table:table-cell office:value-type="float" office:value="0.0103831272" calcext:value-type="float">
            <text:p>0.0103831272</text:p>
          </table:table-cell>
          <table:table-cell office:value-type="float" office:value="0" calcext:value-type="float">
            <text:p>0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15562002" calcext:value-type="float">
            <text:p>-0.0015562002</text:p>
          </table:table-cell>
          <table:table-cell office:value-type="float" office:value="135" calcext:value-type="float">
            <text:p>135</text:p>
          </table:table-cell>
          <table:table-cell table:formula="of:=[.H136]*100" office:value-type="float" office:value="-0.15562002" calcext:value-type="float">
            <text:p>-0.15562002</text:p>
          </table:table-cell>
          <table:table-cell table:formula="of:=100*[.F136]" office:value-type="float" office:value="-0.0297" calcext:value-type="float">
            <text:p>-0.029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179.230682373" calcext:value-type="float">
            <text:p>179.230682373</text:p>
          </table:table-cell>
          <table:table-cell office:value-type="float" office:value="0.0012183357" calcext:value-type="float">
            <text:p>0.0012183357</text:p>
          </table:table-cell>
          <table:table-cell office:value-type="float" office:value="0.0025121139" calcext:value-type="float">
            <text:p>0.0025121139</text:p>
          </table:table-cell>
          <table:table-cell office:value-type="float" office:value="0" calcext:value-type="float">
            <text:p>0</text:p>
          </table:table-cell>
          <table:table-cell office:value-type="float" office:value="-0.00020595" calcext:value-type="float">
            <text:p>-0.00020595</text:p>
          </table:table-cell>
          <table:table-cell office:value-type="float" office:value="-0.00000716" calcext:value-type="float">
            <text:p>-0.00000716</text:p>
          </table:table-cell>
          <table:table-cell office:value-type="float" office:value="-0.0011729266" calcext:value-type="float">
            <text:p>-0.0011729266</text:p>
          </table:table-cell>
          <table:table-cell office:value-type="float" office:value="136" calcext:value-type="float">
            <text:p>136</text:p>
          </table:table-cell>
          <table:table-cell table:formula="of:=[.H137]*100" office:value-type="float" office:value="-0.11729266" calcext:value-type="float">
            <text:p>-0.11729266</text:p>
          </table:table-cell>
          <table:table-cell table:formula="of:=100*[.F137]" office:value-type="float" office:value="-0.020595" calcext:value-type="float">
            <text:p>-0.020595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179.2318115234" calcext:value-type="float">
            <text:p>179.2318115234</text:p>
          </table:table-cell>
          <table:table-cell office:value-type="float" office:value="0.0103707411" calcext:value-type="float">
            <text:p>0.0103707411</text:p>
          </table:table-cell>
          <table:table-cell office:value-type="float" office:value="0.0208033205" calcext:value-type="float">
            <text:p>0.0208033205</text:p>
          </table:table-cell>
          <table:table-cell office:value-type="float" office:value="0" calcext:value-type="float">
            <text:p>0</text:p>
          </table:table-cell>
          <table:table-cell office:value-type="float" office:value="-0.0002063" calcext:value-type="float">
            <text:p>-0.0002063</text:p>
          </table:table-cell>
          <table:table-cell office:value-type="float" office:value="-0.00000589" calcext:value-type="float">
            <text:p>-0.00000589</text:p>
          </table:table-cell>
          <table:table-cell office:value-type="float" office:value="-0.002318727" calcext:value-type="float">
            <text:p>-0.002318727</text:p>
          </table:table-cell>
          <table:table-cell office:value-type="float" office:value="137" calcext:value-type="float">
            <text:p>137</text:p>
          </table:table-cell>
          <table:table-cell table:formula="of:=[.H138]*100" office:value-type="float" office:value="-0.2318727" calcext:value-type="float">
            <text:p>-0.2318727</text:p>
          </table:table-cell>
          <table:table-cell table:formula="of:=100*[.F138]" office:value-type="float" office:value="-0.02063" calcext:value-type="float">
            <text:p>-0.02063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79.2361755371" calcext:value-type="float">
            <text:p>179.2361755371</text:p>
          </table:table-cell>
          <table:table-cell office:value-type="float" office:value="0.0322322413" calcext:value-type="float">
            <text:p>0.0322322413</text:p>
          </table:table-cell>
          <table:table-cell office:value-type="float" office:value="0.0645482625" calcext:value-type="float">
            <text:p>0.0645482625</text:p>
          </table:table-cell>
          <table:table-cell office:value-type="float" office:value="0" calcext:value-type="float">
            <text:p>0</text:p>
          </table:table-cell>
          <table:table-cell office:value-type="float" office:value="-0.00035223" calcext:value-type="float">
            <text:p>-0.00035223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28076402" calcext:value-type="float">
            <text:p>-0.0028076402</text:p>
          </table:table-cell>
          <table:table-cell office:value-type="float" office:value="138" calcext:value-type="float">
            <text:p>138</text:p>
          </table:table-cell>
          <table:table-cell table:formula="of:=[.H139]*100" office:value-type="float" office:value="-0.28076402" calcext:value-type="float">
            <text:p>-0.28076402</text:p>
          </table:table-cell>
          <table:table-cell table:formula="of:=100*[.F139]" office:value-type="float" office:value="-0.035223" calcext:value-type="float">
            <text:p>-0.035223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179.2428131104" calcext:value-type="float">
            <text:p>179.2428131104</text:p>
          </table:table-cell>
          <table:table-cell office:value-type="float" office:value="-0.0090748799" calcext:value-type="float">
            <text:p>-0.0090748799</text:p>
          </table:table-cell>
          <table:table-cell office:value-type="float" office:value="-0.0180708033" calcext:value-type="float">
            <text:p>-0.0180708033</text:p>
          </table:table-cell>
          <table:table-cell office:value-type="float" office:value="0" calcext:value-type="float">
            <text:p>0</text:p>
          </table:table-cell>
          <table:table-cell office:value-type="float" office:value="-0.00017415" calcext:value-type="float">
            <text:p>-0.00017415</text:p>
          </table:table-cell>
          <table:table-cell office:value-type="float" office:value="-0.00001125" calcext:value-type="float">
            <text:p>-0.00001125</text:p>
          </table:table-cell>
          <table:table-cell office:value-type="float" office:value="-0.0012057189" calcext:value-type="float">
            <text:p>-0.0012057189</text:p>
          </table:table-cell>
          <table:table-cell office:value-type="float" office:value="139" calcext:value-type="float">
            <text:p>139</text:p>
          </table:table-cell>
          <table:table-cell table:formula="of:=[.H140]*100" office:value-type="float" office:value="-0.12057189" calcext:value-type="float">
            <text:p>-0.12057189</text:p>
          </table:table-cell>
          <table:table-cell table:formula="of:=100*[.F140]" office:value-type="float" office:value="-0.017415" calcext:value-type="float">
            <text:p>-0.017415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79.2475738525" calcext:value-type="float">
            <text:p>179.2475738525</text:p>
          </table:table-cell>
          <table:table-cell office:value-type="float" office:value="-0.0160898814" calcext:value-type="float">
            <text:p>-0.0160898814</text:p>
          </table:table-cell>
          <table:table-cell office:value-type="float" office:value="-0.0321523253" calcext:value-type="float">
            <text:p>-0.0321523253</text:p>
          </table:table-cell>
          <table:table-cell office:value-type="float" office:value="0" calcext:value-type="float">
            <text:p>0</text:p>
          </table:table-cell>
          <table:table-cell office:value-type="float" office:value="-0.00000877" calcext:value-type="float">
            <text:p>-0.00000877</text:p>
          </table:table-cell>
          <table:table-cell office:value-type="float" office:value="-0.00001125" calcext:value-type="float">
            <text:p>-0.00001125</text:p>
          </table:table-cell>
          <table:table-cell office:value-type="float" office:value="0.0004994388" calcext:value-type="float">
            <text:p>0.0004994388</text:p>
          </table:table-cell>
          <table:table-cell office:value-type="float" office:value="140" calcext:value-type="float">
            <text:p>140</text:p>
          </table:table-cell>
          <table:table-cell table:formula="of:=[.H141]*100" office:value-type="float" office:value="0.04994388" calcext:value-type="float">
            <text:p>0.04994388</text:p>
          </table:table-cell>
          <table:table-cell table:formula="of:=100*[.F141]" office:value-type="float" office:value="-0.000877" calcext:value-type="float">
            <text:p>-0.000877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179.2582702637" calcext:value-type="float">
            <text:p>179.2582702637</text:p>
          </table:table-cell>
          <table:table-cell office:value-type="float" office:value="0.0467088129" calcext:value-type="float">
            <text:p>0.0467088129</text:p>
          </table:table-cell>
          <table:table-cell office:value-type="float" office:value="0.0934665109" calcext:value-type="float">
            <text:p>0.0934665109</text:p>
          </table:table-cell>
          <table:table-cell office:value-type="float" office:value="0" calcext:value-type="float">
            <text:p>0</text:p>
          </table:table-cell>
          <table:table-cell office:value-type="float" office:value="-0.00031713" calcext:value-type="float">
            <text:p>-0.00031713</text:p>
          </table:table-cell>
          <table:table-cell office:value-type="float" office:value="-0.00001125" calcext:value-type="float">
            <text:p>-0.00001125</text:p>
          </table:table-cell>
          <table:table-cell office:value-type="float" office:value="-0.0026207728" calcext:value-type="float">
            <text:p>-0.0026207728</text:p>
          </table:table-cell>
          <table:table-cell office:value-type="float" office:value="141" calcext:value-type="float">
            <text:p>141</text:p>
          </table:table-cell>
          <table:table-cell table:formula="of:=[.H142]*100" office:value-type="float" office:value="-0.26207728" calcext:value-type="float">
            <text:p>-0.26207728</text:p>
          </table:table-cell>
          <table:table-cell table:formula="of:=100*[.F142]" office:value-type="float" office:value="-0.031713" calcext:value-type="float">
            <text:p>-0.031713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79.2632598877" calcext:value-type="float">
            <text:p>179.2632598877</text:p>
          </table:table-cell>
          <table:table-cell office:value-type="float" office:value="0.0065402716" calcext:value-type="float">
            <text:p>0.0065402716</text:p>
          </table:table-cell>
          <table:table-cell office:value-type="float" office:value="0.0131663375" calcext:value-type="float">
            <text:p>0.0131663375</text:p>
          </table:table-cell>
          <table:table-cell office:value-type="float" office:value="0" calcext:value-type="float">
            <text:p>0</text:p>
          </table:table-cell>
          <table:table-cell office:value-type="float" office:value="-0.00025483" calcext:value-type="float">
            <text:p>-0.00025483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13830921" calcext:value-type="float">
            <text:p>-0.0013830921</text:p>
          </table:table-cell>
          <table:table-cell office:value-type="float" office:value="142" calcext:value-type="float">
            <text:p>142</text:p>
          </table:table-cell>
          <table:table-cell table:formula="of:=[.H143]*100" office:value-type="float" office:value="-0.13830921" calcext:value-type="float">
            <text:p>-0.13830921</text:p>
          </table:table-cell>
          <table:table-cell table:formula="of:=100*[.F143]" office:value-type="float" office:value="-0.025483" calcext:value-type="float">
            <text:p>-0.025483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79.264251709" calcext:value-type="float">
            <text:p>179.264251709</text:p>
          </table:table-cell>
          <table:table-cell office:value-type="float" office:value="-0.0100829641" calcext:value-type="float">
            <text:p>-0.0100829641</text:p>
          </table:table-cell>
          <table:table-cell office:value-type="float" office:value="-0.0201123213" calcext:value-type="float">
            <text:p>-0.0201123213</text:p>
          </table:table-cell>
          <table:table-cell office:value-type="float" office:value="0" calcext:value-type="float">
            <text:p>0</text:p>
          </table:table-cell>
          <table:table-cell office:value-type="float" office:value="-0.00010255" calcext:value-type="float">
            <text:p>-0.00010255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16220323" calcext:value-type="float">
            <text:p>-0.0016220323</text:p>
          </table:table-cell>
          <table:table-cell office:value-type="float" office:value="143" calcext:value-type="float">
            <text:p>143</text:p>
          </table:table-cell>
          <table:table-cell table:formula="of:=[.H144]*100" office:value-type="float" office:value="-0.16220323" calcext:value-type="float">
            <text:p>-0.16220323</text:p>
          </table:table-cell>
          <table:table-cell table:formula="of:=100*[.F144]" office:value-type="float" office:value="-0.010255" calcext:value-type="float">
            <text:p>-0.010255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79.2727355957" calcext:value-type="float">
            <text:p>179.2727355957</text:p>
          </table:table-cell>
          <table:table-cell office:value-type="float" office:value="-0.0497590726" calcext:value-type="float">
            <text:p>-0.0497590726</text:p>
          </table:table-cell>
          <table:table-cell office:value-type="float" office:value="-0.099542259" calcext:value-type="float">
            <text:p>-0.099542259</text:p>
          </table:table-cell>
          <table:table-cell office:value-type="float" office:value="0" calcext:value-type="float">
            <text:p>0</text:p>
          </table:table-cell>
          <table:table-cell office:value-type="float" office:value="0.00026331" calcext:value-type="float">
            <text:p>0.00026331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0646607" calcext:value-type="float">
            <text:p>-0.000646607</text:p>
          </table:table-cell>
          <table:table-cell office:value-type="float" office:value="144" calcext:value-type="float">
            <text:p>144</text:p>
          </table:table-cell>
          <table:table-cell table:formula="of:=[.H145]*100" office:value-type="float" office:value="-0.0646607" calcext:value-type="float">
            <text:p>-0.0646607</text:p>
          </table:table-cell>
          <table:table-cell table:formula="of:=100*[.F145]" office:value-type="float" office:value="0.026331" calcext:value-type="float">
            <text:p>0.026331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79.2772521973" calcext:value-type="float">
            <text:p>179.2772521973</text:p>
          </table:table-cell>
          <table:table-cell office:value-type="float" office:value="-0.0201876561" calcext:value-type="float">
            <text:p>-0.0201876561</text:p>
          </table:table-cell>
          <table:table-cell office:value-type="float" office:value="-0.0404612981" calcext:value-type="float">
            <text:p>-0.0404612981</text:p>
          </table:table-cell>
          <table:table-cell office:value-type="float" office:value="0" calcext:value-type="float">
            <text:p>0</text:p>
          </table:table-cell>
          <table:table-cell office:value-type="float" office:value="0.00030993" calcext:value-type="float">
            <text:p>0.00030993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10874768" calcext:value-type="float">
            <text:p>-0.0010874768</text:p>
          </table:table-cell>
          <table:table-cell office:value-type="float" office:value="145" calcext:value-type="float">
            <text:p>145</text:p>
          </table:table-cell>
          <table:table-cell table:formula="of:=[.H146]*100" office:value-type="float" office:value="-0.10874768" calcext:value-type="float">
            <text:p>-0.10874768</text:p>
          </table:table-cell>
          <table:table-cell table:formula="of:=100*[.F146]" office:value-type="float" office:value="0.030993" calcext:value-type="float">
            <text:p>0.030993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79.2730255127" calcext:value-type="float">
            <text:p>179.2730255127</text:p>
          </table:table-cell>
          <table:table-cell office:value-type="float" office:value="-0.0333442486" calcext:value-type="float">
            <text:p>-0.0333442486</text:p>
          </table:table-cell>
          <table:table-cell office:value-type="float" office:value="-0.0667992875" calcext:value-type="float">
            <text:p>-0.0667992875</text:p>
          </table:table-cell>
          <table:table-cell office:value-type="float" office:value="0" calcext:value-type="float">
            <text:p>0</text:p>
          </table:table-cell>
          <table:table-cell office:value-type="float" office:value="0.00042867" calcext:value-type="float">
            <text:p>0.00042867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08925214" calcext:value-type="float">
            <text:p>-0.0008925214</text:p>
          </table:table-cell>
          <table:table-cell office:value-type="float" office:value="146" calcext:value-type="float">
            <text:p>146</text:p>
          </table:table-cell>
          <table:table-cell table:formula="of:=[.H147]*100" office:value-type="float" office:value="-0.08925214" calcext:value-type="float">
            <text:p>-0.08925214</text:p>
          </table:table-cell>
          <table:table-cell table:formula="of:=100*[.F147]" office:value-type="float" office:value="0.042867" calcext:value-type="float">
            <text:p>0.042867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79.2633056641" calcext:value-type="float">
            <text:p>179.2633056641</text:p>
          </table:table-cell>
          <table:table-cell office:value-type="float" office:value="-0.0264746996" calcext:value-type="float">
            <text:p>-0.0264746996</text:p>
          </table:table-cell>
          <table:table-cell office:value-type="float" office:value="-0.0530829969" calcext:value-type="float">
            <text:p>-0.0530829969</text:p>
          </table:table-cell>
          <table:table-cell office:value-type="float" office:value="0" calcext:value-type="float">
            <text:p>0</text:p>
          </table:table-cell>
          <table:table-cell office:value-type="float" office:value="0.00046198" calcext:value-type="float">
            <text:p>0.00046198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18155406" calcext:value-type="float">
            <text:p>-0.0018155406</text:p>
          </table:table-cell>
          <table:table-cell office:value-type="float" office:value="147" calcext:value-type="float">
            <text:p>147</text:p>
          </table:table-cell>
          <table:table-cell table:formula="of:=[.H148]*100" office:value-type="float" office:value="-0.18155406" calcext:value-type="float">
            <text:p>-0.18155406</text:p>
          </table:table-cell>
          <table:table-cell table:formula="of:=100*[.F148]" office:value-type="float" office:value="0.046198" calcext:value-type="float">
            <text:p>0.046198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79.2661590576" calcext:value-type="float">
            <text:p>179.2661590576</text:p>
          </table:table-cell>
          <table:table-cell office:value-type="float" office:value="-0.0398230401" calcext:value-type="float">
            <text:p>-0.0398230401</text:p>
          </table:table-cell>
          <table:table-cell office:value-type="float" office:value="-0.0798013468" calcext:value-type="float">
            <text:p>-0.0798013468</text:p>
          </table:table-cell>
          <table:table-cell office:value-type="float" office:value="0" calcext:value-type="float">
            <text:p>0</text:p>
          </table:table-cell>
          <table:table-cell office:value-type="float" office:value="0.00057313" calcext:value-type="float">
            <text:p>0.00057313</text:p>
          </table:table-cell>
          <table:table-cell office:value-type="float" office:value="-0.00001119" calcext:value-type="float">
            <text:p>-0.00001119</text:p>
          </table:table-cell>
          <table:table-cell office:value-type="float" office:value="-0.0005581898" calcext:value-type="float">
            <text:p>-0.0005581898</text:p>
          </table:table-cell>
          <table:table-cell office:value-type="float" office:value="148" calcext:value-type="float">
            <text:p>148</text:p>
          </table:table-cell>
          <table:table-cell table:formula="of:=[.H149]*100" office:value-type="float" office:value="-0.05581898" calcext:value-type="float">
            <text:p>-0.05581898</text:p>
          </table:table-cell>
          <table:table-cell table:formula="of:=100*[.F149]" office:value-type="float" office:value="0.057313" calcext:value-type="float">
            <text:p>0.057313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79.2543334961" calcext:value-type="float">
            <text:p>179.2543334961</text:p>
          </table:table-cell>
          <table:table-cell office:value-type="float" office:value="-0.0728169566" calcext:value-type="float">
            <text:p>-0.0728169566</text:p>
          </table:table-cell>
          <table:table-cell office:value-type="float" office:value="-0.1458499404" calcext:value-type="float">
            <text:p>-0.1458499404</text:p>
          </table:table-cell>
          <table:table-cell office:value-type="float" office:value="0" calcext:value-type="float">
            <text:p>0</text:p>
          </table:table-cell>
          <table:table-cell office:value-type="float" office:value="0.00086705" calcext:value-type="float">
            <text:p>0.00086705</text:p>
          </table:table-cell>
          <table:table-cell office:value-type="float" office:value="-0.00001119" calcext:value-type="float">
            <text:p>-0.00001119</text:p>
          </table:table-cell>
          <table:table-cell office:value-type="float" office:value="0.0003095" calcext:value-type="float">
            <text:p>0.0003095</text:p>
          </table:table-cell>
          <table:table-cell office:value-type="float" office:value="149" calcext:value-type="float">
            <text:p>149</text:p>
          </table:table-cell>
          <table:table-cell table:formula="of:=[.H150]*100" office:value-type="float" office:value="0.03095" calcext:value-type="float">
            <text:p>0.03095</text:p>
          </table:table-cell>
          <table:table-cell table:formula="of:=100*[.F150]" office:value-type="float" office:value="0.086705" calcext:value-type="float">
            <text:p>0.086705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79.2509765625" calcext:value-type="float">
            <text:p>179.2509765625</text:p>
          </table:table-cell>
          <table:table-cell office:value-type="float" office:value="0.0017167657" calcext:value-type="float">
            <text:p>0.0017167657</text:p>
          </table:table-cell>
          <table:table-cell office:value-type="float" office:value="0.0032185566" calcext:value-type="float">
            <text:p>0.0032185566</text:p>
          </table:table-cell>
          <table:table-cell office:value-type="float" office:value="0" calcext:value-type="float">
            <text:p>0</text:p>
          </table:table-cell>
          <table:table-cell office:value-type="float" office:value="0.00056611" calcext:value-type="float">
            <text:p>0.00056611</text:p>
          </table:table-cell>
          <table:table-cell office:value-type="float" office:value="-0.00001246" calcext:value-type="float">
            <text:p>-0.00001246</text:p>
          </table:table-cell>
          <table:table-cell office:value-type="float" office:value="-0.0015164539" calcext:value-type="float">
            <text:p>-0.0015164539</text:p>
          </table:table-cell>
          <table:table-cell office:value-type="float" office:value="150" calcext:value-type="float">
            <text:p>150</text:p>
          </table:table-cell>
          <table:table-cell table:formula="of:=[.H151]*100" office:value-type="float" office:value="-0.15164539" calcext:value-type="float">
            <text:p>-0.15164539</text:p>
          </table:table-cell>
          <table:table-cell table:formula="of:=100*[.F151]" office:value-type="float" office:value="0.056611" calcext:value-type="float">
            <text:p>0.056611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79.2480621338" calcext:value-type="float">
            <text:p>179.2480621338</text:p>
          </table:table-cell>
          <table:table-cell office:value-type="float" office:value="0.0020768858" calcext:value-type="float">
            <text:p>0.0020768858</text:p>
          </table:table-cell>
          <table:table-cell office:value-type="float" office:value="0.0040143669" calcext:value-type="float">
            <text:p>0.0040143669</text:p>
          </table:table-cell>
          <table:table-cell office:value-type="float" office:value="0" calcext:value-type="float">
            <text:p>0</text:p>
          </table:table-cell>
          <table:table-cell office:value-type="float" office:value="0.00036325" calcext:value-type="float">
            <text:p>0.00036325</text:p>
          </table:table-cell>
          <table:table-cell office:value-type="float" office:value="-0.00001246" calcext:value-type="float">
            <text:p>-0.00001246</text:p>
          </table:table-cell>
          <table:table-cell office:value-type="float" office:value="-0.0015025605" calcext:value-type="float">
            <text:p>-0.0015025605</text:p>
          </table:table-cell>
          <table:table-cell office:value-type="float" office:value="151" calcext:value-type="float">
            <text:p>151</text:p>
          </table:table-cell>
          <table:table-cell table:formula="of:=[.H152]*100" office:value-type="float" office:value="-0.15025605" calcext:value-type="float">
            <text:p>-0.15025605</text:p>
          </table:table-cell>
          <table:table-cell table:formula="of:=100*[.F152]" office:value-type="float" office:value="0.036325" calcext:value-type="float">
            <text:p>0.036325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79.2548522949" calcext:value-type="float">
            <text:p>179.2548522949</text:p>
          </table:table-cell>
          <table:table-cell office:value-type="float" office:value="-0.0352397354" calcext:value-type="float">
            <text:p>-0.0352397354</text:p>
          </table:table-cell>
          <table:table-cell office:value-type="float" office:value="-0.0706054816" calcext:value-type="float">
            <text:p>-0.0706054816</text:p>
          </table:table-cell>
          <table:table-cell office:value-type="float" office:value="0" calcext:value-type="float">
            <text:p>0</text:p>
          </table:table-cell>
          <table:table-cell office:value-type="float" office:value="0.00047682" calcext:value-type="float">
            <text:p>0.00047682</text:p>
          </table:table-cell>
          <table:table-cell office:value-type="float" office:value="-0.00001246" calcext:value-type="float">
            <text:p>-0.00001246</text:p>
          </table:table-cell>
          <table:table-cell office:value-type="float" office:value="-0.0003391812" calcext:value-type="float">
            <text:p>-0.0003391812</text:p>
          </table:table-cell>
          <table:table-cell office:value-type="float" office:value="152" calcext:value-type="float">
            <text:p>152</text:p>
          </table:table-cell>
          <table:table-cell table:formula="of:=[.H153]*100" office:value-type="float" office:value="-0.03391812" calcext:value-type="float">
            <text:p>-0.03391812</text:p>
          </table:table-cell>
          <table:table-cell table:formula="of:=100*[.F153]" office:value-type="float" office:value="0.047682" calcext:value-type="float">
            <text:p>0.04768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79.2645568848" calcext:value-type="float">
            <text:p>179.2645568848</text:p>
          </table:table-cell>
          <table:table-cell office:value-type="float" office:value="-0.0587284103" calcext:value-type="float">
            <text:p>-0.0587284103</text:p>
          </table:table-cell>
          <table:table-cell office:value-type="float" office:value="-0.1176346947" calcext:value-type="float">
            <text:p>-0.1176346947</text:p>
          </table:table-cell>
          <table:table-cell office:value-type="float" office:value="0" calcext:value-type="float">
            <text:p>0</text:p>
          </table:table-cell>
          <table:table-cell office:value-type="float" office:value="0.00070901" calcext:value-type="float">
            <text:p>0.00070901</text:p>
          </table:table-cell>
          <table:table-cell office:value-type="float" office:value="-0.00001246" calcext:value-type="float">
            <text:p>-0.00001246</text:p>
          </table:table-cell>
          <table:table-cell office:value-type="float" office:value="-0.000483085" calcext:value-type="float">
            <text:p>-0.000483085</text:p>
          </table:table-cell>
          <table:table-cell office:value-type="float" office:value="153" calcext:value-type="float">
            <text:p>153</text:p>
          </table:table-cell>
          <table:table-cell table:formula="of:=[.H154]*100" office:value-type="float" office:value="-0.0483085" calcext:value-type="float">
            <text:p>-0.0483085</text:p>
          </table:table-cell>
          <table:table-cell table:formula="of:=100*[.F154]" office:value-type="float" office:value="0.070901" calcext:value-type="float">
            <text:p>0.070901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79.267288208" calcext:value-type="float">
            <text:p>179.267288208</text:p>
          </table:table-cell>
          <table:table-cell office:value-type="float" office:value="-0.0581462459" calcext:value-type="float">
            <text:p>-0.0581462459</text:p>
          </table:table-cell>
          <table:table-cell office:value-type="float" office:value="-0.1165278114" calcext:value-type="float">
            <text:p>-0.1165278114</text:p>
          </table:table-cell>
          <table:table-cell office:value-type="float" office:value="0" calcext:value-type="float">
            <text:p>0</text:p>
          </table:table-cell>
          <table:table-cell office:value-type="float" office:value="0.00085979" calcext:value-type="float">
            <text:p>0.00085979</text:p>
          </table:table-cell>
          <table:table-cell office:value-type="float" office:value="-0.00001246" calcext:value-type="float">
            <text:p>-0.00001246</text:p>
          </table:table-cell>
          <table:table-cell office:value-type="float" office:value="0.0001661423" calcext:value-type="float">
            <text:p>0.0001661423</text:p>
          </table:table-cell>
          <table:table-cell office:value-type="float" office:value="154" calcext:value-type="float">
            <text:p>154</text:p>
          </table:table-cell>
          <table:table-cell table:formula="of:=[.H155]*100" office:value-type="float" office:value="0.01661423" calcext:value-type="float">
            <text:p>0.01661423</text:p>
          </table:table-cell>
          <table:table-cell table:formula="of:=100*[.F155]" office:value-type="float" office:value="0.085979" calcext:value-type="float">
            <text:p>0.085979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79.2701568604" calcext:value-type="float">
            <text:p>179.2701568604</text:p>
          </table:table-cell>
          <table:table-cell office:value-type="float" office:value="-0.0424408463" calcext:value-type="float">
            <text:p>-0.0424408463</text:p>
          </table:table-cell>
          <table:table-cell office:value-type="float" office:value="-0.0851389952" calcext:value-type="float">
            <text:p>-0.0851389952</text:p>
          </table:table-cell>
          <table:table-cell office:value-type="float" office:value="0" calcext:value-type="float">
            <text:p>0</text:p>
          </table:table-cell>
          <table:table-cell office:value-type="float" office:value="0.00085556" calcext:value-type="float">
            <text:p>0.00085556</text:p>
          </table:table-cell>
          <table:table-cell office:value-type="float" office:value="-0.00001246" calcext:value-type="float">
            <text:p>-0.00001246</text:p>
          </table:table-cell>
          <table:table-cell office:value-type="float" office:value="0.0002312487" calcext:value-type="float">
            <text:p>0.0002312487</text:p>
          </table:table-cell>
          <table:table-cell office:value-type="float" office:value="155" calcext:value-type="float">
            <text:p>155</text:p>
          </table:table-cell>
          <table:table-cell table:formula="of:=[.H156]*100" office:value-type="float" office:value="0.02312487" calcext:value-type="float">
            <text:p>0.02312487</text:p>
          </table:table-cell>
          <table:table-cell table:formula="of:=100*[.F156]" office:value-type="float" office:value="0.085556" calcext:value-type="float">
            <text:p>0.085556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79.2725524902" calcext:value-type="float">
            <text:p>179.2725524902</text:p>
          </table:table-cell>
          <table:table-cell office:value-type="float" office:value="-0.013612242" calcext:value-type="float">
            <text:p>-0.013612242</text:p>
          </table:table-cell>
          <table:table-cell office:value-type="float" office:value="-0.0274519107" calcext:value-type="float">
            <text:p>-0.0274519107</text:p>
          </table:table-cell>
          <table:table-cell office:value-type="float" office:value="0" calcext:value-type="float">
            <text:p>0</text:p>
          </table:table-cell>
          <table:table-cell office:value-type="float" office:value="0.00066062" calcext:value-type="float">
            <text:p>0.00066062</text:p>
          </table:table-cell>
          <table:table-cell office:value-type="float" office:value="-0.00001105" calcext:value-type="float">
            <text:p>-0.00001105</text:p>
          </table:table-cell>
          <table:table-cell office:value-type="float" office:value="-0.0014797872" calcext:value-type="float">
            <text:p>-0.0014797872</text:p>
          </table:table-cell>
          <table:table-cell office:value-type="float" office:value="156" calcext:value-type="float">
            <text:p>156</text:p>
          </table:table-cell>
          <table:table-cell table:formula="of:=[.H157]*100" office:value-type="float" office:value="-0.14797872" calcext:value-type="float">
            <text:p>-0.14797872</text:p>
          </table:table-cell>
          <table:table-cell table:formula="of:=100*[.F157]" office:value-type="float" office:value="0.066062" calcext:value-type="float">
            <text:p>0.066062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79.2754669189" calcext:value-type="float">
            <text:p>179.2754669189</text:p>
          </table:table-cell>
          <table:table-cell office:value-type="float" office:value="-0.0069528501" calcext:value-type="float">
            <text:p>-0.0069528501</text:p>
          </table:table-cell>
          <table:table-cell office:value-type="float" office:value="-0.0140777498" calcext:value-type="float">
            <text:p>-0.0140777498</text:p>
          </table:table-cell>
          <table:table-cell office:value-type="float" office:value="0" calcext:value-type="float">
            <text:p>0</text:p>
          </table:table-cell>
          <table:table-cell office:value-type="float" office:value="0.00048638" calcext:value-type="float">
            <text:p>0.00048638</text:p>
          </table:table-cell>
          <table:table-cell office:value-type="float" office:value="-0.00001105" calcext:value-type="float">
            <text:p>-0.00001105</text:p>
          </table:table-cell>
          <table:table-cell office:value-type="float" office:value="-0.0014036706" calcext:value-type="float">
            <text:p>-0.0014036706</text:p>
          </table:table-cell>
          <table:table-cell office:value-type="float" office:value="157" calcext:value-type="float">
            <text:p>157</text:p>
          </table:table-cell>
          <table:table-cell table:formula="of:=[.H158]*100" office:value-type="float" office:value="-0.14036706" calcext:value-type="float">
            <text:p>-0.14036706</text:p>
          </table:table-cell>
          <table:table-cell table:formula="of:=100*[.F158]" office:value-type="float" office:value="0.048638" calcext:value-type="float">
            <text:p>0.048638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79.2705383301" calcext:value-type="float">
            <text:p>179.2705383301</text:p>
          </table:table-cell>
          <table:table-cell office:value-type="float" office:value="-0.0189894888" calcext:value-type="float">
            <text:p>-0.0189894888</text:p>
          </table:table-cell>
          <table:table-cell office:value-type="float" office:value="-0.0381195155" calcext:value-type="float">
            <text:p>-0.0381195155</text:p>
          </table:table-cell>
          <table:table-cell office:value-type="float" office:value="0" calcext:value-type="float">
            <text:p>0</text:p>
          </table:table-cell>
          <table:table-cell office:value-type="float" office:value="0.00045054" calcext:value-type="float">
            <text:p>0.00045054</text:p>
          </table:table-cell>
          <table:table-cell office:value-type="float" office:value="-0.00001105" calcext:value-type="float">
            <text:p>-0.00001105</text:p>
          </table:table-cell>
          <table:table-cell office:value-type="float" office:value="-0.001639846" calcext:value-type="float">
            <text:p>-0.001639846</text:p>
          </table:table-cell>
          <table:table-cell office:value-type="float" office:value="158" calcext:value-type="float">
            <text:p>158</text:p>
          </table:table-cell>
          <table:table-cell table:formula="of:=[.H159]*100" office:value-type="float" office:value="-0.1639846" calcext:value-type="float">
            <text:p>-0.1639846</text:p>
          </table:table-cell>
          <table:table-cell table:formula="of:=100*[.F159]" office:value-type="float" office:value="0.045054" calcext:value-type="float">
            <text:p>0.045054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79.2742156982" calcext:value-type="float">
            <text:p>179.2742156982</text:p>
          </table:table-cell>
          <table:table-cell office:value-type="float" office:value="-0.0265070367" calcext:value-type="float">
            <text:p>-0.0265070367</text:p>
          </table:table-cell>
          <table:table-cell office:value-type="float" office:value="-0.0531531687" calcext:value-type="float">
            <text:p>-0.0531531687</text:p>
          </table:table-cell>
          <table:table-cell office:value-type="float" office:value="0" calcext:value-type="float">
            <text:p>0</text:p>
          </table:table-cell>
          <table:table-cell office:value-type="float" office:value="0.00047676" calcext:value-type="float">
            <text:p>0.00047676</text:p>
          </table:table-cell>
          <table:table-cell office:value-type="float" office:value="-0.00001105" calcext:value-type="float">
            <text:p>-0.00001105</text:p>
          </table:table-cell>
          <table:table-cell office:value-type="float" office:value="-0.0005306408" calcext:value-type="float">
            <text:p>-0.0005306408</text:p>
          </table:table-cell>
          <table:table-cell office:value-type="float" office:value="159" calcext:value-type="float">
            <text:p>159</text:p>
          </table:table-cell>
          <table:table-cell table:formula="of:=[.H160]*100" office:value-type="float" office:value="-0.05306408" calcext:value-type="float">
            <text:p>-0.05306408</text:p>
          </table:table-cell>
          <table:table-cell table:formula="of:=100*[.F160]" office:value-type="float" office:value="0.047676" calcext:value-type="float">
            <text:p>0.04767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79.2782745361" calcext:value-type="float">
            <text:p>179.2782745361</text:p>
          </table:table-cell>
          <table:table-cell office:value-type="float" office:value="0.0200511517" calcext:value-type="float">
            <text:p>0.0200511517</text:p>
          </table:table-cell>
          <table:table-cell office:value-type="float" office:value="0.0400031968" calcext:value-type="float">
            <text:p>0.0400031968</text:p>
          </table:table-cell>
          <table:table-cell office:value-type="float" office:value="0" calcext:value-type="float">
            <text:p>0</text:p>
          </table:table-cell>
          <table:table-cell office:value-type="float" office:value="0.00018395" calcext:value-type="float">
            <text:p>0.00018395</text:p>
          </table:table-cell>
          <table:table-cell office:value-type="float" office:value="-0.00001232" calcext:value-type="float">
            <text:p>-0.00001232</text:p>
          </table:table-cell>
          <table:table-cell office:value-type="float" office:value="-0.001897072" calcext:value-type="float">
            <text:p>-0.001897072</text:p>
          </table:table-cell>
          <table:table-cell office:value-type="float" office:value="160" calcext:value-type="float">
            <text:p>160</text:p>
          </table:table-cell>
          <table:table-cell table:formula="of:=[.H161]*100" office:value-type="float" office:value="-0.1897072" calcext:value-type="float">
            <text:p>-0.1897072</text:p>
          </table:table-cell>
          <table:table-cell table:formula="of:=100*[.F161]" office:value-type="float" office:value="0.018395" calcext:value-type="float">
            <text:p>0.018395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79.2850036621" calcext:value-type="float">
            <text:p>179.2850036621</text:p>
          </table:table-cell>
          <table:table-cell office:value-type="float" office:value="-0.0179351128" calcext:value-type="float">
            <text:p>-0.0179351128</text:p>
          </table:table-cell>
          <table:table-cell office:value-type="float" office:value="-0.0359341263" calcext:value-type="float">
            <text:p>-0.0359341263</text:p>
          </table:table-cell>
          <table:table-cell office:value-type="float" office:value="0" calcext:value-type="float">
            <text:p>0</text:p>
          </table:table-cell>
          <table:table-cell office:value-type="float" office:value="0.00024206" calcext:value-type="float">
            <text:p>0.00024206</text:p>
          </table:table-cell>
          <table:table-cell office:value-type="float" office:value="-0.00001232" calcext:value-type="float">
            <text:p>-0.00001232</text:p>
          </table:table-cell>
          <table:table-cell office:value-type="float" office:value="-0.0017102645" calcext:value-type="float">
            <text:p>-0.0017102645</text:p>
          </table:table-cell>
          <table:table-cell office:value-type="float" office:value="161" calcext:value-type="float">
            <text:p>161</text:p>
          </table:table-cell>
          <table:table-cell table:formula="of:=[.H162]*100" office:value-type="float" office:value="-0.17102645" calcext:value-type="float">
            <text:p>-0.17102645</text:p>
          </table:table-cell>
          <table:table-cell table:formula="of:=100*[.F162]" office:value-type="float" office:value="0.024206" calcext:value-type="float">
            <text:p>0.024206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79.2856292725" calcext:value-type="float">
            <text:p>179.2856292725</text:p>
          </table:table-cell>
          <table:table-cell office:value-type="float" office:value="-0.0276390534" calcext:value-type="float">
            <text:p>-0.0276390534</text:p>
          </table:table-cell>
          <table:table-cell office:value-type="float" office:value="-0.0553662308" calcext:value-type="float">
            <text:p>-0.0553662308</text:p>
          </table:table-cell>
          <table:table-cell office:value-type="float" office:value="0" calcext:value-type="float">
            <text:p>0</text:p>
          </table:table-cell>
          <table:table-cell office:value-type="float" office:value="0.00034544" calcext:value-type="float">
            <text:p>0.00034544</text:p>
          </table:table-cell>
          <table:table-cell office:value-type="float" office:value="-0.00001232" calcext:value-type="float">
            <text:p>-0.00001232</text:p>
          </table:table-cell>
          <table:table-cell office:value-type="float" office:value="-0.0016567892" calcext:value-type="float">
            <text:p>-0.0016567892</text:p>
          </table:table-cell>
          <table:table-cell office:value-type="float" office:value="162" calcext:value-type="float">
            <text:p>162</text:p>
          </table:table-cell>
          <table:table-cell table:formula="of:=[.H163]*100" office:value-type="float" office:value="-0.16567892" calcext:value-type="float">
            <text:p>-0.16567892</text:p>
          </table:table-cell>
          <table:table-cell table:formula="of:=100*[.F163]" office:value-type="float" office:value="0.034544" calcext:value-type="float">
            <text:p>0.034544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79.2856292725" calcext:value-type="float">
            <text:p>179.2856292725</text:p>
          </table:table-cell>
          <table:table-cell office:value-type="float" office:value="0.0015490835" calcext:value-type="float">
            <text:p>0.0015490835</text:p>
          </table:table-cell>
          <table:table-cell office:value-type="float" office:value="0.0030133854" calcext:value-type="float">
            <text:p>0.0030133854</text:p>
          </table:table-cell>
          <table:table-cell office:value-type="float" office:value="0" calcext:value-type="float">
            <text:p>0</text:p>
          </table:table-cell>
          <table:table-cell office:value-type="float" office:value="0.00021978" calcext:value-type="float">
            <text:p>0.00021978</text:p>
          </table:table-cell>
          <table:table-cell office:value-type="float" office:value="-0.0000096" calcext:value-type="float">
            <text:p>-0.0000096</text:p>
          </table:table-cell>
          <table:table-cell office:value-type="float" office:value="-0.0014520039" calcext:value-type="float">
            <text:p>-0.0014520039</text:p>
          </table:table-cell>
          <table:table-cell office:value-type="float" office:value="163" calcext:value-type="float">
            <text:p>163</text:p>
          </table:table-cell>
          <table:table-cell table:formula="of:=[.H164]*100" office:value-type="float" office:value="-0.14520039" calcext:value-type="float">
            <text:p>-0.14520039</text:p>
          </table:table-cell>
          <table:table-cell table:formula="of:=100*[.F164]" office:value-type="float" office:value="0.021978" calcext:value-type="float">
            <text:p>0.021978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79.2822418213" calcext:value-type="float">
            <text:p>179.2822418213</text:p>
          </table:table-cell>
          <table:table-cell office:value-type="float" office:value="-0.0039898195" calcext:value-type="float">
            <text:p>-0.0039898195</text:p>
          </table:table-cell>
          <table:table-cell office:value-type="float" office:value="-0.0080385529" calcext:value-type="float">
            <text:p>-0.0080385529</text:p>
          </table:table-cell>
          <table:table-cell office:value-type="float" office:value="0" calcext:value-type="float">
            <text:p>0</text:p>
          </table:table-cell>
          <table:table-cell office:value-type="float" office:value="0.00017298" calcext:value-type="float">
            <text:p>0.00017298</text:p>
          </table:table-cell>
          <table:table-cell office:value-type="float" office:value="-0.0000096" calcext:value-type="float">
            <text:p>-0.0000096</text:p>
          </table:table-cell>
          <table:table-cell office:value-type="float" office:value="-0.0015259066" calcext:value-type="float">
            <text:p>-0.0015259066</text:p>
          </table:table-cell>
          <table:table-cell office:value-type="float" office:value="164" calcext:value-type="float">
            <text:p>164</text:p>
          </table:table-cell>
          <table:table-cell table:formula="of:=[.H165]*100" office:value-type="float" office:value="-0.15259066" calcext:value-type="float">
            <text:p>-0.15259066</text:p>
          </table:table-cell>
          <table:table-cell table:formula="of:=100*[.F165]" office:value-type="float" office:value="0.017298" calcext:value-type="float">
            <text:p>0.017298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79.2880249023" calcext:value-type="float">
            <text:p>179.2880249023</text:p>
          </table:table-cell>
          <table:table-cell office:value-type="float" office:value="-0.0157495588" calcext:value-type="float">
            <text:p>-0.0157495588</text:p>
          </table:table-cell>
          <table:table-cell office:value-type="float" office:value="-0.0315580937" calcext:value-type="float">
            <text:p>-0.0315580937</text:p>
          </table:table-cell>
          <table:table-cell office:value-type="float" office:value="0" calcext:value-type="float">
            <text:p>0</text:p>
          </table:table-cell>
          <table:table-cell office:value-type="float" office:value="0.00022019" calcext:value-type="float">
            <text:p>0.00022019</text:p>
          </table:table-cell>
          <table:table-cell office:value-type="float" office:value="-0.0000096" calcext:value-type="float">
            <text:p>-0.0000096</text:p>
          </table:table-cell>
          <table:table-cell office:value-type="float" office:value="-0.0007516023" calcext:value-type="float">
            <text:p>-0.0007516023</text:p>
          </table:table-cell>
          <table:table-cell office:value-type="float" office:value="165" calcext:value-type="float">
            <text:p>165</text:p>
          </table:table-cell>
          <table:table-cell table:formula="of:=[.H166]*100" office:value-type="float" office:value="-0.07516023" calcext:value-type="float">
            <text:p>-0.07516023</text:p>
          </table:table-cell>
          <table:table-cell table:formula="of:=100*[.F166]" office:value-type="float" office:value="0.022019" calcext:value-type="float">
            <text:p>0.022019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79.2869415283" calcext:value-type="float">
            <text:p>179.2869415283</text:p>
          </table:table-cell>
          <table:table-cell office:value-type="float" office:value="0.0051436458" calcext:value-type="float">
            <text:p>0.0051436458</text:p>
          </table:table-cell>
          <table:table-cell office:value-type="float" office:value="0.0102374046" calcext:value-type="float">
            <text:p>0.0102374046</text:p>
          </table:table-cell>
          <table:table-cell office:value-type="float" office:value="0" calcext:value-type="float">
            <text:p>0</text:p>
          </table:table-cell>
          <table:table-cell office:value-type="float" office:value="0.00011239" calcext:value-type="float">
            <text:p>0.00011239</text:p>
          </table:table-cell>
          <table:table-cell office:value-type="float" office:value="-0.0000096" calcext:value-type="float">
            <text:p>-0.0000096</text:p>
          </table:table-cell>
          <table:table-cell office:value-type="float" office:value="-0.0014573592" calcext:value-type="float">
            <text:p>-0.0014573592</text:p>
          </table:table-cell>
          <table:table-cell office:value-type="float" office:value="166" calcext:value-type="float">
            <text:p>166</text:p>
          </table:table-cell>
          <table:table-cell table:formula="of:=[.H167]*100" office:value-type="float" office:value="-0.14573592" calcext:value-type="float">
            <text:p>-0.14573592</text:p>
          </table:table-cell>
          <table:table-cell table:formula="of:=100*[.F167]" office:value-type="float" office:value="0.011239" calcext:value-type="float">
            <text:p>0.011239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79.2808532715" calcext:value-type="float">
            <text:p>179.2808532715</text:p>
          </table:table-cell>
          <table:table-cell office:value-type="float" office:value="-0.0226182612" calcext:value-type="float">
            <text:p>-0.0226182612</text:p>
          </table:table-cell>
          <table:table-cell office:value-type="float" office:value="-0.0452872214" calcext:value-type="float">
            <text:p>-0.0452872214</text:p>
          </table:table-cell>
          <table:table-cell office:value-type="float" office:value="0" calcext:value-type="float">
            <text:p>0</text:p>
          </table:table-cell>
          <table:table-cell office:value-type="float" office:value="0.0002256" calcext:value-type="float">
            <text:p>0.0002256</text:p>
          </table:table-cell>
          <table:table-cell office:value-type="float" office:value="-0.0000096" calcext:value-type="float">
            <text:p>-0.0000096</text:p>
          </table:table-cell>
          <table:table-cell office:value-type="float" office:value="-0.0012242742" calcext:value-type="float">
            <text:p>-0.0012242742</text:p>
          </table:table-cell>
          <table:table-cell office:value-type="float" office:value="167" calcext:value-type="float">
            <text:p>167</text:p>
          </table:table-cell>
          <table:table-cell table:formula="of:=[.H168]*100" office:value-type="float" office:value="-0.12242742" calcext:value-type="float">
            <text:p>-0.12242742</text:p>
          </table:table-cell>
          <table:table-cell table:formula="of:=100*[.F168]" office:value-type="float" office:value="0.02256" calcext:value-type="float">
            <text:p>0.02256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79.281829834" calcext:value-type="float">
            <text:p>179.281829834</text:p>
          </table:table-cell>
          <table:table-cell office:value-type="float" office:value="-0.0418402909" calcext:value-type="float">
            <text:p>-0.0418402909</text:p>
          </table:table-cell>
          <table:table-cell office:value-type="float" office:value="-0.08377879" calcext:value-type="float">
            <text:p>-0.08377879</text:p>
          </table:table-cell>
          <table:table-cell office:value-type="float" office:value="0" calcext:value-type="float">
            <text:p>0</text:p>
          </table:table-cell>
          <table:table-cell office:value-type="float" office:value="0.00042912" calcext:value-type="float">
            <text:p>0.00042912</text:p>
          </table:table-cell>
          <table:table-cell office:value-type="float" office:value="-0.00000833" calcext:value-type="float">
            <text:p>-0.00000833</text:p>
          </table:table-cell>
          <table:table-cell office:value-type="float" office:value="-0.0008349324" calcext:value-type="float">
            <text:p>-0.0008349324</text:p>
          </table:table-cell>
          <table:table-cell office:value-type="float" office:value="168" calcext:value-type="float">
            <text:p>168</text:p>
          </table:table-cell>
          <table:table-cell table:formula="of:=[.H169]*100" office:value-type="float" office:value="-0.08349324" calcext:value-type="float">
            <text:p>-0.08349324</text:p>
          </table:table-cell>
          <table:table-cell table:formula="of:=100*[.F169]" office:value-type="float" office:value="0.042912" calcext:value-type="float">
            <text:p>0.042912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79.2823638916" calcext:value-type="float">
            <text:p>179.2823638916</text:p>
          </table:table-cell>
          <table:table-cell office:value-type="float" office:value="-0.0030220814" calcext:value-type="float">
            <text:p>-0.0030220814</text:p>
          </table:table-cell>
          <table:table-cell office:value-type="float" office:value="-0.0061544278" calcext:value-type="float">
            <text:p>-0.0061544278</text:p>
          </table:table-cell>
          <table:table-cell office:value-type="float" office:value="0" calcext:value-type="float">
            <text:p>0</text:p>
          </table:table-cell>
          <table:table-cell office:value-type="float" office:value="0.00030598" calcext:value-type="float">
            <text:p>0.00030598</text:p>
          </table:table-cell>
          <table:table-cell office:value-type="float" office:value="-0.00000957" calcext:value-type="float">
            <text:p>-0.00000957</text:p>
          </table:table-cell>
          <table:table-cell office:value-type="float" office:value="-0.0014002228" calcext:value-type="float">
            <text:p>-0.0014002228</text:p>
          </table:table-cell>
          <table:table-cell office:value-type="float" office:value="169" calcext:value-type="float">
            <text:p>169</text:p>
          </table:table-cell>
          <table:table-cell table:formula="of:=[.H170]*100" office:value-type="float" office:value="-0.14002228" calcext:value-type="float">
            <text:p>-0.14002228</text:p>
          </table:table-cell>
          <table:table-cell table:formula="of:=100*[.F170]" office:value-type="float" office:value="0.030598" calcext:value-type="float">
            <text:p>0.030598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79.2791900635" calcext:value-type="float">
            <text:p>179.2791900635</text:p>
          </table:table-cell>
          <table:table-cell office:value-type="float" office:value="0.0486741097" calcext:value-type="float">
            <text:p>0.0486741097</text:p>
          </table:table-cell>
          <table:table-cell office:value-type="float" office:value="0.0973204074" calcext:value-type="float">
            <text:p>0.0973204074</text:p>
          </table:table-cell>
          <table:table-cell office:value-type="float" office:value="0" calcext:value-type="float">
            <text:p>0</text:p>
          </table:table-cell>
          <table:table-cell office:value-type="float" office:value="-0.00012057" calcext:value-type="float">
            <text:p>-0.00012057</text:p>
          </table:table-cell>
          <table:table-cell office:value-type="float" office:value="-0.00000957" calcext:value-type="float">
            <text:p>-0.00000957</text:p>
          </table:table-cell>
          <table:table-cell office:value-type="float" office:value="-0.0020446632" calcext:value-type="float">
            <text:p>-0.0020446632</text:p>
          </table:table-cell>
          <table:table-cell office:value-type="float" office:value="170" calcext:value-type="float">
            <text:p>170</text:p>
          </table:table-cell>
          <table:table-cell table:formula="of:=[.H171]*100" office:value-type="float" office:value="-0.20446632" calcext:value-type="float">
            <text:p>-0.20446632</text:p>
          </table:table-cell>
          <table:table-cell table:formula="of:=100*[.F171]" office:value-type="float" office:value="-0.012057" calcext:value-type="float">
            <text:p>-0.012057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79.2953186035" calcext:value-type="float">
            <text:p>179.2953186035</text:p>
          </table:table-cell>
          <table:table-cell office:value-type="float" office:value="-0.0035803394" calcext:value-type="float">
            <text:p>-0.0035803394</text:p>
          </table:table-cell>
          <table:table-cell office:value-type="float" office:value="-0.007134126" calcext:value-type="float">
            <text:p>-0.007134126</text:p>
          </table:table-cell>
          <table:table-cell office:value-type="float" office:value="0" calcext:value-type="float">
            <text:p>0</text:p>
          </table:table-cell>
          <table:table-cell office:value-type="float" office:value="-0.00005645" calcext:value-type="float">
            <text:p>-0.00005645</text:p>
          </table:table-cell>
          <table:table-cell office:value-type="float" office:value="-0.00000957" calcext:value-type="float">
            <text:p>-0.00000957</text:p>
          </table:table-cell>
          <table:table-cell office:value-type="float" office:value="-0.0020004988" calcext:value-type="float">
            <text:p>-0.0020004988</text:p>
          </table:table-cell>
          <table:table-cell office:value-type="float" office:value="171" calcext:value-type="float">
            <text:p>171</text:p>
          </table:table-cell>
          <table:table-cell table:formula="of:=[.H172]*100" office:value-type="float" office:value="-0.20004988" calcext:value-type="float">
            <text:p>-0.20004988</text:p>
          </table:table-cell>
          <table:table-cell table:formula="of:=100*[.F172]" office:value-type="float" office:value="-0.005645" calcext:value-type="float">
            <text:p>-0.00564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9.288772583" calcext:value-type="float">
            <text:p>179.288772583</text:p>
          </table:table-cell>
          <table:table-cell office:value-type="float" office:value="0.0174046271" calcext:value-type="float">
            <text:p>0.0174046271</text:p>
          </table:table-cell>
          <table:table-cell office:value-type="float" office:value="0.0348407611" calcext:value-type="float">
            <text:p>0.0348407611</text:p>
          </table:table-cell>
          <table:table-cell office:value-type="float" office:value="0" calcext:value-type="float">
            <text:p>0</text:p>
          </table:table-cell>
          <table:table-cell office:value-type="float" office:value="-0.00015359" calcext:value-type="float">
            <text:p>-0.00015359</text:p>
          </table:table-cell>
          <table:table-cell office:value-type="float" office:value="-0.00000957" calcext:value-type="float">
            <text:p>-0.00000957</text:p>
          </table:table-cell>
          <table:table-cell office:value-type="float" office:value="-0.0018460677" calcext:value-type="float">
            <text:p>-0.0018460677</text:p>
          </table:table-cell>
          <table:table-cell office:value-type="float" office:value="172" calcext:value-type="float">
            <text:p>172</text:p>
          </table:table-cell>
          <table:table-cell table:formula="of:=[.H173]*100" office:value-type="float" office:value="-0.18460677" calcext:value-type="float">
            <text:p>-0.18460677</text:p>
          </table:table-cell>
          <table:table-cell table:formula="of:=100*[.F173]" office:value-type="float" office:value="-0.015359" calcext:value-type="float">
            <text:p>-0.015359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179.2855834961" calcext:value-type="float">
            <text:p>179.2855834961</text:p>
          </table:table-cell>
          <table:table-cell office:value-type="float" office:value="0.0002200624" calcext:value-type="float">
            <text:p>0.0002200624</text:p>
          </table:table-cell>
          <table:table-cell office:value-type="float" office:value="0.0004787306" calcext:value-type="float">
            <text:p>0.0004787306</text:p>
          </table:table-cell>
          <table:table-cell office:value-type="float" office:value="0" calcext:value-type="float">
            <text:p>0</text:p>
          </table:table-cell>
          <table:table-cell office:value-type="float" office:value="-0.00010378" calcext:value-type="float">
            <text:p>-0.00010378</text:p>
          </table:table-cell>
          <table:table-cell office:value-type="float" office:value="-0.00000957" calcext:value-type="float">
            <text:p>-0.00000957</text:p>
          </table:table-cell>
          <table:table-cell office:value-type="float" office:value="-0.0013484971" calcext:value-type="float">
            <text:p>-0.0013484971</text:p>
          </table:table-cell>
          <table:table-cell office:value-type="float" office:value="173" calcext:value-type="float">
            <text:p>173</text:p>
          </table:table-cell>
          <table:table-cell table:formula="of:=[.H174]*100" office:value-type="float" office:value="-0.13484971" calcext:value-type="float">
            <text:p>-0.13484971</text:p>
          </table:table-cell>
          <table:table-cell table:formula="of:=100*[.F174]" office:value-type="float" office:value="-0.010378" calcext:value-type="float">
            <text:p>-0.010378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179.2904205322" calcext:value-type="float">
            <text:p>179.2904205322</text:p>
          </table:table-cell>
          <table:table-cell office:value-type="float" office:value="0.0183909932" calcext:value-type="float">
            <text:p>0.0183909932</text:p>
          </table:table-cell>
          <table:table-cell office:value-type="float" office:value="0.036826307" calcext:value-type="float">
            <text:p>0.036826307</text:p>
          </table:table-cell>
          <table:table-cell office:value-type="float" office:value="0" calcext:value-type="float">
            <text:p>0</text:p>
          </table:table-cell>
          <table:table-cell office:value-type="float" office:value="-0.00019169" calcext:value-type="float">
            <text:p>-0.00019169</text:p>
          </table:table-cell>
          <table:table-cell office:value-type="float" office:value="-0.00000957" calcext:value-type="float">
            <text:p>-0.00000957</text:p>
          </table:table-cell>
          <table:table-cell office:value-type="float" office:value="-0.0016160978" calcext:value-type="float">
            <text:p>-0.0016160978</text:p>
          </table:table-cell>
          <table:table-cell office:value-type="float" office:value="174" calcext:value-type="float">
            <text:p>174</text:p>
          </table:table-cell>
          <table:table-cell table:formula="of:=[.H175]*100" office:value-type="float" office:value="-0.16160978" calcext:value-type="float">
            <text:p>-0.16160978</text:p>
          </table:table-cell>
          <table:table-cell table:formula="of:=100*[.F175]" office:value-type="float" office:value="-0.019169" calcext:value-type="float">
            <text:p>-0.019169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79.2958679199" calcext:value-type="float">
            <text:p>179.2958679199</text:p>
          </table:table-cell>
          <table:table-cell office:value-type="float" office:value="0.0136682123" calcext:value-type="float">
            <text:p>0.0136682123</text:p>
          </table:table-cell>
          <table:table-cell office:value-type="float" office:value="0.0273979957" calcext:value-type="float">
            <text:p>0.0273979957</text:p>
          </table:table-cell>
          <table:table-cell office:value-type="float" office:value="0" calcext:value-type="float">
            <text:p>0</text:p>
          </table:table-cell>
          <table:table-cell office:value-type="float" office:value="-0.00021878" calcext:value-type="float">
            <text:p>-0.00021878</text:p>
          </table:table-cell>
          <table:table-cell office:value-type="float" office:value="-0.00000957" calcext:value-type="float">
            <text:p>-0.00000957</text:p>
          </table:table-cell>
          <table:table-cell office:value-type="float" office:value="-0.0017871456" calcext:value-type="float">
            <text:p>-0.0017871456</text:p>
          </table:table-cell>
          <table:table-cell office:value-type="float" office:value="175" calcext:value-type="float">
            <text:p>175</text:p>
          </table:table-cell>
          <table:table-cell table:formula="of:=[.H176]*100" office:value-type="float" office:value="-0.17871456" calcext:value-type="float">
            <text:p>-0.17871456</text:p>
          </table:table-cell>
          <table:table-cell table:formula="of:=100*[.F176]" office:value-type="float" office:value="-0.021878" calcext:value-type="float">
            <text:p>-0.021878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79.3017578125" calcext:value-type="float">
            <text:p>179.3017578125</text:p>
          </table:table-cell>
          <table:table-cell office:value-type="float" office:value="0.0055646651" calcext:value-type="float">
            <text:p>0.0055646651</text:p>
          </table:table-cell>
          <table:table-cell office:value-type="float" office:value="0.0111895698" calcext:value-type="float">
            <text:p>0.0111895698</text:p>
          </table:table-cell>
          <table:table-cell office:value-type="float" office:value="0" calcext:value-type="float">
            <text:p>0</text:p>
          </table:table-cell>
          <table:table-cell office:value-type="float" office:value="-0.00018282" calcext:value-type="float">
            <text:p>-0.00018282</text:p>
          </table:table-cell>
          <table:table-cell office:value-type="float" office:value="-0.00000833" calcext:value-type="float">
            <text:p>-0.00000833</text:p>
          </table:table-cell>
          <table:table-cell office:value-type="float" office:value="-0.0013132879" calcext:value-type="float">
            <text:p>-0.0013132879</text:p>
          </table:table-cell>
          <table:table-cell office:value-type="float" office:value="176" calcext:value-type="float">
            <text:p>176</text:p>
          </table:table-cell>
          <table:table-cell table:formula="of:=[.H177]*100" office:value-type="float" office:value="-0.13132879" calcext:value-type="float">
            <text:p>-0.13132879</text:p>
          </table:table-cell>
          <table:table-cell table:formula="of:=100*[.F177]" office:value-type="float" office:value="-0.018282" calcext:value-type="float">
            <text:p>-0.018282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79.3173828125" calcext:value-type="float">
            <text:p>179.3173828125</text:p>
          </table:table-cell>
          <table:table-cell office:value-type="float" office:value="0.0251324824" calcext:value-type="float">
            <text:p>0.0251324824</text:p>
          </table:table-cell>
          <table:table-cell office:value-type="float" office:value="0.050335778" calcext:value-type="float">
            <text:p>0.050335778</text:p>
          </table:table-cell>
          <table:table-cell office:value-type="float" office:value="0" calcext:value-type="float">
            <text:p>0</text:p>
          </table:table-cell>
          <table:table-cell office:value-type="float" office:value="-0.00028927" calcext:value-type="float">
            <text:p>-0.00028927</text:p>
          </table:table-cell>
          <table:table-cell office:value-type="float" office:value="-0.00000833" calcext:value-type="float">
            <text:p>-0.00000833</text:p>
          </table:table-cell>
          <table:table-cell office:value-type="float" office:value="-0.0031935682" calcext:value-type="float">
            <text:p>-0.0031935682</text:p>
          </table:table-cell>
          <table:table-cell office:value-type="float" office:value="177" calcext:value-type="float">
            <text:p>177</text:p>
          </table:table-cell>
          <table:table-cell table:formula="of:=[.H178]*100" office:value-type="float" office:value="-0.31935682" calcext:value-type="float">
            <text:p>-0.31935682</text:p>
          </table:table-cell>
          <table:table-cell table:formula="of:=100*[.F178]" office:value-type="float" office:value="-0.028927" calcext:value-type="float">
            <text:p>-0.028927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79.3029022217" calcext:value-type="float">
            <text:p>179.3029022217</text:p>
          </table:table-cell>
          <table:table-cell office:value-type="float" office:value="0.0017169949" calcext:value-type="float">
            <text:p>0.0017169949</text:p>
          </table:table-cell>
          <table:table-cell office:value-type="float" office:value="0.0035079998" calcext:value-type="float">
            <text:p>0.0035079998</text:p>
          </table:table-cell>
          <table:table-cell office:value-type="float" office:value="0" calcext:value-type="float">
            <text:p>0</text:p>
          </table:table-cell>
          <table:table-cell office:value-type="float" office:value="-0.00020413" calcext:value-type="float">
            <text:p>-0.00020413</text:p>
          </table:table-cell>
          <table:table-cell office:value-type="float" office:value="-0.00000833" calcext:value-type="float">
            <text:p>-0.00000833</text:p>
          </table:table-cell>
          <table:table-cell office:value-type="float" office:value="-0.0008660946" calcext:value-type="float">
            <text:p>-0.0008660946</text:p>
          </table:table-cell>
          <table:table-cell office:value-type="float" office:value="178" calcext:value-type="float">
            <text:p>178</text:p>
          </table:table-cell>
          <table:table-cell table:formula="of:=[.H179]*100" office:value-type="float" office:value="-0.08660946" calcext:value-type="float">
            <text:p>-0.08660946</text:p>
          </table:table-cell>
          <table:table-cell table:formula="of:=100*[.F179]" office:value-type="float" office:value="-0.020413" calcext:value-type="float">
            <text:p>-0.020413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79.2955932617" calcext:value-type="float">
            <text:p>179.2955932617</text:p>
          </table:table-cell>
          <table:table-cell office:value-type="float" office:value="-0.0030938994" calcext:value-type="float">
            <text:p>-0.0030938994</text:p>
          </table:table-cell>
          <table:table-cell office:value-type="float" office:value="-0.0061398763" calcext:value-type="float">
            <text:p>-0.0061398763</text:p>
          </table:table-cell>
          <table:table-cell office:value-type="float" office:value="0" calcext:value-type="float">
            <text:p>0</text:p>
          </table:table-cell>
          <table:table-cell office:value-type="float" office:value="-0.00011535" calcext:value-type="float">
            <text:p>-0.00011535</text:p>
          </table:table-cell>
          <table:table-cell office:value-type="float" office:value="-0.00000833" calcext:value-type="float">
            <text:p>-0.00000833</text:p>
          </table:table-cell>
          <table:table-cell office:value-type="float" office:value="-0.0001763517" calcext:value-type="float">
            <text:p>-0.0001763517</text:p>
          </table:table-cell>
          <table:table-cell office:value-type="float" office:value="179" calcext:value-type="float">
            <text:p>179</text:p>
          </table:table-cell>
          <table:table-cell table:formula="of:=[.H180]*100" office:value-type="float" office:value="-0.01763517" calcext:value-type="float">
            <text:p>-0.01763517</text:p>
          </table:table-cell>
          <table:table-cell table:formula="of:=100*[.F180]" office:value-type="float" office:value="-0.011535" calcext:value-type="float">
            <text:p>-0.011535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79.2936553955" calcext:value-type="float">
            <text:p>179.2936553955</text:p>
          </table:table-cell>
          <table:table-cell office:value-type="float" office:value="-0.0030283952" calcext:value-type="float">
            <text:p>-0.0030283952</text:p>
          </table:table-cell>
          <table:table-cell office:value-type="float" office:value="-0.0060309891" calcext:value-type="float">
            <text:p>-0.0060309891</text:p>
          </table:table-cell>
          <table:table-cell office:value-type="float" office:value="0" calcext:value-type="float">
            <text:p>0</text:p>
          </table:table-cell>
          <table:table-cell office:value-type="float" office:value="-0.00005666" calcext:value-type="float">
            <text:p>-0.00005666</text:p>
          </table:table-cell>
          <table:table-cell office:value-type="float" office:value="-0.00000833" calcext:value-type="float">
            <text:p>-0.00000833</text:p>
          </table:table-cell>
          <table:table-cell office:value-type="float" office:value="-0.0018095011" calcext:value-type="float">
            <text:p>-0.0018095011</text:p>
          </table:table-cell>
          <table:table-cell office:value-type="float" office:value="180" calcext:value-type="float">
            <text:p>180</text:p>
          </table:table-cell>
          <table:table-cell table:formula="of:=[.H181]*100" office:value-type="float" office:value="-0.18095011" calcext:value-type="float">
            <text:p>-0.18095011</text:p>
          </table:table-cell>
          <table:table-cell table:formula="of:=100*[.F181]" office:value-type="float" office:value="-0.005666" calcext:value-type="float">
            <text:p>-0.005666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79.2940673828" calcext:value-type="float">
            <text:p>179.2940673828</text:p>
          </table:table-cell>
          <table:table-cell office:value-type="float" office:value="-0.006477812" calcext:value-type="float">
            <text:p>-0.006477812</text:p>
          </table:table-cell>
          <table:table-cell office:value-type="float" office:value="-0.0129479404" calcext:value-type="float">
            <text:p>-0.0129479404</text:p>
          </table:table-cell>
          <table:table-cell office:value-type="float" office:value="0" calcext:value-type="float">
            <text:p>0</text:p>
          </table:table-cell>
          <table:table-cell office:value-type="float" office:value="0.00000543" calcext:value-type="float">
            <text:p>0.00000543</text:p>
          </table:table-cell>
          <table:table-cell office:value-type="float" office:value="-0.00001098" calcext:value-type="float">
            <text:p>-0.00001098</text:p>
          </table:table-cell>
          <table:table-cell office:value-type="float" office:value="-0.0015068503" calcext:value-type="float">
            <text:p>-0.0015068503</text:p>
          </table:table-cell>
          <table:table-cell office:value-type="float" office:value="181" calcext:value-type="float">
            <text:p>181</text:p>
          </table:table-cell>
          <table:table-cell table:formula="of:=[.H182]*100" office:value-type="float" office:value="-0.15068503" calcext:value-type="float">
            <text:p>-0.15068503</text:p>
          </table:table-cell>
          <table:table-cell table:formula="of:=100*[.F182]" office:value-type="float" office:value="0.000543" calcext:value-type="float">
            <text:p>0.000543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79.2948150635" calcext:value-type="float">
            <text:p>179.2948150635</text:p>
          </table:table-cell>
          <table:table-cell office:value-type="float" office:value="-0.0241719518" calcext:value-type="float">
            <text:p>-0.0241719518</text:p>
          </table:table-cell>
          <table:table-cell office:value-type="float" office:value="-0.048369425" calcext:value-type="float">
            <text:p>-0.048369425</text:p>
          </table:table-cell>
          <table:table-cell office:value-type="float" office:value="0" calcext:value-type="float">
            <text:p>0</text:p>
          </table:table-cell>
          <table:table-cell office:value-type="float" office:value="0.00016471" calcext:value-type="float">
            <text:p>0.00016471</text:p>
          </table:table-cell>
          <table:table-cell office:value-type="float" office:value="-0.00001098" calcext:value-type="float">
            <text:p>-0.00001098</text:p>
          </table:table-cell>
          <table:table-cell office:value-type="float" office:value="0.0002661374" calcext:value-type="float">
            <text:p>0.0002661374</text:p>
          </table:table-cell>
          <table:table-cell office:value-type="float" office:value="182" calcext:value-type="float">
            <text:p>182</text:p>
          </table:table-cell>
          <table:table-cell table:formula="of:=[.H183]*100" office:value-type="float" office:value="0.02661374" calcext:value-type="float">
            <text:p>0.02661374</text:p>
          </table:table-cell>
          <table:table-cell table:formula="of:=100*[.F183]" office:value-type="float" office:value="0.016471" calcext:value-type="float">
            <text:p>0.016471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79.2884674072" calcext:value-type="float">
            <text:p>179.2884674072</text:p>
          </table:table-cell>
          <table:table-cell office:value-type="float" office:value="0.0094249334" calcext:value-type="float">
            <text:p>0.0094249334</text:p>
          </table:table-cell>
          <table:table-cell office:value-type="float" office:value="0.0188181246" calcext:value-type="float">
            <text:p>0.0188181246</text:p>
          </table:table-cell>
          <table:table-cell office:value-type="float" office:value="0" calcext:value-type="float">
            <text:p>0</text:p>
          </table:table-cell>
          <table:table-cell office:value-type="float" office:value="0.0000469" calcext:value-type="float">
            <text:p>0.0000469</text:p>
          </table:table-cell>
          <table:table-cell office:value-type="float" office:value="-0.00000828" calcext:value-type="float">
            <text:p>-0.00000828</text:p>
          </table:table-cell>
          <table:table-cell office:value-type="float" office:value="-0.0018121133" calcext:value-type="float">
            <text:p>-0.0018121133</text:p>
          </table:table-cell>
          <table:table-cell office:value-type="float" office:value="183" calcext:value-type="float">
            <text:p>183</text:p>
          </table:table-cell>
          <table:table-cell table:formula="of:=[.H184]*100" office:value-type="float" office:value="-0.18121133" calcext:value-type="float">
            <text:p>-0.18121133</text:p>
          </table:table-cell>
          <table:table-cell table:formula="of:=100*[.F184]" office:value-type="float" office:value="0.00469" calcext:value-type="float">
            <text:p>0.00469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179.2837677002" calcext:value-type="float">
            <text:p>179.2837677002</text:p>
          </table:table-cell>
          <table:table-cell office:value-type="float" office:value="-0.0087691697" calcext:value-type="float">
            <text:p>-0.0087691697</text:p>
          </table:table-cell>
          <table:table-cell office:value-type="float" office:value="-0.0175588276" calcext:value-type="float">
            <text:p>-0.0175588276</text:p>
          </table:table-cell>
          <table:table-cell office:value-type="float" office:value="0" calcext:value-type="float">
            <text:p>0</text:p>
          </table:table-cell>
          <table:table-cell office:value-type="float" office:value="0.00008968" calcext:value-type="float">
            <text:p>0.00008968</text:p>
          </table:table-cell>
          <table:table-cell office:value-type="float" office:value="-0.00000828" calcext:value-type="float">
            <text:p>-0.00000828</text:p>
          </table:table-cell>
          <table:table-cell office:value-type="float" office:value="-0.0003546756" calcext:value-type="float">
            <text:p>-0.0003546756</text:p>
          </table:table-cell>
          <table:table-cell office:value-type="float" office:value="184" calcext:value-type="float">
            <text:p>184</text:p>
          </table:table-cell>
          <table:table-cell table:formula="of:=[.H185]*100" office:value-type="float" office:value="-0.03546756" calcext:value-type="float">
            <text:p>-0.03546756</text:p>
          </table:table-cell>
          <table:table-cell table:formula="of:=100*[.F185]" office:value-type="float" office:value="0.008968" calcext:value-type="float">
            <text:p>0.008968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79.2762145996" calcext:value-type="float">
            <text:p>179.2762145996</text:p>
          </table:table-cell>
          <table:table-cell office:value-type="float" office:value="-0.0000504265" calcext:value-type="float">
            <text:p>-5.04265E-05</text:p>
          </table:table-cell>
          <table:table-cell office:value-type="float" office:value="-0.0001233171" calcext:value-type="float">
            <text:p>-0.0001233171</text:p>
          </table:table-cell>
          <table:table-cell office:value-type="float" office:value="0" calcext:value-type="float">
            <text:p>0</text:p>
          </table:table-cell>
          <table:table-cell office:value-type="float" office:value="0.00006008" calcext:value-type="float">
            <text:p>0.00006008</text:p>
          </table:table-cell>
          <table:table-cell office:value-type="float" office:value="-0.00000828" calcext:value-type="float">
            <text:p>-0.00000828</text:p>
          </table:table-cell>
          <table:table-cell office:value-type="float" office:value="-0.0007286509" calcext:value-type="float">
            <text:p>-0.0007286509</text:p>
          </table:table-cell>
          <table:table-cell office:value-type="float" office:value="185" calcext:value-type="float">
            <text:p>185</text:p>
          </table:table-cell>
          <table:table-cell table:formula="of:=[.H186]*100" office:value-type="float" office:value="-0.07286509" calcext:value-type="float">
            <text:p>-0.07286509</text:p>
          </table:table-cell>
          <table:table-cell table:formula="of:=100*[.F186]" office:value-type="float" office:value="0.006008" calcext:value-type="float">
            <text:p>0.006008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79.2741088867" calcext:value-type="float">
            <text:p>179.2741088867</text:p>
          </table:table-cell>
          <table:table-cell office:value-type="float" office:value="-0.0293847606" calcext:value-type="float">
            <text:p>-0.0293847606</text:p>
          </table:table-cell>
          <table:table-cell office:value-type="float" office:value="-0.0588139101" calcext:value-type="float">
            <text:p>-0.0588139101</text:p>
          </table:table-cell>
          <table:table-cell office:value-type="float" office:value="0" calcext:value-type="float">
            <text:p>0</text:p>
          </table:table-cell>
          <table:table-cell office:value-type="float" office:value="0.00023585" calcext:value-type="float">
            <text:p>0.00023585</text:p>
          </table:table-cell>
          <table:table-cell office:value-type="float" office:value="-0.00000828" calcext:value-type="float">
            <text:p>-0.00000828</text:p>
          </table:table-cell>
          <table:table-cell office:value-type="float" office:value="-0.0008898181" calcext:value-type="float">
            <text:p>-0.0008898181</text:p>
          </table:table-cell>
          <table:table-cell office:value-type="float" office:value="186" calcext:value-type="float">
            <text:p>186</text:p>
          </table:table-cell>
          <table:table-cell table:formula="of:=[.H187]*100" office:value-type="float" office:value="-0.08898181" calcext:value-type="float">
            <text:p>-0.08898181</text:p>
          </table:table-cell>
          <table:table-cell table:formula="of:=100*[.F187]" office:value-type="float" office:value="0.023585" calcext:value-type="float">
            <text:p>0.023585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79.2765197754" calcext:value-type="float">
            <text:p>179.2765197754</text:p>
          </table:table-cell>
          <table:table-cell office:value-type="float" office:value="-0.0345720783" calcext:value-type="float">
            <text:p>-0.0345720783</text:p>
          </table:table-cell>
          <table:table-cell office:value-type="float" office:value="-0.0692376601" calcext:value-type="float">
            <text:p>-0.0692376601</text:p>
          </table:table-cell>
          <table:table-cell office:value-type="float" office:value="0" calcext:value-type="float">
            <text:p>0</text:p>
          </table:table-cell>
          <table:table-cell office:value-type="float" office:value="0.00038751" calcext:value-type="float">
            <text:p>0.00038751</text:p>
          </table:table-cell>
          <table:table-cell office:value-type="float" office:value="-0.00001092" calcext:value-type="float">
            <text:p>-0.00001092</text:p>
          </table:table-cell>
          <table:table-cell office:value-type="float" office:value="-0.0006149839" calcext:value-type="float">
            <text:p>-0.0006149839</text:p>
          </table:table-cell>
          <table:table-cell office:value-type="float" office:value="187" calcext:value-type="float">
            <text:p>187</text:p>
          </table:table-cell>
          <table:table-cell table:formula="of:=[.H188]*100" office:value-type="float" office:value="-0.06149839" calcext:value-type="float">
            <text:p>-0.06149839</text:p>
          </table:table-cell>
          <table:table-cell table:formula="of:=100*[.F188]" office:value-type="float" office:value="0.038751" calcext:value-type="float">
            <text:p>0.038751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179.2663116455" calcext:value-type="float">
            <text:p>179.2663116455</text:p>
          </table:table-cell>
          <table:table-cell office:value-type="float" office:value="-0.0255062995" calcext:value-type="float">
            <text:p>-0.0255062995</text:p>
          </table:table-cell>
          <table:table-cell office:value-type="float" office:value="-0.0511349411" calcext:value-type="float">
            <text:p>-0.0511349411</text:p>
          </table:table-cell>
          <table:table-cell office:value-type="float" office:value="0" calcext:value-type="float">
            <text:p>0</text:p>
          </table:table-cell>
          <table:table-cell office:value-type="float" office:value="0.00042811" calcext:value-type="float">
            <text:p>0.00042811</text:p>
          </table:table-cell>
          <table:table-cell office:value-type="float" office:value="-0.00001092" calcext:value-type="float">
            <text:p>-0.00001092</text:p>
          </table:table-cell>
          <table:table-cell office:value-type="float" office:value="-0.0014037475" calcext:value-type="float">
            <text:p>-0.0014037475</text:p>
          </table:table-cell>
          <table:table-cell office:value-type="float" office:value="188" calcext:value-type="float">
            <text:p>188</text:p>
          </table:table-cell>
          <table:table-cell table:formula="of:=[.H189]*100" office:value-type="float" office:value="-0.14037475" calcext:value-type="float">
            <text:p>-0.14037475</text:p>
          </table:table-cell>
          <table:table-cell table:formula="of:=100*[.F189]" office:value-type="float" office:value="0.042811" calcext:value-type="float">
            <text:p>0.042811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79.2578887939" calcext:value-type="float">
            <text:p>179.2578887939</text:p>
          </table:table-cell>
          <table:table-cell office:value-type="float" office:value="-0.002214654" calcext:value-type="float">
            <text:p>-0.002214654</text:p>
          </table:table-cell>
          <table:table-cell office:value-type="float" office:value="-0.0045385131" calcext:value-type="float">
            <text:p>-0.0045385131</text:p>
          </table:table-cell>
          <table:table-cell office:value-type="float" office:value="0" calcext:value-type="float">
            <text:p>0</text:p>
          </table:table-cell>
          <table:table-cell office:value-type="float" office:value="0.00029993" calcext:value-type="float">
            <text:p>0.00029993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14174168" calcext:value-type="float">
            <text:p>-0.0014174168</text:p>
          </table:table-cell>
          <table:table-cell office:value-type="float" office:value="189" calcext:value-type="float">
            <text:p>189</text:p>
          </table:table-cell>
          <table:table-cell table:formula="of:=[.H190]*100" office:value-type="float" office:value="-0.14174168" calcext:value-type="float">
            <text:p>-0.14174168</text:p>
          </table:table-cell>
          <table:table-cell table:formula="of:=100*[.F190]" office:value-type="float" office:value="0.029993" calcext:value-type="float">
            <text:p>0.029993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179.2466888428" calcext:value-type="float">
            <text:p>179.2466888428</text:p>
          </table:table-cell>
          <table:table-cell office:value-type="float" office:value="-0.0460528255" calcext:value-type="float">
            <text:p>-0.0460528255</text:p>
          </table:table-cell>
          <table:table-cell office:value-type="float" office:value="-0.0922266451" calcext:value-type="float">
            <text:p>-0.0922266451</text:p>
          </table:table-cell>
          <table:table-cell office:value-type="float" office:value="0" calcext:value-type="float">
            <text:p>0</text:p>
          </table:table-cell>
          <table:table-cell office:value-type="float" office:value="0.0005067" calcext:value-type="float">
            <text:p>0.0005067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03660808" calcext:value-type="float">
            <text:p>-0.0003660808</text:p>
          </table:table-cell>
          <table:table-cell office:value-type="float" office:value="190" calcext:value-type="float">
            <text:p>190</text:p>
          </table:table-cell>
          <table:table-cell table:formula="of:=[.H191]*100" office:value-type="float" office:value="-0.03660808" calcext:value-type="float">
            <text:p>-0.03660808</text:p>
          </table:table-cell>
          <table:table-cell table:formula="of:=100*[.F191]" office:value-type="float" office:value="0.05067" calcext:value-type="float">
            <text:p>0.05067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179.2376403809" calcext:value-type="float">
            <text:p>179.2376403809</text:p>
          </table:table-cell>
          <table:table-cell office:value-type="float" office:value="-0.0065372572" calcext:value-type="float">
            <text:p>-0.0065372572</text:p>
          </table:table-cell>
          <table:table-cell office:value-type="float" office:value="-0.0132076826" calcext:value-type="float">
            <text:p>-0.0132076826</text:p>
          </table:table-cell>
          <table:table-cell office:value-type="float" office:value="0" calcext:value-type="float">
            <text:p>0</text:p>
          </table:table-cell>
          <table:table-cell office:value-type="float" office:value="0.00038109" calcext:value-type="float">
            <text:p>0.00038109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22614415" calcext:value-type="float">
            <text:p>-0.0022614415</text:p>
          </table:table-cell>
          <table:table-cell office:value-type="float" office:value="191" calcext:value-type="float">
            <text:p>191</text:p>
          </table:table-cell>
          <table:table-cell table:formula="of:=[.H192]*100" office:value-type="float" office:value="-0.22614415" calcext:value-type="float">
            <text:p>-0.22614415</text:p>
          </table:table-cell>
          <table:table-cell table:formula="of:=100*[.F192]" office:value-type="float" office:value="0.038109" calcext:value-type="float">
            <text:p>0.038109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179.2415466309" calcext:value-type="float">
            <text:p>179.2415466309</text:p>
          </table:table-cell>
          <table:table-cell office:value-type="float" office:value="-0.0226942592" calcext:value-type="float">
            <text:p>-0.0226942592</text:p>
          </table:table-cell>
          <table:table-cell office:value-type="float" office:value="-0.045506445" calcext:value-type="float">
            <text:p>-0.045506445</text:p>
          </table:table-cell>
          <table:table-cell office:value-type="float" office:value="0" calcext:value-type="float">
            <text:p>0</text:p>
          </table:table-cell>
          <table:table-cell office:value-type="float" office:value="0.00040509" calcext:value-type="float">
            <text:p>0.00040509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14350567" calcext:value-type="float">
            <text:p>-0.0014350567</text:p>
          </table:table-cell>
          <table:table-cell office:value-type="float" office:value="192" calcext:value-type="float">
            <text:p>192</text:p>
          </table:table-cell>
          <table:table-cell table:formula="of:=[.H193]*100" office:value-type="float" office:value="-0.14350567" calcext:value-type="float">
            <text:p>-0.14350567</text:p>
          </table:table-cell>
          <table:table-cell table:formula="of:=100*[.F193]" office:value-type="float" office:value="0.040509" calcext:value-type="float">
            <text:p>0.040509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179.2334442139" calcext:value-type="float">
            <text:p>179.2334442139</text:p>
          </table:table-cell>
          <table:table-cell office:value-type="float" office:value="-0.0297169561" calcext:value-type="float">
            <text:p>-0.0297169561</text:p>
          </table:table-cell>
          <table:table-cell office:value-type="float" office:value="-0.0595648581" calcext:value-type="float">
            <text:p>-0.0595648581</text:p>
          </table:table-cell>
          <table:table-cell office:value-type="float" office:value="0" calcext:value-type="float">
            <text:p>0</text:p>
          </table:table-cell>
          <table:table-cell office:value-type="float" office:value="0.00046788" calcext:value-type="float">
            <text:p>0.00046788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08188647" calcext:value-type="float">
            <text:p>-0.0008188647</text:p>
          </table:table-cell>
          <table:table-cell office:value-type="float" office:value="193" calcext:value-type="float">
            <text:p>193</text:p>
          </table:table-cell>
          <table:table-cell table:formula="of:=[.H194]*100" office:value-type="float" office:value="-0.08188647" calcext:value-type="float">
            <text:p>-0.08188647</text:p>
          </table:table-cell>
          <table:table-cell table:formula="of:=100*[.F194]" office:value-type="float" office:value="0.046788" calcext:value-type="float">
            <text:p>0.046788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179.2361602783" calcext:value-type="float">
            <text:p>179.2361602783</text:p>
          </table:table-cell>
          <table:table-cell office:value-type="float" office:value="-0.0277461655" calcext:value-type="float">
            <text:p>-0.0277461655</text:p>
          </table:table-cell>
          <table:table-cell office:value-type="float" office:value="-0.0556369995" calcext:value-type="float">
            <text:p>-0.0556369995</text:p>
          </table:table-cell>
          <table:table-cell office:value-type="float" office:value="0" calcext:value-type="float">
            <text:p>0</text:p>
          </table:table-cell>
          <table:table-cell office:value-type="float" office:value="0.00049657" calcext:value-type="float">
            <text:p>0.00049657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10096561" calcext:value-type="float">
            <text:p>-0.0010096561</text:p>
          </table:table-cell>
          <table:table-cell office:value-type="float" office:value="194" calcext:value-type="float">
            <text:p>194</text:p>
          </table:table-cell>
          <table:table-cell table:formula="of:=[.H195]*100" office:value-type="float" office:value="-0.10096561" calcext:value-type="float">
            <text:p>-0.10096561</text:p>
          </table:table-cell>
          <table:table-cell table:formula="of:=100*[.F195]" office:value-type="float" office:value="0.049657" calcext:value-type="float">
            <text:p>0.04965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79.2357330322" calcext:value-type="float">
            <text:p>179.2357330322</text:p>
          </table:table-cell>
          <table:table-cell office:value-type="float" office:value="-0.0002203275" calcext:value-type="float">
            <text:p>-0.0002203275</text:p>
          </table:table-cell>
          <table:table-cell office:value-type="float" office:value="-0.0005649775" calcext:value-type="float">
            <text:p>-0.0005649775</text:p>
          </table:table-cell>
          <table:table-cell office:value-type="float" office:value="0" calcext:value-type="float">
            <text:p>0</text:p>
          </table:table-cell>
          <table:table-cell office:value-type="float" office:value="0.00033224" calcext:value-type="float">
            <text:p>0.00033224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15539757" calcext:value-type="float">
            <text:p>-0.0015539757</text:p>
          </table:table-cell>
          <table:table-cell office:value-type="float" office:value="195" calcext:value-type="float">
            <text:p>195</text:p>
          </table:table-cell>
          <table:table-cell table:formula="of:=[.H196]*100" office:value-type="float" office:value="-0.15539757" calcext:value-type="float">
            <text:p>-0.15539757</text:p>
          </table:table-cell>
          <table:table-cell table:formula="of:=100*[.F196]" office:value-type="float" office:value="0.033224" calcext:value-type="float">
            <text:p>0.033224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179.2347717285" calcext:value-type="float">
            <text:p>179.2347717285</text:p>
          </table:table-cell>
          <table:table-cell office:value-type="float" office:value="-0.0359084503" calcext:value-type="float">
            <text:p>-0.0359084503</text:p>
          </table:table-cell>
          <table:table-cell office:value-type="float" office:value="-0.07193583" calcext:value-type="float">
            <text:p>-0.07193583</text:p>
          </table:table-cell>
          <table:table-cell office:value-type="float" office:value="0" calcext:value-type="float">
            <text:p>0</text:p>
          </table:table-cell>
          <table:table-cell office:value-type="float" office:value="0.00046062" calcext:value-type="float">
            <text:p>0.00046062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03521406" calcext:value-type="float">
            <text:p>-0.0003521406</text:p>
          </table:table-cell>
          <table:table-cell office:value-type="float" office:value="196" calcext:value-type="float">
            <text:p>196</text:p>
          </table:table-cell>
          <table:table-cell table:formula="of:=[.H197]*100" office:value-type="float" office:value="-0.03521406" calcext:value-type="float">
            <text:p>-0.03521406</text:p>
          </table:table-cell>
          <table:table-cell table:formula="of:=100*[.F197]" office:value-type="float" office:value="0.046062" calcext:value-type="float">
            <text:p>0.046062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79.2353210449" calcext:value-type="float">
            <text:p>179.2353210449</text:p>
          </table:table-cell>
          <table:table-cell office:value-type="float" office:value="-0.0073993838" calcext:value-type="float">
            <text:p>-0.0073993838</text:p>
          </table:table-cell>
          <table:table-cell office:value-type="float" office:value="-0.0149212812" calcext:value-type="float">
            <text:p>-0.0149212812</text:p>
          </table:table-cell>
          <table:table-cell office:value-type="float" office:value="0" calcext:value-type="float">
            <text:p>0</text:p>
          </table:table-cell>
          <table:table-cell office:value-type="float" office:value="0.00035614" calcext:value-type="float">
            <text:p>0.00035614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16670171" calcext:value-type="float">
            <text:p>-0.0016670171</text:p>
          </table:table-cell>
          <table:table-cell office:value-type="float" office:value="197" calcext:value-type="float">
            <text:p>197</text:p>
          </table:table-cell>
          <table:table-cell table:formula="of:=[.H198]*100" office:value-type="float" office:value="-0.16670171" calcext:value-type="float">
            <text:p>-0.16670171</text:p>
          </table:table-cell>
          <table:table-cell table:formula="of:=100*[.F198]" office:value-type="float" office:value="0.035614" calcext:value-type="float">
            <text:p>0.035614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179.2400817871" calcext:value-type="float">
            <text:p>179.2400817871</text:p>
          </table:table-cell>
          <table:table-cell office:value-type="float" office:value="-0.0355512161" calcext:value-type="float">
            <text:p>-0.0355512161</text:p>
          </table:table-cell>
          <table:table-cell office:value-type="float" office:value="-0.0712269762" calcext:value-type="float">
            <text:p>-0.0712269762</text:p>
          </table:table-cell>
          <table:table-cell office:value-type="float" office:value="0" calcext:value-type="float">
            <text:p>0</text:p>
          </table:table-cell>
          <table:table-cell office:value-type="float" office:value="0.00047416" calcext:value-type="float">
            <text:p>0.00047416</text:p>
          </table:table-cell>
          <table:table-cell office:value-type="float" office:value="-0.00001108" calcext:value-type="float">
            <text:p>-0.00001108</text:p>
          </table:table-cell>
          <table:table-cell office:value-type="float" office:value="-0.0000909445" calcext:value-type="float">
            <text:p>-9.09445E-05</text:p>
          </table:table-cell>
          <table:table-cell office:value-type="float" office:value="198" calcext:value-type="float">
            <text:p>198</text:p>
          </table:table-cell>
          <table:table-cell table:formula="of:=[.H199]*100" office:value-type="float" office:value="-0.00909445" calcext:value-type="float">
            <text:p>-0.00909445</text:p>
          </table:table-cell>
          <table:table-cell table:formula="of:=100*[.F199]" office:value-type="float" office:value="0.047416" calcext:value-type="float">
            <text:p>0.047416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179.2220916748" calcext:value-type="float">
            <text:p>179.2220916748</text:p>
          </table:table-cell>
          <table:table-cell office:value-type="float" office:value="-0.0403887044" calcext:value-type="float">
            <text:p>-0.0403887044</text:p>
          </table:table-cell>
          <table:table-cell office:value-type="float" office:value="-0.0809362836" calcext:value-type="float">
            <text:p>-0.0809362836</text:p>
          </table:table-cell>
          <table:table-cell office:value-type="float" office:value="0" calcext:value-type="float">
            <text:p>0</text:p>
          </table:table-cell>
          <table:table-cell office:value-type="float" office:value="0.00058501" calcext:value-type="float">
            <text:p>0.00058501</text:p>
          </table:table-cell>
          <table:table-cell office:value-type="float" office:value="-0.00001123" calcext:value-type="float">
            <text:p>-0.00001123</text:p>
          </table:table-cell>
          <table:table-cell office:value-type="float" office:value="-0.0004577654" calcext:value-type="float">
            <text:p>-0.0004577654</text:p>
          </table:table-cell>
          <table:table-cell office:value-type="float" office:value="199" calcext:value-type="float">
            <text:p>199</text:p>
          </table:table-cell>
          <table:table-cell table:formula="of:=[.H200]*100" office:value-type="float" office:value="-0.04577654" calcext:value-type="float">
            <text:p>-0.04577654</text:p>
          </table:table-cell>
          <table:table-cell table:formula="of:=100*[.F200]" office:value-type="float" office:value="0.058501" calcext:value-type="float">
            <text:p>0.058501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179.2148590088" calcext:value-type="float">
            <text:p>179.2148590088</text:p>
          </table:table-cell>
          <table:table-cell office:value-type="float" office:value="0.0105584069" calcext:value-type="float">
            <text:p>0.0105584069</text:p>
          </table:table-cell>
          <table:table-cell office:value-type="float" office:value="0.0209811652" calcext:value-type="float">
            <text:p>0.0209811652</text:p>
          </table:table-cell>
          <table:table-cell office:value-type="float" office:value="0" calcext:value-type="float">
            <text:p>0</text:p>
          </table:table-cell>
          <table:table-cell office:value-type="float" office:value="0.00031932" calcext:value-type="float">
            <text:p>0.00031932</text:p>
          </table:table-cell>
          <table:table-cell office:value-type="float" office:value="-0.00001123" calcext:value-type="float">
            <text:p>-0.00001123</text:p>
          </table:table-cell>
          <table:table-cell office:value-type="float" office:value="-0.0030969031" calcext:value-type="float">
            <text:p>-0.0030969031</text:p>
          </table:table-cell>
          <table:table-cell office:value-type="float" office:value="200" calcext:value-type="float">
            <text:p>200</text:p>
          </table:table-cell>
          <table:table-cell table:formula="of:=[.H201]*100" office:value-type="float" office:value="-0.30969031" calcext:value-type="float">
            <text:p>-0.30969031</text:p>
          </table:table-cell>
          <table:table-cell table:formula="of:=100*[.F201]" office:value-type="float" office:value="0.031932" calcext:value-type="float">
            <text:p>0.031932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79.2227325439" calcext:value-type="float">
            <text:p>179.2227325439</text:p>
          </table:table-cell>
          <table:table-cell office:value-type="float" office:value="-0.0416960477" calcext:value-type="float">
            <text:p>-0.0416960477</text:p>
          </table:table-cell>
          <table:table-cell office:value-type="float" office:value="-0.0835135797" calcext:value-type="float">
            <text:p>-0.0835135797</text:p>
          </table:table-cell>
          <table:table-cell office:value-type="float" office:value="0" calcext:value-type="float">
            <text:p>0</text:p>
          </table:table-cell>
          <table:table-cell office:value-type="float" office:value="0.00049058" calcext:value-type="float">
            <text:p>0.00049058</text:p>
          </table:table-cell>
          <table:table-cell office:value-type="float" office:value="-0.00001123" calcext:value-type="float">
            <text:p>-0.00001123</text:p>
          </table:table-cell>
          <table:table-cell office:value-type="float" office:value="-0.0004526098" calcext:value-type="float">
            <text:p>-0.0004526098</text:p>
          </table:table-cell>
          <table:table-cell office:value-type="float" office:value="201" calcext:value-type="float">
            <text:p>201</text:p>
          </table:table-cell>
          <table:table-cell table:formula="of:=[.H202]*100" office:value-type="float" office:value="-0.04526098" calcext:value-type="float">
            <text:p>-0.04526098</text:p>
          </table:table-cell>
          <table:table-cell table:formula="of:=100*[.F202]" office:value-type="float" office:value="0.049058" calcext:value-type="float">
            <text:p>0.049058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79.2109375" calcext:value-type="float">
            <text:p>179.2109375</text:p>
          </table:table-cell>
          <table:table-cell office:value-type="float" office:value="-0.0168215347" calcext:value-type="float">
            <text:p>-0.0168215347</text:p>
          </table:table-cell>
          <table:table-cell office:value-type="float" office:value="-0.0337824895" calcext:value-type="float">
            <text:p>-0.0337824895</text:p>
          </table:table-cell>
          <table:table-cell office:value-type="float" office:value="0" calcext:value-type="float">
            <text:p>0</text:p>
          </table:table-cell>
          <table:table-cell office:value-type="float" office:value="0.00043889" calcext:value-type="float">
            <text:p>0.00043889</text:p>
          </table:table-cell>
          <table:table-cell office:value-type="float" office:value="-0.00001123" calcext:value-type="float">
            <text:p>-0.00001123</text:p>
          </table:table-cell>
          <table:table-cell office:value-type="float" office:value="-0.0015234857" calcext:value-type="float">
            <text:p>-0.0015234857</text:p>
          </table:table-cell>
          <table:table-cell office:value-type="float" office:value="202" calcext:value-type="float">
            <text:p>202</text:p>
          </table:table-cell>
          <table:table-cell table:formula="of:=[.H203]*100" office:value-type="float" office:value="-0.15234857" calcext:value-type="float">
            <text:p>-0.15234857</text:p>
          </table:table-cell>
          <table:table-cell table:formula="of:=100*[.F203]" office:value-type="float" office:value="0.043889" calcext:value-type="float">
            <text:p>0.043889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79.206817627" calcext:value-type="float">
            <text:p>179.206817627</text:p>
          </table:table-cell>
          <table:table-cell office:value-type="float" office:value="0.0054994106" calcext:value-type="float">
            <text:p>0.0054994106</text:p>
          </table:table-cell>
          <table:table-cell office:value-type="float" office:value="0.0108946335" calcext:value-type="float">
            <text:p>0.0108946335</text:p>
          </table:table-cell>
          <table:table-cell office:value-type="float" office:value="0" calcext:value-type="float">
            <text:p>0</text:p>
          </table:table-cell>
          <table:table-cell office:value-type="float" office:value="0.0002557" calcext:value-type="float">
            <text:p>0.0002557</text:p>
          </table:table-cell>
          <table:table-cell office:value-type="float" office:value="-0.00001123" calcext:value-type="float">
            <text:p>-0.00001123</text:p>
          </table:table-cell>
          <table:table-cell office:value-type="float" office:value="-0.0020165019" calcext:value-type="float">
            <text:p>-0.0020165019</text:p>
          </table:table-cell>
          <table:table-cell office:value-type="float" office:value="203" calcext:value-type="float">
            <text:p>203</text:p>
          </table:table-cell>
          <table:table-cell table:formula="of:=[.H204]*100" office:value-type="float" office:value="-0.20165019" calcext:value-type="float">
            <text:p>-0.20165019</text:p>
          </table:table-cell>
          <table:table-cell table:formula="of:=100*[.F204]" office:value-type="float" office:value="0.02557" calcext:value-type="float">
            <text:p>0.02557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179.2112121582" calcext:value-type="float">
            <text:p>179.2112121582</text:p>
          </table:table-cell>
          <table:table-cell office:value-type="float" office:value="-0.0565818536" calcext:value-type="float">
            <text:p>-0.0565818536</text:p>
          </table:table-cell>
          <table:table-cell office:value-type="float" office:value="-0.1132841733" calcext:value-type="float">
            <text:p>-0.1132841733</text:p>
          </table:table-cell>
          <table:table-cell office:value-type="float" office:value="0" calcext:value-type="float">
            <text:p>0</text:p>
          </table:table-cell>
          <table:table-cell office:value-type="float" office:value="0.00054741" calcext:value-type="float">
            <text:p>0.00054741</text:p>
          </table:table-cell>
          <table:table-cell office:value-type="float" office:value="-0.00001247" calcext:value-type="float">
            <text:p>-0.00001247</text:p>
          </table:table-cell>
          <table:table-cell office:value-type="float" office:value="0.0008106979" calcext:value-type="float">
            <text:p>0.0008106979</text:p>
          </table:table-cell>
          <table:table-cell office:value-type="float" office:value="204" calcext:value-type="float">
            <text:p>204</text:p>
          </table:table-cell>
          <table:table-cell table:formula="of:=[.H205]*100" office:value-type="float" office:value="0.08106979" calcext:value-type="float">
            <text:p>0.08106979</text:p>
          </table:table-cell>
          <table:table-cell table:formula="of:=100*[.F205]" office:value-type="float" office:value="0.054741" calcext:value-type="float">
            <text:p>0.054741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79.2111816406" calcext:value-type="float">
            <text:p>179.2111816406</text:p>
          </table:table-cell>
          <table:table-cell office:value-type="float" office:value="-0.0164168012" calcext:value-type="float">
            <text:p>-0.0164168012</text:p>
          </table:table-cell>
          <table:table-cell office:value-type="float" office:value="-0.0329868206" calcext:value-type="float">
            <text:p>-0.0329868206</text:p>
          </table:table-cell>
          <table:table-cell office:value-type="float" office:value="0" calcext:value-type="float">
            <text:p>0</text:p>
          </table:table-cell>
          <table:table-cell office:value-type="float" office:value="0.00047404" calcext:value-type="float">
            <text:p>0.00047404</text:p>
          </table:table-cell>
          <table:table-cell office:value-type="float" office:value="-0.00001247" calcext:value-type="float">
            <text:p>-0.00001247</text:p>
          </table:table-cell>
          <table:table-cell office:value-type="float" office:value="-0.0014857598" calcext:value-type="float">
            <text:p>-0.0014857598</text:p>
          </table:table-cell>
          <table:table-cell office:value-type="float" office:value="205" calcext:value-type="float">
            <text:p>205</text:p>
          </table:table-cell>
          <table:table-cell table:formula="of:=[.H206]*100" office:value-type="float" office:value="-0.14857598" calcext:value-type="float">
            <text:p>-0.14857598</text:p>
          </table:table-cell>
          <table:table-cell table:formula="of:=100*[.F206]" office:value-type="float" office:value="0.047404" calcext:value-type="float">
            <text:p>0.047404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179.2107391357" calcext:value-type="float">
            <text:p>179.2107391357</text:p>
          </table:table-cell>
          <table:table-cell office:value-type="float" office:value="-0.0594551935" calcext:value-type="float">
            <text:p>-0.0594551935</text:p>
          </table:table-cell>
          <table:table-cell office:value-type="float" office:value="-0.119088294" calcext:value-type="float">
            <text:p>-0.119088294</text:p>
          </table:table-cell>
          <table:table-cell office:value-type="float" office:value="0" calcext:value-type="float">
            <text:p>0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-0.00001247" calcext:value-type="float">
            <text:p>-0.00001247</text:p>
          </table:table-cell>
          <table:table-cell office:value-type="float" office:value="0.0009714834" calcext:value-type="float">
            <text:p>0.0009714834</text:p>
          </table:table-cell>
          <table:table-cell office:value-type="float" office:value="206" calcext:value-type="float">
            <text:p>206</text:p>
          </table:table-cell>
          <table:table-cell table:formula="of:=[.H207]*100" office:value-type="float" office:value="0.09714834" calcext:value-type="float">
            <text:p>0.09714834</text:p>
          </table:table-cell>
          <table:table-cell table:formula="of:=100*[.F207]" office:value-type="float" office:value="0.0712" calcext:value-type="float">
            <text:p>0.0712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179.2159423828" calcext:value-type="float">
            <text:p>179.2159423828</text:p>
          </table:table-cell>
          <table:table-cell office:value-type="float" office:value="-0.060970713" calcext:value-type="float">
            <text:p>-0.060970713</text:p>
          </table:table-cell>
          <table:table-cell office:value-type="float" office:value="-0.1221803177" calcext:value-type="float">
            <text:p>-0.1221803177</text:p>
          </table:table-cell>
          <table:table-cell office:value-type="float" office:value="0" calcext:value-type="float">
            <text:p>0</text:p>
          </table:table-cell>
          <table:table-cell office:value-type="float" office:value="0.00088061" calcext:value-type="float">
            <text:p>0.00088061</text:p>
          </table:table-cell>
          <table:table-cell office:value-type="float" office:value="-0.00001247" calcext:value-type="float">
            <text:p>-0.00001247</text:p>
          </table:table-cell>
          <table:table-cell office:value-type="float" office:value="-0.0010185995" calcext:value-type="float">
            <text:p>-0.0010185995</text:p>
          </table:table-cell>
          <table:table-cell office:value-type="float" office:value="207" calcext:value-type="float">
            <text:p>207</text:p>
          </table:table-cell>
          <table:table-cell table:formula="of:=[.H208]*100" office:value-type="float" office:value="-0.10185995" calcext:value-type="float">
            <text:p>-0.10185995</text:p>
          </table:table-cell>
          <table:table-cell table:formula="of:=100*[.F208]" office:value-type="float" office:value="0.088061" calcext:value-type="float">
            <text:p>0.088061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179.220199585" calcext:value-type="float">
            <text:p>179.220199585</text:p>
          </table:table-cell>
          <table:table-cell office:value-type="float" office:value="-0.0223747576" calcext:value-type="float">
            <text:p>-0.0223747576</text:p>
          </table:table-cell>
          <table:table-cell office:value-type="float" office:value="-0.0449919613" calcext:value-type="float">
            <text:p>-0.0449919613</text:p>
          </table:table-cell>
          <table:table-cell office:value-type="float" office:value="0" calcext:value-type="float">
            <text:p>0</text:p>
          </table:table-cell>
          <table:table-cell office:value-type="float" office:value="0.0007357" calcext:value-type="float">
            <text:p>0.0007357</text:p>
          </table:table-cell>
          <table:table-cell office:value-type="float" office:value="-0.00001247" calcext:value-type="float">
            <text:p>-0.00001247</text:p>
          </table:table-cell>
          <table:table-cell office:value-type="float" office:value="-0.0007113438" calcext:value-type="float">
            <text:p>-0.0007113438</text:p>
          </table:table-cell>
          <table:table-cell office:value-type="float" office:value="208" calcext:value-type="float">
            <text:p>208</text:p>
          </table:table-cell>
          <table:table-cell table:formula="of:=[.H209]*100" office:value-type="float" office:value="-0.07113438" calcext:value-type="float">
            <text:p>-0.07113438</text:p>
          </table:table-cell>
          <table:table-cell table:formula="of:=100*[.F209]" office:value-type="float" office:value="0.07357" calcext:value-type="float">
            <text:p>0.07357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179.2311096191" calcext:value-type="float">
            <text:p>179.2311096191</text:p>
          </table:table-cell>
          <table:table-cell office:value-type="float" office:value="-0.0137676513" calcext:value-type="float">
            <text:p>-0.0137676513</text:p>
          </table:table-cell>
          <table:table-cell office:value-type="float" office:value="-0.027732929" calcext:value-type="float">
            <text:p>-0.027732929</text:p>
          </table:table-cell>
          <table:table-cell office:value-type="float" office:value="0" calcext:value-type="float">
            <text:p>0</text:p>
          </table:table-cell>
          <table:table-cell office:value-type="float" office:value="0.00058181" calcext:value-type="float">
            <text:p>0.00058181</text:p>
          </table:table-cell>
          <table:table-cell office:value-type="float" office:value="-0.00001371" calcext:value-type="float">
            <text:p>-0.00001371</text:p>
          </table:table-cell>
          <table:table-cell office:value-type="float" office:value="-0.0003233327" calcext:value-type="float">
            <text:p>-0.0003233327</text:p>
          </table:table-cell>
          <table:table-cell office:value-type="float" office:value="209" calcext:value-type="float">
            <text:p>209</text:p>
          </table:table-cell>
          <table:table-cell table:formula="of:=[.H210]*100" office:value-type="float" office:value="-0.03233327" calcext:value-type="float">
            <text:p>-0.03233327</text:p>
          </table:table-cell>
          <table:table-cell table:formula="of:=100*[.F210]" office:value-type="float" office:value="0.058181" calcext:value-type="float">
            <text:p>0.058181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179.227355957" calcext:value-type="float">
            <text:p>179.227355957</text:p>
          </table:table-cell>
          <table:table-cell office:value-type="float" office:value="-0.0364956272" calcext:value-type="float">
            <text:p>-0.0364956272</text:p>
          </table:table-cell>
          <table:table-cell office:value-type="float" office:value="-0.0731731422" calcext:value-type="float">
            <text:p>-0.0731731422</text:p>
          </table:table-cell>
          <table:table-cell office:value-type="float" office:value="0" calcext:value-type="float">
            <text:p>0</text:p>
          </table:table-cell>
          <table:table-cell office:value-type="float" office:value="0.00063077" calcext:value-type="float">
            <text:p>0.00063077</text:p>
          </table:table-cell>
          <table:table-cell office:value-type="float" office:value="-0.00001244" calcext:value-type="float">
            <text:p>-0.00001244</text:p>
          </table:table-cell>
          <table:table-cell office:value-type="float" office:value="-0.0008112926" calcext:value-type="float">
            <text:p>-0.0008112926</text:p>
          </table:table-cell>
          <table:table-cell office:value-type="float" office:value="210" calcext:value-type="float">
            <text:p>210</text:p>
          </table:table-cell>
          <table:table-cell table:formula="of:=[.H211]*100" office:value-type="float" office:value="-0.08112926" calcext:value-type="float">
            <text:p>-0.08112926</text:p>
          </table:table-cell>
          <table:table-cell table:formula="of:=100*[.F211]" office:value-type="float" office:value="0.063077" calcext:value-type="float">
            <text:p>0.063077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179.2200012207" calcext:value-type="float">
            <text:p>179.2200012207</text:p>
          </table:table-cell>
          <table:table-cell office:value-type="float" office:value="-0.0439483074" calcext:value-type="float">
            <text:p>-0.0439483074</text:p>
          </table:table-cell>
          <table:table-cell office:value-type="float" office:value="-0.0880981894" calcext:value-type="float">
            <text:p>-0.0880981894</text:p>
          </table:table-cell>
          <table:table-cell office:value-type="float" office:value="0" calcext:value-type="float">
            <text:p>0</text:p>
          </table:table-cell>
          <table:table-cell office:value-type="float" office:value="0.00071306" calcext:value-type="float">
            <text:p>0.00071306</text:p>
          </table:table-cell>
          <table:table-cell office:value-type="float" office:value="-0.00001244" calcext:value-type="float">
            <text:p>-0.00001244</text:p>
          </table:table-cell>
          <table:table-cell office:value-type="float" office:value="-0.0002957709" calcext:value-type="float">
            <text:p>-0.0002957709</text:p>
          </table:table-cell>
          <table:table-cell office:value-type="float" office:value="211" calcext:value-type="float">
            <text:p>211</text:p>
          </table:table-cell>
          <table:table-cell table:formula="of:=[.H212]*100" office:value-type="float" office:value="-0.02957709" calcext:value-type="float">
            <text:p>-0.02957709</text:p>
          </table:table-cell>
          <table:table-cell table:formula="of:=100*[.F212]" office:value-type="float" office:value="0.071306" calcext:value-type="float">
            <text:p>0.071306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79.2269439697" calcext:value-type="float">
            <text:p>179.2269439697</text:p>
          </table:table-cell>
          <table:table-cell office:value-type="float" office:value="-0.001097137" calcext:value-type="float">
            <text:p>-0.001097137</text:p>
          </table:table-cell>
          <table:table-cell office:value-type="float" office:value="-0.0023735756" calcext:value-type="float">
            <text:p>-0.0023735756</text:p>
          </table:table-cell>
          <table:table-cell office:value-type="float" office:value="0" calcext:value-type="float">
            <text:p>0</text:p>
          </table:table-cell>
          <table:table-cell office:value-type="float" office:value="0.00048229" calcext:value-type="float">
            <text:p>0.00048229</text:p>
          </table:table-cell>
          <table:table-cell office:value-type="float" office:value="-0.00001244" calcext:value-type="float">
            <text:p>-0.00001244</text:p>
          </table:table-cell>
          <table:table-cell office:value-type="float" office:value="-0.0007020912" calcext:value-type="float">
            <text:p>-0.0007020912</text:p>
          </table:table-cell>
          <table:table-cell office:value-type="float" office:value="212" calcext:value-type="float">
            <text:p>212</text:p>
          </table:table-cell>
          <table:table-cell table:formula="of:=[.H213]*100" office:value-type="float" office:value="-0.07020912" calcext:value-type="float">
            <text:p>-0.07020912</text:p>
          </table:table-cell>
          <table:table-cell table:formula="of:=100*[.F213]" office:value-type="float" office:value="0.048229" calcext:value-type="float">
            <text:p>0.048229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79.2242279053" calcext:value-type="float">
            <text:p>179.2242279053</text:p>
          </table:table-cell>
          <table:table-cell office:value-type="float" office:value="-0.0443880209" calcext:value-type="float">
            <text:p>-0.0443880209</text:p>
          </table:table-cell>
          <table:table-cell office:value-type="float" office:value="-0.0889409466" calcext:value-type="float">
            <text:p>-0.0889409466</text:p>
          </table:table-cell>
          <table:table-cell office:value-type="float" office:value="0" calcext:value-type="float">
            <text:p>0</text:p>
          </table:table-cell>
          <table:table-cell office:value-type="float" office:value="0.00061708" calcext:value-type="float">
            <text:p>0.00061708</text:p>
          </table:table-cell>
          <table:table-cell office:value-type="float" office:value="-0.00001244" calcext:value-type="float">
            <text:p>-0.00001244</text:p>
          </table:table-cell>
          <table:table-cell office:value-type="float" office:value="-0.0004451596" calcext:value-type="float">
            <text:p>-0.0004451596</text:p>
          </table:table-cell>
          <table:table-cell office:value-type="float" office:value="213" calcext:value-type="float">
            <text:p>213</text:p>
          </table:table-cell>
          <table:table-cell table:formula="of:=[.H214]*100" office:value-type="float" office:value="-0.04451596" calcext:value-type="float">
            <text:p>-0.04451596</text:p>
          </table:table-cell>
          <table:table-cell table:formula="of:=100*[.F214]" office:value-type="float" office:value="0.061708" calcext:value-type="float">
            <text:p>0.061708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179.2257232666" calcext:value-type="float">
            <text:p>179.2257232666</text:p>
          </table:table-cell>
          <table:table-cell office:value-type="float" office:value="0.0229269672" calcext:value-type="float">
            <text:p>0.0229269672</text:p>
          </table:table-cell>
          <table:table-cell office:value-type="float" office:value="0.0457226355" calcext:value-type="float">
            <text:p>0.0457226355</text:p>
          </table:table-cell>
          <table:table-cell office:value-type="float" office:value="0" calcext:value-type="float">
            <text:p>0</text:p>
          </table:table-cell>
          <table:table-cell office:value-type="float" office:value="0.00025825" calcext:value-type="float">
            <text:p>0.00025825</text:p>
          </table:table-cell>
          <table:table-cell office:value-type="float" office:value="-0.00001244" calcext:value-type="float">
            <text:p>-0.00001244</text:p>
          </table:table-cell>
          <table:table-cell office:value-type="float" office:value="-0.0022118043" calcext:value-type="float">
            <text:p>-0.0022118043</text:p>
          </table:table-cell>
          <table:table-cell office:value-type="float" office:value="214" calcext:value-type="float">
            <text:p>214</text:p>
          </table:table-cell>
          <table:table-cell table:formula="of:=[.H215]*100" office:value-type="float" office:value="-0.22118043" calcext:value-type="float">
            <text:p>-0.22118043</text:p>
          </table:table-cell>
          <table:table-cell table:formula="of:=100*[.F215]" office:value-type="float" office:value="0.025825" calcext:value-type="float">
            <text:p>0.02582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79.2247009277" calcext:value-type="float">
            <text:p>179.2247009277</text:p>
          </table:table-cell>
          <table:table-cell office:value-type="float" office:value="-0.0163295116" calcext:value-type="float">
            <text:p>-0.0163295116</text:p>
          </table:table-cell>
          <table:table-cell office:value-type="float" office:value="-0.0327398876" calcext:value-type="float">
            <text:p>-0.0327398876</text:p>
          </table:table-cell>
          <table:table-cell office:value-type="float" office:value="0" calcext:value-type="float">
            <text:p>0</text:p>
          </table:table-cell>
          <table:table-cell office:value-type="float" office:value="0.00028085" calcext:value-type="float">
            <text:p>0.00028085</text:p>
          </table:table-cell>
          <table:table-cell office:value-type="float" office:value="-0.00001244" calcext:value-type="float">
            <text:p>-0.00001244</text:p>
          </table:table-cell>
          <table:table-cell office:value-type="float" office:value="-0.0003653339" calcext:value-type="float">
            <text:p>-0.0003653339</text:p>
          </table:table-cell>
          <table:table-cell office:value-type="float" office:value="215" calcext:value-type="float">
            <text:p>215</text:p>
          </table:table-cell>
          <table:table-cell table:formula="of:=[.H216]*100" office:value-type="float" office:value="-0.03653339" calcext:value-type="float">
            <text:p>-0.03653339</text:p>
          </table:table-cell>
          <table:table-cell table:formula="of:=100*[.F216]" office:value-type="float" office:value="0.028085" calcext:value-type="float">
            <text:p>0.028085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179.2089538574" calcext:value-type="float">
            <text:p>179.2089538574</text:p>
          </table:table-cell>
          <table:table-cell office:value-type="float" office:value="-0.0496069461" calcext:value-type="float">
            <text:p>-0.0496069461</text:p>
          </table:table-cell>
          <table:table-cell office:value-type="float" office:value="-0.0993336714" calcext:value-type="float">
            <text:p>-0.0993336714</text:p>
          </table:table-cell>
          <table:table-cell office:value-type="float" office:value="0" calcext:value-type="float">
            <text:p>0</text:p>
          </table:table-cell>
          <table:table-cell office:value-type="float" office:value="0.00051768" calcext:value-type="float">
            <text:p>0.00051768</text:p>
          </table:table-cell>
          <table:table-cell office:value-type="float" office:value="-0.00001244" calcext:value-type="float">
            <text:p>-0.00001244</text:p>
          </table:table-cell>
          <table:table-cell office:value-type="float" office:value="0.00076322" calcext:value-type="float">
            <text:p>0.00076322</text:p>
          </table:table-cell>
          <table:table-cell office:value-type="float" office:value="216" calcext:value-type="float">
            <text:p>216</text:p>
          </table:table-cell>
          <table:table-cell table:formula="of:=[.H217]*100" office:value-type="float" office:value="0.076322" calcext:value-type="float">
            <text:p>0.076322</text:p>
          </table:table-cell>
          <table:table-cell table:formula="of:=100*[.F217]" office:value-type="float" office:value="0.051768" calcext:value-type="float">
            <text:p>0.051768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179.2207183838" calcext:value-type="float">
            <text:p>179.2207183838</text:p>
          </table:table-cell>
          <table:table-cell office:value-type="float" office:value="0.0145978491" calcext:value-type="float">
            <text:p>0.0145978491</text:p>
          </table:table-cell>
          <table:table-cell office:value-type="float" office:value="0.0290809145" calcext:value-type="float">
            <text:p>0.0290809145</text:p>
          </table:table-cell>
          <table:table-cell office:value-type="float" office:value="0" calcext:value-type="float">
            <text:p>0</text:p>
          </table:table-cell>
          <table:table-cell office:value-type="float" office:value="0.00024755" calcext:value-type="float">
            <text:p>0.00024755</text:p>
          </table:table-cell>
          <table:table-cell office:value-type="float" office:value="-0.00000829" calcext:value-type="float">
            <text:p>-0.00000829</text:p>
          </table:table-cell>
          <table:table-cell office:value-type="float" office:value="-0.0022781573" calcext:value-type="float">
            <text:p>-0.0022781573</text:p>
          </table:table-cell>
          <table:table-cell office:value-type="float" office:value="217" calcext:value-type="float">
            <text:p>217</text:p>
          </table:table-cell>
          <table:table-cell table:formula="of:=[.H218]*100" office:value-type="float" office:value="-0.22781573" calcext:value-type="float">
            <text:p>-0.22781573</text:p>
          </table:table-cell>
          <table:table-cell table:formula="of:=100*[.F218]" office:value-type="float" office:value="0.024755" calcext:value-type="float">
            <text:p>0.024755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179.2202453613" calcext:value-type="float">
            <text:p>179.2202453613</text:p>
          </table:table-cell>
          <table:table-cell office:value-type="float" office:value="-0.0303407279" calcext:value-type="float">
            <text:p>-0.0303407279</text:p>
          </table:table-cell>
          <table:table-cell office:value-type="float" office:value="-0.0607736522" calcext:value-type="float">
            <text:p>-0.0607736522</text:p>
          </table:table-cell>
          <table:table-cell office:value-type="float" office:value="0" calcext:value-type="float">
            <text:p>0</text:p>
          </table:table-cell>
          <table:table-cell office:value-type="float" office:value="0.0003671" calcext:value-type="float">
            <text:p>0.0003671</text:p>
          </table:table-cell>
          <table:table-cell office:value-type="float" office:value="-0.00000829" calcext:value-type="float">
            <text:p>-0.00000829</text:p>
          </table:table-cell>
          <table:table-cell office:value-type="float" office:value="-0.0007675509" calcext:value-type="float">
            <text:p>-0.0007675509</text:p>
          </table:table-cell>
          <table:table-cell office:value-type="float" office:value="218" calcext:value-type="float">
            <text:p>218</text:p>
          </table:table-cell>
          <table:table-cell table:formula="of:=[.H219]*100" office:value-type="float" office:value="-0.07675509" calcext:value-type="float">
            <text:p>-0.07675509</text:p>
          </table:table-cell>
          <table:table-cell table:formula="of:=100*[.F219]" office:value-type="float" office:value="0.03671" calcext:value-type="float">
            <text:p>0.03671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79.2211608887" calcext:value-type="float">
            <text:p>179.2211608887</text:p>
          </table:table-cell>
          <table:table-cell office:value-type="float" office:value="-0.0647075461" calcext:value-type="float">
            <text:p>-0.0647075461</text:p>
          </table:table-cell>
          <table:table-cell office:value-type="float" office:value="-0.1295715219" calcext:value-type="float">
            <text:p>-0.1295715219</text:p>
          </table:table-cell>
          <table:table-cell office:value-type="float" office:value="0" calcext:value-type="float">
            <text:p>0</text:p>
          </table:table-cell>
          <table:table-cell office:value-type="float" office:value="0.00067577" calcext:value-type="float">
            <text:p>0.00067577</text:p>
          </table:table-cell>
          <table:table-cell office:value-type="float" office:value="-0.00000829" calcext:value-type="float">
            <text:p>-0.00000829</text:p>
          </table:table-cell>
          <table:table-cell office:value-type="float" office:value="0.0007455189" calcext:value-type="float">
            <text:p>0.0007455189</text:p>
          </table:table-cell>
          <table:table-cell office:value-type="float" office:value="219" calcext:value-type="float">
            <text:p>219</text:p>
          </table:table-cell>
          <table:table-cell table:formula="of:=[.H220]*100" office:value-type="float" office:value="0.07455189" calcext:value-type="float">
            <text:p>0.07455189</text:p>
          </table:table-cell>
          <table:table-cell table:formula="of:=100*[.F220]" office:value-type="float" office:value="0.067577" calcext:value-type="float">
            <text:p>0.067577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179.217590332" calcext:value-type="float">
            <text:p>179.217590332</text:p>
          </table:table-cell>
          <table:table-cell office:value-type="float" office:value="0.0136587517" calcext:value-type="float">
            <text:p>0.0136587517</text:p>
          </table:table-cell>
          <table:table-cell office:value-type="float" office:value="0.0271622721" calcext:value-type="float">
            <text:p>0.0271622721</text:p>
          </table:table-cell>
          <table:table-cell office:value-type="float" office:value="0" calcext:value-type="float">
            <text:p>0</text:p>
          </table:table-cell>
          <table:table-cell office:value-type="float" office:value="0.00035911" calcext:value-type="float">
            <text:p>0.00035911</text:p>
          </table:table-cell>
          <table:table-cell office:value-type="float" office:value="-0.00000829" calcext:value-type="float">
            <text:p>-0.00000829</text:p>
          </table:table-cell>
          <table:table-cell office:value-type="float" office:value="-0.0022969352" calcext:value-type="float">
            <text:p>-0.0022969352</text:p>
          </table:table-cell>
          <table:table-cell office:value-type="float" office:value="220" calcext:value-type="float">
            <text:p>220</text:p>
          </table:table-cell>
          <table:table-cell table:formula="of:=[.H221]*100" office:value-type="float" office:value="-0.22969352" calcext:value-type="float">
            <text:p>-0.22969352</text:p>
          </table:table-cell>
          <table:table-cell table:formula="of:=100*[.F221]" office:value-type="float" office:value="0.035911" calcext:value-type="float">
            <text:p>0.035911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79.2198181152" calcext:value-type="float">
            <text:p>179.2198181152</text:p>
          </table:table-cell>
          <table:table-cell office:value-type="float" office:value="-0.0461758818" calcext:value-type="float">
            <text:p>-0.0461758818</text:p>
          </table:table-cell>
          <table:table-cell office:value-type="float" office:value="-0.0924876713" calcext:value-type="float">
            <text:p>-0.0924876713</text:p>
          </table:table-cell>
          <table:table-cell office:value-type="float" office:value="0" calcext:value-type="float">
            <text:p>0</text:p>
          </table:table-cell>
          <table:table-cell office:value-type="float" office:value="0.00054694" calcext:value-type="float">
            <text:p>0.00054694</text:p>
          </table:table-cell>
          <table:table-cell office:value-type="float" office:value="-0.00000829" calcext:value-type="float">
            <text:p>-0.00000829</text:p>
          </table:table-cell>
          <table:table-cell office:value-type="float" office:value="-0.0010030161" calcext:value-type="float">
            <text:p>-0.0010030161</text:p>
          </table:table-cell>
          <table:table-cell office:value-type="float" office:value="221" calcext:value-type="float">
            <text:p>221</text:p>
          </table:table-cell>
          <table:table-cell table:formula="of:=[.H222]*100" office:value-type="float" office:value="-0.10030161" calcext:value-type="float">
            <text:p>-0.10030161</text:p>
          </table:table-cell>
          <table:table-cell table:formula="of:=100*[.F222]" office:value-type="float" office:value="0.054694" calcext:value-type="float">
            <text:p>0.054694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179.2142028809" calcext:value-type="float">
            <text:p>179.2142028809</text:p>
          </table:table-cell>
          <table:table-cell office:value-type="float" office:value="-0.0403538205" calcext:value-type="float">
            <text:p>-0.0403538205</text:p>
          </table:table-cell>
          <table:table-cell office:value-type="float" office:value="-0.0808846714" calcext:value-type="float">
            <text:p>-0.0808846714</text:p>
          </table:table-cell>
          <table:table-cell office:value-type="float" office:value="0" calcext:value-type="float">
            <text:p>0</text:p>
          </table:table-cell>
          <table:table-cell office:value-type="float" office:value="0.00063326" calcext:value-type="float">
            <text:p>0.00063326</text:p>
          </table:table-cell>
          <table:table-cell office:value-type="float" office:value="-0.00000705" calcext:value-type="float">
            <text:p>-0.00000705</text:p>
          </table:table-cell>
          <table:table-cell office:value-type="float" office:value="-0.000686843" calcext:value-type="float">
            <text:p>-0.000686843</text:p>
          </table:table-cell>
          <table:table-cell office:value-type="float" office:value="222" calcext:value-type="float">
            <text:p>222</text:p>
          </table:table-cell>
          <table:table-cell table:formula="of:=[.H223]*100" office:value-type="float" office:value="-0.0686843" calcext:value-type="float">
            <text:p>-0.0686843</text:p>
          </table:table-cell>
          <table:table-cell table:formula="of:=100*[.F223]" office:value-type="float" office:value="0.063326" calcext:value-type="float">
            <text:p>0.063326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179.217666626" calcext:value-type="float">
            <text:p>179.217666626</text:p>
          </table:table-cell>
          <table:table-cell office:value-type="float" office:value="-0.0167985378" calcext:value-type="float">
            <text:p>-0.0167985378</text:p>
          </table:table-cell>
          <table:table-cell office:value-type="float" office:value="-0.0337721308" calcext:value-type="float">
            <text:p>-0.0337721308</text:p>
          </table:table-cell>
          <table:table-cell office:value-type="float" office:value="0" calcext:value-type="float">
            <text:p>0</text:p>
          </table:table-cell>
          <table:table-cell office:value-type="float" office:value="0.00053377" calcext:value-type="float">
            <text:p>0.00053377</text:p>
          </table:table-cell>
          <table:table-cell office:value-type="float" office:value="-0.00000705" calcext:value-type="float">
            <text:p>-0.00000705</text:p>
          </table:table-cell>
          <table:table-cell office:value-type="float" office:value="-0.0012934631" calcext:value-type="float">
            <text:p>-0.0012934631</text:p>
          </table:table-cell>
          <table:table-cell office:value-type="float" office:value="223" calcext:value-type="float">
            <text:p>223</text:p>
          </table:table-cell>
          <table:table-cell table:formula="of:=[.H224]*100" office:value-type="float" office:value="-0.12934631" calcext:value-type="float">
            <text:p>-0.12934631</text:p>
          </table:table-cell>
          <table:table-cell table:formula="of:=100*[.F224]" office:value-type="float" office:value="0.053377" calcext:value-type="float">
            <text:p>0.053377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179.2193756104" calcext:value-type="float">
            <text:p>179.2193756104</text:p>
          </table:table-cell>
          <table:table-cell office:value-type="float" office:value="-0.024263827" calcext:value-type="float">
            <text:p>-0.024263827</text:p>
          </table:table-cell>
          <table:table-cell office:value-type="float" office:value="-0.0486853091" calcext:value-type="float">
            <text:p>-0.0486853091</text:p>
          </table:table-cell>
          <table:table-cell office:value-type="float" office:value="0" calcext:value-type="float">
            <text:p>0</text:p>
          </table:table-cell>
          <table:table-cell office:value-type="float" office:value="0.00051726" calcext:value-type="float">
            <text:p>0.00051726</text:p>
          </table:table-cell>
          <table:table-cell office:value-type="float" office:value="-0.00000705" calcext:value-type="float">
            <text:p>-0.00000705</text:p>
          </table:table-cell>
          <table:table-cell office:value-type="float" office:value="-0.0010587979" calcext:value-type="float">
            <text:p>-0.0010587979</text:p>
          </table:table-cell>
          <table:table-cell office:value-type="float" office:value="224" calcext:value-type="float">
            <text:p>224</text:p>
          </table:table-cell>
          <table:table-cell table:formula="of:=[.H225]*100" office:value-type="float" office:value="-0.10587979" calcext:value-type="float">
            <text:p>-0.10587979</text:p>
          </table:table-cell>
          <table:table-cell table:formula="of:=100*[.F225]" office:value-type="float" office:value="0.051726" calcext:value-type="float">
            <text:p>0.051726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179.2167663574" calcext:value-type="float">
            <text:p>179.2167663574</text:p>
          </table:table-cell>
          <table:table-cell office:value-type="float" office:value="-0.0168520175" calcext:value-type="float">
            <text:p>-0.0168520175</text:p>
          </table:table-cell>
          <table:table-cell office:value-type="float" office:value="-0.0338501529" calcext:value-type="float">
            <text:p>-0.0338501529</text:p>
          </table:table-cell>
          <table:table-cell office:value-type="float" office:value="0" calcext:value-type="float">
            <text:p>0</text:p>
          </table:table-cell>
          <table:table-cell office:value-type="float" office:value="0.00045686" calcext:value-type="float">
            <text:p>0.00045686</text:p>
          </table:table-cell>
          <table:table-cell office:value-type="float" office:value="-0.0000069" calcext:value-type="float">
            <text:p>-0.0000069</text:p>
          </table:table-cell>
          <table:table-cell office:value-type="float" office:value="-0.0017511506" calcext:value-type="float">
            <text:p>-0.0017511506</text:p>
          </table:table-cell>
          <table:table-cell office:value-type="float" office:value="225" calcext:value-type="float">
            <text:p>225</text:p>
          </table:table-cell>
          <table:table-cell table:formula="of:=[.H226]*100" office:value-type="float" office:value="-0.17511506" calcext:value-type="float">
            <text:p>-0.17511506</text:p>
          </table:table-cell>
          <table:table-cell table:formula="of:=100*[.F226]" office:value-type="float" office:value="0.045686" calcext:value-type="float">
            <text:p>0.045686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179.2278594971" calcext:value-type="float">
            <text:p>179.2278594971</text:p>
          </table:table-cell>
          <table:table-cell office:value-type="float" office:value="-0.0323092812" calcext:value-type="float">
            <text:p>-0.0323092812</text:p>
          </table:table-cell>
          <table:table-cell office:value-type="float" office:value="-0.0647650382" calcext:value-type="float">
            <text:p>-0.0647650382</text:p>
          </table:table-cell>
          <table:table-cell office:value-type="float" office:value="0" calcext:value-type="float">
            <text:p>0</text:p>
          </table:table-cell>
          <table:table-cell office:value-type="float" office:value="0.00051964" calcext:value-type="float">
            <text:p>0.00051964</text:p>
          </table:table-cell>
          <table:table-cell office:value-type="float" office:value="-0.0000069" calcext:value-type="float">
            <text:p>-0.0000069</text:p>
          </table:table-cell>
          <table:table-cell office:value-type="float" office:value="0.0000870784" calcext:value-type="float">
            <text:p>8.70784E-05</text:p>
          </table:table-cell>
          <table:table-cell office:value-type="float" office:value="226" calcext:value-type="float">
            <text:p>226</text:p>
          </table:table-cell>
          <table:table-cell table:formula="of:=[.H227]*100" office:value-type="float" office:value="0.00870784" calcext:value-type="float">
            <text:p>0.00870784</text:p>
          </table:table-cell>
          <table:table-cell table:formula="of:=100*[.F227]" office:value-type="float" office:value="0.051964" calcext:value-type="float">
            <text:p>0.051964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79.2321014404" calcext:value-type="float">
            <text:p>179.2321014404</text:p>
          </table:table-cell>
          <table:table-cell office:value-type="float" office:value="-0.0272252434" calcext:value-type="float">
            <text:p>-0.0272252434</text:p>
          </table:table-cell>
          <table:table-cell office:value-type="float" office:value="-0.0546075707" calcext:value-type="float">
            <text:p>-0.0546075707</text:p>
          </table:table-cell>
          <table:table-cell office:value-type="float" office:value="0" calcext:value-type="float">
            <text:p>0</text:p>
          </table:table-cell>
          <table:table-cell office:value-type="float" office:value="0.00052758" calcext:value-type="float">
            <text:p>0.00052758</text:p>
          </table:table-cell>
          <table:table-cell office:value-type="float" office:value="-0.0000069" calcext:value-type="float">
            <text:p>-0.0000069</text:p>
          </table:table-cell>
          <table:table-cell office:value-type="float" office:value="-0.0014267726" calcext:value-type="float">
            <text:p>-0.0014267726</text:p>
          </table:table-cell>
          <table:table-cell office:value-type="float" office:value="227" calcext:value-type="float">
            <text:p>227</text:p>
          </table:table-cell>
          <table:table-cell table:formula="of:=[.H228]*100" office:value-type="float" office:value="-0.14267726" calcext:value-type="float">
            <text:p>-0.14267726</text:p>
          </table:table-cell>
          <table:table-cell table:formula="of:=100*[.F228]" office:value-type="float" office:value="0.052758" calcext:value-type="float">
            <text:p>0.052758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179.226852417" calcext:value-type="float">
            <text:p>179.226852417</text:p>
          </table:table-cell>
          <table:table-cell office:value-type="float" office:value="0.013858339" calcext:value-type="float">
            <text:p>0.013858339</text:p>
          </table:table-cell>
          <table:table-cell office:value-type="float" office:value="0.0275986802" calcext:value-type="float">
            <text:p>0.0275986802</text:p>
          </table:table-cell>
          <table:table-cell office:value-type="float" office:value="0" calcext:value-type="float">
            <text:p>0</text:p>
          </table:table-cell>
          <table:table-cell office:value-type="float" office:value="0.00025907" calcext:value-type="float">
            <text:p>0.00025907</text:p>
          </table:table-cell>
          <table:table-cell office:value-type="float" office:value="-0.00000817" calcext:value-type="float">
            <text:p>-0.00000817</text:p>
          </table:table-cell>
          <table:table-cell office:value-type="float" office:value="-0.0018207843" calcext:value-type="float">
            <text:p>-0.0018207843</text:p>
          </table:table-cell>
          <table:table-cell office:value-type="float" office:value="228" calcext:value-type="float">
            <text:p>228</text:p>
          </table:table-cell>
          <table:table-cell table:formula="of:=[.H229]*100" office:value-type="float" office:value="-0.18207843" calcext:value-type="float">
            <text:p>-0.18207843</text:p>
          </table:table-cell>
          <table:table-cell table:formula="of:=100*[.F229]" office:value-type="float" office:value="0.025907" calcext:value-type="float">
            <text:p>0.025907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79.2212371826" calcext:value-type="float">
            <text:p>179.2212371826</text:p>
          </table:table-cell>
          <table:table-cell office:value-type="float" office:value="0.0468527227" calcext:value-type="float">
            <text:p>0.0468527227</text:p>
          </table:table-cell>
          <table:table-cell office:value-type="float" office:value="0.0936875365" calcext:value-type="float">
            <text:p>0.0936875365</text:p>
          </table:table-cell>
          <table:table-cell office:value-type="float" office:value="0" calcext:value-type="float">
            <text:p>0</text:p>
          </table:table-cell>
          <table:table-cell office:value-type="float" office:value="-0.00013968" calcext:value-type="float">
            <text:p>-0.00013968</text:p>
          </table:table-cell>
          <table:table-cell office:value-type="float" office:value="-0.00000817" calcext:value-type="float">
            <text:p>-0.00000817</text:p>
          </table:table-cell>
          <table:table-cell office:value-type="float" office:value="-0.0034551094" calcext:value-type="float">
            <text:p>-0.0034551094</text:p>
          </table:table-cell>
          <table:table-cell office:value-type="float" office:value="229" calcext:value-type="float">
            <text:p>229</text:p>
          </table:table-cell>
          <table:table-cell table:formula="of:=[.H230]*100" office:value-type="float" office:value="-0.34551094" calcext:value-type="float">
            <text:p>-0.34551094</text:p>
          </table:table-cell>
          <table:table-cell table:formula="of:=100*[.F230]" office:value-type="float" office:value="-0.013968" calcext:value-type="float">
            <text:p>-0.013968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179.2252502441" calcext:value-type="float">
            <text:p>179.2252502441</text:p>
          </table:table-cell>
          <table:table-cell office:value-type="float" office:value="-0.071189278" calcext:value-type="float">
            <text:p>-0.071189278</text:p>
          </table:table-cell>
          <table:table-cell office:value-type="float" office:value="-0.1424148137" calcext:value-type="float">
            <text:p>-0.1424148137</text:p>
          </table:table-cell>
          <table:table-cell office:value-type="float" office:value="0" calcext:value-type="float">
            <text:p>0</text:p>
          </table:table-cell>
          <table:table-cell office:value-type="float" office:value="0.0003814" calcext:value-type="float">
            <text:p>0.0003814</text:p>
          </table:table-cell>
          <table:table-cell office:value-type="float" office:value="-0.00000817" calcext:value-type="float">
            <text:p>-0.00000817</text:p>
          </table:table-cell>
          <table:table-cell office:value-type="float" office:value="-0.0000560988" calcext:value-type="float">
            <text:p>-5.60988E-05</text:p>
          </table:table-cell>
          <table:table-cell office:value-type="float" office:value="230" calcext:value-type="float">
            <text:p>230</text:p>
          </table:table-cell>
          <table:table-cell table:formula="of:=[.H231]*100" office:value-type="float" office:value="-0.00560988" calcext:value-type="float">
            <text:p>-0.00560988</text:p>
          </table:table-cell>
          <table:table-cell table:formula="of:=100*[.F231]" office:value-type="float" office:value="0.03814" calcext:value-type="float">
            <text:p>0.03814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79.2264862061" calcext:value-type="float">
            <text:p>179.2264862061</text:p>
          </table:table-cell>
          <table:table-cell office:value-type="float" office:value="-0.0252626136" calcext:value-type="float">
            <text:p>-0.0252626136</text:p>
          </table:table-cell>
          <table:table-cell office:value-type="float" office:value="-0.0506457987" calcext:value-type="float">
            <text:p>-0.0506457987</text:p>
          </table:table-cell>
          <table:table-cell office:value-type="float" office:value="0" calcext:value-type="float">
            <text:p>0</text:p>
          </table:table-cell>
          <table:table-cell office:value-type="float" office:value="0.00042241" calcext:value-type="float">
            <text:p>0.00042241</text:p>
          </table:table-cell>
          <table:table-cell office:value-type="float" office:value="-0.00000546" calcext:value-type="float">
            <text:p>-0.00000546</text:p>
          </table:table-cell>
          <table:table-cell office:value-type="float" office:value="-0.0002689315" calcext:value-type="float">
            <text:p>-0.0002689315</text:p>
          </table:table-cell>
          <table:table-cell office:value-type="float" office:value="231" calcext:value-type="float">
            <text:p>231</text:p>
          </table:table-cell>
          <table:table-cell table:formula="of:=[.H232]*100" office:value-type="float" office:value="-0.02689315" calcext:value-type="float">
            <text:p>-0.02689315</text:p>
          </table:table-cell>
          <table:table-cell table:formula="of:=100*[.F232]" office:value-type="float" office:value="0.042241" calcext:value-type="float">
            <text:p>0.042241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179.2298583984" calcext:value-type="float">
            <text:p>179.2298583984</text:p>
          </table:table-cell>
          <table:table-cell office:value-type="float" office:value="-0.0507966142" calcext:value-type="float">
            <text:p>-0.0507966142</text:p>
          </table:table-cell>
          <table:table-cell office:value-type="float" office:value="-0.1017495763" calcext:value-type="float">
            <text:p>-0.1017495763</text:p>
          </table:table-cell>
          <table:table-cell office:value-type="float" office:value="0" calcext:value-type="float">
            <text:p>0</text:p>
          </table:table-cell>
          <table:table-cell office:value-type="float" office:value="0.00061991" calcext:value-type="float">
            <text:p>0.00061991</text:p>
          </table:table-cell>
          <table:table-cell office:value-type="float" office:value="-0.00000811" calcext:value-type="float">
            <text:p>-0.00000811</text:p>
          </table:table-cell>
          <table:table-cell office:value-type="float" office:value="-0.0001920566" calcext:value-type="float">
            <text:p>-0.0001920566</text:p>
          </table:table-cell>
          <table:table-cell office:value-type="float" office:value="232" calcext:value-type="float">
            <text:p>232</text:p>
          </table:table-cell>
          <table:table-cell table:formula="of:=[.H233]*100" office:value-type="float" office:value="-0.01920566" calcext:value-type="float">
            <text:p>-0.01920566</text:p>
          </table:table-cell>
          <table:table-cell table:formula="of:=100*[.F233]" office:value-type="float" office:value="0.061991" calcext:value-type="float">
            <text:p>0.061991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179.2324371338" calcext:value-type="float">
            <text:p>179.2324371338</text:p>
          </table:table-cell>
          <table:table-cell office:value-type="float" office:value="-0.0521082527" calcext:value-type="float">
            <text:p>-0.0521082527</text:p>
          </table:table-cell>
          <table:table-cell office:value-type="float" office:value="-0.104423521" calcext:value-type="float">
            <text:p>-0.104423521</text:p>
          </table:table-cell>
          <table:table-cell office:value-type="float" office:value="0" calcext:value-type="float">
            <text:p>0</text:p>
          </table:table-cell>
          <table:table-cell office:value-type="float" office:value="0.0007602" calcext:value-type="float">
            <text:p>0.0007602</text:p>
          </table:table-cell>
          <table:table-cell office:value-type="float" office:value="-0.00000811" calcext:value-type="float">
            <text:p>-0.00000811</text:p>
          </table:table-cell>
          <table:table-cell office:value-type="float" office:value="-0.0006813861" calcext:value-type="float">
            <text:p>-0.0006813861</text:p>
          </table:table-cell>
          <table:table-cell office:value-type="float" office:value="233" calcext:value-type="float">
            <text:p>233</text:p>
          </table:table-cell>
          <table:table-cell table:formula="of:=[.H234]*100" office:value-type="float" office:value="-0.06813861" calcext:value-type="float">
            <text:p>-0.06813861</text:p>
          </table:table-cell>
          <table:table-cell table:formula="of:=100*[.F234]" office:value-type="float" office:value="0.07602" calcext:value-type="float">
            <text:p>0.07602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179.2272949219" calcext:value-type="float">
            <text:p>179.2272949219</text:p>
          </table:table-cell>
          <table:table-cell office:value-type="float" office:value="0.0375174808" calcext:value-type="float">
            <text:p>0.0375174808</text:p>
          </table:table-cell>
          <table:table-cell office:value-type="float" office:value="0.0748824802" calcext:value-type="float">
            <text:p>0.0748824802</text:p>
          </table:table-cell>
          <table:table-cell office:value-type="float" office:value="0" calcext:value-type="float">
            <text:p>0</text:p>
          </table:table-cell>
          <table:table-cell office:value-type="float" office:value="0.00025634" calcext:value-type="float">
            <text:p>0.00025634</text:p>
          </table:table-cell>
          <table:table-cell office:value-type="float" office:value="-0.00000811" calcext:value-type="float">
            <text:p>-0.00000811</text:p>
          </table:table-cell>
          <table:table-cell office:value-type="float" office:value="-0.0023354937" calcext:value-type="float">
            <text:p>-0.0023354937</text:p>
          </table:table-cell>
          <table:table-cell office:value-type="float" office:value="234" calcext:value-type="float">
            <text:p>234</text:p>
          </table:table-cell>
          <table:table-cell table:formula="of:=[.H235]*100" office:value-type="float" office:value="-0.23354937" calcext:value-type="float">
            <text:p>-0.23354937</text:p>
          </table:table-cell>
          <table:table-cell table:formula="of:=100*[.F235]" office:value-type="float" office:value="0.025634" calcext:value-type="float">
            <text:p>0.02563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79.2328338623" calcext:value-type="float">
            <text:p>179.2328338623</text:p>
          </table:table-cell>
          <table:table-cell office:value-type="float" office:value="-0.0211683962" calcext:value-type="float">
            <text:p>-0.0211683962</text:p>
          </table:table-cell>
          <table:table-cell office:value-type="float" office:value="-0.0424220184" calcext:value-type="float">
            <text:p>-0.0424220184</text:p>
          </table:table-cell>
          <table:table-cell office:value-type="float" office:value="0" calcext:value-type="float">
            <text:p>0</text:p>
          </table:table-cell>
          <table:table-cell office:value-type="float" office:value="0.00031183" calcext:value-type="float">
            <text:p>0.00031183</text:p>
          </table:table-cell>
          <table:table-cell office:value-type="float" office:value="-0.00000811" calcext:value-type="float">
            <text:p>-0.00000811</text:p>
          </table:table-cell>
          <table:table-cell office:value-type="float" office:value="-0.0013192458" calcext:value-type="float">
            <text:p>-0.0013192458</text:p>
          </table:table-cell>
          <table:table-cell office:value-type="float" office:value="235" calcext:value-type="float">
            <text:p>235</text:p>
          </table:table-cell>
          <table:table-cell table:formula="of:=[.H236]*100" office:value-type="float" office:value="-0.13192458" calcext:value-type="float">
            <text:p>-0.13192458</text:p>
          </table:table-cell>
          <table:table-cell table:formula="of:=100*[.F236]" office:value-type="float" office:value="0.031183" calcext:value-type="float">
            <text:p>0.031183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179.2298278809" calcext:value-type="float">
            <text:p>179.2298278809</text:p>
          </table:table-cell>
          <table:table-cell office:value-type="float" office:value="0.0362322596" calcext:value-type="float">
            <text:p>0.0362322596</text:p>
          </table:table-cell>
          <table:table-cell office:value-type="float" office:value="0.0724228082" calcext:value-type="float">
            <text:p>0.0724228082</text:p>
          </table:table-cell>
          <table:table-cell office:value-type="float" office:value="0" calcext:value-type="float">
            <text:p>0</text:p>
          </table:table-cell>
          <table:table-cell office:value-type="float" office:value="-0.00003376" calcext:value-type="float">
            <text:p>-0.00003376</text:p>
          </table:table-cell>
          <table:table-cell office:value-type="float" office:value="-0.00000827" calcext:value-type="float">
            <text:p>-0.00000827</text:p>
          </table:table-cell>
          <table:table-cell office:value-type="float" office:value="-0.0017405686" calcext:value-type="float">
            <text:p>-0.0017405686</text:p>
          </table:table-cell>
          <table:table-cell office:value-type="float" office:value="236" calcext:value-type="float">
            <text:p>236</text:p>
          </table:table-cell>
          <table:table-cell table:formula="of:=[.H237]*100" office:value-type="float" office:value="-0.17405686" calcext:value-type="float">
            <text:p>-0.17405686</text:p>
          </table:table-cell>
          <table:table-cell table:formula="of:=100*[.F237]" office:value-type="float" office:value="-0.003376" calcext:value-type="float">
            <text:p>-0.003376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179.2408905029" calcext:value-type="float">
            <text:p>179.2408905029</text:p>
          </table:table-cell>
          <table:table-cell office:value-type="float" office:value="-0.0000937203" calcext:value-type="float">
            <text:p>-9.37203E-05</text:p>
          </table:table-cell>
          <table:table-cell office:value-type="float" office:value="-0.0001790983" calcext:value-type="float">
            <text:p>-0.0001790983</text:p>
          </table:table-cell>
          <table:table-cell office:value-type="float" office:value="0" calcext:value-type="float">
            <text:p>0</text:p>
          </table:table-cell>
          <table:table-cell office:value-type="float" office:value="-0.00002186" calcext:value-type="float">
            <text:p>-0.00002186</text:p>
          </table:table-cell>
          <table:table-cell office:value-type="float" office:value="-0.00000951" calcext:value-type="float">
            <text:p>-0.00000951</text:p>
          </table:table-cell>
          <table:table-cell office:value-type="float" office:value="-0.0018543321" calcext:value-type="float">
            <text:p>-0.0018543321</text:p>
          </table:table-cell>
          <table:table-cell office:value-type="float" office:value="237" calcext:value-type="float">
            <text:p>237</text:p>
          </table:table-cell>
          <table:table-cell table:formula="of:=[.H238]*100" office:value-type="float" office:value="-0.18543321" calcext:value-type="float">
            <text:p>-0.18543321</text:p>
          </table:table-cell>
          <table:table-cell table:formula="of:=100*[.F238]" office:value-type="float" office:value="-0.002186" calcext:value-type="float">
            <text:p>-0.002186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179.2332763672" calcext:value-type="float">
            <text:p>179.2332763672</text:p>
          </table:table-cell>
          <table:table-cell office:value-type="float" office:value="0.0043793175" calcext:value-type="float">
            <text:p>0.0043793175</text:p>
          </table:table-cell>
          <table:table-cell office:value-type="float" office:value="0.0087684761" calcext:value-type="float">
            <text:p>0.0087684761</text:p>
          </table:table-cell>
          <table:table-cell office:value-type="float" office:value="0" calcext:value-type="float">
            <text:p>0</text:p>
          </table:table-cell>
          <table:table-cell office:value-type="float" office:value="-0.00004375" calcext:value-type="float">
            <text:p>-0.00004375</text:p>
          </table:table-cell>
          <table:table-cell office:value-type="float" office:value="-0.00000951" calcext:value-type="float">
            <text:p>-0.00000951</text:p>
          </table:table-cell>
          <table:table-cell office:value-type="float" office:value="-0.0016170417" calcext:value-type="float">
            <text:p>-0.0016170417</text:p>
          </table:table-cell>
          <table:table-cell office:value-type="float" office:value="238" calcext:value-type="float">
            <text:p>238</text:p>
          </table:table-cell>
          <table:table-cell table:formula="of:=[.H239]*100" office:value-type="float" office:value="-0.16170417" calcext:value-type="float">
            <text:p>-0.16170417</text:p>
          </table:table-cell>
          <table:table-cell table:formula="of:=100*[.F239]" office:value-type="float" office:value="-0.004375" calcext:value-type="float">
            <text:p>-0.004375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79.2342376709" calcext:value-type="float">
            <text:p>179.2342376709</text:p>
          </table:table-cell>
          <table:table-cell office:value-type="float" office:value="-0.0118695637" calcext:value-type="float">
            <text:p>-0.0118695637</text:p>
          </table:table-cell>
          <table:table-cell office:value-type="float" office:value="-0.0237400599" calcext:value-type="float">
            <text:p>-0.0237400599</text:p>
          </table:table-cell>
          <table:table-cell office:value-type="float" office:value="0" calcext:value-type="float">
            <text:p>0</text:p>
          </table:table-cell>
          <table:table-cell office:value-type="float" office:value="0.00004996" calcext:value-type="float">
            <text:p>0.00004996</text:p>
          </table:table-cell>
          <table:table-cell office:value-type="float" office:value="-0.00000951" calcext:value-type="float">
            <text:p>-0.00000951</text:p>
          </table:table-cell>
          <table:table-cell office:value-type="float" office:value="-0.000320262" calcext:value-type="float">
            <text:p>-0.000320262</text:p>
          </table:table-cell>
          <table:table-cell office:value-type="float" office:value="239" calcext:value-type="float">
            <text:p>239</text:p>
          </table:table-cell>
          <table:table-cell table:formula="of:=[.H240]*100" office:value-type="float" office:value="-0.0320262" calcext:value-type="float">
            <text:p>-0.0320262</text:p>
          </table:table-cell>
          <table:table-cell table:formula="of:=100*[.F240]" office:value-type="float" office:value="0.004996" calcext:value-type="float">
            <text:p>0.004996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179.2323150635" calcext:value-type="float">
            <text:p>179.2323150635</text:p>
          </table:table-cell>
          <table:table-cell office:value-type="float" office:value="-0.0322059528" calcext:value-type="float">
            <text:p>-0.0322059528</text:p>
          </table:table-cell>
          <table:table-cell office:value-type="float" office:value="-0.0644565876" calcext:value-type="float">
            <text:p>-0.0644565876</text:p>
          </table:table-cell>
          <table:table-cell office:value-type="float" office:value="0" calcext:value-type="float">
            <text:p>0</text:p>
          </table:table-cell>
          <table:table-cell office:value-type="float" office:value="0.00024792" calcext:value-type="float">
            <text:p>0.00024792</text:p>
          </table:table-cell>
          <table:table-cell office:value-type="float" office:value="-0.00001215" calcext:value-type="float">
            <text:p>-0.00001215</text:p>
          </table:table-cell>
          <table:table-cell office:value-type="float" office:value="-0.0000583349" calcext:value-type="float">
            <text:p>-5.83349E-05</text:p>
          </table:table-cell>
          <table:table-cell office:value-type="float" office:value="240" calcext:value-type="float">
            <text:p>240</text:p>
          </table:table-cell>
          <table:table-cell table:formula="of:=[.H241]*100" office:value-type="float" office:value="-0.00583349" calcext:value-type="float">
            <text:p>-0.00583349</text:p>
          </table:table-cell>
          <table:table-cell table:formula="of:=100*[.F241]" office:value-type="float" office:value="0.024792" calcext:value-type="float">
            <text:p>0.024792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179.2361450195" calcext:value-type="float">
            <text:p>179.2361450195</text:p>
          </table:table-cell>
          <table:table-cell office:value-type="float" office:value="-0.0033035752" calcext:value-type="float">
            <text:p>-0.0033035752</text:p>
          </table:table-cell>
          <table:table-cell office:value-type="float" office:value="-0.0066724113" calcext:value-type="float">
            <text:p>-0.0066724113</text:p>
          </table:table-cell>
          <table:table-cell office:value-type="float" office:value="0" calcext:value-type="float">
            <text:p>0</text:p>
          </table:table-cell>
          <table:table-cell office:value-type="float" office:value="0.00018716" calcext:value-type="float">
            <text:p>0.00018716</text:p>
          </table:table-cell>
          <table:table-cell office:value-type="float" office:value="-0.00001343" calcext:value-type="float">
            <text:p>-0.00001343</text:p>
          </table:table-cell>
          <table:table-cell office:value-type="float" office:value="-0.0011593262" calcext:value-type="float">
            <text:p>-0.0011593262</text:p>
          </table:table-cell>
          <table:table-cell office:value-type="float" office:value="241" calcext:value-type="float">
            <text:p>241</text:p>
          </table:table-cell>
          <table:table-cell table:formula="of:=[.H242]*100" office:value-type="float" office:value="-0.11593262" calcext:value-type="float">
            <text:p>-0.11593262</text:p>
          </table:table-cell>
          <table:table-cell table:formula="of:=100*[.F242]" office:value-type="float" office:value="0.018716" calcext:value-type="float">
            <text:p>0.018716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79.2342529297" calcext:value-type="float">
            <text:p>179.2342529297</text:p>
          </table:table-cell>
          <table:table-cell office:value-type="float" office:value="-0.0071595871" calcext:value-type="float">
            <text:p>-0.0071595871</text:p>
          </table:table-cell>
          <table:table-cell office:value-type="float" office:value="-0.014373105" calcext:value-type="float">
            <text:p>-0.014373105</text:p>
          </table:table-cell>
          <table:table-cell office:value-type="float" office:value="0" calcext:value-type="float">
            <text:p>0</text:p>
          </table:table-cell>
          <table:table-cell office:value-type="float" office:value="0.00017238" calcext:value-type="float">
            <text:p>0.00017238</text:p>
          </table:table-cell>
          <table:table-cell office:value-type="float" office:value="-0.00001343" calcext:value-type="float">
            <text:p>-0.00001343</text:p>
          </table:table-cell>
          <table:table-cell office:value-type="float" office:value="-0.0010894135" calcext:value-type="float">
            <text:p>-0.0010894135</text:p>
          </table:table-cell>
          <table:table-cell office:value-type="float" office:value="242" calcext:value-type="float">
            <text:p>242</text:p>
          </table:table-cell>
          <table:table-cell table:formula="of:=[.H243]*100" office:value-type="float" office:value="-0.10894135" calcext:value-type="float">
            <text:p>-0.10894135</text:p>
          </table:table-cell>
          <table:table-cell table:formula="of:=100*[.F243]" office:value-type="float" office:value="0.017238" calcext:value-type="float">
            <text:p>0.017238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79.2336425781" calcext:value-type="float">
            <text:p>179.2336425781</text:p>
          </table:table-cell>
          <table:table-cell office:value-type="float" office:value="0.030883307" calcext:value-type="float">
            <text:p>0.030883307</text:p>
          </table:table-cell>
          <table:table-cell office:value-type="float" office:value="0.0617544059" calcext:value-type="float">
            <text:p>0.0617544059</text:p>
          </table:table-cell>
          <table:table-cell office:value-type="float" office:value="0" calcext:value-type="float">
            <text:p>0</text:p>
          </table:table-cell>
          <table:table-cell office:value-type="float" office:value="-0.00009099" calcext:value-type="float">
            <text:p>-0.00009099</text:p>
          </table:table-cell>
          <table:table-cell office:value-type="float" office:value="-0.00001343" calcext:value-type="float">
            <text:p>-0.00001343</text:p>
          </table:table-cell>
          <table:table-cell office:value-type="float" office:value="-0.0026547439" calcext:value-type="float">
            <text:p>-0.0026547439</text:p>
          </table:table-cell>
          <table:table-cell office:value-type="float" office:value="243" calcext:value-type="float">
            <text:p>243</text:p>
          </table:table-cell>
          <table:table-cell table:formula="of:=[.H244]*100" office:value-type="float" office:value="-0.26547439" calcext:value-type="float">
            <text:p>-0.26547439</text:p>
          </table:table-cell>
          <table:table-cell table:formula="of:=100*[.F244]" office:value-type="float" office:value="-0.009099" calcext:value-type="float">
            <text:p>-0.009099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179.2345123291" calcext:value-type="float">
            <text:p>179.2345123291</text:p>
          </table:table-cell>
          <table:table-cell office:value-type="float" office:value="0.0299901795" calcext:value-type="float">
            <text:p>0.0299901795</text:p>
          </table:table-cell>
          <table:table-cell office:value-type="float" office:value="0.0600330804" calcext:value-type="float">
            <text:p>0.0600330804</text:p>
          </table:table-cell>
          <table:table-cell office:value-type="float" office:value="0" calcext:value-type="float">
            <text:p>0</text:p>
          </table:table-cell>
          <table:table-cell office:value-type="float" office:value="-0.00026048" calcext:value-type="float">
            <text:p>-0.00026048</text:p>
          </table:table-cell>
          <table:table-cell office:value-type="float" office:value="-0.00001343" calcext:value-type="float">
            <text:p>-0.00001343</text:p>
          </table:table-cell>
          <table:table-cell office:value-type="float" office:value="-0.0037049487" calcext:value-type="float">
            <text:p>-0.0037049487</text:p>
          </table:table-cell>
          <table:table-cell office:value-type="float" office:value="244" calcext:value-type="float">
            <text:p>244</text:p>
          </table:table-cell>
          <table:table-cell table:formula="of:=[.H245]*100" office:value-type="float" office:value="-0.37049487" calcext:value-type="float">
            <text:p>-0.37049487</text:p>
          </table:table-cell>
          <table:table-cell table:formula="of:=100*[.F245]" office:value-type="float" office:value="-0.026048" calcext:value-type="float">
            <text:p>-0.026048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79.2413330078" calcext:value-type="float">
            <text:p>179.2413330078</text:p>
          </table:table-cell>
          <table:table-cell office:value-type="float" office:value="0.0604485396" calcext:value-type="float">
            <text:p>0.0604485396</text:p>
          </table:table-cell>
          <table:table-cell office:value-type="float" office:value="0.1210226059" calcext:value-type="float">
            <text:p>0.1210226059</text:p>
          </table:table-cell>
          <table:table-cell office:value-type="float" office:value="0" calcext:value-type="float">
            <text:p>0</text:p>
          </table:table-cell>
          <table:table-cell office:value-type="float" office:value="-0.00057637" calcext:value-type="float">
            <text:p>-0.00057637</text:p>
          </table:table-cell>
          <table:table-cell office:value-type="float" office:value="-0.00001343" calcext:value-type="float">
            <text:p>-0.00001343</text:p>
          </table:table-cell>
          <table:table-cell office:value-type="float" office:value="-0.0030421928" calcext:value-type="float">
            <text:p>-0.0030421928</text:p>
          </table:table-cell>
          <table:table-cell office:value-type="float" office:value="245" calcext:value-type="float">
            <text:p>245</text:p>
          </table:table-cell>
          <table:table-cell table:formula="of:=[.H246]*100" office:value-type="float" office:value="-0.30421928" calcext:value-type="float">
            <text:p>-0.30421928</text:p>
          </table:table-cell>
          <table:table-cell table:formula="of:=100*[.F246]" office:value-type="float" office:value="-0.057637" calcext:value-type="float">
            <text:p>-0.057637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179.2390441895" calcext:value-type="float">
            <text:p>179.2390441895</text:p>
          </table:table-cell>
          <table:table-cell office:value-type="float" office:value="0.0741859596" calcext:value-type="float">
            <text:p>0.0741859596</text:p>
          </table:table-cell>
          <table:table-cell office:value-type="float" office:value="0.1485901237" calcext:value-type="float">
            <text:p>0.1485901237</text:p>
          </table:table-cell>
          <table:table-cell office:value-type="float" office:value="0" calcext:value-type="float">
            <text:p>0</text:p>
          </table:table-cell>
          <table:table-cell office:value-type="float" office:value="-0.00087833" calcext:value-type="float">
            <text:p>-0.00087833</text:p>
          </table:table-cell>
          <table:table-cell office:value-type="float" office:value="-0.00001215" calcext:value-type="float">
            <text:p>-0.00001215</text:p>
          </table:table-cell>
          <table:table-cell office:value-type="float" office:value="-0.0023852369" calcext:value-type="float">
            <text:p>-0.0023852369</text:p>
          </table:table-cell>
          <table:table-cell office:value-type="float" office:value="246" calcext:value-type="float">
            <text:p>246</text:p>
          </table:table-cell>
          <table:table-cell table:formula="of:=[.H247]*100" office:value-type="float" office:value="-0.23852369" calcext:value-type="float">
            <text:p>-0.23852369</text:p>
          </table:table-cell>
          <table:table-cell table:formula="of:=100*[.F247]" office:value-type="float" office:value="-0.087833" calcext:value-type="float">
            <text:p>-0.087833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79.2476959229" calcext:value-type="float">
            <text:p>179.2476959229</text:p>
          </table:table-cell>
          <table:table-cell office:value-type="float" office:value="-0.0065616336" calcext:value-type="float">
            <text:p>-0.0065616336</text:p>
          </table:table-cell>
          <table:table-cell office:value-type="float" office:value="-0.0129103169" calcext:value-type="float">
            <text:p>-0.0129103169</text:p>
          </table:table-cell>
          <table:table-cell office:value-type="float" office:value="0" calcext:value-type="float">
            <text:p>0</text:p>
          </table:table-cell>
          <table:table-cell office:value-type="float" office:value="-0.00054134" calcext:value-type="float">
            <text:p>-0.00054134</text:p>
          </table:table-cell>
          <table:table-cell office:value-type="float" office:value="-0.00001339" calcext:value-type="float">
            <text:p>-0.00001339</text:p>
          </table:table-cell>
          <table:table-cell office:value-type="float" office:value="-0.0011710989" calcext:value-type="float">
            <text:p>-0.0011710989</text:p>
          </table:table-cell>
          <table:table-cell office:value-type="float" office:value="247" calcext:value-type="float">
            <text:p>247</text:p>
          </table:table-cell>
          <table:table-cell table:formula="of:=[.H248]*100" office:value-type="float" office:value="-0.11710989" calcext:value-type="float">
            <text:p>-0.11710989</text:p>
          </table:table-cell>
          <table:table-cell table:formula="of:=100*[.F248]" office:value-type="float" office:value="-0.054134" calcext:value-type="float">
            <text:p>-0.054134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179.2504730225" calcext:value-type="float">
            <text:p>179.2504730225</text:p>
          </table:table-cell>
          <table:table-cell office:value-type="float" office:value="0.0106025711" calcext:value-type="float">
            <text:p>0.0106025711</text:p>
          </table:table-cell>
          <table:table-cell office:value-type="float" office:value="0.0213510304" calcext:value-type="float">
            <text:p>0.0213510304</text:p>
          </table:table-cell>
          <table:table-cell office:value-type="float" office:value="0" calcext:value-type="float">
            <text:p>0</text:p>
          </table:table-cell>
          <table:table-cell office:value-type="float" office:value="-0.00043125" calcext:value-type="float">
            <text:p>-0.00043125</text:p>
          </table:table-cell>
          <table:table-cell office:value-type="float" office:value="-0.00001339" calcext:value-type="float">
            <text:p>-0.00001339</text:p>
          </table:table-cell>
          <table:table-cell office:value-type="float" office:value="-0.0009563608" calcext:value-type="float">
            <text:p>-0.0009563608</text:p>
          </table:table-cell>
          <table:table-cell office:value-type="float" office:value="248" calcext:value-type="float">
            <text:p>248</text:p>
          </table:table-cell>
          <table:table-cell table:formula="of:=[.H249]*100" office:value-type="float" office:value="-0.09563608" calcext:value-type="float">
            <text:p>-0.09563608</text:p>
          </table:table-cell>
          <table:table-cell table:formula="of:=100*[.F249]" office:value-type="float" office:value="-0.043125" calcext:value-type="float">
            <text:p>-0.043125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79.2512969971" calcext:value-type="float">
            <text:p>179.2512969971</text:p>
          </table:table-cell>
          <table:table-cell office:value-type="float" office:value="0.0526028847" calcext:value-type="float">
            <text:p>0.0526028847</text:p>
          </table:table-cell>
          <table:table-cell office:value-type="float" office:value="0.1053661315" calcext:value-type="float">
            <text:p>0.1053661315</text:p>
          </table:table-cell>
          <table:table-cell office:value-type="float" office:value="0" calcext:value-type="float">
            <text:p>0</text:p>
          </table:table-cell>
          <table:table-cell office:value-type="float" office:value="-0.00063783" calcext:value-type="float">
            <text:p>-0.00063783</text:p>
          </table:table-cell>
          <table:table-cell office:value-type="float" office:value="-0.00001339" calcext:value-type="float">
            <text:p>-0.00001339</text:p>
          </table:table-cell>
          <table:table-cell office:value-type="float" office:value="-0.0017676915" calcext:value-type="float">
            <text:p>-0.0017676915</text:p>
          </table:table-cell>
          <table:table-cell office:value-type="float" office:value="249" calcext:value-type="float">
            <text:p>249</text:p>
          </table:table-cell>
          <table:table-cell table:formula="of:=[.H250]*100" office:value-type="float" office:value="-0.17676915" calcext:value-type="float">
            <text:p>-0.17676915</text:p>
          </table:table-cell>
          <table:table-cell table:formula="of:=100*[.F250]" office:value-type="float" office:value="-0.063783" calcext:value-type="float">
            <text:p>-0.063783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79.2459716797" calcext:value-type="float">
            <text:p>179.2459716797</text:p>
          </table:table-cell>
          <table:table-cell office:value-type="float" office:value="-0.0132735998" calcext:value-type="float">
            <text:p>-0.0132735998</text:p>
          </table:table-cell>
          <table:table-cell office:value-type="float" office:value="-0.0264010644" calcext:value-type="float">
            <text:p>-0.0264010644</text:p>
          </table:table-cell>
          <table:table-cell office:value-type="float" office:value="0" calcext:value-type="float">
            <text:p>0</text:p>
          </table:table-cell>
          <table:table-cell office:value-type="float" office:value="-0.0003364" calcext:value-type="float">
            <text:p>-0.0003364</text:p>
          </table:table-cell>
          <table:table-cell office:value-type="float" office:value="-0.00001339" calcext:value-type="float">
            <text:p>-0.00001339</text:p>
          </table:table-cell>
          <table:table-cell office:value-type="float" office:value="-0.0012776819" calcext:value-type="float">
            <text:p>-0.0012776819</text:p>
          </table:table-cell>
          <table:table-cell office:value-type="float" office:value="250" calcext:value-type="float">
            <text:p>250</text:p>
          </table:table-cell>
          <table:table-cell table:formula="of:=[.H251]*100" office:value-type="float" office:value="-0.12776819" calcext:value-type="float">
            <text:p>-0.12776819</text:p>
          </table:table-cell>
          <table:table-cell table:formula="of:=100*[.F251]" office:value-type="float" office:value="-0.03364" calcext:value-type="float">
            <text:p>-0.03364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79.2502441406" calcext:value-type="float">
            <text:p>179.2502441406</text:p>
          </table:table-cell>
          <table:table-cell office:value-type="float" office:value="0.0074582804" calcext:value-type="float">
            <text:p>0.0074582804</text:p>
          </table:table-cell>
          <table:table-cell office:value-type="float" office:value="0.0150080898" calcext:value-type="float">
            <text:p>0.0150080898</text:p>
          </table:table-cell>
          <table:table-cell office:value-type="float" office:value="0" calcext:value-type="float">
            <text:p>0</text:p>
          </table:table-cell>
          <table:table-cell office:value-type="float" office:value="-0.00027379" calcext:value-type="float">
            <text:p>-0.00027379</text:p>
          </table:table-cell>
          <table:table-cell office:value-type="float" office:value="-0.00001339" calcext:value-type="float">
            <text:p>-0.00001339</text:p>
          </table:table-cell>
          <table:table-cell office:value-type="float" office:value="-0.0014675123" calcext:value-type="float">
            <text:p>-0.0014675123</text:p>
          </table:table-cell>
          <table:table-cell office:value-type="float" office:value="251" calcext:value-type="float">
            <text:p>251</text:p>
          </table:table-cell>
          <table:table-cell table:formula="of:=[.H252]*100" office:value-type="float" office:value="-0.14675123" calcext:value-type="float">
            <text:p>-0.14675123</text:p>
          </table:table-cell>
          <table:table-cell table:formula="of:=100*[.F252]" office:value-type="float" office:value="-0.027379" calcext:value-type="float">
            <text:p>-0.027379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179.2646636963" calcext:value-type="float">
            <text:p>179.2646636963</text:p>
          </table:table-cell>
          <table:table-cell office:value-type="float" office:value="0.0187791352" calcext:value-type="float">
            <text:p>0.0187791352</text:p>
          </table:table-cell>
          <table:table-cell office:value-type="float" office:value="0.0376454675" calcext:value-type="float">
            <text:p>0.0376454675</text:p>
          </table:table-cell>
          <table:table-cell office:value-type="float" office:value="0" calcext:value-type="float">
            <text:p>0</text:p>
          </table:table-cell>
          <table:table-cell office:value-type="float" office:value="-0.00030753" calcext:value-type="float">
            <text:p>-0.00030753</text:p>
          </table:table-cell>
          <table:table-cell office:value-type="float" office:value="-0.00001339" calcext:value-type="float">
            <text:p>-0.00001339</text:p>
          </table:table-cell>
          <table:table-cell office:value-type="float" office:value="-0.0018193341" calcext:value-type="float">
            <text:p>-0.0018193341</text:p>
          </table:table-cell>
          <table:table-cell office:value-type="float" office:value="252" calcext:value-type="float">
            <text:p>252</text:p>
          </table:table-cell>
          <table:table-cell table:formula="of:=[.H253]*100" office:value-type="float" office:value="-0.18193341" calcext:value-type="float">
            <text:p>-0.18193341</text:p>
          </table:table-cell>
          <table:table-cell table:formula="of:=100*[.F253]" office:value-type="float" office:value="-0.030753" calcext:value-type="float">
            <text:p>-0.030753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79.2693481445" calcext:value-type="float">
            <text:p>179.2693481445</text:p>
          </table:table-cell>
          <table:table-cell office:value-type="float" office:value="-0.0028711161" calcext:value-type="float">
            <text:p>-0.0028711161</text:p>
          </table:table-cell>
          <table:table-cell office:value-type="float" office:value="-0.0056682465" calcext:value-type="float">
            <text:p>-0.0056682465</text:p>
          </table:table-cell>
          <table:table-cell office:value-type="float" office:value="0" calcext:value-type="float">
            <text:p>0</text:p>
          </table:table-cell>
          <table:table-cell office:value-type="float" office:value="-0.00018571" calcext:value-type="float">
            <text:p>-0.00018571</text:p>
          </table:table-cell>
          <table:table-cell office:value-type="float" office:value="-0.00001339" calcext:value-type="float">
            <text:p>-0.00001339</text:p>
          </table:table-cell>
          <table:table-cell office:value-type="float" office:value="-0.0013198315" calcext:value-type="float">
            <text:p>-0.0013198315</text:p>
          </table:table-cell>
          <table:table-cell office:value-type="float" office:value="253" calcext:value-type="float">
            <text:p>253</text:p>
          </table:table-cell>
          <table:table-cell table:formula="of:=[.H254]*100" office:value-type="float" office:value="-0.13198315" calcext:value-type="float">
            <text:p>-0.13198315</text:p>
          </table:table-cell>
          <table:table-cell table:formula="of:=100*[.F254]" office:value-type="float" office:value="-0.018571" calcext:value-type="float">
            <text:p>-0.018571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179.2689819336" calcext:value-type="float">
            <text:p>179.2689819336</text:p>
          </table:table-cell>
          <table:table-cell office:value-type="float" office:value="-0.0158437276" calcext:value-type="float">
            <text:p>-0.0158437276</text:p>
          </table:table-cell>
          <table:table-cell office:value-type="float" office:value="-0.0316568811" calcext:value-type="float">
            <text:p>-0.0316568811</text:p>
          </table:table-cell>
          <table:table-cell office:value-type="float" office:value="0" calcext:value-type="float">
            <text:p>0</text:p>
          </table:table-cell>
          <table:table-cell office:value-type="float" office:value="-0.00001812" calcext:value-type="float">
            <text:p>-0.00001812</text:p>
          </table:table-cell>
          <table:table-cell office:value-type="float" office:value="-0.00001323" calcext:value-type="float">
            <text:p>-0.00001323</text:p>
          </table:table-cell>
          <table:table-cell office:value-type="float" office:value="-0.0006405142" calcext:value-type="float">
            <text:p>-0.0006405142</text:p>
          </table:table-cell>
          <table:table-cell office:value-type="float" office:value="254" calcext:value-type="float">
            <text:p>254</text:p>
          </table:table-cell>
          <table:table-cell table:formula="of:=[.H255]*100" office:value-type="float" office:value="-0.06405142" calcext:value-type="float">
            <text:p>-0.06405142</text:p>
          </table:table-cell>
          <table:table-cell table:formula="of:=100*[.F255]" office:value-type="float" office:value="-0.001812" calcext:value-type="float">
            <text:p>-0.001812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79.2847137451" calcext:value-type="float">
            <text:p>179.2847137451</text:p>
          </table:table-cell>
          <table:table-cell office:value-type="float" office:value="-0.0040464694" calcext:value-type="float">
            <text:p>-0.0040464694</text:p>
          </table:table-cell>
          <table:table-cell office:value-type="float" office:value="-0.0080924566" calcext:value-type="float">
            <text:p>-0.0080924566</text:p>
          </table:table-cell>
          <table:table-cell office:value-type="float" office:value="0" calcext:value-type="float">
            <text:p>0</text:p>
          </table:table-cell>
          <table:table-cell office:value-type="float" office:value="0.0000149" calcext:value-type="float">
            <text:p>0.0000149</text:p>
          </table:table-cell>
          <table:table-cell office:value-type="float" office:value="-0.00001199" calcext:value-type="float">
            <text:p>-0.00001199</text:p>
          </table:table-cell>
          <table:table-cell office:value-type="float" office:value="-0.0020052681" calcext:value-type="float">
            <text:p>-0.0020052681</text:p>
          </table:table-cell>
          <table:table-cell office:value-type="float" office:value="255" calcext:value-type="float">
            <text:p>255</text:p>
          </table:table-cell>
          <table:table-cell table:formula="of:=[.H256]*100" office:value-type="float" office:value="-0.20052681" calcext:value-type="float">
            <text:p>-0.20052681</text:p>
          </table:table-cell>
          <table:table-cell table:formula="of:=100*[.F256]" office:value-type="float" office:value="0.00149" calcext:value-type="float">
            <text:p>0.00149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179.2882843018" calcext:value-type="float">
            <text:p>179.2882843018</text:p>
          </table:table-cell>
          <table:table-cell office:value-type="float" office:value="-0.0006623854" calcext:value-type="float">
            <text:p>-0.0006623854</text:p>
          </table:table-cell>
          <table:table-cell office:value-type="float" office:value="-0.001329157" calcext:value-type="float">
            <text:p>-0.001329157</text:p>
          </table:table-cell>
          <table:table-cell office:value-type="float" office:value="0" calcext:value-type="float">
            <text:p>0</text:p>
          </table:table-cell>
          <table:table-cell office:value-type="float" office:value="0.00001434" calcext:value-type="float">
            <text:p>0.00001434</text:p>
          </table:table-cell>
          <table:table-cell office:value-type="float" office:value="-0.00001199" calcext:value-type="float">
            <text:p>-0.00001199</text:p>
          </table:table-cell>
          <table:table-cell office:value-type="float" office:value="-0.0004214113" calcext:value-type="float">
            <text:p>-0.0004214113</text:p>
          </table:table-cell>
          <table:table-cell office:value-type="float" office:value="256" calcext:value-type="float">
            <text:p>256</text:p>
          </table:table-cell>
          <table:table-cell table:formula="of:=[.H257]*100" office:value-type="float" office:value="-0.04214113" calcext:value-type="float">
            <text:p>-0.04214113</text:p>
          </table:table-cell>
          <table:table-cell table:formula="of:=100*[.F257]" office:value-type="float" office:value="0.001434" calcext:value-type="float">
            <text:p>0.00143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79.2932891846" calcext:value-type="float">
            <text:p>179.2932891846</text:p>
          </table:table-cell>
          <table:table-cell office:value-type="float" office:value="-0.0090418267" calcext:value-type="float">
            <text:p>-0.0090418267</text:p>
          </table:table-cell>
          <table:table-cell office:value-type="float" office:value="-0.018096276" calcext:value-type="float">
            <text:p>-0.018096276</text:p>
          </table:table-cell>
          <table:table-cell office:value-type="float" office:value="0" calcext:value-type="float">
            <text:p>0</text:p>
          </table:table-cell>
          <table:table-cell office:value-type="float" office:value="0.00006981" calcext:value-type="float">
            <text:p>0.00006981</text:p>
          </table:table-cell>
          <table:table-cell office:value-type="float" office:value="-0.00001199" calcext:value-type="float">
            <text:p>-0.00001199</text:p>
          </table:table-cell>
          <table:table-cell office:value-type="float" office:value="-0.0015689629" calcext:value-type="float">
            <text:p>-0.0015689629</text:p>
          </table:table-cell>
          <table:table-cell office:value-type="float" office:value="257" calcext:value-type="float">
            <text:p>257</text:p>
          </table:table-cell>
          <table:table-cell table:formula="of:=[.H258]*100" office:value-type="float" office:value="-0.15689629" calcext:value-type="float">
            <text:p>-0.15689629</text:p>
          </table:table-cell>
          <table:table-cell table:formula="of:=100*[.F258]" office:value-type="float" office:value="0.006981" calcext:value-type="float">
            <text:p>0.006981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79.2846221924" calcext:value-type="float">
            <text:p>179.2846221924</text:p>
          </table:table-cell>
          <table:table-cell office:value-type="float" office:value="-0.0467778799" calcext:value-type="float">
            <text:p>-0.0467778799</text:p>
          </table:table-cell>
          <table:table-cell office:value-type="float" office:value="-0.0936199689" calcext:value-type="float">
            <text:p>-0.0936199689</text:p>
          </table:table-cell>
          <table:table-cell office:value-type="float" office:value="0" calcext:value-type="float">
            <text:p>0</text:p>
          </table:table-cell>
          <table:table-cell office:value-type="float" office:value="0.00035825" calcext:value-type="float">
            <text:p>0.00035825</text:p>
          </table:table-cell>
          <table:table-cell office:value-type="float" office:value="-0.00001199" calcext:value-type="float">
            <text:p>-0.00001199</text:p>
          </table:table-cell>
          <table:table-cell office:value-type="float" office:value="-0.0000809569" calcext:value-type="float">
            <text:p>-8.09569E-05</text:p>
          </table:table-cell>
          <table:table-cell office:value-type="float" office:value="258" calcext:value-type="float">
            <text:p>258</text:p>
          </table:table-cell>
          <table:table-cell table:formula="of:=[.H259]*100" office:value-type="float" office:value="-0.00809569" calcext:value-type="float">
            <text:p>-0.00809569</text:p>
          </table:table-cell>
          <table:table-cell table:formula="of:=100*[.F259]" office:value-type="float" office:value="0.035825" calcext:value-type="float">
            <text:p>0.035825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79.2859802246" calcext:value-type="float">
            <text:p>179.2859802246</text:p>
          </table:table-cell>
          <table:table-cell office:value-type="float" office:value="-0.0771811331" calcext:value-type="float">
            <text:p>-0.0771811331</text:p>
          </table:table-cell>
          <table:table-cell office:value-type="float" office:value="-0.1545289543" calcext:value-type="float">
            <text:p>-0.1545289543</text:p>
          </table:table-cell>
          <table:table-cell office:value-type="float" office:value="0" calcext:value-type="float">
            <text:p>0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-0.00001199" calcext:value-type="float">
            <text:p>-0.00001199</text:p>
          </table:table-cell>
          <table:table-cell office:value-type="float" office:value="-0.0003170288" calcext:value-type="float">
            <text:p>-0.0003170288</text:p>
          </table:table-cell>
          <table:table-cell office:value-type="float" office:value="259" calcext:value-type="float">
            <text:p>259</text:p>
          </table:table-cell>
          <table:table-cell table:formula="of:=[.H260]*100" office:value-type="float" office:value="-0.03170288" calcext:value-type="float">
            <text:p>-0.03170288</text:p>
          </table:table-cell>
          <table:table-cell table:formula="of:=100*[.F260]" office:value-type="float" office:value="0.0753" calcext:value-type="float">
            <text:p>0.0753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79.2776794434" calcext:value-type="float">
            <text:p>179.2776794434</text:p>
          </table:table-cell>
          <table:table-cell office:value-type="float" office:value="-0.0152563325" calcext:value-type="float">
            <text:p>-0.0152563325</text:p>
          </table:table-cell>
          <table:table-cell office:value-type="float" office:value="-0.0307161045" calcext:value-type="float">
            <text:p>-0.0307161045</text:p>
          </table:table-cell>
          <table:table-cell office:value-type="float" office:value="0" calcext:value-type="float">
            <text:p>0</text:p>
          </table:table-cell>
          <table:table-cell office:value-type="float" office:value="0.00060326" calcext:value-type="float">
            <text:p>0.00060326</text:p>
          </table:table-cell>
          <table:table-cell office:value-type="float" office:value="-0.00001199" calcext:value-type="float">
            <text:p>-0.00001199</text:p>
          </table:table-cell>
          <table:table-cell office:value-type="float" office:value="-0.0006860487" calcext:value-type="float">
            <text:p>-0.0006860487</text:p>
          </table:table-cell>
          <table:table-cell office:value-type="float" office:value="260" calcext:value-type="float">
            <text:p>260</text:p>
          </table:table-cell>
          <table:table-cell table:formula="of:=[.H261]*100" office:value-type="float" office:value="-0.06860487" calcext:value-type="float">
            <text:p>-0.06860487</text:p>
          </table:table-cell>
          <table:table-cell table:formula="of:=100*[.F261]" office:value-type="float" office:value="0.060326" calcext:value-type="float">
            <text:p>0.060326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179.2747802734" calcext:value-type="float">
            <text:p>179.2747802734</text:p>
          </table:table-cell>
          <table:table-cell office:value-type="float" office:value="0.0114633964" calcext:value-type="float">
            <text:p>0.0114633964</text:p>
          </table:table-cell>
          <table:table-cell office:value-type="float" office:value="0.0227874877" calcext:value-type="float">
            <text:p>0.0227874877</text:p>
          </table:table-cell>
          <table:table-cell office:value-type="float" office:value="0" calcext:value-type="float">
            <text:p>0</text:p>
          </table:table-cell>
          <table:table-cell office:value-type="float" office:value="0.00032544" calcext:value-type="float">
            <text:p>0.00032544</text:p>
          </table:table-cell>
          <table:table-cell office:value-type="float" office:value="-0.00001199" calcext:value-type="float">
            <text:p>-0.00001199</text:p>
          </table:table-cell>
          <table:table-cell office:value-type="float" office:value="-0.0019465113" calcext:value-type="float">
            <text:p>-0.0019465113</text:p>
          </table:table-cell>
          <table:table-cell office:value-type="float" office:value="261" calcext:value-type="float">
            <text:p>261</text:p>
          </table:table-cell>
          <table:table-cell table:formula="of:=[.H262]*100" office:value-type="float" office:value="-0.19465113" calcext:value-type="float">
            <text:p>-0.19465113</text:p>
          </table:table-cell>
          <table:table-cell table:formula="of:=100*[.F262]" office:value-type="float" office:value="0.032544" calcext:value-type="float">
            <text:p>0.032544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179.2775268555" calcext:value-type="float">
            <text:p>179.2775268555</text:p>
          </table:table-cell>
          <table:table-cell office:value-type="float" office:value="-0.0212240212" calcext:value-type="float">
            <text:p>-0.0212240212</text:p>
          </table:table-cell>
          <table:table-cell office:value-type="float" office:value="-0.0425505925" calcext:value-type="float">
            <text:p>-0.0425505925</text:p>
          </table:table-cell>
          <table:table-cell office:value-type="float" office:value="0" calcext:value-type="float">
            <text:p>0</text:p>
          </table:table-cell>
          <table:table-cell office:value-type="float" office:value="0.00035823" calcext:value-type="float">
            <text:p>0.00035823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-0.0002673198" calcext:value-type="float">
            <text:p>-0.0002673198</text:p>
          </table:table-cell>
          <table:table-cell office:value-type="float" office:value="262" calcext:value-type="float">
            <text:p>262</text:p>
          </table:table-cell>
          <table:table-cell table:formula="of:=[.H263]*100" office:value-type="float" office:value="-0.02673198" calcext:value-type="float">
            <text:p>-0.02673198</text:p>
          </table:table-cell>
          <table:table-cell table:formula="of:=100*[.F263]" office:value-type="float" office:value="0.035823" calcext:value-type="float">
            <text:p>0.03582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79.2759094238" calcext:value-type="float">
            <text:p>179.2759094238</text:p>
          </table:table-cell>
          <table:table-cell office:value-type="float" office:value="-0.0261108904" calcext:value-type="float">
            <text:p>-0.0261108904</text:p>
          </table:table-cell>
          <table:table-cell office:value-type="float" office:value="-0.0523374097" calcext:value-type="float">
            <text:p>-0.0523374097</text:p>
          </table:table-cell>
          <table:table-cell office:value-type="float" office:value="0" calcext:value-type="float">
            <text:p>0</text:p>
          </table:table-cell>
          <table:table-cell office:value-type="float" office:value="0.00041263" calcext:value-type="float">
            <text:p>0.00041263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-0.0007191988" calcext:value-type="float">
            <text:p>-0.0007191988</text:p>
          </table:table-cell>
          <table:table-cell office:value-type="float" office:value="263" calcext:value-type="float">
            <text:p>263</text:p>
          </table:table-cell>
          <table:table-cell table:formula="of:=[.H264]*100" office:value-type="float" office:value="-0.07191988" calcext:value-type="float">
            <text:p>-0.07191988</text:p>
          </table:table-cell>
          <table:table-cell table:formula="of:=100*[.F264]" office:value-type="float" office:value="0.041263" calcext:value-type="float">
            <text:p>0.041263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79.2810058594" calcext:value-type="float">
            <text:p>179.2810058594</text:p>
          </table:table-cell>
          <table:table-cell office:value-type="float" office:value="-0.0707368482" calcext:value-type="float">
            <text:p>-0.0707368482</text:p>
          </table:table-cell>
          <table:table-cell office:value-type="float" office:value="-0.1416475335" calcext:value-type="float">
            <text:p>-0.1416475335</text:p>
          </table:table-cell>
          <table:table-cell office:value-type="float" office:value="0" calcext:value-type="float">
            <text:p>0</text:p>
          </table:table-cell>
          <table:table-cell office:value-type="float" office:value="0.00074628" calcext:value-type="float">
            <text:p>0.00074628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0.0000519388" calcext:value-type="float">
            <text:p>5.19388E-05</text:p>
          </table:table-cell>
          <table:table-cell office:value-type="float" office:value="264" calcext:value-type="float">
            <text:p>264</text:p>
          </table:table-cell>
          <table:table-cell table:formula="of:=[.H265]*100" office:value-type="float" office:value="0.00519388" calcext:value-type="float">
            <text:p>0.00519388</text:p>
          </table:table-cell>
          <table:table-cell table:formula="of:=100*[.F265]" office:value-type="float" office:value="0.074628" calcext:value-type="float">
            <text:p>0.074628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79.2899475098" calcext:value-type="float">
            <text:p>179.2899475098</text:p>
          </table:table-cell>
          <table:table-cell office:value-type="float" office:value="-0.0639180679" calcext:value-type="float">
            <text:p>-0.0639180679</text:p>
          </table:table-cell>
          <table:table-cell office:value-type="float" office:value="-0.1280865408" calcext:value-type="float">
            <text:p>-0.1280865408</text:p>
          </table:table-cell>
          <table:table-cell office:value-type="float" office:value="0" calcext:value-type="float">
            <text:p>0</text:p>
          </table:table-cell>
          <table:table-cell office:value-type="float" office:value="0.00092308" calcext:value-type="float">
            <text:p>0.00092308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0.0002973805" calcext:value-type="float">
            <text:p>0.0002973805</text:p>
          </table:table-cell>
          <table:table-cell office:value-type="float" office:value="265" calcext:value-type="float">
            <text:p>265</text:p>
          </table:table-cell>
          <table:table-cell table:formula="of:=[.H266]*100" office:value-type="float" office:value="0.02973805" calcext:value-type="float">
            <text:p>0.02973805</text:p>
          </table:table-cell>
          <table:table-cell table:formula="of:=100*[.F266]" office:value-type="float" office:value="0.092308" calcext:value-type="float">
            <text:p>0.092308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179.2891998291" calcext:value-type="float">
            <text:p>179.2891998291</text:p>
          </table:table-cell>
          <table:table-cell office:value-type="float" office:value="-0.0580242119" calcext:value-type="float">
            <text:p>-0.0580242119</text:p>
          </table:table-cell>
          <table:table-cell office:value-type="float" office:value="-0.1163371229" calcext:value-type="float">
            <text:p>-0.1163371229</text:p>
          </table:table-cell>
          <table:table-cell office:value-type="float" office:value="0" calcext:value-type="float">
            <text:p>0</text:p>
          </table:table-cell>
          <table:table-cell office:value-type="float" office:value="0.00100158" calcext:value-type="float">
            <text:p>0.00100158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-0.0002585713" calcext:value-type="float">
            <text:p>-0.0002585713</text:p>
          </table:table-cell>
          <table:table-cell office:value-type="float" office:value="266" calcext:value-type="float">
            <text:p>266</text:p>
          </table:table-cell>
          <table:table-cell table:formula="of:=[.H267]*100" office:value-type="float" office:value="-0.02585713" calcext:value-type="float">
            <text:p>-0.02585713</text:p>
          </table:table-cell>
          <table:table-cell table:formula="of:=100*[.F267]" office:value-type="float" office:value="0.100158" calcext:value-type="float">
            <text:p>0.100158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79.285369873" calcext:value-type="float">
            <text:p>179.285369873</text:p>
          </table:table-cell>
          <table:table-cell office:value-type="float" office:value="-0.1086920416" calcext:value-type="float">
            <text:p>-0.1086920416</text:p>
          </table:table-cell>
          <table:table-cell office:value-type="float" office:value="-0.2177430497" calcext:value-type="float">
            <text:p>-0.2177430497</text:p>
          </table:table-cell>
          <table:table-cell office:value-type="float" office:value="0" calcext:value-type="float">
            <text:p>0</text:p>
          </table:table-cell>
          <table:table-cell office:value-type="float" office:value="0.00139153" calcext:value-type="float">
            <text:p>0.00139153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0.0017798401" calcext:value-type="float">
            <text:p>0.0017798401</text:p>
          </table:table-cell>
          <table:table-cell office:value-type="float" office:value="267" calcext:value-type="float">
            <text:p>267</text:p>
          </table:table-cell>
          <table:table-cell table:formula="of:=[.H268]*100" office:value-type="float" office:value="0.17798401" calcext:value-type="float">
            <text:p>0.17798401</text:p>
          </table:table-cell>
          <table:table-cell table:formula="of:=100*[.F268]" office:value-type="float" office:value="0.139153" calcext:value-type="float">
            <text:p>0.139153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179.2929992676" calcext:value-type="float">
            <text:p>179.2929992676</text:p>
          </table:table-cell>
          <table:table-cell office:value-type="float" office:value="-0.139869611" calcext:value-type="float">
            <text:p>-0.139869611</text:p>
          </table:table-cell>
          <table:table-cell office:value-type="float" office:value="-0.2802268125" calcext:value-type="float">
            <text:p>-0.2802268125</text:p>
          </table:table-cell>
          <table:table-cell office:value-type="float" office:value="0" calcext:value-type="float">
            <text:p>0</text:p>
          </table:table-cell>
          <table:table-cell office:value-type="float" office:value="0.00185907" calcext:value-type="float">
            <text:p>0.00185907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0.0029469318" calcext:value-type="float">
            <text:p>0.0029469318</text:p>
          </table:table-cell>
          <table:table-cell office:value-type="float" office:value="268" calcext:value-type="float">
            <text:p>268</text:p>
          </table:table-cell>
          <table:table-cell table:formula="of:=[.H269]*100" office:value-type="float" office:value="0.29469318" calcext:value-type="float">
            <text:p>0.29469318</text:p>
          </table:table-cell>
          <table:table-cell table:formula="of:=100*[.F269]" office:value-type="float" office:value="0.185907" calcext:value-type="float">
            <text:p>0.185907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79.2766113281" calcext:value-type="float">
            <text:p>179.2766113281</text:p>
          </table:table-cell>
          <table:table-cell office:value-type="float" office:value="-0.0455834044" calcext:value-type="float">
            <text:p>-0.0455834044</text:p>
          </table:table-cell>
          <table:table-cell office:value-type="float" office:value="-0.0916769896" calcext:value-type="float">
            <text:p>-0.0916769896</text:p>
          </table:table-cell>
          <table:table-cell office:value-type="float" office:value="0" calcext:value-type="float">
            <text:p>0</text:p>
          </table:table-cell>
          <table:table-cell office:value-type="float" office:value="0.00154214" calcext:value-type="float">
            <text:p>0.00154214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-0.0006338627" calcext:value-type="float">
            <text:p>-0.0006338627</text:p>
          </table:table-cell>
          <table:table-cell office:value-type="float" office:value="269" calcext:value-type="float">
            <text:p>269</text:p>
          </table:table-cell>
          <table:table-cell table:formula="of:=[.H270]*100" office:value-type="float" office:value="-0.06338627" calcext:value-type="float">
            <text:p>-0.06338627</text:p>
          </table:table-cell>
          <table:table-cell table:formula="of:=100*[.F270]" office:value-type="float" office:value="0.154214" calcext:value-type="float">
            <text:p>0.154214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79.2790985107" calcext:value-type="float">
            <text:p>179.2790985107</text:p>
          </table:table-cell>
          <table:table-cell office:value-type="float" office:value="-0.0472348058" calcext:value-type="float">
            <text:p>-0.0472348058</text:p>
          </table:table-cell>
          <table:table-cell office:value-type="float" office:value="-0.094902236" calcext:value-type="float">
            <text:p>-0.094902236</text:p>
          </table:table-cell>
          <table:table-cell office:value-type="float" office:value="0" calcext:value-type="float">
            <text:p>0</text:p>
          </table:table-cell>
          <table:table-cell office:value-type="float" office:value="0.00134203" calcext:value-type="float">
            <text:p>0.00134203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-0.0001032714" calcext:value-type="float">
            <text:p>-0.0001032714</text:p>
          </table:table-cell>
          <table:table-cell office:value-type="float" office:value="270" calcext:value-type="float">
            <text:p>270</text:p>
          </table:table-cell>
          <table:table-cell table:formula="of:=[.H271]*100" office:value-type="float" office:value="-0.01032714" calcext:value-type="float">
            <text:p>-0.01032714</text:p>
          </table:table-cell>
          <table:table-cell table:formula="of:=100*[.F271]" office:value-type="float" office:value="0.134203" calcext:value-type="float">
            <text:p>0.134203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79.2689208984" calcext:value-type="float">
            <text:p>179.2689208984</text:p>
          </table:table-cell>
          <table:table-cell office:value-type="float" office:value="-0.1045791814" calcext:value-type="float">
            <text:p>-0.1045791814</text:p>
          </table:table-cell>
          <table:table-cell office:value-type="float" office:value="-0.2095983022" calcext:value-type="float">
            <text:p>-0.2095983022</text:p>
          </table:table-cell>
          <table:table-cell office:value-type="float" office:value="0" calcext:value-type="float">
            <text:p>0</text:p>
          </table:table-cell>
          <table:table-cell office:value-type="float" office:value="0.0015909" calcext:value-type="float">
            <text:p>0.0015909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0.0016568773" calcext:value-type="float">
            <text:p>0.0016568773</text:p>
          </table:table-cell>
          <table:table-cell office:value-type="float" office:value="271" calcext:value-type="float">
            <text:p>271</text:p>
          </table:table-cell>
          <table:table-cell table:formula="of:=[.H272]*100" office:value-type="float" office:value="0.16568773" calcext:value-type="float">
            <text:p>0.16568773</text:p>
          </table:table-cell>
          <table:table-cell table:formula="of:=100*[.F272]" office:value-type="float" office:value="0.15909" calcext:value-type="float">
            <text:p>0.15909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179.2599639893" calcext:value-type="float">
            <text:p>179.2599639893</text:p>
          </table:table-cell>
          <table:table-cell office:value-type="float" office:value="-0.0688258704" calcext:value-type="float">
            <text:p>-0.0688258704</text:p>
          </table:table-cell>
          <table:table-cell office:value-type="float" office:value="-0.1381181367" calcext:value-type="float">
            <text:p>-0.1381181367</text:p>
          </table:table-cell>
          <table:table-cell office:value-type="float" office:value="0" calcext:value-type="float">
            <text:p>0</text:p>
          </table:table-cell>
          <table:table-cell office:value-type="float" office:value="0.0015184" calcext:value-type="float">
            <text:p>0.0015184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-0.0001550377" calcext:value-type="float">
            <text:p>-0.0001550377</text:p>
          </table:table-cell>
          <table:table-cell office:value-type="float" office:value="272" calcext:value-type="float">
            <text:p>272</text:p>
          </table:table-cell>
          <table:table-cell table:formula="of:=[.H273]*100" office:value-type="float" office:value="-0.01550377" calcext:value-type="float">
            <text:p>-0.01550377</text:p>
          </table:table-cell>
          <table:table-cell table:formula="of:=100*[.F273]" office:value-type="float" office:value="0.15184" calcext:value-type="float">
            <text:p>0.15184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79.2599639893" calcext:value-type="float">
            <text:p>179.2599639893</text:p>
          </table:table-cell>
          <table:table-cell office:value-type="float" office:value="-0.1038317129" calcext:value-type="float">
            <text:p>-0.1038317129</text:p>
          </table:table-cell>
          <table:table-cell office:value-type="float" office:value="-0.2081466974" calcext:value-type="float">
            <text:p>-0.2081466974</text:p>
          </table:table-cell>
          <table:table-cell office:value-type="float" office:value="0" calcext:value-type="float">
            <text:p>0</text:p>
          </table:table-cell>
          <table:table-cell office:value-type="float" office:value="0.00170341" calcext:value-type="float">
            <text:p>0.00170341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0.0001906615" calcext:value-type="float">
            <text:p>0.0001906615</text:p>
          </table:table-cell>
          <table:table-cell office:value-type="float" office:value="273" calcext:value-type="float">
            <text:p>273</text:p>
          </table:table-cell>
          <table:table-cell table:formula="of:=[.H274]*100" office:value-type="float" office:value="0.01906615" calcext:value-type="float">
            <text:p>0.01906615</text:p>
          </table:table-cell>
          <table:table-cell table:formula="of:=100*[.F274]" office:value-type="float" office:value="0.170341" calcext:value-type="float">
            <text:p>0.170341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79.2529296875" calcext:value-type="float">
            <text:p>179.2529296875</text:p>
          </table:table-cell>
          <table:table-cell office:value-type="float" office:value="-0.1346638035" calcext:value-type="float">
            <text:p>-0.1346638035</text:p>
          </table:table-cell>
          <table:table-cell office:value-type="float" office:value="-0.2698879358" calcext:value-type="float">
            <text:p>-0.2698879358</text:p>
          </table:table-cell>
          <table:table-cell office:value-type="float" office:value="0" calcext:value-type="float">
            <text:p>0</text:p>
          </table:table-cell>
          <table:table-cell office:value-type="float" office:value="0.00203212" calcext:value-type="float">
            <text:p>0.00203212</text:p>
          </table:table-cell>
          <table:table-cell office:value-type="float" office:value="-0.00000912" calcext:value-type="float">
            <text:p>-0.00000912</text:p>
          </table:table-cell>
          <table:table-cell office:value-type="float" office:value="0.0004571262" calcext:value-type="float">
            <text:p>0.0004571262</text:p>
          </table:table-cell>
          <table:table-cell office:value-type="float" office:value="274" calcext:value-type="float">
            <text:p>274</text:p>
          </table:table-cell>
          <table:table-cell table:formula="of:=[.H275]*100" office:value-type="float" office:value="0.04571262" calcext:value-type="float">
            <text:p>0.04571262</text:p>
          </table:table-cell>
          <table:table-cell table:formula="of:=100*[.F275]" office:value-type="float" office:value="0.203212" calcext:value-type="float">
            <text:p>0.203212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2585296631" calcext:value-type="float">
            <text:p>179.2585296631</text:p>
          </table:table-cell>
          <table:table-cell office:value-type="float" office:value="0.2031101995" calcext:value-type="float">
            <text:p>0.2031101995</text:p>
          </table:table-cell>
          <table:table-cell office:value-type="float" office:value="0.4059155812" calcext:value-type="float">
            <text:p>0.405915581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10532" calcext:value-type="float">
            <text:p>0.00210532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0.00005509" calcext:value-type="float">
            <text:p>0.00005509</text:p>
          </table:table-cell>
          <table:table-cell office:value-type="float" office:value="275" calcext:value-type="float">
            <text:p>275</text:p>
          </table:table-cell>
          <table:table-cell table:formula="of:=[.H276]*100" office:value-type="float" office:value="0.005509" calcext:value-type="float">
            <text:p>0.005509</text:p>
          </table:table-cell>
          <table:table-cell table:formula="of:=100*[.F276]" office:value-type="float" office:value="0.210532" calcext:value-type="float">
            <text:p>0.210532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2614746094" calcext:value-type="float">
            <text:p>179.2614746094</text:p>
          </table:table-cell>
          <table:table-cell office:value-type="float" office:value="-0.0232819288" calcext:value-type="float">
            <text:p>-0.0232819288</text:p>
          </table:table-cell>
          <table:table-cell office:value-type="float" office:value="-0.0465871317" calcext:value-type="float">
            <text:p>-0.046587131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26048" calcext:value-type="float">
            <text:p>0.00226048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0.0016349018" calcext:value-type="float">
            <text:p>0.0016349018</text:p>
          </table:table-cell>
          <table:table-cell office:value-type="float" office:value="276" calcext:value-type="float">
            <text:p>276</text:p>
          </table:table-cell>
          <table:table-cell table:formula="of:=[.H277]*100" office:value-type="float" office:value="0.16349018" calcext:value-type="float">
            <text:p>0.16349018</text:p>
          </table:table-cell>
          <table:table-cell table:formula="of:=100*[.F277]" office:value-type="float" office:value="0.226048" calcext:value-type="float">
            <text:p>0.226048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2561187744" calcext:value-type="float">
            <text:p>179.2561187744</text:p>
          </table:table-cell>
          <table:table-cell office:value-type="float" office:value="0.0089504326" calcext:value-type="float">
            <text:p>0.0089504326</text:p>
          </table:table-cell>
          <table:table-cell office:value-type="float" office:value="0.0178710353" calcext:value-type="float">
            <text:p>0.01787103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14902" calcext:value-type="float">
            <text:p>0.00214902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0.0008841225" calcext:value-type="float">
            <text:p>0.0008841225</text:p>
          </table:table-cell>
          <table:table-cell office:value-type="float" office:value="277" calcext:value-type="float">
            <text:p>277</text:p>
          </table:table-cell>
          <table:table-cell table:formula="of:=[.H278]*100" office:value-type="float" office:value="0.08841225" calcext:value-type="float">
            <text:p>0.08841225</text:p>
          </table:table-cell>
          <table:table-cell table:formula="of:=100*[.F278]" office:value-type="float" office:value="0.214902" calcext:value-type="float">
            <text:p>0.214902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2548217773" calcext:value-type="float">
            <text:p>179.2548217773</text:p>
          </table:table-cell>
          <table:table-cell office:value-type="float" office:value="0.0054108712" calcext:value-type="float">
            <text:p>0.0054108712</text:p>
          </table:table-cell>
          <table:table-cell office:value-type="float" office:value="0.0108162288" calcext:value-type="float">
            <text:p>0.01081622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09837" calcext:value-type="float">
            <text:p>0.00209837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0.0012837687" calcext:value-type="float">
            <text:p>0.0012837687</text:p>
          </table:table-cell>
          <table:table-cell office:value-type="float" office:value="278" calcext:value-type="float">
            <text:p>278</text:p>
          </table:table-cell>
          <table:table-cell table:formula="of:=[.H279]*100" office:value-type="float" office:value="0.12837687" calcext:value-type="float">
            <text:p>0.12837687</text:p>
          </table:table-cell>
          <table:table-cell table:formula="of:=100*[.F279]" office:value-type="float" office:value="0.209837" calcext:value-type="float">
            <text:p>0.209837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179.2487335205" calcext:value-type="float">
            <text:p>179.2487335205</text:p>
          </table:table-cell>
          <table:table-cell office:value-type="float" office:value="0.0321752014" calcext:value-type="float">
            <text:p>0.0321752014</text:p>
          </table:table-cell>
          <table:table-cell office:value-type="float" office:value="0.0643843038" calcext:value-type="float">
            <text:p>0.06438430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88626" calcext:value-type="float">
            <text:p>0.00188626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-0.0004491697" calcext:value-type="float">
            <text:p>-0.0004491697</text:p>
          </table:table-cell>
          <table:table-cell office:value-type="float" office:value="279" calcext:value-type="float">
            <text:p>279</text:p>
          </table:table-cell>
          <table:table-cell table:formula="of:=[.H280]*100" office:value-type="float" office:value="-0.04491697" calcext:value-type="float">
            <text:p>-0.04491697</text:p>
          </table:table-cell>
          <table:table-cell table:formula="of:=100*[.F280]" office:value-type="float" office:value="0.188626" calcext:value-type="float">
            <text:p>0.188626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79.2402648926" calcext:value-type="float">
            <text:p>179.2402648926</text:p>
          </table:table-cell>
          <table:table-cell office:value-type="float" office:value="0.0829239043" calcext:value-type="float">
            <text:p>0.0829239043</text:p>
          </table:table-cell>
          <table:table-cell office:value-type="float" office:value="0.1659854512" calcext:value-type="float">
            <text:p>0.165985451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40676" calcext:value-type="float">
            <text:p>0.00140676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-0.0022605064" calcext:value-type="float">
            <text:p>-0.0022605064</text:p>
          </table:table-cell>
          <table:table-cell office:value-type="float" office:value="280" calcext:value-type="float">
            <text:p>280</text:p>
          </table:table-cell>
          <table:table-cell table:formula="of:=[.H281]*100" office:value-type="float" office:value="-0.22605064" calcext:value-type="float">
            <text:p>-0.22605064</text:p>
          </table:table-cell>
          <table:table-cell table:formula="of:=100*[.F281]" office:value-type="float" office:value="0.140676" calcext:value-type="float">
            <text:p>0.140676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179.2247467041" calcext:value-type="float">
            <text:p>179.2247467041</text:p>
          </table:table-cell>
          <table:table-cell office:value-type="float" office:value="0.0383846572" calcext:value-type="float">
            <text:p>0.0383846572</text:p>
          </table:table-cell>
          <table:table-cell office:value-type="float" office:value="0.0769822678" calcext:value-type="float">
            <text:p>0.07698226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38419" calcext:value-type="float">
            <text:p>0.00138419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0.0000620509" calcext:value-type="float">
            <text:p>6.20509E-05</text:p>
          </table:table-cell>
          <table:table-cell office:value-type="float" office:value="281" calcext:value-type="float">
            <text:p>281</text:p>
          </table:table-cell>
          <table:table-cell table:formula="of:=[.H282]*100" office:value-type="float" office:value="0.00620509" calcext:value-type="float">
            <text:p>0.00620509</text:p>
          </table:table-cell>
          <table:table-cell table:formula="of:=100*[.F282]" office:value-type="float" office:value="0.138419" calcext:value-type="float">
            <text:p>0.138419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79.2125701904" calcext:value-type="float">
            <text:p>179.2125701904</text:p>
          </table:table-cell>
          <table:table-cell office:value-type="float" office:value="0.0747571807" calcext:value-type="float">
            <text:p>0.0747571807</text:p>
          </table:table-cell>
          <table:table-cell office:value-type="float" office:value="0.1497693162" calcext:value-type="float">
            <text:p>0.149769316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12675" calcext:value-type="float">
            <text:p>0.00112675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-0.0018481879" calcext:value-type="float">
            <text:p>-0.0018481879</text:p>
          </table:table-cell>
          <table:table-cell office:value-type="float" office:value="282" calcext:value-type="float">
            <text:p>282</text:p>
          </table:table-cell>
          <table:table-cell table:formula="of:=[.H283]*100" office:value-type="float" office:value="-0.18481879" calcext:value-type="float">
            <text:p>-0.18481879</text:p>
          </table:table-cell>
          <table:table-cell table:formula="of:=100*[.F283]" office:value-type="float" office:value="0.112675" calcext:value-type="float">
            <text:p>0.112675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179.2174072266" calcext:value-type="float">
            <text:p>179.2174072266</text:p>
          </table:table-cell>
          <table:table-cell office:value-type="float" office:value="0.0424207221" calcext:value-type="float">
            <text:p>0.0424207221</text:p>
          </table:table-cell>
          <table:table-cell office:value-type="float" office:value="0.0851284113" calcext:value-type="float">
            <text:p>0.085128411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17077" calcext:value-type="float">
            <text:p>0.00117077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0.0002870742" calcext:value-type="float">
            <text:p>0.0002870742</text:p>
          </table:table-cell>
          <table:table-cell office:value-type="float" office:value="283" calcext:value-type="float">
            <text:p>283</text:p>
          </table:table-cell>
          <table:table-cell table:formula="of:=[.H284]*100" office:value-type="float" office:value="0.02870742" calcext:value-type="float">
            <text:p>0.02870742</text:p>
          </table:table-cell>
          <table:table-cell table:formula="of:=100*[.F284]" office:value-type="float" office:value="0.117077" calcext:value-type="float">
            <text:p>0.117077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79.2177276611" calcext:value-type="float">
            <text:p>179.2177276611</text:p>
          </table:table-cell>
          <table:table-cell office:value-type="float" office:value="0.0788939561" calcext:value-type="float">
            <text:p>0.0788939561</text:p>
          </table:table-cell>
          <table:table-cell office:value-type="float" office:value="0.1581003384" calcext:value-type="float">
            <text:p>0.15810033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95702" calcext:value-type="float">
            <text:p>0.00095702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-0.0008810202" calcext:value-type="float">
            <text:p>-0.0008810202</text:p>
          </table:table-cell>
          <table:table-cell office:value-type="float" office:value="284" calcext:value-type="float">
            <text:p>284</text:p>
          </table:table-cell>
          <table:table-cell table:formula="of:=[.H285]*100" office:value-type="float" office:value="-0.08810202" calcext:value-type="float">
            <text:p>-0.08810202</text:p>
          </table:table-cell>
          <table:table-cell table:formula="of:=100*[.F285]" office:value-type="float" office:value="0.095702" calcext:value-type="float">
            <text:p>0.095702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179.2219390869" calcext:value-type="float">
            <text:p>179.2219390869</text:p>
          </table:table-cell>
          <table:table-cell office:value-type="float" office:value="0.0516440012" calcext:value-type="float">
            <text:p>0.0516440012</text:p>
          </table:table-cell>
          <table:table-cell office:value-type="float" office:value="0.1036266075" calcext:value-type="float">
            <text:p>0.103626607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99625" calcext:value-type="float">
            <text:p>0.00099625</text:p>
          </table:table-cell>
          <table:table-cell office:value-type="float" office:value="-0.00000944" calcext:value-type="float">
            <text:p>-0.00000944</text:p>
          </table:table-cell>
          <table:table-cell office:value-type="float" office:value="-0.0008014772" calcext:value-type="float">
            <text:p>-0.0008014772</text:p>
          </table:table-cell>
          <table:table-cell office:value-type="float" office:value="285" calcext:value-type="float">
            <text:p>285</text:p>
          </table:table-cell>
          <table:table-cell table:formula="of:=[.H286]*100" office:value-type="float" office:value="-0.08014772" calcext:value-type="float">
            <text:p>-0.08014772</text:p>
          </table:table-cell>
          <table:table-cell table:formula="of:=100*[.F286]" office:value-type="float" office:value="0.099625" calcext:value-type="float">
            <text:p>0.099625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79.2233734131" calcext:value-type="float">
            <text:p>179.2233734131</text:p>
          </table:table-cell>
          <table:table-cell office:value-type="float" office:value="0.0840018905" calcext:value-type="float">
            <text:p>0.0840018905</text:p>
          </table:table-cell>
          <table:table-cell office:value-type="float" office:value="0.1683649305" calcext:value-type="float">
            <text:p>0.168364930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80673" calcext:value-type="float">
            <text:p>0.00080673</text:p>
          </table:table-cell>
          <table:table-cell office:value-type="float" office:value="-0.00000944" calcext:value-type="float">
            <text:p>-0.00000944</text:p>
          </table:table-cell>
          <table:table-cell office:value-type="float" office:value="-0.0007059722" calcext:value-type="float">
            <text:p>-0.0007059722</text:p>
          </table:table-cell>
          <table:table-cell office:value-type="float" office:value="286" calcext:value-type="float">
            <text:p>286</text:p>
          </table:table-cell>
          <table:table-cell table:formula="of:=[.H287]*100" office:value-type="float" office:value="-0.07059722" calcext:value-type="float">
            <text:p>-0.07059722</text:p>
          </table:table-cell>
          <table:table-cell table:formula="of:=100*[.F287]" office:value-type="float" office:value="0.080673" calcext:value-type="float">
            <text:p>0.080673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179.2247619629" calcext:value-type="float">
            <text:p>179.2247619629</text:p>
          </table:table-cell>
          <table:table-cell office:value-type="float" office:value="0.0399777358" calcext:value-type="float">
            <text:p>0.0399777358</text:p>
          </table:table-cell>
          <table:table-cell office:value-type="float" office:value="0.0803199757" calcext:value-type="float">
            <text:p>0.080319975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97388" calcext:value-type="float">
            <text:p>0.00097388</text:p>
          </table:table-cell>
          <table:table-cell office:value-type="float" office:value="-0.00000944" calcext:value-type="float">
            <text:p>-0.00000944</text:p>
          </table:table-cell>
          <table:table-cell office:value-type="float" office:value="0.0002847004" calcext:value-type="float">
            <text:p>0.0002847004</text:p>
          </table:table-cell>
          <table:table-cell office:value-type="float" office:value="287" calcext:value-type="float">
            <text:p>287</text:p>
          </table:table-cell>
          <table:table-cell table:formula="of:=[.H288]*100" office:value-type="float" office:value="0.02847004" calcext:value-type="float">
            <text:p>0.02847004</text:p>
          </table:table-cell>
          <table:table-cell table:formula="of:=100*[.F288]" office:value-type="float" office:value="0.097388" calcext:value-type="float">
            <text:p>0.097388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79.217880249" calcext:value-type="float">
            <text:p>179.217880249</text:p>
          </table:table-cell>
          <table:table-cell office:value-type="float" office:value="0.085031943" calcext:value-type="float">
            <text:p>0.085031943</text:p>
          </table:table-cell>
          <table:table-cell office:value-type="float" office:value="0.1704316542" calcext:value-type="float">
            <text:p>0.17043165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78496" calcext:value-type="float">
            <text:p>0.00078496</text:p>
          </table:table-cell>
          <table:table-cell office:value-type="float" office:value="-0.00000944" calcext:value-type="float">
            <text:p>-0.00000944</text:p>
          </table:table-cell>
          <table:table-cell office:value-type="float" office:value="-0.0007272055" calcext:value-type="float">
            <text:p>-0.0007272055</text:p>
          </table:table-cell>
          <table:table-cell office:value-type="float" office:value="288" calcext:value-type="float">
            <text:p>288</text:p>
          </table:table-cell>
          <table:table-cell table:formula="of:=[.H289]*100" office:value-type="float" office:value="-0.07272055" calcext:value-type="float">
            <text:p>-0.07272055</text:p>
          </table:table-cell>
          <table:table-cell table:formula="of:=100*[.F289]" office:value-type="float" office:value="0.078496" calcext:value-type="float">
            <text:p>0.078496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179.2152252197" calcext:value-type="float">
            <text:p>179.2152252197</text:p>
          </table:table-cell>
          <table:table-cell office:value-type="float" office:value="0.0862202575" calcext:value-type="float">
            <text:p>0.0862202575</text:p>
          </table:table-cell>
          <table:table-cell office:value-type="float" office:value="0.1728566848" calcext:value-type="float">
            <text:p>0.17285668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65121" calcext:value-type="float">
            <text:p>0.00065121</text:p>
          </table:table-cell>
          <table:table-cell office:value-type="float" office:value="-0.00000944" calcext:value-type="float">
            <text:p>-0.00000944</text:p>
          </table:table-cell>
          <table:table-cell office:value-type="float" office:value="-0.0011789137" calcext:value-type="float">
            <text:p>-0.0011789137</text:p>
          </table:table-cell>
          <table:table-cell office:value-type="float" office:value="289" calcext:value-type="float">
            <text:p>289</text:p>
          </table:table-cell>
          <table:table-cell table:formula="of:=[.H290]*100" office:value-type="float" office:value="-0.11789137" calcext:value-type="float">
            <text:p>-0.11789137</text:p>
          </table:table-cell>
          <table:table-cell table:formula="of:=100*[.F290]" office:value-type="float" office:value="0.065121" calcext:value-type="float">
            <text:p>0.065121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79.217880249" calcext:value-type="float">
            <text:p>179.217880249</text:p>
          </table:table-cell>
          <table:table-cell office:value-type="float" office:value="0.0987739729" calcext:value-type="float">
            <text:p>0.0987739729</text:p>
          </table:table-cell>
          <table:table-cell office:value-type="float" office:value="0.1980100937" calcext:value-type="float">
            <text:p>0.198010093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47844" calcext:value-type="float">
            <text:p>0.00047844</text:p>
          </table:table-cell>
          <table:table-cell office:value-type="float" office:value="-0.00000944" calcext:value-type="float">
            <text:p>-0.00000944</text:p>
          </table:table-cell>
          <table:table-cell office:value-type="float" office:value="-0.0017921972" calcext:value-type="float">
            <text:p>-0.0017921972</text:p>
          </table:table-cell>
          <table:table-cell office:value-type="float" office:value="290" calcext:value-type="float">
            <text:p>290</text:p>
          </table:table-cell>
          <table:table-cell table:formula="of:=[.H291]*100" office:value-type="float" office:value="-0.17921972" calcext:value-type="float">
            <text:p>-0.17921972</text:p>
          </table:table-cell>
          <table:table-cell table:formula="of:=100*[.F291]" office:value-type="float" office:value="0.047844" calcext:value-type="float">
            <text:p>0.047844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79.2169036865" calcext:value-type="float">
            <text:p>179.2169036865</text:p>
          </table:table-cell>
          <table:table-cell office:value-type="float" office:value="0.0733133235" calcext:value-type="float">
            <text:p>0.0733133235</text:p>
          </table:table-cell>
          <table:table-cell office:value-type="float" office:value="0.1471065189" calcext:value-type="float">
            <text:p>0.147106518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53305" calcext:value-type="float">
            <text:p>0.00053305</text:p>
          </table:table-cell>
          <table:table-cell office:value-type="float" office:value="-0.00000944" calcext:value-type="float">
            <text:p>-0.00000944</text:p>
          </table:table-cell>
          <table:table-cell office:value-type="float" office:value="-0.0014291579" calcext:value-type="float">
            <text:p>-0.0014291579</text:p>
          </table:table-cell>
          <table:table-cell office:value-type="float" office:value="291" calcext:value-type="float">
            <text:p>291</text:p>
          </table:table-cell>
          <table:table-cell table:formula="of:=[.H292]*100" office:value-type="float" office:value="-0.14291579" calcext:value-type="float">
            <text:p>-0.14291579</text:p>
          </table:table-cell>
          <table:table-cell table:formula="of:=100*[.F292]" office:value-type="float" office:value="0.053305" calcext:value-type="float">
            <text:p>0.053305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79.220993042" calcext:value-type="float">
            <text:p>179.220993042</text:p>
          </table:table-cell>
          <table:table-cell office:value-type="float" office:value="0.1088140299" calcext:value-type="float">
            <text:p>0.1088140299</text:p>
          </table:table-cell>
          <table:table-cell office:value-type="float" office:value="0.2181297745" calcext:value-type="float">
            <text:p>0.21812977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33282" calcext:value-type="float">
            <text:p>0.00033282</text:p>
          </table:table-cell>
          <table:table-cell office:value-type="float" office:value="-0.00000944" calcext:value-type="float">
            <text:p>-0.00000944</text:p>
          </table:table-cell>
          <table:table-cell office:value-type="float" office:value="-0.0014306893" calcext:value-type="float">
            <text:p>-0.0014306893</text:p>
          </table:table-cell>
          <table:table-cell office:value-type="float" office:value="292" calcext:value-type="float">
            <text:p>292</text:p>
          </table:table-cell>
          <table:table-cell table:formula="of:=[.H293]*100" office:value-type="float" office:value="-0.14306893" calcext:value-type="float">
            <text:p>-0.14306893</text:p>
          </table:table-cell>
          <table:table-cell table:formula="of:=100*[.F293]" office:value-type="float" office:value="0.033282" calcext:value-type="float">
            <text:p>0.033282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179.2176361084" calcext:value-type="float">
            <text:p>179.2176361084</text:p>
          </table:table-cell>
          <table:table-cell office:value-type="float" office:value="0.0703216015" calcext:value-type="float">
            <text:p>0.0703216015</text:p>
          </table:table-cell>
          <table:table-cell office:value-type="float" office:value="0.1411564767" calcext:value-type="float">
            <text:p>0.141156476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45599" calcext:value-type="float">
            <text:p>0.00045599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0.0000237402" calcext:value-type="float">
            <text:p>2.37402E-05</text:p>
          </table:table-cell>
          <table:table-cell office:value-type="float" office:value="293" calcext:value-type="float">
            <text:p>293</text:p>
          </table:table-cell>
          <table:table-cell table:formula="of:=[.H294]*100" office:value-type="float" office:value="0.00237402" calcext:value-type="float">
            <text:p>0.00237402</text:p>
          </table:table-cell>
          <table:table-cell table:formula="of:=100*[.F294]" office:value-type="float" office:value="0.045599" calcext:value-type="float">
            <text:p>0.045599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79.2227783203" calcext:value-type="float">
            <text:p>179.2227783203</text:p>
          </table:table-cell>
          <table:table-cell office:value-type="float" office:value="0.0983185481" calcext:value-type="float">
            <text:p>0.0983185481</text:p>
          </table:table-cell>
          <table:table-cell office:value-type="float" office:value="0.1971475777" calcext:value-type="float">
            <text:p>0.19714757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35144" calcext:value-type="float">
            <text:p>0.00035144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-0.0009365564" calcext:value-type="float">
            <text:p>-0.0009365564</text:p>
          </table:table-cell>
          <table:table-cell office:value-type="float" office:value="294" calcext:value-type="float">
            <text:p>294</text:p>
          </table:table-cell>
          <table:table-cell table:formula="of:=[.H295]*100" office:value-type="float" office:value="-0.09365564" calcext:value-type="float">
            <text:p>-0.09365564</text:p>
          </table:table-cell>
          <table:table-cell table:formula="of:=100*[.F295]" office:value-type="float" office:value="0.035144" calcext:value-type="float">
            <text:p>0.035144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79.224822998" calcext:value-type="float">
            <text:p>179.224822998</text:p>
          </table:table-cell>
          <table:table-cell office:value-type="float" office:value="0.086262222" calcext:value-type="float">
            <text:p>0.086262222</text:p>
          </table:table-cell>
          <table:table-cell office:value-type="float" office:value="0.1730490007" calcext:value-type="float">
            <text:p>0.173049000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36215" calcext:value-type="float">
            <text:p>0.00036215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-0.0002026535" calcext:value-type="float">
            <text:p>-0.0002026535</text:p>
          </table:table-cell>
          <table:table-cell office:value-type="float" office:value="295" calcext:value-type="float">
            <text:p>295</text:p>
          </table:table-cell>
          <table:table-cell table:formula="of:=[.H296]*100" office:value-type="float" office:value="-0.02026535" calcext:value-type="float">
            <text:p>-0.02026535</text:p>
          </table:table-cell>
          <table:table-cell table:formula="of:=100*[.F296]" office:value-type="float" office:value="0.036215" calcext:value-type="float">
            <text:p>0.036215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79.2295532227" calcext:value-type="float">
            <text:p>179.2295532227</text:p>
          </table:table-cell>
          <table:table-cell office:value-type="float" office:value="0.0972734042" calcext:value-type="float">
            <text:p>0.0972734042</text:p>
          </table:table-cell>
          <table:table-cell office:value-type="float" office:value="0.195079696" calcext:value-type="float">
            <text:p>0.1950796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2959" calcext:value-type="float">
            <text:p>0.0002959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-0.0013408401" calcext:value-type="float">
            <text:p>-0.0013408401</text:p>
          </table:table-cell>
          <table:table-cell office:value-type="float" office:value="296" calcext:value-type="float">
            <text:p>296</text:p>
          </table:table-cell>
          <table:table-cell table:formula="of:=[.H297]*100" office:value-type="float" office:value="-0.13408401" calcext:value-type="float">
            <text:p>-0.13408401</text:p>
          </table:table-cell>
          <table:table-cell table:formula="of:=100*[.F297]" office:value-type="float" office:value="0.02959" calcext:value-type="float">
            <text:p>0.02959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179.2280883789" calcext:value-type="float">
            <text:p>179.2280883789</text:p>
          </table:table-cell>
          <table:table-cell office:value-type="float" office:value="0.1678897206" calcext:value-type="float">
            <text:p>0.1678897206</text:p>
          </table:table-cell>
          <table:table-cell office:value-type="float" office:value="0.3363994785" calcext:value-type="float">
            <text:p>0.336399478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21885" calcext:value-type="float">
            <text:p>-0.00021885</text:p>
          </table:table-cell>
          <table:table-cell office:value-type="float" office:value="-0.00000928" calcext:value-type="float">
            <text:p>-0.00000928</text:p>
          </table:table-cell>
          <table:table-cell office:value-type="float" office:value="-0.0027552493" calcext:value-type="float">
            <text:p>-0.0027552493</text:p>
          </table:table-cell>
          <table:table-cell office:value-type="float" office:value="297" calcext:value-type="float">
            <text:p>297</text:p>
          </table:table-cell>
          <table:table-cell table:formula="of:=[.H298]*100" office:value-type="float" office:value="-0.27552493" calcext:value-type="float">
            <text:p>-0.27552493</text:p>
          </table:table-cell>
          <table:table-cell table:formula="of:=100*[.F298]" office:value-type="float" office:value="-0.021885" calcext:value-type="float">
            <text:p>-0.021885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79.2427978516" calcext:value-type="float">
            <text:p>179.2427978516</text:p>
          </table:table-cell>
          <table:table-cell office:value-type="float" office:value="0.208437793" calcext:value-type="float">
            <text:p>0.208437793</text:p>
          </table:table-cell>
          <table:table-cell office:value-type="float" office:value="0.4176648018" calcext:value-type="float">
            <text:p>0.41766480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83196" calcext:value-type="float">
            <text:p>-0.00083196</text:p>
          </table:table-cell>
          <table:table-cell office:value-type="float" office:value="-0.00001193" calcext:value-type="float">
            <text:p>-0.00001193</text:p>
          </table:table-cell>
          <table:table-cell office:value-type="float" office:value="-0.0032266397" calcext:value-type="float">
            <text:p>-0.0032266397</text:p>
          </table:table-cell>
          <table:table-cell office:value-type="float" office:value="298" calcext:value-type="float">
            <text:p>298</text:p>
          </table:table-cell>
          <table:table-cell table:formula="of:=[.H299]*100" office:value-type="float" office:value="-0.32266397" calcext:value-type="float">
            <text:p>-0.32266397</text:p>
          </table:table-cell>
          <table:table-cell table:formula="of:=100*[.F299]" office:value-type="float" office:value="-0.083196" calcext:value-type="float">
            <text:p>-0.083196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179.2492370605" calcext:value-type="float">
            <text:p>179.2492370605</text:p>
          </table:table-cell>
          <table:table-cell office:value-type="float" office:value="0.1404387642" calcext:value-type="float">
            <text:p>0.1404387642</text:p>
          </table:table-cell>
          <table:table-cell office:value-type="float" office:value="0.2817519944" calcext:value-type="float">
            <text:p>0.281751994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78718" calcext:value-type="float">
            <text:p>-0.00078718</text:p>
          </table:table-cell>
          <table:table-cell office:value-type="float" office:value="-0.00001193" calcext:value-type="float">
            <text:p>-0.00001193</text:p>
          </table:table-cell>
          <table:table-cell office:value-type="float" office:value="-0.0027097171" calcext:value-type="float">
            <text:p>-0.0027097171</text:p>
          </table:table-cell>
          <table:table-cell office:value-type="float" office:value="299" calcext:value-type="float">
            <text:p>299</text:p>
          </table:table-cell>
          <table:table-cell table:formula="of:=[.H300]*100" office:value-type="float" office:value="-0.27097171" calcext:value-type="float">
            <text:p>-0.27097171</text:p>
          </table:table-cell>
          <table:table-cell table:formula="of:=100*[.F300]" office:value-type="float" office:value="-0.078718" calcext:value-type="float">
            <text:p>-0.078718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79.2486877441" calcext:value-type="float">
            <text:p>179.2486877441</text:p>
          </table:table-cell>
          <table:table-cell office:value-type="float" office:value="0.1782247506" calcext:value-type="float">
            <text:p>0.1782247506</text:p>
          </table:table-cell>
          <table:table-cell office:value-type="float" office:value="0.3573505502" calcext:value-type="float">
            <text:p>0.35735055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00918" calcext:value-type="float">
            <text:p>-0.00100918</text:p>
          </table:table-cell>
          <table:table-cell office:value-type="float" office:value="-0.00001193" calcext:value-type="float">
            <text:p>-0.00001193</text:p>
          </table:table-cell>
          <table:table-cell office:value-type="float" office:value="-0.0037160155" calcext:value-type="float">
            <text:p>-0.0037160155</text:p>
          </table:table-cell>
          <table:table-cell office:value-type="float" office:value="300" calcext:value-type="float">
            <text:p>300</text:p>
          </table:table-cell>
          <table:table-cell table:formula="of:=[.H301]*100" office:value-type="float" office:value="-0.37160155" calcext:value-type="float">
            <text:p>-0.37160155</text:p>
          </table:table-cell>
          <table:table-cell table:formula="of:=100*[.F301]" office:value-type="float" office:value="-0.100918" calcext:value-type="float">
            <text:p>-0.1009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.2415618896" calcext:value-type="float">
            <text:p>179.2415618896</text:p>
          </table:table-cell>
          <table:table-cell office:value-type="float" office:value="0.1677219037" calcext:value-type="float">
            <text:p>0.1677219037</text:p>
          </table:table-cell>
          <table:table-cell office:value-type="float" office:value="0.3363898377" calcext:value-type="float">
            <text:p>0.33638983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08706" calcext:value-type="float">
            <text:p>-0.00108706</text:p>
          </table:table-cell>
          <table:table-cell office:value-type="float" office:value="-0.00001193" calcext:value-type="float">
            <text:p>-0.00001193</text:p>
          </table:table-cell>
          <table:table-cell office:value-type="float" office:value="-0.0014641785" calcext:value-type="float">
            <text:p>-0.0014641785</text:p>
          </table:table-cell>
          <table:table-cell office:value-type="float" office:value="301" calcext:value-type="float">
            <text:p>301</text:p>
          </table:table-cell>
          <table:table-cell table:formula="of:=[.H302]*100" office:value-type="float" office:value="-0.14641785" calcext:value-type="float">
            <text:p>-0.14641785</text:p>
          </table:table-cell>
          <table:table-cell table:formula="of:=100*[.F302]" office:value-type="float" office:value="-0.108706" calcext:value-type="float">
            <text:p>-0.108706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79.2331848145" calcext:value-type="float">
            <text:p>179.2331848145</text:p>
          </table:table-cell>
          <table:table-cell office:value-type="float" office:value="0.184360431" calcext:value-type="float">
            <text:p>0.184360431</text:p>
          </table:table-cell>
          <table:table-cell office:value-type="float" office:value="0.3697029885" calcext:value-type="float">
            <text:p>0.369702988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24982" calcext:value-type="float">
            <text:p>-0.00124982</text:p>
          </table:table-cell>
          <table:table-cell office:value-type="float" office:value="-0.00001193" calcext:value-type="float">
            <text:p>-0.00001193</text:p>
          </table:table-cell>
          <table:table-cell office:value-type="float" office:value="-0.0038468013" calcext:value-type="float">
            <text:p>-0.0038468013</text:p>
          </table:table-cell>
          <table:table-cell office:value-type="float" office:value="302" calcext:value-type="float">
            <text:p>302</text:p>
          </table:table-cell>
          <table:table-cell table:formula="of:=[.H303]*100" office:value-type="float" office:value="-0.38468013" calcext:value-type="float">
            <text:p>-0.38468013</text:p>
          </table:table-cell>
          <table:table-cell table:formula="of:=100*[.F303]" office:value-type="float" office:value="-0.124982" calcext:value-type="float">
            <text:p>-0.124982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9.2266540527" calcext:value-type="float">
            <text:p>179.2266540527</text:p>
          </table:table-cell>
          <table:table-cell office:value-type="float" office:value="0.1798362461" calcext:value-type="float">
            <text:p>0.1798362461</text:p>
          </table:table-cell>
          <table:table-cell office:value-type="float" office:value="0.3606907731" calcext:value-type="float">
            <text:p>0.36069077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32809" calcext:value-type="float">
            <text:p>-0.00132809</text:p>
          </table:table-cell>
          <table:table-cell office:value-type="float" office:value="-0.00001193" calcext:value-type="float">
            <text:p>-0.00001193</text:p>
          </table:table-cell>
          <table:table-cell office:value-type="float" office:value="-0.0032858645" calcext:value-type="float">
            <text:p>-0.0032858645</text:p>
          </table:table-cell>
          <table:table-cell office:value-type="float" office:value="303" calcext:value-type="float">
            <text:p>303</text:p>
          </table:table-cell>
          <table:table-cell table:formula="of:=[.H304]*100" office:value-type="float" office:value="-0.32858645" calcext:value-type="float">
            <text:p>-0.32858645</text:p>
          </table:table-cell>
          <table:table-cell table:formula="of:=100*[.F304]" office:value-type="float" office:value="-0.132809" calcext:value-type="float">
            <text:p>-0.132809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79.2324829102" calcext:value-type="float">
            <text:p>179.2324829102</text:p>
          </table:table-cell>
          <table:table-cell office:value-type="float" office:value="0.1953780175" calcext:value-type="float">
            <text:p>0.1953780175</text:p>
          </table:table-cell>
          <table:table-cell office:value-type="float" office:value="0.3918094126" calcext:value-type="float">
            <text:p>0.39180941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4838" calcext:value-type="float">
            <text:p>-0.0014838</text:p>
          </table:table-cell>
          <table:table-cell office:value-type="float" office:value="-0.00001193" calcext:value-type="float">
            <text:p>-0.00001193</text:p>
          </table:table-cell>
          <table:table-cell office:value-type="float" office:value="-0.0039429329" calcext:value-type="float">
            <text:p>-0.0039429329</text:p>
          </table:table-cell>
          <table:table-cell office:value-type="float" office:value="304" calcext:value-type="float">
            <text:p>304</text:p>
          </table:table-cell>
          <table:table-cell table:formula="of:=[.H305]*100" office:value-type="float" office:value="-0.39429329" calcext:value-type="float">
            <text:p>-0.39429329</text:p>
          </table:table-cell>
          <table:table-cell table:formula="of:=100*[.F305]" office:value-type="float" office:value="-0.14838" calcext:value-type="float">
            <text:p>-0.1483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9.2352294922" calcext:value-type="float">
            <text:p>179.2352294922</text:p>
          </table:table-cell>
          <table:table-cell office:value-type="float" office:value="0.1741854396" calcext:value-type="float">
            <text:p>0.1741854396</text:p>
          </table:table-cell>
          <table:table-cell office:value-type="float" office:value="0.3494419862" calcext:value-type="float">
            <text:p>0.349441986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44628" calcext:value-type="float">
            <text:p>-0.00144628</text:p>
          </table:table-cell>
          <table:table-cell office:value-type="float" office:value="-0.00001193" calcext:value-type="float">
            <text:p>-0.00001193</text:p>
          </table:table-cell>
          <table:table-cell office:value-type="float" office:value="-0.003282707" calcext:value-type="float">
            <text:p>-0.003282707</text:p>
          </table:table-cell>
          <table:table-cell office:value-type="float" office:value="305" calcext:value-type="float">
            <text:p>305</text:p>
          </table:table-cell>
          <table:table-cell table:formula="of:=[.H306]*100" office:value-type="float" office:value="-0.3282707" calcext:value-type="float">
            <text:p>-0.3282707</text:p>
          </table:table-cell>
          <table:table-cell table:formula="of:=100*[.F306]" office:value-type="float" office:value="-0.144628" calcext:value-type="float">
            <text:p>-0.144628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79.2359619141" calcext:value-type="float">
            <text:p>179.2359619141</text:p>
          </table:table-cell>
          <table:table-cell office:value-type="float" office:value="0.2315101467" calcext:value-type="float">
            <text:p>0.2315101467</text:p>
          </table:table-cell>
          <table:table-cell office:value-type="float" office:value="0.4641393303" calcext:value-type="float">
            <text:p>0.464139330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80333" calcext:value-type="float">
            <text:p>-0.00180333</text:p>
          </table:table-cell>
          <table:table-cell office:value-type="float" office:value="-0.00001187" calcext:value-type="float">
            <text:p>-0.00001187</text:p>
          </table:table-cell>
          <table:table-cell office:value-type="float" office:value="-0.0044567574" calcext:value-type="float">
            <text:p>-0.0044567574</text:p>
          </table:table-cell>
          <table:table-cell office:value-type="float" office:value="306" calcext:value-type="float">
            <text:p>306</text:p>
          </table:table-cell>
          <table:table-cell table:formula="of:=[.H307]*100" office:value-type="float" office:value="-0.44567574" calcext:value-type="float">
            <text:p>-0.44567574</text:p>
          </table:table-cell>
          <table:table-cell table:formula="of:=100*[.F307]" office:value-type="float" office:value="-0.180333" calcext:value-type="float">
            <text:p>-0.180333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9.2182159424" calcext:value-type="float">
            <text:p>179.2182159424</text:p>
          </table:table-cell>
          <table:table-cell office:value-type="float" office:value="0.2029403414" calcext:value-type="float">
            <text:p>0.2029403414</text:p>
          </table:table-cell>
          <table:table-cell office:value-type="float" office:value="0.4070603916" calcext:value-type="float">
            <text:p>0.40706039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85076" calcext:value-type="float">
            <text:p>-0.00185076</text:p>
          </table:table-cell>
          <table:table-cell office:value-type="float" office:value="-0.00001187" calcext:value-type="float">
            <text:p>-0.00001187</text:p>
          </table:table-cell>
          <table:table-cell office:value-type="float" office:value="-0.0033868112" calcext:value-type="float">
            <text:p>-0.0033868112</text:p>
          </table:table-cell>
          <table:table-cell office:value-type="float" office:value="307" calcext:value-type="float">
            <text:p>307</text:p>
          </table:table-cell>
          <table:table-cell table:formula="of:=[.H308]*100" office:value-type="float" office:value="-0.33868112" calcext:value-type="float">
            <text:p>-0.33868112</text:p>
          </table:table-cell>
          <table:table-cell table:formula="of:=100*[.F308]" office:value-type="float" office:value="-0.185076" calcext:value-type="float">
            <text:p>-0.185076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79.2182922363" calcext:value-type="float">
            <text:p>179.2182922363</text:p>
          </table:table-cell>
          <table:table-cell office:value-type="float" office:value="0.2402256231" calcext:value-type="float">
            <text:p>0.2402256231</text:p>
          </table:table-cell>
          <table:table-cell office:value-type="float" office:value="0.481680082" calcext:value-type="float">
            <text:p>0.48168008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13084" calcext:value-type="float">
            <text:p>-0.00213084</text:p>
          </table:table-cell>
          <table:table-cell office:value-type="float" office:value="-0.00001187" calcext:value-type="float">
            <text:p>-0.00001187</text:p>
          </table:table-cell>
          <table:table-cell office:value-type="float" office:value="-0.0045347894" calcext:value-type="float">
            <text:p>-0.0045347894</text:p>
          </table:table-cell>
          <table:table-cell office:value-type="float" office:value="308" calcext:value-type="float">
            <text:p>308</text:p>
          </table:table-cell>
          <table:table-cell table:formula="of:=[.H309]*100" office:value-type="float" office:value="-0.45347894" calcext:value-type="float">
            <text:p>-0.45347894</text:p>
          </table:table-cell>
          <table:table-cell table:formula="of:=100*[.F309]" office:value-type="float" office:value="-0.213084" calcext:value-type="float">
            <text:p>-0.21308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9.2093811035" calcext:value-type="float">
            <text:p>179.2093811035</text:p>
          </table:table-cell>
          <table:table-cell office:value-type="float" office:value="0.2081916675" calcext:value-type="float">
            <text:p>0.2081916675</text:p>
          </table:table-cell>
          <table:table-cell office:value-type="float" office:value="0.4176501443" calcext:value-type="float">
            <text:p>0.41765014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10392" calcext:value-type="float">
            <text:p>-0.00210392</text:p>
          </table:table-cell>
          <table:table-cell office:value-type="float" office:value="-0.00001187" calcext:value-type="float">
            <text:p>-0.00001187</text:p>
          </table:table-cell>
          <table:table-cell office:value-type="float" office:value="-0.0042863106" calcext:value-type="float">
            <text:p>-0.0042863106</text:p>
          </table:table-cell>
          <table:table-cell office:value-type="float" office:value="309" calcext:value-type="float">
            <text:p>309</text:p>
          </table:table-cell>
          <table:table-cell table:formula="of:=[.H310]*100" office:value-type="float" office:value="-0.42863106" calcext:value-type="float">
            <text:p>-0.42863106</text:p>
          </table:table-cell>
          <table:table-cell table:formula="of:=100*[.F310]" office:value-type="float" office:value="-0.210392" calcext:value-type="float">
            <text:p>-0.210392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79.1977539062" calcext:value-type="float">
            <text:p>179.1977539062</text:p>
          </table:table-cell>
          <table:table-cell office:value-type="float" office:value="0.1322036412" calcext:value-type="float">
            <text:p>0.1322036412</text:p>
          </table:table-cell>
          <table:table-cell office:value-type="float" office:value="0.2655914002" calcext:value-type="float">
            <text:p>0.26559140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57957" calcext:value-type="float">
            <text:p>-0.00157957</text:p>
          </table:table-cell>
          <table:table-cell office:value-type="float" office:value="-0.00001187" calcext:value-type="float">
            <text:p>-0.00001187</text:p>
          </table:table-cell>
          <table:table-cell office:value-type="float" office:value="-0.0022683151" calcext:value-type="float">
            <text:p>-0.0022683151</text:p>
          </table:table-cell>
          <table:table-cell office:value-type="float" office:value="310" calcext:value-type="float">
            <text:p>310</text:p>
          </table:table-cell>
          <table:table-cell table:formula="of:=[.H311]*100" office:value-type="float" office:value="-0.22683151" calcext:value-type="float">
            <text:p>-0.22683151</text:p>
          </table:table-cell>
          <table:table-cell table:formula="of:=100*[.F311]" office:value-type="float" office:value="-0.157957" calcext:value-type="float">
            <text:p>-0.15795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9.1894989014" calcext:value-type="float">
            <text:p>179.1894989014</text:p>
          </table:table-cell>
          <table:table-cell office:value-type="float" office:value="0.2131678414" calcext:value-type="float">
            <text:p>0.2131678414</text:p>
          </table:table-cell>
          <table:table-cell office:value-type="float" office:value="0.4274696934" calcext:value-type="float">
            <text:p>0.42746969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76987" calcext:value-type="float">
            <text:p>-0.00176987</text:p>
          </table:table-cell>
          <table:table-cell office:value-type="float" office:value="-0.00001187" calcext:value-type="float">
            <text:p>-0.00001187</text:p>
          </table:table-cell>
          <table:table-cell office:value-type="float" office:value="-0.0041729074" calcext:value-type="float">
            <text:p>-0.0041729074</text:p>
          </table:table-cell>
          <table:table-cell office:value-type="float" office:value="311" calcext:value-type="float">
            <text:p>311</text:p>
          </table:table-cell>
          <table:table-cell table:formula="of:=[.H312]*100" office:value-type="float" office:value="-0.41729074" calcext:value-type="float">
            <text:p>-0.41729074</text:p>
          </table:table-cell>
          <table:table-cell table:formula="of:=100*[.F312]" office:value-type="float" office:value="-0.176987" calcext:value-type="float">
            <text:p>-0.176987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79.1766357422" calcext:value-type="float">
            <text:p>179.1766357422</text:p>
          </table:table-cell>
          <table:table-cell office:value-type="float" office:value="0.1568568608" calcext:value-type="float">
            <text:p>0.1568568608</text:p>
          </table:table-cell>
          <table:table-cell office:value-type="float" office:value="0.3148390003" calcext:value-type="float">
            <text:p>0.314839000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52135" calcext:value-type="float">
            <text:p>-0.00152135</text:p>
          </table:table-cell>
          <table:table-cell office:value-type="float" office:value="-0.00001187" calcext:value-type="float">
            <text:p>-0.00001187</text:p>
          </table:table-cell>
          <table:table-cell office:value-type="float" office:value="-0.0030870295" calcext:value-type="float">
            <text:p>-0.0030870295</text:p>
          </table:table-cell>
          <table:table-cell office:value-type="float" office:value="312" calcext:value-type="float">
            <text:p>312</text:p>
          </table:table-cell>
          <table:table-cell table:formula="of:=[.H313]*100" office:value-type="float" office:value="-0.30870295" calcext:value-type="float">
            <text:p>-0.30870295</text:p>
          </table:table-cell>
          <table:table-cell table:formula="of:=100*[.F313]" office:value-type="float" office:value="-0.152135" calcext:value-type="float">
            <text:p>-0.15213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9.1766357422" calcext:value-type="float">
            <text:p>179.1766357422</text:p>
          </table:table-cell>
          <table:table-cell office:value-type="float" office:value="0.1932391093" calcext:value-type="float">
            <text:p>0.1932391093</text:p>
          </table:table-cell>
          <table:table-cell office:value-type="float" office:value="0.3875777587" calcext:value-type="float">
            <text:p>0.38757775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59828" calcext:value-type="float">
            <text:p>-0.00159828</text:p>
          </table:table-cell>
          <table:table-cell office:value-type="float" office:value="-0.00001311" calcext:value-type="float">
            <text:p>-0.00001311</text:p>
          </table:table-cell>
          <table:table-cell office:value-type="float" office:value="-0.002919232" calcext:value-type="float">
            <text:p>-0.002919232</text:p>
          </table:table-cell>
          <table:table-cell office:value-type="float" office:value="313" calcext:value-type="float">
            <text:p>313</text:p>
          </table:table-cell>
          <table:table-cell table:formula="of:=[.H314]*100" office:value-type="float" office:value="-0.2919232" calcext:value-type="float">
            <text:p>-0.2919232</text:p>
          </table:table-cell>
          <table:table-cell table:formula="of:=100*[.F314]" office:value-type="float" office:value="-0.159828" calcext:value-type="float">
            <text:p>-0.159828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79.1900482178" calcext:value-type="float">
            <text:p>179.1900482178</text:p>
          </table:table-cell>
          <table:table-cell office:value-type="float" office:value="0.1634396953" calcext:value-type="float">
            <text:p>0.1634396953</text:p>
          </table:table-cell>
          <table:table-cell office:value-type="float" office:value="0.3279683668" calcext:value-type="float">
            <text:p>0.327968366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45093" calcext:value-type="float">
            <text:p>-0.00145093</text:p>
          </table:table-cell>
          <table:table-cell office:value-type="float" office:value="-0.00001311" calcext:value-type="float">
            <text:p>-0.00001311</text:p>
          </table:table-cell>
          <table:table-cell office:value-type="float" office:value="-0.0024540172" calcext:value-type="float">
            <text:p>-0.0024540172</text:p>
          </table:table-cell>
          <table:table-cell office:value-type="float" office:value="314" calcext:value-type="float">
            <text:p>314</text:p>
          </table:table-cell>
          <table:table-cell table:formula="of:=[.H315]*100" office:value-type="float" office:value="-0.24540172" calcext:value-type="float">
            <text:p>-0.24540172</text:p>
          </table:table-cell>
          <table:table-cell table:formula="of:=100*[.F315]" office:value-type="float" office:value="-0.145093" calcext:value-type="float">
            <text:p>-0.14509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9.1795806885" calcext:value-type="float">
            <text:p>179.1795806885</text:p>
          </table:table-cell>
          <table:table-cell office:value-type="float" office:value="0.1487787616" calcext:value-type="float">
            <text:p>0.1487787616</text:p>
          </table:table-cell>
          <table:table-cell office:value-type="float" office:value="0.2985950168" calcext:value-type="float">
            <text:p>0.298595016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25506" calcext:value-type="float">
            <text:p>-0.00125506</text:p>
          </table:table-cell>
          <table:table-cell office:value-type="float" office:value="-0.00001311" calcext:value-type="float">
            <text:p>-0.00001311</text:p>
          </table:table-cell>
          <table:table-cell office:value-type="float" office:value="-0.0019405967" calcext:value-type="float">
            <text:p>-0.0019405967</text:p>
          </table:table-cell>
          <table:table-cell office:value-type="float" office:value="315" calcext:value-type="float">
            <text:p>315</text:p>
          </table:table-cell>
          <table:table-cell table:formula="of:=[.H316]*100" office:value-type="float" office:value="-0.19405967" calcext:value-type="float">
            <text:p>-0.19405967</text:p>
          </table:table-cell>
          <table:table-cell table:formula="of:=100*[.F316]" office:value-type="float" office:value="-0.125506" calcext:value-type="float">
            <text:p>-0.12550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79.1762084961" calcext:value-type="float">
            <text:p>179.1762084961</text:p>
          </table:table-cell>
          <table:table-cell office:value-type="float" office:value="0.1723932084" calcext:value-type="float">
            <text:p>0.1723932084</text:p>
          </table:table-cell>
          <table:table-cell office:value-type="float" office:value="0.3457985679" calcext:value-type="float">
            <text:p>0.34579856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28198" calcext:value-type="float">
            <text:p>-0.00128198</text:p>
          </table:table-cell>
          <table:table-cell office:value-type="float" office:value="-0.00001311" calcext:value-type="float">
            <text:p>-0.00001311</text:p>
          </table:table-cell>
          <table:table-cell office:value-type="float" office:value="-0.0029477108" calcext:value-type="float">
            <text:p>-0.0029477108</text:p>
          </table:table-cell>
          <table:table-cell office:value-type="float" office:value="316" calcext:value-type="float">
            <text:p>316</text:p>
          </table:table-cell>
          <table:table-cell table:formula="of:=[.H317]*100" office:value-type="float" office:value="-0.29477108" calcext:value-type="float">
            <text:p>-0.29477108</text:p>
          </table:table-cell>
          <table:table-cell table:formula="of:=100*[.F317]" office:value-type="float" office:value="-0.128198" calcext:value-type="float">
            <text:p>-0.12819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9.1752624512" calcext:value-type="float">
            <text:p>179.1752624512</text:p>
          </table:table-cell>
          <table:table-cell office:value-type="float" office:value="0.1814530155" calcext:value-type="float">
            <text:p>0.1814530155</text:p>
          </table:table-cell>
          <table:table-cell office:value-type="float" office:value="0.3639339647" calcext:value-type="float">
            <text:p>0.36393396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36028" calcext:value-type="float">
            <text:p>-0.00136028</text:p>
          </table:table-cell>
          <table:table-cell office:value-type="float" office:value="-0.00001311" calcext:value-type="float">
            <text:p>-0.00001311</text:p>
          </table:table-cell>
          <table:table-cell office:value-type="float" office:value="-0.0024957456" calcext:value-type="float">
            <text:p>-0.0024957456</text:p>
          </table:table-cell>
          <table:table-cell office:value-type="float" office:value="317" calcext:value-type="float">
            <text:p>317</text:p>
          </table:table-cell>
          <table:table-cell table:formula="of:=[.H318]*100" office:value-type="float" office:value="-0.24957456" calcext:value-type="float">
            <text:p>-0.24957456</text:p>
          </table:table-cell>
          <table:table-cell table:formula="of:=100*[.F318]" office:value-type="float" office:value="-0.136028" calcext:value-type="float">
            <text:p>-0.136028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79.1848297119" calcext:value-type="float">
            <text:p>179.1848297119</text:p>
          </table:table-cell>
          <table:table-cell office:value-type="float" office:value="0.1355676184" calcext:value-type="float">
            <text:p>0.1355676184</text:p>
          </table:table-cell>
          <table:table-cell office:value-type="float" office:value="0.27213687" calcext:value-type="float">
            <text:p>0.272136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10664" calcext:value-type="float">
            <text:p>-0.00110664</text:p>
          </table:table-cell>
          <table:table-cell office:value-type="float" office:value="-0.00001311" calcext:value-type="float">
            <text:p>-0.00001311</text:p>
          </table:table-cell>
          <table:table-cell office:value-type="float" office:value="-0.001174164" calcext:value-type="float">
            <text:p>-0.001174164</text:p>
          </table:table-cell>
          <table:table-cell office:value-type="float" office:value="318" calcext:value-type="float">
            <text:p>318</text:p>
          </table:table-cell>
          <table:table-cell table:formula="of:=[.H319]*100" office:value-type="float" office:value="-0.1174164" calcext:value-type="float">
            <text:p>-0.1174164</text:p>
          </table:table-cell>
          <table:table-cell table:formula="of:=100*[.F319]" office:value-type="float" office:value="-0.110664" calcext:value-type="float">
            <text:p>-0.11066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9.1887817383" calcext:value-type="float">
            <text:p>179.1887817383</text:p>
          </table:table-cell>
          <table:table-cell office:value-type="float" office:value="0.1092161212" calcext:value-type="float">
            <text:p>0.1092161212</text:p>
          </table:table-cell>
          <table:table-cell office:value-type="float" office:value="0.2193441438" calcext:value-type="float">
            <text:p>0.21934414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76207" calcext:value-type="float">
            <text:p>-0.00076207</text:p>
          </table:table-cell>
          <table:table-cell office:value-type="float" office:value="-0.00002103" calcext:value-type="float">
            <text:p>-0.00002103</text:p>
          </table:table-cell>
          <table:table-cell office:value-type="float" office:value="-0.0006338959" calcext:value-type="float">
            <text:p>-0.0006338959</text:p>
          </table:table-cell>
          <table:table-cell office:value-type="float" office:value="319" calcext:value-type="float">
            <text:p>319</text:p>
          </table:table-cell>
          <table:table-cell table:formula="of:=[.H320]*100" office:value-type="float" office:value="-0.06338959" calcext:value-type="float">
            <text:p>-0.06338959</text:p>
          </table:table-cell>
          <table:table-cell table:formula="of:=100*[.F320]" office:value-type="float" office:value="-0.076207" calcext:value-type="float">
            <text:p>-0.07620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79.1912078857" calcext:value-type="float">
            <text:p>179.1912078857</text:p>
          </table:table-cell>
          <table:table-cell office:value-type="float" office:value="0.0903499698" calcext:value-type="float">
            <text:p>0.0903499698</text:p>
          </table:table-cell>
          <table:table-cell office:value-type="float" office:value="0.1815068671" calcext:value-type="float">
            <text:p>0.18150686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40681" calcext:value-type="float">
            <text:p>-0.00040681</text:p>
          </table:table-cell>
          <table:table-cell office:value-type="float" office:value="-0.00002103" calcext:value-type="float">
            <text:p>-0.00002103</text:p>
          </table:table-cell>
          <table:table-cell office:value-type="float" office:value="-0.0006580187" calcext:value-type="float">
            <text:p>-0.0006580187</text:p>
          </table:table-cell>
          <table:table-cell office:value-type="float" office:value="320" calcext:value-type="float">
            <text:p>320</text:p>
          </table:table-cell>
          <table:table-cell table:formula="of:=[.H321]*100" office:value-type="float" office:value="-0.06580187" calcext:value-type="float">
            <text:p>-0.06580187</text:p>
          </table:table-cell>
          <table:table-cell table:formula="of:=100*[.F321]" office:value-type="float" office:value="-0.040681" calcext:value-type="float">
            <text:p>-0.040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.1865997314" calcext:value-type="float">
            <text:p>179.1865997314</text:p>
          </table:table-cell>
          <table:table-cell office:value-type="float" office:value="0.0887881975" calcext:value-type="float">
            <text:p>0.0887881975</text:p>
          </table:table-cell>
          <table:table-cell office:value-type="float" office:value="0.1782929769" calcext:value-type="float">
            <text:p>0.178292976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15976" calcext:value-type="float">
            <text:p>-0.00015976</text:p>
          </table:table-cell>
          <table:table-cell office:value-type="float" office:value="-0.00002493" calcext:value-type="float">
            <text:p>-0.00002493</text:p>
          </table:table-cell>
          <table:table-cell office:value-type="float" office:value="-0.0007185979" calcext:value-type="float">
            <text:p>-0.0007185979</text:p>
          </table:table-cell>
          <table:table-cell office:value-type="float" office:value="321" calcext:value-type="float">
            <text:p>321</text:p>
          </table:table-cell>
          <table:table-cell table:formula="of:=[.H322]*100" office:value-type="float" office:value="-0.07185979" calcext:value-type="float">
            <text:p>-0.07185979</text:p>
          </table:table-cell>
          <table:table-cell table:formula="of:=100*[.F322]" office:value-type="float" office:value="-0.015976" calcext:value-type="float">
            <text:p>-0.015976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79.1926116943" calcext:value-type="float">
            <text:p>179.1926116943</text:p>
          </table:table-cell>
          <table:table-cell office:value-type="float" office:value="0.0565496647" calcext:value-type="float">
            <text:p>0.0565496647</text:p>
          </table:table-cell>
          <table:table-cell office:value-type="float" office:value="0.1137219421" calcext:value-type="float">
            <text:p>0.113721942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21965" calcext:value-type="float">
            <text:p>0.00021965</text:p>
          </table:table-cell>
          <table:table-cell office:value-type="float" office:value="-0.00003035" calcext:value-type="float">
            <text:p>-0.00003035</text:p>
          </table:table-cell>
          <table:table-cell office:value-type="float" office:value="0.0006121665" calcext:value-type="float">
            <text:p>0.0006121665</text:p>
          </table:table-cell>
          <table:table-cell office:value-type="float" office:value="322" calcext:value-type="float">
            <text:p>322</text:p>
          </table:table-cell>
          <table:table-cell table:formula="of:=[.H323]*100" office:value-type="float" office:value="0.06121665" calcext:value-type="float">
            <text:p>0.06121665</text:p>
          </table:table-cell>
          <table:table-cell table:formula="of:=100*[.F323]" office:value-type="float" office:value="0.021965" calcext:value-type="float">
            <text:p>0.02196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9.2005462646" calcext:value-type="float">
            <text:p>179.2005462646</text:p>
          </table:table-cell>
          <table:table-cell office:value-type="float" office:value="0.1178150815" calcext:value-type="float">
            <text:p>0.1178150815</text:p>
          </table:table-cell>
          <table:table-cell office:value-type="float" office:value="0.2362191989" calcext:value-type="float">
            <text:p>0.236219198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06408" calcext:value-type="float">
            <text:p>0.00006408</text:p>
          </table:table-cell>
          <table:table-cell office:value-type="float" office:value="-0.000038" calcext:value-type="float">
            <text:p>-0.000038</text:p>
          </table:table-cell>
          <table:table-cell office:value-type="float" office:value="-0.001252151" calcext:value-type="float">
            <text:p>-0.001252151</text:p>
          </table:table-cell>
          <table:table-cell office:value-type="float" office:value="323" calcext:value-type="float">
            <text:p>323</text:p>
          </table:table-cell>
          <table:table-cell table:formula="of:=[.H324]*100" office:value-type="float" office:value="-0.1252151" calcext:value-type="float">
            <text:p>-0.1252151</text:p>
          </table:table-cell>
          <table:table-cell table:formula="of:=100*[.F324]" office:value-type="float" office:value="0.006408" calcext:value-type="float">
            <text:p>0.006408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79.1856231689" calcext:value-type="float">
            <text:p>179.1856231689</text:p>
          </table:table-cell>
          <table:table-cell office:value-type="float" office:value="0.0445995162" calcext:value-type="float">
            <text:p>0.0445995162</text:p>
          </table:table-cell>
          <table:table-cell office:value-type="float" office:value="0.0897537564" calcext:value-type="float">
            <text:p>0.08975375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4484" calcext:value-type="float">
            <text:p>0.0004484</text:p>
          </table:table-cell>
          <table:table-cell office:value-type="float" office:value="-0.0000474" calcext:value-type="float">
            <text:p>-0.0000474</text:p>
          </table:table-cell>
          <table:table-cell office:value-type="float" office:value="0.0013443522" calcext:value-type="float">
            <text:p>0.0013443522</text:p>
          </table:table-cell>
          <table:table-cell office:value-type="float" office:value="324" calcext:value-type="float">
            <text:p>324</text:p>
          </table:table-cell>
          <table:table-cell table:formula="of:=[.H325]*100" office:value-type="float" office:value="0.13443522" calcext:value-type="float">
            <text:p>0.13443522</text:p>
          </table:table-cell>
          <table:table-cell table:formula="of:=100*[.F325]" office:value-type="float" office:value="0.04484" calcext:value-type="float">
            <text:p>0.0448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9.1774291992" calcext:value-type="float">
            <text:p>179.1774291992</text:p>
          </table:table-cell>
          <table:table-cell office:value-type="float" office:value="0.0979437461" calcext:value-type="float">
            <text:p>0.0979437461</text:p>
          </table:table-cell>
          <table:table-cell office:value-type="float" office:value="0.196399496" calcext:value-type="float">
            <text:p>0.1963994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34888" calcext:value-type="float">
            <text:p>0.00034888</text:p>
          </table:table-cell>
          <table:table-cell office:value-type="float" office:value="-0.0000474" calcext:value-type="float">
            <text:p>-0.0000474</text:p>
          </table:table-cell>
          <table:table-cell office:value-type="float" office:value="-0.000781492" calcext:value-type="float">
            <text:p>-0.000781492</text:p>
          </table:table-cell>
          <table:table-cell office:value-type="float" office:value="325" calcext:value-type="float">
            <text:p>325</text:p>
          </table:table-cell>
          <table:table-cell table:formula="of:=[.H326]*100" office:value-type="float" office:value="-0.0781492" calcext:value-type="float">
            <text:p>-0.0781492</text:p>
          </table:table-cell>
          <table:table-cell table:formula="of:=100*[.F326]" office:value-type="float" office:value="0.034888" calcext:value-type="float">
            <text:p>0.034888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79.1697845459" calcext:value-type="float">
            <text:p>179.1697845459</text:p>
          </table:table-cell>
          <table:table-cell office:value-type="float" office:value="0.0696075223" calcext:value-type="float">
            <text:p>0.0696075223</text:p>
          </table:table-cell>
          <table:table-cell office:value-type="float" office:value="0.1397235915" calcext:value-type="float">
            <text:p>0.139723591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47144" calcext:value-type="float">
            <text:p>0.00047144</text:p>
          </table:table-cell>
          <table:table-cell office:value-type="float" office:value="-0.00006018" calcext:value-type="float">
            <text:p>-0.00006018</text:p>
          </table:table-cell>
          <table:table-cell office:value-type="float" office:value="-0.0004691233" calcext:value-type="float">
            <text:p>-0.0004691233</text:p>
          </table:table-cell>
          <table:table-cell office:value-type="float" office:value="326" calcext:value-type="float">
            <text:p>326</text:p>
          </table:table-cell>
          <table:table-cell table:formula="of:=[.H327]*100" office:value-type="float" office:value="-0.04691233" calcext:value-type="float">
            <text:p>-0.04691233</text:p>
          </table:table-cell>
          <table:table-cell table:formula="of:=100*[.F327]" office:value-type="float" office:value="0.047144" calcext:value-type="float">
            <text:p>0.047144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179.1709747314" calcext:value-type="float">
            <text:p>179.1709747314</text:p>
          </table:table-cell>
          <table:table-cell office:value-type="float" office:value="0.0372584853" calcext:value-type="float">
            <text:p>0.0372584853</text:p>
          </table:table-cell>
          <table:table-cell office:value-type="float" office:value="0.0749625499" calcext:value-type="float">
            <text:p>0.07496254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76867" calcext:value-type="float">
            <text:p>0.00076867</text:p>
          </table:table-cell>
          <table:table-cell office:value-type="float" office:value="-0.0000683" calcext:value-type="float">
            <text:p>-0.0000683</text:p>
          </table:table-cell>
          <table:table-cell office:value-type="float" office:value="-0.0000778983" calcext:value-type="float">
            <text:p>-7.78983E-05</text:p>
          </table:table-cell>
          <table:table-cell office:value-type="float" office:value="327" calcext:value-type="float">
            <text:p>327</text:p>
          </table:table-cell>
          <table:table-cell table:formula="of:=[.H328]*100" office:value-type="float" office:value="-0.00778983" calcext:value-type="float">
            <text:p>-0.00778983</text:p>
          </table:table-cell>
          <table:table-cell table:formula="of:=100*[.F328]" office:value-type="float" office:value="0.076867" calcext:value-type="float">
            <text:p>0.076867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179.1741333008" calcext:value-type="float">
            <text:p>179.1741333008</text:p>
          </table:table-cell>
          <table:table-cell office:value-type="float" office:value="0.0010504041" calcext:value-type="float">
            <text:p>0.0010504041</text:p>
          </table:table-cell>
          <table:table-cell office:value-type="float" office:value="0.0024359097" calcext:value-type="float">
            <text:p>0.002435909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20796" calcext:value-type="float">
            <text:p>0.00120796</text:p>
          </table:table-cell>
          <table:table-cell office:value-type="float" office:value="-0.0000683" calcext:value-type="float">
            <text:p>-0.0000683</text:p>
          </table:table-cell>
          <table:table-cell office:value-type="float" office:value="0.001310728" calcext:value-type="float">
            <text:p>0.001310728</text:p>
          </table:table-cell>
          <table:table-cell office:value-type="float" office:value="328" calcext:value-type="float">
            <text:p>328</text:p>
          </table:table-cell>
          <table:table-cell table:formula="of:=[.H329]*100" office:value-type="float" office:value="0.1310728" calcext:value-type="float">
            <text:p>0.1310728</text:p>
          </table:table-cell>
          <table:table-cell table:formula="of:=100*[.F329]" office:value-type="float" office:value="0.120796" calcext:value-type="float">
            <text:p>0.120796</text:p>
          </table:table-cell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179.172164917" calcext:value-type="float">
            <text:p>179.172164917</text:p>
          </table:table-cell>
          <table:table-cell office:value-type="float" office:value="-0.0144794999" calcext:value-type="float">
            <text:p>-0.0144794999</text:p>
          </table:table-cell>
          <table:table-cell office:value-type="float" office:value="-0.0287492094" calcext:value-type="float">
            <text:p>-0.028749209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60407" calcext:value-type="float">
            <text:p>0.00160407</text:p>
          </table:table-cell>
          <table:table-cell office:value-type="float" office:value="-0.00008229" calcext:value-type="float">
            <text:p>-0.00008229</text:p>
          </table:table-cell>
          <table:table-cell office:value-type="float" office:value="0.0019332429" calcext:value-type="float">
            <text:p>0.0019332429</text:p>
          </table:table-cell>
          <table:table-cell office:value-type="float" office:value="329" calcext:value-type="float">
            <text:p>329</text:p>
          </table:table-cell>
          <table:table-cell table:formula="of:=[.H330]*100" office:value-type="float" office:value="0.19332429" calcext:value-type="float">
            <text:p>0.19332429</text:p>
          </table:table-cell>
          <table:table-cell table:formula="of:=100*[.F330]" office:value-type="float" office:value="0.160407" calcext:value-type="float">
            <text:p>0.160407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179.1784973145" calcext:value-type="float">
            <text:p>179.1784973145</text:p>
          </table:table-cell>
          <table:table-cell office:value-type="float" office:value="-0.0564220645" calcext:value-type="float">
            <text:p>-0.0564220645</text:p>
          </table:table-cell>
          <table:table-cell office:value-type="float" office:value="-0.1127752634" calcext:value-type="float">
            <text:p>-0.11277526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14746" calcext:value-type="float">
            <text:p>0.00214746</text:p>
          </table:table-cell>
          <table:table-cell office:value-type="float" office:value="-0.00008229" calcext:value-type="float">
            <text:p>-0.00008229</text:p>
          </table:table-cell>
          <table:table-cell office:value-type="float" office:value="0.0025268827" calcext:value-type="float">
            <text:p>0.0025268827</text:p>
          </table:table-cell>
          <table:table-cell office:value-type="float" office:value="330" calcext:value-type="float">
            <text:p>330</text:p>
          </table:table-cell>
          <table:table-cell table:formula="of:=[.H331]*100" office:value-type="float" office:value="0.25268827" calcext:value-type="float">
            <text:p>0.25268827</text:p>
          </table:table-cell>
          <table:table-cell table:formula="of:=100*[.F331]" office:value-type="float" office:value="0.214746" calcext:value-type="float">
            <text:p>0.214746</text:p>
          </table:table-cell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179.1727294922" calcext:value-type="float">
            <text:p>179.1727294922</text:p>
          </table:table-cell>
          <table:table-cell office:value-type="float" office:value="-0.030632786" calcext:value-type="float">
            <text:p>-0.030632786</text:p>
          </table:table-cell>
          <table:table-cell office:value-type="float" office:value="-0.0613067255" calcext:value-type="float">
            <text:p>-0.06130672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33754" calcext:value-type="float">
            <text:p>0.00233754</text:p>
          </table:table-cell>
          <table:table-cell office:value-type="float" office:value="-0.00010656" calcext:value-type="float">
            <text:p>-0.00010656</text:p>
          </table:table-cell>
          <table:table-cell office:value-type="float" office:value="0.0030405632" calcext:value-type="float">
            <text:p>0.0030405632</text:p>
          </table:table-cell>
          <table:table-cell office:value-type="float" office:value="331" calcext:value-type="float">
            <text:p>331</text:p>
          </table:table-cell>
          <table:table-cell table:formula="of:=[.H332]*100" office:value-type="float" office:value="0.30405632" calcext:value-type="float">
            <text:p>0.30405632</text:p>
          </table:table-cell>
          <table:table-cell table:formula="of:=100*[.F332]" office:value-type="float" office:value="0.233754" calcext:value-type="float">
            <text:p>0.23375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79.1753692627" calcext:value-type="float">
            <text:p>179.1753692627</text:p>
          </table:table-cell>
          <table:table-cell office:value-type="float" office:value="-0.102115264" calcext:value-type="float">
            <text:p>-0.102115264</text:p>
          </table:table-cell>
          <table:table-cell office:value-type="float" office:value="-0.2043906448" calcext:value-type="float">
            <text:p>-0.20439064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94054" calcext:value-type="float">
            <text:p>0.00294054</text:p>
          </table:table-cell>
          <table:table-cell office:value-type="float" office:value="-0.00008746" calcext:value-type="float">
            <text:p>-0.00008746</text:p>
          </table:table-cell>
          <table:table-cell office:value-type="float" office:value="0.00377435" calcext:value-type="float">
            <text:p>0.00377435</text:p>
          </table:table-cell>
          <table:table-cell office:value-type="float" office:value="332" calcext:value-type="float">
            <text:p>332</text:p>
          </table:table-cell>
          <table:table-cell table:formula="of:=[.H333]*100" office:value-type="float" office:value="0.377435" calcext:value-type="float">
            <text:p>0.377435</text:p>
          </table:table-cell>
          <table:table-cell table:formula="of:=100*[.F333]" office:value-type="float" office:value="0.294054" calcext:value-type="float">
            <text:p>0.294054</text:p>
          </table:table-cell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179.172164917" calcext:value-type="float">
            <text:p>179.172164917</text:p>
          </table:table-cell>
          <table:table-cell office:value-type="float" office:value="-0.1321891201" calcext:value-type="float">
            <text:p>-0.1321891201</text:p>
          </table:table-cell>
          <table:table-cell office:value-type="float" office:value="-0.264719122" calcext:value-type="float">
            <text:p>-0.26471912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54264" calcext:value-type="float">
            <text:p>0.00354264</text:p>
          </table:table-cell>
          <table:table-cell office:value-type="float" office:value="-0.00008746" calcext:value-type="float">
            <text:p>-0.00008746</text:p>
          </table:table-cell>
          <table:table-cell office:value-type="float" office:value="0.0050068151" calcext:value-type="float">
            <text:p>0.0050068151</text:p>
          </table:table-cell>
          <table:table-cell office:value-type="float" office:value="333" calcext:value-type="float">
            <text:p>333</text:p>
          </table:table-cell>
          <table:table-cell table:formula="of:=[.H334]*100" office:value-type="float" office:value="0.50068151" calcext:value-type="float">
            <text:p>0.50068151</text:p>
          </table:table-cell>
          <table:table-cell table:formula="of:=100*[.F334]" office:value-type="float" office:value="0.354264" calcext:value-type="float">
            <text:p>0.354264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179.1709136963" calcext:value-type="float">
            <text:p>179.1709136963</text:p>
          </table:table-cell>
          <table:table-cell office:value-type="float" office:value="-0.1663109193" calcext:value-type="float">
            <text:p>-0.1663109193</text:p>
          </table:table-cell>
          <table:table-cell office:value-type="float" office:value="-0.3331473045" calcext:value-type="float">
            <text:p>-0.33314730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1711" calcext:value-type="float">
            <text:p>0.0041711</text:p>
          </table:table-cell>
          <table:table-cell office:value-type="float" office:value="-0.00011698" calcext:value-type="float">
            <text:p>-0.00011698</text:p>
          </table:table-cell>
          <table:table-cell office:value-type="float" office:value="0.0052807347" calcext:value-type="float">
            <text:p>0.0052807347</text:p>
          </table:table-cell>
          <table:table-cell office:value-type="float" office:value="334" calcext:value-type="float">
            <text:p>334</text:p>
          </table:table-cell>
          <table:table-cell table:formula="of:=[.H335]*100" office:value-type="float" office:value="0.52807347" calcext:value-type="float">
            <text:p>0.52807347</text:p>
          </table:table-cell>
          <table:table-cell table:formula="of:=100*[.F335]" office:value-type="float" office:value="0.41711" calcext:value-type="float">
            <text:p>0.41711</text:p>
          </table:table-cell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179.1797332764" calcext:value-type="float">
            <text:p>179.1797332764</text:p>
          </table:table-cell>
          <table:table-cell office:value-type="float" office:value="-0.2022941384" calcext:value-type="float">
            <text:p>-0.2022941384</text:p>
          </table:table-cell>
          <table:table-cell office:value-type="float" office:value="-0.4053067778" calcext:value-type="float">
            <text:p>-0.40530677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2954" calcext:value-type="float">
            <text:p>0.00482954</text:p>
          </table:table-cell>
          <table:table-cell office:value-type="float" office:value="-0.00005754" calcext:value-type="float">
            <text:p>-0.00005754</text:p>
          </table:table-cell>
          <table:table-cell office:value-type="float" office:value="0.0067418286" calcext:value-type="float">
            <text:p>0.0067418286</text:p>
          </table:table-cell>
          <table:table-cell office:value-type="float" office:value="335" calcext:value-type="float">
            <text:p>335</text:p>
          </table:table-cell>
          <table:table-cell table:formula="of:=[.H336]*100" office:value-type="float" office:value="0.67418286" calcext:value-type="float">
            <text:p>0.67418286</text:p>
          </table:table-cell>
          <table:table-cell table:formula="of:=100*[.F336]" office:value-type="float" office:value="0.482954" calcext:value-type="float">
            <text:p>0.482954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179.1781005859" calcext:value-type="float">
            <text:p>179.1781005859</text:p>
          </table:table-cell>
          <table:table-cell office:value-type="float" office:value="-0.1958860002" calcext:value-type="float">
            <text:p>-0.1958860002</text:p>
          </table:table-cell>
          <table:table-cell office:value-type="float" office:value="-0.3926486494" calcext:value-type="float">
            <text:p>-0.392648649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22542" calcext:value-type="float">
            <text:p>0.00522542</text:p>
          </table:table-cell>
          <table:table-cell office:value-type="float" office:value="-0.00009343" calcext:value-type="float">
            <text:p>-0.00009343</text:p>
          </table:table-cell>
          <table:table-cell office:value-type="float" office:value="0.0048228439" calcext:value-type="float">
            <text:p>0.0048228439</text:p>
          </table:table-cell>
          <table:table-cell office:value-type="float" office:value="336" calcext:value-type="float">
            <text:p>336</text:p>
          </table:table-cell>
          <table:table-cell table:formula="of:=[.H337]*100" office:value-type="float" office:value="0.48228439" calcext:value-type="float">
            <text:p>0.48228439</text:p>
          </table:table-cell>
          <table:table-cell table:formula="of:=100*[.F337]" office:value-type="float" office:value="0.522542" calcext:value-type="float">
            <text:p>0.522542</text:p>
          </table:table-cell>
        </table:table-row>
        <table:table-row table:style-name="ro1">
          <table:table-cell office:value-type="float" office:value="16.81" calcext:value-type="float">
            <text:p>16.81</text:p>
          </table:table-cell>
          <table:table-cell office:value-type="float" office:value="179.1863861084" calcext:value-type="float">
            <text:p>179.1863861084</text:p>
          </table:table-cell>
          <table:table-cell office:value-type="float" office:value="-0.188708938" calcext:value-type="float">
            <text:p>-0.188708938</text:p>
          </table:table-cell>
          <table:table-cell office:value-type="float" office:value="-0.3783862887" calcext:value-type="float">
            <text:p>-0.37838628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4413" calcext:value-type="float">
            <text:p>0.0054413</text:p>
          </table:table-cell>
          <table:table-cell office:value-type="float" office:value="0.00002388" calcext:value-type="float">
            <text:p>0.00002388</text:p>
          </table:table-cell>
          <table:table-cell office:value-type="float" office:value="0.005127716" calcext:value-type="float">
            <text:p>0.005127716</text:p>
          </table:table-cell>
          <table:table-cell office:value-type="float" office:value="337" calcext:value-type="float">
            <text:p>337</text:p>
          </table:table-cell>
          <table:table-cell table:formula="of:=[.H338]*100" office:value-type="float" office:value="0.5127716" calcext:value-type="float">
            <text:p>0.5127716</text:p>
          </table:table-cell>
          <table:table-cell table:formula="of:=100*[.F338]" office:value-type="float" office:value="0.54413" calcext:value-type="float">
            <text:p>0.54413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179.1728515625" calcext:value-type="float">
            <text:p>179.1728515625</text:p>
          </table:table-cell>
          <table:table-cell office:value-type="float" office:value="-0.2289196845" calcext:value-type="float">
            <text:p>-0.2289196845</text:p>
          </table:table-cell>
          <table:table-cell office:value-type="float" office:value="-0.4589019291" calcext:value-type="float">
            <text:p>-0.45890192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5307" calcext:value-type="float">
            <text:p>0.00585307</text:p>
          </table:table-cell>
          <table:table-cell office:value-type="float" office:value="0.00002388" calcext:value-type="float">
            <text:p>0.00002388</text:p>
          </table:table-cell>
          <table:table-cell office:value-type="float" office:value="0.0058017257" calcext:value-type="float">
            <text:p>0.0058017257</text:p>
          </table:table-cell>
          <table:table-cell office:value-type="float" office:value="338" calcext:value-type="float">
            <text:p>338</text:p>
          </table:table-cell>
          <table:table-cell table:formula="of:=[.H339]*100" office:value-type="float" office:value="0.58017257" calcext:value-type="float">
            <text:p>0.58017257</text:p>
          </table:table-cell>
          <table:table-cell table:formula="of:=100*[.F339]" office:value-type="float" office:value="0.585307" calcext:value-type="float">
            <text:p>0.585307</text:p>
          </table:table-cell>
        </table:table-row>
        <table:table-row table:style-name="ro1">
          <table:table-cell office:value-type="float" office:value="16.91" calcext:value-type="float">
            <text:p>16.91</text:p>
          </table:table-cell>
          <table:table-cell office:value-type="float" office:value="179.1675872803" calcext:value-type="float">
            <text:p>179.1675872803</text:p>
          </table:table-cell>
          <table:table-cell office:value-type="float" office:value="-0.2379553838" calcext:value-type="float">
            <text:p>-0.2379553838</text:p>
          </table:table-cell>
          <table:table-cell office:value-type="float" office:value="-0.4770852704" calcext:value-type="float">
            <text:p>-0.47708527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8758" calcext:value-type="float">
            <text:p>0.00618758</text:p>
          </table:table-cell>
          <table:table-cell office:value-type="float" office:value="-0.00001966" calcext:value-type="float">
            <text:p>-0.00001966</text:p>
          </table:table-cell>
          <table:table-cell office:value-type="float" office:value="0.0059151489" calcext:value-type="float">
            <text:p>0.0059151489</text:p>
          </table:table-cell>
          <table:table-cell office:value-type="float" office:value="339" calcext:value-type="float">
            <text:p>339</text:p>
          </table:table-cell>
          <table:table-cell table:formula="of:=[.H340]*100" office:value-type="float" office:value="0.59151489" calcext:value-type="float">
            <text:p>0.59151489</text:p>
          </table:table-cell>
          <table:table-cell table:formula="of:=100*[.F340]" office:value-type="float" office:value="0.618758" calcext:value-type="float">
            <text:p>0.618758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179.1733703613" calcext:value-type="float">
            <text:p>179.1733703613</text:p>
          </table:table-cell>
          <table:table-cell office:value-type="float" office:value="-0.2429093516" calcext:value-type="float">
            <text:p>-0.2429093516</text:p>
          </table:table-cell>
          <table:table-cell office:value-type="float" office:value="-0.4870817573" calcext:value-type="float">
            <text:p>-0.487081757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44342" calcext:value-type="float">
            <text:p>0.00644342</text:p>
          </table:table-cell>
          <table:table-cell office:value-type="float" office:value="0.00018119" calcext:value-type="float">
            <text:p>0.00018119</text:p>
          </table:table-cell>
          <table:table-cell office:value-type="float" office:value="0.0072177604" calcext:value-type="float">
            <text:p>0.0072177604</text:p>
          </table:table-cell>
          <table:table-cell office:value-type="float" office:value="340" calcext:value-type="float">
            <text:p>340</text:p>
          </table:table-cell>
          <table:table-cell table:formula="of:=[.H341]*100" office:value-type="float" office:value="0.72177604" calcext:value-type="float">
            <text:p>0.72177604</text:p>
          </table:table-cell>
          <table:table-cell table:formula="of:=100*[.F341]" office:value-type="float" office:value="0.644342" calcext:value-type="float">
            <text:p>0.644342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179.1828918457" calcext:value-type="float">
            <text:p>179.1828918457</text:p>
          </table:table-cell>
          <table:table-cell office:value-type="float" office:value="-0.2867011416" calcext:value-type="float">
            <text:p>-0.2867011416</text:p>
          </table:table-cell>
          <table:table-cell office:value-type="float" office:value="-0.5747730518" calcext:value-type="float">
            <text:p>-0.57477305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90568" calcext:value-type="float">
            <text:p>0.00690568</text:p>
          </table:table-cell>
          <table:table-cell office:value-type="float" office:value="0.00013748" calcext:value-type="float">
            <text:p>0.00013748</text:p>
          </table:table-cell>
          <table:table-cell office:value-type="float" office:value="0.0071335954" calcext:value-type="float">
            <text:p>0.0071335954</text:p>
          </table:table-cell>
          <table:table-cell office:value-type="float" office:value="341" calcext:value-type="float">
            <text:p>341</text:p>
          </table:table-cell>
          <table:table-cell table:formula="of:=[.H342]*100" office:value-type="float" office:value="0.71335954" calcext:value-type="float">
            <text:p>0.71335954</text:p>
          </table:table-cell>
          <table:table-cell table:formula="of:=100*[.F342]" office:value-type="float" office:value="0.690568" calcext:value-type="float">
            <text:p>0.690568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179.1817932129" calcext:value-type="float">
            <text:p>179.1817932129</text:p>
          </table:table-cell>
          <table:table-cell office:value-type="float" office:value="-0.3121795072" calcext:value-type="float">
            <text:p>-0.3121795072</text:p>
          </table:table-cell>
          <table:table-cell office:value-type="float" office:value="-0.62587078" calcext:value-type="float">
            <text:p>-0.625870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38339" calcext:value-type="float">
            <text:p>0.00738339</text:p>
          </table:table-cell>
          <table:table-cell office:value-type="float" office:value="0.00013748" calcext:value-type="float">
            <text:p>0.00013748</text:p>
          </table:table-cell>
          <table:table-cell office:value-type="float" office:value="0.0085285896" calcext:value-type="float">
            <text:p>0.0085285896</text:p>
          </table:table-cell>
          <table:table-cell office:value-type="float" office:value="342" calcext:value-type="float">
            <text:p>342</text:p>
          </table:table-cell>
          <table:table-cell table:formula="of:=[.H343]*100" office:value-type="float" office:value="0.85285896" calcext:value-type="float">
            <text:p>0.85285896</text:p>
          </table:table-cell>
          <table:table-cell table:formula="of:=100*[.F343]" office:value-type="float" office:value="0.738339" calcext:value-type="float">
            <text:p>0.738339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179.2014160156" calcext:value-type="float">
            <text:p>179.2014160156</text:p>
          </table:table-cell>
          <table:table-cell office:value-type="float" office:value="-0.296046583" calcext:value-type="float">
            <text:p>-0.296046583</text:p>
          </table:table-cell>
          <table:table-cell office:value-type="float" office:value="-0.5937081936" calcext:value-type="float">
            <text:p>-0.59370819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59409" calcext:value-type="float">
            <text:p>0.00759409</text:p>
          </table:table-cell>
          <table:table-cell office:value-type="float" office:value="0.00045074" calcext:value-type="float">
            <text:p>0.00045074</text:p>
          </table:table-cell>
          <table:table-cell office:value-type="float" office:value="0.0074705914" calcext:value-type="float">
            <text:p>0.0074705914</text:p>
          </table:table-cell>
          <table:table-cell office:value-type="float" office:value="343" calcext:value-type="float">
            <text:p>343</text:p>
          </table:table-cell>
          <table:table-cell table:formula="of:=[.H344]*100" office:value-type="float" office:value="0.74705914" calcext:value-type="float">
            <text:p>0.74705914</text:p>
          </table:table-cell>
          <table:table-cell table:formula="of:=100*[.F344]" office:value-type="float" office:value="0.759409" calcext:value-type="float">
            <text:p>0.759409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79.2032928467" calcext:value-type="float">
            <text:p>179.2032928467</text:p>
          </table:table-cell>
          <table:table-cell office:value-type="float" office:value="-0.3151587643" calcext:value-type="float">
            <text:p>-0.3151587643</text:p>
          </table:table-cell>
          <table:table-cell office:value-type="float" office:value="-0.6320043183" calcext:value-type="float">
            <text:p>-0.632004318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6181" calcext:value-type="float">
            <text:p>0.00786181</text:p>
          </table:table-cell>
          <table:table-cell office:value-type="float" office:value="0.00040285" calcext:value-type="float">
            <text:p>0.00040285</text:p>
          </table:table-cell>
          <table:table-cell office:value-type="float" office:value="0.0083763063" calcext:value-type="float">
            <text:p>0.0083763063</text:p>
          </table:table-cell>
          <table:table-cell office:value-type="float" office:value="344" calcext:value-type="float">
            <text:p>344</text:p>
          </table:table-cell>
          <table:table-cell table:formula="of:=[.H345]*100" office:value-type="float" office:value="0.83763063" calcext:value-type="float">
            <text:p>0.83763063</text:p>
          </table:table-cell>
          <table:table-cell table:formula="of:=100*[.F345]" office:value-type="float" office:value="0.786181" calcext:value-type="float">
            <text:p>0.786181</text:p>
          </table:table-cell>
        </table:table-row>
        <table:table-row table:style-name="ro1">
          <table:table-cell office:value-type="float" office:value="17.21" calcext:value-type="float">
            <text:p>17.21</text:p>
          </table:table-cell>
          <table:table-cell office:value-type="float" office:value="179.2076568604" calcext:value-type="float">
            <text:p>179.2076568604</text:p>
          </table:table-cell>
          <table:table-cell office:value-type="float" office:value="-0.3436067822" calcext:value-type="float">
            <text:p>-0.3436067822</text:p>
          </table:table-cell>
          <table:table-cell office:value-type="float" office:value="-0.6889957002" calcext:value-type="float">
            <text:p>-0.68899570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22973" calcext:value-type="float">
            <text:p>0.00822973</text:p>
          </table:table-cell>
          <table:table-cell office:value-type="float" office:value="0.00085518" calcext:value-type="float">
            <text:p>0.00085518</text:p>
          </table:table-cell>
          <table:table-cell office:value-type="float" office:value="0.0096345192" calcext:value-type="float">
            <text:p>0.0096345192</text:p>
          </table:table-cell>
          <table:table-cell office:value-type="float" office:value="345" calcext:value-type="float">
            <text:p>345</text:p>
          </table:table-cell>
          <table:table-cell table:formula="of:=[.H346]*100" office:value-type="float" office:value="0.96345192" calcext:value-type="float">
            <text:p>0.96345192</text:p>
          </table:table-cell>
          <table:table-cell table:formula="of:=100*[.F346]" office:value-type="float" office:value="0.822973" calcext:value-type="float">
            <text:p>0.822973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179.2075195312" calcext:value-type="float">
            <text:p>179.2075195312</text:p>
          </table:table-cell>
          <table:table-cell office:value-type="float" office:value="-0.3678998736" calcext:value-type="float">
            <text:p>-0.3678998736</text:p>
          </table:table-cell>
          <table:table-cell office:value-type="float" office:value="-0.7376981176" calcext:value-type="float">
            <text:p>-0.73769811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63671" calcext:value-type="float">
            <text:p>0.00863671</text:p>
          </table:table-cell>
          <table:table-cell office:value-type="float" office:value="0.00085518" calcext:value-type="float">
            <text:p>0.00085518</text:p>
          </table:table-cell>
          <table:table-cell office:value-type="float" office:value="0.0092891388" calcext:value-type="float">
            <text:p>0.0092891388</text:p>
          </table:table-cell>
          <table:table-cell office:value-type="float" office:value="346" calcext:value-type="float">
            <text:p>346</text:p>
          </table:table-cell>
          <table:table-cell table:formula="of:=[.H347]*100" office:value-type="float" office:value="0.92891388" calcext:value-type="float">
            <text:p>0.92891388</text:p>
          </table:table-cell>
          <table:table-cell table:formula="of:=100*[.F347]" office:value-type="float" office:value="0.863671" calcext:value-type="float">
            <text:p>0.863671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179.196472168" calcext:value-type="float">
            <text:p>179.196472168</text:p>
          </table:table-cell>
          <table:table-cell office:value-type="float" office:value="-0.3768369708" calcext:value-type="float">
            <text:p>-0.3768369708</text:p>
          </table:table-cell>
          <table:table-cell office:value-type="float" office:value="-0.7556829562" calcext:value-type="float">
            <text:p>-0.755682956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6736" calcext:value-type="float">
            <text:p>0.00896736</text:p>
          </table:table-cell>
          <table:table-cell office:value-type="float" office:value="0.0008094" calcext:value-type="float">
            <text:p>0.0008094</text:p>
          </table:table-cell>
          <table:table-cell office:value-type="float" office:value="0.0097080543" calcext:value-type="float">
            <text:p>0.0097080543</text:p>
          </table:table-cell>
          <table:table-cell office:value-type="float" office:value="347" calcext:value-type="float">
            <text:p>347</text:p>
          </table:table-cell>
          <table:table-cell table:formula="of:=[.H348]*100" office:value-type="float" office:value="0.97080543" calcext:value-type="float">
            <text:p>0.97080543</text:p>
          </table:table-cell>
          <table:table-cell table:formula="of:=100*[.F348]" office:value-type="float" office:value="0.896736" calcext:value-type="float">
            <text:p>0.896736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179.2038726807" calcext:value-type="float">
            <text:p>179.2038726807</text:p>
          </table:table-cell>
          <table:table-cell office:value-type="float" office:value="-0.3468790349" calcext:value-type="float">
            <text:p>-0.3468790349</text:p>
          </table:table-cell>
          <table:table-cell office:value-type="float" office:value="-0.695819772" calcext:value-type="float">
            <text:p>-0.69581977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8796" calcext:value-type="float">
            <text:p>0.00898796</text:p>
          </table:table-cell>
          <table:table-cell office:value-type="float" office:value="0.00141937" calcext:value-type="float">
            <text:p>0.00141937</text:p>
          </table:table-cell>
          <table:table-cell office:value-type="float" office:value="0.0090600772" calcext:value-type="float">
            <text:p>0.0090600772</text:p>
          </table:table-cell>
          <table:table-cell office:value-type="float" office:value="348" calcext:value-type="float">
            <text:p>348</text:p>
          </table:table-cell>
          <table:table-cell table:formula="of:=[.H349]*100" office:value-type="float" office:value="0.90600772" calcext:value-type="float">
            <text:p>0.90600772</text:p>
          </table:table-cell>
          <table:table-cell table:formula="of:=100*[.F349]" office:value-type="float" office:value="0.898796" calcext:value-type="float">
            <text:p>0.898796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179.2040710449" calcext:value-type="float">
            <text:p>179.2040710449</text:p>
          </table:table-cell>
          <table:table-cell office:value-type="float" office:value="-0.4034746296" calcext:value-type="float">
            <text:p>-0.4034746296</text:p>
          </table:table-cell>
          <table:table-cell office:value-type="float" office:value="-0.8090726859" calcext:value-type="float">
            <text:p>-0.809072685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37886" calcext:value-type="float">
            <text:p>0.00937886</text:p>
          </table:table-cell>
          <table:table-cell office:value-type="float" office:value="0.00138072" calcext:value-type="float">
            <text:p>0.00138072</text:p>
          </table:table-cell>
          <table:table-cell office:value-type="float" office:value="0.0117285313" calcext:value-type="float">
            <text:p>0.0117285313</text:p>
          </table:table-cell>
          <table:table-cell office:value-type="float" office:value="349" calcext:value-type="float">
            <text:p>349</text:p>
          </table:table-cell>
          <table:table-cell table:formula="of:=[.H350]*100" office:value-type="float" office:value="1.17285313" calcext:value-type="float">
            <text:p>1.17285313</text:p>
          </table:table-cell>
          <table:table-cell table:formula="of:=100*[.F350]" office:value-type="float" office:value="0.937886" calcext:value-type="float">
            <text:p>0.937886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179.1985473633" calcext:value-type="float">
            <text:p>179.1985473633</text:p>
          </table:table-cell>
          <table:table-cell office:value-type="float" office:value="-0.3633224217" calcext:value-type="float">
            <text:p>-0.3633224217</text:p>
          </table:table-cell>
          <table:table-cell office:value-type="float" office:value="-0.7288258235" calcext:value-type="float">
            <text:p>-0.728825823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37165" calcext:value-type="float">
            <text:p>0.00937165</text:p>
          </table:table-cell>
          <table:table-cell office:value-type="float" office:value="0.00216132" calcext:value-type="float">
            <text:p>0.00216132</text:p>
          </table:table-cell>
          <table:table-cell office:value-type="float" office:value="0.0090985898" calcext:value-type="float">
            <text:p>0.0090985898</text:p>
          </table:table-cell>
          <table:table-cell office:value-type="float" office:value="350" calcext:value-type="float">
            <text:p>350</text:p>
          </table:table-cell>
          <table:table-cell table:formula="of:=[.H351]*100" office:value-type="float" office:value="0.90985898" calcext:value-type="float">
            <text:p>0.90985898</text:p>
          </table:table-cell>
          <table:table-cell table:formula="of:=100*[.F351]" office:value-type="float" office:value="0.937165" calcext:value-type="float">
            <text:p>0.937165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179.203918457" calcext:value-type="float">
            <text:p>179.203918457</text:p>
          </table:table-cell>
          <table:table-cell office:value-type="float" office:value="-0.4024017129" calcext:value-type="float">
            <text:p>-0.4024017129</text:p>
          </table:table-cell>
          <table:table-cell office:value-type="float" office:value="-0.8070216702" calcext:value-type="float">
            <text:p>-0.80702167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62729" calcext:value-type="float">
            <text:p>0.00962729</text:p>
          </table:table-cell>
          <table:table-cell office:value-type="float" office:value="0.0021322" calcext:value-type="float">
            <text:p>0.0021322</text:p>
          </table:table-cell>
          <table:table-cell office:value-type="float" office:value="0.0105180007" calcext:value-type="float">
            <text:p>0.0105180007</text:p>
          </table:table-cell>
          <table:table-cell office:value-type="float" office:value="351" calcext:value-type="float">
            <text:p>351</text:p>
          </table:table-cell>
          <table:table-cell table:formula="of:=[.H352]*100" office:value-type="float" office:value="1.05180007" calcext:value-type="float">
            <text:p>1.05180007</text:p>
          </table:table-cell>
          <table:table-cell table:formula="of:=100*[.F352]" office:value-type="float" office:value="0.962729" calcext:value-type="float">
            <text:p>0.962729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179.2147521973" calcext:value-type="float">
            <text:p>179.2147521973</text:p>
          </table:table-cell>
          <table:table-cell office:value-type="float" office:value="-0.3628543943" calcext:value-type="float">
            <text:p>-0.3628543943</text:p>
          </table:table-cell>
          <table:table-cell office:value-type="float" office:value="-0.7279513874" calcext:value-type="float">
            <text:p>-0.727951387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53401" calcext:value-type="float">
            <text:p>0.00953401</text:p>
          </table:table-cell>
          <table:table-cell office:value-type="float" office:value="0.0021322" calcext:value-type="float">
            <text:p>0.0021322</text:p>
          </table:table-cell>
          <table:table-cell office:value-type="float" office:value="0.0093843574" calcext:value-type="float">
            <text:p>0.0093843574</text:p>
          </table:table-cell>
          <table:table-cell office:value-type="float" office:value="352" calcext:value-type="float">
            <text:p>352</text:p>
          </table:table-cell>
          <table:table-cell table:formula="of:=[.H353]*100" office:value-type="float" office:value="0.93843574" calcext:value-type="float">
            <text:p>0.93843574</text:p>
          </table:table-cell>
          <table:table-cell table:formula="of:=100*[.F353]" office:value-type="float" office:value="0.953401" calcext:value-type="float">
            <text:p>0.953401</text:p>
          </table:table-cell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179.2324371338" calcext:value-type="float">
            <text:p>179.2324371338</text:p>
          </table:table-cell>
          <table:table-cell office:value-type="float" office:value="-0.4330728115" calcext:value-type="float">
            <text:p>-0.4330728115</text:p>
          </table:table-cell>
          <table:table-cell office:value-type="float" office:value="-0.8684351053" calcext:value-type="float">
            <text:p>-0.86843510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93984" calcext:value-type="float">
            <text:p>0.00993984</text:p>
          </table:table-cell>
          <table:table-cell office:value-type="float" office:value="0.00307903" calcext:value-type="float">
            <text:p>0.00307903</text:p>
          </table:table-cell>
          <table:table-cell office:value-type="float" office:value="0.0109346163" calcext:value-type="float">
            <text:p>0.0109346163</text:p>
          </table:table-cell>
          <table:table-cell office:value-type="float" office:value="353" calcext:value-type="float">
            <text:p>353</text:p>
          </table:table-cell>
          <table:table-cell table:formula="of:=[.H354]*100" office:value-type="float" office:value="1.09346163" calcext:value-type="float">
            <text:p>1.09346163</text:p>
          </table:table-cell>
          <table:table-cell table:formula="of:=100*[.F354]" office:value-type="float" office:value="0.993984" calcext:value-type="float">
            <text:p>0.993984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179.23828125" calcext:value-type="float">
            <text:p>179.23828125</text:p>
          </table:table-cell>
          <table:table-cell office:value-type="float" office:value="-0.3799966628" calcext:value-type="float">
            <text:p>-0.3799966628</text:p>
          </table:table-cell>
          <table:table-cell office:value-type="float" office:value="-0.7623311741" calcext:value-type="float">
            <text:p>-0.762331174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85645" calcext:value-type="float">
            <text:p>0.00985645</text:p>
          </table:table-cell>
          <table:table-cell office:value-type="float" office:value="0.00306425" calcext:value-type="float">
            <text:p>0.00306425</text:p>
          </table:table-cell>
          <table:table-cell office:value-type="float" office:value="0.0102716982" calcext:value-type="float">
            <text:p>0.0102716982</text:p>
          </table:table-cell>
          <table:table-cell office:value-type="float" office:value="354" calcext:value-type="float">
            <text:p>354</text:p>
          </table:table-cell>
          <table:table-cell table:formula="of:=[.H355]*100" office:value-type="float" office:value="1.02716982" calcext:value-type="float">
            <text:p>1.02716982</text:p>
          </table:table-cell>
          <table:table-cell table:formula="of:=100*[.F355]" office:value-type="float" office:value="0.985645" calcext:value-type="float">
            <text:p>0.985645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179.251083374" calcext:value-type="float">
            <text:p>179.251083374</text:p>
          </table:table-cell>
          <table:table-cell office:value-type="float" office:value="-0.4066725299" calcext:value-type="float">
            <text:p>-0.4066725299</text:p>
          </table:table-cell>
          <table:table-cell office:value-type="float" office:value="-0.8156887342" calcext:value-type="float">
            <text:p>-0.81568873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97868" calcext:value-type="float">
            <text:p>0.00997868</text:p>
          </table:table-cell>
          <table:table-cell office:value-type="float" office:value="0.00416944" calcext:value-type="float">
            <text:p>0.00416944</text:p>
          </table:table-cell>
          <table:table-cell office:value-type="float" office:value="0.0095508526" calcext:value-type="float">
            <text:p>0.0095508526</text:p>
          </table:table-cell>
          <table:table-cell office:value-type="float" office:value="355" calcext:value-type="float">
            <text:p>355</text:p>
          </table:table-cell>
          <table:table-cell table:formula="of:=[.H356]*100" office:value-type="float" office:value="0.95508526" calcext:value-type="float">
            <text:p>0.95508526</text:p>
          </table:table-cell>
          <table:table-cell table:formula="of:=100*[.F356]" office:value-type="float" office:value="0.997868" calcext:value-type="float">
            <text:p>0.997868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79.2683868408" calcext:value-type="float">
            <text:p>179.2683868408</text:p>
          </table:table-cell>
          <table:table-cell office:value-type="float" office:value="-0.4194460025" calcext:value-type="float">
            <text:p>-0.4194460025</text:p>
          </table:table-cell>
          <table:table-cell office:value-type="float" office:value="-0.8412789963" calcext:value-type="float">
            <text:p>-0.841278996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14523" calcext:value-type="float">
            <text:p>0.01014523</text:p>
          </table:table-cell>
          <table:table-cell office:value-type="float" office:value="0.00416944" calcext:value-type="float">
            <text:p>0.00416944</text:p>
          </table:table-cell>
          <table:table-cell office:value-type="float" office:value="0.0101651229" calcext:value-type="float">
            <text:p>0.0101651229</text:p>
          </table:table-cell>
          <table:table-cell office:value-type="float" office:value="356" calcext:value-type="float">
            <text:p>356</text:p>
          </table:table-cell>
          <table:table-cell table:formula="of:=[.H357]*100" office:value-type="float" office:value="1.01651229" calcext:value-type="float">
            <text:p>1.01651229</text:p>
          </table:table-cell>
          <table:table-cell table:formula="of:=100*[.F357]" office:value-type="float" office:value="1.014523" calcext:value-type="float">
            <text:p>1.014523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179.2683868408" calcext:value-type="float">
            <text:p>179.2683868408</text:p>
          </table:table-cell>
          <table:table-cell office:value-type="float" office:value="-0.4269763051" calcext:value-type="float">
            <text:p>-0.4269763051</text:p>
          </table:table-cell>
          <table:table-cell office:value-type="float" office:value="-0.8563887523" calcext:value-type="float">
            <text:p>-0.85638875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30635" calcext:value-type="float">
            <text:p>0.01030635</text:p>
          </table:table-cell>
          <table:table-cell office:value-type="float" office:value="0.00417275" calcext:value-type="float">
            <text:p>0.00417275</text:p>
          </table:table-cell>
          <table:table-cell office:value-type="float" office:value="0.0103816981" calcext:value-type="float">
            <text:p>0.0103816981</text:p>
          </table:table-cell>
          <table:table-cell office:value-type="float" office:value="357" calcext:value-type="float">
            <text:p>357</text:p>
          </table:table-cell>
          <table:table-cell table:formula="of:=[.H358]*100" office:value-type="float" office:value="1.03816981" calcext:value-type="float">
            <text:p>1.03816981</text:p>
          </table:table-cell>
          <table:table-cell table:formula="of:=100*[.F358]" office:value-type="float" office:value="1.030635" calcext:value-type="float">
            <text:p>1.030635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179.2825622559" calcext:value-type="float">
            <text:p>179.2825622559</text:p>
          </table:table-cell>
          <table:table-cell office:value-type="float" office:value="-0.4070237267" calcext:value-type="float">
            <text:p>-0.4070237267</text:p>
          </table:table-cell>
          <table:table-cell office:value-type="float" office:value="-0.8165039173" calcext:value-type="float">
            <text:p>-0.816503917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28071" calcext:value-type="float">
            <text:p>0.01028071</text:p>
          </table:table-cell>
          <table:table-cell office:value-type="float" office:value="0.00540134" calcext:value-type="float">
            <text:p>0.00540134</text:p>
          </table:table-cell>
          <table:table-cell office:value-type="float" office:value="0.0102288972" calcext:value-type="float">
            <text:p>0.0102288972</text:p>
          </table:table-cell>
          <table:table-cell office:value-type="float" office:value="358" calcext:value-type="float">
            <text:p>358</text:p>
          </table:table-cell>
          <table:table-cell table:formula="of:=[.H359]*100" office:value-type="float" office:value="1.02288972" calcext:value-type="float">
            <text:p>1.02288972</text:p>
          </table:table-cell>
          <table:table-cell table:formula="of:=100*[.F359]" office:value-type="float" office:value="1.028071" calcext:value-type="float">
            <text:p>1.028071</text:p>
          </table:table-cell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179.2744598389" calcext:value-type="float">
            <text:p>179.2744598389</text:p>
          </table:table-cell>
          <table:table-cell office:value-type="float" office:value="-0.3861900722" calcext:value-type="float">
            <text:p>-0.3861900722</text:p>
          </table:table-cell>
          <table:table-cell office:value-type="float" office:value="-0.7748093723" calcext:value-type="float">
            <text:p>-0.77480937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12478" calcext:value-type="float">
            <text:p>0.01012478</text:p>
          </table:table-cell>
          <table:table-cell office:value-type="float" office:value="0.00542217" calcext:value-type="float">
            <text:p>0.00542217</text:p>
          </table:table-cell>
          <table:table-cell office:value-type="float" office:value="0.0095659778" calcext:value-type="float">
            <text:p>0.0095659778</text:p>
          </table:table-cell>
          <table:table-cell office:value-type="float" office:value="359" calcext:value-type="float">
            <text:p>359</text:p>
          </table:table-cell>
          <table:table-cell table:formula="of:=[.H360]*100" office:value-type="float" office:value="0.95659778" calcext:value-type="float">
            <text:p>0.95659778</text:p>
          </table:table-cell>
          <table:table-cell table:formula="of:=100*[.F360]" office:value-type="float" office:value="1.012478" calcext:value-type="float">
            <text:p>1.012478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179.2794799805" calcext:value-type="float">
            <text:p>179.2794799805</text:p>
          </table:table-cell>
          <table:table-cell office:value-type="float" office:value="-0.3748737046" calcext:value-type="float">
            <text:p>-0.3748737046</text:p>
          </table:table-cell>
          <table:table-cell office:value-type="float" office:value="-0.7521263556" calcext:value-type="float">
            <text:p>-0.752126355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9455" calcext:value-type="float">
            <text:p>0.0099455</text:p>
          </table:table-cell>
          <table:table-cell office:value-type="float" office:value="0.00542217" calcext:value-type="float">
            <text:p>0.00542217</text:p>
          </table:table-cell>
          <table:table-cell office:value-type="float" office:value="0.0093234883" calcext:value-type="float">
            <text:p>0.0093234883</text:p>
          </table:table-cell>
          <table:table-cell office:value-type="float" office:value="360" calcext:value-type="float">
            <text:p>360</text:p>
          </table:table-cell>
          <table:table-cell table:formula="of:=[.H361]*100" office:value-type="float" office:value="0.93234883" calcext:value-type="float">
            <text:p>0.93234883</text:p>
          </table:table-cell>
          <table:table-cell table:formula="of:=100*[.F361]" office:value-type="float" office:value="0.99455" calcext:value-type="float">
            <text:p>0.99455</text:p>
          </table:table-cell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179.2818756104" calcext:value-type="float">
            <text:p>179.2818756104</text:p>
          </table:table-cell>
          <table:table-cell office:value-type="float" office:value="-0.3402112552" calcext:value-type="float">
            <text:p>-0.3402112552</text:p>
          </table:table-cell>
          <table:table-cell office:value-type="float" office:value="-0.6827220001" calcext:value-type="float">
            <text:p>-0.68272200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59507" calcext:value-type="float">
            <text:p>0.00959507</text:p>
          </table:table-cell>
          <table:table-cell office:value-type="float" office:value="0.00673305" calcext:value-type="float">
            <text:p>0.00673305</text:p>
          </table:table-cell>
          <table:table-cell office:value-type="float" office:value="0.0083119055" calcext:value-type="float">
            <text:p>0.0083119055</text:p>
          </table:table-cell>
          <table:table-cell office:value-type="float" office:value="361" calcext:value-type="float">
            <text:p>361</text:p>
          </table:table-cell>
          <table:table-cell table:formula="of:=[.H362]*100" office:value-type="float" office:value="0.83119055" calcext:value-type="float">
            <text:p>0.83119055</text:p>
          </table:table-cell>
          <table:table-cell table:formula="of:=100*[.F362]" office:value-type="float" office:value="0.959507" calcext:value-type="float">
            <text:p>0.959507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179.2802276611" calcext:value-type="float">
            <text:p>179.2802276611</text:p>
          </table:table-cell>
          <table:table-cell office:value-type="float" office:value="-0.3500405655" calcext:value-type="float">
            <text:p>-0.3500405655</text:p>
          </table:table-cell>
          <table:table-cell office:value-type="float" office:value="-0.7023028688" calcext:value-type="float">
            <text:p>-0.70230286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42715" calcext:value-type="float">
            <text:p>0.00942715</text:p>
          </table:table-cell>
          <table:table-cell office:value-type="float" office:value="0.00677278" calcext:value-type="float">
            <text:p>0.00677278</text:p>
          </table:table-cell>
          <table:table-cell office:value-type="float" office:value="0.0093109581" calcext:value-type="float">
            <text:p>0.0093109581</text:p>
          </table:table-cell>
          <table:table-cell office:value-type="float" office:value="362" calcext:value-type="float">
            <text:p>362</text:p>
          </table:table-cell>
          <table:table-cell table:formula="of:=[.H363]*100" office:value-type="float" office:value="0.93109581" calcext:value-type="float">
            <text:p>0.93109581</text:p>
          </table:table-cell>
          <table:table-cell table:formula="of:=100*[.F363]" office:value-type="float" office:value="0.942715" calcext:value-type="float">
            <text:p>0.942715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179.2912750244" calcext:value-type="float">
            <text:p>179.2912750244</text:p>
          </table:table-cell>
          <table:table-cell office:value-type="float" office:value="-0.3549769747" calcext:value-type="float">
            <text:p>-0.3549769747</text:p>
          </table:table-cell>
          <table:table-cell office:value-type="float" office:value="-0.7121386567" calcext:value-type="float">
            <text:p>-0.712138656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3482" calcext:value-type="float">
            <text:p>0.0093482</text:p>
          </table:table-cell>
          <table:table-cell office:value-type="float" office:value="0.00811871" calcext:value-type="float">
            <text:p>0.00811871</text:p>
          </table:table-cell>
          <table:table-cell office:value-type="float" office:value="0.0103850655" calcext:value-type="float">
            <text:p>0.0103850655</text:p>
          </table:table-cell>
          <table:table-cell office:value-type="float" office:value="363" calcext:value-type="float">
            <text:p>363</text:p>
          </table:table-cell>
          <table:table-cell table:formula="of:=[.H364]*100" office:value-type="float" office:value="1.03850655" calcext:value-type="float">
            <text:p>1.03850655</text:p>
          </table:table-cell>
          <table:table-cell table:formula="of:=100*[.F364]" office:value-type="float" office:value="0.93482" calcext:value-type="float">
            <text:p>0.93482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179.2955322266" calcext:value-type="float">
            <text:p>179.2955322266</text:p>
          </table:table-cell>
          <table:table-cell office:value-type="float" office:value="-0.3419697556" calcext:value-type="float">
            <text:p>-0.3419697556</text:p>
          </table:table-cell>
          <table:table-cell office:value-type="float" office:value="-0.6860914838" calcext:value-type="float">
            <text:p>-0.68609148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20892" calcext:value-type="float">
            <text:p>0.00920892</text:p>
          </table:table-cell>
          <table:table-cell office:value-type="float" office:value="0.00817455" calcext:value-type="float">
            <text:p>0.00817455</text:p>
          </table:table-cell>
          <table:table-cell office:value-type="float" office:value="0.0095292642" calcext:value-type="float">
            <text:p>0.0095292642</text:p>
          </table:table-cell>
          <table:table-cell office:value-type="float" office:value="364" calcext:value-type="float">
            <text:p>364</text:p>
          </table:table-cell>
          <table:table-cell table:formula="of:=[.H365]*100" office:value-type="float" office:value="0.95292642" calcext:value-type="float">
            <text:p>0.95292642</text:p>
          </table:table-cell>
          <table:table-cell table:formula="of:=100*[.F365]" office:value-type="float" office:value="0.920892" calcext:value-type="float">
            <text:p>0.920892</text:p>
          </table:table-cell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179.3008880615" calcext:value-type="float">
            <text:p>179.3008880615</text:p>
          </table:table-cell>
          <table:table-cell office:value-type="float" office:value="-0.3190863007" calcext:value-type="float">
            <text:p>-0.3190863007</text:p>
          </table:table-cell>
          <table:table-cell office:value-type="float" office:value="-0.6402668904" calcext:value-type="float">
            <text:p>-0.64026689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6364" calcext:value-type="float">
            <text:p>0.00896364</text:p>
          </table:table-cell>
          <table:table-cell office:value-type="float" office:value="0.00817455" calcext:value-type="float">
            <text:p>0.00817455</text:p>
          </table:table-cell>
          <table:table-cell office:value-type="float" office:value="0.009473664" calcext:value-type="float">
            <text:p>0.009473664</text:p>
          </table:table-cell>
          <table:table-cell office:value-type="float" office:value="365" calcext:value-type="float">
            <text:p>365</text:p>
          </table:table-cell>
          <table:table-cell table:formula="of:=[.H366]*100" office:value-type="float" office:value="0.9473664" calcext:value-type="float">
            <text:p>0.9473664</text:p>
          </table:table-cell>
          <table:table-cell table:formula="of:=100*[.F366]" office:value-type="float" office:value="0.896364" calcext:value-type="float">
            <text:p>0.896364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179.3101348877" calcext:value-type="float">
            <text:p>179.3101348877</text:p>
          </table:table-cell>
          <table:table-cell office:value-type="float" office:value="-0.3801735421" calcext:value-type="float">
            <text:p>-0.3801735421</text:p>
          </table:table-cell>
          <table:table-cell office:value-type="float" office:value="-0.7624411407" calcext:value-type="float">
            <text:p>-0.762441140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20737" calcext:value-type="float">
            <text:p>0.00920737</text:p>
          </table:table-cell>
          <table:table-cell office:value-type="float" office:value="0.00949015" calcext:value-type="float">
            <text:p>0.00949015</text:p>
          </table:table-cell>
          <table:table-cell office:value-type="float" office:value="0.0101965899" calcext:value-type="float">
            <text:p>0.0101965899</text:p>
          </table:table-cell>
          <table:table-cell office:value-type="float" office:value="366" calcext:value-type="float">
            <text:p>366</text:p>
          </table:table-cell>
          <table:table-cell table:formula="of:=[.H367]*100" office:value-type="float" office:value="1.01965899" calcext:value-type="float">
            <text:p>1.01965899</text:p>
          </table:table-cell>
          <table:table-cell table:formula="of:=100*[.F367]" office:value-type="float" office:value="0.920737" calcext:value-type="float">
            <text:p>0.920737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179.3129272461" calcext:value-type="float">
            <text:p>179.3129272461</text:p>
          </table:table-cell>
          <table:table-cell office:value-type="float" office:value="-0.3638900001" calcext:value-type="float">
            <text:p>-0.3638900001</text:p>
          </table:table-cell>
          <table:table-cell office:value-type="float" office:value="-0.7299186905" calcext:value-type="float">
            <text:p>-0.729918690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2612" calcext:value-type="float">
            <text:p>0.0092612</text:p>
          </table:table-cell>
          <table:table-cell office:value-type="float" office:value="0.00955841" calcext:value-type="float">
            <text:p>0.00955841</text:p>
          </table:table-cell>
          <table:table-cell office:value-type="float" office:value="0.009266256" calcext:value-type="float">
            <text:p>0.009266256</text:p>
          </table:table-cell>
          <table:table-cell office:value-type="float" office:value="367" calcext:value-type="float">
            <text:p>367</text:p>
          </table:table-cell>
          <table:table-cell table:formula="of:=[.H368]*100" office:value-type="float" office:value="0.9266256" calcext:value-type="float">
            <text:p>0.9266256</text:p>
          </table:table-cell>
          <table:table-cell table:formula="of:=100*[.F368]" office:value-type="float" office:value="0.92612" calcext:value-type="float">
            <text:p>0.92612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79.313293457" calcext:value-type="float">
            <text:p>179.313293457</text:p>
          </table:table-cell>
          <table:table-cell office:value-type="float" office:value="-0.3487115922" calcext:value-type="float">
            <text:p>-0.3487115922</text:p>
          </table:table-cell>
          <table:table-cell office:value-type="float" office:value="-0.6995601544" calcext:value-type="float">
            <text:p>-0.699560154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1959" calcext:value-type="float">
            <text:p>0.0091959</text:p>
          </table:table-cell>
          <table:table-cell office:value-type="float" office:value="0.00955841" calcext:value-type="float">
            <text:p>0.00955841</text:p>
          </table:table-cell>
          <table:table-cell office:value-type="float" office:value="0.0087691291" calcext:value-type="float">
            <text:p>0.0087691291</text:p>
          </table:table-cell>
          <table:table-cell office:value-type="float" office:value="368" calcext:value-type="float">
            <text:p>368</text:p>
          </table:table-cell>
          <table:table-cell table:formula="of:=[.H369]*100" office:value-type="float" office:value="0.87691291" calcext:value-type="float">
            <text:p>0.87691291</text:p>
          </table:table-cell>
          <table:table-cell table:formula="of:=100*[.F369]" office:value-type="float" office:value="0.91959" calcext:value-type="float">
            <text:p>0.91959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179.3129730225" calcext:value-type="float">
            <text:p>179.3129730225</text:p>
          </table:table-cell>
          <table:table-cell office:value-type="float" office:value="-0.3195375182" calcext:value-type="float">
            <text:p>-0.3195375182</text:p>
          </table:table-cell>
          <table:table-cell office:value-type="float" office:value="-0.6411665226" calcext:value-type="float">
            <text:p>-0.64116652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5798" calcext:value-type="float">
            <text:p>0.00895798</text:p>
          </table:table-cell>
          <table:table-cell office:value-type="float" office:value="0.01086399" calcext:value-type="float">
            <text:p>0.01086399</text:p>
          </table:table-cell>
          <table:table-cell office:value-type="float" office:value="0.0073228353" calcext:value-type="float">
            <text:p>0.0073228353</text:p>
          </table:table-cell>
          <table:table-cell office:value-type="float" office:value="369" calcext:value-type="float">
            <text:p>369</text:p>
          </table:table-cell>
          <table:table-cell table:formula="of:=[.H370]*100" office:value-type="float" office:value="0.73228353" calcext:value-type="float">
            <text:p>0.73228353</text:p>
          </table:table-cell>
          <table:table-cell table:formula="of:=100*[.F370]" office:value-type="float" office:value="0.895798" calcext:value-type="float">
            <text:p>0.895798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79.3075256348" calcext:value-type="float">
            <text:p>179.3075256348</text:p>
          </table:table-cell>
          <table:table-cell office:value-type="float" office:value="-0.283447248" calcext:value-type="float">
            <text:p>-0.283447248</text:p>
          </table:table-cell>
          <table:table-cell office:value-type="float" office:value="-0.5688904425" calcext:value-type="float">
            <text:p>-0.568890442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55897" calcext:value-type="float">
            <text:p>0.00855897</text:p>
          </table:table-cell>
          <table:table-cell office:value-type="float" office:value="0.01086399" calcext:value-type="float">
            <text:p>0.01086399</text:p>
          </table:table-cell>
          <table:table-cell office:value-type="float" office:value="0.0070394546" calcext:value-type="float">
            <text:p>0.0070394546</text:p>
          </table:table-cell>
          <table:table-cell office:value-type="float" office:value="370" calcext:value-type="float">
            <text:p>370</text:p>
          </table:table-cell>
          <table:table-cell table:formula="of:=[.H371]*100" office:value-type="float" office:value="0.70394546" calcext:value-type="float">
            <text:p>0.70394546</text:p>
          </table:table-cell>
          <table:table-cell table:formula="of:=100*[.F371]" office:value-type="float" office:value="0.855897" calcext:value-type="float">
            <text:p>0.855897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179.3219909668" calcext:value-type="float">
            <text:p>179.3219909668</text:p>
          </table:table-cell>
          <table:table-cell office:value-type="float" office:value="-0.2992092224" calcext:value-type="float">
            <text:p>-0.2992092224</text:p>
          </table:table-cell>
          <table:table-cell office:value-type="float" office:value="-0.6003304296" calcext:value-type="float">
            <text:p>-0.60033042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39823" calcext:value-type="float">
            <text:p>0.00839823</text:p>
          </table:table-cell>
          <table:table-cell office:value-type="float" office:value="0.01195654" calcext:value-type="float">
            <text:p>0.01195654</text:p>
          </table:table-cell>
          <table:table-cell office:value-type="float" office:value="0.007701752" calcext:value-type="float">
            <text:p>0.007701752</text:p>
          </table:table-cell>
          <table:table-cell office:value-type="float" office:value="371" calcext:value-type="float">
            <text:p>371</text:p>
          </table:table-cell>
          <table:table-cell table:formula="of:=[.H372]*100" office:value-type="float" office:value="0.7701752" calcext:value-type="float">
            <text:p>0.7701752</text:p>
          </table:table-cell>
          <table:table-cell table:formula="of:=100*[.F372]" office:value-type="float" office:value="0.839823" calcext:value-type="float">
            <text:p>0.839823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79.3291320801" calcext:value-type="float">
            <text:p>179.3291320801</text:p>
          </table:table-cell>
          <table:table-cell office:value-type="float" office:value="-0.2644202269" calcext:value-type="float">
            <text:p>-0.2644202269</text:p>
          </table:table-cell>
          <table:table-cell office:value-type="float" office:value="-0.5306774902" calcext:value-type="float">
            <text:p>-0.53067749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05931" calcext:value-type="float">
            <text:p>0.00805931</text:p>
          </table:table-cell>
          <table:table-cell office:value-type="float" office:value="0.01203012" calcext:value-type="float">
            <text:p>0.01203012</text:p>
          </table:table-cell>
          <table:table-cell office:value-type="float" office:value="0.0072650082" calcext:value-type="float">
            <text:p>0.0072650082</text:p>
          </table:table-cell>
          <table:table-cell office:value-type="float" office:value="372" calcext:value-type="float">
            <text:p>372</text:p>
          </table:table-cell>
          <table:table-cell table:formula="of:=[.H373]*100" office:value-type="float" office:value="0.72650082" calcext:value-type="float">
            <text:p>0.72650082</text:p>
          </table:table-cell>
          <table:table-cell table:formula="of:=100*[.F373]" office:value-type="float" office:value="0.805931" calcext:value-type="float">
            <text:p>0.805931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179.3349761963" calcext:value-type="float">
            <text:p>179.3349761963</text:p>
          </table:table-cell>
          <table:table-cell office:value-type="float" office:value="-0.2486039754" calcext:value-type="float">
            <text:p>-0.2486039754</text:p>
          </table:table-cell>
          <table:table-cell office:value-type="float" office:value="-0.4989444747" calcext:value-type="float">
            <text:p>-0.49894447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72815" calcext:value-type="float">
            <text:p>0.00772815</text:p>
          </table:table-cell>
          <table:table-cell office:value-type="float" office:value="0.01203012" calcext:value-type="float">
            <text:p>0.01203012</text:p>
          </table:table-cell>
          <table:table-cell office:value-type="float" office:value="0.0057114545" calcext:value-type="float">
            <text:p>0.0057114545</text:p>
          </table:table-cell>
          <table:table-cell office:value-type="float" office:value="373" calcext:value-type="float">
            <text:p>373</text:p>
          </table:table-cell>
          <table:table-cell table:formula="of:=[.H374]*100" office:value-type="float" office:value="0.57114545" calcext:value-type="float">
            <text:p>0.57114545</text:p>
          </table:table-cell>
          <table:table-cell table:formula="of:=100*[.F374]" office:value-type="float" office:value="0.772815" calcext:value-type="float">
            <text:p>0.772815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179.3464660645" calcext:value-type="float">
            <text:p>179.3464660645</text:p>
          </table:table-cell>
          <table:table-cell office:value-type="float" office:value="-0.2333831469" calcext:value-type="float">
            <text:p>-0.2333831469</text:p>
          </table:table-cell>
          <table:table-cell office:value-type="float" office:value="-0.4684048384" calcext:value-type="float">
            <text:p>-0.46840483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0612" calcext:value-type="float">
            <text:p>0.00740612</text:p>
          </table:table-cell>
          <table:table-cell office:value-type="float" office:value="0.0129955" calcext:value-type="float">
            <text:p>0.0129955</text:p>
          </table:table-cell>
          <table:table-cell office:value-type="float" office:value="0.0060846142" calcext:value-type="float">
            <text:p>0.0060846142</text:p>
          </table:table-cell>
          <table:table-cell office:value-type="float" office:value="374" calcext:value-type="float">
            <text:p>374</text:p>
          </table:table-cell>
          <table:table-cell table:formula="of:=[.H375]*100" office:value-type="float" office:value="0.60846142" calcext:value-type="float">
            <text:p>0.60846142</text:p>
          </table:table-cell>
          <table:table-cell table:formula="of:=100*[.F375]" office:value-type="float" office:value="0.740612" calcext:value-type="float">
            <text:p>0.740612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179.3462677002" calcext:value-type="float">
            <text:p>179.3462677002</text:p>
          </table:table-cell>
          <table:table-cell office:value-type="float" office:value="-0.1976489998" calcext:value-type="float">
            <text:p>-0.1976489998</text:p>
          </table:table-cell>
          <table:table-cell office:value-type="float" office:value="-0.3968203412" calcext:value-type="float">
            <text:p>-0.396820341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95346" calcext:value-type="float">
            <text:p>0.00695346</text:p>
          </table:table-cell>
          <table:table-cell office:value-type="float" office:value="0.0129955" calcext:value-type="float">
            <text:p>0.0129955</text:p>
          </table:table-cell>
          <table:table-cell office:value-type="float" office:value="0.0057914745" calcext:value-type="float">
            <text:p>0.0057914745</text:p>
          </table:table-cell>
          <table:table-cell office:value-type="float" office:value="375" calcext:value-type="float">
            <text:p>375</text:p>
          </table:table-cell>
          <table:table-cell table:formula="of:=[.H376]*100" office:value-type="float" office:value="0.57914745" calcext:value-type="float">
            <text:p>0.57914745</text:p>
          </table:table-cell>
          <table:table-cell table:formula="of:=100*[.F376]" office:value-type="float" office:value="0.695346" calcext:value-type="float">
            <text:p>0.695346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179.3396759033" calcext:value-type="float">
            <text:p>179.3396759033</text:p>
          </table:table-cell>
          <table:table-cell office:value-type="float" office:value="-0.1826522373" calcext:value-type="float">
            <text:p>-0.1826522373</text:p>
          </table:table-cell>
          <table:table-cell office:value-type="float" office:value="-0.3666986981" calcext:value-type="float">
            <text:p>-0.366698698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552" calcext:value-type="float">
            <text:p>0.006552</text:p>
          </table:table-cell>
          <table:table-cell office:value-type="float" office:value="0.01367657" calcext:value-type="float">
            <text:p>0.01367657</text:p>
          </table:table-cell>
          <table:table-cell office:value-type="float" office:value="0.0049101991" calcext:value-type="float">
            <text:p>0.0049101991</text:p>
          </table:table-cell>
          <table:table-cell office:value-type="float" office:value="376" calcext:value-type="float">
            <text:p>376</text:p>
          </table:table-cell>
          <table:table-cell table:formula="of:=[.H377]*100" office:value-type="float" office:value="0.49101991" calcext:value-type="float">
            <text:p>0.49101991</text:p>
          </table:table-cell>
          <table:table-cell table:formula="of:=100*[.F377]" office:value-type="float" office:value="0.6552" calcext:value-type="float">
            <text:p>0.6552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179.3460388184" calcext:value-type="float">
            <text:p>179.3460388184</text:p>
          </table:table-cell>
          <table:table-cell office:value-type="float" office:value="-0.1615234785" calcext:value-type="float">
            <text:p>-0.1615234785</text:p>
          </table:table-cell>
          <table:table-cell office:value-type="float" office:value="-0.3243197261" calcext:value-type="float">
            <text:p>-0.324319726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4377" calcext:value-type="float">
            <text:p>0.00614377</text:p>
          </table:table-cell>
          <table:table-cell office:value-type="float" office:value="0.01372613" calcext:value-type="float">
            <text:p>0.01372613</text:p>
          </table:table-cell>
          <table:table-cell office:value-type="float" office:value="0.0045537616" calcext:value-type="float">
            <text:p>0.0045537616</text:p>
          </table:table-cell>
          <table:table-cell office:value-type="float" office:value="377" calcext:value-type="float">
            <text:p>377</text:p>
          </table:table-cell>
          <table:table-cell table:formula="of:=[.H378]*100" office:value-type="float" office:value="0.45537616" calcext:value-type="float">
            <text:p>0.45537616</text:p>
          </table:table-cell>
          <table:table-cell table:formula="of:=100*[.F378]" office:value-type="float" office:value="0.614377" calcext:value-type="float">
            <text:p>0.614377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179.3370056152" calcext:value-type="float">
            <text:p>179.3370056152</text:p>
          </table:table-cell>
          <table:table-cell office:value-type="float" office:value="-0.1756649519" calcext:value-type="float">
            <text:p>-0.1756649519</text:p>
          </table:table-cell>
          <table:table-cell office:value-type="float" office:value="-0.3525147857" calcext:value-type="float">
            <text:p>-0.352514785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96608" calcext:value-type="float">
            <text:p>0.00596608</text:p>
          </table:table-cell>
          <table:table-cell office:value-type="float" office:value="0.01372613" calcext:value-type="float">
            <text:p>0.01372613</text:p>
          </table:table-cell>
          <table:table-cell office:value-type="float" office:value="0.0050272701" calcext:value-type="float">
            <text:p>0.0050272701</text:p>
          </table:table-cell>
          <table:table-cell office:value-type="float" office:value="378" calcext:value-type="float">
            <text:p>378</text:p>
          </table:table-cell>
          <table:table-cell table:formula="of:=[.H379]*100" office:value-type="float" office:value="0.50272701" calcext:value-type="float">
            <text:p>0.50272701</text:p>
          </table:table-cell>
          <table:table-cell table:formula="of:=100*[.F379]" office:value-type="float" office:value="0.596608" calcext:value-type="float">
            <text:p>0.596608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179.3373413086" calcext:value-type="float">
            <text:p>179.3373413086</text:p>
          </table:table-cell>
          <table:table-cell office:value-type="float" office:value="-0.1568025634" calcext:value-type="float">
            <text:p>-0.1568025634</text:p>
          </table:table-cell>
          <table:table-cell office:value-type="float" office:value="-0.3147267468" calcext:value-type="float">
            <text:p>-0.314726746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72202" calcext:value-type="float">
            <text:p>0.00572202</text:p>
          </table:table-cell>
          <table:table-cell office:value-type="float" office:value="0.01419757" calcext:value-type="float">
            <text:p>0.01419757</text:p>
          </table:table-cell>
          <table:table-cell office:value-type="float" office:value="0.0066919524" calcext:value-type="float">
            <text:p>0.0066919524</text:p>
          </table:table-cell>
          <table:table-cell office:value-type="float" office:value="379" calcext:value-type="float">
            <text:p>379</text:p>
          </table:table-cell>
          <table:table-cell table:formula="of:=[.H380]*100" office:value-type="float" office:value="0.66919524" calcext:value-type="float">
            <text:p>0.66919524</text:p>
          </table:table-cell>
          <table:table-cell table:formula="of:=100*[.F380]" office:value-type="float" office:value="0.572202" calcext:value-type="float">
            <text:p>0.572202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79.3336639404" calcext:value-type="float">
            <text:p>179.3336639404</text:p>
          </table:table-cell>
          <table:table-cell office:value-type="float" office:value="-0.2089501903" calcext:value-type="float">
            <text:p>-0.2089501903</text:p>
          </table:table-cell>
          <table:table-cell office:value-type="float" office:value="-0.4190131351" calcext:value-type="float">
            <text:p>-0.41901313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90698" calcext:value-type="float">
            <text:p>0.00590698</text:p>
          </table:table-cell>
          <table:table-cell office:value-type="float" office:value="0.01419757" calcext:value-type="float">
            <text:p>0.01419757</text:p>
          </table:table-cell>
          <table:table-cell office:value-type="float" office:value="0.0066818229" calcext:value-type="float">
            <text:p>0.0066818229</text:p>
          </table:table-cell>
          <table:table-cell office:value-type="float" office:value="380" calcext:value-type="float">
            <text:p>380</text:p>
          </table:table-cell>
          <table:table-cell table:formula="of:=[.H381]*100" office:value-type="float" office:value="0.66818229" calcext:value-type="float">
            <text:p>0.66818229</text:p>
          </table:table-cell>
          <table:table-cell table:formula="of:=100*[.F381]" office:value-type="float" office:value="0.590698" calcext:value-type="float">
            <text:p>0.590698</text:p>
          </table:table-cell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179.3444366455" calcext:value-type="float">
            <text:p>179.3444366455</text:p>
          </table:table-cell>
          <table:table-cell office:value-type="float" office:value="-0.1821570926" calcext:value-type="float">
            <text:p>-0.1821570926</text:p>
          </table:table-cell>
          <table:table-cell office:value-type="float" office:value="-0.3654463806" calcext:value-type="float">
            <text:p>-0.365446380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5162" calcext:value-type="float">
            <text:p>0.00585162</text:p>
          </table:table-cell>
          <table:table-cell office:value-type="float" office:value="0.01438023" calcext:value-type="float">
            <text:p>0.01438023</text:p>
          </table:table-cell>
          <table:table-cell office:value-type="float" office:value="0.0064309593" calcext:value-type="float">
            <text:p>0.0064309593</text:p>
          </table:table-cell>
          <table:table-cell office:value-type="float" office:value="381" calcext:value-type="float">
            <text:p>381</text:p>
          </table:table-cell>
          <table:table-cell table:formula="of:=[.H382]*100" office:value-type="float" office:value="0.64309593" calcext:value-type="float">
            <text:p>0.64309593</text:p>
          </table:table-cell>
          <table:table-cell table:formula="of:=100*[.F382]" office:value-type="float" office:value="0.585162" calcext:value-type="float">
            <text:p>0.585162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79.3359527588" calcext:value-type="float">
            <text:p>179.3359527588</text:p>
          </table:table-cell>
          <table:table-cell office:value-type="float" office:value="-0.1868819814" calcext:value-type="float">
            <text:p>-0.1868819814</text:p>
          </table:table-cell>
          <table:table-cell office:value-type="float" office:value="-0.374887047" calcext:value-type="float">
            <text:p>-0.3748870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4624" calcext:value-type="float">
            <text:p>0.00584624</text:p>
          </table:table-cell>
          <table:table-cell office:value-type="float" office:value="0.0143924" calcext:value-type="float">
            <text:p>0.0143924</text:p>
          </table:table-cell>
          <table:table-cell office:value-type="float" office:value="0.0056702903" calcext:value-type="float">
            <text:p>0.0056702903</text:p>
          </table:table-cell>
          <table:table-cell office:value-type="float" office:value="382" calcext:value-type="float">
            <text:p>382</text:p>
          </table:table-cell>
          <table:table-cell table:formula="of:=[.H383]*100" office:value-type="float" office:value="0.56702903" calcext:value-type="float">
            <text:p>0.56702903</text:p>
          </table:table-cell>
          <table:table-cell table:formula="of:=100*[.F383]" office:value-type="float" office:value="0.584624" calcext:value-type="float">
            <text:p>0.584624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179.3409576416" calcext:value-type="float">
            <text:p>179.3409576416</text:p>
          </table:table-cell>
          <table:table-cell office:value-type="float" office:value="-0.1531896227" calcext:value-type="float">
            <text:p>-0.1531896227</text:p>
          </table:table-cell>
          <table:table-cell office:value-type="float" office:value="-0.3074673027" calcext:value-type="float">
            <text:p>-0.30746730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61811" calcext:value-type="float">
            <text:p>0.00561811</text:p>
          </table:table-cell>
          <table:table-cell office:value-type="float" office:value="0.0143924" calcext:value-type="float">
            <text:p>0.0143924</text:p>
          </table:table-cell>
          <table:table-cell office:value-type="float" office:value="0.0053075249" calcext:value-type="float">
            <text:p>0.0053075249</text:p>
          </table:table-cell>
          <table:table-cell office:value-type="float" office:value="383" calcext:value-type="float">
            <text:p>383</text:p>
          </table:table-cell>
          <table:table-cell table:formula="of:=[.H384]*100" office:value-type="float" office:value="0.53075249" calcext:value-type="float">
            <text:p>0.53075249</text:p>
          </table:table-cell>
          <table:table-cell table:formula="of:=100*[.F384]" office:value-type="float" office:value="0.561811" calcext:value-type="float">
            <text:p>0.561811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179.3282318115" calcext:value-type="float">
            <text:p>179.3282318115</text:p>
          </table:table-cell>
          <table:table-cell office:value-type="float" office:value="-0.1316692703" calcext:value-type="float">
            <text:p>-0.1316692703</text:p>
          </table:table-cell>
          <table:table-cell office:value-type="float" office:value="-0.2643480719" calcext:value-type="float">
            <text:p>-0.264348071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32273" calcext:value-type="float">
            <text:p>0.00532273</text:p>
          </table:table-cell>
          <table:table-cell office:value-type="float" office:value="0.01432913" calcext:value-type="float">
            <text:p>0.01432913</text:p>
          </table:table-cell>
          <table:table-cell office:value-type="float" office:value="0.0040625688" calcext:value-type="float">
            <text:p>0.0040625688</text:p>
          </table:table-cell>
          <table:table-cell office:value-type="float" office:value="384" calcext:value-type="float">
            <text:p>384</text:p>
          </table:table-cell>
          <table:table-cell table:formula="of:=[.H385]*100" office:value-type="float" office:value="0.40625688" calcext:value-type="float">
            <text:p>0.40625688</text:p>
          </table:table-cell>
          <table:table-cell table:formula="of:=100*[.F385]" office:value-type="float" office:value="0.532273" calcext:value-type="float">
            <text:p>0.532273</text:p>
          </table:table-cell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179.3372344971" calcext:value-type="float">
            <text:p>179.3372344971</text:p>
          </table:table-cell>
          <table:table-cell office:value-type="float" office:value="-0.144440541" calcext:value-type="float">
            <text:p>-0.144440541</text:p>
          </table:table-cell>
          <table:table-cell office:value-type="float" office:value="-0.2898295601" calcext:value-type="float">
            <text:p>-0.28982956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21109" calcext:value-type="float">
            <text:p>0.00521109</text:p>
          </table:table-cell>
          <table:table-cell office:value-type="float" office:value="0.01432267" calcext:value-type="float">
            <text:p>0.01432267</text:p>
          </table:table-cell>
          <table:table-cell office:value-type="float" office:value="0.0041342488" calcext:value-type="float">
            <text:p>0.0041342488</text:p>
          </table:table-cell>
          <table:table-cell office:value-type="float" office:value="385" calcext:value-type="float">
            <text:p>385</text:p>
          </table:table-cell>
          <table:table-cell table:formula="of:=[.H386]*100" office:value-type="float" office:value="0.41342488" calcext:value-type="float">
            <text:p>0.41342488</text:p>
          </table:table-cell>
          <table:table-cell table:formula="of:=100*[.F386]" office:value-type="float" office:value="0.521109" calcext:value-type="float">
            <text:p>0.521109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79.3360748291" calcext:value-type="float">
            <text:p>179.3360748291</text:p>
          </table:table-cell>
          <table:table-cell office:value-type="float" office:value="-0.143572998" calcext:value-type="float">
            <text:p>-0.143572998</text:p>
          </table:table-cell>
          <table:table-cell office:value-type="float" office:value="-0.2880657054" calcext:value-type="float">
            <text:p>-0.288065705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13094" calcext:value-type="float">
            <text:p>0.00513094</text:p>
          </table:table-cell>
          <table:table-cell office:value-type="float" office:value="0.01432267" calcext:value-type="float">
            <text:p>0.01432267</text:p>
          </table:table-cell>
          <table:table-cell office:value-type="float" office:value="0.0046898294" calcext:value-type="float">
            <text:p>0.0046898294</text:p>
          </table:table-cell>
          <table:table-cell office:value-type="float" office:value="386" calcext:value-type="float">
            <text:p>386</text:p>
          </table:table-cell>
          <table:table-cell table:formula="of:=[.H387]*100" office:value-type="float" office:value="0.46898294" calcext:value-type="float">
            <text:p>0.46898294</text:p>
          </table:table-cell>
          <table:table-cell table:formula="of:=100*[.F387]" office:value-type="float" office:value="0.513094" calcext:value-type="float">
            <text:p>0.513094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79.3338317871" calcext:value-type="float">
            <text:p>179.3338317871</text:p>
          </table:table-cell>
          <table:table-cell office:value-type="float" office:value="-0.1187172639" calcext:value-type="float">
            <text:p>-0.1187172639</text:p>
          </table:table-cell>
          <table:table-cell office:value-type="float" office:value="-0.2383093595" calcext:value-type="float">
            <text:p>-0.23830935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9119" calcext:value-type="float">
            <text:p>0.0049119</text:p>
          </table:table-cell>
          <table:table-cell office:value-type="float" office:value="0.01400279" calcext:value-type="float">
            <text:p>0.01400279</text:p>
          </table:table-cell>
          <table:table-cell office:value-type="float" office:value="0.003739739" calcext:value-type="float">
            <text:p>0.003739739</text:p>
          </table:table-cell>
          <table:table-cell office:value-type="float" office:value="387" calcext:value-type="float">
            <text:p>387</text:p>
          </table:table-cell>
          <table:table-cell table:formula="of:=[.H388]*100" office:value-type="float" office:value="0.3739739" calcext:value-type="float">
            <text:p>0.3739739</text:p>
          </table:table-cell>
          <table:table-cell table:formula="of:=100*[.F388]" office:value-type="float" office:value="0.49119" calcext:value-type="float">
            <text:p>0.49119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79.3420715332" calcext:value-type="float">
            <text:p>179.3420715332</text:p>
          </table:table-cell>
          <table:table-cell office:value-type="float" office:value="-0.1004192071" calcext:value-type="float">
            <text:p>-0.1004192071</text:p>
          </table:table-cell>
          <table:table-cell office:value-type="float" office:value="-0.2016402129" calcext:value-type="float">
            <text:p>-0.20164021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4406" calcext:value-type="float">
            <text:p>0.00464406</text:p>
          </table:table-cell>
          <table:table-cell office:value-type="float" office:value="0.01400279" calcext:value-type="float">
            <text:p>0.01400279</text:p>
          </table:table-cell>
          <table:table-cell office:value-type="float" office:value="0.0030656152" calcext:value-type="float">
            <text:p>0.0030656152</text:p>
          </table:table-cell>
          <table:table-cell office:value-type="float" office:value="388" calcext:value-type="float">
            <text:p>388</text:p>
          </table:table-cell>
          <table:table-cell table:formula="of:=[.H389]*100" office:value-type="float" office:value="0.30656152" calcext:value-type="float">
            <text:p>0.30656152</text:p>
          </table:table-cell>
          <table:table-cell table:formula="of:=100*[.F389]" office:value-type="float" office:value="0.464406" calcext:value-type="float">
            <text:p>0.464406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79.3293914795" calcext:value-type="float">
            <text:p>179.3293914795</text:p>
          </table:table-cell>
          <table:table-cell office:value-type="float" office:value="-0.1287271225" calcext:value-type="float">
            <text:p>-0.1287271225</text:p>
          </table:table-cell>
          <table:table-cell office:value-type="float" office:value="-0.2582174023" calcext:value-type="float">
            <text:p>-0.25821740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5429" calcext:value-type="float">
            <text:p>0.00465429</text:p>
          </table:table-cell>
          <table:table-cell office:value-type="float" office:value="0.01349968" calcext:value-type="float">
            <text:p>0.01349968</text:p>
          </table:table-cell>
          <table:table-cell office:value-type="float" office:value="0.004151128" calcext:value-type="float">
            <text:p>0.004151128</text:p>
          </table:table-cell>
          <table:table-cell office:value-type="float" office:value="389" calcext:value-type="float">
            <text:p>389</text:p>
          </table:table-cell>
          <table:table-cell table:formula="of:=[.H390]*100" office:value-type="float" office:value="0.4151128" calcext:value-type="float">
            <text:p>0.4151128</text:p>
          </table:table-cell>
          <table:table-cell table:formula="of:=100*[.F390]" office:value-type="float" office:value="0.465429" calcext:value-type="float">
            <text:p>0.465429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79.3258361816" calcext:value-type="float">
            <text:p>179.3258361816</text:p>
          </table:table-cell>
          <table:table-cell office:value-type="float" office:value="-0.1051178916" calcext:value-type="float">
            <text:p>-0.1051178916</text:p>
          </table:table-cell>
          <table:table-cell office:value-type="float" office:value="-0.2109778979" calcext:value-type="float">
            <text:p>-0.21097789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50377" calcext:value-type="float">
            <text:p>0.00450377</text:p>
          </table:table-cell>
          <table:table-cell office:value-type="float" office:value="0.01346198" calcext:value-type="float">
            <text:p>0.01346198</text:p>
          </table:table-cell>
          <table:table-cell office:value-type="float" office:value="0.003022332" calcext:value-type="float">
            <text:p>0.003022332</text:p>
          </table:table-cell>
          <table:table-cell office:value-type="float" office:value="390" calcext:value-type="float">
            <text:p>390</text:p>
          </table:table-cell>
          <table:table-cell table:formula="of:=[.H391]*100" office:value-type="float" office:value="0.3022332" calcext:value-type="float">
            <text:p>0.3022332</text:p>
          </table:table-cell>
          <table:table-cell table:formula="of:=100*[.F391]" office:value-type="float" office:value="0.450377" calcext:value-type="float">
            <text:p>0.450377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79.3282165527" calcext:value-type="float">
            <text:p>179.3282165527</text:p>
          </table:table-cell>
          <table:table-cell office:value-type="float" office:value="-0.1570005159" calcext:value-type="float">
            <text:p>-0.1570005159</text:p>
          </table:table-cell>
          <table:table-cell office:value-type="float" office:value="-0.3147573938" calcext:value-type="float">
            <text:p>-0.31475739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74928" calcext:value-type="float">
            <text:p>0.00474928</text:p>
          </table:table-cell>
          <table:table-cell office:value-type="float" office:value="0.01346198" calcext:value-type="float">
            <text:p>0.01346198</text:p>
          </table:table-cell>
          <table:table-cell office:value-type="float" office:value="0.0048570904" calcext:value-type="float">
            <text:p>0.0048570904</text:p>
          </table:table-cell>
          <table:table-cell office:value-type="float" office:value="391" calcext:value-type="float">
            <text:p>391</text:p>
          </table:table-cell>
          <table:table-cell table:formula="of:=[.H392]*100" office:value-type="float" office:value="0.48570904" calcext:value-type="float">
            <text:p>0.48570904</text:p>
          </table:table-cell>
          <table:table-cell table:formula="of:=100*[.F392]" office:value-type="float" office:value="0.474928" calcext:value-type="float">
            <text:p>0.474928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79.3265991211" calcext:value-type="float">
            <text:p>179.3265991211</text:p>
          </table:table-cell>
          <table:table-cell office:value-type="float" office:value="-0.1191748271" calcext:value-type="float">
            <text:p>-0.1191748271</text:p>
          </table:table-cell>
          <table:table-cell office:value-type="float" office:value="-0.2391295587" calcext:value-type="float">
            <text:p>-0.23912955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6072" calcext:value-type="float">
            <text:p>0.00466072</text:p>
          </table:table-cell>
          <table:table-cell office:value-type="float" office:value="0.01274676" calcext:value-type="float">
            <text:p>0.01274676</text:p>
          </table:table-cell>
          <table:table-cell office:value-type="float" office:value="0.0040315312" calcext:value-type="float">
            <text:p>0.0040315312</text:p>
          </table:table-cell>
          <table:table-cell office:value-type="float" office:value="392" calcext:value-type="float">
            <text:p>392</text:p>
          </table:table-cell>
          <table:table-cell table:formula="of:=[.H393]*100" office:value-type="float" office:value="0.40315312" calcext:value-type="float">
            <text:p>0.40315312</text:p>
          </table:table-cell>
          <table:table-cell table:formula="of:=100*[.F393]" office:value-type="float" office:value="0.466072" calcext:value-type="float">
            <text:p>0.466072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79.3264312744" calcext:value-type="float">
            <text:p>179.3264312744</text:p>
          </table:table-cell>
          <table:table-cell office:value-type="float" office:value="-0.0843643257" calcext:value-type="float">
            <text:p>-0.0843643257</text:p>
          </table:table-cell>
          <table:table-cell office:value-type="float" office:value="-0.169451626" calcext:value-type="float">
            <text:p>-0.1694516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6974" calcext:value-type="float">
            <text:p>0.00436974</text:p>
          </table:table-cell>
          <table:table-cell office:value-type="float" office:value="0.01274676" calcext:value-type="float">
            <text:p>0.01274676</text:p>
          </table:table-cell>
          <table:table-cell office:value-type="float" office:value="0.0037467273" calcext:value-type="float">
            <text:p>0.0037467273</text:p>
          </table:table-cell>
          <table:table-cell office:value-type="float" office:value="393" calcext:value-type="float">
            <text:p>393</text:p>
          </table:table-cell>
          <table:table-cell table:formula="of:=[.H394]*100" office:value-type="float" office:value="0.37467273" calcext:value-type="float">
            <text:p>0.37467273</text:p>
          </table:table-cell>
          <table:table-cell table:formula="of:=100*[.F394]" office:value-type="float" office:value="0.436974" calcext:value-type="float">
            <text:p>0.436974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79.3268127441" calcext:value-type="float">
            <text:p>179.3268127441</text:p>
          </table:table-cell>
          <table:table-cell office:value-type="float" office:value="-0.1066932072" calcext:value-type="float">
            <text:p>-0.1066932072</text:p>
          </table:table-cell>
          <table:table-cell office:value-type="float" office:value="-0.2140589898" calcext:value-type="float">
            <text:p>-0.21405898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2473" calcext:value-type="float">
            <text:p>0.00432473</text:p>
          </table:table-cell>
          <table:table-cell office:value-type="float" office:value="0.01274676" calcext:value-type="float">
            <text:p>0.01274676</text:p>
          </table:table-cell>
          <table:table-cell office:value-type="float" office:value="0.0043936468" calcext:value-type="float">
            <text:p>0.0043936468</text:p>
          </table:table-cell>
          <table:table-cell office:value-type="float" office:value="394" calcext:value-type="float">
            <text:p>394</text:p>
          </table:table-cell>
          <table:table-cell table:formula="of:=[.H395]*100" office:value-type="float" office:value="0.43936468" calcext:value-type="float">
            <text:p>0.43936468</text:p>
          </table:table-cell>
          <table:table-cell table:formula="of:=100*[.F395]" office:value-type="float" office:value="0.432473" calcext:value-type="float">
            <text:p>0.432473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79.329788208" calcext:value-type="float">
            <text:p>179.329788208</text:p>
          </table:table-cell>
          <table:table-cell office:value-type="float" office:value="-0.0732331541" calcext:value-type="float">
            <text:p>-0.0732331541</text:p>
          </table:table-cell>
          <table:table-cell office:value-type="float" office:value="-0.1470941847" calcext:value-type="float">
            <text:p>-0.14709418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7175" calcext:value-type="float">
            <text:p>0.00407175</text:p>
          </table:table-cell>
          <table:table-cell office:value-type="float" office:value="0.0118932" calcext:value-type="float">
            <text:p>0.0118932</text:p>
          </table:table-cell>
          <table:table-cell office:value-type="float" office:value="0.0031456545" calcext:value-type="float">
            <text:p>0.0031456545</text:p>
          </table:table-cell>
          <table:table-cell office:value-type="float" office:value="395" calcext:value-type="float">
            <text:p>395</text:p>
          </table:table-cell>
          <table:table-cell table:formula="of:=[.H396]*100" office:value-type="float" office:value="0.31456545" calcext:value-type="float">
            <text:p>0.31456545</text:p>
          </table:table-cell>
          <table:table-cell table:formula="of:=100*[.F396]" office:value-type="float" office:value="0.407175" calcext:value-type="float">
            <text:p>0.407175</text:p>
          </table:table-cell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179.3293304443" calcext:value-type="float">
            <text:p>179.3293304443</text:p>
          </table:table-cell>
          <table:table-cell office:value-type="float" office:value="-0.0656988667" calcext:value-type="float">
            <text:p>-0.0656988667</text:p>
          </table:table-cell>
          <table:table-cell office:value-type="float" office:value="-0.1319548548" calcext:value-type="float">
            <text:p>-0.13195485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5303" calcext:value-type="float">
            <text:p>0.00385303</text:p>
          </table:table-cell>
          <table:table-cell office:value-type="float" office:value="0.0118932" calcext:value-type="float">
            <text:p>0.0118932</text:p>
          </table:table-cell>
          <table:table-cell office:value-type="float" office:value="0.003591546" calcext:value-type="float">
            <text:p>0.003591546</text:p>
          </table:table-cell>
          <table:table-cell office:value-type="float" office:value="396" calcext:value-type="float">
            <text:p>396</text:p>
          </table:table-cell>
          <table:table-cell table:formula="of:=[.H397]*100" office:value-type="float" office:value="0.3591546" calcext:value-type="float">
            <text:p>0.3591546</text:p>
          </table:table-cell>
          <table:table-cell table:formula="of:=100*[.F397]" office:value-type="float" office:value="0.385303" calcext:value-type="float">
            <text:p>0.385303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179.3260498047" calcext:value-type="float">
            <text:p>179.3260498047</text:p>
          </table:table-cell>
          <table:table-cell office:value-type="float" office:value="-0.0960689977" calcext:value-type="float">
            <text:p>-0.0960689977</text:p>
          </table:table-cell>
          <table:table-cell office:value-type="float" office:value="-0.1926708142" calcext:value-type="float">
            <text:p>-0.19267081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0973" calcext:value-type="float">
            <text:p>0.00390973</text:p>
          </table:table-cell>
          <table:table-cell office:value-type="float" office:value="0.01095978" calcext:value-type="float">
            <text:p>0.01095978</text:p>
          </table:table-cell>
          <table:table-cell office:value-type="float" office:value="0.0042305969" calcext:value-type="float">
            <text:p>0.0042305969</text:p>
          </table:table-cell>
          <table:table-cell office:value-type="float" office:value="397" calcext:value-type="float">
            <text:p>397</text:p>
          </table:table-cell>
          <table:table-cell table:formula="of:=[.H398]*100" office:value-type="float" office:value="0.42305969" calcext:value-type="float">
            <text:p>0.42305969</text:p>
          </table:table-cell>
          <table:table-cell table:formula="of:=100*[.F398]" office:value-type="float" office:value="0.390973" calcext:value-type="float">
            <text:p>0.390973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179.3319854736" calcext:value-type="float">
            <text:p>179.3319854736</text:p>
          </table:table-cell>
          <table:table-cell office:value-type="float" office:value="-0.0700391097" calcext:value-type="float">
            <text:p>-0.0700391097</text:p>
          </table:table-cell>
          <table:table-cell office:value-type="float" office:value="-0.1405991888" calcext:value-type="float">
            <text:p>-0.14059918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77403" calcext:value-type="float">
            <text:p>0.00377403</text:p>
          </table:table-cell>
          <table:table-cell office:value-type="float" office:value="0.01095978" calcext:value-type="float">
            <text:p>0.01095978</text:p>
          </table:table-cell>
          <table:table-cell office:value-type="float" office:value="0.002570425" calcext:value-type="float">
            <text:p>0.002570425</text:p>
          </table:table-cell>
          <table:table-cell office:value-type="float" office:value="398" calcext:value-type="float">
            <text:p>398</text:p>
          </table:table-cell>
          <table:table-cell table:formula="of:=[.H399]*100" office:value-type="float" office:value="0.2570425" calcext:value-type="float">
            <text:p>0.2570425</text:p>
          </table:table-cell>
          <table:table-cell table:formula="of:=100*[.F399]" office:value-type="float" office:value="0.377403" calcext:value-type="float">
            <text:p>0.377403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79.3327789307" calcext:value-type="float">
            <text:p>179.3327789307</text:p>
          </table:table-cell>
          <table:table-cell office:value-type="float" office:value="-0.0901171182" calcext:value-type="float">
            <text:p>-0.0901171182</text:p>
          </table:table-cell>
          <table:table-cell office:value-type="float" office:value="-0.1807413629" calcext:value-type="float">
            <text:p>-0.18074136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1745" calcext:value-type="float">
            <text:p>0.00381745</text:p>
          </table:table-cell>
          <table:table-cell office:value-type="float" office:value="0.01095978" calcext:value-type="float">
            <text:p>0.01095978</text:p>
          </table:table-cell>
          <table:table-cell office:value-type="float" office:value="0.0024260634" calcext:value-type="float">
            <text:p>0.0024260634</text:p>
          </table:table-cell>
          <table:table-cell office:value-type="float" office:value="399" calcext:value-type="float">
            <text:p>399</text:p>
          </table:table-cell>
          <table:table-cell table:formula="of:=[.H400]*100" office:value-type="float" office:value="0.24260634" calcext:value-type="float">
            <text:p>0.24260634</text:p>
          </table:table-cell>
          <table:table-cell table:formula="of:=100*[.F400]" office:value-type="float" office:value="0.381745" calcext:value-type="float">
            <text:p>0.381745</text:p>
          </table:table-cell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179.3264160156" calcext:value-type="float">
            <text:p>179.3264160156</text:p>
          </table:table-cell>
          <table:table-cell office:value-type="float" office:value="-0.1226837923" calcext:value-type="float">
            <text:p>-0.1226837923</text:p>
          </table:table-cell>
          <table:table-cell office:value-type="float" office:value="-0.2459181172" calcext:value-type="float">
            <text:p>-0.245918117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6341" calcext:value-type="float">
            <text:p>0.00406341</text:p>
          </table:table-cell>
          <table:table-cell office:value-type="float" office:value="0.00999601" calcext:value-type="float">
            <text:p>0.00999601</text:p>
          </table:table-cell>
          <table:table-cell office:value-type="float" office:value="0.0039467567" calcext:value-type="float">
            <text:p>0.0039467567</text:p>
          </table:table-cell>
          <table:table-cell office:value-type="float" office:value="400" calcext:value-type="float">
            <text:p>400</text:p>
          </table:table-cell>
          <table:table-cell table:formula="of:=[.H401]*100" office:value-type="float" office:value="0.39467567" calcext:value-type="float">
            <text:p>0.39467567</text:p>
          </table:table-cell>
          <table:table-cell table:formula="of:=100*[.F401]" office:value-type="float" office:value="0.406341" calcext:value-type="float">
            <text:p>0.406341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179.3316192627" calcext:value-type="float">
            <text:p>179.3316192627</text:p>
          </table:table-cell>
          <table:table-cell office:value-type="float" office:value="-0.0900193086" calcext:value-type="float">
            <text:p>-0.0900193086</text:p>
          </table:table-cell>
          <table:table-cell office:value-type="float" office:value="-0.1806179654" calcext:value-type="float">
            <text:p>-0.180617965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0955" calcext:value-type="float">
            <text:p>0.00400955</text:p>
          </table:table-cell>
          <table:table-cell office:value-type="float" office:value="0.00999601" calcext:value-type="float">
            <text:p>0.00999601</text:p>
          </table:table-cell>
          <table:table-cell office:value-type="float" office:value="0.0030142388" calcext:value-type="float">
            <text:p>0.0030142388</text:p>
          </table:table-cell>
          <table:table-cell office:value-type="float" office:value="401" calcext:value-type="float">
            <text:p>401</text:p>
          </table:table-cell>
          <table:table-cell table:formula="of:=[.H402]*100" office:value-type="float" office:value="0.30142388" calcext:value-type="float">
            <text:p>0.30142388</text:p>
          </table:table-cell>
          <table:table-cell table:formula="of:=100*[.F402]" office:value-type="float" office:value="0.400955" calcext:value-type="float">
            <text:p>0.400955</text:p>
          </table:table-cell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179.3198547363" calcext:value-type="float">
            <text:p>179.3198547363</text:p>
          </table:table-cell>
          <table:table-cell office:value-type="float" office:value="-0.1265339615" calcext:value-type="float">
            <text:p>-0.1265339615</text:p>
          </table:table-cell>
          <table:table-cell office:value-type="float" office:value="-0.2536703145" calcext:value-type="float">
            <text:p>-0.25367031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1703" calcext:value-type="float">
            <text:p>0.00421703</text:p>
          </table:table-cell>
          <table:table-cell office:value-type="float" office:value="0.00905149" calcext:value-type="float">
            <text:p>0.00905149</text:p>
          </table:table-cell>
          <table:table-cell office:value-type="float" office:value="0.004606618" calcext:value-type="float">
            <text:p>0.004606618</text:p>
          </table:table-cell>
          <table:table-cell office:value-type="float" office:value="402" calcext:value-type="float">
            <text:p>402</text:p>
          </table:table-cell>
          <table:table-cell table:formula="of:=[.H403]*100" office:value-type="float" office:value="0.4606618" calcext:value-type="float">
            <text:p>0.4606618</text:p>
          </table:table-cell>
          <table:table-cell table:formula="of:=100*[.F403]" office:value-type="float" office:value="0.421703" calcext:value-type="float">
            <text:p>0.421703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179.3198394775" calcext:value-type="float">
            <text:p>179.3198394775</text:p>
          </table:table-cell>
          <table:table-cell office:value-type="float" office:value="-0.1458598813" calcext:value-type="float">
            <text:p>-0.1458598813</text:p>
          </table:table-cell>
          <table:table-cell office:value-type="float" office:value="-0.2923933254" calcext:value-type="float">
            <text:p>-0.292393325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48403" calcext:value-type="float">
            <text:p>0.00448403</text:p>
          </table:table-cell>
          <table:table-cell office:value-type="float" office:value="0.00905149" calcext:value-type="float">
            <text:p>0.00905149</text:p>
          </table:table-cell>
          <table:table-cell office:value-type="float" office:value="0.0039872397" calcext:value-type="float">
            <text:p>0.0039872397</text:p>
          </table:table-cell>
          <table:table-cell office:value-type="float" office:value="403" calcext:value-type="float">
            <text:p>403</text:p>
          </table:table-cell>
          <table:table-cell table:formula="of:=[.H404]*100" office:value-type="float" office:value="0.39872397" calcext:value-type="float">
            <text:p>0.39872397</text:p>
          </table:table-cell>
          <table:table-cell table:formula="of:=100*[.F404]" office:value-type="float" office:value="0.448403" calcext:value-type="float">
            <text:p>0.448403</text:p>
          </table:table-cell>
        </table:table-row>
        <table:table-row table:style-name="ro1">
          <table:table-cell office:value-type="float" office:value="20.17" calcext:value-type="float">
            <text:p>20.17</text:p>
          </table:table-cell>
          <table:table-cell office:value-type="float" office:value="179.3197174072" calcext:value-type="float">
            <text:p>179.3197174072</text:p>
          </table:table-cell>
          <table:table-cell office:value-type="float" office:value="-0.0964043762" calcext:value-type="float">
            <text:p>-0.0964043762</text:p>
          </table:table-cell>
          <table:table-cell office:value-type="float" office:value="-0.1934996039" calcext:value-type="float">
            <text:p>-0.193499603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3228" calcext:value-type="float">
            <text:p>0.00433228</text:p>
          </table:table-cell>
          <table:table-cell office:value-type="float" office:value="0.00905149" calcext:value-type="float">
            <text:p>0.00905149</text:p>
          </table:table-cell>
          <table:table-cell office:value-type="float" office:value="0.0021499147" calcext:value-type="float">
            <text:p>0.0021499147</text:p>
          </table:table-cell>
          <table:table-cell office:value-type="float" office:value="404" calcext:value-type="float">
            <text:p>404</text:p>
          </table:table-cell>
          <table:table-cell table:formula="of:=[.H405]*100" office:value-type="float" office:value="0.21499147" calcext:value-type="float">
            <text:p>0.21499147</text:p>
          </table:table-cell>
          <table:table-cell table:formula="of:=100*[.F405]" office:value-type="float" office:value="0.433228" calcext:value-type="float">
            <text:p>0.433228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179.3155822754" calcext:value-type="float">
            <text:p>179.3155822754</text:p>
          </table:table-cell>
          <table:table-cell office:value-type="float" office:value="-0.1207889165" calcext:value-type="float">
            <text:p>-0.1207889165</text:p>
          </table:table-cell>
          <table:table-cell office:value-type="float" office:value="-0.2422551378" calcext:value-type="float">
            <text:p>-0.24225513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9372" calcext:value-type="float">
            <text:p>0.00439372</text:p>
          </table:table-cell>
          <table:table-cell office:value-type="float" office:value="0.00817542" calcext:value-type="float">
            <text:p>0.00817542</text:p>
          </table:table-cell>
          <table:table-cell office:value-type="float" office:value="0.0035731217" calcext:value-type="float">
            <text:p>0.0035731217</text:p>
          </table:table-cell>
          <table:table-cell office:value-type="float" office:value="405" calcext:value-type="float">
            <text:p>405</text:p>
          </table:table-cell>
          <table:table-cell table:formula="of:=[.H406]*100" office:value-type="float" office:value="0.35731217" calcext:value-type="float">
            <text:p>0.35731217</text:p>
          </table:table-cell>
          <table:table-cell table:formula="of:=100*[.F406]" office:value-type="float" office:value="0.439372" calcext:value-type="float">
            <text:p>0.439372</text:p>
          </table:table-cell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float" office:value="179.3090209961" calcext:value-type="float">
            <text:p>179.3090209961</text:p>
          </table:table-cell>
          <table:table-cell office:value-type="float" office:value="-0.1262182809" calcext:value-type="float">
            <text:p>-0.1262182809</text:p>
          </table:table-cell>
          <table:table-cell office:value-type="float" office:value="-0.2531346471" calcext:value-type="float">
            <text:p>-0.25313464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47082" calcext:value-type="float">
            <text:p>0.00447082</text:p>
          </table:table-cell>
          <table:table-cell office:value-type="float" office:value="0.00817542" calcext:value-type="float">
            <text:p>0.00817542</text:p>
          </table:table-cell>
          <table:table-cell office:value-type="float" office:value="0.0032712457" calcext:value-type="float">
            <text:p>0.0032712457</text:p>
          </table:table-cell>
          <table:table-cell office:value-type="float" office:value="406" calcext:value-type="float">
            <text:p>406</text:p>
          </table:table-cell>
          <table:table-cell table:formula="of:=[.H407]*100" office:value-type="float" office:value="0.32712457" calcext:value-type="float">
            <text:p>0.32712457</text:p>
          </table:table-cell>
          <table:table-cell table:formula="of:=100*[.F407]" office:value-type="float" office:value="0.447082" calcext:value-type="float">
            <text:p>0.447082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179.3171844482" calcext:value-type="float">
            <text:p>179.3171844482</text:p>
          </table:table-cell>
          <table:table-cell office:value-type="float" office:value="-0.1438976672" calcext:value-type="float">
            <text:p>-0.1438976672</text:p>
          </table:table-cell>
          <table:table-cell office:value-type="float" office:value="-0.2885303628" calcext:value-type="float">
            <text:p>-0.288530362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741881" calcext:value-type="float">
            <text:p>0.00741881</text:p>
          </table:table-cell>
          <table:table-cell office:value-type="float" office:value="0.0040185888" calcext:value-type="float">
            <text:p>0.0040185888</text:p>
          </table:table-cell>
          <table:table-cell office:value-type="float" office:value="407" calcext:value-type="float">
            <text:p>407</text:p>
          </table:table-cell>
          <table:table-cell table:formula="of:=[.H408]*100" office:value-type="float" office:value="0.40185888" calcext:value-type="float">
            <text:p>0.40185888</text:p>
          </table:table-cell>
          <table:table-cell table:formula="of:=100*[.F408]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20.37" calcext:value-type="float">
            <text:p>20.37</text:p>
          </table:table-cell>
          <table:table-cell office:value-type="float" office:value="179.3156890869" calcext:value-type="float">
            <text:p>179.3156890869</text:p>
          </table:table-cell>
          <table:table-cell office:value-type="float" office:value="-0.1221122286" calcext:value-type="float">
            <text:p>-0.1221122286</text:p>
          </table:table-cell>
          <table:table-cell office:value-type="float" office:value="-0.2449799893" calcext:value-type="float">
            <text:p>-0.24497998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0751" calcext:value-type="float">
            <text:p>0.00460751</text:p>
          </table:table-cell>
          <table:table-cell office:value-type="float" office:value="0.00741881" calcext:value-type="float">
            <text:p>0.00741881</text:p>
          </table:table-cell>
          <table:table-cell office:value-type="float" office:value="0.0034830113" calcext:value-type="float">
            <text:p>0.0034830113</text:p>
          </table:table-cell>
          <table:table-cell office:value-type="float" office:value="408" calcext:value-type="float">
            <text:p>408</text:p>
          </table:table-cell>
          <table:table-cell table:formula="of:=[.H409]*100" office:value-type="float" office:value="0.34830113" calcext:value-type="float">
            <text:p>0.34830113</text:p>
          </table:table-cell>
          <table:table-cell table:formula="of:=100*[.F409]" office:value-type="float" office:value="0.460751" calcext:value-type="float">
            <text:p>0.460751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179.3075256348" calcext:value-type="float">
            <text:p>179.3075256348</text:p>
          </table:table-cell>
          <table:table-cell office:value-type="float" office:value="-0.0783210363" calcext:value-type="float">
            <text:p>-0.0783210363</text:p>
          </table:table-cell>
          <table:table-cell office:value-type="float" office:value="-0.1573457074" calcext:value-type="float">
            <text:p>-0.157345707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9402" calcext:value-type="float">
            <text:p>0.00429402</text:p>
          </table:table-cell>
          <table:table-cell office:value-type="float" office:value="0.00741881" calcext:value-type="float">
            <text:p>0.00741881</text:p>
          </table:table-cell>
          <table:table-cell office:value-type="float" office:value="0.0034826858" calcext:value-type="float">
            <text:p>0.0034826858</text:p>
          </table:table-cell>
          <table:table-cell office:value-type="float" office:value="409" calcext:value-type="float">
            <text:p>409</text:p>
          </table:table-cell>
          <table:table-cell table:formula="of:=[.H410]*100" office:value-type="float" office:value="0.34826858" calcext:value-type="float">
            <text:p>0.34826858</text:p>
          </table:table-cell>
          <table:table-cell table:formula="of:=100*[.F410]" office:value-type="float" office:value="0.429402" calcext:value-type="float">
            <text:p>0.429402</text:p>
          </table:table-cell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179.3110961914" calcext:value-type="float">
            <text:p>179.3110961914</text:p>
          </table:table-cell>
          <table:table-cell office:value-type="float" office:value="-0.0725381258" calcext:value-type="float">
            <text:p>-0.0725381258</text:p>
          </table:table-cell>
          <table:table-cell office:value-type="float" office:value="-0.1456957596" calcext:value-type="float">
            <text:p>-0.14569575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4667" calcext:value-type="float">
            <text:p>0.00404667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.0034144466" calcext:value-type="float">
            <text:p>0.0034144466</text:p>
          </table:table-cell>
          <table:table-cell office:value-type="float" office:value="410" calcext:value-type="float">
            <text:p>410</text:p>
          </table:table-cell>
          <table:table-cell table:formula="of:=[.H411]*100" office:value-type="float" office:value="0.34144466" calcext:value-type="float">
            <text:p>0.34144466</text:p>
          </table:table-cell>
          <table:table-cell table:formula="of:=100*[.F411]" office:value-type="float" office:value="0.404667" calcext:value-type="float">
            <text:p>0.404667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79.3194274902" calcext:value-type="float">
            <text:p>179.3194274902</text:p>
          </table:table-cell>
          <table:table-cell office:value-type="float" office:value="-0.055464093" calcext:value-type="float">
            <text:p>-0.055464093</text:p>
          </table:table-cell>
          <table:table-cell office:value-type="float" office:value="-0.1114688069" calcext:value-type="float">
            <text:p>-0.111468806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76811" calcext:value-type="float">
            <text:p>0.00376811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.0027614025" calcext:value-type="float">
            <text:p>0.0027614025</text:p>
          </table:table-cell>
          <table:table-cell office:value-type="float" office:value="411" calcext:value-type="float">
            <text:p>411</text:p>
          </table:table-cell>
          <table:table-cell table:formula="of:=[.H412]*100" office:value-type="float" office:value="0.27614025" calcext:value-type="float">
            <text:p>0.27614025</text:p>
          </table:table-cell>
          <table:table-cell table:formula="of:=100*[.F412]" office:value-type="float" office:value="0.376811" calcext:value-type="float">
            <text:p>0.376811</text:p>
          </table:table-cell>
        </table:table-row>
        <table:table-row table:style-name="ro1">
          <table:table-cell office:value-type="float" office:value="20.57" calcext:value-type="float">
            <text:p>20.57</text:p>
          </table:table-cell>
          <table:table-cell office:value-type="float" office:value="179.3197784424" calcext:value-type="float">
            <text:p>179.3197784424</text:p>
          </table:table-cell>
          <table:table-cell office:value-type="float" office:value="-0.058106008" calcext:value-type="float">
            <text:p>-0.058106008</text:p>
          </table:table-cell>
          <table:table-cell office:value-type="float" office:value="-0.1166856619" calcext:value-type="float">
            <text:p>-0.116685661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0017" calcext:value-type="float">
            <text:p>0.00360017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0.0024712075" calcext:value-type="float">
            <text:p>0.0024712075</text:p>
          </table:table-cell>
          <table:table-cell office:value-type="float" office:value="412" calcext:value-type="float">
            <text:p>412</text:p>
          </table:table-cell>
          <table:table-cell table:formula="of:=[.H413]*100" office:value-type="float" office:value="0.24712075" calcext:value-type="float">
            <text:p>0.24712075</text:p>
          </table:table-cell>
          <table:table-cell table:formula="of:=100*[.F413]" office:value-type="float" office:value="0.360017" calcext:value-type="float">
            <text:p>0.360017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179.3156890869" calcext:value-type="float">
            <text:p>179.3156890869</text:p>
          </table:table-cell>
          <table:table-cell office:value-type="float" office:value="-0.0683731572" calcext:value-type="float">
            <text:p>-0.0683731572</text:p>
          </table:table-cell>
          <table:table-cell office:value-type="float" office:value="-0.1371882523" calcext:value-type="float">
            <text:p>-0.13718825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55672" calcext:value-type="float">
            <text:p>0.00355672</text:p>
          </table:table-cell>
          <table:table-cell office:value-type="float" office:value="0.0063611" calcext:value-type="float">
            <text:p>0.0063611</text:p>
          </table:table-cell>
          <table:table-cell office:value-type="float" office:value="0.0029990267" calcext:value-type="float">
            <text:p>0.0029990267</text:p>
          </table:table-cell>
          <table:table-cell office:value-type="float" office:value="413" calcext:value-type="float">
            <text:p>413</text:p>
          </table:table-cell>
          <table:table-cell table:formula="of:=[.H414]*100" office:value-type="float" office:value="0.29990267" calcext:value-type="float">
            <text:p>0.29990267</text:p>
          </table:table-cell>
          <table:table-cell table:formula="of:=100*[.F414]" office:value-type="float" office:value="0.355672" calcext:value-type="float">
            <text:p>0.355672</text:p>
          </table:table-cell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179.3296356201" calcext:value-type="float">
            <text:p>179.3296356201</text:p>
          </table:table-cell>
          <table:table-cell office:value-type="float" office:value="-0.0189794938" calcext:value-type="float">
            <text:p>-0.0189794938</text:p>
          </table:table-cell>
          <table:table-cell office:value-type="float" office:value="-0.038340691" calcext:value-type="float">
            <text:p>-0.0383406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1986" calcext:value-type="float">
            <text:p>0.0031986</text:p>
          </table:table-cell>
          <table:table-cell office:value-type="float" office:value="0.0063611" calcext:value-type="float">
            <text:p>0.0063611</text:p>
          </table:table-cell>
          <table:table-cell office:value-type="float" office:value="-0.0000994946" calcext:value-type="float">
            <text:p>-9.94946E-05</text:p>
          </table:table-cell>
          <table:table-cell office:value-type="float" office:value="414" calcext:value-type="float">
            <text:p>414</text:p>
          </table:table-cell>
          <table:table-cell table:formula="of:=[.H415]*100" office:value-type="float" office:value="-0.00994946" calcext:value-type="float">
            <text:p>-0.00994946</text:p>
          </table:table-cell>
          <table:table-cell table:formula="of:=100*[.F415]" office:value-type="float" office:value="0.31986" calcext:value-type="float">
            <text:p>0.31986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179.3249053955" calcext:value-type="float">
            <text:p>179.3249053955</text:p>
          </table:table-cell>
          <table:table-cell office:value-type="float" office:value="0.0304546982" calcext:value-type="float">
            <text:p>0.0304546982</text:p>
          </table:table-cell>
          <table:table-cell office:value-type="float" office:value="0.0606666108" calcext:value-type="float">
            <text:p>0.060666610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6306" calcext:value-type="float">
            <text:p>0.0026306</text:p>
          </table:table-cell>
          <table:table-cell office:value-type="float" office:value="0.00609162" calcext:value-type="float">
            <text:p>0.00609162</text:p>
          </table:table-cell>
          <table:table-cell office:value-type="float" office:value="-0.0016670555" calcext:value-type="float">
            <text:p>-0.0016670555</text:p>
          </table:table-cell>
          <table:table-cell office:value-type="float" office:value="415" calcext:value-type="float">
            <text:p>415</text:p>
          </table:table-cell>
          <table:table-cell table:formula="of:=[.H416]*100" office:value-type="float" office:value="-0.16670555" calcext:value-type="float">
            <text:p>-0.16670555</text:p>
          </table:table-cell>
          <table:table-cell table:formula="of:=100*[.F416]" office:value-type="float" office:value="0.26306" calcext:value-type="float">
            <text:p>0.26306</text:p>
          </table:table-cell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179.3212280273" calcext:value-type="float">
            <text:p>179.3212280273</text:p>
          </table:table-cell>
          <table:table-cell office:value-type="float" office:value="0.0654531739" calcext:value-type="float">
            <text:p>0.0654531739</text:p>
          </table:table-cell>
          <table:table-cell office:value-type="float" office:value="0.1308405015" calcext:value-type="float">
            <text:p>0.130840501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01901" calcext:value-type="float">
            <text:p>0.00201901</text:p>
          </table:table-cell>
          <table:table-cell office:value-type="float" office:value="0.00609162" calcext:value-type="float">
            <text:p>0.00609162</text:p>
          </table:table-cell>
          <table:table-cell office:value-type="float" office:value="-0.001897079" calcext:value-type="float">
            <text:p>-0.001897079</text:p>
          </table:table-cell>
          <table:table-cell office:value-type="float" office:value="416" calcext:value-type="float">
            <text:p>416</text:p>
          </table:table-cell>
          <table:table-cell table:formula="of:=[.H417]*100" office:value-type="float" office:value="-0.1897079" calcext:value-type="float">
            <text:p>-0.1897079</text:p>
          </table:table-cell>
          <table:table-cell table:formula="of:=100*[.F417]" office:value-type="float" office:value="0.201901" calcext:value-type="float">
            <text:p>0.201901</text:p>
          </table:table-cell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179.3365936279" calcext:value-type="float">
            <text:p>179.3365936279</text:p>
          </table:table-cell>
          <table:table-cell office:value-type="float" office:value="0.043701449" calcext:value-type="float">
            <text:p>0.043701449</text:p>
          </table:table-cell>
          <table:table-cell office:value-type="float" office:value="0.0874681552" calcext:value-type="float">
            <text:p>0.087468155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75658" calcext:value-type="float">
            <text:p>0.00175658</text:p>
          </table:table-cell>
          <table:table-cell office:value-type="float" office:value="0.00615392" calcext:value-type="float">
            <text:p>0.00615392</text:p>
          </table:table-cell>
          <table:table-cell office:value-type="float" office:value="-0.000906445" calcext:value-type="float">
            <text:p>-0.000906445</text:p>
          </table:table-cell>
          <table:table-cell office:value-type="float" office:value="417" calcext:value-type="float">
            <text:p>417</text:p>
          </table:table-cell>
          <table:table-cell table:formula="of:=[.H418]*100" office:value-type="float" office:value="-0.0906445" calcext:value-type="float">
            <text:p>-0.0906445</text:p>
          </table:table-cell>
          <table:table-cell table:formula="of:=100*[.F418]" office:value-type="float" office:value="0.175658" calcext:value-type="float">
            <text:p>0.175658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179.3710632324" calcext:value-type="float">
            <text:p>179.3710632324</text:p>
          </table:table-cell>
          <table:table-cell office:value-type="float" office:value="0.0660776956" calcext:value-type="float">
            <text:p>0.0660776956</text:p>
          </table:table-cell>
          <table:table-cell office:value-type="float" office:value="0.1323086024" calcext:value-type="float">
            <text:p>0.13230860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43265" calcext:value-type="float">
            <text:p>0.00143265</text:p>
          </table:table-cell>
          <table:table-cell office:value-type="float" office:value="0.00598773" calcext:value-type="float">
            <text:p>0.00598773</text:p>
          </table:table-cell>
          <table:table-cell office:value-type="float" office:value="-0.0019850361" calcext:value-type="float">
            <text:p>-0.0019850361</text:p>
          </table:table-cell>
          <table:table-cell office:value-type="float" office:value="418" calcext:value-type="float">
            <text:p>418</text:p>
          </table:table-cell>
          <table:table-cell table:formula="of:=[.H419]*100" office:value-type="float" office:value="-0.19850361" calcext:value-type="float">
            <text:p>-0.19850361</text:p>
          </table:table-cell>
          <table:table-cell table:formula="of:=100*[.F419]" office:value-type="float" office:value="0.143265" calcext:value-type="float">
            <text:p>0.143265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179.3923797607" calcext:value-type="float">
            <text:p>179.3923797607</text:p>
          </table:table-cell>
          <table:table-cell office:value-type="float" office:value="0.068725385" calcext:value-type="float">
            <text:p>0.068725385</text:p>
          </table:table-cell>
          <table:table-cell office:value-type="float" office:value="0.1376875839" calcext:value-type="float">
            <text:p>0.137687583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19923" calcext:value-type="float">
            <text:p>0.00119923</text:p>
          </table:table-cell>
          <table:table-cell office:value-type="float" office:value="0.00598773" calcext:value-type="float">
            <text:p>0.00598773</text:p>
          </table:table-cell>
          <table:table-cell office:value-type="float" office:value="-0.0006297878" calcext:value-type="float">
            <text:p>-0.0006297878</text:p>
          </table:table-cell>
          <table:table-cell office:value-type="float" office:value="419" calcext:value-type="float">
            <text:p>419</text:p>
          </table:table-cell>
          <table:table-cell table:formula="of:=[.H420]*100" office:value-type="float" office:value="-0.06297878" calcext:value-type="float">
            <text:p>-0.06297878</text:p>
          </table:table-cell>
          <table:table-cell table:formula="of:=100*[.F420]" office:value-type="float" office:value="0.119923" calcext:value-type="float">
            <text:p>0.119923</text:p>
          </table:table-cell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179.4297027588" calcext:value-type="float">
            <text:p>179.4297027588</text:p>
          </table:table-cell>
          <table:table-cell office:value-type="float" office:value="0.0175629403" calcext:value-type="float">
            <text:p>0.0175629403</text:p>
          </table:table-cell>
          <table:table-cell office:value-type="float" office:value="0.0353698846" calcext:value-type="float">
            <text:p>0.03536988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38471" calcext:value-type="float">
            <text:p>0.00138471</text:p>
          </table:table-cell>
          <table:table-cell office:value-type="float" office:value="0.00605042" calcext:value-type="float">
            <text:p>0.00605042</text:p>
          </table:table-cell>
          <table:table-cell office:value-type="float" office:value="0.0009561907" calcext:value-type="float">
            <text:p>0.0009561907</text:p>
          </table:table-cell>
          <table:table-cell office:value-type="float" office:value="420" calcext:value-type="float">
            <text:p>420</text:p>
          </table:table-cell>
          <table:table-cell table:formula="of:=[.H421]*100" office:value-type="float" office:value="0.09561907" calcext:value-type="float">
            <text:p>0.09561907</text:p>
          </table:table-cell>
          <table:table-cell table:formula="of:=100*[.F421]" office:value-type="float" office:value="0.138471" calcext:value-type="float">
            <text:p>0.138471</text:p>
          </table:table-cell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179.4476013184" calcext:value-type="float">
            <text:p>179.4476013184</text:p>
          </table:table-cell>
          <table:table-cell office:value-type="float" office:value="-0.0771424834" calcext:value-type="float">
            <text:p>-0.0771424834</text:p>
          </table:table-cell>
          <table:table-cell office:value-type="float" office:value="-0.1541819927" calcext:value-type="float">
            <text:p>-0.15418199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13943" calcext:value-type="float">
            <text:p>0.00213943</text:p>
          </table:table-cell>
          <table:table-cell office:value-type="float" office:value="0.00603363" calcext:value-type="float">
            <text:p>0.00603363</text:p>
          </table:table-cell>
          <table:table-cell office:value-type="float" office:value="0.0065383912" calcext:value-type="float">
            <text:p>0.0065383912</text:p>
          </table:table-cell>
          <table:table-cell office:value-type="float" office:value="421" calcext:value-type="float">
            <text:p>421</text:p>
          </table:table-cell>
          <table:table-cell table:formula="of:=[.H422]*100" office:value-type="float" office:value="0.65383912" calcext:value-type="float">
            <text:p>0.65383912</text:p>
          </table:table-cell>
          <table:table-cell table:formula="of:=100*[.F422]" office:value-type="float" office:value="0.213943" calcext:value-type="float">
            <text:p>0.213943</text:p>
          </table:table-cell>
        </table:table-row>
        <table:table-row table:style-name="ro1">
          <table:table-cell office:value-type="float" office:value="21.07" calcext:value-type="float">
            <text:p>21.07</text:p>
          </table:table-cell>
          <table:table-cell office:value-type="float" office:value="179.453338623" calcext:value-type="float">
            <text:p>179.453338623</text:p>
          </table:table-cell>
          <table:table-cell office:value-type="float" office:value="-0.1158686422" calcext:value-type="float">
            <text:p>-0.1158686422</text:p>
          </table:table-cell>
          <table:table-cell office:value-type="float" office:value="-0.2318616389" calcext:value-type="float">
            <text:p>-0.231861638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90024" calcext:value-type="float">
            <text:p>0.00290024</text:p>
          </table:table-cell>
          <table:table-cell office:value-type="float" office:value="0.00603363" calcext:value-type="float">
            <text:p>0.00603363</text:p>
          </table:table-cell>
          <table:table-cell office:value-type="float" office:value="0.0065996427" calcext:value-type="float">
            <text:p>0.0065996427</text:p>
          </table:table-cell>
          <table:table-cell office:value-type="float" office:value="422" calcext:value-type="float">
            <text:p>422</text:p>
          </table:table-cell>
          <table:table-cell table:formula="of:=[.H423]*100" office:value-type="float" office:value="0.65996427" calcext:value-type="float">
            <text:p>0.65996427</text:p>
          </table:table-cell>
          <table:table-cell table:formula="of:=100*[.F423]" office:value-type="float" office:value="0.290024" calcext:value-type="float">
            <text:p>0.29002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79.4587097168" calcext:value-type="float">
            <text:p>179.4587097168</text:p>
          </table:table-cell>
          <table:table-cell office:value-type="float" office:value="-0.2693085961" calcext:value-type="float">
            <text:p>-0.2693085961</text:p>
          </table:table-cell>
          <table:table-cell office:value-type="float" office:value="-0.5390850751" calcext:value-type="float">
            <text:p>-0.53908507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42962" calcext:value-type="float">
            <text:p>0.00442962</text:p>
          </table:table-cell>
          <table:table-cell office:value-type="float" office:value="0.00619158" calcext:value-type="float">
            <text:p>0.00619158</text:p>
          </table:table-cell>
          <table:table-cell office:value-type="float" office:value="0.0124931355" calcext:value-type="float">
            <text:p>0.0124931355</text:p>
          </table:table-cell>
          <table:table-cell office:value-type="float" office:value="423" calcext:value-type="float">
            <text:p>423</text:p>
          </table:table-cell>
          <table:table-cell table:formula="of:=[.H424]*100" office:value-type="float" office:value="1.24931355" calcext:value-type="float">
            <text:p>1.24931355</text:p>
          </table:table-cell>
          <table:table-cell table:formula="of:=100*[.F424]" office:value-type="float" office:value="0.442962" calcext:value-type="float">
            <text:p>0.442962</text:p>
          </table:table-cell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179.4571075439" calcext:value-type="float">
            <text:p>179.4571075439</text:p>
          </table:table-cell>
          <table:table-cell office:value-type="float" office:value="-0.4083957452" calcext:value-type="float">
            <text:p>-0.4083957452</text:p>
          </table:table-cell>
          <table:table-cell office:value-type="float" office:value="-0.8177806311" calcext:value-type="float">
            <text:p>-0.81778063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0.00619158" calcext:value-type="float">
            <text:p>0.00619158</text:p>
          </table:table-cell>
          <table:table-cell office:value-type="float" office:value="0.0174848864" calcext:value-type="float">
            <text:p>0.0174848864</text:p>
          </table:table-cell>
          <table:table-cell office:value-type="float" office:value="424" calcext:value-type="float">
            <text:p>424</text:p>
          </table:table-cell>
          <table:table-cell table:formula="of:=[.H425]*100" office:value-type="float" office:value="1.74848864" calcext:value-type="float">
            <text:p>1.74848864</text:p>
          </table:table-cell>
          <table:table-cell table:formula="of:=100*[.F425]" office:value-type="float" office:value="0.637529" calcext:value-type="float">
            <text:p>0.637529</text:p>
          </table:table-cell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179.4274597168" calcext:value-type="float">
            <text:p>179.4274597168</text:p>
          </table:table-cell>
          <table:table-cell office:value-type="float" office:value="-0.6267993972" calcext:value-type="float">
            <text:p>-0.6267993972</text:p>
          </table:table-cell>
          <table:table-cell office:value-type="float" office:value="-1.2552925224" calcext:value-type="float">
            <text:p>-1.25529252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12686" calcext:value-type="float">
            <text:p>0.00912686</text:p>
          </table:table-cell>
          <table:table-cell office:value-type="float" office:value="0.00623875" calcext:value-type="float">
            <text:p>0.00623875</text:p>
          </table:table-cell>
          <table:table-cell office:value-type="float" office:value="0.0238153739" calcext:value-type="float">
            <text:p>0.0238153739</text:p>
          </table:table-cell>
          <table:table-cell office:value-type="float" office:value="425" calcext:value-type="float">
            <text:p>425</text:p>
          </table:table-cell>
          <table:table-cell table:formula="of:=[.H426]*100" office:value-type="float" office:value="2.38153739" calcext:value-type="float">
            <text:p>2.38153739</text:p>
          </table:table-cell>
          <table:table-cell table:formula="of:=100*[.F426]" office:value-type="float" office:value="0.912686" calcext:value-type="float">
            <text:p>0.912686</text:p>
          </table:table-cell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179.3789825439" calcext:value-type="float">
            <text:p>179.3789825439</text:p>
          </table:table-cell>
          <table:table-cell office:value-type="float" office:value="-0.6455691106" calcext:value-type="float">
            <text:p>-0.6455691106</text:p>
          </table:table-cell>
          <table:table-cell office:value-type="float" office:value="-1.293538377" calcext:value-type="float">
            <text:p>-1.2935383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08481" calcext:value-type="float">
            <text:p>0.01108481</text:p>
          </table:table-cell>
          <table:table-cell office:value-type="float" office:value="0.0064358" calcext:value-type="float">
            <text:p>0.0064358</text:p>
          </table:table-cell>
          <table:table-cell office:value-type="float" office:value="0.0219489653" calcext:value-type="float">
            <text:p>0.0219489653</text:p>
          </table:table-cell>
          <table:table-cell office:value-type="float" office:value="426" calcext:value-type="float">
            <text:p>426</text:p>
          </table:table-cell>
          <table:table-cell table:formula="of:=[.H427]*100" office:value-type="float" office:value="2.19489653" calcext:value-type="float">
            <text:p>2.19489653</text:p>
          </table:table-cell>
          <table:table-cell table:formula="of:=100*[.F427]" office:value-type="float" office:value="1.108481" calcext:value-type="float">
            <text:p>1.108481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179.3414459229" calcext:value-type="float">
            <text:p>179.3414459229</text:p>
          </table:table-cell>
          <table:table-cell office:value-type="float" office:value="-0.7121306948" calcext:value-type="float">
            <text:p>-0.7121306948</text:p>
          </table:table-cell>
          <table:table-cell office:value-type="float" office:value="-1.4272174079" calcext:value-type="float">
            <text:p>-1.42721740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83261" calcext:value-type="float">
            <text:p>0.01283261</text:p>
          </table:table-cell>
          <table:table-cell office:value-type="float" office:value="0.0064358" calcext:value-type="float">
            <text:p>0.0064358</text:p>
          </table:table-cell>
          <table:table-cell office:value-type="float" office:value="0.0230975775" calcext:value-type="float">
            <text:p>0.0230975775</text:p>
          </table:table-cell>
          <table:table-cell office:value-type="float" office:value="427" calcext:value-type="float">
            <text:p>427</text:p>
          </table:table-cell>
          <table:table-cell table:formula="of:=[.H428]*100" office:value-type="float" office:value="2.30975775" calcext:value-type="float">
            <text:p>2.30975775</text:p>
          </table:table-cell>
          <table:table-cell table:formula="of:=100*[.F428]" office:value-type="float" office:value="1.283261" calcext:value-type="float">
            <text:p>1.283261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179.3296508789" calcext:value-type="float">
            <text:p>179.3296508789</text:p>
          </table:table-cell>
          <table:table-cell office:value-type="float" office:value="-0.6845492376" calcext:value-type="float">
            <text:p>-0.6845492376</text:p>
          </table:table-cell>
          <table:table-cell office:value-type="float" office:value="-1.3724637268" calcext:value-type="float">
            <text:p>-1.372463726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381303" calcext:value-type="float">
            <text:p>0.01381303</text:p>
          </table:table-cell>
          <table:table-cell office:value-type="float" office:value="0.0067348" calcext:value-type="float">
            <text:p>0.0067348</text:p>
          </table:table-cell>
          <table:table-cell office:value-type="float" office:value="0.0182101536" calcext:value-type="float">
            <text:p>0.0182101536</text:p>
          </table:table-cell>
          <table:table-cell office:value-type="float" office:value="428" calcext:value-type="float">
            <text:p>428</text:p>
          </table:table-cell>
          <table:table-cell table:formula="of:=[.H429]*100" office:value-type="float" office:value="1.82101536" calcext:value-type="float">
            <text:p>1.82101536</text:p>
          </table:table-cell>
          <table:table-cell table:formula="of:=100*[.F429]" office:value-type="float" office:value="1.381303" calcext:value-type="float">
            <text:p>1.381303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179.3148345947" calcext:value-type="float">
            <text:p>179.3148345947</text:p>
          </table:table-cell>
          <table:table-cell office:value-type="float" office:value="-0.6743272362" calcext:value-type="float">
            <text:p>-0.6743272362</text:p>
          </table:table-cell>
          <table:table-cell office:value-type="float" office:value="-1.3522545282" calcext:value-type="float">
            <text:p>-1.352254528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39798" calcext:value-type="float">
            <text:p>0.01439798</text:p>
          </table:table-cell>
          <table:table-cell office:value-type="float" office:value="0.0067348" calcext:value-type="float">
            <text:p>0.0067348</text:p>
          </table:table-cell>
          <table:table-cell office:value-type="float" office:value="0.0163636257" calcext:value-type="float">
            <text:p>0.0163636257</text:p>
          </table:table-cell>
          <table:table-cell office:value-type="float" office:value="429" calcext:value-type="float">
            <text:p>429</text:p>
          </table:table-cell>
          <table:table-cell table:formula="of:=[.H430]*100" office:value-type="float" office:value="1.63636257" calcext:value-type="float">
            <text:p>1.63636257</text:p>
          </table:table-cell>
          <table:table-cell table:formula="of:=100*[.F430]" office:value-type="float" office:value="1.439798" calcext:value-type="float">
            <text:p>1.439798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79.3195648193" calcext:value-type="float">
            <text:p>179.3195648193</text:p>
          </table:table-cell>
          <table:table-cell office:value-type="float" office:value="-0.5896669332" calcext:value-type="float">
            <text:p>-0.5896669332</text:p>
          </table:table-cell>
          <table:table-cell office:value-type="float" office:value="-1.1829954773" calcext:value-type="float">
            <text:p>-1.182995477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2234" calcext:value-type="float">
            <text:p>0.0142234</text:p>
          </table:table-cell>
          <table:table-cell office:value-type="float" office:value="0.00677409" calcext:value-type="float">
            <text:p>0.00677409</text:p>
          </table:table-cell>
          <table:table-cell office:value-type="float" office:value="0.013115439" calcext:value-type="float">
            <text:p>0.013115439</text:p>
          </table:table-cell>
          <table:table-cell office:value-type="float" office:value="430" calcext:value-type="float">
            <text:p>430</text:p>
          </table:table-cell>
          <table:table-cell table:formula="of:=[.H431]*100" office:value-type="float" office:value="1.3115439" calcext:value-type="float">
            <text:p>1.3115439</text:p>
          </table:table-cell>
          <table:table-cell table:formula="of:=100*[.F431]" office:value-type="float" office:value="1.42234" calcext:value-type="float">
            <text:p>1.42234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179.3204803467" calcext:value-type="float">
            <text:p>179.3204803467</text:p>
          </table:table-cell>
          <table:table-cell office:value-type="float" office:value="-0.4469456016" calcext:value-type="float">
            <text:p>-0.4469456016</text:p>
          </table:table-cell>
          <table:table-cell office:value-type="float" office:value="-0.8973665107" calcext:value-type="float">
            <text:p>-0.897366510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315595" calcext:value-type="float">
            <text:p>0.01315595</text:p>
          </table:table-cell>
          <table:table-cell office:value-type="float" office:value="0.00707296" calcext:value-type="float">
            <text:p>0.00707296</text:p>
          </table:table-cell>
          <table:table-cell office:value-type="float" office:value="0.0060667733" calcext:value-type="float">
            <text:p>0.0060667733</text:p>
          </table:table-cell>
          <table:table-cell office:value-type="float" office:value="431" calcext:value-type="float">
            <text:p>431</text:p>
          </table:table-cell>
          <table:table-cell table:formula="of:=[.H432]*100" office:value-type="float" office:value="0.60667733" calcext:value-type="float">
            <text:p>0.60667733</text:p>
          </table:table-cell>
          <table:table-cell table:formula="of:=100*[.F432]" office:value-type="float" office:value="1.315595" calcext:value-type="float">
            <text:p>1.315595</text:p>
          </table:table-cell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179.3191986084" calcext:value-type="float">
            <text:p>179.3191986084</text:p>
          </table:table-cell>
          <table:table-cell office:value-type="float" office:value="-0.3447909034" calcext:value-type="float">
            <text:p>-0.3447909034</text:p>
          </table:table-cell>
          <table:table-cell office:value-type="float" office:value="-0.692688221" calcext:value-type="float">
            <text:p>-0.69268822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76411" calcext:value-type="float">
            <text:p>0.01176411</text:p>
          </table:table-cell>
          <table:table-cell office:value-type="float" office:value="0.00707296" calcext:value-type="float">
            <text:p>0.00707296</text:p>
          </table:table-cell>
          <table:table-cell office:value-type="float" office:value="0.0042388837" calcext:value-type="float">
            <text:p>0.0042388837</text:p>
          </table:table-cell>
          <table:table-cell office:value-type="float" office:value="432" calcext:value-type="float">
            <text:p>432</text:p>
          </table:table-cell>
          <table:table-cell table:formula="of:=[.H433]*100" office:value-type="float" office:value="0.42388837" calcext:value-type="float">
            <text:p>0.42388837</text:p>
          </table:table-cell>
          <table:table-cell table:formula="of:=100*[.F433]" office:value-type="float" office:value="1.176411" calcext:value-type="float">
            <text:p>1.176411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179.3133087158" calcext:value-type="float">
            <text:p>179.3133087158</text:p>
          </table:table-cell>
          <table:table-cell office:value-type="float" office:value="-0.2547941275" calcext:value-type="float">
            <text:p>-0.2547941275</text:p>
          </table:table-cell>
          <table:table-cell office:value-type="float" office:value="-0.5122568579" calcext:value-type="float">
            <text:p>-0.51225685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23721" calcext:value-type="float">
            <text:p>0.01023721</text:p>
          </table:table-cell>
          <table:table-cell office:value-type="float" office:value="0.00745951" calcext:value-type="float">
            <text:p>0.00745951</text:p>
          </table:table-cell>
          <table:table-cell office:value-type="float" office:value="0.001065119" calcext:value-type="float">
            <text:p>0.001065119</text:p>
          </table:table-cell>
          <table:table-cell office:value-type="float" office:value="433" calcext:value-type="float">
            <text:p>433</text:p>
          </table:table-cell>
          <table:table-cell table:formula="of:=[.H434]*100" office:value-type="float" office:value="0.1065119" calcext:value-type="float">
            <text:p>0.1065119</text:p>
          </table:table-cell>
          <table:table-cell table:formula="of:=100*[.F434]" office:value-type="float" office:value="1.023721" calcext:value-type="float">
            <text:p>1.023721</text:p>
          </table:table-cell>
        </table:table-row>
        <table:table-row table:style-name="ro1">
          <table:table-cell office:value-type="float" office:value="21.67" calcext:value-type="float">
            <text:p>21.67</text:p>
          </table:table-cell>
          <table:table-cell office:value-type="float" office:value="179.314743042" calcext:value-type="float">
            <text:p>179.314743042</text:p>
          </table:table-cell>
          <table:table-cell office:value-type="float" office:value="-0.2046353768" calcext:value-type="float">
            <text:p>-0.2046353768</text:p>
          </table:table-cell>
          <table:table-cell office:value-type="float" office:value="-0.4115076166" calcext:value-type="float">
            <text:p>-0.41150761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88584" calcext:value-type="float">
            <text:p>0.00888584</text:p>
          </table:table-cell>
          <table:table-cell office:value-type="float" office:value="0.00745951" calcext:value-type="float">
            <text:p>0.00745951</text:p>
          </table:table-cell>
          <table:table-cell office:value-type="float" office:value="-0.0009805502" calcext:value-type="float">
            <text:p>-0.0009805502</text:p>
          </table:table-cell>
          <table:table-cell office:value-type="float" office:value="434" calcext:value-type="float">
            <text:p>434</text:p>
          </table:table-cell>
          <table:table-cell table:formula="of:=[.H435]*100" office:value-type="float" office:value="-0.09805502" calcext:value-type="float">
            <text:p>-0.09805502</text:p>
          </table:table-cell>
          <table:table-cell table:formula="of:=100*[.F435]" office:value-type="float" office:value="0.888584" calcext:value-type="float">
            <text:p>0.888584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79.2963256836" calcext:value-type="float">
            <text:p>179.2963256836</text:p>
          </table:table-cell>
          <table:table-cell office:value-type="float" office:value="-0.1177718554" calcext:value-type="float">
            <text:p>-0.1177718554</text:p>
          </table:table-cell>
          <table:table-cell office:value-type="float" office:value="-0.2373560103" calcext:value-type="float">
            <text:p>-0.237356010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0679" calcext:value-type="float">
            <text:p>0.00740679</text:p>
          </table:table-cell>
          <table:table-cell office:value-type="float" office:value="0.00756257" calcext:value-type="float">
            <text:p>0.00756257</text:p>
          </table:table-cell>
          <table:table-cell office:value-type="float" office:value="-0.0018162811" calcext:value-type="float">
            <text:p>-0.0018162811</text:p>
          </table:table-cell>
          <table:table-cell office:value-type="float" office:value="435" calcext:value-type="float">
            <text:p>435</text:p>
          </table:table-cell>
          <table:table-cell table:formula="of:=[.H436]*100" office:value-type="float" office:value="-0.18162811" calcext:value-type="float">
            <text:p>-0.18162811</text:p>
          </table:table-cell>
          <table:table-cell table:formula="of:=100*[.F436]" office:value-type="float" office:value="0.740679" calcext:value-type="float">
            <text:p>0.740679</text:p>
          </table:table-cell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179.2704467773" calcext:value-type="float">
            <text:p>179.2704467773</text:p>
          </table:table-cell>
          <table:table-cell office:value-type="float" office:value="-0.0422661796" calcext:value-type="float">
            <text:p>-0.0422661796</text:p>
          </table:table-cell>
          <table:table-cell office:value-type="float" office:value="-0.0858995371" calcext:value-type="float">
            <text:p>-0.08589953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91837" calcext:value-type="float">
            <text:p>0.00591837</text:p>
          </table:table-cell>
          <table:table-cell office:value-type="float" office:value="0.00795783" calcext:value-type="float">
            <text:p>0.00795783</text:p>
          </table:table-cell>
          <table:table-cell office:value-type="float" office:value="-0.0037433666" calcext:value-type="float">
            <text:p>-0.0037433666</text:p>
          </table:table-cell>
          <table:table-cell office:value-type="float" office:value="436" calcext:value-type="float">
            <text:p>436</text:p>
          </table:table-cell>
          <table:table-cell table:formula="of:=[.H437]*100" office:value-type="float" office:value="-0.37433666" calcext:value-type="float">
            <text:p>-0.37433666</text:p>
          </table:table-cell>
          <table:table-cell table:formula="of:=100*[.F437]" office:value-type="float" office:value="0.591837" calcext:value-type="float">
            <text:p>0.591837</text:p>
          </table:table-cell>
        </table:table-row>
        <table:table-row table:style-name="ro1">
          <table:table-cell office:value-type="float" office:value="21.83" calcext:value-type="float">
            <text:p>21.83</text:p>
          </table:table-cell>
          <table:table-cell office:value-type="float" office:value="179.2561340332" calcext:value-type="float">
            <text:p>179.2561340332</text:p>
          </table:table-cell>
          <table:table-cell office:value-type="float" office:value="-0.0016394523" calcext:value-type="float">
            <text:p>-0.0016394523</text:p>
          </table:table-cell>
          <table:table-cell office:value-type="float" office:value="-0.0042334883" calcext:value-type="float">
            <text:p>-0.004233488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5616" calcext:value-type="float">
            <text:p>0.00465616</text:p>
          </table:table-cell>
          <table:table-cell office:value-type="float" office:value="0.00795783" calcext:value-type="float">
            <text:p>0.00795783</text:p>
          </table:table-cell>
          <table:table-cell office:value-type="float" office:value="-0.0031408031" calcext:value-type="float">
            <text:p>-0.0031408031</text:p>
          </table:table-cell>
          <table:table-cell office:value-type="float" office:value="437" calcext:value-type="float">
            <text:p>437</text:p>
          </table:table-cell>
          <table:table-cell table:formula="of:=[.H438]*100" office:value-type="float" office:value="-0.31408031" calcext:value-type="float">
            <text:p>-0.31408031</text:p>
          </table:table-cell>
          <table:table-cell table:formula="of:=100*[.F438]" office:value-type="float" office:value="0.465616" calcext:value-type="float">
            <text:p>0.465616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179.2191772461" calcext:value-type="float">
            <text:p>179.2191772461</text:p>
          </table:table-cell>
          <table:table-cell office:value-type="float" office:value="0.0443000393" calcext:value-type="float">
            <text:p>0.0443000393</text:p>
          </table:table-cell>
          <table:table-cell office:value-type="float" office:value="0.088006866" calcext:value-type="float">
            <text:p>0.0880068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50923" calcext:value-type="float">
            <text:p>0.00350923</text:p>
          </table:table-cell>
          <table:table-cell office:value-type="float" office:value="0.00815389" calcext:value-type="float">
            <text:p>0.00815389</text:p>
          </table:table-cell>
          <table:table-cell office:value-type="float" office:value="-0.004136674" calcext:value-type="float">
            <text:p>-0.004136674</text:p>
          </table:table-cell>
          <table:table-cell office:value-type="float" office:value="438" calcext:value-type="float">
            <text:p>438</text:p>
          </table:table-cell>
          <table:table-cell table:formula="of:=[.H439]*100" office:value-type="float" office:value="-0.4136674" calcext:value-type="float">
            <text:p>-0.4136674</text:p>
          </table:table-cell>
          <table:table-cell table:formula="of:=100*[.F439]" office:value-type="float" office:value="0.350923" calcext:value-type="float">
            <text:p>0.350923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179.1717376709" calcext:value-type="float">
            <text:p>179.1717376709</text:p>
          </table:table-cell>
          <table:table-cell office:value-type="float" office:value="0.0308119403" calcext:value-type="float">
            <text:p>0.0308119403</text:p>
          </table:table-cell>
          <table:table-cell office:value-type="float" office:value="0.061303822" calcext:value-type="float">
            <text:p>0.06130382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83513" calcext:value-type="float">
            <text:p>0.00283513</text:p>
          </table:table-cell>
          <table:table-cell office:value-type="float" office:value="0.0086464" calcext:value-type="float">
            <text:p>0.0086464</text:p>
          </table:table-cell>
          <table:table-cell office:value-type="float" office:value="-0.0017993845" calcext:value-type="float">
            <text:p>-0.0017993845</text:p>
          </table:table-cell>
          <table:table-cell office:value-type="float" office:value="439" calcext:value-type="float">
            <text:p>439</text:p>
          </table:table-cell>
          <table:table-cell table:formula="of:=[.H440]*100" office:value-type="float" office:value="-0.17993845" calcext:value-type="float">
            <text:p>-0.17993845</text:p>
          </table:table-cell>
          <table:table-cell table:formula="of:=100*[.F440]" office:value-type="float" office:value="0.283513" calcext:value-type="float">
            <text:p>0.283513</text:p>
          </table:table-cell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179.1080932617" calcext:value-type="float">
            <text:p>179.1080932617</text:p>
          </table:table-cell>
          <table:table-cell office:value-type="float" office:value="0.0400377542" calcext:value-type="float">
            <text:p>0.0400377542</text:p>
          </table:table-cell>
          <table:table-cell office:value-type="float" office:value="0.0799331399" calcext:value-type="float">
            <text:p>0.07993313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32463" calcext:value-type="float">
            <text:p>0.00232463</text:p>
          </table:table-cell>
          <table:table-cell office:value-type="float" office:value="0.0086464" calcext:value-type="float">
            <text:p>0.0086464</text:p>
          </table:table-cell>
          <table:table-cell office:value-type="float" office:value="-0.0012025465" calcext:value-type="float">
            <text:p>-0.0012025465</text:p>
          </table:table-cell>
          <table:table-cell office:value-type="float" office:value="440" calcext:value-type="float">
            <text:p>440</text:p>
          </table:table-cell>
          <table:table-cell table:formula="of:=[.H441]*100" office:value-type="float" office:value="-0.12025465" calcext:value-type="float">
            <text:p>-0.12025465</text:p>
          </table:table-cell>
          <table:table-cell table:formula="of:=100*[.F441]" office:value-type="float" office:value="0.232463" calcext:value-type="float">
            <text:p>0.232463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179.112121582" calcext:value-type="float">
            <text:p>179.112121582</text:p>
          </table:table-cell>
          <table:table-cell office:value-type="float" office:value="0.0464368611" calcext:value-type="float">
            <text:p>0.0464368611</text:p>
          </table:table-cell>
          <table:table-cell office:value-type="float" office:value="0.0928653348" calcext:value-type="float">
            <text:p>0.09286533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94193" calcext:value-type="float">
            <text:p>0.00194193</text:p>
          </table:table-cell>
          <table:table-cell office:value-type="float" office:value="0.00963782" calcext:value-type="float">
            <text:p>0.00963782</text:p>
          </table:table-cell>
          <table:table-cell office:value-type="float" office:value="-0.0012378059" calcext:value-type="float">
            <text:p>-0.0012378059</text:p>
          </table:table-cell>
          <table:table-cell office:value-type="float" office:value="441" calcext:value-type="float">
            <text:p>441</text:p>
          </table:table-cell>
          <table:table-cell table:formula="of:=[.H442]*100" office:value-type="float" office:value="-0.12378059" calcext:value-type="float">
            <text:p>-0.12378059</text:p>
          </table:table-cell>
          <table:table-cell table:formula="of:=100*[.F442]" office:value-type="float" office:value="0.194193" calcext:value-type="float">
            <text:p>0.194193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179.1405181885" calcext:value-type="float">
            <text:p>179.1405181885</text:p>
          </table:table-cell>
          <table:table-cell office:value-type="float" office:value="-0.0615263949" calcext:value-type="float">
            <text:p>-0.0615263949</text:p>
          </table:table-cell>
          <table:table-cell office:value-type="float" office:value="-0.1230734613" calcext:value-type="float">
            <text:p>-0.123073461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40652" calcext:value-type="float">
            <text:p>0.00240652</text:p>
          </table:table-cell>
          <table:table-cell office:value-type="float" office:value="0.00963782" calcext:value-type="float">
            <text:p>0.00963782</text:p>
          </table:table-cell>
          <table:table-cell office:value-type="float" office:value="0.0039181599" calcext:value-type="float">
            <text:p>0.0039181599</text:p>
          </table:table-cell>
          <table:table-cell office:value-type="float" office:value="442" calcext:value-type="float">
            <text:p>442</text:p>
          </table:table-cell>
          <table:table-cell table:formula="of:=[.H443]*100" office:value-type="float" office:value="0.39181599" calcext:value-type="float">
            <text:p>0.39181599</text:p>
          </table:table-cell>
          <table:table-cell table:formula="of:=100*[.F443]" office:value-type="float" office:value="0.240652" calcext:value-type="float">
            <text:p>0.240652</text:p>
          </table:table-cell>
        </table:table-row>
        <table:table-row table:style-name="ro1">
          <table:table-cell office:value-type="float" office:value="22.13" calcext:value-type="float">
            <text:p>22.13</text:p>
          </table:table-cell>
          <table:table-cell office:value-type="float" office:value="179.1576843262" calcext:value-type="float">
            <text:p>179.1576843262</text:p>
          </table:table-cell>
          <table:table-cell office:value-type="float" office:value="-0.1472380158" calcext:value-type="float">
            <text:p>-0.1472380158</text:p>
          </table:table-cell>
          <table:table-cell office:value-type="float" office:value="-0.294698496" calcext:value-type="float">
            <text:p>-0.2946984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28721" calcext:value-type="float">
            <text:p>0.00328721</text:p>
          </table:table-cell>
          <table:table-cell office:value-type="float" office:value="0.01015913" calcext:value-type="float">
            <text:p>0.01015913</text:p>
          </table:table-cell>
          <table:table-cell office:value-type="float" office:value="0.0077370357" calcext:value-type="float">
            <text:p>0.0077370357</text:p>
          </table:table-cell>
          <table:table-cell office:value-type="float" office:value="443" calcext:value-type="float">
            <text:p>443</text:p>
          </table:table-cell>
          <table:table-cell table:formula="of:=[.H444]*100" office:value-type="float" office:value="0.77370357" calcext:value-type="float">
            <text:p>0.77370357</text:p>
          </table:table-cell>
          <table:table-cell table:formula="of:=100*[.F444]" office:value-type="float" office:value="0.328721" calcext:value-type="float">
            <text:p>0.328721</text:p>
          </table:table-cell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179.1933898926" calcext:value-type="float">
            <text:p>179.1933898926</text:p>
          </table:table-cell>
          <table:table-cell office:value-type="float" office:value="-0.2287536759" calcext:value-type="float">
            <text:p>-0.2287536759</text:p>
          </table:table-cell>
          <table:table-cell office:value-type="float" office:value="-0.4580314043" calcext:value-type="float">
            <text:p>-0.45803140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41711" calcext:value-type="float">
            <text:p>0.00441711</text:p>
          </table:table-cell>
          <table:table-cell office:value-type="float" office:value="0.01104135" calcext:value-type="float">
            <text:p>0.01104135</text:p>
          </table:table-cell>
          <table:table-cell office:value-type="float" office:value="0.0075438197" calcext:value-type="float">
            <text:p>0.0075438197</text:p>
          </table:table-cell>
          <table:table-cell office:value-type="float" office:value="444" calcext:value-type="float">
            <text:p>444</text:p>
          </table:table-cell>
          <table:table-cell table:formula="of:=[.H445]*100" office:value-type="float" office:value="0.75438197" calcext:value-type="float">
            <text:p>0.75438197</text:p>
          </table:table-cell>
          <table:table-cell table:formula="of:=100*[.F445]" office:value-type="float" office:value="0.441711" calcext:value-type="float">
            <text:p>0.441711</text:p>
          </table:table-cell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179.1947937012" calcext:value-type="float">
            <text:p>179.1947937012</text:p>
          </table:table-cell>
          <table:table-cell office:value-type="float" office:value="-0.3802735394" calcext:value-type="float">
            <text:p>-0.3802735394</text:p>
          </table:table-cell>
          <table:table-cell office:value-type="float" office:value="-0.7615049803" calcext:value-type="float">
            <text:p>-0.761504980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7954" calcext:value-type="float">
            <text:p>0.00617954</text:p>
          </table:table-cell>
          <table:table-cell office:value-type="float" office:value="0.01177672" calcext:value-type="float">
            <text:p>0.01177672</text:p>
          </table:table-cell>
          <table:table-cell office:value-type="float" office:value="0.0119045219" calcext:value-type="float">
            <text:p>0.0119045219</text:p>
          </table:table-cell>
          <table:table-cell office:value-type="float" office:value="445" calcext:value-type="float">
            <text:p>445</text:p>
          </table:table-cell>
          <table:table-cell table:formula="of:=[.H446]*100" office:value-type="float" office:value="1.19045219" calcext:value-type="float">
            <text:p>1.19045219</text:p>
          </table:table-cell>
          <table:table-cell table:formula="of:=100*[.F446]" office:value-type="float" office:value="0.617954" calcext:value-type="float">
            <text:p>0.617954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179.1785583496" calcext:value-type="float">
            <text:p>179.1785583496</text:p>
          </table:table-cell>
          <table:table-cell office:value-type="float" office:value="-0.4164197511" calcext:value-type="float">
            <text:p>-0.4164197511</text:p>
          </table:table-cell>
          <table:table-cell office:value-type="float" office:value="-0.834273999" calcext:value-type="float">
            <text:p>-0.8342739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59441" calcext:value-type="float">
            <text:p>0.00759441</text:p>
          </table:table-cell>
          <table:table-cell office:value-type="float" office:value="0.0129391" calcext:value-type="float">
            <text:p>0.0129391</text:p>
          </table:table-cell>
          <table:table-cell office:value-type="float" office:value="0.011725594" calcext:value-type="float">
            <text:p>0.011725594</text:p>
          </table:table-cell>
          <table:table-cell office:value-type="float" office:value="446" calcext:value-type="float">
            <text:p>446</text:p>
          </table:table-cell>
          <table:table-cell table:formula="of:=[.H447]*100" office:value-type="float" office:value="1.1725594" calcext:value-type="float">
            <text:p>1.1725594</text:p>
          </table:table-cell>
          <table:table-cell table:formula="of:=100*[.F447]" office:value-type="float" office:value="0.759441" calcext:value-type="float">
            <text:p>0.759441</text:p>
          </table:table-cell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179.1793823242" calcext:value-type="float">
            <text:p>179.1793823242</text:p>
          </table:table-cell>
          <table:table-cell office:value-type="float" office:value="-0.4833879183" calcext:value-type="float">
            <text:p>-0.4833879183</text:p>
          </table:table-cell>
          <table:table-cell office:value-type="float" office:value="-0.968630879" calcext:value-type="float">
            <text:p>-0.9686308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8318" calcext:value-type="float">
            <text:p>0.00898318</text:p>
          </table:table-cell>
          <table:table-cell office:value-type="float" office:value="0.0129391" calcext:value-type="float">
            <text:p>0.0129391</text:p>
          </table:table-cell>
          <table:table-cell office:value-type="float" office:value="0.0142116668" calcext:value-type="float">
            <text:p>0.0142116668</text:p>
          </table:table-cell>
          <table:table-cell office:value-type="float" office:value="447" calcext:value-type="float">
            <text:p>447</text:p>
          </table:table-cell>
          <table:table-cell table:formula="of:=[.H448]*100" office:value-type="float" office:value="1.42116668" calcext:value-type="float">
            <text:p>1.42116668</text:p>
          </table:table-cell>
          <table:table-cell table:formula="of:=100*[.F448]" office:value-type="float" office:value="0.898318" calcext:value-type="float">
            <text:p>0.898318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179.1766967773" calcext:value-type="float">
            <text:p>179.1766967773</text:p>
          </table:table-cell>
          <table:table-cell office:value-type="float" office:value="-0.5232181184" calcext:value-type="float">
            <text:p>-0.5232181184</text:p>
          </table:table-cell>
          <table:table-cell office:value-type="float" office:value="-1.0486781721" calcext:value-type="float">
            <text:p>-1.048678172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1737" calcext:value-type="float">
            <text:p>0.0101737</text:p>
          </table:table-cell>
          <table:table-cell office:value-type="float" office:value="0.01387741" calcext:value-type="float">
            <text:p>0.01387741</text:p>
          </table:table-cell>
          <table:table-cell office:value-type="float" office:value="0.0135332193" calcext:value-type="float">
            <text:p>0.0135332193</text:p>
          </table:table-cell>
          <table:table-cell office:value-type="float" office:value="448" calcext:value-type="float">
            <text:p>448</text:p>
          </table:table-cell>
          <table:table-cell table:formula="of:=[.H449]*100" office:value-type="float" office:value="1.35332193" calcext:value-type="float">
            <text:p>1.35332193</text:p>
          </table:table-cell>
          <table:table-cell table:formula="of:=100*[.F449]" office:value-type="float" office:value="1.01737" calcext:value-type="float">
            <text:p>1.01737</text:p>
          </table:table-cell>
        </table:table-row>
        <table:table-row table:style-name="ro1">
          <table:table-cell office:value-type="float" office:value="22.43" calcext:value-type="float">
            <text:p>22.43</text:p>
          </table:table-cell>
          <table:table-cell office:value-type="float" office:value="179.1547088623" calcext:value-type="float">
            <text:p>179.1547088623</text:p>
          </table:table-cell>
          <table:table-cell office:value-type="float" office:value="-0.4959846156" calcext:value-type="float">
            <text:p>-0.4959846156</text:p>
          </table:table-cell>
          <table:table-cell office:value-type="float" office:value="-0.9944814728" calcext:value-type="float">
            <text:p>-0.994481472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78522" calcext:value-type="float">
            <text:p>0.01078522</text:p>
          </table:table-cell>
          <table:table-cell office:value-type="float" office:value="0.01532702" calcext:value-type="float">
            <text:p>0.01532702</text:p>
          </table:table-cell>
          <table:table-cell office:value-type="float" office:value="0.012428255" calcext:value-type="float">
            <text:p>0.012428255</text:p>
          </table:table-cell>
          <table:table-cell office:value-type="float" office:value="449" calcext:value-type="float">
            <text:p>449</text:p>
          </table:table-cell>
          <table:table-cell table:formula="of:=[.H450]*100" office:value-type="float" office:value="1.2428255" calcext:value-type="float">
            <text:p>1.2428255</text:p>
          </table:table-cell>
          <table:table-cell table:formula="of:=100*[.F450]" office:value-type="float" office:value="1.078522" calcext:value-type="float">
            <text:p>1.078522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179.1455230713" calcext:value-type="float">
            <text:p>179.1455230713</text:p>
          </table:table-cell>
          <table:table-cell office:value-type="float" office:value="-0.4143453824" calcext:value-type="float">
            <text:p>-0.4143453824</text:p>
          </table:table-cell>
          <table:table-cell office:value-type="float" office:value="-0.831274224" calcext:value-type="float">
            <text:p>-0.8312742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64848" calcext:value-type="float">
            <text:p>0.01064848</text:p>
          </table:table-cell>
          <table:table-cell office:value-type="float" office:value="0.01641275" calcext:value-type="float">
            <text:p>0.01641275</text:p>
          </table:table-cell>
          <table:table-cell office:value-type="float" office:value="0.0094324918" calcext:value-type="float">
            <text:p>0.0094324918</text:p>
          </table:table-cell>
          <table:table-cell office:value-type="float" office:value="450" calcext:value-type="float">
            <text:p>450</text:p>
          </table:table-cell>
          <table:table-cell table:formula="of:=[.H451]*100" office:value-type="float" office:value="0.94324918" calcext:value-type="float">
            <text:p>0.94324918</text:p>
          </table:table-cell>
          <table:table-cell table:formula="of:=100*[.F451]" office:value-type="float" office:value="1.064848" calcext:value-type="float">
            <text:p>1.064848</text:p>
          </table:table-cell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179.1352844238" calcext:value-type="float">
            <text:p>179.1352844238</text:p>
          </table:table-cell>
          <table:table-cell office:value-type="float" office:value="-0.228284497" calcext:value-type="float">
            <text:p>-0.228284497</text:p>
          </table:table-cell>
          <table:table-cell office:value-type="float" office:value="-0.4589322811" calcext:value-type="float">
            <text:p>-0.45893228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3174" calcext:value-type="float">
            <text:p>0.0093174</text:p>
          </table:table-cell>
          <table:table-cell office:value-type="float" office:value="0.01641275" calcext:value-type="float">
            <text:p>0.01641275</text:p>
          </table:table-cell>
          <table:table-cell office:value-type="float" office:value="0.0061441862" calcext:value-type="float">
            <text:p>0.0061441862</text:p>
          </table:table-cell>
          <table:table-cell office:value-type="float" office:value="451" calcext:value-type="float">
            <text:p>451</text:p>
          </table:table-cell>
          <table:table-cell table:formula="of:=[.H452]*100" office:value-type="float" office:value="0.61441862" calcext:value-type="float">
            <text:p>0.61441862</text:p>
          </table:table-cell>
          <table:table-cell table:formula="of:=100*[.F452]" office:value-type="float" office:value="0.93174" calcext:value-type="float">
            <text:p>0.93174</text:p>
          </table:table-cell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179.1431427002" calcext:value-type="float">
            <text:p>179.1431427002</text:p>
          </table:table-cell>
          <table:table-cell office:value-type="float" office:value="-0.1503085566" calcext:value-type="float">
            <text:p>-0.1503085566</text:p>
          </table:table-cell>
          <table:table-cell office:value-type="float" office:value="-0.3025697923" calcext:value-type="float">
            <text:p>-0.30256979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91109" calcext:value-type="float">
            <text:p>0.00791109</text:p>
          </table:table-cell>
          <table:table-cell office:value-type="float" office:value="0.01810964" calcext:value-type="float">
            <text:p>0.01810964</text:p>
          </table:table-cell>
          <table:table-cell office:value-type="float" office:value="0.0036038797" calcext:value-type="float">
            <text:p>0.0036038797</text:p>
          </table:table-cell>
          <table:table-cell office:value-type="float" office:value="452" calcext:value-type="float">
            <text:p>452</text:p>
          </table:table-cell>
          <table:table-cell table:formula="of:=[.H453]*100" office:value-type="float" office:value="0.36038797" calcext:value-type="float">
            <text:p>0.36038797</text:p>
          </table:table-cell>
          <table:table-cell table:formula="of:=100*[.F453]" office:value-type="float" office:value="0.791109" calcext:value-type="float">
            <text:p>0.791109</text:p>
          </table:table-cell>
        </table:table-row>
        <table:table-row table:style-name="ro1">
          <table:table-cell office:value-type="float" office:value="22.63" calcext:value-type="float">
            <text:p>22.63</text:p>
          </table:table-cell>
          <table:table-cell office:value-type="float" office:value="179.1503295898" calcext:value-type="float">
            <text:p>179.1503295898</text:p>
          </table:table-cell>
          <table:table-cell office:value-type="float" office:value="0.0572489644" calcext:value-type="float">
            <text:p>0.0572489644</text:p>
          </table:table-cell>
          <table:table-cell office:value-type="float" office:value="0.1131041986" calcext:value-type="float">
            <text:p>0.11310419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59108" calcext:value-type="float">
            <text:p>0.00559108</text:p>
          </table:table-cell>
          <table:table-cell office:value-type="float" office:value="0.01923896" calcext:value-type="float">
            <text:p>0.01923896</text:p>
          </table:table-cell>
          <table:table-cell office:value-type="float" office:value="0.0004714246" calcext:value-type="float">
            <text:p>0.0004714246</text:p>
          </table:table-cell>
          <table:table-cell office:value-type="float" office:value="453" calcext:value-type="float">
            <text:p>453</text:p>
          </table:table-cell>
          <table:table-cell table:formula="of:=[.H454]*100" office:value-type="float" office:value="0.04714246" calcext:value-type="float">
            <text:p>0.04714246</text:p>
          </table:table-cell>
          <table:table-cell table:formula="of:=100*[.F454]" office:value-type="float" office:value="0.559108" calcext:value-type="float">
            <text:p>0.559108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179.1342315674" calcext:value-type="float">
            <text:p>179.1342315674</text:p>
          </table:table-cell>
          <table:table-cell office:value-type="float" office:value="0.2571628485" calcext:value-type="float">
            <text:p>0.2571628485</text:p>
          </table:table-cell>
          <table:table-cell office:value-type="float" office:value="0.5137116246" calcext:value-type="float">
            <text:p>0.51371162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71337" calcext:value-type="float">
            <text:p>0.00271337</text:p>
          </table:table-cell>
          <table:table-cell office:value-type="float" office:value="0.02108156" calcext:value-type="float">
            <text:p>0.02108156</text:p>
          </table:table-cell>
          <table:table-cell office:value-type="float" office:value="-0.0025284813" calcext:value-type="float">
            <text:p>-0.0025284813</text:p>
          </table:table-cell>
          <table:table-cell office:value-type="float" office:value="454" calcext:value-type="float">
            <text:p>454</text:p>
          </table:table-cell>
          <table:table-cell table:formula="of:=[.H455]*100" office:value-type="float" office:value="-0.25284813" calcext:value-type="float">
            <text:p>-0.25284813</text:p>
          </table:table-cell>
          <table:table-cell table:formula="of:=100*[.F455]" office:value-type="float" office:value="0.271337" calcext:value-type="float">
            <text:p>0.271337</text:p>
          </table:table-cell>
        </table:table-row>
        <table:table-row table:style-name="ro1">
          <table:table-cell office:value-type="float" office:value="22.73" calcext:value-type="float">
            <text:p>22.73</text:p>
          </table:table-cell>
          <table:table-cell office:value-type="float" office:value="179.133102417" calcext:value-type="float">
            <text:p>179.133102417</text:p>
          </table:table-cell>
          <table:table-cell office:value-type="float" office:value="0.4704800951" calcext:value-type="float">
            <text:p>0.4704800951</text:p>
          </table:table-cell>
          <table:table-cell office:value-type="float" office:value="0.9412785501" calcext:value-type="float">
            <text:p>0.94127855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62514" calcext:value-type="float">
            <text:p>-0.00062514</text:p>
          </table:table-cell>
          <table:table-cell office:value-type="float" office:value="0.02108156" calcext:value-type="float">
            <text:p>0.02108156</text:p>
          </table:table-cell>
          <table:table-cell office:value-type="float" office:value="-0.0049180103" calcext:value-type="float">
            <text:p>-0.0049180103</text:p>
          </table:table-cell>
          <table:table-cell office:value-type="float" office:value="455" calcext:value-type="float">
            <text:p>455</text:p>
          </table:table-cell>
          <table:table-cell table:formula="of:=[.H456]*100" office:value-type="float" office:value="-0.49180103" calcext:value-type="float">
            <text:p>-0.49180103</text:p>
          </table:table-cell>
          <table:table-cell table:formula="of:=100*[.F456]" office:value-type="float" office:value="-0.062514" calcext:value-type="float">
            <text:p>-0.062514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179.1230316162" calcext:value-type="float">
            <text:p>179.1230316162</text:p>
          </table:table-cell>
          <table:table-cell office:value-type="float" office:value="0.5546425908" calcext:value-type="float">
            <text:p>0.5546425908</text:p>
          </table:table-cell>
          <table:table-cell office:value-type="float" office:value="1.1105220259" calcext:value-type="float">
            <text:p>1.110522025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40985" calcext:value-type="float">
            <text:p>-0.00340985</text:p>
          </table:table-cell>
          <table:table-cell office:value-type="float" office:value="0.02209635" calcext:value-type="float">
            <text:p>0.02209635</text:p>
          </table:table-cell>
          <table:table-cell office:value-type="float" office:value="-0.0083820907" calcext:value-type="float">
            <text:p>-0.0083820907</text:p>
          </table:table-cell>
          <table:table-cell office:value-type="float" office:value="456" calcext:value-type="float">
            <text:p>456</text:p>
          </table:table-cell>
          <table:table-cell table:formula="of:=[.H457]*100" office:value-type="float" office:value="-0.83820907" calcext:value-type="float">
            <text:p>-0.83820907</text:p>
          </table:table-cell>
          <table:table-cell table:formula="of:=100*[.F457]" office:value-type="float" office:value="-0.340985" calcext:value-type="float">
            <text:p>-0.340985</text:p>
          </table:table-cell>
        </table:table-row>
        <table:table-row table:style-name="ro1">
          <table:table-cell office:value-type="float" office:value="22.83" calcext:value-type="float">
            <text:p>22.83</text:p>
          </table:table-cell>
          <table:table-cell office:value-type="float" office:value="179.10887146" calcext:value-type="float">
            <text:p>179.10887146</text:p>
          </table:table-cell>
          <table:table-cell office:value-type="float" office:value="0.6536358505" calcext:value-type="float">
            <text:p>0.6536358505</text:p>
          </table:table-cell>
          <table:table-cell office:value-type="float" office:value="1.3093034528" calcext:value-type="float">
            <text:p>1.309303452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92452" calcext:value-type="float">
            <text:p>-0.00592452</text:p>
          </table:table-cell>
          <table:table-cell office:value-type="float" office:value="0.02392117" calcext:value-type="float">
            <text:p>0.02392117</text:p>
          </table:table-cell>
          <table:table-cell office:value-type="float" office:value="-0.0099662382" calcext:value-type="float">
            <text:p>-0.0099662382</text:p>
          </table:table-cell>
          <table:table-cell office:value-type="float" office:value="457" calcext:value-type="float">
            <text:p>457</text:p>
          </table:table-cell>
          <table:table-cell table:formula="of:=[.H458]*100" office:value-type="float" office:value="-0.99662382" calcext:value-type="float">
            <text:p>-0.99662382</text:p>
          </table:table-cell>
          <table:table-cell table:formula="of:=100*[.F458]" office:value-type="float" office:value="-0.592452" calcext:value-type="float">
            <text:p>-0.592452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79.1237030029" calcext:value-type="float">
            <text:p>179.1237030029</text:p>
          </table:table-cell>
          <table:table-cell office:value-type="float" office:value="0.6550460662" calcext:value-type="float">
            <text:p>0.6550460662</text:p>
          </table:table-cell>
          <table:table-cell office:value-type="float" office:value="1.312753751" calcext:value-type="float">
            <text:p>1.3127537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760897" calcext:value-type="float">
            <text:p>-0.00760897</text:p>
          </table:table-cell>
          <table:table-cell office:value-type="float" office:value="0.02464171" calcext:value-type="float">
            <text:p>0.02464171</text:p>
          </table:table-cell>
          <table:table-cell office:value-type="float" office:value="-0.0127922931" calcext:value-type="float">
            <text:p>-0.0127922931</text:p>
          </table:table-cell>
          <table:table-cell office:value-type="float" office:value="458" calcext:value-type="float">
            <text:p>458</text:p>
          </table:table-cell>
          <table:table-cell table:formula="of:=[.H459]*100" office:value-type="float" office:value="-1.27922931" calcext:value-type="float">
            <text:p>-1.27922931</text:p>
          </table:table-cell>
          <table:table-cell table:formula="of:=100*[.F459]" office:value-type="float" office:value="-0.760897" calcext:value-type="float">
            <text:p>-0.760897</text:p>
          </table:table-cell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179.1179504395" calcext:value-type="float">
            <text:p>179.1179504395</text:p>
          </table:table-cell>
          <table:table-cell office:value-type="float" office:value="0.6425921688" calcext:value-type="float">
            <text:p>0.6425921688</text:p>
          </table:table-cell>
          <table:table-cell office:value-type="float" office:value="1.2882544776" calcext:value-type="float">
            <text:p>1.28825447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8648" calcext:value-type="float">
            <text:p>-0.008648</text:p>
          </table:table-cell>
          <table:table-cell office:value-type="float" office:value="0.02464171" calcext:value-type="float">
            <text:p>0.02464171</text:p>
          </table:table-cell>
          <table:table-cell office:value-type="float" office:value="-0.0125807962" calcext:value-type="float">
            <text:p>-0.0125807962</text:p>
          </table:table-cell>
          <table:table-cell office:value-type="float" office:value="459" calcext:value-type="float">
            <text:p>459</text:p>
          </table:table-cell>
          <table:table-cell table:formula="of:=[.H460]*100" office:value-type="float" office:value="-1.25807962" calcext:value-type="float">
            <text:p>-1.25807962</text:p>
          </table:table-cell>
          <table:table-cell table:formula="of:=100*[.F460]" office:value-type="float" office:value="-0.8648" calcext:value-type="float">
            <text:p>-0.8648</text:p>
          </table:table-cell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179.1083221436" calcext:value-type="float">
            <text:p>179.1083221436</text:p>
          </table:table-cell>
          <table:table-cell office:value-type="float" office:value="0.628674104" calcext:value-type="float">
            <text:p>0.628674104</text:p>
          </table:table-cell>
          <table:table-cell office:value-type="float" office:value="1.2606641056" calcext:value-type="float">
            <text:p>1.260664105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924735" calcext:value-type="float">
            <text:p>-0.00924735</text:p>
          </table:table-cell>
          <table:table-cell office:value-type="float" office:value="0.02649731" calcext:value-type="float">
            <text:p>0.02649731</text:p>
          </table:table-cell>
          <table:table-cell office:value-type="float" office:value="-0.0137546185" calcext:value-type="float">
            <text:p>-0.0137546185</text:p>
          </table:table-cell>
          <table:table-cell office:value-type="float" office:value="460" calcext:value-type="float">
            <text:p>460</text:p>
          </table:table-cell>
          <table:table-cell table:formula="of:=[.H461]*100" office:value-type="float" office:value="-1.37546185" calcext:value-type="float">
            <text:p>-1.37546185</text:p>
          </table:table-cell>
          <table:table-cell table:formula="of:=100*[.F461]" office:value-type="float" office:value="-0.924735" calcext:value-type="float">
            <text:p>-0.924735</text:p>
          </table:table-cell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179.1203613281" calcext:value-type="float">
            <text:p>179.1203613281</text:p>
          </table:table-cell>
          <table:table-cell office:value-type="float" office:value="0.4262976935" calcext:value-type="float">
            <text:p>0.4262976935</text:p>
          </table:table-cell>
          <table:table-cell office:value-type="float" office:value="0.8558587641" calcext:value-type="float">
            <text:p>0.855858764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829786" calcext:value-type="float">
            <text:p>-0.00829786</text:p>
          </table:table-cell>
          <table:table-cell office:value-type="float" office:value="0.02649731" calcext:value-type="float">
            <text:p>0.02649731</text:p>
          </table:table-cell>
          <table:table-cell office:value-type="float" office:value="-0.0100090944" calcext:value-type="float">
            <text:p>-0.0100090944</text:p>
          </table:table-cell>
          <table:table-cell office:value-type="float" office:value="461" calcext:value-type="float">
            <text:p>461</text:p>
          </table:table-cell>
          <table:table-cell table:formula="of:=[.H462]*100" office:value-type="float" office:value="-1.00090944" calcext:value-type="float">
            <text:p>-1.00090944</text:p>
          </table:table-cell>
          <table:table-cell table:formula="of:=100*[.F462]" office:value-type="float" office:value="-0.829786" calcext:value-type="float">
            <text:p>-0.829786</text:p>
          </table:table-cell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179.1324768066" calcext:value-type="float">
            <text:p>179.1324768066</text:p>
          </table:table-cell>
          <table:table-cell office:value-type="float" office:value="0.3393449985" calcext:value-type="float">
            <text:p>0.3393449985</text:p>
          </table:table-cell>
          <table:table-cell office:value-type="float" office:value="0.6816291569" calcext:value-type="float">
            <text:p>0.681629156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70859" calcext:value-type="float">
            <text:p>-0.0070859</text:p>
          </table:table-cell>
          <table:table-cell office:value-type="float" office:value="0.02767413" calcext:value-type="float">
            <text:p>0.02767413</text:p>
          </table:table-cell>
          <table:table-cell office:value-type="float" office:value="-0.0077181454" calcext:value-type="float">
            <text:p>-0.0077181454</text:p>
          </table:table-cell>
          <table:table-cell office:value-type="float" office:value="462" calcext:value-type="float">
            <text:p>462</text:p>
          </table:table-cell>
          <table:table-cell table:formula="of:=[.H463]*100" office:value-type="float" office:value="-0.77181454" calcext:value-type="float">
            <text:p>-0.77181454</text:p>
          </table:table-cell>
          <table:table-cell table:formula="of:=100*[.F463]" office:value-type="float" office:value="-0.70859" calcext:value-type="float">
            <text:p>-0.70859</text:p>
          </table:table-cell>
        </table:table-row>
        <table:table-row table:style-name="ro1">
          <table:table-cell office:value-type="float" office:value="23.13" calcext:value-type="float">
            <text:p>23.13</text:p>
          </table:table-cell>
          <table:table-cell office:value-type="float" office:value="179.1151885986" calcext:value-type="float">
            <text:p>179.1151885986</text:p>
          </table:table-cell>
          <table:table-cell office:value-type="float" office:value="0.1562459263" calcext:value-type="float">
            <text:p>0.1562459263</text:p>
          </table:table-cell>
          <table:table-cell office:value-type="float" office:value="0.3149450859" calcext:value-type="float">
            <text:p>0.314945085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05835" calcext:value-type="float">
            <text:p>-0.00505835</text:p>
          </table:table-cell>
          <table:table-cell office:value-type="float" office:value="0.02733234" calcext:value-type="float">
            <text:p>0.02733234</text:p>
          </table:table-cell>
          <table:table-cell office:value-type="float" office:value="-0.0027017714" calcext:value-type="float">
            <text:p>-0.0027017714</text:p>
          </table:table-cell>
          <table:table-cell office:value-type="float" office:value="463" calcext:value-type="float">
            <text:p>463</text:p>
          </table:table-cell>
          <table:table-cell table:formula="of:=[.H464]*100" office:value-type="float" office:value="-0.27017714" calcext:value-type="float">
            <text:p>-0.27017714</text:p>
          </table:table-cell>
          <table:table-cell table:formula="of:=100*[.F464]" office:value-type="float" office:value="-0.505835" calcext:value-type="float">
            <text:p>-0.505835</text:p>
          </table:table-cell>
        </table:table-row>
        <table:table-row table:style-name="ro1">
          <table:table-cell office:value-type="float" office:value="23.18" calcext:value-type="float">
            <text:p>23.18</text:p>
          </table:table-cell>
          <table:table-cell office:value-type="float" office:value="179.1123046875" calcext:value-type="float">
            <text:p>179.1123046875</text:p>
          </table:table-cell>
          <table:table-cell office:value-type="float" office:value="0.0498634108" calcext:value-type="float">
            <text:p>0.0498634108</text:p>
          </table:table-cell>
          <table:table-cell office:value-type="float" office:value="0.1015669887" calcext:value-type="float">
            <text:p>0.10156698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99879" calcext:value-type="float">
            <text:p>-0.00299879</text:p>
          </table:table-cell>
          <table:table-cell office:value-type="float" office:value="0.02733234" calcext:value-type="float">
            <text:p>0.02733234</text:p>
          </table:table-cell>
          <table:table-cell office:value-type="float" office:value="-0.0011517912" calcext:value-type="float">
            <text:p>-0.0011517912</text:p>
          </table:table-cell>
          <table:table-cell office:value-type="float" office:value="464" calcext:value-type="float">
            <text:p>464</text:p>
          </table:table-cell>
          <table:table-cell table:formula="of:=[.H465]*100" office:value-type="float" office:value="-0.11517912" calcext:value-type="float">
            <text:p>-0.11517912</text:p>
          </table:table-cell>
          <table:table-cell table:formula="of:=100*[.F465]" office:value-type="float" office:value="-0.299879" calcext:value-type="float">
            <text:p>-0.299879</text:p>
          </table:table-cell>
        </table:table-row>
        <table:table-row table:style-name="ro1">
          <table:table-cell office:value-type="float" office:value="23.23" calcext:value-type="float">
            <text:p>23.23</text:p>
          </table:table-cell>
          <table:table-cell office:value-type="float" office:value="179.0935058594" calcext:value-type="float">
            <text:p>179.0935058594</text:p>
          </table:table-cell>
          <table:table-cell office:value-type="float" office:value="-0.0979034461" calcext:value-type="float">
            <text:p>-0.0979034461</text:p>
          </table:table-cell>
          <table:table-cell office:value-type="float" office:value="-0.19462916" calcext:value-type="float">
            <text:p>-0.194629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64212" calcext:value-type="float">
            <text:p>-0.00064212</text:p>
          </table:table-cell>
          <table:table-cell office:value-type="float" office:value="0.02788913" calcext:value-type="float">
            <text:p>0.02788913</text:p>
          </table:table-cell>
          <table:table-cell office:value-type="float" office:value="0.0035440944" calcext:value-type="float">
            <text:p>0.0035440944</text:p>
          </table:table-cell>
          <table:table-cell office:value-type="float" office:value="465" calcext:value-type="float">
            <text:p>465</text:p>
          </table:table-cell>
          <table:table-cell table:formula="of:=[.H466]*100" office:value-type="float" office:value="0.35440944" calcext:value-type="float">
            <text:p>0.35440944</text:p>
          </table:table-cell>
          <table:table-cell table:formula="of:=100*[.F466]" office:value-type="float" office:value="-0.064212" calcext:value-type="float">
            <text:p>-0.064212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179.104095459" calcext:value-type="float">
            <text:p>179.104095459</text:p>
          </table:table-cell>
          <table:table-cell office:value-type="float" office:value="-0.2276027327" calcext:value-type="float">
            <text:p>-0.2276027327</text:p>
          </table:table-cell>
          <table:table-cell office:value-type="float" office:value="-0.4547463624" calcext:value-type="float">
            <text:p>-0.45474636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79207" calcext:value-type="float">
            <text:p>0.00179207</text:p>
          </table:table-cell>
          <table:table-cell office:value-type="float" office:value="0.02690601" calcext:value-type="float">
            <text:p>0.02690601</text:p>
          </table:table-cell>
          <table:table-cell office:value-type="float" office:value="0.0059806153" calcext:value-type="float">
            <text:p>0.0059806153</text:p>
          </table:table-cell>
          <table:table-cell office:value-type="float" office:value="466" calcext:value-type="float">
            <text:p>466</text:p>
          </table:table-cell>
          <table:table-cell table:formula="of:=[.H467]*100" office:value-type="float" office:value="0.59806153" calcext:value-type="float">
            <text:p>0.59806153</text:p>
          </table:table-cell>
          <table:table-cell table:formula="of:=100*[.F467]" office:value-type="float" office:value="0.179207" calcext:value-type="float">
            <text:p>0.179207</text:p>
          </table:table-cell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179.108795166" calcext:value-type="float">
            <text:p>179.108795166</text:p>
          </table:table-cell>
          <table:table-cell office:value-type="float" office:value="-0.2986215821" calcext:value-type="float">
            <text:p>-0.2986215821</text:p>
          </table:table-cell>
          <table:table-cell office:value-type="float" office:value="-0.5974633996" calcext:value-type="float">
            <text:p>-0.59746339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868" calcext:value-type="float">
            <text:p>0.0038868</text:p>
          </table:table-cell>
          <table:table-cell office:value-type="float" office:value="0.02671711" calcext:value-type="float">
            <text:p>0.02671711</text:p>
          </table:table-cell>
          <table:table-cell office:value-type="float" office:value="0.0080101137" calcext:value-type="float">
            <text:p>0.0080101137</text:p>
          </table:table-cell>
          <table:table-cell office:value-type="float" office:value="467" calcext:value-type="float">
            <text:p>467</text:p>
          </table:table-cell>
          <table:table-cell table:formula="of:=[.H468]*100" office:value-type="float" office:value="0.80101137" calcext:value-type="float">
            <text:p>0.80101137</text:p>
          </table:table-cell>
          <table:table-cell table:formula="of:=100*[.F468]" office:value-type="float" office:value="0.38868" calcext:value-type="float">
            <text:p>0.38868</text:p>
          </table:table-cell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179.0871276855" calcext:value-type="float">
            <text:p>179.0871276855</text:p>
          </table:table-cell>
          <table:table-cell office:value-type="float" office:value="-0.39013883" calcext:value-type="float">
            <text:p>-0.39013883</text:p>
          </table:table-cell>
          <table:table-cell office:value-type="float" office:value="-0.7811128921" calcext:value-type="float">
            <text:p>-0.781112892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9205" calcext:value-type="float">
            <text:p>0.00589205</text:p>
          </table:table-cell>
          <table:table-cell office:value-type="float" office:value="0.02512969" calcext:value-type="float">
            <text:p>0.02512969</text:p>
          </table:table-cell>
          <table:table-cell office:value-type="float" office:value="0.0096596248" calcext:value-type="float">
            <text:p>0.0096596248</text:p>
          </table:table-cell>
          <table:table-cell office:value-type="float" office:value="468" calcext:value-type="float">
            <text:p>468</text:p>
          </table:table-cell>
          <table:table-cell table:formula="of:=[.H469]*100" office:value-type="float" office:value="0.96596248" calcext:value-type="float">
            <text:p>0.96596248</text:p>
          </table:table-cell>
          <table:table-cell table:formula="of:=100*[.F469]" office:value-type="float" office:value="0.589205" calcext:value-type="float">
            <text:p>0.589205</text:p>
          </table:table-cell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179.0675354004" calcext:value-type="float">
            <text:p>179.0675354004</text:p>
          </table:table-cell>
          <table:table-cell office:value-type="float" office:value="-0.4243282949" calcext:value-type="float">
            <text:p>-0.4243282949</text:p>
          </table:table-cell>
          <table:table-cell office:value-type="float" office:value="-0.8500271431" calcext:value-type="float">
            <text:p>-0.85002714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5561" calcext:value-type="float">
            <text:p>0.00745561</text:p>
          </table:table-cell>
          <table:table-cell office:value-type="float" office:value="0.02512969" calcext:value-type="float">
            <text:p>0.02512969</text:p>
          </table:table-cell>
          <table:table-cell office:value-type="float" office:value="0.0116957855" calcext:value-type="float">
            <text:p>0.0116957855</text:p>
          </table:table-cell>
          <table:table-cell office:value-type="float" office:value="469" calcext:value-type="float">
            <text:p>469</text:p>
          </table:table-cell>
          <table:table-cell table:formula="of:=[.H470]*100" office:value-type="float" office:value="1.16957855" calcext:value-type="float">
            <text:p>1.16957855</text:p>
          </table:table-cell>
          <table:table-cell table:formula="of:=100*[.F470]" office:value-type="float" office:value="0.745561" calcext:value-type="float">
            <text:p>0.745561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179.0779876709" calcext:value-type="float">
            <text:p>179.0779876709</text:p>
          </table:table-cell>
          <table:table-cell office:value-type="float" office:value="-0.4118185808" calcext:value-type="float">
            <text:p>-0.4118185808</text:p>
          </table:table-cell>
          <table:table-cell office:value-type="float" office:value="-0.825385971" calcext:value-type="float">
            <text:p>-0.8253859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41375" calcext:value-type="float">
            <text:p>0.00841375</text:p>
          </table:table-cell>
          <table:table-cell office:value-type="float" office:value="0.02415962" calcext:value-type="float">
            <text:p>0.02415962</text:p>
          </table:table-cell>
          <table:table-cell office:value-type="float" office:value="0.0103129658" calcext:value-type="float">
            <text:p>0.0103129658</text:p>
          </table:table-cell>
          <table:table-cell office:value-type="float" office:value="470" calcext:value-type="float">
            <text:p>470</text:p>
          </table:table-cell>
          <table:table-cell table:formula="of:=[.H471]*100" office:value-type="float" office:value="1.03129658" calcext:value-type="float">
            <text:p>1.03129658</text:p>
          </table:table-cell>
          <table:table-cell table:formula="of:=100*[.F471]" office:value-type="float" office:value="0.841375" calcext:value-type="float">
            <text:p>0.841375</text:p>
          </table:table-cell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179.0987091064" calcext:value-type="float">
            <text:p>179.0987091064</text:p>
          </table:table-cell>
          <table:table-cell office:value-type="float" office:value="-0.4152494732" calcext:value-type="float">
            <text:p>-0.4152494732</text:p>
          </table:table-cell>
          <table:table-cell office:value-type="float" office:value="-0.8324906404" calcext:value-type="float">
            <text:p>-0.83249064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07484" calcext:value-type="float">
            <text:p>0.00907484</text:p>
          </table:table-cell>
          <table:table-cell office:value-type="float" office:value="0.02210084" calcext:value-type="float">
            <text:p>0.02210084</text:p>
          </table:table-cell>
          <table:table-cell office:value-type="float" office:value="0.0096530341" calcext:value-type="float">
            <text:p>0.0096530341</text:p>
          </table:table-cell>
          <table:table-cell office:value-type="float" office:value="471" calcext:value-type="float">
            <text:p>471</text:p>
          </table:table-cell>
          <table:table-cell table:formula="of:=[.H472]*100" office:value-type="float" office:value="0.96530341" calcext:value-type="float">
            <text:p>0.96530341</text:p>
          </table:table-cell>
          <table:table-cell table:formula="of:=100*[.F472]" office:value-type="float" office:value="0.907484" calcext:value-type="float">
            <text:p>0.907484</text:p>
          </table:table-cell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179.0969696045" calcext:value-type="float">
            <text:p>179.0969696045</text:p>
          </table:table-cell>
          <table:table-cell office:value-type="float" office:value="-0.2992589101" calcext:value-type="float">
            <text:p>-0.2992589101</text:p>
          </table:table-cell>
          <table:table-cell office:value-type="float" office:value="-0.6005587805" calcext:value-type="float">
            <text:p>-0.600558780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74219" calcext:value-type="float">
            <text:p>0.00874219</text:p>
          </table:table-cell>
          <table:table-cell office:value-type="float" office:value="0.02040678" calcext:value-type="float">
            <text:p>0.02040678</text:p>
          </table:table-cell>
          <table:table-cell office:value-type="float" office:value="0.0083599325" calcext:value-type="float">
            <text:p>0.0083599325</text:p>
          </table:table-cell>
          <table:table-cell office:value-type="float" office:value="472" calcext:value-type="float">
            <text:p>472</text:p>
          </table:table-cell>
          <table:table-cell table:formula="of:=[.H473]*100" office:value-type="float" office:value="0.83599325" calcext:value-type="float">
            <text:p>0.83599325</text:p>
          </table:table-cell>
          <table:table-cell table:formula="of:=100*[.F473]" office:value-type="float" office:value="0.874219" calcext:value-type="float">
            <text:p>0.874219</text:p>
          </table:table-cell>
        </table:table-row>
        <table:table-row table:style-name="ro1">
          <table:table-cell office:value-type="float" office:value="23.63" calcext:value-type="float">
            <text:p>23.63</text:p>
          </table:table-cell>
          <table:table-cell office:value-type="float" office:value="179.1019287109" calcext:value-type="float">
            <text:p>179.1019287109</text:p>
          </table:table-cell>
          <table:table-cell office:value-type="float" office:value="-0.1533541723" calcext:value-type="float">
            <text:p>-0.1533541723</text:p>
          </table:table-cell>
          <table:table-cell office:value-type="float" office:value="-0.3085203135" calcext:value-type="float">
            <text:p>-0.308520313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54824" calcext:value-type="float">
            <text:p>0.00754824</text:p>
          </table:table-cell>
          <table:table-cell office:value-type="float" office:value="0.01807692" calcext:value-type="float">
            <text:p>0.01807692</text:p>
          </table:table-cell>
          <table:table-cell office:value-type="float" office:value="0.005216023" calcext:value-type="float">
            <text:p>0.005216023</text:p>
          </table:table-cell>
          <table:table-cell office:value-type="float" office:value="473" calcext:value-type="float">
            <text:p>473</text:p>
          </table:table-cell>
          <table:table-cell table:formula="of:=[.H474]*100" office:value-type="float" office:value="0.5216023" calcext:value-type="float">
            <text:p>0.5216023</text:p>
          </table:table-cell>
          <table:table-cell table:formula="of:=100*[.F474]" office:value-type="float" office:value="0.754824" calcext:value-type="float">
            <text:p>0.754824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179.1042785645" calcext:value-type="float">
            <text:p>179.1042785645</text:p>
          </table:table-cell>
          <table:table-cell office:value-type="float" office:value="-0.0991767099" calcext:value-type="float">
            <text:p>-0.0991767099</text:p>
          </table:table-cell>
          <table:table-cell office:value-type="float" office:value="-0.1998128395" calcext:value-type="float">
            <text:p>-0.19981283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39186" calcext:value-type="float">
            <text:p>0.00639186</text:p>
          </table:table-cell>
          <table:table-cell office:value-type="float" office:value="0.01807692" calcext:value-type="float">
            <text:p>0.01807692</text:p>
          </table:table-cell>
          <table:table-cell office:value-type="float" office:value="0.0029510293" calcext:value-type="float">
            <text:p>0.0029510293</text:p>
          </table:table-cell>
          <table:table-cell office:value-type="float" office:value="474" calcext:value-type="float">
            <text:p>474</text:p>
          </table:table-cell>
          <table:table-cell table:formula="of:=[.H475]*100" office:value-type="float" office:value="0.29510293" calcext:value-type="float">
            <text:p>0.29510293</text:p>
          </table:table-cell>
          <table:table-cell table:formula="of:=100*[.F475]" office:value-type="float" office:value="0.639186" calcext:value-type="float">
            <text:p>0.639186</text:p>
          </table:table-cell>
        </table:table-row>
        <table:table-row table:style-name="ro1">
          <table:table-cell office:value-type="float" office:value="23.73" calcext:value-type="float">
            <text:p>23.73</text:p>
          </table:table-cell>
          <table:table-cell office:value-type="float" office:value="179.1004638672" calcext:value-type="float">
            <text:p>179.1004638672</text:p>
          </table:table-cell>
          <table:table-cell office:value-type="float" office:value="0.0547963534" calcext:value-type="float">
            <text:p>0.0547963534</text:p>
          </table:table-cell>
          <table:table-cell office:value-type="float" office:value="0.1085762053" calcext:value-type="float">
            <text:p>0.10857620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59545" calcext:value-type="float">
            <text:p>0.00459545</text:p>
          </table:table-cell>
          <table:table-cell office:value-type="float" office:value="0.01581192" calcext:value-type="float">
            <text:p>0.01581192</text:p>
          </table:table-cell>
          <table:table-cell office:value-type="float" office:value="0.00010313" calcext:value-type="float">
            <text:p>0.00010313</text:p>
          </table:table-cell>
          <table:table-cell office:value-type="float" office:value="475" calcext:value-type="float">
            <text:p>475</text:p>
          </table:table-cell>
          <table:table-cell table:formula="of:=[.H476]*100" office:value-type="float" office:value="0.010313" calcext:value-type="float">
            <text:p>0.010313</text:p>
          </table:table-cell>
          <table:table-cell table:formula="of:=100*[.F476]" office:value-type="float" office:value="0.459545" calcext:value-type="float">
            <text:p>0.459545</text:p>
          </table:table-cell>
        </table:table-row>
        <table:table-row table:style-name="ro1">
          <table:table-cell office:value-type="float" office:value="23.78" calcext:value-type="float">
            <text:p>23.78</text:p>
          </table:table-cell>
          <table:table-cell office:value-type="float" office:value="179.0994262695" calcext:value-type="float">
            <text:p>179.0994262695</text:p>
          </table:table-cell>
          <table:table-cell office:value-type="float" office:value="0.0577226088" calcext:value-type="float">
            <text:p>0.0577226088</text:p>
          </table:table-cell>
          <table:table-cell office:value-type="float" office:value="0.114880596" calcext:value-type="float">
            <text:p>0.1148805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37933" calcext:value-type="float">
            <text:p>0.00337933</text:p>
          </table:table-cell>
          <table:table-cell office:value-type="float" office:value="0.01343663" calcext:value-type="float">
            <text:p>0.01343663</text:p>
          </table:table-cell>
          <table:table-cell office:value-type="float" office:value="0.0005957638" calcext:value-type="float">
            <text:p>0.0005957638</text:p>
          </table:table-cell>
          <table:table-cell office:value-type="float" office:value="476" calcext:value-type="float">
            <text:p>476</text:p>
          </table:table-cell>
          <table:table-cell table:formula="of:=[.H477]*100" office:value-type="float" office:value="0.05957638" calcext:value-type="float">
            <text:p>0.05957638</text:p>
          </table:table-cell>
          <table:table-cell table:formula="of:=100*[.F477]" office:value-type="float" office:value="0.337933" calcext:value-type="float">
            <text:p>0.337933</text:p>
          </table:table-cell>
        </table:table-row>
        <table:table-row table:style-name="ro1">
          <table:table-cell office:value-type="float" office:value="23.83" calcext:value-type="float">
            <text:p>23.83</text:p>
          </table:table-cell>
          <table:table-cell office:value-type="float" office:value="179.0918579102" calcext:value-type="float">
            <text:p>179.0918579102</text:p>
          </table:table-cell>
          <table:table-cell office:value-type="float" office:value="0.1025647444" calcext:value-type="float">
            <text:p>0.1025647444</text:p>
          </table:table-cell>
          <table:table-cell office:value-type="float" office:value="0.2049136219" calcext:value-type="float">
            <text:p>0.204913621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27042" calcext:value-type="float">
            <text:p>0.00227042</text:p>
          </table:table-cell>
          <table:table-cell office:value-type="float" office:value="0.01343663" calcext:value-type="float">
            <text:p>0.01343663</text:p>
          </table:table-cell>
          <table:table-cell office:value-type="float" office:value="0.0011932205" calcext:value-type="float">
            <text:p>0.0011932205</text:p>
          </table:table-cell>
          <table:table-cell office:value-type="float" office:value="477" calcext:value-type="float">
            <text:p>477</text:p>
          </table:table-cell>
          <table:table-cell table:formula="of:=[.H478]*100" office:value-type="float" office:value="0.11932205" calcext:value-type="float">
            <text:p>0.11932205</text:p>
          </table:table-cell>
          <table:table-cell table:formula="of:=100*[.F478]" office:value-type="float" office:value="0.227042" calcext:value-type="float">
            <text:p>0.227042</text:p>
          </table:table-cell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179.0729827881" calcext:value-type="float">
            <text:p>179.0729827881</text:p>
          </table:table-cell>
          <table:table-cell office:value-type="float" office:value="0.1507804726" calcext:value-type="float">
            <text:p>0.1507804726</text:p>
          </table:table-cell>
          <table:table-cell office:value-type="float" office:value="0.3016704146" calcext:value-type="float">
            <text:p>0.30167041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21042" calcext:value-type="float">
            <text:p>0.00121042</text:p>
          </table:table-cell>
          <table:table-cell office:value-type="float" office:value="0.00863091" calcext:value-type="float">
            <text:p>0.00863091</text:p>
          </table:table-cell>
          <table:table-cell office:value-type="float" office:value="-0.0014583058" calcext:value-type="float">
            <text:p>-0.0014583058</text:p>
          </table:table-cell>
          <table:table-cell office:value-type="float" office:value="478" calcext:value-type="float">
            <text:p>478</text:p>
          </table:table-cell>
          <table:table-cell table:formula="of:=[.H479]*100" office:value-type="float" office:value="-0.14583058" calcext:value-type="float">
            <text:p>-0.14583058</text:p>
          </table:table-cell>
          <table:table-cell table:formula="of:=100*[.F479]" office:value-type="float" office:value="0.121042" calcext:value-type="float">
            <text:p>0.121042</text:p>
          </table:table-cell>
        </table:table-row>
        <table:table-row table:style-name="ro1">
          <table:table-cell office:value-type="float" office:value="23.93" calcext:value-type="float">
            <text:p>23.93</text:p>
          </table:table-cell>
          <table:table-cell office:value-type="float" office:value="179.0685119629" calcext:value-type="float">
            <text:p>179.0685119629</text:p>
          </table:table-cell>
          <table:table-cell office:value-type="float" office:value="0.1250467791" calcext:value-type="float">
            <text:p>0.1250467791</text:p>
          </table:table-cell>
          <table:table-cell office:value-type="float" office:value="0.2504422123" calcext:value-type="float">
            <text:p>0.25044221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67585" calcext:value-type="float">
            <text:p>0.00067585</text:p>
          </table:table-cell>
          <table:table-cell office:value-type="float" office:value="0.00863091" calcext:value-type="float">
            <text:p>0.00863091</text:p>
          </table:table-cell>
          <table:table-cell office:value-type="float" office:value="-0.0007188646" calcext:value-type="float">
            <text:p>-0.0007188646</text:p>
          </table:table-cell>
          <table:table-cell office:value-type="float" office:value="479" calcext:value-type="float">
            <text:p>479</text:p>
          </table:table-cell>
          <table:table-cell table:formula="of:=[.H480]*100" office:value-type="float" office:value="-0.07188646" calcext:value-type="float">
            <text:p>-0.07188646</text:p>
          </table:table-cell>
          <table:table-cell table:formula="of:=100*[.F480]" office:value-type="float" office:value="0.067585" calcext:value-type="float">
            <text:p>0.067585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179.0694732666" calcext:value-type="float">
            <text:p>179.0694732666</text:p>
          </table:table-cell>
          <table:table-cell office:value-type="float" office:value="0.0580372412" calcext:value-type="float">
            <text:p>0.0580372412</text:p>
          </table:table-cell>
          <table:table-cell office:value-type="float" office:value="0.1164897478" calcext:value-type="float">
            <text:p>0.11648974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76635" calcext:value-type="float">
            <text:p>0.00076635</text:p>
          </table:table-cell>
          <table:table-cell office:value-type="float" office:value="0.00594969" calcext:value-type="float">
            <text:p>0.00594969</text:p>
          </table:table-cell>
          <table:table-cell office:value-type="float" office:value="0.0000658807" calcext:value-type="float">
            <text:p>6.58807E-05</text:p>
          </table:table-cell>
          <table:table-cell office:value-type="float" office:value="480" calcext:value-type="float">
            <text:p>480</text:p>
          </table:table-cell>
          <table:table-cell table:formula="of:=[.H481]*100" office:value-type="float" office:value="0.00658807" calcext:value-type="float">
            <text:p>0.00658807</text:p>
          </table:table-cell>
          <table:table-cell table:formula="of:=100*[.F481]" office:value-type="float" office:value="0.076635" calcext:value-type="float">
            <text:p>0.076635</text:p>
          </table:table-cell>
        </table:table-row>
        <table:table-row table:style-name="ro1">
          <table:table-cell office:value-type="float" office:value="24.03" calcext:value-type="float">
            <text:p>24.03</text:p>
          </table:table-cell>
          <table:table-cell office:value-type="float" office:value="179.0811004639" calcext:value-type="float">
            <text:p>179.0811004639</text:p>
          </table:table-cell>
          <table:table-cell office:value-type="float" office:value="0.0118213981" calcext:value-type="float">
            <text:p>0.0118213981</text:p>
          </table:table-cell>
          <table:table-cell office:value-type="float" office:value="0.0239892447" calcext:value-type="float">
            <text:p>0.02398924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13463" calcext:value-type="float">
            <text:p>0.00113463</text:p>
          </table:table-cell>
          <table:table-cell office:value-type="float" office:value="0.00412746" calcext:value-type="float">
            <text:p>0.00412746</text:p>
          </table:table-cell>
          <table:table-cell office:value-type="float" office:value="0.0000531238" calcext:value-type="float">
            <text:p>5.31238E-05</text:p>
          </table:table-cell>
          <table:table-cell office:value-type="float" office:value="481" calcext:value-type="float">
            <text:p>481</text:p>
          </table:table-cell>
          <table:table-cell table:formula="of:=[.H482]*100" office:value-type="float" office:value="0.00531238" calcext:value-type="float">
            <text:p>0.00531238</text:p>
          </table:table-cell>
          <table:table-cell table:formula="of:=100*[.F482]" office:value-type="float" office:value="0.113463" calcext:value-type="float">
            <text:p>0.113463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179.0875091553" calcext:value-type="float">
            <text:p>179.0875091553</text:p>
          </table:table-cell>
          <table:table-cell office:value-type="float" office:value="-0.1120077952" calcext:value-type="float">
            <text:p>-0.1120077952</text:p>
          </table:table-cell>
          <table:table-cell office:value-type="float" office:value="-0.2238849701" calcext:value-type="float">
            <text:p>-0.22388497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2052" calcext:value-type="float">
            <text:p>0.0022052</text:p>
          </table:table-cell>
          <table:table-cell office:value-type="float" office:value="0.00412746" calcext:value-type="float">
            <text:p>0.00412746</text:p>
          </table:table-cell>
          <table:table-cell office:value-type="float" office:value="0.0039869356" calcext:value-type="float">
            <text:p>0.0039869356</text:p>
          </table:table-cell>
          <table:table-cell office:value-type="float" office:value="482" calcext:value-type="float">
            <text:p>482</text:p>
          </table:table-cell>
          <table:table-cell table:formula="of:=[.H483]*100" office:value-type="float" office:value="0.39869356" calcext:value-type="float">
            <text:p>0.39869356</text:p>
          </table:table-cell>
          <table:table-cell table:formula="of:=100*[.F483]" office:value-type="float" office:value="0.22052" calcext:value-type="float">
            <text:p>0.22052</text:p>
          </table:table-cell>
        </table:table-row>
        <table:table-row table:style-name="ro1">
          <table:table-cell office:value-type="float" office:value="24.13" calcext:value-type="float">
            <text:p>24.13</text:p>
          </table:table-cell>
          <table:table-cell office:value-type="float" office:value="179.0960693359" calcext:value-type="float">
            <text:p>179.0960693359</text:p>
          </table:table-cell>
          <table:table-cell office:value-type="float" office:value="-0.1486466589" calcext:value-type="float">
            <text:p>-0.1486466589</text:p>
          </table:table-cell>
          <table:table-cell office:value-type="float" office:value="-0.2974668778" calcext:value-type="float">
            <text:p>-0.29746687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1625" calcext:value-type="float">
            <text:p>0.0031625</text:p>
          </table:table-cell>
          <table:table-cell office:value-type="float" office:value="0.00034762" calcext:value-type="float">
            <text:p>0.00034762</text:p>
          </table:table-cell>
          <table:table-cell office:value-type="float" office:value="0.0034884277" calcext:value-type="float">
            <text:p>0.0034884277</text:p>
          </table:table-cell>
          <table:table-cell office:value-type="float" office:value="483" calcext:value-type="float">
            <text:p>483</text:p>
          </table:table-cell>
          <table:table-cell table:formula="of:=[.H484]*100" office:value-type="float" office:value="0.34884277" calcext:value-type="float">
            <text:p>0.34884277</text:p>
          </table:table-cell>
          <table:table-cell table:formula="of:=100*[.F484]" office:value-type="float" office:value="0.31625" calcext:value-type="float">
            <text:p>0.31625</text:p>
          </table:table-cell>
        </table:table-row>
        <table:table-row table:style-name="ro1">
          <table:table-cell office:value-type="float" office:value="24.18" calcext:value-type="float">
            <text:p>24.18</text:p>
          </table:table-cell>
          <table:table-cell office:value-type="float" office:value="179.0821990967" calcext:value-type="float">
            <text:p>179.0821990967</text:p>
          </table:table-cell>
          <table:table-cell office:value-type="float" office:value="-0.2473688846" calcext:value-type="float">
            <text:p>-0.2473688846</text:p>
          </table:table-cell>
          <table:table-cell office:value-type="float" office:value="-0.4952492631" calcext:value-type="float">
            <text:p>-0.49524926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45809" calcext:value-type="float">
            <text:p>0.00445809</text:p>
          </table:table-cell>
          <table:table-cell office:value-type="float" office:value="0.00034762" calcext:value-type="float">
            <text:p>0.00034762</text:p>
          </table:table-cell>
          <table:table-cell office:value-type="float" office:value="0.0065932126" calcext:value-type="float">
            <text:p>0.0065932126</text:p>
          </table:table-cell>
          <table:table-cell office:value-type="float" office:value="484" calcext:value-type="float">
            <text:p>484</text:p>
          </table:table-cell>
          <table:table-cell table:formula="of:=[.H485]*100" office:value-type="float" office:value="0.65932126" calcext:value-type="float">
            <text:p>0.65932126</text:p>
          </table:table-cell>
          <table:table-cell table:formula="of:=100*[.F485]" office:value-type="float" office:value="0.445809" calcext:value-type="float">
            <text:p>0.445809</text:p>
          </table:table-cell>
        </table:table-row>
        <table:table-row table:style-name="ro1">
          <table:table-cell office:value-type="float" office:value="24.23" calcext:value-type="float">
            <text:p>24.23</text:p>
          </table:table-cell>
          <table:table-cell office:value-type="float" office:value="179.0891723633" calcext:value-type="float">
            <text:p>179.0891723633</text:p>
          </table:table-cell>
          <table:table-cell office:value-type="float" office:value="-0.2338446517" calcext:value-type="float">
            <text:p>-0.2338446517</text:p>
          </table:table-cell>
          <table:table-cell office:value-type="float" office:value="-0.4685110684" calcext:value-type="float">
            <text:p>-0.46851106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23097" calcext:value-type="float">
            <text:p>0.00523097</text:p>
          </table:table-cell>
          <table:table-cell office:value-type="float" office:value="0.00034762" calcext:value-type="float">
            <text:p>0.00034762</text:p>
          </table:table-cell>
          <table:table-cell office:value-type="float" office:value="0.0053346259" calcext:value-type="float">
            <text:p>0.0053346259</text:p>
          </table:table-cell>
          <table:table-cell office:value-type="float" office:value="485" calcext:value-type="float">
            <text:p>485</text:p>
          </table:table-cell>
          <table:table-cell table:formula="of:=[.H486]*100" office:value-type="float" office:value="0.53346259" calcext:value-type="float">
            <text:p>0.53346259</text:p>
          </table:table-cell>
          <table:table-cell table:formula="of:=100*[.F486]" office:value-type="float" office:value="0.523097" calcext:value-type="float">
            <text:p>0.523097</text:p>
          </table:table-cell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179.0742645264" calcext:value-type="float">
            <text:p>179.0742645264</text:p>
          </table:table-cell>
          <table:table-cell office:value-type="float" office:value="-0.3496241491" calcext:value-type="float">
            <text:p>-0.3496241491</text:p>
          </table:table-cell>
          <table:table-cell office:value-type="float" office:value="-0.7003789596" calcext:value-type="float">
            <text:p>-0.70037895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5174" calcext:value-type="float">
            <text:p>0.0065174</text:p>
          </table:table-cell>
          <table:table-cell office:value-type="float" office:value="-0.00237046" calcext:value-type="float">
            <text:p>-0.00237046</text:p>
          </table:table-cell>
          <table:table-cell office:value-type="float" office:value="0.0088615402" calcext:value-type="float">
            <text:p>0.0088615402</text:p>
          </table:table-cell>
          <table:table-cell office:value-type="float" office:value="486" calcext:value-type="float">
            <text:p>486</text:p>
          </table:table-cell>
          <table:table-cell table:formula="of:=[.H487]*100" office:value-type="float" office:value="0.88615402" calcext:value-type="float">
            <text:p>0.88615402</text:p>
          </table:table-cell>
          <table:table-cell table:formula="of:=100*[.F487]" office:value-type="float" office:value="0.65174" calcext:value-type="float">
            <text:p>0.65174</text:p>
          </table:table-cell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179.0689544678" calcext:value-type="float">
            <text:p>179.0689544678</text:p>
          </table:table-cell>
          <table:table-cell office:value-type="float" office:value="-0.4166367697" calcext:value-type="float">
            <text:p>-0.4166367697</text:p>
          </table:table-cell>
          <table:table-cell office:value-type="float" office:value="-0.8347926913" calcext:value-type="float">
            <text:p>-0.834792691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2091" calcext:value-type="float">
            <text:p>0.00782091</text:p>
          </table:table-cell>
          <table:table-cell office:value-type="float" office:value="-0.00237046" calcext:value-type="float">
            <text:p>-0.00237046</text:p>
          </table:table-cell>
          <table:table-cell office:value-type="float" office:value="0.0111782208" calcext:value-type="float">
            <text:p>0.0111782208</text:p>
          </table:table-cell>
          <table:table-cell office:value-type="float" office:value="487" calcext:value-type="float">
            <text:p>487</text:p>
          </table:table-cell>
          <table:table-cell table:formula="of:=[.H488]*100" office:value-type="float" office:value="1.11782208" calcext:value-type="float">
            <text:p>1.11782208</text:p>
          </table:table-cell>
          <table:table-cell table:formula="of:=100*[.F488]" office:value-type="float" office:value="0.782091" calcext:value-type="float">
            <text:p>0.782091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179.0618438721" calcext:value-type="float">
            <text:p>179.0618438721</text:p>
          </table:table-cell>
          <table:table-cell office:value-type="float" office:value="-0.463651526" calcext:value-type="float">
            <text:p>-0.463651526</text:p>
          </table:table-cell>
          <table:table-cell office:value-type="float" office:value="-0.9291949713" calcext:value-type="float">
            <text:p>-0.929194971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00252" calcext:value-type="float">
            <text:p>0.00900252</text:p>
          </table:table-cell>
          <table:table-cell office:value-type="float" office:value="-0.00380148" calcext:value-type="float">
            <text:p>-0.00380148</text:p>
          </table:table-cell>
          <table:table-cell office:value-type="float" office:value="0.0105239559" calcext:value-type="float">
            <text:p>0.0105239559</text:p>
          </table:table-cell>
          <table:table-cell office:value-type="float" office:value="488" calcext:value-type="float">
            <text:p>488</text:p>
          </table:table-cell>
          <table:table-cell table:formula="of:=[.H489]*100" office:value-type="float" office:value="1.05239559" calcext:value-type="float">
            <text:p>1.05239559</text:p>
          </table:table-cell>
          <table:table-cell table:formula="of:=100*[.F489]" office:value-type="float" office:value="0.900252" calcext:value-type="float">
            <text:p>0.900252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179.0699157715" calcext:value-type="float">
            <text:p>179.0699157715</text:p>
          </table:table-cell>
          <table:table-cell office:value-type="float" office:value="-0.4477552609" calcext:value-type="float">
            <text:p>-0.4477552609</text:p>
          </table:table-cell>
          <table:table-cell office:value-type="float" office:value="-0.8976818535" calcext:value-type="float">
            <text:p>-0.897681853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68366" calcext:value-type="float">
            <text:p>0.00968366</text:p>
          </table:table-cell>
          <table:table-cell office:value-type="float" office:value="-0.00380148" calcext:value-type="float">
            <text:p>-0.00380148</text:p>
          </table:table-cell>
          <table:table-cell office:value-type="float" office:value="0.0096263282" calcext:value-type="float">
            <text:p>0.0096263282</text:p>
          </table:table-cell>
          <table:table-cell office:value-type="float" office:value="489" calcext:value-type="float">
            <text:p>489</text:p>
          </table:table-cell>
          <table:table-cell table:formula="of:=[.H490]*100" office:value-type="float" office:value="0.96263282" calcext:value-type="float">
            <text:p>0.96263282</text:p>
          </table:table-cell>
          <table:table-cell table:formula="of:=100*[.F490]" office:value-type="float" office:value="0.968366" calcext:value-type="float">
            <text:p>0.968366</text:p>
          </table:table-cell>
        </table:table-row>
        <table:table-row table:style-name="ro1">
          <table:table-cell office:value-type="float" office:value="24.49" calcext:value-type="float">
            <text:p>24.49</text:p>
          </table:table-cell>
          <table:table-cell office:value-type="float" office:value="179.0785675049" calcext:value-type="float">
            <text:p>179.0785675049</text:p>
          </table:table-cell>
          <table:table-cell office:value-type="float" office:value="-0.5037942184" calcext:value-type="float">
            <text:p>-0.5037942184</text:p>
          </table:table-cell>
          <table:table-cell office:value-type="float" office:value="-1.0099860178" calcext:value-type="float">
            <text:p>-1.00998601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51085" calcext:value-type="float">
            <text:p>0.01051085</text:p>
          </table:table-cell>
          <table:table-cell office:value-type="float" office:value="-0.00380148" calcext:value-type="float">
            <text:p>-0.00380148</text:p>
          </table:table-cell>
          <table:table-cell office:value-type="float" office:value="0.0106959045" calcext:value-type="float">
            <text:p>0.0106959045</text:p>
          </table:table-cell>
          <table:table-cell office:value-type="float" office:value="490" calcext:value-type="float">
            <text:p>490</text:p>
          </table:table-cell>
          <table:table-cell table:formula="of:=[.H491]*100" office:value-type="float" office:value="1.06959045" calcext:value-type="float">
            <text:p>1.06959045</text:p>
          </table:table-cell>
          <table:table-cell table:formula="of:=100*[.F491]" office:value-type="float" office:value="1.051085" calcext:value-type="float">
            <text:p>1.051085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179.0812683105" calcext:value-type="float">
            <text:p>179.0812683105</text:p>
          </table:table-cell>
          <table:table-cell office:value-type="float" office:value="-0.4368321366" calcext:value-type="float">
            <text:p>-0.4368321366</text:p>
          </table:table-cell>
          <table:table-cell office:value-type="float" office:value="-0.876201642" calcext:value-type="float">
            <text:p>-0.8762016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61558" calcext:value-type="float">
            <text:p>0.01061558</text:p>
          </table:table-cell>
          <table:table-cell office:value-type="float" office:value="-0.00385339" calcext:value-type="float">
            <text:p>-0.00385339</text:p>
          </table:table-cell>
          <table:table-cell office:value-type="float" office:value="0.0094796204" calcext:value-type="float">
            <text:p>0.0094796204</text:p>
          </table:table-cell>
          <table:table-cell office:value-type="float" office:value="491" calcext:value-type="float">
            <text:p>491</text:p>
          </table:table-cell>
          <table:table-cell table:formula="of:=[.H492]*100" office:value-type="float" office:value="0.94796204" calcext:value-type="float">
            <text:p>0.94796204</text:p>
          </table:table-cell>
          <table:table-cell table:formula="of:=100*[.F492]" office:value-type="float" office:value="1.061558" calcext:value-type="float">
            <text:p>1.061558</text:p>
          </table:table-cell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179.088760376" calcext:value-type="float">
            <text:p>179.088760376</text:p>
          </table:table-cell>
          <table:table-cell office:value-type="float" office:value="-0.4397504843" calcext:value-type="float">
            <text:p>-0.4397504843</text:p>
          </table:table-cell>
          <table:table-cell office:value-type="float" office:value="-0.882067429" calcext:value-type="float">
            <text:p>-0.8820674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70479" calcext:value-type="float">
            <text:p>0.01070479</text:p>
          </table:table-cell>
          <table:table-cell office:value-type="float" office:value="-0.00385339" calcext:value-type="float">
            <text:p>-0.00385339</text:p>
          </table:table-cell>
          <table:table-cell office:value-type="float" office:value="0.0105827818" calcext:value-type="float">
            <text:p>0.0105827818</text:p>
          </table:table-cell>
          <table:table-cell office:value-type="float" office:value="492" calcext:value-type="float">
            <text:p>492</text:p>
          </table:table-cell>
          <table:table-cell table:formula="of:=[.H493]*100" office:value-type="float" office:value="1.05827818" calcext:value-type="float">
            <text:p>1.05827818</text:p>
          </table:table-cell>
          <table:table-cell table:formula="of:=100*[.F493]" office:value-type="float" office:value="1.070479" calcext:value-type="float">
            <text:p>1.070479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179.0847167969" calcext:value-type="float">
            <text:p>179.0847167969</text:p>
          </table:table-cell>
          <table:table-cell office:value-type="float" office:value="-0.3488491957" calcext:value-type="float">
            <text:p>-0.3488491957</text:p>
          </table:table-cell>
          <table:table-cell office:value-type="float" office:value="-0.7001962767" calcext:value-type="float">
            <text:p>-0.700196276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15841" calcext:value-type="float">
            <text:p>0.01015841</text:p>
          </table:table-cell>
          <table:table-cell office:value-type="float" office:value="-0.00355466" calcext:value-type="float">
            <text:p>-0.00355466</text:p>
          </table:table-cell>
          <table:table-cell office:value-type="float" office:value="0.0094059107" calcext:value-type="float">
            <text:p>0.0094059107</text:p>
          </table:table-cell>
          <table:table-cell office:value-type="float" office:value="493" calcext:value-type="float">
            <text:p>493</text:p>
          </table:table-cell>
          <table:table-cell table:formula="of:=[.H494]*100" office:value-type="float" office:value="0.94059107" calcext:value-type="float">
            <text:p>0.94059107</text:p>
          </table:table-cell>
          <table:table-cell table:formula="of:=100*[.F494]" office:value-type="float" office:value="1.015841" calcext:value-type="float">
            <text:p>1.015841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179.0807647705" calcext:value-type="float">
            <text:p>179.0807647705</text:p>
          </table:table-cell>
          <table:table-cell office:value-type="float" office:value="-0.3441669922" calcext:value-type="float">
            <text:p>-0.3441669922</text:p>
          </table:table-cell>
          <table:table-cell office:value-type="float" office:value="-0.6906906393" calcext:value-type="float">
            <text:p>-0.69069063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76326" calcext:value-type="float">
            <text:p>0.00976326</text:p>
          </table:table-cell>
          <table:table-cell office:value-type="float" office:value="-0.00258291" calcext:value-type="float">
            <text:p>-0.00258291</text:p>
          </table:table-cell>
          <table:table-cell office:value-type="float" office:value="0.0093538031" calcext:value-type="float">
            <text:p>0.0093538031</text:p>
          </table:table-cell>
          <table:table-cell office:value-type="float" office:value="494" calcext:value-type="float">
            <text:p>494</text:p>
          </table:table-cell>
          <table:table-cell table:formula="of:=[.H495]*100" office:value-type="float" office:value="0.93538031" calcext:value-type="float">
            <text:p>0.93538031</text:p>
          </table:table-cell>
          <table:table-cell table:formula="of:=100*[.F495]" office:value-type="float" office:value="0.976326" calcext:value-type="float">
            <text:p>0.976326</text:p>
          </table:table-cell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179.0868377686" calcext:value-type="float">
            <text:p>179.0868377686</text:p>
          </table:table-cell>
          <table:table-cell office:value-type="float" office:value="-0.2732097237" calcext:value-type="float">
            <text:p>-0.2732097237</text:p>
          </table:table-cell>
          <table:table-cell office:value-type="float" office:value="-0.5486064129" calcext:value-type="float">
            <text:p>-0.54860641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02715" calcext:value-type="float">
            <text:p>0.00902715</text:p>
          </table:table-cell>
          <table:table-cell office:value-type="float" office:value="-0.00258291" calcext:value-type="float">
            <text:p>-0.00258291</text:p>
          </table:table-cell>
          <table:table-cell office:value-type="float" office:value="0.0090305492" calcext:value-type="float">
            <text:p>0.0090305492</text:p>
          </table:table-cell>
          <table:table-cell office:value-type="float" office:value="495" calcext:value-type="float">
            <text:p>495</text:p>
          </table:table-cell>
          <table:table-cell table:formula="of:=[.H496]*100" office:value-type="float" office:value="0.90305492" calcext:value-type="float">
            <text:p>0.90305492</text:p>
          </table:table-cell>
          <table:table-cell table:formula="of:=100*[.F496]" office:value-type="float" office:value="0.902715" calcext:value-type="float">
            <text:p>0.902715</text:p>
          </table:table-cell>
        </table:table-row>
        <table:table-row table:style-name="ro1">
          <table:table-cell office:value-type="float" office:value="24.79" calcext:value-type="float">
            <text:p>24.79</text:p>
          </table:table-cell>
          <table:table-cell office:value-type="float" office:value="179.0816192627" calcext:value-type="float">
            <text:p>179.0816192627</text:p>
          </table:table-cell>
          <table:table-cell office:value-type="float" office:value="-0.2778417859" calcext:value-type="float">
            <text:p>-0.2778417859</text:p>
          </table:table-cell>
          <table:table-cell office:value-type="float" office:value="-0.557691202" calcext:value-type="float">
            <text:p>-0.5576912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56769" calcext:value-type="float">
            <text:p>0.00856769</text:p>
          </table:table-cell>
          <table:table-cell office:value-type="float" office:value="-0.00017204" calcext:value-type="float">
            <text:p>-0.00017204</text:p>
          </table:table-cell>
          <table:table-cell office:value-type="float" office:value="0.0101508093" calcext:value-type="float">
            <text:p>0.0101508093</text:p>
          </table:table-cell>
          <table:table-cell office:value-type="float" office:value="496" calcext:value-type="float">
            <text:p>496</text:p>
          </table:table-cell>
          <table:table-cell table:formula="of:=[.H497]*100" office:value-type="float" office:value="1.01508093" calcext:value-type="float">
            <text:p>1.01508093</text:p>
          </table:table-cell>
          <table:table-cell table:formula="of:=100*[.F497]" office:value-type="float" office:value="0.856769" calcext:value-type="float">
            <text:p>0.856769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179.0900268555" calcext:value-type="float">
            <text:p>179.0900268555</text:p>
          </table:table-cell>
          <table:table-cell office:value-type="float" office:value="-0.203185285" calcext:value-type="float">
            <text:p>-0.203185285</text:p>
          </table:table-cell>
          <table:table-cell office:value-type="float" office:value="-0.4081887419" calcext:value-type="float">
            <text:p>-0.408188741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76409" calcext:value-type="float">
            <text:p>0.00776409</text:p>
          </table:table-cell>
          <table:table-cell office:value-type="float" office:value="-0.00017204" calcext:value-type="float">
            <text:p>-0.00017204</text:p>
          </table:table-cell>
          <table:table-cell office:value-type="float" office:value="0.007320003" calcext:value-type="float">
            <text:p>0.007320003</text:p>
          </table:table-cell>
          <table:table-cell office:value-type="float" office:value="497" calcext:value-type="float">
            <text:p>497</text:p>
          </table:table-cell>
          <table:table-cell table:formula="of:=[.H498]*100" office:value-type="float" office:value="0.7320003" calcext:value-type="float">
            <text:p>0.7320003</text:p>
          </table:table-cell>
          <table:table-cell table:formula="of:=100*[.F498]" office:value-type="float" office:value="0.776409" calcext:value-type="float">
            <text:p>0.776409</text:p>
          </table:table-cell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179.0883789062" calcext:value-type="float">
            <text:p>179.0883789062</text:p>
          </table:table-cell>
          <table:table-cell office:value-type="float" office:value="-0.1689539746" calcext:value-type="float">
            <text:p>-0.1689539746</text:p>
          </table:table-cell>
          <table:table-cell office:value-type="float" office:value="-0.3394910693" calcext:value-type="float">
            <text:p>-0.33949106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00068" calcext:value-type="float">
            <text:p>0.00700068</text:p>
          </table:table-cell>
          <table:table-cell office:value-type="float" office:value="0.00160142" calcext:value-type="float">
            <text:p>0.00160142</text:p>
          </table:table-cell>
          <table:table-cell office:value-type="float" office:value="0.0064319923" calcext:value-type="float">
            <text:p>0.0064319923</text:p>
          </table:table-cell>
          <table:table-cell office:value-type="float" office:value="498" calcext:value-type="float">
            <text:p>498</text:p>
          </table:table-cell>
          <table:table-cell table:formula="of:=[.H499]*100" office:value-type="float" office:value="0.64319923" calcext:value-type="float">
            <text:p>0.64319923</text:p>
          </table:table-cell>
          <table:table-cell table:formula="of:=100*[.F499]" office:value-type="float" office:value="0.700068" calcext:value-type="float">
            <text:p>0.700068</text:p>
          </table:table-cell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179.0956115723" calcext:value-type="float">
            <text:p>179.0956115723</text:p>
          </table:table-cell>
          <table:table-cell office:value-type="float" office:value="-0.1115054234" calcext:value-type="float">
            <text:p>-0.1115054234</text:p>
          </table:table-cell>
          <table:table-cell office:value-type="float" office:value="-0.224345747" calcext:value-type="float">
            <text:p>-0.2243457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0929" calcext:value-type="float">
            <text:p>0.00610929</text:p>
          </table:table-cell>
          <table:table-cell office:value-type="float" office:value="0.00306659" calcext:value-type="float">
            <text:p>0.00306659</text:p>
          </table:table-cell>
          <table:table-cell office:value-type="float" office:value="0.0052909129" calcext:value-type="float">
            <text:p>0.0052909129</text:p>
          </table:table-cell>
          <table:table-cell office:value-type="float" office:value="499" calcext:value-type="float">
            <text:p>499</text:p>
          </table:table-cell>
          <table:table-cell table:formula="of:=[.H500]*100" office:value-type="float" office:value="0.52909129" calcext:value-type="float">
            <text:p>0.52909129</text:p>
          </table:table-cell>
          <table:table-cell table:formula="of:=100*[.F500]" office:value-type="float" office:value="0.610929" calcext:value-type="float">
            <text:p>0.610929</text:p>
          </table:table-cell>
        </table:table-row>
        <table:table-row table:style-name="ro1">
          <table:table-cell office:value-type="float" office:value="24.99" calcext:value-type="float">
            <text:p>24.99</text:p>
          </table:table-cell>
          <table:table-cell office:value-type="float" office:value="179.1001281738" calcext:value-type="float">
            <text:p>179.1001281738</text:p>
          </table:table-cell>
          <table:table-cell office:value-type="float" office:value="-0.1522424567" calcext:value-type="float">
            <text:p>-0.1522424567</text:p>
          </table:table-cell>
          <table:table-cell office:value-type="float" office:value="-0.3056377655" calcext:value-type="float">
            <text:p>-0.30563776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78702" calcext:value-type="float">
            <text:p>0.00578702</text:p>
          </table:table-cell>
          <table:table-cell office:value-type="float" office:value="0.00306659" calcext:value-type="float">
            <text:p>0.00306659</text:p>
          </table:table-cell>
          <table:table-cell office:value-type="float" office:value="0.0058563576" calcext:value-type="float">
            <text:p>0.0058563576</text:p>
          </table:table-cell>
          <table:table-cell office:value-type="float" office:value="500" calcext:value-type="float">
            <text:p>500</text:p>
          </table:table-cell>
          <table:table-cell table:formula="of:=[.H501]*100" office:value-type="float" office:value="0.58563576" calcext:value-type="float">
            <text:p>0.58563576</text:p>
          </table:table-cell>
          <table:table-cell table:formula="of:=100*[.F501]" office:value-type="float" office:value="0.578702" calcext:value-type="float">
            <text:p>0.578702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179.0956115723" calcext:value-type="float">
            <text:p>179.0956115723</text:p>
          </table:table-cell>
          <table:table-cell office:value-type="float" office:value="-0.1611080826" calcext:value-type="float">
            <text:p>-0.1611080826</text:p>
          </table:table-cell>
          <table:table-cell office:value-type="float" office:value="-0.3232973391" calcext:value-type="float">
            <text:p>-0.32329733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63144" calcext:value-type="float">
            <text:p>0.00563144</text:p>
          </table:table-cell>
          <table:table-cell office:value-type="float" office:value="0.00674527" calcext:value-type="float">
            <text:p>0.00674527</text:p>
          </table:table-cell>
          <table:table-cell office:value-type="float" office:value="0.0053217316" calcext:value-type="float">
            <text:p>0.0053217316</text:p>
          </table:table-cell>
          <table:table-cell office:value-type="float" office:value="501" calcext:value-type="float">
            <text:p>501</text:p>
          </table:table-cell>
          <table:table-cell table:formula="of:=[.H502]*100" office:value-type="float" office:value="0.53217316" calcext:value-type="float">
            <text:p>0.53217316</text:p>
          </table:table-cell>
          <table:table-cell table:formula="of:=100*[.F502]" office:value-type="float" office:value="0.563144" calcext:value-type="float">
            <text:p>0.563144</text:p>
          </table:table-cell>
        </table:table-row>
        <table:table-row table:style-name="ro1">
          <table:table-cell office:value-type="float" office:value="25.09" calcext:value-type="float">
            <text:p>25.09</text:p>
          </table:table-cell>
          <table:table-cell office:value-type="float" office:value="179.1046295166" calcext:value-type="float">
            <text:p>179.1046295166</text:p>
          </table:table-cell>
          <table:table-cell office:value-type="float" office:value="-0.1802035843" calcext:value-type="float">
            <text:p>-0.1802035843</text:p>
          </table:table-cell>
          <table:table-cell office:value-type="float" office:value="-0.3614685488" calcext:value-type="float">
            <text:p>-0.36146854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65506" calcext:value-type="float">
            <text:p>0.00565506</text:p>
          </table:table-cell>
          <table:table-cell office:value-type="float" office:value="0.00674527" calcext:value-type="float">
            <text:p>0.00674527</text:p>
          </table:table-cell>
          <table:table-cell office:value-type="float" office:value="0.0054153793" calcext:value-type="float">
            <text:p>0.0054153793</text:p>
          </table:table-cell>
          <table:table-cell office:value-type="float" office:value="502" calcext:value-type="float">
            <text:p>502</text:p>
          </table:table-cell>
          <table:table-cell table:formula="of:=[.H503]*100" office:value-type="float" office:value="0.54153793" calcext:value-type="float">
            <text:p>0.54153793</text:p>
          </table:table-cell>
          <table:table-cell table:formula="of:=100*[.F503]" office:value-type="float" office:value="0.565506" calcext:value-type="float">
            <text:p>0.565506</text:p>
          </table:table-cell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179.0975952148" calcext:value-type="float">
            <text:p>179.0975952148</text:p>
          </table:table-cell>
          <table:table-cell office:value-type="float" office:value="-0.206195559" calcext:value-type="float">
            <text:p>-0.206195559</text:p>
          </table:table-cell>
          <table:table-cell office:value-type="float" office:value="-0.4134843857" calcext:value-type="float">
            <text:p>-0.413484385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4402" calcext:value-type="float">
            <text:p>0.00584402</text:p>
          </table:table-cell>
          <table:table-cell office:value-type="float" office:value="0.00674527" calcext:value-type="float">
            <text:p>0.00674527</text:p>
          </table:table-cell>
          <table:table-cell office:value-type="float" office:value="0.0045855563" calcext:value-type="float">
            <text:p>0.0045855563</text:p>
          </table:table-cell>
          <table:table-cell office:value-type="float" office:value="503" calcext:value-type="float">
            <text:p>503</text:p>
          </table:table-cell>
          <table:table-cell table:formula="of:=[.H504]*100" office:value-type="float" office:value="0.45855563" calcext:value-type="float">
            <text:p>0.45855563</text:p>
          </table:table-cell>
          <table:table-cell table:formula="of:=100*[.F504]" office:value-type="float" office:value="0.584402" calcext:value-type="float">
            <text:p>0.584402</text:p>
          </table:table-cell>
        </table:table-row>
        <table:table-row table:style-name="ro1">
          <table:table-cell office:value-type="float" office:value="25.19" calcext:value-type="float">
            <text:p>25.19</text:p>
          </table:table-cell>
          <table:table-cell office:value-type="float" office:value="179.0907897949" calcext:value-type="float">
            <text:p>179.0907897949</text:p>
          </table:table-cell>
          <table:table-cell office:value-type="float" office:value="-0.2874055853" calcext:value-type="float">
            <text:p>-0.2874055853</text:p>
          </table:table-cell>
          <table:table-cell office:value-type="float" office:value="-0.5760328451" calcext:value-type="float">
            <text:p>-0.57603284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51111" calcext:value-type="float">
            <text:p>0.00651111</text:p>
          </table:table-cell>
          <table:table-cell office:value-type="float" office:value="0.01044838" calcext:value-type="float">
            <text:p>0.01044838</text:p>
          </table:table-cell>
          <table:table-cell office:value-type="float" office:value="0.0068569335" calcext:value-type="float">
            <text:p>0.0068569335</text:p>
          </table:table-cell>
          <table:table-cell office:value-type="float" office:value="504" calcext:value-type="float">
            <text:p>504</text:p>
          </table:table-cell>
          <table:table-cell table:formula="of:=[.H505]*100" office:value-type="float" office:value="0.68569335" calcext:value-type="float">
            <text:p>0.68569335</text:p>
          </table:table-cell>
          <table:table-cell table:formula="of:=100*[.F505]" office:value-type="float" office:value="0.651111" calcext:value-type="float">
            <text:p>0.651111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179.089263916" calcext:value-type="float">
            <text:p>179.089263916</text:p>
          </table:table-cell>
          <table:table-cell office:value-type="float" office:value="-0.3660207974" calcext:value-type="float">
            <text:p>-0.3660207974</text:p>
          </table:table-cell>
          <table:table-cell office:value-type="float" office:value="-0.7335085746" calcext:value-type="float">
            <text:p>-0.73350857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7939" calcext:value-type="float">
            <text:p>0.00747939</text:p>
          </table:table-cell>
          <table:table-cell office:value-type="float" office:value="0.01044838" calcext:value-type="float">
            <text:p>0.01044838</text:p>
          </table:table-cell>
          <table:table-cell office:value-type="float" office:value="0.0084882669" calcext:value-type="float">
            <text:p>0.0084882669</text:p>
          </table:table-cell>
          <table:table-cell office:value-type="float" office:value="505" calcext:value-type="float">
            <text:p>505</text:p>
          </table:table-cell>
          <table:table-cell table:formula="of:=[.H506]*100" office:value-type="float" office:value="0.84882669" calcext:value-type="float">
            <text:p>0.84882669</text:p>
          </table:table-cell>
          <table:table-cell table:formula="of:=100*[.F506]" office:value-type="float" office:value="0.747939" calcext:value-type="float">
            <text:p>0.747939</text:p>
          </table:table-cell>
        </table:table-row>
        <table:table-row table:style-name="ro1">
          <table:table-cell office:value-type="float" office:value="25.29" calcext:value-type="float">
            <text:p>25.29</text:p>
          </table:table-cell>
          <table:table-cell office:value-type="float" office:value="179.0899963379" calcext:value-type="float">
            <text:p>179.0899963379</text:p>
          </table:table-cell>
          <table:table-cell office:value-type="float" office:value="-0.3478418673" calcext:value-type="float">
            <text:p>-0.3478418673</text:p>
          </table:table-cell>
          <table:table-cell office:value-type="float" office:value="-0.6973745313" calcext:value-type="float">
            <text:p>-0.697374531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00322" calcext:value-type="float">
            <text:p>0.00800322</text:p>
          </table:table-cell>
          <table:table-cell office:value-type="float" office:value="0.01378138" calcext:value-type="float">
            <text:p>0.01378138</text:p>
          </table:table-cell>
          <table:table-cell office:value-type="float" office:value="0.0082022652" calcext:value-type="float">
            <text:p>0.0082022652</text:p>
          </table:table-cell>
          <table:table-cell office:value-type="float" office:value="506" calcext:value-type="float">
            <text:p>506</text:p>
          </table:table-cell>
          <table:table-cell table:formula="of:=[.H507]*100" office:value-type="float" office:value="0.82022652" calcext:value-type="float">
            <text:p>0.82022652</text:p>
          </table:table-cell>
          <table:table-cell table:formula="of:=100*[.F507]" office:value-type="float" office:value="0.800322" calcext:value-type="float">
            <text:p>0.800322</text:p>
          </table:table-cell>
        </table:table-row>
        <table:table-row table:style-name="ro1">
          <table:table-cell office:value-type="float" office:value="25.34" calcext:value-type="float">
            <text:p>25.34</text:p>
          </table:table-cell>
          <table:table-cell office:value-type="float" office:value="179.0857849121" calcext:value-type="float">
            <text:p>179.0857849121</text:p>
          </table:table-cell>
          <table:table-cell office:value-type="float" office:value="-0.3271631035" calcext:value-type="float">
            <text:p>-0.3271631035</text:p>
          </table:table-cell>
          <table:table-cell office:value-type="float" office:value="-0.6561272459" calcext:value-type="float">
            <text:p>-0.656127245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21434" calcext:value-type="float">
            <text:p>0.00821434</text:p>
          </table:table-cell>
          <table:table-cell office:value-type="float" office:value="0.01378138" calcext:value-type="float">
            <text:p>0.01378138</text:p>
          </table:table-cell>
          <table:table-cell office:value-type="float" office:value="0.0083446865" calcext:value-type="float">
            <text:p>0.0083446865</text:p>
          </table:table-cell>
          <table:table-cell office:value-type="float" office:value="507" calcext:value-type="float">
            <text:p>507</text:p>
          </table:table-cell>
          <table:table-cell table:formula="of:=[.H508]*100" office:value-type="float" office:value="0.83446865" calcext:value-type="float">
            <text:p>0.83446865</text:p>
          </table:table-cell>
          <table:table-cell table:formula="of:=100*[.F508]" office:value-type="float" office:value="0.821434" calcext:value-type="float">
            <text:p>0.821434</text:p>
          </table:table-cell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179.0826263428" calcext:value-type="float">
            <text:p>179.0826263428</text:p>
          </table:table-cell>
          <table:table-cell office:value-type="float" office:value="-0.3532056744" calcext:value-type="float">
            <text:p>-0.3532056744</text:p>
          </table:table-cell>
          <table:table-cell office:value-type="float" office:value="-0.7082911832" calcext:value-type="float">
            <text:p>-0.708291183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52853" calcext:value-type="float">
            <text:p>0.00852853</text:p>
          </table:table-cell>
          <table:table-cell office:value-type="float" office:value="0.01378138" calcext:value-type="float">
            <text:p>0.01378138</text:p>
          </table:table-cell>
          <table:table-cell office:value-type="float" office:value="0.0076514544" calcext:value-type="float">
            <text:p>0.0076514544</text:p>
          </table:table-cell>
          <table:table-cell office:value-type="float" office:value="508" calcext:value-type="float">
            <text:p>508</text:p>
          </table:table-cell>
          <table:table-cell table:formula="of:=[.H509]*100" office:value-type="float" office:value="0.76514544" calcext:value-type="float">
            <text:p>0.76514544</text:p>
          </table:table-cell>
          <table:table-cell table:formula="of:=100*[.F509]" office:value-type="float" office:value="0.852853" calcext:value-type="float">
            <text:p>0.852853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179.0874633789" calcext:value-type="float">
            <text:p>179.0874633789</text:p>
          </table:table-cell>
          <table:table-cell office:value-type="float" office:value="-0.3870383939" calcext:value-type="float">
            <text:p>-0.3870383939</text:p>
          </table:table-cell>
          <table:table-cell office:value-type="float" office:value="-0.7760689642" calcext:value-type="float">
            <text:p>-0.77606896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6329" calcext:value-type="float">
            <text:p>0.00896329</text:p>
          </table:table-cell>
          <table:table-cell office:value-type="float" office:value="0.01641782" calcext:value-type="float">
            <text:p>0.01641782</text:p>
          </table:table-cell>
          <table:table-cell office:value-type="float" office:value="0.0100456552" calcext:value-type="float">
            <text:p>0.0100456552</text:p>
          </table:table-cell>
          <table:table-cell office:value-type="float" office:value="509" calcext:value-type="float">
            <text:p>509</text:p>
          </table:table-cell>
          <table:table-cell table:formula="of:=[.H510]*100" office:value-type="float" office:value="1.00456552" calcext:value-type="float">
            <text:p>1.00456552</text:p>
          </table:table-cell>
          <table:table-cell table:formula="of:=100*[.F510]" office:value-type="float" office:value="0.896329" calcext:value-type="float">
            <text:p>0.896329</text:p>
          </table:table-cell>
        </table:table-row>
        <table:table-row table:style-name="ro1">
          <table:table-cell office:value-type="float" office:value="25.49" calcext:value-type="float">
            <text:p>25.49</text:p>
          </table:table-cell>
          <table:table-cell office:value-type="float" office:value="179.0886535645" calcext:value-type="float">
            <text:p>179.0886535645</text:p>
          </table:table-cell>
          <table:table-cell office:value-type="float" office:value="-0.3819711468" calcext:value-type="float">
            <text:p>-0.3819711468</text:p>
          </table:table-cell>
          <table:table-cell office:value-type="float" office:value="-0.7660380581" calcext:value-type="float">
            <text:p>-0.766038058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21911" calcext:value-type="float">
            <text:p>0.00921911</text:p>
          </table:table-cell>
          <table:table-cell office:value-type="float" office:value="0.01641782" calcext:value-type="float">
            <text:p>0.01641782</text:p>
          </table:table-cell>
          <table:table-cell office:value-type="float" office:value="0.0099812933" calcext:value-type="float">
            <text:p>0.0099812933</text:p>
          </table:table-cell>
          <table:table-cell office:value-type="float" office:value="510" calcext:value-type="float">
            <text:p>510</text:p>
          </table:table-cell>
          <table:table-cell table:formula="of:=[.H511]*100" office:value-type="float" office:value="0.99812933" calcext:value-type="float">
            <text:p>0.99812933</text:p>
          </table:table-cell>
          <table:table-cell table:formula="of:=100*[.F511]" office:value-type="float" office:value="0.921911" calcext:value-type="float">
            <text:p>0.921911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179.090713501" calcext:value-type="float">
            <text:p>179.090713501</text:p>
          </table:table-cell>
          <table:table-cell office:value-type="float" office:value="-0.4340724678" calcext:value-type="float">
            <text:p>-0.4340724678</text:p>
          </table:table-cell>
          <table:table-cell office:value-type="float" office:value="-0.8703567197" calcext:value-type="float">
            <text:p>-0.870356719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73675" calcext:value-type="float">
            <text:p>0.00973675</text:p>
          </table:table-cell>
          <table:table-cell office:value-type="float" office:value="0.01641008" calcext:value-type="float">
            <text:p>0.01641008</text:p>
          </table:table-cell>
          <table:table-cell office:value-type="float" office:value="0.0116014572" calcext:value-type="float">
            <text:p>0.0116014572</text:p>
          </table:table-cell>
          <table:table-cell office:value-type="float" office:value="511" calcext:value-type="float">
            <text:p>511</text:p>
          </table:table-cell>
          <table:table-cell table:formula="of:=[.H512]*100" office:value-type="float" office:value="1.16014572" calcext:value-type="float">
            <text:p>1.16014572</text:p>
          </table:table-cell>
          <table:table-cell table:formula="of:=100*[.F512]" office:value-type="float" office:value="0.973675" calcext:value-type="float">
            <text:p>0.973675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79.0799255371" calcext:value-type="float">
            <text:p>179.0799255371</text:p>
          </table:table-cell>
          <table:table-cell office:value-type="float" office:value="-0.3984731198" calcext:value-type="float">
            <text:p>-0.3984731198</text:p>
          </table:table-cell>
          <table:table-cell office:value-type="float" office:value="-0.799251802" calcext:value-type="float">
            <text:p>-0.7992518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8443" calcext:value-type="float">
            <text:p>0.0098443</text:p>
          </table:table-cell>
          <table:table-cell office:value-type="float" office:value="0.01814633" calcext:value-type="float">
            <text:p>0.01814633</text:p>
          </table:table-cell>
          <table:table-cell office:value-type="float" office:value="0.0122405761" calcext:value-type="float">
            <text:p>0.0122405761</text:p>
          </table:table-cell>
          <table:table-cell office:value-type="float" office:value="512" calcext:value-type="float">
            <text:p>512</text:p>
          </table:table-cell>
          <table:table-cell table:formula="of:=[.H513]*100" office:value-type="float" office:value="1.22405761" calcext:value-type="float">
            <text:p>1.22405761</text:p>
          </table:table-cell>
          <table:table-cell table:formula="of:=100*[.F513]" office:value-type="float" office:value="0.98443" calcext:value-type="float">
            <text:p>0.98443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179.0574798584" calcext:value-type="float">
            <text:p>179.0574798584</text:p>
          </table:table-cell>
          <table:table-cell office:value-type="float" office:value="-0.4663411237" calcext:value-type="float">
            <text:p>-0.4663411237</text:p>
          </table:table-cell>
          <table:table-cell office:value-type="float" office:value="-0.9350825347" calcext:value-type="float">
            <text:p>-0.93508253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36825" calcext:value-type="float">
            <text:p>0.01036825</text:p>
          </table:table-cell>
          <table:table-cell office:value-type="float" office:value="0.01814633" calcext:value-type="float">
            <text:p>0.01814633</text:p>
          </table:table-cell>
          <table:table-cell office:value-type="float" office:value="0.0136752601" calcext:value-type="float">
            <text:p>0.0136752601</text:p>
          </table:table-cell>
          <table:table-cell office:value-type="float" office:value="513" calcext:value-type="float">
            <text:p>513</text:p>
          </table:table-cell>
          <table:table-cell table:formula="of:=[.H514]*100" office:value-type="float" office:value="1.36752601" calcext:value-type="float">
            <text:p>1.36752601</text:p>
          </table:table-cell>
          <table:table-cell table:formula="of:=100*[.F514]" office:value-type="float" office:value="1.036825" calcext:value-type="float">
            <text:p>1.036825</text:p>
          </table:table-cell>
        </table:table-row>
        <table:table-row table:style-name="ro1">
          <table:table-cell office:value-type="float" office:value="25.69" calcext:value-type="float">
            <text:p>25.69</text:p>
          </table:table-cell>
          <table:table-cell office:value-type="float" office:value="179.0444335938" calcext:value-type="float">
            <text:p>179.0444335938</text:p>
          </table:table-cell>
          <table:table-cell office:value-type="float" office:value="-0.3882410402" calcext:value-type="float">
            <text:p>-0.3882410402</text:p>
          </table:table-cell>
          <table:table-cell office:value-type="float" office:value="-0.7789352364" calcext:value-type="float">
            <text:p>-0.77893523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19676" calcext:value-type="float">
            <text:p>0.01019676</text:p>
          </table:table-cell>
          <table:table-cell office:value-type="float" office:value="0.01888997" calcext:value-type="float">
            <text:p>0.01888997</text:p>
          </table:table-cell>
          <table:table-cell office:value-type="float" office:value="0.0113464832" calcext:value-type="float">
            <text:p>0.0113464832</text:p>
          </table:table-cell>
          <table:table-cell office:value-type="float" office:value="514" calcext:value-type="float">
            <text:p>514</text:p>
          </table:table-cell>
          <table:table-cell table:formula="of:=[.H515]*100" office:value-type="float" office:value="1.13464832" calcext:value-type="float">
            <text:p>1.13464832</text:p>
          </table:table-cell>
          <table:table-cell table:formula="of:=100*[.F515]" office:value-type="float" office:value="1.019676" calcext:value-type="float">
            <text:p>1.019676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179.038848877" calcext:value-type="float">
            <text:p>179.038848877</text:p>
          </table:table-cell>
          <table:table-cell office:value-type="float" office:value="-0.4485223661" calcext:value-type="float">
            <text:p>-0.4485223661</text:p>
          </table:table-cell>
          <table:table-cell office:value-type="float" office:value="-0.8995152917" calcext:value-type="float">
            <text:p>-0.899515291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48427" calcext:value-type="float">
            <text:p>0.01048427</text:p>
          </table:table-cell>
          <table:table-cell office:value-type="float" office:value="0.01888997" calcext:value-type="float">
            <text:p>0.01888997</text:p>
          </table:table-cell>
          <table:table-cell office:value-type="float" office:value="0.0122203899" calcext:value-type="float">
            <text:p>0.0122203899</text:p>
          </table:table-cell>
          <table:table-cell office:value-type="float" office:value="515" calcext:value-type="float">
            <text:p>515</text:p>
          </table:table-cell>
          <table:table-cell table:formula="of:=[.H516]*100" office:value-type="float" office:value="1.22203899" calcext:value-type="float">
            <text:p>1.22203899</text:p>
          </table:table-cell>
          <table:table-cell table:formula="of:=100*[.F516]" office:value-type="float" office:value="1.048427" calcext:value-type="float">
            <text:p>1.048427</text:p>
          </table:table-cell>
        </table:table-row>
        <table:table-row table:style-name="ro1">
          <table:table-cell office:value-type="float" office:value="25.79" calcext:value-type="float">
            <text:p>25.79</text:p>
          </table:table-cell>
          <table:table-cell office:value-type="float" office:value="179.0392456055" calcext:value-type="float">
            <text:p>179.0392456055</text:p>
          </table:table-cell>
          <table:table-cell office:value-type="float" office:value="-0.3762818533" calcext:value-type="float">
            <text:p>-0.3762818533</text:p>
          </table:table-cell>
          <table:table-cell office:value-type="float" office:value="-0.7550339035" calcext:value-type="float">
            <text:p>-0.755033903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19434" calcext:value-type="float">
            <text:p>0.01019434</text:p>
          </table:table-cell>
          <table:table-cell office:value-type="float" office:value="0.01817315" calcext:value-type="float">
            <text:p>0.01817315</text:p>
          </table:table-cell>
          <table:table-cell office:value-type="float" office:value="0.0109051226" calcext:value-type="float">
            <text:p>0.0109051226</text:p>
          </table:table-cell>
          <table:table-cell office:value-type="float" office:value="516" calcext:value-type="float">
            <text:p>516</text:p>
          </table:table-cell>
          <table:table-cell table:formula="of:=[.H517]*100" office:value-type="float" office:value="1.09051226" calcext:value-type="float">
            <text:p>1.09051226</text:p>
          </table:table-cell>
          <table:table-cell table:formula="of:=100*[.F517]" office:value-type="float" office:value="1.019434" calcext:value-type="float">
            <text:p>1.019434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179.0277252197" calcext:value-type="float">
            <text:p>179.0277252197</text:p>
          </table:table-cell>
          <table:table-cell office:value-type="float" office:value="-0.3090301868" calcext:value-type="float">
            <text:p>-0.3090301868</text:p>
          </table:table-cell>
          <table:table-cell office:value-type="float" office:value="-0.6203908834" calcext:value-type="float">
            <text:p>-0.62039088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55302" calcext:value-type="float">
            <text:p>0.00955302</text:p>
          </table:table-cell>
          <table:table-cell office:value-type="float" office:value="0.0187021" calcext:value-type="float">
            <text:p>0.0187021</text:p>
          </table:table-cell>
          <table:table-cell office:value-type="float" office:value="0.0092662359" calcext:value-type="float">
            <text:p>0.0092662359</text:p>
          </table:table-cell>
          <table:table-cell office:value-type="float" office:value="517" calcext:value-type="float">
            <text:p>517</text:p>
          </table:table-cell>
          <table:table-cell table:formula="of:=[.H518]*100" office:value-type="float" office:value="0.92662359" calcext:value-type="float">
            <text:p>0.92662359</text:p>
          </table:table-cell>
          <table:table-cell table:formula="of:=100*[.F518]" office:value-type="float" office:value="0.955302" calcext:value-type="float">
            <text:p>0.955302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178.9861450195" calcext:value-type="float">
            <text:p>178.9861450195</text:p>
          </table:table-cell>
          <table:table-cell office:value-type="float" office:value="-0.2844296335" calcext:value-type="float">
            <text:p>-0.2844296335</text:p>
          </table:table-cell>
          <table:table-cell office:value-type="float" office:value="-0.5710049079" calcext:value-type="float">
            <text:p>-0.57100490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6188" calcext:value-type="float">
            <text:p>0.00896188</text:p>
          </table:table-cell>
          <table:table-cell office:value-type="float" office:value="0.0187021" calcext:value-type="float">
            <text:p>0.0187021</text:p>
          </table:table-cell>
          <table:table-cell office:value-type="float" office:value="0.0071224737" calcext:value-type="float">
            <text:p>0.0071224737</text:p>
          </table:table-cell>
          <table:table-cell office:value-type="float" office:value="518" calcext:value-type="float">
            <text:p>518</text:p>
          </table:table-cell>
          <table:table-cell table:formula="of:=[.H519]*100" office:value-type="float" office:value="0.71224737" calcext:value-type="float">
            <text:p>0.71224737</text:p>
          </table:table-cell>
          <table:table-cell table:formula="of:=100*[.F519]" office:value-type="float" office:value="0.896188" calcext:value-type="float">
            <text:p>0.896188</text:p>
          </table:table-cell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178.9712524414" calcext:value-type="float">
            <text:p>178.9712524414</text:p>
          </table:table-cell>
          <table:table-cell office:value-type="float" office:value="-0.3052664395" calcext:value-type="float">
            <text:p>-0.3052664395</text:p>
          </table:table-cell>
          <table:table-cell office:value-type="float" office:value="-0.6125516143" calcext:value-type="float">
            <text:p>-0.61255161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70699" calcext:value-type="float">
            <text:p>0.00870699</text:p>
          </table:table-cell>
          <table:table-cell office:value-type="float" office:value="0.01774829" calcext:value-type="float">
            <text:p>0.01774829</text:p>
          </table:table-cell>
          <table:table-cell office:value-type="float" office:value="0.0071949196" calcext:value-type="float">
            <text:p>0.0071949196</text:p>
          </table:table-cell>
          <table:table-cell office:value-type="float" office:value="519" calcext:value-type="float">
            <text:p>519</text:p>
          </table:table-cell>
          <table:table-cell table:formula="of:=[.H520]*100" office:value-type="float" office:value="0.71949196" calcext:value-type="float">
            <text:p>0.71949196</text:p>
          </table:table-cell>
          <table:table-cell table:formula="of:=100*[.F520]" office:value-type="float" office:value="0.870699" calcext:value-type="float">
            <text:p>0.870699</text:p>
          </table:table-cell>
        </table:table-row>
        <table:table-row table:style-name="ro1">
          <table:table-cell office:value-type="float" office:value="25.99" calcext:value-type="float">
            <text:p>25.99</text:p>
          </table:table-cell>
          <table:table-cell office:value-type="float" office:value="178.9739379883" calcext:value-type="float">
            <text:p>178.9739379883</text:p>
          </table:table-cell>
          <table:table-cell office:value-type="float" office:value="-0.1967416809" calcext:value-type="float">
            <text:p>-0.1967416809</text:p>
          </table:table-cell>
          <table:table-cell office:value-type="float" office:value="-0.3953299049" calcext:value-type="float">
            <text:p>-0.395329904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1394" calcext:value-type="float">
            <text:p>0.00781394</text:p>
          </table:table-cell>
          <table:table-cell office:value-type="float" office:value="0.01774829" calcext:value-type="float">
            <text:p>0.01774829</text:p>
          </table:table-cell>
          <table:table-cell office:value-type="float" office:value="0.0029303242" calcext:value-type="float">
            <text:p>0.0029303242</text:p>
          </table:table-cell>
          <table:table-cell office:value-type="float" office:value="520" calcext:value-type="float">
            <text:p>520</text:p>
          </table:table-cell>
          <table:table-cell table:formula="of:=[.H521]*100" office:value-type="float" office:value="0.29303242" calcext:value-type="float">
            <text:p>0.29303242</text:p>
          </table:table-cell>
          <table:table-cell table:formula="of:=100*[.F521]" office:value-type="float" office:value="0.781394" calcext:value-type="float">
            <text:p>0.781394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178.9830169678" calcext:value-type="float">
            <text:p>178.9830169678</text:p>
          </table:table-cell>
          <table:table-cell office:value-type="float" office:value="-0.137025661" calcext:value-type="float">
            <text:p>-0.137025661</text:p>
          </table:table-cell>
          <table:table-cell office:value-type="float" office:value="-0.2756149814" calcext:value-type="float">
            <text:p>-0.275614981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82109" calcext:value-type="float">
            <text:p>0.00682109</text:p>
          </table:table-cell>
          <table:table-cell office:value-type="float" office:value="0.01774829" calcext:value-type="float">
            <text:p>0.01774829</text:p>
          </table:table-cell>
          <table:table-cell office:value-type="float" office:value="0.0000400739" calcext:value-type="float">
            <text:p>4.00739E-05</text:p>
          </table:table-cell>
          <table:table-cell office:value-type="float" office:value="521" calcext:value-type="float">
            <text:p>521</text:p>
          </table:table-cell>
          <table:table-cell table:formula="of:=[.H522]*100" office:value-type="float" office:value="0.00400739" calcext:value-type="float">
            <text:p>0.00400739</text:p>
          </table:table-cell>
          <table:table-cell table:formula="of:=100*[.F522]" office:value-type="float" office:value="0.682109" calcext:value-type="float">
            <text:p>0.682109</text:p>
          </table:table-cell>
        </table:table-row>
        <table:table-row table:style-name="ro1">
          <table:table-cell office:value-type="float" office:value="26.09" calcext:value-type="float">
            <text:p>26.09</text:p>
          </table:table-cell>
          <table:table-cell office:value-type="float" office:value="178.9825439453" calcext:value-type="float">
            <text:p>178.9825439453</text:p>
          </table:table-cell>
          <table:table-cell office:value-type="float" office:value="-0.0875469102" calcext:value-type="float">
            <text:p>-0.0875469102</text:p>
          </table:table-cell>
          <table:table-cell office:value-type="float" office:value="-0.1763598894" calcext:value-type="float">
            <text:p>-0.176359889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1626527" calcext:value-type="float">
            <text:p>0.01626527</text:p>
          </table:table-cell>
          <table:table-cell office:value-type="float" office:value="0.0000649971" calcext:value-type="float">
            <text:p>6.49971E-05</text:p>
          </table:table-cell>
          <table:table-cell office:value-type="float" office:value="522" calcext:value-type="float">
            <text:p>522</text:p>
          </table:table-cell>
          <table:table-cell table:formula="of:=[.H523]*100" office:value-type="float" office:value="0.00649971" calcext:value-type="float">
            <text:p>0.00649971</text:p>
          </table:table-cell>
          <table:table-cell table:formula="of:=100*[.F523]" office:value-type="float" office:value="0.583" calcext:value-type="float">
            <text:p>0.583</text:p>
          </table:table-cell>
        </table:table-row>
        <table:table-row table:style-name="ro1">
          <table:table-cell office:value-type="float" office:value="26.14" calcext:value-type="float">
            <text:p>26.14</text:p>
          </table:table-cell>
          <table:table-cell office:value-type="float" office:value="178.9850463867" calcext:value-type="float">
            <text:p>178.9850463867</text:p>
          </table:table-cell>
          <table:table-cell office:value-type="float" office:value="-0.0107321959" calcext:value-type="float">
            <text:p>-0.0107321959</text:p>
          </table:table-cell>
          <table:table-cell office:value-type="float" office:value="-0.0224059809" calcext:value-type="float">
            <text:p>-0.022405980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579" calcext:value-type="float">
            <text:p>0.0046579</text:p>
          </table:table-cell>
          <table:table-cell office:value-type="float" office:value="0.01626527" calcext:value-type="float">
            <text:p>0.01626527</text:p>
          </table:table-cell>
          <table:table-cell office:value-type="float" office:value="-0.0027648497" calcext:value-type="float">
            <text:p>-0.0027648497</text:p>
          </table:table-cell>
          <table:table-cell office:value-type="float" office:value="523" calcext:value-type="float">
            <text:p>523</text:p>
          </table:table-cell>
          <table:table-cell table:formula="of:=[.H524]*100" office:value-type="float" office:value="-0.27648497" calcext:value-type="float">
            <text:p>-0.27648497</text:p>
          </table:table-cell>
          <table:table-cell table:formula="of:=100*[.F524]" office:value-type="float" office:value="0.46579" calcext:value-type="float">
            <text:p>0.46579</text:p>
          </table:table-cell>
        </table:table-row>
        <table:table-row table:style-name="ro1">
          <table:table-cell office:value-type="float" office:value="26.19" calcext:value-type="float">
            <text:p>26.19</text:p>
          </table:table-cell>
          <table:table-cell office:value-type="float" office:value="179.0258636475" calcext:value-type="float">
            <text:p>179.0258636475</text:p>
          </table:table-cell>
          <table:table-cell office:value-type="float" office:value="0.1607876477" calcext:value-type="float">
            <text:p>0.1607876477</text:p>
          </table:table-cell>
          <table:table-cell office:value-type="float" office:value="0.3210980976" calcext:value-type="float">
            <text:p>0.32109809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73406" calcext:value-type="float">
            <text:p>0.00273406</text:p>
          </table:table-cell>
          <table:table-cell office:value-type="float" office:value="0.01544018" calcext:value-type="float">
            <text:p>0.01544018</text:p>
          </table:table-cell>
          <table:table-cell office:value-type="float" office:value="-0.0086147389" calcext:value-type="float">
            <text:p>-0.0086147389</text:p>
          </table:table-cell>
          <table:table-cell office:value-type="float" office:value="524" calcext:value-type="float">
            <text:p>524</text:p>
          </table:table-cell>
          <table:table-cell table:formula="of:=[.H525]*100" office:value-type="float" office:value="-0.86147389" calcext:value-type="float">
            <text:p>-0.86147389</text:p>
          </table:table-cell>
          <table:table-cell table:formula="of:=100*[.F525]" office:value-type="float" office:value="0.273406" calcext:value-type="float">
            <text:p>0.273406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79.0437774658" calcext:value-type="float">
            <text:p>179.0437774658</text:p>
          </table:table-cell>
          <table:table-cell office:value-type="float" office:value="0.2571909281" calcext:value-type="float">
            <text:p>0.2571909281</text:p>
          </table:table-cell>
          <table:table-cell office:value-type="float" office:value="0.5144818286" calcext:value-type="float">
            <text:p>0.51448182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81009" calcext:value-type="float">
            <text:p>0.00081009</text:p>
          </table:table-cell>
          <table:table-cell office:value-type="float" office:value="0.01452368" calcext:value-type="float">
            <text:p>0.01452368</text:p>
          </table:table-cell>
          <table:table-cell office:value-type="float" office:value="-0.0101310404" calcext:value-type="float">
            <text:p>-0.0101310404</text:p>
          </table:table-cell>
          <table:table-cell office:value-type="float" office:value="525" calcext:value-type="float">
            <text:p>525</text:p>
          </table:table-cell>
          <table:table-cell table:formula="of:=[.H526]*100" office:value-type="float" office:value="-1.01310404" calcext:value-type="float">
            <text:p>-1.01310404</text:p>
          </table:table-cell>
          <table:table-cell table:formula="of:=100*[.F526]" office:value-type="float" office:value="0.081009" calcext:value-type="float">
            <text:p>0.081009</text:p>
          </table:table-cell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179.0844726562" calcext:value-type="float">
            <text:p>179.0844726562</text:p>
          </table:table-cell>
          <table:table-cell office:value-type="float" office:value="0.3941334341" calcext:value-type="float">
            <text:p>0.3941334341</text:p>
          </table:table-cell>
          <table:table-cell office:value-type="float" office:value="0.7889845683" calcext:value-type="float">
            <text:p>0.788984568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38413" calcext:value-type="float">
            <text:p>-0.00138413</text:p>
          </table:table-cell>
          <table:table-cell office:value-type="float" office:value="0.01452368" calcext:value-type="float">
            <text:p>0.01452368</text:p>
          </table:table-cell>
          <table:table-cell office:value-type="float" office:value="-0.0122803644" calcext:value-type="float">
            <text:p>-0.0122803644</text:p>
          </table:table-cell>
          <table:table-cell office:value-type="float" office:value="526" calcext:value-type="float">
            <text:p>526</text:p>
          </table:table-cell>
          <table:table-cell table:formula="of:=[.H527]*100" office:value-type="float" office:value="-1.22803644" calcext:value-type="float">
            <text:p>-1.22803644</text:p>
          </table:table-cell>
          <table:table-cell table:formula="of:=100*[.F527]" office:value-type="float" office:value="-0.138413" calcext:value-type="float">
            <text:p>-0.138413</text:p>
          </table:table-cell>
        </table:table-row>
        <table:table-row table:style-name="ro1">
          <table:table-cell office:value-type="float" office:value="26.34" calcext:value-type="float">
            <text:p>26.34</text:p>
          </table:table-cell>
          <table:table-cell office:value-type="float" office:value="179.0979156494" calcext:value-type="float">
            <text:p>179.0979156494</text:p>
          </table:table-cell>
          <table:table-cell office:value-type="float" office:value="0.4975619169" calcext:value-type="float">
            <text:p>0.4975619169</text:p>
          </table:table-cell>
          <table:table-cell office:value-type="float" office:value="0.9964933002" calcext:value-type="float">
            <text:p>0.99649330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53501" calcext:value-type="float">
            <text:p>-0.00353501</text:p>
          </table:table-cell>
          <table:table-cell office:value-type="float" office:value="0.01278589" calcext:value-type="float">
            <text:p>0.01278589</text:p>
          </table:table-cell>
          <table:table-cell office:value-type="float" office:value="-0.0162111963" calcext:value-type="float">
            <text:p>-0.0162111963</text:p>
          </table:table-cell>
          <table:table-cell office:value-type="float" office:value="527" calcext:value-type="float">
            <text:p>527</text:p>
          </table:table-cell>
          <table:table-cell table:formula="of:=[.H528]*100" office:value-type="float" office:value="-1.62111963" calcext:value-type="float">
            <text:p>-1.62111963</text:p>
          </table:table-cell>
          <table:table-cell table:formula="of:=100*[.F528]" office:value-type="float" office:value="-0.353501" calcext:value-type="float">
            <text:p>-0.353501</text:p>
          </table:table-cell>
        </table:table-row>
        <table:table-row table:style-name="ro1">
          <table:table-cell office:value-type="float" office:value="26.39" calcext:value-type="float">
            <text:p>26.39</text:p>
          </table:table-cell>
          <table:table-cell office:value-type="float" office:value="179.1124420166" calcext:value-type="float">
            <text:p>179.1124420166</text:p>
          </table:table-cell>
          <table:table-cell office:value-type="float" office:value="0.5890635412" calcext:value-type="float">
            <text:p>0.5890635412</text:p>
          </table:table-cell>
          <table:table-cell office:value-type="float" office:value="1.1801255627" calcext:value-type="float">
            <text:p>1.18012556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57755" calcext:value-type="float">
            <text:p>-0.00557755</text:p>
          </table:table-cell>
          <table:table-cell office:value-type="float" office:value="0.01278589" calcext:value-type="float">
            <text:p>0.01278589</text:p>
          </table:table-cell>
          <table:table-cell office:value-type="float" office:value="-0.0177643165" calcext:value-type="float">
            <text:p>-0.0177643165</text:p>
          </table:table-cell>
          <table:table-cell office:value-type="float" office:value="528" calcext:value-type="float">
            <text:p>528</text:p>
          </table:table-cell>
          <table:table-cell table:formula="of:=[.H529]*100" office:value-type="float" office:value="-1.77643165" calcext:value-type="float">
            <text:p>-1.77643165</text:p>
          </table:table-cell>
          <table:table-cell table:formula="of:=100*[.F529]" office:value-type="float" office:value="-0.557755" calcext:value-type="float">
            <text:p>-0.557755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179.1288757324" calcext:value-type="float">
            <text:p>179.1288757324</text:p>
          </table:table-cell>
          <table:table-cell office:value-type="float" office:value="0.660821136" calcext:value-type="float">
            <text:p>0.660821136</text:p>
          </table:table-cell>
          <table:table-cell office:value-type="float" office:value="1.3242229506" calcext:value-type="float">
            <text:p>1.324222950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741634" calcext:value-type="float">
            <text:p>-0.00741634</text:p>
          </table:table-cell>
          <table:table-cell office:value-type="float" office:value="0.01239661" calcext:value-type="float">
            <text:p>0.01239661</text:p>
          </table:table-cell>
          <table:table-cell office:value-type="float" office:value="-0.0186824129" calcext:value-type="float">
            <text:p>-0.0186824129</text:p>
          </table:table-cell>
          <table:table-cell office:value-type="float" office:value="529" calcext:value-type="float">
            <text:p>529</text:p>
          </table:table-cell>
          <table:table-cell table:formula="of:=[.H530]*100" office:value-type="float" office:value="-1.86824129" calcext:value-type="float">
            <text:p>-1.86824129</text:p>
          </table:table-cell>
          <table:table-cell table:formula="of:=100*[.F530]" office:value-type="float" office:value="-0.741634" calcext:value-type="float">
            <text:p>-0.741634</text:p>
          </table:table-cell>
        </table:table-row>
        <table:table-row table:style-name="ro1">
          <table:table-cell office:value-type="float" office:value="26.49" calcext:value-type="float">
            <text:p>26.49</text:p>
          </table:table-cell>
          <table:table-cell office:value-type="float" office:value="179.1348419189" calcext:value-type="float">
            <text:p>179.1348419189</text:p>
          </table:table-cell>
          <table:table-cell office:value-type="float" office:value="0.7812204454" calcext:value-type="float">
            <text:p>0.7812204454</text:p>
          </table:table-cell>
          <table:table-cell office:value-type="float" office:value="1.565601471" calcext:value-type="float">
            <text:p>1.5656014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944356" calcext:value-type="float">
            <text:p>-0.00944356</text:p>
          </table:table-cell>
          <table:table-cell office:value-type="float" office:value="0.01124604" calcext:value-type="float">
            <text:p>0.01124604</text:p>
          </table:table-cell>
          <table:table-cell office:value-type="float" office:value="-0.0208945683" calcext:value-type="float">
            <text:p>-0.0208945683</text:p>
          </table:table-cell>
          <table:table-cell office:value-type="float" office:value="530" calcext:value-type="float">
            <text:p>530</text:p>
          </table:table-cell>
          <table:table-cell table:formula="of:=[.H531]*100" office:value-type="float" office:value="-2.08945683" calcext:value-type="float">
            <text:p>-2.08945683</text:p>
          </table:table-cell>
          <table:table-cell table:formula="of:=100*[.F531]" office:value-type="float" office:value="-0.944356" calcext:value-type="float">
            <text:p>-0.944356</text:p>
          </table:table-cell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179.1304626465" calcext:value-type="float">
            <text:p>179.1304626465</text:p>
          </table:table-cell>
          <table:table-cell office:value-type="float" office:value="0.8793428615" calcext:value-type="float">
            <text:p>0.8793428615</text:p>
          </table:table-cell>
          <table:table-cell office:value-type="float" office:value="1.7624510312" calcext:value-type="float">
            <text:p>1.762451031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144786" calcext:value-type="float">
            <text:p>-0.01144786</text:p>
          </table:table-cell>
          <table:table-cell office:value-type="float" office:value="0.01124604" calcext:value-type="float">
            <text:p>0.01124604</text:p>
          </table:table-cell>
          <table:table-cell office:value-type="float" office:value="-0.0231500028" calcext:value-type="float">
            <text:p>-0.0231500028</text:p>
          </table:table-cell>
          <table:table-cell office:value-type="float" office:value="531" calcext:value-type="float">
            <text:p>531</text:p>
          </table:table-cell>
          <table:table-cell table:formula="of:=[.H532]*100" office:value-type="float" office:value="-2.31500028" calcext:value-type="float">
            <text:p>-2.31500028</text:p>
          </table:table-cell>
          <table:table-cell table:formula="of:=100*[.F532]" office:value-type="float" office:value="-1.144786" calcext:value-type="float">
            <text:p>-1.144786</text:p>
          </table:table-cell>
        </table:table-row>
        <table:table-row table:style-name="ro1">
          <table:table-cell office:value-type="float" office:value="26.59" calcext:value-type="float">
            <text:p>26.59</text:p>
          </table:table-cell>
          <table:table-cell office:value-type="float" office:value="179.1168060303" calcext:value-type="float">
            <text:p>179.1168060303</text:p>
          </table:table-cell>
          <table:table-cell office:value-type="float" office:value="0.9994656435" calcext:value-type="float">
            <text:p>0.9994656435</text:p>
          </table:table-cell>
          <table:table-cell office:value-type="float" office:value="2.0033175838" calcext:value-type="float">
            <text:p>2.00331758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358349" calcext:value-type="float">
            <text:p>-0.01358349</text:p>
          </table:table-cell>
          <table:table-cell office:value-type="float" office:value="0.01109401" calcext:value-type="float">
            <text:p>0.01109401</text:p>
          </table:table-cell>
          <table:table-cell office:value-type="float" office:value="-0.0259352991" calcext:value-type="float">
            <text:p>-0.0259352991</text:p>
          </table:table-cell>
          <table:table-cell office:value-type="float" office:value="532" calcext:value-type="float">
            <text:p>532</text:p>
          </table:table-cell>
          <table:table-cell table:formula="of:=[.H533]*100" office:value-type="float" office:value="-2.59352991" calcext:value-type="float">
            <text:p>-2.59352991</text:p>
          </table:table-cell>
          <table:table-cell table:formula="of:=100*[.F533]" office:value-type="float" office:value="-1.358349" calcext:value-type="float">
            <text:p>-1.358349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179.0855865479" calcext:value-type="float">
            <text:p>179.0855865479</text:p>
          </table:table-cell>
          <table:table-cell office:value-type="float" office:value="1.0145588275" calcext:value-type="float">
            <text:p>1.0145588275</text:p>
          </table:table-cell>
          <table:table-cell office:value-type="float" office:value="2.0340527702" calcext:value-type="float">
            <text:p>2.03405277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510664" calcext:value-type="float">
            <text:p>-0.01510664</text:p>
          </table:table-cell>
          <table:table-cell office:value-type="float" office:value="0.01002619" calcext:value-type="float">
            <text:p>0.01002619</text:p>
          </table:table-cell>
          <table:table-cell office:value-type="float" office:value="-0.0250187917" calcext:value-type="float">
            <text:p>-0.0250187917</text:p>
          </table:table-cell>
          <table:table-cell office:value-type="float" office:value="533" calcext:value-type="float">
            <text:p>533</text:p>
          </table:table-cell>
          <table:table-cell table:formula="of:=[.H534]*100" office:value-type="float" office:value="-2.50187917" calcext:value-type="float">
            <text:p>-2.50187917</text:p>
          </table:table-cell>
          <table:table-cell table:formula="of:=100*[.F534]" office:value-type="float" office:value="-1.510664" calcext:value-type="float">
            <text:p>-1.510664</text:p>
          </table:table-cell>
        </table:table-row>
        <table:table-row table:style-name="ro1">
          <table:table-cell office:value-type="float" office:value="26.69" calcext:value-type="float">
            <text:p>26.69</text:p>
          </table:table-cell>
          <table:table-cell office:value-type="float" office:value="179.0468444824" calcext:value-type="float">
            <text:p>179.0468444824</text:p>
          </table:table-cell>
          <table:table-cell office:value-type="float" office:value="1.1060910888" calcext:value-type="float">
            <text:p>1.1060910888</text:p>
          </table:table-cell>
          <table:table-cell office:value-type="float" office:value="2.2175894568" calcext:value-type="float">
            <text:p>2.217589456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673125" calcext:value-type="float">
            <text:p>-0.01673125</text:p>
          </table:table-cell>
          <table:table-cell office:value-type="float" office:value="0.01002619" calcext:value-type="float">
            <text:p>0.01002619</text:p>
          </table:table-cell>
          <table:table-cell office:value-type="float" office:value="-0.025607573" calcext:value-type="float">
            <text:p>-0.025607573</text:p>
          </table:table-cell>
          <table:table-cell office:value-type="float" office:value="534" calcext:value-type="float">
            <text:p>534</text:p>
          </table:table-cell>
          <table:table-cell table:formula="of:=[.H535]*100" office:value-type="float" office:value="-2.5607573" calcext:value-type="float">
            <text:p>-2.5607573</text:p>
          </table:table-cell>
          <table:table-cell table:formula="of:=100*[.F535]" office:value-type="float" office:value="-1.673125" calcext:value-type="float">
            <text:p>-1.673125</text:p>
          </table:table-cell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179.0175933838" calcext:value-type="float">
            <text:p>179.0175933838</text:p>
          </table:table-cell>
          <table:table-cell office:value-type="float" office:value="1.1689714584" calcext:value-type="float">
            <text:p>1.1689714584</text:p>
          </table:table-cell>
          <table:table-cell office:value-type="float" office:value="2.3438190711" calcext:value-type="float">
            <text:p>2.34381907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823248" calcext:value-type="float">
            <text:p>-0.01823248</text:p>
          </table:table-cell>
          <table:table-cell office:value-type="float" office:value="0.00911518" calcext:value-type="float">
            <text:p>0.00911518</text:p>
          </table:table-cell>
          <table:table-cell office:value-type="float" office:value="-0.0257764189" calcext:value-type="float">
            <text:p>-0.0257764189</text:p>
          </table:table-cell>
          <table:table-cell office:value-type="float" office:value="535" calcext:value-type="float">
            <text:p>535</text:p>
          </table:table-cell>
          <table:table-cell table:formula="of:=[.H536]*100" office:value-type="float" office:value="-2.57764189" calcext:value-type="float">
            <text:p>-2.57764189</text:p>
          </table:table-cell>
          <table:table-cell table:formula="of:=100*[.F536]" office:value-type="float" office:value="-1.823248" calcext:value-type="float">
            <text:p>-1.823248</text:p>
          </table:table-cell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178.9820251465" calcext:value-type="float">
            <text:p>178.9820251465</text:p>
          </table:table-cell>
          <table:table-cell office:value-type="float" office:value="1.1314342411" calcext:value-type="float">
            <text:p>1.1314342411</text:p>
          </table:table-cell>
          <table:table-cell office:value-type="float" office:value="2.2690822941" calcext:value-type="float">
            <text:p>2.269082294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89823" calcext:value-type="float">
            <text:p>-0.0189823</text:p>
          </table:table-cell>
          <table:table-cell office:value-type="float" office:value="0.00911518" calcext:value-type="float">
            <text:p>0.00911518</text:p>
          </table:table-cell>
          <table:table-cell office:value-type="float" office:value="-0.0230511618" calcext:value-type="float">
            <text:p>-0.0230511618</text:p>
          </table:table-cell>
          <table:table-cell office:value-type="float" office:value="536" calcext:value-type="float">
            <text:p>536</text:p>
          </table:table-cell>
          <table:table-cell table:formula="of:=[.H537]*100" office:value-type="float" office:value="-2.30511618" calcext:value-type="float">
            <text:p>-2.30511618</text:p>
          </table:table-cell>
          <table:table-cell table:formula="of:=100*[.F537]" office:value-type="float" office:value="-1.89823" calcext:value-type="float">
            <text:p>-1.89823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178.9831848145" calcext:value-type="float">
            <text:p>178.9831848145</text:p>
          </table:table-cell>
          <table:table-cell office:value-type="float" office:value="1.0362984363" calcext:value-type="float">
            <text:p>1.0362984363</text:p>
          </table:table-cell>
          <table:table-cell office:value-type="float" office:value="2.0789029731" calcext:value-type="float">
            <text:p>2.07890297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884774" calcext:value-type="float">
            <text:p>-0.01884774</text:p>
          </table:table-cell>
          <table:table-cell office:value-type="float" office:value="0.00915222" calcext:value-type="float">
            <text:p>0.00915222</text:p>
          </table:table-cell>
          <table:table-cell office:value-type="float" office:value="-0.0179788817" calcext:value-type="float">
            <text:p>-0.0179788817</text:p>
          </table:table-cell>
          <table:table-cell office:value-type="float" office:value="537" calcext:value-type="float">
            <text:p>537</text:p>
          </table:table-cell>
          <table:table-cell table:formula="of:=[.H538]*100" office:value-type="float" office:value="-1.79788817" calcext:value-type="float">
            <text:p>-1.79788817</text:p>
          </table:table-cell>
          <table:table-cell table:formula="of:=100*[.F538]" office:value-type="float" office:value="-1.884774" calcext:value-type="float">
            <text:p>-1.884774</text:p>
          </table:table-cell>
        </table:table-row>
        <table:table-row table:style-name="ro1">
          <table:table-cell office:value-type="float" office:value="26.89" calcext:value-type="float">
            <text:p>26.89</text:p>
          </table:table-cell>
          <table:table-cell office:value-type="float" office:value="178.9629974365" calcext:value-type="float">
            <text:p>178.9629974365</text:p>
          </table:table-cell>
          <table:table-cell office:value-type="float" office:value="0.8492262376" calcext:value-type="float">
            <text:p>0.8492262376</text:p>
          </table:table-cell>
          <table:table-cell office:value-type="float" office:value="1.7045379364" calcext:value-type="float">
            <text:p>1.70453793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751137" calcext:value-type="float">
            <text:p>-0.01751137</text:p>
          </table:table-cell>
          <table:table-cell office:value-type="float" office:value="0.00839429" calcext:value-type="float">
            <text:p>0.00839429</text:p>
          </table:table-cell>
          <table:table-cell office:value-type="float" office:value="-0.0108002896" calcext:value-type="float">
            <text:p>-0.0108002896</text:p>
          </table:table-cell>
          <table:table-cell office:value-type="float" office:value="538" calcext:value-type="float">
            <text:p>538</text:p>
          </table:table-cell>
          <table:table-cell table:formula="of:=[.H539]*100" office:value-type="float" office:value="-1.08002896" calcext:value-type="float">
            <text:p>-1.08002896</text:p>
          </table:table-cell>
          <table:table-cell table:formula="of:=100*[.F539]" office:value-type="float" office:value="-1.751137" calcext:value-type="float">
            <text:p>-1.751137</text:p>
          </table:table-cell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178.9626617432" calcext:value-type="float">
            <text:p>178.9626617432</text:p>
          </table:table-cell>
          <table:table-cell office:value-type="float" office:value="0.7188096204" calcext:value-type="float">
            <text:p>0.7188096204</text:p>
          </table:table-cell>
          <table:table-cell office:value-type="float" office:value="1.4432403486" calcext:value-type="float">
            <text:p>1.44324034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575205" calcext:value-type="float">
            <text:p>-0.01575205</text:p>
          </table:table-cell>
          <table:table-cell office:value-type="float" office:value="0.00828669" calcext:value-type="float">
            <text:p>0.00828669</text:p>
          </table:table-cell>
          <table:table-cell office:value-type="float" office:value="-0.0046515786" calcext:value-type="float">
            <text:p>-0.0046515786</text:p>
          </table:table-cell>
          <table:table-cell office:value-type="float" office:value="539" calcext:value-type="float">
            <text:p>539</text:p>
          </table:table-cell>
          <table:table-cell table:formula="of:=[.H540]*100" office:value-type="float" office:value="-0.46515786" calcext:value-type="float">
            <text:p>-0.46515786</text:p>
          </table:table-cell>
          <table:table-cell table:formula="of:=100*[.F540]" office:value-type="float" office:value="-1.575205" calcext:value-type="float">
            <text:p>-1.575205</text:p>
          </table:table-cell>
        </table:table-row>
        <table:table-row table:style-name="ro1">
          <table:table-cell office:value-type="float" office:value="26.99" calcext:value-type="float">
            <text:p>26.99</text:p>
          </table:table-cell>
          <table:table-cell office:value-type="float" office:value="178.9512329102" calcext:value-type="float">
            <text:p>178.9512329102</text:p>
          </table:table-cell>
          <table:table-cell office:value-type="float" office:value="0.4635526661" calcext:value-type="float">
            <text:p>0.4635526661</text:p>
          </table:table-cell>
          <table:table-cell office:value-type="float" office:value="0.9320315839" calcext:value-type="float">
            <text:p>0.932031583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2879" calcext:value-type="float">
            <text:p>-0.012879</text:p>
          </table:table-cell>
          <table:table-cell office:value-type="float" office:value="0.00763246" calcext:value-type="float">
            <text:p>0.00763246</text:p>
          </table:table-cell>
          <table:table-cell office:value-type="float" office:value="0.0042401743" calcext:value-type="float">
            <text:p>0.0042401743</text:p>
          </table:table-cell>
          <table:table-cell office:value-type="float" office:value="540" calcext:value-type="float">
            <text:p>540</text:p>
          </table:table-cell>
          <table:table-cell table:formula="of:=[.H541]*100" office:value-type="float" office:value="0.42401743" calcext:value-type="float">
            <text:p>0.42401743</text:p>
          </table:table-cell>
          <table:table-cell table:formula="of:=100*[.F541]" office:value-type="float" office:value="-1.2879" calcext:value-type="float">
            <text:p>-1.2879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178.9316864014" calcext:value-type="float">
            <text:p>178.9316864014</text:p>
          </table:table-cell>
          <table:table-cell office:value-type="float" office:value="0.3696602418" calcext:value-type="float">
            <text:p>0.3696602418</text:p>
          </table:table-cell>
          <table:table-cell office:value-type="float" office:value="0.7434348508" calcext:value-type="float">
            <text:p>0.743434850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033948" calcext:value-type="float">
            <text:p>-0.01033948</text:p>
          </table:table-cell>
          <table:table-cell office:value-type="float" office:value="0.00763246" calcext:value-type="float">
            <text:p>0.00763246</text:p>
          </table:table-cell>
          <table:table-cell office:value-type="float" office:value="0.0059624946" calcext:value-type="float">
            <text:p>0.0059624946</text:p>
          </table:table-cell>
          <table:table-cell office:value-type="float" office:value="541" calcext:value-type="float">
            <text:p>541</text:p>
          </table:table-cell>
          <table:table-cell table:formula="of:=[.H542]*100" office:value-type="float" office:value="0.59624946" calcext:value-type="float">
            <text:p>0.59624946</text:p>
          </table:table-cell>
          <table:table-cell table:formula="of:=100*[.F542]" office:value-type="float" office:value="-1.033948" calcext:value-type="float">
            <text:p>-1.033948</text:p>
          </table:table-cell>
        </table:table-row>
        <table:table-row table:style-name="ro1">
          <table:table-cell office:value-type="float" office:value="27.09" calcext:value-type="float">
            <text:p>27.09</text:p>
          </table:table-cell>
          <table:table-cell office:value-type="float" office:value="178.895324707" calcext:value-type="float">
            <text:p>178.895324707</text:p>
          </table:table-cell>
          <table:table-cell office:value-type="float" office:value="0.2230195681" calcext:value-type="float">
            <text:p>0.2230195681</text:p>
          </table:table-cell>
          <table:table-cell office:value-type="float" office:value="0.4493722451" calcext:value-type="float">
            <text:p>0.44937224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767061" calcext:value-type="float">
            <text:p>-0.00767061</text:p>
          </table:table-cell>
          <table:table-cell office:value-type="float" office:value="0.00717837" calcext:value-type="float">
            <text:p>0.00717837</text:p>
          </table:table-cell>
          <table:table-cell office:value-type="float" office:value="0.0099034415" calcext:value-type="float">
            <text:p>0.0099034415</text:p>
          </table:table-cell>
          <table:table-cell office:value-type="float" office:value="542" calcext:value-type="float">
            <text:p>542</text:p>
          </table:table-cell>
          <table:table-cell table:formula="of:=[.H543]*100" office:value-type="float" office:value="0.99034415" calcext:value-type="float">
            <text:p>0.99034415</text:p>
          </table:table-cell>
          <table:table-cell table:formula="of:=100*[.F543]" office:value-type="float" office:value="-0.767061" calcext:value-type="float">
            <text:p>-0.767061</text:p>
          </table:table-cell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178.8772735596" calcext:value-type="float">
            <text:p>178.8772735596</text:p>
          </table:table-cell>
          <table:table-cell office:value-type="float" office:value="0.1452928533" calcext:value-type="float">
            <text:p>0.1452928533</text:p>
          </table:table-cell>
          <table:table-cell office:value-type="float" office:value="0.2931741177" calcext:value-type="float">
            <text:p>0.29317411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37483" calcext:value-type="float">
            <text:p>-0.00537483</text:p>
          </table:table-cell>
          <table:table-cell office:value-type="float" office:value="0.00652475" calcext:value-type="float">
            <text:p>0.00652475</text:p>
          </table:table-cell>
          <table:table-cell office:value-type="float" office:value="0.0109737334" calcext:value-type="float">
            <text:p>0.0109737334</text:p>
          </table:table-cell>
          <table:table-cell office:value-type="float" office:value="543" calcext:value-type="float">
            <text:p>543</text:p>
          </table:table-cell>
          <table:table-cell table:formula="of:=[.H544]*100" office:value-type="float" office:value="1.09737334" calcext:value-type="float">
            <text:p>1.09737334</text:p>
          </table:table-cell>
          <table:table-cell table:formula="of:=100*[.F544]" office:value-type="float" office:value="-0.537483" calcext:value-type="float">
            <text:p>-0.537483</text:p>
          </table:table-cell>
        </table:table-row>
        <table:table-row table:style-name="ro1">
          <table:table-cell office:value-type="float" office:value="27.19" calcext:value-type="float">
            <text:p>27.19</text:p>
          </table:table-cell>
          <table:table-cell office:value-type="float" office:value="178.8108215332" calcext:value-type="float">
            <text:p>178.8108215332</text:p>
          </table:table-cell>
          <table:table-cell office:value-type="float" office:value="-0.0263139983" calcext:value-type="float">
            <text:p>-0.0263139983</text:p>
          </table:table-cell>
          <table:table-cell office:value-type="float" office:value="-0.0507848876" calcext:value-type="float">
            <text:p>-0.05078488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70193" calcext:value-type="float">
            <text:p>-0.00270193</text:p>
          </table:table-cell>
          <table:table-cell office:value-type="float" office:value="0.00652475" calcext:value-type="float">
            <text:p>0.00652475</text:p>
          </table:table-cell>
          <table:table-cell office:value-type="float" office:value="0.0136331859" calcext:value-type="float">
            <text:p>0.0136331859</text:p>
          </table:table-cell>
          <table:table-cell office:value-type="float" office:value="544" calcext:value-type="float">
            <text:p>544</text:p>
          </table:table-cell>
          <table:table-cell table:formula="of:=[.H545]*100" office:value-type="float" office:value="1.36331859" calcext:value-type="float">
            <text:p>1.36331859</text:p>
          </table:table-cell>
          <table:table-cell table:formula="of:=100*[.F545]" office:value-type="float" office:value="-0.270193" calcext:value-type="float">
            <text:p>-0.270193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178.7828979492" calcext:value-type="float">
            <text:p>178.7828979492</text:p>
          </table:table-cell>
          <table:table-cell office:value-type="float" office:value="-0.0664914694" calcext:value-type="float">
            <text:p>-0.0664914694</text:p>
          </table:table-cell>
          <table:table-cell office:value-type="float" office:value="-0.1318479976" calcext:value-type="float">
            <text:p>-0.13184799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65371" calcext:value-type="float">
            <text:p>-0.00065371</text:p>
          </table:table-cell>
          <table:table-cell office:value-type="float" office:value="0.00474566" calcext:value-type="float">
            <text:p>0.00474566</text:p>
          </table:table-cell>
          <table:table-cell office:value-type="float" office:value="0.0127177645" calcext:value-type="float">
            <text:p>0.0127177645</text:p>
          </table:table-cell>
          <table:table-cell office:value-type="float" office:value="545" calcext:value-type="float">
            <text:p>545</text:p>
          </table:table-cell>
          <table:table-cell table:formula="of:=[.H546]*100" office:value-type="float" office:value="1.27177645" calcext:value-type="float">
            <text:p>1.27177645</text:p>
          </table:table-cell>
          <table:table-cell table:formula="of:=100*[.F546]" office:value-type="float" office:value="-0.065371" calcext:value-type="float">
            <text:p>-0.065371</text:p>
          </table:table-cell>
        </table:table-row>
        <table:table-row table:style-name="ro1">
          <table:table-cell office:value-type="float" office:value="27.29" calcext:value-type="float">
            <text:p>27.29</text:p>
          </table:table-cell>
          <table:table-cell office:value-type="float" office:value="178.7841339111" calcext:value-type="float">
            <text:p>178.7841339111</text:p>
          </table:table-cell>
          <table:table-cell office:value-type="float" office:value="-0.0318141775" calcext:value-type="float">
            <text:p>-0.0318141775</text:p>
          </table:table-cell>
          <table:table-cell office:value-type="float" office:value="-0.0629706307" calcext:value-type="float">
            <text:p>-0.062970630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47952" calcext:value-type="float">
            <text:p>0.00047952</text:p>
          </table:table-cell>
          <table:table-cell office:value-type="float" office:value="0.00474566" calcext:value-type="float">
            <text:p>0.00474566</text:p>
          </table:table-cell>
          <table:table-cell office:value-type="float" office:value="0.0076236784" calcext:value-type="float">
            <text:p>0.0076236784</text:p>
          </table:table-cell>
          <table:table-cell office:value-type="float" office:value="546" calcext:value-type="float">
            <text:p>546</text:p>
          </table:table-cell>
          <table:table-cell table:formula="of:=[.H547]*100" office:value-type="float" office:value="0.76236784" calcext:value-type="float">
            <text:p>0.76236784</text:p>
          </table:table-cell>
          <table:table-cell table:formula="of:=100*[.F547]" office:value-type="float" office:value="0.047952" calcext:value-type="float">
            <text:p>0.047952</text:p>
          </table:table-cell>
        </table:table-row>
        <table:table-row table:style-name="ro1">
          <table:table-cell office:value-type="float" office:value="27.34" calcext:value-type="float">
            <text:p>27.34</text:p>
          </table:table-cell>
          <table:table-cell office:value-type="float" office:value="178.799697876" calcext:value-type="float">
            <text:p>178.799697876</text:p>
          </table:table-cell>
          <table:table-cell office:value-type="float" office:value="0.0203043575" calcext:value-type="float">
            <text:p>0.0203043575</text:p>
          </table:table-cell>
          <table:table-cell office:value-type="float" office:value="0.0410353266" calcext:value-type="float">
            <text:p>0.04103532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88704" calcext:value-type="float">
            <text:p>0.00088704</text:p>
          </table:table-cell>
          <table:table-cell office:value-type="float" office:value="0.00307509" calcext:value-type="float">
            <text:p>0.00307509</text:p>
          </table:table-cell>
          <table:table-cell office:value-type="float" office:value="0.0029141647" calcext:value-type="float">
            <text:p>0.0029141647</text:p>
          </table:table-cell>
          <table:table-cell office:value-type="float" office:value="547" calcext:value-type="float">
            <text:p>547</text:p>
          </table:table-cell>
          <table:table-cell table:formula="of:=[.H548]*100" office:value-type="float" office:value="0.29141647" calcext:value-type="float">
            <text:p>0.29141647</text:p>
          </table:table-cell>
          <table:table-cell table:formula="of:=100*[.F548]" office:value-type="float" office:value="0.088704" calcext:value-type="float">
            <text:p>0.088704</text:p>
          </table:table-cell>
        </table:table-row>
        <table:table-row table:style-name="ro1">
          <table:table-cell office:value-type="float" office:value="27.39" calcext:value-type="float">
            <text:p>27.39</text:p>
          </table:table-cell>
          <table:table-cell office:value-type="float" office:value="178.8791809082" calcext:value-type="float">
            <text:p>178.8791809082</text:p>
          </table:table-cell>
          <table:table-cell office:value-type="float" office:value="0.0647883335" calcext:value-type="float">
            <text:p>0.0647883335</text:p>
          </table:table-cell>
          <table:table-cell office:value-type="float" office:value="0.1299459022" calcext:value-type="float">
            <text:p>0.129945902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86203" calcext:value-type="float">
            <text:p>0.00086203</text:p>
          </table:table-cell>
          <table:table-cell office:value-type="float" office:value="0.00202274" calcext:value-type="float">
            <text:p>0.00202274</text:p>
          </table:table-cell>
          <table:table-cell office:value-type="float" office:value="-0.0011194552" calcext:value-type="float">
            <text:p>-0.0011194552</text:p>
          </table:table-cell>
          <table:table-cell office:value-type="float" office:value="548" calcext:value-type="float">
            <text:p>548</text:p>
          </table:table-cell>
          <table:table-cell table:formula="of:=[.H549]*100" office:value-type="float" office:value="-0.11194552" calcext:value-type="float">
            <text:p>-0.11194552</text:p>
          </table:table-cell>
          <table:table-cell table:formula="of:=100*[.F549]" office:value-type="float" office:value="0.086203" calcext:value-type="float">
            <text:p>0.086203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178.938079834" calcext:value-type="float">
            <text:p>178.938079834</text:p>
          </table:table-cell>
          <table:table-cell office:value-type="float" office:value="0.1746012405" calcext:value-type="float">
            <text:p>0.1746012405</text:p>
          </table:table-cell>
          <table:table-cell office:value-type="float" office:value="0.3496877424" calcext:value-type="float">
            <text:p>0.34968774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11353" calcext:value-type="float">
            <text:p>0.00011353</text:p>
          </table:table-cell>
          <table:table-cell office:value-type="float" office:value="0.00202274" calcext:value-type="float">
            <text:p>0.00202274</text:p>
          </table:table-cell>
          <table:table-cell office:value-type="float" office:value="-0.005647405" calcext:value-type="float">
            <text:p>-0.005647405</text:p>
          </table:table-cell>
          <table:table-cell office:value-type="float" office:value="549" calcext:value-type="float">
            <text:p>549</text:p>
          </table:table-cell>
          <table:table-cell table:formula="of:=[.H550]*100" office:value-type="float" office:value="-0.5647405" calcext:value-type="float">
            <text:p>-0.5647405</text:p>
          </table:table-cell>
          <table:table-cell table:formula="of:=100*[.F550]" office:value-type="float" office:value="0.011353" calcext:value-type="float">
            <text:p>0.011353</text:p>
          </table:table-cell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179.0102081299" calcext:value-type="float">
            <text:p>179.0102081299</text:p>
          </table:table-cell>
          <table:table-cell office:value-type="float" office:value="0.1645429435" calcext:value-type="float">
            <text:p>0.1645429435</text:p>
          </table:table-cell>
          <table:table-cell office:value-type="float" office:value="0.3297481564" calcext:value-type="float">
            <text:p>0.32974815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31802" calcext:value-type="float">
            <text:p>-0.00031802</text:p>
          </table:table-cell>
          <table:table-cell office:value-type="float" office:value="-0.00038058" calcext:value-type="float">
            <text:p>-0.00038058</text:p>
          </table:table-cell>
          <table:table-cell office:value-type="float" office:value="-0.0076517187" calcext:value-type="float">
            <text:p>-0.0076517187</text:p>
          </table:table-cell>
          <table:table-cell office:value-type="float" office:value="550" calcext:value-type="float">
            <text:p>550</text:p>
          </table:table-cell>
          <table:table-cell table:formula="of:=[.H551]*100" office:value-type="float" office:value="-0.76517187" calcext:value-type="float">
            <text:p>-0.76517187</text:p>
          </table:table-cell>
          <table:table-cell table:formula="of:=100*[.F551]" office:value-type="float" office:value="-0.031802" calcext:value-type="float">
            <text:p>-0.031802</text:p>
          </table:table-cell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179.0279998779" calcext:value-type="float">
            <text:p>179.0279998779</text:p>
          </table:table-cell>
          <table:table-cell office:value-type="float" office:value="0.1674612027" calcext:value-type="float">
            <text:p>0.1674612027</text:p>
          </table:table-cell>
          <table:table-cell office:value-type="float" office:value="0.335695444" calcext:value-type="float">
            <text:p>0.33569544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62493" calcext:value-type="float">
            <text:p>-0.00062493</text:p>
          </table:table-cell>
          <table:table-cell office:value-type="float" office:value="-0.00176789" calcext:value-type="float">
            <text:p>-0.00176789</text:p>
          </table:table-cell>
          <table:table-cell office:value-type="float" office:value="-0.0091488647" calcext:value-type="float">
            <text:p>-0.0091488647</text:p>
          </table:table-cell>
          <table:table-cell office:value-type="float" office:value="551" calcext:value-type="float">
            <text:p>551</text:p>
          </table:table-cell>
          <table:table-cell table:formula="of:=[.H552]*100" office:value-type="float" office:value="-0.91488647" calcext:value-type="float">
            <text:p>-0.91488647</text:p>
          </table:table-cell>
          <table:table-cell table:formula="of:=100*[.F552]" office:value-type="float" office:value="-0.062493" calcext:value-type="float">
            <text:p>-0.062493</text:p>
          </table:table-cell>
        </table:table-row>
        <table:table-row table:style-name="ro1">
          <table:table-cell office:value-type="float" office:value="27.59" calcext:value-type="float">
            <text:p>27.59</text:p>
          </table:table-cell>
          <table:table-cell office:value-type="float" office:value="179.039642334" calcext:value-type="float">
            <text:p>179.039642334</text:p>
          </table:table-cell>
          <table:table-cell office:value-type="float" office:value="0.188083547" calcext:value-type="float">
            <text:p>0.188083547</text:p>
          </table:table-cell>
          <table:table-cell office:value-type="float" office:value="0.37703745" calcext:value-type="float">
            <text:p>0.377037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96681" calcext:value-type="float">
            <text:p>-0.00096681</text:p>
          </table:table-cell>
          <table:table-cell office:value-type="float" office:value="-0.00484981" calcext:value-type="float">
            <text:p>-0.00484981</text:p>
          </table:table-cell>
          <table:table-cell office:value-type="float" office:value="-0.0086733344" calcext:value-type="float">
            <text:p>-0.0086733344</text:p>
          </table:table-cell>
          <table:table-cell office:value-type="float" office:value="552" calcext:value-type="float">
            <text:p>552</text:p>
          </table:table-cell>
          <table:table-cell table:formula="of:=[.H553]*100" office:value-type="float" office:value="-0.86733344" calcext:value-type="float">
            <text:p>-0.86733344</text:p>
          </table:table-cell>
          <table:table-cell table:formula="of:=100*[.F553]" office:value-type="float" office:value="-0.096681" calcext:value-type="float">
            <text:p>-0.096681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179.0355987549" calcext:value-type="float">
            <text:p>179.0355987549</text:p>
          </table:table-cell>
          <table:table-cell office:value-type="float" office:value="0.1660223262" calcext:value-type="float">
            <text:p>0.1660223262</text:p>
          </table:table-cell>
          <table:table-cell office:value-type="float" office:value="0.3329783942" calcext:value-type="float">
            <text:p>0.33297839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0475" calcext:value-type="float">
            <text:p>-0.0010475</text:p>
          </table:table-cell>
          <table:table-cell office:value-type="float" office:value="-0.00656059" calcext:value-type="float">
            <text:p>-0.00656059</text:p>
          </table:table-cell>
          <table:table-cell office:value-type="float" office:value="-0.0089291022" calcext:value-type="float">
            <text:p>-0.0089291022</text:p>
          </table:table-cell>
          <table:table-cell office:value-type="float" office:value="553" calcext:value-type="float">
            <text:p>553</text:p>
          </table:table-cell>
          <table:table-cell table:formula="of:=[.H554]*100" office:value-type="float" office:value="-0.89291022" calcext:value-type="float">
            <text:p>-0.89291022</text:p>
          </table:table-cell>
          <table:table-cell table:formula="of:=100*[.F554]" office:value-type="float" office:value="-0.10475" calcext:value-type="float">
            <text:p>-0.10475</text:p>
          </table:table-cell>
        </table:table-row>
        <table:table-row table:style-name="ro1">
          <table:table-cell office:value-type="float" office:value="27.69" calcext:value-type="float">
            <text:p>27.69</text:p>
          </table:table-cell>
          <table:table-cell office:value-type="float" office:value="179.0200500488" calcext:value-type="float">
            <text:p>179.0200500488</text:p>
          </table:table-cell>
          <table:table-cell office:value-type="float" office:value="0.0298555671" calcext:value-type="float">
            <text:p>0.0298555671</text:p>
          </table:table-cell>
          <table:table-cell office:value-type="float" office:value="0.0605289227" calcext:value-type="float">
            <text:p>0.06052892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19378" calcext:value-type="float">
            <text:p>-0.00019378</text:p>
          </table:table-cell>
          <table:table-cell office:value-type="float" office:value="-0.00656059" calcext:value-type="float">
            <text:p>-0.00656059</text:p>
          </table:table-cell>
          <table:table-cell office:value-type="float" office:value="-0.0066941042" calcext:value-type="float">
            <text:p>-0.0066941042</text:p>
          </table:table-cell>
          <table:table-cell office:value-type="float" office:value="554" calcext:value-type="float">
            <text:p>554</text:p>
          </table:table-cell>
          <table:table-cell table:formula="of:=[.H555]*100" office:value-type="float" office:value="-0.66941042" calcext:value-type="float">
            <text:p>-0.66941042</text:p>
          </table:table-cell>
          <table:table-cell table:formula="of:=100*[.F555]" office:value-type="float" office:value="-0.019378" calcext:value-type="float">
            <text:p>-0.019378</text:p>
          </table:table-cell>
        </table:table-row>
        <table:table-row table:style-name="ro1">
          <table:table-cell office:value-type="float" office:value="27.74" calcext:value-type="float">
            <text:p>27.74</text:p>
          </table:table-cell>
          <table:table-cell office:value-type="float" office:value="178.9903259277" calcext:value-type="float">
            <text:p>178.9903259277</text:p>
          </table:table-cell>
          <table:table-cell office:value-type="float" office:value="-0.0567202696" calcext:value-type="float">
            <text:p>-0.0567202696</text:p>
          </table:table-cell>
          <table:table-cell office:value-type="float" office:value="-0.1129226566" calcext:value-type="float">
            <text:p>-0.11292265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95187" calcext:value-type="float">
            <text:p>0.00095187</text:p>
          </table:table-cell>
          <table:table-cell office:value-type="float" office:value="-0.01014168" calcext:value-type="float">
            <text:p>-0.01014168</text:p>
          </table:table-cell>
          <table:table-cell office:value-type="float" office:value="-0.0034841491" calcext:value-type="float">
            <text:p>-0.0034841491</text:p>
          </table:table-cell>
          <table:table-cell office:value-type="float" office:value="555" calcext:value-type="float">
            <text:p>555</text:p>
          </table:table-cell>
          <table:table-cell table:formula="of:=[.H556]*100" office:value-type="float" office:value="-0.34841491" calcext:value-type="float">
            <text:p>-0.34841491</text:p>
          </table:table-cell>
          <table:table-cell table:formula="of:=100*[.F556]" office:value-type="float" office:value="0.095187" calcext:value-type="float">
            <text:p>0.095187</text:p>
          </table:table-cell>
        </table:table-row>
        <table:table-row table:style-name="ro1">
          <table:table-cell office:value-type="float" office:value="27.79" calcext:value-type="float">
            <text:p>27.79</text:p>
          </table:table-cell>
          <table:table-cell office:value-type="float" office:value="178.931137085" calcext:value-type="float">
            <text:p>178.931137085</text:p>
          </table:table-cell>
          <table:table-cell office:value-type="float" office:value="-0.1763378456" calcext:value-type="float">
            <text:p>-0.1763378456</text:p>
          </table:table-cell>
          <table:table-cell office:value-type="float" office:value="-0.3525637042" calcext:value-type="float">
            <text:p>-0.35256370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51219" calcext:value-type="float">
            <text:p>0.00251219</text:p>
          </table:table-cell>
          <table:table-cell office:value-type="float" office:value="-0.01205697" calcext:value-type="float">
            <text:p>-0.01205697</text:p>
          </table:table-cell>
          <table:table-cell office:value-type="float" office:value="0.0004790429" calcext:value-type="float">
            <text:p>0.0004790429</text:p>
          </table:table-cell>
          <table:table-cell office:value-type="float" office:value="556" calcext:value-type="float">
            <text:p>556</text:p>
          </table:table-cell>
          <table:table-cell table:formula="of:=[.H557]*100" office:value-type="float" office:value="0.04790429" calcext:value-type="float">
            <text:p>0.04790429</text:p>
          </table:table-cell>
          <table:table-cell table:formula="of:=100*[.F557]" office:value-type="float" office:value="0.251219" calcext:value-type="float">
            <text:p>0.251219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178.8843536377" calcext:value-type="float">
            <text:p>178.8843536377</text:p>
          </table:table-cell>
          <table:table-cell office:value-type="float" office:value="-0.3478270939" calcext:value-type="float">
            <text:p>-0.3478270939</text:p>
          </table:table-cell>
          <table:table-cell office:value-type="float" office:value="-0.6961035824" calcext:value-type="float">
            <text:p>-0.69610358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9441" calcext:value-type="float">
            <text:p>0.00469441</text:p>
          </table:table-cell>
          <table:table-cell office:value-type="float" office:value="-0.01586073" calcext:value-type="float">
            <text:p>-0.01586073</text:p>
          </table:table-cell>
          <table:table-cell office:value-type="float" office:value="0.0044087439" calcext:value-type="float">
            <text:p>0.0044087439</text:p>
          </table:table-cell>
          <table:table-cell office:value-type="float" office:value="557" calcext:value-type="float">
            <text:p>557</text:p>
          </table:table-cell>
          <table:table-cell table:formula="of:=[.H558]*100" office:value-type="float" office:value="0.44087439" calcext:value-type="float">
            <text:p>0.44087439</text:p>
          </table:table-cell>
          <table:table-cell table:formula="of:=100*[.F558]" office:value-type="float" office:value="0.469441" calcext:value-type="float">
            <text:p>0.469441</text:p>
          </table:table-cell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float" office:value="178.8362426758" calcext:value-type="float">
            <text:p>178.8362426758</text:p>
          </table:table-cell>
          <table:table-cell office:value-type="float" office:value="-0.5869127744" calcext:value-type="float">
            <text:p>-0.5869127744</text:p>
          </table:table-cell>
          <table:table-cell office:value-type="float" office:value="-1.1750593239" calcext:value-type="float">
            <text:p>-1.175059323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74139" calcext:value-type="float">
            <text:p>0.00774139</text:p>
          </table:table-cell>
          <table:table-cell office:value-type="float" office:value="-0.01586073" calcext:value-type="float">
            <text:p>-0.01586073</text:p>
          </table:table-cell>
          <table:table-cell office:value-type="float" office:value="0.012858866" calcext:value-type="float">
            <text:p>0.012858866</text:p>
          </table:table-cell>
          <table:table-cell office:value-type="float" office:value="558" calcext:value-type="float">
            <text:p>558</text:p>
          </table:table-cell>
          <table:table-cell table:formula="of:=[.H559]*100" office:value-type="float" office:value="1.2858866" calcext:value-type="float">
            <text:p>1.2858866</text:p>
          </table:table-cell>
          <table:table-cell table:formula="of:=100*[.F559]" office:value-type="float" office:value="0.774139" calcext:value-type="float">
            <text:p>0.774139</text:p>
          </table:table-cell>
        </table:table-row>
        <table:table-row table:style-name="ro1">
          <table:table-cell office:value-type="float" office:value="27.94" calcext:value-type="float">
            <text:p>27.94</text:p>
          </table:table-cell>
          <table:table-cell office:value-type="float" office:value="178.8279571533" calcext:value-type="float">
            <text:p>178.8279571533</text:p>
          </table:table-cell>
          <table:table-cell office:value-type="float" office:value="-0.8357145439" calcext:value-type="float">
            <text:p>-0.8357145439</text:p>
          </table:table-cell>
          <table:table-cell office:value-type="float" office:value="-1.6736730726" calcext:value-type="float">
            <text:p>-1.67367307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42914" calcext:value-type="float">
            <text:p>0.01142914</text:p>
          </table:table-cell>
          <table:table-cell office:value-type="float" office:value="-0.01775241" calcext:value-type="float">
            <text:p>-0.01775241</text:p>
          </table:table-cell>
          <table:table-cell office:value-type="float" office:value="0.0211028637" calcext:value-type="float">
            <text:p>0.0211028637</text:p>
          </table:table-cell>
          <table:table-cell office:value-type="float" office:value="559" calcext:value-type="float">
            <text:p>559</text:p>
          </table:table-cell>
          <table:table-cell table:formula="of:=[.H560]*100" office:value-type="float" office:value="2.11028637" calcext:value-type="float">
            <text:p>2.11028637</text:p>
          </table:table-cell>
          <table:table-cell table:formula="of:=100*[.F560]" office:value-type="float" office:value="1.142914" calcext:value-type="float">
            <text:p>1.142914</text:p>
          </table:table-cell>
        </table:table-row>
        <table:table-row table:style-name="ro1">
          <table:table-cell office:value-type="float" office:value="27.99" calcext:value-type="float">
            <text:p>27.99</text:p>
          </table:table-cell>
          <table:table-cell office:value-type="float" office:value="178.8143920898" calcext:value-type="float">
            <text:p>178.8143920898</text:p>
          </table:table-cell>
          <table:table-cell office:value-type="float" office:value="-1.0939486794" calcext:value-type="float">
            <text:p>-1.0939486794</text:p>
          </table:table-cell>
          <table:table-cell office:value-type="float" office:value="-2.1913211226" calcext:value-type="float">
            <text:p>-2.19132112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560658" calcext:value-type="float">
            <text:p>0.01560658</text:p>
          </table:table-cell>
          <table:table-cell office:value-type="float" office:value="-0.0214341" calcext:value-type="float">
            <text:p>-0.0214341</text:p>
          </table:table-cell>
          <table:table-cell office:value-type="float" office:value="0.0278933" calcext:value-type="float">
            <text:p>0.0278933</text:p>
          </table:table-cell>
          <table:table-cell office:value-type="float" office:value="560" calcext:value-type="float">
            <text:p>560</text:p>
          </table:table-cell>
          <table:table-cell table:formula="of:=[.H561]*100" office:value-type="float" office:value="2.78933" calcext:value-type="float">
            <text:p>2.78933</text:p>
          </table:table-cell>
          <table:table-cell table:formula="of:=100*[.F561]" office:value-type="float" office:value="1.560658" calcext:value-type="float">
            <text:p>1.560658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178.8168334961" calcext:value-type="float">
            <text:p>178.8168334961</text:p>
          </table:table-cell>
          <table:table-cell office:value-type="float" office:value="-1.3060927346" calcext:value-type="float">
            <text:p>-1.3060927346</text:p>
          </table:table-cell>
          <table:table-cell office:value-type="float" office:value="-2.6168653187" calcext:value-type="float">
            <text:p>-2.61686531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980305" calcext:value-type="float">
            <text:p>0.01980305</text:p>
          </table:table-cell>
          <table:table-cell office:value-type="float" office:value="-0.02297997" calcext:value-type="float">
            <text:p>-0.02297997</text:p>
          </table:table-cell>
          <table:table-cell office:value-type="float" office:value="0.0319012871" calcext:value-type="float">
            <text:p>0.0319012871</text:p>
          </table:table-cell>
          <table:table-cell office:value-type="float" office:value="561" calcext:value-type="float">
            <text:p>561</text:p>
          </table:table-cell>
          <table:table-cell table:formula="of:=[.H562]*100" office:value-type="float" office:value="3.19012871" calcext:value-type="float">
            <text:p>3.19012871</text:p>
          </table:table-cell>
          <table:table-cell table:formula="of:=100*[.F562]" office:value-type="float" office:value="1.980305" calcext:value-type="float">
            <text:p>1.980305</text:p>
          </table:table-cell>
        </table:table-row>
        <table:table-row table:style-name="ro1">
          <table:table-cell office:value-type="float" office:value="28.09" calcext:value-type="float">
            <text:p>28.09</text:p>
          </table:table-cell>
          <table:table-cell office:value-type="float" office:value="178.8261108398" calcext:value-type="float">
            <text:p>178.8261108398</text:p>
          </table:table-cell>
          <table:table-cell office:value-type="float" office:value="-1.5323951356" calcext:value-type="float">
            <text:p>-1.5323951356</text:p>
          </table:table-cell>
          <table:table-cell office:value-type="float" office:value="-3.0707451138" calcext:value-type="float">
            <text:p>-3.07074511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410654" calcext:value-type="float">
            <text:p>0.02410654</text:p>
          </table:table-cell>
          <table:table-cell office:value-type="float" office:value="-0.02616483" calcext:value-type="float">
            <text:p>-0.02616483</text:p>
          </table:table-cell>
          <table:table-cell office:value-type="float" office:value="0.0362091373" calcext:value-type="float">
            <text:p>0.0362091373</text:p>
          </table:table-cell>
          <table:table-cell office:value-type="float" office:value="562" calcext:value-type="float">
            <text:p>562</text:p>
          </table:table-cell>
          <table:table-cell table:formula="of:=[.H563]*100" office:value-type="float" office:value="3.62091373" calcext:value-type="float">
            <text:p>3.62091373</text:p>
          </table:table-cell>
          <table:table-cell table:formula="of:=100*[.F563]" office:value-type="float" office:value="2.410654" calcext:value-type="float">
            <text:p>2.410654</text:p>
          </table:table-cell>
        </table:table-row>
        <table:table-row table:style-name="ro1">
          <table:table-cell office:value-type="float" office:value="28.14" calcext:value-type="float">
            <text:p>28.14</text:p>
          </table:table-cell>
          <table:table-cell office:value-type="float" office:value="178.8193664551" calcext:value-type="float">
            <text:p>178.8193664551</text:p>
          </table:table-cell>
          <table:table-cell office:value-type="float" office:value="-1.7412118028" calcext:value-type="float">
            <text:p>-1.7412118028</text:p>
          </table:table-cell>
          <table:table-cell office:value-type="float" office:value="-3.4896627095" calcext:value-type="float">
            <text:p>-3.48966270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836479" calcext:value-type="float">
            <text:p>0.02836479</text:p>
          </table:table-cell>
          <table:table-cell office:value-type="float" office:value="-0.02616483" calcext:value-type="float">
            <text:p>-0.02616483</text:p>
          </table:table-cell>
          <table:table-cell office:value-type="float" office:value="0.0426073672" calcext:value-type="float">
            <text:p>0.0426073672</text:p>
          </table:table-cell>
          <table:table-cell office:value-type="float" office:value="563" calcext:value-type="float">
            <text:p>563</text:p>
          </table:table-cell>
          <table:table-cell table:formula="of:=[.H564]*100" office:value-type="float" office:value="4.26073672" calcext:value-type="float">
            <text:p>4.26073672</text:p>
          </table:table-cell>
          <table:table-cell table:formula="of:=100*[.F564]" office:value-type="float" office:value="2.836479" calcext:value-type="float">
            <text:p>2.836479</text:p>
          </table:table-cell>
        </table:table-row>
        <table:table-row table:style-name="ro1">
          <table:table-cell office:value-type="float" office:value="28.19" calcext:value-type="float">
            <text:p>28.19</text:p>
          </table:table-cell>
          <table:table-cell office:value-type="float" office:value="178.816986084" calcext:value-type="float">
            <text:p>178.816986084</text:p>
          </table:table-cell>
          <table:table-cell office:value-type="float" office:value="-1.8492533958" calcext:value-type="float">
            <text:p>-1.8492533958</text:p>
          </table:table-cell>
          <table:table-cell office:value-type="float" office:value="-3.7069181093" calcext:value-type="float">
            <text:p>-3.70691810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19213" calcext:value-type="float">
            <text:p>0.0319213</text:p>
          </table:table-cell>
          <table:table-cell office:value-type="float" office:value="-0.02700567" calcext:value-type="float">
            <text:p>-0.02700567</text:p>
          </table:table-cell>
          <table:table-cell office:value-type="float" office:value="0.043334414" calcext:value-type="float">
            <text:p>0.043334414</text:p>
          </table:table-cell>
          <table:table-cell office:value-type="float" office:value="564" calcext:value-type="float">
            <text:p>564</text:p>
          </table:table-cell>
          <table:table-cell table:formula="of:=[.H565]*100" office:value-type="float" office:value="4.3334414" calcext:value-type="float">
            <text:p>4.3334414</text:p>
          </table:table-cell>
          <table:table-cell table:formula="of:=100*[.F565]" office:value-type="float" office:value="3.19213" calcext:value-type="float">
            <text:p>3.19213</text:p>
          </table:table-cell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178.8244476318" calcext:value-type="float">
            <text:p>178.8244476318</text:p>
          </table:table-cell>
          <table:table-cell office:value-type="float" office:value="-1.9550086634" calcext:value-type="float">
            <text:p>-1.9550086634</text:p>
          </table:table-cell>
          <table:table-cell office:value-type="float" office:value="-3.919423195" calcext:value-type="float">
            <text:p>-3.9194231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499513" calcext:value-type="float">
            <text:p>0.03499513</text:p>
          </table:table-cell>
          <table:table-cell office:value-type="float" office:value="-0.02931804" calcext:value-type="float">
            <text:p>-0.02931804</text:p>
          </table:table-cell>
          <table:table-cell office:value-type="float" office:value="0.0449323899" calcext:value-type="float">
            <text:p>0.0449323899</text:p>
          </table:table-cell>
          <table:table-cell office:value-type="float" office:value="565" calcext:value-type="float">
            <text:p>565</text:p>
          </table:table-cell>
          <table:table-cell table:formula="of:=[.H566]*100" office:value-type="float" office:value="4.49323899" calcext:value-type="float">
            <text:p>4.49323899</text:p>
          </table:table-cell>
          <table:table-cell table:formula="of:=100*[.F566]" office:value-type="float" office:value="3.499513" calcext:value-type="float">
            <text:p>3.499513</text:p>
          </table:table-cell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178.8524627686" calcext:value-type="float">
            <text:p>178.8524627686</text:p>
          </table:table-cell>
          <table:table-cell office:value-type="float" office:value="-1.9043806065" calcext:value-type="float">
            <text:p>-1.9043806065</text:p>
          </table:table-cell>
          <table:table-cell office:value-type="float" office:value="-3.8188846713" calcext:value-type="float">
            <text:p>-3.818884671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670523" calcext:value-type="float">
            <text:p>0.03670523</text:p>
          </table:table-cell>
          <table:table-cell office:value-type="float" office:value="-0.02910153" calcext:value-type="float">
            <text:p>-0.02910153</text:p>
          </table:table-cell>
          <table:table-cell office:value-type="float" office:value="0.0423443741" calcext:value-type="float">
            <text:p>0.0423443741</text:p>
          </table:table-cell>
          <table:table-cell office:value-type="float" office:value="566" calcext:value-type="float">
            <text:p>566</text:p>
          </table:table-cell>
          <table:table-cell table:formula="of:=[.H567]*100" office:value-type="float" office:value="4.23443741" calcext:value-type="float">
            <text:p>4.23443741</text:p>
          </table:table-cell>
          <table:table-cell table:formula="of:=100*[.F567]" office:value-type="float" office:value="3.670523" calcext:value-type="float">
            <text:p>3.670523</text:p>
          </table:table-cell>
        </table:table-row>
        <table:table-row table:style-name="ro1">
          <table:table-cell office:value-type="float" office:value="28.34" calcext:value-type="float">
            <text:p>28.34</text:p>
          </table:table-cell>
          <table:table-cell office:value-type="float" office:value="178.8777008057" calcext:value-type="float">
            <text:p>178.8777008057</text:p>
          </table:table-cell>
          <table:table-cell office:value-type="float" office:value="-1.8272465482" calcext:value-type="float">
            <text:p>-1.8272465482</text:p>
          </table:table-cell>
          <table:table-cell office:value-type="float" office:value="-3.6649668301" calcext:value-type="float">
            <text:p>-3.66496683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73303" calcext:value-type="float">
            <text:p>0.0373303</text:p>
          </table:table-cell>
          <table:table-cell office:value-type="float" office:value="-0.03022703" calcext:value-type="float">
            <text:p>-0.03022703</text:p>
          </table:table-cell>
          <table:table-cell office:value-type="float" office:value="0.0416920619" calcext:value-type="float">
            <text:p>0.0416920619</text:p>
          </table:table-cell>
          <table:table-cell office:value-type="float" office:value="567" calcext:value-type="float">
            <text:p>567</text:p>
          </table:table-cell>
          <table:table-cell table:formula="of:=[.H568]*100" office:value-type="float" office:value="4.16920619" calcext:value-type="float">
            <text:p>4.16920619</text:p>
          </table:table-cell>
          <table:table-cell table:formula="of:=100*[.F568]" office:value-type="float" office:value="3.73303" calcext:value-type="float">
            <text:p>3.73303</text:p>
          </table:table-cell>
        </table:table-row>
        <table:table-row table:style-name="ro1">
          <table:table-cell office:value-type="float" office:value="28.39" calcext:value-type="float">
            <text:p>28.39</text:p>
          </table:table-cell>
          <table:table-cell office:value-type="float" office:value="178.9341888428" calcext:value-type="float">
            <text:p>178.9341888428</text:p>
          </table:table-cell>
          <table:table-cell office:value-type="float" office:value="-1.5834227345" calcext:value-type="float">
            <text:p>-1.5834227345</text:p>
          </table:table-cell>
          <table:table-cell office:value-type="float" office:value="-3.177231674" calcext:value-type="float">
            <text:p>-3.17723167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612171" calcext:value-type="float">
            <text:p>0.03612171</text:p>
          </table:table-cell>
          <table:table-cell office:value-type="float" office:value="-0.03022703" calcext:value-type="float">
            <text:p>-0.03022703</text:p>
          </table:table-cell>
          <table:table-cell office:value-type="float" office:value="0.0359124022" calcext:value-type="float">
            <text:p>0.0359124022</text:p>
          </table:table-cell>
          <table:table-cell office:value-type="float" office:value="568" calcext:value-type="float">
            <text:p>568</text:p>
          </table:table-cell>
          <table:table-cell table:formula="of:=[.H569]*100" office:value-type="float" office:value="3.59124022" calcext:value-type="float">
            <text:p>3.59124022</text:p>
          </table:table-cell>
          <table:table-cell table:formula="of:=100*[.F569]" office:value-type="float" office:value="3.612171" calcext:value-type="float">
            <text:p>3.612171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178.9658813477" calcext:value-type="float">
            <text:p>178.9658813477</text:p>
          </table:table-cell>
          <table:table-cell office:value-type="float" office:value="-1.3168794266" calcext:value-type="float">
            <text:p>-1.3168794266</text:p>
          </table:table-cell>
          <table:table-cell office:value-type="float" office:value="-2.6435765573" calcext:value-type="float">
            <text:p>-2.643576557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354029" calcext:value-type="float">
            <text:p>0.03354029</text:p>
          </table:table-cell>
          <table:table-cell office:value-type="float" office:value="-0.02868102" calcext:value-type="float">
            <text:p>-0.02868102</text:p>
          </table:table-cell>
          <table:table-cell office:value-type="float" office:value="0.0299982977" calcext:value-type="float">
            <text:p>0.0299982977</text:p>
          </table:table-cell>
          <table:table-cell office:value-type="float" office:value="569" calcext:value-type="float">
            <text:p>569</text:p>
          </table:table-cell>
          <table:table-cell table:formula="of:=[.H570]*100" office:value-type="float" office:value="2.99982977" calcext:value-type="float">
            <text:p>2.99982977</text:p>
          </table:table-cell>
          <table:table-cell table:formula="of:=100*[.F570]" office:value-type="float" office:value="3.354029" calcext:value-type="float">
            <text:p>3.354029</text:p>
          </table:table-cell>
        </table:table-row>
        <table:table-row table:style-name="ro1">
          <table:table-cell office:value-type="float" office:value="28.49" calcext:value-type="float">
            <text:p>28.49</text:p>
          </table:table-cell>
          <table:table-cell office:value-type="float" office:value="179.0130462646" calcext:value-type="float">
            <text:p>179.0130462646</text:p>
          </table:table-cell>
          <table:table-cell office:value-type="float" office:value="-0.9693671975" calcext:value-type="float">
            <text:p>-0.9693671975</text:p>
          </table:table-cell>
          <table:table-cell office:value-type="float" office:value="-1.9475595634" calcext:value-type="float">
            <text:p>-1.94755956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95048" calcext:value-type="float">
            <text:p>0.0295048</text:p>
          </table:table-cell>
          <table:table-cell office:value-type="float" office:value="-0.02838143" calcext:value-type="float">
            <text:p>-0.02838143</text:p>
          </table:table-cell>
          <table:table-cell office:value-type="float" office:value="0.0237400763" calcext:value-type="float">
            <text:p>0.0237400763</text:p>
          </table:table-cell>
          <table:table-cell office:value-type="float" office:value="570" calcext:value-type="float">
            <text:p>570</text:p>
          </table:table-cell>
          <table:table-cell table:formula="of:=[.H571]*100" office:value-type="float" office:value="2.37400763" calcext:value-type="float">
            <text:p>2.37400763</text:p>
          </table:table-cell>
          <table:table-cell table:formula="of:=100*[.F571]" office:value-type="float" office:value="2.95048" calcext:value-type="float">
            <text:p>2.95048</text:p>
          </table:table-cell>
        </table:table-row>
        <table:table-row table:style-name="ro1">
          <table:table-cell office:value-type="float" office:value="28.54" calcext:value-type="float">
            <text:p>28.54</text:p>
          </table:table-cell>
          <table:table-cell office:value-type="float" office:value="179.0433502197" calcext:value-type="float">
            <text:p>179.0433502197</text:p>
          </table:table-cell>
          <table:table-cell office:value-type="float" office:value="-0.816464481" calcext:value-type="float">
            <text:p>-0.816464481</text:p>
          </table:table-cell>
          <table:table-cell office:value-type="float" office:value="-1.640592743" calcext:value-type="float">
            <text:p>-1.6405927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579771" calcext:value-type="float">
            <text:p>0.02579771</text:p>
          </table:table-cell>
          <table:table-cell office:value-type="float" office:value="-0.02535971" calcext:value-type="float">
            <text:p>-0.02535971</text:p>
          </table:table-cell>
          <table:table-cell office:value-type="float" office:value="0.0211020707" calcext:value-type="float">
            <text:p>0.0211020707</text:p>
          </table:table-cell>
          <table:table-cell office:value-type="float" office:value="571" calcext:value-type="float">
            <text:p>571</text:p>
          </table:table-cell>
          <table:table-cell table:formula="of:=[.H572]*100" office:value-type="float" office:value="2.11020707" calcext:value-type="float">
            <text:p>2.11020707</text:p>
          </table:table-cell>
          <table:table-cell table:formula="of:=100*[.F572]" office:value-type="float" office:value="2.579771" calcext:value-type="float">
            <text:p>2.579771</text:p>
          </table:table-cell>
        </table:table-row>
        <table:table-row table:style-name="ro1">
          <table:table-cell office:value-type="float" office:value="28.59" calcext:value-type="float">
            <text:p>28.59</text:p>
          </table:table-cell>
          <table:table-cell office:value-type="float" office:value="179.059173584" calcext:value-type="float">
            <text:p>179.059173584</text:p>
          </table:table-cell>
          <table:table-cell office:value-type="float" office:value="-0.5339112665" calcext:value-type="float">
            <text:p>-0.5339112665</text:p>
          </table:table-cell>
          <table:table-cell office:value-type="float" office:value="-1.0742773898" calcext:value-type="float">
            <text:p>-1.07427738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144531" calcext:value-type="float">
            <text:p>0.02144531</text:p>
          </table:table-cell>
          <table:table-cell office:value-type="float" office:value="-0.02535971" calcext:value-type="float">
            <text:p>-0.02535971</text:p>
          </table:table-cell>
          <table:table-cell office:value-type="float" office:value="0.0143000918" calcext:value-type="float">
            <text:p>0.0143000918</text:p>
          </table:table-cell>
          <table:table-cell office:value-type="float" office:value="572" calcext:value-type="float">
            <text:p>572</text:p>
          </table:table-cell>
          <table:table-cell table:formula="of:=[.H573]*100" office:value-type="float" office:value="1.43000918" calcext:value-type="float">
            <text:p>1.43000918</text:p>
          </table:table-cell>
          <table:table-cell table:formula="of:=100*[.F573]" office:value-type="float" office:value="2.144531" calcext:value-type="float">
            <text:p>2.144531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179.0701904297" calcext:value-type="float">
            <text:p>179.0701904297</text:p>
          </table:table-cell>
          <table:table-cell office:value-type="float" office:value="-0.3509002845" calcext:value-type="float">
            <text:p>-0.3509002845</text:p>
          </table:table-cell>
          <table:table-cell office:value-type="float" office:value="-0.7069847388" calcext:value-type="float">
            <text:p>-0.70698473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732646" calcext:value-type="float">
            <text:p>0.01732646</text:p>
          </table:table-cell>
          <table:table-cell office:value-type="float" office:value="-0.02350647" calcext:value-type="float">
            <text:p>-0.02350647</text:p>
          </table:table-cell>
          <table:table-cell office:value-type="float" office:value="0.0102542701" calcext:value-type="float">
            <text:p>0.0102542701</text:p>
          </table:table-cell>
          <table:table-cell office:value-type="float" office:value="573" calcext:value-type="float">
            <text:p>573</text:p>
          </table:table-cell>
          <table:table-cell table:formula="of:=[.H574]*100" office:value-type="float" office:value="1.02542701" calcext:value-type="float">
            <text:p>1.02542701</text:p>
          </table:table-cell>
          <table:table-cell table:formula="of:=100*[.F574]" office:value-type="float" office:value="1.732646" calcext:value-type="float">
            <text:p>1.732646</text:p>
          </table:table-cell>
        </table:table-row>
        <table:table-row table:style-name="ro1">
          <table:table-cell office:value-type="float" office:value="28.69" calcext:value-type="float">
            <text:p>28.69</text:p>
          </table:table-cell>
          <table:table-cell office:value-type="float" office:value="179.0597076416" calcext:value-type="float">
            <text:p>179.0597076416</text:p>
          </table:table-cell>
          <table:table-cell office:value-type="float" office:value="-0.1322961058" calcext:value-type="float">
            <text:p>-0.1322961058</text:p>
          </table:table-cell>
          <table:table-cell office:value-type="float" office:value="-0.2685284811" calcext:value-type="float">
            <text:p>-0.26852848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312597" calcext:value-type="float">
            <text:p>0.01312597</text:p>
          </table:table-cell>
          <table:table-cell office:value-type="float" office:value="-0.01903591" calcext:value-type="float">
            <text:p>-0.01903591</text:p>
          </table:table-cell>
          <table:table-cell office:value-type="float" office:value="0.0055847159" calcext:value-type="float">
            <text:p>0.0055847159</text:p>
          </table:table-cell>
          <table:table-cell office:value-type="float" office:value="574" calcext:value-type="float">
            <text:p>574</text:p>
          </table:table-cell>
          <table:table-cell table:formula="of:=[.H575]*100" office:value-type="float" office:value="0.55847159" calcext:value-type="float">
            <text:p>0.55847159</text:p>
          </table:table-cell>
          <table:table-cell table:formula="of:=100*[.F575]" office:value-type="float" office:value="1.312597" calcext:value-type="float">
            <text:p>1.312597</text:p>
          </table:table-cell>
        </table:table-row>
        <table:table-row table:style-name="ro1">
          <table:table-cell office:value-type="float" office:value="28.74" calcext:value-type="float">
            <text:p>28.74</text:p>
          </table:table-cell>
          <table:table-cell office:value-type="float" office:value="179.0504302979" calcext:value-type="float">
            <text:p>179.0504302979</text:p>
          </table:table-cell>
          <table:table-cell office:value-type="float" office:value="-0.0226577281" calcext:value-type="float">
            <text:p>-0.0226577281</text:p>
          </table:table-cell>
          <table:table-cell office:value-type="float" office:value="-0.0480923519" calcext:value-type="float">
            <text:p>-0.048092351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5973" calcext:value-type="float">
            <text:p>0.0095973</text:p>
          </table:table-cell>
          <table:table-cell office:value-type="float" office:value="-0.01567219" calcext:value-type="float">
            <text:p>-0.01567219</text:p>
          </table:table-cell>
          <table:table-cell office:value-type="float" office:value="0.0029542246" calcext:value-type="float">
            <text:p>0.0029542246</text:p>
          </table:table-cell>
          <table:table-cell office:value-type="float" office:value="575" calcext:value-type="float">
            <text:p>575</text:p>
          </table:table-cell>
          <table:table-cell table:formula="of:=[.H576]*100" office:value-type="float" office:value="0.29542246" calcext:value-type="float">
            <text:p>0.29542246</text:p>
          </table:table-cell>
          <table:table-cell table:formula="of:=100*[.F576]" office:value-type="float" office:value="0.95973" calcext:value-type="float">
            <text:p>0.95973</text:p>
          </table:table-cell>
        </table:table-row>
        <table:table-row table:style-name="ro1">
          <table:table-cell office:value-type="float" office:value="28.79" calcext:value-type="float">
            <text:p>28.79</text:p>
          </table:table-cell>
          <table:table-cell office:value-type="float" office:value="179.0205535889" calcext:value-type="float">
            <text:p>179.0205535889</text:p>
          </table:table-cell>
          <table:table-cell office:value-type="float" office:value="-0.0581883683" calcext:value-type="float">
            <text:p>-0.0581883683</text:p>
          </table:table-cell>
          <table:table-cell office:value-type="float" office:value="-0.1183072773" calcext:value-type="float">
            <text:p>-0.118307277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8361" calcext:value-type="float">
            <text:p>0.00748361</text:p>
          </table:table-cell>
          <table:table-cell office:value-type="float" office:value="-0.01567219" calcext:value-type="float">
            <text:p>-0.01567219</text:p>
          </table:table-cell>
          <table:table-cell office:value-type="float" office:value="0.0026241038" calcext:value-type="float">
            <text:p>0.0026241038</text:p>
          </table:table-cell>
          <table:table-cell office:value-type="float" office:value="576" calcext:value-type="float">
            <text:p>576</text:p>
          </table:table-cell>
          <table:table-cell table:formula="of:=[.H577]*100" office:value-type="float" office:value="0.26241038" calcext:value-type="float">
            <text:p>0.26241038</text:p>
          </table:table-cell>
          <table:table-cell table:formula="of:=100*[.F577]" office:value-type="float" office:value="0.748361" calcext:value-type="float">
            <text:p>0.748361</text:p>
          </table:table-cell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179.0055389404" calcext:value-type="float">
            <text:p>179.0055389404</text:p>
          </table:table-cell>
          <table:table-cell office:value-type="float" office:value="-0.0887491654" calcext:value-type="float">
            <text:p>-0.0887491654</text:p>
          </table:table-cell>
          <table:table-cell office:value-type="float" office:value="-0.1789311744" calcext:value-type="float">
            <text:p>-0.178931174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27932" calcext:value-type="float">
            <text:p>0.00627932</text:p>
          </table:table-cell>
          <table:table-cell office:value-type="float" office:value="-0.00532193" calcext:value-type="float">
            <text:p>-0.00532193</text:p>
          </table:table-cell>
          <table:table-cell office:value-type="float" office:value="0.0014551264" calcext:value-type="float">
            <text:p>0.0014551264</text:p>
          </table:table-cell>
          <table:table-cell office:value-type="float" office:value="577" calcext:value-type="float">
            <text:p>577</text:p>
          </table:table-cell>
          <table:table-cell table:formula="of:=[.H578]*100" office:value-type="float" office:value="0.14551264" calcext:value-type="float">
            <text:p>0.14551264</text:p>
          </table:table-cell>
          <table:table-cell table:formula="of:=100*[.F578]" office:value-type="float" office:value="0.627932" calcext:value-type="float">
            <text:p>0.627932</text:p>
          </table:table-cell>
        </table:table-row>
        <table:table-row table:style-name="ro1">
          <table:table-cell office:value-type="float" office:value="28.89" calcext:value-type="float">
            <text:p>28.89</text:p>
          </table:table-cell>
          <table:table-cell office:value-type="float" office:value="179.0108642578" calcext:value-type="float">
            <text:p>179.0108642578</text:p>
          </table:table-cell>
          <table:table-cell office:value-type="float" office:value="-0.1831725262" calcext:value-type="float">
            <text:p>-0.1831725262</text:p>
          </table:table-cell>
          <table:table-cell office:value-type="float" office:value="-0.3675713169" calcext:value-type="float">
            <text:p>-0.367571316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0641" calcext:value-type="float">
            <text:p>0.00610641</text:p>
          </table:table-cell>
          <table:table-cell office:value-type="float" office:value="-0.00532193" calcext:value-type="float">
            <text:p>-0.00532193</text:p>
          </table:table-cell>
          <table:table-cell office:value-type="float" office:value="0.0031465639" calcext:value-type="float">
            <text:p>0.0031465639</text:p>
          </table:table-cell>
          <table:table-cell office:value-type="float" office:value="578" calcext:value-type="float">
            <text:p>578</text:p>
          </table:table-cell>
          <table:table-cell table:formula="of:=[.H579]*100" office:value-type="float" office:value="0.31465639" calcext:value-type="float">
            <text:p>0.31465639</text:p>
          </table:table-cell>
          <table:table-cell table:formula="of:=100*[.F579]" office:value-type="float" office:value="0.610641" calcext:value-type="float">
            <text:p>0.610641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179.0156555176" calcext:value-type="float">
            <text:p>179.0156555176</text:p>
          </table:table-cell>
          <table:table-cell office:value-type="float" office:value="-0.3575710791" calcext:value-type="float">
            <text:p>-0.3575710791</text:p>
          </table:table-cell>
          <table:table-cell office:value-type="float" office:value="-0.7164995503" calcext:value-type="float">
            <text:p>-0.716499550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1535" calcext:value-type="float">
            <text:p>0.0071535</text:p>
          </table:table-cell>
          <table:table-cell office:value-type="float" office:value="0.00123095" calcext:value-type="float">
            <text:p>0.00123095</text:p>
          </table:table-cell>
          <table:table-cell office:value-type="float" office:value="0.0073307086" calcext:value-type="float">
            <text:p>0.0073307086</text:p>
          </table:table-cell>
          <table:table-cell office:value-type="float" office:value="579" calcext:value-type="float">
            <text:p>579</text:p>
          </table:table-cell>
          <table:table-cell table:formula="of:=[.H580]*100" office:value-type="float" office:value="0.73307086" calcext:value-type="float">
            <text:p>0.73307086</text:p>
          </table:table-cell>
          <table:table-cell table:formula="of:=100*[.F580]" office:value-type="float" office:value="0.71535" calcext:value-type="float">
            <text:p>0.71535</text:p>
          </table:table-cell>
        </table:table-row>
        <table:table-row table:style-name="ro1">
          <table:table-cell office:value-type="float" office:value="28.99" calcext:value-type="float">
            <text:p>28.99</text:p>
          </table:table-cell>
          <table:table-cell office:value-type="float" office:value="179.006439209" calcext:value-type="float">
            <text:p>179.006439209</text:p>
          </table:table-cell>
          <table:table-cell office:value-type="float" office:value="-0.5467878613" calcext:value-type="float">
            <text:p>-0.5467878613</text:p>
          </table:table-cell>
          <table:table-cell office:value-type="float" office:value="-1.0953839543" calcext:value-type="float">
            <text:p>-1.09538395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11201" calcext:value-type="float">
            <text:p>0.00911201</text:p>
          </table:table-cell>
          <table:table-cell office:value-type="float" office:value="0.00673467" calcext:value-type="float">
            <text:p>0.00673467</text:p>
          </table:table-cell>
          <table:table-cell office:value-type="float" office:value="0.012909991" calcext:value-type="float">
            <text:p>0.012909991</text:p>
          </table:table-cell>
          <table:table-cell office:value-type="float" office:value="580" calcext:value-type="float">
            <text:p>580</text:p>
          </table:table-cell>
          <table:table-cell table:formula="of:=[.H581]*100" office:value-type="float" office:value="1.2909991" calcext:value-type="float">
            <text:p>1.2909991</text:p>
          </table:table-cell>
          <table:table-cell table:formula="of:=100*[.F581]" office:value-type="float" office:value="0.911201" calcext:value-type="float">
            <text:p>0.911201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179.0234985352" calcext:value-type="float">
            <text:p>179.0234985352</text:p>
          </table:table-cell>
          <table:table-cell office:value-type="float" office:value="-0.7254875074" calcext:value-type="float">
            <text:p>-0.7254875074</text:p>
          </table:table-cell>
          <table:table-cell office:value-type="float" office:value="-1.4534513498" calcext:value-type="float">
            <text:p>-1.45345134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60753" calcext:value-type="float">
            <text:p>0.01160753</text:p>
          </table:table-cell>
          <table:table-cell office:value-type="float" office:value="0.00673467" calcext:value-type="float">
            <text:p>0.00673467</text:p>
          </table:table-cell>
          <table:table-cell office:value-type="float" office:value="0.017262124" calcext:value-type="float">
            <text:p>0.017262124</text:p>
          </table:table-cell>
          <table:table-cell office:value-type="float" office:value="581" calcext:value-type="float">
            <text:p>581</text:p>
          </table:table-cell>
          <table:table-cell table:formula="of:=[.H582]*100" office:value-type="float" office:value="1.7262124" calcext:value-type="float">
            <text:p>1.7262124</text:p>
          </table:table-cell>
          <table:table-cell table:formula="of:=100*[.F582]" office:value-type="float" office:value="1.160753" calcext:value-type="float">
            <text:p>1.160753</text:p>
          </table:table-cell>
        </table:table-row>
        <table:table-row table:style-name="ro1">
          <table:table-cell office:value-type="float" office:value="29.09" calcext:value-type="float">
            <text:p>29.09</text:p>
          </table:table-cell>
          <table:table-cell office:value-type="float" office:value="179.033706665" calcext:value-type="float">
            <text:p>179.033706665</text:p>
          </table:table-cell>
          <table:table-cell office:value-type="float" office:value="-0.882229996" calcext:value-type="float">
            <text:p>-0.882229996</text:p>
          </table:table-cell>
          <table:table-cell office:value-type="float" office:value="-1.7677166886" calcext:value-type="float">
            <text:p>-1.76771668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31442" calcext:value-type="float">
            <text:p>0.01431442</text:p>
          </table:table-cell>
          <table:table-cell office:value-type="float" office:value="0.01361005" calcext:value-type="float">
            <text:p>0.01361005</text:p>
          </table:table-cell>
          <table:table-cell office:value-type="float" office:value="0.022002191" calcext:value-type="float">
            <text:p>0.022002191</text:p>
          </table:table-cell>
          <table:table-cell office:value-type="float" office:value="582" calcext:value-type="float">
            <text:p>582</text:p>
          </table:table-cell>
          <table:table-cell table:formula="of:=[.H583]*100" office:value-type="float" office:value="2.2002191" calcext:value-type="float">
            <text:p>2.2002191</text:p>
          </table:table-cell>
          <table:table-cell table:formula="of:=100*[.F583]" office:value-type="float" office:value="1.431442" calcext:value-type="float">
            <text:p>1.431442</text:p>
          </table:table-cell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179.0374908447" calcext:value-type="float">
            <text:p>179.0374908447</text:p>
          </table:table-cell>
          <table:table-cell office:value-type="float" office:value="-0.9593743582" calcext:value-type="float">
            <text:p>-0.9593743582</text:p>
          </table:table-cell>
          <table:table-cell office:value-type="float" office:value="-1.9227590295" calcext:value-type="float">
            <text:p>-1.92275902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663164" calcext:value-type="float">
            <text:p>0.01663164</text:p>
          </table:table-cell>
          <table:table-cell office:value-type="float" office:value="0.01936843" calcext:value-type="float">
            <text:p>0.01936843</text:p>
          </table:table-cell>
          <table:table-cell office:value-type="float" office:value="0.0219195727" calcext:value-type="float">
            <text:p>0.0219195727</text:p>
          </table:table-cell>
          <table:table-cell office:value-type="float" office:value="583" calcext:value-type="float">
            <text:p>583</text:p>
          </table:table-cell>
          <table:table-cell table:formula="of:=[.H584]*100" office:value-type="float" office:value="2.19195727" calcext:value-type="float">
            <text:p>2.19195727</text:p>
          </table:table-cell>
          <table:table-cell table:formula="of:=100*[.F584]" office:value-type="float" office:value="1.663164" calcext:value-type="float">
            <text:p>1.663164</text:p>
          </table:table-cell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179.0306091309" calcext:value-type="float">
            <text:p>179.0306091309</text:p>
          </table:table-cell>
          <table:table-cell office:value-type="float" office:value="-1.0517550472" calcext:value-type="float">
            <text:p>-1.0517550472</text:p>
          </table:table-cell>
          <table:table-cell office:value-type="float" office:value="-2.1081918684" calcext:value-type="float">
            <text:p>-2.10819186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879083" calcext:value-type="float">
            <text:p>0.01879083</text:p>
          </table:table-cell>
          <table:table-cell office:value-type="float" office:value="0.01936843" calcext:value-type="float">
            <text:p>0.01936843</text:p>
          </table:table-cell>
          <table:table-cell office:value-type="float" office:value="0.0245711403" calcext:value-type="float">
            <text:p>0.0245711403</text:p>
          </table:table-cell>
          <table:table-cell office:value-type="float" office:value="584" calcext:value-type="float">
            <text:p>584</text:p>
          </table:table-cell>
          <table:table-cell table:formula="of:=[.H585]*100" office:value-type="float" office:value="2.45711403" calcext:value-type="float">
            <text:p>2.45711403</text:p>
          </table:table-cell>
          <table:table-cell table:formula="of:=100*[.F585]" office:value-type="float" office:value="1.879083" calcext:value-type="float">
            <text:p>1.879083</text:p>
          </table:table-cell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179.0267028809" calcext:value-type="float">
            <text:p>179.0267028809</text:p>
          </table:table-cell>
          <table:table-cell office:value-type="float" office:value="-1.0288044556" calcext:value-type="float">
            <text:p>-1.0288044556</text:p>
          </table:table-cell>
          <table:table-cell office:value-type="float" office:value="-2.06280736" calcext:value-type="float">
            <text:p>-2.062807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007613" calcext:value-type="float">
            <text:p>0.02007613</text:p>
          </table:table-cell>
          <table:table-cell office:value-type="float" office:value="0.03131502" calcext:value-type="float">
            <text:p>0.03131502</text:p>
          </table:table-cell>
          <table:table-cell office:value-type="float" office:value="0.0229456372" calcext:value-type="float">
            <text:p>0.0229456372</text:p>
          </table:table-cell>
          <table:table-cell office:value-type="float" office:value="585" calcext:value-type="float">
            <text:p>585</text:p>
          </table:table-cell>
          <table:table-cell table:formula="of:=[.H586]*100" office:value-type="float" office:value="2.29456372" calcext:value-type="float">
            <text:p>2.29456372</text:p>
          </table:table-cell>
          <table:table-cell table:formula="of:=100*[.F586]" office:value-type="float" office:value="2.007613" calcext:value-type="float">
            <text:p>2.007613</text:p>
          </table:table-cell>
        </table:table-row>
        <table:table-row table:style-name="ro1">
          <table:table-cell office:value-type="float" office:value="29.29" calcext:value-type="float">
            <text:p>29.29</text:p>
          </table:table-cell>
          <table:table-cell office:value-type="float" office:value="179.0130462646" calcext:value-type="float">
            <text:p>179.0130462646</text:p>
          </table:table-cell>
          <table:table-cell office:value-type="float" office:value="-1.0041400747" calcext:value-type="float">
            <text:p>-1.0041400747</text:p>
          </table:table-cell>
          <table:table-cell office:value-type="float" office:value="-2.013775162" calcext:value-type="float">
            <text:p>-2.01377516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076792" calcext:value-type="float">
            <text:p>0.02076792</text:p>
          </table:table-cell>
          <table:table-cell office:value-type="float" office:value="0.03131502" calcext:value-type="float">
            <text:p>0.03131502</text:p>
          </table:table-cell>
          <table:table-cell office:value-type="float" office:value="0.0226776546" calcext:value-type="float">
            <text:p>0.0226776546</text:p>
          </table:table-cell>
          <table:table-cell office:value-type="float" office:value="586" calcext:value-type="float">
            <text:p>586</text:p>
          </table:table-cell>
          <table:table-cell table:formula="of:=[.H587]*100" office:value-type="float" office:value="2.26776546" calcext:value-type="float">
            <text:p>2.26776546</text:p>
          </table:table-cell>
          <table:table-cell table:formula="of:=100*[.F587]" office:value-type="float" office:value="2.076792" calcext:value-type="float">
            <text:p>2.076792</text:p>
          </table:table-cell>
        </table:table-row>
        <table:table-row table:style-name="ro1">
          <table:table-cell office:value-type="float" office:value="29.34" calcext:value-type="float">
            <text:p>29.34</text:p>
          </table:table-cell>
          <table:table-cell office:value-type="float" office:value="179.0185394287" calcext:value-type="float">
            <text:p>179.0185394287</text:p>
          </table:table-cell>
          <table:table-cell office:value-type="float" office:value="-1.0152072533" calcext:value-type="float">
            <text:p>-1.0152072533</text:p>
          </table:table-cell>
          <table:table-cell office:value-type="float" office:value="-2.0360934709" calcext:value-type="float">
            <text:p>-2.036093470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130248" calcext:value-type="float">
            <text:p>0.02130248</text:p>
          </table:table-cell>
          <table:table-cell office:value-type="float" office:value="0.03707162" calcext:value-type="float">
            <text:p>0.03707162</text:p>
          </table:table-cell>
          <table:table-cell office:value-type="float" office:value="0.0240809398" calcext:value-type="float">
            <text:p>0.0240809398</text:p>
          </table:table-cell>
          <table:table-cell office:value-type="float" office:value="587" calcext:value-type="float">
            <text:p>587</text:p>
          </table:table-cell>
          <table:table-cell table:formula="of:=[.H588]*100" office:value-type="float" office:value="2.40809398" calcext:value-type="float">
            <text:p>2.40809398</text:p>
          </table:table-cell>
          <table:table-cell table:formula="of:=100*[.F588]" office:value-type="float" office:value="2.130248" calcext:value-type="float">
            <text:p>2.130248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79.0349731445" calcext:value-type="float">
            <text:p>179.0349731445</text:p>
          </table:table-cell>
          <table:table-cell office:value-type="float" office:value="-0.8194025042" calcext:value-type="float">
            <text:p>-0.8194025042</text:p>
          </table:table-cell>
          <table:table-cell office:value-type="float" office:value="-1.6444218292" calcext:value-type="float">
            <text:p>-1.644421829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035363" calcext:value-type="float">
            <text:p>0.02035363</text:p>
          </table:table-cell>
          <table:table-cell office:value-type="float" office:value="0.04133597" calcext:value-type="float">
            <text:p>0.04133597</text:p>
          </table:table-cell>
          <table:table-cell office:value-type="float" office:value="0.0200908778" calcext:value-type="float">
            <text:p>0.0200908778</text:p>
          </table:table-cell>
          <table:table-cell office:value-type="float" office:value="588" calcext:value-type="float">
            <text:p>588</text:p>
          </table:table-cell>
          <table:table-cell table:formula="of:=[.H589]*100" office:value-type="float" office:value="2.00908778" calcext:value-type="float">
            <text:p>2.00908778</text:p>
          </table:table-cell>
          <table:table-cell table:formula="of:=100*[.F589]" office:value-type="float" office:value="2.035363" calcext:value-type="float">
            <text:p>2.035363</text:p>
          </table:table-cell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179.0413208008" calcext:value-type="float">
            <text:p>179.0413208008</text:p>
          </table:table-cell>
          <table:table-cell office:value-type="float" office:value="-0.5764636057" calcext:value-type="float">
            <text:p>-0.5764636057</text:p>
          </table:table-cell>
          <table:table-cell office:value-type="float" office:value="-1.1580640401" calcext:value-type="float">
            <text:p>-1.15806404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810253" calcext:value-type="float">
            <text:p>0.01810253</text:p>
          </table:table-cell>
          <table:table-cell office:value-type="float" office:value="0.04133597" calcext:value-type="float">
            <text:p>0.04133597</text:p>
          </table:table-cell>
          <table:table-cell office:value-type="float" office:value="0.0149992687" calcext:value-type="float">
            <text:p>0.0149992687</text:p>
          </table:table-cell>
          <table:table-cell office:value-type="float" office:value="589" calcext:value-type="float">
            <text:p>589</text:p>
          </table:table-cell>
          <table:table-cell table:formula="of:=[.H590]*100" office:value-type="float" office:value="1.49992687" calcext:value-type="float">
            <text:p>1.49992687</text:p>
          </table:table-cell>
          <table:table-cell table:formula="of:=100*[.F590]" office:value-type="float" office:value="1.810253" calcext:value-type="float">
            <text:p>1.810253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79.0525970459" calcext:value-type="float">
            <text:p>179.0525970459</text:p>
          </table:table-cell>
          <table:table-cell office:value-type="float" office:value="-0.3822626146" calcext:value-type="float">
            <text:p>-0.3822626146</text:p>
          </table:table-cell>
          <table:table-cell office:value-type="float" office:value="-0.7689053356" calcext:value-type="float">
            <text:p>-0.768905335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530881" calcext:value-type="float">
            <text:p>0.01530881</text:p>
          </table:table-cell>
          <table:table-cell office:value-type="float" office:value="0.04844093" calcext:value-type="float">
            <text:p>0.04844093</text:p>
          </table:table-cell>
          <table:table-cell office:value-type="float" office:value="0.011693148" calcext:value-type="float">
            <text:p>0.011693148</text:p>
          </table:table-cell>
          <table:table-cell office:value-type="float" office:value="590" calcext:value-type="float">
            <text:p>590</text:p>
          </table:table-cell>
          <table:table-cell table:formula="of:=[.H591]*100" office:value-type="float" office:value="1.1693148" calcext:value-type="float">
            <text:p>1.1693148</text:p>
          </table:table-cell>
          <table:table-cell table:formula="of:=100*[.F591]" office:value-type="float" office:value="1.530881" calcext:value-type="float">
            <text:p>1.530881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179.0654449463" calcext:value-type="float">
            <text:p>179.0654449463</text:p>
          </table:table-cell>
          <table:table-cell office:value-type="float" office:value="-0.2104763522" calcext:value-type="float">
            <text:p>-0.2104763522</text:p>
          </table:table-cell>
          <table:table-cell office:value-type="float" office:value="-0.4244628842" calcext:value-type="float">
            <text:p>-0.42446288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30302" calcext:value-type="float">
            <text:p>0.01230302</text:p>
          </table:table-cell>
          <table:table-cell office:value-type="float" office:value="0.04844093" calcext:value-type="float">
            <text:p>0.04844093</text:p>
          </table:table-cell>
          <table:table-cell office:value-type="float" office:value="0.0073381886" calcext:value-type="float">
            <text:p>0.0073381886</text:p>
          </table:table-cell>
          <table:table-cell office:value-type="float" office:value="591" calcext:value-type="float">
            <text:p>591</text:p>
          </table:table-cell>
          <table:table-cell table:formula="of:=[.H592]*100" office:value-type="float" office:value="0.73381886" calcext:value-type="float">
            <text:p>0.73381886</text:p>
          </table:table-cell>
          <table:table-cell table:formula="of:=100*[.F592]" office:value-type="float" office:value="1.230302" calcext:value-type="float">
            <text:p>1.23030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79.0720214844" calcext:value-type="float">
            <text:p>179.0720214844</text:p>
          </table:table-cell>
          <table:table-cell office:value-type="float" office:value="0.0384799902" calcext:value-type="float">
            <text:p>0.0384799902</text:p>
          </table:table-cell>
          <table:table-cell office:value-type="float" office:value="0.0744498709" calcext:value-type="float">
            <text:p>0.074449870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64168" calcext:value-type="float">
            <text:p>0.00864168</text:p>
          </table:table-cell>
          <table:table-cell office:value-type="float" office:value="0.05111163" calcext:value-type="float">
            <text:p>0.05111163</text:p>
          </table:table-cell>
          <table:table-cell office:value-type="float" office:value="-0.0000912788" calcext:value-type="float">
            <text:p>-9.12788E-05</text:p>
          </table:table-cell>
          <table:table-cell office:value-type="float" office:value="592" calcext:value-type="float">
            <text:p>592</text:p>
          </table:table-cell>
          <table:table-cell table:formula="of:=[.H593]*100" office:value-type="float" office:value="-0.00912788" calcext:value-type="float">
            <text:p>-0.00912788</text:p>
          </table:table-cell>
          <table:table-cell table:formula="of:=100*[.F593]" office:value-type="float" office:value="0.864168" calcext:value-type="float">
            <text:p>0.864168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179.0838470459" calcext:value-type="float">
            <text:p>179.0838470459</text:p>
          </table:table-cell>
          <table:table-cell office:value-type="float" office:value="0.2232722954" calcext:value-type="float">
            <text:p>0.2232722954</text:p>
          </table:table-cell>
          <table:table-cell office:value-type="float" office:value="0.4451342437" calcext:value-type="float">
            <text:p>0.445134243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97127" calcext:value-type="float">
            <text:p>0.00497127</text:p>
          </table:table-cell>
          <table:table-cell office:value-type="float" office:value="0.05205109" calcext:value-type="float">
            <text:p>0.05205109</text:p>
          </table:table-cell>
          <table:table-cell office:value-type="float" office:value="-0.001655989" calcext:value-type="float">
            <text:p>-0.001655989</text:p>
          </table:table-cell>
          <table:table-cell office:value-type="float" office:value="593" calcext:value-type="float">
            <text:p>593</text:p>
          </table:table-cell>
          <table:table-cell table:formula="of:=[.H594]*100" office:value-type="float" office:value="-0.1655989" calcext:value-type="float">
            <text:p>-0.1655989</text:p>
          </table:table-cell>
          <table:table-cell table:formula="of:=100*[.F594]" office:value-type="float" office:value="0.497127" calcext:value-type="float">
            <text:p>0.497127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179.080581665" calcext:value-type="float">
            <text:p>179.080581665</text:p>
          </table:table-cell>
          <table:table-cell office:value-type="float" office:value="0.3749926136" calcext:value-type="float">
            <text:p>0.3749926136</text:p>
          </table:table-cell>
          <table:table-cell office:value-type="float" office:value="0.7496438445" calcext:value-type="float">
            <text:p>0.74964384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51525" calcext:value-type="float">
            <text:p>0.00151525</text:p>
          </table:table-cell>
          <table:table-cell office:value-type="float" office:value="0.05205109" calcext:value-type="float">
            <text:p>0.05205109</text:p>
          </table:table-cell>
          <table:table-cell office:value-type="float" office:value="-0.0067419139" calcext:value-type="float">
            <text:p>-0.0067419139</text:p>
          </table:table-cell>
          <table:table-cell office:value-type="float" office:value="594" calcext:value-type="float">
            <text:p>594</text:p>
          </table:table-cell>
          <table:table-cell table:formula="of:=[.H595]*100" office:value-type="float" office:value="-0.67419139" calcext:value-type="float">
            <text:p>-0.67419139</text:p>
          </table:table-cell>
          <table:table-cell table:formula="of:=100*[.F595]" office:value-type="float" office:value="0.151525" calcext:value-type="float">
            <text:p>0.151525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179.0643768311" calcext:value-type="float">
            <text:p>179.0643768311</text:p>
          </table:table-cell>
          <table:table-cell office:value-type="float" office:value="0.4067042961" calcext:value-type="float">
            <text:p>0.4067042961</text:p>
          </table:table-cell>
          <table:table-cell office:value-type="float" office:value="0.8139626298" calcext:value-type="float">
            <text:p>0.81396262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99819" calcext:value-type="float">
            <text:p>-0.00099819</text:p>
          </table:table-cell>
          <table:table-cell office:value-type="float" office:value="0.05204108" calcext:value-type="float">
            <text:p>0.05204108</text:p>
          </table:table-cell>
          <table:table-cell office:value-type="float" office:value="-0.0053592215" calcext:value-type="float">
            <text:p>-0.0053592215</text:p>
          </table:table-cell>
          <table:table-cell office:value-type="float" office:value="595" calcext:value-type="float">
            <text:p>595</text:p>
          </table:table-cell>
          <table:table-cell table:formula="of:=[.H596]*100" office:value-type="float" office:value="-0.53592215" calcext:value-type="float">
            <text:p>-0.53592215</text:p>
          </table:table-cell>
          <table:table-cell table:formula="of:=100*[.F596]" office:value-type="float" office:value="-0.099819" calcext:value-type="float">
            <text:p>-0.099819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79.0560760498" calcext:value-type="float">
            <text:p>179.0560760498</text:p>
          </table:table-cell>
          <table:table-cell office:value-type="float" office:value="0.4831831704" calcext:value-type="float">
            <text:p>0.4831831704</text:p>
          </table:table-cell>
          <table:table-cell office:value-type="float" office:value="0.9676249825" calcext:value-type="float">
            <text:p>0.967624982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18211" calcext:value-type="float">
            <text:p>-0.00318211</text:p>
          </table:table-cell>
          <table:table-cell office:value-type="float" office:value="0.05204108" calcext:value-type="float">
            <text:p>0.05204108</text:p>
          </table:table-cell>
          <table:table-cell office:value-type="float" office:value="-0.009963574" calcext:value-type="float">
            <text:p>-0.009963574</text:p>
          </table:table-cell>
          <table:table-cell office:value-type="float" office:value="596" calcext:value-type="float">
            <text:p>596</text:p>
          </table:table-cell>
          <table:table-cell table:formula="of:=[.H597]*100" office:value-type="float" office:value="-0.9963574" calcext:value-type="float">
            <text:p>-0.9963574</text:p>
          </table:table-cell>
          <table:table-cell table:formula="of:=100*[.F597]" office:value-type="float" office:value="-0.318211" calcext:value-type="float">
            <text:p>-0.318211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179.0469512939" calcext:value-type="float">
            <text:p>179.0469512939</text:p>
          </table:table-cell>
          <table:table-cell office:value-type="float" office:value="0.5012142637" calcext:value-type="float">
            <text:p>0.5012142637</text:p>
          </table:table-cell>
          <table:table-cell office:value-type="float" office:value="1.0042509923" calcext:value-type="float">
            <text:p>1.00425099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475702" calcext:value-type="float">
            <text:p>-0.00475702</text:p>
          </table:table-cell>
          <table:table-cell office:value-type="float" office:value="0.05091128" calcext:value-type="float">
            <text:p>0.05091128</text:p>
          </table:table-cell>
          <table:table-cell office:value-type="float" office:value="-0.0093522339" calcext:value-type="float">
            <text:p>-0.0093522339</text:p>
          </table:table-cell>
          <table:table-cell office:value-type="float" office:value="597" calcext:value-type="float">
            <text:p>597</text:p>
          </table:table-cell>
          <table:table-cell table:formula="of:=[.H598]*100" office:value-type="float" office:value="-0.93522339" calcext:value-type="float">
            <text:p>-0.93522339</text:p>
          </table:table-cell>
          <table:table-cell table:formula="of:=100*[.F598]" office:value-type="float" office:value="-0.475702" calcext:value-type="float">
            <text:p>-0.475702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179.0371704102" calcext:value-type="float">
            <text:p>179.0371704102</text:p>
          </table:table-cell>
          <table:table-cell office:value-type="float" office:value="0.4622681005" calcext:value-type="float">
            <text:p>0.4622681005</text:p>
          </table:table-cell>
          <table:table-cell office:value-type="float" office:value="0.9267133266" calcext:value-type="float">
            <text:p>0.92671332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54652" calcext:value-type="float">
            <text:p>-0.00554652</text:p>
          </table:table-cell>
          <table:table-cell office:value-type="float" office:value="0.04872654" calcext:value-type="float">
            <text:p>0.04872654</text:p>
          </table:table-cell>
          <table:table-cell office:value-type="float" office:value="-0.0102485275" calcext:value-type="float">
            <text:p>-0.0102485275</text:p>
          </table:table-cell>
          <table:table-cell office:value-type="float" office:value="598" calcext:value-type="float">
            <text:p>598</text:p>
          </table:table-cell>
          <table:table-cell table:formula="of:=[.H599]*100" office:value-type="float" office:value="-1.02485275" calcext:value-type="float">
            <text:p>-1.02485275</text:p>
          </table:table-cell>
          <table:table-cell table:formula="of:=100*[.F599]" office:value-type="float" office:value="-0.554652" calcext:value-type="float">
            <text:p>-0.554652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179.0271759033" calcext:value-type="float">
            <text:p>179.0271759033</text:p>
          </table:table-cell>
          <table:table-cell office:value-type="float" office:value="0.3469228184" calcext:value-type="float">
            <text:p>0.3469228184</text:p>
          </table:table-cell>
          <table:table-cell office:value-type="float" office:value="0.6961047661" calcext:value-type="float">
            <text:p>0.696104766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30371" calcext:value-type="float">
            <text:p>-0.00530371</text:p>
          </table:table-cell>
          <table:table-cell office:value-type="float" office:value="0.04872654" calcext:value-type="float">
            <text:p>0.04872654</text:p>
          </table:table-cell>
          <table:table-cell office:value-type="float" office:value="-0.0074629016" calcext:value-type="float">
            <text:p>-0.0074629016</text:p>
          </table:table-cell>
          <table:table-cell office:value-type="float" office:value="599" calcext:value-type="float">
            <text:p>599</text:p>
          </table:table-cell>
          <table:table-cell table:formula="of:=[.H600]*100" office:value-type="float" office:value="-0.74629016" calcext:value-type="float">
            <text:p>-0.74629016</text:p>
          </table:table-cell>
          <table:table-cell table:formula="of:=100*[.F600]" office:value-type="float" office:value="-0.530371" calcext:value-type="float">
            <text:p>-0.5303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9.0367889404" calcext:value-type="float">
            <text:p>179.0367889404</text:p>
          </table:table-cell>
          <table:table-cell office:value-type="float" office:value="0.2409935403" calcext:value-type="float">
            <text:p>0.2409935403</text:p>
          </table:table-cell>
          <table:table-cell office:value-type="float" office:value="0.4840796326" calcext:value-type="float">
            <text:p>0.48407963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443601" calcext:value-type="float">
            <text:p>-0.00443601</text:p>
          </table:table-cell>
          <table:table-cell office:value-type="float" office:value="0.04589479" calcext:value-type="float">
            <text:p>0.04589479</text:p>
          </table:table-cell>
          <table:table-cell office:value-type="float" office:value="-0.0052610895" calcext:value-type="float">
            <text:p>-0.0052610895</text:p>
          </table:table-cell>
          <table:table-cell office:value-type="float" office:value="600" calcext:value-type="float">
            <text:p>600</text:p>
          </table:table-cell>
          <table:table-cell table:formula="of:=[.H601]*100" office:value-type="float" office:value="-0.52610895" calcext:value-type="float">
            <text:p>-0.52610895</text:p>
          </table:table-cell>
          <table:table-cell table:formula="of:=100*[.F601]" office:value-type="float" office:value="-0.443601" calcext:value-type="float">
            <text:p>-0.443601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179.0268554688" calcext:value-type="float">
            <text:p>179.0268554688</text:p>
          </table:table-cell>
          <table:table-cell office:value-type="float" office:value="0.1676911632" calcext:value-type="float">
            <text:p>0.1676911632</text:p>
          </table:table-cell>
          <table:table-cell office:value-type="float" office:value="0.3371847474" calcext:value-type="float">
            <text:p>0.337184747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3695" calcext:value-type="float">
            <text:p>-0.0033695</text:p>
          </table:table-cell>
          <table:table-cell office:value-type="float" office:value="0.04275268" calcext:value-type="float">
            <text:p>0.04275268</text:p>
          </table:table-cell>
          <table:table-cell office:value-type="float" office:value="-0.0020003972" calcext:value-type="float">
            <text:p>-0.0020003972</text:p>
          </table:table-cell>
          <table:table-cell office:value-type="float" office:value="601" calcext:value-type="float">
            <text:p>601</text:p>
          </table:table-cell>
          <table:table-cell table:formula="of:=[.H602]*100" office:value-type="float" office:value="-0.20003972" calcext:value-type="float">
            <text:p>-0.20003972</text:p>
          </table:table-cell>
          <table:table-cell table:formula="of:=100*[.F602]" office:value-type="float" office:value="-0.33695" calcext:value-type="float">
            <text:p>-0.33695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79.0271606445" calcext:value-type="float">
            <text:p>179.0271606445</text:p>
          </table:table-cell>
          <table:table-cell office:value-type="float" office:value="0.0159416556" calcext:value-type="float">
            <text:p>0.0159416556</text:p>
          </table:table-cell>
          <table:table-cell office:value-type="float" office:value="0.0332674959" calcext:value-type="float">
            <text:p>0.033267495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64776" calcext:value-type="float">
            <text:p>-0.00164776</text:p>
          </table:table-cell>
          <table:table-cell office:value-type="float" office:value="0.04275268" calcext:value-type="float">
            <text:p>0.04275268</text:p>
          </table:table-cell>
          <table:table-cell office:value-type="float" office:value="0.0009987354" calcext:value-type="float">
            <text:p>0.0009987354</text:p>
          </table:table-cell>
          <table:table-cell office:value-type="float" office:value="602" calcext:value-type="float">
            <text:p>602</text:p>
          </table:table-cell>
          <table:table-cell table:formula="of:=[.H603]*100" office:value-type="float" office:value="0.09987354" calcext:value-type="float">
            <text:p>0.09987354</text:p>
          </table:table-cell>
          <table:table-cell table:formula="of:=100*[.F603]" office:value-type="float" office:value="-0.164776" calcext:value-type="float">
            <text:p>-0.164776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179.0278625488" calcext:value-type="float">
            <text:p>179.0278625488</text:p>
          </table:table-cell>
          <table:table-cell office:value-type="float" office:value="-0.1149441452" calcext:value-type="float">
            <text:p>-0.1149441452</text:p>
          </table:table-cell>
          <table:table-cell office:value-type="float" office:value="-0.2290652389" calcext:value-type="float">
            <text:p>-0.229065238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37139" calcext:value-type="float">
            <text:p>0.00037139</text:p>
          </table:table-cell>
          <table:table-cell office:value-type="float" office:value="0.03499359" calcext:value-type="float">
            <text:p>0.03499359</text:p>
          </table:table-cell>
          <table:table-cell office:value-type="float" office:value="0.0047814683" calcext:value-type="float">
            <text:p>0.0047814683</text:p>
          </table:table-cell>
          <table:table-cell office:value-type="float" office:value="603" calcext:value-type="float">
            <text:p>603</text:p>
          </table:table-cell>
          <table:table-cell table:formula="of:=[.H604]*100" office:value-type="float" office:value="0.47814683" calcext:value-type="float">
            <text:p>0.47814683</text:p>
          </table:table-cell>
          <table:table-cell table:formula="of:=100*[.F604]" office:value-type="float" office:value="0.037139" calcext:value-type="float">
            <text:p>0.037139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79.0039672852" calcext:value-type="float">
            <text:p>179.0039672852</text:p>
          </table:table-cell>
          <table:table-cell office:value-type="float" office:value="-0.2086229344" calcext:value-type="float">
            <text:p>-0.2086229344</text:p>
          </table:table-cell>
          <table:table-cell office:value-type="float" office:value="-0.4170210841" calcext:value-type="float">
            <text:p>-0.417021084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34068" calcext:value-type="float">
            <text:p>0.00234068</text:p>
          </table:table-cell>
          <table:table-cell office:value-type="float" office:value="0.03499359" calcext:value-type="float">
            <text:p>0.03499359</text:p>
          </table:table-cell>
          <table:table-cell office:value-type="float" office:value="0.0060001308" calcext:value-type="float">
            <text:p>0.0060001308</text:p>
          </table:table-cell>
          <table:table-cell office:value-type="float" office:value="604" calcext:value-type="float">
            <text:p>604</text:p>
          </table:table-cell>
          <table:table-cell table:formula="of:=[.H605]*100" office:value-type="float" office:value="0.60001308" calcext:value-type="float">
            <text:p>0.60001308</text:p>
          </table:table-cell>
          <table:table-cell table:formula="of:=100*[.F605]" office:value-type="float" office:value="0.234068" calcext:value-type="float">
            <text:p>0.234068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178.983795166" calcext:value-type="float">
            <text:p>178.983795166</text:p>
          </table:table-cell>
          <table:table-cell office:value-type="float" office:value="-0.3162244491" calcext:value-type="float">
            <text:p>-0.3162244491</text:p>
          </table:table-cell>
          <table:table-cell office:value-type="float" office:value="-0.6328238391" calcext:value-type="float">
            <text:p>-0.63282383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6956" calcext:value-type="float">
            <text:p>0.00436956</text:p>
          </table:table-cell>
          <table:table-cell office:value-type="float" office:value="0.02637132" calcext:value-type="float">
            <text:p>0.02637132</text:p>
          </table:table-cell>
          <table:table-cell office:value-type="float" office:value="0.0092583183" calcext:value-type="float">
            <text:p>0.0092583183</text:p>
          </table:table-cell>
          <table:table-cell office:value-type="float" office:value="605" calcext:value-type="float">
            <text:p>605</text:p>
          </table:table-cell>
          <table:table-cell table:formula="of:=[.H606]*100" office:value-type="float" office:value="0.92583183" calcext:value-type="float">
            <text:p>0.92583183</text:p>
          </table:table-cell>
          <table:table-cell table:formula="of:=100*[.F606]" office:value-type="float" office:value="0.436956" calcext:value-type="float">
            <text:p>0.43695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178.9728393555" calcext:value-type="float">
            <text:p>178.9728393555</text:p>
          </table:table-cell>
          <table:table-cell office:value-type="float" office:value="-0.3547251033" calcext:value-type="float">
            <text:p>-0.3547251033</text:p>
          </table:table-cell>
          <table:table-cell office:value-type="float" office:value="-0.7103706849" calcext:value-type="float">
            <text:p>-0.710370684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9776" calcext:value-type="float">
            <text:p>0.0059776</text:p>
          </table:table-cell>
          <table:table-cell office:value-type="float" office:value="0.02637132" calcext:value-type="float">
            <text:p>0.02637132</text:p>
          </table:table-cell>
          <table:table-cell office:value-type="float" office:value="0.0102589323" calcext:value-type="float">
            <text:p>0.0102589323</text:p>
          </table:table-cell>
          <table:table-cell office:value-type="float" office:value="606" calcext:value-type="float">
            <text:p>606</text:p>
          </table:table-cell>
          <table:table-cell table:formula="of:=[.H607]*100" office:value-type="float" office:value="1.02589323" calcext:value-type="float">
            <text:p>1.02589323</text:p>
          </table:table-cell>
          <table:table-cell table:formula="of:=100*[.F607]" office:value-type="float" office:value="0.59776" calcext:value-type="float">
            <text:p>0.59776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178.9768829346" calcext:value-type="float">
            <text:p>178.9768829346</text:p>
          </table:table-cell>
          <table:table-cell office:value-type="float" office:value="-0.4029418182" calcext:value-type="float">
            <text:p>-0.4029418182</text:p>
          </table:table-cell>
          <table:table-cell office:value-type="float" office:value="-0.8072541918" calcext:value-type="float">
            <text:p>-0.80725419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37007" calcext:value-type="float">
            <text:p>0.00737007</text:p>
          </table:table-cell>
          <table:table-cell office:value-type="float" office:value="0.02637132" calcext:value-type="float">
            <text:p>0.02637132</text:p>
          </table:table-cell>
          <table:table-cell office:value-type="float" office:value="0.0104637772" calcext:value-type="float">
            <text:p>0.0104637772</text:p>
          </table:table-cell>
          <table:table-cell office:value-type="float" office:value="607" calcext:value-type="float">
            <text:p>607</text:p>
          </table:table-cell>
          <table:table-cell table:formula="of:=[.H608]*100" office:value-type="float" office:value="1.04637772" calcext:value-type="float">
            <text:p>1.04637772</text:p>
          </table:table-cell>
          <table:table-cell table:formula="of:=100*[.F608]" office:value-type="float" office:value="0.737007" calcext:value-type="float">
            <text:p>0.73700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78.9752044678" calcext:value-type="float">
            <text:p>178.9752044678</text:p>
          </table:table-cell>
          <table:table-cell office:value-type="float" office:value="-0.3702641411" calcext:value-type="float">
            <text:p>-0.3702641411</text:p>
          </table:table-cell>
          <table:table-cell office:value-type="float" office:value="-0.742214173" calcext:value-type="float">
            <text:p>-0.74221417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07984" calcext:value-type="float">
            <text:p>0.00807984</text:p>
          </table:table-cell>
          <table:table-cell office:value-type="float" office:value="0.01779527" calcext:value-type="float">
            <text:p>0.01779527</text:p>
          </table:table-cell>
          <table:table-cell office:value-type="float" office:value="0.0091525081" calcext:value-type="float">
            <text:p>0.0091525081</text:p>
          </table:table-cell>
          <table:table-cell office:value-type="float" office:value="608" calcext:value-type="float">
            <text:p>608</text:p>
          </table:table-cell>
          <table:table-cell table:formula="of:=[.H609]*100" office:value-type="float" office:value="0.91525081" calcext:value-type="float">
            <text:p>0.91525081</text:p>
          </table:table-cell>
          <table:table-cell table:formula="of:=100*[.F609]" office:value-type="float" office:value="0.807984" calcext:value-type="float">
            <text:p>0.807984</text:p>
          </table:table-cell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178.9753570557" calcext:value-type="float">
            <text:p>178.9753570557</text:p>
          </table:table-cell>
          <table:table-cell office:value-type="float" office:value="-0.2309010782" calcext:value-type="float">
            <text:p>-0.2309010782</text:p>
          </table:table-cell>
          <table:table-cell office:value-type="float" office:value="-0.4635261123" calcext:value-type="float">
            <text:p>-0.46352611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2384" calcext:value-type="float">
            <text:p>0.00762384</text:p>
          </table:table-cell>
          <table:table-cell office:value-type="float" office:value="0.01779527" calcext:value-type="float">
            <text:p>0.01779527</text:p>
          </table:table-cell>
          <table:table-cell office:value-type="float" office:value="0.0052165591" calcext:value-type="float">
            <text:p>0.0052165591</text:p>
          </table:table-cell>
          <table:table-cell office:value-type="float" office:value="609" calcext:value-type="float">
            <text:p>609</text:p>
          </table:table-cell>
          <table:table-cell table:formula="of:=[.H610]*100" office:value-type="float" office:value="0.52165591" calcext:value-type="float">
            <text:p>0.52165591</text:p>
          </table:table-cell>
          <table:table-cell table:formula="of:=100*[.F610]" office:value-type="float" office:value="0.762384" calcext:value-type="float">
            <text:p>0.762384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78.9830627441" calcext:value-type="float">
            <text:p>178.9830627441</text:p>
          </table:table-cell>
          <table:table-cell office:value-type="float" office:value="-0.1141302091" calcext:value-type="float">
            <text:p>-0.1141302091</text:p>
          </table:table-cell>
          <table:table-cell office:value-type="float" office:value="-0.229753681" calcext:value-type="float">
            <text:p>-0.22975368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54188" calcext:value-type="float">
            <text:p>0.00654188</text:p>
          </table:table-cell>
          <table:table-cell office:value-type="float" office:value="0.01779527" calcext:value-type="float">
            <text:p>0.01779527</text:p>
          </table:table-cell>
          <table:table-cell office:value-type="float" office:value="0.0041923974" calcext:value-type="float">
            <text:p>0.0041923974</text:p>
          </table:table-cell>
          <table:table-cell office:value-type="float" office:value="610" calcext:value-type="float">
            <text:p>610</text:p>
          </table:table-cell>
          <table:table-cell table:formula="of:=[.H611]*100" office:value-type="float" office:value="0.41923974" calcext:value-type="float">
            <text:p>0.41923974</text:p>
          </table:table-cell>
          <table:table-cell table:formula="of:=100*[.F611]" office:value-type="float" office:value="0.654188" calcext:value-type="float">
            <text:p>0.654188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178.991027832" calcext:value-type="float">
            <text:p>178.991027832</text:p>
          </table:table-cell>
          <table:table-cell office:value-type="float" office:value="0.0256485863" calcext:value-type="float">
            <text:p>0.0256485863</text:p>
          </table:table-cell>
          <table:table-cell office:value-type="float" office:value="0.0502140414" calcext:value-type="float">
            <text:p>0.050214041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8963" calcext:value-type="float">
            <text:p>0.00488963</text:p>
          </table:table-cell>
          <table:table-cell office:value-type="float" office:value="0.01003503" calcext:value-type="float">
            <text:p>0.01003503</text:p>
          </table:table-cell>
          <table:table-cell office:value-type="float" office:value="0.0011494568" calcext:value-type="float">
            <text:p>0.0011494568</text:p>
          </table:table-cell>
          <table:table-cell office:value-type="float" office:value="611" calcext:value-type="float">
            <text:p>611</text:p>
          </table:table-cell>
          <table:table-cell table:formula="of:=[.H612]*100" office:value-type="float" office:value="0.11494568" calcext:value-type="float">
            <text:p>0.11494568</text:p>
          </table:table-cell>
          <table:table-cell table:formula="of:=100*[.F612]" office:value-type="float" office:value="0.488963" calcext:value-type="float">
            <text:p>0.48896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78.993637085" calcext:value-type="float">
            <text:p>178.993637085</text:p>
          </table:table-cell>
          <table:table-cell office:value-type="float" office:value="0.1751122128" calcext:value-type="float">
            <text:p>0.1751122128</text:p>
          </table:table-cell>
          <table:table-cell office:value-type="float" office:value="0.3497036336" calcext:value-type="float">
            <text:p>0.34970363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79295" calcext:value-type="float">
            <text:p>0.00279295</text:p>
          </table:table-cell>
          <table:table-cell office:value-type="float" office:value="0.01003503" calcext:value-type="float">
            <text:p>0.01003503</text:p>
          </table:table-cell>
          <table:table-cell office:value-type="float" office:value="-0.0014444449" calcext:value-type="float">
            <text:p>-0.0014444449</text:p>
          </table:table-cell>
          <table:table-cell office:value-type="float" office:value="612" calcext:value-type="float">
            <text:p>612</text:p>
          </table:table-cell>
          <table:table-cell table:formula="of:=[.H613]*100" office:value-type="float" office:value="-0.14444449" calcext:value-type="float">
            <text:p>-0.14444449</text:p>
          </table:table-cell>
          <table:table-cell table:formula="of:=100*[.F613]" office:value-type="float" office:value="0.279295" calcext:value-type="float">
            <text:p>0.279295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178.9985656738" calcext:value-type="float">
            <text:p>178.9985656738</text:p>
          </table:table-cell>
          <table:table-cell office:value-type="float" office:value="0.2324708881" calcext:value-type="float">
            <text:p>0.2324708881</text:p>
          </table:table-cell>
          <table:table-cell office:value-type="float" office:value="0.465002318" calcext:value-type="float">
            <text:p>0.4650023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01407" calcext:value-type="float">
            <text:p>0.00101407</text:p>
          </table:table-cell>
          <table:table-cell office:value-type="float" office:value="0.00370231" calcext:value-type="float">
            <text:p>0.00370231</text:p>
          </table:table-cell>
          <table:table-cell office:value-type="float" office:value="-0.0038151312" calcext:value-type="float">
            <text:p>-0.0038151312</text:p>
          </table:table-cell>
          <table:table-cell office:value-type="float" office:value="613" calcext:value-type="float">
            <text:p>613</text:p>
          </table:table-cell>
          <table:table-cell table:formula="of:=[.H614]*100" office:value-type="float" office:value="-0.38151312" calcext:value-type="float">
            <text:p>-0.38151312</text:p>
          </table:table-cell>
          <table:table-cell table:formula="of:=100*[.F614]" office:value-type="float" office:value="0.101407" calcext:value-type="float">
            <text:p>0.10140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78.9967651367" calcext:value-type="float">
            <text:p>178.9967651367</text:p>
          </table:table-cell>
          <table:table-cell office:value-type="float" office:value="0.318903432" calcext:value-type="float">
            <text:p>0.318903432</text:p>
          </table:table-cell>
          <table:table-cell office:value-type="float" office:value="0.6383983821" calcext:value-type="float">
            <text:p>0.638398382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74689" calcext:value-type="float">
            <text:p>-0.00074689</text:p>
          </table:table-cell>
          <table:table-cell office:value-type="float" office:value="0.00370231" calcext:value-type="float">
            <text:p>0.00370231</text:p>
          </table:table-cell>
          <table:table-cell office:value-type="float" office:value="-0.0049814946" calcext:value-type="float">
            <text:p>-0.0049814946</text:p>
          </table:table-cell>
          <table:table-cell office:value-type="float" office:value="614" calcext:value-type="float">
            <text:p>614</text:p>
          </table:table-cell>
          <table:table-cell table:formula="of:=[.H615]*100" office:value-type="float" office:value="-0.49814946" calcext:value-type="float">
            <text:p>-0.49814946</text:p>
          </table:table-cell>
          <table:table-cell table:formula="of:=100*[.F615]" office:value-type="float" office:value="-0.074689" calcext:value-type="float">
            <text:p>-0.074689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178.9875946045" calcext:value-type="float">
            <text:p>178.9875946045</text:p>
          </table:table-cell>
          <table:table-cell office:value-type="float" office:value="0.2685396921" calcext:value-type="float">
            <text:p>0.2685396921</text:p>
          </table:table-cell>
          <table:table-cell office:value-type="float" office:value="0.5380606484" calcext:value-type="float">
            <text:p>0.53806064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58424" calcext:value-type="float">
            <text:p>-0.00158424</text:p>
          </table:table-cell>
          <table:table-cell office:value-type="float" office:value="0.00370231" calcext:value-type="float">
            <text:p>0.00370231</text:p>
          </table:table-cell>
          <table:table-cell office:value-type="float" office:value="-0.0034787325" calcext:value-type="float">
            <text:p>-0.0034787325</text:p>
          </table:table-cell>
          <table:table-cell office:value-type="float" office:value="615" calcext:value-type="float">
            <text:p>615</text:p>
          </table:table-cell>
          <table:table-cell table:formula="of:=[.H616]*100" office:value-type="float" office:value="-0.34787325" calcext:value-type="float">
            <text:p>-0.34787325</text:p>
          </table:table-cell>
          <table:table-cell table:formula="of:=100*[.F616]" office:value-type="float" office:value="-0.158424" calcext:value-type="float">
            <text:p>-0.158424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78.9774475098" calcext:value-type="float">
            <text:p>178.9774475098</text:p>
          </table:table-cell>
          <table:table-cell office:value-type="float" office:value="0.362323559" calcext:value-type="float">
            <text:p>0.362323559</text:p>
          </table:table-cell>
          <table:table-cell office:value-type="float" office:value="0.7259314023" calcext:value-type="float">
            <text:p>0.72593140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76702" calcext:value-type="float">
            <text:p>-0.00276702</text:p>
          </table:table-cell>
          <table:table-cell office:value-type="float" office:value="-0.00081677" calcext:value-type="float">
            <text:p>-0.00081677</text:p>
          </table:table-cell>
          <table:table-cell office:value-type="float" office:value="-0.0075795451" calcext:value-type="float">
            <text:p>-0.0075795451</text:p>
          </table:table-cell>
          <table:table-cell office:value-type="float" office:value="616" calcext:value-type="float">
            <text:p>616</text:p>
          </table:table-cell>
          <table:table-cell table:formula="of:=[.H617]*100" office:value-type="float" office:value="-0.75795451" calcext:value-type="float">
            <text:p>-0.75795451</text:p>
          </table:table-cell>
          <table:table-cell table:formula="of:=100*[.F617]" office:value-type="float" office:value="-0.276702" calcext:value-type="float">
            <text:p>-0.276702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178.9677276611" calcext:value-type="float">
            <text:p>178.9677276611</text:p>
          </table:table-cell>
          <table:table-cell office:value-type="float" office:value="0.3794448119" calcext:value-type="float">
            <text:p>0.3794448119</text:p>
          </table:table-cell>
          <table:table-cell office:value-type="float" office:value="0.7604866212" calcext:value-type="float">
            <text:p>0.760486621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66899" calcext:value-type="float">
            <text:p>-0.00366899</text:p>
          </table:table-cell>
          <table:table-cell office:value-type="float" office:value="-0.00081677" calcext:value-type="float">
            <text:p>-0.00081677</text:p>
          </table:table-cell>
          <table:table-cell office:value-type="float" office:value="-0.006018268" calcext:value-type="float">
            <text:p>-0.006018268</text:p>
          </table:table-cell>
          <table:table-cell office:value-type="float" office:value="617" calcext:value-type="float">
            <text:p>617</text:p>
          </table:table-cell>
          <table:table-cell table:formula="of:=[.H618]*100" office:value-type="float" office:value="-0.6018268" calcext:value-type="float">
            <text:p>-0.6018268</text:p>
          </table:table-cell>
          <table:table-cell table:formula="of:=100*[.F618]" office:value-type="float" office:value="-0.366899" calcext:value-type="float">
            <text:p>-0.366899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78.9676208496" calcext:value-type="float">
            <text:p>178.9676208496</text:p>
          </table:table-cell>
          <table:table-cell office:value-type="float" office:value="0.3642384687" calcext:value-type="float">
            <text:p>0.3642384687</text:p>
          </table:table-cell>
          <table:table-cell office:value-type="float" office:value="0.7302841509" calcext:value-type="float">
            <text:p>0.730284150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416846" calcext:value-type="float">
            <text:p>-0.00416846</text:p>
          </table:table-cell>
          <table:table-cell office:value-type="float" office:value="-0.0033603" calcext:value-type="float">
            <text:p>-0.0033603</text:p>
          </table:table-cell>
          <table:table-cell office:value-type="float" office:value="-0.0072691814" calcext:value-type="float">
            <text:p>-0.0072691814</text:p>
          </table:table-cell>
          <table:table-cell office:value-type="float" office:value="618" calcext:value-type="float">
            <text:p>618</text:p>
          </table:table-cell>
          <table:table-cell table:formula="of:=[.H619]*100" office:value-type="float" office:value="-0.72691814" calcext:value-type="float">
            <text:p>-0.72691814</text:p>
          </table:table-cell>
          <table:table-cell table:formula="of:=100*[.F619]" office:value-type="float" office:value="-0.416846" calcext:value-type="float">
            <text:p>-0.416846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178.9621734619" calcext:value-type="float">
            <text:p>178.9621734619</text:p>
          </table:table-cell>
          <table:table-cell office:value-type="float" office:value="0.210698401" calcext:value-type="float">
            <text:p>0.210698401</text:p>
          </table:table-cell>
          <table:table-cell office:value-type="float" office:value="0.4231753527" calcext:value-type="float">
            <text:p>0.42317535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47791" calcext:value-type="float">
            <text:p>-0.00347791</text:p>
          </table:table-cell>
          <table:table-cell office:value-type="float" office:value="-0.0033603" calcext:value-type="float">
            <text:p>-0.0033603</text:p>
          </table:table-cell>
          <table:table-cell office:value-type="float" office:value="-0.0026532867" calcext:value-type="float">
            <text:p>-0.0026532867</text:p>
          </table:table-cell>
          <table:table-cell office:value-type="float" office:value="619" calcext:value-type="float">
            <text:p>619</text:p>
          </table:table-cell>
          <table:table-cell table:formula="of:=[.H620]*100" office:value-type="float" office:value="-0.26532867" calcext:value-type="float">
            <text:p>-0.26532867</text:p>
          </table:table-cell>
          <table:table-cell table:formula="of:=100*[.F620]" office:value-type="float" office:value="-0.347791" calcext:value-type="float">
            <text:p>-0.3477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8.9641571045" calcext:value-type="float">
            <text:p>178.9641571045</text:p>
          </table:table-cell>
          <table:table-cell office:value-type="float" office:value="0.1750642246" calcext:value-type="float">
            <text:p>0.1750642246</text:p>
          </table:table-cell>
          <table:table-cell office:value-type="float" office:value="0.3516987959" calcext:value-type="float">
            <text:p>0.351698795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78044" calcext:value-type="float">
            <text:p>-0.00278044</text:p>
          </table:table-cell>
          <table:table-cell office:value-type="float" office:value="-0.0033603" calcext:value-type="float">
            <text:p>-0.0033603</text:p>
          </table:table-cell>
          <table:table-cell office:value-type="float" office:value="-0.0024339996" calcext:value-type="float">
            <text:p>-0.0024339996</text:p>
          </table:table-cell>
          <table:table-cell office:value-type="float" office:value="620" calcext:value-type="float">
            <text:p>620</text:p>
          </table:table-cell>
          <table:table-cell table:formula="of:=[.H621]*100" office:value-type="float" office:value="-0.24339996" calcext:value-type="float">
            <text:p>-0.24339996</text:p>
          </table:table-cell>
          <table:table-cell table:formula="of:=100*[.F621]" office:value-type="float" office:value="-0.278044" calcext:value-type="float">
            <text:p>-0.278044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178.9524841309" calcext:value-type="float">
            <text:p>178.9524841309</text:p>
          </table:table-cell>
          <table:table-cell office:value-type="float" office:value="0.0902774324" calcext:value-type="float">
            <text:p>0.0902774324</text:p>
          </table:table-cell>
          <table:table-cell office:value-type="float" office:value="0.1818661437" calcext:value-type="float">
            <text:p>0.181866143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75079" calcext:value-type="float">
            <text:p>-0.00175079</text:p>
          </table:table-cell>
          <table:table-cell office:value-type="float" office:value="-0.00399412" calcext:value-type="float">
            <text:p>-0.00399412</text:p>
          </table:table-cell>
          <table:table-cell office:value-type="float" office:value="-0.00086077" calcext:value-type="float">
            <text:p>-0.00086077</text:p>
          </table:table-cell>
          <table:table-cell office:value-type="float" office:value="621" calcext:value-type="float">
            <text:p>621</text:p>
          </table:table-cell>
          <table:table-cell table:formula="of:=[.H622]*100" office:value-type="float" office:value="-0.086077" calcext:value-type="float">
            <text:p>-0.086077</text:p>
          </table:table-cell>
          <table:table-cell table:formula="of:=100*[.F622]" office:value-type="float" office:value="-0.175079" calcext:value-type="float">
            <text:p>-0.175079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78.9495239258" calcext:value-type="float">
            <text:p>178.9495239258</text:p>
          </table:table-cell>
          <table:table-cell office:value-type="float" office:value="-0.0675365727" calcext:value-type="float">
            <text:p>-0.0675365727</text:p>
          </table:table-cell>
          <table:table-cell office:value-type="float" office:value="-0.1341769545" calcext:value-type="float">
            <text:p>-0.13417695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01318" calcext:value-type="float">
            <text:p>-0.00001318</text:p>
          </table:table-cell>
          <table:table-cell office:value-type="float" office:value="-0.00399412" calcext:value-type="float">
            <text:p>-0.00399412</text:p>
          </table:table-cell>
          <table:table-cell office:value-type="float" office:value="0.0011339474" calcext:value-type="float">
            <text:p>0.0011339474</text:p>
          </table:table-cell>
          <table:table-cell office:value-type="float" office:value="622" calcext:value-type="float">
            <text:p>622</text:p>
          </table:table-cell>
          <table:table-cell table:formula="of:=[.H623]*100" office:value-type="float" office:value="0.11339474" calcext:value-type="float">
            <text:p>0.11339474</text:p>
          </table:table-cell>
          <table:table-cell table:formula="of:=100*[.F623]" office:value-type="float" office:value="-0.001318" calcext:value-type="float">
            <text:p>-0.001318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178.9581298828" calcext:value-type="float">
            <text:p>178.9581298828</text:p>
          </table:table-cell>
          <table:table-cell office:value-type="float" office:value="-0.1508988247" calcext:value-type="float">
            <text:p>-0.1508988247</text:p>
          </table:table-cell>
          <table:table-cell office:value-type="float" office:value="-0.3014190491" calcext:value-type="float">
            <text:p>-0.30141904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69982" calcext:value-type="float">
            <text:p>0.00169982</text:p>
          </table:table-cell>
          <table:table-cell office:value-type="float" office:value="-0.0029961" calcext:value-type="float">
            <text:p>-0.0029961</text:p>
          </table:table-cell>
          <table:table-cell office:value-type="float" office:value="0.0048131464" calcext:value-type="float">
            <text:p>0.0048131464</text:p>
          </table:table-cell>
          <table:table-cell office:value-type="float" office:value="623" calcext:value-type="float">
            <text:p>623</text:p>
          </table:table-cell>
          <table:table-cell table:formula="of:=[.H624]*100" office:value-type="float" office:value="0.48131464" calcext:value-type="float">
            <text:p>0.48131464</text:p>
          </table:table-cell>
          <table:table-cell table:formula="of:=100*[.F624]" office:value-type="float" office:value="0.169982" calcext:value-type="float">
            <text:p>0.16998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78.951461792" calcext:value-type="float">
            <text:p>178.951461792</text:p>
          </table:table-cell>
          <table:table-cell office:value-type="float" office:value="-0.2246888402" calcext:value-type="float">
            <text:p>-0.2246888402</text:p>
          </table:table-cell>
          <table:table-cell office:value-type="float" office:value="-0.449500953" calcext:value-type="float">
            <text:p>-0.4495009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33264" calcext:value-type="float">
            <text:p>0.00333264</text:p>
          </table:table-cell>
          <table:table-cell office:value-type="float" office:value="-0.0029961" calcext:value-type="float">
            <text:p>-0.0029961</text:p>
          </table:table-cell>
          <table:table-cell office:value-type="float" office:value="0.0043650779" calcext:value-type="float">
            <text:p>0.0043650779</text:p>
          </table:table-cell>
          <table:table-cell office:value-type="float" office:value="624" calcext:value-type="float">
            <text:p>624</text:p>
          </table:table-cell>
          <table:table-cell table:formula="of:=[.H625]*100" office:value-type="float" office:value="0.43650779" calcext:value-type="float">
            <text:p>0.43650779</text:p>
          </table:table-cell>
          <table:table-cell table:formula="of:=100*[.F625]" office:value-type="float" office:value="0.333264" calcext:value-type="float">
            <text:p>0.333264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178.9524230957" calcext:value-type="float">
            <text:p>178.9524230957</text:p>
          </table:table-cell>
          <table:table-cell office:value-type="float" office:value="-0.21536359" calcext:value-type="float">
            <text:p>-0.21536359</text:p>
          </table:table-cell>
          <table:table-cell office:value-type="float" office:value="-0.4312491989" calcext:value-type="float">
            <text:p>-0.431249198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5813" calcext:value-type="float">
            <text:p>0.00435813</text:p>
          </table:table-cell>
          <table:table-cell office:value-type="float" office:value="-0.0029961" calcext:value-type="float">
            <text:p>-0.0029961</text:p>
          </table:table-cell>
          <table:table-cell office:value-type="float" office:value="0.0058185355" calcext:value-type="float">
            <text:p>0.0058185355</text:p>
          </table:table-cell>
          <table:table-cell office:value-type="float" office:value="625" calcext:value-type="float">
            <text:p>625</text:p>
          </table:table-cell>
          <table:table-cell table:formula="of:=[.H626]*100" office:value-type="float" office:value="0.58185355" calcext:value-type="float">
            <text:p>0.58185355</text:p>
          </table:table-cell>
          <table:table-cell table:formula="of:=100*[.F626]" office:value-type="float" office:value="0.435813" calcext:value-type="float">
            <text:p>0.435813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78.964050293" calcext:value-type="float">
            <text:p>178.964050293</text:p>
          </table:table-cell>
          <table:table-cell office:value-type="float" office:value="-0.3520153555" calcext:value-type="float">
            <text:p>-0.3520153555</text:p>
          </table:table-cell>
          <table:table-cell office:value-type="float" office:value="-0.7049456236" calcext:value-type="float">
            <text:p>-0.70494562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95193" calcext:value-type="float">
            <text:p>0.00595193</text:p>
          </table:table-cell>
          <table:table-cell office:value-type="float" office:value="-0.00079364" calcext:value-type="float">
            <text:p>-0.00079364</text:p>
          </table:table-cell>
          <table:table-cell office:value-type="float" office:value="0.0082282" calcext:value-type="float">
            <text:p>0.0082282</text:p>
          </table:table-cell>
          <table:table-cell office:value-type="float" office:value="626" calcext:value-type="float">
            <text:p>626</text:p>
          </table:table-cell>
          <table:table-cell table:formula="of:=[.H627]*100" office:value-type="float" office:value="0.82282" calcext:value-type="float">
            <text:p>0.82282</text:p>
          </table:table-cell>
          <table:table-cell table:formula="of:=100*[.F627]" office:value-type="float" office:value="0.595193" calcext:value-type="float">
            <text:p>0.595193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178.9544677734" calcext:value-type="float">
            <text:p>178.9544677734</text:p>
          </table:table-cell>
          <table:table-cell office:value-type="float" office:value="-0.330690901" calcext:value-type="float">
            <text:p>-0.330690901</text:p>
          </table:table-cell>
          <table:table-cell office:value-type="float" office:value="-0.6626737144" calcext:value-type="float">
            <text:p>-0.662673714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87146" calcext:value-type="float">
            <text:p>0.00687146</text:p>
          </table:table-cell>
          <table:table-cell office:value-type="float" office:value="-0.00079364" calcext:value-type="float">
            <text:p>-0.00079364</text:p>
          </table:table-cell>
          <table:table-cell office:value-type="float" office:value="0.0074991627" calcext:value-type="float">
            <text:p>0.0074991627</text:p>
          </table:table-cell>
          <table:table-cell office:value-type="float" office:value="627" calcext:value-type="float">
            <text:p>627</text:p>
          </table:table-cell>
          <table:table-cell table:formula="of:=[.H628]*100" office:value-type="float" office:value="0.74991627" calcext:value-type="float">
            <text:p>0.74991627</text:p>
          </table:table-cell>
          <table:table-cell table:formula="of:=100*[.F628]" office:value-type="float" office:value="0.687146" calcext:value-type="float">
            <text:p>0.687146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78.9603118896" calcext:value-type="float">
            <text:p>178.9603118896</text:p>
          </table:table-cell>
          <table:table-cell office:value-type="float" office:value="-0.3219068557" calcext:value-type="float">
            <text:p>-0.3219068557</text:p>
          </table:table-cell>
          <table:table-cell office:value-type="float" office:value="-0.6453266492" calcext:value-type="float">
            <text:p>-0.645326649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2543" calcext:value-type="float">
            <text:p>0.00742543</text:p>
          </table:table-cell>
          <table:table-cell office:value-type="float" office:value="0.0012738" calcext:value-type="float">
            <text:p>0.0012738</text:p>
          </table:table-cell>
          <table:table-cell office:value-type="float" office:value="0.0058714044" calcext:value-type="float">
            <text:p>0.0058714044</text:p>
          </table:table-cell>
          <table:table-cell office:value-type="float" office:value="628" calcext:value-type="float">
            <text:p>628</text:p>
          </table:table-cell>
          <table:table-cell table:formula="of:=[.H629]*100" office:value-type="float" office:value="0.58714044" calcext:value-type="float">
            <text:p>0.58714044</text:p>
          </table:table-cell>
          <table:table-cell table:formula="of:=100*[.F629]" office:value-type="float" office:value="0.742543" calcext:value-type="float">
            <text:p>0.742543</text:p>
          </table:table-cell>
        </table:table-row>
        <table:table-row table:style-name="ro1">
          <table:table-cell office:value-type="float" office:value="31.45" calcext:value-type="float">
            <text:p>31.45</text:p>
          </table:table-cell>
          <table:table-cell office:value-type="float" office:value="178.9656066895" calcext:value-type="float">
            <text:p>178.9656066895</text:p>
          </table:table-cell>
          <table:table-cell office:value-type="float" office:value="-0.2960492181" calcext:value-type="float">
            <text:p>-0.2960492181</text:p>
          </table:table-cell>
          <table:table-cell office:value-type="float" office:value="-0.5937239712" calcext:value-type="float">
            <text:p>-0.593723971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2211" calcext:value-type="float">
            <text:p>0.00762211</text:p>
          </table:table-cell>
          <table:table-cell office:value-type="float" office:value="0.00210341" calcext:value-type="float">
            <text:p>0.00210341</text:p>
          </table:table-cell>
          <table:table-cell office:value-type="float" office:value="0.0065780258" calcext:value-type="float">
            <text:p>0.0065780258</text:p>
          </table:table-cell>
          <table:table-cell office:value-type="float" office:value="629" calcext:value-type="float">
            <text:p>629</text:p>
          </table:table-cell>
          <table:table-cell table:formula="of:=[.H630]*100" office:value-type="float" office:value="0.65780258" calcext:value-type="float">
            <text:p>0.65780258</text:p>
          </table:table-cell>
          <table:table-cell table:formula="of:=100*[.F630]" office:value-type="float" office:value="0.762211" calcext:value-type="float">
            <text:p>0.762211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78.9726867676" calcext:value-type="float">
            <text:p>178.9726867676</text:p>
          </table:table-cell>
          <table:table-cell office:value-type="float" office:value="-0.2393609053" calcext:value-type="float">
            <text:p>-0.2393609053</text:p>
          </table:table-cell>
          <table:table-cell office:value-type="float" office:value="-0.4803398296" calcext:value-type="float">
            <text:p>-0.48033982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37532" calcext:value-type="float">
            <text:p>0.00737532</text:p>
          </table:table-cell>
          <table:table-cell office:value-type="float" office:value="0.00210341" calcext:value-type="float">
            <text:p>0.00210341</text:p>
          </table:table-cell>
          <table:table-cell office:value-type="float" office:value="0.0051520894" calcext:value-type="float">
            <text:p>0.0051520894</text:p>
          </table:table-cell>
          <table:table-cell office:value-type="float" office:value="630" calcext:value-type="float">
            <text:p>630</text:p>
          </table:table-cell>
          <table:table-cell table:formula="of:=[.H631]*100" office:value-type="float" office:value="0.51520894" calcext:value-type="float">
            <text:p>0.51520894</text:p>
          </table:table-cell>
          <table:table-cell table:formula="of:=100*[.F631]" office:value-type="float" office:value="0.737532" calcext:value-type="float">
            <text:p>0.737532</text:p>
          </table:table-cell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178.9792327881" calcext:value-type="float">
            <text:p>178.9792327881</text:p>
          </table:table-cell>
          <table:table-cell office:value-type="float" office:value="-0.1409562216" calcext:value-type="float">
            <text:p>-0.1409562216</text:p>
          </table:table-cell>
          <table:table-cell office:value-type="float" office:value="-0.2833704142" calcext:value-type="float">
            <text:p>-0.28337041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55512" calcext:value-type="float">
            <text:p>0.00655512</text:p>
          </table:table-cell>
          <table:table-cell office:value-type="float" office:value="0.00516305" calcext:value-type="float">
            <text:p>0.00516305</text:p>
          </table:table-cell>
          <table:table-cell office:value-type="float" office:value="0.003256967" calcext:value-type="float">
            <text:p>0.003256967</text:p>
          </table:table-cell>
          <table:table-cell office:value-type="float" office:value="631" calcext:value-type="float">
            <text:p>631</text:p>
          </table:table-cell>
          <table:table-cell table:formula="of:=[.H632]*100" office:value-type="float" office:value="0.3256967" calcext:value-type="float">
            <text:p>0.3256967</text:p>
          </table:table-cell>
          <table:table-cell table:formula="of:=100*[.F632]" office:value-type="float" office:value="0.655512" calcext:value-type="float">
            <text:p>0.65551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78.9884796143" calcext:value-type="float">
            <text:p>178.9884796143</text:p>
          </table:table-cell>
          <table:table-cell office:value-type="float" office:value="-0.1010333086" calcext:value-type="float">
            <text:p>-0.1010333086</text:p>
          </table:table-cell>
          <table:table-cell office:value-type="float" office:value="-0.2032796972" calcext:value-type="float">
            <text:p>-0.203279697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74271" calcext:value-type="float">
            <text:p>0.00574271</text:p>
          </table:table-cell>
          <table:table-cell office:value-type="float" office:value="0.00516305" calcext:value-type="float">
            <text:p>0.00516305</text:p>
          </table:table-cell>
          <table:table-cell office:value-type="float" office:value="0.0037782577" calcext:value-type="float">
            <text:p>0.0037782577</text:p>
          </table:table-cell>
          <table:table-cell office:value-type="float" office:value="632" calcext:value-type="float">
            <text:p>632</text:p>
          </table:table-cell>
          <table:table-cell table:formula="of:=[.H633]*100" office:value-type="float" office:value="0.37782577" calcext:value-type="float">
            <text:p>0.37782577</text:p>
          </table:table-cell>
          <table:table-cell table:formula="of:=100*[.F633]" office:value-type="float" office:value="0.574271" calcext:value-type="float">
            <text:p>0.574271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178.9987335205" calcext:value-type="float">
            <text:p>178.9987335205</text:p>
          </table:table-cell>
          <table:table-cell office:value-type="float" office:value="-0.0142875039" calcext:value-type="float">
            <text:p>-0.0142875039</text:p>
          </table:table-cell>
          <table:table-cell office:value-type="float" office:value="-0.0294983364" calcext:value-type="float">
            <text:p>-0.02949833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2345" calcext:value-type="float">
            <text:p>0.00462345</text:p>
          </table:table-cell>
          <table:table-cell office:value-type="float" office:value="0.00634069" calcext:value-type="float">
            <text:p>0.00634069</text:p>
          </table:table-cell>
          <table:table-cell office:value-type="float" office:value="0.0026728526" calcext:value-type="float">
            <text:p>0.0026728526</text:p>
          </table:table-cell>
          <table:table-cell office:value-type="float" office:value="633" calcext:value-type="float">
            <text:p>633</text:p>
          </table:table-cell>
          <table:table-cell table:formula="of:=[.H634]*100" office:value-type="float" office:value="0.26728526" calcext:value-type="float">
            <text:p>0.26728526</text:p>
          </table:table-cell>
          <table:table-cell table:formula="of:=100*[.F634]" office:value-type="float" office:value="0.462345" calcext:value-type="float">
            <text:p>0.462345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79.007598877" calcext:value-type="float">
            <text:p>179.007598877</text:p>
          </table:table-cell>
          <table:table-cell office:value-type="float" office:value="-0.0212450496" calcext:value-type="float">
            <text:p>-0.0212450496</text:p>
          </table:table-cell>
          <table:table-cell office:value-type="float" office:value="-0.0431406595" calcext:value-type="float">
            <text:p>-0.04314065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2426" calcext:value-type="float">
            <text:p>0.00392426</text:p>
          </table:table-cell>
          <table:table-cell office:value-type="float" office:value="0.00791898" calcext:value-type="float">
            <text:p>0.00791898</text:p>
          </table:table-cell>
          <table:table-cell office:value-type="float" office:value="0.0036122135" calcext:value-type="float">
            <text:p>0.0036122135</text:p>
          </table:table-cell>
          <table:table-cell office:value-type="float" office:value="634" calcext:value-type="float">
            <text:p>634</text:p>
          </table:table-cell>
          <table:table-cell table:formula="of:=[.H635]*100" office:value-type="float" office:value="0.36122135" calcext:value-type="float">
            <text:p>0.36122135</text:p>
          </table:table-cell>
          <table:table-cell table:formula="of:=100*[.F635]" office:value-type="float" office:value="0.392426" calcext:value-type="float">
            <text:p>0.392426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179.0204315186" calcext:value-type="float">
            <text:p>179.0204315186</text:p>
          </table:table-cell>
          <table:table-cell office:value-type="float" office:value="0.0596871853" calcext:value-type="float">
            <text:p>0.0596871853</text:p>
          </table:table-cell>
          <table:table-cell office:value-type="float" office:value="0.1189794543" calcext:value-type="float">
            <text:p>0.11897945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91915" calcext:value-type="float">
            <text:p>0.00291915</text:p>
          </table:table-cell>
          <table:table-cell office:value-type="float" office:value="0.00791898" calcext:value-type="float">
            <text:p>0.00791898</text:p>
          </table:table-cell>
          <table:table-cell office:value-type="float" office:value="0.0020984038" calcext:value-type="float">
            <text:p>0.0020984038</text:p>
          </table:table-cell>
          <table:table-cell office:value-type="float" office:value="635" calcext:value-type="float">
            <text:p>635</text:p>
          </table:table-cell>
          <table:table-cell table:formula="of:=[.H636]*100" office:value-type="float" office:value="0.20984038" calcext:value-type="float">
            <text:p>0.20984038</text:p>
          </table:table-cell>
          <table:table-cell table:formula="of:=100*[.F636]" office:value-type="float" office:value="0.291915" calcext:value-type="float">
            <text:p>0.29191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79.0235900879" calcext:value-type="float">
            <text:p>179.0235900879</text:p>
          </table:table-cell>
          <table:table-cell office:value-type="float" office:value="0.0695603173" calcext:value-type="float">
            <text:p>0.0695603173</text:p>
          </table:table-cell>
          <table:table-cell office:value-type="float" office:value="0.1389867808" calcext:value-type="float">
            <text:p>0.138986780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18384" calcext:value-type="float">
            <text:p>0.00218384</text:p>
          </table:table-cell>
          <table:table-cell office:value-type="float" office:value="0.00843949" calcext:value-type="float">
            <text:p>0.00843949</text:p>
          </table:table-cell>
          <table:table-cell office:value-type="float" office:value="0.0022820199" calcext:value-type="float">
            <text:p>0.0022820199</text:p>
          </table:table-cell>
          <table:table-cell office:value-type="float" office:value="636" calcext:value-type="float">
            <text:p>636</text:p>
          </table:table-cell>
          <table:table-cell table:formula="of:=[.H637]*100" office:value-type="float" office:value="0.22820199" calcext:value-type="float">
            <text:p>0.22820199</text:p>
          </table:table-cell>
          <table:table-cell table:formula="of:=100*[.F637]" office:value-type="float" office:value="0.218384" calcext:value-type="float">
            <text:p>0.218384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179.0268859863" calcext:value-type="float">
            <text:p>179.0268859863</text:p>
          </table:table-cell>
          <table:table-cell office:value-type="float" office:value="0.0518424753" calcext:value-type="float">
            <text:p>0.0518424753</text:p>
          </table:table-cell>
          <table:table-cell office:value-type="float" office:value="0.1037171514" calcext:value-type="float">
            <text:p>0.103717151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81212" calcext:value-type="float">
            <text:p>0.00181212</text:p>
          </table:table-cell>
          <table:table-cell office:value-type="float" office:value="0.01003145" calcext:value-type="float">
            <text:p>0.01003145</text:p>
          </table:table-cell>
          <table:table-cell office:value-type="float" office:value="0.0027908268" calcext:value-type="float">
            <text:p>0.0027908268</text:p>
          </table:table-cell>
          <table:table-cell office:value-type="float" office:value="637" calcext:value-type="float">
            <text:p>637</text:p>
          </table:table-cell>
          <table:table-cell table:formula="of:=[.H638]*100" office:value-type="float" office:value="0.27908268" calcext:value-type="float">
            <text:p>0.27908268</text:p>
          </table:table-cell>
          <table:table-cell table:formula="of:=100*[.F638]" office:value-type="float" office:value="0.181212" calcext:value-type="float">
            <text:p>0.181212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79.0244903564" calcext:value-type="float">
            <text:p>179.0244903564</text:p>
          </table:table-cell>
          <table:table-cell office:value-type="float" office:value="-0.0054657435" calcext:value-type="float">
            <text:p>-0.0054657435</text:p>
          </table:table-cell>
          <table:table-cell office:value-type="float" office:value="-0.0108636764" calcext:value-type="float">
            <text:p>-0.01086367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94644" calcext:value-type="float">
            <text:p>0.00194644</text:p>
          </table:table-cell>
          <table:table-cell office:value-type="float" office:value="0.01003145" calcext:value-type="float">
            <text:p>0.01003145</text:p>
          </table:table-cell>
          <table:table-cell office:value-type="float" office:value="0.0037844827" calcext:value-type="float">
            <text:p>0.0037844827</text:p>
          </table:table-cell>
          <table:table-cell office:value-type="float" office:value="638" calcext:value-type="float">
            <text:p>638</text:p>
          </table:table-cell>
          <table:table-cell table:formula="of:=[.H639]*100" office:value-type="float" office:value="0.37844827" calcext:value-type="float">
            <text:p>0.37844827</text:p>
          </table:table-cell>
          <table:table-cell table:formula="of:=100*[.F639]" office:value-type="float" office:value="0.194644" calcext:value-type="float">
            <text:p>0.194644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179.0291290283" calcext:value-type="float">
            <text:p>179.0291290283</text:p>
          </table:table-cell>
          <table:table-cell office:value-type="float" office:value="-0.0805597312" calcext:value-type="float">
            <text:p>-0.0805597312</text:p>
          </table:table-cell>
          <table:table-cell office:value-type="float" office:value="-0.1611602899" calcext:value-type="float">
            <text:p>-0.16116028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53638" calcext:value-type="float">
            <text:p>0.00253638</text:p>
          </table:table-cell>
          <table:table-cell office:value-type="float" office:value="0.01130951" calcext:value-type="float">
            <text:p>0.01130951</text:p>
          </table:table-cell>
          <table:table-cell office:value-type="float" office:value="0.0034812452" calcext:value-type="float">
            <text:p>0.0034812452</text:p>
          </table:table-cell>
          <table:table-cell office:value-type="float" office:value="639" calcext:value-type="float">
            <text:p>639</text:p>
          </table:table-cell>
          <table:table-cell table:formula="of:=[.H640]*100" office:value-type="float" office:value="0.34812452" calcext:value-type="float">
            <text:p>0.34812452</text:p>
          </table:table-cell>
          <table:table-cell table:formula="of:=100*[.F640]" office:value-type="float" office:value="0.253638" calcext:value-type="float">
            <text:p>0.253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.0235443115" calcext:value-type="float">
            <text:p>179.0235443115</text:p>
          </table:table-cell>
          <table:table-cell office:value-type="float" office:value="-0.0487029342" calcext:value-type="float">
            <text:p>-0.0487029342</text:p>
          </table:table-cell>
          <table:table-cell office:value-type="float" office:value="-0.0975622836" calcext:value-type="float">
            <text:p>-0.09756228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71703" calcext:value-type="float">
            <text:p>0.00271703</text:p>
          </table:table-cell>
          <table:table-cell office:value-type="float" office:value="0.01130951" calcext:value-type="float">
            <text:p>0.01130951</text:p>
          </table:table-cell>
          <table:table-cell office:value-type="float" office:value="0.0013928434" calcext:value-type="float">
            <text:p>0.0013928434</text:p>
          </table:table-cell>
          <table:table-cell office:value-type="float" office:value="640" calcext:value-type="float">
            <text:p>640</text:p>
          </table:table-cell>
          <table:table-cell table:formula="of:=[.H641]*100" office:value-type="float" office:value="0.13928434" calcext:value-type="float">
            <text:p>0.13928434</text:p>
          </table:table-cell>
          <table:table-cell table:formula="of:=100*[.F641]" office:value-type="float" office:value="0.271703" calcext:value-type="float">
            <text:p>0.271703</text:p>
          </table:table-cell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179.0389556885" calcext:value-type="float">
            <text:p>179.0389556885</text:p>
          </table:table-cell>
          <table:table-cell office:value-type="float" office:value="-0.1679692447" calcext:value-type="float">
            <text:p>-0.1679692447</text:p>
          </table:table-cell>
          <table:table-cell office:value-type="float" office:value="-0.3362592793" calcext:value-type="float">
            <text:p>-0.33625927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3221" calcext:value-type="float">
            <text:p>0.00363221</text:p>
          </table:table-cell>
          <table:table-cell office:value-type="float" office:value="0.01059239" calcext:value-type="float">
            <text:p>0.01059239</text:p>
          </table:table-cell>
          <table:table-cell office:value-type="float" office:value="0.0050924537" calcext:value-type="float">
            <text:p>0.0050924537</text:p>
          </table:table-cell>
          <table:table-cell office:value-type="float" office:value="641" calcext:value-type="float">
            <text:p>641</text:p>
          </table:table-cell>
          <table:table-cell table:formula="of:=[.H642]*100" office:value-type="float" office:value="0.50924537" calcext:value-type="float">
            <text:p>0.50924537</text:p>
          </table:table-cell>
          <table:table-cell table:formula="of:=100*[.F642]" office:value-type="float" office:value="0.363221" calcext:value-type="float">
            <text:p>0.363221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179.0453948975" calcext:value-type="float">
            <text:p>179.0453948975</text:p>
          </table:table-cell>
          <table:table-cell office:value-type="float" office:value="-0.1651087284" calcext:value-type="float">
            <text:p>-0.1651087284</text:p>
          </table:table-cell>
          <table:table-cell office:value-type="float" office:value="-0.3307641056" calcext:value-type="float">
            <text:p>-0.330764105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2275" calcext:value-type="float">
            <text:p>0.00422275</text:p>
          </table:table-cell>
          <table:table-cell office:value-type="float" office:value="0.01173284" calcext:value-type="float">
            <text:p>0.01173284</text:p>
          </table:table-cell>
          <table:table-cell office:value-type="float" office:value="0.0033482093" calcext:value-type="float">
            <text:p>0.0033482093</text:p>
          </table:table-cell>
          <table:table-cell office:value-type="float" office:value="642" calcext:value-type="float">
            <text:p>642</text:p>
          </table:table-cell>
          <table:table-cell table:formula="of:=[.H643]*100" office:value-type="float" office:value="0.33482093" calcext:value-type="float">
            <text:p>0.33482093</text:p>
          </table:table-cell>
          <table:table-cell table:formula="of:=100*[.F643]" office:value-type="float" office:value="0.422275" calcext:value-type="float">
            <text:p>0.422275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179.0523071289" calcext:value-type="float">
            <text:p>179.0523071289</text:p>
          </table:table-cell>
          <table:table-cell office:value-type="float" office:value="-0.2594312247" calcext:value-type="float">
            <text:p>-0.2594312247</text:p>
          </table:table-cell>
          <table:table-cell office:value-type="float" office:value="-0.5196509768" calcext:value-type="float">
            <text:p>-0.519650976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24473" calcext:value-type="float">
            <text:p>0.00524473</text:p>
          </table:table-cell>
          <table:table-cell office:value-type="float" office:value="0.01060222" calcext:value-type="float">
            <text:p>0.01060222</text:p>
          </table:table-cell>
          <table:table-cell office:value-type="float" office:value="0.0062273008" calcext:value-type="float">
            <text:p>0.0062273008</text:p>
          </table:table-cell>
          <table:table-cell office:value-type="float" office:value="643" calcext:value-type="float">
            <text:p>643</text:p>
          </table:table-cell>
          <table:table-cell table:formula="of:=[.H644]*100" office:value-type="float" office:value="0.62273008" calcext:value-type="float">
            <text:p>0.62273008</text:p>
          </table:table-cell>
          <table:table-cell table:formula="of:=100*[.F644]" office:value-type="float" office:value="0.524473" calcext:value-type="float">
            <text:p>0.52447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79.0534210205" calcext:value-type="float">
            <text:p>179.0534210205</text:p>
          </table:table-cell>
          <table:table-cell office:value-type="float" office:value="-0.3292489419" calcext:value-type="float">
            <text:p>-0.3292489419</text:p>
          </table:table-cell>
          <table:table-cell office:value-type="float" office:value="-0.6596116148" calcext:value-type="float">
            <text:p>-0.65961161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39078" calcext:value-type="float">
            <text:p>0.00639078</text:p>
          </table:table-cell>
          <table:table-cell office:value-type="float" office:value="0.01141175" calcext:value-type="float">
            <text:p>0.01141175</text:p>
          </table:table-cell>
          <table:table-cell office:value-type="float" office:value="0.0086741875" calcext:value-type="float">
            <text:p>0.0086741875</text:p>
          </table:table-cell>
          <table:table-cell office:value-type="float" office:value="644" calcext:value-type="float">
            <text:p>644</text:p>
          </table:table-cell>
          <table:table-cell table:formula="of:=[.H645]*100" office:value-type="float" office:value="0.86741875" calcext:value-type="float">
            <text:p>0.86741875</text:p>
          </table:table-cell>
          <table:table-cell table:formula="of:=100*[.F645]" office:value-type="float" office:value="0.639078" calcext:value-type="float">
            <text:p>0.639078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179.0405578613" calcext:value-type="float">
            <text:p>179.0405578613</text:p>
          </table:table-cell>
          <table:table-cell office:value-type="float" office:value="-0.29511587" calcext:value-type="float">
            <text:p>-0.29511587</text:p>
          </table:table-cell>
          <table:table-cell office:value-type="float" office:value="-0.5915977655" calcext:value-type="float">
            <text:p>-0.59159776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92669" calcext:value-type="float">
            <text:p>0.00692669</text:p>
          </table:table-cell>
          <table:table-cell office:value-type="float" office:value="0.01141175" calcext:value-type="float">
            <text:p>0.01141175</text:p>
          </table:table-cell>
          <table:table-cell office:value-type="float" office:value="0.008071546" calcext:value-type="float">
            <text:p>0.008071546</text:p>
          </table:table-cell>
          <table:table-cell office:value-type="float" office:value="645" calcext:value-type="float">
            <text:p>645</text:p>
          </table:table-cell>
          <table:table-cell table:formula="of:=[.H646]*100" office:value-type="float" office:value="0.8071546" calcext:value-type="float">
            <text:p>0.8071546</text:p>
          </table:table-cell>
          <table:table-cell table:formula="of:=100*[.F646]" office:value-type="float" office:value="0.692669" calcext:value-type="float">
            <text:p>0.692669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179.0354919434" calcext:value-type="float">
            <text:p>179.0354919434</text:p>
          </table:table-cell>
          <table:table-cell office:value-type="float" office:value="-0.3001586372" calcext:value-type="float">
            <text:p>-0.3001586372</text:p>
          </table:table-cell>
          <table:table-cell office:value-type="float" office:value="-0.6018222755" calcext:value-type="float">
            <text:p>-0.60182227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31728" calcext:value-type="float">
            <text:p>0.00731728</text:p>
          </table:table-cell>
          <table:table-cell office:value-type="float" office:value="0.01006451" calcext:value-type="float">
            <text:p>0.01006451</text:p>
          </table:table-cell>
          <table:table-cell office:value-type="float" office:value="0.0047241332" calcext:value-type="float">
            <text:p>0.0047241332</text:p>
          </table:table-cell>
          <table:table-cell office:value-type="float" office:value="646" calcext:value-type="float">
            <text:p>646</text:p>
          </table:table-cell>
          <table:table-cell table:formula="of:=[.H647]*100" office:value-type="float" office:value="0.47241332" calcext:value-type="float">
            <text:p>0.47241332</text:p>
          </table:table-cell>
          <table:table-cell table:formula="of:=100*[.F647]" office:value-type="float" office:value="0.731728" calcext:value-type="float">
            <text:p>0.731728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179.0359954834" calcext:value-type="float">
            <text:p>179.0359954834</text:p>
          </table:table-cell>
          <table:table-cell office:value-type="float" office:value="-0.3149169761" calcext:value-type="float">
            <text:p>-0.3149169761</text:p>
          </table:table-cell>
          <table:table-cell office:value-type="float" office:value="-0.6314513211" calcext:value-type="float">
            <text:p>-0.63145132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7581" calcext:value-type="float">
            <text:p>0.00767581</text:p>
          </table:table-cell>
          <table:table-cell office:value-type="float" office:value="0.01056903" calcext:value-type="float">
            <text:p>0.01056903</text:p>
          </table:table-cell>
          <table:table-cell office:value-type="float" office:value="0.0073578476" calcext:value-type="float">
            <text:p>0.0073578476</text:p>
          </table:table-cell>
          <table:table-cell office:value-type="float" office:value="647" calcext:value-type="float">
            <text:p>647</text:p>
          </table:table-cell>
          <table:table-cell table:formula="of:=[.H648]*100" office:value-type="float" office:value="0.73578476" calcext:value-type="float">
            <text:p>0.73578476</text:p>
          </table:table-cell>
          <table:table-cell table:formula="of:=100*[.F648]" office:value-type="float" office:value="0.767581" calcext:value-type="float">
            <text:p>0.767581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9.0322265625" calcext:value-type="float">
            <text:p>179.0322265625</text:p>
          </table:table-cell>
          <table:table-cell office:value-type="float" office:value="-0.3592829993" calcext:value-type="float">
            <text:p>-0.3592829993</text:p>
          </table:table-cell>
          <table:table-cell office:value-type="float" office:value="-0.7203173218" calcext:value-type="float">
            <text:p>-0.72031732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21031" calcext:value-type="float">
            <text:p>0.00821031</text:p>
          </table:table-cell>
          <table:table-cell office:value-type="float" office:value="0.01056903" calcext:value-type="float">
            <text:p>0.01056903</text:p>
          </table:table-cell>
          <table:table-cell office:value-type="float" office:value="0.0081489027" calcext:value-type="float">
            <text:p>0.0081489027</text:p>
          </table:table-cell>
          <table:table-cell office:value-type="float" office:value="648" calcext:value-type="float">
            <text:p>648</text:p>
          </table:table-cell>
          <table:table-cell table:formula="of:=[.H649]*100" office:value-type="float" office:value="0.81489027" calcext:value-type="float">
            <text:p>0.81489027</text:p>
          </table:table-cell>
          <table:table-cell table:formula="of:=100*[.F649]" office:value-type="float" office:value="0.821031" calcext:value-type="float">
            <text:p>0.821031</text:p>
          </table:table-cell>
        </table:table-row>
        <table:table-row table:style-name="ro1">
          <table:table-cell office:value-type="float" office:value="32.45" calcext:value-type="float">
            <text:p>32.45</text:p>
          </table:table-cell>
          <table:table-cell office:value-type="float" office:value="179.0208587646" calcext:value-type="float">
            <text:p>179.0208587646</text:p>
          </table:table-cell>
          <table:table-cell office:value-type="float" office:value="-0.2500179024" calcext:value-type="float">
            <text:p>-0.2500179024</text:p>
          </table:table-cell>
          <table:table-cell office:value-type="float" office:value="-0.5018114788" calcext:value-type="float">
            <text:p>-0.50181147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3815" calcext:value-type="float">
            <text:p>0.00783815</text:p>
          </table:table-cell>
          <table:table-cell office:value-type="float" office:value="0.00946991" calcext:value-type="float">
            <text:p>0.00946991</text:p>
          </table:table-cell>
          <table:table-cell office:value-type="float" office:value="0.0065441539" calcext:value-type="float">
            <text:p>0.0065441539</text:p>
          </table:table-cell>
          <table:table-cell office:value-type="float" office:value="649" calcext:value-type="float">
            <text:p>649</text:p>
          </table:table-cell>
          <table:table-cell table:formula="of:=[.H650]*100" office:value-type="float" office:value="0.65441539" calcext:value-type="float">
            <text:p>0.65441539</text:p>
          </table:table-cell>
          <table:table-cell table:formula="of:=100*[.F650]" office:value-type="float" office:value="0.783815" calcext:value-type="float">
            <text:p>0.78381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179.0305480957" calcext:value-type="float">
            <text:p>179.0305480957</text:p>
          </table:table-cell>
          <table:table-cell office:value-type="float" office:value="-0.2680961249" calcext:value-type="float">
            <text:p>-0.2680961249</text:p>
          </table:table-cell>
          <table:table-cell office:value-type="float" office:value="-0.5378929876" calcext:value-type="float">
            <text:p>-0.53789298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71074" calcext:value-type="float">
            <text:p>0.00771074</text:p>
          </table:table-cell>
          <table:table-cell office:value-type="float" office:value="0.00946991" calcext:value-type="float">
            <text:p>0.00946991</text:p>
          </table:table-cell>
          <table:table-cell office:value-type="float" office:value="0.007332379" calcext:value-type="float">
            <text:p>0.007332379</text:p>
          </table:table-cell>
          <table:table-cell office:value-type="float" office:value="650" calcext:value-type="float">
            <text:p>650</text:p>
          </table:table-cell>
          <table:table-cell table:formula="of:=[.H651]*100" office:value-type="float" office:value="0.7332379" calcext:value-type="float">
            <text:p>0.7332379</text:p>
          </table:table-cell>
          <table:table-cell table:formula="of:=100*[.F651]" office:value-type="float" office:value="0.771074" calcext:value-type="float">
            <text:p>0.771074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179.0215911865" calcext:value-type="float">
            <text:p>179.0215911865</text:p>
          </table:table-cell>
          <table:table-cell office:value-type="float" office:value="-0.2774400238" calcext:value-type="float">
            <text:p>-0.2774400238</text:p>
          </table:table-cell>
          <table:table-cell office:value-type="float" office:value="-0.5565582826" calcext:value-type="float">
            <text:p>-0.55655828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8813" calcext:value-type="float">
            <text:p>0.00768813</text:p>
          </table:table-cell>
          <table:table-cell office:value-type="float" office:value="0.00826958" calcext:value-type="float">
            <text:p>0.00826958</text:p>
          </table:table-cell>
          <table:table-cell office:value-type="float" office:value="0.0084532913" calcext:value-type="float">
            <text:p>0.0084532913</text:p>
          </table:table-cell>
          <table:table-cell office:value-type="float" office:value="651" calcext:value-type="float">
            <text:p>651</text:p>
          </table:table-cell>
          <table:table-cell table:formula="of:=[.H652]*100" office:value-type="float" office:value="0.84532913" calcext:value-type="float">
            <text:p>0.84532913</text:p>
          </table:table-cell>
          <table:table-cell table:formula="of:=100*[.F652]" office:value-type="float" office:value="0.768813" calcext:value-type="float">
            <text:p>0.768813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79.0273132324" calcext:value-type="float">
            <text:p>179.0273132324</text:p>
          </table:table-cell>
          <table:table-cell office:value-type="float" office:value="-0.2419829657" calcext:value-type="float">
            <text:p>-0.2419829657</text:p>
          </table:table-cell>
          <table:table-cell office:value-type="float" office:value="-0.4856030726" calcext:value-type="float">
            <text:p>-0.48560307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3678" calcext:value-type="float">
            <text:p>0.00743678</text:p>
          </table:table-cell>
          <table:table-cell office:value-type="float" office:value="0.00840255" calcext:value-type="float">
            <text:p>0.00840255</text:p>
          </table:table-cell>
          <table:table-cell office:value-type="float" office:value="0.0071499578" calcext:value-type="float">
            <text:p>0.0071499578</text:p>
          </table:table-cell>
          <table:table-cell office:value-type="float" office:value="652" calcext:value-type="float">
            <text:p>652</text:p>
          </table:table-cell>
          <table:table-cell table:formula="of:=[.H653]*100" office:value-type="float" office:value="0.71499578" calcext:value-type="float">
            <text:p>0.71499578</text:p>
          </table:table-cell>
          <table:table-cell table:formula="of:=100*[.F653]" office:value-type="float" office:value="0.743678" calcext:value-type="float">
            <text:p>0.743678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179.0296936035" calcext:value-type="float">
            <text:p>179.0296936035</text:p>
          </table:table-cell>
          <table:table-cell office:value-type="float" office:value="-0.1464663435" calcext:value-type="float">
            <text:p>-0.1464663435</text:p>
          </table:table-cell>
          <table:table-cell office:value-type="float" office:value="-0.294411525" calcext:value-type="float">
            <text:p>-0.29441152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63278" calcext:value-type="float">
            <text:p>0.00663278</text:p>
          </table:table-cell>
          <table:table-cell office:value-type="float" office:value="0.00840255" calcext:value-type="float">
            <text:p>0.00840255</text:p>
          </table:table-cell>
          <table:table-cell office:value-type="float" office:value="0.0051787406" calcext:value-type="float">
            <text:p>0.0051787406</text:p>
          </table:table-cell>
          <table:table-cell office:value-type="float" office:value="653" calcext:value-type="float">
            <text:p>653</text:p>
          </table:table-cell>
          <table:table-cell table:formula="of:=[.H654]*100" office:value-type="float" office:value="0.51787406" calcext:value-type="float">
            <text:p>0.51787406</text:p>
          </table:table-cell>
          <table:table-cell table:formula="of:=100*[.F654]" office:value-type="float" office:value="0.663278" calcext:value-type="float">
            <text:p>0.663278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79.0177307129" calcext:value-type="float">
            <text:p>179.0177307129</text:p>
          </table:table-cell>
          <table:table-cell office:value-type="float" office:value="-0.196504061" calcext:value-type="float">
            <text:p>-0.196504061</text:p>
          </table:table-cell>
          <table:table-cell office:value-type="float" office:value="-0.394336049" calcext:value-type="float">
            <text:p>-0.39433604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4307" calcext:value-type="float">
            <text:p>0.0064307</text:p>
          </table:table-cell>
          <table:table-cell office:value-type="float" office:value="0.00750281" calcext:value-type="float">
            <text:p>0.00750281</text:p>
          </table:table-cell>
          <table:table-cell office:value-type="float" office:value="0.0063067705" calcext:value-type="float">
            <text:p>0.0063067705</text:p>
          </table:table-cell>
          <table:table-cell office:value-type="float" office:value="654" calcext:value-type="float">
            <text:p>654</text:p>
          </table:table-cell>
          <table:table-cell table:formula="of:=[.H655]*100" office:value-type="float" office:value="0.63067705" calcext:value-type="float">
            <text:p>0.63067705</text:p>
          </table:table-cell>
          <table:table-cell table:formula="of:=100*[.F655]" office:value-type="float" office:value="0.64307" calcext:value-type="float">
            <text:p>0.6430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179.0123901367" calcext:value-type="float">
            <text:p>179.0123901367</text:p>
          </table:table-cell>
          <table:table-cell office:value-type="float" office:value="-0.1529394963" calcext:value-type="float">
            <text:p>-0.1529394963</text:p>
          </table:table-cell>
          <table:table-cell office:value-type="float" office:value="-0.3071128668" calcext:value-type="float">
            <text:p>-0.307112866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00576" calcext:value-type="float">
            <text:p>0.00600576</text:p>
          </table:table-cell>
          <table:table-cell office:value-type="float" office:value="0.00761526" calcext:value-type="float">
            <text:p>0.00761526</text:p>
          </table:table-cell>
          <table:table-cell office:value-type="float" office:value="0.0050560337" calcext:value-type="float">
            <text:p>0.0050560337</text:p>
          </table:table-cell>
          <table:table-cell office:value-type="float" office:value="655" calcext:value-type="float">
            <text:p>655</text:p>
          </table:table-cell>
          <table:table-cell table:formula="of:=[.H656]*100" office:value-type="float" office:value="0.50560337" calcext:value-type="float">
            <text:p>0.50560337</text:p>
          </table:table-cell>
          <table:table-cell table:formula="of:=100*[.F656]" office:value-type="float" office:value="0.600576" calcext:value-type="float">
            <text:p>0.600576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79.009185791" calcext:value-type="float">
            <text:p>179.009185791</text:p>
          </table:table-cell>
          <table:table-cell office:value-type="float" office:value="-0.15529952" calcext:value-type="float">
            <text:p>-0.15529952</text:p>
          </table:table-cell>
          <table:table-cell office:value-type="float" office:value="-0.3117290738" calcext:value-type="float">
            <text:p>-0.31172907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73843" calcext:value-type="float">
            <text:p>0.00573843</text:p>
          </table:table-cell>
          <table:table-cell office:value-type="float" office:value="0.00708974" calcext:value-type="float">
            <text:p>0.00708974</text:p>
          </table:table-cell>
          <table:table-cell office:value-type="float" office:value="0.0065073357" calcext:value-type="float">
            <text:p>0.0065073357</text:p>
          </table:table-cell>
          <table:table-cell office:value-type="float" office:value="656" calcext:value-type="float">
            <text:p>656</text:p>
          </table:table-cell>
          <table:table-cell table:formula="of:=[.H657]*100" office:value-type="float" office:value="0.65073357" calcext:value-type="float">
            <text:p>0.65073357</text:p>
          </table:table-cell>
          <table:table-cell table:formula="of:=100*[.F657]" office:value-type="float" office:value="0.573843" calcext:value-type="float">
            <text:p>0.573843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179.010925293" calcext:value-type="float">
            <text:p>179.010925293</text:p>
          </table:table-cell>
          <table:table-cell office:value-type="float" office:value="-0.1244067265" calcext:value-type="float">
            <text:p>-0.1244067265</text:p>
          </table:table-cell>
          <table:table-cell office:value-type="float" office:value="-0.2498457943" calcext:value-type="float">
            <text:p>-0.24984579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35448" calcext:value-type="float">
            <text:p>0.00535448</text:p>
          </table:table-cell>
          <table:table-cell office:value-type="float" office:value="0.00728661" calcext:value-type="float">
            <text:p>0.00728661</text:p>
          </table:table-cell>
          <table:table-cell office:value-type="float" office:value="0.0038065024" calcext:value-type="float">
            <text:p>0.0038065024</text:p>
          </table:table-cell>
          <table:table-cell office:value-type="float" office:value="657" calcext:value-type="float">
            <text:p>657</text:p>
          </table:table-cell>
          <table:table-cell table:formula="of:=[.H658]*100" office:value-type="float" office:value="0.38065024" calcext:value-type="float">
            <text:p>0.38065024</text:p>
          </table:table-cell>
          <table:table-cell table:formula="of:=100*[.F658]" office:value-type="float" office:value="0.535448" calcext:value-type="float">
            <text:p>0.535448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79.0229644775" calcext:value-type="float">
            <text:p>179.0229644775</text:p>
          </table:table-cell>
          <table:table-cell office:value-type="float" office:value="-0.1704284712" calcext:value-type="float">
            <text:p>-0.1704284712</text:p>
          </table:table-cell>
          <table:table-cell office:value-type="float" office:value="-0.3418393335" calcext:value-type="float">
            <text:p>-0.341839333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40543" calcext:value-type="float">
            <text:p>0.00540543</text:p>
          </table:table-cell>
          <table:table-cell office:value-type="float" office:value="0.00728661" calcext:value-type="float">
            <text:p>0.00728661</text:p>
          </table:table-cell>
          <table:table-cell office:value-type="float" office:value="0.0041400995" calcext:value-type="float">
            <text:p>0.0041400995</text:p>
          </table:table-cell>
          <table:table-cell office:value-type="float" office:value="658" calcext:value-type="float">
            <text:p>658</text:p>
          </table:table-cell>
          <table:table-cell table:formula="of:=[.H659]*100" office:value-type="float" office:value="0.41400995" calcext:value-type="float">
            <text:p>0.41400995</text:p>
          </table:table-cell>
          <table:table-cell table:formula="of:=100*[.F659]" office:value-type="float" office:value="0.540543" calcext:value-type="float">
            <text:p>0.540543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179.0065917969" calcext:value-type="float">
            <text:p>179.0065917969</text:p>
          </table:table-cell>
          <table:table-cell office:value-type="float" office:value="-0.1763819132" calcext:value-type="float">
            <text:p>-0.1763819132</text:p>
          </table:table-cell>
          <table:table-cell office:value-type="float" office:value="-0.3537649031" calcext:value-type="float">
            <text:p>-0.35376490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47905" calcext:value-type="float">
            <text:p>0.00547905</text:p>
          </table:table-cell>
          <table:table-cell office:value-type="float" office:value="0.00715756" calcext:value-type="float">
            <text:p>0.00715756</text:p>
          </table:table-cell>
          <table:table-cell office:value-type="float" office:value="0.0048532477" calcext:value-type="float">
            <text:p>0.0048532477</text:p>
          </table:table-cell>
          <table:table-cell office:value-type="float" office:value="659" calcext:value-type="float">
            <text:p>659</text:p>
          </table:table-cell>
          <table:table-cell table:formula="of:=[.H660]*100" office:value-type="float" office:value="0.48532477" calcext:value-type="float">
            <text:p>0.48532477</text:p>
          </table:table-cell>
          <table:table-cell table:formula="of:=100*[.F660]" office:value-type="float" office:value="0.547905" calcext:value-type="float">
            <text:p>0.5479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9.0154266357" calcext:value-type="float">
            <text:p>179.0154266357</text:p>
          </table:table-cell>
          <table:table-cell office:value-type="float" office:value="-0.2209733975" calcext:value-type="float">
            <text:p>-0.2209733975</text:p>
          </table:table-cell>
          <table:table-cell office:value-type="float" office:value="-0.4430108464" calcext:value-type="float">
            <text:p>-0.44301084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2526" calcext:value-type="float">
            <text:p>0.00582526</text:p>
          </table:table-cell>
          <table:table-cell office:value-type="float" office:value="0.0075152" calcext:value-type="float">
            <text:p>0.0075152</text:p>
          </table:table-cell>
          <table:table-cell office:value-type="float" office:value="0.0055731586" calcext:value-type="float">
            <text:p>0.0055731586</text:p>
          </table:table-cell>
          <table:table-cell office:value-type="float" office:value="660" calcext:value-type="float">
            <text:p>660</text:p>
          </table:table-cell>
          <table:table-cell table:formula="of:=[.H661]*100" office:value-type="float" office:value="0.55731586" calcext:value-type="float">
            <text:p>0.55731586</text:p>
          </table:table-cell>
          <table:table-cell table:formula="of:=100*[.F661]" office:value-type="float" office:value="0.582526" calcext:value-type="float">
            <text:p>0.582526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179.019744873" calcext:value-type="float">
            <text:p>179.019744873</text:p>
          </table:table-cell>
          <table:table-cell office:value-type="float" office:value="-0.3177993286" calcext:value-type="float">
            <text:p>-0.3177993286</text:p>
          </table:table-cell>
          <table:table-cell office:value-type="float" office:value="-0.6368460271" calcext:value-type="float">
            <text:p>-0.63684602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70117" calcext:value-type="float">
            <text:p>0.00670117</text:p>
          </table:table-cell>
          <table:table-cell office:value-type="float" office:value="0.00774035" calcext:value-type="float">
            <text:p>0.00774035</text:p>
          </table:table-cell>
          <table:table-cell office:value-type="float" office:value="0.0083845277" calcext:value-type="float">
            <text:p>0.0083845277</text:p>
          </table:table-cell>
          <table:table-cell office:value-type="float" office:value="661" calcext:value-type="float">
            <text:p>661</text:p>
          </table:table-cell>
          <table:table-cell table:formula="of:=[.H662]*100" office:value-type="float" office:value="0.83845277" calcext:value-type="float">
            <text:p>0.83845277</text:p>
          </table:table-cell>
          <table:table-cell table:formula="of:=100*[.F662]" office:value-type="float" office:value="0.670117" calcext:value-type="float">
            <text:p>0.67011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79.0072631836" calcext:value-type="float">
            <text:p>179.0072631836</text:p>
          </table:table-cell>
          <table:table-cell office:value-type="float" office:value="-0.3039922759" calcext:value-type="float">
            <text:p>-0.3039922759</text:p>
          </table:table-cell>
          <table:table-cell office:value-type="float" office:value="-0.6094370233" calcext:value-type="float">
            <text:p>-0.609437023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19261" calcext:value-type="float">
            <text:p>0.00719261</text:p>
          </table:table-cell>
          <table:table-cell office:value-type="float" office:value="0.00774035" calcext:value-type="float">
            <text:p>0.00774035</text:p>
          </table:table-cell>
          <table:table-cell office:value-type="float" office:value="0.0080303337" calcext:value-type="float">
            <text:p>0.0080303337</text:p>
          </table:table-cell>
          <table:table-cell office:value-type="float" office:value="662" calcext:value-type="float">
            <text:p>662</text:p>
          </table:table-cell>
          <table:table-cell table:formula="of:=[.H663]*100" office:value-type="float" office:value="0.80303337" calcext:value-type="float">
            <text:p>0.80303337</text:p>
          </table:table-cell>
          <table:table-cell table:formula="of:=100*[.F663]" office:value-type="float" office:value="0.719261" calcext:value-type="float">
            <text:p>0.719261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179.008895874" calcext:value-type="float">
            <text:p>179.008895874</text:p>
          </table:table-cell>
          <table:table-cell office:value-type="float" office:value="-0.3265659994" calcext:value-type="float">
            <text:p>-0.3265659994</text:p>
          </table:table-cell>
          <table:table-cell office:value-type="float" office:value="-0.6547298548" calcext:value-type="float">
            <text:p>-0.65472985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704" calcext:value-type="float">
            <text:p>0.0076704</text:p>
          </table:table-cell>
          <table:table-cell office:value-type="float" office:value="0.00829489" calcext:value-type="float">
            <text:p>0.00829489</text:p>
          </table:table-cell>
          <table:table-cell office:value-type="float" office:value="0.0084365914" calcext:value-type="float">
            <text:p>0.0084365914</text:p>
          </table:table-cell>
          <table:table-cell office:value-type="float" office:value="663" calcext:value-type="float">
            <text:p>663</text:p>
          </table:table-cell>
          <table:table-cell table:formula="of:=[.H664]*100" office:value-type="float" office:value="0.84365914" calcext:value-type="float">
            <text:p>0.84365914</text:p>
          </table:table-cell>
          <table:table-cell table:formula="of:=100*[.F664]" office:value-type="float" office:value="0.76704" calcext:value-type="float">
            <text:p>0.7670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9.0169677734" calcext:value-type="float">
            <text:p>179.0169677734</text:p>
          </table:table-cell>
          <table:table-cell office:value-type="float" office:value="-0.2621432304" calcext:value-type="float">
            <text:p>-0.2621432304</text:p>
          </table:table-cell>
          <table:table-cell office:value-type="float" office:value="-0.5259393238" calcext:value-type="float">
            <text:p>-0.52593932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55932" calcext:value-type="float">
            <text:p>0.00755932</text:p>
          </table:table-cell>
          <table:table-cell office:value-type="float" office:value="0.00879175" calcext:value-type="float">
            <text:p>0.00879175</text:p>
          </table:table-cell>
          <table:table-cell office:value-type="float" office:value="0.0066141945" calcext:value-type="float">
            <text:p>0.0066141945</text:p>
          </table:table-cell>
          <table:table-cell office:value-type="float" office:value="664" calcext:value-type="float">
            <text:p>664</text:p>
          </table:table-cell>
          <table:table-cell table:formula="of:=[.H665]*100" office:value-type="float" office:value="0.66141945" calcext:value-type="float">
            <text:p>0.66141945</text:p>
          </table:table-cell>
          <table:table-cell table:formula="of:=100*[.F665]" office:value-type="float" office:value="0.755932" calcext:value-type="float">
            <text:p>0.755932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179.0162353516" calcext:value-type="float">
            <text:p>179.0162353516</text:p>
          </table:table-cell>
          <table:table-cell office:value-type="float" office:value="-0.3367514947" calcext:value-type="float">
            <text:p>-0.3367514947</text:p>
          </table:table-cell>
          <table:table-cell office:value-type="float" office:value="-0.6752026753" calcext:value-type="float">
            <text:p>-0.67520267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98255" calcext:value-type="float">
            <text:p>0.00798255</text:p>
          </table:table-cell>
          <table:table-cell office:value-type="float" office:value="0.00954162" calcext:value-type="float">
            <text:p>0.00954162</text:p>
          </table:table-cell>
          <table:table-cell office:value-type="float" office:value="0.0095699628" calcext:value-type="float">
            <text:p>0.0095699628</text:p>
          </table:table-cell>
          <table:table-cell office:value-type="float" office:value="665" calcext:value-type="float">
            <text:p>665</text:p>
          </table:table-cell>
          <table:table-cell table:formula="of:=[.H666]*100" office:value-type="float" office:value="0.95699628" calcext:value-type="float">
            <text:p>0.95699628</text:p>
          </table:table-cell>
          <table:table-cell table:formula="of:=100*[.F666]" office:value-type="float" office:value="0.798255" calcext:value-type="float">
            <text:p>0.79825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79.0101318359" calcext:value-type="float">
            <text:p>179.0101318359</text:p>
          </table:table-cell>
          <table:table-cell office:value-type="float" office:value="-0.244929001" calcext:value-type="float">
            <text:p>-0.244929001</text:p>
          </table:table-cell>
          <table:table-cell office:value-type="float" office:value="-0.4915716686" calcext:value-type="float">
            <text:p>-0.49157166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5253" calcext:value-type="float">
            <text:p>0.00765253</text:p>
          </table:table-cell>
          <table:table-cell office:value-type="float" office:value="0.00954162" calcext:value-type="float">
            <text:p>0.00954162</text:p>
          </table:table-cell>
          <table:table-cell office:value-type="float" office:value="0.0058711925" calcext:value-type="float">
            <text:p>0.0058711925</text:p>
          </table:table-cell>
          <table:table-cell office:value-type="float" office:value="666" calcext:value-type="float">
            <text:p>666</text:p>
          </table:table-cell>
          <table:table-cell table:formula="of:=[.H667]*100" office:value-type="float" office:value="0.58711925" calcext:value-type="float">
            <text:p>0.58711925</text:p>
          </table:table-cell>
          <table:table-cell table:formula="of:=100*[.F667]" office:value-type="float" office:value="0.765253" calcext:value-type="float">
            <text:p>0.765253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179.0191345215" calcext:value-type="float">
            <text:p>179.0191345215</text:p>
          </table:table-cell>
          <table:table-cell office:value-type="float" office:value="-0.2439249495" calcext:value-type="float">
            <text:p>-0.2439249495</text:p>
          </table:table-cell>
          <table:table-cell office:value-type="float" office:value="-0.4894800828" calcext:value-type="float">
            <text:p>-0.489480082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.01018411" calcext:value-type="float">
            <text:p>0.01018411</text:p>
          </table:table-cell>
          <table:table-cell office:value-type="float" office:value="0.0071055239" calcext:value-type="float">
            <text:p>0.0071055239</text:p>
          </table:table-cell>
          <table:table-cell office:value-type="float" office:value="667" calcext:value-type="float">
            <text:p>667</text:p>
          </table:table-cell>
          <table:table-cell table:formula="of:=[.H668]*100" office:value-type="float" office:value="0.71055239" calcext:value-type="float">
            <text:p>0.71055239</text:p>
          </table:table-cell>
          <table:table-cell table:formula="of:=100*[.F668]" office:value-type="float" office:value="0.7426" calcext:value-type="float">
            <text:p>0.7426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9.0140991211" calcext:value-type="float">
            <text:p>179.0140991211</text:p>
          </table:table-cell>
          <table:table-cell office:value-type="float" office:value="-0.1699134642" calcext:value-type="float">
            <text:p>-0.1699134642</text:p>
          </table:table-cell>
          <table:table-cell office:value-type="float" office:value="-0.3413265127" calcext:value-type="float">
            <text:p>-0.34132651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78186" calcext:value-type="float">
            <text:p>0.00678186</text:p>
          </table:table-cell>
          <table:table-cell office:value-type="float" office:value="0.01108344" calcext:value-type="float">
            <text:p>0.01108344</text:p>
          </table:table-cell>
          <table:table-cell office:value-type="float" office:value="0.0049472313" calcext:value-type="float">
            <text:p>0.0049472313</text:p>
          </table:table-cell>
          <table:table-cell office:value-type="float" office:value="668" calcext:value-type="float">
            <text:p>668</text:p>
          </table:table-cell>
          <table:table-cell table:formula="of:=[.H669]*100" office:value-type="float" office:value="0.49472313" calcext:value-type="float">
            <text:p>0.49472313</text:p>
          </table:table-cell>
          <table:table-cell table:formula="of:=100*[.F669]" office:value-type="float" office:value="0.678186" calcext:value-type="float">
            <text:p>0.678186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179.0015716553" calcext:value-type="float">
            <text:p>179.0015716553</text:p>
          </table:table-cell>
          <table:table-cell office:value-type="float" office:value="-0.1427157712" calcext:value-type="float">
            <text:p>-0.1427157712</text:p>
          </table:table-cell>
          <table:table-cell office:value-type="float" office:value="-0.2867429575" calcext:value-type="float">
            <text:p>-0.286742957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7154" calcext:value-type="float">
            <text:p>0.00617154</text:p>
          </table:table-cell>
          <table:table-cell office:value-type="float" office:value="0.01174872" calcext:value-type="float">
            <text:p>0.01174872</text:p>
          </table:table-cell>
          <table:table-cell office:value-type="float" office:value="0.0036555025" calcext:value-type="float">
            <text:p>0.0036555025</text:p>
          </table:table-cell>
          <table:table-cell office:value-type="float" office:value="669" calcext:value-type="float">
            <text:p>669</text:p>
          </table:table-cell>
          <table:table-cell table:formula="of:=[.H670]*100" office:value-type="float" office:value="0.36555025" calcext:value-type="float">
            <text:p>0.36555025</text:p>
          </table:table-cell>
          <table:table-cell table:formula="of:=100*[.F670]" office:value-type="float" office:value="0.617154" calcext:value-type="float">
            <text:p>0.61715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78.9943695068" calcext:value-type="float">
            <text:p>178.9943695068</text:p>
          </table:table-cell>
          <table:table-cell office:value-type="float" office:value="-0.220132997" calcext:value-type="float">
            <text:p>-0.220132997</text:p>
          </table:table-cell>
          <table:table-cell office:value-type="float" office:value="-0.4415022703" calcext:value-type="float">
            <text:p>-0.441502270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28094" calcext:value-type="float">
            <text:p>0.00628094</text:p>
          </table:table-cell>
          <table:table-cell office:value-type="float" office:value="0.01272523" calcext:value-type="float">
            <text:p>0.01272523</text:p>
          </table:table-cell>
          <table:table-cell office:value-type="float" office:value="0.0055799115" calcext:value-type="float">
            <text:p>0.0055799115</text:p>
          </table:table-cell>
          <table:table-cell office:value-type="float" office:value="670" calcext:value-type="float">
            <text:p>670</text:p>
          </table:table-cell>
          <table:table-cell table:formula="of:=[.H671]*100" office:value-type="float" office:value="0.55799115" calcext:value-type="float">
            <text:p>0.55799115</text:p>
          </table:table-cell>
          <table:table-cell table:formula="of:=100*[.F671]" office:value-type="float" office:value="0.628094" calcext:value-type="float">
            <text:p>0.628094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178.9739227295" calcext:value-type="float">
            <text:p>178.9739227295</text:p>
          </table:table-cell>
          <table:table-cell office:value-type="float" office:value="-0.1339567564" calcext:value-type="float">
            <text:p>-0.1339567564</text:p>
          </table:table-cell>
          <table:table-cell office:value-type="float" office:value="-0.2690909821" calcext:value-type="float">
            <text:p>-0.269090982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77949" calcext:value-type="float">
            <text:p>0.00577949</text:p>
          </table:table-cell>
          <table:table-cell office:value-type="float" office:value="0.01327969" calcext:value-type="float">
            <text:p>0.01327969</text:p>
          </table:table-cell>
          <table:table-cell office:value-type="float" office:value="0.004392661" calcext:value-type="float">
            <text:p>0.004392661</text:p>
          </table:table-cell>
          <table:table-cell office:value-type="float" office:value="671" calcext:value-type="float">
            <text:p>671</text:p>
          </table:table-cell>
          <table:table-cell table:formula="of:=[.H672]*100" office:value-type="float" office:value="0.4392661" calcext:value-type="float">
            <text:p>0.4392661</text:p>
          </table:table-cell>
          <table:table-cell table:formula="of:=100*[.F672]" office:value-type="float" office:value="0.577949" calcext:value-type="float">
            <text:p>0.577949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8.9623718262" calcext:value-type="float">
            <text:p>178.9623718262</text:p>
          </table:table-cell>
          <table:table-cell office:value-type="float" office:value="-0.1622617818" calcext:value-type="float">
            <text:p>-0.1622617818</text:p>
          </table:table-cell>
          <table:table-cell office:value-type="float" office:value="-0.3256040091" calcext:value-type="float">
            <text:p>-0.32560400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63411" calcext:value-type="float">
            <text:p>0.00563411</text:p>
          </table:table-cell>
          <table:table-cell office:value-type="float" office:value="0.01327969" calcext:value-type="float">
            <text:p>0.01327969</text:p>
          </table:table-cell>
          <table:table-cell office:value-type="float" office:value="0.003919345" calcext:value-type="float">
            <text:p>0.003919345</text:p>
          </table:table-cell>
          <table:table-cell office:value-type="float" office:value="672" calcext:value-type="float">
            <text:p>672</text:p>
          </table:table-cell>
          <table:table-cell table:formula="of:=[.H673]*100" office:value-type="float" office:value="0.3919345" calcext:value-type="float">
            <text:p>0.3919345</text:p>
          </table:table-cell>
          <table:table-cell table:formula="of:=100*[.F673]" office:value-type="float" office:value="0.563411" calcext:value-type="float">
            <text:p>0.563411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178.9420166016" calcext:value-type="float">
            <text:p>178.9420166016</text:p>
          </table:table-cell>
          <table:table-cell office:value-type="float" office:value="-0.1354920769" calcext:value-type="float">
            <text:p>-0.1354920769</text:p>
          </table:table-cell>
          <table:table-cell office:value-type="float" office:value="-0.2720015054" calcext:value-type="float">
            <text:p>-0.272001505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35887" calcext:value-type="float">
            <text:p>0.00535887</text:p>
          </table:table-cell>
          <table:table-cell office:value-type="float" office:value="0.0142478" calcext:value-type="float">
            <text:p>0.0142478</text:p>
          </table:table-cell>
          <table:table-cell office:value-type="float" office:value="0.0047803287" calcext:value-type="float">
            <text:p>0.0047803287</text:p>
          </table:table-cell>
          <table:table-cell office:value-type="float" office:value="673" calcext:value-type="float">
            <text:p>673</text:p>
          </table:table-cell>
          <table:table-cell table:formula="of:=[.H674]*100" office:value-type="float" office:value="0.47803287" calcext:value-type="float">
            <text:p>0.47803287</text:p>
          </table:table-cell>
          <table:table-cell table:formula="of:=100*[.F674]" office:value-type="float" office:value="0.535887" calcext:value-type="float">
            <text:p>0.53588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78.9335784912" calcext:value-type="float">
            <text:p>178.9335784912</text:p>
          </table:table-cell>
          <table:table-cell office:value-type="float" office:value="-0.1328017794" calcext:value-type="float">
            <text:p>-0.1328017794</text:p>
          </table:table-cell>
          <table:table-cell office:value-type="float" office:value="-0.2665494326" calcext:value-type="float">
            <text:p>-0.26654943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15759" calcext:value-type="float">
            <text:p>0.00515759</text:p>
          </table:table-cell>
          <table:table-cell office:value-type="float" office:value="0.01460545" calcext:value-type="float">
            <text:p>0.01460545</text:p>
          </table:table-cell>
          <table:table-cell office:value-type="float" office:value="0.0062964325" calcext:value-type="float">
            <text:p>0.0062964325</text:p>
          </table:table-cell>
          <table:table-cell office:value-type="float" office:value="674" calcext:value-type="float">
            <text:p>674</text:p>
          </table:table-cell>
          <table:table-cell table:formula="of:=[.H675]*100" office:value-type="float" office:value="0.62964325" calcext:value-type="float">
            <text:p>0.62964325</text:p>
          </table:table-cell>
          <table:table-cell table:formula="of:=100*[.F675]" office:value-type="float" office:value="0.515759" calcext:value-type="float">
            <text:p>0.515759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178.9239807129" calcext:value-type="float">
            <text:p>178.9239807129</text:p>
          </table:table-cell>
          <table:table-cell office:value-type="float" office:value="-0.2094761776" calcext:value-type="float">
            <text:p>-0.2094761776</text:p>
          </table:table-cell>
          <table:table-cell office:value-type="float" office:value="-0.4199245764" calcext:value-type="float">
            <text:p>-0.41992457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53452" calcext:value-type="float">
            <text:p>0.00553452</text:p>
          </table:table-cell>
          <table:table-cell office:value-type="float" office:value="0.01547573" calcext:value-type="float">
            <text:p>0.01547573</text:p>
          </table:table-cell>
          <table:table-cell office:value-type="float" office:value="0.0088227057" calcext:value-type="float">
            <text:p>0.0088227057</text:p>
          </table:table-cell>
          <table:table-cell office:value-type="float" office:value="675" calcext:value-type="float">
            <text:p>675</text:p>
          </table:table-cell>
          <table:table-cell table:formula="of:=[.H676]*100" office:value-type="float" office:value="0.88227057" calcext:value-type="float">
            <text:p>0.88227057</text:p>
          </table:table-cell>
          <table:table-cell table:formula="of:=100*[.F676]" office:value-type="float" office:value="0.553452" calcext:value-type="float">
            <text:p>0.553452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8.9133758545" calcext:value-type="float">
            <text:p>178.9133758545</text:p>
          </table:table-cell>
          <table:table-cell office:value-type="float" office:value="-0.3055180862" calcext:value-type="float">
            <text:p>-0.3055180862</text:p>
          </table:table-cell>
          <table:table-cell office:value-type="float" office:value="-0.6121986025" calcext:value-type="float">
            <text:p>-0.612198602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42565" calcext:value-type="float">
            <text:p>0.00642565</text:p>
          </table:table-cell>
          <table:table-cell office:value-type="float" office:value="0.01547573" calcext:value-type="float">
            <text:p>0.01547573</text:p>
          </table:table-cell>
          <table:table-cell office:value-type="float" office:value="0.0089026689" calcext:value-type="float">
            <text:p>0.0089026689</text:p>
          </table:table-cell>
          <table:table-cell office:value-type="float" office:value="676" calcext:value-type="float">
            <text:p>676</text:p>
          </table:table-cell>
          <table:table-cell table:formula="of:=[.H677]*100" office:value-type="float" office:value="0.89026689" calcext:value-type="float">
            <text:p>0.89026689</text:p>
          </table:table-cell>
          <table:table-cell table:formula="of:=100*[.F677]" office:value-type="float" office:value="0.642565" calcext:value-type="float">
            <text:p>0.642565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178.8963165283" calcext:value-type="float">
            <text:p>178.8963165283</text:p>
          </table:table-cell>
          <table:table-cell office:value-type="float" office:value="-0.3370523023" calcext:value-type="float">
            <text:p>-0.3370523023</text:p>
          </table:table-cell>
          <table:table-cell office:value-type="float" office:value="-0.6755212686" calcext:value-type="float">
            <text:p>-0.67552126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22941" calcext:value-type="float">
            <text:p>0.00722941</text:p>
          </table:table-cell>
          <table:table-cell office:value-type="float" office:value="0.01557539" calcext:value-type="float">
            <text:p>0.01557539</text:p>
          </table:table-cell>
          <table:table-cell office:value-type="float" office:value="0.0114827886" calcext:value-type="float">
            <text:p>0.0114827886</text:p>
          </table:table-cell>
          <table:table-cell office:value-type="float" office:value="677" calcext:value-type="float">
            <text:p>677</text:p>
          </table:table-cell>
          <table:table-cell table:formula="of:=[.H678]*100" office:value-type="float" office:value="1.14827886" calcext:value-type="float">
            <text:p>1.14827886</text:p>
          </table:table-cell>
          <table:table-cell table:formula="of:=100*[.F678]" office:value-type="float" office:value="0.722941" calcext:value-type="float">
            <text:p>0.722941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78.8754882812" calcext:value-type="float">
            <text:p>178.8754882812</text:p>
          </table:table-cell>
          <table:table-cell office:value-type="float" office:value="-0.3540310629" calcext:value-type="float">
            <text:p>-0.3540310629</text:p>
          </table:table-cell>
          <table:table-cell office:value-type="float" office:value="-0.7096966348" calcext:value-type="float">
            <text:p>-0.70969663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7795" calcext:value-type="float">
            <text:p>0.00787795</text:p>
          </table:table-cell>
          <table:table-cell office:value-type="float" office:value="0.01626988" calcext:value-type="float">
            <text:p>0.01626988</text:p>
          </table:table-cell>
          <table:table-cell office:value-type="float" office:value="0.0115057959" calcext:value-type="float">
            <text:p>0.0115057959</text:p>
          </table:table-cell>
          <table:table-cell office:value-type="float" office:value="678" calcext:value-type="float">
            <text:p>678</text:p>
          </table:table-cell>
          <table:table-cell table:formula="of:=[.H679]*100" office:value-type="float" office:value="1.15057959" calcext:value-type="float">
            <text:p>1.15057959</text:p>
          </table:table-cell>
          <table:table-cell table:formula="of:=100*[.F679]" office:value-type="float" office:value="0.787795" calcext:value-type="float">
            <text:p>0.787795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178.8582611084" calcext:value-type="float">
            <text:p>178.8582611084</text:p>
          </table:table-cell>
          <table:table-cell office:value-type="float" office:value="-0.460579214" calcext:value-type="float">
            <text:p>-0.460579214</text:p>
          </table:table-cell>
          <table:table-cell office:value-type="float" office:value="-0.9230615318" calcext:value-type="float">
            <text:p>-0.92306153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02004" calcext:value-type="float">
            <text:p>0.00902004</text:p>
          </table:table-cell>
          <table:table-cell office:value-type="float" office:value="0.01610591" calcext:value-type="float">
            <text:p>0.01610591</text:p>
          </table:table-cell>
          <table:table-cell office:value-type="float" office:value="0.0142197301" calcext:value-type="float">
            <text:p>0.0142197301</text:p>
          </table:table-cell>
          <table:table-cell office:value-type="float" office:value="679" calcext:value-type="float">
            <text:p>679</text:p>
          </table:table-cell>
          <table:table-cell table:formula="of:=[.H680]*100" office:value-type="float" office:value="1.42197301" calcext:value-type="float">
            <text:p>1.42197301</text:p>
          </table:table-cell>
          <table:table-cell table:formula="of:=100*[.F680]" office:value-type="float" office:value="0.902004" calcext:value-type="float">
            <text:p>0.9020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8.8561248779" calcext:value-type="float">
            <text:p>178.8561248779</text:p>
          </table:table-cell>
          <table:table-cell office:value-type="float" office:value="-0.5004413482" calcext:value-type="float">
            <text:p>-0.5004413482</text:p>
          </table:table-cell>
          <table:table-cell office:value-type="float" office:value="-1.0031110758" calcext:value-type="float">
            <text:p>-1.003111075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04646" calcext:value-type="float">
            <text:p>0.01004646</text:p>
          </table:table-cell>
          <table:table-cell office:value-type="float" office:value="0.01610591" calcext:value-type="float">
            <text:p>0.01610591</text:p>
          </table:table-cell>
          <table:table-cell office:value-type="float" office:value="0.0154943193" calcext:value-type="float">
            <text:p>0.0154943193</text:p>
          </table:table-cell>
          <table:table-cell office:value-type="float" office:value="680" calcext:value-type="float">
            <text:p>680</text:p>
          </table:table-cell>
          <table:table-cell table:formula="of:=[.H681]*100" office:value-type="float" office:value="1.54943193" calcext:value-type="float">
            <text:p>1.54943193</text:p>
          </table:table-cell>
          <table:table-cell table:formula="of:=100*[.F681]" office:value-type="float" office:value="1.004646" calcext:value-type="float">
            <text:p>1.004646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178.8571929932" calcext:value-type="float">
            <text:p>178.8571929932</text:p>
          </table:table-cell>
          <table:table-cell office:value-type="float" office:value="-0.5264328435" calcext:value-type="float">
            <text:p>-0.5264328435</text:p>
          </table:table-cell>
          <table:table-cell office:value-type="float" office:value="-1.0553765676" calcext:value-type="float">
            <text:p>-1.05537656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90338" calcext:value-type="float">
            <text:p>0.01090338</text:p>
          </table:table-cell>
          <table:table-cell office:value-type="float" office:value="0.01657754" calcext:value-type="float">
            <text:p>0.01657754</text:p>
          </table:table-cell>
          <table:table-cell office:value-type="float" office:value="0.0165387963" calcext:value-type="float">
            <text:p>0.0165387963</text:p>
          </table:table-cell>
          <table:table-cell office:value-type="float" office:value="681" calcext:value-type="float">
            <text:p>681</text:p>
          </table:table-cell>
          <table:table-cell table:formula="of:=[.H682]*100" office:value-type="float" office:value="1.65387963" calcext:value-type="float">
            <text:p>1.65387963</text:p>
          </table:table-cell>
          <table:table-cell table:formula="of:=100*[.F682]" office:value-type="float" office:value="1.090338" calcext:value-type="float">
            <text:p>1.090338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78.8465576172" calcext:value-type="float">
            <text:p>178.8465576172</text:p>
          </table:table-cell>
          <table:table-cell office:value-type="float" office:value="-0.5518427492" calcext:value-type="float">
            <text:p>-0.5518427492</text:p>
          </table:table-cell>
          <table:table-cell office:value-type="float" office:value="-1.1064359407" calcext:value-type="float">
            <text:p>-1.106435940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64353" calcext:value-type="float">
            <text:p>0.01164353</text:p>
          </table:table-cell>
          <table:table-cell office:value-type="float" office:value="0.01617948" calcext:value-type="float">
            <text:p>0.01617948</text:p>
          </table:table-cell>
          <table:table-cell office:value-type="float" office:value="0.0155566442" calcext:value-type="float">
            <text:p>0.0155566442</text:p>
          </table:table-cell>
          <table:table-cell office:value-type="float" office:value="682" calcext:value-type="float">
            <text:p>682</text:p>
          </table:table-cell>
          <table:table-cell table:formula="of:=[.H683]*100" office:value-type="float" office:value="1.55566442" calcext:value-type="float">
            <text:p>1.55566442</text:p>
          </table:table-cell>
          <table:table-cell table:formula="of:=100*[.F683]" office:value-type="float" office:value="1.164353" calcext:value-type="float">
            <text:p>1.164353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178.8386230469" calcext:value-type="float">
            <text:p>178.8386230469</text:p>
          </table:table-cell>
          <table:table-cell office:value-type="float" office:value="-0.6263961318" calcext:value-type="float">
            <text:p>-0.6263961318</text:p>
          </table:table-cell>
          <table:table-cell office:value-type="float" office:value="-1.2558022104" calcext:value-type="float">
            <text:p>-1.25580221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63341" calcext:value-type="float">
            <text:p>0.01263341</text:p>
          </table:table-cell>
          <table:table-cell office:value-type="float" office:value="0.01642016" calcext:value-type="float">
            <text:p>0.01642016</text:p>
          </table:table-cell>
          <table:table-cell office:value-type="float" office:value="0.0168182144" calcext:value-type="float">
            <text:p>0.0168182144</text:p>
          </table:table-cell>
          <table:table-cell office:value-type="float" office:value="683" calcext:value-type="float">
            <text:p>683</text:p>
          </table:table-cell>
          <table:table-cell table:formula="of:=[.H684]*100" office:value-type="float" office:value="1.68182144" calcext:value-type="float">
            <text:p>1.68182144</text:p>
          </table:table-cell>
          <table:table-cell table:formula="of:=100*[.F684]" office:value-type="float" office:value="1.263341" calcext:value-type="float">
            <text:p>1.263341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8.8249969482" calcext:value-type="float">
            <text:p>178.8249969482</text:p>
          </table:table-cell>
          <table:table-cell office:value-type="float" office:value="-0.5976528421" calcext:value-type="float">
            <text:p>-0.5976528421</text:p>
          </table:table-cell>
          <table:table-cell office:value-type="float" office:value="-1.198534285" calcext:value-type="float">
            <text:p>-1.19853428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310123" calcext:value-type="float">
            <text:p>0.01310123</text:p>
          </table:table-cell>
          <table:table-cell office:value-type="float" office:value="0.01587063" calcext:value-type="float">
            <text:p>0.01587063</text:p>
          </table:table-cell>
          <table:table-cell office:value-type="float" office:value="0.0156371402" calcext:value-type="float">
            <text:p>0.0156371402</text:p>
          </table:table-cell>
          <table:table-cell office:value-type="float" office:value="684" calcext:value-type="float">
            <text:p>684</text:p>
          </table:table-cell>
          <table:table-cell table:formula="of:=[.H685]*100" office:value-type="float" office:value="1.56371402" calcext:value-type="float">
            <text:p>1.56371402</text:p>
          </table:table-cell>
          <table:table-cell table:formula="of:=100*[.F685]" office:value-type="float" office:value="1.310123" calcext:value-type="float">
            <text:p>1.310123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178.8251647949" calcext:value-type="float">
            <text:p>178.8251647949</text:p>
          </table:table-cell>
          <table:table-cell office:value-type="float" office:value="-0.6576983028" calcext:value-type="float">
            <text:p>-0.6576983028</text:p>
          </table:table-cell>
          <table:table-cell office:value-type="float" office:value="-1.3188021459" calcext:value-type="float">
            <text:p>-1.318802145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381301" calcext:value-type="float">
            <text:p>0.01381301</text:p>
          </table:table-cell>
          <table:table-cell office:value-type="float" office:value="0.01587063" calcext:value-type="float">
            <text:p>0.01587063</text:p>
          </table:table-cell>
          <table:table-cell office:value-type="float" office:value="0.0169141752" calcext:value-type="float">
            <text:p>0.0169141752</text:p>
          </table:table-cell>
          <table:table-cell office:value-type="float" office:value="685" calcext:value-type="float">
            <text:p>685</text:p>
          </table:table-cell>
          <table:table-cell table:formula="of:=[.H686]*100" office:value-type="float" office:value="1.69141752" calcext:value-type="float">
            <text:p>1.69141752</text:p>
          </table:table-cell>
          <table:table-cell table:formula="of:=100*[.F686]" office:value-type="float" office:value="1.381301" calcext:value-type="float">
            <text:p>1.381301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78.8360290527" calcext:value-type="float">
            <text:p>178.8360290527</text:p>
          </table:table-cell>
          <table:table-cell office:value-type="float" office:value="-0.7033177666" calcext:value-type="float">
            <text:p>-0.7033177666</text:p>
          </table:table-cell>
          <table:table-cell office:value-type="float" office:value="-1.4102645645" calcext:value-type="float">
            <text:p>-1.41026456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59117" calcext:value-type="float">
            <text:p>0.01459117</text:p>
          </table:table-cell>
          <table:table-cell office:value-type="float" office:value="0.01591139" calcext:value-type="float">
            <text:p>0.01591139</text:p>
          </table:table-cell>
          <table:table-cell office:value-type="float" office:value="0.01976579" calcext:value-type="float">
            <text:p>0.01976579</text:p>
          </table:table-cell>
          <table:table-cell office:value-type="float" office:value="686" calcext:value-type="float">
            <text:p>686</text:p>
          </table:table-cell>
          <table:table-cell table:formula="of:=[.H687]*100" office:value-type="float" office:value="1.976579" calcext:value-type="float">
            <text:p>1.976579</text:p>
          </table:table-cell>
          <table:table-cell table:formula="of:=100*[.F687]" office:value-type="float" office:value="1.459117" calcext:value-type="float">
            <text:p>1.459117</text:p>
          </table:table-cell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178.8517150879" calcext:value-type="float">
            <text:p>178.8517150879</text:p>
          </table:table-cell>
          <table:table-cell office:value-type="float" office:value="-0.9272818407" calcext:value-type="float">
            <text:p>-0.9272818407</text:p>
          </table:table-cell>
          <table:table-cell office:value-type="float" office:value="-1.8586110764" calcext:value-type="float">
            <text:p>-1.85861107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66021" calcext:value-type="float">
            <text:p>0.0166021</text:p>
          </table:table-cell>
          <table:table-cell office:value-type="float" office:value="0.01531725" calcext:value-type="float">
            <text:p>0.01531725</text:p>
          </table:table-cell>
          <table:table-cell office:value-type="float" office:value="0.0264763862" calcext:value-type="float">
            <text:p>0.0264763862</text:p>
          </table:table-cell>
          <table:table-cell office:value-type="float" office:value="687" calcext:value-type="float">
            <text:p>687</text:p>
          </table:table-cell>
          <table:table-cell table:formula="of:=[.H688]*100" office:value-type="float" office:value="2.64763862" calcext:value-type="float">
            <text:p>2.64763862</text:p>
          </table:table-cell>
          <table:table-cell table:formula="of:=100*[.F688]" office:value-type="float" office:value="1.66021" calcext:value-type="float">
            <text:p>1.6602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8.8505401611" calcext:value-type="float">
            <text:p>178.8505401611</text:p>
          </table:table-cell>
          <table:table-cell office:value-type="float" office:value="-0.9987731564" calcext:value-type="float">
            <text:p>-0.9987731564</text:p>
          </table:table-cell>
          <table:table-cell office:value-type="float" office:value="-2.0021677416" calcext:value-type="float">
            <text:p>-2.00216774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841806" calcext:value-type="float">
            <text:p>0.01841806</text:p>
          </table:table-cell>
          <table:table-cell office:value-type="float" office:value="0.01531725" calcext:value-type="float">
            <text:p>0.01531725</text:p>
          </table:table-cell>
          <table:table-cell office:value-type="float" office:value="0.0274907716" calcext:value-type="float">
            <text:p>0.0274907716</text:p>
          </table:table-cell>
          <table:table-cell office:value-type="float" office:value="688" calcext:value-type="float">
            <text:p>688</text:p>
          </table:table-cell>
          <table:table-cell table:formula="of:=[.H689]*100" office:value-type="float" office:value="2.74907716" calcext:value-type="float">
            <text:p>2.74907716</text:p>
          </table:table-cell>
          <table:table-cell table:formula="of:=100*[.F689]" office:value-type="float" office:value="1.841806" calcext:value-type="float">
            <text:p>1.841806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178.8376464844" calcext:value-type="float">
            <text:p>178.8376464844</text:p>
          </table:table-cell>
          <table:table-cell office:value-type="float" office:value="-1.0636430745" calcext:value-type="float">
            <text:p>-1.0636430745</text:p>
          </table:table-cell>
          <table:table-cell office:value-type="float" office:value="-2.1324262638" calcext:value-type="float">
            <text:p>-2.13242626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006001" calcext:value-type="float">
            <text:p>0.02006001</text:p>
          </table:table-cell>
          <table:table-cell office:value-type="float" office:value="0.01472462" calcext:value-type="float">
            <text:p>0.01472462</text:p>
          </table:table-cell>
          <table:table-cell office:value-type="float" office:value="0.0287476633" calcext:value-type="float">
            <text:p>0.0287476633</text:p>
          </table:table-cell>
          <table:table-cell office:value-type="float" office:value="689" calcext:value-type="float">
            <text:p>689</text:p>
          </table:table-cell>
          <table:table-cell table:formula="of:=[.H690]*100" office:value-type="float" office:value="2.87476633" calcext:value-type="float">
            <text:p>2.87476633</text:p>
          </table:table-cell>
          <table:table-cell table:formula="of:=100*[.F690]" office:value-type="float" office:value="2.006001" calcext:value-type="float">
            <text:p>2.00600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78.864364624" calcext:value-type="float">
            <text:p>178.864364624</text:p>
          </table:table-cell>
          <table:table-cell office:value-type="float" office:value="-1.1798124605" calcext:value-type="float">
            <text:p>-1.1798124605</text:p>
          </table:table-cell>
          <table:table-cell office:value-type="float" office:value="-2.3652915176" calcext:value-type="float">
            <text:p>-2.36529151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192794" calcext:value-type="float">
            <text:p>0.02192794</text:p>
          </table:table-cell>
          <table:table-cell office:value-type="float" office:value="0.01472462" calcext:value-type="float">
            <text:p>0.01472462</text:p>
          </table:table-cell>
          <table:table-cell office:value-type="float" office:value="0.0323062809" calcext:value-type="float">
            <text:p>0.0323062809</text:p>
          </table:table-cell>
          <table:table-cell office:value-type="float" office:value="690" calcext:value-type="float">
            <text:p>690</text:p>
          </table:table-cell>
          <table:table-cell table:formula="of:=[.H691]*100" office:value-type="float" office:value="3.23062809" calcext:value-type="float">
            <text:p>3.23062809</text:p>
          </table:table-cell>
          <table:table-cell table:formula="of:=100*[.F691]" office:value-type="float" office:value="2.192794" calcext:value-type="float">
            <text:p>2.192794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178.8835449219" calcext:value-type="float">
            <text:p>178.8835449219</text:p>
          </table:table-cell>
          <table:table-cell office:value-type="float" office:value="-1.1993409654" calcext:value-type="float">
            <text:p>-1.1993409654</text:p>
          </table:table-cell>
          <table:table-cell office:value-type="float" office:value="-2.4048348755" calcext:value-type="float">
            <text:p>-2.40483487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330233" calcext:value-type="float">
            <text:p>0.02330233</text:p>
          </table:table-cell>
          <table:table-cell office:value-type="float" office:value="0.01464222" calcext:value-type="float">
            <text:p>0.01464222</text:p>
          </table:table-cell>
          <table:table-cell office:value-type="float" office:value="0.0327930662" calcext:value-type="float">
            <text:p>0.0327930662</text:p>
          </table:table-cell>
          <table:table-cell office:value-type="float" office:value="691" calcext:value-type="float">
            <text:p>691</text:p>
          </table:table-cell>
          <table:table-cell table:formula="of:=[.H692]*100" office:value-type="float" office:value="3.27930662" calcext:value-type="float">
            <text:p>3.27930662</text:p>
          </table:table-cell>
          <table:table-cell table:formula="of:=100*[.F692]" office:value-type="float" office:value="2.330233" calcext:value-type="float">
            <text:p>2.33023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8.9182739258" calcext:value-type="float">
            <text:p>178.9182739258</text:p>
          </table:table-cell>
          <table:table-cell office:value-type="float" office:value="-1.1694992286" calcext:value-type="float">
            <text:p>-1.1694992286</text:p>
          </table:table-cell>
          <table:table-cell office:value-type="float" office:value="-2.3454650539" calcext:value-type="float">
            <text:p>-2.345465053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401895" calcext:value-type="float">
            <text:p>0.02401895</text:p>
          </table:table-cell>
          <table:table-cell office:value-type="float" office:value="0.01436295" calcext:value-type="float">
            <text:p>0.01436295</text:p>
          </table:table-cell>
          <table:table-cell office:value-type="float" office:value="0.0289048265" calcext:value-type="float">
            <text:p>0.0289048265</text:p>
          </table:table-cell>
          <table:table-cell office:value-type="float" office:value="692" calcext:value-type="float">
            <text:p>692</text:p>
          </table:table-cell>
          <table:table-cell table:formula="of:=[.H693]*100" office:value-type="float" office:value="2.89048265" calcext:value-type="float">
            <text:p>2.89048265</text:p>
          </table:table-cell>
          <table:table-cell table:formula="of:=100*[.F693]" office:value-type="float" office:value="2.401895" calcext:value-type="float">
            <text:p>2.401895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178.9499816895" calcext:value-type="float">
            <text:p>178.9499816895</text:p>
          </table:table-cell>
          <table:table-cell office:value-type="float" office:value="-1.0392016313" calcext:value-type="float">
            <text:p>-1.0392016313</text:p>
          </table:table-cell>
          <table:table-cell office:value-type="float" office:value="-2.0849187007" calcext:value-type="float">
            <text:p>-2.084918700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362794" calcext:value-type="float">
            <text:p>0.02362794</text:p>
          </table:table-cell>
          <table:table-cell office:value-type="float" office:value="0.01436295" calcext:value-type="float">
            <text:p>0.01436295</text:p>
          </table:table-cell>
          <table:table-cell office:value-type="float" office:value="0.0221801015" calcext:value-type="float">
            <text:p>0.0221801015</text:p>
          </table:table-cell>
          <table:table-cell office:value-type="float" office:value="693" calcext:value-type="float">
            <text:p>693</text:p>
          </table:table-cell>
          <table:table-cell table:formula="of:=[.H694]*100" office:value-type="float" office:value="2.21801015" calcext:value-type="float">
            <text:p>2.21801015</text:p>
          </table:table-cell>
          <table:table-cell table:formula="of:=100*[.F694]" office:value-type="float" office:value="2.362794" calcext:value-type="float">
            <text:p>2.362794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78.9664459229" calcext:value-type="float">
            <text:p>178.9664459229</text:p>
          </table:table-cell>
          <table:table-cell office:value-type="float" office:value="-0.9931521951" calcext:value-type="float">
            <text:p>-0.9931521951</text:p>
          </table:table-cell>
          <table:table-cell office:value-type="float" office:value="-1.9926760736" calcext:value-type="float">
            <text:p>-1.99267607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306059" calcext:value-type="float">
            <text:p>0.02306059</text:p>
          </table:table-cell>
          <table:table-cell office:value-type="float" office:value="0.01454493" calcext:value-type="float">
            <text:p>0.01454493</text:p>
          </table:table-cell>
          <table:table-cell office:value-type="float" office:value="0.0188993593" calcext:value-type="float">
            <text:p>0.0188993593</text:p>
          </table:table-cell>
          <table:table-cell office:value-type="float" office:value="694" calcext:value-type="float">
            <text:p>694</text:p>
          </table:table-cell>
          <table:table-cell table:formula="of:=[.H695]*100" office:value-type="float" office:value="1.88993593" calcext:value-type="float">
            <text:p>1.88993593</text:p>
          </table:table-cell>
          <table:table-cell table:formula="of:=100*[.F695]" office:value-type="float" office:value="2.306059" calcext:value-type="float">
            <text:p>2.306059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179.0072021484" calcext:value-type="float">
            <text:p>179.0072021484</text:p>
          </table:table-cell>
          <table:table-cell office:value-type="float" office:value="-0.8617300075" calcext:value-type="float">
            <text:p>-0.8617300075</text:p>
          </table:table-cell>
          <table:table-cell office:value-type="float" office:value="-1.7295585295" calcext:value-type="float">
            <text:p>-1.72955852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180681" calcext:value-type="float">
            <text:p>0.02180681</text:p>
          </table:table-cell>
          <table:table-cell office:value-type="float" office:value="0.01454493" calcext:value-type="float">
            <text:p>0.01454493</text:p>
          </table:table-cell>
          <table:table-cell office:value-type="float" office:value="0.0162460782" calcext:value-type="float">
            <text:p>0.0162460782</text:p>
          </table:table-cell>
          <table:table-cell office:value-type="float" office:value="695" calcext:value-type="float">
            <text:p>695</text:p>
          </table:table-cell>
          <table:table-cell table:formula="of:=[.H696]*100" office:value-type="float" office:value="1.62460782" calcext:value-type="float">
            <text:p>1.62460782</text:p>
          </table:table-cell>
          <table:table-cell table:formula="of:=100*[.F696]" office:value-type="float" office:value="2.180681" calcext:value-type="float">
            <text:p>2.180681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9.0336761475" calcext:value-type="float">
            <text:p>179.0336761475</text:p>
          </table:table-cell>
          <table:table-cell office:value-type="float" office:value="-0.8330643553" calcext:value-type="float">
            <text:p>-0.8330643553</text:p>
          </table:table-cell>
          <table:table-cell office:value-type="float" office:value="-1.6718852297" calcext:value-type="float">
            <text:p>-1.671885229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078062" calcext:value-type="float">
            <text:p>0.02078062</text:p>
          </table:table-cell>
          <table:table-cell office:value-type="float" office:value="0.01497874" calcext:value-type="float">
            <text:p>0.01497874</text:p>
          </table:table-cell>
          <table:table-cell office:value-type="float" office:value="0.01318843" calcext:value-type="float">
            <text:p>0.01318843</text:p>
          </table:table-cell>
          <table:table-cell office:value-type="float" office:value="696" calcext:value-type="float">
            <text:p>696</text:p>
          </table:table-cell>
          <table:table-cell table:formula="of:=[.H697]*100" office:value-type="float" office:value="1.318843" calcext:value-type="float">
            <text:p>1.318843</text:p>
          </table:table-cell>
          <table:table-cell table:formula="of:=100*[.F697]" office:value-type="float" office:value="2.078062" calcext:value-type="float">
            <text:p>2.078062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179.037902832" calcext:value-type="float">
            <text:p>179.037902832</text:p>
          </table:table-cell>
          <table:table-cell office:value-type="float" office:value="-0.7265361676" calcext:value-type="float">
            <text:p>-0.7265361676</text:p>
          </table:table-cell>
          <table:table-cell office:value-type="float" office:value="-1.4584658983" calcext:value-type="float">
            <text:p>-1.458465898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938711" calcext:value-type="float">
            <text:p>0.01938711</text:p>
          </table:table-cell>
          <table:table-cell office:value-type="float" office:value="0.01559892" calcext:value-type="float">
            <text:p>0.01559892</text:p>
          </table:table-cell>
          <table:table-cell office:value-type="float" office:value="0.0111588052" calcext:value-type="float">
            <text:p>0.0111588052</text:p>
          </table:table-cell>
          <table:table-cell office:value-type="float" office:value="697" calcext:value-type="float">
            <text:p>697</text:p>
          </table:table-cell>
          <table:table-cell table:formula="of:=[.H698]*100" office:value-type="float" office:value="1.11588052" calcext:value-type="float">
            <text:p>1.11588052</text:p>
          </table:table-cell>
          <table:table-cell table:formula="of:=100*[.F698]" office:value-type="float" office:value="1.938711" calcext:value-type="float">
            <text:p>1.938711</text:p>
          </table:table-cell>
        </table:table-row>
        <table:table-row table:style-name="ro1">
          <table:table-cell office:value-type="float" office:value="34.91" calcext:value-type="float">
            <text:p>34.91</text:p>
          </table:table-cell>
          <table:table-cell office:value-type="float" office:value="179.0454864502" calcext:value-type="float">
            <text:p>179.0454864502</text:p>
          </table:table-cell>
          <table:table-cell office:value-type="float" office:value="-0.6559782727" calcext:value-type="float">
            <text:p>-0.6559782727</text:p>
          </table:table-cell>
          <table:table-cell office:value-type="float" office:value="-1.3169313126" calcext:value-type="float">
            <text:p>-1.31693131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798864" calcext:value-type="float">
            <text:p>0.01798864</text:p>
          </table:table-cell>
          <table:table-cell office:value-type="float" office:value="0.01559892" calcext:value-type="float">
            <text:p>0.01559892</text:p>
          </table:table-cell>
          <table:table-cell office:value-type="float" office:value="0.0082104391" calcext:value-type="float">
            <text:p>0.0082104391</text:p>
          </table:table-cell>
          <table:table-cell office:value-type="float" office:value="698" calcext:value-type="float">
            <text:p>698</text:p>
          </table:table-cell>
          <table:table-cell table:formula="of:=[.H699]*100" office:value-type="float" office:value="0.82104391" calcext:value-type="float">
            <text:p>0.82104391</text:p>
          </table:table-cell>
          <table:table-cell table:formula="of:=100*[.F699]" office:value-type="float" office:value="1.798864" calcext:value-type="float">
            <text:p>1.798864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179.0450439453" calcext:value-type="float">
            <text:p>179.0450439453</text:p>
          </table:table-cell>
          <table:table-cell office:value-type="float" office:value="-0.6239156" calcext:value-type="float">
            <text:p>-0.6239156</text:p>
          </table:table-cell>
          <table:table-cell office:value-type="float" office:value="-1.252424416" calcext:value-type="float">
            <text:p>-1.2524244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684343" calcext:value-type="float">
            <text:p>0.01684343</text:p>
          </table:table-cell>
          <table:table-cell office:value-type="float" office:value="0.01785106" calcext:value-type="float">
            <text:p>0.01785106</text:p>
          </table:table-cell>
          <table:table-cell office:value-type="float" office:value="0.0077861328" calcext:value-type="float">
            <text:p>0.0077861328</text:p>
          </table:table-cell>
          <table:table-cell office:value-type="float" office:value="699" calcext:value-type="float">
            <text:p>699</text:p>
          </table:table-cell>
          <table:table-cell table:formula="of:=[.H700]*100" office:value-type="float" office:value="0.77861328" calcext:value-type="float">
            <text:p>0.77861328</text:p>
          </table:table-cell>
          <table:table-cell table:formula="of:=100*[.F700]" office:value-type="float" office:value="1.684343" calcext:value-type="float">
            <text:p>1.6843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9.0383453369" calcext:value-type="float">
            <text:p>179.0383453369</text:p>
          </table:table-cell>
          <table:table-cell office:value-type="float" office:value="-0.5381282704" calcext:value-type="float">
            <text:p>-0.5381282704</text:p>
          </table:table-cell>
          <table:table-cell office:value-type="float" office:value="-1.0804777904" calcext:value-type="float">
            <text:p>-1.08047779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550887" calcext:value-type="float">
            <text:p>0.01550887</text:p>
          </table:table-cell>
          <table:table-cell office:value-type="float" office:value="0.01785106" calcext:value-type="float">
            <text:p>0.01785106</text:p>
          </table:table-cell>
          <table:table-cell office:value-type="float" office:value="0.0072387492" calcext:value-type="float">
            <text:p>0.0072387492</text:p>
          </table:table-cell>
          <table:table-cell office:value-type="float" office:value="700" calcext:value-type="float">
            <text:p>700</text:p>
          </table:table-cell>
          <table:table-cell table:formula="of:=[.H701]*100" office:value-type="float" office:value="0.72387492" calcext:value-type="float">
            <text:p>0.72387492</text:p>
          </table:table-cell>
          <table:table-cell table:formula="of:=100*[.F701]" office:value-type="float" office:value="1.550887" calcext:value-type="float">
            <text:p>1.550887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179.0302124023" calcext:value-type="float">
            <text:p>179.0302124023</text:p>
          </table:table-cell>
          <table:table-cell office:value-type="float" office:value="-0.4856833356" calcext:value-type="float">
            <text:p>-0.4856833356</text:p>
          </table:table-cell>
          <table:table-cell office:value-type="float" office:value="-0.9752019638" calcext:value-type="float">
            <text:p>-0.97520196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27038" calcext:value-type="float">
            <text:p>0.01427038</text:p>
          </table:table-cell>
          <table:table-cell office:value-type="float" office:value="0.01956151" calcext:value-type="float">
            <text:p>0.01956151</text:p>
          </table:table-cell>
          <table:table-cell office:value-type="float" office:value="0.0058419872" calcext:value-type="float">
            <text:p>0.0058419872</text:p>
          </table:table-cell>
          <table:table-cell office:value-type="float" office:value="701" calcext:value-type="float">
            <text:p>701</text:p>
          </table:table-cell>
          <table:table-cell table:formula="of:=[.H702]*100" office:value-type="float" office:value="0.58419872" calcext:value-type="float">
            <text:p>0.58419872</text:p>
          </table:table-cell>
          <table:table-cell table:formula="of:=100*[.F702]" office:value-type="float" office:value="1.427038" calcext:value-type="float">
            <text:p>1.427038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79.0149383545" calcext:value-type="float">
            <text:p>179.0149383545</text:p>
          </table:table-cell>
          <table:table-cell office:value-type="float" office:value="-0.4100183916" calcext:value-type="float">
            <text:p>-0.4100183916</text:p>
          </table:table-cell>
          <table:table-cell office:value-type="float" office:value="-0.8234869182" calcext:value-type="float">
            <text:p>-0.823486918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94115" calcext:value-type="float">
            <text:p>0.01294115</text:p>
          </table:table-cell>
          <table:table-cell office:value-type="float" office:value="0.02158546" calcext:value-type="float">
            <text:p>0.02158546</text:p>
          </table:table-cell>
          <table:table-cell office:value-type="float" office:value="0.0036852367" calcext:value-type="float">
            <text:p>0.0036852367</text:p>
          </table:table-cell>
          <table:table-cell office:value-type="float" office:value="702" calcext:value-type="float">
            <text:p>702</text:p>
          </table:table-cell>
          <table:table-cell table:formula="of:=[.H703]*100" office:value-type="float" office:value="0.36852367" calcext:value-type="float">
            <text:p>0.36852367</text:p>
          </table:table-cell>
          <table:table-cell table:formula="of:=100*[.F703]" office:value-type="float" office:value="1.294115" calcext:value-type="float">
            <text:p>1.294115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179.0027008057" calcext:value-type="float">
            <text:p>179.0027008057</text:p>
          </table:table-cell>
          <table:table-cell office:value-type="float" office:value="-0.3808796285" calcext:value-type="float">
            <text:p>-0.3808796285</text:p>
          </table:table-cell>
          <table:table-cell office:value-type="float" office:value="-0.7648480653" calcext:value-type="float">
            <text:p>-0.76484806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86154" calcext:value-type="float">
            <text:p>0.01186154</text:p>
          </table:table-cell>
          <table:table-cell office:value-type="float" office:value="0.02158546" calcext:value-type="float">
            <text:p>0.02158546</text:p>
          </table:table-cell>
          <table:table-cell office:value-type="float" office:value="0.0051291208" calcext:value-type="float">
            <text:p>0.0051291208</text:p>
          </table:table-cell>
          <table:table-cell office:value-type="float" office:value="703" calcext:value-type="float">
            <text:p>703</text:p>
          </table:table-cell>
          <table:table-cell table:formula="of:=[.H704]*100" office:value-type="float" office:value="0.51291208" calcext:value-type="float">
            <text:p>0.51291208</text:p>
          </table:table-cell>
          <table:table-cell table:formula="of:=100*[.F704]" office:value-type="float" office:value="1.186154" calcext:value-type="float">
            <text:p>1.186154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9.0026245117" calcext:value-type="float">
            <text:p>179.0026245117</text:p>
          </table:table-cell>
          <table:table-cell office:value-type="float" office:value="-0.3013180206" calcext:value-type="float">
            <text:p>-0.3013180206</text:p>
          </table:table-cell>
          <table:table-cell office:value-type="float" office:value="-0.6053755017" calcext:value-type="float">
            <text:p>-0.605375501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61216" calcext:value-type="float">
            <text:p>0.01061216</text:p>
          </table:table-cell>
          <table:table-cell office:value-type="float" office:value="0.02416722" calcext:value-type="float">
            <text:p>0.02416722</text:p>
          </table:table-cell>
          <table:table-cell office:value-type="float" office:value="0.004645753" calcext:value-type="float">
            <text:p>0.004645753</text:p>
          </table:table-cell>
          <table:table-cell office:value-type="float" office:value="704" calcext:value-type="float">
            <text:p>704</text:p>
          </table:table-cell>
          <table:table-cell table:formula="of:=[.H705]*100" office:value-type="float" office:value="0.4645753" calcext:value-type="float">
            <text:p>0.4645753</text:p>
          </table:table-cell>
          <table:table-cell table:formula="of:=100*[.F705]" office:value-type="float" office:value="1.061216" calcext:value-type="float">
            <text:p>1.061216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179.0252990723" calcext:value-type="float">
            <text:p>179.0252990723</text:p>
          </table:table-cell>
          <table:table-cell office:value-type="float" office:value="-0.247305322" calcext:value-type="float">
            <text:p>-0.247305322</text:p>
          </table:table-cell>
          <table:table-cell office:value-type="float" office:value="-0.4969838701" calcext:value-type="float">
            <text:p>-0.49698387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41998" calcext:value-type="float">
            <text:p>0.00941998</text:p>
          </table:table-cell>
          <table:table-cell office:value-type="float" office:value="0.0269908" calcext:value-type="float">
            <text:p>0.0269908</text:p>
          </table:table-cell>
          <table:table-cell office:value-type="float" office:value="0.0059462336" calcext:value-type="float">
            <text:p>0.0059462336</text:p>
          </table:table-cell>
          <table:table-cell office:value-type="float" office:value="705" calcext:value-type="float">
            <text:p>705</text:p>
          </table:table-cell>
          <table:table-cell table:formula="of:=[.H706]*100" office:value-type="float" office:value="0.59462336" calcext:value-type="float">
            <text:p>0.59462336</text:p>
          </table:table-cell>
          <table:table-cell table:formula="of:=100*[.F706]" office:value-type="float" office:value="0.941998" calcext:value-type="float">
            <text:p>0.941998</text:p>
          </table:table-cell>
        </table:table-row>
        <table:table-row table:style-name="ro1">
          <table:table-cell office:value-type="float" office:value="35.31" calcext:value-type="float">
            <text:p>35.31</text:p>
          </table:table-cell>
          <table:table-cell office:value-type="float" office:value="179.0467071533" calcext:value-type="float">
            <text:p>179.0467071533</text:p>
          </table:table-cell>
          <table:table-cell office:value-type="float" office:value="-0.3271938864" calcext:value-type="float">
            <text:p>-0.3271938864</text:p>
          </table:table-cell>
          <table:table-cell office:value-type="float" office:value="-0.6565429133" calcext:value-type="float">
            <text:p>-0.656542913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15826" calcext:value-type="float">
            <text:p>0.00915826</text:p>
          </table:table-cell>
          <table:table-cell office:value-type="float" office:value="0.0269908" calcext:value-type="float">
            <text:p>0.0269908</text:p>
          </table:table-cell>
          <table:table-cell office:value-type="float" office:value="0.0101594295" calcext:value-type="float">
            <text:p>0.0101594295</text:p>
          </table:table-cell>
          <table:table-cell office:value-type="float" office:value="706" calcext:value-type="float">
            <text:p>706</text:p>
          </table:table-cell>
          <table:table-cell table:formula="of:=[.H707]*100" office:value-type="float" office:value="1.01594295" calcext:value-type="float">
            <text:p>1.01594295</text:p>
          </table:table-cell>
          <table:table-cell table:formula="of:=100*[.F707]" office:value-type="float" office:value="0.915826" calcext:value-type="float">
            <text:p>0.915826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179.0584106445" calcext:value-type="float">
            <text:p>179.0584106445</text:p>
          </table:table-cell>
          <table:table-cell office:value-type="float" office:value="-0.2900942078" calcext:value-type="float">
            <text:p>-0.2900942078</text:p>
          </table:table-cell>
          <table:table-cell office:value-type="float" office:value="-0.5822410614" calcext:value-type="float">
            <text:p>-0.582241061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73668" calcext:value-type="float">
            <text:p>0.00873668</text:p>
          </table:table-cell>
          <table:table-cell office:value-type="float" office:value="0.03408873" calcext:value-type="float">
            <text:p>0.03408873</text:p>
          </table:table-cell>
          <table:table-cell office:value-type="float" office:value="0.0106005231" calcext:value-type="float">
            <text:p>0.0106005231</text:p>
          </table:table-cell>
          <table:table-cell office:value-type="float" office:value="707" calcext:value-type="float">
            <text:p>707</text:p>
          </table:table-cell>
          <table:table-cell table:formula="of:=[.H708]*100" office:value-type="float" office:value="1.06005231" calcext:value-type="float">
            <text:p>1.06005231</text:p>
          </table:table-cell>
          <table:table-cell table:formula="of:=100*[.F708]" office:value-type="float" office:value="0.873668" calcext:value-type="float">
            <text:p>0.873668</text:p>
          </table:table-cell>
        </table:table-row>
        <table:table-row table:style-name="ro1">
          <table:table-cell office:value-type="float" office:value="35.41" calcext:value-type="float">
            <text:p>35.41</text:p>
          </table:table-cell>
          <table:table-cell office:value-type="float" office:value="179.0536193848" calcext:value-type="float">
            <text:p>179.0536193848</text:p>
          </table:table-cell>
          <table:table-cell office:value-type="float" office:value="-0.3543859475" calcext:value-type="float">
            <text:p>-0.3543859475</text:p>
          </table:table-cell>
          <table:table-cell office:value-type="float" office:value="-0.710783451" calcext:value-type="float">
            <text:p>-0.7107834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88433" calcext:value-type="float">
            <text:p>0.00888433</text:p>
          </table:table-cell>
          <table:table-cell office:value-type="float" office:value="0.03408873" calcext:value-type="float">
            <text:p>0.03408873</text:p>
          </table:table-cell>
          <table:table-cell office:value-type="float" office:value="0.0133399153" calcext:value-type="float">
            <text:p>0.0133399153</text:p>
          </table:table-cell>
          <table:table-cell office:value-type="float" office:value="708" calcext:value-type="float">
            <text:p>708</text:p>
          </table:table-cell>
          <table:table-cell table:formula="of:=[.H709]*100" office:value-type="float" office:value="1.33399153" calcext:value-type="float">
            <text:p>1.33399153</text:p>
          </table:table-cell>
          <table:table-cell table:formula="of:=100*[.F709]" office:value-type="float" office:value="0.888433" calcext:value-type="float">
            <text:p>0.888433</text:p>
          </table:table-cell>
        </table:table-row>
        <table:table-row table:style-name="ro1">
          <table:table-cell office:value-type="float" office:value="35.46" calcext:value-type="float">
            <text:p>35.46</text:p>
          </table:table-cell>
          <table:table-cell office:value-type="float" office:value="179.0499420166" calcext:value-type="float">
            <text:p>179.0499420166</text:p>
          </table:table-cell>
          <table:table-cell office:value-type="float" office:value="-0.3781859796" calcext:value-type="float">
            <text:p>-0.3781859796</text:p>
          </table:table-cell>
          <table:table-cell office:value-type="float" office:value="-0.7584442071" calcext:value-type="float">
            <text:p>-0.75844420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14129" calcext:value-type="float">
            <text:p>0.00914129</text:p>
          </table:table-cell>
          <table:table-cell office:value-type="float" office:value="0.0426719" calcext:value-type="float">
            <text:p>0.0426719</text:p>
          </table:table-cell>
          <table:table-cell office:value-type="float" office:value="0.0158082087" calcext:value-type="float">
            <text:p>0.0158082087</text:p>
          </table:table-cell>
          <table:table-cell office:value-type="float" office:value="709" calcext:value-type="float">
            <text:p>709</text:p>
          </table:table-cell>
          <table:table-cell table:formula="of:=[.H710]*100" office:value-type="float" office:value="1.58082087" calcext:value-type="float">
            <text:p>1.58082087</text:p>
          </table:table-cell>
          <table:table-cell table:formula="of:=100*[.F710]" office:value-type="float" office:value="0.914129" calcext:value-type="float">
            <text:p>0.914129</text:p>
          </table:table-cell>
        </table:table-row>
        <table:table-row table:style-name="ro1">
          <table:table-cell office:value-type="float" office:value="35.51" calcext:value-type="float">
            <text:p>35.51</text:p>
          </table:table-cell>
          <table:table-cell office:value-type="float" office:value="179.0308532715" calcext:value-type="float">
            <text:p>179.0308532715</text:p>
          </table:table-cell>
          <table:table-cell office:value-type="float" office:value="-0.3287207092" calcext:value-type="float">
            <text:p>-0.3287207092</text:p>
          </table:table-cell>
          <table:table-cell office:value-type="float" office:value="-0.6595284373" calcext:value-type="float">
            <text:p>-0.659528437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828" calcext:value-type="float">
            <text:p>0.0089828</text:p>
          </table:table-cell>
          <table:table-cell office:value-type="float" office:value="0.0426719" calcext:value-type="float">
            <text:p>0.0426719</text:p>
          </table:table-cell>
          <table:table-cell office:value-type="float" office:value="0.0135204647" calcext:value-type="float">
            <text:p>0.0135204647</text:p>
          </table:table-cell>
          <table:table-cell office:value-type="float" office:value="710" calcext:value-type="float">
            <text:p>710</text:p>
          </table:table-cell>
          <table:table-cell table:formula="of:=[.H711]*100" office:value-type="float" office:value="1.35204647" calcext:value-type="float">
            <text:p>1.35204647</text:p>
          </table:table-cell>
          <table:table-cell table:formula="of:=100*[.F711]" office:value-type="float" office:value="0.89828" calcext:value-type="float">
            <text:p>0.89828</text:p>
          </table:table-cell>
        </table:table-row>
        <table:table-row table:style-name="ro1">
          <table:table-cell office:value-type="float" office:value="35.56" calcext:value-type="float">
            <text:p>35.56</text:p>
          </table:table-cell>
          <table:table-cell office:value-type="float" office:value="179.0239105225" calcext:value-type="float">
            <text:p>179.0239105225</text:p>
          </table:table-cell>
          <table:table-cell office:value-type="float" office:value="-0.3231427535" calcext:value-type="float">
            <text:p>-0.3231427535</text:p>
          </table:table-cell>
          <table:table-cell office:value-type="float" office:value="-0.6483273402" calcext:value-type="float">
            <text:p>-0.64832734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84005" calcext:value-type="float">
            <text:p>0.00884005</text:p>
          </table:table-cell>
          <table:table-cell office:value-type="float" office:value="0.0426719" calcext:value-type="float">
            <text:p>0.0426719</text:p>
          </table:table-cell>
          <table:table-cell office:value-type="float" office:value="0.0136600038" calcext:value-type="float">
            <text:p>0.0136600038</text:p>
          </table:table-cell>
          <table:table-cell office:value-type="float" office:value="711" calcext:value-type="float">
            <text:p>711</text:p>
          </table:table-cell>
          <table:table-cell table:formula="of:=[.H712]*100" office:value-type="float" office:value="1.36600038" calcext:value-type="float">
            <text:p>1.36600038</text:p>
          </table:table-cell>
          <table:table-cell table:formula="of:=100*[.F712]" office:value-type="float" office:value="0.884005" calcext:value-type="float">
            <text:p>0.884005</text:p>
          </table:table-cell>
        </table:table-row>
        <table:table-row table:style-name="ro1">
          <table:table-cell office:value-type="float" office:value="35.61" calcext:value-type="float">
            <text:p>35.61</text:p>
          </table:table-cell>
          <table:table-cell office:value-type="float" office:value="179.0082092285" calcext:value-type="float">
            <text:p>179.0082092285</text:p>
          </table:table-cell>
          <table:table-cell office:value-type="float" office:value="-0.3173650025" calcext:value-type="float">
            <text:p>-0.3173650025</text:p>
          </table:table-cell>
          <table:table-cell office:value-type="float" office:value="-0.6367303873" calcext:value-type="float">
            <text:p>-0.636730387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70646" calcext:value-type="float">
            <text:p>0.00870646</text:p>
          </table:table-cell>
          <table:table-cell office:value-type="float" office:value="0.05223577" calcext:value-type="float">
            <text:p>0.05223577</text:p>
          </table:table-cell>
          <table:table-cell office:value-type="float" office:value="0.0118692498" calcext:value-type="float">
            <text:p>0.0118692498</text:p>
          </table:table-cell>
          <table:table-cell office:value-type="float" office:value="712" calcext:value-type="float">
            <text:p>712</text:p>
          </table:table-cell>
          <table:table-cell table:formula="of:=[.H713]*100" office:value-type="float" office:value="1.18692498" calcext:value-type="float">
            <text:p>1.18692498</text:p>
          </table:table-cell>
          <table:table-cell table:formula="of:=100*[.F713]" office:value-type="float" office:value="0.870646" calcext:value-type="float">
            <text:p>0.870646</text:p>
          </table:table-cell>
        </table:table-row>
        <table:table-row table:style-name="ro1">
          <table:table-cell office:value-type="float" office:value="35.66" calcext:value-type="float">
            <text:p>35.66</text:p>
          </table:table-cell>
          <table:table-cell office:value-type="float" office:value="178.9926147461" calcext:value-type="float">
            <text:p>178.9926147461</text:p>
          </table:table-cell>
          <table:table-cell office:value-type="float" office:value="-0.205030553" calcext:value-type="float">
            <text:p>-0.205030553</text:p>
          </table:table-cell>
          <table:table-cell office:value-type="float" office:value="-0.4119158048" calcext:value-type="float">
            <text:p>-0.41191580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6883" calcext:value-type="float">
            <text:p>0.00786883</text:p>
          </table:table-cell>
          <table:table-cell office:value-type="float" office:value="0.05223577" calcext:value-type="float">
            <text:p>0.05223577</text:p>
          </table:table-cell>
          <table:table-cell office:value-type="float" office:value="0.0072837621" calcext:value-type="float">
            <text:p>0.0072837621</text:p>
          </table:table-cell>
          <table:table-cell office:value-type="float" office:value="713" calcext:value-type="float">
            <text:p>713</text:p>
          </table:table-cell>
          <table:table-cell table:formula="of:=[.H714]*100" office:value-type="float" office:value="0.72837621" calcext:value-type="float">
            <text:p>0.72837621</text:p>
          </table:table-cell>
          <table:table-cell table:formula="of:=100*[.F714]" office:value-type="float" office:value="0.786883" calcext:value-type="float">
            <text:p>0.786883</text:p>
          </table:table-cell>
        </table:table-row>
        <table:table-row table:style-name="ro1">
          <table:table-cell office:value-type="float" office:value="35.71" calcext:value-type="float">
            <text:p>35.71</text:p>
          </table:table-cell>
          <table:table-cell office:value-type="float" office:value="178.9970550537" calcext:value-type="float">
            <text:p>178.9970550537</text:p>
          </table:table-cell>
          <table:table-cell office:value-type="float" office:value="-0.1847569436" calcext:value-type="float">
            <text:p>-0.1847569436</text:p>
          </table:table-cell>
          <table:table-cell office:value-type="float" office:value="-0.3711389805" calcext:value-type="float">
            <text:p>-0.371138980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17576" calcext:value-type="float">
            <text:p>0.00717576</text:p>
          </table:table-cell>
          <table:table-cell office:value-type="float" office:value="0.05223577" calcext:value-type="float">
            <text:p>0.05223577</text:p>
          </table:table-cell>
          <table:table-cell office:value-type="float" office:value="0.0057845016" calcext:value-type="float">
            <text:p>0.0057845016</text:p>
          </table:table-cell>
          <table:table-cell office:value-type="float" office:value="714" calcext:value-type="float">
            <text:p>714</text:p>
          </table:table-cell>
          <table:table-cell table:formula="of:=[.H715]*100" office:value-type="float" office:value="0.57845016" calcext:value-type="float">
            <text:p>0.57845016</text:p>
          </table:table-cell>
          <table:table-cell table:formula="of:=100*[.F715]" office:value-type="float" office:value="0.717576" calcext:value-type="float">
            <text:p>0.717576</text:p>
          </table:table-cell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179.0016784668" calcext:value-type="float">
            <text:p>179.0016784668</text:p>
          </table:table-cell>
          <table:table-cell office:value-type="float" office:value="-0.0585510465" calcext:value-type="float">
            <text:p>-0.0585510465</text:p>
          </table:table-cell>
          <table:table-cell office:value-type="float" office:value="-0.1184278131" calcext:value-type="float">
            <text:p>-0.11842781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7301" calcext:value-type="float">
            <text:p>0.00587301</text:p>
          </table:table-cell>
          <table:table-cell office:value-type="float" office:value="0.06195252" calcext:value-type="float">
            <text:p>0.06195252</text:p>
          </table:table-cell>
          <table:table-cell office:value-type="float" office:value="0.0015660653" calcext:value-type="float">
            <text:p>0.0015660653</text:p>
          </table:table-cell>
          <table:table-cell office:value-type="float" office:value="715" calcext:value-type="float">
            <text:p>715</text:p>
          </table:table-cell>
          <table:table-cell table:formula="of:=[.H716]*100" office:value-type="float" office:value="0.15660653" calcext:value-type="float">
            <text:p>0.15660653</text:p>
          </table:table-cell>
          <table:table-cell table:formula="of:=100*[.F716]" office:value-type="float" office:value="0.587301" calcext:value-type="float">
            <text:p>0.587301</text:p>
          </table:table-cell>
        </table:table-row>
        <table:table-row table:style-name="ro1">
          <table:table-cell office:value-type="float" office:value="35.81" calcext:value-type="float">
            <text:p>35.81</text:p>
          </table:table-cell>
          <table:table-cell office:value-type="float" office:value="179.0145111084" calcext:value-type="float">
            <text:p>179.0145111084</text:p>
          </table:table-cell>
          <table:table-cell office:value-type="float" office:value="0.1181397314" calcext:value-type="float">
            <text:p>0.1181397314</text:p>
          </table:table-cell>
          <table:table-cell office:value-type="float" office:value="0.2354559546" calcext:value-type="float">
            <text:p>0.23545595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2768" calcext:value-type="float">
            <text:p>0.00382768</text:p>
          </table:table-cell>
          <table:table-cell office:value-type="float" office:value="0.06195252" calcext:value-type="float">
            <text:p>0.06195252</text:p>
          </table:table-cell>
          <table:table-cell office:value-type="float" office:value="-0.0026263201" calcext:value-type="float">
            <text:p>-0.0026263201</text:p>
          </table:table-cell>
          <table:table-cell office:value-type="float" office:value="716" calcext:value-type="float">
            <text:p>716</text:p>
          </table:table-cell>
          <table:table-cell table:formula="of:=[.H717]*100" office:value-type="float" office:value="-0.26263201" calcext:value-type="float">
            <text:p>-0.26263201</text:p>
          </table:table-cell>
          <table:table-cell table:formula="of:=100*[.F717]" office:value-type="float" office:value="0.382768" calcext:value-type="float">
            <text:p>0.382768</text:p>
          </table:table-cell>
        </table:table-row>
        <table:table-row table:style-name="ro1">
          <table:table-cell office:value-type="float" office:value="35.86" calcext:value-type="float">
            <text:p>35.86</text:p>
          </table:table-cell>
          <table:table-cell office:value-type="float" office:value="179.0212554932" calcext:value-type="float">
            <text:p>179.0212554932</text:p>
          </table:table-cell>
          <table:table-cell office:value-type="float" office:value="0.3714576549" calcext:value-type="float">
            <text:p>0.3714576549</text:p>
          </table:table-cell>
          <table:table-cell office:value-type="float" office:value="0.742856196" calcext:value-type="float">
            <text:p>0.7428561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77705" calcext:value-type="float">
            <text:p>0.00077705</text:p>
          </table:table-cell>
          <table:table-cell office:value-type="float" office:value="0.07070503" calcext:value-type="float">
            <text:p>0.07070503</text:p>
          </table:table-cell>
          <table:table-cell office:value-type="float" office:value="-0.0066964371" calcext:value-type="float">
            <text:p>-0.0066964371</text:p>
          </table:table-cell>
          <table:table-cell office:value-type="float" office:value="717" calcext:value-type="float">
            <text:p>717</text:p>
          </table:table-cell>
          <table:table-cell table:formula="of:=[.H718]*100" office:value-type="float" office:value="-0.66964371" calcext:value-type="float">
            <text:p>-0.66964371</text:p>
          </table:table-cell>
          <table:table-cell table:formula="of:=100*[.F718]" office:value-type="float" office:value="0.077705" calcext:value-type="float">
            <text:p>0.077705</text:p>
          </table:table-cell>
        </table:table-row>
        <table:table-row table:style-name="ro1">
          <table:table-cell office:value-type="float" office:value="35.91" calcext:value-type="float">
            <text:p>35.91</text:p>
          </table:table-cell>
          <table:table-cell office:value-type="float" office:value="179.0269927979" calcext:value-type="float">
            <text:p>179.0269927979</text:p>
          </table:table-cell>
          <table:table-cell office:value-type="float" office:value="0.5029956655" calcext:value-type="float">
            <text:p>0.5029956655</text:p>
          </table:table-cell>
          <table:table-cell office:value-type="float" office:value="1.0068261165" calcext:value-type="float">
            <text:p>1.006826116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13165" calcext:value-type="float">
            <text:p>-0.00213165</text:p>
          </table:table-cell>
          <table:table-cell office:value-type="float" office:value="0.07070503" calcext:value-type="float">
            <text:p>0.07070503</text:p>
          </table:table-cell>
          <table:table-cell office:value-type="float" office:value="-0.0095973573" calcext:value-type="float">
            <text:p>-0.0095973573</text:p>
          </table:table-cell>
          <table:table-cell office:value-type="float" office:value="718" calcext:value-type="float">
            <text:p>718</text:p>
          </table:table-cell>
          <table:table-cell table:formula="of:=[.H719]*100" office:value-type="float" office:value="-0.95973573" calcext:value-type="float">
            <text:p>-0.95973573</text:p>
          </table:table-cell>
          <table:table-cell table:formula="of:=100*[.F719]" office:value-type="float" office:value="-0.213165" calcext:value-type="float">
            <text:p>-0.213165</text:p>
          </table:table-cell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179.028793335" calcext:value-type="float">
            <text:p>179.028793335</text:p>
          </table:table-cell>
          <table:table-cell office:value-type="float" office:value="0.6182541076" calcext:value-type="float">
            <text:p>0.6182541076</text:p>
          </table:table-cell>
          <table:table-cell office:value-type="float" office:value="1.2381851513" calcext:value-type="float">
            <text:p>1.238185151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483729" calcext:value-type="float">
            <text:p>-0.00483729</text:p>
          </table:table-cell>
          <table:table-cell office:value-type="float" office:value="0.07070503" calcext:value-type="float">
            <text:p>0.07070503</text:p>
          </table:table-cell>
          <table:table-cell office:value-type="float" office:value="-0.0115376525" calcext:value-type="float">
            <text:p>-0.0115376525</text:p>
          </table:table-cell>
          <table:table-cell office:value-type="float" office:value="719" calcext:value-type="float">
            <text:p>719</text:p>
          </table:table-cell>
          <table:table-cell table:formula="of:=[.H720]*100" office:value-type="float" office:value="-1.15376525" calcext:value-type="float">
            <text:p>-1.15376525</text:p>
          </table:table-cell>
          <table:table-cell table:formula="of:=100*[.F720]" office:value-type="float" office:value="-0.483729" calcext:value-type="float">
            <text:p>-0.483729</text:p>
          </table:table-cell>
        </table:table-row>
        <table:table-row table:style-name="ro1">
          <table:table-cell office:value-type="float" office:value="36.01" calcext:value-type="float">
            <text:p>36.01</text:p>
          </table:table-cell>
          <table:table-cell office:value-type="float" office:value="179.009765625" calcext:value-type="float">
            <text:p>179.009765625</text:p>
          </table:table-cell>
          <table:table-cell office:value-type="float" office:value="0.8075473331" calcext:value-type="float">
            <text:p>0.8075473331</text:p>
          </table:table-cell>
          <table:table-cell office:value-type="float" office:value="1.6176370186" calcext:value-type="float">
            <text:p>1.61763701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790109" calcext:value-type="float">
            <text:p>-0.00790109</text:p>
          </table:table-cell>
          <table:table-cell office:value-type="float" office:value="0.0772123" calcext:value-type="float">
            <text:p>0.0772123</text:p>
          </table:table-cell>
          <table:table-cell office:value-type="float" office:value="-0.0149355155" calcext:value-type="float">
            <text:p>-0.0149355155</text:p>
          </table:table-cell>
          <table:table-cell office:value-type="float" office:value="720" calcext:value-type="float">
            <text:p>720</text:p>
          </table:table-cell>
          <table:table-cell table:formula="of:=[.H721]*100" office:value-type="float" office:value="-1.49355155" calcext:value-type="float">
            <text:p>-1.49355155</text:p>
          </table:table-cell>
          <table:table-cell table:formula="of:=100*[.F721]" office:value-type="float" office:value="-0.790109" calcext:value-type="float">
            <text:p>-0.790109</text:p>
          </table:table-cell>
        </table:table-row>
        <table:table-row table:style-name="ro1">
          <table:table-cell office:value-type="float" office:value="36.06" calcext:value-type="float">
            <text:p>36.06</text:p>
          </table:table-cell>
          <table:table-cell office:value-type="float" office:value="179.0019073486" calcext:value-type="float">
            <text:p>179.0019073486</text:p>
          </table:table-cell>
          <table:table-cell office:value-type="float" office:value="0.9335361487" calcext:value-type="float">
            <text:p>0.9335361487</text:p>
          </table:table-cell>
          <table:table-cell office:value-type="float" office:value="1.8705062905" calcext:value-type="float">
            <text:p>1.870506290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078156" calcext:value-type="float">
            <text:p>-0.01078156</text:p>
          </table:table-cell>
          <table:table-cell office:value-type="float" office:value="0.0772123" calcext:value-type="float">
            <text:p>0.0772123</text:p>
          </table:table-cell>
          <table:table-cell office:value-type="float" office:value="-0.0176595751" calcext:value-type="float">
            <text:p>-0.0176595751</text:p>
          </table:table-cell>
          <table:table-cell office:value-type="float" office:value="721" calcext:value-type="float">
            <text:p>721</text:p>
          </table:table-cell>
          <table:table-cell table:formula="of:=[.H722]*100" office:value-type="float" office:value="-1.76595751" calcext:value-type="float">
            <text:p>-1.76595751</text:p>
          </table:table-cell>
          <table:table-cell table:formula="of:=100*[.F722]" office:value-type="float" office:value="-1.078156" calcext:value-type="float">
            <text:p>-1.078156</text:p>
          </table:table-cell>
        </table:table-row>
        <table:table-row table:style-name="ro1">
          <table:table-cell office:value-type="float" office:value="36.11" calcext:value-type="float">
            <text:p>36.11</text:p>
          </table:table-cell>
          <table:table-cell office:value-type="float" office:value="179.0019683838" calcext:value-type="float">
            <text:p>179.0019683838</text:p>
          </table:table-cell>
          <table:table-cell office:value-type="float" office:value="0.935561776" calcext:value-type="float">
            <text:p>0.935561776</text:p>
          </table:table-cell>
          <table:table-cell office:value-type="float" office:value="1.8752794486" calcext:value-type="float">
            <text:p>1.87527944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271378" calcext:value-type="float">
            <text:p>-0.01271378</text:p>
          </table:table-cell>
          <table:table-cell office:value-type="float" office:value="0.08030104" calcext:value-type="float">
            <text:p>0.08030104</text:p>
          </table:table-cell>
          <table:table-cell office:value-type="float" office:value="-0.0187983903" calcext:value-type="float">
            <text:p>-0.0187983903</text:p>
          </table:table-cell>
          <table:table-cell office:value-type="float" office:value="722" calcext:value-type="float">
            <text:p>722</text:p>
          </table:table-cell>
          <table:table-cell table:formula="of:=[.H723]*100" office:value-type="float" office:value="-1.87983903" calcext:value-type="float">
            <text:p>-1.87983903</text:p>
          </table:table-cell>
          <table:table-cell table:formula="of:=100*[.F723]" office:value-type="float" office:value="-1.271378" calcext:value-type="float">
            <text:p>-1.271378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178.9998626709" calcext:value-type="float">
            <text:p>178.9998626709</text:p>
          </table:table-cell>
          <table:table-cell office:value-type="float" office:value="0.8163208228" calcext:value-type="float">
            <text:p>0.8163208228</text:p>
          </table:table-cell>
          <table:table-cell office:value-type="float" office:value="1.6371612341" calcext:value-type="float">
            <text:p>1.637161234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320618" calcext:value-type="float">
            <text:p>-0.01320618</text:p>
          </table:table-cell>
          <table:table-cell office:value-type="float" office:value="0.08030104" calcext:value-type="float">
            <text:p>0.08030104</text:p>
          </table:table-cell>
          <table:table-cell office:value-type="float" office:value="-0.0174469836" calcext:value-type="float">
            <text:p>-0.0174469836</text:p>
          </table:table-cell>
          <table:table-cell office:value-type="float" office:value="723" calcext:value-type="float">
            <text:p>723</text:p>
          </table:table-cell>
          <table:table-cell table:formula="of:=[.H724]*100" office:value-type="float" office:value="-1.74469836" calcext:value-type="float">
            <text:p>-1.74469836</text:p>
          </table:table-cell>
          <table:table-cell table:formula="of:=100*[.F724]" office:value-type="float" office:value="-1.320618" calcext:value-type="float">
            <text:p>-1.320618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178.999786377" calcext:value-type="float">
            <text:p>178.999786377</text:p>
          </table:table-cell>
          <table:table-cell office:value-type="float" office:value="0.7377188353" calcext:value-type="float">
            <text:p>0.7377188353</text:p>
          </table:table-cell>
          <table:table-cell office:value-type="float" office:value="1.4800017414" calcext:value-type="float">
            <text:p>1.480001741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301033" calcext:value-type="float">
            <text:p>-0.01301033</text:p>
          </table:table-cell>
          <table:table-cell office:value-type="float" office:value="0.08030104" calcext:value-type="float">
            <text:p>0.08030104</text:p>
          </table:table-cell>
          <table:table-cell office:value-type="float" office:value="-0.0160534744" calcext:value-type="float">
            <text:p>-0.0160534744</text:p>
          </table:table-cell>
          <table:table-cell office:value-type="float" office:value="724" calcext:value-type="float">
            <text:p>724</text:p>
          </table:table-cell>
          <table:table-cell table:formula="of:=[.H725]*100" office:value-type="float" office:value="-1.60534744" calcext:value-type="float">
            <text:p>-1.60534744</text:p>
          </table:table-cell>
          <table:table-cell table:formula="of:=100*[.F725]" office:value-type="float" office:value="-1.301033" calcext:value-type="float">
            <text:p>-1.301033</text:p>
          </table:table-cell>
        </table:table-row>
        <table:table-row table:style-name="ro1">
          <table:table-cell office:value-type="float" office:value="36.26" calcext:value-type="float">
            <text:p>36.26</text:p>
          </table:table-cell>
          <table:table-cell office:value-type="float" office:value="179" calcext:value-type="float">
            <text:p>179</text:p>
          </table:table-cell>
          <table:table-cell office:value-type="float" office:value="0.652052678" calcext:value-type="float">
            <text:p>0.652052678</text:p>
          </table:table-cell>
          <table:table-cell office:value-type="float" office:value="1.3085348434" calcext:value-type="float">
            <text:p>1.30853484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230895" calcext:value-type="float">
            <text:p>-0.01230895</text:p>
          </table:table-cell>
          <table:table-cell office:value-type="float" office:value="0.07913405" calcext:value-type="float">
            <text:p>0.07913405</text:p>
          </table:table-cell>
          <table:table-cell office:value-type="float" office:value="-0.0138848252" calcext:value-type="float">
            <text:p>-0.0138848252</text:p>
          </table:table-cell>
          <table:table-cell office:value-type="float" office:value="725" calcext:value-type="float">
            <text:p>725</text:p>
          </table:table-cell>
          <table:table-cell table:formula="of:=[.H726]*100" office:value-type="float" office:value="-1.38848252" calcext:value-type="float">
            <text:p>-1.38848252</text:p>
          </table:table-cell>
          <table:table-cell table:formula="of:=100*[.F726]" office:value-type="float" office:value="-1.230895" calcext:value-type="float">
            <text:p>-1.230895</text:p>
          </table:table-cell>
        </table:table-row>
        <table:table-row table:style-name="ro1">
          <table:table-cell office:value-type="float" office:value="36.31" calcext:value-type="float">
            <text:p>36.31</text:p>
          </table:table-cell>
          <table:table-cell office:value-type="float" office:value="178.998046875" calcext:value-type="float">
            <text:p>178.998046875</text:p>
          </table:table-cell>
          <table:table-cell office:value-type="float" office:value="0.5352727088" calcext:value-type="float">
            <text:p>0.5352727088</text:p>
          </table:table-cell>
          <table:table-cell office:value-type="float" office:value="1.0746828791" calcext:value-type="float">
            <text:p>1.07468287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106349" calcext:value-type="float">
            <text:p>-0.01106349</text:p>
          </table:table-cell>
          <table:table-cell office:value-type="float" office:value="0.07913405" calcext:value-type="float">
            <text:p>0.07913405</text:p>
          </table:table-cell>
          <table:table-cell office:value-type="float" office:value="-0.0115899583" calcext:value-type="float">
            <text:p>-0.0115899583</text:p>
          </table:table-cell>
          <table:table-cell office:value-type="float" office:value="726" calcext:value-type="float">
            <text:p>726</text:p>
          </table:table-cell>
          <table:table-cell table:formula="of:=[.H727]*100" office:value-type="float" office:value="-1.15899583" calcext:value-type="float">
            <text:p>-1.15899583</text:p>
          </table:table-cell>
          <table:table-cell table:formula="of:=100*[.F727]" office:value-type="float" office:value="-1.106349" calcext:value-type="float">
            <text:p>-1.106349</text:p>
          </table:table-cell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179.0109558105" calcext:value-type="float">
            <text:p>179.0109558105</text:p>
          </table:table-cell>
          <table:table-cell office:value-type="float" office:value="0.4302012173" calcext:value-type="float">
            <text:p>0.4302012173</text:p>
          </table:table-cell>
          <table:table-cell office:value-type="float" office:value="0.8641235967" calcext:value-type="float">
            <text:p>0.864123596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953362" calcext:value-type="float">
            <text:p>-0.00953362</text:p>
          </table:table-cell>
          <table:table-cell office:value-type="float" office:value="0.07345048" calcext:value-type="float">
            <text:p>0.07345048</text:p>
          </table:table-cell>
          <table:table-cell office:value-type="float" office:value="-0.0090784277" calcext:value-type="float">
            <text:p>-0.0090784277</text:p>
          </table:table-cell>
          <table:table-cell office:value-type="float" office:value="727" calcext:value-type="float">
            <text:p>727</text:p>
          </table:table-cell>
          <table:table-cell table:formula="of:=[.H728]*100" office:value-type="float" office:value="-0.90784277" calcext:value-type="float">
            <text:p>-0.90784277</text:p>
          </table:table-cell>
          <table:table-cell table:formula="of:=100*[.F728]" office:value-type="float" office:value="-0.953362" calcext:value-type="float">
            <text:p>-0.953362</text:p>
          </table:table-cell>
        </table:table-row>
        <table:table-row table:style-name="ro1">
          <table:table-cell office:value-type="float" office:value="36.41" calcext:value-type="float">
            <text:p>36.41</text:p>
          </table:table-cell>
          <table:table-cell office:value-type="float" office:value="179.0108032227" calcext:value-type="float">
            <text:p>179.0108032227</text:p>
          </table:table-cell>
          <table:table-cell office:value-type="float" office:value="0.2126641673" calcext:value-type="float">
            <text:p>0.2126641673</text:p>
          </table:table-cell>
          <table:table-cell office:value-type="float" office:value="0.4284496938" calcext:value-type="float">
            <text:p>0.42844969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70648" calcext:value-type="float">
            <text:p>-0.0070648</text:p>
          </table:table-cell>
          <table:table-cell office:value-type="float" office:value="0.07345048" calcext:value-type="float">
            <text:p>0.07345048</text:p>
          </table:table-cell>
          <table:table-cell office:value-type="float" office:value="-0.0028141371" calcext:value-type="float">
            <text:p>-0.0028141371</text:p>
          </table:table-cell>
          <table:table-cell office:value-type="float" office:value="728" calcext:value-type="float">
            <text:p>728</text:p>
          </table:table-cell>
          <table:table-cell table:formula="of:=[.H729]*100" office:value-type="float" office:value="-0.28141371" calcext:value-type="float">
            <text:p>-0.28141371</text:p>
          </table:table-cell>
          <table:table-cell table:formula="of:=100*[.F729]" office:value-type="float" office:value="-0.70648" calcext:value-type="float">
            <text:p>-0.70648</text:p>
          </table:table-cell>
        </table:table-row>
        <table:table-row table:style-name="ro1">
          <table:table-cell office:value-type="float" office:value="36.46" calcext:value-type="float">
            <text:p>36.46</text:p>
          </table:table-cell>
          <table:table-cell office:value-type="float" office:value="179.0225219727" calcext:value-type="float">
            <text:p>179.0225219727</text:p>
          </table:table-cell>
          <table:table-cell office:value-type="float" office:value="0.1496758737" calcext:value-type="float">
            <text:p>0.1496758737</text:p>
          </table:table-cell>
          <table:table-cell office:value-type="float" office:value="0.3017931393" calcext:value-type="float">
            <text:p>0.30179313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00051" calcext:value-type="float">
            <text:p>-0.00500051</text:p>
          </table:table-cell>
          <table:table-cell office:value-type="float" office:value="0.07345048" calcext:value-type="float">
            <text:p>0.07345048</text:p>
          </table:table-cell>
          <table:table-cell office:value-type="float" office:value="-0.0023259385" calcext:value-type="float">
            <text:p>-0.0023259385</text:p>
          </table:table-cell>
          <table:table-cell office:value-type="float" office:value="729" calcext:value-type="float">
            <text:p>729</text:p>
          </table:table-cell>
          <table:table-cell table:formula="of:=[.H730]*100" office:value-type="float" office:value="-0.23259385" calcext:value-type="float">
            <text:p>-0.23259385</text:p>
          </table:table-cell>
          <table:table-cell table:formula="of:=100*[.F730]" office:value-type="float" office:value="-0.500051" calcext:value-type="float">
            <text:p>-0.500051</text:p>
          </table:table-cell>
        </table:table-row>
        <table:table-row table:style-name="ro1">
          <table:table-cell office:value-type="float" office:value="36.51" calcext:value-type="float">
            <text:p>36.51</text:p>
          </table:table-cell>
          <table:table-cell office:value-type="float" office:value="179.0020446777" calcext:value-type="float">
            <text:p>179.0020446777</text:p>
          </table:table-cell>
          <table:table-cell office:value-type="float" office:value="0.0088880464" calcext:value-type="float">
            <text:p>0.0088880464</text:p>
          </table:table-cell>
          <table:table-cell office:value-type="float" office:value="0.0195608425" calcext:value-type="float">
            <text:p>0.019560842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68719" calcext:value-type="float">
            <text:p>-0.00268719</text:p>
          </table:table-cell>
          <table:table-cell office:value-type="float" office:value="0.06366524" calcext:value-type="float">
            <text:p>0.06366524</text:p>
          </table:table-cell>
          <table:table-cell office:value-type="float" office:value="0.0022003853" calcext:value-type="float">
            <text:p>0.0022003853</text:p>
          </table:table-cell>
          <table:table-cell office:value-type="float" office:value="730" calcext:value-type="float">
            <text:p>730</text:p>
          </table:table-cell>
          <table:table-cell table:formula="of:=[.H731]*100" office:value-type="float" office:value="0.22003853" calcext:value-type="float">
            <text:p>0.22003853</text:p>
          </table:table-cell>
          <table:table-cell table:formula="of:=100*[.F731]" office:value-type="float" office:value="-0.268719" calcext:value-type="float">
            <text:p>-0.268719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178.9852905273" calcext:value-type="float">
            <text:p>178.9852905273</text:p>
          </table:table-cell>
          <table:table-cell office:value-type="float" office:value="-0.075921745" calcext:value-type="float">
            <text:p>-0.075921745</text:p>
          </table:table-cell>
          <table:table-cell office:value-type="float" office:value="-0.1507216593" calcext:value-type="float">
            <text:p>-0.15072165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58105" calcext:value-type="float">
            <text:p>-0.00058105</text:p>
          </table:table-cell>
          <table:table-cell office:value-type="float" office:value="0.06366524" calcext:value-type="float">
            <text:p>0.06366524</text:p>
          </table:table-cell>
          <table:table-cell office:value-type="float" office:value="0.0029686874" calcext:value-type="float">
            <text:p>0.0029686874</text:p>
          </table:table-cell>
          <table:table-cell office:value-type="float" office:value="731" calcext:value-type="float">
            <text:p>731</text:p>
          </table:table-cell>
          <table:table-cell table:formula="of:=[.H732]*100" office:value-type="float" office:value="0.29686874" calcext:value-type="float">
            <text:p>0.29686874</text:p>
          </table:table-cell>
          <table:table-cell table:formula="of:=100*[.F732]" office:value-type="float" office:value="-0.058105" calcext:value-type="float">
            <text:p>-0.058105</text:p>
          </table:table-cell>
        </table:table-row>
        <table:table-row table:style-name="ro1">
          <table:table-cell office:value-type="float" office:value="36.61" calcext:value-type="float">
            <text:p>36.61</text:p>
          </table:table-cell>
          <table:table-cell office:value-type="float" office:value="178.9729003906" calcext:value-type="float">
            <text:p>178.9729003906</text:p>
          </table:table-cell>
          <table:table-cell office:value-type="float" office:value="-0.2013157547" calcext:value-type="float">
            <text:p>-0.2013157547</text:p>
          </table:table-cell>
          <table:table-cell office:value-type="float" office:value="-0.4021613905" calcext:value-type="float">
            <text:p>-0.402161390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65756" calcext:value-type="float">
            <text:p>0.00165756</text:p>
          </table:table-cell>
          <table:table-cell office:value-type="float" office:value="0.06366524" calcext:value-type="float">
            <text:p>0.06366524</text:p>
          </table:table-cell>
          <table:table-cell office:value-type="float" office:value="0.0051308982" calcext:value-type="float">
            <text:p>0.0051308982</text:p>
          </table:table-cell>
          <table:table-cell office:value-type="float" office:value="732" calcext:value-type="float">
            <text:p>732</text:p>
          </table:table-cell>
          <table:table-cell table:formula="of:=[.H733]*100" office:value-type="float" office:value="0.51308982" calcext:value-type="float">
            <text:p>0.51308982</text:p>
          </table:table-cell>
          <table:table-cell table:formula="of:=100*[.F733]" office:value-type="float" office:value="0.165756" calcext:value-type="float">
            <text:p>0.165756</text:p>
          </table:table-cell>
        </table:table-row>
        <table:table-row table:style-name="ro1">
          <table:table-cell office:value-type="float" office:value="36.66" calcext:value-type="float">
            <text:p>36.66</text:p>
          </table:table-cell>
          <table:table-cell office:value-type="float" office:value="178.9734344482" calcext:value-type="float">
            <text:p>178.9734344482</text:p>
          </table:table-cell>
          <table:table-cell office:value-type="float" office:value="-0.2300815903" calcext:value-type="float">
            <text:p>-0.2300815903</text:p>
          </table:table-cell>
          <table:table-cell office:value-type="float" office:value="-0.4602812827" calcext:value-type="float">
            <text:p>-0.46028128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34043" calcext:value-type="float">
            <text:p>0.00334043</text:p>
          </table:table-cell>
          <table:table-cell office:value-type="float" office:value="0.05071082" calcext:value-type="float">
            <text:p>0.05071082</text:p>
          </table:table-cell>
          <table:table-cell office:value-type="float" office:value="0.006176619" calcext:value-type="float">
            <text:p>0.006176619</text:p>
          </table:table-cell>
          <table:table-cell office:value-type="float" office:value="733" calcext:value-type="float">
            <text:p>733</text:p>
          </table:table-cell>
          <table:table-cell table:formula="of:=[.H734]*100" office:value-type="float" office:value="0.6176619" calcext:value-type="float">
            <text:p>0.6176619</text:p>
          </table:table-cell>
          <table:table-cell table:formula="of:=100*[.F734]" office:value-type="float" office:value="0.334043" calcext:value-type="float">
            <text:p>0.334043</text:p>
          </table:table-cell>
        </table:table-row>
        <table:table-row table:style-name="ro1">
          <table:table-cell office:value-type="float" office:value="36.71" calcext:value-type="float">
            <text:p>36.71</text:p>
          </table:table-cell>
          <table:table-cell office:value-type="float" office:value="178.9797210693" calcext:value-type="float">
            <text:p>178.9797210693</text:p>
          </table:table-cell>
          <table:table-cell office:value-type="float" office:value="-0.2484505073" calcext:value-type="float">
            <text:p>-0.2484505073</text:p>
          </table:table-cell>
          <table:table-cell office:value-type="float" office:value="-0.4974580564" calcext:value-type="float">
            <text:p>-0.49745805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58382" calcext:value-type="float">
            <text:p>0.00458382</text:p>
          </table:table-cell>
          <table:table-cell office:value-type="float" office:value="0.05071082" calcext:value-type="float">
            <text:p>0.05071082</text:p>
          </table:table-cell>
          <table:table-cell office:value-type="float" office:value="0.0056865766" calcext:value-type="float">
            <text:p>0.0056865766</text:p>
          </table:table-cell>
          <table:table-cell office:value-type="float" office:value="734" calcext:value-type="float">
            <text:p>734</text:p>
          </table:table-cell>
          <table:table-cell table:formula="of:=[.H735]*100" office:value-type="float" office:value="0.56865766" calcext:value-type="float">
            <text:p>0.56865766</text:p>
          </table:table-cell>
          <table:table-cell table:formula="of:=100*[.F735]" office:value-type="float" office:value="0.458382" calcext:value-type="float">
            <text:p>0.458382</text:p>
          </table:table-cell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178.9758300781" calcext:value-type="float">
            <text:p>178.9758300781</text:p>
          </table:table-cell>
          <table:table-cell office:value-type="float" office:value="-0.2049950438" calcext:value-type="float">
            <text:p>-0.2049950438</text:p>
          </table:table-cell>
          <table:table-cell office:value-type="float" office:value="-0.4108144338" calcext:value-type="float">
            <text:p>-0.41081443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12246" calcext:value-type="float">
            <text:p>0.00512246</text:p>
          </table:table-cell>
          <table:table-cell office:value-type="float" office:value="0.03589922" calcext:value-type="float">
            <text:p>0.03589922</text:p>
          </table:table-cell>
          <table:table-cell office:value-type="float" office:value="0.0047046788" calcext:value-type="float">
            <text:p>0.0047046788</text:p>
          </table:table-cell>
          <table:table-cell office:value-type="float" office:value="735" calcext:value-type="float">
            <text:p>735</text:p>
          </table:table-cell>
          <table:table-cell table:formula="of:=[.H736]*100" office:value-type="float" office:value="0.47046788" calcext:value-type="float">
            <text:p>0.47046788</text:p>
          </table:table-cell>
          <table:table-cell table:formula="of:=100*[.F736]" office:value-type="float" office:value="0.512246" calcext:value-type="float">
            <text:p>0.512246</text:p>
          </table:table-cell>
        </table:table-row>
        <table:table-row table:style-name="ro1">
          <table:table-cell office:value-type="float" office:value="36.81" calcext:value-type="float">
            <text:p>36.81</text:p>
          </table:table-cell>
          <table:table-cell office:value-type="float" office:value="178.9912872314" calcext:value-type="float">
            <text:p>178.9912872314</text:p>
          </table:table-cell>
          <table:table-cell office:value-type="float" office:value="-0.0812949613" calcext:value-type="float">
            <text:p>-0.0812949613</text:p>
          </table:table-cell>
          <table:table-cell office:value-type="float" office:value="-0.1634252235" calcext:value-type="float">
            <text:p>-0.163425223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5685" calcext:value-type="float">
            <text:p>0.00465685</text:p>
          </table:table-cell>
          <table:table-cell office:value-type="float" office:value="0.03589922" calcext:value-type="float">
            <text:p>0.03589922</text:p>
          </table:table-cell>
          <table:table-cell office:value-type="float" office:value="0.0030054512" calcext:value-type="float">
            <text:p>0.0030054512</text:p>
          </table:table-cell>
          <table:table-cell office:value-type="float" office:value="736" calcext:value-type="float">
            <text:p>736</text:p>
          </table:table-cell>
          <table:table-cell table:formula="of:=[.H737]*100" office:value-type="float" office:value="0.30054512" calcext:value-type="float">
            <text:p>0.30054512</text:p>
          </table:table-cell>
          <table:table-cell table:formula="of:=100*[.F737]" office:value-type="float" office:value="0.465685" calcext:value-type="float">
            <text:p>0.465685</text:p>
          </table:table-cell>
        </table:table-row>
        <table:table-row table:style-name="ro1">
          <table:table-cell office:value-type="float" office:value="36.86" calcext:value-type="float">
            <text:p>36.86</text:p>
          </table:table-cell>
          <table:table-cell office:value-type="float" office:value="179.0015258789" calcext:value-type="float">
            <text:p>179.0015258789</text:p>
          </table:table-cell>
          <table:table-cell office:value-type="float" office:value="-0.0068732239" calcext:value-type="float">
            <text:p>-0.0068732239</text:p>
          </table:table-cell>
          <table:table-cell office:value-type="float" office:value="-0.0143909899" calcext:value-type="float">
            <text:p>-0.01439098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5073" calcext:value-type="float">
            <text:p>0.00385073</text:p>
          </table:table-cell>
          <table:table-cell office:value-type="float" office:value="0.02971082" calcext:value-type="float">
            <text:p>0.02971082</text:p>
          </table:table-cell>
          <table:table-cell office:value-type="float" office:value="0.0011285522" calcext:value-type="float">
            <text:p>0.0011285522</text:p>
          </table:table-cell>
          <table:table-cell office:value-type="float" office:value="737" calcext:value-type="float">
            <text:p>737</text:p>
          </table:table-cell>
          <table:table-cell table:formula="of:=[.H738]*100" office:value-type="float" office:value="0.11285522" calcext:value-type="float">
            <text:p>0.11285522</text:p>
          </table:table-cell>
          <table:table-cell table:formula="of:=100*[.F738]" office:value-type="float" office:value="0.385073" calcext:value-type="float">
            <text:p>0.385073</text:p>
          </table:table-cell>
        </table:table-row>
        <table:table-row table:style-name="ro1">
          <table:table-cell office:value-type="float" office:value="36.91" calcext:value-type="float">
            <text:p>36.91</text:p>
          </table:table-cell>
          <table:table-cell office:value-type="float" office:value="179.0071868896" calcext:value-type="float">
            <text:p>179.0071868896</text:p>
          </table:table-cell>
          <table:table-cell office:value-type="float" office:value="0.12879079" calcext:value-type="float">
            <text:p>0.12879079</text:p>
          </table:table-cell>
          <table:table-cell office:value-type="float" office:value="0.2572741201" calcext:value-type="float">
            <text:p>0.25727412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40964" calcext:value-type="float">
            <text:p>0.00240964</text:p>
          </table:table-cell>
          <table:table-cell office:value-type="float" office:value="0.02062419" calcext:value-type="float">
            <text:p>0.02062419</text:p>
          </table:table-cell>
          <table:table-cell office:value-type="float" office:value="-0.0013235771" calcext:value-type="float">
            <text:p>-0.0013235771</text:p>
          </table:table-cell>
          <table:table-cell office:value-type="float" office:value="738" calcext:value-type="float">
            <text:p>738</text:p>
          </table:table-cell>
          <table:table-cell table:formula="of:=[.H739]*100" office:value-type="float" office:value="-0.13235771" calcext:value-type="float">
            <text:p>-0.13235771</text:p>
          </table:table-cell>
          <table:table-cell table:formula="of:=100*[.F739]" office:value-type="float" office:value="0.240964" calcext:value-type="float">
            <text:p>0.240964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179.0066223145" calcext:value-type="float">
            <text:p>179.0066223145</text:p>
          </table:table-cell>
          <table:table-cell office:value-type="float" office:value="0.2373469531" calcext:value-type="float">
            <text:p>0.2373469531</text:p>
          </table:table-cell>
          <table:table-cell office:value-type="float" office:value="0.4748551194" calcext:value-type="float">
            <text:p>0.474855119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72624" calcext:value-type="float">
            <text:p>0.00072624</text:p>
          </table:table-cell>
          <table:table-cell office:value-type="float" office:value="0.02062419" calcext:value-type="float">
            <text:p>0.02062419</text:p>
          </table:table-cell>
          <table:table-cell office:value-type="float" office:value="-0.0021720686" calcext:value-type="float">
            <text:p>-0.0021720686</text:p>
          </table:table-cell>
          <table:table-cell office:value-type="float" office:value="739" calcext:value-type="float">
            <text:p>739</text:p>
          </table:table-cell>
          <table:table-cell table:formula="of:=[.H740]*100" office:value-type="float" office:value="-0.21720686" calcext:value-type="float">
            <text:p>-0.21720686</text:p>
          </table:table-cell>
          <table:table-cell table:formula="of:=100*[.F740]" office:value-type="float" office:value="0.072624" calcext:value-type="float">
            <text:p>0.072624</text:p>
          </table:table-cell>
        </table:table-row>
        <table:table-row table:style-name="ro1">
          <table:table-cell office:value-type="float" office:value="37.01" calcext:value-type="float">
            <text:p>37.01</text:p>
          </table:table-cell>
          <table:table-cell office:value-type="float" office:value="178.9978942871" calcext:value-type="float">
            <text:p>178.9978942871</text:p>
          </table:table-cell>
          <table:table-cell office:value-type="float" office:value="0.2538382951" calcext:value-type="float">
            <text:p>0.2538382951</text:p>
          </table:table-cell>
          <table:table-cell office:value-type="float" office:value="0.5082749978" calcext:value-type="float">
            <text:p>0.50827499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50499" calcext:value-type="float">
            <text:p>-0.00050499</text:p>
          </table:table-cell>
          <table:table-cell office:value-type="float" office:value="0.0149292" calcext:value-type="float">
            <text:p>0.0149292</text:p>
          </table:table-cell>
          <table:table-cell office:value-type="float" office:value="-0.002963552" calcext:value-type="float">
            <text:p>-0.002963552</text:p>
          </table:table-cell>
          <table:table-cell office:value-type="float" office:value="740" calcext:value-type="float">
            <text:p>740</text:p>
          </table:table-cell>
          <table:table-cell table:formula="of:=[.H741]*100" office:value-type="float" office:value="-0.2963552" calcext:value-type="float">
            <text:p>-0.2963552</text:p>
          </table:table-cell>
          <table:table-cell table:formula="of:=100*[.F741]" office:value-type="float" office:value="-0.050499" calcext:value-type="float">
            <text:p>-0.050499</text:p>
          </table:table-cell>
        </table:table-row>
        <table:table-row table:style-name="ro1">
          <table:table-cell office:value-type="float" office:value="37.06" calcext:value-type="float">
            <text:p>37.06</text:p>
          </table:table-cell>
          <table:table-cell office:value-type="float" office:value="178.986831665" calcext:value-type="float">
            <text:p>178.986831665</text:p>
          </table:table-cell>
          <table:table-cell office:value-type="float" office:value="0.39362586" calcext:value-type="float">
            <text:p>0.39362586</text:p>
          </table:table-cell>
          <table:table-cell office:value-type="float" office:value="0.7882975745" calcext:value-type="float">
            <text:p>0.78829757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25674" calcext:value-type="float">
            <text:p>-0.00225674</text:p>
          </table:table-cell>
          <table:table-cell office:value-type="float" office:value="0.00619539" calcext:value-type="float">
            <text:p>0.00619539</text:p>
          </table:table-cell>
          <table:table-cell office:value-type="float" office:value="-0.007387968" calcext:value-type="float">
            <text:p>-0.007387968</text:p>
          </table:table-cell>
          <table:table-cell office:value-type="float" office:value="741" calcext:value-type="float">
            <text:p>741</text:p>
          </table:table-cell>
          <table:table-cell table:formula="of:=[.H742]*100" office:value-type="float" office:value="-0.7387968" calcext:value-type="float">
            <text:p>-0.7387968</text:p>
          </table:table-cell>
          <table:table-cell table:formula="of:=100*[.F742]" office:value-type="float" office:value="-0.225674" calcext:value-type="float">
            <text:p>-0.225674</text:p>
          </table:table-cell>
        </table:table-row>
        <table:table-row table:style-name="ro1">
          <table:table-cell office:value-type="float" office:value="37.11" calcext:value-type="float">
            <text:p>37.11</text:p>
          </table:table-cell>
          <table:table-cell office:value-type="float" office:value="178.9935150146" calcext:value-type="float">
            <text:p>178.9935150146</text:p>
          </table:table-cell>
          <table:table-cell office:value-type="float" office:value="0.3643989152" calcext:value-type="float">
            <text:p>0.3643989152</text:p>
          </table:table-cell>
          <table:table-cell office:value-type="float" office:value="0.730252258" calcext:value-type="float">
            <text:p>0.73025225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22881" calcext:value-type="float">
            <text:p>-0.00322881</text:p>
          </table:table-cell>
          <table:table-cell office:value-type="float" office:value="0.00619539" calcext:value-type="float">
            <text:p>0.00619539</text:p>
          </table:table-cell>
          <table:table-cell office:value-type="float" office:value="-0.0055883636" calcext:value-type="float">
            <text:p>-0.0055883636</text:p>
          </table:table-cell>
          <table:table-cell office:value-type="float" office:value="742" calcext:value-type="float">
            <text:p>742</text:p>
          </table:table-cell>
          <table:table-cell table:formula="of:=[.H743]*100" office:value-type="float" office:value="-0.55883636" calcext:value-type="float">
            <text:p>-0.55883636</text:p>
          </table:table-cell>
          <table:table-cell table:formula="of:=100*[.F743]" office:value-type="float" office:value="-0.322881" calcext:value-type="float">
            <text:p>-0.322881</text:p>
          </table:table-cell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178.9868774414" calcext:value-type="float">
            <text:p>178.9868774414</text:p>
          </table:table-cell>
          <table:table-cell office:value-type="float" office:value="0.2620786086" calcext:value-type="float">
            <text:p>0.2620786086</text:p>
          </table:table-cell>
          <table:table-cell office:value-type="float" office:value="0.5257522967" calcext:value-type="float">
            <text:p>0.525752296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19442" calcext:value-type="float">
            <text:p>-0.00319442</text:p>
          </table:table-cell>
          <table:table-cell office:value-type="float" office:value="-0.00630857" calcext:value-type="float">
            <text:p>-0.00630857</text:p>
          </table:table-cell>
          <table:table-cell office:value-type="float" office:value="-0.0035817896" calcext:value-type="float">
            <text:p>-0.0035817896</text:p>
          </table:table-cell>
          <table:table-cell office:value-type="float" office:value="743" calcext:value-type="float">
            <text:p>743</text:p>
          </table:table-cell>
          <table:table-cell table:formula="of:=[.H744]*100" office:value-type="float" office:value="-0.35817896" calcext:value-type="float">
            <text:p>-0.35817896</text:p>
          </table:table-cell>
          <table:table-cell table:formula="of:=100*[.F744]" office:value-type="float" office:value="-0.319442" calcext:value-type="float">
            <text:p>-0.319442</text:p>
          </table:table-cell>
        </table:table-row>
        <table:table-row table:style-name="ro1">
          <table:table-cell office:value-type="float" office:value="37.21" calcext:value-type="float">
            <text:p>37.21</text:p>
          </table:table-cell>
          <table:table-cell office:value-type="float" office:value="178.9795379639" calcext:value-type="float">
            <text:p>178.9795379639</text:p>
          </table:table-cell>
          <table:table-cell office:value-type="float" office:value="0.214081917" calcext:value-type="float">
            <text:p>0.214081917</text:p>
          </table:table-cell>
          <table:table-cell office:value-type="float" office:value="0.4297023364" calcext:value-type="float">
            <text:p>0.42970233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85163" calcext:value-type="float">
            <text:p>-0.00285163</text:p>
          </table:table-cell>
          <table:table-cell office:value-type="float" office:value="-0.00630857" calcext:value-type="float">
            <text:p>-0.00630857</text:p>
          </table:table-cell>
          <table:table-cell office:value-type="float" office:value="-0.0022917124" calcext:value-type="float">
            <text:p>-0.0022917124</text:p>
          </table:table-cell>
          <table:table-cell office:value-type="float" office:value="744" calcext:value-type="float">
            <text:p>744</text:p>
          </table:table-cell>
          <table:table-cell table:formula="of:=[.H745]*100" office:value-type="float" office:value="-0.22917124" calcext:value-type="float">
            <text:p>-0.22917124</text:p>
          </table:table-cell>
          <table:table-cell table:formula="of:=100*[.F745]" office:value-type="float" office:value="-0.285163" calcext:value-type="float">
            <text:p>-0.285163</text:p>
          </table:table-cell>
        </table:table-row>
        <table:table-row table:style-name="ro1">
          <table:table-cell office:value-type="float" office:value="37.26" calcext:value-type="float">
            <text:p>37.26</text:p>
          </table:table-cell>
          <table:table-cell office:value-type="float" office:value="178.9707794189" calcext:value-type="float">
            <text:p>178.9707794189</text:p>
          </table:table-cell>
          <table:table-cell office:value-type="float" office:value="0.1354536405" calcext:value-type="float">
            <text:p>0.1354536405</text:p>
          </table:table-cell>
          <table:table-cell office:value-type="float" office:value="0.2722815138" calcext:value-type="float">
            <text:p>0.27228151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09929" calcext:value-type="float">
            <text:p>-0.00209929</text:p>
          </table:table-cell>
          <table:table-cell office:value-type="float" office:value="-0.00988653" calcext:value-type="float">
            <text:p>-0.00988653</text:p>
          </table:table-cell>
          <table:table-cell office:value-type="float" office:value="-0.0021333141" calcext:value-type="float">
            <text:p>-0.0021333141</text:p>
          </table:table-cell>
          <table:table-cell office:value-type="float" office:value="745" calcext:value-type="float">
            <text:p>745</text:p>
          </table:table-cell>
          <table:table-cell table:formula="of:=[.H746]*100" office:value-type="float" office:value="-0.21333141" calcext:value-type="float">
            <text:p>-0.21333141</text:p>
          </table:table-cell>
          <table:table-cell table:formula="of:=100*[.F746]" office:value-type="float" office:value="-0.209929" calcext:value-type="float">
            <text:p>-0.209929</text:p>
          </table:table-cell>
        </table:table-row>
        <table:table-row table:style-name="ro1">
          <table:table-cell office:value-type="float" office:value="37.31" calcext:value-type="float">
            <text:p>37.31</text:p>
          </table:table-cell>
          <table:table-cell office:value-type="float" office:value="178.9826507568" calcext:value-type="float">
            <text:p>178.9826507568</text:p>
          </table:table-cell>
          <table:table-cell office:value-type="float" office:value="0.0165822319" calcext:value-type="float">
            <text:p>0.0165822319</text:p>
          </table:table-cell>
          <table:table-cell office:value-type="float" office:value="0.0342318411" calcext:value-type="float">
            <text:p>0.03423184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80593" calcext:value-type="float">
            <text:p>-0.00080593</text:p>
          </table:table-cell>
          <table:table-cell office:value-type="float" office:value="-0.01606347" calcext:value-type="float">
            <text:p>-0.01606347</text:p>
          </table:table-cell>
          <table:table-cell office:value-type="float" office:value="0.0000852355" calcext:value-type="float">
            <text:p>8.52355E-05</text:p>
          </table:table-cell>
          <table:table-cell office:value-type="float" office:value="746" calcext:value-type="float">
            <text:p>746</text:p>
          </table:table-cell>
          <table:table-cell table:formula="of:=[.H747]*100" office:value-type="float" office:value="0.00852355" calcext:value-type="float">
            <text:p>0.00852355</text:p>
          </table:table-cell>
          <table:table-cell table:formula="of:=100*[.F747]" office:value-type="float" office:value="-0.080593" calcext:value-type="float">
            <text:p>-0.080593</text:p>
          </table:table-cell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178.9860076904" calcext:value-type="float">
            <text:p>178.9860076904</text:p>
          </table:table-cell>
          <table:table-cell office:value-type="float" office:value="-0.1152887722" calcext:value-type="float">
            <text:p>-0.1152887722</text:p>
          </table:table-cell>
          <table:table-cell office:value-type="float" office:value="-0.229965226" calcext:value-type="float">
            <text:p>-0.2299652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93444" calcext:value-type="float">
            <text:p>0.00093444</text:p>
          </table:table-cell>
          <table:table-cell office:value-type="float" office:value="-0.01606347" calcext:value-type="float">
            <text:p>-0.01606347</text:p>
          </table:table-cell>
          <table:table-cell office:value-type="float" office:value="0.0033438628" calcext:value-type="float">
            <text:p>0.0033438628</text:p>
          </table:table-cell>
          <table:table-cell office:value-type="float" office:value="747" calcext:value-type="float">
            <text:p>747</text:p>
          </table:table-cell>
          <table:table-cell table:formula="of:=[.H748]*100" office:value-type="float" office:value="0.33438628" calcext:value-type="float">
            <text:p>0.33438628</text:p>
          </table:table-cell>
          <table:table-cell table:formula="of:=100*[.F748]" office:value-type="float" office:value="0.093444" calcext:value-type="float">
            <text:p>0.093444</text:p>
          </table:table-cell>
        </table:table-row>
        <table:table-row table:style-name="ro1">
          <table:table-cell office:value-type="float" office:value="37.41" calcext:value-type="float">
            <text:p>37.41</text:p>
          </table:table-cell>
          <table:table-cell office:value-type="float" office:value="178.9781951904" calcext:value-type="float">
            <text:p>178.9781951904</text:p>
          </table:table-cell>
          <table:table-cell office:value-type="float" office:value="-0.2030552818" calcext:value-type="float">
            <text:p>-0.2030552818</text:p>
          </table:table-cell>
          <table:table-cell office:value-type="float" office:value="-0.4060209293" calcext:value-type="float">
            <text:p>-0.40602092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67863" calcext:value-type="float">
            <text:p>0.00267863</text:p>
          </table:table-cell>
          <table:table-cell office:value-type="float" office:value="-0.02254269" calcext:value-type="float">
            <text:p>-0.02254269</text:p>
          </table:table-cell>
          <table:table-cell office:value-type="float" office:value="0.0051154111" calcext:value-type="float">
            <text:p>0.0051154111</text:p>
          </table:table-cell>
          <table:table-cell office:value-type="float" office:value="748" calcext:value-type="float">
            <text:p>748</text:p>
          </table:table-cell>
          <table:table-cell table:formula="of:=[.H749]*100" office:value-type="float" office:value="0.51154111" calcext:value-type="float">
            <text:p>0.51154111</text:p>
          </table:table-cell>
          <table:table-cell table:formula="of:=100*[.F749]" office:value-type="float" office:value="0.267863" calcext:value-type="float">
            <text:p>0.267863</text:p>
          </table:table-cell>
        </table:table-row>
        <table:table-row table:style-name="ro1">
          <table:table-cell office:value-type="float" office:value="37.46" calcext:value-type="float">
            <text:p>37.46</text:p>
          </table:table-cell>
          <table:table-cell office:value-type="float" office:value="178.9783935547" calcext:value-type="float">
            <text:p>178.9783935547</text:p>
          </table:table-cell>
          <table:table-cell office:value-type="float" office:value="-0.2788017148" calcext:value-type="float">
            <text:p>-0.2788017148</text:p>
          </table:table-cell>
          <table:table-cell office:value-type="float" office:value="-0.5580254196" calcext:value-type="float">
            <text:p>-0.55802541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4527" calcext:value-type="float">
            <text:p>0.00434527</text:p>
          </table:table-cell>
          <table:table-cell office:value-type="float" office:value="-0.02254269" calcext:value-type="float">
            <text:p>-0.02254269</text:p>
          </table:table-cell>
          <table:table-cell office:value-type="float" office:value="0.0071081568" calcext:value-type="float">
            <text:p>0.0071081568</text:p>
          </table:table-cell>
          <table:table-cell office:value-type="float" office:value="749" calcext:value-type="float">
            <text:p>749</text:p>
          </table:table-cell>
          <table:table-cell table:formula="of:=[.H750]*100" office:value-type="float" office:value="0.71081568" calcext:value-type="float">
            <text:p>0.71081568</text:p>
          </table:table-cell>
          <table:table-cell table:formula="of:=100*[.F750]" office:value-type="float" office:value="0.434527" calcext:value-type="float">
            <text:p>0.434527</text:p>
          </table:table-cell>
        </table:table-row>
        <table:table-row table:style-name="ro1">
          <table:table-cell office:value-type="float" office:value="37.51" calcext:value-type="float">
            <text:p>37.51</text:p>
          </table:table-cell>
          <table:table-cell office:value-type="float" office:value="178.9858551025" calcext:value-type="float">
            <text:p>178.9858551025</text:p>
          </table:table-cell>
          <table:table-cell office:value-type="float" office:value="-0.3312894677" calcext:value-type="float">
            <text:p>-0.3312894677</text:p>
          </table:table-cell>
          <table:table-cell office:value-type="float" office:value="-0.6634699157" calcext:value-type="float">
            <text:p>-0.663469915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0523" calcext:value-type="float">
            <text:p>0.00580523</text:p>
          </table:table-cell>
          <table:table-cell office:value-type="float" office:value="-0.02332549" calcext:value-type="float">
            <text:p>-0.02332549</text:p>
          </table:table-cell>
          <table:table-cell office:value-type="float" office:value="0.0070675875" calcext:value-type="float">
            <text:p>0.0070675875</text:p>
          </table:table-cell>
          <table:table-cell office:value-type="float" office:value="750" calcext:value-type="float">
            <text:p>750</text:p>
          </table:table-cell>
          <table:table-cell table:formula="of:=[.H751]*100" office:value-type="float" office:value="0.70675875" calcext:value-type="float">
            <text:p>0.70675875</text:p>
          </table:table-cell>
          <table:table-cell table:formula="of:=100*[.F751]" office:value-type="float" office:value="0.580523" calcext:value-type="float">
            <text:p>0.580523</text:p>
          </table:table-cell>
        </table:table-row>
        <table:table-row table:style-name="ro1">
          <table:table-cell office:value-type="float" office:value="37.56" calcext:value-type="float">
            <text:p>37.56</text:p>
          </table:table-cell>
          <table:table-cell office:value-type="float" office:value="178.9766387939" calcext:value-type="float">
            <text:p>178.9766387939</text:p>
          </table:table-cell>
          <table:table-cell office:value-type="float" office:value="-0.4455264016" calcext:value-type="float">
            <text:p>-0.4455264016</text:p>
          </table:table-cell>
          <table:table-cell office:value-type="float" office:value="-0.8924228522" calcext:value-type="float">
            <text:p>-0.892422852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53906" calcext:value-type="float">
            <text:p>0.00753906</text:p>
          </table:table-cell>
          <table:table-cell office:value-type="float" office:value="-0.02550473" calcext:value-type="float">
            <text:p>-0.02550473</text:p>
          </table:table-cell>
          <table:table-cell office:value-type="float" office:value="0.0105240398" calcext:value-type="float">
            <text:p>0.0105240398</text:p>
          </table:table-cell>
          <table:table-cell office:value-type="float" office:value="751" calcext:value-type="float">
            <text:p>751</text:p>
          </table:table-cell>
          <table:table-cell table:formula="of:=[.H752]*100" office:value-type="float" office:value="1.05240398" calcext:value-type="float">
            <text:p>1.05240398</text:p>
          </table:table-cell>
          <table:table-cell table:formula="of:=100*[.F752]" office:value-type="float" office:value="0.753906" calcext:value-type="float">
            <text:p>0.753906</text:p>
          </table:table-cell>
        </table:table-row>
        <table:table-row table:style-name="ro1">
          <table:table-cell office:value-type="float" office:value="37.61" calcext:value-type="float">
            <text:p>37.61</text:p>
          </table:table-cell>
          <table:table-cell office:value-type="float" office:value="178.9862060547" calcext:value-type="float">
            <text:p>178.9862060547</text:p>
          </table:table-cell>
          <table:table-cell office:value-type="float" office:value="-0.4829528056" calcext:value-type="float">
            <text:p>-0.4829528056</text:p>
          </table:table-cell>
          <table:table-cell office:value-type="float" office:value="-0.9677463862" calcext:value-type="float">
            <text:p>-0.967746386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4341" calcext:value-type="float">
            <text:p>0.00894341</text:p>
          </table:table-cell>
          <table:table-cell office:value-type="float" office:value="-0.02550473" calcext:value-type="float">
            <text:p>-0.02550473</text:p>
          </table:table-cell>
          <table:table-cell office:value-type="float" office:value="0.0108443501" calcext:value-type="float">
            <text:p>0.0108443501</text:p>
          </table:table-cell>
          <table:table-cell office:value-type="float" office:value="752" calcext:value-type="float">
            <text:p>752</text:p>
          </table:table-cell>
          <table:table-cell table:formula="of:=[.H753]*100" office:value-type="float" office:value="1.08443501" calcext:value-type="float">
            <text:p>1.08443501</text:p>
          </table:table-cell>
          <table:table-cell table:formula="of:=100*[.F753]" office:value-type="float" office:value="0.894341" calcext:value-type="float">
            <text:p>0.894341</text:p>
          </table:table-cell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179.0000762939" calcext:value-type="float">
            <text:p>179.0000762939</text:p>
          </table:table-cell>
          <table:table-cell office:value-type="float" office:value="-0.4629548159" calcext:value-type="float">
            <text:p>-0.4629548159</text:p>
          </table:table-cell>
          <table:table-cell office:value-type="float" office:value="-0.9280813853" calcext:value-type="float">
            <text:p>-0.92808138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74558" calcext:value-type="float">
            <text:p>0.00974558</text:p>
          </table:table-cell>
          <table:table-cell office:value-type="float" office:value="-0.02497362" calcext:value-type="float">
            <text:p>-0.02497362</text:p>
          </table:table-cell>
          <table:table-cell office:value-type="float" office:value="0.0100583708" calcext:value-type="float">
            <text:p>0.0100583708</text:p>
          </table:table-cell>
          <table:table-cell office:value-type="float" office:value="753" calcext:value-type="float">
            <text:p>753</text:p>
          </table:table-cell>
          <table:table-cell table:formula="of:=[.H754]*100" office:value-type="float" office:value="1.00583708" calcext:value-type="float">
            <text:p>1.00583708</text:p>
          </table:table-cell>
          <table:table-cell table:formula="of:=100*[.F754]" office:value-type="float" office:value="0.974558" calcext:value-type="float">
            <text:p>0.974558</text:p>
          </table:table-cell>
        </table:table-row>
        <table:table-row table:style-name="ro1">
          <table:table-cell office:value-type="float" office:value="37.71" calcext:value-type="float">
            <text:p>37.71</text:p>
          </table:table-cell>
          <table:table-cell office:value-type="float" office:value="179.0106201172" calcext:value-type="float">
            <text:p>179.0106201172</text:p>
          </table:table-cell>
          <table:table-cell office:value-type="float" office:value="-0.4929334977" calcext:value-type="float">
            <text:p>-0.4929334977</text:p>
          </table:table-cell>
          <table:table-cell office:value-type="float" office:value="-0.9882691947" calcext:value-type="float">
            <text:p>-0.98826919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47971" calcext:value-type="float">
            <text:p>0.01047971</text:p>
          </table:table-cell>
          <table:table-cell office:value-type="float" office:value="-0.02497362" calcext:value-type="float">
            <text:p>-0.02497362</text:p>
          </table:table-cell>
          <table:table-cell office:value-type="float" office:value="0.0116151426" calcext:value-type="float">
            <text:p>0.0116151426</text:p>
          </table:table-cell>
          <table:table-cell office:value-type="float" office:value="754" calcext:value-type="float">
            <text:p>754</text:p>
          </table:table-cell>
          <table:table-cell table:formula="of:=[.H755]*100" office:value-type="float" office:value="1.16151426" calcext:value-type="float">
            <text:p>1.16151426</text:p>
          </table:table-cell>
          <table:table-cell table:formula="of:=100*[.F755]" office:value-type="float" office:value="1.047971" calcext:value-type="float">
            <text:p>1.047971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179.0062103271" calcext:value-type="float">
            <text:p>179.0062103271</text:p>
          </table:table-cell>
          <table:table-cell office:value-type="float" office:value="-0.4528892005" calcext:value-type="float">
            <text:p>-0.4528892005</text:p>
          </table:table-cell>
          <table:table-cell office:value-type="float" office:value="-0.9083240406" calcext:value-type="float">
            <text:p>-0.908324040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70185" calcext:value-type="float">
            <text:p>0.01070185</text:p>
          </table:table-cell>
          <table:table-cell office:value-type="float" office:value="-0.02325494" calcext:value-type="float">
            <text:p>-0.02325494</text:p>
          </table:table-cell>
          <table:table-cell office:value-type="float" office:value="0.0103883923" calcext:value-type="float">
            <text:p>0.0103883923</text:p>
          </table:table-cell>
          <table:table-cell office:value-type="float" office:value="755" calcext:value-type="float">
            <text:p>755</text:p>
          </table:table-cell>
          <table:table-cell table:formula="of:=[.H756]*100" office:value-type="float" office:value="1.03883923" calcext:value-type="float">
            <text:p>1.03883923</text:p>
          </table:table-cell>
          <table:table-cell table:formula="of:=100*[.F756]" office:value-type="float" office:value="1.070185" calcext:value-type="float">
            <text:p>1.070185</text:p>
          </table:table-cell>
        </table:table-row>
        <table:table-row table:style-name="ro1">
          <table:table-cell office:value-type="float" office:value="37.81" calcext:value-type="float">
            <text:p>37.81</text:p>
          </table:table-cell>
          <table:table-cell office:value-type="float" office:value="179.0260009766" calcext:value-type="float">
            <text:p>179.0260009766</text:p>
          </table:table-cell>
          <table:table-cell office:value-type="float" office:value="-0.4146207693" calcext:value-type="float">
            <text:p>-0.4146207693</text:p>
          </table:table-cell>
          <table:table-cell office:value-type="float" office:value="-0.8318044388" calcext:value-type="float">
            <text:p>-0.83180443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59478" calcext:value-type="float">
            <text:p>0.01059478</text:p>
          </table:table-cell>
          <table:table-cell office:value-type="float" office:value="-0.0212619" calcext:value-type="float">
            <text:p>-0.0212619</text:p>
          </table:table-cell>
          <table:table-cell office:value-type="float" office:value="0.0094474274" calcext:value-type="float">
            <text:p>0.0094474274</text:p>
          </table:table-cell>
          <table:table-cell office:value-type="float" office:value="756" calcext:value-type="float">
            <text:p>756</text:p>
          </table:table-cell>
          <table:table-cell table:formula="of:=[.H757]*100" office:value-type="float" office:value="0.94474274" calcext:value-type="float">
            <text:p>0.94474274</text:p>
          </table:table-cell>
          <table:table-cell table:formula="of:=100*[.F757]" office:value-type="float" office:value="1.059478" calcext:value-type="float">
            <text:p>1.059478</text:p>
          </table:table-cell>
        </table:table-row>
        <table:table-row table:style-name="ro1">
          <table:table-cell office:value-type="float" office:value="37.86" calcext:value-type="float">
            <text:p>37.86</text:p>
          </table:table-cell>
          <table:table-cell office:value-type="float" office:value="179.0295257568" calcext:value-type="float">
            <text:p>179.0295257568</text:p>
          </table:table-cell>
          <table:table-cell office:value-type="float" office:value="-0.395081804" calcext:value-type="float">
            <text:p>-0.395081804</text:p>
          </table:table-cell>
          <table:table-cell office:value-type="float" office:value="-0.7926802175" calcext:value-type="float">
            <text:p>-0.792680217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39325" calcext:value-type="float">
            <text:p>0.01039325</text:p>
          </table:table-cell>
          <table:table-cell office:value-type="float" office:value="-0.0212619" calcext:value-type="float">
            <text:p>-0.0212619</text:p>
          </table:table-cell>
          <table:table-cell office:value-type="float" office:value="0.0097029134" calcext:value-type="float">
            <text:p>0.0097029134</text:p>
          </table:table-cell>
          <table:table-cell office:value-type="float" office:value="757" calcext:value-type="float">
            <text:p>757</text:p>
          </table:table-cell>
          <table:table-cell table:formula="of:=[.H758]*100" office:value-type="float" office:value="0.97029134" calcext:value-type="float">
            <text:p>0.97029134</text:p>
          </table:table-cell>
          <table:table-cell table:formula="of:=100*[.F758]" office:value-type="float" office:value="1.039325" calcext:value-type="float">
            <text:p>1.039325</text:p>
          </table:table-cell>
        </table:table-row>
        <table:table-row table:style-name="ro1">
          <table:table-cell office:value-type="float" office:value="37.91" calcext:value-type="float">
            <text:p>37.91</text:p>
          </table:table-cell>
          <table:table-cell office:value-type="float" office:value="179.0323486328" calcext:value-type="float">
            <text:p>179.0323486328</text:p>
          </table:table-cell>
          <table:table-cell office:value-type="float" office:value="-0.2846281241" calcext:value-type="float">
            <text:p>-0.2846281241</text:p>
          </table:table-cell>
          <table:table-cell office:value-type="float" office:value="-0.5716120736" calcext:value-type="float">
            <text:p>-0.57161207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52289" calcext:value-type="float">
            <text:p>0.00952289</text:p>
          </table:table-cell>
          <table:table-cell office:value-type="float" office:value="-0.01868671" calcext:value-type="float">
            <text:p>-0.01868671</text:p>
          </table:table-cell>
          <table:table-cell office:value-type="float" office:value="0.0088215437" calcext:value-type="float">
            <text:p>0.0088215437</text:p>
          </table:table-cell>
          <table:table-cell office:value-type="float" office:value="758" calcext:value-type="float">
            <text:p>758</text:p>
          </table:table-cell>
          <table:table-cell table:formula="of:=[.H759]*100" office:value-type="float" office:value="0.88215437" calcext:value-type="float">
            <text:p>0.88215437</text:p>
          </table:table-cell>
          <table:table-cell table:formula="of:=100*[.F759]" office:value-type="float" office:value="0.952289" calcext:value-type="float">
            <text:p>0.952289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179.0291900635" calcext:value-type="float">
            <text:p>179.0291900635</text:p>
          </table:table-cell>
          <table:table-cell office:value-type="float" office:value="-0.2758652804" calcext:value-type="float">
            <text:p>-0.2758652804</text:p>
          </table:table-cell>
          <table:table-cell office:value-type="float" office:value="-0.5538601094" calcext:value-type="float">
            <text:p>-0.553860109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88474" calcext:value-type="float">
            <text:p>0.00888474</text:p>
          </table:table-cell>
          <table:table-cell office:value-type="float" office:value="-0.01494629" calcext:value-type="float">
            <text:p>-0.01494629</text:p>
          </table:table-cell>
          <table:table-cell office:value-type="float" office:value="0.0079370635" calcext:value-type="float">
            <text:p>0.0079370635</text:p>
          </table:table-cell>
          <table:table-cell office:value-type="float" office:value="759" calcext:value-type="float">
            <text:p>759</text:p>
          </table:table-cell>
          <table:table-cell table:formula="of:=[.H760]*100" office:value-type="float" office:value="0.79370635" calcext:value-type="float">
            <text:p>0.79370635</text:p>
          </table:table-cell>
          <table:table-cell table:formula="of:=100*[.F760]" office:value-type="float" office:value="0.888474" calcext:value-type="float">
            <text:p>0.888474</text:p>
          </table:table-cell>
        </table:table-row>
        <table:table-row table:style-name="ro1">
          <table:table-cell office:value-type="float" office:value="38.01" calcext:value-type="float">
            <text:p>38.01</text:p>
          </table:table-cell>
          <table:table-cell office:value-type="float" office:value="179.0392456055" calcext:value-type="float">
            <text:p>179.0392456055</text:p>
          </table:table-cell>
          <table:table-cell office:value-type="float" office:value="-0.1858193262" calcext:value-type="float">
            <text:p>-0.1858193262</text:p>
          </table:table-cell>
          <table:table-cell office:value-type="float" office:value="-0.3735186995" calcext:value-type="float">
            <text:p>-0.37351869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5955" calcext:value-type="float">
            <text:p>0.00785955</text:p>
          </table:table-cell>
          <table:table-cell office:value-type="float" office:value="-0.01189948" calcext:value-type="float">
            <text:p>-0.01189948</text:p>
          </table:table-cell>
          <table:table-cell office:value-type="float" office:value="0.0069246959" calcext:value-type="float">
            <text:p>0.0069246959</text:p>
          </table:table-cell>
          <table:table-cell office:value-type="float" office:value="760" calcext:value-type="float">
            <text:p>760</text:p>
          </table:table-cell>
          <table:table-cell table:formula="of:=[.H761]*100" office:value-type="float" office:value="0.69246959" calcext:value-type="float">
            <text:p>0.69246959</text:p>
          </table:table-cell>
          <table:table-cell table:formula="of:=100*[.F761]" office:value-type="float" office:value="0.785955" calcext:value-type="float">
            <text:p>0.785955</text:p>
          </table:table-cell>
        </table:table-row>
        <table:table-row table:style-name="ro1">
          <table:table-cell office:value-type="float" office:value="38.06" calcext:value-type="float">
            <text:p>38.06</text:p>
          </table:table-cell>
          <table:table-cell office:value-type="float" office:value="179.0532836914" calcext:value-type="float">
            <text:p>179.0532836914</text:p>
          </table:table-cell>
          <table:table-cell office:value-type="float" office:value="-0.1763414598" calcext:value-type="float">
            <text:p>-0.1763414598</text:p>
          </table:table-cell>
          <table:table-cell office:value-type="float" office:value="-0.3542972804" calcext:value-type="float">
            <text:p>-0.35429728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11349" calcext:value-type="float">
            <text:p>0.00711349</text:p>
          </table:table-cell>
          <table:table-cell office:value-type="float" office:value="-0.00684999" calcext:value-type="float">
            <text:p>-0.00684999</text:p>
          </table:table-cell>
          <table:table-cell office:value-type="float" office:value="0.0064238948" calcext:value-type="float">
            <text:p>0.0064238948</text:p>
          </table:table-cell>
          <table:table-cell office:value-type="float" office:value="761" calcext:value-type="float">
            <text:p>761</text:p>
          </table:table-cell>
          <table:table-cell table:formula="of:=[.H762]*100" office:value-type="float" office:value="0.64238948" calcext:value-type="float">
            <text:p>0.64238948</text:p>
          </table:table-cell>
          <table:table-cell table:formula="of:=100*[.F762]" office:value-type="float" office:value="0.711349" calcext:value-type="float">
            <text:p>0.711349</text:p>
          </table:table-cell>
        </table:table-row>
        <table:table-row table:style-name="ro1">
          <table:table-cell office:value-type="float" office:value="38.11" calcext:value-type="float">
            <text:p>38.11</text:p>
          </table:table-cell>
          <table:table-cell office:value-type="float" office:value="179.0473175049" calcext:value-type="float">
            <text:p>179.0473175049</text:p>
          </table:table-cell>
          <table:table-cell office:value-type="float" office:value="-0.1282230863" calcext:value-type="float">
            <text:p>-0.1282230863</text:p>
          </table:table-cell>
          <table:table-cell office:value-type="float" office:value="-0.2578259795" calcext:value-type="float">
            <text:p>-0.25782597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29586" calcext:value-type="float">
            <text:p>0.00629586</text:p>
          </table:table-cell>
          <table:table-cell office:value-type="float" office:value="-0.00684999" calcext:value-type="float">
            <text:p>-0.00684999</text:p>
          </table:table-cell>
          <table:table-cell office:value-type="float" office:value="0.005122347" calcext:value-type="float">
            <text:p>0.005122347</text:p>
          </table:table-cell>
          <table:table-cell office:value-type="float" office:value="762" calcext:value-type="float">
            <text:p>762</text:p>
          </table:table-cell>
          <table:table-cell table:formula="of:=[.H763]*100" office:value-type="float" office:value="0.5122347" calcext:value-type="float">
            <text:p>0.5122347</text:p>
          </table:table-cell>
          <table:table-cell table:formula="of:=100*[.F763]" office:value-type="float" office:value="0.629586" calcext:value-type="float">
            <text:p>0.629586</text:p>
          </table:table-cell>
        </table:table-row>
        <table:table-row table:style-name="ro1">
          <table:table-cell office:value-type="float" office:value="38.16" calcext:value-type="float">
            <text:p>38.16</text:p>
          </table:table-cell>
          <table:table-cell office:value-type="float" office:value="179.0540313721" calcext:value-type="float">
            <text:p>179.0540313721</text:p>
          </table:table-cell>
          <table:table-cell office:value-type="float" office:value="-0.1416502759" calcext:value-type="float">
            <text:p>-0.1416502759</text:p>
          </table:table-cell>
          <table:table-cell office:value-type="float" office:value="-0.2844894402" calcext:value-type="float">
            <text:p>-0.28448944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407" calcext:value-type="float">
            <text:p>0.0058407</text:p>
          </table:table-cell>
          <table:table-cell office:value-type="float" office:value="-0.00376304" calcext:value-type="float">
            <text:p>-0.00376304</text:p>
          </table:table-cell>
          <table:table-cell office:value-type="float" office:value="0.0060943018" calcext:value-type="float">
            <text:p>0.0060943018</text:p>
          </table:table-cell>
          <table:table-cell office:value-type="float" office:value="763" calcext:value-type="float">
            <text:p>763</text:p>
          </table:table-cell>
          <table:table-cell table:formula="of:=[.H764]*100" office:value-type="float" office:value="0.60943018" calcext:value-type="float">
            <text:p>0.60943018</text:p>
          </table:table-cell>
          <table:table-cell table:formula="of:=100*[.F764]" office:value-type="float" office:value="0.58407" calcext:value-type="float">
            <text:p>0.58407</text:p>
          </table:table-cell>
        </table:table-row>
        <table:table-row table:style-name="ro1">
          <table:table-cell office:value-type="float" office:value="38.21" calcext:value-type="float">
            <text:p>38.21</text:p>
          </table:table-cell>
          <table:table-cell office:value-type="float" office:value="179.0634460449" calcext:value-type="float">
            <text:p>179.0634460449</text:p>
          </table:table-cell>
          <table:table-cell office:value-type="float" office:value="-0.1949471789" calcext:value-type="float">
            <text:p>-0.1949471789</text:p>
          </table:table-cell>
          <table:table-cell office:value-type="float" office:value="-0.3910227752" calcext:value-type="float">
            <text:p>-0.391022775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9271" calcext:value-type="float">
            <text:p>0.00589271</text:p>
          </table:table-cell>
          <table:table-cell office:value-type="float" office:value="0.0020345" calcext:value-type="float">
            <text:p>0.0020345</text:p>
          </table:table-cell>
          <table:table-cell office:value-type="float" office:value="0.0072982212" calcext:value-type="float">
            <text:p>0.0072982212</text:p>
          </table:table-cell>
          <table:table-cell office:value-type="float" office:value="764" calcext:value-type="float">
            <text:p>764</text:p>
          </table:table-cell>
          <table:table-cell table:formula="of:=[.H765]*100" office:value-type="float" office:value="0.72982212" calcext:value-type="float">
            <text:p>0.72982212</text:p>
          </table:table-cell>
          <table:table-cell table:formula="of:=100*[.F765]" office:value-type="float" office:value="0.589271" calcext:value-type="float">
            <text:p>0.589271</text:p>
          </table:table-cell>
        </table:table-row>
        <table:table-row table:style-name="ro1">
          <table:table-cell office:value-type="float" office:value="38.26" calcext:value-type="float">
            <text:p>38.26</text:p>
          </table:table-cell>
          <table:table-cell office:value-type="float" office:value="179.0698394775" calcext:value-type="float">
            <text:p>179.0698394775</text:p>
          </table:table-cell>
          <table:table-cell office:value-type="float" office:value="-0.2040998171" calcext:value-type="float">
            <text:p>-0.2040998171</text:p>
          </table:table-cell>
          <table:table-cell office:value-type="float" office:value="-0.4093501998" calcext:value-type="float">
            <text:p>-0.40935019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98836" calcext:value-type="float">
            <text:p>0.00598836</text:p>
          </table:table-cell>
          <table:table-cell office:value-type="float" office:value="0.0020345" calcext:value-type="float">
            <text:p>0.0020345</text:p>
          </table:table-cell>
          <table:table-cell office:value-type="float" office:value="0.0061122406" calcext:value-type="float">
            <text:p>0.0061122406</text:p>
          </table:table-cell>
          <table:table-cell office:value-type="float" office:value="765" calcext:value-type="float">
            <text:p>765</text:p>
          </table:table-cell>
          <table:table-cell table:formula="of:=[.H766]*100" office:value-type="float" office:value="0.61122406" calcext:value-type="float">
            <text:p>0.61122406</text:p>
          </table:table-cell>
          <table:table-cell table:formula="of:=100*[.F766]" office:value-type="float" office:value="0.598836" calcext:value-type="float">
            <text:p>0.598836</text:p>
          </table:table-cell>
        </table:table-row>
        <table:table-row table:style-name="ro1">
          <table:table-cell office:value-type="float" office:value="38.31" calcext:value-type="float">
            <text:p>38.31</text:p>
          </table:table-cell>
          <table:table-cell office:value-type="float" office:value="179.0826568604" calcext:value-type="float">
            <text:p>179.0826568604</text:p>
          </table:table-cell>
          <table:table-cell office:value-type="float" office:value="-0.2250000806" calcext:value-type="float">
            <text:p>-0.2250000806</text:p>
          </table:table-cell>
          <table:table-cell office:value-type="float" office:value="-0.4511955229" calcext:value-type="float">
            <text:p>-0.45119552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9136" calcext:value-type="float">
            <text:p>0.00619136</text:p>
          </table:table-cell>
          <table:table-cell office:value-type="float" office:value="0.00473077" calcext:value-type="float">
            <text:p>0.00473077</text:p>
          </table:table-cell>
          <table:table-cell office:value-type="float" office:value="0.0056930561" calcext:value-type="float">
            <text:p>0.0056930561</text:p>
          </table:table-cell>
          <table:table-cell office:value-type="float" office:value="766" calcext:value-type="float">
            <text:p>766</text:p>
          </table:table-cell>
          <table:table-cell table:formula="of:=[.H767]*100" office:value-type="float" office:value="0.56930561" calcext:value-type="float">
            <text:p>0.56930561</text:p>
          </table:table-cell>
          <table:table-cell table:formula="of:=100*[.F767]" office:value-type="float" office:value="0.619136" calcext:value-type="float">
            <text:p>0.619136</text:p>
          </table:table-cell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179.0914764404" calcext:value-type="float">
            <text:p>179.0914764404</text:p>
          </table:table-cell>
          <table:table-cell office:value-type="float" office:value="-0.3368839126" calcext:value-type="float">
            <text:p>-0.3368839126</text:p>
          </table:table-cell>
          <table:table-cell office:value-type="float" office:value="-0.6751257659" calcext:value-type="float">
            <text:p>-0.675125765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07222" calcext:value-type="float">
            <text:p>0.00707222</text:p>
          </table:table-cell>
          <table:table-cell office:value-type="float" office:value="0.0106488" calcext:value-type="float">
            <text:p>0.0106488</text:p>
          </table:table-cell>
          <table:table-cell office:value-type="float" office:value="0.0093619992" calcext:value-type="float">
            <text:p>0.0093619992</text:p>
          </table:table-cell>
          <table:table-cell office:value-type="float" office:value="767" calcext:value-type="float">
            <text:p>767</text:p>
          </table:table-cell>
          <table:table-cell table:formula="of:=[.H768]*100" office:value-type="float" office:value="0.93619992" calcext:value-type="float">
            <text:p>0.93619992</text:p>
          </table:table-cell>
          <table:table-cell table:formula="of:=100*[.F768]" office:value-type="float" office:value="0.707222" calcext:value-type="float">
            <text:p>0.707222</text:p>
          </table:table-cell>
        </table:table-row>
        <table:table-row table:style-name="ro1">
          <table:table-cell office:value-type="float" office:value="38.41" calcext:value-type="float">
            <text:p>38.41</text:p>
          </table:table-cell>
          <table:table-cell office:value-type="float" office:value="179.0913848877" calcext:value-type="float">
            <text:p>179.0913848877</text:p>
          </table:table-cell>
          <table:table-cell office:value-type="float" office:value="-0.3088410282" calcext:value-type="float">
            <text:p>-0.3088410282</text:p>
          </table:table-cell>
          <table:table-cell office:value-type="float" office:value="-0.6192321057" calcext:value-type="float">
            <text:p>-0.619232105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7208" calcext:value-type="float">
            <text:p>0.00747208</text:p>
          </table:table-cell>
          <table:table-cell office:value-type="float" office:value="0.01259745" calcext:value-type="float">
            <text:p>0.01259745</text:p>
          </table:table-cell>
          <table:table-cell office:value-type="float" office:value="0.0060152253" calcext:value-type="float">
            <text:p>0.0060152253</text:p>
          </table:table-cell>
          <table:table-cell office:value-type="float" office:value="768" calcext:value-type="float">
            <text:p>768</text:p>
          </table:table-cell>
          <table:table-cell table:formula="of:=[.H769]*100" office:value-type="float" office:value="0.60152253" calcext:value-type="float">
            <text:p>0.60152253</text:p>
          </table:table-cell>
          <table:table-cell table:formula="of:=100*[.F769]" office:value-type="float" office:value="0.747208" calcext:value-type="float">
            <text:p>0.747208</text:p>
          </table:table-cell>
        </table:table-row>
        <table:table-row table:style-name="ro1">
          <table:table-cell office:value-type="float" office:value="38.46" calcext:value-type="float">
            <text:p>38.46</text:p>
          </table:table-cell>
          <table:table-cell office:value-type="float" office:value="179.0847015381" calcext:value-type="float">
            <text:p>179.0847015381</text:p>
          </table:table-cell>
          <table:table-cell office:value-type="float" office:value="-0.3019087422" calcext:value-type="float">
            <text:p>-0.3019087422</text:p>
          </table:table-cell>
          <table:table-cell office:value-type="float" office:value="-0.6054605361" calcext:value-type="float">
            <text:p>-0.605460536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9223" calcext:value-type="float">
            <text:p>0.00769223</text:p>
          </table:table-cell>
          <table:table-cell office:value-type="float" office:value="0.018024" calcext:value-type="float">
            <text:p>0.018024</text:p>
          </table:table-cell>
          <table:table-cell office:value-type="float" office:value="0.0060481366" calcext:value-type="float">
            <text:p>0.0060481366</text:p>
          </table:table-cell>
          <table:table-cell office:value-type="float" office:value="769" calcext:value-type="float">
            <text:p>769</text:p>
          </table:table-cell>
          <table:table-cell table:formula="of:=[.H770]*100" office:value-type="float" office:value="0.60481366" calcext:value-type="float">
            <text:p>0.60481366</text:p>
          </table:table-cell>
          <table:table-cell table:formula="of:=100*[.F770]" office:value-type="float" office:value="0.769223" calcext:value-type="float">
            <text:p>0.769223</text:p>
          </table:table-cell>
        </table:table-row>
        <table:table-row table:style-name="ro1">
          <table:table-cell office:value-type="float" office:value="38.51" calcext:value-type="float">
            <text:p>38.51</text:p>
          </table:table-cell>
          <table:table-cell office:value-type="float" office:value="179.0661010742" calcext:value-type="float">
            <text:p>179.0661010742</text:p>
          </table:table-cell>
          <table:table-cell office:value-type="float" office:value="-0.2999786183" calcext:value-type="float">
            <text:p>-0.2999786183</text:p>
          </table:table-cell>
          <table:table-cell office:value-type="float" office:value="-0.6016533788" calcext:value-type="float">
            <text:p>-0.60165337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2602" calcext:value-type="float">
            <text:p>0.00782602</text:p>
          </table:table-cell>
          <table:table-cell office:value-type="float" office:value="0.018024" calcext:value-type="float">
            <text:p>0.018024</text:p>
          </table:table-cell>
          <table:table-cell office:value-type="float" office:value="0.0061363589" calcext:value-type="float">
            <text:p>0.0061363589</text:p>
          </table:table-cell>
          <table:table-cell office:value-type="float" office:value="770" calcext:value-type="float">
            <text:p>770</text:p>
          </table:table-cell>
          <table:table-cell table:formula="of:=[.H771]*100" office:value-type="float" office:value="0.61363589" calcext:value-type="float">
            <text:p>0.61363589</text:p>
          </table:table-cell>
          <table:table-cell table:formula="of:=100*[.F771]" office:value-type="float" office:value="0.782602" calcext:value-type="float">
            <text:p>0.782602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179.0464324951" calcext:value-type="float">
            <text:p>179.0464324951</text:p>
          </table:table-cell>
          <table:table-cell office:value-type="float" office:value="-0.329901618" calcext:value-type="float">
            <text:p>-0.329901618</text:p>
          </table:table-cell>
          <table:table-cell office:value-type="float" office:value="-0.6615627258" calcext:value-type="float">
            <text:p>-0.661562725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11455" calcext:value-type="float">
            <text:p>0.00811455</text:p>
          </table:table-cell>
          <table:table-cell office:value-type="float" office:value="0.01900047" calcext:value-type="float">
            <text:p>0.01900047</text:p>
          </table:table-cell>
          <table:table-cell office:value-type="float" office:value="0.0046401357" calcext:value-type="float">
            <text:p>0.0046401357</text:p>
          </table:table-cell>
          <table:table-cell office:value-type="float" office:value="771" calcext:value-type="float">
            <text:p>771</text:p>
          </table:table-cell>
          <table:table-cell table:formula="of:=[.H772]*100" office:value-type="float" office:value="0.46401357" calcext:value-type="float">
            <text:p>0.46401357</text:p>
          </table:table-cell>
          <table:table-cell table:formula="of:=100*[.F772]" office:value-type="float" office:value="0.811455" calcext:value-type="float">
            <text:p>0.811455</text:p>
          </table:table-cell>
        </table:table-row>
        <table:table-row table:style-name="ro1">
          <table:table-cell office:value-type="float" office:value="38.61" calcext:value-type="float">
            <text:p>38.61</text:p>
          </table:table-cell>
          <table:table-cell office:value-type="float" office:value="179.002822876" calcext:value-type="float">
            <text:p>179.002822876</text:p>
          </table:table-cell>
          <table:table-cell office:value-type="float" office:value="-0.2460952669" calcext:value-type="float">
            <text:p>-0.2460952669</text:p>
          </table:table-cell>
          <table:table-cell office:value-type="float" office:value="-0.4939383548" calcext:value-type="float">
            <text:p>-0.49393835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74822" calcext:value-type="float">
            <text:p>0.00774822</text:p>
          </table:table-cell>
          <table:table-cell office:value-type="float" office:value="0.02342184" calcext:value-type="float">
            <text:p>0.02342184</text:p>
          </table:table-cell>
          <table:table-cell office:value-type="float" office:value="0.0033073153" calcext:value-type="float">
            <text:p>0.0033073153</text:p>
          </table:table-cell>
          <table:table-cell office:value-type="float" office:value="772" calcext:value-type="float">
            <text:p>772</text:p>
          </table:table-cell>
          <table:table-cell table:formula="of:=[.H773]*100" office:value-type="float" office:value="0.33073153" calcext:value-type="float">
            <text:p>0.33073153</text:p>
          </table:table-cell>
          <table:table-cell table:formula="of:=100*[.F773]" office:value-type="float" office:value="0.774822" calcext:value-type="float">
            <text:p>0.774822</text:p>
          </table:table-cell>
        </table:table-row>
        <table:table-row table:style-name="ro1">
          <table:table-cell office:value-type="float" office:value="38.66" calcext:value-type="float">
            <text:p>38.66</text:p>
          </table:table-cell>
          <table:table-cell office:value-type="float" office:value="178.9778289795" calcext:value-type="float">
            <text:p>178.9778289795</text:p>
          </table:table-cell>
          <table:table-cell office:value-type="float" office:value="-0.2106624097" calcext:value-type="float">
            <text:p>-0.2106624097</text:p>
          </table:table-cell>
          <table:table-cell office:value-type="float" office:value="-0.4229456681" calcext:value-type="float">
            <text:p>-0.422945668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26807" calcext:value-type="float">
            <text:p>0.00726807</text:p>
          </table:table-cell>
          <table:table-cell office:value-type="float" office:value="0.02334626" calcext:value-type="float">
            <text:p>0.02334626</text:p>
          </table:table-cell>
          <table:table-cell office:value-type="float" office:value="0.0041584182" calcext:value-type="float">
            <text:p>0.0041584182</text:p>
          </table:table-cell>
          <table:table-cell office:value-type="float" office:value="773" calcext:value-type="float">
            <text:p>773</text:p>
          </table:table-cell>
          <table:table-cell table:formula="of:=[.H774]*100" office:value-type="float" office:value="0.41584182" calcext:value-type="float">
            <text:p>0.41584182</text:p>
          </table:table-cell>
          <table:table-cell table:formula="of:=100*[.F774]" office:value-type="float" office:value="0.726807" calcext:value-type="float">
            <text:p>0.726807</text:p>
          </table:table-cell>
        </table:table-row>
        <table:table-row table:style-name="ro1">
          <table:table-cell office:value-type="float" office:value="38.71" calcext:value-type="float">
            <text:p>38.71</text:p>
          </table:table-cell>
          <table:table-cell office:value-type="float" office:value="178.9679412842" calcext:value-type="float">
            <text:p>178.9679412842</text:p>
          </table:table-cell>
          <table:table-cell office:value-type="float" office:value="-0.2051544945" calcext:value-type="float">
            <text:p>-0.2051544945</text:p>
          </table:table-cell>
          <table:table-cell office:value-type="float" office:value="-0.4118043329" calcext:value-type="float">
            <text:p>-0.41180433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91153" calcext:value-type="float">
            <text:p>0.00691153</text:p>
          </table:table-cell>
          <table:table-cell office:value-type="float" office:value="0.02642841" calcext:value-type="float">
            <text:p>0.02642841</text:p>
          </table:table-cell>
          <table:table-cell office:value-type="float" office:value="0.0054373684" calcext:value-type="float">
            <text:p>0.0054373684</text:p>
          </table:table-cell>
          <table:table-cell office:value-type="float" office:value="774" calcext:value-type="float">
            <text:p>774</text:p>
          </table:table-cell>
          <table:table-cell table:formula="of:=[.H775]*100" office:value-type="float" office:value="0.54373684" calcext:value-type="float">
            <text:p>0.54373684</text:p>
          </table:table-cell>
          <table:table-cell table:formula="of:=100*[.F775]" office:value-type="float" office:value="0.691153" calcext:value-type="float">
            <text:p>0.691153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178.9417266846" calcext:value-type="float">
            <text:p>178.9417266846</text:p>
          </table:table-cell>
          <table:table-cell office:value-type="float" office:value="-0.2668155897" calcext:value-type="float">
            <text:p>-0.2668155897</text:p>
          </table:table-cell>
          <table:table-cell office:value-type="float" office:value="-0.5350990578" calcext:value-type="float">
            <text:p>-0.53509905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08497" calcext:value-type="float">
            <text:p>0.00708497</text:p>
          </table:table-cell>
          <table:table-cell office:value-type="float" office:value="0.02642841" calcext:value-type="float">
            <text:p>0.02642841</text:p>
          </table:table-cell>
          <table:table-cell office:value-type="float" office:value="0.0080443341" calcext:value-type="float">
            <text:p>0.0080443341</text:p>
          </table:table-cell>
          <table:table-cell office:value-type="float" office:value="775" calcext:value-type="float">
            <text:p>775</text:p>
          </table:table-cell>
          <table:table-cell table:formula="of:=[.H776]*100" office:value-type="float" office:value="0.80443341" calcext:value-type="float">
            <text:p>0.80443341</text:p>
          </table:table-cell>
          <table:table-cell table:formula="of:=100*[.F776]" office:value-type="float" office:value="0.708497" calcext:value-type="float">
            <text:p>0.708497</text:p>
          </table:table-cell>
        </table:table-row>
        <table:table-row table:style-name="ro1">
          <table:table-cell office:value-type="float" office:value="38.81" calcext:value-type="float">
            <text:p>38.81</text:p>
          </table:table-cell>
          <table:table-cell office:value-type="float" office:value="178.9237518311" calcext:value-type="float">
            <text:p>178.9237518311</text:p>
          </table:table-cell>
          <table:table-cell office:value-type="float" office:value="-0.2843911918" calcext:value-type="float">
            <text:p>-0.2843911918</text:p>
          </table:table-cell>
          <table:table-cell office:value-type="float" office:value="-0.570311177" calcext:value-type="float">
            <text:p>-0.5703111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31763" calcext:value-type="float">
            <text:p>0.00731763</text:p>
          </table:table-cell>
          <table:table-cell office:value-type="float" office:value="0.0253888" calcext:value-type="float">
            <text:p>0.0253888</text:p>
          </table:table-cell>
          <table:table-cell office:value-type="float" office:value="0.009529621" calcext:value-type="float">
            <text:p>0.009529621</text:p>
          </table:table-cell>
          <table:table-cell office:value-type="float" office:value="776" calcext:value-type="float">
            <text:p>776</text:p>
          </table:table-cell>
          <table:table-cell table:formula="of:=[.H777]*100" office:value-type="float" office:value="0.9529621" calcext:value-type="float">
            <text:p>0.9529621</text:p>
          </table:table-cell>
          <table:table-cell table:formula="of:=100*[.F777]" office:value-type="float" office:value="0.731763" calcext:value-type="float">
            <text:p>0.731763</text:p>
          </table:table-cell>
        </table:table-row>
        <table:table-row table:style-name="ro1">
          <table:table-cell office:value-type="float" office:value="38.86" calcext:value-type="float">
            <text:p>38.86</text:p>
          </table:table-cell>
          <table:table-cell office:value-type="float" office:value="178.9147949219" calcext:value-type="float">
            <text:p>178.9147949219</text:p>
          </table:table-cell>
          <table:table-cell office:value-type="float" office:value="-0.3136115545" calcext:value-type="float">
            <text:p>-0.3136115545</text:p>
          </table:table-cell>
          <table:table-cell office:value-type="float" office:value="-0.6288392591" calcext:value-type="float">
            <text:p>-0.62883925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6734" calcext:value-type="float">
            <text:p>0.00766734</text:p>
          </table:table-cell>
          <table:table-cell office:value-type="float" office:value="0.02702284" calcext:value-type="float">
            <text:p>0.02702284</text:p>
          </table:table-cell>
          <table:table-cell office:value-type="float" office:value="0.0120648107" calcext:value-type="float">
            <text:p>0.0120648107</text:p>
          </table:table-cell>
          <table:table-cell office:value-type="float" office:value="777" calcext:value-type="float">
            <text:p>777</text:p>
          </table:table-cell>
          <table:table-cell table:formula="of:=[.H778]*100" office:value-type="float" office:value="1.20648107" calcext:value-type="float">
            <text:p>1.20648107</text:p>
          </table:table-cell>
          <table:table-cell table:formula="of:=100*[.F778]" office:value-type="float" office:value="0.766734" calcext:value-type="float">
            <text:p>0.766734</text:p>
          </table:table-cell>
        </table:table-row>
        <table:table-row table:style-name="ro1">
          <table:table-cell office:value-type="float" office:value="38.91" calcext:value-type="float">
            <text:p>38.91</text:p>
          </table:table-cell>
          <table:table-cell office:value-type="float" office:value="178.8999176025" calcext:value-type="float">
            <text:p>178.8999176025</text:p>
          </table:table-cell>
          <table:table-cell office:value-type="float" office:value="-0.3012054538" calcext:value-type="float">
            <text:p>-0.3012054538</text:p>
          </table:table-cell>
          <table:table-cell office:value-type="float" office:value="-0.6041020555" calcext:value-type="float">
            <text:p>-0.60410205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1761" calcext:value-type="float">
            <text:p>0.00781761</text:p>
          </table:table-cell>
          <table:table-cell office:value-type="float" office:value="0.0252386" calcext:value-type="float">
            <text:p>0.0252386</text:p>
          </table:table-cell>
          <table:table-cell office:value-type="float" office:value="0.0111154218" calcext:value-type="float">
            <text:p>0.0111154218</text:p>
          </table:table-cell>
          <table:table-cell office:value-type="float" office:value="778" calcext:value-type="float">
            <text:p>778</text:p>
          </table:table-cell>
          <table:table-cell table:formula="of:=[.H779]*100" office:value-type="float" office:value="1.11154218" calcext:value-type="float">
            <text:p>1.11154218</text:p>
          </table:table-cell>
          <table:table-cell table:formula="of:=100*[.F779]" office:value-type="float" office:value="0.781761" calcext:value-type="float">
            <text:p>0.781761</text:p>
          </table:table-cell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178.8976135254" calcext:value-type="float">
            <text:p>178.8976135254</text:p>
          </table:table-cell>
          <table:table-cell office:value-type="float" office:value="-0.3953249698" calcext:value-type="float">
            <text:p>-0.3953249698</text:p>
          </table:table-cell>
          <table:table-cell office:value-type="float" office:value="-0.7924727308" calcext:value-type="float">
            <text:p>-0.792472730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54496" calcext:value-type="float">
            <text:p>0.00854496</text:p>
          </table:table-cell>
          <table:table-cell office:value-type="float" office:value="0.0252386" calcext:value-type="float">
            <text:p>0.0252386</text:p>
          </table:table-cell>
          <table:table-cell office:value-type="float" office:value="0.015450047" calcext:value-type="float">
            <text:p>0.015450047</text:p>
          </table:table-cell>
          <table:table-cell office:value-type="float" office:value="779" calcext:value-type="float">
            <text:p>779</text:p>
          </table:table-cell>
          <table:table-cell table:formula="of:=[.H780]*100" office:value-type="float" office:value="1.5450047" calcext:value-type="float">
            <text:p>1.5450047</text:p>
          </table:table-cell>
          <table:table-cell table:formula="of:=100*[.F780]" office:value-type="float" office:value="0.854496" calcext:value-type="float">
            <text:p>0.854496</text:p>
          </table:table-cell>
        </table:table-row>
        <table:table-row table:style-name="ro1">
          <table:table-cell office:value-type="float" office:value="39.01" calcext:value-type="float">
            <text:p>39.01</text:p>
          </table:table-cell>
          <table:table-cell office:value-type="float" office:value="178.8874816895" calcext:value-type="float">
            <text:p>178.8874816895</text:p>
          </table:table-cell>
          <table:table-cell office:value-type="float" office:value="-0.5286626856" calcext:value-type="float">
            <text:p>-0.5286626856</text:p>
          </table:table-cell>
          <table:table-cell office:value-type="float" office:value="-1.0594632326" calcext:value-type="float">
            <text:p>-1.05946323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91808" calcext:value-type="float">
            <text:p>0.00991808</text:p>
          </table:table-cell>
          <table:table-cell office:value-type="float" office:value="0.02552051" calcext:value-type="float">
            <text:p>0.02552051</text:p>
          </table:table-cell>
          <table:table-cell office:value-type="float" office:value="0.0189733338" calcext:value-type="float">
            <text:p>0.0189733338</text:p>
          </table:table-cell>
          <table:table-cell office:value-type="float" office:value="780" calcext:value-type="float">
            <text:p>780</text:p>
          </table:table-cell>
          <table:table-cell table:formula="of:=[.H781]*100" office:value-type="float" office:value="1.89733338" calcext:value-type="float">
            <text:p>1.89733338</text:p>
          </table:table-cell>
          <table:table-cell table:formula="of:=100*[.F781]" office:value-type="float" office:value="0.991808" calcext:value-type="float">
            <text:p>0.991808</text:p>
          </table:table-cell>
        </table:table-row>
        <table:table-row table:style-name="ro1">
          <table:table-cell office:value-type="float" office:value="39.06" calcext:value-type="float">
            <text:p>39.06</text:p>
          </table:table-cell>
          <table:table-cell office:value-type="float" office:value="178.8720092773" calcext:value-type="float">
            <text:p>178.8720092773</text:p>
          </table:table-cell>
          <table:table-cell office:value-type="float" office:value="-0.4951692926" calcext:value-type="float">
            <text:p>-0.4951692926</text:p>
          </table:table-cell>
          <table:table-cell office:value-type="float" office:value="-0.9927861298" calcext:value-type="float">
            <text:p>-0.99278612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60952" calcext:value-type="float">
            <text:p>0.01060952</text:p>
          </table:table-cell>
          <table:table-cell office:value-type="float" office:value="0.02329603" calcext:value-type="float">
            <text:p>0.02329603</text:p>
          </table:table-cell>
          <table:table-cell office:value-type="float" office:value="0.0175206673" calcext:value-type="float">
            <text:p>0.0175206673</text:p>
          </table:table-cell>
          <table:table-cell office:value-type="float" office:value="781" calcext:value-type="float">
            <text:p>781</text:p>
          </table:table-cell>
          <table:table-cell table:formula="of:=[.H782]*100" office:value-type="float" office:value="1.75206673" calcext:value-type="float">
            <text:p>1.75206673</text:p>
          </table:table-cell>
          <table:table-cell table:formula="of:=100*[.F782]" office:value-type="float" office:value="1.060952" calcext:value-type="float">
            <text:p>1.060952</text:p>
          </table:table-cell>
        </table:table-row>
        <table:table-row table:style-name="ro1">
          <table:table-cell office:value-type="float" office:value="39.11" calcext:value-type="float">
            <text:p>39.11</text:p>
          </table:table-cell>
          <table:table-cell office:value-type="float" office:value="178.8666229248" calcext:value-type="float">
            <text:p>178.8666229248</text:p>
          </table:table-cell>
          <table:table-cell office:value-type="float" office:value="-0.6333848548" calcext:value-type="float">
            <text:p>-0.6333848548</text:p>
          </table:table-cell>
          <table:table-cell office:value-type="float" office:value="-1.2695282248" calcext:value-type="float">
            <text:p>-1.26952822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99122" calcext:value-type="float">
            <text:p>0.01199122</text:p>
          </table:table-cell>
          <table:table-cell office:value-type="float" office:value="0.02249211" calcext:value-type="float">
            <text:p>0.02249211</text:p>
          </table:table-cell>
          <table:table-cell office:value-type="float" office:value="0.0217455109" calcext:value-type="float">
            <text:p>0.0217455109</text:p>
          </table:table-cell>
          <table:table-cell office:value-type="float" office:value="782" calcext:value-type="float">
            <text:p>782</text:p>
          </table:table-cell>
          <table:table-cell table:formula="of:=[.H783]*100" office:value-type="float" office:value="2.17455109" calcext:value-type="float">
            <text:p>2.17455109</text:p>
          </table:table-cell>
          <table:table-cell table:formula="of:=100*[.F783]" office:value-type="float" office:value="1.199122" calcext:value-type="float">
            <text:p>1.199122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178.8848724365" calcext:value-type="float">
            <text:p>178.8848724365</text:p>
          </table:table-cell>
          <table:table-cell office:value-type="float" office:value="-0.7492150854" calcext:value-type="float">
            <text:p>-0.7492150854</text:p>
          </table:table-cell>
          <table:table-cell office:value-type="float" office:value="-1.5016497881" calcext:value-type="float">
            <text:p>-1.501649788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368353" calcext:value-type="float">
            <text:p>0.01368353</text:p>
          </table:table-cell>
          <table:table-cell office:value-type="float" office:value="0.02015219" calcext:value-type="float">
            <text:p>0.02015219</text:p>
          </table:table-cell>
          <table:table-cell office:value-type="float" office:value="0.0236136438" calcext:value-type="float">
            <text:p>0.0236136438</text:p>
          </table:table-cell>
          <table:table-cell office:value-type="float" office:value="783" calcext:value-type="float">
            <text:p>783</text:p>
          </table:table-cell>
          <table:table-cell table:formula="of:=[.H784]*100" office:value-type="float" office:value="2.36136438" calcext:value-type="float">
            <text:p>2.36136438</text:p>
          </table:table-cell>
          <table:table-cell table:formula="of:=100*[.F784]" office:value-type="float" office:value="1.368353" calcext:value-type="float">
            <text:p>1.368353</text:p>
          </table:table-cell>
        </table:table-row>
        <table:table-row table:style-name="ro1">
          <table:table-cell office:value-type="float" office:value="39.21" calcext:value-type="float">
            <text:p>39.21</text:p>
          </table:table-cell>
          <table:table-cell office:value-type="float" office:value="178.9105224609" calcext:value-type="float">
            <text:p>178.9105224609</text:p>
          </table:table-cell>
          <table:table-cell office:value-type="float" office:value="-0.8983475943" calcext:value-type="float">
            <text:p>-0.8983475943</text:p>
          </table:table-cell>
          <table:table-cell office:value-type="float" office:value="-1.8004868258" calcext:value-type="float">
            <text:p>-1.800486825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580468" calcext:value-type="float">
            <text:p>0.01580468</text:p>
          </table:table-cell>
          <table:table-cell office:value-type="float" office:value="0.02015219" calcext:value-type="float">
            <text:p>0.02015219</text:p>
          </table:table-cell>
          <table:table-cell office:value-type="float" office:value="0.0289606717" calcext:value-type="float">
            <text:p>0.0289606717</text:p>
          </table:table-cell>
          <table:table-cell office:value-type="float" office:value="784" calcext:value-type="float">
            <text:p>784</text:p>
          </table:table-cell>
          <table:table-cell table:formula="of:=[.H785]*100" office:value-type="float" office:value="2.89606717" calcext:value-type="float">
            <text:p>2.89606717</text:p>
          </table:table-cell>
          <table:table-cell table:formula="of:=100*[.F785]" office:value-type="float" office:value="1.580468" calcext:value-type="float">
            <text:p>1.580468</text:p>
          </table:table-cell>
        </table:table-row>
        <table:table-row table:style-name="ro1">
          <table:table-cell office:value-type="float" office:value="39.26" calcext:value-type="float">
            <text:p>39.26</text:p>
          </table:table-cell>
          <table:table-cell office:value-type="float" office:value="178.9175415039" calcext:value-type="float">
            <text:p>178.9175415039</text:p>
          </table:table-cell>
          <table:table-cell office:value-type="float" office:value="-1.1465796185" calcext:value-type="float">
            <text:p>-1.1465796185</text:p>
          </table:table-cell>
          <table:table-cell office:value-type="float" office:value="-2.2977291351" calcext:value-type="float">
            <text:p>-2.29772913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887194" calcext:value-type="float">
            <text:p>0.01887194</text:p>
          </table:table-cell>
          <table:table-cell office:value-type="float" office:value="0.01864024" calcext:value-type="float">
            <text:p>0.01864024</text:p>
          </table:table-cell>
          <table:table-cell office:value-type="float" office:value="0.0359541032" calcext:value-type="float">
            <text:p>0.0359541032</text:p>
          </table:table-cell>
          <table:table-cell office:value-type="float" office:value="785" calcext:value-type="float">
            <text:p>785</text:p>
          </table:table-cell>
          <table:table-cell table:formula="of:=[.H786]*100" office:value-type="float" office:value="3.59541032" calcext:value-type="float">
            <text:p>3.59541032</text:p>
          </table:table-cell>
          <table:table-cell table:formula="of:=100*[.F786]" office:value-type="float" office:value="1.887194" calcext:value-type="float">
            <text:p>1.887194</text:p>
          </table:table-cell>
        </table:table-row>
        <table:table-row table:style-name="ro1">
          <table:table-cell office:value-type="float" office:value="39.31" calcext:value-type="float">
            <text:p>39.31</text:p>
          </table:table-cell>
          <table:table-cell office:value-type="float" office:value="178.935760498" calcext:value-type="float">
            <text:p>178.935760498</text:p>
          </table:table-cell>
          <table:table-cell office:value-type="float" office:value="-1.4688298868" calcext:value-type="float">
            <text:p>-1.4688298868</text:p>
          </table:table-cell>
          <table:table-cell office:value-type="float" office:value="-2.9433183724" calcext:value-type="float">
            <text:p>-2.94331837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306269" calcext:value-type="float">
            <text:p>0.02306269</text:p>
          </table:table-cell>
          <table:table-cell office:value-type="float" office:value="0.01651021" calcext:value-type="float">
            <text:p>0.01651021</text:p>
          </table:table-cell>
          <table:table-cell office:value-type="float" office:value="0.0456654487" calcext:value-type="float">
            <text:p>0.0456654487</text:p>
          </table:table-cell>
          <table:table-cell office:value-type="float" office:value="786" calcext:value-type="float">
            <text:p>786</text:p>
          </table:table-cell>
          <table:table-cell table:formula="of:=[.H787]*100" office:value-type="float" office:value="4.56654487" calcext:value-type="float">
            <text:p>4.56654487</text:p>
          </table:table-cell>
          <table:table-cell table:formula="of:=100*[.F787]" office:value-type="float" office:value="2.306269" calcext:value-type="float">
            <text:p>2.306269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178.9528503418" calcext:value-type="float">
            <text:p>178.9528503418</text:p>
          </table:table-cell>
          <table:table-cell office:value-type="float" office:value="-1.662104736" calcext:value-type="float">
            <text:p>-1.662104736</text:p>
          </table:table-cell>
          <table:table-cell office:value-type="float" office:value="-3.3311086198" calcext:value-type="float">
            <text:p>-3.33110861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714227" calcext:value-type="float">
            <text:p>0.02714227</text:p>
          </table:table-cell>
          <table:table-cell office:value-type="float" office:value="0.01651021" calcext:value-type="float">
            <text:p>0.01651021</text:p>
          </table:table-cell>
          <table:table-cell office:value-type="float" office:value="0.0495553263" calcext:value-type="float">
            <text:p>0.0495553263</text:p>
          </table:table-cell>
          <table:table-cell office:value-type="float" office:value="787" calcext:value-type="float">
            <text:p>787</text:p>
          </table:table-cell>
          <table:table-cell table:formula="of:=[.H788]*100" office:value-type="float" office:value="4.95553263" calcext:value-type="float">
            <text:p>4.95553263</text:p>
          </table:table-cell>
          <table:table-cell table:formula="of:=100*[.F788]" office:value-type="float" office:value="2.714227" calcext:value-type="float">
            <text:p>2.714227</text:p>
          </table:table-cell>
        </table:table-row>
        <table:table-row table:style-name="ro1">
          <table:table-cell office:value-type="float" office:value="39.41" calcext:value-type="float">
            <text:p>39.41</text:p>
          </table:table-cell>
          <table:table-cell office:value-type="float" office:value="178.9770050049" calcext:value-type="float">
            <text:p>178.9770050049</text:p>
          </table:table-cell>
          <table:table-cell office:value-type="float" office:value="-1.7899132445" calcext:value-type="float">
            <text:p>-1.7899132445</text:p>
          </table:table-cell>
          <table:table-cell office:value-type="float" office:value="-3.5878729571" calcext:value-type="float">
            <text:p>-3.58787295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071149" calcext:value-type="float">
            <text:p>0.03071149</text:p>
          </table:table-cell>
          <table:table-cell office:value-type="float" office:value="0.01307192" calcext:value-type="float">
            <text:p>0.01307192</text:p>
          </table:table-cell>
          <table:table-cell office:value-type="float" office:value="0.0502753092" calcext:value-type="float">
            <text:p>0.0502753092</text:p>
          </table:table-cell>
          <table:table-cell office:value-type="float" office:value="788" calcext:value-type="float">
            <text:p>788</text:p>
          </table:table-cell>
          <table:table-cell table:formula="of:=[.H789]*100" office:value-type="float" office:value="5.02753092" calcext:value-type="float">
            <text:p>5.02753092</text:p>
          </table:table-cell>
          <table:table-cell table:formula="of:=100*[.F789]" office:value-type="float" office:value="3.071149" calcext:value-type="float">
            <text:p>3.071149</text:p>
          </table:table-cell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float" office:value="178.9751281738" calcext:value-type="float">
            <text:p>178.9751281738</text:p>
          </table:table-cell>
          <table:table-cell office:value-type="float" office:value="-1.7980527255" calcext:value-type="float">
            <text:p>-1.7980527255</text:p>
          </table:table-cell>
          <table:table-cell office:value-type="float" office:value="-3.6050520646" calcext:value-type="float">
            <text:p>-3.60505206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314324" calcext:value-type="float">
            <text:p>0.03314324</text:p>
          </table:table-cell>
          <table:table-cell office:value-type="float" office:value="0.01307192" calcext:value-type="float">
            <text:p>0.01307192</text:p>
          </table:table-cell>
          <table:table-cell office:value-type="float" office:value="0.0459985967" calcext:value-type="float">
            <text:p>0.0459985967</text:p>
          </table:table-cell>
          <table:table-cell office:value-type="float" office:value="789" calcext:value-type="float">
            <text:p>789</text:p>
          </table:table-cell>
          <table:table-cell table:formula="of:=[.H790]*100" office:value-type="float" office:value="4.59985967" calcext:value-type="float">
            <text:p>4.59985967</text:p>
          </table:table-cell>
          <table:table-cell table:formula="of:=100*[.F790]" office:value-type="float" office:value="3.314324" calcext:value-type="float">
            <text:p>3.314324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178.9872741699" calcext:value-type="float">
            <text:p>178.9872741699</text:p>
          </table:table-cell>
          <table:table-cell office:value-type="float" office:value="-1.7310199482" calcext:value-type="float">
            <text:p>-1.7310199482</text:p>
          </table:table-cell>
          <table:table-cell office:value-type="float" office:value="-3.4715272336" calcext:value-type="float">
            <text:p>-3.47152723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431631" calcext:value-type="float">
            <text:p>0.03431631</text:p>
          </table:table-cell>
          <table:table-cell office:value-type="float" office:value="0.01142074" calcext:value-type="float">
            <text:p>0.01142074</text:p>
          </table:table-cell>
          <table:table-cell office:value-type="float" office:value="0.0400563708" calcext:value-type="float">
            <text:p>0.0400563708</text:p>
          </table:table-cell>
          <table:table-cell office:value-type="float" office:value="790" calcext:value-type="float">
            <text:p>790</text:p>
          </table:table-cell>
          <table:table-cell table:formula="of:=[.H791]*100" office:value-type="float" office:value="4.00563708" calcext:value-type="float">
            <text:p>4.00563708</text:p>
          </table:table-cell>
          <table:table-cell table:formula="of:=100*[.F791]" office:value-type="float" office:value="3.431631" calcext:value-type="float">
            <text:p>3.431631</text:p>
          </table:table-cell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179.0628662109" calcext:value-type="float">
            <text:p>179.0628662109</text:p>
          </table:table-cell>
          <table:table-cell office:value-type="float" office:value="-1.6076053585" calcext:value-type="float">
            <text:p>-1.6076053585</text:p>
          </table:table-cell>
          <table:table-cell office:value-type="float" office:value="-3.2248678523" calcext:value-type="float">
            <text:p>-3.22486785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427522" calcext:value-type="float">
            <text:p>0.03427522</text:p>
          </table:table-cell>
          <table:table-cell office:value-type="float" office:value="0.01049604" calcext:value-type="float">
            <text:p>0.01049604</text:p>
          </table:table-cell>
          <table:table-cell office:value-type="float" office:value="0.0333178698" calcext:value-type="float">
            <text:p>0.0333178698</text:p>
          </table:table-cell>
          <table:table-cell office:value-type="float" office:value="791" calcext:value-type="float">
            <text:p>791</text:p>
          </table:table-cell>
          <table:table-cell table:formula="of:=[.H792]*100" office:value-type="float" office:value="3.33178698" calcext:value-type="float">
            <text:p>3.33178698</text:p>
          </table:table-cell>
          <table:table-cell table:formula="of:=100*[.F792]" office:value-type="float" office:value="3.427522" calcext:value-type="float">
            <text:p>3.427522</text:p>
          </table:table-cell>
        </table:table-row>
        <table:table-row table:style-name="ro1">
          <table:table-cell office:value-type="float" office:value="39.61" calcext:value-type="float">
            <text:p>39.61</text:p>
          </table:table-cell>
          <table:table-cell office:value-type="float" office:value="179.1715393066" calcext:value-type="float">
            <text:p>179.1715393066</text:p>
          </table:table-cell>
          <table:table-cell office:value-type="float" office:value="-1.5057049874" calcext:value-type="float">
            <text:p>-1.5057049874</text:p>
          </table:table-cell>
          <table:table-cell office:value-type="float" office:value="-3.0209549746" calcext:value-type="float">
            <text:p>-3.02095497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356874" calcext:value-type="float">
            <text:p>0.03356874</text:p>
          </table:table-cell>
          <table:table-cell office:value-type="float" office:value="0.01049604" calcext:value-type="float">
            <text:p>0.01049604</text:p>
          </table:table-cell>
          <table:table-cell office:value-type="float" office:value="0.0283735607" calcext:value-type="float">
            <text:p>0.0283735607</text:p>
          </table:table-cell>
          <table:table-cell office:value-type="float" office:value="792" calcext:value-type="float">
            <text:p>792</text:p>
          </table:table-cell>
          <table:table-cell table:formula="of:=[.H793]*100" office:value-type="float" office:value="2.83735607" calcext:value-type="float">
            <text:p>2.83735607</text:p>
          </table:table-cell>
          <table:table-cell table:formula="of:=100*[.F793]" office:value-type="float" office:value="3.356874" calcext:value-type="float">
            <text:p>3.356874</text:p>
          </table:table-cell>
        </table:table-row>
        <table:table-row table:style-name="ro1">
          <table:table-cell office:value-type="float" office:value="39.66" calcext:value-type="float">
            <text:p>39.66</text:p>
          </table:table-cell>
          <table:table-cell office:value-type="float" office:value="179.1967010498" calcext:value-type="float">
            <text:p>179.1967010498</text:p>
          </table:table-cell>
          <table:table-cell office:value-type="float" office:value="-1.3128976074" calcext:value-type="float">
            <text:p>-1.3128976074</text:p>
          </table:table-cell>
          <table:table-cell office:value-type="float" office:value="-2.6349709103" calcext:value-type="float">
            <text:p>-2.634970910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18132" calcext:value-type="float">
            <text:p>0.0318132</text:p>
          </table:table-cell>
          <table:table-cell office:value-type="float" office:value="0.00938338" calcext:value-type="float">
            <text:p>0.00938338</text:p>
          </table:table-cell>
          <table:table-cell office:value-type="float" office:value="0.0220805124" calcext:value-type="float">
            <text:p>0.0220805124</text:p>
          </table:table-cell>
          <table:table-cell office:value-type="float" office:value="793" calcext:value-type="float">
            <text:p>793</text:p>
          </table:table-cell>
          <table:table-cell table:formula="of:=[.H794]*100" office:value-type="float" office:value="2.20805124" calcext:value-type="float">
            <text:p>2.20805124</text:p>
          </table:table-cell>
          <table:table-cell table:formula="of:=100*[.F794]" office:value-type="float" office:value="3.18132" calcext:value-type="float">
            <text:p>3.18132</text:p>
          </table:table-cell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179.2355499268" calcext:value-type="float">
            <text:p>179.2355499268</text:p>
          </table:table-cell>
          <table:table-cell office:value-type="float" office:value="-1.1400055015" calcext:value-type="float">
            <text:p>-1.1400055015</text:p>
          </table:table-cell>
          <table:table-cell office:value-type="float" office:value="-2.2885751232" calcext:value-type="float">
            <text:p>-2.288575123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949157" calcext:value-type="float">
            <text:p>0.02949157</text:p>
          </table:table-cell>
          <table:table-cell office:value-type="float" office:value="0.00934992" calcext:value-type="float">
            <text:p>0.00934992</text:p>
          </table:table-cell>
          <table:table-cell office:value-type="float" office:value="0.0176739245" calcext:value-type="float">
            <text:p>0.0176739245</text:p>
          </table:table-cell>
          <table:table-cell office:value-type="float" office:value="794" calcext:value-type="float">
            <text:p>794</text:p>
          </table:table-cell>
          <table:table-cell table:formula="of:=[.H795]*100" office:value-type="float" office:value="1.76739245" calcext:value-type="float">
            <text:p>1.76739245</text:p>
          </table:table-cell>
          <table:table-cell table:formula="of:=100*[.F795]" office:value-type="float" office:value="2.949157" calcext:value-type="float">
            <text:p>2.949157</text:p>
          </table:table-cell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179.2535705566" calcext:value-type="float">
            <text:p>179.2535705566</text:p>
          </table:table-cell>
          <table:table-cell office:value-type="float" office:value="-1.0056280272" calcext:value-type="float">
            <text:p>-1.0056280272</text:p>
          </table:table-cell>
          <table:table-cell office:value-type="float" office:value="-2.0191056301" calcext:value-type="float">
            <text:p>-2.01910563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704957" calcext:value-type="float">
            <text:p>0.02704957</text:p>
          </table:table-cell>
          <table:table-cell office:value-type="float" office:value="0.00934992" calcext:value-type="float">
            <text:p>0.00934992</text:p>
          </table:table-cell>
          <table:table-cell office:value-type="float" office:value="0.0133036179" calcext:value-type="float">
            <text:p>0.0133036179</text:p>
          </table:table-cell>
          <table:table-cell office:value-type="float" office:value="795" calcext:value-type="float">
            <text:p>795</text:p>
          </table:table-cell>
          <table:table-cell table:formula="of:=[.H796]*100" office:value-type="float" office:value="1.33036179" calcext:value-type="float">
            <text:p>1.33036179</text:p>
          </table:table-cell>
          <table:table-cell table:formula="of:=100*[.F796]" office:value-type="float" office:value="2.704957" calcext:value-type="float">
            <text:p>2.704957</text:p>
          </table:table-cell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179.2523956299" calcext:value-type="float">
            <text:p>179.2523956299</text:p>
          </table:table-cell>
          <table:table-cell office:value-type="float" office:value="-0.9010992353" calcext:value-type="float">
            <text:p>-0.9010992353</text:p>
          </table:table-cell>
          <table:table-cell office:value-type="float" office:value="-1.8093332536" calcext:value-type="float">
            <text:p>-1.80933325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472629" calcext:value-type="float">
            <text:p>0.02472629</text:p>
          </table:table-cell>
          <table:table-cell office:value-type="float" office:value="0.01010582" calcext:value-type="float">
            <text:p>0.01010582</text:p>
          </table:table-cell>
          <table:table-cell office:value-type="float" office:value="0.0110212769" calcext:value-type="float">
            <text:p>0.0110212769</text:p>
          </table:table-cell>
          <table:table-cell office:value-type="float" office:value="796" calcext:value-type="float">
            <text:p>796</text:p>
          </table:table-cell>
          <table:table-cell table:formula="of:=[.H797]*100" office:value-type="float" office:value="1.10212769" calcext:value-type="float">
            <text:p>1.10212769</text:p>
          </table:table-cell>
          <table:table-cell table:formula="of:=100*[.F797]" office:value-type="float" office:value="2.472629" calcext:value-type="float">
            <text:p>2.472629</text:p>
          </table:table-cell>
        </table:table-row>
        <table:table-row table:style-name="ro1">
          <table:table-cell office:value-type="float" office:value="39.87" calcext:value-type="float">
            <text:p>39.87</text:p>
          </table:table-cell>
          <table:table-cell office:value-type="float" office:value="179.2836608887" calcext:value-type="float">
            <text:p>179.2836608887</text:p>
          </table:table-cell>
          <table:table-cell office:value-type="float" office:value="-0.7638518456" calcext:value-type="float">
            <text:p>-0.7638518456</text:p>
          </table:table-cell>
          <table:table-cell office:value-type="float" office:value="-1.534120647" calcext:value-type="float">
            <text:p>-1.5341206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226405" calcext:value-type="float">
            <text:p>0.02226405</text:p>
          </table:table-cell>
          <table:table-cell office:value-type="float" office:value="0.01010582" calcext:value-type="float">
            <text:p>0.01010582</text:p>
          </table:table-cell>
          <table:table-cell office:value-type="float" office:value="0.0105482688" calcext:value-type="float">
            <text:p>0.0105482688</text:p>
          </table:table-cell>
          <table:table-cell office:value-type="float" office:value="797" calcext:value-type="float">
            <text:p>797</text:p>
          </table:table-cell>
          <table:table-cell table:formula="of:=[.H798]*100" office:value-type="float" office:value="1.05482688" calcext:value-type="float">
            <text:p>1.05482688</text:p>
          </table:table-cell>
          <table:table-cell table:formula="of:=100*[.F798]" office:value-type="float" office:value="2.226405" calcext:value-type="float">
            <text:p>2.226405</text:p>
          </table:table-cell>
        </table:table-row>
        <table:table-row table:style-name="ro1">
          <table:table-cell office:value-type="float" office:value="39.91" calcext:value-type="float">
            <text:p>39.91</text:p>
          </table:table-cell>
          <table:table-cell office:value-type="float" office:value="179.2715606689" calcext:value-type="float">
            <text:p>179.2715606689</text:p>
          </table:table-cell>
          <table:table-cell office:value-type="float" office:value="-0.7144631116" calcext:value-type="float">
            <text:p>-0.7144631116</text:p>
          </table:table-cell>
          <table:table-cell office:value-type="float" office:value="-1.4346784522" calcext:value-type="float">
            <text:p>-1.434678452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029478" calcext:value-type="float">
            <text:p>0.02029478</text:p>
          </table:table-cell>
          <table:table-cell office:value-type="float" office:value="0.01104886" calcext:value-type="float">
            <text:p>0.01104886</text:p>
          </table:table-cell>
          <table:table-cell office:value-type="float" office:value="0.007684843" calcext:value-type="float">
            <text:p>0.007684843</text:p>
          </table:table-cell>
          <table:table-cell office:value-type="float" office:value="798" calcext:value-type="float">
            <text:p>798</text:p>
          </table:table-cell>
          <table:table-cell table:formula="of:=[.H799]*100" office:value-type="float" office:value="0.7684843" calcext:value-type="float">
            <text:p>0.7684843</text:p>
          </table:table-cell>
          <table:table-cell table:formula="of:=100*[.F799]" office:value-type="float" office:value="2.029478" calcext:value-type="float">
            <text:p>2.029478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179.2496948242" calcext:value-type="float">
            <text:p>179.2496948242</text:p>
          </table:table-cell>
          <table:table-cell office:value-type="float" office:value="-0.6417405328" calcext:value-type="float">
            <text:p>-0.6417405328</text:p>
          </table:table-cell>
          <table:table-cell office:value-type="float" office:value="-1.2886684422" calcext:value-type="float">
            <text:p>-1.288668442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849837" calcext:value-type="float">
            <text:p>0.01849837</text:p>
          </table:table-cell>
          <table:table-cell office:value-type="float" office:value="0.01312076" calcext:value-type="float">
            <text:p>0.01312076</text:p>
          </table:table-cell>
          <table:table-cell office:value-type="float" office:value="0.0066534978" calcext:value-type="float">
            <text:p>0.0066534978</text:p>
          </table:table-cell>
          <table:table-cell office:value-type="float" office:value="799" calcext:value-type="float">
            <text:p>799</text:p>
          </table:table-cell>
          <table:table-cell table:formula="of:=[.H800]*100" office:value-type="float" office:value="0.66534978" calcext:value-type="float">
            <text:p>0.66534978</text:p>
          </table:table-cell>
          <table:table-cell table:formula="of:=100*[.F800]" office:value-type="float" office:value="1.849837" calcext:value-type="float">
            <text:p>1.849837</text:p>
          </table:table-cell>
        </table:table-row>
        <table:table-row table:style-name="ro1">
          <table:table-cell office:value-type="float" office:value="40.01" calcext:value-type="float">
            <text:p>40.01</text:p>
          </table:table-cell>
          <table:table-cell office:value-type="float" office:value="179.2480316162" calcext:value-type="float">
            <text:p>179.2480316162</text:p>
          </table:table-cell>
          <table:table-cell office:value-type="float" office:value="-0.4929551677" calcext:value-type="float">
            <text:p>-0.4929551677</text:p>
          </table:table-cell>
          <table:table-cell office:value-type="float" office:value="-0.9905000232" calcext:value-type="float">
            <text:p>-0.990500023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631019" calcext:value-type="float">
            <text:p>0.01631019</text:p>
          </table:table-cell>
          <table:table-cell office:value-type="float" office:value="0.01312076" calcext:value-type="float">
            <text:p>0.01312076</text:p>
          </table:table-cell>
          <table:table-cell office:value-type="float" office:value="0.002167388" calcext:value-type="float">
            <text:p>0.002167388</text:p>
          </table:table-cell>
          <table:table-cell office:value-type="float" office:value="800" calcext:value-type="float">
            <text:p>800</text:p>
          </table:table-cell>
          <table:table-cell table:formula="of:=[.H801]*100" office:value-type="float" office:value="0.2167388" calcext:value-type="float">
            <text:p>0.2167388</text:p>
          </table:table-cell>
          <table:table-cell table:formula="of:=100*[.F801]" office:value-type="float" office:value="1.631019" calcext:value-type="float">
            <text:p>1.631019</text:p>
          </table:table-cell>
        </table:table-row>
        <table:table-row table:style-name="ro1">
          <table:table-cell office:value-type="float" office:value="40.06" calcext:value-type="float">
            <text:p>40.06</text:p>
          </table:table-cell>
          <table:table-cell office:value-type="float" office:value="179.2412872314" calcext:value-type="float">
            <text:p>179.2412872314</text:p>
          </table:table-cell>
          <table:table-cell office:value-type="float" office:value="-0.4363427216" calcext:value-type="float">
            <text:p>-0.4363427216</text:p>
          </table:table-cell>
          <table:table-cell office:value-type="float" office:value="-0.8766716742" calcext:value-type="float">
            <text:p>-0.87667167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47532" calcext:value-type="float">
            <text:p>0.01447532</text:p>
          </table:table-cell>
          <table:table-cell office:value-type="float" office:value="0.01862611" calcext:value-type="float">
            <text:p>0.01862611</text:p>
          </table:table-cell>
          <table:table-cell office:value-type="float" office:value="0.0005954788" calcext:value-type="float">
            <text:p>0.0005954788</text:p>
          </table:table-cell>
          <table:table-cell office:value-type="float" office:value="801" calcext:value-type="float">
            <text:p>801</text:p>
          </table:table-cell>
          <table:table-cell table:formula="of:=[.H802]*100" office:value-type="float" office:value="0.05954788" calcext:value-type="float">
            <text:p>0.05954788</text:p>
          </table:table-cell>
          <table:table-cell table:formula="of:=100*[.F802]" office:value-type="float" office:value="1.447532" calcext:value-type="float">
            <text:p>1.447532</text:p>
          </table:table-cell>
        </table:table-row>
        <table:table-row table:style-name="ro1">
          <table:table-cell office:value-type="float" office:value="40.11" calcext:value-type="float">
            <text:p>40.11</text:p>
          </table:table-cell>
          <table:table-cell office:value-type="float" office:value="179.2521820068" calcext:value-type="float">
            <text:p>179.2521820068</text:p>
          </table:table-cell>
          <table:table-cell office:value-type="float" office:value="-0.3900769394" calcext:value-type="float">
            <text:p>-0.3900769394</text:p>
          </table:table-cell>
          <table:table-cell office:value-type="float" office:value="-0.7836352966" calcext:value-type="float">
            <text:p>-0.78363529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94476" calcext:value-type="float">
            <text:p>0.01294476</text:p>
          </table:table-cell>
          <table:table-cell office:value-type="float" office:value="0.01862611" calcext:value-type="float">
            <text:p>0.01862611</text:p>
          </table:table-cell>
          <table:table-cell office:value-type="float" office:value="-0.0001703997" calcext:value-type="float">
            <text:p>-0.0001703997</text:p>
          </table:table-cell>
          <table:table-cell office:value-type="float" office:value="802" calcext:value-type="float">
            <text:p>802</text:p>
          </table:table-cell>
          <table:table-cell table:formula="of:=[.H803]*100" office:value-type="float" office:value="-0.01703997" calcext:value-type="float">
            <text:p>-0.01703997</text:p>
          </table:table-cell>
          <table:table-cell table:formula="of:=100*[.F803]" office:value-type="float" office:value="1.294476" calcext:value-type="float">
            <text:p>1.294476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179.2432556152" calcext:value-type="float">
            <text:p>179.2432556152</text:p>
          </table:table-cell>
          <table:table-cell office:value-type="float" office:value="-0.2495150908" calcext:value-type="float">
            <text:p>-0.2495150908</text:p>
          </table:table-cell>
          <table:table-cell office:value-type="float" office:value="-0.5019885722" calcext:value-type="float">
            <text:p>-0.501988572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98848" calcext:value-type="float">
            <text:p>0.01098848</text:p>
          </table:table-cell>
          <table:table-cell office:value-type="float" office:value="0.02242902" calcext:value-type="float">
            <text:p>0.02242902</text:p>
          </table:table-cell>
          <table:table-cell office:value-type="float" office:value="-0.0032166503" calcext:value-type="float">
            <text:p>-0.0032166503</text:p>
          </table:table-cell>
          <table:table-cell office:value-type="float" office:value="803" calcext:value-type="float">
            <text:p>803</text:p>
          </table:table-cell>
          <table:table-cell table:formula="of:=[.H804]*100" office:value-type="float" office:value="-0.32166503" calcext:value-type="float">
            <text:p>-0.32166503</text:p>
          </table:table-cell>
          <table:table-cell table:formula="of:=100*[.F804]" office:value-type="float" office:value="1.098848" calcext:value-type="float">
            <text:p>1.098848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office:value-type="float" office:value="179.2402954102" calcext:value-type="float">
            <text:p>179.2402954102</text:p>
          </table:table-cell>
          <table:table-cell office:value-type="float" office:value="-0.1008273573" calcext:value-type="float">
            <text:p>-0.1008273573</text:p>
          </table:table-cell>
          <table:table-cell office:value-type="float" office:value="-0.2039755578" calcext:value-type="float">
            <text:p>-0.203975557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69445" calcext:value-type="float">
            <text:p>0.00869445</text:p>
          </table:table-cell>
          <table:table-cell office:value-type="float" office:value="0.02668363" calcext:value-type="float">
            <text:p>0.02668363</text:p>
          </table:table-cell>
          <table:table-cell office:value-type="float" office:value="-0.005781728" calcext:value-type="float">
            <text:p>-0.005781728</text:p>
          </table:table-cell>
          <table:table-cell office:value-type="float" office:value="804" calcext:value-type="float">
            <text:p>804</text:p>
          </table:table-cell>
          <table:table-cell table:formula="of:=[.H805]*100" office:value-type="float" office:value="-0.5781728" calcext:value-type="float">
            <text:p>-0.5781728</text:p>
          </table:table-cell>
          <table:table-cell table:formula="of:=100*[.F805]" office:value-type="float" office:value="0.869445" calcext:value-type="float">
            <text:p>0.869445</text:p>
          </table:table-cell>
        </table:table-row>
        <table:table-row table:style-name="ro1">
          <table:table-cell office:value-type="float" office:value="40.26" calcext:value-type="float">
            <text:p>40.26</text:p>
          </table:table-cell>
          <table:table-cell office:value-type="float" office:value="179.2442321777" calcext:value-type="float">
            <text:p>179.2442321777</text:p>
          </table:table-cell>
          <table:table-cell office:value-type="float" office:value="0.0541465511" calcext:value-type="float">
            <text:p>0.0541465511</text:p>
          </table:table-cell>
          <table:table-cell office:value-type="float" office:value="0.1067004971" calcext:value-type="float">
            <text:p>0.10670049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3355" calcext:value-type="float">
            <text:p>0.00613355</text:p>
          </table:table-cell>
          <table:table-cell office:value-type="float" office:value="0.02668363" calcext:value-type="float">
            <text:p>0.02668363</text:p>
          </table:table-cell>
          <table:table-cell office:value-type="float" office:value="-0.0074229442" calcext:value-type="float">
            <text:p>-0.0074229442</text:p>
          </table:table-cell>
          <table:table-cell office:value-type="float" office:value="805" calcext:value-type="float">
            <text:p>805</text:p>
          </table:table-cell>
          <table:table-cell table:formula="of:=[.H806]*100" office:value-type="float" office:value="-0.74229442" calcext:value-type="float">
            <text:p>-0.74229442</text:p>
          </table:table-cell>
          <table:table-cell table:formula="of:=100*[.F806]" office:value-type="float" office:value="0.613355" calcext:value-type="float">
            <text:p>0.613355</text:p>
          </table:table-cell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179.2654418945" calcext:value-type="float">
            <text:p>179.2654418945</text:p>
          </table:table-cell>
          <table:table-cell office:value-type="float" office:value="0.1957258813" calcext:value-type="float">
            <text:p>0.1957258813</text:p>
          </table:table-cell>
          <table:table-cell office:value-type="float" office:value="0.3906406995" calcext:value-type="float">
            <text:p>0.39064069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48417" calcext:value-type="float">
            <text:p>0.00348417</text:p>
          </table:table-cell>
          <table:table-cell office:value-type="float" office:value="0.03711933" calcext:value-type="float">
            <text:p>0.03711933</text:p>
          </table:table-cell>
          <table:table-cell office:value-type="float" office:value="-0.0093106765" calcext:value-type="float">
            <text:p>-0.0093106765</text:p>
          </table:table-cell>
          <table:table-cell office:value-type="float" office:value="806" calcext:value-type="float">
            <text:p>806</text:p>
          </table:table-cell>
          <table:table-cell table:formula="of:=[.H807]*100" office:value-type="float" office:value="-0.93106765" calcext:value-type="float">
            <text:p>-0.93106765</text:p>
          </table:table-cell>
          <table:table-cell table:formula="of:=100*[.F807]" office:value-type="float" office:value="0.348417" calcext:value-type="float">
            <text:p>0.348417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179.2599182129" calcext:value-type="float">
            <text:p>179.2599182129</text:p>
          </table:table-cell>
          <table:table-cell office:value-type="float" office:value="0.4106387384" calcext:value-type="float">
            <text:p>0.4106387384</text:p>
          </table:table-cell>
          <table:table-cell office:value-type="float" office:value="0.8213433811" calcext:value-type="float">
            <text:p>0.82134338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28711" calcext:value-type="float">
            <text:p>0.00028711</text:p>
          </table:table-cell>
          <table:table-cell office:value-type="float" office:value="0.03711933" calcext:value-type="float">
            <text:p>0.03711933</text:p>
          </table:table-cell>
          <table:table-cell office:value-type="float" office:value="-0.0134184352" calcext:value-type="float">
            <text:p>-0.0134184352</text:p>
          </table:table-cell>
          <table:table-cell office:value-type="float" office:value="807" calcext:value-type="float">
            <text:p>807</text:p>
          </table:table-cell>
          <table:table-cell table:formula="of:=[.H808]*100" office:value-type="float" office:value="-1.34184352" calcext:value-type="float">
            <text:p>-1.34184352</text:p>
          </table:table-cell>
          <table:table-cell table:formula="of:=100*[.F808]" office:value-type="float" office:value="0.028711" calcext:value-type="float">
            <text:p>0.028711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179.2515716553" calcext:value-type="float">
            <text:p>179.2515716553</text:p>
          </table:table-cell>
          <table:table-cell office:value-type="float" office:value="0.4787339576" calcext:value-type="float">
            <text:p>0.4787339576</text:p>
          </table:table-cell>
          <table:table-cell office:value-type="float" office:value="0.9584008911" calcext:value-type="float">
            <text:p>0.95840089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29631" calcext:value-type="float">
            <text:p>-0.00229631</text:p>
          </table:table-cell>
          <table:table-cell office:value-type="float" office:value="0.0436253" calcext:value-type="float">
            <text:p>0.0436253</text:p>
          </table:table-cell>
          <table:table-cell office:value-type="float" office:value="-0.0136227443" calcext:value-type="float">
            <text:p>-0.0136227443</text:p>
          </table:table-cell>
          <table:table-cell office:value-type="float" office:value="808" calcext:value-type="float">
            <text:p>808</text:p>
          </table:table-cell>
          <table:table-cell table:formula="of:=[.H809]*100" office:value-type="float" office:value="-1.36227443" calcext:value-type="float">
            <text:p>-1.36227443</text:p>
          </table:table-cell>
          <table:table-cell table:formula="of:=100*[.F809]" office:value-type="float" office:value="-0.229631" calcext:value-type="float">
            <text:p>-0.229631</text:p>
          </table:table-cell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float" office:value="179.2407073975" calcext:value-type="float">
            <text:p>179.2407073975</text:p>
          </table:table-cell>
          <table:table-cell office:value-type="float" office:value="0.7782595595" calcext:value-type="float">
            <text:p>0.7782595595</text:p>
          </table:table-cell>
          <table:table-cell office:value-type="float" office:value="1.5583971594" calcext:value-type="float">
            <text:p>1.558397159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601332" calcext:value-type="float">
            <text:p>-0.00601332</text:p>
          </table:table-cell>
          <table:table-cell office:value-type="float" office:value="0.0494666" calcext:value-type="float">
            <text:p>0.0494666</text:p>
          </table:table-cell>
          <table:table-cell office:value-type="float" office:value="-0.0201378676" calcext:value-type="float">
            <text:p>-0.0201378676</text:p>
          </table:table-cell>
          <table:table-cell office:value-type="float" office:value="809" calcext:value-type="float">
            <text:p>809</text:p>
          </table:table-cell>
          <table:table-cell table:formula="of:=[.H810]*100" office:value-type="float" office:value="-2.01378676" calcext:value-type="float">
            <text:p>-2.01378676</text:p>
          </table:table-cell>
          <table:table-cell table:formula="of:=100*[.F810]" office:value-type="float" office:value="-0.601332" calcext:value-type="float">
            <text:p>-0.601332</text:p>
          </table:table-cell>
        </table:table-row>
        <table:table-row table:style-name="ro1">
          <table:table-cell office:value-type="float" office:value="40.51" calcext:value-type="float">
            <text:p>40.51</text:p>
          </table:table-cell>
          <table:table-cell office:value-type="float" office:value="179.2260284424" calcext:value-type="float">
            <text:p>179.2260284424</text:p>
          </table:table-cell>
          <table:table-cell office:value-type="float" office:value="0.9186510654" calcext:value-type="float">
            <text:p>0.9186510654</text:p>
          </table:table-cell>
          <table:table-cell office:value-type="float" office:value="1.8402494599" calcext:value-type="float">
            <text:p>1.84024945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94249" calcext:value-type="float">
            <text:p>-0.0094249</text:p>
          </table:table-cell>
          <table:table-cell office:value-type="float" office:value="0.0494666" calcext:value-type="float">
            <text:p>0.0494666</text:p>
          </table:table-cell>
          <table:table-cell office:value-type="float" office:value="-0.0196762278" calcext:value-type="float">
            <text:p>-0.0196762278</text:p>
          </table:table-cell>
          <table:table-cell office:value-type="float" office:value="810" calcext:value-type="float">
            <text:p>810</text:p>
          </table:table-cell>
          <table:table-cell table:formula="of:=[.H811]*100" office:value-type="float" office:value="-1.96762278" calcext:value-type="float">
            <text:p>-1.96762278</text:p>
          </table:table-cell>
          <table:table-cell table:formula="of:=100*[.F811]" office:value-type="float" office:value="-0.94249" calcext:value-type="float">
            <text:p>-0.94249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179.2229919434" calcext:value-type="float">
            <text:p>179.2229919434</text:p>
          </table:table-cell>
          <table:table-cell office:value-type="float" office:value="1.0428831538" calcext:value-type="float">
            <text:p>1.0428831538</text:p>
          </table:table-cell>
          <table:table-cell office:value-type="float" office:value="2.0896904374" calcext:value-type="float">
            <text:p>2.089690437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252533" calcext:value-type="float">
            <text:p>-0.01252533</text:p>
          </table:table-cell>
          <table:table-cell office:value-type="float" office:value="0.06287069" calcext:value-type="float">
            <text:p>0.06287069</text:p>
          </table:table-cell>
          <table:table-cell office:value-type="float" office:value="-0.0231589178" calcext:value-type="float">
            <text:p>-0.0231589178</text:p>
          </table:table-cell>
          <table:table-cell office:value-type="float" office:value="811" calcext:value-type="float">
            <text:p>811</text:p>
          </table:table-cell>
          <table:table-cell table:formula="of:=[.H812]*100" office:value-type="float" office:value="-2.31589178" calcext:value-type="float">
            <text:p>-2.31589178</text:p>
          </table:table-cell>
          <table:table-cell table:formula="of:=100*[.F812]" office:value-type="float" office:value="-1.252533" calcext:value-type="float">
            <text:p>-1.252533</text:p>
          </table:table-cell>
        </table:table-row>
        <table:table-row table:style-name="ro1">
          <table:table-cell office:value-type="float" office:value="40.61" calcext:value-type="float">
            <text:p>40.61</text:p>
          </table:table-cell>
          <table:table-cell office:value-type="float" office:value="179.1976318359" calcext:value-type="float">
            <text:p>179.1976318359</text:p>
          </table:table-cell>
          <table:table-cell office:value-type="float" office:value="1.3476371574" calcext:value-type="float">
            <text:p>1.3476371574</text:p>
          </table:table-cell>
          <table:table-cell office:value-type="float" office:value="2.7002779458" calcext:value-type="float">
            <text:p>2.700277945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662158" calcext:value-type="float">
            <text:p>-0.01662158</text:p>
          </table:table-cell>
          <table:table-cell office:value-type="float" office:value="0.06287069" calcext:value-type="float">
            <text:p>0.06287069</text:p>
          </table:table-cell>
          <table:table-cell office:value-type="float" office:value="-0.03004431" calcext:value-type="float">
            <text:p>-0.03004431</text:p>
          </table:table-cell>
          <table:table-cell office:value-type="float" office:value="812" calcext:value-type="float">
            <text:p>812</text:p>
          </table:table-cell>
          <table:table-cell table:formula="of:=[.H813]*100" office:value-type="float" office:value="-3.004431" calcext:value-type="float">
            <text:p>-3.004431</text:p>
          </table:table-cell>
          <table:table-cell table:formula="of:=100*[.F813]" office:value-type="float" office:value="-1.662158" calcext:value-type="float">
            <text:p>-1.662158</text:p>
          </table:table-cell>
        </table:table-row>
        <table:table-row table:style-name="ro1">
          <table:table-cell office:value-type="float" office:value="40.66" calcext:value-type="float">
            <text:p>40.66</text:p>
          </table:table-cell>
          <table:table-cell office:value-type="float" office:value="179.1723175049" calcext:value-type="float">
            <text:p>179.1723175049</text:p>
          </table:table-cell>
          <table:table-cell office:value-type="float" office:value="1.4449013636" calcext:value-type="float">
            <text:p>1.4449013636</text:p>
          </table:table-cell>
          <table:table-cell office:value-type="float" office:value="2.8959273102" calcext:value-type="float">
            <text:p>2.89592731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999834" calcext:value-type="float">
            <text:p>-0.01999834</text:p>
          </table:table-cell>
          <table:table-cell office:value-type="float" office:value="0.06287069" calcext:value-type="float">
            <text:p>0.06287069</text:p>
          </table:table-cell>
          <table:table-cell office:value-type="float" office:value="-0.0291819752" calcext:value-type="float">
            <text:p>-0.0291819752</text:p>
          </table:table-cell>
          <table:table-cell office:value-type="float" office:value="813" calcext:value-type="float">
            <text:p>813</text:p>
          </table:table-cell>
          <table:table-cell table:formula="of:=[.H814]*100" office:value-type="float" office:value="-2.91819752" calcext:value-type="float">
            <text:p>-2.91819752</text:p>
          </table:table-cell>
          <table:table-cell table:formula="of:=100*[.F814]" office:value-type="float" office:value="-1.999834" calcext:value-type="float">
            <text:p>-1.999834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179.1622314453" calcext:value-type="float">
            <text:p>179.1622314453</text:p>
          </table:table-cell>
          <table:table-cell office:value-type="float" office:value="1.7557659881" calcext:value-type="float">
            <text:p>1.7557659881</text:p>
          </table:table-cell>
          <table:table-cell office:value-type="float" office:value="3.5188112309" calcext:value-type="float">
            <text:p>3.518811230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2431939" calcext:value-type="float">
            <text:p>-0.02431939</text:p>
          </table:table-cell>
          <table:table-cell office:value-type="float" office:value="0.0760563" calcext:value-type="float">
            <text:p>0.0760563</text:p>
          </table:table-cell>
          <table:table-cell office:value-type="float" office:value="-0.0356643573" calcext:value-type="float">
            <text:p>-0.0356643573</text:p>
          </table:table-cell>
          <table:table-cell office:value-type="float" office:value="814" calcext:value-type="float">
            <text:p>814</text:p>
          </table:table-cell>
          <table:table-cell table:formula="of:=[.H815]*100" office:value-type="float" office:value="-3.56643573" calcext:value-type="float">
            <text:p>-3.56643573</text:p>
          </table:table-cell>
          <table:table-cell table:formula="of:=100*[.F815]" office:value-type="float" office:value="-2.431939" calcext:value-type="float">
            <text:p>-2.431939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179.1330718994" calcext:value-type="float">
            <text:p>179.1330718994</text:p>
          </table:table-cell>
          <table:table-cell office:value-type="float" office:value="2.0446943859" calcext:value-type="float">
            <text:p>2.0446943859</text:p>
          </table:table-cell>
          <table:table-cell office:value-type="float" office:value="4.0980367597" calcext:value-type="float">
            <text:p>4.098036759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2912323" calcext:value-type="float">
            <text:p>-0.02912323</text:p>
          </table:table-cell>
          <table:table-cell office:value-type="float" office:value="0.0760563" calcext:value-type="float">
            <text:p>0.0760563</text:p>
          </table:table-cell>
          <table:table-cell office:value-type="float" office:value="-0.039287192" calcext:value-type="float">
            <text:p>-0.039287192</text:p>
          </table:table-cell>
          <table:table-cell office:value-type="float" office:value="815" calcext:value-type="float">
            <text:p>815</text:p>
          </table:table-cell>
          <table:table-cell table:formula="of:=[.H816]*100" office:value-type="float" office:value="-3.9287192" calcext:value-type="float">
            <text:p>-3.9287192</text:p>
          </table:table-cell>
          <table:table-cell table:formula="of:=100*[.F816]" office:value-type="float" office:value="-2.912323" calcext:value-type="float">
            <text:p>-2.912323</text:p>
          </table:table-cell>
        </table:table-row>
        <table:table-row table:style-name="ro1">
          <table:table-cell office:value-type="float" office:value="40.81" calcext:value-type="float">
            <text:p>40.81</text:p>
          </table:table-cell>
          <table:table-cell office:value-type="float" office:value="179.1152038574" calcext:value-type="float">
            <text:p>179.1152038574</text:p>
          </table:table-cell>
          <table:table-cell office:value-type="float" office:value="2.401896343" calcext:value-type="float">
            <text:p>2.401896343</text:p>
          </table:table-cell>
          <table:table-cell office:value-type="float" office:value="4.8139983175" calcext:value-type="float">
            <text:p>4.813998317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3470368" calcext:value-type="float">
            <text:p>-0.03470368</text:p>
          </table:table-cell>
          <table:table-cell office:value-type="float" office:value="0.08735926" calcext:value-type="float">
            <text:p>0.08735926</text:p>
          </table:table-cell>
          <table:table-cell office:value-type="float" office:value="-0.0437940853" calcext:value-type="float">
            <text:p>-0.0437940853</text:p>
          </table:table-cell>
          <table:table-cell office:value-type="float" office:value="816" calcext:value-type="float">
            <text:p>816</text:p>
          </table:table-cell>
          <table:table-cell table:formula="of:=[.H817]*100" office:value-type="float" office:value="-4.37940853" calcext:value-type="float">
            <text:p>-4.37940853</text:p>
          </table:table-cell>
          <table:table-cell table:formula="of:=100*[.F817]" office:value-type="float" office:value="-3.470368" calcext:value-type="float">
            <text:p>-3.470368</text:p>
          </table:table-cell>
        </table:table-row>
        <table:table-row table:style-name="ro1">
          <table:table-cell office:value-type="float" office:value="40.86" calcext:value-type="float">
            <text:p>40.86</text:p>
          </table:table-cell>
          <table:table-cell office:value-type="float" office:value="179.0781097412" calcext:value-type="float">
            <text:p>179.0781097412</text:p>
          </table:table-cell>
          <table:table-cell office:value-type="float" office:value="2.6800497091" calcext:value-type="float">
            <text:p>2.6800497091</text:p>
          </table:table-cell>
          <table:table-cell office:value-type="float" office:value="5.3719777572" calcext:value-type="float">
            <text:p>5.371977757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4027461" calcext:value-type="float">
            <text:p>-0.04027461</text:p>
          </table:table-cell>
          <table:table-cell office:value-type="float" office:value="0.08735926" calcext:value-type="float">
            <text:p>0.08735926</text:p>
          </table:table-cell>
          <table:table-cell office:value-type="float" office:value="-0.0494687448" calcext:value-type="float">
            <text:p>-0.0494687448</text:p>
          </table:table-cell>
          <table:table-cell office:value-type="float" office:value="817" calcext:value-type="float">
            <text:p>817</text:p>
          </table:table-cell>
          <table:table-cell table:formula="of:=[.H818]*100" office:value-type="float" office:value="-4.94687448" calcext:value-type="float">
            <text:p>-4.94687448</text:p>
          </table:table-cell>
          <table:table-cell table:formula="of:=100*[.F818]" office:value-type="float" office:value="-4.027461" calcext:value-type="float">
            <text:p>-4.027461</text:p>
          </table:table-cell>
        </table:table-row>
        <table:table-row table:style-name="ro1">
          <table:table-cell office:value-type="float" office:value="40.92" calcext:value-type="float">
            <text:p>40.92</text:p>
          </table:table-cell>
          <table:table-cell office:value-type="float" office:value="179.0383911133" calcext:value-type="float">
            <text:p>179.0383911133</text:p>
          </table:table-cell>
          <table:table-cell office:value-type="float" office:value="2.7844357606" calcext:value-type="float">
            <text:p>2.7844357606</text:p>
          </table:table-cell>
          <table:table-cell office:value-type="float" office:value="5.5822464816" calcext:value-type="float">
            <text:p>5.58224648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4468115" calcext:value-type="float">
            <text:p>-0.04468115</text:p>
          </table:table-cell>
          <table:table-cell office:value-type="float" office:value="0.08735926" calcext:value-type="float">
            <text:p>0.08735926</text:p>
          </table:table-cell>
          <table:table-cell office:value-type="float" office:value="-0.0500907472" calcext:value-type="float">
            <text:p>-0.0500907472</text:p>
          </table:table-cell>
          <table:table-cell office:value-type="float" office:value="818" calcext:value-type="float">
            <text:p>818</text:p>
          </table:table-cell>
          <table:table-cell table:formula="of:=[.H819]*100" office:value-type="float" office:value="-5.00907472" calcext:value-type="float">
            <text:p>-5.00907472</text:p>
          </table:table-cell>
          <table:table-cell table:formula="of:=100*[.F819]" office:value-type="float" office:value="-4.468115" calcext:value-type="float">
            <text:p>-4.468115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179.016204834" calcext:value-type="float">
            <text:p>179.016204834</text:p>
          </table:table-cell>
          <table:table-cell office:value-type="float" office:value="2.7969003273" calcext:value-type="float">
            <text:p>2.7969003273</text:p>
          </table:table-cell>
          <table:table-cell office:value-type="float" office:value="5.608289343" calcext:value-type="float">
            <text:p>5.6082893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4769947" calcext:value-type="float">
            <text:p>-0.04769947</text:p>
          </table:table-cell>
          <table:table-cell office:value-type="float" office:value="0.09496227" calcext:value-type="float">
            <text:p>0.09496227</text:p>
          </table:table-cell>
          <table:table-cell office:value-type="float" office:value="-0.0519984416" calcext:value-type="float">
            <text:p>-0.0519984416</text:p>
          </table:table-cell>
          <table:table-cell office:value-type="float" office:value="819" calcext:value-type="float">
            <text:p>819</text:p>
          </table:table-cell>
          <table:table-cell table:formula="of:=[.H820]*100" office:value-type="float" office:value="-5.19984416" calcext:value-type="float">
            <text:p>-5.19984416</text:p>
          </table:table-cell>
          <table:table-cell table:formula="of:=100*[.F820]" office:value-type="float" office:value="-4.769947" calcext:value-type="float">
            <text:p>-4.769947</text:p>
          </table:table-cell>
        </table:table-row>
        <table:table-row table:style-name="ro1">
          <table:table-cell office:value-type="float" office:value="41.02" calcext:value-type="float">
            <text:p>41.02</text:p>
          </table:table-cell>
          <table:table-cell office:value-type="float" office:value="178.9635772705" calcext:value-type="float">
            <text:p>178.9635772705</text:p>
          </table:table-cell>
          <table:table-cell office:value-type="float" office:value="2.5788524483" calcext:value-type="float">
            <text:p>2.5788524483</text:p>
          </table:table-cell>
          <table:table-cell office:value-type="float" office:value="5.1727299371" calcext:value-type="float">
            <text:p>5.17272993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4825683" calcext:value-type="float">
            <text:p>-0.04825683</text:p>
          </table:table-cell>
          <table:table-cell office:value-type="float" office:value="0.09496227" calcext:value-type="float">
            <text:p>0.09496227</text:p>
          </table:table-cell>
          <table:table-cell office:value-type="float" office:value="-0.0456438848" calcext:value-type="float">
            <text:p>-0.0456438848</text:p>
          </table:table-cell>
          <table:table-cell office:value-type="float" office:value="820" calcext:value-type="float">
            <text:p>820</text:p>
          </table:table-cell>
          <table:table-cell table:formula="of:=[.H821]*100" office:value-type="float" office:value="-4.56438848" calcext:value-type="float">
            <text:p>-4.56438848</text:p>
          </table:table-cell>
          <table:table-cell table:formula="of:=100*[.F821]" office:value-type="float" office:value="-4.825683" calcext:value-type="float">
            <text:p>-4.825683</text:p>
          </table:table-cell>
        </table:table-row>
        <table:table-row table:style-name="ro1">
          <table:table-cell office:value-type="float" office:value="41.07" calcext:value-type="float">
            <text:p>41.07</text:p>
          </table:table-cell>
          <table:table-cell office:value-type="float" office:value="178.8773498535" calcext:value-type="float">
            <text:p>178.8773498535</text:p>
          </table:table-cell>
          <table:table-cell office:value-type="float" office:value="2.3479301391" calcext:value-type="float">
            <text:p>2.3479301391</text:p>
          </table:table-cell>
          <table:table-cell office:value-type="float" office:value="4.7107937684" calcext:value-type="float">
            <text:p>4.71079376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4708913" calcext:value-type="float">
            <text:p>-0.04708913</text:p>
          </table:table-cell>
          <table:table-cell office:value-type="float" office:value="0.09496227" calcext:value-type="float">
            <text:p>0.09496227</text:p>
          </table:table-cell>
          <table:table-cell office:value-type="float" office:value="-0.0414842376" calcext:value-type="float">
            <text:p>-0.0414842376</text:p>
          </table:table-cell>
          <table:table-cell office:value-type="float" office:value="821" calcext:value-type="float">
            <text:p>821</text:p>
          </table:table-cell>
          <table:table-cell table:formula="of:=[.H822]*100" office:value-type="float" office:value="-4.14842376" calcext:value-type="float">
            <text:p>-4.14842376</text:p>
          </table:table-cell>
          <table:table-cell table:formula="of:=100*[.F822]" office:value-type="float" office:value="-4.708913" calcext:value-type="float">
            <text:p>-4.708913</text:p>
          </table:table-cell>
        </table:table-row>
        <table:table-row table:style-name="ro1">
          <table:table-cell office:value-type="float" office:value="41.12" calcext:value-type="float">
            <text:p>41.12</text:p>
          </table:table-cell>
          <table:table-cell office:value-type="float" office:value="178.8323974609" calcext:value-type="float">
            <text:p>178.8323974609</text:p>
          </table:table-cell>
          <table:table-cell office:value-type="float" office:value="2.0214697127" calcext:value-type="float">
            <text:p>2.0214697127</text:p>
          </table:table-cell>
          <table:table-cell office:value-type="float" office:value="4.0572547357" calcext:value-type="float">
            <text:p>4.057254735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4413563" calcext:value-type="float">
            <text:p>-0.04413563</text:p>
          </table:table-cell>
          <table:table-cell office:value-type="float" office:value="0.09720933" calcext:value-type="float">
            <text:p>0.09720933</text:p>
          </table:table-cell>
          <table:table-cell office:value-type="float" office:value="-0.0326163006" calcext:value-type="float">
            <text:p>-0.0326163006</text:p>
          </table:table-cell>
          <table:table-cell office:value-type="float" office:value="822" calcext:value-type="float">
            <text:p>822</text:p>
          </table:table-cell>
          <table:table-cell table:formula="of:=[.H823]*100" office:value-type="float" office:value="-3.26163006" calcext:value-type="float">
            <text:p>-3.26163006</text:p>
          </table:table-cell>
          <table:table-cell table:formula="of:=100*[.F823]" office:value-type="float" office:value="-4.413563" calcext:value-type="float">
            <text:p>-4.413563</text:p>
          </table:table-cell>
        </table:table-row>
        <table:table-row table:style-name="ro1">
          <table:table-cell office:value-type="float" office:value="41.17" calcext:value-type="float">
            <text:p>41.17</text:p>
          </table:table-cell>
          <table:table-cell office:value-type="float" office:value="178.7564086914" calcext:value-type="float">
            <text:p>178.7564086914</text:p>
          </table:table-cell>
          <table:table-cell office:value-type="float" office:value="1.6278999414" calcext:value-type="float">
            <text:p>1.6278999414</text:p>
          </table:table-cell>
          <table:table-cell office:value-type="float" office:value="3.2689836263" calcext:value-type="float">
            <text:p>3.268983626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3954535" calcext:value-type="float">
            <text:p>-0.03954535</text:p>
          </table:table-cell>
          <table:table-cell office:value-type="float" office:value="0.09720933" calcext:value-type="float">
            <text:p>0.09720933</text:p>
          </table:table-cell>
          <table:table-cell office:value-type="float" office:value="-0.0232577422" calcext:value-type="float">
            <text:p>-0.0232577422</text:p>
          </table:table-cell>
          <table:table-cell office:value-type="float" office:value="823" calcext:value-type="float">
            <text:p>823</text:p>
          </table:table-cell>
          <table:table-cell table:formula="of:=[.H824]*100" office:value-type="float" office:value="-2.32577422" calcext:value-type="float">
            <text:p>-2.32577422</text:p>
          </table:table-cell>
          <table:table-cell table:formula="of:=100*[.F824]" office:value-type="float" office:value="-3.954535" calcext:value-type="float">
            <text:p>-3.954535</text:p>
          </table:table-cell>
        </table:table-row>
        <table:table-row table:style-name="ro1">
          <table:table-cell office:value-type="float" office:value="41.22" calcext:value-type="float">
            <text:p>41.22</text:p>
          </table:table-cell>
          <table:table-cell office:value-type="float" office:value="178.6846923828" calcext:value-type="float">
            <text:p>178.6846923828</text:p>
          </table:table-cell>
          <table:table-cell office:value-type="float" office:value="1.3881004854" calcext:value-type="float">
            <text:p>1.3881004854</text:p>
          </table:table-cell>
          <table:table-cell office:value-type="float" office:value="2.7879978066" calcext:value-type="float">
            <text:p>2.78799780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3488958" calcext:value-type="float">
            <text:p>-0.03488958</text:p>
          </table:table-cell>
          <table:table-cell office:value-type="float" office:value="0.09298129" calcext:value-type="float">
            <text:p>0.09298129</text:p>
          </table:table-cell>
          <table:table-cell office:value-type="float" office:value="-0.0203035514" calcext:value-type="float">
            <text:p>-0.0203035514</text:p>
          </table:table-cell>
          <table:table-cell office:value-type="float" office:value="824" calcext:value-type="float">
            <text:p>824</text:p>
          </table:table-cell>
          <table:table-cell table:formula="of:=[.H825]*100" office:value-type="float" office:value="-2.03035514" calcext:value-type="float">
            <text:p>-2.03035514</text:p>
          </table:table-cell>
          <table:table-cell table:formula="of:=100*[.F825]" office:value-type="float" office:value="-3.488958" calcext:value-type="float">
            <text:p>-3.488958</text:p>
          </table:table-cell>
        </table:table-row>
        <table:table-row table:style-name="ro1">
          <table:table-cell office:value-type="float" office:value="41.27" calcext:value-type="float">
            <text:p>41.27</text:p>
          </table:table-cell>
          <table:table-cell office:value-type="float" office:value="178.5894470215" calcext:value-type="float">
            <text:p>178.5894470215</text:p>
          </table:table-cell>
          <table:table-cell office:value-type="float" office:value="1.028979045" calcext:value-type="float">
            <text:p>1.028979045</text:p>
          </table:table-cell>
          <table:table-cell office:value-type="float" office:value="2.0682323698" calcext:value-type="float">
            <text:p>2.06823236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2939498" calcext:value-type="float">
            <text:p>-0.02939498</text:p>
          </table:table-cell>
          <table:table-cell office:value-type="float" office:value="0.09298129" calcext:value-type="float">
            <text:p>0.09298129</text:p>
          </table:table-cell>
          <table:table-cell office:value-type="float" office:value="-0.0120400665" calcext:value-type="float">
            <text:p>-0.0120400665</text:p>
          </table:table-cell>
          <table:table-cell office:value-type="float" office:value="825" calcext:value-type="float">
            <text:p>825</text:p>
          </table:table-cell>
          <table:table-cell table:formula="of:=[.H826]*100" office:value-type="float" office:value="-1.20400665" calcext:value-type="float">
            <text:p>-1.20400665</text:p>
          </table:table-cell>
          <table:table-cell table:formula="of:=100*[.F826]" office:value-type="float" office:value="-2.939498" calcext:value-type="float">
            <text:p>-2.939498</text:p>
          </table:table-cell>
        </table:table-row>
        <table:table-row table:style-name="ro1">
          <table:table-cell office:value-type="float" office:value="41.32" calcext:value-type="float">
            <text:p>41.32</text:p>
          </table:table-cell>
          <table:table-cell office:value-type="float" office:value="178.5425872803" calcext:value-type="float">
            <text:p>178.5425872803</text:p>
          </table:table-cell>
          <table:table-cell office:value-type="float" office:value="0.7476827007" calcext:value-type="float">
            <text:p>0.7476827007</text:p>
          </table:table-cell>
          <table:table-cell office:value-type="float" office:value="1.5039852849" calcext:value-type="float">
            <text:p>1.503985284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2386028" calcext:value-type="float">
            <text:p>-0.02386028</text:p>
          </table:table-cell>
          <table:table-cell office:value-type="float" office:value="0.0868881" calcext:value-type="float">
            <text:p>0.0868881</text:p>
          </table:table-cell>
          <table:table-cell office:value-type="float" office:value="-0.0061804253" calcext:value-type="float">
            <text:p>-0.0061804253</text:p>
          </table:table-cell>
          <table:table-cell office:value-type="float" office:value="826" calcext:value-type="float">
            <text:p>826</text:p>
          </table:table-cell>
          <table:table-cell table:formula="of:=[.H827]*100" office:value-type="float" office:value="-0.61804253" calcext:value-type="float">
            <text:p>-0.61804253</text:p>
          </table:table-cell>
          <table:table-cell table:formula="of:=100*[.F827]" office:value-type="float" office:value="-2.386028" calcext:value-type="float">
            <text:p>-2.386028</text:p>
          </table:table-cell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178.4611358643" calcext:value-type="float">
            <text:p>178.4611358643</text:p>
          </table:table-cell>
          <table:table-cell office:value-type="float" office:value="0.6046780131" calcext:value-type="float">
            <text:p>0.6046780131</text:p>
          </table:table-cell>
          <table:table-cell office:value-type="float" office:value="1.216449738" calcext:value-type="float">
            <text:p>1.2164497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92205" calcext:value-type="float">
            <text:p>-0.0192205</text:p>
          </table:table-cell>
          <table:table-cell office:value-type="float" office:value="0.08204187" calcext:value-type="float">
            <text:p>0.08204187</text:p>
          </table:table-cell>
          <table:table-cell office:value-type="float" office:value="-0.0046216725" calcext:value-type="float">
            <text:p>-0.0046216725</text:p>
          </table:table-cell>
          <table:table-cell office:value-type="float" office:value="827" calcext:value-type="float">
            <text:p>827</text:p>
          </table:table-cell>
          <table:table-cell table:formula="of:=[.H828]*100" office:value-type="float" office:value="-0.46216725" calcext:value-type="float">
            <text:p>-0.46216725</text:p>
          </table:table-cell>
          <table:table-cell table:formula="of:=100*[.F828]" office:value-type="float" office:value="-1.92205" calcext:value-type="float">
            <text:p>-1.92205</text:p>
          </table:table-cell>
        </table:table-row>
        <table:table-row table:style-name="ro1">
          <table:table-cell office:value-type="float" office:value="41.42" calcext:value-type="float">
            <text:p>41.42</text:p>
          </table:table-cell>
          <table:table-cell office:value-type="float" office:value="178.4443359375" calcext:value-type="float">
            <text:p>178.4443359375</text:p>
          </table:table-cell>
          <table:table-cell office:value-type="float" office:value="0.3506185826" calcext:value-type="float">
            <text:p>0.3506185826</text:p>
          </table:table-cell>
          <table:table-cell office:value-type="float" office:value="0.706917345" calcext:value-type="float">
            <text:p>0.7069173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443673" calcext:value-type="float">
            <text:p>-0.01443673</text:p>
          </table:table-cell>
          <table:table-cell office:value-type="float" office:value="0.08204187" calcext:value-type="float">
            <text:p>0.08204187</text:p>
          </table:table-cell>
          <table:table-cell office:value-type="float" office:value="0.0000884778" calcext:value-type="float">
            <text:p>8.84778E-05</text:p>
          </table:table-cell>
          <table:table-cell office:value-type="float" office:value="828" calcext:value-type="float">
            <text:p>828</text:p>
          </table:table-cell>
          <table:table-cell table:formula="of:=[.H829]*100" office:value-type="float" office:value="0.00884778" calcext:value-type="float">
            <text:p>0.00884778</text:p>
          </table:table-cell>
          <table:table-cell table:formula="of:=100*[.F829]" office:value-type="float" office:value="-1.443673" calcext:value-type="float">
            <text:p>-1.443673</text:p>
          </table:table-cell>
        </table:table-row>
        <table:table-row table:style-name="ro1">
          <table:table-cell office:value-type="float" office:value="41.47" calcext:value-type="float">
            <text:p>41.47</text:p>
          </table:table-cell>
          <table:table-cell office:value-type="float" office:value="178.4897460938" calcext:value-type="float">
            <text:p>178.4897460938</text:p>
          </table:table-cell>
          <table:table-cell office:value-type="float" office:value="0.2115293008" calcext:value-type="float">
            <text:p>0.2115293008</text:p>
          </table:table-cell>
          <table:table-cell office:value-type="float" office:value="0.4274041941" calcext:value-type="float">
            <text:p>0.427404194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1032325" calcext:value-type="float">
            <text:p>-0.01032325</text:p>
          </table:table-cell>
          <table:table-cell office:value-type="float" office:value="0.06513921" calcext:value-type="float">
            <text:p>0.06513921</text:p>
          </table:table-cell>
          <table:table-cell office:value-type="float" office:value="0.0011409365" calcext:value-type="float">
            <text:p>0.0011409365</text:p>
          </table:table-cell>
          <table:table-cell office:value-type="float" office:value="829" calcext:value-type="float">
            <text:p>829</text:p>
          </table:table-cell>
          <table:table-cell table:formula="of:=[.H830]*100" office:value-type="float" office:value="0.11409365" calcext:value-type="float">
            <text:p>0.11409365</text:p>
          </table:table-cell>
          <table:table-cell table:formula="of:=100*[.F830]" office:value-type="float" office:value="-1.032325" calcext:value-type="float">
            <text:p>-1.032325</text:p>
          </table:table-cell>
        </table:table-row>
        <table:table-row table:style-name="ro1">
          <table:table-cell office:value-type="float" office:value="41.52" calcext:value-type="float">
            <text:p>41.52</text:p>
          </table:table-cell>
          <table:table-cell office:value-type="float" office:value="178.5298156738" calcext:value-type="float">
            <text:p>178.5298156738</text:p>
          </table:table-cell>
          <table:table-cell office:value-type="float" office:value="0.0345253049" calcext:value-type="float">
            <text:p>0.0345253049</text:p>
          </table:table-cell>
          <table:table-cell office:value-type="float" office:value="0.0721912307" calcext:value-type="float">
            <text:p>0.072191230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640359" calcext:value-type="float">
            <text:p>-0.00640359</text:p>
          </table:table-cell>
          <table:table-cell office:value-type="float" office:value="0.06513921" calcext:value-type="float">
            <text:p>0.06513921</text:p>
          </table:table-cell>
          <table:table-cell office:value-type="float" office:value="0.0016623597" calcext:value-type="float">
            <text:p>0.0016623597</text:p>
          </table:table-cell>
          <table:table-cell office:value-type="float" office:value="830" calcext:value-type="float">
            <text:p>830</text:p>
          </table:table-cell>
          <table:table-cell table:formula="of:=[.H831]*100" office:value-type="float" office:value="0.16623597" calcext:value-type="float">
            <text:p>0.16623597</text:p>
          </table:table-cell>
          <table:table-cell table:formula="of:=100*[.F831]" office:value-type="float" office:value="-0.640359" calcext:value-type="float">
            <text:p>-0.640359</text:p>
          </table:table-cell>
        </table:table-row>
        <table:table-row table:style-name="ro1">
          <table:table-cell office:value-type="float" office:value="41.57" calcext:value-type="float">
            <text:p>41.57</text:p>
          </table:table-cell>
          <table:table-cell office:value-type="float" office:value="178.6176147461" calcext:value-type="float">
            <text:p>178.6176147461</text:p>
          </table:table-cell>
          <table:table-cell office:value-type="float" office:value="-0.0640866913" calcext:value-type="float">
            <text:p>-0.0640866913</text:p>
          </table:table-cell>
          <table:table-cell office:value-type="float" office:value="-0.126110931" calcext:value-type="float">
            <text:p>-0.1261109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13546" calcext:value-type="float">
            <text:p>-0.00313546</text:p>
          </table:table-cell>
          <table:table-cell office:value-type="float" office:value="0.06513921" calcext:value-type="float">
            <text:p>0.06513921</text:p>
          </table:table-cell>
          <table:table-cell office:value-type="float" office:value="0.0015191539" calcext:value-type="float">
            <text:p>0.0015191539</text:p>
          </table:table-cell>
          <table:table-cell office:value-type="float" office:value="831" calcext:value-type="float">
            <text:p>831</text:p>
          </table:table-cell>
          <table:table-cell table:formula="of:=[.H832]*100" office:value-type="float" office:value="0.15191539" calcext:value-type="float">
            <text:p>0.15191539</text:p>
          </table:table-cell>
          <table:table-cell table:formula="of:=100*[.F832]" office:value-type="float" office:value="-0.313546" calcext:value-type="float">
            <text:p>-0.313546</text:p>
          </table:table-cell>
        </table:table-row>
        <table:table-row table:style-name="ro1">
          <table:table-cell office:value-type="float" office:value="41.62" calcext:value-type="float">
            <text:p>41.62</text:p>
          </table:table-cell>
          <table:table-cell office:value-type="float" office:value="178.7001953125" calcext:value-type="float">
            <text:p>178.7001953125</text:p>
          </table:table-cell>
          <table:table-cell office:value-type="float" office:value="-0.193031167" calcext:value-type="float">
            <text:p>-0.193031167</text:p>
          </table:table-cell>
          <table:table-cell office:value-type="float" office:value="-0.3849455439" calcext:value-type="float">
            <text:p>-0.384945543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09918" calcext:value-type="float">
            <text:p>-0.00009918</text:p>
          </table:table-cell>
          <table:table-cell office:value-type="float" office:value="0.04383563" calcext:value-type="float">
            <text:p>0.04383563</text:p>
          </table:table-cell>
          <table:table-cell office:value-type="float" office:value="0.0040076565" calcext:value-type="float">
            <text:p>0.0040076565</text:p>
          </table:table-cell>
          <table:table-cell office:value-type="float" office:value="832" calcext:value-type="float">
            <text:p>832</text:p>
          </table:table-cell>
          <table:table-cell table:formula="of:=[.H833]*100" office:value-type="float" office:value="0.40076565" calcext:value-type="float">
            <text:p>0.40076565</text:p>
          </table:table-cell>
          <table:table-cell table:formula="of:=100*[.F833]" office:value-type="float" office:value="-0.009918" calcext:value-type="float">
            <text:p>-0.009918</text:p>
          </table:table-cell>
        </table:table-row>
        <table:table-row table:style-name="ro1">
          <table:table-cell office:value-type="float" office:value="41.67" calcext:value-type="float">
            <text:p>41.67</text:p>
          </table:table-cell>
          <table:table-cell office:value-type="float" office:value="178.8122253418" calcext:value-type="float">
            <text:p>178.8122253418</text:p>
          </table:table-cell>
          <table:table-cell office:value-type="float" office:value="-0.244309372" calcext:value-type="float">
            <text:p>-0.244309372</text:p>
          </table:table-cell>
          <table:table-cell office:value-type="float" office:value="-0.4883120324" calcext:value-type="float">
            <text:p>-0.48831203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226507" calcext:value-type="float">
            <text:p>0.00226507</text:p>
          </table:table-cell>
          <table:table-cell office:value-type="float" office:value="0.04383563" calcext:value-type="float">
            <text:p>0.04383563</text:p>
          </table:table-cell>
          <table:table-cell office:value-type="float" office:value="0.0014696889" calcext:value-type="float">
            <text:p>0.0014696889</text:p>
          </table:table-cell>
          <table:table-cell office:value-type="float" office:value="833" calcext:value-type="float">
            <text:p>833</text:p>
          </table:table-cell>
          <table:table-cell table:formula="of:=[.H834]*100" office:value-type="float" office:value="0.14696889" calcext:value-type="float">
            <text:p>0.14696889</text:p>
          </table:table-cell>
          <table:table-cell table:formula="of:=100*[.F834]" office:value-type="float" office:value="0.226507" calcext:value-type="float">
            <text:p>0.226507</text:p>
          </table:table-cell>
        </table:table-row>
        <table:table-row table:style-name="ro1">
          <table:table-cell office:value-type="float" office:value="41.72" calcext:value-type="float">
            <text:p>41.72</text:p>
          </table:table-cell>
          <table:table-cell office:value-type="float" office:value="178.89012146" calcext:value-type="float">
            <text:p>178.89012146</text:p>
          </table:table-cell>
          <table:table-cell office:value-type="float" office:value="-0.366847749" calcext:value-type="float">
            <text:p>-0.366847749</text:p>
          </table:table-cell>
          <table:table-cell office:value-type="float" office:value="-0.7341021475" calcext:value-type="float">
            <text:p>-0.734102147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5656" calcext:value-type="float">
            <text:p>0.00465656</text:p>
          </table:table-cell>
          <table:table-cell office:value-type="float" office:value="0.02016298" calcext:value-type="float">
            <text:p>0.02016298</text:p>
          </table:table-cell>
          <table:table-cell office:value-type="float" office:value="0.0037494142" calcext:value-type="float">
            <text:p>0.0037494142</text:p>
          </table:table-cell>
          <table:table-cell office:value-type="float" office:value="834" calcext:value-type="float">
            <text:p>834</text:p>
          </table:table-cell>
          <table:table-cell table:formula="of:=[.H835]*100" office:value-type="float" office:value="0.37494142" calcext:value-type="float">
            <text:p>0.37494142</text:p>
          </table:table-cell>
          <table:table-cell table:formula="of:=100*[.F835]" office:value-type="float" office:value="0.465656" calcext:value-type="float">
            <text:p>0.465656</text:p>
          </table:table-cell>
        </table:table-row>
        <table:table-row table:style-name="ro1">
          <table:table-cell office:value-type="float" office:value="41.77" calcext:value-type="float">
            <text:p>41.77</text:p>
          </table:table-cell>
          <table:table-cell office:value-type="float" office:value="178.9346923828" calcext:value-type="float">
            <text:p>178.9346923828</text:p>
          </table:table-cell>
          <table:table-cell office:value-type="float" office:value="-0.4406869874" calcext:value-type="float">
            <text:p>-0.4406869874</text:p>
          </table:table-cell>
          <table:table-cell office:value-type="float" office:value="-0.8824521141" calcext:value-type="float">
            <text:p>-0.882452114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74167" calcext:value-type="float">
            <text:p>0.00674167</text:p>
          </table:table-cell>
          <table:table-cell office:value-type="float" office:value="0.02016298" calcext:value-type="float">
            <text:p>0.02016298</text:p>
          </table:table-cell>
          <table:table-cell office:value-type="float" office:value="0.0050173781" calcext:value-type="float">
            <text:p>0.0050173781</text:p>
          </table:table-cell>
          <table:table-cell office:value-type="float" office:value="835" calcext:value-type="float">
            <text:p>835</text:p>
          </table:table-cell>
          <table:table-cell table:formula="of:=[.H836]*100" office:value-type="float" office:value="0.50173781" calcext:value-type="float">
            <text:p>0.50173781</text:p>
          </table:table-cell>
          <table:table-cell table:formula="of:=100*[.F836]" office:value-type="float" office:value="0.674167" calcext:value-type="float">
            <text:p>0.674167</text:p>
          </table:table-cell>
        </table:table-row>
        <table:table-row table:style-name="ro1">
          <table:table-cell office:value-type="float" office:value="41.82" calcext:value-type="float">
            <text:p>41.82</text:p>
          </table:table-cell>
          <table:table-cell office:value-type="float" office:value="178.9308624268" calcext:value-type="float">
            <text:p>178.9308624268</text:p>
          </table:table-cell>
          <table:table-cell office:value-type="float" office:value="-0.5232556298" calcext:value-type="float">
            <text:p>-0.5232556298</text:p>
          </table:table-cell>
          <table:table-cell office:value-type="float" office:value="-1.0481930418" calcext:value-type="float">
            <text:p>-1.04819304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68085" calcext:value-type="float">
            <text:p>0.00868085</text:p>
          </table:table-cell>
          <table:table-cell office:value-type="float" office:value="0.02016298" calcext:value-type="float">
            <text:p>0.02016298</text:p>
          </table:table-cell>
          <table:table-cell office:value-type="float" office:value="0.0068927493" calcext:value-type="float">
            <text:p>0.0068927493</text:p>
          </table:table-cell>
          <table:table-cell office:value-type="float" office:value="836" calcext:value-type="float">
            <text:p>836</text:p>
          </table:table-cell>
          <table:table-cell table:formula="of:=[.H837]*100" office:value-type="float" office:value="0.68927493" calcext:value-type="float">
            <text:p>0.68927493</text:p>
          </table:table-cell>
          <table:table-cell table:formula="of:=100*[.F837]" office:value-type="float" office:value="0.868085" calcext:value-type="float">
            <text:p>0.868085</text:p>
          </table:table-cell>
        </table:table-row>
        <table:table-row table:style-name="ro1">
          <table:table-cell office:value-type="float" office:value="41.87" calcext:value-type="float">
            <text:p>41.87</text:p>
          </table:table-cell>
          <table:table-cell office:value-type="float" office:value="178.8903503418" calcext:value-type="float">
            <text:p>178.8903503418</text:p>
          </table:table-cell>
          <table:table-cell office:value-type="float" office:value="-0.6601424861" calcext:value-type="float">
            <text:p>-0.6601424861</text:p>
          </table:table-cell>
          <table:table-cell office:value-type="float" office:value="-1.3225882301" calcext:value-type="float">
            <text:p>-1.32258823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88484" calcext:value-type="float">
            <text:p>0.01088484</text:p>
          </table:table-cell>
          <table:table-cell office:value-type="float" office:value="-0.00370737" calcext:value-type="float">
            <text:p>-0.00370737</text:p>
          </table:table-cell>
          <table:table-cell office:value-type="float" office:value="0.0097018863" calcext:value-type="float">
            <text:p>0.0097018863</text:p>
          </table:table-cell>
          <table:table-cell office:value-type="float" office:value="837" calcext:value-type="float">
            <text:p>837</text:p>
          </table:table-cell>
          <table:table-cell table:formula="of:=[.H838]*100" office:value-type="float" office:value="0.97018863" calcext:value-type="float">
            <text:p>0.97018863</text:p>
          </table:table-cell>
          <table:table-cell table:formula="of:=100*[.F838]" office:value-type="float" office:value="1.088484" calcext:value-type="float">
            <text:p>1.088484</text:p>
          </table:table-cell>
        </table:table-row>
        <table:table-row table:style-name="ro1">
          <table:table-cell office:value-type="float" office:value="41.92" calcext:value-type="float">
            <text:p>41.92</text:p>
          </table:table-cell>
          <table:table-cell office:value-type="float" office:value="178.8456268311" calcext:value-type="float">
            <text:p>178.8456268311</text:p>
          </table:table-cell>
          <table:table-cell office:value-type="float" office:value="-0.7149568232" calcext:value-type="float">
            <text:p>-0.7149568232</text:p>
          </table:table-cell>
          <table:table-cell office:value-type="float" office:value="-1.4328225135" calcext:value-type="float">
            <text:p>-1.432822513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71825" calcext:value-type="float">
            <text:p>0.01271825</text:p>
          </table:table-cell>
          <table:table-cell office:value-type="float" office:value="-0.00370737" calcext:value-type="float">
            <text:p>-0.00370737</text:p>
          </table:table-cell>
          <table:table-cell office:value-type="float" office:value="0.0118078026" calcext:value-type="float">
            <text:p>0.0118078026</text:p>
          </table:table-cell>
          <table:table-cell office:value-type="float" office:value="838" calcext:value-type="float">
            <text:p>838</text:p>
          </table:table-cell>
          <table:table-cell table:formula="of:=[.H839]*100" office:value-type="float" office:value="1.18078026" calcext:value-type="float">
            <text:p>1.18078026</text:p>
          </table:table-cell>
          <table:table-cell table:formula="of:=100*[.F839]" office:value-type="float" office:value="1.271825" calcext:value-type="float">
            <text:p>1.271825</text:p>
          </table:table-cell>
        </table:table-row>
        <table:table-row table:style-name="ro1">
          <table:table-cell office:value-type="float" office:value="41.97" calcext:value-type="float">
            <text:p>41.97</text:p>
          </table:table-cell>
          <table:table-cell office:value-type="float" office:value="178.7674407959" calcext:value-type="float">
            <text:p>178.7674407959</text:p>
          </table:table-cell>
          <table:table-cell office:value-type="float" office:value="-0.9058297161" calcext:value-type="float">
            <text:p>-0.9058297161</text:p>
          </table:table-cell>
          <table:table-cell office:value-type="float" office:value="-1.815217308" calcext:value-type="float">
            <text:p>-1.81521730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521156" calcext:value-type="float">
            <text:p>0.01521156</text:p>
          </table:table-cell>
          <table:table-cell office:value-type="float" office:value="-0.01400863" calcext:value-type="float">
            <text:p>-0.01400863</text:p>
          </table:table-cell>
          <table:table-cell office:value-type="float" office:value="0.0152586955" calcext:value-type="float">
            <text:p>0.0152586955</text:p>
          </table:table-cell>
          <table:table-cell office:value-type="float" office:value="839" calcext:value-type="float">
            <text:p>839</text:p>
          </table:table-cell>
          <table:table-cell table:formula="of:=[.H840]*100" office:value-type="float" office:value="1.52586955" calcext:value-type="float">
            <text:p>1.52586955</text:p>
          </table:table-cell>
          <table:table-cell table:formula="of:=100*[.F840]" office:value-type="float" office:value="1.521156" calcext:value-type="float">
            <text:p>1.521156</text:p>
          </table:table-cell>
        </table:table-row>
        <table:table-row table:style-name="ro1">
          <table:table-cell office:value-type="float" office:value="42.02" calcext:value-type="float">
            <text:p>42.02</text:p>
          </table:table-cell>
          <table:table-cell office:value-type="float" office:value="178.7249298096" calcext:value-type="float">
            <text:p>178.7249298096</text:p>
          </table:table-cell>
          <table:table-cell office:value-type="float" office:value="-1.0117165296" calcext:value-type="float">
            <text:p>-1.0117165296</text:p>
          </table:table-cell>
          <table:table-cell office:value-type="float" office:value="-2.0277199077" calcext:value-type="float">
            <text:p>-2.02771990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757806" calcext:value-type="float">
            <text:p>0.01757806</text:p>
          </table:table-cell>
          <table:table-cell office:value-type="float" office:value="-0.02577643" calcext:value-type="float">
            <text:p>-0.02577643</text:p>
          </table:table-cell>
          <table:table-cell office:value-type="float" office:value="0.0207809579" calcext:value-type="float">
            <text:p>0.0207809579</text:p>
          </table:table-cell>
          <table:table-cell office:value-type="float" office:value="840" calcext:value-type="float">
            <text:p>840</text:p>
          </table:table-cell>
          <table:table-cell table:formula="of:=[.H841]*100" office:value-type="float" office:value="2.07809579" calcext:value-type="float">
            <text:p>2.07809579</text:p>
          </table:table-cell>
          <table:table-cell table:formula="of:=100*[.F841]" office:value-type="float" office:value="1.757806" calcext:value-type="float">
            <text:p>1.757806</text:p>
          </table:table-cell>
        </table:table-row>
        <table:table-row table:style-name="ro1">
          <table:table-cell office:value-type="float" office:value="42.07" calcext:value-type="float">
            <text:p>42.07</text:p>
          </table:table-cell>
          <table:table-cell office:value-type="float" office:value="178.6470031738" calcext:value-type="float">
            <text:p>178.6470031738</text:p>
          </table:table-cell>
          <table:table-cell office:value-type="float" office:value="-1.194635564" calcext:value-type="float">
            <text:p>-1.194635564</text:p>
          </table:table-cell>
          <table:table-cell office:value-type="float" office:value="-2.3943322631" calcext:value-type="float">
            <text:p>-2.39433226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037347" calcext:value-type="float">
            <text:p>0.02037347</text:p>
          </table:table-cell>
          <table:table-cell office:value-type="float" office:value="-0.02577643" calcext:value-type="float">
            <text:p>-0.02577643</text:p>
          </table:table-cell>
          <table:table-cell office:value-type="float" office:value="0.0255956388" calcext:value-type="float">
            <text:p>0.0255956388</text:p>
          </table:table-cell>
          <table:table-cell office:value-type="float" office:value="841" calcext:value-type="float">
            <text:p>841</text:p>
          </table:table-cell>
          <table:table-cell table:formula="of:=[.H842]*100" office:value-type="float" office:value="2.55956388" calcext:value-type="float">
            <text:p>2.55956388</text:p>
          </table:table-cell>
          <table:table-cell table:formula="of:=100*[.F842]" office:value-type="float" office:value="2.037347" calcext:value-type="float">
            <text:p>2.037347</text:p>
          </table:table-cell>
        </table:table-row>
        <table:table-row table:style-name="ro1">
          <table:table-cell office:value-type="float" office:value="42.12" calcext:value-type="float">
            <text:p>42.12</text:p>
          </table:table-cell>
          <table:table-cell office:value-type="float" office:value="178.615814209" calcext:value-type="float">
            <text:p>178.615814209</text:p>
          </table:table-cell>
          <table:table-cell office:value-type="float" office:value="-1.4863310592" calcext:value-type="float">
            <text:p>-1.4863310592</text:p>
          </table:table-cell>
          <table:table-cell office:value-type="float" office:value="-2.978713471" calcext:value-type="float">
            <text:p>-2.9787134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417951" calcext:value-type="float">
            <text:p>0.02417951</text:p>
          </table:table-cell>
          <table:table-cell office:value-type="float" office:value="-0.04433839" calcext:value-type="float">
            <text:p>-0.04433839</text:p>
          </table:table-cell>
          <table:table-cell office:value-type="float" office:value="0.0323821629" calcext:value-type="float">
            <text:p>0.0323821629</text:p>
          </table:table-cell>
          <table:table-cell office:value-type="float" office:value="842" calcext:value-type="float">
            <text:p>842</text:p>
          </table:table-cell>
          <table:table-cell table:formula="of:=[.H843]*100" office:value-type="float" office:value="3.23821629" calcext:value-type="float">
            <text:p>3.23821629</text:p>
          </table:table-cell>
          <table:table-cell table:formula="of:=100*[.F843]" office:value-type="float" office:value="2.417951" calcext:value-type="float">
            <text:p>2.417951</text:p>
          </table:table-cell>
        </table:table-row>
        <table:table-row table:style-name="ro1">
          <table:table-cell office:value-type="float" office:value="42.17" calcext:value-type="float">
            <text:p>42.17</text:p>
          </table:table-cell>
          <table:table-cell office:value-type="float" office:value="178.595703125" calcext:value-type="float">
            <text:p>178.595703125</text:p>
          </table:table-cell>
          <table:table-cell office:value-type="float" office:value="-1.6199359395" calcext:value-type="float">
            <text:p>-1.6199359395</text:p>
          </table:table-cell>
          <table:table-cell office:value-type="float" office:value="-3.2470079853" calcext:value-type="float">
            <text:p>-3.24700798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760516" calcext:value-type="float">
            <text:p>0.02760516</text:p>
          </table:table-cell>
          <table:table-cell office:value-type="float" office:value="-0.04433839" calcext:value-type="float">
            <text:p>-0.04433839</text:p>
          </table:table-cell>
          <table:table-cell office:value-type="float" office:value="0.0378453673" calcext:value-type="float">
            <text:p>0.0378453673</text:p>
          </table:table-cell>
          <table:table-cell office:value-type="float" office:value="843" calcext:value-type="float">
            <text:p>843</text:p>
          </table:table-cell>
          <table:table-cell table:formula="of:=[.H844]*100" office:value-type="float" office:value="3.78453673" calcext:value-type="float">
            <text:p>3.78453673</text:p>
          </table:table-cell>
          <table:table-cell table:formula="of:=100*[.F844]" office:value-type="float" office:value="2.760516" calcext:value-type="float">
            <text:p>2.760516</text:p>
          </table:table-cell>
        </table:table-row>
        <table:table-row table:style-name="ro1">
          <table:table-cell office:value-type="float" office:value="42.22" calcext:value-type="float">
            <text:p>42.22</text:p>
          </table:table-cell>
          <table:table-cell office:value-type="float" office:value="178.6083374023" calcext:value-type="float">
            <text:p>178.6083374023</text:p>
          </table:table-cell>
          <table:table-cell office:value-type="float" office:value="-1.8784847353" calcext:value-type="float">
            <text:p>-1.8784847353</text:p>
          </table:table-cell>
          <table:table-cell office:value-type="float" office:value="-3.7652201664" calcext:value-type="float">
            <text:p>-3.76522016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161011" calcext:value-type="float">
            <text:p>0.03161011</text:p>
          </table:table-cell>
          <table:table-cell office:value-type="float" office:value="-0.05087977" calcext:value-type="float">
            <text:p>-0.05087977</text:p>
          </table:table-cell>
          <table:table-cell office:value-type="float" office:value="0.0430062886" calcext:value-type="float">
            <text:p>0.0430062886</text:p>
          </table:table-cell>
          <table:table-cell office:value-type="float" office:value="844" calcext:value-type="float">
            <text:p>844</text:p>
          </table:table-cell>
          <table:table-cell table:formula="of:=[.H845]*100" office:value-type="float" office:value="4.30062886" calcext:value-type="float">
            <text:p>4.30062886</text:p>
          </table:table-cell>
          <table:table-cell table:formula="of:=100*[.F845]" office:value-type="float" office:value="3.161011" calcext:value-type="float">
            <text:p>3.161011</text:p>
          </table:table-cell>
        </table:table-row>
        <table:table-row table:style-name="ro1">
          <table:table-cell office:value-type="float" office:value="42.27" calcext:value-type="float">
            <text:p>42.27</text:p>
          </table:table-cell>
          <table:table-cell office:value-type="float" office:value="178.6322937012" calcext:value-type="float">
            <text:p>178.6322937012</text:p>
          </table:table-cell>
          <table:table-cell office:value-type="float" office:value="-2.0639063906" calcext:value-type="float">
            <text:p>-2.0639063906</text:p>
          </table:table-cell>
          <table:table-cell office:value-type="float" office:value="-4.1372497404" calcext:value-type="float">
            <text:p>-4.13724974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551359" calcext:value-type="float">
            <text:p>0.03551359</text:p>
          </table:table-cell>
          <table:table-cell office:value-type="float" office:value="-0.05802062" calcext:value-type="float">
            <text:p>-0.05802062</text:p>
          </table:table-cell>
          <table:table-cell office:value-type="float" office:value="0.047489653" calcext:value-type="float">
            <text:p>0.047489653</text:p>
          </table:table-cell>
          <table:table-cell office:value-type="float" office:value="845" calcext:value-type="float">
            <text:p>845</text:p>
          </table:table-cell>
          <table:table-cell table:formula="of:=[.H846]*100" office:value-type="float" office:value="4.7489653" calcext:value-type="float">
            <text:p>4.7489653</text:p>
          </table:table-cell>
          <table:table-cell table:formula="of:=100*[.F846]" office:value-type="float" office:value="3.551359" calcext:value-type="float">
            <text:p>3.551359</text:p>
          </table:table-cell>
        </table:table-row>
        <table:table-row table:style-name="ro1">
          <table:table-cell office:value-type="float" office:value="42.32" calcext:value-type="float">
            <text:p>42.32</text:p>
          </table:table-cell>
          <table:table-cell office:value-type="float" office:value="178.6528320312" calcext:value-type="float">
            <text:p>178.6528320312</text:p>
          </table:table-cell>
          <table:table-cell office:value-type="float" office:value="-2.2243971048" calcext:value-type="float">
            <text:p>-2.2243971048</text:p>
          </table:table-cell>
          <table:table-cell office:value-type="float" office:value="-4.4593671492" calcext:value-type="float">
            <text:p>-4.459367149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918331" calcext:value-type="float">
            <text:p>0.03918331</text:p>
          </table:table-cell>
          <table:table-cell office:value-type="float" office:value="-0.05802062" calcext:value-type="float">
            <text:p>-0.05802062</text:p>
          </table:table-cell>
          <table:table-cell office:value-type="float" office:value="0.0509134891" calcext:value-type="float">
            <text:p>0.0509134891</text:p>
          </table:table-cell>
          <table:table-cell office:value-type="float" office:value="846" calcext:value-type="float">
            <text:p>846</text:p>
          </table:table-cell>
          <table:table-cell table:formula="of:=[.H847]*100" office:value-type="float" office:value="5.09134891" calcext:value-type="float">
            <text:p>5.09134891</text:p>
          </table:table-cell>
          <table:table-cell table:formula="of:=100*[.F847]" office:value-type="float" office:value="3.918331" calcext:value-type="float">
            <text:p>3.918331</text:p>
          </table:table-cell>
        </table:table-row>
        <table:table-row table:style-name="ro1">
          <table:table-cell office:value-type="float" office:value="42.37" calcext:value-type="float">
            <text:p>42.37</text:p>
          </table:table-cell>
          <table:table-cell office:value-type="float" office:value="178.6985015869" calcext:value-type="float">
            <text:p>178.6985015869</text:p>
          </table:table-cell>
          <table:table-cell office:value-type="float" office:value="-2.3874516529" calcext:value-type="float">
            <text:p>-2.3874516529</text:p>
          </table:table-cell>
          <table:table-cell office:value-type="float" office:value="-4.7865563723" calcext:value-type="float">
            <text:p>-4.78655637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4271443" calcext:value-type="float">
            <text:p>0.04271443</text:p>
          </table:table-cell>
          <table:table-cell office:value-type="float" office:value="-0.06209454" calcext:value-type="float">
            <text:p>-0.06209454</text:p>
          </table:table-cell>
          <table:table-cell office:value-type="float" office:value="0.0536163907" calcext:value-type="float">
            <text:p>0.0536163907</text:p>
          </table:table-cell>
          <table:table-cell office:value-type="float" office:value="847" calcext:value-type="float">
            <text:p>847</text:p>
          </table:table-cell>
          <table:table-cell table:formula="of:=[.H848]*100" office:value-type="float" office:value="5.36163907" calcext:value-type="float">
            <text:p>5.36163907</text:p>
          </table:table-cell>
          <table:table-cell table:formula="of:=100*[.F848]" office:value-type="float" office:value="4.271443" calcext:value-type="float">
            <text:p>4.271443</text:p>
          </table:table-cell>
        </table:table-row>
        <table:table-row table:style-name="ro1">
          <table:table-cell office:value-type="float" office:value="42.42" calcext:value-type="float">
            <text:p>42.42</text:p>
          </table:table-cell>
          <table:table-cell office:value-type="float" office:value="178.716217041" calcext:value-type="float">
            <text:p>178.716217041</text:p>
          </table:table-cell>
          <table:table-cell office:value-type="float" office:value="-2.4303823875" calcext:value-type="float">
            <text:p>-2.4303823875</text:p>
          </table:table-cell>
          <table:table-cell office:value-type="float" office:value="-4.8733432429" calcext:value-type="float">
            <text:p>-4.87334324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4535266" calcext:value-type="float">
            <text:p>0.04535266</text:p>
          </table:table-cell>
          <table:table-cell office:value-type="float" office:value="-0.06578495" calcext:value-type="float">
            <text:p>-0.06578495</text:p>
          </table:table-cell>
          <table:table-cell office:value-type="float" office:value="0.0549272547" calcext:value-type="float">
            <text:p>0.0549272547</text:p>
          </table:table-cell>
          <table:table-cell office:value-type="float" office:value="848" calcext:value-type="float">
            <text:p>848</text:p>
          </table:table-cell>
          <table:table-cell table:formula="of:=[.H849]*100" office:value-type="float" office:value="5.49272547" calcext:value-type="float">
            <text:p>5.49272547</text:p>
          </table:table-cell>
          <table:table-cell table:formula="of:=100*[.F849]" office:value-type="float" office:value="4.535266" calcext:value-type="float">
            <text:p>4.535266</text:p>
          </table:table-cell>
        </table:table-row>
        <table:table-row table:style-name="ro1">
          <table:table-cell office:value-type="float" office:value="42.47" calcext:value-type="float">
            <text:p>42.47</text:p>
          </table:table-cell>
          <table:table-cell office:value-type="float" office:value="178.7558288574" calcext:value-type="float">
            <text:p>178.7558288574</text:p>
          </table:table-cell>
          <table:table-cell office:value-type="float" office:value="-2.4705606273" calcext:value-type="float">
            <text:p>-2.4705606273</text:p>
          </table:table-cell>
          <table:table-cell office:value-type="float" office:value="-4.954399224" calcext:value-type="float">
            <text:p>-4.9543992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4737777" calcext:value-type="float">
            <text:p>0.04737777</text:p>
          </table:table-cell>
          <table:table-cell office:value-type="float" office:value="-0.06578495" calcext:value-type="float">
            <text:p>-0.06578495</text:p>
          </table:table-cell>
          <table:table-cell office:value-type="float" office:value="0.0545284396" calcext:value-type="float">
            <text:p>0.0545284396</text:p>
          </table:table-cell>
          <table:table-cell office:value-type="float" office:value="849" calcext:value-type="float">
            <text:p>849</text:p>
          </table:table-cell>
          <table:table-cell table:formula="of:=[.H850]*100" office:value-type="float" office:value="5.45284396" calcext:value-type="float">
            <text:p>5.45284396</text:p>
          </table:table-cell>
          <table:table-cell table:formula="of:=100*[.F850]" office:value-type="float" office:value="4.737777" calcext:value-type="float">
            <text:p>4.737777</text:p>
          </table:table-cell>
        </table:table-row>
        <table:table-row table:style-name="ro1">
          <table:table-cell office:value-type="float" office:value="42.52" calcext:value-type="float">
            <text:p>42.52</text:p>
          </table:table-cell>
          <table:table-cell office:value-type="float" office:value="178.7752838135" calcext:value-type="float">
            <text:p>178.7752838135</text:p>
          </table:table-cell>
          <table:table-cell office:value-type="float" office:value="-2.310563591" calcext:value-type="float">
            <text:p>-2.310563591</text:p>
          </table:table-cell>
          <table:table-cell office:value-type="float" office:value="-4.6347513184" calcext:value-type="float">
            <text:p>-4.63475131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4766044" calcext:value-type="float">
            <text:p>0.04766044</text:p>
          </table:table-cell>
          <table:table-cell office:value-type="float" office:value="-0.06692686" calcext:value-type="float">
            <text:p>-0.06692686</text:p>
          </table:table-cell>
          <table:table-cell office:value-type="float" office:value="0.0518365973" calcext:value-type="float">
            <text:p>0.0518365973</text:p>
          </table:table-cell>
          <table:table-cell office:value-type="float" office:value="850" calcext:value-type="float">
            <text:p>850</text:p>
          </table:table-cell>
          <table:table-cell table:formula="of:=[.H851]*100" office:value-type="float" office:value="5.18365973" calcext:value-type="float">
            <text:p>5.18365973</text:p>
          </table:table-cell>
          <table:table-cell table:formula="of:=100*[.F851]" office:value-type="float" office:value="4.766044" calcext:value-type="float">
            <text:p>4.766044</text:p>
          </table:table-cell>
        </table:table-row>
        <table:table-row table:style-name="ro1">
          <table:table-cell office:value-type="float" office:value="42.57" calcext:value-type="float">
            <text:p>42.57</text:p>
          </table:table-cell>
          <table:table-cell office:value-type="float" office:value="178.8155059814" calcext:value-type="float">
            <text:p>178.8155059814</text:p>
          </table:table-cell>
          <table:table-cell office:value-type="float" office:value="-2.2000008054" calcext:value-type="float">
            <text:p>-2.2000008054</text:p>
          </table:table-cell>
          <table:table-cell office:value-type="float" office:value="-4.4135858634" calcext:value-type="float">
            <text:p>-4.41358586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4711188" calcext:value-type="float">
            <text:p>0.04711188</text:p>
          </table:table-cell>
          <table:table-cell office:value-type="float" office:value="-0.06692686" calcext:value-type="float">
            <text:p>-0.06692686</text:p>
          </table:table-cell>
          <table:table-cell office:value-type="float" office:value="0.0495782364" calcext:value-type="float">
            <text:p>0.0495782364</text:p>
          </table:table-cell>
          <table:table-cell office:value-type="float" office:value="851" calcext:value-type="float">
            <text:p>851</text:p>
          </table:table-cell>
          <table:table-cell table:formula="of:=[.H852]*100" office:value-type="float" office:value="4.95782364" calcext:value-type="float">
            <text:p>4.95782364</text:p>
          </table:table-cell>
          <table:table-cell table:formula="of:=100*[.F852]" office:value-type="float" office:value="4.711188" calcext:value-type="float">
            <text:p>4.711188</text:p>
          </table:table-cell>
        </table:table-row>
        <table:table-row table:style-name="ro1">
          <table:table-cell office:value-type="float" office:value="42.62" calcext:value-type="float">
            <text:p>42.62</text:p>
          </table:table-cell>
          <table:table-cell office:value-type="float" office:value="178.8427886963" calcext:value-type="float">
            <text:p>178.8427886963</text:p>
          </table:table-cell>
          <table:table-cell office:value-type="float" office:value="-1.9342290083" calcext:value-type="float">
            <text:p>-1.9342290083</text:p>
          </table:table-cell>
          <table:table-cell office:value-type="float" office:value="-3.8816394928" calcext:value-type="float">
            <text:p>-3.881639492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4497526" calcext:value-type="float">
            <text:p>0.04497526</text:p>
          </table:table-cell>
          <table:table-cell office:value-type="float" office:value="-0.06550535" calcext:value-type="float">
            <text:p>-0.06550535</text:p>
          </table:table-cell>
          <table:table-cell office:value-type="float" office:value="0.0443982931" calcext:value-type="float">
            <text:p>0.0443982931</text:p>
          </table:table-cell>
          <table:table-cell office:value-type="float" office:value="852" calcext:value-type="float">
            <text:p>852</text:p>
          </table:table-cell>
          <table:table-cell table:formula="of:=[.H853]*100" office:value-type="float" office:value="4.43982931" calcext:value-type="float">
            <text:p>4.43982931</text:p>
          </table:table-cell>
          <table:table-cell table:formula="of:=100*[.F853]" office:value-type="float" office:value="4.497526" calcext:value-type="float">
            <text:p>4.497526</text:p>
          </table:table-cell>
        </table:table-row>
        <table:table-row table:style-name="ro1">
          <table:table-cell office:value-type="float" office:value="42.67" calcext:value-type="float">
            <text:p>42.67</text:p>
          </table:table-cell>
          <table:table-cell office:value-type="float" office:value="178.8916778564" calcext:value-type="float">
            <text:p>178.8916778564</text:p>
          </table:table-cell>
          <table:table-cell office:value-type="float" office:value="-1.608668655" calcext:value-type="float">
            <text:p>-1.608668655</text:p>
          </table:table-cell>
          <table:table-cell office:value-type="float" office:value="-3.2296593575" calcext:value-type="float">
            <text:p>-3.229659357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4138236" calcext:value-type="float">
            <text:p>0.04138236</text:p>
          </table:table-cell>
          <table:table-cell office:value-type="float" office:value="-0.06110989" calcext:value-type="float">
            <text:p>-0.06110989</text:p>
          </table:table-cell>
          <table:table-cell office:value-type="float" office:value="0.0373305409" calcext:value-type="float">
            <text:p>0.0373305409</text:p>
          </table:table-cell>
          <table:table-cell office:value-type="float" office:value="853" calcext:value-type="float">
            <text:p>853</text:p>
          </table:table-cell>
          <table:table-cell table:formula="of:=[.H854]*100" office:value-type="float" office:value="3.73305409" calcext:value-type="float">
            <text:p>3.73305409</text:p>
          </table:table-cell>
          <table:table-cell table:formula="of:=100*[.F854]" office:value-type="float" office:value="4.138236" calcext:value-type="float">
            <text:p>4.138236</text:p>
          </table:table-cell>
        </table:table-row>
        <table:table-row table:style-name="ro1">
          <table:table-cell office:value-type="float" office:value="42.72" calcext:value-type="float">
            <text:p>42.72</text:p>
          </table:table-cell>
          <table:table-cell office:value-type="float" office:value="178.9180297852" calcext:value-type="float">
            <text:p>178.9180297852</text:p>
          </table:table-cell>
          <table:table-cell office:value-type="float" office:value="-1.4419873424" calcext:value-type="float">
            <text:p>-1.4419873424</text:p>
          </table:table-cell>
          <table:table-cell office:value-type="float" office:value="-2.8952321792" calcext:value-type="float">
            <text:p>-2.895232179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787824" calcext:value-type="float">
            <text:p>0.03787824</text:p>
          </table:table-cell>
          <table:table-cell office:value-type="float" office:value="-0.05690736" calcext:value-type="float">
            <text:p>-0.05690736</text:p>
          </table:table-cell>
          <table:table-cell office:value-type="float" office:value="0.0325644822" calcext:value-type="float">
            <text:p>0.0325644822</text:p>
          </table:table-cell>
          <table:table-cell office:value-type="float" office:value="854" calcext:value-type="float">
            <text:p>854</text:p>
          </table:table-cell>
          <table:table-cell table:formula="of:=[.H855]*100" office:value-type="float" office:value="3.25644822" calcext:value-type="float">
            <text:p>3.25644822</text:p>
          </table:table-cell>
          <table:table-cell table:formula="of:=100*[.F855]" office:value-type="float" office:value="3.787824" calcext:value-type="float">
            <text:p>3.787824</text:p>
          </table:table-cell>
        </table:table-row>
        <table:table-row table:style-name="ro1">
          <table:table-cell office:value-type="float" office:value="42.77" calcext:value-type="float">
            <text:p>42.77</text:p>
          </table:table-cell>
          <table:table-cell office:value-type="float" office:value="178.9427032471" calcext:value-type="float">
            <text:p>178.9427032471</text:p>
          </table:table-cell>
          <table:table-cell office:value-type="float" office:value="-1.1430114038" calcext:value-type="float">
            <text:p>-1.1430114038</text:p>
          </table:table-cell>
          <table:table-cell office:value-type="float" office:value="-2.2961056892" calcext:value-type="float">
            <text:p>-2.296105689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335516" calcext:value-type="float">
            <text:p>0.0335516</text:p>
          </table:table-cell>
          <table:table-cell office:value-type="float" office:value="-0.04845398" calcext:value-type="float">
            <text:p>-0.04845398</text:p>
          </table:table-cell>
          <table:table-cell office:value-type="float" office:value="0.0263451977" calcext:value-type="float">
            <text:p>0.0263451977</text:p>
          </table:table-cell>
          <table:table-cell office:value-type="float" office:value="855" calcext:value-type="float">
            <text:p>855</text:p>
          </table:table-cell>
          <table:table-cell table:formula="of:=[.H856]*100" office:value-type="float" office:value="2.63451977" calcext:value-type="float">
            <text:p>2.63451977</text:p>
          </table:table-cell>
          <table:table-cell table:formula="of:=100*[.F856]" office:value-type="float" office:value="3.35516" calcext:value-type="float">
            <text:p>3.35516</text:p>
          </table:table-cell>
        </table:table-row>
        <table:table-row table:style-name="ro1">
          <table:table-cell office:value-type="float" office:value="42.82" calcext:value-type="float">
            <text:p>42.82</text:p>
          </table:table-cell>
          <table:table-cell office:value-type="float" office:value="178.9556121826" calcext:value-type="float">
            <text:p>178.9556121826</text:p>
          </table:table-cell>
          <table:table-cell office:value-type="float" office:value="-0.9257440006" calcext:value-type="float">
            <text:p>-0.9257440006</text:p>
          </table:table-cell>
          <table:table-cell office:value-type="float" office:value="-1.8602723886" calcext:value-type="float">
            <text:p>-1.86027238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922161" calcext:value-type="float">
            <text:p>0.02922161</text:p>
          </table:table-cell>
          <table:table-cell office:value-type="float" office:value="-0.04845398" calcext:value-type="float">
            <text:p>-0.04845398</text:p>
          </table:table-cell>
          <table:table-cell office:value-type="float" office:value="0.0223675547" calcext:value-type="float">
            <text:p>0.0223675547</text:p>
          </table:table-cell>
          <table:table-cell office:value-type="float" office:value="856" calcext:value-type="float">
            <text:p>856</text:p>
          </table:table-cell>
          <table:table-cell table:formula="of:=[.H857]*100" office:value-type="float" office:value="2.23675547" calcext:value-type="float">
            <text:p>2.23675547</text:p>
          </table:table-cell>
          <table:table-cell table:formula="of:=100*[.F857]" office:value-type="float" office:value="2.922161" calcext:value-type="float">
            <text:p>2.922161</text:p>
          </table:table-cell>
        </table:table-row>
        <table:table-row table:style-name="ro1">
          <table:table-cell office:value-type="float" office:value="42.87" calcext:value-type="float">
            <text:p>42.87</text:p>
          </table:table-cell>
          <table:table-cell office:value-type="float" office:value="178.9522094727" calcext:value-type="float">
            <text:p>178.9522094727</text:p>
          </table:table-cell>
          <table:table-cell office:value-type="float" office:value="-0.7860823916" calcext:value-type="float">
            <text:p>-0.7860823916</text:p>
          </table:table-cell>
          <table:table-cell office:value-type="float" office:value="-1.5797274187" calcext:value-type="float">
            <text:p>-1.57972741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540659" calcext:value-type="float">
            <text:p>0.02540659</text:p>
          </table:table-cell>
          <table:table-cell office:value-type="float" office:value="-0.04171763" calcext:value-type="float">
            <text:p>-0.04171763</text:p>
          </table:table-cell>
          <table:table-cell office:value-type="float" office:value="0.0183883956" calcext:value-type="float">
            <text:p>0.0183883956</text:p>
          </table:table-cell>
          <table:table-cell office:value-type="float" office:value="857" calcext:value-type="float">
            <text:p>857</text:p>
          </table:table-cell>
          <table:table-cell table:formula="of:=[.H858]*100" office:value-type="float" office:value="1.83883956" calcext:value-type="float">
            <text:p>1.83883956</text:p>
          </table:table-cell>
          <table:table-cell table:formula="of:=100*[.F858]" office:value-type="float" office:value="2.540659" calcext:value-type="float">
            <text:p>2.540659</text:p>
          </table:table-cell>
        </table:table-row>
        <table:table-row table:style-name="ro1">
          <table:table-cell office:value-type="float" office:value="42.92" calcext:value-type="float">
            <text:p>42.92</text:p>
          </table:table-cell>
          <table:table-cell office:value-type="float" office:value="178.9492797852" calcext:value-type="float">
            <text:p>178.9492797852</text:p>
          </table:table-cell>
          <table:table-cell office:value-type="float" office:value="-0.6161868147" calcext:value-type="float">
            <text:p>-0.6161868147</text:p>
          </table:table-cell>
          <table:table-cell office:value-type="float" office:value="-1.2388129884" calcext:value-type="float">
            <text:p>-1.23881298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217331" calcext:value-type="float">
            <text:p>0.0217331</text:p>
          </table:table-cell>
          <table:table-cell office:value-type="float" office:value="-0.02969212" calcext:value-type="float">
            <text:p>-0.02969212</text:p>
          </table:table-cell>
          <table:table-cell office:value-type="float" office:value="0.0154070804" calcext:value-type="float">
            <text:p>0.0154070804</text:p>
          </table:table-cell>
          <table:table-cell office:value-type="float" office:value="858" calcext:value-type="float">
            <text:p>858</text:p>
          </table:table-cell>
          <table:table-cell table:formula="of:=[.H859]*100" office:value-type="float" office:value="1.54070804" calcext:value-type="float">
            <text:p>1.54070804</text:p>
          </table:table-cell>
          <table:table-cell table:formula="of:=100*[.F859]" office:value-type="float" office:value="2.17331" calcext:value-type="float">
            <text:p>2.17331</text:p>
          </table:table-cell>
        </table:table-row>
        <table:table-row table:style-name="ro1">
          <table:table-cell office:value-type="float" office:value="42.97" calcext:value-type="float">
            <text:p>42.97</text:p>
          </table:table-cell>
          <table:table-cell office:value-type="float" office:value="178.9465789795" calcext:value-type="float">
            <text:p>178.9465789795</text:p>
          </table:table-cell>
          <table:table-cell office:value-type="float" office:value="-0.5435972511" calcext:value-type="float">
            <text:p>-0.5435972511</text:p>
          </table:table-cell>
          <table:table-cell office:value-type="float" office:value="-1.0926432296" calcext:value-type="float">
            <text:p>-1.092643229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880238" calcext:value-type="float">
            <text:p>0.01880238</text:p>
          </table:table-cell>
          <table:table-cell office:value-type="float" office:value="-0.02969212" calcext:value-type="float">
            <text:p>-0.02969212</text:p>
          </table:table-cell>
          <table:table-cell office:value-type="float" office:value="0.0136057561" calcext:value-type="float">
            <text:p>0.0136057561</text:p>
          </table:table-cell>
          <table:table-cell office:value-type="float" office:value="859" calcext:value-type="float">
            <text:p>859</text:p>
          </table:table-cell>
          <table:table-cell table:formula="of:=[.H860]*100" office:value-type="float" office:value="1.36057561" calcext:value-type="float">
            <text:p>1.36057561</text:p>
          </table:table-cell>
          <table:table-cell table:formula="of:=100*[.F860]" office:value-type="float" office:value="1.880238" calcext:value-type="float">
            <text:p>1.880238</text:p>
          </table:table-cell>
        </table:table-row>
        <table:table-row table:style-name="ro1">
          <table:table-cell office:value-type="float" office:value="43.02" calcext:value-type="float">
            <text:p>43.02</text:p>
          </table:table-cell>
          <table:table-cell office:value-type="float" office:value="178.9401702881" calcext:value-type="float">
            <text:p>178.9401702881</text:p>
          </table:table-cell>
          <table:table-cell office:value-type="float" office:value="-0.5052155287" calcext:value-type="float">
            <text:p>-0.5052155287</text:p>
          </table:table-cell>
          <table:table-cell office:value-type="float" office:value="-1.0151089795" calcext:value-type="float">
            <text:p>-1.01510897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65944" calcext:value-type="float">
            <text:p>0.0165944</text:p>
          </table:table-cell>
          <table:table-cell office:value-type="float" office:value="-0.0062838" calcext:value-type="float">
            <text:p>-0.0062838</text:p>
          </table:table-cell>
          <table:table-cell office:value-type="float" office:value="0.0120841178" calcext:value-type="float">
            <text:p>0.0120841178</text:p>
          </table:table-cell>
          <table:table-cell office:value-type="float" office:value="860" calcext:value-type="float">
            <text:p>860</text:p>
          </table:table-cell>
          <table:table-cell table:formula="of:=[.H861]*100" office:value-type="float" office:value="1.20841178" calcext:value-type="float">
            <text:p>1.20841178</text:p>
          </table:table-cell>
          <table:table-cell table:formula="of:=100*[.F861]" office:value-type="float" office:value="1.65944" calcext:value-type="float">
            <text:p>1.65944</text:p>
          </table:table-cell>
        </table:table-row>
        <table:table-row table:style-name="ro1">
          <table:table-cell office:value-type="float" office:value="43.07" calcext:value-type="float">
            <text:p>43.07</text:p>
          </table:table-cell>
          <table:table-cell office:value-type="float" office:value="178.945602417" calcext:value-type="float">
            <text:p>178.945602417</text:p>
          </table:table-cell>
          <table:table-cell office:value-type="float" office:value="-0.5358335071" calcext:value-type="float">
            <text:p>-0.5358335071</text:p>
          </table:table-cell>
          <table:table-cell office:value-type="float" office:value="-1.0758237331" calcext:value-type="float">
            <text:p>-1.07582373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532769" calcext:value-type="float">
            <text:p>0.01532769</text:p>
          </table:table-cell>
          <table:table-cell office:value-type="float" office:value="-0.0062838" calcext:value-type="float">
            <text:p>-0.0062838</text:p>
          </table:table-cell>
          <table:table-cell office:value-type="float" office:value="0.0127911525" calcext:value-type="float">
            <text:p>0.0127911525</text:p>
          </table:table-cell>
          <table:table-cell office:value-type="float" office:value="861" calcext:value-type="float">
            <text:p>861</text:p>
          </table:table-cell>
          <table:table-cell table:formula="of:=[.H862]*100" office:value-type="float" office:value="1.27911525" calcext:value-type="float">
            <text:p>1.27911525</text:p>
          </table:table-cell>
          <table:table-cell table:formula="of:=100*[.F862]" office:value-type="float" office:value="1.532769" calcext:value-type="float">
            <text:p>1.532769</text:p>
          </table:table-cell>
        </table:table-row>
        <table:table-row table:style-name="ro1">
          <table:table-cell office:value-type="float" office:value="43.12" calcext:value-type="float">
            <text:p>43.12</text:p>
          </table:table-cell>
          <table:table-cell office:value-type="float" office:value="178.9490814209" calcext:value-type="float">
            <text:p>178.9490814209</text:p>
          </table:table-cell>
          <table:table-cell office:value-type="float" office:value="-0.4991615881" calcext:value-type="float">
            <text:p>-0.4991615881</text:p>
          </table:table-cell>
          <table:table-cell office:value-type="float" office:value="-1.0021266638" calcext:value-type="float">
            <text:p>-1.00212666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23953" calcext:value-type="float">
            <text:p>0.01423953</text:p>
          </table:table-cell>
          <table:table-cell office:value-type="float" office:value="0.00351762" calcext:value-type="float">
            <text:p>0.00351762</text:p>
          </table:table-cell>
          <table:table-cell office:value-type="float" office:value="0.012175965" calcext:value-type="float">
            <text:p>0.012175965</text:p>
          </table:table-cell>
          <table:table-cell office:value-type="float" office:value="862" calcext:value-type="float">
            <text:p>862</text:p>
          </table:table-cell>
          <table:table-cell table:formula="of:=[.H863]*100" office:value-type="float" office:value="1.2175965" calcext:value-type="float">
            <text:p>1.2175965</text:p>
          </table:table-cell>
          <table:table-cell table:formula="of:=100*[.F863]" office:value-type="float" office:value="1.423953" calcext:value-type="float">
            <text:p>1.423953</text:p>
          </table:table-cell>
        </table:table-row>
        <table:table-row table:style-name="ro1">
          <table:table-cell office:value-type="float" office:value="43.17" calcext:value-type="float">
            <text:p>43.17</text:p>
          </table:table-cell>
          <table:table-cell office:value-type="float" office:value="178.9582519531" calcext:value-type="float">
            <text:p>178.9582519531</text:p>
          </table:table-cell>
          <table:table-cell office:value-type="float" office:value="-0.6045479045" calcext:value-type="float">
            <text:p>-0.6045479045</text:p>
          </table:table-cell>
          <table:table-cell office:value-type="float" office:value="-1.2127326968" calcext:value-type="float">
            <text:p>-1.212732696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21703" calcext:value-type="float">
            <text:p>0.01421703</text:p>
          </table:table-cell>
          <table:table-cell office:value-type="float" office:value="0.01953702" calcext:value-type="float">
            <text:p>0.01953702</text:p>
          </table:table-cell>
          <table:table-cell office:value-type="float" office:value="0.0132995415" calcext:value-type="float">
            <text:p>0.0132995415</text:p>
          </table:table-cell>
          <table:table-cell office:value-type="float" office:value="863" calcext:value-type="float">
            <text:p>863</text:p>
          </table:table-cell>
          <table:table-cell table:formula="of:=[.H864]*100" office:value-type="float" office:value="1.32995415" calcext:value-type="float">
            <text:p>1.32995415</text:p>
          </table:table-cell>
          <table:table-cell table:formula="of:=100*[.F864]" office:value-type="float" office:value="1.421703" calcext:value-type="float">
            <text:p>1.421703</text:p>
          </table:table-cell>
        </table:table-row>
        <table:table-row table:style-name="ro1">
          <table:table-cell office:value-type="float" office:value="43.22" calcext:value-type="float">
            <text:p>43.22</text:p>
          </table:table-cell>
          <table:table-cell office:value-type="float" office:value="178.9703979492" calcext:value-type="float">
            <text:p>178.9703979492</text:p>
          </table:table-cell>
          <table:table-cell office:value-type="float" office:value="-0.6968967513" calcext:value-type="float">
            <text:p>-0.6968967513</text:p>
          </table:table-cell>
          <table:table-cell office:value-type="float" office:value="-1.3975170857" calcext:value-type="float">
            <text:p>-1.397517085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81749" calcext:value-type="float">
            <text:p>0.01481749</text:p>
          </table:table-cell>
          <table:table-cell office:value-type="float" office:value="0.01953702" calcext:value-type="float">
            <text:p>0.01953702</text:p>
          </table:table-cell>
          <table:table-cell office:value-type="float" office:value="0.0173231184" calcext:value-type="float">
            <text:p>0.0173231184</text:p>
          </table:table-cell>
          <table:table-cell office:value-type="float" office:value="864" calcext:value-type="float">
            <text:p>864</text:p>
          </table:table-cell>
          <table:table-cell table:formula="of:=[.H865]*100" office:value-type="float" office:value="1.73231184" calcext:value-type="float">
            <text:p>1.73231184</text:p>
          </table:table-cell>
          <table:table-cell table:formula="of:=100*[.F865]" office:value-type="float" office:value="1.481749" calcext:value-type="float">
            <text:p>1.481749</text:p>
          </table:table-cell>
        </table:table-row>
        <table:table-row table:style-name="ro1">
          <table:table-cell office:value-type="float" office:value="43.27" calcext:value-type="float">
            <text:p>43.27</text:p>
          </table:table-cell>
          <table:table-cell office:value-type="float" office:value="178.9925537109" calcext:value-type="float">
            <text:p>178.9925537109</text:p>
          </table:table-cell>
          <table:table-cell office:value-type="float" office:value="-0.7682115127" calcext:value-type="float">
            <text:p>-0.7682115127</text:p>
          </table:table-cell>
          <table:table-cell office:value-type="float" office:value="-1.5403679661" calcext:value-type="float">
            <text:p>-1.540367966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569275" calcext:value-type="float">
            <text:p>0.01569275</text:p>
          </table:table-cell>
          <table:table-cell office:value-type="float" office:value="0.02922107" calcext:value-type="float">
            <text:p>0.02922107</text:p>
          </table:table-cell>
          <table:table-cell office:value-type="float" office:value="0.0189307035" calcext:value-type="float">
            <text:p>0.0189307035</text:p>
          </table:table-cell>
          <table:table-cell office:value-type="float" office:value="865" calcext:value-type="float">
            <text:p>865</text:p>
          </table:table-cell>
          <table:table-cell table:formula="of:=[.H866]*100" office:value-type="float" office:value="1.89307035" calcext:value-type="float">
            <text:p>1.89307035</text:p>
          </table:table-cell>
          <table:table-cell table:formula="of:=100*[.F866]" office:value-type="float" office:value="1.569275" calcext:value-type="float">
            <text:p>1.569275</text:p>
          </table:table-cell>
        </table:table-row>
        <table:table-row table:style-name="ro1">
          <table:table-cell office:value-type="float" office:value="43.32" calcext:value-type="float">
            <text:p>43.32</text:p>
          </table:table-cell>
          <table:table-cell office:value-type="float" office:value="178.9980773926" calcext:value-type="float">
            <text:p>178.9980773926</text:p>
          </table:table-cell>
          <table:table-cell office:value-type="float" office:value="-0.8366001914" calcext:value-type="float">
            <text:p>-0.8366001914</text:p>
          </table:table-cell>
          <table:table-cell office:value-type="float" office:value="-1.6774324293" calcext:value-type="float">
            <text:p>-1.67743242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673153" calcext:value-type="float">
            <text:p>0.01673153</text:p>
          </table:table-cell>
          <table:table-cell office:value-type="float" office:value="0.04494769" calcext:value-type="float">
            <text:p>0.04494769</text:p>
          </table:table-cell>
          <table:table-cell office:value-type="float" office:value="0.0208647821" calcext:value-type="float">
            <text:p>0.0208647821</text:p>
          </table:table-cell>
          <table:table-cell office:value-type="float" office:value="866" calcext:value-type="float">
            <text:p>866</text:p>
          </table:table-cell>
          <table:table-cell table:formula="of:=[.H867]*100" office:value-type="float" office:value="2.08647821" calcext:value-type="float">
            <text:p>2.08647821</text:p>
          </table:table-cell>
          <table:table-cell table:formula="of:=100*[.F867]" office:value-type="float" office:value="1.673153" calcext:value-type="float">
            <text:p>1.673153</text:p>
          </table:table-cell>
        </table:table-row>
        <table:table-row table:style-name="ro1">
          <table:table-cell office:value-type="float" office:value="43.37" calcext:value-type="float">
            <text:p>43.37</text:p>
          </table:table-cell>
          <table:table-cell office:value-type="float" office:value="178.9807281494" calcext:value-type="float">
            <text:p>178.9807281494</text:p>
          </table:table-cell>
          <table:table-cell office:value-type="float" office:value="-0.8674248035" calcext:value-type="float">
            <text:p>-0.8674248035</text:p>
          </table:table-cell>
          <table:table-cell office:value-type="float" office:value="-1.7393720782" calcext:value-type="float">
            <text:p>-1.739372078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762891" calcext:value-type="float">
            <text:p>0.01762891</text:p>
          </table:table-cell>
          <table:table-cell office:value-type="float" office:value="0.05319116" calcext:value-type="float">
            <text:p>0.05319116</text:p>
          </table:table-cell>
          <table:table-cell office:value-type="float" office:value="0.0215392114" calcext:value-type="float">
            <text:p>0.0215392114</text:p>
          </table:table-cell>
          <table:table-cell office:value-type="float" office:value="867" calcext:value-type="float">
            <text:p>867</text:p>
          </table:table-cell>
          <table:table-cell table:formula="of:=[.H868]*100" office:value-type="float" office:value="2.15392114" calcext:value-type="float">
            <text:p>2.15392114</text:p>
          </table:table-cell>
          <table:table-cell table:formula="of:=100*[.F868]" office:value-type="float" office:value="1.762891" calcext:value-type="float">
            <text:p>1.762891</text:p>
          </table:table-cell>
        </table:table-row>
        <table:table-row table:style-name="ro1">
          <table:table-cell office:value-type="float" office:value="43.42" calcext:value-type="float">
            <text:p>43.42</text:p>
          </table:table-cell>
          <table:table-cell office:value-type="float" office:value="178.9856414795" calcext:value-type="float">
            <text:p>178.9856414795</text:p>
          </table:table-cell>
          <table:table-cell office:value-type="float" office:value="-0.8591262813" calcext:value-type="float">
            <text:p>-0.8591262813</text:p>
          </table:table-cell>
          <table:table-cell office:value-type="float" office:value="-1.7229910075" calcext:value-type="float">
            <text:p>-1.722991007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817136" calcext:value-type="float">
            <text:p>0.01817136</text:p>
          </table:table-cell>
          <table:table-cell office:value-type="float" office:value="0.06692976" calcext:value-type="float">
            <text:p>0.06692976</text:p>
          </table:table-cell>
          <table:table-cell office:value-type="float" office:value="0.0203307907" calcext:value-type="float">
            <text:p>0.0203307907</text:p>
          </table:table-cell>
          <table:table-cell office:value-type="float" office:value="868" calcext:value-type="float">
            <text:p>868</text:p>
          </table:table-cell>
          <table:table-cell table:formula="of:=[.H869]*100" office:value-type="float" office:value="2.03307907" calcext:value-type="float">
            <text:p>2.03307907</text:p>
          </table:table-cell>
          <table:table-cell table:formula="of:=100*[.F869]" office:value-type="float" office:value="1.817136" calcext:value-type="float">
            <text:p>1.817136</text:p>
          </table:table-cell>
        </table:table-row>
        <table:table-row table:style-name="ro1">
          <table:table-cell office:value-type="float" office:value="43.47" calcext:value-type="float">
            <text:p>43.47</text:p>
          </table:table-cell>
          <table:table-cell office:value-type="float" office:value="178.9661712646" calcext:value-type="float">
            <text:p>178.9661712646</text:p>
          </table:table-cell>
          <table:table-cell office:value-type="float" office:value="-0.8321039952" calcext:value-type="float">
            <text:p>-0.8321039952</text:p>
          </table:table-cell>
          <table:table-cell office:value-type="float" office:value="-1.6690549887" calcext:value-type="float">
            <text:p>-1.66905498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83526" calcext:value-type="float">
            <text:p>0.0183526</text:p>
          </table:table-cell>
          <table:table-cell office:value-type="float" office:value="0.06692976" calcext:value-type="float">
            <text:p>0.06692976</text:p>
          </table:table-cell>
          <table:table-cell office:value-type="float" office:value="0.0194335157" calcext:value-type="float">
            <text:p>0.0194335157</text:p>
          </table:table-cell>
          <table:table-cell office:value-type="float" office:value="869" calcext:value-type="float">
            <text:p>869</text:p>
          </table:table-cell>
          <table:table-cell table:formula="of:=[.H870]*100" office:value-type="float" office:value="1.94335157" calcext:value-type="float">
            <text:p>1.94335157</text:p>
          </table:table-cell>
          <table:table-cell table:formula="of:=100*[.F870]" office:value-type="float" office:value="1.83526" calcext:value-type="float">
            <text:p>1.83526</text:p>
          </table:table-cell>
        </table:table-row>
        <table:table-row table:style-name="ro1">
          <table:table-cell office:value-type="float" office:value="43.52" calcext:value-type="float">
            <text:p>43.52</text:p>
          </table:table-cell>
          <table:table-cell office:value-type="float" office:value="178.9721984863" calcext:value-type="float">
            <text:p>178.9721984863</text:p>
          </table:table-cell>
          <table:table-cell office:value-type="float" office:value="-0.7559771712" calcext:value-type="float">
            <text:p>-0.7559771712</text:p>
          </table:table-cell>
          <table:table-cell office:value-type="float" office:value="-1.5167705347" calcext:value-type="float">
            <text:p>-1.51677053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796598" calcext:value-type="float">
            <text:p>0.01796598</text:p>
          </table:table-cell>
          <table:table-cell office:value-type="float" office:value="0.0726188" calcext:value-type="float">
            <text:p>0.0726188</text:p>
          </table:table-cell>
          <table:table-cell office:value-type="float" office:value="0.0189759712" calcext:value-type="float">
            <text:p>0.0189759712</text:p>
          </table:table-cell>
          <table:table-cell office:value-type="float" office:value="870" calcext:value-type="float">
            <text:p>870</text:p>
          </table:table-cell>
          <table:table-cell table:formula="of:=[.H871]*100" office:value-type="float" office:value="1.89759712" calcext:value-type="float">
            <text:p>1.89759712</text:p>
          </table:table-cell>
          <table:table-cell table:formula="of:=100*[.F871]" office:value-type="float" office:value="1.796598" calcext:value-type="float">
            <text:p>1.796598</text:p>
          </table:table-cell>
        </table:table-row>
        <table:table-row table:style-name="ro1">
          <table:table-cell office:value-type="float" office:value="43.57" calcext:value-type="float">
            <text:p>43.57</text:p>
          </table:table-cell>
          <table:table-cell office:value-type="float" office:value="178.9833526611" calcext:value-type="float">
            <text:p>178.9833526611</text:p>
          </table:table-cell>
          <table:table-cell office:value-type="float" office:value="-0.5995856312" calcext:value-type="float">
            <text:p>-0.5995856312</text:p>
          </table:table-cell>
          <table:table-cell office:value-type="float" office:value="-1.2037344935" calcext:value-type="float">
            <text:p>-1.203734493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666619" calcext:value-type="float">
            <text:p>0.01666619</text:p>
          </table:table-cell>
          <table:table-cell office:value-type="float" office:value="0.08288946" calcext:value-type="float">
            <text:p>0.08288946</text:p>
          </table:table-cell>
          <table:table-cell office:value-type="float" office:value="0.0145122965" calcext:value-type="float">
            <text:p>0.0145122965</text:p>
          </table:table-cell>
          <table:table-cell office:value-type="float" office:value="871" calcext:value-type="float">
            <text:p>871</text:p>
          </table:table-cell>
          <table:table-cell table:formula="of:=[.H872]*100" office:value-type="float" office:value="1.45122965" calcext:value-type="float">
            <text:p>1.45122965</text:p>
          </table:table-cell>
          <table:table-cell table:formula="of:=100*[.F872]" office:value-type="float" office:value="1.666619" calcext:value-type="float">
            <text:p>1.666619</text:p>
          </table:table-cell>
        </table:table-row>
        <table:table-row table:style-name="ro1">
          <table:table-cell office:value-type="float" office:value="43.62" calcext:value-type="float">
            <text:p>43.62</text:p>
          </table:table-cell>
          <table:table-cell office:value-type="float" office:value="178.993560791" calcext:value-type="float">
            <text:p>178.993560791</text:p>
          </table:table-cell>
          <table:table-cell office:value-type="float" office:value="-0.4212024752" calcext:value-type="float">
            <text:p>-0.4212024752</text:p>
          </table:table-cell>
          <table:table-cell office:value-type="float" office:value="-0.8464650183" calcext:value-type="float">
            <text:p>-0.846465018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461156" calcext:value-type="float">
            <text:p>0.01461156</text:p>
          </table:table-cell>
          <table:table-cell office:value-type="float" office:value="0.08535036" calcext:value-type="float">
            <text:p>0.08535036</text:p>
          </table:table-cell>
          <table:table-cell office:value-type="float" office:value="0.0111268558" calcext:value-type="float">
            <text:p>0.0111268558</text:p>
          </table:table-cell>
          <table:table-cell office:value-type="float" office:value="872" calcext:value-type="float">
            <text:p>872</text:p>
          </table:table-cell>
          <table:table-cell table:formula="of:=[.H873]*100" office:value-type="float" office:value="1.11268558" calcext:value-type="float">
            <text:p>1.11268558</text:p>
          </table:table-cell>
          <table:table-cell table:formula="of:=100*[.F873]" office:value-type="float" office:value="1.461156" calcext:value-type="float">
            <text:p>1.461156</text:p>
          </table:table-cell>
        </table:table-row>
        <table:table-row table:style-name="ro1">
          <table:table-cell office:value-type="float" office:value="43.67" calcext:value-type="float">
            <text:p>43.67</text:p>
          </table:table-cell>
          <table:table-cell office:value-type="float" office:value="178.9984741211" calcext:value-type="float">
            <text:p>178.9984741211</text:p>
          </table:table-cell>
          <table:table-cell office:value-type="float" office:value="-0.2369066853" calcext:value-type="float">
            <text:p>-0.2369066853</text:p>
          </table:table-cell>
          <table:table-cell office:value-type="float" office:value="-0.4771757174" calcext:value-type="float">
            <text:p>-0.477175717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01472" calcext:value-type="float">
            <text:p>0.01201472</text:p>
          </table:table-cell>
          <table:table-cell office:value-type="float" office:value="0.08535036" calcext:value-type="float">
            <text:p>0.08535036</text:p>
          </table:table-cell>
          <table:table-cell office:value-type="float" office:value="0.00751696" calcext:value-type="float">
            <text:p>0.00751696</text:p>
          </table:table-cell>
          <table:table-cell office:value-type="float" office:value="873" calcext:value-type="float">
            <text:p>873</text:p>
          </table:table-cell>
          <table:table-cell table:formula="of:=[.H874]*100" office:value-type="float" office:value="0.751696" calcext:value-type="float">
            <text:p>0.751696</text:p>
          </table:table-cell>
          <table:table-cell table:formula="of:=100*[.F874]" office:value-type="float" office:value="1.201472" calcext:value-type="float">
            <text:p>1.201472</text:p>
          </table:table-cell>
        </table:table-row>
        <table:table-row table:style-name="ro1">
          <table:table-cell office:value-type="float" office:value="43.72" calcext:value-type="float">
            <text:p>43.72</text:p>
          </table:table-cell>
          <table:table-cell office:value-type="float" office:value="179.0119018555" calcext:value-type="float">
            <text:p>179.0119018555</text:p>
          </table:table-cell>
          <table:table-cell office:value-type="float" office:value="-0.0703752934" calcext:value-type="float">
            <text:p>-0.0703752934</text:p>
          </table:table-cell>
          <table:table-cell office:value-type="float" office:value="-0.1432974637" calcext:value-type="float">
            <text:p>-0.143297463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17509" calcext:value-type="float">
            <text:p>0.00917509</text:p>
          </table:table-cell>
          <table:table-cell office:value-type="float" office:value="0.09117045" calcext:value-type="float">
            <text:p>0.09117045</text:p>
          </table:table-cell>
          <table:table-cell office:value-type="float" office:value="0.0044259216" calcext:value-type="float">
            <text:p>0.0044259216</text:p>
          </table:table-cell>
          <table:table-cell office:value-type="float" office:value="874" calcext:value-type="float">
            <text:p>874</text:p>
          </table:table-cell>
          <table:table-cell table:formula="of:=[.H875]*100" office:value-type="float" office:value="0.44259216" calcext:value-type="float">
            <text:p>0.44259216</text:p>
          </table:table-cell>
          <table:table-cell table:formula="of:=100*[.F875]" office:value-type="float" office:value="0.917509" calcext:value-type="float">
            <text:p>0.917509</text:p>
          </table:table-cell>
        </table:table-row>
        <table:table-row table:style-name="ro1">
          <table:table-cell office:value-type="float" office:value="43.77" calcext:value-type="float">
            <text:p>43.77</text:p>
          </table:table-cell>
          <table:table-cell office:value-type="float" office:value="179.0193786621" calcext:value-type="float">
            <text:p>179.0193786621</text:p>
          </table:table-cell>
          <table:table-cell office:value-type="float" office:value="0.0977260437" calcext:value-type="float">
            <text:p>0.0977260437</text:p>
          </table:table-cell>
          <table:table-cell office:value-type="float" office:value="0.1937829255" calcext:value-type="float">
            <text:p>0.19378292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16329" calcext:value-type="float">
            <text:p>0.00616329</text:p>
          </table:table-cell>
          <table:table-cell office:value-type="float" office:value="0.09038938" calcext:value-type="float">
            <text:p>0.09038938</text:p>
          </table:table-cell>
          <table:table-cell office:value-type="float" office:value="0.0010375819" calcext:value-type="float">
            <text:p>0.0010375819</text:p>
          </table:table-cell>
          <table:table-cell office:value-type="float" office:value="875" calcext:value-type="float">
            <text:p>875</text:p>
          </table:table-cell>
          <table:table-cell table:formula="of:=[.H876]*100" office:value-type="float" office:value="0.10375819" calcext:value-type="float">
            <text:p>0.10375819</text:p>
          </table:table-cell>
          <table:table-cell table:formula="of:=100*[.F876]" office:value-type="float" office:value="0.616329" calcext:value-type="float">
            <text:p>0.616329</text:p>
          </table:table-cell>
        </table:table-row>
        <table:table-row table:style-name="ro1">
          <table:table-cell office:value-type="float" office:value="43.82" calcext:value-type="float">
            <text:p>43.82</text:p>
          </table:table-cell>
          <table:table-cell office:value-type="float" office:value="179.0260162354" calcext:value-type="float">
            <text:p>179.0260162354</text:p>
          </table:table-cell>
          <table:table-cell office:value-type="float" office:value="0.251765137" calcext:value-type="float">
            <text:p>0.251765137</text:p>
          </table:table-cell>
          <table:table-cell office:value-type="float" office:value="0.5027678011" calcext:value-type="float">
            <text:p>0.50276780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1305" calcext:value-type="float">
            <text:p>0.0031305</text:p>
          </table:table-cell>
          <table:table-cell office:value-type="float" office:value="0.09137798" calcext:value-type="float">
            <text:p>0.09137798</text:p>
          </table:table-cell>
          <table:table-cell office:value-type="float" office:value="-0.002365011" calcext:value-type="float">
            <text:p>-0.002365011</text:p>
          </table:table-cell>
          <table:table-cell office:value-type="float" office:value="876" calcext:value-type="float">
            <text:p>876</text:p>
          </table:table-cell>
          <table:table-cell table:formula="of:=[.H877]*100" office:value-type="float" office:value="-0.2365011" calcext:value-type="float">
            <text:p>-0.2365011</text:p>
          </table:table-cell>
          <table:table-cell table:formula="of:=100*[.F877]" office:value-type="float" office:value="0.31305" calcext:value-type="float">
            <text:p>0.31305</text:p>
          </table:table-cell>
        </table:table-row>
        <table:table-row table:style-name="ro1">
          <table:table-cell office:value-type="float" office:value="43.87" calcext:value-type="float">
            <text:p>43.87</text:p>
          </table:table-cell>
          <table:table-cell office:value-type="float" office:value="179.0315704346" calcext:value-type="float">
            <text:p>179.0315704346</text:p>
          </table:table-cell>
          <table:table-cell office:value-type="float" office:value="0.4202059495" calcext:value-type="float">
            <text:p>0.4202059495</text:p>
          </table:table-cell>
          <table:table-cell office:value-type="float" office:value="0.8405757543" calcext:value-type="float">
            <text:p>0.840575754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01224" calcext:value-type="float">
            <text:p>-0.00001224</text:p>
          </table:table-cell>
          <table:table-cell office:value-type="float" office:value="0.0878874" calcext:value-type="float">
            <text:p>0.0878874</text:p>
          </table:table-cell>
          <table:table-cell office:value-type="float" office:value="-0.0069673062" calcext:value-type="float">
            <text:p>-0.0069673062</text:p>
          </table:table-cell>
          <table:table-cell office:value-type="float" office:value="877" calcext:value-type="float">
            <text:p>877</text:p>
          </table:table-cell>
          <table:table-cell table:formula="of:=[.H878]*100" office:value-type="float" office:value="-0.69673062" calcext:value-type="float">
            <text:p>-0.69673062</text:p>
          </table:table-cell>
          <table:table-cell table:formula="of:=100*[.F878]" office:value-type="float" office:value="-0.001224" calcext:value-type="float">
            <text:p>-0.001224</text:p>
          </table:table-cell>
        </table:table-row>
        <table:table-row table:style-name="ro1">
          <table:table-cell office:value-type="float" office:value="43.92" calcext:value-type="float">
            <text:p>43.92</text:p>
          </table:table-cell>
          <table:table-cell office:value-type="float" office:value="179.0224761963" calcext:value-type="float">
            <text:p>179.0224761963</text:p>
          </table:table-cell>
          <table:table-cell office:value-type="float" office:value="0.5445537812" calcext:value-type="float">
            <text:p>0.5445537812</text:p>
          </table:table-cell>
          <table:table-cell office:value-type="float" office:value="1.0901811467" calcext:value-type="float">
            <text:p>1.090181146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93436" calcext:value-type="float">
            <text:p>-0.00293436</text:p>
          </table:table-cell>
          <table:table-cell office:value-type="float" office:value="0.0878874" calcext:value-type="float">
            <text:p>0.0878874</text:p>
          </table:table-cell>
          <table:table-cell office:value-type="float" office:value="-0.0099624548" calcext:value-type="float">
            <text:p>-0.0099624548</text:p>
          </table:table-cell>
          <table:table-cell office:value-type="float" office:value="878" calcext:value-type="float">
            <text:p>878</text:p>
          </table:table-cell>
          <table:table-cell table:formula="of:=[.H879]*100" office:value-type="float" office:value="-0.99624548" calcext:value-type="float">
            <text:p>-0.99624548</text:p>
          </table:table-cell>
          <table:table-cell table:formula="of:=100*[.F879]" office:value-type="float" office:value="-0.293436" calcext:value-type="float">
            <text:p>-0.293436</text:p>
          </table:table-cell>
        </table:table-row>
        <table:table-row table:style-name="ro1">
          <table:table-cell office:value-type="float" office:value="43.97" calcext:value-type="float">
            <text:p>43.97</text:p>
          </table:table-cell>
          <table:table-cell office:value-type="float" office:value="179.0086975098" calcext:value-type="float">
            <text:p>179.0086975098</text:p>
          </table:table-cell>
          <table:table-cell office:value-type="float" office:value="0.6138993193" calcext:value-type="float">
            <text:p>0.6138993193</text:p>
          </table:table-cell>
          <table:table-cell office:value-type="float" office:value="1.2296718322" calcext:value-type="float">
            <text:p>1.229671832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34297" calcext:value-type="float">
            <text:p>-0.00534297</text:p>
          </table:table-cell>
          <table:table-cell office:value-type="float" office:value="0.0843192" calcext:value-type="float">
            <text:p>0.0843192</text:p>
          </table:table-cell>
          <table:table-cell office:value-type="float" office:value="-0.0118737945" calcext:value-type="float">
            <text:p>-0.0118737945</text:p>
          </table:table-cell>
          <table:table-cell office:value-type="float" office:value="879" calcext:value-type="float">
            <text:p>879</text:p>
          </table:table-cell>
          <table:table-cell table:formula="of:=[.H880]*100" office:value-type="float" office:value="-1.18737945" calcext:value-type="float">
            <text:p>-1.18737945</text:p>
          </table:table-cell>
          <table:table-cell table:formula="of:=100*[.F880]" office:value-type="float" office:value="-0.534297" calcext:value-type="float">
            <text:p>-0.534297</text:p>
          </table:table-cell>
        </table:table-row>
        <table:table-row table:style-name="ro1">
          <table:table-cell office:value-type="float" office:value="44.02" calcext:value-type="float">
            <text:p>44.02</text:p>
          </table:table-cell>
          <table:table-cell office:value-type="float" office:value="179.0010070801" calcext:value-type="float">
            <text:p>179.0010070801</text:p>
          </table:table-cell>
          <table:table-cell office:value-type="float" office:value="0.6012525413" calcext:value-type="float">
            <text:p>0.6012525413</text:p>
          </table:table-cell>
          <table:table-cell office:value-type="float" office:value="1.2049675849" calcext:value-type="float">
            <text:p>1.204967584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686308" calcext:value-type="float">
            <text:p>-0.00686308</text:p>
          </table:table-cell>
          <table:table-cell office:value-type="float" office:value="0.07904229" calcext:value-type="float">
            <text:p>0.07904229</text:p>
          </table:table-cell>
          <table:table-cell office:value-type="float" office:value="-0.0113283837" calcext:value-type="float">
            <text:p>-0.0113283837</text:p>
          </table:table-cell>
          <table:table-cell office:value-type="float" office:value="880" calcext:value-type="float">
            <text:p>880</text:p>
          </table:table-cell>
          <table:table-cell table:formula="of:=[.H881]*100" office:value-type="float" office:value="-1.13283837" calcext:value-type="float">
            <text:p>-1.13283837</text:p>
          </table:table-cell>
          <table:table-cell table:formula="of:=100*[.F881]" office:value-type="float" office:value="-0.686308" calcext:value-type="float">
            <text:p>-0.686308</text:p>
          </table:table-cell>
        </table:table-row>
        <table:table-row table:style-name="ro1">
          <table:table-cell office:value-type="float" office:value="44.07" calcext:value-type="float">
            <text:p>44.07</text:p>
          </table:table-cell>
          <table:table-cell office:value-type="float" office:value="179.0131378174" calcext:value-type="float">
            <text:p>179.0131378174</text:p>
          </table:table-cell>
          <table:table-cell office:value-type="float" office:value="0.6722523177" calcext:value-type="float">
            <text:p>0.6722523177</text:p>
          </table:table-cell>
          <table:table-cell office:value-type="float" office:value="1.3474180165" calcext:value-type="float">
            <text:p>1.347418016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834882" calcext:value-type="float">
            <text:p>-0.00834882</text:p>
          </table:table-cell>
          <table:table-cell office:value-type="float" office:value="0.07165185" calcext:value-type="float">
            <text:p>0.07165185</text:p>
          </table:table-cell>
          <table:table-cell office:value-type="float" office:value="-0.0143178742" calcext:value-type="float">
            <text:p>-0.0143178742</text:p>
          </table:table-cell>
          <table:table-cell office:value-type="float" office:value="881" calcext:value-type="float">
            <text:p>881</text:p>
          </table:table-cell>
          <table:table-cell table:formula="of:=[.H882]*100" office:value-type="float" office:value="-1.43178742" calcext:value-type="float">
            <text:p>-1.43178742</text:p>
          </table:table-cell>
          <table:table-cell table:formula="of:=100*[.F882]" office:value-type="float" office:value="-0.834882" calcext:value-type="float">
            <text:p>-0.834882</text:p>
          </table:table-cell>
        </table:table-row>
        <table:table-row table:style-name="ro1">
          <table:table-cell office:value-type="float" office:value="44.12" calcext:value-type="float">
            <text:p>44.12</text:p>
          </table:table-cell>
          <table:table-cell office:value-type="float" office:value="179.0115356445" calcext:value-type="float">
            <text:p>179.0115356445</text:p>
          </table:table-cell>
          <table:table-cell office:value-type="float" office:value="0.6137952087" calcext:value-type="float">
            <text:p>0.6137952087</text:p>
          </table:table-cell>
          <table:table-cell office:value-type="float" office:value="1.2308166724" calcext:value-type="float">
            <text:p>1.230816672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894891" calcext:value-type="float">
            <text:p>-0.00894891</text:p>
          </table:table-cell>
          <table:table-cell office:value-type="float" office:value="0.06562404" calcext:value-type="float">
            <text:p>0.06562404</text:p>
          </table:table-cell>
          <table:table-cell office:value-type="float" office:value="-0.0129320663" calcext:value-type="float">
            <text:p>-0.0129320663</text:p>
          </table:table-cell>
          <table:table-cell office:value-type="float" office:value="882" calcext:value-type="float">
            <text:p>882</text:p>
          </table:table-cell>
          <table:table-cell table:formula="of:=[.H883]*100" office:value-type="float" office:value="-1.29320663" calcext:value-type="float">
            <text:p>-1.29320663</text:p>
          </table:table-cell>
          <table:table-cell table:formula="of:=100*[.F883]" office:value-type="float" office:value="-0.894891" calcext:value-type="float">
            <text:p>-0.894891</text:p>
          </table:table-cell>
        </table:table-row>
        <table:table-row table:style-name="ro1">
          <table:table-cell office:value-type="float" office:value="44.17" calcext:value-type="float">
            <text:p>44.17</text:p>
          </table:table-cell>
          <table:table-cell office:value-type="float" office:value="179.0137176514" calcext:value-type="float">
            <text:p>179.0137176514</text:p>
          </table:table-cell>
          <table:table-cell office:value-type="float" office:value="0.5199786727" calcext:value-type="float">
            <text:p>0.5199786727</text:p>
          </table:table-cell>
          <table:table-cell office:value-type="float" office:value="1.0432397864" calcext:value-type="float">
            <text:p>1.04323978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87234" calcext:value-type="float">
            <text:p>-0.0087234</text:p>
          </table:table-cell>
          <table:table-cell office:value-type="float" office:value="0.06562404" calcext:value-type="float">
            <text:p>0.06562404</text:p>
          </table:table-cell>
          <table:table-cell office:value-type="float" office:value="-0.011499428" calcext:value-type="float">
            <text:p>-0.011499428</text:p>
          </table:table-cell>
          <table:table-cell office:value-type="float" office:value="883" calcext:value-type="float">
            <text:p>883</text:p>
          </table:table-cell>
          <table:table-cell table:formula="of:=[.H884]*100" office:value-type="float" office:value="-1.1499428" calcext:value-type="float">
            <text:p>-1.1499428</text:p>
          </table:table-cell>
          <table:table-cell table:formula="of:=100*[.F884]" office:value-type="float" office:value="-0.87234" calcext:value-type="float">
            <text:p>-0.87234</text:p>
          </table:table-cell>
        </table:table-row>
        <table:table-row table:style-name="ro1">
          <table:table-cell office:value-type="float" office:value="44.22" calcext:value-type="float">
            <text:p>44.22</text:p>
          </table:table-cell>
          <table:table-cell office:value-type="float" office:value="179.0293579102" calcext:value-type="float">
            <text:p>179.0293579102</text:p>
          </table:table-cell>
          <table:table-cell office:value-type="float" office:value="0.4388903036" calcext:value-type="float">
            <text:p>0.4388903036</text:p>
          </table:table-cell>
          <table:table-cell office:value-type="float" office:value="0.8809256277" calcext:value-type="float">
            <text:p>0.88092562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803277" calcext:value-type="float">
            <text:p>-0.00803277</text:p>
          </table:table-cell>
          <table:table-cell office:value-type="float" office:value="0.05547059" calcext:value-type="float">
            <text:p>0.05547059</text:p>
          </table:table-cell>
          <table:table-cell office:value-type="float" office:value="-0.009420769" calcext:value-type="float">
            <text:p>-0.009420769</text:p>
          </table:table-cell>
          <table:table-cell office:value-type="float" office:value="884" calcext:value-type="float">
            <text:p>884</text:p>
          </table:table-cell>
          <table:table-cell table:formula="of:=[.H885]*100" office:value-type="float" office:value="-0.9420769" calcext:value-type="float">
            <text:p>-0.9420769</text:p>
          </table:table-cell>
          <table:table-cell table:formula="of:=100*[.F885]" office:value-type="float" office:value="-0.803277" calcext:value-type="float">
            <text:p>-0.803277</text:p>
          </table:table-cell>
        </table:table-row>
        <table:table-row table:style-name="ro1">
          <table:table-cell office:value-type="float" office:value="44.27" calcext:value-type="float">
            <text:p>44.27</text:p>
          </table:table-cell>
          <table:table-cell office:value-type="float" office:value="179.0341644287" calcext:value-type="float">
            <text:p>179.0341644287</text:p>
          </table:table-cell>
          <table:table-cell office:value-type="float" office:value="0.3141212143" calcext:value-type="float">
            <text:p>0.3141212143</text:p>
          </table:table-cell>
          <table:table-cell office:value-type="float" office:value="0.6310901228" calcext:value-type="float">
            <text:p>0.631090122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674122" calcext:value-type="float">
            <text:p>-0.00674122</text:p>
          </table:table-cell>
          <table:table-cell office:value-type="float" office:value="0.04961994" calcext:value-type="float">
            <text:p>0.04961994</text:p>
          </table:table-cell>
          <table:table-cell office:value-type="float" office:value="-0.0066043097" calcext:value-type="float">
            <text:p>-0.0066043097</text:p>
          </table:table-cell>
          <table:table-cell office:value-type="float" office:value="885" calcext:value-type="float">
            <text:p>885</text:p>
          </table:table-cell>
          <table:table-cell table:formula="of:=[.H886]*100" office:value-type="float" office:value="-0.66043097" calcext:value-type="float">
            <text:p>-0.66043097</text:p>
          </table:table-cell>
          <table:table-cell table:formula="of:=100*[.F886]" office:value-type="float" office:value="-0.674122" calcext:value-type="float">
            <text:p>-0.674122</text:p>
          </table:table-cell>
        </table:table-row>
        <table:table-row table:style-name="ro1">
          <table:table-cell office:value-type="float" office:value="44.32" calcext:value-type="float">
            <text:p>44.32</text:p>
          </table:table-cell>
          <table:table-cell office:value-type="float" office:value="179.0308837891" calcext:value-type="float">
            <text:p>179.0308837891</text:p>
          </table:table-cell>
          <table:table-cell office:value-type="float" office:value="0.2352782812" calcext:value-type="float">
            <text:p>0.2352782812</text:p>
          </table:table-cell>
          <table:table-cell office:value-type="float" office:value="0.4730026601" calcext:value-type="float">
            <text:p>0.47300266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35546" calcext:value-type="float">
            <text:p>-0.00535546</text:p>
          </table:table-cell>
          <table:table-cell office:value-type="float" office:value="0.03786739" calcext:value-type="float">
            <text:p>0.03786739</text:p>
          </table:table-cell>
          <table:table-cell office:value-type="float" office:value="-0.0043363415" calcext:value-type="float">
            <text:p>-0.0043363415</text:p>
          </table:table-cell>
          <table:table-cell office:value-type="float" office:value="886" calcext:value-type="float">
            <text:p>886</text:p>
          </table:table-cell>
          <table:table-cell table:formula="of:=[.H887]*100" office:value-type="float" office:value="-0.43363415" calcext:value-type="float">
            <text:p>-0.43363415</text:p>
          </table:table-cell>
          <table:table-cell table:formula="of:=100*[.F887]" office:value-type="float" office:value="-0.535546" calcext:value-type="float">
            <text:p>-0.535546</text:p>
          </table:table-cell>
        </table:table-row>
        <table:table-row table:style-name="ro1">
          <table:table-cell office:value-type="float" office:value="44.37" calcext:value-type="float">
            <text:p>44.37</text:p>
          </table:table-cell>
          <table:table-cell office:value-type="float" office:value="179.0271911621" calcext:value-type="float">
            <text:p>179.0271911621</text:p>
          </table:table-cell>
          <table:table-cell office:value-type="float" office:value="0.1388716906" calcext:value-type="float">
            <text:p>0.1388716906</text:p>
          </table:table-cell>
          <table:table-cell office:value-type="float" office:value="0.2797467798" calcext:value-type="float">
            <text:p>0.27974677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78989" calcext:value-type="float">
            <text:p>-0.00378989</text:p>
          </table:table-cell>
          <table:table-cell office:value-type="float" office:value="0.03786739" calcext:value-type="float">
            <text:p>0.03786739</text:p>
          </table:table-cell>
          <table:table-cell office:value-type="float" office:value="-0.0019140626" calcext:value-type="float">
            <text:p>-0.0019140626</text:p>
          </table:table-cell>
          <table:table-cell office:value-type="float" office:value="887" calcext:value-type="float">
            <text:p>887</text:p>
          </table:table-cell>
          <table:table-cell table:formula="of:=[.H888]*100" office:value-type="float" office:value="-0.19140626" calcext:value-type="float">
            <text:p>-0.19140626</text:p>
          </table:table-cell>
          <table:table-cell table:formula="of:=100*[.F888]" office:value-type="float" office:value="-0.378989" calcext:value-type="float">
            <text:p>-0.378989</text:p>
          </table:table-cell>
        </table:table-row>
        <table:table-row table:style-name="ro1">
          <table:table-cell office:value-type="float" office:value="44.43" calcext:value-type="float">
            <text:p>44.43</text:p>
          </table:table-cell>
          <table:table-cell office:value-type="float" office:value="179.0171966553" calcext:value-type="float">
            <text:p>179.0171966553</text:p>
          </table:table-cell>
          <table:table-cell office:value-type="float" office:value="0.0596389024" calcext:value-type="float">
            <text:p>0.0596389024</text:p>
          </table:table-cell>
          <table:table-cell office:value-type="float" office:value="0.1208107357" calcext:value-type="float">
            <text:p>0.120810735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21901" calcext:value-type="float">
            <text:p>-0.00221901</text:p>
          </table:table-cell>
          <table:table-cell office:value-type="float" office:value="0.0329313" calcext:value-type="float">
            <text:p>0.0329313</text:p>
          </table:table-cell>
          <table:table-cell office:value-type="float" office:value="0.0003777894" calcext:value-type="float">
            <text:p>0.0003777894</text:p>
          </table:table-cell>
          <table:table-cell office:value-type="float" office:value="888" calcext:value-type="float">
            <text:p>888</text:p>
          </table:table-cell>
          <table:table-cell table:formula="of:=[.H889]*100" office:value-type="float" office:value="0.03777894" calcext:value-type="float">
            <text:p>0.03777894</text:p>
          </table:table-cell>
          <table:table-cell table:formula="of:=100*[.F889]" office:value-type="float" office:value="-0.221901" calcext:value-type="float">
            <text:p>-0.221901</text:p>
          </table:table-cell>
        </table:table-row>
        <table:table-row table:style-name="ro1">
          <table:table-cell office:value-type="float" office:value="44.48" calcext:value-type="float">
            <text:p>44.48</text:p>
          </table:table-cell>
          <table:table-cell office:value-type="float" office:value="179.0014953613" calcext:value-type="float">
            <text:p>179.0014953613</text:p>
          </table:table-cell>
          <table:table-cell office:value-type="float" office:value="0.0032538657" calcext:value-type="float">
            <text:p>0.0032538657</text:p>
          </table:table-cell>
          <table:table-cell office:value-type="float" office:value="0.0075917058" calcext:value-type="float">
            <text:p>0.007591705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79685" calcext:value-type="float">
            <text:p>-0.00079685</text:p>
          </table:table-cell>
          <table:table-cell office:value-type="float" office:value="0.02074578" calcext:value-type="float">
            <text:p>0.02074578</text:p>
          </table:table-cell>
          <table:table-cell office:value-type="float" office:value="0.0020830055" calcext:value-type="float">
            <text:p>0.0020830055</text:p>
          </table:table-cell>
          <table:table-cell office:value-type="float" office:value="889" calcext:value-type="float">
            <text:p>889</text:p>
          </table:table-cell>
          <table:table-cell table:formula="of:=[.H890]*100" office:value-type="float" office:value="0.20830055" calcext:value-type="float">
            <text:p>0.20830055</text:p>
          </table:table-cell>
          <table:table-cell table:formula="of:=100*[.F890]" office:value-type="float" office:value="-0.079685" calcext:value-type="float">
            <text:p>-0.079685</text:p>
          </table:table-cell>
        </table:table-row>
        <table:table-row table:style-name="ro1">
          <table:table-cell office:value-type="float" office:value="44.53" calcext:value-type="float">
            <text:p>44.53</text:p>
          </table:table-cell>
          <table:table-cell office:value-type="float" office:value="179.000869751" calcext:value-type="float">
            <text:p>179.000869751</text:p>
          </table:table-cell>
          <table:table-cell office:value-type="float" office:value="-0.0278841943" calcext:value-type="float">
            <text:p>-0.0278841943</text:p>
          </table:table-cell>
          <table:table-cell office:value-type="float" office:value="-0.0550709632" calcext:value-type="float">
            <text:p>-0.055070963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35798" calcext:value-type="float">
            <text:p>0.00035798</text:p>
          </table:table-cell>
          <table:table-cell office:value-type="float" office:value="0.01720125" calcext:value-type="float">
            <text:p>0.01720125</text:p>
          </table:table-cell>
          <table:table-cell office:value-type="float" office:value="0.0024063844" calcext:value-type="float">
            <text:p>0.0024063844</text:p>
          </table:table-cell>
          <table:table-cell office:value-type="float" office:value="890" calcext:value-type="float">
            <text:p>890</text:p>
          </table:table-cell>
          <table:table-cell table:formula="of:=[.H891]*100" office:value-type="float" office:value="0.24063844" calcext:value-type="float">
            <text:p>0.24063844</text:p>
          </table:table-cell>
          <table:table-cell table:formula="of:=100*[.F891]" office:value-type="float" office:value="0.035798" calcext:value-type="float">
            <text:p>0.035798</text:p>
          </table:table-cell>
        </table:table-row>
        <table:table-row table:style-name="ro1">
          <table:table-cell office:value-type="float" office:value="44.58" calcext:value-type="float">
            <text:p>44.58</text:p>
          </table:table-cell>
          <table:table-cell office:value-type="float" office:value="178.9887390137" calcext:value-type="float">
            <text:p>178.9887390137</text:p>
          </table:table-cell>
          <table:table-cell office:value-type="float" office:value="-0.002782978" calcext:value-type="float">
            <text:p>-0.002782978</text:p>
          </table:table-cell>
          <table:table-cell office:value-type="float" office:value="-0.0051320499" calcext:value-type="float">
            <text:p>-0.00513204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95995" calcext:value-type="float">
            <text:p>0.00095995</text:p>
          </table:table-cell>
          <table:table-cell office:value-type="float" office:value="0.01720125" calcext:value-type="float">
            <text:p>0.01720125</text:p>
          </table:table-cell>
          <table:table-cell office:value-type="float" office:value="0.0018423761" calcext:value-type="float">
            <text:p>0.0018423761</text:p>
          </table:table-cell>
          <table:table-cell office:value-type="float" office:value="891" calcext:value-type="float">
            <text:p>891</text:p>
          </table:table-cell>
          <table:table-cell table:formula="of:=[.H892]*100" office:value-type="float" office:value="0.18423761" calcext:value-type="float">
            <text:p>0.18423761</text:p>
          </table:table-cell>
          <table:table-cell table:formula="of:=100*[.F892]" office:value-type="float" office:value="0.095995" calcext:value-type="float">
            <text:p>0.095995</text:p>
          </table:table-cell>
        </table:table-row>
        <table:table-row table:style-name="ro1">
          <table:table-cell office:value-type="float" office:value="44.63" calcext:value-type="float">
            <text:p>44.63</text:p>
          </table:table-cell>
          <table:table-cell office:value-type="float" office:value="178.991027832" calcext:value-type="float">
            <text:p>178.991027832</text:p>
          </table:table-cell>
          <table:table-cell office:value-type="float" office:value="0.0149410697" calcext:value-type="float">
            <text:p>0.0149410697</text:p>
          </table:table-cell>
          <table:table-cell office:value-type="float" office:value="0.0301833232" calcext:value-type="float">
            <text:p>0.030183323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2428" calcext:value-type="float">
            <text:p>0.0012428</text:p>
          </table:table-cell>
          <table:table-cell office:value-type="float" office:value="0.00373157" calcext:value-type="float">
            <text:p>0.00373157</text:p>
          </table:table-cell>
          <table:table-cell office:value-type="float" office:value="0.0007847995" calcext:value-type="float">
            <text:p>0.0007847995</text:p>
          </table:table-cell>
          <table:table-cell office:value-type="float" office:value="892" calcext:value-type="float">
            <text:p>892</text:p>
          </table:table-cell>
          <table:table-cell table:formula="of:=[.H893]*100" office:value-type="float" office:value="0.07847995" calcext:value-type="float">
            <text:p>0.07847995</text:p>
          </table:table-cell>
          <table:table-cell table:formula="of:=100*[.F893]" office:value-type="float" office:value="0.12428" calcext:value-type="float">
            <text:p>0.12428</text:p>
          </table:table-cell>
        </table:table-row>
        <table:table-row table:style-name="ro1">
          <table:table-cell office:value-type="float" office:value="44.68" calcext:value-type="float">
            <text:p>44.68</text:p>
          </table:table-cell>
          <table:table-cell office:value-type="float" office:value="179.0018768311" calcext:value-type="float">
            <text:p>179.0018768311</text:p>
          </table:table-cell>
          <table:table-cell office:value-type="float" office:value="0.0541135458" calcext:value-type="float">
            <text:p>0.0541135458</text:p>
          </table:table-cell>
          <table:table-cell office:value-type="float" office:value="0.108496745" calcext:value-type="float">
            <text:p>0.1084967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17015" calcext:value-type="float">
            <text:p>0.00117015</text:p>
          </table:table-cell>
          <table:table-cell office:value-type="float" office:value="0.00373157" calcext:value-type="float">
            <text:p>0.00373157</text:p>
          </table:table-cell>
          <table:table-cell office:value-type="float" office:value="-0.0001597456" calcext:value-type="float">
            <text:p>-0.0001597456</text:p>
          </table:table-cell>
          <table:table-cell office:value-type="float" office:value="893" calcext:value-type="float">
            <text:p>893</text:p>
          </table:table-cell>
          <table:table-cell table:formula="of:=[.H894]*100" office:value-type="float" office:value="-0.01597456" calcext:value-type="float">
            <text:p>-0.01597456</text:p>
          </table:table-cell>
          <table:table-cell table:formula="of:=100*[.F894]" office:value-type="float" office:value="0.117015" calcext:value-type="float">
            <text:p>0.117015</text:p>
          </table:table-cell>
        </table:table-row>
        <table:table-row table:style-name="ro1">
          <table:table-cell office:value-type="float" office:value="44.73" calcext:value-type="float">
            <text:p>44.73</text:p>
          </table:table-cell>
          <table:table-cell office:value-type="float" office:value="179.0144500732" calcext:value-type="float">
            <text:p>179.0144500732</text:p>
          </table:table-cell>
          <table:table-cell office:value-type="float" office:value="0.1512852761" calcext:value-type="float">
            <text:p>0.1512852761</text:p>
          </table:table-cell>
          <table:table-cell office:value-type="float" office:value="0.3029555017" calcext:value-type="float">
            <text:p>0.302955501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47416" calcext:value-type="float">
            <text:p>0.00047416</text:p>
          </table:table-cell>
          <table:table-cell office:value-type="float" office:value="-0.00637529" calcext:value-type="float">
            <text:p>-0.00637529</text:p>
          </table:table-cell>
          <table:table-cell office:value-type="float" office:value="-0.0009726303" calcext:value-type="float">
            <text:p>-0.0009726303</text:p>
          </table:table-cell>
          <table:table-cell office:value-type="float" office:value="894" calcext:value-type="float">
            <text:p>894</text:p>
          </table:table-cell>
          <table:table-cell table:formula="of:=[.H895]*100" office:value-type="float" office:value="-0.09726303" calcext:value-type="float">
            <text:p>-0.09726303</text:p>
          </table:table-cell>
          <table:table-cell table:formula="of:=100*[.F895]" office:value-type="float" office:value="0.047416" calcext:value-type="float">
            <text:p>0.047416</text:p>
          </table:table-cell>
        </table:table-row>
        <table:table-row table:style-name="ro1">
          <table:table-cell office:value-type="float" office:value="44.78" calcext:value-type="float">
            <text:p>44.78</text:p>
          </table:table-cell>
          <table:table-cell office:value-type="float" office:value="179.0161132812" calcext:value-type="float">
            <text:p>179.0161132812</text:p>
          </table:table-cell>
          <table:table-cell office:value-type="float" office:value="0.2659572661" calcext:value-type="float">
            <text:p>0.2659572661</text:p>
          </table:table-cell>
          <table:table-cell office:value-type="float" office:value="0.5325880551" calcext:value-type="float">
            <text:p>0.53258805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075367" calcext:value-type="float">
            <text:p>-0.00075367</text:p>
          </table:table-cell>
          <table:table-cell office:value-type="float" office:value="-0.0065843" calcext:value-type="float">
            <text:p>-0.0065843</text:p>
          </table:table-cell>
          <table:table-cell office:value-type="float" office:value="-0.0044898276" calcext:value-type="float">
            <text:p>-0.0044898276</text:p>
          </table:table-cell>
          <table:table-cell office:value-type="float" office:value="895" calcext:value-type="float">
            <text:p>895</text:p>
          </table:table-cell>
          <table:table-cell table:formula="of:=[.H896]*100" office:value-type="float" office:value="-0.44898276" calcext:value-type="float">
            <text:p>-0.44898276</text:p>
          </table:table-cell>
          <table:table-cell table:formula="of:=100*[.F896]" office:value-type="float" office:value="-0.075367" calcext:value-type="float">
            <text:p>-0.075367</text:p>
          </table:table-cell>
        </table:table-row>
        <table:table-row table:style-name="ro1">
          <table:table-cell office:value-type="float" office:value="44.83" calcext:value-type="float">
            <text:p>44.83</text:p>
          </table:table-cell>
          <table:table-cell office:value-type="float" office:value="179.0239715576" calcext:value-type="float">
            <text:p>179.0239715576</text:p>
          </table:table-cell>
          <table:table-cell office:value-type="float" office:value="0.3466218582" calcext:value-type="float">
            <text:p>0.3466218582</text:p>
          </table:table-cell>
          <table:table-cell office:value-type="float" office:value="0.6943047325" calcext:value-type="float">
            <text:p>0.694304732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10913" calcext:value-type="float">
            <text:p>-0.00210913</text:p>
          </table:table-cell>
          <table:table-cell office:value-type="float" office:value="-0.0065843" calcext:value-type="float">
            <text:p>-0.0065843</text:p>
          </table:table-cell>
          <table:table-cell office:value-type="float" office:value="-0.0056759794" calcext:value-type="float">
            <text:p>-0.0056759794</text:p>
          </table:table-cell>
          <table:table-cell office:value-type="float" office:value="896" calcext:value-type="float">
            <text:p>896</text:p>
          </table:table-cell>
          <table:table-cell table:formula="of:=[.H897]*100" office:value-type="float" office:value="-0.56759794" calcext:value-type="float">
            <text:p>-0.56759794</text:p>
          </table:table-cell>
          <table:table-cell table:formula="of:=100*[.F897]" office:value-type="float" office:value="-0.210913" calcext:value-type="float">
            <text:p>-0.210913</text:p>
          </table:table-cell>
        </table:table-row>
        <table:table-row table:style-name="ro1">
          <table:table-cell office:value-type="float" office:value="44.88" calcext:value-type="float">
            <text:p>44.88</text:p>
          </table:table-cell>
          <table:table-cell office:value-type="float" office:value="179.027053833" calcext:value-type="float">
            <text:p>179.027053833</text:p>
          </table:table-cell>
          <table:table-cell office:value-type="float" office:value="0.4062609719" calcext:value-type="float">
            <text:p>0.4062609719</text:p>
          </table:table-cell>
          <table:table-cell office:value-type="float" office:value="0.8139813307" calcext:value-type="float">
            <text:p>0.813981330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340948" calcext:value-type="float">
            <text:p>-0.00340948</text:p>
          </table:table-cell>
          <table:table-cell office:value-type="float" office:value="-0.01460079" calcext:value-type="float">
            <text:p>-0.01460079</text:p>
          </table:table-cell>
          <table:table-cell office:value-type="float" office:value="-0.0068869022" calcext:value-type="float">
            <text:p>-0.0068869022</text:p>
          </table:table-cell>
          <table:table-cell office:value-type="float" office:value="897" calcext:value-type="float">
            <text:p>897</text:p>
          </table:table-cell>
          <table:table-cell table:formula="of:=[.H898]*100" office:value-type="float" office:value="-0.68869022" calcext:value-type="float">
            <text:p>-0.68869022</text:p>
          </table:table-cell>
          <table:table-cell table:formula="of:=100*[.F898]" office:value-type="float" office:value="-0.340948" calcext:value-type="float">
            <text:p>-0.340948</text:p>
          </table:table-cell>
        </table:table-row>
        <table:table-row table:style-name="ro1">
          <table:table-cell office:value-type="float" office:value="44.93" calcext:value-type="float">
            <text:p>44.93</text:p>
          </table:table-cell>
          <table:table-cell office:value-type="float" office:value="179.0191345215" calcext:value-type="float">
            <text:p>179.0191345215</text:p>
          </table:table-cell>
          <table:table-cell office:value-type="float" office:value="0.4276347757" calcext:value-type="float">
            <text:p>0.4276347757</text:p>
          </table:table-cell>
          <table:table-cell office:value-type="float" office:value="0.8570752833" calcext:value-type="float">
            <text:p>0.857075283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44181" calcext:value-type="float">
            <text:p>-0.0044181</text:p>
          </table:table-cell>
          <table:table-cell office:value-type="float" office:value="-0.01323964" calcext:value-type="float">
            <text:p>-0.01323964</text:p>
          </table:table-cell>
          <table:table-cell office:value-type="float" office:value="-0.007990532" calcext:value-type="float">
            <text:p>-0.007990532</text:p>
          </table:table-cell>
          <table:table-cell office:value-type="float" office:value="898" calcext:value-type="float">
            <text:p>898</text:p>
          </table:table-cell>
          <table:table-cell table:formula="of:=[.H899]*100" office:value-type="float" office:value="-0.7990532" calcext:value-type="float">
            <text:p>-0.7990532</text:p>
          </table:table-cell>
          <table:table-cell table:formula="of:=100*[.F899]" office:value-type="float" office:value="-0.44181" calcext:value-type="float">
            <text:p>-0.44181</text:p>
          </table:table-cell>
        </table:table-row>
        <table:table-row table:style-name="ro1">
          <table:table-cell office:value-type="float" office:value="44.98" calcext:value-type="float">
            <text:p>44.98</text:p>
          </table:table-cell>
          <table:table-cell office:value-type="float" office:value="179.0165557861" calcext:value-type="float">
            <text:p>179.0165557861</text:p>
          </table:table-cell>
          <table:table-cell office:value-type="float" office:value="0.4401065613" calcext:value-type="float">
            <text:p>0.4401065613</text:p>
          </table:table-cell>
          <table:table-cell office:value-type="float" office:value="0.8822833931" calcext:value-type="float">
            <text:p>0.88228339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17307" calcext:value-type="float">
            <text:p>-0.00517307</text:p>
          </table:table-cell>
          <table:table-cell office:value-type="float" office:value="-0.01323964" calcext:value-type="float">
            <text:p>-0.01323964</text:p>
          </table:table-cell>
          <table:table-cell office:value-type="float" office:value="-0.0083797133" calcext:value-type="float">
            <text:p>-0.0083797133</text:p>
          </table:table-cell>
          <table:table-cell office:value-type="float" office:value="899" calcext:value-type="float">
            <text:p>899</text:p>
          </table:table-cell>
          <table:table-cell table:formula="of:=[.H900]*100" office:value-type="float" office:value="-0.83797133" calcext:value-type="float">
            <text:p>-0.83797133</text:p>
          </table:table-cell>
          <table:table-cell table:formula="of:=100*[.F900]" office:value-type="float" office:value="-0.517307" calcext:value-type="float">
            <text:p>-0.517307</text:p>
          </table:table-cell>
        </table:table-row>
        <table:table-row table:style-name="ro1">
          <table:table-cell office:value-type="float" office:value="45.03" calcext:value-type="float">
            <text:p>45.03</text:p>
          </table:table-cell>
          <table:table-cell office:value-type="float" office:value="179.0242919922" calcext:value-type="float">
            <text:p>179.0242919922</text:p>
          </table:table-cell>
          <table:table-cell office:value-type="float" office:value="0.4483165538" calcext:value-type="float">
            <text:p>0.4483165538</text:p>
          </table:table-cell>
          <table:table-cell office:value-type="float" office:value="0.8989002652" calcext:value-type="float">
            <text:p>0.898900265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73068" calcext:value-type="float">
            <text:p>-0.00573068</text:p>
          </table:table-cell>
          <table:table-cell office:value-type="float" office:value="-0.01614828" calcext:value-type="float">
            <text:p>-0.01614828</text:p>
          </table:table-cell>
          <table:table-cell office:value-type="float" office:value="-0.0078860799" calcext:value-type="float">
            <text:p>-0.0078860799</text:p>
          </table:table-cell>
          <table:table-cell office:value-type="float" office:value="900" calcext:value-type="float">
            <text:p>900</text:p>
          </table:table-cell>
          <table:table-cell table:formula="of:=[.H901]*100" office:value-type="float" office:value="-0.78860799" calcext:value-type="float">
            <text:p>-0.78860799</text:p>
          </table:table-cell>
          <table:table-cell table:formula="of:=100*[.F901]" office:value-type="float" office:value="-0.573068" calcext:value-type="float">
            <text:p>-0.573068</text:p>
          </table:table-cell>
        </table:table-row>
        <table:table-row table:style-name="ro1">
          <table:table-cell office:value-type="float" office:value="45.08" calcext:value-type="float">
            <text:p>45.08</text:p>
          </table:table-cell>
          <table:table-cell office:value-type="float" office:value="179.0171661377" calcext:value-type="float">
            <text:p>179.0171661377</text:p>
          </table:table-cell>
          <table:table-cell office:value-type="float" office:value="0.3664666807" calcext:value-type="float">
            <text:p>0.3664666807</text:p>
          </table:table-cell>
          <table:table-cell office:value-type="float" office:value="0.7352580526" calcext:value-type="float">
            <text:p>0.73525805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55663" calcext:value-type="float">
            <text:p>-0.00555663</text:p>
          </table:table-cell>
          <table:table-cell office:value-type="float" office:value="-0.01614828" calcext:value-type="float">
            <text:p>-0.01614828</text:p>
          </table:table-cell>
          <table:table-cell office:value-type="float" office:value="-0.0067241979" calcext:value-type="float">
            <text:p>-0.0067241979</text:p>
          </table:table-cell>
          <table:table-cell office:value-type="float" office:value="901" calcext:value-type="float">
            <text:p>901</text:p>
          </table:table-cell>
          <table:table-cell table:formula="of:=[.H902]*100" office:value-type="float" office:value="-0.67241979" calcext:value-type="float">
            <text:p>-0.67241979</text:p>
          </table:table-cell>
          <table:table-cell table:formula="of:=100*[.F902]" office:value-type="float" office:value="-0.555663" calcext:value-type="float">
            <text:p>-0.555663</text:p>
          </table:table-cell>
        </table:table-row>
        <table:table-row table:style-name="ro1">
          <table:table-cell office:value-type="float" office:value="45.13" calcext:value-type="float">
            <text:p>45.13</text:p>
          </table:table-cell>
          <table:table-cell office:value-type="float" office:value="179.0256500244" calcext:value-type="float">
            <text:p>179.0256500244</text:p>
          </table:table-cell>
          <table:table-cell office:value-type="float" office:value="0.3039548645" calcext:value-type="float">
            <text:p>0.3039548645</text:p>
          </table:table-cell>
          <table:table-cell office:value-type="float" office:value="0.6101284301" calcext:value-type="float">
            <text:p>0.61012843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502408" calcext:value-type="float">
            <text:p>-0.00502408</text:p>
          </table:table-cell>
          <table:table-cell office:value-type="float" office:value="-0.01915577" calcext:value-type="float">
            <text:p>-0.01915577</text:p>
          </table:table-cell>
          <table:table-cell office:value-type="float" office:value="-0.0054825107" calcext:value-type="float">
            <text:p>-0.0054825107</text:p>
          </table:table-cell>
          <table:table-cell office:value-type="float" office:value="902" calcext:value-type="float">
            <text:p>902</text:p>
          </table:table-cell>
          <table:table-cell table:formula="of:=[.H903]*100" office:value-type="float" office:value="-0.54825107" calcext:value-type="float">
            <text:p>-0.54825107</text:p>
          </table:table-cell>
          <table:table-cell table:formula="of:=100*[.F903]" office:value-type="float" office:value="-0.502408" calcext:value-type="float">
            <text:p>-0.502408</text:p>
          </table:table-cell>
        </table:table-row>
        <table:table-row table:style-name="ro1">
          <table:table-cell office:value-type="float" office:value="45.18" calcext:value-type="float">
            <text:p>45.18</text:p>
          </table:table-cell>
          <table:table-cell office:value-type="float" office:value="179.0268554688" calcext:value-type="float">
            <text:p>179.0268554688</text:p>
          </table:table-cell>
          <table:table-cell office:value-type="float" office:value="0.2121632556" calcext:value-type="float">
            <text:p>0.2121632556</text:p>
          </table:table-cell>
          <table:table-cell office:value-type="float" office:value="0.4263203593" calcext:value-type="float">
            <text:p>0.42632035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40576" calcext:value-type="float">
            <text:p>-0.0040576</text:p>
          </table:table-cell>
          <table:table-cell office:value-type="float" office:value="-0.015612" calcext:value-type="float">
            <text:p>-0.015612</text:p>
          </table:table-cell>
          <table:table-cell office:value-type="float" office:value="-0.0030667117" calcext:value-type="float">
            <text:p>-0.0030667117</text:p>
          </table:table-cell>
          <table:table-cell office:value-type="float" office:value="903" calcext:value-type="float">
            <text:p>903</text:p>
          </table:table-cell>
          <table:table-cell table:formula="of:=[.H904]*100" office:value-type="float" office:value="-0.30667117" calcext:value-type="float">
            <text:p>-0.30667117</text:p>
          </table:table-cell>
          <table:table-cell table:formula="of:=100*[.F904]" office:value-type="float" office:value="-0.40576" calcext:value-type="float">
            <text:p>-0.40576</text:p>
          </table:table-cell>
        </table:table-row>
        <table:table-row table:style-name="ro1">
          <table:table-cell office:value-type="float" office:value="45.23" calcext:value-type="float">
            <text:p>45.23</text:p>
          </table:table-cell>
          <table:table-cell office:value-type="float" office:value="179.0218048096" calcext:value-type="float">
            <text:p>179.0218048096</text:p>
          </table:table-cell>
          <table:table-cell office:value-type="float" office:value="0.1176593689" calcext:value-type="float">
            <text:p>0.1176593689</text:p>
          </table:table-cell>
          <table:table-cell office:value-type="float" office:value="0.2369765751" calcext:value-type="float">
            <text:p>0.23697657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278401" calcext:value-type="float">
            <text:p>-0.00278401</text:p>
          </table:table-cell>
          <table:table-cell office:value-type="float" office:value="-0.015612" calcext:value-type="float">
            <text:p>-0.015612</text:p>
          </table:table-cell>
          <table:table-cell office:value-type="float" office:value="-0.0003018099" calcext:value-type="float">
            <text:p>-0.0003018099</text:p>
          </table:table-cell>
          <table:table-cell office:value-type="float" office:value="904" calcext:value-type="float">
            <text:p>904</text:p>
          </table:table-cell>
          <table:table-cell table:formula="of:=[.H905]*100" office:value-type="float" office:value="-0.03018099" calcext:value-type="float">
            <text:p>-0.03018099</text:p>
          </table:table-cell>
          <table:table-cell table:formula="of:=100*[.F905]" office:value-type="float" office:value="-0.278401" calcext:value-type="float">
            <text:p>-0.278401</text:p>
          </table:table-cell>
        </table:table-row>
        <table:table-row table:style-name="ro1">
          <table:table-cell office:value-type="float" office:value="45.28" calcext:value-type="float">
            <text:p>45.28</text:p>
          </table:table-cell>
          <table:table-cell office:value-type="float" office:value="179.0126190186" calcext:value-type="float">
            <text:p>179.0126190186</text:p>
          </table:table-cell>
          <table:table-cell office:value-type="float" office:value="0.0477544686" calcext:value-type="float">
            <text:p>0.0477544686</text:p>
          </table:table-cell>
          <table:table-cell office:value-type="float" office:value="0.0967786002" calcext:value-type="float">
            <text:p>0.09677860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-0.00146978" calcext:value-type="float">
            <text:p>-0.00146978</text:p>
          </table:table-cell>
          <table:table-cell office:value-type="float" office:value="-0.01229405" calcext:value-type="float">
            <text:p>-0.01229405</text:p>
          </table:table-cell>
          <table:table-cell office:value-type="float" office:value="0.000873505" calcext:value-type="float">
            <text:p>0.000873505</text:p>
          </table:table-cell>
          <table:table-cell office:value-type="float" office:value="905" calcext:value-type="float">
            <text:p>905</text:p>
          </table:table-cell>
          <table:table-cell table:formula="of:=[.H906]*100" office:value-type="float" office:value="0.0873505" calcext:value-type="float">
            <text:p>0.0873505</text:p>
          </table:table-cell>
          <table:table-cell table:formula="of:=100*[.F906]" office:value-type="float" office:value="-0.146978" calcext:value-type="float">
            <text:p>-0.146978</text:p>
          </table:table-cell>
        </table:table-row>
        <table:table-row table:style-name="ro1">
          <table:table-cell office:value-type="float" office:value="45.33" calcext:value-type="float">
            <text:p>45.33</text:p>
          </table:table-cell>
          <table:table-cell office:value-type="float" office:value="179.0007171631" calcext:value-type="float">
            <text:p>179.0007171631</text:p>
          </table:table-cell>
          <table:table-cell office:value-type="float" office:value="-0.0496375355" calcext:value-type="float">
            <text:p>-0.0496375355</text:p>
          </table:table-cell>
          <table:table-cell office:value-type="float" office:value="-0.0984312167" calcext:value-type="float">
            <text:p>-0.098431216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005471" calcext:value-type="float">
            <text:p>0.00005471</text:p>
          </table:table-cell>
          <table:table-cell office:value-type="float" office:value="-0.01229405" calcext:value-type="float">
            <text:p>-0.01229405</text:p>
          </table:table-cell>
          <table:table-cell office:value-type="float" office:value="0.0032222142" calcext:value-type="float">
            <text:p>0.0032222142</text:p>
          </table:table-cell>
          <table:table-cell office:value-type="float" office:value="906" calcext:value-type="float">
            <text:p>906</text:p>
          </table:table-cell>
          <table:table-cell table:formula="of:=[.H907]*100" office:value-type="float" office:value="0.32222142" calcext:value-type="float">
            <text:p>0.32222142</text:p>
          </table:table-cell>
          <table:table-cell table:formula="of:=100*[.F907]" office:value-type="float" office:value="0.005471" calcext:value-type="float">
            <text:p>0.005471</text:p>
          </table:table-cell>
        </table:table-row>
        <table:table-row table:style-name="ro1">
          <table:table-cell office:value-type="float" office:value="45.38" calcext:value-type="float">
            <text:p>45.38</text:p>
          </table:table-cell>
          <table:table-cell office:value-type="float" office:value="179.0079803467" calcext:value-type="float">
            <text:p>179.0079803467</text:p>
          </table:table-cell>
          <table:table-cell office:value-type="float" office:value="-0.1512845183" calcext:value-type="float">
            <text:p>-0.1512845183</text:p>
          </table:table-cell>
          <table:table-cell office:value-type="float" office:value="-0.3022077908" calcext:value-type="float">
            <text:p>-0.302207790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174762" calcext:value-type="float">
            <text:p>0.00174762</text:p>
          </table:table-cell>
          <table:table-cell office:value-type="float" office:value="-0.01092763" calcext:value-type="float">
            <text:p>-0.01092763</text:p>
          </table:table-cell>
          <table:table-cell office:value-type="float" office:value="0.00441171" calcext:value-type="float">
            <text:p>0.00441171</text:p>
          </table:table-cell>
          <table:table-cell office:value-type="float" office:value="907" calcext:value-type="float">
            <text:p>907</text:p>
          </table:table-cell>
          <table:table-cell table:formula="of:=[.H908]*100" office:value-type="float" office:value="0.441171" calcext:value-type="float">
            <text:p>0.441171</text:p>
          </table:table-cell>
          <table:table-cell table:formula="of:=100*[.F908]" office:value-type="float" office:value="0.174762" calcext:value-type="float">
            <text:p>0.174762</text:p>
          </table:table-cell>
        </table:table-row>
        <table:table-row table:style-name="ro1">
          <table:table-cell office:value-type="float" office:value="45.43" calcext:value-type="float">
            <text:p>45.43</text:p>
          </table:table-cell>
          <table:table-cell office:value-type="float" office:value="179.0119171143" calcext:value-type="float">
            <text:p>179.0119171143</text:p>
          </table:table-cell>
          <table:table-cell office:value-type="float" office:value="-0.2696449297" calcext:value-type="float">
            <text:p>-0.2696449297</text:p>
          </table:table-cell>
          <table:table-cell office:value-type="float" office:value="-0.5394700186" calcext:value-type="float">
            <text:p>-0.53947001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6408" calcext:value-type="float">
            <text:p>0.00366408</text:p>
          </table:table-cell>
          <table:table-cell office:value-type="float" office:value="-0.00712644" calcext:value-type="float">
            <text:p>-0.00712644</text:p>
          </table:table-cell>
          <table:table-cell office:value-type="float" office:value="0.0075248042" calcext:value-type="float">
            <text:p>0.0075248042</text:p>
          </table:table-cell>
          <table:table-cell office:value-type="float" office:value="908" calcext:value-type="float">
            <text:p>908</text:p>
          </table:table-cell>
          <table:table-cell table:formula="of:=[.H909]*100" office:value-type="float" office:value="0.75248042" calcext:value-type="float">
            <text:p>0.75248042</text:p>
          </table:table-cell>
          <table:table-cell table:formula="of:=100*[.F909]" office:value-type="float" office:value="0.366408" calcext:value-type="float">
            <text:p>0.366408</text:p>
          </table:table-cell>
        </table:table-row>
        <table:table-row table:style-name="ro1">
          <table:table-cell office:value-type="float" office:value="45.48" calcext:value-type="float">
            <text:p>45.48</text:p>
          </table:table-cell>
          <table:table-cell office:value-type="float" office:value="179.0020294189" calcext:value-type="float">
            <text:p>179.0020294189</text:p>
          </table:table-cell>
          <table:table-cell office:value-type="float" office:value="-0.3410100186" calcext:value-type="float">
            <text:p>-0.3410100186</text:p>
          </table:table-cell>
          <table:table-cell office:value-type="float" office:value="-0.6827504947" calcext:value-type="float">
            <text:p>-0.682750494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41627" calcext:value-type="float">
            <text:p>0.00541627</text:p>
          </table:table-cell>
          <table:table-cell office:value-type="float" office:value="-0.00712644" calcext:value-type="float">
            <text:p>-0.00712644</text:p>
          </table:table-cell>
          <table:table-cell office:value-type="float" office:value="0.0088453005" calcext:value-type="float">
            <text:p>0.0088453005</text:p>
          </table:table-cell>
          <table:table-cell office:value-type="float" office:value="909" calcext:value-type="float">
            <text:p>909</text:p>
          </table:table-cell>
          <table:table-cell table:formula="of:=[.H910]*100" office:value-type="float" office:value="0.88453005" calcext:value-type="float">
            <text:p>0.88453005</text:p>
          </table:table-cell>
          <table:table-cell table:formula="of:=100*[.F910]" office:value-type="float" office:value="0.541627" calcext:value-type="float">
            <text:p>0.541627</text:p>
          </table:table-cell>
        </table:table-row>
        <table:table-row table:style-name="ro1">
          <table:table-cell office:value-type="float" office:value="45.53" calcext:value-type="float">
            <text:p>45.53</text:p>
          </table:table-cell>
          <table:table-cell office:value-type="float" office:value="179.0102081299" calcext:value-type="float">
            <text:p>179.0102081299</text:p>
          </table:table-cell>
          <table:table-cell office:value-type="float" office:value="-0.3431312992" calcext:value-type="float">
            <text:p>-0.3431312992</text:p>
          </table:table-cell>
          <table:table-cell office:value-type="float" office:value="-0.6874330779" calcext:value-type="float">
            <text:p>-0.68743307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59756" calcext:value-type="float">
            <text:p>0.00659756</text:p>
          </table:table-cell>
          <table:table-cell office:value-type="float" office:value="-0.00117732" calcext:value-type="float">
            <text:p>-0.00117732</text:p>
          </table:table-cell>
          <table:table-cell office:value-type="float" office:value="0.0088493109" calcext:value-type="float">
            <text:p>0.0088493109</text:p>
          </table:table-cell>
          <table:table-cell office:value-type="float" office:value="910" calcext:value-type="float">
            <text:p>910</text:p>
          </table:table-cell>
          <table:table-cell table:formula="of:=[.H911]*100" office:value-type="float" office:value="0.88493109" calcext:value-type="float">
            <text:p>0.88493109</text:p>
          </table:table-cell>
          <table:table-cell table:formula="of:=100*[.F911]" office:value-type="float" office:value="0.659756" calcext:value-type="float">
            <text:p>0.659756</text:p>
          </table:table-cell>
        </table:table-row>
        <table:table-row table:style-name="ro1">
          <table:table-cell office:value-type="float" office:value="45.58" calcext:value-type="float">
            <text:p>45.58</text:p>
          </table:table-cell>
          <table:table-cell office:value-type="float" office:value="179.0272827148" calcext:value-type="float">
            <text:p>179.0272827148</text:p>
          </table:table-cell>
          <table:table-cell office:value-type="float" office:value="-0.3789965337" calcext:value-type="float">
            <text:p>-0.3789965337</text:p>
          </table:table-cell>
          <table:table-cell office:value-type="float" office:value="-0.7594946242" calcext:value-type="float">
            <text:p>-0.759494624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62345" calcext:value-type="float">
            <text:p>0.00762345</text:p>
          </table:table-cell>
          <table:table-cell office:value-type="float" office:value="-0.00117732" calcext:value-type="float">
            <text:p>-0.00117732</text:p>
          </table:table-cell>
          <table:table-cell office:value-type="float" office:value="0.007497632" calcext:value-type="float">
            <text:p>0.007497632</text:p>
          </table:table-cell>
          <table:table-cell office:value-type="float" office:value="911" calcext:value-type="float">
            <text:p>911</text:p>
          </table:table-cell>
          <table:table-cell table:formula="of:=[.H912]*100" office:value-type="float" office:value="0.7497632" calcext:value-type="float">
            <text:p>0.7497632</text:p>
          </table:table-cell>
          <table:table-cell table:formula="of:=100*[.F912]" office:value-type="float" office:value="0.762345" calcext:value-type="float">
            <text:p>0.762345</text:p>
          </table:table-cell>
        </table:table-row>
        <table:table-row table:style-name="ro1">
          <table:table-cell office:value-type="float" office:value="45.63" calcext:value-type="float">
            <text:p>45.63</text:p>
          </table:table-cell>
          <table:table-cell office:value-type="float" office:value="179.041519165" calcext:value-type="float">
            <text:p>179.041519165</text:p>
          </table:table-cell>
          <table:table-cell office:value-type="float" office:value="-0.394978901" calcext:value-type="float">
            <text:p>-0.394978901</text:p>
          </table:table-cell>
          <table:table-cell office:value-type="float" office:value="-0.7917317234" calcext:value-type="float">
            <text:p>-0.79173172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41333" calcext:value-type="float">
            <text:p>0.00841333</text:p>
          </table:table-cell>
          <table:table-cell office:value-type="float" office:value="0.00239174" calcext:value-type="float">
            <text:p>0.00239174</text:p>
          </table:table-cell>
          <table:table-cell office:value-type="float" office:value="0.0089113056" calcext:value-type="float">
            <text:p>0.0089113056</text:p>
          </table:table-cell>
          <table:table-cell office:value-type="float" office:value="912" calcext:value-type="float">
            <text:p>912</text:p>
          </table:table-cell>
          <table:table-cell table:formula="of:=[.H913]*100" office:value-type="float" office:value="0.89113056" calcext:value-type="float">
            <text:p>0.89113056</text:p>
          </table:table-cell>
          <table:table-cell table:formula="of:=100*[.F913]" office:value-type="float" office:value="0.841333" calcext:value-type="float">
            <text:p>0.841333</text:p>
          </table:table-cell>
        </table:table-row>
        <table:table-row table:style-name="ro1">
          <table:table-cell office:value-type="float" office:value="45.68" calcext:value-type="float">
            <text:p>45.68</text:p>
          </table:table-cell>
          <table:table-cell office:value-type="float" office:value="179.0459747314" calcext:value-type="float">
            <text:p>179.0459747314</text:p>
          </table:table-cell>
          <table:table-cell office:value-type="float" office:value="-0.3679001393" calcext:value-type="float">
            <text:p>-0.3679001393</text:p>
          </table:table-cell>
          <table:table-cell office:value-type="float" office:value="-0.7377445325" calcext:value-type="float">
            <text:p>-0.737744532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759" calcext:value-type="float">
            <text:p>0.008759</text:p>
          </table:table-cell>
          <table:table-cell office:value-type="float" office:value="0.00453369" calcext:value-type="float">
            <text:p>0.00453369</text:p>
          </table:table-cell>
          <table:table-cell office:value-type="float" office:value="0.0079326382" calcext:value-type="float">
            <text:p>0.0079326382</text:p>
          </table:table-cell>
          <table:table-cell office:value-type="float" office:value="913" calcext:value-type="float">
            <text:p>913</text:p>
          </table:table-cell>
          <table:table-cell table:formula="of:=[.H914]*100" office:value-type="float" office:value="0.79326382" calcext:value-type="float">
            <text:p>0.79326382</text:p>
          </table:table-cell>
          <table:table-cell table:formula="of:=100*[.F914]" office:value-type="float" office:value="0.8759" calcext:value-type="float">
            <text:p>0.8759</text:p>
          </table:table-cell>
        </table:table-row>
        <table:table-row table:style-name="ro1">
          <table:table-cell office:value-type="float" office:value="45.73" calcext:value-type="float">
            <text:p>45.73</text:p>
          </table:table-cell>
          <table:table-cell office:value-type="float" office:value="179.0606079102" calcext:value-type="float">
            <text:p>179.0606079102</text:p>
          </table:table-cell>
          <table:table-cell office:value-type="float" office:value="-0.3648507437" calcext:value-type="float">
            <text:p>-0.3648507437</text:p>
          </table:table-cell>
          <table:table-cell office:value-type="float" office:value="-0.7317290837" calcext:value-type="float">
            <text:p>-0.731729083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96894" calcext:value-type="float">
            <text:p>0.00896894</text:p>
          </table:table-cell>
          <table:table-cell office:value-type="float" office:value="0.00453369" calcext:value-type="float">
            <text:p>0.00453369</text:p>
          </table:table-cell>
          <table:table-cell office:value-type="float" office:value="0.0087798271" calcext:value-type="float">
            <text:p>0.0087798271</text:p>
          </table:table-cell>
          <table:table-cell office:value-type="float" office:value="914" calcext:value-type="float">
            <text:p>914</text:p>
          </table:table-cell>
          <table:table-cell table:formula="of:=[.H915]*100" office:value-type="float" office:value="0.87798271" calcext:value-type="float">
            <text:p>0.87798271</text:p>
          </table:table-cell>
          <table:table-cell table:formula="of:=100*[.F915]" office:value-type="float" office:value="0.896894" calcext:value-type="float">
            <text:p>0.896894</text:p>
          </table:table-cell>
        </table:table-row>
        <table:table-row table:style-name="ro1">
          <table:table-cell office:value-type="float" office:value="45.78" calcext:value-type="float">
            <text:p>45.78</text:p>
          </table:table-cell>
          <table:table-cell office:value-type="float" office:value="179.0731811523" calcext:value-type="float">
            <text:p>179.0731811523</text:p>
          </table:table-cell>
          <table:table-cell office:value-type="float" office:value="-0.3086713687" calcext:value-type="float">
            <text:p>-0.3086713687</text:p>
          </table:table-cell>
          <table:table-cell office:value-type="float" office:value="-0.6193666399" calcext:value-type="float">
            <text:p>-0.61936663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73438" calcext:value-type="float">
            <text:p>0.00873438</text:p>
          </table:table-cell>
          <table:table-cell office:value-type="float" office:value="0.00825843" calcext:value-type="float">
            <text:p>0.00825843</text:p>
          </table:table-cell>
          <table:table-cell office:value-type="float" office:value="0.0075435349" calcext:value-type="float">
            <text:p>0.0075435349</text:p>
          </table:table-cell>
          <table:table-cell office:value-type="float" office:value="915" calcext:value-type="float">
            <text:p>915</text:p>
          </table:table-cell>
          <table:table-cell table:formula="of:=[.H916]*100" office:value-type="float" office:value="0.75435349" calcext:value-type="float">
            <text:p>0.75435349</text:p>
          </table:table-cell>
          <table:table-cell table:formula="of:=100*[.F916]" office:value-type="float" office:value="0.873438" calcext:value-type="float">
            <text:p>0.873438</text:p>
          </table:table-cell>
        </table:table-row>
        <table:table-row table:style-name="ro1">
          <table:table-cell office:value-type="float" office:value="45.83" calcext:value-type="float">
            <text:p>45.83</text:p>
          </table:table-cell>
          <table:table-cell office:value-type="float" office:value="179.0702514648" calcext:value-type="float">
            <text:p>179.0702514648</text:p>
          </table:table-cell>
          <table:table-cell office:value-type="float" office:value="-0.2833882023" calcext:value-type="float">
            <text:p>-0.2833882023</text:p>
          </table:table-cell>
          <table:table-cell office:value-type="float" office:value="-0.5687164111" calcext:value-type="float">
            <text:p>-0.56871641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40963" calcext:value-type="float">
            <text:p>0.00840963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0.0075828532" calcext:value-type="float">
            <text:p>0.0075828532</text:p>
          </table:table-cell>
          <table:table-cell office:value-type="float" office:value="916" calcext:value-type="float">
            <text:p>916</text:p>
          </table:table-cell>
          <table:table-cell table:formula="of:=[.H917]*100" office:value-type="float" office:value="0.75828532" calcext:value-type="float">
            <text:p>0.75828532</text:p>
          </table:table-cell>
          <table:table-cell table:formula="of:=100*[.F917]" office:value-type="float" office:value="0.840963" calcext:value-type="float">
            <text:p>0.840963</text:p>
          </table:table-cell>
        </table:table-row>
        <table:table-row table:style-name="ro1">
          <table:table-cell office:value-type="float" office:value="45.88" calcext:value-type="float">
            <text:p>45.88</text:p>
          </table:table-cell>
          <table:table-cell office:value-type="float" office:value="179.0755615234" calcext:value-type="float">
            <text:p>179.0755615234</text:p>
          </table:table-cell>
          <table:table-cell office:value-type="float" office:value="-0.2431559165" calcext:value-type="float">
            <text:p>-0.2431559165</text:p>
          </table:table-cell>
          <table:table-cell office:value-type="float" office:value="-0.488130462" calcext:value-type="float">
            <text:p>-0.48813046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92519" calcext:value-type="float">
            <text:p>0.00792519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0.0070439951" calcext:value-type="float">
            <text:p>0.0070439951</text:p>
          </table:table-cell>
          <table:table-cell office:value-type="float" office:value="917" calcext:value-type="float">
            <text:p>917</text:p>
          </table:table-cell>
          <table:table-cell table:formula="of:=[.H918]*100" office:value-type="float" office:value="0.70439951" calcext:value-type="float">
            <text:p>0.70439951</text:p>
          </table:table-cell>
          <table:table-cell table:formula="of:=100*[.F918]" office:value-type="float" office:value="0.792519" calcext:value-type="float">
            <text:p>0.792519</text:p>
          </table:table-cell>
        </table:table-row>
        <table:table-row table:style-name="ro1">
          <table:table-cell office:value-type="float" office:value="45.93" calcext:value-type="float">
            <text:p>45.93</text:p>
          </table:table-cell>
          <table:table-cell office:value-type="float" office:value="179.070022583" calcext:value-type="float">
            <text:p>179.070022583</text:p>
          </table:table-cell>
          <table:table-cell office:value-type="float" office:value="-0.2128826932" calcext:value-type="float">
            <text:p>-0.2128826932</text:p>
          </table:table-cell>
          <table:table-cell office:value-type="float" office:value="-0.4274326823" calcext:value-type="float">
            <text:p>-0.42743268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0075" calcext:value-type="float">
            <text:p>0.00740075</text:p>
          </table:table-cell>
          <table:table-cell office:value-type="float" office:value="0.01221396" calcext:value-type="float">
            <text:p>0.01221396</text:p>
          </table:table-cell>
          <table:table-cell office:value-type="float" office:value="0.0070144224" calcext:value-type="float">
            <text:p>0.0070144224</text:p>
          </table:table-cell>
          <table:table-cell office:value-type="float" office:value="918" calcext:value-type="float">
            <text:p>918</text:p>
          </table:table-cell>
          <table:table-cell table:formula="of:=[.H919]*100" office:value-type="float" office:value="0.70144224" calcext:value-type="float">
            <text:p>0.70144224</text:p>
          </table:table-cell>
          <table:table-cell table:formula="of:=100*[.F919]" office:value-type="float" office:value="0.740075" calcext:value-type="float">
            <text:p>0.740075</text:p>
          </table:table-cell>
        </table:table-row>
        <table:table-row table:style-name="ro1">
          <table:table-cell office:value-type="float" office:value="45.98" calcext:value-type="float">
            <text:p>45.98</text:p>
          </table:table-cell>
          <table:table-cell office:value-type="float" office:value="179.067779541" calcext:value-type="float">
            <text:p>179.067779541</text:p>
          </table:table-cell>
          <table:table-cell office:value-type="float" office:value="-0.1851492853" calcext:value-type="float">
            <text:p>-0.1851492853</text:p>
          </table:table-cell>
          <table:table-cell office:value-type="float" office:value="-0.3718070745" calcext:value-type="float">
            <text:p>-0.371807074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86658" calcext:value-type="float">
            <text:p>0.00686658</text:p>
          </table:table-cell>
          <table:table-cell office:value-type="float" office:value="0.01221396" calcext:value-type="float">
            <text:p>0.01221396</text:p>
          </table:table-cell>
          <table:table-cell office:value-type="float" office:value="0.0067109746" calcext:value-type="float">
            <text:p>0.0067109746</text:p>
          </table:table-cell>
          <table:table-cell office:value-type="float" office:value="919" calcext:value-type="float">
            <text:p>919</text:p>
          </table:table-cell>
          <table:table-cell table:formula="of:=[.H920]*100" office:value-type="float" office:value="0.67109746" calcext:value-type="float">
            <text:p>0.67109746</text:p>
          </table:table-cell>
          <table:table-cell table:formula="of:=100*[.F920]" office:value-type="float" office:value="0.686658" calcext:value-type="float">
            <text:p>0.686658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179.0630187988" calcext:value-type="float">
            <text:p>179.0630187988</text:p>
          </table:table-cell>
          <table:table-cell office:value-type="float" office:value="-0.2096588908" calcext:value-type="float">
            <text:p>-0.2096588908</text:p>
          </table:table-cell>
          <table:table-cell office:value-type="float" office:value="-0.4207172898" calcext:value-type="float">
            <text:p>-0.42071728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67411" calcext:value-type="float">
            <text:p>0.00667411</text:p>
          </table:table-cell>
          <table:table-cell office:value-type="float" office:value="0.01349392" calcext:value-type="float">
            <text:p>0.01349392</text:p>
          </table:table-cell>
          <table:table-cell office:value-type="float" office:value="0.0076310865" calcext:value-type="float">
            <text:p>0.0076310865</text:p>
          </table:table-cell>
          <table:table-cell office:value-type="float" office:value="920" calcext:value-type="float">
            <text:p>920</text:p>
          </table:table-cell>
          <table:table-cell table:formula="of:=[.H921]*100" office:value-type="float" office:value="0.76310865" calcext:value-type="float">
            <text:p>0.76310865</text:p>
          </table:table-cell>
          <table:table-cell table:formula="of:=100*[.F921]" office:value-type="float" office:value="0.667411" calcext:value-type="float">
            <text:p>0.667411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179.0623168945" calcext:value-type="float">
            <text:p>179.0623168945</text:p>
          </table:table-cell>
          <table:table-cell office:value-type="float" office:value="-0.247379524" calcext:value-type="float">
            <text:p>-0.247379524</text:p>
          </table:table-cell>
          <table:table-cell office:value-type="float" office:value="-0.4961481623" calcext:value-type="float">
            <text:p>-0.496148162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79729" calcext:value-type="float">
            <text:p>0.00679729</text:p>
          </table:table-cell>
          <table:table-cell office:value-type="float" office:value="0.01349392" calcext:value-type="float">
            <text:p>0.01349392</text:p>
          </table:table-cell>
          <table:table-cell office:value-type="float" office:value="0.0083802009" calcext:value-type="float">
            <text:p>0.0083802009</text:p>
          </table:table-cell>
          <table:table-cell office:value-type="float" office:value="921" calcext:value-type="float">
            <text:p>921</text:p>
          </table:table-cell>
          <table:table-cell table:formula="of:=[.H922]*100" office:value-type="float" office:value="0.83802009" calcext:value-type="float">
            <text:p>0.83802009</text:p>
          </table:table-cell>
          <table:table-cell table:formula="of:=100*[.F922]" office:value-type="float" office:value="0.679729" calcext:value-type="float">
            <text:p>0.679729</text:p>
          </table:table-cell>
        </table:table-row>
        <table:table-row table:style-name="ro1">
          <table:table-cell office:value-type="float" office:value="46.13" calcext:value-type="float">
            <text:p>46.13</text:p>
          </table:table-cell>
          <table:table-cell office:value-type="float" office:value="179.0626068115" calcext:value-type="float">
            <text:p>179.0626068115</text:p>
          </table:table-cell>
          <table:table-cell office:value-type="float" office:value="-0.2635871103" calcext:value-type="float">
            <text:p>-0.2635871103</text:p>
          </table:table-cell>
          <table:table-cell office:value-type="float" office:value="-0.5286103217" calcext:value-type="float">
            <text:p>-0.528610321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98735" calcext:value-type="float">
            <text:p>0.00698735</text:p>
          </table:table-cell>
          <table:table-cell office:value-type="float" office:value="0.01349392" calcext:value-type="float">
            <text:p>0.01349392</text:p>
          </table:table-cell>
          <table:table-cell office:value-type="float" office:value="0.0076215542" calcext:value-type="float">
            <text:p>0.0076215542</text:p>
          </table:table-cell>
          <table:table-cell office:value-type="float" office:value="922" calcext:value-type="float">
            <text:p>922</text:p>
          </table:table-cell>
          <table:table-cell table:formula="of:=[.H923]*100" office:value-type="float" office:value="0.76215542" calcext:value-type="float">
            <text:p>0.76215542</text:p>
          </table:table-cell>
          <table:table-cell table:formula="of:=100*[.F923]" office:value-type="float" office:value="0.698735" calcext:value-type="float">
            <text:p>0.698735</text:p>
          </table:table-cell>
        </table:table-row>
        <table:table-row table:style-name="ro1">
          <table:table-cell office:value-type="float" office:value="46.18" calcext:value-type="float">
            <text:p>46.18</text:p>
          </table:table-cell>
          <table:table-cell office:value-type="float" office:value="179.0643310547" calcext:value-type="float">
            <text:p>179.0643310547</text:p>
          </table:table-cell>
          <table:table-cell office:value-type="float" office:value="-0.3101283839" calcext:value-type="float">
            <text:p>-0.3101283839</text:p>
          </table:table-cell>
          <table:table-cell office:value-type="float" office:value="-0.6217868953" calcext:value-type="float">
            <text:p>-0.62178689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42413" calcext:value-type="float">
            <text:p>0.00742413</text:p>
          </table:table-cell>
          <table:table-cell office:value-type="float" office:value="0.01315925" calcext:value-type="float">
            <text:p>0.01315925</text:p>
          </table:table-cell>
          <table:table-cell office:value-type="float" office:value="0.0085727509" calcext:value-type="float">
            <text:p>0.0085727509</text:p>
          </table:table-cell>
          <table:table-cell office:value-type="float" office:value="923" calcext:value-type="float">
            <text:p>923</text:p>
          </table:table-cell>
          <table:table-cell table:formula="of:=[.H924]*100" office:value-type="float" office:value="0.85727509" calcext:value-type="float">
            <text:p>0.85727509</text:p>
          </table:table-cell>
          <table:table-cell table:formula="of:=100*[.F924]" office:value-type="float" office:value="0.742413" calcext:value-type="float">
            <text:p>0.742413</text:p>
          </table:table-cell>
        </table:table-row>
        <table:table-row table:style-name="ro1">
          <table:table-cell office:value-type="float" office:value="46.23" calcext:value-type="float">
            <text:p>46.23</text:p>
          </table:table-cell>
          <table:table-cell office:value-type="float" office:value="179.0578460693" calcext:value-type="float">
            <text:p>179.0578460693</text:p>
          </table:table-cell>
          <table:table-cell office:value-type="float" office:value="-0.3333385185" calcext:value-type="float">
            <text:p>-0.3333385185</text:p>
          </table:table-cell>
          <table:table-cell office:value-type="float" office:value="-0.6683395246" calcext:value-type="float">
            <text:p>-0.66833952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6976" calcext:value-type="float">
            <text:p>0.00786976</text:p>
          </table:table-cell>
          <table:table-cell office:value-type="float" office:value="0.01315925" calcext:value-type="float">
            <text:p>0.01315925</text:p>
          </table:table-cell>
          <table:table-cell office:value-type="float" office:value="0.0089546091" calcext:value-type="float">
            <text:p>0.0089546091</text:p>
          </table:table-cell>
          <table:table-cell office:value-type="float" office:value="924" calcext:value-type="float">
            <text:p>924</text:p>
          </table:table-cell>
          <table:table-cell table:formula="of:=[.H925]*100" office:value-type="float" office:value="0.89546091" calcext:value-type="float">
            <text:p>0.89546091</text:p>
          </table:table-cell>
          <table:table-cell table:formula="of:=100*[.F925]" office:value-type="float" office:value="0.786976" calcext:value-type="float">
            <text:p>0.786976</text:p>
          </table:table-cell>
        </table:table-row>
        <table:table-row table:style-name="ro1">
          <table:table-cell office:value-type="float" office:value="46.28" calcext:value-type="float">
            <text:p>46.28</text:p>
          </table:table-cell>
          <table:table-cell office:value-type="float" office:value="179.059677124" calcext:value-type="float">
            <text:p>179.059677124</text:p>
          </table:table-cell>
          <table:table-cell office:value-type="float" office:value="-0.4035798885" calcext:value-type="float">
            <text:p>-0.4035798885</text:p>
          </table:table-cell>
          <table:table-cell office:value-type="float" office:value="-0.8090038517" calcext:value-type="float">
            <text:p>-0.809003851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63471" calcext:value-type="float">
            <text:p>0.00863471</text:p>
          </table:table-cell>
          <table:table-cell office:value-type="float" office:value="0.01160892" calcext:value-type="float">
            <text:p>0.01160892</text:p>
          </table:table-cell>
          <table:table-cell office:value-type="float" office:value="0.0092413046" calcext:value-type="float">
            <text:p>0.0092413046</text:p>
          </table:table-cell>
          <table:table-cell office:value-type="float" office:value="925" calcext:value-type="float">
            <text:p>925</text:p>
          </table:table-cell>
          <table:table-cell table:formula="of:=[.H926]*100" office:value-type="float" office:value="0.92413046" calcext:value-type="float">
            <text:p>0.92413046</text:p>
          </table:table-cell>
          <table:table-cell table:formula="of:=100*[.F926]" office:value-type="float" office:value="0.863471" calcext:value-type="float">
            <text:p>0.863471</text:p>
          </table:table-cell>
        </table:table-row>
        <table:table-row table:style-name="ro1">
          <table:table-cell office:value-type="float" office:value="46.33" calcext:value-type="float">
            <text:p>46.33</text:p>
          </table:table-cell>
          <table:table-cell office:value-type="float" office:value="179.0525512695" calcext:value-type="float">
            <text:p>179.0525512695</text:p>
          </table:table-cell>
          <table:table-cell office:value-type="float" office:value="-0.4464909206" calcext:value-type="float">
            <text:p>-0.4464909206</text:p>
          </table:table-cell>
          <table:table-cell office:value-type="float" office:value="-0.8950599877" calcext:value-type="float">
            <text:p>-0.89505998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43023" calcext:value-type="float">
            <text:p>0.00943023</text:p>
          </table:table-cell>
          <table:table-cell office:value-type="float" office:value="0.01160892" calcext:value-type="float">
            <text:p>0.01160892</text:p>
          </table:table-cell>
          <table:table-cell office:value-type="float" office:value="0.0103781442" calcext:value-type="float">
            <text:p>0.0103781442</text:p>
          </table:table-cell>
          <table:table-cell office:value-type="float" office:value="926" calcext:value-type="float">
            <text:p>926</text:p>
          </table:table-cell>
          <table:table-cell table:formula="of:=[.H927]*100" office:value-type="float" office:value="1.03781442" calcext:value-type="float">
            <text:p>1.03781442</text:p>
          </table:table-cell>
          <table:table-cell table:formula="of:=100*[.F927]" office:value-type="float" office:value="0.943023" calcext:value-type="float">
            <text:p>0.943023</text:p>
          </table:table-cell>
        </table:table-row>
        <table:table-row table:style-name="ro1">
          <table:table-cell office:value-type="float" office:value="46.38" calcext:value-type="float">
            <text:p>46.38</text:p>
          </table:table-cell>
          <table:table-cell office:value-type="float" office:value="179.0373382568" calcext:value-type="float">
            <text:p>179.0373382568</text:p>
          </table:table-cell>
          <table:table-cell office:value-type="float" office:value="-0.4874180681" calcext:value-type="float">
            <text:p>-0.4874180681</text:p>
          </table:table-cell>
          <table:table-cell office:value-type="float" office:value="-0.977154011" calcext:value-type="float">
            <text:p>-0.9771540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2329" calcext:value-type="float">
            <text:p>0.0102329</text:p>
          </table:table-cell>
          <table:table-cell office:value-type="float" office:value="0.01160892" calcext:value-type="float">
            <text:p>0.01160892</text:p>
          </table:table-cell>
          <table:table-cell office:value-type="float" office:value="0.0113172082" calcext:value-type="float">
            <text:p>0.0113172082</text:p>
          </table:table-cell>
          <table:table-cell office:value-type="float" office:value="927" calcext:value-type="float">
            <text:p>927</text:p>
          </table:table-cell>
          <table:table-cell table:formula="of:=[.H928]*100" office:value-type="float" office:value="1.13172082" calcext:value-type="float">
            <text:p>1.13172082</text:p>
          </table:table-cell>
          <table:table-cell table:formula="of:=100*[.F928]" office:value-type="float" office:value="1.02329" calcext:value-type="float">
            <text:p>1.02329</text:p>
          </table:table-cell>
        </table:table-row>
        <table:table-row table:style-name="ro1">
          <table:table-cell office:value-type="float" office:value="46.43" calcext:value-type="float">
            <text:p>46.43</text:p>
          </table:table-cell>
          <table:table-cell office:value-type="float" office:value="179.0263671875" calcext:value-type="float">
            <text:p>179.0263671875</text:p>
          </table:table-cell>
          <table:table-cell office:value-type="float" office:value="-0.5165163455" calcext:value-type="float">
            <text:p>-0.5165163455</text:p>
          </table:table-cell>
          <table:table-cell office:value-type="float" office:value="-1.0355802534" calcext:value-type="float">
            <text:p>-1.03558025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96149" calcext:value-type="float">
            <text:p>0.01096149</text:p>
          </table:table-cell>
          <table:table-cell office:value-type="float" office:value="0.00938966" calcext:value-type="float">
            <text:p>0.00938966</text:p>
          </table:table-cell>
          <table:table-cell office:value-type="float" office:value="0.0115260796" calcext:value-type="float">
            <text:p>0.0115260796</text:p>
          </table:table-cell>
          <table:table-cell office:value-type="float" office:value="928" calcext:value-type="float">
            <text:p>928</text:p>
          </table:table-cell>
          <table:table-cell table:formula="of:=[.H929]*100" office:value-type="float" office:value="1.15260796" calcext:value-type="float">
            <text:p>1.15260796</text:p>
          </table:table-cell>
          <table:table-cell table:formula="of:=100*[.F929]" office:value-type="float" office:value="1.096149" calcext:value-type="float">
            <text:p>1.096149</text:p>
          </table:table-cell>
        </table:table-row>
        <table:table-row table:style-name="ro1">
          <table:table-cell office:value-type="float" office:value="46.48" calcext:value-type="float">
            <text:p>46.48</text:p>
          </table:table-cell>
          <table:table-cell office:value-type="float" office:value="179.029586792" calcext:value-type="float">
            <text:p>179.029586792</text:p>
          </table:table-cell>
          <table:table-cell office:value-type="float" office:value="-0.5165802214" calcext:value-type="float">
            <text:p>-0.5165802214</text:p>
          </table:table-cell>
          <table:table-cell office:value-type="float" office:value="-1.0358901552" calcext:value-type="float">
            <text:p>-1.035890155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44723" calcext:value-type="float">
            <text:p>0.01144723</text:p>
          </table:table-cell>
          <table:table-cell office:value-type="float" office:value="0.00938966" calcext:value-type="float">
            <text:p>0.00938966</text:p>
          </table:table-cell>
          <table:table-cell office:value-type="float" office:value="0.0109971479" calcext:value-type="float">
            <text:p>0.0109971479</text:p>
          </table:table-cell>
          <table:table-cell office:value-type="float" office:value="929" calcext:value-type="float">
            <text:p>929</text:p>
          </table:table-cell>
          <table:table-cell table:formula="of:=[.H930]*100" office:value-type="float" office:value="1.09971479" calcext:value-type="float">
            <text:p>1.09971479</text:p>
          </table:table-cell>
          <table:table-cell table:formula="of:=100*[.F930]" office:value-type="float" office:value="1.144723" calcext:value-type="float">
            <text:p>1.144723</text:p>
          </table:table-cell>
        </table:table-row>
        <table:table-row table:style-name="ro1">
          <table:table-cell office:value-type="float" office:value="46.53" calcext:value-type="float">
            <text:p>46.53</text:p>
          </table:table-cell>
          <table:table-cell office:value-type="float" office:value="179.0374603271" calcext:value-type="float">
            <text:p>179.0374603271</text:p>
          </table:table-cell>
          <table:table-cell office:value-type="float" office:value="-0.5214610214" calcext:value-type="float">
            <text:p>-0.5214610214</text:p>
          </table:table-cell>
          <table:table-cell office:value-type="float" office:value="-1.0457780305" calcext:value-type="float">
            <text:p>-1.045778030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80332" calcext:value-type="float">
            <text:p>0.01180332</text:p>
          </table:table-cell>
          <table:table-cell office:value-type="float" office:value="0.00938966" calcext:value-type="float">
            <text:p>0.00938966</text:p>
          </table:table-cell>
          <table:table-cell office:value-type="float" office:value="0.0116749231" calcext:value-type="float">
            <text:p>0.0116749231</text:p>
          </table:table-cell>
          <table:table-cell office:value-type="float" office:value="930" calcext:value-type="float">
            <text:p>930</text:p>
          </table:table-cell>
          <table:table-cell table:formula="of:=[.H931]*100" office:value-type="float" office:value="1.16749231" calcext:value-type="float">
            <text:p>1.16749231</text:p>
          </table:table-cell>
          <table:table-cell table:formula="of:=100*[.F931]" office:value-type="float" office:value="1.180332" calcext:value-type="float">
            <text:p>1.180332</text:p>
          </table:table-cell>
        </table:table-row>
        <table:table-row table:style-name="ro1">
          <table:table-cell office:value-type="float" office:value="46.58" calcext:value-type="float">
            <text:p>46.58</text:p>
          </table:table-cell>
          <table:table-cell office:value-type="float" office:value="179.0337524414" calcext:value-type="float">
            <text:p>179.0337524414</text:p>
          </table:table-cell>
          <table:table-cell office:value-type="float" office:value="-0.5453087035" calcext:value-type="float">
            <text:p>-0.5453087035</text:p>
          </table:table-cell>
          <table:table-cell office:value-type="float" office:value="-1.0935862269" calcext:value-type="float">
            <text:p>-1.093586226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19945" calcext:value-type="float">
            <text:p>0.01219945</text:p>
          </table:table-cell>
          <table:table-cell office:value-type="float" office:value="0.00708284" calcext:value-type="float">
            <text:p>0.00708284</text:p>
          </table:table-cell>
          <table:table-cell office:value-type="float" office:value="0.0132774659" calcext:value-type="float">
            <text:p>0.0132774659</text:p>
          </table:table-cell>
          <table:table-cell office:value-type="float" office:value="931" calcext:value-type="float">
            <text:p>931</text:p>
          </table:table-cell>
          <table:table-cell table:formula="of:=[.H932]*100" office:value-type="float" office:value="1.32774659" calcext:value-type="float">
            <text:p>1.32774659</text:p>
          </table:table-cell>
          <table:table-cell table:formula="of:=100*[.F932]" office:value-type="float" office:value="1.219945" calcext:value-type="float">
            <text:p>1.219945</text:p>
          </table:table-cell>
        </table:table-row>
        <table:table-row table:style-name="ro1">
          <table:table-cell office:value-type="float" office:value="46.63" calcext:value-type="float">
            <text:p>46.63</text:p>
          </table:table-cell>
          <table:table-cell office:value-type="float" office:value="179.0325927734" calcext:value-type="float">
            <text:p>179.0325927734</text:p>
          </table:table-cell>
          <table:table-cell office:value-type="float" office:value="-0.5226345434" calcext:value-type="float">
            <text:p>-0.5226345434</text:p>
          </table:table-cell>
          <table:table-cell office:value-type="float" office:value="-1.0483142385" calcext:value-type="float">
            <text:p>-1.048314238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3122" calcext:value-type="float">
            <text:p>0.0123122</text:p>
          </table:table-cell>
          <table:table-cell office:value-type="float" office:value="0.00708284" calcext:value-type="float">
            <text:p>0.00708284</text:p>
          </table:table-cell>
          <table:table-cell office:value-type="float" office:value="0.0125032096" calcext:value-type="float">
            <text:p>0.0125032096</text:p>
          </table:table-cell>
          <table:table-cell office:value-type="float" office:value="932" calcext:value-type="float">
            <text:p>932</text:p>
          </table:table-cell>
          <table:table-cell table:formula="of:=[.H933]*100" office:value-type="float" office:value="1.25032096" calcext:value-type="float">
            <text:p>1.25032096</text:p>
          </table:table-cell>
          <table:table-cell table:formula="of:=100*[.F933]" office:value-type="float" office:value="1.23122" calcext:value-type="float">
            <text:p>1.23122</text:p>
          </table:table-cell>
        </table:table-row>
        <table:table-row table:style-name="ro1">
          <table:table-cell office:value-type="float" office:value="46.68" calcext:value-type="float">
            <text:p>46.68</text:p>
          </table:table-cell>
          <table:table-cell office:value-type="float" office:value="179.0286712646" calcext:value-type="float">
            <text:p>179.0286712646</text:p>
          </table:table-cell>
          <table:table-cell office:value-type="float" office:value="-0.5011319556" calcext:value-type="float">
            <text:p>-0.5011319556</text:p>
          </table:table-cell>
          <table:table-cell office:value-type="float" office:value="-1.0053157465" calcext:value-type="float">
            <text:p>-1.005315746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2244" calcext:value-type="float">
            <text:p>0.012244</text:p>
          </table:table-cell>
          <table:table-cell office:value-type="float" office:value="0.00522978" calcext:value-type="float">
            <text:p>0.00522978</text:p>
          </table:table-cell>
          <table:table-cell office:value-type="float" office:value="0.0128447545" calcext:value-type="float">
            <text:p>0.0128447545</text:p>
          </table:table-cell>
          <table:table-cell office:value-type="float" office:value="933" calcext:value-type="float">
            <text:p>933</text:p>
          </table:table-cell>
          <table:table-cell table:formula="of:=[.H934]*100" office:value-type="float" office:value="1.28447545" calcext:value-type="float">
            <text:p>1.28447545</text:p>
          </table:table-cell>
          <table:table-cell table:formula="of:=100*[.F934]" office:value-type="float" office:value="1.2244" calcext:value-type="float">
            <text:p>1.2244</text:p>
          </table:table-cell>
        </table:table-row>
        <table:table-row table:style-name="ro1">
          <table:table-cell office:value-type="float" office:value="46.73" calcext:value-type="float">
            <text:p>46.73</text:p>
          </table:table-cell>
          <table:table-cell office:value-type="float" office:value="179.0315551758" calcext:value-type="float">
            <text:p>179.0315551758</text:p>
          </table:table-cell>
          <table:table-cell office:value-type="float" office:value="-0.4292669972" calcext:value-type="float">
            <text:p>-0.4292669972</text:p>
          </table:table-cell>
          <table:table-cell office:value-type="float" office:value="-0.8614969453" calcext:value-type="float">
            <text:p>-0.861496945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71964" calcext:value-type="float">
            <text:p>0.01171964</text:p>
          </table:table-cell>
          <table:table-cell office:value-type="float" office:value="0.00522978" calcext:value-type="float">
            <text:p>0.00522978</text:p>
          </table:table-cell>
          <table:table-cell office:value-type="float" office:value="0.011211318" calcext:value-type="float">
            <text:p>0.011211318</text:p>
          </table:table-cell>
          <table:table-cell office:value-type="float" office:value="934" calcext:value-type="float">
            <text:p>934</text:p>
          </table:table-cell>
          <table:table-cell table:formula="of:=[.H935]*100" office:value-type="float" office:value="1.1211318" calcext:value-type="float">
            <text:p>1.1211318</text:p>
          </table:table-cell>
          <table:table-cell table:formula="of:=100*[.F935]" office:value-type="float" office:value="1.171964" calcext:value-type="float">
            <text:p>1.171964</text:p>
          </table:table-cell>
        </table:table-row>
        <table:table-row table:style-name="ro1">
          <table:table-cell office:value-type="float" office:value="46.78" calcext:value-type="float">
            <text:p>46.78</text:p>
          </table:table-cell>
          <table:table-cell office:value-type="float" office:value="179.0412750244" calcext:value-type="float">
            <text:p>179.0412750244</text:p>
          </table:table-cell>
          <table:table-cell office:value-type="float" office:value="-0.4180946968" calcext:value-type="float">
            <text:p>-0.4180946968</text:p>
          </table:table-cell>
          <table:table-cell office:value-type="float" office:value="-0.8390101281" calcext:value-type="float">
            <text:p>-0.839010128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129589" calcext:value-type="float">
            <text:p>0.01129589</text:p>
          </table:table-cell>
          <table:table-cell office:value-type="float" office:value="0.00522978" calcext:value-type="float">
            <text:p>0.00522978</text:p>
          </table:table-cell>
          <table:table-cell office:value-type="float" office:value="0.0112429226" calcext:value-type="float">
            <text:p>0.0112429226</text:p>
          </table:table-cell>
          <table:table-cell office:value-type="float" office:value="935" calcext:value-type="float">
            <text:p>935</text:p>
          </table:table-cell>
          <table:table-cell table:formula="of:=[.H936]*100" office:value-type="float" office:value="1.12429226" calcext:value-type="float">
            <text:p>1.12429226</text:p>
          </table:table-cell>
          <table:table-cell table:formula="of:=100*[.F936]" office:value-type="float" office:value="1.129589" calcext:value-type="float">
            <text:p>1.129589</text:p>
          </table:table-cell>
        </table:table-row>
        <table:table-row table:style-name="ro1">
          <table:table-cell office:value-type="float" office:value="46.83" calcext:value-type="float">
            <text:p>46.83</text:p>
          </table:table-cell>
          <table:table-cell office:value-type="float" office:value="179.0282897949" calcext:value-type="float">
            <text:p>179.0282897949</text:p>
          </table:table-cell>
          <table:table-cell office:value-type="float" office:value="-0.3319789741" calcext:value-type="float">
            <text:p>-0.3319789741</text:p>
          </table:table-cell>
          <table:table-cell office:value-type="float" office:value="-0.6665866949" calcext:value-type="float">
            <text:p>-0.666586694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1043972" calcext:value-type="float">
            <text:p>0.01043972</text:p>
          </table:table-cell>
          <table:table-cell office:value-type="float" office:value="0.0042484" calcext:value-type="float">
            <text:p>0.0042484</text:p>
          </table:table-cell>
          <table:table-cell office:value-type="float" office:value="0.0087294193" calcext:value-type="float">
            <text:p>0.0087294193</text:p>
          </table:table-cell>
          <table:table-cell office:value-type="float" office:value="936" calcext:value-type="float">
            <text:p>936</text:p>
          </table:table-cell>
          <table:table-cell table:formula="of:=[.H937]*100" office:value-type="float" office:value="0.87294193" calcext:value-type="float">
            <text:p>0.87294193</text:p>
          </table:table-cell>
          <table:table-cell table:formula="of:=100*[.F937]" office:value-type="float" office:value="1.043972" calcext:value-type="float">
            <text:p>1.043972</text:p>
          </table:table-cell>
        </table:table-row>
        <table:table-row table:style-name="ro1">
          <table:table-cell office:value-type="float" office:value="46.88" calcext:value-type="float">
            <text:p>46.88</text:p>
          </table:table-cell>
          <table:table-cell office:value-type="float" office:value="179.0277404785" calcext:value-type="float">
            <text:p>179.0277404785</text:p>
          </table:table-cell>
          <table:table-cell office:value-type="float" office:value="-0.3274134981" calcext:value-type="float">
            <text:p>-0.3274134981</text:p>
          </table:table-cell>
          <table:table-cell office:value-type="float" office:value="-0.6572372069" calcext:value-type="float">
            <text:p>-0.657237206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83899" calcext:value-type="float">
            <text:p>0.00983899</text:p>
          </table:table-cell>
          <table:table-cell office:value-type="float" office:value="0.0042484" calcext:value-type="float">
            <text:p>0.0042484</text:p>
          </table:table-cell>
          <table:table-cell office:value-type="float" office:value="0.0090924412" calcext:value-type="float">
            <text:p>0.0090924412</text:p>
          </table:table-cell>
          <table:table-cell office:value-type="float" office:value="937" calcext:value-type="float">
            <text:p>937</text:p>
          </table:table-cell>
          <table:table-cell table:formula="of:=[.H938]*100" office:value-type="float" office:value="0.90924412" calcext:value-type="float">
            <text:p>0.90924412</text:p>
          </table:table-cell>
          <table:table-cell table:formula="of:=100*[.F938]" office:value-type="float" office:value="0.983899" calcext:value-type="float">
            <text:p>0.983899</text:p>
          </table:table-cell>
        </table:table-row>
        <table:table-row table:style-name="ro1">
          <table:table-cell office:value-type="float" office:value="46.93" calcext:value-type="float">
            <text:p>46.93</text:p>
          </table:table-cell>
          <table:table-cell office:value-type="float" office:value="179.0214080811" calcext:value-type="float">
            <text:p>179.0214080811</text:p>
          </table:table-cell>
          <table:table-cell office:value-type="float" office:value="-0.2971361639" calcext:value-type="float">
            <text:p>-0.2971361639</text:p>
          </table:table-cell>
          <table:table-cell office:value-type="float" office:value="-0.5965021379" calcext:value-type="float">
            <text:p>-0.59650213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923705" calcext:value-type="float">
            <text:p>0.00923705</text:p>
          </table:table-cell>
          <table:table-cell office:value-type="float" office:value="0.00439541" calcext:value-type="float">
            <text:p>0.00439541</text:p>
          </table:table-cell>
          <table:table-cell office:value-type="float" office:value="0.009676224" calcext:value-type="float">
            <text:p>0.009676224</text:p>
          </table:table-cell>
          <table:table-cell office:value-type="float" office:value="938" calcext:value-type="float">
            <text:p>938</text:p>
          </table:table-cell>
          <table:table-cell table:formula="of:=[.H939]*100" office:value-type="float" office:value="0.9676224" calcext:value-type="float">
            <text:p>0.9676224</text:p>
          </table:table-cell>
          <table:table-cell table:formula="of:=100*[.F939]" office:value-type="float" office:value="0.923705" calcext:value-type="float">
            <text:p>0.923705</text:p>
          </table:table-cell>
        </table:table-row>
        <table:table-row table:style-name="ro1">
          <table:table-cell office:value-type="float" office:value="46.98" calcext:value-type="float">
            <text:p>46.98</text:p>
          </table:table-cell>
          <table:table-cell office:value-type="float" office:value="179.0241699219" calcext:value-type="float">
            <text:p>179.0241699219</text:p>
          </table:table-cell>
          <table:table-cell office:value-type="float" office:value="-0.2484474312" calcext:value-type="float">
            <text:p>-0.2484474312</text:p>
          </table:table-cell>
          <table:table-cell office:value-type="float" office:value="-0.498925566" calcext:value-type="float">
            <text:p>-0.4989255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51161" calcext:value-type="float">
            <text:p>0.00851161</text:p>
          </table:table-cell>
          <table:table-cell office:value-type="float" office:value="0.00439541" calcext:value-type="float">
            <text:p>0.00439541</text:p>
          </table:table-cell>
          <table:table-cell office:value-type="float" office:value="0.0078119595" calcext:value-type="float">
            <text:p>0.0078119595</text:p>
          </table:table-cell>
          <table:table-cell office:value-type="float" office:value="939" calcext:value-type="float">
            <text:p>939</text:p>
          </table:table-cell>
          <table:table-cell table:formula="of:=[.H940]*100" office:value-type="float" office:value="0.78119595" calcext:value-type="float">
            <text:p>0.78119595</text:p>
          </table:table-cell>
          <table:table-cell table:formula="of:=100*[.F940]" office:value-type="float" office:value="0.851161" calcext:value-type="float">
            <text:p>0.851161</text:p>
          </table:table-cell>
        </table:table-row>
        <table:table-row table:style-name="ro1">
          <table:table-cell office:value-type="float" office:value="47.03" calcext:value-type="float">
            <text:p>47.03</text:p>
          </table:table-cell>
          <table:table-cell office:value-type="float" office:value="179.0324401855" calcext:value-type="float">
            <text:p>179.0324401855</text:p>
          </table:table-cell>
          <table:table-cell office:value-type="float" office:value="-0.2298125052" calcext:value-type="float">
            <text:p>-0.2298125052</text:p>
          </table:table-cell>
          <table:table-cell office:value-type="float" office:value="-0.4614557855" calcext:value-type="float">
            <text:p>-0.46145578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90419" calcext:value-type="float">
            <text:p>0.00790419</text:p>
          </table:table-cell>
          <table:table-cell office:value-type="float" office:value="0.00439541" calcext:value-type="float">
            <text:p>0.00439541</text:p>
          </table:table-cell>
          <table:table-cell office:value-type="float" office:value="0.0066968003" calcext:value-type="float">
            <text:p>0.0066968003</text:p>
          </table:table-cell>
          <table:table-cell office:value-type="float" office:value="940" calcext:value-type="float">
            <text:p>940</text:p>
          </table:table-cell>
          <table:table-cell table:formula="of:=[.H941]*100" office:value-type="float" office:value="0.66968003" calcext:value-type="float">
            <text:p>0.66968003</text:p>
          </table:table-cell>
          <table:table-cell table:formula="of:=100*[.F941]" office:value-type="float" office:value="0.790419" calcext:value-type="float">
            <text:p>0.790419</text:p>
          </table:table-cell>
        </table:table-row>
        <table:table-row table:style-name="ro1">
          <table:table-cell office:value-type="float" office:value="47.08" calcext:value-type="float">
            <text:p>47.08</text:p>
          </table:table-cell>
          <table:table-cell office:value-type="float" office:value="179.0323028564" calcext:value-type="float">
            <text:p>179.0323028564</text:p>
          </table:table-cell>
          <table:table-cell office:value-type="float" office:value="-0.2864357322" calcext:value-type="float">
            <text:p>-0.2864357322</text:p>
          </table:table-cell>
          <table:table-cell office:value-type="float" office:value="-0.5746070406" calcext:value-type="float">
            <text:p>-0.574607040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87695" calcext:value-type="float">
            <text:p>0.00787695</text:p>
          </table:table-cell>
          <table:table-cell office:value-type="float" office:value="0.0057264" calcext:value-type="float">
            <text:p>0.0057264</text:p>
          </table:table-cell>
          <table:table-cell office:value-type="float" office:value="0.0075850974" calcext:value-type="float">
            <text:p>0.0075850974</text:p>
          </table:table-cell>
          <table:table-cell office:value-type="float" office:value="941" calcext:value-type="float">
            <text:p>941</text:p>
          </table:table-cell>
          <table:table-cell table:formula="of:=[.H942]*100" office:value-type="float" office:value="0.75850974" calcext:value-type="float">
            <text:p>0.75850974</text:p>
          </table:table-cell>
          <table:table-cell table:formula="of:=100*[.F942]" office:value-type="float" office:value="0.787695" calcext:value-type="float">
            <text:p>0.787695</text:p>
          </table:table-cell>
        </table:table-row>
        <table:table-row table:style-name="ro1">
          <table:table-cell office:value-type="float" office:value="47.13" calcext:value-type="float">
            <text:p>47.13</text:p>
          </table:table-cell>
          <table:table-cell office:value-type="float" office:value="179.0311431885" calcext:value-type="float">
            <text:p>179.0311431885</text:p>
          </table:table-cell>
          <table:table-cell office:value-type="float" office:value="-0.332809654" calcext:value-type="float">
            <text:p>-0.332809654</text:p>
          </table:table-cell>
          <table:table-cell office:value-type="float" office:value="-0.6673944339" calcext:value-type="float">
            <text:p>-0.667394433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16786" calcext:value-type="float">
            <text:p>0.00816786</text:p>
          </table:table-cell>
          <table:table-cell office:value-type="float" office:value="0.0057264" calcext:value-type="float">
            <text:p>0.0057264</text:p>
          </table:table-cell>
          <table:table-cell office:value-type="float" office:value="0.0103311718" calcext:value-type="float">
            <text:p>0.0103311718</text:p>
          </table:table-cell>
          <table:table-cell office:value-type="float" office:value="942" calcext:value-type="float">
            <text:p>942</text:p>
          </table:table-cell>
          <table:table-cell table:formula="of:=[.H943]*100" office:value-type="float" office:value="1.03311718" calcext:value-type="float">
            <text:p>1.03311718</text:p>
          </table:table-cell>
          <table:table-cell table:formula="of:=100*[.F943]" office:value-type="float" office:value="0.816786" calcext:value-type="float">
            <text:p>0.816786</text:p>
          </table:table-cell>
        </table:table-row>
        <table:table-row table:style-name="ro1">
          <table:table-cell office:value-type="float" office:value="47.18" calcext:value-type="float">
            <text:p>47.18</text:p>
          </table:table-cell>
          <table:table-cell office:value-type="float" office:value="179.0398864746" calcext:value-type="float">
            <text:p>179.0398864746</text:p>
          </table:table-cell>
          <table:table-cell office:value-type="float" office:value="-0.2870275092" calcext:value-type="float">
            <text:p>-0.2870275092</text:p>
          </table:table-cell>
          <table:table-cell office:value-type="float" office:value="-0.5758570804" calcext:value-type="float">
            <text:p>-0.57585708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05652" calcext:value-type="float">
            <text:p>0.00805652</text:p>
          </table:table-cell>
          <table:table-cell office:value-type="float" office:value="0.00656373" calcext:value-type="float">
            <text:p>0.00656373</text:p>
          </table:table-cell>
          <table:table-cell office:value-type="float" office:value="0.0066009495" calcext:value-type="float">
            <text:p>0.0066009495</text:p>
          </table:table-cell>
          <table:table-cell office:value-type="float" office:value="943" calcext:value-type="float">
            <text:p>943</text:p>
          </table:table-cell>
          <table:table-cell table:formula="of:=[.H944]*100" office:value-type="float" office:value="0.66009495" calcext:value-type="float">
            <text:p>0.66009495</text:p>
          </table:table-cell>
          <table:table-cell table:formula="of:=100*[.F944]" office:value-type="float" office:value="0.805652" calcext:value-type="float">
            <text:p>0.805652</text:p>
          </table:table-cell>
        </table:table-row>
        <table:table-row table:style-name="ro1">
          <table:table-cell office:value-type="float" office:value="47.23" calcext:value-type="float">
            <text:p>47.23</text:p>
          </table:table-cell>
          <table:table-cell office:value-type="float" office:value="179.0382232666" calcext:value-type="float">
            <text:p>179.0382232666</text:p>
          </table:table-cell>
          <table:table-cell office:value-type="float" office:value="-0.3111925204" calcext:value-type="float">
            <text:p>-0.3111925204</text:p>
          </table:table-cell>
          <table:table-cell office:value-type="float" office:value="-0.6241834355" calcext:value-type="float">
            <text:p>-0.62418343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14341" calcext:value-type="float">
            <text:p>0.00814341</text:p>
          </table:table-cell>
          <table:table-cell office:value-type="float" office:value="0.00811378" calcext:value-type="float">
            <text:p>0.00811378</text:p>
          </table:table-cell>
          <table:table-cell office:value-type="float" office:value="0.0084587149" calcext:value-type="float">
            <text:p>0.0084587149</text:p>
          </table:table-cell>
          <table:table-cell office:value-type="float" office:value="944" calcext:value-type="float">
            <text:p>944</text:p>
          </table:table-cell>
          <table:table-cell table:formula="of:=[.H945]*100" office:value-type="float" office:value="0.84587149" calcext:value-type="float">
            <text:p>0.84587149</text:p>
          </table:table-cell>
          <table:table-cell table:formula="of:=100*[.F945]" office:value-type="float" office:value="0.814341" calcext:value-type="float">
            <text:p>0.814341</text:p>
          </table:table-cell>
        </table:table-row>
        <table:table-row table:style-name="ro1">
          <table:table-cell office:value-type="float" office:value="47.28" calcext:value-type="float">
            <text:p>47.28</text:p>
          </table:table-cell>
          <table:table-cell office:value-type="float" office:value="179.0330657959" calcext:value-type="float">
            <text:p>179.0330657959</text:p>
          </table:table-cell>
          <table:table-cell office:value-type="float" office:value="-0.3471862854" calcext:value-type="float">
            <text:p>-0.3471862854</text:p>
          </table:table-cell>
          <table:table-cell office:value-type="float" office:value="-0.6962286611" calcext:value-type="float">
            <text:p>-0.696228661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44116" calcext:value-type="float">
            <text:p>0.00844116</text:p>
          </table:table-cell>
          <table:table-cell office:value-type="float" office:value="0.00811378" calcext:value-type="float">
            <text:p>0.00811378</text:p>
          </table:table-cell>
          <table:table-cell office:value-type="float" office:value="0.0089471428" calcext:value-type="float">
            <text:p>0.0089471428</text:p>
          </table:table-cell>
          <table:table-cell office:value-type="float" office:value="945" calcext:value-type="float">
            <text:p>945</text:p>
          </table:table-cell>
          <table:table-cell table:formula="of:=[.H946]*100" office:value-type="float" office:value="0.89471428" calcext:value-type="float">
            <text:p>0.89471428</text:p>
          </table:table-cell>
          <table:table-cell table:formula="of:=100*[.F946]" office:value-type="float" office:value="0.844116" calcext:value-type="float">
            <text:p>0.844116</text:p>
          </table:table-cell>
        </table:table-row>
        <table:table-row table:style-name="ro1">
          <table:table-cell office:value-type="float" office:value="47.33" calcext:value-type="float">
            <text:p>47.33</text:p>
          </table:table-cell>
          <table:table-cell office:value-type="float" office:value="179.0280151367" calcext:value-type="float">
            <text:p>179.0280151367</text:p>
          </table:table-cell>
          <table:table-cell office:value-type="float" office:value="-0.3241697493" calcext:value-type="float">
            <text:p>-0.3241697493</text:p>
          </table:table-cell>
          <table:table-cell office:value-type="float" office:value="-0.6502469937" calcext:value-type="float">
            <text:p>-0.650246993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48611" calcext:value-type="float">
            <text:p>0.00848611</text:p>
          </table:table-cell>
          <table:table-cell office:value-type="float" office:value="0.01125333" calcext:value-type="float">
            <text:p>0.01125333</text:p>
          </table:table-cell>
          <table:table-cell office:value-type="float" office:value="0.0079189426" calcext:value-type="float">
            <text:p>0.0079189426</text:p>
          </table:table-cell>
          <table:table-cell office:value-type="float" office:value="946" calcext:value-type="float">
            <text:p>946</text:p>
          </table:table-cell>
          <table:table-cell table:formula="of:=[.H947]*100" office:value-type="float" office:value="0.79189426" calcext:value-type="float">
            <text:p>0.79189426</text:p>
          </table:table-cell>
          <table:table-cell table:formula="of:=100*[.F947]" office:value-type="float" office:value="0.848611" calcext:value-type="float">
            <text:p>0.848611</text:p>
          </table:table-cell>
        </table:table-row>
        <table:table-row table:style-name="ro1">
          <table:table-cell office:value-type="float" office:value="47.38" calcext:value-type="float">
            <text:p>47.38</text:p>
          </table:table-cell>
          <table:table-cell office:value-type="float" office:value="179.0301208496" calcext:value-type="float">
            <text:p>179.0301208496</text:p>
          </table:table-cell>
          <table:table-cell office:value-type="float" office:value="-0.3595813638" calcext:value-type="float">
            <text:p>-0.3595813638</text:p>
          </table:table-cell>
          <table:table-cell office:value-type="float" office:value="-0.7211168548" calcext:value-type="float">
            <text:p>-0.72111685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75204" calcext:value-type="float">
            <text:p>0.00875204</text:p>
          </table:table-cell>
          <table:table-cell office:value-type="float" office:value="0.01125333" calcext:value-type="float">
            <text:p>0.01125333</text:p>
          </table:table-cell>
          <table:table-cell office:value-type="float" office:value="0.0093897995" calcext:value-type="float">
            <text:p>0.0093897995</text:p>
          </table:table-cell>
          <table:table-cell office:value-type="float" office:value="947" calcext:value-type="float">
            <text:p>947</text:p>
          </table:table-cell>
          <table:table-cell table:formula="of:=[.H948]*100" office:value-type="float" office:value="0.93897995" calcext:value-type="float">
            <text:p>0.93897995</text:p>
          </table:table-cell>
          <table:table-cell table:formula="of:=100*[.F948]" office:value-type="float" office:value="0.875204" calcext:value-type="float">
            <text:p>0.875204</text:p>
          </table:table-cell>
        </table:table-row>
        <table:table-row table:style-name="ro1">
          <table:table-cell office:value-type="float" office:value="47.43" calcext:value-type="float">
            <text:p>47.43</text:p>
          </table:table-cell>
          <table:table-cell office:value-type="float" office:value="179.017868042" calcext:value-type="float">
            <text:p>179.017868042</text:p>
          </table:table-cell>
          <table:table-cell office:value-type="float" office:value="-0.3012648188" calcext:value-type="float">
            <text:p>-0.3012648188</text:p>
          </table:table-cell>
          <table:table-cell office:value-type="float" office:value="-0.6044919298" calcext:value-type="float">
            <text:p>-0.604491929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54054" calcext:value-type="float">
            <text:p>0.00854054</text:p>
          </table:table-cell>
          <table:table-cell office:value-type="float" office:value="0.01237894" calcext:value-type="float">
            <text:p>0.01237894</text:p>
          </table:table-cell>
          <table:table-cell office:value-type="float" office:value="0.0069595774" calcext:value-type="float">
            <text:p>0.0069595774</text:p>
          </table:table-cell>
          <table:table-cell office:value-type="float" office:value="948" calcext:value-type="float">
            <text:p>948</text:p>
          </table:table-cell>
          <table:table-cell table:formula="of:=[.H949]*100" office:value-type="float" office:value="0.69595774" calcext:value-type="float">
            <text:p>0.69595774</text:p>
          </table:table-cell>
          <table:table-cell table:formula="of:=100*[.F949]" office:value-type="float" office:value="0.854054" calcext:value-type="float">
            <text:p>0.854054</text:p>
          </table:table-cell>
        </table:table-row>
        <table:table-row table:style-name="ro1">
          <table:table-cell office:value-type="float" office:value="47.48" calcext:value-type="float">
            <text:p>47.48</text:p>
          </table:table-cell>
          <table:table-cell office:value-type="float" office:value="179.0203094482" calcext:value-type="float">
            <text:p>179.0203094482</text:p>
          </table:table-cell>
          <table:table-cell office:value-type="float" office:value="-0.3331180615" calcext:value-type="float">
            <text:p>-0.3331180615</text:p>
          </table:table-cell>
          <table:table-cell office:value-type="float" office:value="-0.6681773994" calcext:value-type="float">
            <text:p>-0.668177399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61194" calcext:value-type="float">
            <text:p>0.00861194</text:p>
          </table:table-cell>
          <table:table-cell office:value-type="float" office:value="0.01472536" calcext:value-type="float">
            <text:p>0.01472536</text:p>
          </table:table-cell>
          <table:table-cell office:value-type="float" office:value="0.0088716903" calcext:value-type="float">
            <text:p>0.0088716903</text:p>
          </table:table-cell>
          <table:table-cell office:value-type="float" office:value="949" calcext:value-type="float">
            <text:p>949</text:p>
          </table:table-cell>
          <table:table-cell table:formula="of:=[.H950]*100" office:value-type="float" office:value="0.88716903" calcext:value-type="float">
            <text:p>0.88716903</text:p>
          </table:table-cell>
          <table:table-cell table:formula="of:=100*[.F950]" office:value-type="float" office:value="0.861194" calcext:value-type="float">
            <text:p>0.861194</text:p>
          </table:table-cell>
        </table:table-row>
        <table:table-row table:style-name="ro1">
          <table:table-cell office:value-type="float" office:value="47.53" calcext:value-type="float">
            <text:p>47.53</text:p>
          </table:table-cell>
          <table:table-cell office:value-type="float" office:value="179.0033874512" calcext:value-type="float">
            <text:p>179.0033874512</text:p>
          </table:table-cell>
          <table:table-cell office:value-type="float" office:value="-0.2437163836" calcext:value-type="float">
            <text:p>-0.2437163836</text:p>
          </table:table-cell>
          <table:table-cell office:value-type="float" office:value="-0.4893025156" calcext:value-type="float">
            <text:p>-0.489302515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806369" calcext:value-type="float">
            <text:p>0.00806369</text:p>
          </table:table-cell>
          <table:table-cell office:value-type="float" office:value="0.01472536" calcext:value-type="float">
            <text:p>0.01472536</text:p>
          </table:table-cell>
          <table:table-cell office:value-type="float" office:value="0.0059033875" calcext:value-type="float">
            <text:p>0.0059033875</text:p>
          </table:table-cell>
          <table:table-cell office:value-type="float" office:value="950" calcext:value-type="float">
            <text:p>950</text:p>
          </table:table-cell>
          <table:table-cell table:formula="of:=[.H951]*100" office:value-type="float" office:value="0.59033875" calcext:value-type="float">
            <text:p>0.59033875</text:p>
          </table:table-cell>
          <table:table-cell table:formula="of:=100*[.F951]" office:value-type="float" office:value="0.806369" calcext:value-type="float">
            <text:p>0.806369</text:p>
          </table:table-cell>
        </table:table-row>
        <table:table-row table:style-name="ro1">
          <table:table-cell office:value-type="float" office:value="47.58" calcext:value-type="float">
            <text:p>47.58</text:p>
          </table:table-cell>
          <table:table-cell office:value-type="float" office:value="179.0083312988" calcext:value-type="float">
            <text:p>179.0083312988</text:p>
          </table:table-cell>
          <table:table-cell office:value-type="float" office:value="-0.1966053372" calcext:value-type="float">
            <text:p>-0.1966053372</text:p>
          </table:table-cell>
          <table:table-cell office:value-type="float" office:value="-0.39489631" calcext:value-type="float">
            <text:p>-0.394896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738452" calcext:value-type="float">
            <text:p>0.00738452</text:p>
          </table:table-cell>
          <table:table-cell office:value-type="float" office:value="0.01566643" calcext:value-type="float">
            <text:p>0.01566643</text:p>
          </table:table-cell>
          <table:table-cell office:value-type="float" office:value="0.005109405" calcext:value-type="float">
            <text:p>0.005109405</text:p>
          </table:table-cell>
          <table:table-cell office:value-type="float" office:value="951" calcext:value-type="float">
            <text:p>951</text:p>
          </table:table-cell>
          <table:table-cell table:formula="of:=[.H952]*100" office:value-type="float" office:value="0.5109405" calcext:value-type="float">
            <text:p>0.5109405</text:p>
          </table:table-cell>
          <table:table-cell table:formula="of:=100*[.F952]" office:value-type="float" office:value="0.738452" calcext:value-type="float">
            <text:p>0.738452</text:p>
          </table:table-cell>
        </table:table-row>
        <table:table-row table:style-name="ro1">
          <table:table-cell office:value-type="float" office:value="47.63" calcext:value-type="float">
            <text:p>47.63</text:p>
          </table:table-cell>
          <table:table-cell office:value-type="float" office:value="178.9978637695" calcext:value-type="float">
            <text:p>178.9978637695</text:p>
          </table:table-cell>
          <table:table-cell office:value-type="float" office:value="-0.2012705475" calcext:value-type="float">
            <text:p>-0.2012705475</text:p>
          </table:table-cell>
          <table:table-cell office:value-type="float" office:value="-0.4040616593" calcext:value-type="float">
            <text:p>-0.40406165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96321" calcext:value-type="float">
            <text:p>0.00696321</text:p>
          </table:table-cell>
          <table:table-cell office:value-type="float" office:value="0.01806792" calcext:value-type="float">
            <text:p>0.01806792</text:p>
          </table:table-cell>
          <table:table-cell office:value-type="float" office:value="0.0051981922" calcext:value-type="float">
            <text:p>0.0051981922</text:p>
          </table:table-cell>
          <table:table-cell office:value-type="float" office:value="952" calcext:value-type="float">
            <text:p>952</text:p>
          </table:table-cell>
          <table:table-cell table:formula="of:=[.H953]*100" office:value-type="float" office:value="0.51981922" calcext:value-type="float">
            <text:p>0.51981922</text:p>
          </table:table-cell>
          <table:table-cell table:formula="of:=100*[.F953]" office:value-type="float" office:value="0.696321" calcext:value-type="float">
            <text:p>0.696321</text:p>
          </table:table-cell>
        </table:table-row>
        <table:table-row table:style-name="ro1">
          <table:table-cell office:value-type="float" office:value="47.68" calcext:value-type="float">
            <text:p>47.68</text:p>
          </table:table-cell>
          <table:table-cell office:value-type="float" office:value="178.9906768799" calcext:value-type="float">
            <text:p>178.9906768799</text:p>
          </table:table-cell>
          <table:table-cell office:value-type="float" office:value="-0.1681658799" calcext:value-type="float">
            <text:p>-0.1681658799</text:p>
          </table:table-cell>
          <table:table-cell office:value-type="float" office:value="-0.3377139381" calcext:value-type="float">
            <text:p>-0.337713938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46195" calcext:value-type="float">
            <text:p>0.00646195</text:p>
          </table:table-cell>
          <table:table-cell office:value-type="float" office:value="0.01806792" calcext:value-type="float">
            <text:p>0.01806792</text:p>
          </table:table-cell>
          <table:table-cell office:value-type="float" office:value="0.0047616403" calcext:value-type="float">
            <text:p>0.0047616403</text:p>
          </table:table-cell>
          <table:table-cell office:value-type="float" office:value="953" calcext:value-type="float">
            <text:p>953</text:p>
          </table:table-cell>
          <table:table-cell table:formula="of:=[.H954]*100" office:value-type="float" office:value="0.47616403" calcext:value-type="float">
            <text:p>0.47616403</text:p>
          </table:table-cell>
          <table:table-cell table:formula="of:=100*[.F954]" office:value-type="float" office:value="0.646195" calcext:value-type="float">
            <text:p>0.646195</text:p>
          </table:table-cell>
        </table:table-row>
        <table:table-row table:style-name="ro1">
          <table:table-cell office:value-type="float" office:value="47.73" calcext:value-type="float">
            <text:p>47.73</text:p>
          </table:table-cell>
          <table:table-cell office:value-type="float" office:value="178.9826202393" calcext:value-type="float">
            <text:p>178.9826202393</text:p>
          </table:table-cell>
          <table:table-cell office:value-type="float" office:value="-0.1538898727" calcext:value-type="float">
            <text:p>-0.1538898727</text:p>
          </table:table-cell>
          <table:table-cell office:value-type="float" office:value="-0.3090223784" calcext:value-type="float">
            <text:p>-0.30902237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603291" calcext:value-type="float">
            <text:p>0.00603291</text:p>
          </table:table-cell>
          <table:table-cell office:value-type="float" office:value="0.02084073" calcext:value-type="float">
            <text:p>0.02084073</text:p>
          </table:table-cell>
          <table:table-cell office:value-type="float" office:value="0.0046795447" calcext:value-type="float">
            <text:p>0.0046795447</text:p>
          </table:table-cell>
          <table:table-cell office:value-type="float" office:value="954" calcext:value-type="float">
            <text:p>954</text:p>
          </table:table-cell>
          <table:table-cell table:formula="of:=[.H955]*100" office:value-type="float" office:value="0.46795447" calcext:value-type="float">
            <text:p>0.46795447</text:p>
          </table:table-cell>
          <table:table-cell table:formula="of:=100*[.F955]" office:value-type="float" office:value="0.603291" calcext:value-type="float">
            <text:p>0.603291</text:p>
          </table:table-cell>
        </table:table-row>
        <table:table-row table:style-name="ro1">
          <table:table-cell office:value-type="float" office:value="47.78" calcext:value-type="float">
            <text:p>47.78</text:p>
          </table:table-cell>
          <table:table-cell office:value-type="float" office:value="178.9797058105" calcext:value-type="float">
            <text:p>178.9797058105</text:p>
          </table:table-cell>
          <table:table-cell office:value-type="float" office:value="-0.1188115119" calcext:value-type="float">
            <text:p>-0.1188115119</text:p>
          </table:table-cell>
          <table:table-cell office:value-type="float" office:value="-0.2387233662" calcext:value-type="float">
            <text:p>-0.238723366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51334" calcext:value-type="float">
            <text:p>0.00551334</text:p>
          </table:table-cell>
          <table:table-cell office:value-type="float" office:value="0.02084073" calcext:value-type="float">
            <text:p>0.02084073</text:p>
          </table:table-cell>
          <table:table-cell office:value-type="float" office:value="0.0031726299" calcext:value-type="float">
            <text:p>0.0031726299</text:p>
          </table:table-cell>
          <table:table-cell office:value-type="float" office:value="955" calcext:value-type="float">
            <text:p>955</text:p>
          </table:table-cell>
          <table:table-cell table:formula="of:=[.H956]*100" office:value-type="float" office:value="0.31726299" calcext:value-type="float">
            <text:p>0.31726299</text:p>
          </table:table-cell>
          <table:table-cell table:formula="of:=100*[.F956]" office:value-type="float" office:value="0.551334" calcext:value-type="float">
            <text:p>0.551334</text:p>
          </table:table-cell>
        </table:table-row>
        <table:table-row table:style-name="ro1">
          <table:table-cell office:value-type="float" office:value="47.83" calcext:value-type="float">
            <text:p>47.83</text:p>
          </table:table-cell>
          <table:table-cell office:value-type="float" office:value="178.9795074463" calcext:value-type="float">
            <text:p>178.9795074463</text:p>
          </table:table-cell>
          <table:table-cell office:value-type="float" office:value="-0.0970912062" calcext:value-type="float">
            <text:p>-0.0970912062</text:p>
          </table:table-cell>
          <table:table-cell office:value-type="float" office:value="-0.1951311937" calcext:value-type="float">
            <text:p>-0.195131193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0225" calcext:value-type="float">
            <text:p>0.0050225</text:p>
          </table:table-cell>
          <table:table-cell office:value-type="float" office:value="0.02097804" calcext:value-type="float">
            <text:p>0.02097804</text:p>
          </table:table-cell>
          <table:table-cell office:value-type="float" office:value="0.0031784155" calcext:value-type="float">
            <text:p>0.0031784155</text:p>
          </table:table-cell>
          <table:table-cell office:value-type="float" office:value="956" calcext:value-type="float">
            <text:p>956</text:p>
          </table:table-cell>
          <table:table-cell table:formula="of:=[.H957]*100" office:value-type="float" office:value="0.31784155" calcext:value-type="float">
            <text:p>0.31784155</text:p>
          </table:table-cell>
          <table:table-cell table:formula="of:=100*[.F957]" office:value-type="float" office:value="0.50225" calcext:value-type="float">
            <text:p>0.50225</text:p>
          </table:table-cell>
        </table:table-row>
        <table:table-row table:style-name="ro1">
          <table:table-cell office:value-type="float" office:value="47.88" calcext:value-type="float">
            <text:p>47.88</text:p>
          </table:table-cell>
          <table:table-cell office:value-type="float" office:value="178.9777526855" calcext:value-type="float">
            <text:p>178.9777526855</text:p>
          </table:table-cell>
          <table:table-cell office:value-type="float" office:value="-0.092270454" calcext:value-type="float">
            <text:p>-0.092270454</text:p>
          </table:table-cell>
          <table:table-cell office:value-type="float" office:value="-0.1853622005" calcext:value-type="float">
            <text:p>-0.185362200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6342" calcext:value-type="float">
            <text:p>0.00466342</text:p>
          </table:table-cell>
          <table:table-cell office:value-type="float" office:value="0.0227028" calcext:value-type="float">
            <text:p>0.0227028</text:p>
          </table:table-cell>
          <table:table-cell office:value-type="float" office:value="0.0037046141" calcext:value-type="float">
            <text:p>0.0037046141</text:p>
          </table:table-cell>
          <table:table-cell office:value-type="float" office:value="957" calcext:value-type="float">
            <text:p>957</text:p>
          </table:table-cell>
          <table:table-cell table:formula="of:=[.H958]*100" office:value-type="float" office:value="0.37046141" calcext:value-type="float">
            <text:p>0.37046141</text:p>
          </table:table-cell>
          <table:table-cell table:formula="of:=100*[.F958]" office:value-type="float" office:value="0.466342" calcext:value-type="float">
            <text:p>0.466342</text:p>
          </table:table-cell>
        </table:table-row>
        <table:table-row table:style-name="ro1">
          <table:table-cell office:value-type="float" office:value="47.93" calcext:value-type="float">
            <text:p>47.93</text:p>
          </table:table-cell>
          <table:table-cell office:value-type="float" office:value="178.9812316895" calcext:value-type="float">
            <text:p>178.9812316895</text:p>
          </table:table-cell>
          <table:table-cell office:value-type="float" office:value="-0.0498472303" calcext:value-type="float">
            <text:p>-0.0498472303</text:p>
          </table:table-cell>
          <table:table-cell office:value-type="float" office:value="-0.1003836031" calcext:value-type="float">
            <text:p>-0.10038360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1415" calcext:value-type="float">
            <text:p>0.0041415</text:p>
          </table:table-cell>
          <table:table-cell office:value-type="float" office:value="0.02237185" calcext:value-type="float">
            <text:p>0.02237185</text:p>
          </table:table-cell>
          <table:table-cell office:value-type="float" office:value="0.0017367358" calcext:value-type="float">
            <text:p>0.0017367358</text:p>
          </table:table-cell>
          <table:table-cell office:value-type="float" office:value="958" calcext:value-type="float">
            <text:p>958</text:p>
          </table:table-cell>
          <table:table-cell table:formula="of:=[.H959]*100" office:value-type="float" office:value="0.17367358" calcext:value-type="float">
            <text:p>0.17367358</text:p>
          </table:table-cell>
          <table:table-cell table:formula="of:=100*[.F959]" office:value-type="float" office:value="0.41415" calcext:value-type="float">
            <text:p>0.41415</text:p>
          </table:table-cell>
        </table:table-row>
        <table:table-row table:style-name="ro1">
          <table:table-cell office:value-type="float" office:value="47.98" calcext:value-type="float">
            <text:p>47.98</text:p>
          </table:table-cell>
          <table:table-cell office:value-type="float" office:value="178.9765319824" calcext:value-type="float">
            <text:p>178.9765319824</text:p>
          </table:table-cell>
          <table:table-cell office:value-type="float" office:value="-0.1062150422" calcext:value-type="float">
            <text:p>-0.1062150422</text:p>
          </table:table-cell>
          <table:table-cell office:value-type="float" office:value="-0.2130451402" calcext:value-type="float">
            <text:p>-0.21304514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16951" calcext:value-type="float">
            <text:p>0.00416951</text:p>
          </table:table-cell>
          <table:table-cell office:value-type="float" office:value="0.02345362" calcext:value-type="float">
            <text:p>0.02345362</text:p>
          </table:table-cell>
          <table:table-cell office:value-type="float" office:value="0.0038803817" calcext:value-type="float">
            <text:p>0.0038803817</text:p>
          </table:table-cell>
          <table:table-cell office:value-type="float" office:value="959" calcext:value-type="float">
            <text:p>959</text:p>
          </table:table-cell>
          <table:table-cell table:formula="of:=[.H960]*100" office:value-type="float" office:value="0.38803817" calcext:value-type="float">
            <text:p>0.38803817</text:p>
          </table:table-cell>
          <table:table-cell table:formula="of:=100*[.F960]" office:value-type="float" office:value="0.416951" calcext:value-type="float">
            <text:p>0.416951</text:p>
          </table:table-cell>
        </table:table-row>
        <table:table-row table:style-name="ro1">
          <table:table-cell office:value-type="float" office:value="48.03" calcext:value-type="float">
            <text:p>48.03</text:p>
          </table:table-cell>
          <table:table-cell office:value-type="float" office:value="178.9691009521" calcext:value-type="float">
            <text:p>178.9691009521</text:p>
          </table:table-cell>
          <table:table-cell office:value-type="float" office:value="-0.1294884106" calcext:value-type="float">
            <text:p>-0.1294884106</text:p>
          </table:table-cell>
          <table:table-cell office:value-type="float" office:value="-0.2596221418" calcext:value-type="float">
            <text:p>-0.25962214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4327" calcext:value-type="float">
            <text:p>0.00434327</text:p>
          </table:table-cell>
          <table:table-cell office:value-type="float" office:value="0.02345362" calcext:value-type="float">
            <text:p>0.02345362</text:p>
          </table:table-cell>
          <table:table-cell office:value-type="float" office:value="0.0052057934" calcext:value-type="float">
            <text:p>0.0052057934</text:p>
          </table:table-cell>
          <table:table-cell office:value-type="float" office:value="960" calcext:value-type="float">
            <text:p>960</text:p>
          </table:table-cell>
          <table:table-cell table:formula="of:=[.H961]*100" office:value-type="float" office:value="0.52057934" calcext:value-type="float">
            <text:p>0.52057934</text:p>
          </table:table-cell>
          <table:table-cell table:formula="of:=100*[.F961]" office:value-type="float" office:value="0.434327" calcext:value-type="float">
            <text:p>0.434327</text:p>
          </table:table-cell>
        </table:table-row>
        <table:table-row table:style-name="ro1">
          <table:table-cell office:value-type="float" office:value="48.09" calcext:value-type="float">
            <text:p>48.09</text:p>
          </table:table-cell>
          <table:table-cell office:value-type="float" office:value="178.9787445068" calcext:value-type="float">
            <text:p>178.9787445068</text:p>
          </table:table-cell>
          <table:table-cell office:value-type="float" office:value="-0.1121415265" calcext:value-type="float">
            <text:p>-0.1121415265</text:p>
          </table:table-cell>
          <table:table-cell office:value-type="float" office:value="-0.2249544577" calcext:value-type="float">
            <text:p>-0.22495445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434" calcext:value-type="float">
            <text:p>0.0043434</text:p>
          </table:table-cell>
          <table:table-cell office:value-type="float" office:value="0.02271679" calcext:value-type="float">
            <text:p>0.02271679</text:p>
          </table:table-cell>
          <table:table-cell office:value-type="float" office:value="0.0054240045" calcext:value-type="float">
            <text:p>0.0054240045</text:p>
          </table:table-cell>
          <table:table-cell office:value-type="float" office:value="961" calcext:value-type="float">
            <text:p>961</text:p>
          </table:table-cell>
          <table:table-cell table:formula="of:=[.H962]*100" office:value-type="float" office:value="0.54240045" calcext:value-type="float">
            <text:p>0.54240045</text:p>
          </table:table-cell>
          <table:table-cell table:formula="of:=100*[.F962]" office:value-type="float" office:value="0.43434" calcext:value-type="float">
            <text:p>0.43434</text:p>
          </table:table-cell>
        </table:table-row>
        <table:table-row table:style-name="ro1">
          <table:table-cell office:value-type="float" office:value="48.13" calcext:value-type="float">
            <text:p>48.13</text:p>
          </table:table-cell>
          <table:table-cell office:value-type="float" office:value="178.97215271" calcext:value-type="float">
            <text:p>178.97215271</text:p>
          </table:table-cell>
          <table:table-cell office:value-type="float" office:value="-0.0961928021" calcext:value-type="float">
            <text:p>-0.0961928021</text:p>
          </table:table-cell>
          <table:table-cell office:value-type="float" office:value="-0.1930410995" calcext:value-type="float">
            <text:p>-0.193041099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372" calcext:value-type="float">
            <text:p>0.0042372</text:p>
          </table:table-cell>
          <table:table-cell office:value-type="float" office:value="0.0230558" calcext:value-type="float">
            <text:p>0.0230558</text:p>
          </table:table-cell>
          <table:table-cell office:value-type="float" office:value="0.0038258746" calcext:value-type="float">
            <text:p>0.0038258746</text:p>
          </table:table-cell>
          <table:table-cell office:value-type="float" office:value="962" calcext:value-type="float">
            <text:p>962</text:p>
          </table:table-cell>
          <table:table-cell table:formula="of:=[.H963]*100" office:value-type="float" office:value="0.38258746" calcext:value-type="float">
            <text:p>0.38258746</text:p>
          </table:table-cell>
          <table:table-cell table:formula="of:=100*[.F963]" office:value-type="float" office:value="0.42372" calcext:value-type="float">
            <text:p>0.42372</text:p>
          </table:table-cell>
        </table:table-row>
        <table:table-row table:style-name="ro1">
          <table:table-cell office:value-type="float" office:value="48.19" calcext:value-type="float">
            <text:p>48.19</text:p>
          </table:table-cell>
          <table:table-cell office:value-type="float" office:value="178.9810028076" calcext:value-type="float">
            <text:p>178.9810028076</text:p>
          </table:table-cell>
          <table:table-cell office:value-type="float" office:value="-0.1278662102" calcext:value-type="float">
            <text:p>-0.1278662102</text:p>
          </table:table-cell>
          <table:table-cell office:value-type="float" office:value="-0.2563930376" calcext:value-type="float">
            <text:p>-0.25639303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7755" calcext:value-type="float">
            <text:p>0.00437755</text:p>
          </table:table-cell>
          <table:table-cell office:value-type="float" office:value="0.0230558" calcext:value-type="float">
            <text:p>0.0230558</text:p>
          </table:table-cell>
          <table:table-cell office:value-type="float" office:value="0.0057739815" calcext:value-type="float">
            <text:p>0.0057739815</text:p>
          </table:table-cell>
          <table:table-cell office:value-type="float" office:value="963" calcext:value-type="float">
            <text:p>963</text:p>
          </table:table-cell>
          <table:table-cell table:formula="of:=[.H964]*100" office:value-type="float" office:value="0.57739815" calcext:value-type="float">
            <text:p>0.57739815</text:p>
          </table:table-cell>
          <table:table-cell table:formula="of:=100*[.F964]" office:value-type="float" office:value="0.437755" calcext:value-type="float">
            <text:p>0.437755</text:p>
          </table:table-cell>
        </table:table-row>
        <table:table-row table:style-name="ro1">
          <table:table-cell office:value-type="float" office:value="48.24" calcext:value-type="float">
            <text:p>48.24</text:p>
          </table:table-cell>
          <table:table-cell office:value-type="float" office:value="178.9817047119" calcext:value-type="float">
            <text:p>178.9817047119</text:p>
          </table:table-cell>
          <table:table-cell office:value-type="float" office:value="-0.1355672064" calcext:value-type="float">
            <text:p>-0.1355672064</text:p>
          </table:table-cell>
          <table:table-cell office:value-type="float" office:value="-0.2718378029" calcext:value-type="float">
            <text:p>-0.27183780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52236" calcext:value-type="float">
            <text:p>0.00452236</text:p>
          </table:table-cell>
          <table:table-cell office:value-type="float" office:value="0.02162497" calcext:value-type="float">
            <text:p>0.02162497</text:p>
          </table:table-cell>
          <table:table-cell office:value-type="float" office:value="0.0048336961" calcext:value-type="float">
            <text:p>0.0048336961</text:p>
          </table:table-cell>
          <table:table-cell office:value-type="float" office:value="964" calcext:value-type="float">
            <text:p>964</text:p>
          </table:table-cell>
          <table:table-cell table:formula="of:=[.H965]*100" office:value-type="float" office:value="0.48336961" calcext:value-type="float">
            <text:p>0.48336961</text:p>
          </table:table-cell>
          <table:table-cell table:formula="of:=100*[.F965]" office:value-type="float" office:value="0.452236" calcext:value-type="float">
            <text:p>0.452236</text:p>
          </table:table-cell>
        </table:table-row>
        <table:table-row table:style-name="ro1">
          <table:table-cell office:value-type="float" office:value="48.29" calcext:value-type="float">
            <text:p>48.29</text:p>
          </table:table-cell>
          <table:table-cell office:value-type="float" office:value="178.9675140381" calcext:value-type="float">
            <text:p>178.9675140381</text:p>
          </table:table-cell>
          <table:table-cell office:value-type="float" office:value="-0.135926628" calcext:value-type="float">
            <text:p>-0.135926628</text:p>
          </table:table-cell>
          <table:table-cell office:value-type="float" office:value="-0.2725931955" calcext:value-type="float">
            <text:p>-0.27259319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2121" calcext:value-type="float">
            <text:p>0.00462121</text:p>
          </table:table-cell>
          <table:table-cell office:value-type="float" office:value="0.02162497" calcext:value-type="float">
            <text:p>0.02162497</text:p>
          </table:table-cell>
          <table:table-cell office:value-type="float" office:value="0.0051176392" calcext:value-type="float">
            <text:p>0.0051176392</text:p>
          </table:table-cell>
          <table:table-cell office:value-type="float" office:value="965" calcext:value-type="float">
            <text:p>965</text:p>
          </table:table-cell>
          <table:table-cell table:formula="of:=[.H966]*100" office:value-type="float" office:value="0.51176392" calcext:value-type="float">
            <text:p>0.51176392</text:p>
          </table:table-cell>
          <table:table-cell table:formula="of:=100*[.F966]" office:value-type="float" office:value="0.462121" calcext:value-type="float">
            <text:p>0.462121</text:p>
          </table:table-cell>
        </table:table-row>
        <table:table-row table:style-name="ro1">
          <table:table-cell office:value-type="float" office:value="48.34" calcext:value-type="float">
            <text:p>48.34</text:p>
          </table:table-cell>
          <table:table-cell office:value-type="float" office:value="178.9648284912" calcext:value-type="float">
            <text:p>178.9648284912</text:p>
          </table:table-cell>
          <table:table-cell office:value-type="float" office:value="-0.1503497997" calcext:value-type="float">
            <text:p>-0.1503497997</text:p>
          </table:table-cell>
          <table:table-cell office:value-type="float" office:value="-0.3014786626" calcext:value-type="float">
            <text:p>-0.301478662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78318" calcext:value-type="float">
            <text:p>0.00478318</text:p>
          </table:table-cell>
          <table:table-cell office:value-type="float" office:value="0.02046966" calcext:value-type="float">
            <text:p>0.02046966</text:p>
          </table:table-cell>
          <table:table-cell office:value-type="float" office:value="0.0039955327" calcext:value-type="float">
            <text:p>0.0039955327</text:p>
          </table:table-cell>
          <table:table-cell office:value-type="float" office:value="966" calcext:value-type="float">
            <text:p>966</text:p>
          </table:table-cell>
          <table:table-cell table:formula="of:=[.H967]*100" office:value-type="float" office:value="0.39955327" calcext:value-type="float">
            <text:p>0.39955327</text:p>
          </table:table-cell>
          <table:table-cell table:formula="of:=100*[.F967]" office:value-type="float" office:value="0.478318" calcext:value-type="float">
            <text:p>0.478318</text:p>
          </table:table-cell>
        </table:table-row>
        <table:table-row table:style-name="ro1">
          <table:table-cell office:value-type="float" office:value="48.39" calcext:value-type="float">
            <text:p>48.39</text:p>
          </table:table-cell>
          <table:table-cell office:value-type="float" office:value="178.9684295654" calcext:value-type="float">
            <text:p>178.9684295654</text:p>
          </table:table-cell>
          <table:table-cell office:value-type="float" office:value="-0.097003759" calcext:value-type="float">
            <text:p>-0.097003759</text:p>
          </table:table-cell>
          <table:table-cell office:value-type="float" office:value="-0.1947737319" calcext:value-type="float">
            <text:p>-0.194773731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53555" calcext:value-type="float">
            <text:p>0.00453555</text:p>
          </table:table-cell>
          <table:table-cell office:value-type="float" office:value="0.01939981" calcext:value-type="float">
            <text:p>0.01939981</text:p>
          </table:table-cell>
          <table:table-cell office:value-type="float" office:value="0.0023753802" calcext:value-type="float">
            <text:p>0.0023753802</text:p>
          </table:table-cell>
          <table:table-cell office:value-type="float" office:value="967" calcext:value-type="float">
            <text:p>967</text:p>
          </table:table-cell>
          <table:table-cell table:formula="of:=[.H968]*100" office:value-type="float" office:value="0.23753802" calcext:value-type="float">
            <text:p>0.23753802</text:p>
          </table:table-cell>
          <table:table-cell table:formula="of:=100*[.F968]" office:value-type="float" office:value="0.453555" calcext:value-type="float">
            <text:p>0.453555</text:p>
          </table:table-cell>
        </table:table-row>
        <table:table-row table:style-name="ro1">
          <table:table-cell office:value-type="float" office:value="48.44" calcext:value-type="float">
            <text:p>48.44</text:p>
          </table:table-cell>
          <table:table-cell office:value-type="float" office:value="178.9651641846" calcext:value-type="float">
            <text:p>178.9651641846</text:p>
          </table:table-cell>
          <table:table-cell office:value-type="float" office:value="-0.0749671241" calcext:value-type="float">
            <text:p>-0.0749671241</text:p>
          </table:table-cell>
          <table:table-cell office:value-type="float" office:value="-0.1506165455" calcext:value-type="float">
            <text:p>-0.15061654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2374" calcext:value-type="float">
            <text:p>0.00422374</text:p>
          </table:table-cell>
          <table:table-cell office:value-type="float" office:value="0.01939981" calcext:value-type="float">
            <text:p>0.01939981</text:p>
          </table:table-cell>
          <table:table-cell office:value-type="float" office:value="0.0028896273" calcext:value-type="float">
            <text:p>0.0028896273</text:p>
          </table:table-cell>
          <table:table-cell office:value-type="float" office:value="968" calcext:value-type="float">
            <text:p>968</text:p>
          </table:table-cell>
          <table:table-cell table:formula="of:=[.H969]*100" office:value-type="float" office:value="0.28896273" calcext:value-type="float">
            <text:p>0.28896273</text:p>
          </table:table-cell>
          <table:table-cell table:formula="of:=100*[.F969]" office:value-type="float" office:value="0.422374" calcext:value-type="float">
            <text:p>0.422374</text:p>
          </table:table-cell>
        </table:table-row>
        <table:table-row table:style-name="ro1">
          <table:table-cell office:value-type="float" office:value="48.49" calcext:value-type="float">
            <text:p>48.49</text:p>
          </table:table-cell>
          <table:table-cell office:value-type="float" office:value="178.9692230225" calcext:value-type="float">
            <text:p>178.9692230225</text:p>
          </table:table-cell>
          <table:table-cell office:value-type="float" office:value="-0.0895400132" calcext:value-type="float">
            <text:p>-0.0895400132</text:p>
          </table:table-cell>
          <table:table-cell office:value-type="float" office:value="-0.1796989646" calcext:value-type="float">
            <text:p>-0.179698964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11315" calcext:value-type="float">
            <text:p>0.00411315</text:p>
          </table:table-cell>
          <table:table-cell office:value-type="float" office:value="0.01827359" calcext:value-type="float">
            <text:p>0.01827359</text:p>
          </table:table-cell>
          <table:table-cell office:value-type="float" office:value="0.0027832884" calcext:value-type="float">
            <text:p>0.0027832884</text:p>
          </table:table-cell>
          <table:table-cell office:value-type="float" office:value="969" calcext:value-type="float">
            <text:p>969</text:p>
          </table:table-cell>
          <table:table-cell table:formula="of:=[.H970]*100" office:value-type="float" office:value="0.27832884" calcext:value-type="float">
            <text:p>0.27832884</text:p>
          </table:table-cell>
          <table:table-cell table:formula="of:=100*[.F970]" office:value-type="float" office:value="0.411315" calcext:value-type="float">
            <text:p>0.411315</text:p>
          </table:table-cell>
        </table:table-row>
        <table:table-row table:style-name="ro1">
          <table:table-cell office:value-type="float" office:value="48.54" calcext:value-type="float">
            <text:p>48.54</text:p>
          </table:table-cell>
          <table:table-cell office:value-type="float" office:value="178.9734649658" calcext:value-type="float">
            <text:p>178.9734649658</text:p>
          </table:table-cell>
          <table:table-cell office:value-type="float" office:value="-0.1208170102" calcext:value-type="float">
            <text:p>-0.1208170102</text:p>
          </table:table-cell>
          <table:table-cell office:value-type="float" office:value="-0.2422565891" calcext:value-type="float">
            <text:p>-0.242256589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4794" calcext:value-type="float">
            <text:p>0.00424794</text:p>
          </table:table-cell>
          <table:table-cell office:value-type="float" office:value="0.01670094" calcext:value-type="float">
            <text:p>0.01670094</text:p>
          </table:table-cell>
          <table:table-cell office:value-type="float" office:value="0.00380705" calcext:value-type="float">
            <text:p>0.00380705</text:p>
          </table:table-cell>
          <table:table-cell office:value-type="float" office:value="970" calcext:value-type="float">
            <text:p>970</text:p>
          </table:table-cell>
          <table:table-cell table:formula="of:=[.H971]*100" office:value-type="float" office:value="0.380705" calcext:value-type="float">
            <text:p>0.380705</text:p>
          </table:table-cell>
          <table:table-cell table:formula="of:=100*[.F971]" office:value-type="float" office:value="0.424794" calcext:value-type="float">
            <text:p>0.424794</text:p>
          </table:table-cell>
        </table:table-row>
        <table:table-row table:style-name="ro1">
          <table:table-cell office:value-type="float" office:value="48.59" calcext:value-type="float">
            <text:p>48.59</text:p>
          </table:table-cell>
          <table:table-cell office:value-type="float" office:value="178.9852752686" calcext:value-type="float">
            <text:p>178.9852752686</text:p>
          </table:table-cell>
          <table:table-cell office:value-type="float" office:value="-0.0664798721" calcext:value-type="float">
            <text:p>-0.0664798721</text:p>
          </table:table-cell>
          <table:table-cell office:value-type="float" office:value="-0.1335616787" calcext:value-type="float">
            <text:p>-0.13356167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7559" calcext:value-type="float">
            <text:p>0.00397559</text:p>
          </table:table-cell>
          <table:table-cell office:value-type="float" office:value="0.01574438" calcext:value-type="float">
            <text:p>0.01574438</text:p>
          </table:table-cell>
          <table:table-cell office:value-type="float" office:value="0.0021399354" calcext:value-type="float">
            <text:p>0.0021399354</text:p>
          </table:table-cell>
          <table:table-cell office:value-type="float" office:value="971" calcext:value-type="float">
            <text:p>971</text:p>
          </table:table-cell>
          <table:table-cell table:formula="of:=[.H972]*100" office:value-type="float" office:value="0.21399354" calcext:value-type="float">
            <text:p>0.21399354</text:p>
          </table:table-cell>
          <table:table-cell table:formula="of:=100*[.F972]" office:value-type="float" office:value="0.397559" calcext:value-type="float">
            <text:p>0.397559</text:p>
          </table:table-cell>
        </table:table-row>
        <table:table-row table:style-name="ro1">
          <table:table-cell office:value-type="float" office:value="48.64" calcext:value-type="float">
            <text:p>48.64</text:p>
          </table:table-cell>
          <table:table-cell office:value-type="float" office:value="178.9839630127" calcext:value-type="float">
            <text:p>178.9839630127</text:p>
          </table:table-cell>
          <table:table-cell office:value-type="float" office:value="-0.0451193315" calcext:value-type="float">
            <text:p>-0.0451193315</text:p>
          </table:table-cell>
          <table:table-cell office:value-type="float" office:value="-0.0907511803" calcext:value-type="float">
            <text:p>-0.090751180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5182" calcext:value-type="float">
            <text:p>0.00365182</text:p>
          </table:table-cell>
          <table:table-cell office:value-type="float" office:value="0.01388469" calcext:value-type="float">
            <text:p>0.01388469</text:p>
          </table:table-cell>
          <table:table-cell office:value-type="float" office:value="0.0039704473" calcext:value-type="float">
            <text:p>0.0039704473</text:p>
          </table:table-cell>
          <table:table-cell office:value-type="float" office:value="972" calcext:value-type="float">
            <text:p>972</text:p>
          </table:table-cell>
          <table:table-cell table:formula="of:=[.H973]*100" office:value-type="float" office:value="0.39704473" calcext:value-type="float">
            <text:p>0.39704473</text:p>
          </table:table-cell>
          <table:table-cell table:formula="of:=100*[.F973]" office:value-type="float" office:value="0.365182" calcext:value-type="float">
            <text:p>0.365182</text:p>
          </table:table-cell>
        </table:table-row>
        <table:table-row table:style-name="ro1">
          <table:table-cell office:value-type="float" office:value="48.69" calcext:value-type="float">
            <text:p>48.69</text:p>
          </table:table-cell>
          <table:table-cell office:value-type="float" office:value="178.9899902344" calcext:value-type="float">
            <text:p>178.9899902344</text:p>
          </table:table-cell>
          <table:table-cell office:value-type="float" office:value="-0.0824431997" calcext:value-type="float">
            <text:p>-0.0824431997</text:p>
          </table:table-cell>
          <table:table-cell office:value-type="float" office:value="-0.165355313" calcext:value-type="float">
            <text:p>-0.16535531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849" calcext:value-type="float">
            <text:p>0.0036849</text:p>
          </table:table-cell>
          <table:table-cell office:value-type="float" office:value="0.01388469" calcext:value-type="float">
            <text:p>0.01388469</text:p>
          </table:table-cell>
          <table:table-cell office:value-type="float" office:value="0.0024213598" calcext:value-type="float">
            <text:p>0.0024213598</text:p>
          </table:table-cell>
          <table:table-cell office:value-type="float" office:value="973" calcext:value-type="float">
            <text:p>973</text:p>
          </table:table-cell>
          <table:table-cell table:formula="of:=[.H974]*100" office:value-type="float" office:value="0.24213598" calcext:value-type="float">
            <text:p>0.24213598</text:p>
          </table:table-cell>
          <table:table-cell table:formula="of:=100*[.F974]" office:value-type="float" office:value="0.36849" calcext:value-type="float">
            <text:p>0.36849</text:p>
          </table:table-cell>
        </table:table-row>
        <table:table-row table:style-name="ro1">
          <table:table-cell office:value-type="float" office:value="48.74" calcext:value-type="float">
            <text:p>48.74</text:p>
          </table:table-cell>
          <table:table-cell office:value-type="float" office:value="178.9897460938" calcext:value-type="float">
            <text:p>178.9897460938</text:p>
          </table:table-cell>
          <table:table-cell office:value-type="float" office:value="-0.0358169135" calcext:value-type="float">
            <text:p>-0.0358169135</text:p>
          </table:table-cell>
          <table:table-cell office:value-type="float" office:value="-0.0720643963" calcext:value-type="float">
            <text:p>-0.072064396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3962" calcext:value-type="float">
            <text:p>0.0033962</text:p>
          </table:table-cell>
          <table:table-cell office:value-type="float" office:value="0.01320598" calcext:value-type="float">
            <text:p>0.01320598</text:p>
          </table:table-cell>
          <table:table-cell office:value-type="float" office:value="0.0020645136" calcext:value-type="float">
            <text:p>0.0020645136</text:p>
          </table:table-cell>
          <table:table-cell office:value-type="float" office:value="974" calcext:value-type="float">
            <text:p>974</text:p>
          </table:table-cell>
          <table:table-cell table:formula="of:=[.H975]*100" office:value-type="float" office:value="0.20645136" calcext:value-type="float">
            <text:p>0.20645136</text:p>
          </table:table-cell>
          <table:table-cell table:formula="of:=100*[.F975]" office:value-type="float" office:value="0.33962" calcext:value-type="float">
            <text:p>0.33962</text:p>
          </table:table-cell>
        </table:table-row>
        <table:table-row table:style-name="ro1">
          <table:table-cell office:value-type="float" office:value="48.79" calcext:value-type="float">
            <text:p>48.79</text:p>
          </table:table-cell>
          <table:table-cell office:value-type="float" office:value="178.9808197021" calcext:value-type="float">
            <text:p>178.9808197021</text:p>
          </table:table-cell>
          <table:table-cell office:value-type="float" office:value="-0.0648341577" calcext:value-type="float">
            <text:p>-0.0648341577</text:p>
          </table:table-cell>
          <table:table-cell office:value-type="float" office:value="-0.1300557402" calcext:value-type="float">
            <text:p>-0.13005574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39727" calcext:value-type="float">
            <text:p>0.00339727</text:p>
          </table:table-cell>
          <table:table-cell office:value-type="float" office:value="0.01128191" calcext:value-type="float">
            <text:p>0.01128191</text:p>
          </table:table-cell>
          <table:table-cell office:value-type="float" office:value="0.0039093331" calcext:value-type="float">
            <text:p>0.0039093331</text:p>
          </table:table-cell>
          <table:table-cell office:value-type="float" office:value="975" calcext:value-type="float">
            <text:p>975</text:p>
          </table:table-cell>
          <table:table-cell table:formula="of:=[.H976]*100" office:value-type="float" office:value="0.39093331" calcext:value-type="float">
            <text:p>0.39093331</text:p>
          </table:table-cell>
          <table:table-cell table:formula="of:=100*[.F976]" office:value-type="float" office:value="0.339727" calcext:value-type="float">
            <text:p>0.339727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office:value-type="float" office:value="178.9867706299" calcext:value-type="float">
            <text:p>178.9867706299</text:p>
          </table:table-cell>
          <table:table-cell office:value-type="float" office:value="-0.0565027636" calcext:value-type="float">
            <text:p>-0.0565027636</text:p>
          </table:table-cell>
          <table:table-cell office:value-type="float" office:value="-0.1133848916" calcext:value-type="float">
            <text:p>-0.11338489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34246" calcext:value-type="float">
            <text:p>0.00334246</text:p>
          </table:table-cell>
          <table:table-cell office:value-type="float" office:value="0.0109497" calcext:value-type="float">
            <text:p>0.0109497</text:p>
          </table:table-cell>
          <table:table-cell office:value-type="float" office:value="0.0024630142" calcext:value-type="float">
            <text:p>0.0024630142</text:p>
          </table:table-cell>
          <table:table-cell office:value-type="float" office:value="976" calcext:value-type="float">
            <text:p>976</text:p>
          </table:table-cell>
          <table:table-cell table:formula="of:=[.H977]*100" office:value-type="float" office:value="0.24630142" calcext:value-type="float">
            <text:p>0.24630142</text:p>
          </table:table-cell>
          <table:table-cell table:formula="of:=100*[.F977]" office:value-type="float" office:value="0.334246" calcext:value-type="float">
            <text:p>0.334246</text:p>
          </table:table-cell>
        </table:table-row>
        <table:table-row table:style-name="ro1">
          <table:table-cell office:value-type="float" office:value="48.89" calcext:value-type="float">
            <text:p>48.89</text:p>
          </table:table-cell>
          <table:table-cell office:value-type="float" office:value="178.986541748" calcext:value-type="float">
            <text:p>178.986541748</text:p>
          </table:table-cell>
          <table:table-cell office:value-type="float" office:value="-0.0399906775" calcext:value-type="float">
            <text:p>-0.0399906775</text:p>
          </table:table-cell>
          <table:table-cell office:value-type="float" office:value="-0.0803305151" calcext:value-type="float">
            <text:p>-0.08033051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19591" calcext:value-type="float">
            <text:p>0.00319591</text:p>
          </table:table-cell>
          <table:table-cell office:value-type="float" office:value="0.0109497" calcext:value-type="float">
            <text:p>0.0109497</text:p>
          </table:table-cell>
          <table:table-cell office:value-type="float" office:value="0.0030057121" calcext:value-type="float">
            <text:p>0.0030057121</text:p>
          </table:table-cell>
          <table:table-cell office:value-type="float" office:value="977" calcext:value-type="float">
            <text:p>977</text:p>
          </table:table-cell>
          <table:table-cell table:formula="of:=[.H978]*100" office:value-type="float" office:value="0.30057121" calcext:value-type="float">
            <text:p>0.30057121</text:p>
          </table:table-cell>
          <table:table-cell table:formula="of:=100*[.F978]" office:value-type="float" office:value="0.319591" calcext:value-type="float">
            <text:p>0.319591</text:p>
          </table:table-cell>
        </table:table-row>
        <table:table-row table:style-name="ro1">
          <table:table-cell office:value-type="float" office:value="48.94" calcext:value-type="float">
            <text:p>48.94</text:p>
          </table:table-cell>
          <table:table-cell office:value-type="float" office:value="178.9889068604" calcext:value-type="float">
            <text:p>178.9889068604</text:p>
          </table:table-cell>
          <table:table-cell office:value-type="float" office:value="-0.0880635414" calcext:value-type="float">
            <text:p>-0.0880635414</text:p>
          </table:table-cell>
          <table:table-cell office:value-type="float" office:value="-0.1764876738" calcext:value-type="float">
            <text:p>-0.17648767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41867" calcext:value-type="float">
            <text:p>0.00341867</text:p>
          </table:table-cell>
          <table:table-cell office:value-type="float" office:value="0.00917414" calcext:value-type="float">
            <text:p>0.00917414</text:p>
          </table:table-cell>
          <table:table-cell office:value-type="float" office:value="0.0031057012" calcext:value-type="float">
            <text:p>0.0031057012</text:p>
          </table:table-cell>
          <table:table-cell office:value-type="float" office:value="978" calcext:value-type="float">
            <text:p>978</text:p>
          </table:table-cell>
          <table:table-cell table:formula="of:=[.H979]*100" office:value-type="float" office:value="0.31057012" calcext:value-type="float">
            <text:p>0.31057012</text:p>
          </table:table-cell>
          <table:table-cell table:formula="of:=100*[.F979]" office:value-type="float" office:value="0.341867" calcext:value-type="float">
            <text:p>0.341867</text:p>
          </table:table-cell>
        </table:table-row>
        <table:table-row table:style-name="ro1">
          <table:table-cell office:value-type="float" office:value="48.99" calcext:value-type="float">
            <text:p>48.99</text:p>
          </table:table-cell>
          <table:table-cell office:value-type="float" office:value="179.0011291504" calcext:value-type="float">
            <text:p>179.0011291504</text:p>
          </table:table-cell>
          <table:table-cell office:value-type="float" office:value="-0.0181977287" calcext:value-type="float">
            <text:p>-0.0181977287</text:p>
          </table:table-cell>
          <table:table-cell office:value-type="float" office:value="-0.0367418771" calcext:value-type="float">
            <text:p>-0.036741877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10143" calcext:value-type="float">
            <text:p>0.00310143</text:p>
          </table:table-cell>
          <table:table-cell office:value-type="float" office:value="0.0092009" calcext:value-type="float">
            <text:p>0.0092009</text:p>
          </table:table-cell>
          <table:table-cell office:value-type="float" office:value="0.0015533789" calcext:value-type="float">
            <text:p>0.0015533789</text:p>
          </table:table-cell>
          <table:table-cell office:value-type="float" office:value="979" calcext:value-type="float">
            <text:p>979</text:p>
          </table:table-cell>
          <table:table-cell table:formula="of:=[.H980]*100" office:value-type="float" office:value="0.15533789" calcext:value-type="float">
            <text:p>0.15533789</text:p>
          </table:table-cell>
          <table:table-cell table:formula="of:=100*[.F980]" office:value-type="float" office:value="0.310143" calcext:value-type="float">
            <text:p>0.310143</text:p>
          </table:table-cell>
        </table:table-row>
        <table:table-row table:style-name="ro1">
          <table:table-cell office:value-type="float" office:value="49.04" calcext:value-type="float">
            <text:p>49.04</text:p>
          </table:table-cell>
          <table:table-cell office:value-type="float" office:value="179.0026855469" calcext:value-type="float">
            <text:p>179.0026855469</text:p>
          </table:table-cell>
          <table:table-cell office:value-type="float" office:value="-0.1029158964" calcext:value-type="float">
            <text:p>-0.1029158964</text:p>
          </table:table-cell>
          <table:table-cell office:value-type="float" office:value="-0.2061836201" calcext:value-type="float">
            <text:p>-0.206183620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45472" calcext:value-type="float">
            <text:p>0.00345472</text:p>
          </table:table-cell>
          <table:table-cell office:value-type="float" office:value="0.00775631" calcext:value-type="float">
            <text:p>0.00775631</text:p>
          </table:table-cell>
          <table:table-cell office:value-type="float" office:value="0.0033006009" calcext:value-type="float">
            <text:p>0.0033006009</text:p>
          </table:table-cell>
          <table:table-cell office:value-type="float" office:value="980" calcext:value-type="float">
            <text:p>980</text:p>
          </table:table-cell>
          <table:table-cell table:formula="of:=[.H981]*100" office:value-type="float" office:value="0.33006009" calcext:value-type="float">
            <text:p>0.33006009</text:p>
          </table:table-cell>
          <table:table-cell table:formula="of:=100*[.F981]" office:value-type="float" office:value="0.345472" calcext:value-type="float">
            <text:p>0.345472</text:p>
          </table:table-cell>
        </table:table-row>
        <table:table-row table:style-name="ro1">
          <table:table-cell office:value-type="float" office:value="49.09" calcext:value-type="float">
            <text:p>49.09</text:p>
          </table:table-cell>
          <table:table-cell office:value-type="float" office:value="178.9960479736" calcext:value-type="float">
            <text:p>178.9960479736</text:p>
          </table:table-cell>
          <table:table-cell office:value-type="float" office:value="-0.1212768987" calcext:value-type="float">
            <text:p>-0.1212768987</text:p>
          </table:table-cell>
          <table:table-cell office:value-type="float" office:value="-0.2430122716" calcext:value-type="float">
            <text:p>-0.24301227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1241" calcext:value-type="float">
            <text:p>0.00381241</text:p>
          </table:table-cell>
          <table:table-cell office:value-type="float" office:value="0.00810856" calcext:value-type="float">
            <text:p>0.00810856</text:p>
          </table:table-cell>
          <table:table-cell office:value-type="float" office:value="0.0035621509" calcext:value-type="float">
            <text:p>0.0035621509</text:p>
          </table:table-cell>
          <table:table-cell office:value-type="float" office:value="981" calcext:value-type="float">
            <text:p>981</text:p>
          </table:table-cell>
          <table:table-cell table:formula="of:=[.H982]*100" office:value-type="float" office:value="0.35621509" calcext:value-type="float">
            <text:p>0.35621509</text:p>
          </table:table-cell>
          <table:table-cell table:formula="of:=100*[.F982]" office:value-type="float" office:value="0.381241" calcext:value-type="float">
            <text:p>0.381241</text:p>
          </table:table-cell>
        </table:table-row>
        <table:table-row table:style-name="ro1">
          <table:table-cell office:value-type="float" office:value="49.14" calcext:value-type="float">
            <text:p>49.14</text:p>
          </table:table-cell>
          <table:table-cell office:value-type="float" office:value="178.9938659668" calcext:value-type="float">
            <text:p>178.9938659668</text:p>
          </table:table-cell>
          <table:table-cell office:value-type="float" office:value="-0.1556887501" calcext:value-type="float">
            <text:p>-0.1556887501</text:p>
          </table:table-cell>
          <table:table-cell office:value-type="float" office:value="-0.3119597684" calcext:value-type="float">
            <text:p>-0.31195976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8001" calcext:value-type="float">
            <text:p>0.00428001</text:p>
          </table:table-cell>
          <table:table-cell office:value-type="float" office:value="0.00810856" calcext:value-type="float">
            <text:p>0.00810856</text:p>
          </table:table-cell>
          <table:table-cell office:value-type="float" office:value="0.0051655971" calcext:value-type="float">
            <text:p>0.0051655971</text:p>
          </table:table-cell>
          <table:table-cell office:value-type="float" office:value="982" calcext:value-type="float">
            <text:p>982</text:p>
          </table:table-cell>
          <table:table-cell table:formula="of:=[.H983]*100" office:value-type="float" office:value="0.51655971" calcext:value-type="float">
            <text:p>0.51655971</text:p>
          </table:table-cell>
          <table:table-cell table:formula="of:=100*[.F983]" office:value-type="float" office:value="0.428001" calcext:value-type="float">
            <text:p>0.428001</text:p>
          </table:table-cell>
        </table:table-row>
        <table:table-row table:style-name="ro1">
          <table:table-cell office:value-type="float" office:value="49.19" calcext:value-type="float">
            <text:p>49.19</text:p>
          </table:table-cell>
          <table:table-cell office:value-type="float" office:value="178.9839782715" calcext:value-type="float">
            <text:p>178.9839782715</text:p>
          </table:table-cell>
          <table:table-cell office:value-type="float" office:value="-0.1322563175" calcext:value-type="float">
            <text:p>-0.1322563175</text:p>
          </table:table-cell>
          <table:table-cell office:value-type="float" office:value="-0.2651883397" calcext:value-type="float">
            <text:p>-0.265188339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43532" calcext:value-type="float">
            <text:p>0.00443532</text:p>
          </table:table-cell>
          <table:table-cell office:value-type="float" office:value="0.00711323" calcext:value-type="float">
            <text:p>0.00711323</text:p>
          </table:table-cell>
          <table:table-cell office:value-type="float" office:value="0.0036157098" calcext:value-type="float">
            <text:p>0.0036157098</text:p>
          </table:table-cell>
          <table:table-cell office:value-type="float" office:value="983" calcext:value-type="float">
            <text:p>983</text:p>
          </table:table-cell>
          <table:table-cell table:formula="of:=[.H984]*100" office:value-type="float" office:value="0.36157098" calcext:value-type="float">
            <text:p>0.36157098</text:p>
          </table:table-cell>
          <table:table-cell table:formula="of:=100*[.F984]" office:value-type="float" office:value="0.443532" calcext:value-type="float">
            <text:p>0.443532</text:p>
          </table:table-cell>
        </table:table-row>
        <table:table-row table:style-name="ro1">
          <table:table-cell office:value-type="float" office:value="49.24" calcext:value-type="float">
            <text:p>49.24</text:p>
          </table:table-cell>
          <table:table-cell office:value-type="float" office:value="178.9866333008" calcext:value-type="float">
            <text:p>178.9866333008</text:p>
          </table:table-cell>
          <table:table-cell office:value-type="float" office:value="-0.1810378467" calcext:value-type="float">
            <text:p>-0.1810378467</text:p>
          </table:table-cell>
          <table:table-cell office:value-type="float" office:value="-0.3628389777" calcext:value-type="float">
            <text:p>-0.362838977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6388" calcext:value-type="float">
            <text:p>0.00486388</text:p>
          </table:table-cell>
          <table:table-cell office:value-type="float" office:value="0.00771855" calcext:value-type="float">
            <text:p>0.00771855</text:p>
          </table:table-cell>
          <table:table-cell office:value-type="float" office:value="0.0059444791" calcext:value-type="float">
            <text:p>0.0059444791</text:p>
          </table:table-cell>
          <table:table-cell office:value-type="float" office:value="984" calcext:value-type="float">
            <text:p>984</text:p>
          </table:table-cell>
          <table:table-cell table:formula="of:=[.H985]*100" office:value-type="float" office:value="0.59444791" calcext:value-type="float">
            <text:p>0.59444791</text:p>
          </table:table-cell>
          <table:table-cell table:formula="of:=100*[.F985]" office:value-type="float" office:value="0.486388" calcext:value-type="float">
            <text:p>0.486388</text:p>
          </table:table-cell>
        </table:table-row>
        <table:table-row table:style-name="ro1">
          <table:table-cell office:value-type="float" office:value="49.29" calcext:value-type="float">
            <text:p>49.29</text:p>
          </table:table-cell>
          <table:table-cell office:value-type="float" office:value="178.9945678711" calcext:value-type="float">
            <text:p>178.9945678711</text:p>
          </table:table-cell>
          <table:table-cell office:value-type="float" office:value="-0.1634156916" calcext:value-type="float">
            <text:p>-0.1634156916</text:p>
          </table:table-cell>
          <table:table-cell office:value-type="float" office:value="-0.3276841541" calcext:value-type="float">
            <text:p>-0.327684154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0319" calcext:value-type="float">
            <text:p>0.0050319</text:p>
          </table:table-cell>
          <table:table-cell office:value-type="float" office:value="0.00723001" calcext:value-type="float">
            <text:p>0.00723001</text:p>
          </table:table-cell>
          <table:table-cell office:value-type="float" office:value="0.0036398832" calcext:value-type="float">
            <text:p>0.0036398832</text:p>
          </table:table-cell>
          <table:table-cell office:value-type="float" office:value="985" calcext:value-type="float">
            <text:p>985</text:p>
          </table:table-cell>
          <table:table-cell table:formula="of:=[.H986]*100" office:value-type="float" office:value="0.36398832" calcext:value-type="float">
            <text:p>0.36398832</text:p>
          </table:table-cell>
          <table:table-cell table:formula="of:=100*[.F986]" office:value-type="float" office:value="0.50319" calcext:value-type="float">
            <text:p>0.50319</text:p>
          </table:table-cell>
        </table:table-row>
        <table:table-row table:style-name="ro1">
          <table:table-cell office:value-type="float" office:value="49.34" calcext:value-type="float">
            <text:p>49.34</text:p>
          </table:table-cell>
          <table:table-cell office:value-type="float" office:value="178.9924316406" calcext:value-type="float">
            <text:p>178.9924316406</text:p>
          </table:table-cell>
          <table:table-cell office:value-type="float" office:value="-0.1870448136" calcext:value-type="float">
            <text:p>-0.1870448136</text:p>
          </table:table-cell>
          <table:table-cell office:value-type="float" office:value="-0.3750080114" calcext:value-type="float">
            <text:p>-0.375008011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3013" calcext:value-type="float">
            <text:p>0.0053013</text:p>
          </table:table-cell>
          <table:table-cell office:value-type="float" office:value="0.00798278" calcext:value-type="float">
            <text:p>0.00798278</text:p>
          </table:table-cell>
          <table:table-cell office:value-type="float" office:value="0.0049864673" calcext:value-type="float">
            <text:p>0.0049864673</text:p>
          </table:table-cell>
          <table:table-cell office:value-type="float" office:value="986" calcext:value-type="float">
            <text:p>986</text:p>
          </table:table-cell>
          <table:table-cell table:formula="of:=[.H987]*100" office:value-type="float" office:value="0.49864673" calcext:value-type="float">
            <text:p>0.49864673</text:p>
          </table:table-cell>
          <table:table-cell table:formula="of:=100*[.F987]" office:value-type="float" office:value="0.53013" calcext:value-type="float">
            <text:p>0.53013</text:p>
          </table:table-cell>
        </table:table-row>
        <table:table-row table:style-name="ro1">
          <table:table-cell office:value-type="float" office:value="49.39" calcext:value-type="float">
            <text:p>49.39</text:p>
          </table:table-cell>
          <table:table-cell office:value-type="float" office:value="179.0000610352" calcext:value-type="float">
            <text:p>179.0000610352</text:p>
          </table:table-cell>
          <table:table-cell office:value-type="float" office:value="-0.2006035342" calcext:value-type="float">
            <text:p>-0.2006035342</text:p>
          </table:table-cell>
          <table:table-cell office:value-type="float" office:value="-0.4022063336" calcext:value-type="float">
            <text:p>-0.40220633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57111" calcext:value-type="float">
            <text:p>0.00557111</text:p>
          </table:table-cell>
          <table:table-cell office:value-type="float" office:value="0.00798278" calcext:value-type="float">
            <text:p>0.00798278</text:p>
          </table:table-cell>
          <table:table-cell office:value-type="float" office:value="0.0061511287" calcext:value-type="float">
            <text:p>0.0061511287</text:p>
          </table:table-cell>
          <table:table-cell office:value-type="float" office:value="987" calcext:value-type="float">
            <text:p>987</text:p>
          </table:table-cell>
          <table:table-cell table:formula="of:=[.H988]*100" office:value-type="float" office:value="0.61511287" calcext:value-type="float">
            <text:p>0.61511287</text:p>
          </table:table-cell>
          <table:table-cell table:formula="of:=100*[.F988]" office:value-type="float" office:value="0.557111" calcext:value-type="float">
            <text:p>0.557111</text:p>
          </table:table-cell>
        </table:table-row>
        <table:table-row table:style-name="ro1">
          <table:table-cell office:value-type="float" office:value="49.44" calcext:value-type="float">
            <text:p>49.44</text:p>
          </table:table-cell>
          <table:table-cell office:value-type="float" office:value="178.9966583252" calcext:value-type="float">
            <text:p>178.9966583252</text:p>
          </table:table-cell>
          <table:table-cell office:value-type="float" office:value="-0.2186035691" calcext:value-type="float">
            <text:p>-0.2186035691</text:p>
          </table:table-cell>
          <table:table-cell office:value-type="float" office:value="-0.4382918274" calcext:value-type="float">
            <text:p>-0.438291827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87079" calcext:value-type="float">
            <text:p>0.00587079</text:p>
          </table:table-cell>
          <table:table-cell office:value-type="float" office:value="0.00798856" calcext:value-type="float">
            <text:p>0.00798856</text:p>
          </table:table-cell>
          <table:table-cell office:value-type="float" office:value="0.0051741881" calcext:value-type="float">
            <text:p>0.0051741881</text:p>
          </table:table-cell>
          <table:table-cell office:value-type="float" office:value="988" calcext:value-type="float">
            <text:p>988</text:p>
          </table:table-cell>
          <table:table-cell table:formula="of:=[.H989]*100" office:value-type="float" office:value="0.51741881" calcext:value-type="float">
            <text:p>0.51741881</text:p>
          </table:table-cell>
          <table:table-cell table:formula="of:=100*[.F989]" office:value-type="float" office:value="0.587079" calcext:value-type="float">
            <text:p>0.587079</text:p>
          </table:table-cell>
        </table:table-row>
        <table:table-row table:style-name="ro1">
          <table:table-cell office:value-type="float" office:value="49.49" calcext:value-type="float">
            <text:p>49.49</text:p>
          </table:table-cell>
          <table:table-cell office:value-type="float" office:value="179.0099487305" calcext:value-type="float">
            <text:p>179.0099487305</text:p>
          </table:table-cell>
          <table:table-cell office:value-type="float" office:value="-0.1947150543" calcext:value-type="float">
            <text:p>-0.1947150543</text:p>
          </table:table-cell>
          <table:table-cell office:value-type="float" office:value="-0.3905658133" calcext:value-type="float">
            <text:p>-0.390565813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91121" calcext:value-type="float">
            <text:p>0.00591121</text:p>
          </table:table-cell>
          <table:table-cell office:value-type="float" office:value="0.00878018" calcext:value-type="float">
            <text:p>0.00878018</text:p>
          </table:table-cell>
          <table:table-cell office:value-type="float" office:value="0.0058542923" calcext:value-type="float">
            <text:p>0.0058542923</text:p>
          </table:table-cell>
          <table:table-cell office:value-type="float" office:value="989" calcext:value-type="float">
            <text:p>989</text:p>
          </table:table-cell>
          <table:table-cell table:formula="of:=[.H990]*100" office:value-type="float" office:value="0.58542923" calcext:value-type="float">
            <text:p>0.58542923</text:p>
          </table:table-cell>
          <table:table-cell table:formula="of:=100*[.F990]" office:value-type="float" office:value="0.591121" calcext:value-type="float">
            <text:p>0.591121</text:p>
          </table:table-cell>
        </table:table-row>
        <table:table-row table:style-name="ro1">
          <table:table-cell office:value-type="float" office:value="49.54" calcext:value-type="float">
            <text:p>49.54</text:p>
          </table:table-cell>
          <table:table-cell office:value-type="float" office:value="179.0166168213" calcext:value-type="float">
            <text:p>179.0166168213</text:p>
          </table:table-cell>
          <table:table-cell office:value-type="float" office:value="-0.1681593296" calcext:value-type="float">
            <text:p>-0.1681593296</text:p>
          </table:table-cell>
          <table:table-cell office:value-type="float" office:value="-0.3374379184" calcext:value-type="float">
            <text:p>-0.33743791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76115" calcext:value-type="float">
            <text:p>0.00576115</text:p>
          </table:table-cell>
          <table:table-cell office:value-type="float" office:value="0.00920693" calcext:value-type="float">
            <text:p>0.00920693</text:p>
          </table:table-cell>
          <table:table-cell office:value-type="float" office:value="0.0057654109" calcext:value-type="float">
            <text:p>0.0057654109</text:p>
          </table:table-cell>
          <table:table-cell office:value-type="float" office:value="990" calcext:value-type="float">
            <text:p>990</text:p>
          </table:table-cell>
          <table:table-cell table:formula="of:=[.H991]*100" office:value-type="float" office:value="0.57654109" calcext:value-type="float">
            <text:p>0.57654109</text:p>
          </table:table-cell>
          <table:table-cell table:formula="of:=100*[.F991]" office:value-type="float" office:value="0.576115" calcext:value-type="float">
            <text:p>0.576115</text:p>
          </table:table-cell>
        </table:table-row>
        <table:table-row table:style-name="ro1">
          <table:table-cell office:value-type="float" office:value="49.59" calcext:value-type="float">
            <text:p>49.59</text:p>
          </table:table-cell>
          <table:table-cell office:value-type="float" office:value="179.0135345459" calcext:value-type="float">
            <text:p>179.0135345459</text:p>
          </table:table-cell>
          <table:table-cell office:value-type="float" office:value="-0.1012270111" calcext:value-type="float">
            <text:p>-0.1012270111</text:p>
          </table:table-cell>
          <table:table-cell office:value-type="float" office:value="-0.20346887" calcext:value-type="float">
            <text:p>-0.203468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21513" calcext:value-type="float">
            <text:p>0.00521513</text:p>
          </table:table-cell>
          <table:table-cell office:value-type="float" office:value="0.00920693" calcext:value-type="float">
            <text:p>0.00920693</text:p>
          </table:table-cell>
          <table:table-cell office:value-type="float" office:value="0.003191011" calcext:value-type="float">
            <text:p>0.003191011</text:p>
          </table:table-cell>
          <table:table-cell office:value-type="float" office:value="991" calcext:value-type="float">
            <text:p>991</text:p>
          </table:table-cell>
          <table:table-cell table:formula="of:=[.H992]*100" office:value-type="float" office:value="0.3191011" calcext:value-type="float">
            <text:p>0.3191011</text:p>
          </table:table-cell>
          <table:table-cell table:formula="of:=100*[.F992]" office:value-type="float" office:value="0.521513" calcext:value-type="float">
            <text:p>0.521513</text:p>
          </table:table-cell>
        </table:table-row>
        <table:table-row table:style-name="ro1">
          <table:table-cell office:value-type="float" office:value="49.64" calcext:value-type="float">
            <text:p>49.64</text:p>
          </table:table-cell>
          <table:table-cell office:value-type="float" office:value="179.0080871582" calcext:value-type="float">
            <text:p>179.0080871582</text:p>
          </table:table-cell>
          <table:table-cell office:value-type="float" office:value="-0.1299451208" calcext:value-type="float">
            <text:p>-0.1299451208</text:p>
          </table:table-cell>
          <table:table-cell office:value-type="float" office:value="-0.2607973383" calcext:value-type="float">
            <text:p>-0.260797338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04281" calcext:value-type="float">
            <text:p>0.00504281</text:p>
          </table:table-cell>
          <table:table-cell office:value-type="float" office:value="0.00992489" calcext:value-type="float">
            <text:p>0.00992489</text:p>
          </table:table-cell>
          <table:table-cell office:value-type="float" office:value="0.0036513563" calcext:value-type="float">
            <text:p>0.0036513563</text:p>
          </table:table-cell>
          <table:table-cell office:value-type="float" office:value="992" calcext:value-type="float">
            <text:p>992</text:p>
          </table:table-cell>
          <table:table-cell table:formula="of:=[.H993]*100" office:value-type="float" office:value="0.36513563" calcext:value-type="float">
            <text:p>0.36513563</text:p>
          </table:table-cell>
          <table:table-cell table:formula="of:=100*[.F993]" office:value-type="float" office:value="0.504281" calcext:value-type="float">
            <text:p>0.504281</text:p>
          </table:table-cell>
        </table:table-row>
        <table:table-row table:style-name="ro1">
          <table:table-cell office:value-type="float" office:value="49.69" calcext:value-type="float">
            <text:p>49.69</text:p>
          </table:table-cell>
          <table:table-cell office:value-type="float" office:value="178.9953613281" calcext:value-type="float">
            <text:p>178.9953613281</text:p>
          </table:table-cell>
          <table:table-cell office:value-type="float" office:value="-0.110088179" calcext:value-type="float">
            <text:p>-0.110088179</text:p>
          </table:table-cell>
          <table:table-cell office:value-type="float" office:value="-0.2210205386" calcext:value-type="float">
            <text:p>-0.22102053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79569" calcext:value-type="float">
            <text:p>0.00479569</text:p>
          </table:table-cell>
          <table:table-cell office:value-type="float" office:value="0.01064478" calcext:value-type="float">
            <text:p>0.01064478</text:p>
          </table:table-cell>
          <table:table-cell office:value-type="float" office:value="0.004792491" calcext:value-type="float">
            <text:p>0.004792491</text:p>
          </table:table-cell>
          <table:table-cell office:value-type="float" office:value="993" calcext:value-type="float">
            <text:p>993</text:p>
          </table:table-cell>
          <table:table-cell table:formula="of:=[.H994]*100" office:value-type="float" office:value="0.4792491" calcext:value-type="float">
            <text:p>0.4792491</text:p>
          </table:table-cell>
          <table:table-cell table:formula="of:=100*[.F994]" office:value-type="float" office:value="0.479569" calcext:value-type="float">
            <text:p>0.479569</text:p>
          </table:table-cell>
        </table:table-row>
        <table:table-row table:style-name="ro1">
          <table:table-cell office:value-type="float" office:value="49.74" calcext:value-type="float">
            <text:p>49.74</text:p>
          </table:table-cell>
          <table:table-cell office:value-type="float" office:value="178.9953155518" calcext:value-type="float">
            <text:p>178.9953155518</text:p>
          </table:table-cell>
          <table:table-cell office:value-type="float" office:value="-0.1096232493" calcext:value-type="float">
            <text:p>-0.1096232493</text:p>
          </table:table-cell>
          <table:table-cell office:value-type="float" office:value="-0.220028455" calcext:value-type="float">
            <text:p>-0.22002845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62799" calcext:value-type="float">
            <text:p>0.00462799</text:p>
          </table:table-cell>
          <table:table-cell office:value-type="float" office:value="0.01119605" calcext:value-type="float">
            <text:p>0.01119605</text:p>
          </table:table-cell>
          <table:table-cell office:value-type="float" office:value="0.0039981735" calcext:value-type="float">
            <text:p>0.0039981735</text:p>
          </table:table-cell>
          <table:table-cell office:value-type="float" office:value="994" calcext:value-type="float">
            <text:p>994</text:p>
          </table:table-cell>
          <table:table-cell table:formula="of:=[.H995]*100" office:value-type="float" office:value="0.39981735" calcext:value-type="float">
            <text:p>0.39981735</text:p>
          </table:table-cell>
          <table:table-cell table:formula="of:=100*[.F995]" office:value-type="float" office:value="0.462799" calcext:value-type="float">
            <text:p>0.462799</text:p>
          </table:table-cell>
        </table:table-row>
        <table:table-row table:style-name="ro1">
          <table:table-cell office:value-type="float" office:value="49.79" calcext:value-type="float">
            <text:p>49.79</text:p>
          </table:table-cell>
          <table:table-cell office:value-type="float" office:value="178.9929504395" calcext:value-type="float">
            <text:p>178.9929504395</text:p>
          </table:table-cell>
          <table:table-cell office:value-type="float" office:value="-0.0964825316" calcext:value-type="float">
            <text:p>-0.0964825316</text:p>
          </table:table-cell>
          <table:table-cell office:value-type="float" office:value="-0.1936919704" calcext:value-type="float">
            <text:p>-0.19369197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4287" calcext:value-type="float">
            <text:p>0.0044287</text:p>
          </table:table-cell>
          <table:table-cell office:value-type="float" office:value="0.01119605" calcext:value-type="float">
            <text:p>0.01119605</text:p>
          </table:table-cell>
          <table:table-cell office:value-type="float" office:value="0.0038069855" calcext:value-type="float">
            <text:p>0.0038069855</text:p>
          </table:table-cell>
          <table:table-cell office:value-type="float" office:value="995" calcext:value-type="float">
            <text:p>995</text:p>
          </table:table-cell>
          <table:table-cell table:formula="of:=[.H996]*100" office:value-type="float" office:value="0.38069855" calcext:value-type="float">
            <text:p>0.38069855</text:p>
          </table:table-cell>
          <table:table-cell table:formula="of:=100*[.F996]" office:value-type="float" office:value="0.44287" calcext:value-type="float">
            <text:p>0.44287</text:p>
          </table:table-cell>
        </table:table-row>
        <table:table-row table:style-name="ro1">
          <table:table-cell office:value-type="float" office:value="49.84" calcext:value-type="float">
            <text:p>49.84</text:p>
          </table:table-cell>
          <table:table-cell office:value-type="float" office:value="178.9876403809" calcext:value-type="float">
            <text:p>178.9876403809</text:p>
          </table:table-cell>
          <table:table-cell office:value-type="float" office:value="-0.1120905869" calcext:value-type="float">
            <text:p>-0.1120905869</text:p>
          </table:table-cell>
          <table:table-cell office:value-type="float" office:value="-0.2248738784" calcext:value-type="float">
            <text:p>-0.224873878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9997" calcext:value-type="float">
            <text:p>0.00439997</text:p>
          </table:table-cell>
          <table:table-cell office:value-type="float" office:value="0.01206925" calcext:value-type="float">
            <text:p>0.01206925</text:p>
          </table:table-cell>
          <table:table-cell office:value-type="float" office:value="0.0034535773" calcext:value-type="float">
            <text:p>0.0034535773</text:p>
          </table:table-cell>
          <table:table-cell office:value-type="float" office:value="996" calcext:value-type="float">
            <text:p>996</text:p>
          </table:table-cell>
          <table:table-cell table:formula="of:=[.H997]*100" office:value-type="float" office:value="0.34535773" calcext:value-type="float">
            <text:p>0.34535773</text:p>
          </table:table-cell>
          <table:table-cell table:formula="of:=100*[.F997]" office:value-type="float" office:value="0.439997" calcext:value-type="float">
            <text:p>0.439997</text:p>
          </table:table-cell>
        </table:table-row>
        <table:table-row table:style-name="ro1">
          <table:table-cell office:value-type="float" office:value="49.89" calcext:value-type="float">
            <text:p>49.89</text:p>
          </table:table-cell>
          <table:table-cell office:value-type="float" office:value="178.9953155518" calcext:value-type="float">
            <text:p>178.9953155518</text:p>
          </table:table-cell>
          <table:table-cell office:value-type="float" office:value="-0.1383927675" calcext:value-type="float">
            <text:p>-0.1383927675</text:p>
          </table:table-cell>
          <table:table-cell office:value-type="float" office:value="-0.2774973533" calcext:value-type="float">
            <text:p>-0.277497353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55612" calcext:value-type="float">
            <text:p>0.00455612</text:p>
          </table:table-cell>
          <table:table-cell office:value-type="float" office:value="0.01239211" calcext:value-type="float">
            <text:p>0.01239211</text:p>
          </table:table-cell>
          <table:table-cell office:value-type="float" office:value="0.0033000205" calcext:value-type="float">
            <text:p>0.0033000205</text:p>
          </table:table-cell>
          <table:table-cell office:value-type="float" office:value="997" calcext:value-type="float">
            <text:p>997</text:p>
          </table:table-cell>
          <table:table-cell table:formula="of:=[.H998]*100" office:value-type="float" office:value="0.33000205" calcext:value-type="float">
            <text:p>0.33000205</text:p>
          </table:table-cell>
          <table:table-cell table:formula="of:=100*[.F998]" office:value-type="float" office:value="0.455612" calcext:value-type="float">
            <text:p>0.455612</text:p>
          </table:table-cell>
        </table:table-row>
        <table:table-row table:style-name="ro1">
          <table:table-cell office:value-type="float" office:value="49.94" calcext:value-type="float">
            <text:p>49.94</text:p>
          </table:table-cell>
          <table:table-cell office:value-type="float" office:value="178.9894561768" calcext:value-type="float">
            <text:p>178.9894561768</text:p>
          </table:table-cell>
          <table:table-cell office:value-type="float" office:value="-0.1695771638" calcext:value-type="float">
            <text:p>-0.1695771638</text:p>
          </table:table-cell>
          <table:table-cell office:value-type="float" office:value="-0.3399363451" calcext:value-type="float">
            <text:p>-0.33993634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6796" calcext:value-type="float">
            <text:p>0.00486796</text:p>
          </table:table-cell>
          <table:table-cell office:value-type="float" office:value="0.01326491" calcext:value-type="float">
            <text:p>0.01326491</text:p>
          </table:table-cell>
          <table:table-cell office:value-type="float" office:value="0.0053194196" calcext:value-type="float">
            <text:p>0.0053194196</text:p>
          </table:table-cell>
          <table:table-cell office:value-type="float" office:value="998" calcext:value-type="float">
            <text:p>998</text:p>
          </table:table-cell>
          <table:table-cell table:formula="of:=[.H999]*100" office:value-type="float" office:value="0.53194196" calcext:value-type="float">
            <text:p>0.53194196</text:p>
          </table:table-cell>
          <table:table-cell table:formula="of:=100*[.F999]" office:value-type="float" office:value="0.486796" calcext:value-type="float">
            <text:p>0.486796</text:p>
          </table:table-cell>
        </table:table-row>
        <table:table-row table:style-name="ro1">
          <table:table-cell office:value-type="float" office:value="49.99" calcext:value-type="float">
            <text:p>49.99</text:p>
          </table:table-cell>
          <table:table-cell office:value-type="float" office:value="178.976272583" calcext:value-type="float">
            <text:p>178.976272583</text:p>
          </table:table-cell>
          <table:table-cell office:value-type="float" office:value="-0.1850551541" calcext:value-type="float">
            <text:p>-0.1850551541</text:p>
          </table:table-cell>
          <table:table-cell office:value-type="float" office:value="-0.370985733" calcext:value-type="float">
            <text:p>-0.37098573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17884" calcext:value-type="float">
            <text:p>0.00517884</text:p>
          </table:table-cell>
          <table:table-cell office:value-type="float" office:value="0.01333998" calcext:value-type="float">
            <text:p>0.01333998</text:p>
          </table:table-cell>
          <table:table-cell office:value-type="float" office:value="0.0056257338" calcext:value-type="float">
            <text:p>0.0056257338</text:p>
          </table:table-cell>
          <table:table-cell office:value-type="float" office:value="999" calcext:value-type="float">
            <text:p>999</text:p>
          </table:table-cell>
          <table:table-cell table:formula="of:=[.H1000]*100" office:value-type="float" office:value="0.56257338" calcext:value-type="float">
            <text:p>0.56257338</text:p>
          </table:table-cell>
          <table:table-cell table:formula="of:=100*[.F1000]" office:value-type="float" office:value="0.517884" calcext:value-type="float">
            <text:p>0.517884</text:p>
          </table:table-cell>
        </table:table-row>
        <table:table-row table:style-name="ro1">
          <table:table-cell office:value-type="float" office:value="50.04" calcext:value-type="float">
            <text:p>50.04</text:p>
          </table:table-cell>
          <table:table-cell office:value-type="float" office:value="178.9799804688" calcext:value-type="float">
            <text:p>178.9799804688</text:p>
          </table:table-cell>
          <table:table-cell office:value-type="float" office:value="-0.11560389" calcext:value-type="float">
            <text:p>-0.11560389</text:p>
          </table:table-cell>
          <table:table-cell office:value-type="float" office:value="-0.2320914693" calcext:value-type="float">
            <text:p>-0.232091469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92306" calcext:value-type="float">
            <text:p>0.00492306</text:p>
          </table:table-cell>
          <table:table-cell office:value-type="float" office:value="0.01333998" calcext:value-type="float">
            <text:p>0.01333998</text:p>
          </table:table-cell>
          <table:table-cell office:value-type="float" office:value="0.0030255407" calcext:value-type="float">
            <text:p>0.0030255407</text:p>
          </table:table-cell>
          <table:table-cell office:value-type="float" office:value="1000" calcext:value-type="float">
            <text:p>1000</text:p>
          </table:table-cell>
          <table:table-cell table:formula="of:=[.H1001]*100" office:value-type="float" office:value="0.30255407" calcext:value-type="float">
            <text:p>0.30255407</text:p>
          </table:table-cell>
          <table:table-cell table:formula="of:=100*[.F1001]" office:value-type="float" office:value="0.492306" calcext:value-type="float">
            <text:p>0.492306</text:p>
          </table:table-cell>
        </table:table-row>
        <table:table-row table:style-name="ro1">
          <table:table-cell office:value-type="float" office:value="50.09" calcext:value-type="float">
            <text:p>50.09</text:p>
          </table:table-cell>
          <table:table-cell office:value-type="float" office:value="178.9833679199" calcext:value-type="float">
            <text:p>178.9833679199</text:p>
          </table:table-cell>
          <table:table-cell office:value-type="float" office:value="-0.1679246445" calcext:value-type="float">
            <text:p>-0.1679246445</text:p>
          </table:table-cell>
          <table:table-cell office:value-type="float" office:value="-0.3367213583" calcext:value-type="float">
            <text:p>-0.3367213583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10137" calcext:value-type="float">
            <text:p>0.00510137</text:p>
          </table:table-cell>
          <table:table-cell office:value-type="float" office:value="0.01407995" calcext:value-type="float">
            <text:p>0.01407995</text:p>
          </table:table-cell>
          <table:table-cell office:value-type="float" office:value="0.0042814563" calcext:value-type="float">
            <text:p>0.0042814563</text:p>
          </table:table-cell>
          <table:table-cell office:value-type="float" office:value="1001" calcext:value-type="float">
            <text:p>1001</text:p>
          </table:table-cell>
          <table:table-cell table:formula="of:=[.H1002]*100" office:value-type="float" office:value="0.42814563" calcext:value-type="float">
            <text:p>0.42814563</text:p>
          </table:table-cell>
          <table:table-cell table:formula="of:=100*[.F1002]" office:value-type="float" office:value="0.510137" calcext:value-type="float">
            <text:p>0.510137</text:p>
          </table:table-cell>
        </table:table-row>
        <table:table-row table:style-name="ro1">
          <table:table-cell office:value-type="float" office:value="50.14" calcext:value-type="float">
            <text:p>50.14</text:p>
          </table:table-cell>
          <table:table-cell office:value-type="float" office:value="178.9917602539" calcext:value-type="float">
            <text:p>178.9917602539</text:p>
          </table:table-cell>
          <table:table-cell office:value-type="float" office:value="-0.1166435567" calcext:value-type="float">
            <text:p>-0.1166435567</text:p>
          </table:table-cell>
          <table:table-cell office:value-type="float" office:value="-0.2341524821" calcext:value-type="float">
            <text:p>-0.234152482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7839" calcext:value-type="float">
            <text:p>0.00487839</text:p>
          </table:table-cell>
          <table:table-cell office:value-type="float" office:value="0.01391455" calcext:value-type="float">
            <text:p>0.01391455</text:p>
          </table:table-cell>
          <table:table-cell office:value-type="float" office:value="0.0039311167" calcext:value-type="float">
            <text:p>0.0039311167</text:p>
          </table:table-cell>
          <table:table-cell office:value-type="float" office:value="1002" calcext:value-type="float">
            <text:p>1002</text:p>
          </table:table-cell>
          <table:table-cell table:formula="of:=[.H1003]*100" office:value-type="float" office:value="0.39311167" calcext:value-type="float">
            <text:p>0.39311167</text:p>
          </table:table-cell>
          <table:table-cell table:formula="of:=100*[.F1003]" office:value-type="float" office:value="0.487839" calcext:value-type="float">
            <text:p>0.487839</text:p>
          </table:table-cell>
        </table:table-row>
        <table:table-row table:style-name="ro1">
          <table:table-cell office:value-type="float" office:value="50.19" calcext:value-type="float">
            <text:p>50.19</text:p>
          </table:table-cell>
          <table:table-cell office:value-type="float" office:value="179.0032653809" calcext:value-type="float">
            <text:p>179.0032653809</text:p>
          </table:table-cell>
          <table:table-cell office:value-type="float" office:value="-0.0940071946" calcext:value-type="float">
            <text:p>-0.0940071946</text:p>
          </table:table-cell>
          <table:table-cell office:value-type="float" office:value="-0.1888014016" calcext:value-type="float">
            <text:p>-0.18880140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579" calcext:value-type="float">
            <text:p>0.004579</text:p>
          </table:table-cell>
          <table:table-cell office:value-type="float" office:value="0.01442646" calcext:value-type="float">
            <text:p>0.01442646</text:p>
          </table:table-cell>
          <table:table-cell office:value-type="float" office:value="0.0016023393" calcext:value-type="float">
            <text:p>0.0016023393</text:p>
          </table:table-cell>
          <table:table-cell office:value-type="float" office:value="1003" calcext:value-type="float">
            <text:p>1003</text:p>
          </table:table-cell>
          <table:table-cell table:formula="of:=[.H1004]*100" office:value-type="float" office:value="0.16023393" calcext:value-type="float">
            <text:p>0.16023393</text:p>
          </table:table-cell>
          <table:table-cell table:formula="of:=100*[.F1004]" office:value-type="float" office:value="0.4579" calcext:value-type="float">
            <text:p>0.4579</text:p>
          </table:table-cell>
        </table:table-row>
        <table:table-row table:style-name="ro1">
          <table:table-cell office:value-type="float" office:value="50.24" calcext:value-type="float">
            <text:p>50.24</text:p>
          </table:table-cell>
          <table:table-cell office:value-type="float" office:value="179.0050048828" calcext:value-type="float">
            <text:p>179.0050048828</text:p>
          </table:table-cell>
          <table:table-cell office:value-type="float" office:value="-0.1605145279" calcext:value-type="float">
            <text:p>-0.1605145279</text:p>
          </table:table-cell>
          <table:table-cell office:value-type="float" office:value="-0.3218077306" calcext:value-type="float">
            <text:p>-0.321807730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228" calcext:value-type="float">
            <text:p>0.0048228</text:p>
          </table:table-cell>
          <table:table-cell office:value-type="float" office:value="0.01406787" calcext:value-type="float">
            <text:p>0.01406787</text:p>
          </table:table-cell>
          <table:table-cell office:value-type="float" office:value="0.0048867275" calcext:value-type="float">
            <text:p>0.0048867275</text:p>
          </table:table-cell>
          <table:table-cell office:value-type="float" office:value="1004" calcext:value-type="float">
            <text:p>1004</text:p>
          </table:table-cell>
          <table:table-cell table:formula="of:=[.H1005]*100" office:value-type="float" office:value="0.48867275" calcext:value-type="float">
            <text:p>0.48867275</text:p>
          </table:table-cell>
          <table:table-cell table:formula="of:=100*[.F1005]" office:value-type="float" office:value="0.48228" calcext:value-type="float">
            <text:p>0.48228</text:p>
          </table:table-cell>
        </table:table-row>
        <table:table-row table:style-name="ro1">
          <table:table-cell office:value-type="float" office:value="50.29" calcext:value-type="float">
            <text:p>50.29</text:p>
          </table:table-cell>
          <table:table-cell office:value-type="float" office:value="179.0166320801" calcext:value-type="float">
            <text:p>179.0166320801</text:p>
          </table:table-cell>
          <table:table-cell office:value-type="float" office:value="-0.1345046075" calcext:value-type="float">
            <text:p>-0.1345046075</text:p>
          </table:table-cell>
          <table:table-cell office:value-type="float" office:value="-0.2698228199" calcext:value-type="float">
            <text:p>-0.269822819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1186" calcext:value-type="float">
            <text:p>0.00481186</text:p>
          </table:table-cell>
          <table:table-cell office:value-type="float" office:value="0.01406787" calcext:value-type="float">
            <text:p>0.01406787</text:p>
          </table:table-cell>
          <table:table-cell office:value-type="float" office:value="0.0052580817" calcext:value-type="float">
            <text:p>0.0052580817</text:p>
          </table:table-cell>
          <table:table-cell office:value-type="float" office:value="1005" calcext:value-type="float">
            <text:p>1005</text:p>
          </table:table-cell>
          <table:table-cell table:formula="of:=[.H1006]*100" office:value-type="float" office:value="0.52580817" calcext:value-type="float">
            <text:p>0.52580817</text:p>
          </table:table-cell>
          <table:table-cell table:formula="of:=100*[.F1006]" office:value-type="float" office:value="0.481186" calcext:value-type="float">
            <text:p>0.481186</text:p>
          </table:table-cell>
        </table:table-row>
        <table:table-row table:style-name="ro1">
          <table:table-cell office:value-type="float" office:value="50.34" calcext:value-type="float">
            <text:p>50.34</text:p>
          </table:table-cell>
          <table:table-cell office:value-type="float" office:value="179.011932373" calcext:value-type="float">
            <text:p>179.011932373</text:p>
          </table:table-cell>
          <table:table-cell office:value-type="float" office:value="-0.1671070832" calcext:value-type="float">
            <text:p>-0.1671070832</text:p>
          </table:table-cell>
          <table:table-cell office:value-type="float" office:value="-0.3350576289" calcext:value-type="float">
            <text:p>-0.335057628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02185" calcext:value-type="float">
            <text:p>0.00502185</text:p>
          </table:table-cell>
          <table:table-cell office:value-type="float" office:value="0.01429705" calcext:value-type="float">
            <text:p>0.01429705</text:p>
          </table:table-cell>
          <table:table-cell office:value-type="float" office:value="0.0053405396" calcext:value-type="float">
            <text:p>0.0053405396</text:p>
          </table:table-cell>
          <table:table-cell office:value-type="float" office:value="1006" calcext:value-type="float">
            <text:p>1006</text:p>
          </table:table-cell>
          <table:table-cell table:formula="of:=[.H1007]*100" office:value-type="float" office:value="0.53405396" calcext:value-type="float">
            <text:p>0.53405396</text:p>
          </table:table-cell>
          <table:table-cell table:formula="of:=100*[.F1007]" office:value-type="float" office:value="0.502185" calcext:value-type="float">
            <text:p>0.502185</text:p>
          </table:table-cell>
        </table:table-row>
        <table:table-row table:style-name="ro1">
          <table:table-cell office:value-type="float" office:value="50.39" calcext:value-type="float">
            <text:p>50.39</text:p>
          </table:table-cell>
          <table:table-cell office:value-type="float" office:value="179.0175170898" calcext:value-type="float">
            <text:p>179.0175170898</text:p>
          </table:table-cell>
          <table:table-cell office:value-type="float" office:value="-0.1497048487" calcext:value-type="float">
            <text:p>-0.1497048487</text:p>
          </table:table-cell>
          <table:table-cell office:value-type="float" office:value="-0.3002882438" calcext:value-type="float">
            <text:p>-0.30028824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504576" calcext:value-type="float">
            <text:p>0.00504576</text:p>
          </table:table-cell>
          <table:table-cell office:value-type="float" office:value="0.01381589" calcext:value-type="float">
            <text:p>0.01381589</text:p>
          </table:table-cell>
          <table:table-cell office:value-type="float" office:value="0.0049873345" calcext:value-type="float">
            <text:p>0.0049873345</text:p>
          </table:table-cell>
          <table:table-cell office:value-type="float" office:value="1007" calcext:value-type="float">
            <text:p>1007</text:p>
          </table:table-cell>
          <table:table-cell table:formula="of:=[.H1008]*100" office:value-type="float" office:value="0.49873345" calcext:value-type="float">
            <text:p>0.49873345</text:p>
          </table:table-cell>
          <table:table-cell table:formula="of:=100*[.F1008]" office:value-type="float" office:value="0.504576" calcext:value-type="float">
            <text:p>0.504576</text:p>
          </table:table-cell>
        </table:table-row>
        <table:table-row table:style-name="ro1">
          <table:table-cell office:value-type="float" office:value="50.44" calcext:value-type="float">
            <text:p>50.44</text:p>
          </table:table-cell>
          <table:table-cell office:value-type="float" office:value="179.0297698975" calcext:value-type="float">
            <text:p>179.0297698975</text:p>
          </table:table-cell>
          <table:table-cell office:value-type="float" office:value="-0.1340651389" calcext:value-type="float">
            <text:p>-0.1340651389</text:p>
          </table:table-cell>
          <table:table-cell office:value-type="float" office:value="-0.2689991628" calcext:value-type="float">
            <text:p>-0.268999162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95745" calcext:value-type="float">
            <text:p>0.00495745</text:p>
          </table:table-cell>
          <table:table-cell office:value-type="float" office:value="0.01375509" calcext:value-type="float">
            <text:p>0.01375509</text:p>
          </table:table-cell>
          <table:table-cell office:value-type="float" office:value="0.0041407632" calcext:value-type="float">
            <text:p>0.0041407632</text:p>
          </table:table-cell>
          <table:table-cell office:value-type="float" office:value="1008" calcext:value-type="float">
            <text:p>1008</text:p>
          </table:table-cell>
          <table:table-cell table:formula="of:=[.H1009]*100" office:value-type="float" office:value="0.41407632" calcext:value-type="float">
            <text:p>0.41407632</text:p>
          </table:table-cell>
          <table:table-cell table:formula="of:=100*[.F1009]" office:value-type="float" office:value="0.495745" calcext:value-type="float">
            <text:p>0.495745</text:p>
          </table:table-cell>
        </table:table-row>
        <table:table-row table:style-name="ro1">
          <table:table-cell office:value-type="float" office:value="50.49" calcext:value-type="float">
            <text:p>50.49</text:p>
          </table:table-cell>
          <table:table-cell office:value-type="float" office:value="179.0253753662" calcext:value-type="float">
            <text:p>179.0253753662</text:p>
          </table:table-cell>
          <table:table-cell office:value-type="float" office:value="-0.1402670668" calcext:value-type="float">
            <text:p>-0.1402670668</text:p>
          </table:table-cell>
          <table:table-cell office:value-type="float" office:value="-0.2813871486" calcext:value-type="float">
            <text:p>-0.281387148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93996" calcext:value-type="float">
            <text:p>0.00493996</text:p>
          </table:table-cell>
          <table:table-cell office:value-type="float" office:value="0.01322547" calcext:value-type="float">
            <text:p>0.01322547</text:p>
          </table:table-cell>
          <table:table-cell office:value-type="float" office:value="0.0032871066" calcext:value-type="float">
            <text:p>0.0032871066</text:p>
          </table:table-cell>
          <table:table-cell office:value-type="float" office:value="1009" calcext:value-type="float">
            <text:p>1009</text:p>
          </table:table-cell>
          <table:table-cell table:formula="of:=[.H1010]*100" office:value-type="float" office:value="0.32871066" calcext:value-type="float">
            <text:p>0.32871066</text:p>
          </table:table-cell>
          <table:table-cell table:formula="of:=100*[.F1010]" office:value-type="float" office:value="0.493996" calcext:value-type="float">
            <text:p>0.493996</text:p>
          </table:table-cell>
        </table:table-row>
        <table:table-row table:style-name="ro1">
          <table:table-cell office:value-type="float" office:value="50.54" calcext:value-type="float">
            <text:p>50.54</text:p>
          </table:table-cell>
          <table:table-cell office:value-type="float" office:value="179.0290222168" calcext:value-type="float">
            <text:p>179.0290222168</text:p>
          </table:table-cell>
          <table:table-cell office:value-type="float" office:value="-0.1360117576" calcext:value-type="float">
            <text:p>-0.1360117576</text:p>
          </table:table-cell>
          <table:table-cell office:value-type="float" office:value="-0.2728679049" calcext:value-type="float">
            <text:p>-0.272867904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9994" calcext:value-type="float">
            <text:p>0.00489994</text:p>
          </table:table-cell>
          <table:table-cell office:value-type="float" office:value="0.01322547" calcext:value-type="float">
            <text:p>0.01322547</text:p>
          </table:table-cell>
          <table:table-cell office:value-type="float" office:value="0.0045207163" calcext:value-type="float">
            <text:p>0.0045207163</text:p>
          </table:table-cell>
          <table:table-cell office:value-type="float" office:value="1010" calcext:value-type="float">
            <text:p>1010</text:p>
          </table:table-cell>
          <table:table-cell table:formula="of:=[.H1011]*100" office:value-type="float" office:value="0.45207163" calcext:value-type="float">
            <text:p>0.45207163</text:p>
          </table:table-cell>
          <table:table-cell table:formula="of:=100*[.F1011]" office:value-type="float" office:value="0.489994" calcext:value-type="float">
            <text:p>0.489994</text:p>
          </table:table-cell>
        </table:table-row>
        <table:table-row table:style-name="ro1">
          <table:table-cell office:value-type="float" office:value="50.59" calcext:value-type="float">
            <text:p>50.59</text:p>
          </table:table-cell>
          <table:table-cell office:value-type="float" office:value="179.0334320068" calcext:value-type="float">
            <text:p>179.0334320068</text:p>
          </table:table-cell>
          <table:table-cell office:value-type="float" office:value="-0.1332224631" calcext:value-type="float">
            <text:p>-0.1332224631</text:p>
          </table:table-cell>
          <table:table-cell office:value-type="float" office:value="-0.2672765282" calcext:value-type="float">
            <text:p>-0.267276528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8547" calcext:value-type="float">
            <text:p>0.0048547</text:p>
          </table:table-cell>
          <table:table-cell office:value-type="float" office:value="0.01291158" calcext:value-type="float">
            <text:p>0.01291158</text:p>
          </table:table-cell>
          <table:table-cell office:value-type="float" office:value="0.0043508741" calcext:value-type="float">
            <text:p>0.0043508741</text:p>
          </table:table-cell>
          <table:table-cell office:value-type="float" office:value="1011" calcext:value-type="float">
            <text:p>1011</text:p>
          </table:table-cell>
          <table:table-cell table:formula="of:=[.H1012]*100" office:value-type="float" office:value="0.43508741" calcext:value-type="float">
            <text:p>0.43508741</text:p>
          </table:table-cell>
          <table:table-cell table:formula="of:=100*[.F1012]" office:value-type="float" office:value="0.48547" calcext:value-type="float">
            <text:p>0.48547</text:p>
          </table:table-cell>
        </table:table-row>
        <table:table-row table:style-name="ro1">
          <table:table-cell office:value-type="float" office:value="50.64" calcext:value-type="float">
            <text:p>50.64</text:p>
          </table:table-cell>
          <table:table-cell office:value-type="float" office:value="179.0473022461" calcext:value-type="float">
            <text:p>179.0473022461</text:p>
          </table:table-cell>
          <table:table-cell office:value-type="float" office:value="-0.0976397734" calcext:value-type="float">
            <text:p>-0.0976397734</text:p>
          </table:table-cell>
          <table:table-cell office:value-type="float" office:value="-0.1960642716" calcext:value-type="float">
            <text:p>-0.19606427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58743" calcext:value-type="float">
            <text:p>0.00458743</text:p>
          </table:table-cell>
          <table:table-cell office:value-type="float" office:value="0.01241563" calcext:value-type="float">
            <text:p>0.01241563</text:p>
          </table:table-cell>
          <table:table-cell office:value-type="float" office:value="0.0039532747" calcext:value-type="float">
            <text:p>0.0039532747</text:p>
          </table:table-cell>
          <table:table-cell office:value-type="float" office:value="1012" calcext:value-type="float">
            <text:p>1012</text:p>
          </table:table-cell>
          <table:table-cell table:formula="of:=[.H1013]*100" office:value-type="float" office:value="0.39532747" calcext:value-type="float">
            <text:p>0.39532747</text:p>
          </table:table-cell>
          <table:table-cell table:formula="of:=100*[.F1013]" office:value-type="float" office:value="0.458743" calcext:value-type="float">
            <text:p>0.458743</text:p>
          </table:table-cell>
        </table:table-row>
        <table:table-row table:style-name="ro1">
          <table:table-cell office:value-type="float" office:value="50.69" calcext:value-type="float">
            <text:p>50.69</text:p>
          </table:table-cell>
          <table:table-cell office:value-type="float" office:value="179.0374145508" calcext:value-type="float">
            <text:p>179.0374145508</text:p>
          </table:table-cell>
          <table:table-cell office:value-type="float" office:value="-0.1476681882" calcext:value-type="float">
            <text:p>-0.1476681882</text:p>
          </table:table-cell>
          <table:table-cell office:value-type="float" office:value="-0.2961043166" calcext:value-type="float">
            <text:p>-0.296104316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74281" calcext:value-type="float">
            <text:p>0.00474281</text:p>
          </table:table-cell>
          <table:table-cell office:value-type="float" office:value="0.01241563" calcext:value-type="float">
            <text:p>0.01241563</text:p>
          </table:table-cell>
          <table:table-cell office:value-type="float" office:value="0.0048099091" calcext:value-type="float">
            <text:p>0.0048099091</text:p>
          </table:table-cell>
          <table:table-cell office:value-type="float" office:value="1013" calcext:value-type="float">
            <text:p>1013</text:p>
          </table:table-cell>
          <table:table-cell table:formula="of:=[.H1014]*100" office:value-type="float" office:value="0.48099091" calcext:value-type="float">
            <text:p>0.48099091</text:p>
          </table:table-cell>
          <table:table-cell table:formula="of:=100*[.F1014]" office:value-type="float" office:value="0.474281" calcext:value-type="float">
            <text:p>0.474281</text:p>
          </table:table-cell>
        </table:table-row>
        <table:table-row table:style-name="ro1">
          <table:table-cell office:value-type="float" office:value="50.74" calcext:value-type="float">
            <text:p>50.74</text:p>
          </table:table-cell>
          <table:table-cell office:value-type="float" office:value="179.0428466797" calcext:value-type="float">
            <text:p>179.0428466797</text:p>
          </table:table-cell>
          <table:table-cell office:value-type="float" office:value="-0.079461841" calcext:value-type="float">
            <text:p>-0.079461841</text:p>
          </table:table-cell>
          <table:table-cell office:value-type="float" office:value="-0.15966227" calcext:value-type="float">
            <text:p>-0.159662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39175" calcext:value-type="float">
            <text:p>0.00439175</text:p>
          </table:table-cell>
          <table:table-cell office:value-type="float" office:value="0.01152036" calcext:value-type="float">
            <text:p>0.01152036</text:p>
          </table:table-cell>
          <table:table-cell office:value-type="float" office:value="0.003473622" calcext:value-type="float">
            <text:p>0.003473622</text:p>
          </table:table-cell>
          <table:table-cell office:value-type="float" office:value="1014" calcext:value-type="float">
            <text:p>1014</text:p>
          </table:table-cell>
          <table:table-cell table:formula="of:=[.H1015]*100" office:value-type="float" office:value="0.3473622" calcext:value-type="float">
            <text:p>0.3473622</text:p>
          </table:table-cell>
          <table:table-cell table:formula="of:=100*[.F1015]" office:value-type="float" office:value="0.439175" calcext:value-type="float">
            <text:p>0.439175</text:p>
          </table:table-cell>
        </table:table-row>
        <table:table-row table:style-name="ro1">
          <table:table-cell office:value-type="float" office:value="50.79" calcext:value-type="float">
            <text:p>50.79</text:p>
          </table:table-cell>
          <table:table-cell office:value-type="float" office:value="179.0327301025" calcext:value-type="float">
            <text:p>179.0327301025</text:p>
          </table:table-cell>
          <table:table-cell office:value-type="float" office:value="-0.1229246659" calcext:value-type="float">
            <text:p>-0.1229246659</text:p>
          </table:table-cell>
          <table:table-cell office:value-type="float" office:value="-0.2465436327" calcext:value-type="float">
            <text:p>-0.24654363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44756" calcext:value-type="float">
            <text:p>0.00444756</text:p>
          </table:table-cell>
          <table:table-cell office:value-type="float" office:value="0.01152036" calcext:value-type="float">
            <text:p>0.01152036</text:p>
          </table:table-cell>
          <table:table-cell office:value-type="float" office:value="0.0033719571" calcext:value-type="float">
            <text:p>0.0033719571</text:p>
          </table:table-cell>
          <table:table-cell office:value-type="float" office:value="1015" calcext:value-type="float">
            <text:p>1015</text:p>
          </table:table-cell>
          <table:table-cell table:formula="of:=[.H1016]*100" office:value-type="float" office:value="0.33719571" calcext:value-type="float">
            <text:p>0.33719571</text:p>
          </table:table-cell>
          <table:table-cell table:formula="of:=100*[.F1016]" office:value-type="float" office:value="0.444756" calcext:value-type="float">
            <text:p>0.444756</text:p>
          </table:table-cell>
        </table:table-row>
        <table:table-row table:style-name="ro1">
          <table:table-cell office:value-type="float" office:value="50.84" calcext:value-type="float">
            <text:p>50.84</text:p>
          </table:table-cell>
          <table:table-cell office:value-type="float" office:value="179.0292816162" calcext:value-type="float">
            <text:p>179.0292816162</text:p>
          </table:table-cell>
          <table:table-cell office:value-type="float" office:value="-0.0922671092" calcext:value-type="float">
            <text:p>-0.0922671092</text:p>
          </table:table-cell>
          <table:table-cell office:value-type="float" office:value="-0.1852118202" calcext:value-type="float">
            <text:p>-0.185211820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8042" calcext:value-type="float">
            <text:p>0.00428042</text:p>
          </table:table-cell>
          <table:table-cell office:value-type="float" office:value="0.01092838" calcext:value-type="float">
            <text:p>0.01092838</text:p>
          </table:table-cell>
          <table:table-cell office:value-type="float" office:value="0.003010167" calcext:value-type="float">
            <text:p>0.003010167</text:p>
          </table:table-cell>
          <table:table-cell office:value-type="float" office:value="1016" calcext:value-type="float">
            <text:p>1016</text:p>
          </table:table-cell>
          <table:table-cell table:formula="of:=[.H1017]*100" office:value-type="float" office:value="0.3010167" calcext:value-type="float">
            <text:p>0.3010167</text:p>
          </table:table-cell>
          <table:table-cell table:formula="of:=100*[.F1017]" office:value-type="float" office:value="0.428042" calcext:value-type="float">
            <text:p>0.428042</text:p>
          </table:table-cell>
        </table:table-row>
        <table:table-row table:style-name="ro1">
          <table:table-cell office:value-type="float" office:value="50.89" calcext:value-type="float">
            <text:p>50.89</text:p>
          </table:table-cell>
          <table:table-cell office:value-type="float" office:value="179.0343933105" calcext:value-type="float">
            <text:p>179.0343933105</text:p>
          </table:table-cell>
          <table:table-cell office:value-type="float" office:value="-0.0587623274" calcext:value-type="float">
            <text:p>-0.0587623274</text:p>
          </table:table-cell>
          <table:table-cell office:value-type="float" office:value="-0.1181269921" calcext:value-type="float">
            <text:p>-0.118126992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458" calcext:value-type="float">
            <text:p>0.0039458</text:p>
          </table:table-cell>
          <table:table-cell office:value-type="float" office:value="0.01067449" calcext:value-type="float">
            <text:p>0.01067449</text:p>
          </table:table-cell>
          <table:table-cell office:value-type="float" office:value="0.0026172577" calcext:value-type="float">
            <text:p>0.0026172577</text:p>
          </table:table-cell>
          <table:table-cell office:value-type="float" office:value="1017" calcext:value-type="float">
            <text:p>1017</text:p>
          </table:table-cell>
          <table:table-cell table:formula="of:=[.H1018]*100" office:value-type="float" office:value="0.26172577" calcext:value-type="float">
            <text:p>0.26172577</text:p>
          </table:table-cell>
          <table:table-cell table:formula="of:=100*[.F1018]" office:value-type="float" office:value="0.39458" calcext:value-type="float">
            <text:p>0.39458</text:p>
          </table:table-cell>
        </table:table-row>
        <table:table-row table:style-name="ro1">
          <table:table-cell office:value-type="float" office:value="50.94" calcext:value-type="float">
            <text:p>50.94</text:p>
          </table:table-cell>
          <table:table-cell office:value-type="float" office:value="179.0331268311" calcext:value-type="float">
            <text:p>179.0331268311</text:p>
          </table:table-cell>
          <table:table-cell office:value-type="float" office:value="-0.0989951157" calcext:value-type="float">
            <text:p>-0.0989951157</text:p>
          </table:table-cell>
          <table:table-cell office:value-type="float" office:value="-0.19854916" calcext:value-type="float">
            <text:p>-0.198549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9103" calcext:value-type="float">
            <text:p>0.00399103</text:p>
          </table:table-cell>
          <table:table-cell office:value-type="float" office:value="0.01067449" calcext:value-type="float">
            <text:p>0.01067449</text:p>
          </table:table-cell>
          <table:table-cell office:value-type="float" office:value="0.0035523158" calcext:value-type="float">
            <text:p>0.0035523158</text:p>
          </table:table-cell>
          <table:table-cell office:value-type="float" office:value="1018" calcext:value-type="float">
            <text:p>1018</text:p>
          </table:table-cell>
          <table:table-cell table:formula="of:=[.H1019]*100" office:value-type="float" office:value="0.35523158" calcext:value-type="float">
            <text:p>0.35523158</text:p>
          </table:table-cell>
          <table:table-cell table:formula="of:=100*[.F1019]" office:value-type="float" office:value="0.399103" calcext:value-type="float">
            <text:p>0.399103</text:p>
          </table:table-cell>
        </table:table-row>
        <table:table-row table:style-name="ro1">
          <table:table-cell office:value-type="float" office:value="50.99" calcext:value-type="float">
            <text:p>50.99</text:p>
          </table:table-cell>
          <table:table-cell office:value-type="float" office:value="179.0284423828" calcext:value-type="float">
            <text:p>179.0284423828</text:p>
          </table:table-cell>
          <table:table-cell office:value-type="float" office:value="-0.0677622724" calcext:value-type="float">
            <text:p>-0.0677622724</text:p>
          </table:table-cell>
          <table:table-cell office:value-type="float" office:value="-0.1360635552" calcext:value-type="float">
            <text:p>-0.136063555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1301" calcext:value-type="float">
            <text:p>0.00381301</text:p>
          </table:table-cell>
          <table:table-cell office:value-type="float" office:value="0.01008494" calcext:value-type="float">
            <text:p>0.01008494</text:p>
          </table:table-cell>
          <table:table-cell office:value-type="float" office:value="0.0027407509" calcext:value-type="float">
            <text:p>0.0027407509</text:p>
          </table:table-cell>
          <table:table-cell office:value-type="float" office:value="1019" calcext:value-type="float">
            <text:p>1019</text:p>
          </table:table-cell>
          <table:table-cell table:formula="of:=[.H1020]*100" office:value-type="float" office:value="0.27407509" calcext:value-type="float">
            <text:p>0.27407509</text:p>
          </table:table-cell>
          <table:table-cell table:formula="of:=100*[.F1020]" office:value-type="float" office:value="0.381301" calcext:value-type="float">
            <text:p>0.381301</text:p>
          </table:table-cell>
        </table:table-row>
        <table:table-row table:style-name="ro1">
          <table:table-cell office:value-type="float" office:value="51.04" calcext:value-type="float">
            <text:p>51.04</text:p>
          </table:table-cell>
          <table:table-cell office:value-type="float" office:value="179.0347747803" calcext:value-type="float">
            <text:p>179.0347747803</text:p>
          </table:table-cell>
          <table:table-cell office:value-type="float" office:value="-0.0837845476" calcext:value-type="float">
            <text:p>-0.0837845476</text:p>
          </table:table-cell>
          <table:table-cell office:value-type="float" office:value="-0.1680796325" calcext:value-type="float">
            <text:p>-0.168079632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0121" calcext:value-type="float">
            <text:p>0.00380121</text:p>
          </table:table-cell>
          <table:table-cell office:value-type="float" office:value="0.00999491" calcext:value-type="float">
            <text:p>0.00999491</text:p>
          </table:table-cell>
          <table:table-cell office:value-type="float" office:value="0.0037415215" calcext:value-type="float">
            <text:p>0.0037415215</text:p>
          </table:table-cell>
          <table:table-cell office:value-type="float" office:value="1020" calcext:value-type="float">
            <text:p>1020</text:p>
          </table:table-cell>
          <table:table-cell table:formula="of:=[.H1021]*100" office:value-type="float" office:value="0.37415215" calcext:value-type="float">
            <text:p>0.37415215</text:p>
          </table:table-cell>
          <table:table-cell table:formula="of:=100*[.F1021]" office:value-type="float" office:value="0.380121" calcext:value-type="float">
            <text:p>0.380121</text:p>
          </table:table-cell>
        </table:table-row>
        <table:table-row table:style-name="ro1">
          <table:table-cell office:value-type="float" office:value="51.09" calcext:value-type="float">
            <text:p>51.09</text:p>
          </table:table-cell>
          <table:table-cell office:value-type="float" office:value="179.0291900635" calcext:value-type="float">
            <text:p>179.0291900635</text:p>
          </table:table-cell>
          <table:table-cell office:value-type="float" office:value="-0.1000015726" calcext:value-type="float">
            <text:p>-0.1000015726</text:p>
          </table:table-cell>
          <table:table-cell office:value-type="float" office:value="-0.2005269448" calcext:value-type="float">
            <text:p>-0.200526944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0142" calcext:value-type="float">
            <text:p>0.00390142</text:p>
          </table:table-cell>
          <table:table-cell office:value-type="float" office:value="0.00999491" calcext:value-type="float">
            <text:p>0.00999491</text:p>
          </table:table-cell>
          <table:table-cell office:value-type="float" office:value="0.0024495066" calcext:value-type="float">
            <text:p>0.0024495066</text:p>
          </table:table-cell>
          <table:table-cell office:value-type="float" office:value="1021" calcext:value-type="float">
            <text:p>1021</text:p>
          </table:table-cell>
          <table:table-cell table:formula="of:=[.H1022]*100" office:value-type="float" office:value="0.24495066" calcext:value-type="float">
            <text:p>0.24495066</text:p>
          </table:table-cell>
          <table:table-cell table:formula="of:=100*[.F1022]" office:value-type="float" office:value="0.390142" calcext:value-type="float">
            <text:p>0.390142</text:p>
          </table:table-cell>
        </table:table-row>
        <table:table-row table:style-name="ro1">
          <table:table-cell office:value-type="float" office:value="51.14" calcext:value-type="float">
            <text:p>51.14</text:p>
          </table:table-cell>
          <table:table-cell office:value-type="float" office:value="179.022277832" calcext:value-type="float">
            <text:p>179.022277832</text:p>
          </table:table-cell>
          <table:table-cell office:value-type="float" office:value="-0.1167498813" calcext:value-type="float">
            <text:p>-0.1167498813</text:p>
          </table:table-cell>
          <table:table-cell office:value-type="float" office:value="-0.2340653506" calcext:value-type="float">
            <text:p>-0.234065350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798" calcext:value-type="float">
            <text:p>0.0040798</text:p>
          </table:table-cell>
          <table:table-cell office:value-type="float" office:value="0.00956753" calcext:value-type="float">
            <text:p>0.00956753</text:p>
          </table:table-cell>
          <table:table-cell office:value-type="float" office:value="0.0037040832" calcext:value-type="float">
            <text:p>0.0037040832</text:p>
          </table:table-cell>
          <table:table-cell office:value-type="float" office:value="1022" calcext:value-type="float">
            <text:p>1022</text:p>
          </table:table-cell>
          <table:table-cell table:formula="of:=[.H1023]*100" office:value-type="float" office:value="0.37040832" calcext:value-type="float">
            <text:p>0.37040832</text:p>
          </table:table-cell>
          <table:table-cell table:formula="of:=100*[.F1023]" office:value-type="float" office:value="0.40798" calcext:value-type="float">
            <text:p>0.40798</text:p>
          </table:table-cell>
        </table:table-row>
        <table:table-row table:style-name="ro1">
          <table:table-cell office:value-type="float" office:value="51.19" calcext:value-type="float">
            <text:p>51.19</text:p>
          </table:table-cell>
          <table:table-cell office:value-type="float" office:value="179.0229187012" calcext:value-type="float">
            <text:p>179.0229187012</text:p>
          </table:table-cell>
          <table:table-cell office:value-type="float" office:value="-0.1081504083" calcext:value-type="float">
            <text:p>-0.1081504083</text:p>
          </table:table-cell>
          <table:table-cell office:value-type="float" office:value="-0.2169023865" calcext:value-type="float">
            <text:p>-0.216902386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1413" calcext:value-type="float">
            <text:p>0.0041413</text:p>
          </table:table-cell>
          <table:table-cell office:value-type="float" office:value="0.00956753" calcext:value-type="float">
            <text:p>0.00956753</text:p>
          </table:table-cell>
          <table:table-cell office:value-type="float" office:value="0.0044903982" calcext:value-type="float">
            <text:p>0.0044903982</text:p>
          </table:table-cell>
          <table:table-cell office:value-type="float" office:value="1023" calcext:value-type="float">
            <text:p>1023</text:p>
          </table:table-cell>
          <table:table-cell table:formula="of:=[.H1024]*100" office:value-type="float" office:value="0.44903982" calcext:value-type="float">
            <text:p>0.44903982</text:p>
          </table:table-cell>
          <table:table-cell table:formula="of:=100*[.F1024]" office:value-type="float" office:value="0.41413" calcext:value-type="float">
            <text:p>0.41413</text:p>
          </table:table-cell>
        </table:table-row>
        <table:table-row table:style-name="ro1">
          <table:table-cell office:value-type="float" office:value="51.24" calcext:value-type="float">
            <text:p>51.24</text:p>
          </table:table-cell>
          <table:table-cell office:value-type="float" office:value="179.0178375244" calcext:value-type="float">
            <text:p>179.0178375244</text:p>
          </table:table-cell>
          <table:table-cell office:value-type="float" office:value="-0.0571012849" calcext:value-type="float">
            <text:p>-0.0571012849</text:p>
          </table:table-cell>
          <table:table-cell office:value-type="float" office:value="-0.114768479" calcext:value-type="float">
            <text:p>-0.11476847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4206" calcext:value-type="float">
            <text:p>0.00384206</text:p>
          </table:table-cell>
          <table:table-cell office:value-type="float" office:value="0.00943007" calcext:value-type="float">
            <text:p>0.00943007</text:p>
          </table:table-cell>
          <table:table-cell office:value-type="float" office:value="0.0015049407" calcext:value-type="float">
            <text:p>0.0015049407</text:p>
          </table:table-cell>
          <table:table-cell office:value-type="float" office:value="1024" calcext:value-type="float">
            <text:p>1024</text:p>
          </table:table-cell>
          <table:table-cell table:formula="of:=[.H1025]*100" office:value-type="float" office:value="0.15049407" calcext:value-type="float">
            <text:p>0.15049407</text:p>
          </table:table-cell>
          <table:table-cell table:formula="of:=100*[.F1025]" office:value-type="float" office:value="0.384206" calcext:value-type="float">
            <text:p>0.384206</text:p>
          </table:table-cell>
        </table:table-row>
        <table:table-row table:style-name="ro1">
          <table:table-cell office:value-type="float" office:value="51.29" calcext:value-type="float">
            <text:p>51.29</text:p>
          </table:table-cell>
          <table:table-cell office:value-type="float" office:value="179.0041351318" calcext:value-type="float">
            <text:p>179.0041351318</text:p>
          </table:table-cell>
          <table:table-cell office:value-type="float" office:value="-0.0692993392" calcext:value-type="float">
            <text:p>-0.0692993392</text:p>
          </table:table-cell>
          <table:table-cell office:value-type="float" office:value="-0.1391019954" calcext:value-type="float">
            <text:p>-0.139101995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72402" calcext:value-type="float">
            <text:p>0.00372402</text:p>
          </table:table-cell>
          <table:table-cell office:value-type="float" office:value="0.00943007" calcext:value-type="float">
            <text:p>0.00943007</text:p>
          </table:table-cell>
          <table:table-cell office:value-type="float" office:value="0.0024267265" calcext:value-type="float">
            <text:p>0.0024267265</text:p>
          </table:table-cell>
          <table:table-cell office:value-type="float" office:value="1025" calcext:value-type="float">
            <text:p>1025</text:p>
          </table:table-cell>
          <table:table-cell table:formula="of:=[.H1026]*100" office:value-type="float" office:value="0.24267265" calcext:value-type="float">
            <text:p>0.24267265</text:p>
          </table:table-cell>
          <table:table-cell table:formula="of:=100*[.F1026]" office:value-type="float" office:value="0.372402" calcext:value-type="float">
            <text:p>0.372402</text:p>
          </table:table-cell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178.9978027344" calcext:value-type="float">
            <text:p>178.9978027344</text:p>
          </table:table-cell>
          <table:table-cell office:value-type="float" office:value="-0.0859759682" calcext:value-type="float">
            <text:p>-0.0859759682</text:p>
          </table:table-cell>
          <table:table-cell office:value-type="float" office:value="-0.1724424251" calcext:value-type="float">
            <text:p>-0.172442425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75654" calcext:value-type="float">
            <text:p>0.00375654</text:p>
          </table:table-cell>
          <table:table-cell office:value-type="float" office:value="0.00943007" calcext:value-type="float">
            <text:p>0.00943007</text:p>
          </table:table-cell>
          <table:table-cell office:value-type="float" office:value="0.0029981051" calcext:value-type="float">
            <text:p>0.0029981051</text:p>
          </table:table-cell>
          <table:table-cell office:value-type="float" office:value="1026" calcext:value-type="float">
            <text:p>1026</text:p>
          </table:table-cell>
          <table:table-cell table:formula="of:=[.H1027]*100" office:value-type="float" office:value="0.29981051" calcext:value-type="float">
            <text:p>0.29981051</text:p>
          </table:table-cell>
          <table:table-cell table:formula="of:=100*[.F1027]" office:value-type="float" office:value="0.375654" calcext:value-type="float">
            <text:p>0.375654</text:p>
          </table:table-cell>
        </table:table-row>
        <table:table-row table:style-name="ro1">
          <table:table-cell office:value-type="float" office:value="51.39" calcext:value-type="float">
            <text:p>51.39</text:p>
          </table:table-cell>
          <table:table-cell office:value-type="float" office:value="178.9969482422" calcext:value-type="float">
            <text:p>178.9969482422</text:p>
          </table:table-cell>
          <table:table-cell office:value-type="float" office:value="-0.0826913832" calcext:value-type="float">
            <text:p>-0.0826913832</text:p>
          </table:table-cell>
          <table:table-cell office:value-type="float" office:value="-0.1658780976" calcext:value-type="float">
            <text:p>-0.165878097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75631" calcext:value-type="float">
            <text:p>0.00375631</text:p>
          </table:table-cell>
          <table:table-cell office:value-type="float" office:value="0.00957762" calcext:value-type="float">
            <text:p>0.00957762</text:p>
          </table:table-cell>
          <table:table-cell office:value-type="float" office:value="0.0024892847" calcext:value-type="float">
            <text:p>0.0024892847</text:p>
          </table:table-cell>
          <table:table-cell office:value-type="float" office:value="1027" calcext:value-type="float">
            <text:p>1027</text:p>
          </table:table-cell>
          <table:table-cell table:formula="of:=[.H1028]*100" office:value-type="float" office:value="0.24892847" calcext:value-type="float">
            <text:p>0.24892847</text:p>
          </table:table-cell>
          <table:table-cell table:formula="of:=100*[.F1028]" office:value-type="float" office:value="0.375631" calcext:value-type="float">
            <text:p>0.375631</text:p>
          </table:table-cell>
        </table:table-row>
        <table:table-row table:style-name="ro1">
          <table:table-cell office:value-type="float" office:value="51.44" calcext:value-type="float">
            <text:p>51.44</text:p>
          </table:table-cell>
          <table:table-cell office:value-type="float" office:value="178.9938201904" calcext:value-type="float">
            <text:p>178.9938201904</text:p>
          </table:table-cell>
          <table:table-cell office:value-type="float" office:value="-0.072603094" calcext:value-type="float">
            <text:p>-0.072603094</text:p>
          </table:table-cell>
          <table:table-cell office:value-type="float" office:value="-0.1456913765" calcext:value-type="float">
            <text:p>-0.145691376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8892" calcext:value-type="float">
            <text:p>0.00368892</text:p>
          </table:table-cell>
          <table:table-cell office:value-type="float" office:value="0.00957762" calcext:value-type="float">
            <text:p>0.00957762</text:p>
          </table:table-cell>
          <table:table-cell office:value-type="float" office:value="0.003747539" calcext:value-type="float">
            <text:p>0.003747539</text:p>
          </table:table-cell>
          <table:table-cell office:value-type="float" office:value="1028" calcext:value-type="float">
            <text:p>1028</text:p>
          </table:table-cell>
          <table:table-cell table:formula="of:=[.H1029]*100" office:value-type="float" office:value="0.3747539" calcext:value-type="float">
            <text:p>0.3747539</text:p>
          </table:table-cell>
          <table:table-cell table:formula="of:=100*[.F1029]" office:value-type="float" office:value="0.368892" calcext:value-type="float">
            <text:p>0.368892</text:p>
          </table:table-cell>
        </table:table-row>
        <table:table-row table:style-name="ro1">
          <table:table-cell office:value-type="float" office:value="51.49" calcext:value-type="float">
            <text:p>51.49</text:p>
          </table:table-cell>
          <table:table-cell office:value-type="float" office:value="178.9897460938" calcext:value-type="float">
            <text:p>178.9897460938</text:p>
          </table:table-cell>
          <table:table-cell office:value-type="float" office:value="-0.0792739018" calcext:value-type="float">
            <text:p>-0.0792739018</text:p>
          </table:table-cell>
          <table:table-cell office:value-type="float" office:value="-0.1590228194" calcext:value-type="float">
            <text:p>-0.159022819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8849" calcext:value-type="float">
            <text:p>0.00368849</text:p>
          </table:table-cell>
          <table:table-cell office:value-type="float" office:value="0.00961725" calcext:value-type="float">
            <text:p>0.00961725</text:p>
          </table:table-cell>
          <table:table-cell office:value-type="float" office:value="0.0041284886" calcext:value-type="float">
            <text:p>0.0041284886</text:p>
          </table:table-cell>
          <table:table-cell office:value-type="float" office:value="1029" calcext:value-type="float">
            <text:p>1029</text:p>
          </table:table-cell>
          <table:table-cell table:formula="of:=[.H1030]*100" office:value-type="float" office:value="0.41284886" calcext:value-type="float">
            <text:p>0.41284886</text:p>
          </table:table-cell>
          <table:table-cell table:formula="of:=100*[.F1030]" office:value-type="float" office:value="0.368849" calcext:value-type="float">
            <text:p>0.368849</text:p>
          </table:table-cell>
        </table:table-row>
        <table:table-row table:style-name="ro1">
          <table:table-cell office:value-type="float" office:value="51.54" calcext:value-type="float">
            <text:p>51.54</text:p>
          </table:table-cell>
          <table:table-cell office:value-type="float" office:value="178.9973602295" calcext:value-type="float">
            <text:p>178.9973602295</text:p>
          </table:table-cell>
          <table:table-cell office:value-type="float" office:value="-0.114503049" calcext:value-type="float">
            <text:p>-0.114503049</text:p>
          </table:table-cell>
          <table:table-cell office:value-type="float" office:value="-0.2295162238" calcext:value-type="float">
            <text:p>-0.22951622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2299" calcext:value-type="float">
            <text:p>0.00392299</text:p>
          </table:table-cell>
          <table:table-cell office:value-type="float" office:value="0.00996811" calcext:value-type="float">
            <text:p>0.00996811</text:p>
          </table:table-cell>
          <table:table-cell office:value-type="float" office:value="0.003364006" calcext:value-type="float">
            <text:p>0.003364006</text:p>
          </table:table-cell>
          <table:table-cell office:value-type="float" office:value="1030" calcext:value-type="float">
            <text:p>1030</text:p>
          </table:table-cell>
          <table:table-cell table:formula="of:=[.H1031]*100" office:value-type="float" office:value="0.3364006" calcext:value-type="float">
            <text:p>0.3364006</text:p>
          </table:table-cell>
          <table:table-cell table:formula="of:=100*[.F1031]" office:value-type="float" office:value="0.392299" calcext:value-type="float">
            <text:p>0.392299</text:p>
          </table:table-cell>
        </table:table-row>
        <table:table-row table:style-name="ro1">
          <table:table-cell office:value-type="float" office:value="51.59" calcext:value-type="float">
            <text:p>51.59</text:p>
          </table:table-cell>
          <table:table-cell office:value-type="float" office:value="178.9858551025" calcext:value-type="float">
            <text:p>178.9858551025</text:p>
          </table:table-cell>
          <table:table-cell office:value-type="float" office:value="-0.1094675181" calcext:value-type="float">
            <text:p>-0.1094675181</text:p>
          </table:table-cell>
          <table:table-cell office:value-type="float" office:value="-0.2194987327" calcext:value-type="float">
            <text:p>-0.219498732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4563" calcext:value-type="float">
            <text:p>0.00404563</text:p>
          </table:table-cell>
          <table:table-cell office:value-type="float" office:value="0.00996811" calcext:value-type="float">
            <text:p>0.00996811</text:p>
          </table:table-cell>
          <table:table-cell office:value-type="float" office:value="0.0039208237" calcext:value-type="float">
            <text:p>0.0039208237</text:p>
          </table:table-cell>
          <table:table-cell office:value-type="float" office:value="1031" calcext:value-type="float">
            <text:p>1031</text:p>
          </table:table-cell>
          <table:table-cell table:formula="of:=[.H1032]*100" office:value-type="float" office:value="0.39208237" calcext:value-type="float">
            <text:p>0.39208237</text:p>
          </table:table-cell>
          <table:table-cell table:formula="of:=100*[.F1032]" office:value-type="float" office:value="0.404563" calcext:value-type="float">
            <text:p>0.404563</text:p>
          </table:table-cell>
        </table:table-row>
        <table:table-row table:style-name="ro1">
          <table:table-cell office:value-type="float" office:value="51.64" calcext:value-type="float">
            <text:p>51.64</text:p>
          </table:table-cell>
          <table:table-cell office:value-type="float" office:value="178.9822540283" calcext:value-type="float">
            <text:p>178.9822540283</text:p>
          </table:table-cell>
          <table:table-cell office:value-type="float" office:value="-0.107347578" calcext:value-type="float">
            <text:p>-0.107347578</text:p>
          </table:table-cell>
          <table:table-cell office:value-type="float" office:value="-0.2152873834" calcext:value-type="float">
            <text:p>-0.215287383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11319" calcext:value-type="float">
            <text:p>0.00411319</text:p>
          </table:table-cell>
          <table:table-cell office:value-type="float" office:value="0.01052574" calcext:value-type="float">
            <text:p>0.01052574</text:p>
          </table:table-cell>
          <table:table-cell office:value-type="float" office:value="0.0035457492" calcext:value-type="float">
            <text:p>0.0035457492</text:p>
          </table:table-cell>
          <table:table-cell office:value-type="float" office:value="1032" calcext:value-type="float">
            <text:p>1032</text:p>
          </table:table-cell>
          <table:table-cell table:formula="of:=[.H1033]*100" office:value-type="float" office:value="0.35457492" calcext:value-type="float">
            <text:p>0.35457492</text:p>
          </table:table-cell>
          <table:table-cell table:formula="of:=100*[.F1033]" office:value-type="float" office:value="0.411319" calcext:value-type="float">
            <text:p>0.411319</text:p>
          </table:table-cell>
        </table:table-row>
        <table:table-row table:style-name="ro1">
          <table:table-cell office:value-type="float" office:value="51.69" calcext:value-type="float">
            <text:p>51.69</text:p>
          </table:table-cell>
          <table:table-cell office:value-type="float" office:value="178.9815063477" calcext:value-type="float">
            <text:p>178.9815063477</text:p>
          </table:table-cell>
          <table:table-cell office:value-type="float" office:value="-0.1181214171" calcext:value-type="float">
            <text:p>-0.1181214171</text:p>
          </table:table-cell>
          <table:table-cell office:value-type="float" office:value="-0.2368627174" calcext:value-type="float">
            <text:p>-0.236862717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1052574" calcext:value-type="float">
            <text:p>0.01052574</text:p>
          </table:table-cell>
          <table:table-cell office:value-type="float" office:value="0.0019230742" calcext:value-type="float">
            <text:p>0.0019230742</text:p>
          </table:table-cell>
          <table:table-cell office:value-type="float" office:value="1033" calcext:value-type="float">
            <text:p>1033</text:p>
          </table:table-cell>
          <table:table-cell table:formula="of:=[.H1034]*100" office:value-type="float" office:value="0.19230742" calcext:value-type="float">
            <text:p>0.19230742</text:p>
          </table:table-cell>
          <table:table-cell table:formula="of:=100*[.F1034]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51.74" calcext:value-type="float">
            <text:p>51.74</text:p>
          </table:table-cell>
          <table:table-cell office:value-type="float" office:value="178.9826812744" calcext:value-type="float">
            <text:p>178.9826812744</text:p>
          </table:table-cell>
          <table:table-cell office:value-type="float" office:value="-0.1065110615" calcext:value-type="float">
            <text:p>-0.1065110615</text:p>
          </table:table-cell>
          <table:table-cell office:value-type="float" office:value="-0.2136595918" calcext:value-type="float">
            <text:p>-0.213659591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3043" calcext:value-type="float">
            <text:p>0.00423043</text:p>
          </table:table-cell>
          <table:table-cell office:value-type="float" office:value="0.01087554" calcext:value-type="float">
            <text:p>0.01087554</text:p>
          </table:table-cell>
          <table:table-cell office:value-type="float" office:value="0.0042922658" calcext:value-type="float">
            <text:p>0.0042922658</text:p>
          </table:table-cell>
          <table:table-cell office:value-type="float" office:value="1034" calcext:value-type="float">
            <text:p>1034</text:p>
          </table:table-cell>
          <table:table-cell table:formula="of:=[.H1035]*100" office:value-type="float" office:value="0.42922658" calcext:value-type="float">
            <text:p>0.42922658</text:p>
          </table:table-cell>
          <table:table-cell table:formula="of:=100*[.F1035]" office:value-type="float" office:value="0.423043" calcext:value-type="float">
            <text:p>0.423043</text:p>
          </table:table-cell>
        </table:table-row>
        <table:table-row table:style-name="ro1">
          <table:table-cell office:value-type="float" office:value="51.79" calcext:value-type="float">
            <text:p>51.79</text:p>
          </table:table-cell>
          <table:table-cell office:value-type="float" office:value="178.9756469727" calcext:value-type="float">
            <text:p>178.9756469727</text:p>
          </table:table-cell>
          <table:table-cell office:value-type="float" office:value="-0.1046767988" calcext:value-type="float">
            <text:p>-0.1046767988</text:p>
          </table:table-cell>
          <table:table-cell office:value-type="float" office:value="-0.2099893404" calcext:value-type="float">
            <text:p>-0.20998934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21849" calcext:value-type="float">
            <text:p>0.00421849</text:p>
          </table:table-cell>
          <table:table-cell office:value-type="float" office:value="0.0111581" calcext:value-type="float">
            <text:p>0.0111581</text:p>
          </table:table-cell>
          <table:table-cell office:value-type="float" office:value="0.0045968768" calcext:value-type="float">
            <text:p>0.0045968768</text:p>
          </table:table-cell>
          <table:table-cell office:value-type="float" office:value="1035" calcext:value-type="float">
            <text:p>1035</text:p>
          </table:table-cell>
          <table:table-cell table:formula="of:=[.H1036]*100" office:value-type="float" office:value="0.45968768" calcext:value-type="float">
            <text:p>0.45968768</text:p>
          </table:table-cell>
          <table:table-cell table:formula="of:=100*[.F1036]" office:value-type="float" office:value="0.421849" calcext:value-type="float">
            <text:p>0.421849</text:p>
          </table:table-cell>
        </table:table-row>
        <table:table-row table:style-name="ro1">
          <table:table-cell office:value-type="float" office:value="51.84" calcext:value-type="float">
            <text:p>51.84</text:p>
          </table:table-cell>
          <table:table-cell office:value-type="float" office:value="178.9863586426" calcext:value-type="float">
            <text:p>178.9863586426</text:p>
          </table:table-cell>
          <table:table-cell office:value-type="float" office:value="-0.0792306001" calcext:value-type="float">
            <text:p>-0.0792306001</text:p>
          </table:table-cell>
          <table:table-cell office:value-type="float" office:value="-0.1590685217" calcext:value-type="float">
            <text:p>-0.159068521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4095" calcext:value-type="float">
            <text:p>0.00404095</text:p>
          </table:table-cell>
          <table:table-cell office:value-type="float" office:value="0.0111581" calcext:value-type="float">
            <text:p>0.0111581</text:p>
          </table:table-cell>
          <table:table-cell office:value-type="float" office:value="0.0033468433" calcext:value-type="float">
            <text:p>0.0033468433</text:p>
          </table:table-cell>
          <table:table-cell office:value-type="float" office:value="1036" calcext:value-type="float">
            <text:p>1036</text:p>
          </table:table-cell>
          <table:table-cell table:formula="of:=[.H1037]*100" office:value-type="float" office:value="0.33468433" calcext:value-type="float">
            <text:p>0.33468433</text:p>
          </table:table-cell>
          <table:table-cell table:formula="of:=100*[.F1037]" office:value-type="float" office:value="0.404095" calcext:value-type="float">
            <text:p>0.404095</text:p>
          </table:table-cell>
        </table:table-row>
        <table:table-row table:style-name="ro1">
          <table:table-cell office:value-type="float" office:value="51.89" calcext:value-type="float">
            <text:p>51.89</text:p>
          </table:table-cell>
          <table:table-cell office:value-type="float" office:value="178.9886627197" calcext:value-type="float">
            <text:p>178.9886627197</text:p>
          </table:table-cell>
          <table:table-cell office:value-type="float" office:value="-0.0701976044" calcext:value-type="float">
            <text:p>-0.0701976044</text:p>
          </table:table-cell>
          <table:table-cell office:value-type="float" office:value="-0.140949131" calcext:value-type="float">
            <text:p>-0.140949131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625" calcext:value-type="float">
            <text:p>0.0038625</text:p>
          </table:table-cell>
          <table:table-cell office:value-type="float" office:value="0.01176974" calcext:value-type="float">
            <text:p>0.01176974</text:p>
          </table:table-cell>
          <table:table-cell office:value-type="float" office:value="0.0027874521" calcext:value-type="float">
            <text:p>0.0027874521</text:p>
          </table:table-cell>
          <table:table-cell office:value-type="float" office:value="1037" calcext:value-type="float">
            <text:p>1037</text:p>
          </table:table-cell>
          <table:table-cell table:formula="of:=[.H1038]*100" office:value-type="float" office:value="0.27874521" calcext:value-type="float">
            <text:p>0.27874521</text:p>
          </table:table-cell>
          <table:table-cell table:formula="of:=100*[.F1038]" office:value-type="float" office:value="0.38625" calcext:value-type="float">
            <text:p>0.38625</text:p>
          </table:table-cell>
        </table:table-row>
        <table:table-row table:style-name="ro1">
          <table:table-cell office:value-type="float" office:value="51.94" calcext:value-type="float">
            <text:p>51.94</text:p>
          </table:table-cell>
          <table:table-cell office:value-type="float" office:value="178.9929046631" calcext:value-type="float">
            <text:p>178.9929046631</text:p>
          </table:table-cell>
          <table:table-cell office:value-type="float" office:value="-0.0664027793" calcext:value-type="float">
            <text:p>-0.0664027793</text:p>
          </table:table-cell>
          <table:table-cell office:value-type="float" office:value="-0.1333110872" calcext:value-type="float">
            <text:p>-0.133311087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71833" calcext:value-type="float">
            <text:p>0.00371833</text:p>
          </table:table-cell>
          <table:table-cell office:value-type="float" office:value="0.01176974" calcext:value-type="float">
            <text:p>0.01176974</text:p>
          </table:table-cell>
          <table:table-cell office:value-type="float" office:value="0.0020821495" calcext:value-type="float">
            <text:p>0.0020821495</text:p>
          </table:table-cell>
          <table:table-cell office:value-type="float" office:value="1038" calcext:value-type="float">
            <text:p>1038</text:p>
          </table:table-cell>
          <table:table-cell table:formula="of:=[.H1039]*100" office:value-type="float" office:value="0.20821495" calcext:value-type="float">
            <text:p>0.20821495</text:p>
          </table:table-cell>
          <table:table-cell table:formula="of:=100*[.F1039]" office:value-type="float" office:value="0.371833" calcext:value-type="float">
            <text:p>0.371833</text:p>
          </table:table-cell>
        </table:table-row>
        <table:table-row table:style-name="ro1">
          <table:table-cell office:value-type="float" office:value="51.99" calcext:value-type="float">
            <text:p>51.99</text:p>
          </table:table-cell>
          <table:table-cell office:value-type="float" office:value="178.9687194824" calcext:value-type="float">
            <text:p>178.9687194824</text:p>
          </table:table-cell>
          <table:table-cell office:value-type="float" office:value="-0.1026255474" calcext:value-type="float">
            <text:p>-0.1026255474</text:p>
          </table:table-cell>
          <table:table-cell office:value-type="float" office:value="-0.2057568052" calcext:value-type="float">
            <text:p>-0.205756805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6371" calcext:value-type="float">
            <text:p>0.00386371</text:p>
          </table:table-cell>
          <table:table-cell office:value-type="float" office:value="0.01176974" calcext:value-type="float">
            <text:p>0.01176974</text:p>
          </table:table-cell>
          <table:table-cell office:value-type="float" office:value="0.0030442228" calcext:value-type="float">
            <text:p>0.0030442228</text:p>
          </table:table-cell>
          <table:table-cell office:value-type="float" office:value="1039" calcext:value-type="float">
            <text:p>1039</text:p>
          </table:table-cell>
          <table:table-cell table:formula="of:=[.H1040]*100" office:value-type="float" office:value="0.30442228" calcext:value-type="float">
            <text:p>0.30442228</text:p>
          </table:table-cell>
          <table:table-cell table:formula="of:=100*[.F1040]" office:value-type="float" office:value="0.386371" calcext:value-type="float">
            <text:p>0.386371</text:p>
          </table:table-cell>
        </table:table-row>
        <table:table-row table:style-name="ro1">
          <table:table-cell office:value-type="float" office:value="52.04" calcext:value-type="float">
            <text:p>52.04</text:p>
          </table:table-cell>
          <table:table-cell office:value-type="float" office:value="178.9717559814" calcext:value-type="float">
            <text:p>178.9717559814</text:p>
          </table:table-cell>
          <table:table-cell office:value-type="float" office:value="-0.0832596407" calcext:value-type="float">
            <text:p>-0.0832596407</text:p>
          </table:table-cell>
          <table:table-cell office:value-type="float" office:value="-0.167041964" calcext:value-type="float">
            <text:p>-0.1670419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83148" calcext:value-type="float">
            <text:p>0.00383148</text:p>
          </table:table-cell>
          <table:table-cell office:value-type="float" office:value="0.01227456" calcext:value-type="float">
            <text:p>0.01227456</text:p>
          </table:table-cell>
          <table:table-cell office:value-type="float" office:value="0.0032711966" calcext:value-type="float">
            <text:p>0.0032711966</text:p>
          </table:table-cell>
          <table:table-cell office:value-type="float" office:value="1040" calcext:value-type="float">
            <text:p>1040</text:p>
          </table:table-cell>
          <table:table-cell table:formula="of:=[.H1041]*100" office:value-type="float" office:value="0.32711966" calcext:value-type="float">
            <text:p>0.32711966</text:p>
          </table:table-cell>
          <table:table-cell table:formula="of:=100*[.F1041]" office:value-type="float" office:value="0.383148" calcext:value-type="float">
            <text:p>0.383148</text:p>
          </table:table-cell>
        </table:table-row>
        <table:table-row table:style-name="ro1">
          <table:table-cell office:value-type="float" office:value="52.09" calcext:value-type="float">
            <text:p>52.09</text:p>
          </table:table-cell>
          <table:table-cell office:value-type="float" office:value="178.967376709" calcext:value-type="float">
            <text:p>178.967376709</text:p>
          </table:table-cell>
          <table:table-cell office:value-type="float" office:value="-0.0583581837" calcext:value-type="float">
            <text:p>-0.0583581837</text:p>
          </table:table-cell>
          <table:table-cell office:value-type="float" office:value="-0.1172061029" calcext:value-type="float">
            <text:p>-0.1172061029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4406" calcext:value-type="float">
            <text:p>0.00364406</text:p>
          </table:table-cell>
          <table:table-cell office:value-type="float" office:value="0.01227456" calcext:value-type="float">
            <text:p>0.01227456</text:p>
          </table:table-cell>
          <table:table-cell office:value-type="float" office:value="0.0020783816" calcext:value-type="float">
            <text:p>0.0020783816</text:p>
          </table:table-cell>
          <table:table-cell office:value-type="float" office:value="1041" calcext:value-type="float">
            <text:p>1041</text:p>
          </table:table-cell>
          <table:table-cell table:formula="of:=[.H1042]*100" office:value-type="float" office:value="0.20783816" calcext:value-type="float">
            <text:p>0.20783816</text:p>
          </table:table-cell>
          <table:table-cell table:formula="of:=100*[.F1042]" office:value-type="float" office:value="0.364406" calcext:value-type="float">
            <text:p>0.364406</text:p>
          </table:table-cell>
        </table:table-row>
        <table:table-row table:style-name="ro1">
          <table:table-cell office:value-type="float" office:value="52.14" calcext:value-type="float">
            <text:p>52.14</text:p>
          </table:table-cell>
          <table:table-cell office:value-type="float" office:value="178.9608001709" calcext:value-type="float">
            <text:p>178.9608001709</text:p>
          </table:table-cell>
          <table:table-cell office:value-type="float" office:value="-0.0738954728" calcext:value-type="float">
            <text:p>-0.0738954728</text:p>
          </table:table-cell>
          <table:table-cell office:value-type="float" office:value="-0.1482493736" calcext:value-type="float">
            <text:p>-0.148249373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2276" calcext:value-type="float">
            <text:p>0.00362276</text:p>
          </table:table-cell>
          <table:table-cell office:value-type="float" office:value="0.01261556" calcext:value-type="float">
            <text:p>0.01261556</text:p>
          </table:table-cell>
          <table:table-cell office:value-type="float" office:value="0.0028658302" calcext:value-type="float">
            <text:p>0.0028658302</text:p>
          </table:table-cell>
          <table:table-cell office:value-type="float" office:value="1042" calcext:value-type="float">
            <text:p>1042</text:p>
          </table:table-cell>
          <table:table-cell table:formula="of:=[.H1043]*100" office:value-type="float" office:value="0.28658302" calcext:value-type="float">
            <text:p>0.28658302</text:p>
          </table:table-cell>
          <table:table-cell table:formula="of:=100*[.F1043]" office:value-type="float" office:value="0.362276" calcext:value-type="float">
            <text:p>0.362276</text:p>
          </table:table-cell>
        </table:table-row>
        <table:table-row table:style-name="ro1">
          <table:table-cell office:value-type="float" office:value="52.19" calcext:value-type="float">
            <text:p>52.19</text:p>
          </table:table-cell>
          <table:table-cell office:value-type="float" office:value="178.9615020752" calcext:value-type="float">
            <text:p>178.9615020752</text:p>
          </table:table-cell>
          <table:table-cell office:value-type="float" office:value="-0.073571365" calcext:value-type="float">
            <text:p>-0.073571365</text:p>
          </table:table-cell>
          <table:table-cell office:value-type="float" office:value="-0.1475955116" calcext:value-type="float">
            <text:p>-0.147595511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60642" calcext:value-type="float">
            <text:p>0.00360642</text:p>
          </table:table-cell>
          <table:table-cell office:value-type="float" office:value="0.01261556" calcext:value-type="float">
            <text:p>0.01261556</text:p>
          </table:table-cell>
          <table:table-cell office:value-type="float" office:value="0.0035800873" calcext:value-type="float">
            <text:p>0.0035800873</text:p>
          </table:table-cell>
          <table:table-cell office:value-type="float" office:value="1043" calcext:value-type="float">
            <text:p>1043</text:p>
          </table:table-cell>
          <table:table-cell table:formula="of:=[.H1044]*100" office:value-type="float" office:value="0.35800873" calcext:value-type="float">
            <text:p>0.35800873</text:p>
          </table:table-cell>
          <table:table-cell table:formula="of:=100*[.F1044]" office:value-type="float" office:value="0.360642" calcext:value-type="float">
            <text:p>0.360642</text:p>
          </table:table-cell>
        </table:table-row>
        <table:table-row table:style-name="ro1">
          <table:table-cell office:value-type="float" office:value="52.24" calcext:value-type="float">
            <text:p>52.24</text:p>
          </table:table-cell>
          <table:table-cell office:value-type="float" office:value="178.9719696045" calcext:value-type="float">
            <text:p>178.9719696045</text:p>
          </table:table-cell>
          <table:table-cell office:value-type="float" office:value="-0.1029976653" calcext:value-type="float">
            <text:p>-0.1029976653</text:p>
          </table:table-cell>
          <table:table-cell office:value-type="float" office:value="-0.2064734438" calcext:value-type="float">
            <text:p>-0.206473443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79164" calcext:value-type="float">
            <text:p>0.00379164</text:p>
          </table:table-cell>
          <table:table-cell office:value-type="float" office:value="0.01261556" calcext:value-type="float">
            <text:p>0.01261556</text:p>
          </table:table-cell>
          <table:table-cell office:value-type="float" office:value="0.0039276608" calcext:value-type="float">
            <text:p>0.0039276608</text:p>
          </table:table-cell>
          <table:table-cell office:value-type="float" office:value="1044" calcext:value-type="float">
            <text:p>1044</text:p>
          </table:table-cell>
          <table:table-cell table:formula="of:=[.H1045]*100" office:value-type="float" office:value="0.39276608" calcext:value-type="float">
            <text:p>0.39276608</text:p>
          </table:table-cell>
          <table:table-cell table:formula="of:=100*[.F1045]" office:value-type="float" office:value="0.379164" calcext:value-type="float">
            <text:p>0.379164</text:p>
          </table:table-cell>
        </table:table-row>
        <table:table-row table:style-name="ro1">
          <table:table-cell office:value-type="float" office:value="52.29" calcext:value-type="float">
            <text:p>52.29</text:p>
          </table:table-cell>
          <table:table-cell office:value-type="float" office:value="178.970993042" calcext:value-type="float">
            <text:p>178.970993042</text:p>
          </table:table-cell>
          <table:table-cell office:value-type="float" office:value="-0.0788139558" calcext:value-type="float">
            <text:p>-0.0788139558</text:p>
          </table:table-cell>
          <table:table-cell office:value-type="float" office:value="-0.1581281392" calcext:value-type="float">
            <text:p>-0.1581281392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75385" calcext:value-type="float">
            <text:p>0.00375385</text:p>
          </table:table-cell>
          <table:table-cell office:value-type="float" office:value="0.012753" calcext:value-type="float">
            <text:p>0.012753</text:p>
          </table:table-cell>
          <table:table-cell office:value-type="float" office:value="0.0024693063" calcext:value-type="float">
            <text:p>0.0024693063</text:p>
          </table:table-cell>
          <table:table-cell office:value-type="float" office:value="1045" calcext:value-type="float">
            <text:p>1045</text:p>
          </table:table-cell>
          <table:table-cell table:formula="of:=[.H1046]*100" office:value-type="float" office:value="0.24693063" calcext:value-type="float">
            <text:p>0.24693063</text:p>
          </table:table-cell>
          <table:table-cell table:formula="of:=100*[.F1046]" office:value-type="float" office:value="0.375385" calcext:value-type="float">
            <text:p>0.375385</text:p>
          </table:table-cell>
        </table:table-row>
        <table:table-row table:style-name="ro1">
          <table:table-cell office:value-type="float" office:value="52.34" calcext:value-type="float">
            <text:p>52.34</text:p>
          </table:table-cell>
          <table:table-cell office:value-type="float" office:value="178.9769439697" calcext:value-type="float">
            <text:p>178.9769439697</text:p>
          </table:table-cell>
          <table:table-cell office:value-type="float" office:value="-0.1052301643" calcext:value-type="float">
            <text:p>-0.1052301643</text:p>
          </table:table-cell>
          <table:table-cell office:value-type="float" office:value="-0.2109775187" calcext:value-type="float">
            <text:p>-0.210977518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0472" calcext:value-type="float">
            <text:p>0.00390472</text:p>
          </table:table-cell>
          <table:table-cell office:value-type="float" office:value="0.012753" calcext:value-type="float">
            <text:p>0.012753</text:p>
          </table:table-cell>
          <table:table-cell office:value-type="float" office:value="0.0034933328" calcext:value-type="float">
            <text:p>0.0034933328</text:p>
          </table:table-cell>
          <table:table-cell office:value-type="float" office:value="1046" calcext:value-type="float">
            <text:p>1046</text:p>
          </table:table-cell>
          <table:table-cell table:formula="of:=[.H1047]*100" office:value-type="float" office:value="0.34933328" calcext:value-type="float">
            <text:p>0.34933328</text:p>
          </table:table-cell>
          <table:table-cell table:formula="of:=100*[.F1047]" office:value-type="float" office:value="0.390472" calcext:value-type="float">
            <text:p>0.390472</text:p>
          </table:table-cell>
        </table:table-row>
        <table:table-row table:style-name="ro1">
          <table:table-cell office:value-type="float" office:value="52.39" calcext:value-type="float">
            <text:p>52.39</text:p>
          </table:table-cell>
          <table:table-cell office:value-type="float" office:value="178.9904632568" calcext:value-type="float">
            <text:p>178.9904632568</text:p>
          </table:table-cell>
          <table:table-cell office:value-type="float" office:value="-0.0919300878" calcext:value-type="float">
            <text:p>-0.0919300878</text:p>
          </table:table-cell>
          <table:table-cell office:value-type="float" office:value="-0.1844017764" calcext:value-type="float">
            <text:p>-0.184401776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391658" calcext:value-type="float">
            <text:p>0.00391658</text:p>
          </table:table-cell>
          <table:table-cell office:value-type="float" office:value="0.0125432" calcext:value-type="float">
            <text:p>0.0125432</text:p>
          </table:table-cell>
          <table:table-cell office:value-type="float" office:value="0.002655125" calcext:value-type="float">
            <text:p>0.002655125</text:p>
          </table:table-cell>
          <table:table-cell office:value-type="float" office:value="1047" calcext:value-type="float">
            <text:p>1047</text:p>
          </table:table-cell>
          <table:table-cell table:formula="of:=[.H1048]*100" office:value-type="float" office:value="0.2655125" calcext:value-type="float">
            <text:p>0.2655125</text:p>
          </table:table-cell>
          <table:table-cell table:formula="of:=100*[.F1048]" office:value-type="float" office:value="0.391658" calcext:value-type="float">
            <text:p>0.391658</text:p>
          </table:table-cell>
        </table:table-row>
        <table:table-row table:style-name="ro1">
          <table:table-cell office:value-type="float" office:value="52.44" calcext:value-type="float">
            <text:p>52.44</text:p>
          </table:table-cell>
          <table:table-cell office:value-type="float" office:value="178.9906311035" calcext:value-type="float">
            <text:p>178.9906311035</text:p>
          </table:table-cell>
          <table:table-cell office:value-type="float" office:value="-0.1173681874" calcext:value-type="float">
            <text:p>-0.1173681874</text:p>
          </table:table-cell>
          <table:table-cell office:value-type="float" office:value="-0.2353063697" calcext:value-type="float">
            <text:p>-0.2353063697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9402" calcext:value-type="float">
            <text:p>0.00409402</text:p>
          </table:table-cell>
          <table:table-cell office:value-type="float" office:value="0.01268358" calcext:value-type="float">
            <text:p>0.01268358</text:p>
          </table:table-cell>
          <table:table-cell office:value-type="float" office:value="0.0046635553" calcext:value-type="float">
            <text:p>0.0046635553</text:p>
          </table:table-cell>
          <table:table-cell office:value-type="float" office:value="1048" calcext:value-type="float">
            <text:p>1048</text:p>
          </table:table-cell>
          <table:table-cell table:formula="of:=[.H1049]*100" office:value-type="float" office:value="0.46635553" calcext:value-type="float">
            <text:p>0.46635553</text:p>
          </table:table-cell>
          <table:table-cell table:formula="of:=100*[.F1049]" office:value-type="float" office:value="0.409402" calcext:value-type="float">
            <text:p>0.409402</text:p>
          </table:table-cell>
        </table:table-row>
        <table:table-row table:style-name="ro1">
          <table:table-cell office:value-type="float" office:value="52.49" calcext:value-type="float">
            <text:p>52.49</text:p>
          </table:table-cell>
          <table:table-cell office:value-type="float" office:value="178.9917602539" calcext:value-type="float">
            <text:p>178.9917602539</text:p>
          </table:table-cell>
          <table:table-cell office:value-type="float" office:value="-0.1031179415" calcext:value-type="float">
            <text:p>-0.1031179415</text:p>
          </table:table-cell>
          <table:table-cell office:value-type="float" office:value="-0.2068359756" calcext:value-type="float">
            <text:p>-0.2068359756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11724" calcext:value-type="float">
            <text:p>0.00411724</text:p>
          </table:table-cell>
          <table:table-cell office:value-type="float" office:value="0.01268358" calcext:value-type="float">
            <text:p>0.01268358</text:p>
          </table:table-cell>
          <table:table-cell office:value-type="float" office:value="0.0031785281" calcext:value-type="float">
            <text:p>0.0031785281</text:p>
          </table:table-cell>
          <table:table-cell office:value-type="float" office:value="1049" calcext:value-type="float">
            <text:p>1049</text:p>
          </table:table-cell>
          <table:table-cell table:formula="of:=[.H1050]*100" office:value-type="float" office:value="0.31785281" calcext:value-type="float">
            <text:p>0.31785281</text:p>
          </table:table-cell>
          <table:table-cell table:formula="of:=100*[.F1050]" office:value-type="float" office:value="0.411724" calcext:value-type="float">
            <text:p>0.411724</text:p>
          </table:table-cell>
        </table:table-row>
        <table:table-row table:style-name="ro1">
          <table:table-cell office:value-type="float" office:value="52.54" calcext:value-type="float">
            <text:p>52.54</text:p>
          </table:table-cell>
          <table:table-cell office:value-type="float" office:value="178.9844055176" calcext:value-type="float">
            <text:p>178.9844055176</text:p>
          </table:table-cell>
          <table:table-cell office:value-type="float" office:value="-0.0875392983" calcext:value-type="float">
            <text:p>-0.0875392983</text:p>
          </table:table-cell>
          <table:table-cell office:value-type="float" office:value="-0.1756689188" calcext:value-type="float">
            <text:p>-0.1756689188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2888" calcext:value-type="float">
            <text:p>0.00402888</text:p>
          </table:table-cell>
          <table:table-cell office:value-type="float" office:value="0.01244495" calcext:value-type="float">
            <text:p>0.01244495</text:p>
          </table:table-cell>
          <table:table-cell office:value-type="float" office:value="0.003461469" calcext:value-type="float">
            <text:p>0.003461469</text:p>
          </table:table-cell>
          <table:table-cell office:value-type="float" office:value="1050" calcext:value-type="float">
            <text:p>1050</text:p>
          </table:table-cell>
          <table:table-cell table:formula="of:=[.H1051]*100" office:value-type="float" office:value="0.3461469" calcext:value-type="float">
            <text:p>0.3461469</text:p>
          </table:table-cell>
          <table:table-cell table:formula="of:=100*[.F1051]" office:value-type="float" office:value="0.402888" calcext:value-type="float">
            <text:p>0.402888</text:p>
          </table:table-cell>
        </table:table-row>
        <table:table-row table:style-name="ro1">
          <table:table-cell office:value-type="float" office:value="52.59" calcext:value-type="float">
            <text:p>52.59</text:p>
          </table:table-cell>
          <table:table-cell office:value-type="float" office:value="178.9797668457" calcext:value-type="float">
            <text:p>178.9797668457</text:p>
          </table:table-cell>
          <table:table-cell office:value-type="float" office:value="-0.1037703821" calcext:value-type="float">
            <text:p>-0.1037703821</text:p>
          </table:table-cell>
          <table:table-cell office:value-type="float" office:value="-0.2081252304" calcext:value-type="float">
            <text:p>-0.2081252304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782" calcext:value-type="float">
            <text:p>0.0040782</text:p>
          </table:table-cell>
          <table:table-cell office:value-type="float" office:value="0.01244495" calcext:value-type="float">
            <text:p>0.01244495</text:p>
          </table:table-cell>
          <table:table-cell office:value-type="float" office:value="0.0029076313" calcext:value-type="float">
            <text:p>0.0029076313</text:p>
          </table:table-cell>
          <table:table-cell office:value-type="float" office:value="1051" calcext:value-type="float">
            <text:p>1051</text:p>
          </table:table-cell>
          <table:table-cell table:formula="of:=[.H1052]*100" office:value-type="float" office:value="0.29076313" calcext:value-type="float">
            <text:p>0.29076313</text:p>
          </table:table-cell>
          <table:table-cell table:formula="of:=100*[.F1052]" office:value-type="float" office:value="0.40782" calcext:value-type="float">
            <text:p>0.40782</text:p>
          </table:table-cell>
        </table:table-row>
        <table:table-row table:style-name="ro1">
          <table:table-cell office:value-type="float" office:value="52.64" calcext:value-type="float">
            <text:p>52.64</text:p>
          </table:table-cell>
          <table:table-cell office:value-type="float" office:value="178.9683990479" calcext:value-type="float">
            <text:p>178.9683990479</text:p>
          </table:table-cell>
          <table:table-cell office:value-type="float" office:value="-0.0971539458" calcext:value-type="float">
            <text:p>-0.0971539458</text:p>
          </table:table-cell>
          <table:table-cell office:value-type="float" office:value="-0.1948980685" calcext:value-type="float">
            <text:p>-0.1948980685</text:p>
          </table:table-cell>
          <table:table-cell office:value-type="float" office:value="0.0021053177" calcext:value-type="float">
            <text:p>0.0021053177</text:p>
          </table:table-cell>
          <table:table-cell office:value-type="float" office:value="0.00406695" calcext:value-type="float">
            <text:p>0.00406695</text:p>
          </table:table-cell>
          <table:table-cell office:value-type="float" office:value="0.01219634" calcext:value-type="float">
            <text:p>0.01219634</text:p>
          </table:table-cell>
          <table:table-cell office:value-type="float" office:value="0.003629951" calcext:value-type="float">
            <text:p>0.003629951</text:p>
          </table:table-cell>
          <table:table-cell office:value-type="float" office:value="1052" calcext:value-type="float">
            <text:p>1052</text:p>
          </table:table-cell>
          <table:table-cell table:formula="of:=[.H1053]*100" office:value-type="float" office:value="0.3629951" calcext:value-type="float">
            <text:p>0.3629951</text:p>
          </table:table-cell>
          <table:table-cell table:formula="of:=100*[.F1053]" office:value-type="float" office:value="0.406695" calcext:value-type="float">
            <text:p>0.406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8:39:54.903139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1:44:05.768180337</dc:date>
    <meta:editing-duration>P6DT16H50M4S</meta:editing-duration>
    <meta:editing-cycles>2</meta:editing-cycles>
    <meta:generator>LibreOffice/5.1.6.2$Linux_X86_64 LibreOffice_project/10m0$Build-2</meta:generator>
    <meta:document-statistic meta:table-count="1" meta:cell-count="115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86cm" svg:height="8.289cm" xlink:href=".." xlink:type="simple" chart:class="chart:line" chart:style-name="ch1">
        <chart:legend chart:legend-position="end" svg:x="8.919cm" svg:y="3.596cm" style:legend-expansion="high" chart:style-name="ch2"/>
        <chart:plot-area chart:style-name="ch3" table:cell-range-address="test5.D1:test5.D1053 test5.J1:test5.J1053" chart:data-source-has-labels="row" svg:x="0.249cm" svg:y="0.165cm" svg:width="8.421cm" svg:height="7.959cm">
          <chartooo:coordinate-region svg:x="0.791cm" svg:y="0.365cm" svg:width="7.879cm" svg:height="7.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5.D2:test5.D1053" chart:label-cell-address="test5.D1:test5.D1" chart:class="chart:line">
            <chart:data-point chart:repeated="1052"/>
          </chart:series>
          <chart:series chart:style-name="ch7" chart:values-cell-range-address="test5.J2:test5.J1053" chart:label-cell-address="test5.J1:test5.J1" chart:class="chart:line">
            <chart:data-point chart:repeated="10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_output_hip</text:p>
                <draw:g>
                  <svg:desc>test5.D1:test5.D1</svg:desc>
                </draw:g>
              </table:table-cell>
              <table:table-cell office:value-type="string">
                <text:p>cp_cm</text:p>
                <draw:g>
                  <svg:desc>test5.J1:test5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36732711">
                <text:p>-0.1136732711</text:p>
                <draw:g>
                  <svg:desc>test5.D2:test5.D1053</svg:desc>
                </draw:g>
              </table:table-cell>
              <table:table-cell office:value-type="float" office:value="0.04505071">
                <text:p>0.04505071</text:p>
                <draw:g>
                  <svg:desc>test5.J2:test5.J10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46500347">
                <text:p>0.7146500347</text:p>
              </table:table-cell>
              <table:table-cell office:value-type="float" office:value="-0.30070145">
                <text:p>-0.3007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23594062">
                <text:p>1.2423594062</text:p>
              </table:table-cell>
              <table:table-cell office:value-type="float" office:value="-0.79002239">
                <text:p>-0.7900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4254277">
                <text:p>0.5994254277</text:p>
              </table:table-cell>
              <table:table-cell office:value-type="float" office:value="-0.68498817">
                <text:p>-0.68498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7765559">
                <text:p>0.6937765559</text:p>
              </table:table-cell>
              <table:table-cell office:value-type="float" office:value="-0.75535503">
                <text:p>-0.75535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29264147">
                <text:p>0.6429264147</text:p>
              </table:table-cell>
              <table:table-cell office:value-type="float" office:value="-0.7461908">
                <text:p>-0.7461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11498799">
                <text:p>0.9611498799</text:p>
              </table:table-cell>
              <table:table-cell office:value-type="float" office:value="-0.99834416">
                <text:p>-0.99834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66023926">
                <text:p>0.6466023926</text:p>
              </table:table-cell>
              <table:table-cell office:value-type="float" office:value="-0.79665757">
                <text:p>-0.79665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0108826">
                <text:p>0.770108826</text:p>
              </table:table-cell>
              <table:table-cell office:value-type="float" office:value="-0.89364492">
                <text:p>-0.89364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95584907">
                <text:p>0.8695584907</text:p>
              </table:table-cell>
              <table:table-cell office:value-type="float" office:value="-0.99810859">
                <text:p>-0.99810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85337373">
                <text:p>0.8085337373</text:p>
              </table:table-cell>
              <table:table-cell office:value-type="float" office:value="-0.95268885">
                <text:p>-0.95268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32817511">
                <text:p>0.8132817511</text:p>
              </table:table-cell>
              <table:table-cell office:value-type="float" office:value="-0.96081991">
                <text:p>-0.96081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14631375">
                <text:p>0.8814631375</text:p>
              </table:table-cell>
              <table:table-cell office:value-type="float" office:value="-1.0405818">
                <text:p>-1.0405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03537772">
                <text:p>0.7603537772</text:p>
              </table:table-cell>
              <table:table-cell office:value-type="float" office:value="-0.89857847">
                <text:p>-0.89857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41960314">
                <text:p>0.8141960314</text:p>
              </table:table-cell>
              <table:table-cell office:value-type="float" office:value="-0.96553272">
                <text:p>-0.96553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21742841">
                <text:p>0.8321742841</text:p>
              </table:table-cell>
              <table:table-cell office:value-type="float" office:value="-0.98973479">
                <text:p>-0.98973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53561671">
                <text:p>0.7353561671</text:p>
              </table:table-cell>
              <table:table-cell office:value-type="float" office:value="-0.85318691">
                <text:p>-0.85318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00080233">
                <text:p>0.7900080233</text:p>
              </table:table-cell>
              <table:table-cell office:value-type="float" office:value="-0.93557266">
                <text:p>-0.93557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56646549">
                <text:p>0.7856646549</text:p>
              </table:table-cell>
              <table:table-cell office:value-type="float" office:value="-0.92920001">
                <text:p>-0.9292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35664163">
                <text:p>0.7835664163</text:p>
              </table:table-cell>
              <table:table-cell office:value-type="float" office:value="-0.92507719">
                <text:p>-0.92507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80629239">
                <text:p>0.8080629239</text:p>
              </table:table-cell>
              <table:table-cell office:value-type="float" office:value="-0.96644055">
                <text:p>-0.96644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75432911">
                <text:p>0.8075432911</text:p>
              </table:table-cell>
              <table:table-cell office:value-type="float" office:value="-0.96433302">
                <text:p>-0.96433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31483228">
                <text:p>0.7831483228</text:p>
              </table:table-cell>
              <table:table-cell office:value-type="float" office:value="-0.91808874">
                <text:p>-0.91808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44376081">
                <text:p>0.8644376081</text:p>
              </table:table-cell>
              <table:table-cell office:value-type="float" office:value="-1.06949351">
                <text:p>-1.06949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84746644">
                <text:p>0.6784746644</text:p>
              </table:table-cell>
              <table:table-cell office:value-type="float" office:value="-0.70238246">
                <text:p>-0.70238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155959782">
                <text:p>0.7155959782</text:p>
              </table:table-cell>
              <table:table-cell office:value-type="float" office:value="-0.80397261">
                <text:p>-0.80397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10335573">
                <text:p>0.7610335573</text:p>
              </table:table-cell>
              <table:table-cell office:value-type="float" office:value="-0.90898576">
                <text:p>-0.90898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39911867">
                <text:p>0.8639911867</text:p>
              </table:table-cell>
              <table:table-cell office:value-type="float" office:value="-1.12284248">
                <text:p>-1.12284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37127659">
                <text:p>0.8337127659</text:p>
              </table:table-cell>
              <table:table-cell office:value-type="float" office:value="-1.02810692">
                <text:p>-1.02810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75640013">
                <text:p>0.8275640013</text:p>
              </table:table-cell>
              <table:table-cell office:value-type="float" office:value="-1.00176718">
                <text:p>-1.00176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69208425">
                <text:p>0.8369208425</text:p>
              </table:table-cell>
              <table:table-cell office:value-type="float" office:value="-0.85460289">
                <text:p>-0.85460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18964335">
                <text:p>0.7918964335</text:p>
              </table:table-cell>
              <table:table-cell office:value-type="float" office:value="-0.84053812">
                <text:p>-0.84053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43264876">
                <text:p>0.8043264876</text:p>
              </table:table-cell>
              <table:table-cell office:value-type="float" office:value="-1.02652216">
                <text:p>-1.02652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9268054">
                <text:p>0.8259268054</text:p>
              </table:table-cell>
              <table:table-cell office:value-type="float" office:value="-0.95695311">
                <text:p>-0.95695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36132962">
                <text:p>0.8536132962</text:p>
              </table:table-cell>
              <table:table-cell office:value-type="float" office:value="-1.04398323">
                <text:p>-1.04398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0072157">
                <text:p>0.850072157</text:p>
              </table:table-cell>
              <table:table-cell office:value-type="float" office:value="-1.00076087">
                <text:p>-1.00076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50940002">
                <text:p>0.750940002</text:p>
              </table:table-cell>
              <table:table-cell office:value-type="float" office:value="-0.90929852">
                <text:p>-0.90929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118669012">
                <text:p>0.8118669012</text:p>
              </table:table-cell>
              <table:table-cell office:value-type="float" office:value="-0.90804889">
                <text:p>-0.90804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09429374">
                <text:p>0.7809429374</text:p>
              </table:table-cell>
              <table:table-cell office:value-type="float" office:value="-0.91204169">
                <text:p>-0.91204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93953181">
                <text:p>0.7393953181</text:p>
              </table:table-cell>
              <table:table-cell office:value-type="float" office:value="-0.88856097">
                <text:p>-0.88856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934588921">
                <text:p>0.7934588921</text:p>
              </table:table-cell>
              <table:table-cell office:value-type="float" office:value="-0.97593932">
                <text:p>-0.975939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88995355">
                <text:p>0.8288995355</text:p>
              </table:table-cell>
              <table:table-cell office:value-type="float" office:value="-1.04775377">
                <text:p>-1.047753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187165216">
                <text:p>0.8187165216</text:p>
              </table:table-cell>
              <table:table-cell office:value-type="float" office:value="-1.06001002">
                <text:p>-1.06001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23664368">
                <text:p>0.7323664368</text:p>
              </table:table-cell>
              <table:table-cell office:value-type="float" office:value="-0.73775874">
                <text:p>-0.737758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8100299">
                <text:p>0.678100299</text:p>
              </table:table-cell>
              <table:table-cell office:value-type="float" office:value="-0.71034105">
                <text:p>-0.71034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27352518">
                <text:p>0.7727352518</text:p>
              </table:table-cell>
              <table:table-cell office:value-type="float" office:value="-0.97856277">
                <text:p>-0.97856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57593252">
                <text:p>0.7557593252</text:p>
              </table:table-cell>
              <table:table-cell office:value-type="float" office:value="-0.82071898">
                <text:p>-0.820718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54270696">
                <text:p>0.7254270696</text:p>
              </table:table-cell>
              <table:table-cell office:value-type="float" office:value="-0.83565772">
                <text:p>-0.835657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37443216">
                <text:p>0.7437443216</text:p>
              </table:table-cell>
              <table:table-cell office:value-type="float" office:value="-0.88307824">
                <text:p>-0.88307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0848508">
                <text:p>0.770848508</text:p>
              </table:table-cell>
              <table:table-cell office:value-type="float" office:value="-0.94177555">
                <text:p>-0.94177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371921951">
                <text:p>0.7371921951</text:p>
              </table:table-cell>
              <table:table-cell office:value-type="float" office:value="-0.88980437">
                <text:p>-0.88980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89560341">
                <text:p>0.7689560341</text:p>
              </table:table-cell>
              <table:table-cell office:value-type="float" office:value="-0.95949594">
                <text:p>-0.95949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04901703">
                <text:p>0.7604901703</text:p>
              </table:table-cell>
              <table:table-cell office:value-type="float" office:value="-0.89182757">
                <text:p>-0.89182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42263719">
                <text:p>0.6842263719</text:p>
              </table:table-cell>
              <table:table-cell office:value-type="float" office:value="-0.84873064">
                <text:p>-0.848730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268267776">
                <text:p>0.8268267776</text:p>
              </table:table-cell>
              <table:table-cell office:value-type="float" office:value="-0.87359979">
                <text:p>-0.87359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947079135">
                <text:p>0.7947079135</text:p>
              </table:table-cell>
              <table:table-cell office:value-type="float" office:value="-0.88352787">
                <text:p>-0.88352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30124895">
                <text:p>0.7730124895</text:p>
              </table:table-cell>
              <table:table-cell office:value-type="float" office:value="-0.92464207">
                <text:p>-0.92464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8829411">
                <text:p>0.678829411</text:p>
              </table:table-cell>
              <table:table-cell office:value-type="float" office:value="-0.89266385">
                <text:p>-0.892663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62280132">
                <text:p>0.7262280132</text:p>
              </table:table-cell>
              <table:table-cell office:value-type="float" office:value="-0.9290925">
                <text:p>-0.9290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347058486">
                <text:p>0.7347058486</text:p>
              </table:table-cell>
              <table:table-cell office:value-type="float" office:value="-0.92122629">
                <text:p>-0.92122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45968675">
                <text:p>0.7645968675</text:p>
              </table:table-cell>
              <table:table-cell office:value-type="float" office:value="-0.83339212">
                <text:p>-0.83339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42942516">
                <text:p>0.7242942516</text:p>
              </table:table-cell>
              <table:table-cell office:value-type="float" office:value="-0.72717767">
                <text:p>-0.72717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3548192">
                <text:p>0.603548192</text:p>
              </table:table-cell>
              <table:table-cell office:value-type="float" office:value="-0.65729454">
                <text:p>-0.65729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80667536">
                <text:p>0.6780667536</text:p>
              </table:table-cell>
              <table:table-cell office:value-type="float" office:value="-0.8037338">
                <text:p>-0.80373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99682631">
                <text:p>0.6399682631</text:p>
              </table:table-cell>
              <table:table-cell office:value-type="float" office:value="-0.79811688">
                <text:p>-0.798116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4338309">
                <text:p>0.664338309</text:p>
              </table:table-cell>
              <table:table-cell office:value-type="float" office:value="-0.82073985">
                <text:p>-0.82073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64153909">
                <text:p>0.6964153909</text:p>
              </table:table-cell>
              <table:table-cell office:value-type="float" office:value="-0.83294039">
                <text:p>-0.83294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01879392">
                <text:p>0.6601879392</text:p>
              </table:table-cell>
              <table:table-cell office:value-type="float" office:value="-0.73782849">
                <text:p>-0.73782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71148489">
                <text:p>0.6871148489</text:p>
              </table:table-cell>
              <table:table-cell office:value-type="float" office:value="-0.81863667">
                <text:p>-0.81863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11184003">
                <text:p>0.7311184003</text:p>
              </table:table-cell>
              <table:table-cell office:value-type="float" office:value="-0.9066506">
                <text:p>-0.9066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97542828">
                <text:p>0.597542828</text:p>
              </table:table-cell>
              <table:table-cell office:value-type="float" office:value="-0.67053227">
                <text:p>-0.67053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49796931">
                <text:p>0.5949796931</text:p>
              </table:table-cell>
              <table:table-cell office:value-type="float" office:value="-0.76251314">
                <text:p>-0.762513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99550286">
                <text:p>0.5599550286</text:p>
              </table:table-cell>
              <table:table-cell office:value-type="float" office:value="-0.71686234">
                <text:p>-0.716862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82829641">
                <text:p>0.7782829641</text:p>
              </table:table-cell>
              <table:table-cell office:value-type="float" office:value="-0.93727249">
                <text:p>-0.937272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57408794">
                <text:p>0.7457408794</text:p>
              </table:table-cell>
              <table:table-cell office:value-type="float" office:value="-0.80412532">
                <text:p>-0.804125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92830532">
                <text:p>0.6492830532</text:p>
              </table:table-cell>
              <table:table-cell office:value-type="float" office:value="-0.81786858">
                <text:p>-0.817868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054888091">
                <text:p>0.7054888091</text:p>
              </table:table-cell>
              <table:table-cell office:value-type="float" office:value="-0.80351486">
                <text:p>-0.80351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068417935">
                <text:p>0.7068417935</text:p>
              </table:table-cell>
              <table:table-cell office:value-type="float" office:value="-0.82003399">
                <text:p>-0.82003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29545688">
                <text:p>0.6729545688</text:p>
              </table:table-cell>
              <table:table-cell office:value-type="float" office:value="-0.78470976">
                <text:p>-0.78470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883203423">
                <text:p>0.5883203423</text:p>
              </table:table-cell>
              <table:table-cell office:value-type="float" office:value="-0.65635141">
                <text:p>-0.65635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703012341">
                <text:p>0.5703012341</text:p>
              </table:table-cell>
              <table:table-cell office:value-type="float" office:value="-0.60966345">
                <text:p>-0.60966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57499591">
                <text:p>0.6157499591</text:p>
              </table:table-cell>
              <table:table-cell office:value-type="float" office:value="-0.80849168">
                <text:p>-0.808491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63054923">
                <text:p>0.6063054923</text:p>
              </table:table-cell>
              <table:table-cell office:value-type="float" office:value="-0.72143136">
                <text:p>-0.72143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52171885">
                <text:p>0.6652171885</text:p>
              </table:table-cell>
              <table:table-cell office:value-type="float" office:value="-0.84128992">
                <text:p>-0.84128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98737557">
                <text:p>0.6498737557</text:p>
              </table:table-cell>
              <table:table-cell office:value-type="float" office:value="-0.78058474">
                <text:p>-0.78058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494422552">
                <text:p>0.6494422552</text:p>
              </table:table-cell>
              <table:table-cell office:value-type="float" office:value="-0.77137769">
                <text:p>-0.771377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30943933">
                <text:p>0.6730943933</text:p>
              </table:table-cell>
              <table:table-cell office:value-type="float" office:value="-0.86148002">
                <text:p>-0.86148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74547338">
                <text:p>0.6774547338</text:p>
              </table:table-cell>
              <table:table-cell office:value-type="float" office:value="-0.85936155">
                <text:p>-0.85936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39420975">
                <text:p>0.6039420975</text:p>
              </table:table-cell>
              <table:table-cell office:value-type="float" office:value="-0.72677288">
                <text:p>-0.726772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20722264">
                <text:p>0.6420722264</text:p>
              </table:table-cell>
              <table:table-cell office:value-type="float" office:value="-0.82793415">
                <text:p>-0.82793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36046775">
                <text:p>0.7436046775</text:p>
              </table:table-cell>
              <table:table-cell office:value-type="float" office:value="-0.95684544">
                <text:p>-0.956845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67962006">
                <text:p>0.7567962006</text:p>
              </table:table-cell>
              <table:table-cell office:value-type="float" office:value="-0.84480572">
                <text:p>-0.84480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52425071">
                <text:p>0.8552425071</text:p>
              </table:table-cell>
              <table:table-cell office:value-type="float" office:value="-1.0053157">
                <text:p>-1.00531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15022898">
                <text:p>0.8515022898</text:p>
              </table:table-cell>
              <table:table-cell office:value-type="float" office:value="-1.08578257">
                <text:p>-1.085782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45448619">
                <text:p>0.6745448619</text:p>
              </table:table-cell>
              <table:table-cell office:value-type="float" office:value="-0.66248907">
                <text:p>-0.662489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69754605">
                <text:p>0.7469754605</text:p>
              </table:table-cell>
              <table:table-cell office:value-type="float" office:value="-0.89595973">
                <text:p>-0.895959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71804634">
                <text:p>0.6571804634</text:p>
              </table:table-cell>
              <table:table-cell office:value-type="float" office:value="-0.70052506">
                <text:p>-0.70052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50466506">
                <text:p>0.7850466506</text:p>
              </table:table-cell>
              <table:table-cell office:value-type="float" office:value="-0.93251517">
                <text:p>-0.932515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36088276">
                <text:p>0.7836088276</text:p>
              </table:table-cell>
              <table:table-cell office:value-type="float" office:value="-0.97801182">
                <text:p>-0.978011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5002707974">
                <text:p>-1.5002707974</text:p>
              </table:table-cell>
              <table:table-cell office:value-type="float" office:value="-0.01138224">
                <text:p>-0.011382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11613596">
                <text:p>0.0711613596</text:p>
              </table:table-cell>
              <table:table-cell office:value-type="float" office:value="-0.3043032">
                <text:p>-0.30430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58874584">
                <text:p>-0.0558874584</text:p>
              </table:table-cell>
              <table:table-cell office:value-type="float" office:value="0.03605099">
                <text:p>0.03605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17730702">
                <text:p>0.0217730702</text:p>
              </table:table-cell>
              <table:table-cell office:value-type="float" office:value="-0.16886916">
                <text:p>-0.168869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08950616">
                <text:p>-0.0408950616</text:p>
              </table:table-cell>
              <table:table-cell office:value-type="float" office:value="-0.16020305">
                <text:p>-0.16020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27562354">
                <text:p>0.0227562354</text:p>
              </table:table-cell>
              <table:table-cell office:value-type="float" office:value="-0.17737261">
                <text:p>-0.17737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9481722">
                <text:p>0.0019481722</text:p>
              </table:table-cell>
              <table:table-cell office:value-type="float" office:value="-0.14641608">
                <text:p>-0.146416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19131784">
                <text:p>0.0419131784</text:p>
              </table:table-cell>
              <table:table-cell office:value-type="float" office:value="-0.22267409">
                <text:p>-0.222674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1240238">
                <text:p>0.0231240238</text:p>
              </table:table-cell>
              <table:table-cell office:value-type="float" office:value="-0.17480298">
                <text:p>-0.17480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03334188">
                <text:p>0.0603334188</text:p>
              </table:table-cell>
              <table:table-cell office:value-type="float" office:value="-0.23361856">
                <text:p>-0.23361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12961832">
                <text:p>0.0412961832</text:p>
              </table:table-cell>
              <table:table-cell office:value-type="float" office:value="-0.07798736">
                <text:p>-0.077987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72821454">
                <text:p>0.0572821454</text:p>
              </table:table-cell>
              <table:table-cell office:value-type="float" office:value="-0.09293937">
                <text:p>-0.09293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11773932">
                <text:p>0.0111773932</text:p>
              </table:table-cell>
              <table:table-cell office:value-type="float" office:value="-0.17669772">
                <text:p>-0.17669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88315528">
                <text:p>0.0888315528</text:p>
              </table:table-cell>
              <table:table-cell office:value-type="float" office:value="-0.287919">
                <text:p>-0.2879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57843544">
                <text:p>0.0857843544</text:p>
              </table:table-cell>
              <table:table-cell office:value-type="float" office:value="-0.36467933">
                <text:p>-0.364679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34472025">
                <text:p>0.0634472025</text:p>
              </table:table-cell>
              <table:table-cell office:value-type="float" office:value="-0.23274469">
                <text:p>-0.232744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79324529">
                <text:p>0.0879324529</text:p>
              </table:table-cell>
              <table:table-cell office:value-type="float" office:value="-0.27580288">
                <text:p>-0.27580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93759431">
                <text:p>0.0793759431</text:p>
              </table:table-cell>
              <table:table-cell office:value-type="float" office:value="-0.32580713">
                <text:p>-0.325807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30247328">
                <text:p>0.0530247328</text:p>
              </table:table-cell>
              <table:table-cell office:value-type="float" office:value="-0.24969848">
                <text:p>-0.24969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94928187">
                <text:p>0.1294928187</text:p>
              </table:table-cell>
              <table:table-cell office:value-type="float" office:value="-0.32023989">
                <text:p>-0.32023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2112669">
                <text:p>0.0022112669</text:p>
              </table:table-cell>
              <table:table-cell office:value-type="float" office:value="-0.10260554">
                <text:p>-0.10260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39511879">
                <text:p>-0.0539511879</text:p>
              </table:table-cell>
              <table:table-cell office:value-type="float" office:value="-0.09670438">
                <text:p>-0.096704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159634">
                <text:p>0.02159634</text:p>
              </table:table-cell>
              <table:table-cell office:value-type="float" office:value="-0.17261135">
                <text:p>-0.172611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06022995">
                <text:p>0.0206022995</text:p>
              </table:table-cell>
              <table:table-cell office:value-type="float" office:value="-0.27977654">
                <text:p>-0.27977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517957972">
                <text:p>-0.0517957972</text:p>
              </table:table-cell>
              <table:table-cell office:value-type="float" office:value="-0.16083123">
                <text:p>-0.16083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41199503">
                <text:p>0.0741199503</text:p>
              </table:table-cell>
              <table:table-cell office:value-type="float" office:value="-0.09139721">
                <text:p>-0.091397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8017595">
                <text:p>-0.0008017595</text:p>
              </table:table-cell>
              <table:table-cell office:value-type="float" office:value="-0.12480351">
                <text:p>-0.124803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85046016">
                <text:p>0.0685046016</text:p>
              </table:table-cell>
              <table:table-cell office:value-type="float" office:value="-0.12743917">
                <text:p>-0.127439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0167358">
                <text:p>0.0280167358</text:p>
              </table:table-cell>
              <table:table-cell office:value-type="float" office:value="-0.22411928">
                <text:p>-0.22411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263837117">
                <text:p>-0.0263837117</text:p>
              </table:table-cell>
              <table:table-cell office:value-type="float" office:value="-0.13210108">
                <text:p>-0.132101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71335317">
                <text:p>0.0271335317</text:p>
              </table:table-cell>
              <table:table-cell office:value-type="float" office:value="-0.06034834">
                <text:p>-0.060348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2062132">
                <text:p>-0.0102062132</text:p>
              </table:table-cell>
              <table:table-cell office:value-type="float" office:value="-0.23836139">
                <text:p>-0.23836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583884545">
                <text:p>0.1583884545</text:p>
              </table:table-cell>
              <table:table-cell office:value-type="float" office:value="-0.32002612">
                <text:p>-0.32002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95142547">
                <text:p>0.0195142547</text:p>
              </table:table-cell>
              <table:table-cell office:value-type="float" office:value="-0.14290538">
                <text:p>-0.142905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3997456">
                <text:p>0.0283997456</text:p>
              </table:table-cell>
              <table:table-cell office:value-type="float" office:value="-0.18430957">
                <text:p>-0.184309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03831272">
                <text:p>0.0103831272</text:p>
              </table:table-cell>
              <table:table-cell office:value-type="float" office:value="-0.15562002">
                <text:p>-0.15562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5121139">
                <text:p>0.0025121139</text:p>
              </table:table-cell>
              <table:table-cell office:value-type="float" office:value="-0.11729266">
                <text:p>-0.11729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08033205">
                <text:p>0.0208033205</text:p>
              </table:table-cell>
              <table:table-cell office:value-type="float" office:value="-0.2318727">
                <text:p>-0.23187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45482625">
                <text:p>0.0645482625</text:p>
              </table:table-cell>
              <table:table-cell office:value-type="float" office:value="-0.28076402">
                <text:p>-0.28076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180708033">
                <text:p>-0.0180708033</text:p>
              </table:table-cell>
              <table:table-cell office:value-type="float" office:value="-0.12057189">
                <text:p>-0.120571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321523253">
                <text:p>-0.0321523253</text:p>
              </table:table-cell>
              <table:table-cell office:value-type="float" office:value="0.04994388">
                <text:p>0.049943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34665109">
                <text:p>0.0934665109</text:p>
              </table:table-cell>
              <table:table-cell office:value-type="float" office:value="-0.26207728">
                <text:p>-0.262077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31663375">
                <text:p>0.0131663375</text:p>
              </table:table-cell>
              <table:table-cell office:value-type="float" office:value="-0.13830921">
                <text:p>-0.138309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01123213">
                <text:p>-0.0201123213</text:p>
              </table:table-cell>
              <table:table-cell office:value-type="float" office:value="-0.16220323">
                <text:p>-0.16220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99542259">
                <text:p>-0.099542259</text:p>
              </table:table-cell>
              <table:table-cell office:value-type="float" office:value="-0.0646607">
                <text:p>-0.06466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04612981">
                <text:p>-0.0404612981</text:p>
              </table:table-cell>
              <table:table-cell office:value-type="float" office:value="-0.10874768">
                <text:p>-0.108747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667992875">
                <text:p>-0.0667992875</text:p>
              </table:table-cell>
              <table:table-cell office:value-type="float" office:value="-0.08925214">
                <text:p>-0.089252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530829969">
                <text:p>-0.0530829969</text:p>
              </table:table-cell>
              <table:table-cell office:value-type="float" office:value="-0.18155406">
                <text:p>-0.181554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798013468">
                <text:p>-0.0798013468</text:p>
              </table:table-cell>
              <table:table-cell office:value-type="float" office:value="-0.05581898">
                <text:p>-0.055818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458499404">
                <text:p>-0.1458499404</text:p>
              </table:table-cell>
              <table:table-cell office:value-type="float" office:value="0.03095">
                <text:p>0.030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2185566">
                <text:p>0.0032185566</text:p>
              </table:table-cell>
              <table:table-cell office:value-type="float" office:value="-0.15164539">
                <text:p>-0.151645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40143669">
                <text:p>0.0040143669</text:p>
              </table:table-cell>
              <table:table-cell office:value-type="float" office:value="-0.15025605">
                <text:p>-0.15025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706054816">
                <text:p>-0.0706054816</text:p>
              </table:table-cell>
              <table:table-cell office:value-type="float" office:value="-0.03391812">
                <text:p>-0.03391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176346947">
                <text:p>-0.1176346947</text:p>
              </table:table-cell>
              <table:table-cell office:value-type="float" office:value="-0.0483085">
                <text:p>-0.04830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165278114">
                <text:p>-0.1165278114</text:p>
              </table:table-cell>
              <table:table-cell office:value-type="float" office:value="0.01661423">
                <text:p>0.016614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851389952">
                <text:p>-0.0851389952</text:p>
              </table:table-cell>
              <table:table-cell office:value-type="float" office:value="0.02312487">
                <text:p>0.02312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274519107">
                <text:p>-0.0274519107</text:p>
              </table:table-cell>
              <table:table-cell office:value-type="float" office:value="-0.14797872">
                <text:p>-0.147978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140777498">
                <text:p>-0.0140777498</text:p>
              </table:table-cell>
              <table:table-cell office:value-type="float" office:value="-0.14036706">
                <text:p>-0.140367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381195155">
                <text:p>-0.0381195155</text:p>
              </table:table-cell>
              <table:table-cell office:value-type="float" office:value="-0.1639846">
                <text:p>-0.16398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531531687">
                <text:p>-0.0531531687</text:p>
              </table:table-cell>
              <table:table-cell office:value-type="float" office:value="-0.05306408">
                <text:p>-0.053064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00031968">
                <text:p>0.0400031968</text:p>
              </table:table-cell>
              <table:table-cell office:value-type="float" office:value="-0.1897072">
                <text:p>-0.1897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359341263">
                <text:p>-0.0359341263</text:p>
              </table:table-cell>
              <table:table-cell office:value-type="float" office:value="-0.17102645">
                <text:p>-0.17102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553662308">
                <text:p>-0.0553662308</text:p>
              </table:table-cell>
              <table:table-cell office:value-type="float" office:value="-0.16567892">
                <text:p>-0.165678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30133854">
                <text:p>0.0030133854</text:p>
              </table:table-cell>
              <table:table-cell office:value-type="float" office:value="-0.14520039">
                <text:p>-0.14520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80385529">
                <text:p>-0.0080385529</text:p>
              </table:table-cell>
              <table:table-cell office:value-type="float" office:value="-0.15259066">
                <text:p>-0.152590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315580937">
                <text:p>-0.0315580937</text:p>
              </table:table-cell>
              <table:table-cell office:value-type="float" office:value="-0.07516023">
                <text:p>-0.07516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02374046">
                <text:p>0.0102374046</text:p>
              </table:table-cell>
              <table:table-cell office:value-type="float" office:value="-0.14573592">
                <text:p>-0.145735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452872214">
                <text:p>-0.0452872214</text:p>
              </table:table-cell>
              <table:table-cell office:value-type="float" office:value="-0.12242742">
                <text:p>-0.122427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377879">
                <text:p>-0.08377879</text:p>
              </table:table-cell>
              <table:table-cell office:value-type="float" office:value="-0.08349324">
                <text:p>-0.083493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61544278">
                <text:p>-0.0061544278</text:p>
              </table:table-cell>
              <table:table-cell office:value-type="float" office:value="-0.14002228">
                <text:p>-0.140022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73204074">
                <text:p>0.0973204074</text:p>
              </table:table-cell>
              <table:table-cell office:value-type="float" office:value="-0.20446632">
                <text:p>-0.20446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7134126">
                <text:p>-0.007134126</text:p>
              </table:table-cell>
              <table:table-cell office:value-type="float" office:value="-0.20004988">
                <text:p>-0.200049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48407611">
                <text:p>0.0348407611</text:p>
              </table:table-cell>
              <table:table-cell office:value-type="float" office:value="-0.18460677">
                <text:p>-0.18460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4787306">
                <text:p>0.0004787306</text:p>
              </table:table-cell>
              <table:table-cell office:value-type="float" office:value="-0.13484971">
                <text:p>-0.134849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6826307">
                <text:p>0.036826307</text:p>
              </table:table-cell>
              <table:table-cell office:value-type="float" office:value="-0.16160978">
                <text:p>-0.161609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73979957">
                <text:p>0.0273979957</text:p>
              </table:table-cell>
              <table:table-cell office:value-type="float" office:value="-0.17871456">
                <text:p>-0.17871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1895698">
                <text:p>0.0111895698</text:p>
              </table:table-cell>
              <table:table-cell office:value-type="float" office:value="-0.13132879">
                <text:p>-0.13132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0335778">
                <text:p>0.050335778</text:p>
              </table:table-cell>
              <table:table-cell office:value-type="float" office:value="-0.31935682">
                <text:p>-0.319356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5079998">
                <text:p>0.0035079998</text:p>
              </table:table-cell>
              <table:table-cell office:value-type="float" office:value="-0.08660946">
                <text:p>-0.08660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61398763">
                <text:p>-0.0061398763</text:p>
              </table:table-cell>
              <table:table-cell office:value-type="float" office:value="-0.01763517">
                <text:p>-0.017635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60309891">
                <text:p>-0.0060309891</text:p>
              </table:table-cell>
              <table:table-cell office:value-type="float" office:value="-0.18095011">
                <text:p>-0.180950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129479404">
                <text:p>-0.0129479404</text:p>
              </table:table-cell>
              <table:table-cell office:value-type="float" office:value="-0.15068503">
                <text:p>-0.150685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48369425">
                <text:p>-0.048369425</text:p>
              </table:table-cell>
              <table:table-cell office:value-type="float" office:value="0.02661374">
                <text:p>0.02661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88181246">
                <text:p>0.0188181246</text:p>
              </table:table-cell>
              <table:table-cell office:value-type="float" office:value="-0.18121133">
                <text:p>-0.181211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75588276">
                <text:p>-0.0175588276</text:p>
              </table:table-cell>
              <table:table-cell office:value-type="float" office:value="-0.03546756">
                <text:p>-0.03546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1233171">
                <text:p>-0.0001233171</text:p>
              </table:table-cell>
              <table:table-cell office:value-type="float" office:value="-0.07286509">
                <text:p>-0.07286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588139101">
                <text:p>-0.0588139101</text:p>
              </table:table-cell>
              <table:table-cell office:value-type="float" office:value="-0.08898181">
                <text:p>-0.088981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692376601">
                <text:p>-0.0692376601</text:p>
              </table:table-cell>
              <table:table-cell office:value-type="float" office:value="-0.06149839">
                <text:p>-0.061498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511349411">
                <text:p>-0.0511349411</text:p>
              </table:table-cell>
              <table:table-cell office:value-type="float" office:value="-0.14037475">
                <text:p>-0.14037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45385131">
                <text:p>-0.0045385131</text:p>
              </table:table-cell>
              <table:table-cell office:value-type="float" office:value="-0.14174168">
                <text:p>-0.141741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922266451">
                <text:p>-0.0922266451</text:p>
              </table:table-cell>
              <table:table-cell office:value-type="float" office:value="-0.03660808">
                <text:p>-0.036608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132076826">
                <text:p>-0.0132076826</text:p>
              </table:table-cell>
              <table:table-cell office:value-type="float" office:value="-0.22614415">
                <text:p>-0.22614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45506445">
                <text:p>-0.045506445</text:p>
              </table:table-cell>
              <table:table-cell office:value-type="float" office:value="-0.14350567">
                <text:p>-0.143505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595648581">
                <text:p>-0.0595648581</text:p>
              </table:table-cell>
              <table:table-cell office:value-type="float" office:value="-0.08188647">
                <text:p>-0.081886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556369995">
                <text:p>-0.0556369995</text:p>
              </table:table-cell>
              <table:table-cell office:value-type="float" office:value="-0.10096561">
                <text:p>-0.100965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5649775">
                <text:p>-0.0005649775</text:p>
              </table:table-cell>
              <table:table-cell office:value-type="float" office:value="-0.15539757">
                <text:p>-0.155397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7193583">
                <text:p>-0.07193583</text:p>
              </table:table-cell>
              <table:table-cell office:value-type="float" office:value="-0.03521406">
                <text:p>-0.035214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49212812">
                <text:p>-0.0149212812</text:p>
              </table:table-cell>
              <table:table-cell office:value-type="float" office:value="-0.16670171">
                <text:p>-0.166701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712269762">
                <text:p>-0.0712269762</text:p>
              </table:table-cell>
              <table:table-cell office:value-type="float" office:value="-0.00909445">
                <text:p>-0.00909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809362836">
                <text:p>-0.0809362836</text:p>
              </table:table-cell>
              <table:table-cell office:value-type="float" office:value="-0.04577654">
                <text:p>-0.045776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09811652">
                <text:p>0.0209811652</text:p>
              </table:table-cell>
              <table:table-cell office:value-type="float" office:value="-0.30969031">
                <text:p>-0.309690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835135797">
                <text:p>-0.0835135797</text:p>
              </table:table-cell>
              <table:table-cell office:value-type="float" office:value="-0.04526098">
                <text:p>-0.045260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337824895">
                <text:p>-0.0337824895</text:p>
              </table:table-cell>
              <table:table-cell office:value-type="float" office:value="-0.15234857">
                <text:p>-0.152348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08946335">
                <text:p>0.0108946335</text:p>
              </table:table-cell>
              <table:table-cell office:value-type="float" office:value="-0.20165019">
                <text:p>-0.201650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132841733">
                <text:p>-0.1132841733</text:p>
              </table:table-cell>
              <table:table-cell office:value-type="float" office:value="0.08106979">
                <text:p>0.081069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329868206">
                <text:p>-0.0329868206</text:p>
              </table:table-cell>
              <table:table-cell office:value-type="float" office:value="-0.14857598">
                <text:p>-0.148575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19088294">
                <text:p>-0.119088294</text:p>
              </table:table-cell>
              <table:table-cell office:value-type="float" office:value="0.09714834">
                <text:p>0.09714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221803177">
                <text:p>-0.1221803177</text:p>
              </table:table-cell>
              <table:table-cell office:value-type="float" office:value="-0.10185995">
                <text:p>-0.101859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449919613">
                <text:p>-0.0449919613</text:p>
              </table:table-cell>
              <table:table-cell office:value-type="float" office:value="-0.07113438">
                <text:p>-0.071134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7732929">
                <text:p>-0.027732929</text:p>
              </table:table-cell>
              <table:table-cell office:value-type="float" office:value="-0.03233327">
                <text:p>-0.032333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731731422">
                <text:p>-0.0731731422</text:p>
              </table:table-cell>
              <table:table-cell office:value-type="float" office:value="-0.08112926">
                <text:p>-0.081129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880981894">
                <text:p>-0.0880981894</text:p>
              </table:table-cell>
              <table:table-cell office:value-type="float" office:value="-0.02957709">
                <text:p>-0.029577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23735756">
                <text:p>-0.0023735756</text:p>
              </table:table-cell>
              <table:table-cell office:value-type="float" office:value="-0.07020912">
                <text:p>-0.070209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889409466">
                <text:p>-0.0889409466</text:p>
              </table:table-cell>
              <table:table-cell office:value-type="float" office:value="-0.04451596">
                <text:p>-0.044515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57226355">
                <text:p>0.0457226355</text:p>
              </table:table-cell>
              <table:table-cell office:value-type="float" office:value="-0.22118043">
                <text:p>-0.221180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327398876">
                <text:p>-0.0327398876</text:p>
              </table:table-cell>
              <table:table-cell office:value-type="float" office:value="-0.03653339">
                <text:p>-0.036533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993336714">
                <text:p>-0.0993336714</text:p>
              </table:table-cell>
              <table:table-cell office:value-type="float" office:value="0.076322">
                <text:p>0.0763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90809145">
                <text:p>0.0290809145</text:p>
              </table:table-cell>
              <table:table-cell office:value-type="float" office:value="-0.22781573">
                <text:p>-0.227815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607736522">
                <text:p>-0.0607736522</text:p>
              </table:table-cell>
              <table:table-cell office:value-type="float" office:value="-0.07675509">
                <text:p>-0.076755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295715219">
                <text:p>-0.1295715219</text:p>
              </table:table-cell>
              <table:table-cell office:value-type="float" office:value="0.07455189">
                <text:p>0.07455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71622721">
                <text:p>0.0271622721</text:p>
              </table:table-cell>
              <table:table-cell office:value-type="float" office:value="-0.22969352">
                <text:p>-0.22969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924876713">
                <text:p>-0.0924876713</text:p>
              </table:table-cell>
              <table:table-cell office:value-type="float" office:value="-0.10030161">
                <text:p>-0.100301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808846714">
                <text:p>-0.0808846714</text:p>
              </table:table-cell>
              <table:table-cell office:value-type="float" office:value="-0.0686843">
                <text:p>-0.06868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337721308">
                <text:p>-0.0337721308</text:p>
              </table:table-cell>
              <table:table-cell office:value-type="float" office:value="-0.12934631">
                <text:p>-0.129346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486853091">
                <text:p>-0.0486853091</text:p>
              </table:table-cell>
              <table:table-cell office:value-type="float" office:value="-0.10587979">
                <text:p>-0.105879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38501529">
                <text:p>-0.0338501529</text:p>
              </table:table-cell>
              <table:table-cell office:value-type="float" office:value="-0.17511506">
                <text:p>-0.175115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647650382">
                <text:p>-0.0647650382</text:p>
              </table:table-cell>
              <table:table-cell office:value-type="float" office:value="0.00870784">
                <text:p>0.008707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546075707">
                <text:p>-0.0546075707</text:p>
              </table:table-cell>
              <table:table-cell office:value-type="float" office:value="-0.14267726">
                <text:p>-0.142677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75986802">
                <text:p>0.0275986802</text:p>
              </table:table-cell>
              <table:table-cell office:value-type="float" office:value="-0.18207843">
                <text:p>-0.182078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36875365">
                <text:p>0.0936875365</text:p>
              </table:table-cell>
              <table:table-cell office:value-type="float" office:value="-0.34551094">
                <text:p>-0.345510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424148137">
                <text:p>-0.1424148137</text:p>
              </table:table-cell>
              <table:table-cell office:value-type="float" office:value="-0.00560988">
                <text:p>-0.005609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06457987">
                <text:p>-0.0506457987</text:p>
              </table:table-cell>
              <table:table-cell office:value-type="float" office:value="-0.02689315">
                <text:p>-0.026893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017495763">
                <text:p>-0.1017495763</text:p>
              </table:table-cell>
              <table:table-cell office:value-type="float" office:value="-0.01920566">
                <text:p>-0.019205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04423521">
                <text:p>-0.104423521</text:p>
              </table:table-cell>
              <table:table-cell office:value-type="float" office:value="-0.06813861">
                <text:p>-0.068138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48824802">
                <text:p>0.0748824802</text:p>
              </table:table-cell>
              <table:table-cell office:value-type="float" office:value="-0.23354937">
                <text:p>-0.233549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424220184">
                <text:p>-0.0424220184</text:p>
              </table:table-cell>
              <table:table-cell office:value-type="float" office:value="-0.13192458">
                <text:p>-0.131924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24228082">
                <text:p>0.0724228082</text:p>
              </table:table-cell>
              <table:table-cell office:value-type="float" office:value="-0.17405686">
                <text:p>-0.174056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1790983">
                <text:p>-0.0001790983</text:p>
              </table:table-cell>
              <table:table-cell office:value-type="float" office:value="-0.18543321">
                <text:p>-0.185433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7684761">
                <text:p>0.0087684761</text:p>
              </table:table-cell>
              <table:table-cell office:value-type="float" office:value="-0.16170417">
                <text:p>-0.161704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237400599">
                <text:p>-0.0237400599</text:p>
              </table:table-cell>
              <table:table-cell office:value-type="float" office:value="-0.0320262">
                <text:p>-0.03202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644565876">
                <text:p>-0.0644565876</text:p>
              </table:table-cell>
              <table:table-cell office:value-type="float" office:value="-0.00583349">
                <text:p>-0.00583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66724113">
                <text:p>-0.0066724113</text:p>
              </table:table-cell>
              <table:table-cell office:value-type="float" office:value="-0.11593262">
                <text:p>-0.115932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14373105">
                <text:p>-0.014373105</text:p>
              </table:table-cell>
              <table:table-cell office:value-type="float" office:value="-0.10894135">
                <text:p>-0.108941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17544059">
                <text:p>0.0617544059</text:p>
              </table:table-cell>
              <table:table-cell office:value-type="float" office:value="-0.26547439">
                <text:p>-0.265474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00330804">
                <text:p>0.0600330804</text:p>
              </table:table-cell>
              <table:table-cell office:value-type="float" office:value="-0.37049487">
                <text:p>-0.370494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210226059">
                <text:p>0.1210226059</text:p>
              </table:table-cell>
              <table:table-cell office:value-type="float" office:value="-0.30421928">
                <text:p>-0.304219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485901237">
                <text:p>0.1485901237</text:p>
              </table:table-cell>
              <table:table-cell office:value-type="float" office:value="-0.23852369">
                <text:p>-0.238523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129103169">
                <text:p>-0.0129103169</text:p>
              </table:table-cell>
              <table:table-cell office:value-type="float" office:value="-0.11710989">
                <text:p>-0.117109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13510304">
                <text:p>0.0213510304</text:p>
              </table:table-cell>
              <table:table-cell office:value-type="float" office:value="-0.09563608">
                <text:p>-0.095636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053661315">
                <text:p>0.1053661315</text:p>
              </table:table-cell>
              <table:table-cell office:value-type="float" office:value="-0.17676915">
                <text:p>-0.176769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64010644">
                <text:p>-0.0264010644</text:p>
              </table:table-cell>
              <table:table-cell office:value-type="float" office:value="-0.12776819">
                <text:p>-0.12776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50080898">
                <text:p>0.0150080898</text:p>
              </table:table-cell>
              <table:table-cell office:value-type="float" office:value="-0.14675123">
                <text:p>-0.146751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76454675">
                <text:p>0.0376454675</text:p>
              </table:table-cell>
              <table:table-cell office:value-type="float" office:value="-0.18193341">
                <text:p>-0.181933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56682465">
                <text:p>-0.0056682465</text:p>
              </table:table-cell>
              <table:table-cell office:value-type="float" office:value="-0.13198315">
                <text:p>-0.13198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316568811">
                <text:p>-0.0316568811</text:p>
              </table:table-cell>
              <table:table-cell office:value-type="float" office:value="-0.06405142">
                <text:p>-0.064051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80924566">
                <text:p>-0.0080924566</text:p>
              </table:table-cell>
              <table:table-cell office:value-type="float" office:value="-0.20052681">
                <text:p>-0.200526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1329157">
                <text:p>-0.001329157</text:p>
              </table:table-cell>
              <table:table-cell office:value-type="float" office:value="-0.04214113">
                <text:p>-0.042141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18096276">
                <text:p>-0.018096276</text:p>
              </table:table-cell>
              <table:table-cell office:value-type="float" office:value="-0.15689629">
                <text:p>-0.156896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936199689">
                <text:p>-0.0936199689</text:p>
              </table:table-cell>
              <table:table-cell office:value-type="float" office:value="-0.00809569">
                <text:p>-0.008095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1545289543">
                <text:p>-0.1545289543</text:p>
              </table:table-cell>
              <table:table-cell office:value-type="float" office:value="-0.03170288">
                <text:p>-0.031702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307161045">
                <text:p>-0.0307161045</text:p>
              </table:table-cell>
              <table:table-cell office:value-type="float" office:value="-0.06860487">
                <text:p>-0.068604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27874877">
                <text:p>0.0227874877</text:p>
              </table:table-cell>
              <table:table-cell office:value-type="float" office:value="-0.19465113">
                <text:p>-0.194651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425505925">
                <text:p>-0.0425505925</text:p>
              </table:table-cell>
              <table:table-cell office:value-type="float" office:value="-0.02673198">
                <text:p>-0.026731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523374097">
                <text:p>-0.0523374097</text:p>
              </table:table-cell>
              <table:table-cell office:value-type="float" office:value="-0.07191988">
                <text:p>-0.07191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416475335">
                <text:p>-0.1416475335</text:p>
              </table:table-cell>
              <table:table-cell office:value-type="float" office:value="0.00519388">
                <text:p>0.005193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280865408">
                <text:p>-0.1280865408</text:p>
              </table:table-cell>
              <table:table-cell office:value-type="float" office:value="0.02973805">
                <text:p>0.029738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163371229">
                <text:p>-0.1163371229</text:p>
              </table:table-cell>
              <table:table-cell office:value-type="float" office:value="-0.02585713">
                <text:p>-0.02585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177430497">
                <text:p>-0.2177430497</text:p>
              </table:table-cell>
              <table:table-cell office:value-type="float" office:value="0.17798401">
                <text:p>0.177984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802268125">
                <text:p>-0.2802268125</text:p>
              </table:table-cell>
              <table:table-cell office:value-type="float" office:value="0.29469318">
                <text:p>0.29469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916769896">
                <text:p>-0.0916769896</text:p>
              </table:table-cell>
              <table:table-cell office:value-type="float" office:value="-0.06338627">
                <text:p>-0.063386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94902236">
                <text:p>-0.094902236</text:p>
              </table:table-cell>
              <table:table-cell office:value-type="float" office:value="-0.01032714">
                <text:p>-0.01032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2095983022">
                <text:p>-0.2095983022</text:p>
              </table:table-cell>
              <table:table-cell office:value-type="float" office:value="0.16568773">
                <text:p>0.165687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381181367">
                <text:p>-0.1381181367</text:p>
              </table:table-cell>
              <table:table-cell office:value-type="float" office:value="-0.01550377">
                <text:p>-0.015503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2081466974">
                <text:p>-0.2081466974</text:p>
              </table:table-cell>
              <table:table-cell office:value-type="float" office:value="0.01906615">
                <text:p>0.019066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2698879358">
                <text:p>-0.2698879358</text:p>
              </table:table-cell>
              <table:table-cell office:value-type="float" office:value="0.04571262">
                <text:p>0.045712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59155812">
                <text:p>0.4059155812</text:p>
              </table:table-cell>
              <table:table-cell office:value-type="float" office:value="0.005509">
                <text:p>0.0055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465871317">
                <text:p>-0.0465871317</text:p>
              </table:table-cell>
              <table:table-cell office:value-type="float" office:value="0.16349018">
                <text:p>0.163490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78710353">
                <text:p>0.0178710353</text:p>
              </table:table-cell>
              <table:table-cell office:value-type="float" office:value="0.08841225">
                <text:p>0.088412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08162288">
                <text:p>0.0108162288</text:p>
              </table:table-cell>
              <table:table-cell office:value-type="float" office:value="0.12837687">
                <text:p>0.128376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43843038">
                <text:p>0.0643843038</text:p>
              </table:table-cell>
              <table:table-cell office:value-type="float" office:value="-0.04491697">
                <text:p>-0.044916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59854512">
                <text:p>0.1659854512</text:p>
              </table:table-cell>
              <table:table-cell office:value-type="float" office:value="-0.22605064">
                <text:p>-0.226050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69822678">
                <text:p>0.0769822678</text:p>
              </table:table-cell>
              <table:table-cell office:value-type="float" office:value="0.00620509">
                <text:p>0.006205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497693162">
                <text:p>0.1497693162</text:p>
              </table:table-cell>
              <table:table-cell office:value-type="float" office:value="-0.18481879">
                <text:p>-0.18481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851284113">
                <text:p>0.0851284113</text:p>
              </table:table-cell>
              <table:table-cell office:value-type="float" office:value="0.02870742">
                <text:p>0.028707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81003384">
                <text:p>0.1581003384</text:p>
              </table:table-cell>
              <table:table-cell office:value-type="float" office:value="-0.08810202">
                <text:p>-0.088102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36266075">
                <text:p>0.1036266075</text:p>
              </table:table-cell>
              <table:table-cell office:value-type="float" office:value="-0.08014772">
                <text:p>-0.080147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83649305">
                <text:p>0.1683649305</text:p>
              </table:table-cell>
              <table:table-cell office:value-type="float" office:value="-0.07059722">
                <text:p>-0.070597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803199757">
                <text:p>0.0803199757</text:p>
              </table:table-cell>
              <table:table-cell office:value-type="float" office:value="0.02847004">
                <text:p>0.028470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704316542">
                <text:p>0.1704316542</text:p>
              </table:table-cell>
              <table:table-cell office:value-type="float" office:value="-0.07272055">
                <text:p>-0.072720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728566848">
                <text:p>0.1728566848</text:p>
              </table:table-cell>
              <table:table-cell office:value-type="float" office:value="-0.11789137">
                <text:p>-0.11789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80100937">
                <text:p>0.1980100937</text:p>
              </table:table-cell>
              <table:table-cell office:value-type="float" office:value="-0.17921972">
                <text:p>-0.179219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471065189">
                <text:p>0.1471065189</text:p>
              </table:table-cell>
              <table:table-cell office:value-type="float" office:value="-0.14291579">
                <text:p>-0.142915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181297745">
                <text:p>0.2181297745</text:p>
              </table:table-cell>
              <table:table-cell office:value-type="float" office:value="-0.14306893">
                <text:p>-0.143068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411564767">
                <text:p>0.1411564767</text:p>
              </table:table-cell>
              <table:table-cell office:value-type="float" office:value="0.00237402">
                <text:p>0.002374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971475777">
                <text:p>0.1971475777</text:p>
              </table:table-cell>
              <table:table-cell office:value-type="float" office:value="-0.09365564">
                <text:p>-0.093655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30490007">
                <text:p>0.1730490007</text:p>
              </table:table-cell>
              <table:table-cell office:value-type="float" office:value="-0.02026535">
                <text:p>-0.020265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5079696">
                <text:p>0.195079696</text:p>
              </table:table-cell>
              <table:table-cell office:value-type="float" office:value="-0.13408401">
                <text:p>-0.134084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363994785">
                <text:p>0.3363994785</text:p>
              </table:table-cell>
              <table:table-cell office:value-type="float" office:value="-0.27552493">
                <text:p>-0.275524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176648018">
                <text:p>0.4176648018</text:p>
              </table:table-cell>
              <table:table-cell office:value-type="float" office:value="-0.32266397">
                <text:p>-0.322663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817519944">
                <text:p>0.2817519944</text:p>
              </table:table-cell>
              <table:table-cell office:value-type="float" office:value="-0.27097171">
                <text:p>-0.270971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573505502">
                <text:p>0.3573505502</text:p>
              </table:table-cell>
              <table:table-cell office:value-type="float" office:value="-0.37160155">
                <text:p>-0.371601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363898377">
                <text:p>0.3363898377</text:p>
              </table:table-cell>
              <table:table-cell office:value-type="float" office:value="-0.14641785">
                <text:p>-0.146417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697029885">
                <text:p>0.3697029885</text:p>
              </table:table-cell>
              <table:table-cell office:value-type="float" office:value="-0.38468013">
                <text:p>-0.384680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606907731">
                <text:p>0.3606907731</text:p>
              </table:table-cell>
              <table:table-cell office:value-type="float" office:value="-0.32858645">
                <text:p>-0.32858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918094126">
                <text:p>0.3918094126</text:p>
              </table:table-cell>
              <table:table-cell office:value-type="float" office:value="-0.39429329">
                <text:p>-0.394293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494419862">
                <text:p>0.3494419862</text:p>
              </table:table-cell>
              <table:table-cell office:value-type="float" office:value="-0.3282707">
                <text:p>-0.32827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641393303">
                <text:p>0.4641393303</text:p>
              </table:table-cell>
              <table:table-cell office:value-type="float" office:value="-0.44567574">
                <text:p>-0.445675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070603916">
                <text:p>0.4070603916</text:p>
              </table:table-cell>
              <table:table-cell office:value-type="float" office:value="-0.33868112">
                <text:p>-0.33868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1680082">
                <text:p>0.481680082</text:p>
              </table:table-cell>
              <table:table-cell office:value-type="float" office:value="-0.45347894">
                <text:p>-0.453478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176501443">
                <text:p>0.4176501443</text:p>
              </table:table-cell>
              <table:table-cell office:value-type="float" office:value="-0.42863106">
                <text:p>-0.428631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655914002">
                <text:p>0.2655914002</text:p>
              </table:table-cell>
              <table:table-cell office:value-type="float" office:value="-0.22683151">
                <text:p>-0.226831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274696934">
                <text:p>0.4274696934</text:p>
              </table:table-cell>
              <table:table-cell office:value-type="float" office:value="-0.41729074">
                <text:p>-0.417290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48390003">
                <text:p>0.3148390003</text:p>
              </table:table-cell>
              <table:table-cell office:value-type="float" office:value="-0.30870295">
                <text:p>-0.308702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75777587">
                <text:p>0.3875777587</text:p>
              </table:table-cell>
              <table:table-cell office:value-type="float" office:value="-0.2919232">
                <text:p>-0.29192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279683668">
                <text:p>0.3279683668</text:p>
              </table:table-cell>
              <table:table-cell office:value-type="float" office:value="-0.24540172">
                <text:p>-0.245401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85950168">
                <text:p>0.2985950168</text:p>
              </table:table-cell>
              <table:table-cell office:value-type="float" office:value="-0.19405967">
                <text:p>-0.194059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457985679">
                <text:p>0.3457985679</text:p>
              </table:table-cell>
              <table:table-cell office:value-type="float" office:value="-0.29477108">
                <text:p>-0.29477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639339647">
                <text:p>0.3639339647</text:p>
              </table:table-cell>
              <table:table-cell office:value-type="float" office:value="-0.24957456">
                <text:p>-0.249574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7213687">
                <text:p>0.27213687</text:p>
              </table:table-cell>
              <table:table-cell office:value-type="float" office:value="-0.1174164">
                <text:p>-0.11741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193441438">
                <text:p>0.2193441438</text:p>
              </table:table-cell>
              <table:table-cell office:value-type="float" office:value="-0.06338959">
                <text:p>-0.063389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815068671">
                <text:p>0.1815068671</text:p>
              </table:table-cell>
              <table:table-cell office:value-type="float" office:value="-0.06580187">
                <text:p>-0.065801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782929769">
                <text:p>0.1782929769</text:p>
              </table:table-cell>
              <table:table-cell office:value-type="float" office:value="-0.07185979">
                <text:p>-0.071859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137219421">
                <text:p>0.1137219421</text:p>
              </table:table-cell>
              <table:table-cell office:value-type="float" office:value="0.06121665">
                <text:p>0.061216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362191989">
                <text:p>0.2362191989</text:p>
              </table:table-cell>
              <table:table-cell office:value-type="float" office:value="-0.1252151">
                <text:p>-0.12521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897537564">
                <text:p>0.0897537564</text:p>
              </table:table-cell>
              <table:table-cell office:value-type="float" office:value="0.13443522">
                <text:p>0.134435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6399496">
                <text:p>0.196399496</text:p>
              </table:table-cell>
              <table:table-cell office:value-type="float" office:value="-0.0781492">
                <text:p>-0.07814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97235915">
                <text:p>0.1397235915</text:p>
              </table:table-cell>
              <table:table-cell office:value-type="float" office:value="-0.04691233">
                <text:p>-0.046912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749625499">
                <text:p>0.0749625499</text:p>
              </table:table-cell>
              <table:table-cell office:value-type="float" office:value="-0.00778983">
                <text:p>-0.00778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4359097">
                <text:p>0.0024359097</text:p>
              </table:table-cell>
              <table:table-cell office:value-type="float" office:value="0.1310728">
                <text:p>0.13107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287492094">
                <text:p>-0.0287492094</text:p>
              </table:table-cell>
              <table:table-cell office:value-type="float" office:value="0.19332429">
                <text:p>0.193324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127752634">
                <text:p>-0.1127752634</text:p>
              </table:table-cell>
              <table:table-cell office:value-type="float" office:value="0.25268827">
                <text:p>0.252688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613067255">
                <text:p>-0.0613067255</text:p>
              </table:table-cell>
              <table:table-cell office:value-type="float" office:value="0.30405632">
                <text:p>0.304056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2043906448">
                <text:p>-0.2043906448</text:p>
              </table:table-cell>
              <table:table-cell office:value-type="float" office:value="0.377435">
                <text:p>0.3774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264719122">
                <text:p>-0.264719122</text:p>
              </table:table-cell>
              <table:table-cell office:value-type="float" office:value="0.50068151">
                <text:p>0.500681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3331473045">
                <text:p>-0.3331473045</text:p>
              </table:table-cell>
              <table:table-cell office:value-type="float" office:value="0.52807347">
                <text:p>0.528073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4053067778">
                <text:p>-0.4053067778</text:p>
              </table:table-cell>
              <table:table-cell office:value-type="float" office:value="0.67418286">
                <text:p>0.674182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926486494">
                <text:p>-0.3926486494</text:p>
              </table:table-cell>
              <table:table-cell office:value-type="float" office:value="0.48228439">
                <text:p>0.482284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3783862887">
                <text:p>-0.3783862887</text:p>
              </table:table-cell>
              <table:table-cell office:value-type="float" office:value="0.5127716">
                <text:p>0.51277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589019291">
                <text:p>-0.4589019291</text:p>
              </table:table-cell>
              <table:table-cell office:value-type="float" office:value="0.58017257">
                <text:p>0.580172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4770852704">
                <text:p>-0.4770852704</text:p>
              </table:table-cell>
              <table:table-cell office:value-type="float" office:value="0.59151489">
                <text:p>0.591514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4870817573">
                <text:p>-0.4870817573</text:p>
              </table:table-cell>
              <table:table-cell office:value-type="float" office:value="0.72177604">
                <text:p>0.721776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5747730518">
                <text:p>-0.5747730518</text:p>
              </table:table-cell>
              <table:table-cell office:value-type="float" office:value="0.71335954">
                <text:p>0.713359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62587078">
                <text:p>-0.62587078</text:p>
              </table:table-cell>
              <table:table-cell office:value-type="float" office:value="0.85285896">
                <text:p>0.852858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5937081936">
                <text:p>-0.5937081936</text:p>
              </table:table-cell>
              <table:table-cell office:value-type="float" office:value="0.74705914">
                <text:p>0.747059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6320043183">
                <text:p>-0.6320043183</text:p>
              </table:table-cell>
              <table:table-cell office:value-type="float" office:value="0.83763063">
                <text:p>0.837630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6889957002">
                <text:p>-0.6889957002</text:p>
              </table:table-cell>
              <table:table-cell office:value-type="float" office:value="0.96345192">
                <text:p>0.963451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7376981176">
                <text:p>-0.7376981176</text:p>
              </table:table-cell>
              <table:table-cell office:value-type="float" office:value="0.92891388">
                <text:p>0.928913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7556829562">
                <text:p>-0.7556829562</text:p>
              </table:table-cell>
              <table:table-cell office:value-type="float" office:value="0.97080543">
                <text:p>0.970805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695819772">
                <text:p>-0.695819772</text:p>
              </table:table-cell>
              <table:table-cell office:value-type="float" office:value="0.90600772">
                <text:p>0.90600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8090726859">
                <text:p>-0.8090726859</text:p>
              </table:table-cell>
              <table:table-cell office:value-type="float" office:value="1.17285313">
                <text:p>1.172853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7288258235">
                <text:p>-0.7288258235</text:p>
              </table:table-cell>
              <table:table-cell office:value-type="float" office:value="0.90985898">
                <text:p>0.909858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8070216702">
                <text:p>-0.8070216702</text:p>
              </table:table-cell>
              <table:table-cell office:value-type="float" office:value="1.05180007">
                <text:p>1.051800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7279513874">
                <text:p>-0.7279513874</text:p>
              </table:table-cell>
              <table:table-cell office:value-type="float" office:value="0.93843574">
                <text:p>0.938435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684351053">
                <text:p>-0.8684351053</text:p>
              </table:table-cell>
              <table:table-cell office:value-type="float" office:value="1.09346163">
                <text:p>1.093461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623311741">
                <text:p>-0.7623311741</text:p>
              </table:table-cell>
              <table:table-cell office:value-type="float" office:value="1.02716982">
                <text:p>1.027169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8156887342">
                <text:p>-0.8156887342</text:p>
              </table:table-cell>
              <table:table-cell office:value-type="float" office:value="0.95508526">
                <text:p>0.955085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8412789963">
                <text:p>-0.8412789963</text:p>
              </table:table-cell>
              <table:table-cell office:value-type="float" office:value="1.01651229">
                <text:p>1.016512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8563887523">
                <text:p>-0.8563887523</text:p>
              </table:table-cell>
              <table:table-cell office:value-type="float" office:value="1.03816981">
                <text:p>1.038169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8165039173">
                <text:p>-0.8165039173</text:p>
              </table:table-cell>
              <table:table-cell office:value-type="float" office:value="1.02288972">
                <text:p>1.022889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7748093723">
                <text:p>-0.7748093723</text:p>
              </table:table-cell>
              <table:table-cell office:value-type="float" office:value="0.95659778">
                <text:p>0.956597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7521263556">
                <text:p>-0.7521263556</text:p>
              </table:table-cell>
              <table:table-cell office:value-type="float" office:value="0.93234883">
                <text:p>0.932348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6827220001">
                <text:p>-0.6827220001</text:p>
              </table:table-cell>
              <table:table-cell office:value-type="float" office:value="0.83119055">
                <text:p>0.831190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7023028688">
                <text:p>-0.7023028688</text:p>
              </table:table-cell>
              <table:table-cell office:value-type="float" office:value="0.93109581">
                <text:p>0.931095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7121386567">
                <text:p>-0.7121386567</text:p>
              </table:table-cell>
              <table:table-cell office:value-type="float" office:value="1.03850655">
                <text:p>1.038506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6860914838">
                <text:p>-0.6860914838</text:p>
              </table:table-cell>
              <table:table-cell office:value-type="float" office:value="0.95292642">
                <text:p>0.952926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6402668904">
                <text:p>-0.6402668904</text:p>
              </table:table-cell>
              <table:table-cell office:value-type="float" office:value="0.9473664">
                <text:p>0.94736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624411407">
                <text:p>-0.7624411407</text:p>
              </table:table-cell>
              <table:table-cell office:value-type="float" office:value="1.01965899">
                <text:p>1.019658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7299186905">
                <text:p>-0.7299186905</text:p>
              </table:table-cell>
              <table:table-cell office:value-type="float" office:value="0.9266256">
                <text:p>0.92662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6995601544">
                <text:p>-0.6995601544</text:p>
              </table:table-cell>
              <table:table-cell office:value-type="float" office:value="0.87691291">
                <text:p>0.876912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6411665226">
                <text:p>-0.6411665226</text:p>
              </table:table-cell>
              <table:table-cell office:value-type="float" office:value="0.73228353">
                <text:p>0.732283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688904425">
                <text:p>-0.5688904425</text:p>
              </table:table-cell>
              <table:table-cell office:value-type="float" office:value="0.70394546">
                <text:p>0.703945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6003304296">
                <text:p>-0.6003304296</text:p>
              </table:table-cell>
              <table:table-cell office:value-type="float" office:value="0.7701752">
                <text:p>0.77017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5306774902">
                <text:p>-0.5306774902</text:p>
              </table:table-cell>
              <table:table-cell office:value-type="float" office:value="0.72650082">
                <text:p>0.726500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4989444747">
                <text:p>-0.4989444747</text:p>
              </table:table-cell>
              <table:table-cell office:value-type="float" office:value="0.57114545">
                <text:p>0.571145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4684048384">
                <text:p>-0.4684048384</text:p>
              </table:table-cell>
              <table:table-cell office:value-type="float" office:value="0.60846142">
                <text:p>0.608461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3968203412">
                <text:p>-0.3968203412</text:p>
              </table:table-cell>
              <table:table-cell office:value-type="float" office:value="0.57914745">
                <text:p>0.579147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3666986981">
                <text:p>-0.3666986981</text:p>
              </table:table-cell>
              <table:table-cell office:value-type="float" office:value="0.49101991">
                <text:p>0.49101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3243197261">
                <text:p>-0.3243197261</text:p>
              </table:table-cell>
              <table:table-cell office:value-type="float" office:value="0.45537616">
                <text:p>0.455376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3525147857">
                <text:p>-0.3525147857</text:p>
              </table:table-cell>
              <table:table-cell office:value-type="float" office:value="0.50272701">
                <text:p>0.502727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3147267468">
                <text:p>-0.3147267468</text:p>
              </table:table-cell>
              <table:table-cell office:value-type="float" office:value="0.66919524">
                <text:p>0.669195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4190131351">
                <text:p>-0.4190131351</text:p>
              </table:table-cell>
              <table:table-cell office:value-type="float" office:value="0.66818229">
                <text:p>0.668182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3654463806">
                <text:p>-0.3654463806</text:p>
              </table:table-cell>
              <table:table-cell office:value-type="float" office:value="0.64309593">
                <text:p>0.643095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374887047">
                <text:p>-0.374887047</text:p>
              </table:table-cell>
              <table:table-cell office:value-type="float" office:value="0.56702903">
                <text:p>0.567029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3074673027">
                <text:p>-0.3074673027</text:p>
              </table:table-cell>
              <table:table-cell office:value-type="float" office:value="0.53075249">
                <text:p>0.530752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2643480719">
                <text:p>-0.2643480719</text:p>
              </table:table-cell>
              <table:table-cell office:value-type="float" office:value="0.40625688">
                <text:p>0.406256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898295601">
                <text:p>-0.2898295601</text:p>
              </table:table-cell>
              <table:table-cell office:value-type="float" office:value="0.41342488">
                <text:p>0.413424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880657054">
                <text:p>-0.2880657054</text:p>
              </table:table-cell>
              <table:table-cell office:value-type="float" office:value="0.46898294">
                <text:p>0.468982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383093595">
                <text:p>-0.2383093595</text:p>
              </table:table-cell>
              <table:table-cell office:value-type="float" office:value="0.3739739">
                <text:p>0.37397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016402129">
                <text:p>-0.2016402129</text:p>
              </table:table-cell>
              <table:table-cell office:value-type="float" office:value="0.30656152">
                <text:p>0.306561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2582174023">
                <text:p>-0.2582174023</text:p>
              </table:table-cell>
              <table:table-cell office:value-type="float" office:value="0.4151128">
                <text:p>0.41511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109778979">
                <text:p>-0.2109778979</text:p>
              </table:table-cell>
              <table:table-cell office:value-type="float" office:value="0.3022332">
                <text:p>0.30223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3147573938">
                <text:p>-0.3147573938</text:p>
              </table:table-cell>
              <table:table-cell office:value-type="float" office:value="0.48570904">
                <text:p>0.485709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2391295587">
                <text:p>-0.2391295587</text:p>
              </table:table-cell>
              <table:table-cell office:value-type="float" office:value="0.40315312">
                <text:p>0.403153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69451626">
                <text:p>-0.169451626</text:p>
              </table:table-cell>
              <table:table-cell office:value-type="float" office:value="0.37467273">
                <text:p>0.374672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2140589898">
                <text:p>-0.2140589898</text:p>
              </table:table-cell>
              <table:table-cell office:value-type="float" office:value="0.43936468">
                <text:p>0.439364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470941847">
                <text:p>-0.1470941847</text:p>
              </table:table-cell>
              <table:table-cell office:value-type="float" office:value="0.31456545">
                <text:p>0.314565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319548548">
                <text:p>-0.1319548548</text:p>
              </table:table-cell>
              <table:table-cell office:value-type="float" office:value="0.3591546">
                <text:p>0.35915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926708142">
                <text:p>-0.1926708142</text:p>
              </table:table-cell>
              <table:table-cell office:value-type="float" office:value="0.42305969">
                <text:p>0.423059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1405991888">
                <text:p>-0.1405991888</text:p>
              </table:table-cell>
              <table:table-cell office:value-type="float" office:value="0.2570425">
                <text:p>0.2570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807413629">
                <text:p>-0.1807413629</text:p>
              </table:table-cell>
              <table:table-cell office:value-type="float" office:value="0.24260634">
                <text:p>0.242606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2459181172">
                <text:p>-0.2459181172</text:p>
              </table:table-cell>
              <table:table-cell office:value-type="float" office:value="0.39467567">
                <text:p>0.394675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806179654">
                <text:p>-0.1806179654</text:p>
              </table:table-cell>
              <table:table-cell office:value-type="float" office:value="0.30142388">
                <text:p>0.301423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2536703145">
                <text:p>-0.2536703145</text:p>
              </table:table-cell>
              <table:table-cell office:value-type="float" office:value="0.4606618">
                <text:p>0.46066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923933254">
                <text:p>-0.2923933254</text:p>
              </table:table-cell>
              <table:table-cell office:value-type="float" office:value="0.39872397">
                <text:p>0.398723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934996039">
                <text:p>-0.1934996039</text:p>
              </table:table-cell>
              <table:table-cell office:value-type="float" office:value="0.21499147">
                <text:p>0.214991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422551378">
                <text:p>-0.2422551378</text:p>
              </table:table-cell>
              <table:table-cell office:value-type="float" office:value="0.35731217">
                <text:p>0.357312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2531346471">
                <text:p>-0.2531346471</text:p>
              </table:table-cell>
              <table:table-cell office:value-type="float" office:value="0.32712457">
                <text:p>0.327124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2885303628">
                <text:p>-0.2885303628</text:p>
              </table:table-cell>
              <table:table-cell office:value-type="float" office:value="0.40185888">
                <text:p>0.401858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2449799893">
                <text:p>-0.2449799893</text:p>
              </table:table-cell>
              <table:table-cell office:value-type="float" office:value="0.34830113">
                <text:p>0.348301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573457074">
                <text:p>-0.1573457074</text:p>
              </table:table-cell>
              <table:table-cell office:value-type="float" office:value="0.34826858">
                <text:p>0.348268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456957596">
                <text:p>-0.1456957596</text:p>
              </table:table-cell>
              <table:table-cell office:value-type="float" office:value="0.34144466">
                <text:p>0.341444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114688069">
                <text:p>-0.1114688069</text:p>
              </table:table-cell>
              <table:table-cell office:value-type="float" office:value="0.27614025">
                <text:p>0.276140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166856619">
                <text:p>-0.1166856619</text:p>
              </table:table-cell>
              <table:table-cell office:value-type="float" office:value="0.24712075">
                <text:p>0.247120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371882523">
                <text:p>-0.1371882523</text:p>
              </table:table-cell>
              <table:table-cell office:value-type="float" office:value="0.29990267">
                <text:p>0.299902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38340691">
                <text:p>-0.038340691</text:p>
              </table:table-cell>
              <table:table-cell office:value-type="float" office:value="-0.00994946">
                <text:p>-0.009949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06666108">
                <text:p>0.0606666108</text:p>
              </table:table-cell>
              <table:table-cell office:value-type="float" office:value="-0.16670555">
                <text:p>-0.166705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308405015">
                <text:p>0.1308405015</text:p>
              </table:table-cell>
              <table:table-cell office:value-type="float" office:value="-0.1897079">
                <text:p>-0.18970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74681552">
                <text:p>0.0874681552</text:p>
              </table:table-cell>
              <table:table-cell office:value-type="float" office:value="-0.0906445">
                <text:p>-0.09064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323086024">
                <text:p>0.1323086024</text:p>
              </table:table-cell>
              <table:table-cell office:value-type="float" office:value="-0.19850361">
                <text:p>-0.198503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376875839">
                <text:p>0.1376875839</text:p>
              </table:table-cell>
              <table:table-cell office:value-type="float" office:value="-0.06297878">
                <text:p>-0.062978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53698846">
                <text:p>0.0353698846</text:p>
              </table:table-cell>
              <table:table-cell office:value-type="float" office:value="0.09561907">
                <text:p>0.095619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541819927">
                <text:p>-0.1541819927</text:p>
              </table:table-cell>
              <table:table-cell office:value-type="float" office:value="0.65383912">
                <text:p>0.653839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2318616389">
                <text:p>-0.2318616389</text:p>
              </table:table-cell>
              <table:table-cell office:value-type="float" office:value="0.65996427">
                <text:p>0.659964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5390850751">
                <text:p>-0.5390850751</text:p>
              </table:table-cell>
              <table:table-cell office:value-type="float" office:value="1.24931355">
                <text:p>1.249313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8177806311">
                <text:p>-0.8177806311</text:p>
              </table:table-cell>
              <table:table-cell office:value-type="float" office:value="1.74848864">
                <text:p>1.748488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2552925224">
                <text:p>-1.2552925224</text:p>
              </table:table-cell>
              <table:table-cell office:value-type="float" office:value="2.38153739">
                <text:p>2.381537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293538377">
                <text:p>-1.293538377</text:p>
              </table:table-cell>
              <table:table-cell office:value-type="float" office:value="2.19489653">
                <text:p>2.194896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4272174079">
                <text:p>-1.4272174079</text:p>
              </table:table-cell>
              <table:table-cell office:value-type="float" office:value="2.30975775">
                <text:p>2.309757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3724637268">
                <text:p>-1.3724637268</text:p>
              </table:table-cell>
              <table:table-cell office:value-type="float" office:value="1.82101536">
                <text:p>1.821015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3522545282">
                <text:p>-1.3522545282</text:p>
              </table:table-cell>
              <table:table-cell office:value-type="float" office:value="1.63636257">
                <text:p>1.636362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1829954773">
                <text:p>-1.1829954773</text:p>
              </table:table-cell>
              <table:table-cell office:value-type="float" office:value="1.3115439">
                <text:p>1.31154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8973665107">
                <text:p>-0.8973665107</text:p>
              </table:table-cell>
              <table:table-cell office:value-type="float" office:value="0.60667733">
                <text:p>0.606677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692688221">
                <text:p>-0.692688221</text:p>
              </table:table-cell>
              <table:table-cell office:value-type="float" office:value="0.42388837">
                <text:p>0.423888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5122568579">
                <text:p>-0.5122568579</text:p>
              </table:table-cell>
              <table:table-cell office:value-type="float" office:value="0.1065119">
                <text:p>0.10651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4115076166">
                <text:p>-0.4115076166</text:p>
              </table:table-cell>
              <table:table-cell office:value-type="float" office:value="-0.09805502">
                <text:p>-0.098055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2373560103">
                <text:p>-0.2373560103</text:p>
              </table:table-cell>
              <table:table-cell office:value-type="float" office:value="-0.18162811">
                <text:p>-0.181628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858995371">
                <text:p>-0.0858995371</text:p>
              </table:table-cell>
              <table:table-cell office:value-type="float" office:value="-0.37433666">
                <text:p>-0.374336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042334883">
                <text:p>-0.0042334883</text:p>
              </table:table-cell>
              <table:table-cell office:value-type="float" office:value="-0.31408031">
                <text:p>-0.314080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88006866">
                <text:p>0.088006866</text:p>
              </table:table-cell>
              <table:table-cell office:value-type="float" office:value="-0.4136674">
                <text:p>-0.41366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1303822">
                <text:p>0.061303822</text:p>
              </table:table-cell>
              <table:table-cell office:value-type="float" office:value="-0.17993845">
                <text:p>-0.179938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799331399">
                <text:p>0.0799331399</text:p>
              </table:table-cell>
              <table:table-cell office:value-type="float" office:value="-0.12025465">
                <text:p>-0.120254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28653348">
                <text:p>0.0928653348</text:p>
              </table:table-cell>
              <table:table-cell office:value-type="float" office:value="-0.12378059">
                <text:p>-0.123780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230734613">
                <text:p>-0.1230734613</text:p>
              </table:table-cell>
              <table:table-cell office:value-type="float" office:value="0.39181599">
                <text:p>0.391815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294698496">
                <text:p>-0.294698496</text:p>
              </table:table-cell>
              <table:table-cell office:value-type="float" office:value="0.77370357">
                <text:p>0.773703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4580314043">
                <text:p>-0.4580314043</text:p>
              </table:table-cell>
              <table:table-cell office:value-type="float" office:value="0.75438197">
                <text:p>0.754381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7615049803">
                <text:p>-0.7615049803</text:p>
              </table:table-cell>
              <table:table-cell office:value-type="float" office:value="1.19045219">
                <text:p>1.190452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834273999">
                <text:p>-0.834273999</text:p>
              </table:table-cell>
              <table:table-cell office:value-type="float" office:value="1.1725594">
                <text:p>1.17255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968630879">
                <text:p>-0.968630879</text:p>
              </table:table-cell>
              <table:table-cell office:value-type="float" office:value="1.42116668">
                <text:p>1.421166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0486781721">
                <text:p>-1.0486781721</text:p>
              </table:table-cell>
              <table:table-cell office:value-type="float" office:value="1.35332193">
                <text:p>1.353321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9944814728">
                <text:p>-0.9944814728</text:p>
              </table:table-cell>
              <table:table-cell office:value-type="float" office:value="1.2428255">
                <text:p>1.24282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831274224">
                <text:p>-0.831274224</text:p>
              </table:table-cell>
              <table:table-cell office:value-type="float" office:value="0.94324918">
                <text:p>0.943249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4589322811">
                <text:p>-0.4589322811</text:p>
              </table:table-cell>
              <table:table-cell office:value-type="float" office:value="0.61441862">
                <text:p>0.614418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3025697923">
                <text:p>-0.3025697923</text:p>
              </table:table-cell>
              <table:table-cell office:value-type="float" office:value="0.36038797">
                <text:p>0.360387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131041986">
                <text:p>0.1131041986</text:p>
              </table:table-cell>
              <table:table-cell office:value-type="float" office:value="0.04714246">
                <text:p>0.047142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137116246">
                <text:p>0.5137116246</text:p>
              </table:table-cell>
              <table:table-cell office:value-type="float" office:value="-0.25284813">
                <text:p>-0.252848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412785501">
                <text:p>0.9412785501</text:p>
              </table:table-cell>
              <table:table-cell office:value-type="float" office:value="-0.49180103">
                <text:p>-0.491801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105220259">
                <text:p>1.1105220259</text:p>
              </table:table-cell>
              <table:table-cell office:value-type="float" office:value="-0.83820907">
                <text:p>-0.838209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093034528">
                <text:p>1.3093034528</text:p>
              </table:table-cell>
              <table:table-cell office:value-type="float" office:value="-0.99662382">
                <text:p>-0.996623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12753751">
                <text:p>1.312753751</text:p>
              </table:table-cell>
              <table:table-cell office:value-type="float" office:value="-1.27922931">
                <text:p>-1.279229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2882544776">
                <text:p>1.2882544776</text:p>
              </table:table-cell>
              <table:table-cell office:value-type="float" office:value="-1.25807962">
                <text:p>-1.258079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606641056">
                <text:p>1.2606641056</text:p>
              </table:table-cell>
              <table:table-cell office:value-type="float" office:value="-1.37546185">
                <text:p>-1.375461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558587641">
                <text:p>0.8558587641</text:p>
              </table:table-cell>
              <table:table-cell office:value-type="float" office:value="-1.00090944">
                <text:p>-1.000909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816291569">
                <text:p>0.6816291569</text:p>
              </table:table-cell>
              <table:table-cell office:value-type="float" office:value="-0.77181454">
                <text:p>-0.771814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149450859">
                <text:p>0.3149450859</text:p>
              </table:table-cell>
              <table:table-cell office:value-type="float" office:value="-0.27017714">
                <text:p>-0.270177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015669887">
                <text:p>0.1015669887</text:p>
              </table:table-cell>
              <table:table-cell office:value-type="float" office:value="-0.11517912">
                <text:p>-0.115179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9462916">
                <text:p>-0.19462916</text:p>
              </table:table-cell>
              <table:table-cell office:value-type="float" office:value="0.35440944">
                <text:p>0.354409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4547463624">
                <text:p>-0.4547463624</text:p>
              </table:table-cell>
              <table:table-cell office:value-type="float" office:value="0.59806153">
                <text:p>0.598061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5974633996">
                <text:p>-0.5974633996</text:p>
              </table:table-cell>
              <table:table-cell office:value-type="float" office:value="0.80101137">
                <text:p>0.801011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7811128921">
                <text:p>-0.7811128921</text:p>
              </table:table-cell>
              <table:table-cell office:value-type="float" office:value="0.96596248">
                <text:p>0.965962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8500271431">
                <text:p>-0.8500271431</text:p>
              </table:table-cell>
              <table:table-cell office:value-type="float" office:value="1.16957855">
                <text:p>1.169578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825385971">
                <text:p>-0.825385971</text:p>
              </table:table-cell>
              <table:table-cell office:value-type="float" office:value="1.03129658">
                <text:p>1.031296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8324906404">
                <text:p>-0.8324906404</text:p>
              </table:table-cell>
              <table:table-cell office:value-type="float" office:value="0.96530341">
                <text:p>0.965303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6005587805">
                <text:p>-0.6005587805</text:p>
              </table:table-cell>
              <table:table-cell office:value-type="float" office:value="0.83599325">
                <text:p>0.835993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3085203135">
                <text:p>-0.3085203135</text:p>
              </table:table-cell>
              <table:table-cell office:value-type="float" office:value="0.5216023">
                <text:p>0.52160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1998128395">
                <text:p>-0.1998128395</text:p>
              </table:table-cell>
              <table:table-cell office:value-type="float" office:value="0.29510293">
                <text:p>0.295102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085762053">
                <text:p>0.1085762053</text:p>
              </table:table-cell>
              <table:table-cell office:value-type="float" office:value="0.010313">
                <text:p>0.0103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14880596">
                <text:p>0.114880596</text:p>
              </table:table-cell>
              <table:table-cell office:value-type="float" office:value="0.05957638">
                <text:p>0.059576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049136219">
                <text:p>0.2049136219</text:p>
              </table:table-cell>
              <table:table-cell office:value-type="float" office:value="0.11932205">
                <text:p>0.119322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016704146">
                <text:p>0.3016704146</text:p>
              </table:table-cell>
              <table:table-cell office:value-type="float" office:value="-0.14583058">
                <text:p>-0.145830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504422123">
                <text:p>0.2504422123</text:p>
              </table:table-cell>
              <table:table-cell office:value-type="float" office:value="-0.07188646">
                <text:p>-0.071886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164897478">
                <text:p>0.1164897478</text:p>
              </table:table-cell>
              <table:table-cell office:value-type="float" office:value="0.00658807">
                <text:p>0.006588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39892447">
                <text:p>0.0239892447</text:p>
              </table:table-cell>
              <table:table-cell office:value-type="float" office:value="0.00531238">
                <text:p>0.0053123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2238849701">
                <text:p>-0.2238849701</text:p>
              </table:table-cell>
              <table:table-cell office:value-type="float" office:value="0.39869356">
                <text:p>0.398693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974668778">
                <text:p>-0.2974668778</text:p>
              </table:table-cell>
              <table:table-cell office:value-type="float" office:value="0.34884277">
                <text:p>0.348842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4952492631">
                <text:p>-0.4952492631</text:p>
              </table:table-cell>
              <table:table-cell office:value-type="float" office:value="0.65932126">
                <text:p>0.659321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4685110684">
                <text:p>-0.4685110684</text:p>
              </table:table-cell>
              <table:table-cell office:value-type="float" office:value="0.53346259">
                <text:p>0.533462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7003789596">
                <text:p>-0.7003789596</text:p>
              </table:table-cell>
              <table:table-cell office:value-type="float" office:value="0.88615402">
                <text:p>0.886154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8347926913">
                <text:p>-0.8347926913</text:p>
              </table:table-cell>
              <table:table-cell office:value-type="float" office:value="1.11782208">
                <text:p>1.117822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9291949713">
                <text:p>-0.9291949713</text:p>
              </table:table-cell>
              <table:table-cell office:value-type="float" office:value="1.05239559">
                <text:p>1.0523955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8976818535">
                <text:p>-0.8976818535</text:p>
              </table:table-cell>
              <table:table-cell office:value-type="float" office:value="0.96263282">
                <text:p>0.962632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0099860178">
                <text:p>-1.0099860178</text:p>
              </table:table-cell>
              <table:table-cell office:value-type="float" office:value="1.06959045">
                <text:p>1.069590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876201642">
                <text:p>-0.876201642</text:p>
              </table:table-cell>
              <table:table-cell office:value-type="float" office:value="0.94796204">
                <text:p>0.947962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882067429">
                <text:p>-0.882067429</text:p>
              </table:table-cell>
              <table:table-cell office:value-type="float" office:value="1.05827818">
                <text:p>1.058278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7001962767">
                <text:p>-0.7001962767</text:p>
              </table:table-cell>
              <table:table-cell office:value-type="float" office:value="0.94059107">
                <text:p>0.940591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6906906393">
                <text:p>-0.6906906393</text:p>
              </table:table-cell>
              <table:table-cell office:value-type="float" office:value="0.93538031">
                <text:p>0.935380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5486064129">
                <text:p>-0.5486064129</text:p>
              </table:table-cell>
              <table:table-cell office:value-type="float" office:value="0.90305492">
                <text:p>0.903054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557691202">
                <text:p>-0.557691202</text:p>
              </table:table-cell>
              <table:table-cell office:value-type="float" office:value="1.01508093">
                <text:p>1.015080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4081887419">
                <text:p>-0.4081887419</text:p>
              </table:table-cell>
              <table:table-cell office:value-type="float" office:value="0.7320003">
                <text:p>0.7320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3394910693">
                <text:p>-0.3394910693</text:p>
              </table:table-cell>
              <table:table-cell office:value-type="float" office:value="0.64319923">
                <text:p>0.643199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224345747">
                <text:p>-0.224345747</text:p>
              </table:table-cell>
              <table:table-cell office:value-type="float" office:value="0.52909129">
                <text:p>0.529091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3056377655">
                <text:p>-0.3056377655</text:p>
              </table:table-cell>
              <table:table-cell office:value-type="float" office:value="0.58563576">
                <text:p>0.585635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3232973391">
                <text:p>-0.3232973391</text:p>
              </table:table-cell>
              <table:table-cell office:value-type="float" office:value="0.53217316">
                <text:p>0.532173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3614685488">
                <text:p>-0.3614685488</text:p>
              </table:table-cell>
              <table:table-cell office:value-type="float" office:value="0.54153793">
                <text:p>0.541537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4134843857">
                <text:p>-0.4134843857</text:p>
              </table:table-cell>
              <table:table-cell office:value-type="float" office:value="0.45855563">
                <text:p>0.458555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5760328451">
                <text:p>-0.5760328451</text:p>
              </table:table-cell>
              <table:table-cell office:value-type="float" office:value="0.68569335">
                <text:p>0.685693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7335085746">
                <text:p>-0.7335085746</text:p>
              </table:table-cell>
              <table:table-cell office:value-type="float" office:value="0.84882669">
                <text:p>0.848826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6973745313">
                <text:p>-0.6973745313</text:p>
              </table:table-cell>
              <table:table-cell office:value-type="float" office:value="0.82022652">
                <text:p>0.820226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6561272459">
                <text:p>-0.6561272459</text:p>
              </table:table-cell>
              <table:table-cell office:value-type="float" office:value="0.83446865">
                <text:p>0.834468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7082911832">
                <text:p>-0.7082911832</text:p>
              </table:table-cell>
              <table:table-cell office:value-type="float" office:value="0.76514544">
                <text:p>0.765145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7760689642">
                <text:p>-0.7760689642</text:p>
              </table:table-cell>
              <table:table-cell office:value-type="float" office:value="1.00456552">
                <text:p>1.004565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7660380581">
                <text:p>-0.7660380581</text:p>
              </table:table-cell>
              <table:table-cell office:value-type="float" office:value="0.99812933">
                <text:p>0.998129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8703567197">
                <text:p>-0.8703567197</text:p>
              </table:table-cell>
              <table:table-cell office:value-type="float" office:value="1.16014572">
                <text:p>1.160145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799251802">
                <text:p>-0.799251802</text:p>
              </table:table-cell>
              <table:table-cell office:value-type="float" office:value="1.22405761">
                <text:p>1.224057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9350825347">
                <text:p>-0.9350825347</text:p>
              </table:table-cell>
              <table:table-cell office:value-type="float" office:value="1.36752601">
                <text:p>1.367526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7789352364">
                <text:p>-0.7789352364</text:p>
              </table:table-cell>
              <table:table-cell office:value-type="float" office:value="1.13464832">
                <text:p>1.134648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8995152917">
                <text:p>-0.8995152917</text:p>
              </table:table-cell>
              <table:table-cell office:value-type="float" office:value="1.22203899">
                <text:p>1.22203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7550339035">
                <text:p>-0.7550339035</text:p>
              </table:table-cell>
              <table:table-cell office:value-type="float" office:value="1.09051226">
                <text:p>1.0905122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6203908834">
                <text:p>-0.6203908834</text:p>
              </table:table-cell>
              <table:table-cell office:value-type="float" office:value="0.92662359">
                <text:p>0.926623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5710049079">
                <text:p>-0.5710049079</text:p>
              </table:table-cell>
              <table:table-cell office:value-type="float" office:value="0.71224737">
                <text:p>0.712247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6125516143">
                <text:p>-0.6125516143</text:p>
              </table:table-cell>
              <table:table-cell office:value-type="float" office:value="0.71949196">
                <text:p>0.719491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3953299049">
                <text:p>-0.3953299049</text:p>
              </table:table-cell>
              <table:table-cell office:value-type="float" office:value="0.29303242">
                <text:p>0.293032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2756149814">
                <text:p>-0.2756149814</text:p>
              </table:table-cell>
              <table:table-cell office:value-type="float" office:value="0.00400739">
                <text:p>0.004007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1763598894">
                <text:p>-0.1763598894</text:p>
              </table:table-cell>
              <table:table-cell office:value-type="float" office:value="0.00649971">
                <text:p>0.006499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224059809">
                <text:p>-0.0224059809</text:p>
              </table:table-cell>
              <table:table-cell office:value-type="float" office:value="-0.27648497">
                <text:p>-0.276484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210980976">
                <text:p>0.3210980976</text:p>
              </table:table-cell>
              <table:table-cell office:value-type="float" office:value="-0.86147389">
                <text:p>-0.861473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44818286">
                <text:p>0.5144818286</text:p>
              </table:table-cell>
              <table:table-cell office:value-type="float" office:value="-1.01310404">
                <text:p>-1.013104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889845683">
                <text:p>0.7889845683</text:p>
              </table:table-cell>
              <table:table-cell office:value-type="float" office:value="-1.22803644">
                <text:p>-1.228036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64933002">
                <text:p>0.9964933002</text:p>
              </table:table-cell>
              <table:table-cell office:value-type="float" office:value="-1.62111963">
                <text:p>-1.62111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1801255627">
                <text:p>1.1801255627</text:p>
              </table:table-cell>
              <table:table-cell office:value-type="float" office:value="-1.77643165">
                <text:p>-1.776431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3242229506">
                <text:p>1.3242229506</text:p>
              </table:table-cell>
              <table:table-cell office:value-type="float" office:value="-1.86824129">
                <text:p>-1.868241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65601471">
                <text:p>1.565601471</text:p>
              </table:table-cell>
              <table:table-cell office:value-type="float" office:value="-2.08945683">
                <text:p>-2.089456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624510312">
                <text:p>1.7624510312</text:p>
              </table:table-cell>
              <table:table-cell office:value-type="float" office:value="-2.31500028">
                <text:p>-2.315000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0033175838">
                <text:p>2.0033175838</text:p>
              </table:table-cell>
              <table:table-cell office:value-type="float" office:value="-2.59352991">
                <text:p>-2.593529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0340527702">
                <text:p>2.0340527702</text:p>
              </table:table-cell>
              <table:table-cell office:value-type="float" office:value="-2.50187917">
                <text:p>-2.501879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2175894568">
                <text:p>2.2175894568</text:p>
              </table:table-cell>
              <table:table-cell office:value-type="float" office:value="-2.5607573">
                <text:p>-2.56075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3438190711">
                <text:p>2.3438190711</text:p>
              </table:table-cell>
              <table:table-cell office:value-type="float" office:value="-2.57764189">
                <text:p>-2.577641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2690822941">
                <text:p>2.2690822941</text:p>
              </table:table-cell>
              <table:table-cell office:value-type="float" office:value="-2.30511618">
                <text:p>-2.305116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0789029731">
                <text:p>2.0789029731</text:p>
              </table:table-cell>
              <table:table-cell office:value-type="float" office:value="-1.79788817">
                <text:p>-1.797888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045379364">
                <text:p>1.7045379364</text:p>
              </table:table-cell>
              <table:table-cell office:value-type="float" office:value="-1.08002896">
                <text:p>-1.080028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4432403486">
                <text:p>1.4432403486</text:p>
              </table:table-cell>
              <table:table-cell office:value-type="float" office:value="-0.46515786">
                <text:p>-0.465157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320315839">
                <text:p>0.9320315839</text:p>
              </table:table-cell>
              <table:table-cell office:value-type="float" office:value="0.42401743">
                <text:p>0.424017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434348508">
                <text:p>0.7434348508</text:p>
              </table:table-cell>
              <table:table-cell office:value-type="float" office:value="0.59624946">
                <text:p>0.596249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493722451">
                <text:p>0.4493722451</text:p>
              </table:table-cell>
              <table:table-cell office:value-type="float" office:value="0.99034415">
                <text:p>0.990344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931741177">
                <text:p>0.2931741177</text:p>
              </table:table-cell>
              <table:table-cell office:value-type="float" office:value="1.09737334">
                <text:p>1.097373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507848876">
                <text:p>-0.0507848876</text:p>
              </table:table-cell>
              <table:table-cell office:value-type="float" office:value="1.36331859">
                <text:p>1.363318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1318479976">
                <text:p>-0.1318479976</text:p>
              </table:table-cell>
              <table:table-cell office:value-type="float" office:value="1.27177645">
                <text:p>1.271776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629706307">
                <text:p>-0.0629706307</text:p>
              </table:table-cell>
              <table:table-cell office:value-type="float" office:value="0.76236784">
                <text:p>0.762367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410353266">
                <text:p>0.0410353266</text:p>
              </table:table-cell>
              <table:table-cell office:value-type="float" office:value="0.29141647">
                <text:p>0.291416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299459022">
                <text:p>0.1299459022</text:p>
              </table:table-cell>
              <table:table-cell office:value-type="float" office:value="-0.11194552">
                <text:p>-0.111945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496877424">
                <text:p>0.3496877424</text:p>
              </table:table-cell>
              <table:table-cell office:value-type="float" office:value="-0.5647405">
                <text:p>-0.56474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297481564">
                <text:p>0.3297481564</text:p>
              </table:table-cell>
              <table:table-cell office:value-type="float" office:value="-0.76517187">
                <text:p>-0.765171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35695444">
                <text:p>0.335695444</text:p>
              </table:table-cell>
              <table:table-cell office:value-type="float" office:value="-0.91488647">
                <text:p>-0.914886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7703745">
                <text:p>0.37703745</text:p>
              </table:table-cell>
              <table:table-cell office:value-type="float" office:value="-0.86733344">
                <text:p>-0.867333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329783942">
                <text:p>0.3329783942</text:p>
              </table:table-cell>
              <table:table-cell office:value-type="float" office:value="-0.89291022">
                <text:p>-0.892910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605289227">
                <text:p>0.0605289227</text:p>
              </table:table-cell>
              <table:table-cell office:value-type="float" office:value="-0.66941042">
                <text:p>-0.669410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1129226566">
                <text:p>-0.1129226566</text:p>
              </table:table-cell>
              <table:table-cell office:value-type="float" office:value="-0.34841491">
                <text:p>-0.348414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3525637042">
                <text:p>-0.3525637042</text:p>
              </table:table-cell>
              <table:table-cell office:value-type="float" office:value="0.04790429">
                <text:p>0.047904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6961035824">
                <text:p>-0.6961035824</text:p>
              </table:table-cell>
              <table:table-cell office:value-type="float" office:value="0.44087439">
                <text:p>0.440874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1750593239">
                <text:p>-1.1750593239</text:p>
              </table:table-cell>
              <table:table-cell office:value-type="float" office:value="1.2858866">
                <text:p>1.28588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6736730726">
                <text:p>-1.6736730726</text:p>
              </table:table-cell>
              <table:table-cell office:value-type="float" office:value="2.11028637">
                <text:p>2.110286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.1913211226">
                <text:p>-2.1913211226</text:p>
              </table:table-cell>
              <table:table-cell office:value-type="float" office:value="2.78933">
                <text:p>2.789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2.6168653187">
                <text:p>-2.6168653187</text:p>
              </table:table-cell>
              <table:table-cell office:value-type="float" office:value="3.19012871">
                <text:p>3.190128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3.0707451138">
                <text:p>-3.0707451138</text:p>
              </table:table-cell>
              <table:table-cell office:value-type="float" office:value="3.62091373">
                <text:p>3.620913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3.4896627095">
                <text:p>-3.4896627095</text:p>
              </table:table-cell>
              <table:table-cell office:value-type="float" office:value="4.26073672">
                <text:p>4.260736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3.7069181093">
                <text:p>-3.7069181093</text:p>
              </table:table-cell>
              <table:table-cell office:value-type="float" office:value="4.3334414">
                <text:p>4.33344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3.919423195">
                <text:p>-3.919423195</text:p>
              </table:table-cell>
              <table:table-cell office:value-type="float" office:value="4.49323899">
                <text:p>4.493238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3.8188846713">
                <text:p>-3.8188846713</text:p>
              </table:table-cell>
              <table:table-cell office:value-type="float" office:value="4.23443741">
                <text:p>4.234437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3.6649668301">
                <text:p>-3.6649668301</text:p>
              </table:table-cell>
              <table:table-cell office:value-type="float" office:value="4.16920619">
                <text:p>4.169206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3.177231674">
                <text:p>-3.177231674</text:p>
              </table:table-cell>
              <table:table-cell office:value-type="float" office:value="3.59124022">
                <text:p>3.591240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.6435765573">
                <text:p>-2.6435765573</text:p>
              </table:table-cell>
              <table:table-cell office:value-type="float" office:value="2.99982977">
                <text:p>2.999829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.9475595634">
                <text:p>-1.9475595634</text:p>
              </table:table-cell>
              <table:table-cell office:value-type="float" office:value="2.37400763">
                <text:p>2.374007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640592743">
                <text:p>-1.640592743</text:p>
              </table:table-cell>
              <table:table-cell office:value-type="float" office:value="2.11020707">
                <text:p>2.110207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0742773898">
                <text:p>-1.0742773898</text:p>
              </table:table-cell>
              <table:table-cell office:value-type="float" office:value="1.43000918">
                <text:p>1.430009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7069847388">
                <text:p>-0.7069847388</text:p>
              </table:table-cell>
              <table:table-cell office:value-type="float" office:value="1.02542701">
                <text:p>1.025427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685284811">
                <text:p>-0.2685284811</text:p>
              </table:table-cell>
              <table:table-cell office:value-type="float" office:value="0.55847159">
                <text:p>0.558471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480923519">
                <text:p>-0.0480923519</text:p>
              </table:table-cell>
              <table:table-cell office:value-type="float" office:value="0.29542246">
                <text:p>0.295422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1183072773">
                <text:p>-0.1183072773</text:p>
              </table:table-cell>
              <table:table-cell office:value-type="float" office:value="0.26241038">
                <text:p>0.262410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1789311744">
                <text:p>-0.1789311744</text:p>
              </table:table-cell>
              <table:table-cell office:value-type="float" office:value="0.14551264">
                <text:p>0.145512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675713169">
                <text:p>-0.3675713169</text:p>
              </table:table-cell>
              <table:table-cell office:value-type="float" office:value="0.31465639">
                <text:p>0.314656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7164995503">
                <text:p>-0.7164995503</text:p>
              </table:table-cell>
              <table:table-cell office:value-type="float" office:value="0.73307086">
                <text:p>0.733070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0953839543">
                <text:p>-1.0953839543</text:p>
              </table:table-cell>
              <table:table-cell office:value-type="float" office:value="1.2909991">
                <text:p>1.29099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4534513498">
                <text:p>-1.4534513498</text:p>
              </table:table-cell>
              <table:table-cell office:value-type="float" office:value="1.7262124">
                <text:p>1.72621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7677166886">
                <text:p>-1.7677166886</text:p>
              </table:table-cell>
              <table:table-cell office:value-type="float" office:value="2.2002191">
                <text:p>2.20021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9227590295">
                <text:p>-1.9227590295</text:p>
              </table:table-cell>
              <table:table-cell office:value-type="float" office:value="2.19195727">
                <text:p>2.191957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2.1081918684">
                <text:p>-2.1081918684</text:p>
              </table:table-cell>
              <table:table-cell office:value-type="float" office:value="2.45711403">
                <text:p>2.457114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2.06280736">
                <text:p>-2.06280736</text:p>
              </table:table-cell>
              <table:table-cell office:value-type="float" office:value="2.29456372">
                <text:p>2.294563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2.013775162">
                <text:p>-2.013775162</text:p>
              </table:table-cell>
              <table:table-cell office:value-type="float" office:value="2.26776546">
                <text:p>2.267765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2.0360934709">
                <text:p>-2.0360934709</text:p>
              </table:table-cell>
              <table:table-cell office:value-type="float" office:value="2.40809398">
                <text:p>2.408093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.6444218292">
                <text:p>-1.6444218292</text:p>
              </table:table-cell>
              <table:table-cell office:value-type="float" office:value="2.00908778">
                <text:p>2.009087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1580640401">
                <text:p>-1.1580640401</text:p>
              </table:table-cell>
              <table:table-cell office:value-type="float" office:value="1.49992687">
                <text:p>1.499926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7689053356">
                <text:p>-0.7689053356</text:p>
              </table:table-cell>
              <table:table-cell office:value-type="float" office:value="1.1693148">
                <text:p>1.16931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4244628842">
                <text:p>-0.4244628842</text:p>
              </table:table-cell>
              <table:table-cell office:value-type="float" office:value="0.73381886">
                <text:p>0.733818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744498709">
                <text:p>0.0744498709</text:p>
              </table:table-cell>
              <table:table-cell office:value-type="float" office:value="-0.00912788">
                <text:p>-0.009127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451342437">
                <text:p>0.4451342437</text:p>
              </table:table-cell>
              <table:table-cell office:value-type="float" office:value="-0.1655989">
                <text:p>-0.16559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496438445">
                <text:p>0.7496438445</text:p>
              </table:table-cell>
              <table:table-cell office:value-type="float" office:value="-0.67419139">
                <text:p>-0.674191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139626298">
                <text:p>0.8139626298</text:p>
              </table:table-cell>
              <table:table-cell office:value-type="float" office:value="-0.53592215">
                <text:p>-0.535922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676249825">
                <text:p>0.9676249825</text:p>
              </table:table-cell>
              <table:table-cell office:value-type="float" office:value="-0.9963574">
                <text:p>-0.99635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0042509923">
                <text:p>1.0042509923</text:p>
              </table:table-cell>
              <table:table-cell office:value-type="float" office:value="-0.93522339">
                <text:p>-0.935223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267133266">
                <text:p>0.9267133266</text:p>
              </table:table-cell>
              <table:table-cell office:value-type="float" office:value="-1.02485275">
                <text:p>-1.024852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961047661">
                <text:p>0.6961047661</text:p>
              </table:table-cell>
              <table:table-cell office:value-type="float" office:value="-0.74629016">
                <text:p>-0.746290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840796326">
                <text:p>0.4840796326</text:p>
              </table:table-cell>
              <table:table-cell office:value-type="float" office:value="-0.52610895">
                <text:p>-0.526108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371847474">
                <text:p>0.3371847474</text:p>
              </table:table-cell>
              <table:table-cell office:value-type="float" office:value="-0.20003972">
                <text:p>-0.200039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332674959">
                <text:p>0.0332674959</text:p>
              </table:table-cell>
              <table:table-cell office:value-type="float" office:value="0.09987354">
                <text:p>0.099873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2290652389">
                <text:p>-0.2290652389</text:p>
              </table:table-cell>
              <table:table-cell office:value-type="float" office:value="0.47814683">
                <text:p>0.478146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4170210841">
                <text:p>-0.4170210841</text:p>
              </table:table-cell>
              <table:table-cell office:value-type="float" office:value="0.60001308">
                <text:p>0.600013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6328238391">
                <text:p>-0.6328238391</text:p>
              </table:table-cell>
              <table:table-cell office:value-type="float" office:value="0.92583183">
                <text:p>0.925831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7103706849">
                <text:p>-0.7103706849</text:p>
              </table:table-cell>
              <table:table-cell office:value-type="float" office:value="1.02589323">
                <text:p>1.025893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8072541918">
                <text:p>-0.8072541918</text:p>
              </table:table-cell>
              <table:table-cell office:value-type="float" office:value="1.04637772">
                <text:p>1.046377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742214173">
                <text:p>-0.742214173</text:p>
              </table:table-cell>
              <table:table-cell office:value-type="float" office:value="0.91525081">
                <text:p>0.915250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4635261123">
                <text:p>-0.4635261123</text:p>
              </table:table-cell>
              <table:table-cell office:value-type="float" office:value="0.52165591">
                <text:p>0.521655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229753681">
                <text:p>-0.229753681</text:p>
              </table:table-cell>
              <table:table-cell office:value-type="float" office:value="0.41923974">
                <text:p>0.419239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502140414">
                <text:p>0.0502140414</text:p>
              </table:table-cell>
              <table:table-cell office:value-type="float" office:value="0.11494568">
                <text:p>0.114945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497036336">
                <text:p>0.3497036336</text:p>
              </table:table-cell>
              <table:table-cell office:value-type="float" office:value="-0.14444449">
                <text:p>-0.144444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65002318">
                <text:p>0.465002318</text:p>
              </table:table-cell>
              <table:table-cell office:value-type="float" office:value="-0.38151312">
                <text:p>-0.381513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383983821">
                <text:p>0.6383983821</text:p>
              </table:table-cell>
              <table:table-cell office:value-type="float" office:value="-0.49814946">
                <text:p>-0.498149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380606484">
                <text:p>0.5380606484</text:p>
              </table:table-cell>
              <table:table-cell office:value-type="float" office:value="-0.34787325">
                <text:p>-0.347873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259314023">
                <text:p>0.7259314023</text:p>
              </table:table-cell>
              <table:table-cell office:value-type="float" office:value="-0.75795451">
                <text:p>-0.757954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604866212">
                <text:p>0.7604866212</text:p>
              </table:table-cell>
              <table:table-cell office:value-type="float" office:value="-0.6018268">
                <text:p>-0.60182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302841509">
                <text:p>0.7302841509</text:p>
              </table:table-cell>
              <table:table-cell office:value-type="float" office:value="-0.72691814">
                <text:p>-0.726918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231753527">
                <text:p>0.4231753527</text:p>
              </table:table-cell>
              <table:table-cell office:value-type="float" office:value="-0.26532867">
                <text:p>-0.265328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516987959">
                <text:p>0.3516987959</text:p>
              </table:table-cell>
              <table:table-cell office:value-type="float" office:value="-0.24339996">
                <text:p>-0.243399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818661437">
                <text:p>0.1818661437</text:p>
              </table:table-cell>
              <table:table-cell office:value-type="float" office:value="-0.086077">
                <text:p>-0.0860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1341769545">
                <text:p>-0.1341769545</text:p>
              </table:table-cell>
              <table:table-cell office:value-type="float" office:value="0.11339474">
                <text:p>0.113394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3014190491">
                <text:p>-0.3014190491</text:p>
              </table:table-cell>
              <table:table-cell office:value-type="float" office:value="0.48131464">
                <text:p>0.481314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449500953">
                <text:p>-0.449500953</text:p>
              </table:table-cell>
              <table:table-cell office:value-type="float" office:value="0.43650779">
                <text:p>0.436507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4312491989">
                <text:p>-0.4312491989</text:p>
              </table:table-cell>
              <table:table-cell office:value-type="float" office:value="0.58185355">
                <text:p>0.581853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7049456236">
                <text:p>-0.7049456236</text:p>
              </table:table-cell>
              <table:table-cell office:value-type="float" office:value="0.82282">
                <text:p>0.822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6626737144">
                <text:p>-0.6626737144</text:p>
              </table:table-cell>
              <table:table-cell office:value-type="float" office:value="0.74991627">
                <text:p>0.749916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6453266492">
                <text:p>-0.6453266492</text:p>
              </table:table-cell>
              <table:table-cell office:value-type="float" office:value="0.58714044">
                <text:p>0.587140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5937239712">
                <text:p>-0.5937239712</text:p>
              </table:table-cell>
              <table:table-cell office:value-type="float" office:value="0.65780258">
                <text:p>0.657802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4803398296">
                <text:p>-0.4803398296</text:p>
              </table:table-cell>
              <table:table-cell office:value-type="float" office:value="0.51520894">
                <text:p>0.515208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2833704142">
                <text:p>-0.2833704142</text:p>
              </table:table-cell>
              <table:table-cell office:value-type="float" office:value="0.3256967">
                <text:p>0.32569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2032796972">
                <text:p>-0.2032796972</text:p>
              </table:table-cell>
              <table:table-cell office:value-type="float" office:value="0.37782577">
                <text:p>0.377825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294983364">
                <text:p>-0.0294983364</text:p>
              </table:table-cell>
              <table:table-cell office:value-type="float" office:value="0.26728526">
                <text:p>0.267285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431406595">
                <text:p>-0.0431406595</text:p>
              </table:table-cell>
              <table:table-cell office:value-type="float" office:value="0.36122135">
                <text:p>0.361221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189794543">
                <text:p>0.1189794543</text:p>
              </table:table-cell>
              <table:table-cell office:value-type="float" office:value="0.20984038">
                <text:p>0.209840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389867808">
                <text:p>0.1389867808</text:p>
              </table:table-cell>
              <table:table-cell office:value-type="float" office:value="0.22820199">
                <text:p>0.228201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037171514">
                <text:p>0.1037171514</text:p>
              </table:table-cell>
              <table:table-cell office:value-type="float" office:value="0.27908268">
                <text:p>0.279082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108636764">
                <text:p>-0.0108636764</text:p>
              </table:table-cell>
              <table:table-cell office:value-type="float" office:value="0.37844827">
                <text:p>0.378448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1611602899">
                <text:p>-0.1611602899</text:p>
              </table:table-cell>
              <table:table-cell office:value-type="float" office:value="0.34812452">
                <text:p>0.348124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975622836">
                <text:p>-0.0975622836</text:p>
              </table:table-cell>
              <table:table-cell office:value-type="float" office:value="0.13928434">
                <text:p>0.139284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3362592793">
                <text:p>-0.3362592793</text:p>
              </table:table-cell>
              <table:table-cell office:value-type="float" office:value="0.50924537">
                <text:p>0.509245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3307641056">
                <text:p>-0.3307641056</text:p>
              </table:table-cell>
              <table:table-cell office:value-type="float" office:value="0.33482093">
                <text:p>0.334820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5196509768">
                <text:p>-0.5196509768</text:p>
              </table:table-cell>
              <table:table-cell office:value-type="float" office:value="0.62273008">
                <text:p>0.622730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6596116148">
                <text:p>-0.6596116148</text:p>
              </table:table-cell>
              <table:table-cell office:value-type="float" office:value="0.86741875">
                <text:p>0.867418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5915977655">
                <text:p>-0.5915977655</text:p>
              </table:table-cell>
              <table:table-cell office:value-type="float" office:value="0.8071546">
                <text:p>0.80715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6018222755">
                <text:p>-0.6018222755</text:p>
              </table:table-cell>
              <table:table-cell office:value-type="float" office:value="0.47241332">
                <text:p>0.472413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6314513211">
                <text:p>-0.6314513211</text:p>
              </table:table-cell>
              <table:table-cell office:value-type="float" office:value="0.73578476">
                <text:p>0.735784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7203173218">
                <text:p>-0.7203173218</text:p>
              </table:table-cell>
              <table:table-cell office:value-type="float" office:value="0.81489027">
                <text:p>0.814890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5018114788">
                <text:p>-0.5018114788</text:p>
              </table:table-cell>
              <table:table-cell office:value-type="float" office:value="0.65441539">
                <text:p>0.6544153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5378929876">
                <text:p>-0.5378929876</text:p>
              </table:table-cell>
              <table:table-cell office:value-type="float" office:value="0.7332379">
                <text:p>0.73323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5565582826">
                <text:p>-0.5565582826</text:p>
              </table:table-cell>
              <table:table-cell office:value-type="float" office:value="0.84532913">
                <text:p>0.845329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4856030726">
                <text:p>-0.4856030726</text:p>
              </table:table-cell>
              <table:table-cell office:value-type="float" office:value="0.71499578">
                <text:p>0.714995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294411525">
                <text:p>-0.294411525</text:p>
              </table:table-cell>
              <table:table-cell office:value-type="float" office:value="0.51787406">
                <text:p>0.517874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394336049">
                <text:p>-0.394336049</text:p>
              </table:table-cell>
              <table:table-cell office:value-type="float" office:value="0.63067705">
                <text:p>0.630677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3071128668">
                <text:p>-0.3071128668</text:p>
              </table:table-cell>
              <table:table-cell office:value-type="float" office:value="0.50560337">
                <text:p>0.505603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3117290738">
                <text:p>-0.3117290738</text:p>
              </table:table-cell>
              <table:table-cell office:value-type="float" office:value="0.65073357">
                <text:p>0.650733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2498457943">
                <text:p>-0.2498457943</text:p>
              </table:table-cell>
              <table:table-cell office:value-type="float" office:value="0.38065024">
                <text:p>0.380650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3418393335">
                <text:p>-0.3418393335</text:p>
              </table:table-cell>
              <table:table-cell office:value-type="float" office:value="0.41400995">
                <text:p>0.414009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3537649031">
                <text:p>-0.3537649031</text:p>
              </table:table-cell>
              <table:table-cell office:value-type="float" office:value="0.48532477">
                <text:p>0.485324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4430108464">
                <text:p>-0.4430108464</text:p>
              </table:table-cell>
              <table:table-cell office:value-type="float" office:value="0.55731586">
                <text:p>0.557315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6368460271">
                <text:p>-0.6368460271</text:p>
              </table:table-cell>
              <table:table-cell office:value-type="float" office:value="0.83845277">
                <text:p>0.838452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6094370233">
                <text:p>-0.6094370233</text:p>
              </table:table-cell>
              <table:table-cell office:value-type="float" office:value="0.80303337">
                <text:p>0.803033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6547298548">
                <text:p>-0.6547298548</text:p>
              </table:table-cell>
              <table:table-cell office:value-type="float" office:value="0.84365914">
                <text:p>0.843659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5259393238">
                <text:p>-0.5259393238</text:p>
              </table:table-cell>
              <table:table-cell office:value-type="float" office:value="0.66141945">
                <text:p>0.661419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6752026753">
                <text:p>-0.6752026753</text:p>
              </table:table-cell>
              <table:table-cell office:value-type="float" office:value="0.95699628">
                <text:p>0.956996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4915716686">
                <text:p>-0.4915716686</text:p>
              </table:table-cell>
              <table:table-cell office:value-type="float" office:value="0.58711925">
                <text:p>0.587119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4894800828">
                <text:p>-0.4894800828</text:p>
              </table:table-cell>
              <table:table-cell office:value-type="float" office:value="0.71055239">
                <text:p>0.710552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3413265127">
                <text:p>-0.3413265127</text:p>
              </table:table-cell>
              <table:table-cell office:value-type="float" office:value="0.49472313">
                <text:p>0.49472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2867429575">
                <text:p>-0.2867429575</text:p>
              </table:table-cell>
              <table:table-cell office:value-type="float" office:value="0.36555025">
                <text:p>0.365550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4415022703">
                <text:p>-0.4415022703</text:p>
              </table:table-cell>
              <table:table-cell office:value-type="float" office:value="0.55799115">
                <text:p>0.557991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2690909821">
                <text:p>-0.2690909821</text:p>
              </table:table-cell>
              <table:table-cell office:value-type="float" office:value="0.4392661">
                <text:p>0.439266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3256040091">
                <text:p>-0.3256040091</text:p>
              </table:table-cell>
              <table:table-cell office:value-type="float" office:value="0.3919345">
                <text:p>0.39193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2720015054">
                <text:p>-0.2720015054</text:p>
              </table:table-cell>
              <table:table-cell office:value-type="float" office:value="0.47803287">
                <text:p>0.478032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2665494326">
                <text:p>-0.2665494326</text:p>
              </table:table-cell>
              <table:table-cell office:value-type="float" office:value="0.62964325">
                <text:p>0.629643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4199245764">
                <text:p>-0.4199245764</text:p>
              </table:table-cell>
              <table:table-cell office:value-type="float" office:value="0.88227057">
                <text:p>0.882270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6121986025">
                <text:p>-0.6121986025</text:p>
              </table:table-cell>
              <table:table-cell office:value-type="float" office:value="0.89026689">
                <text:p>0.890266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6755212686">
                <text:p>-0.6755212686</text:p>
              </table:table-cell>
              <table:table-cell office:value-type="float" office:value="1.14827886">
                <text:p>1.148278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7096966348">
                <text:p>-0.7096966348</text:p>
              </table:table-cell>
              <table:table-cell office:value-type="float" office:value="1.15057959">
                <text:p>1.150579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9230615318">
                <text:p>-0.9230615318</text:p>
              </table:table-cell>
              <table:table-cell office:value-type="float" office:value="1.42197301">
                <text:p>1.421973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.0031110758">
                <text:p>-1.0031110758</text:p>
              </table:table-cell>
              <table:table-cell office:value-type="float" office:value="1.54943193">
                <text:p>1.549431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.0553765676">
                <text:p>-1.0553765676</text:p>
              </table:table-cell>
              <table:table-cell office:value-type="float" office:value="1.65387963">
                <text:p>1.65387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.1064359407">
                <text:p>-1.1064359407</text:p>
              </table:table-cell>
              <table:table-cell office:value-type="float" office:value="1.55566442">
                <text:p>1.555664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2558022104">
                <text:p>-1.2558022104</text:p>
              </table:table-cell>
              <table:table-cell office:value-type="float" office:value="1.68182144">
                <text:p>1.681821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.198534285">
                <text:p>-1.198534285</text:p>
              </table:table-cell>
              <table:table-cell office:value-type="float" office:value="1.56371402">
                <text:p>1.563714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3188021459">
                <text:p>-1.3188021459</text:p>
              </table:table-cell>
              <table:table-cell office:value-type="float" office:value="1.69141752">
                <text:p>1.691417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.4102645645">
                <text:p>-1.4102645645</text:p>
              </table:table-cell>
              <table:table-cell office:value-type="float" office:value="1.976579">
                <text:p>1.9765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.8586110764">
                <text:p>-1.8586110764</text:p>
              </table:table-cell>
              <table:table-cell office:value-type="float" office:value="2.64763862">
                <text:p>2.647638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2.0021677416">
                <text:p>-2.0021677416</text:p>
              </table:table-cell>
              <table:table-cell office:value-type="float" office:value="2.74907716">
                <text:p>2.749077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2.1324262638">
                <text:p>-2.1324262638</text:p>
              </table:table-cell>
              <table:table-cell office:value-type="float" office:value="2.87476633">
                <text:p>2.874766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2.3652915176">
                <text:p>-2.3652915176</text:p>
              </table:table-cell>
              <table:table-cell office:value-type="float" office:value="3.23062809">
                <text:p>3.230628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2.4048348755">
                <text:p>-2.4048348755</text:p>
              </table:table-cell>
              <table:table-cell office:value-type="float" office:value="3.27930662">
                <text:p>3.2793066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2.3454650539">
                <text:p>-2.3454650539</text:p>
              </table:table-cell>
              <table:table-cell office:value-type="float" office:value="2.89048265">
                <text:p>2.890482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2.0849187007">
                <text:p>-2.0849187007</text:p>
              </table:table-cell>
              <table:table-cell office:value-type="float" office:value="2.21801015">
                <text:p>2.218010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.9926760736">
                <text:p>-1.9926760736</text:p>
              </table:table-cell>
              <table:table-cell office:value-type="float" office:value="1.88993593">
                <text:p>1.889935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.7295585295">
                <text:p>-1.7295585295</text:p>
              </table:table-cell>
              <table:table-cell office:value-type="float" office:value="1.62460782">
                <text:p>1.624607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.6718852297">
                <text:p>-1.6718852297</text:p>
              </table:table-cell>
              <table:table-cell office:value-type="float" office:value="1.318843">
                <text:p>1.3188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.4584658983">
                <text:p>-1.4584658983</text:p>
              </table:table-cell>
              <table:table-cell office:value-type="float" office:value="1.11588052">
                <text:p>1.115880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.3169313126">
                <text:p>-1.3169313126</text:p>
              </table:table-cell>
              <table:table-cell office:value-type="float" office:value="0.82104391">
                <text:p>0.821043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.252424416">
                <text:p>-1.252424416</text:p>
              </table:table-cell>
              <table:table-cell office:value-type="float" office:value="0.77861328">
                <text:p>0.778613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.0804777904">
                <text:p>-1.0804777904</text:p>
              </table:table-cell>
              <table:table-cell office:value-type="float" office:value="0.72387492">
                <text:p>0.723874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9752019638">
                <text:p>-0.9752019638</text:p>
              </table:table-cell>
              <table:table-cell office:value-type="float" office:value="0.58419872">
                <text:p>0.584198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8234869182">
                <text:p>-0.8234869182</text:p>
              </table:table-cell>
              <table:table-cell office:value-type="float" office:value="0.36852367">
                <text:p>0.368523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7648480653">
                <text:p>-0.7648480653</text:p>
              </table:table-cell>
              <table:table-cell office:value-type="float" office:value="0.51291208">
                <text:p>0.512912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6053755017">
                <text:p>-0.6053755017</text:p>
              </table:table-cell>
              <table:table-cell office:value-type="float" office:value="0.4645753">
                <text:p>0.46457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4969838701">
                <text:p>-0.4969838701</text:p>
              </table:table-cell>
              <table:table-cell office:value-type="float" office:value="0.59462336">
                <text:p>0.594623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6565429133">
                <text:p>-0.6565429133</text:p>
              </table:table-cell>
              <table:table-cell office:value-type="float" office:value="1.01594295">
                <text:p>1.015942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5822410614">
                <text:p>-0.5822410614</text:p>
              </table:table-cell>
              <table:table-cell office:value-type="float" office:value="1.06005231">
                <text:p>1.060052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710783451">
                <text:p>-0.710783451</text:p>
              </table:table-cell>
              <table:table-cell office:value-type="float" office:value="1.33399153">
                <text:p>1.333991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7584442071">
                <text:p>-0.7584442071</text:p>
              </table:table-cell>
              <table:table-cell office:value-type="float" office:value="1.58082087">
                <text:p>1.580820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6595284373">
                <text:p>-0.6595284373</text:p>
              </table:table-cell>
              <table:table-cell office:value-type="float" office:value="1.35204647">
                <text:p>1.352046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6483273402">
                <text:p>-0.6483273402</text:p>
              </table:table-cell>
              <table:table-cell office:value-type="float" office:value="1.36600038">
                <text:p>1.366000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6367303873">
                <text:p>-0.6367303873</text:p>
              </table:table-cell>
              <table:table-cell office:value-type="float" office:value="1.18692498">
                <text:p>1.186924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4119158048">
                <text:p>-0.4119158048</text:p>
              </table:table-cell>
              <table:table-cell office:value-type="float" office:value="0.72837621">
                <text:p>0.728376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3711389805">
                <text:p>-0.3711389805</text:p>
              </table:table-cell>
              <table:table-cell office:value-type="float" office:value="0.57845016">
                <text:p>0.578450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1184278131">
                <text:p>-0.1184278131</text:p>
              </table:table-cell>
              <table:table-cell office:value-type="float" office:value="0.15660653">
                <text:p>0.156606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354559546">
                <text:p>0.2354559546</text:p>
              </table:table-cell>
              <table:table-cell office:value-type="float" office:value="-0.26263201">
                <text:p>-0.262632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42856196">
                <text:p>0.742856196</text:p>
              </table:table-cell>
              <table:table-cell office:value-type="float" office:value="-0.66964371">
                <text:p>-0.669643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0068261165">
                <text:p>1.0068261165</text:p>
              </table:table-cell>
              <table:table-cell office:value-type="float" office:value="-0.95973573">
                <text:p>-0.9597357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381851513">
                <text:p>1.2381851513</text:p>
              </table:table-cell>
              <table:table-cell office:value-type="float" office:value="-1.15376525">
                <text:p>-1.153765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6176370186">
                <text:p>1.6176370186</text:p>
              </table:table-cell>
              <table:table-cell office:value-type="float" office:value="-1.49355155">
                <text:p>-1.493551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8705062905">
                <text:p>1.8705062905</text:p>
              </table:table-cell>
              <table:table-cell office:value-type="float" office:value="-1.76595751">
                <text:p>-1.765957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8752794486">
                <text:p>1.8752794486</text:p>
              </table:table-cell>
              <table:table-cell office:value-type="float" office:value="-1.87983903">
                <text:p>-1.879839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371612341">
                <text:p>1.6371612341</text:p>
              </table:table-cell>
              <table:table-cell office:value-type="float" office:value="-1.74469836">
                <text:p>-1.744698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4800017414">
                <text:p>1.4800017414</text:p>
              </table:table-cell>
              <table:table-cell office:value-type="float" office:value="-1.60534744">
                <text:p>-1.605347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3085348434">
                <text:p>1.3085348434</text:p>
              </table:table-cell>
              <table:table-cell office:value-type="float" office:value="-1.38848252">
                <text:p>-1.388482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0746828791">
                <text:p>1.0746828791</text:p>
              </table:table-cell>
              <table:table-cell office:value-type="float" office:value="-1.15899583">
                <text:p>-1.158995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641235967">
                <text:p>0.8641235967</text:p>
              </table:table-cell>
              <table:table-cell office:value-type="float" office:value="-0.90784277">
                <text:p>-0.907842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284496938">
                <text:p>0.4284496938</text:p>
              </table:table-cell>
              <table:table-cell office:value-type="float" office:value="-0.28141371">
                <text:p>-0.281413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017931393">
                <text:p>0.3017931393</text:p>
              </table:table-cell>
              <table:table-cell office:value-type="float" office:value="-0.23259385">
                <text:p>-0.232593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95608425">
                <text:p>0.0195608425</text:p>
              </table:table-cell>
              <table:table-cell office:value-type="float" office:value="0.22003853">
                <text:p>0.220038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1507216593">
                <text:p>-0.1507216593</text:p>
              </table:table-cell>
              <table:table-cell office:value-type="float" office:value="0.29686874">
                <text:p>0.296868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4021613905">
                <text:p>-0.4021613905</text:p>
              </table:table-cell>
              <table:table-cell office:value-type="float" office:value="0.51308982">
                <text:p>0.5130898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4602812827">
                <text:p>-0.4602812827</text:p>
              </table:table-cell>
              <table:table-cell office:value-type="float" office:value="0.6176619">
                <text:p>0.61766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4974580564">
                <text:p>-0.4974580564</text:p>
              </table:table-cell>
              <table:table-cell office:value-type="float" office:value="0.56865766">
                <text:p>0.568657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4108144338">
                <text:p>-0.4108144338</text:p>
              </table:table-cell>
              <table:table-cell office:value-type="float" office:value="0.47046788">
                <text:p>0.470467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1634252235">
                <text:p>-0.1634252235</text:p>
              </table:table-cell>
              <table:table-cell office:value-type="float" office:value="0.30054512">
                <text:p>0.300545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143909899">
                <text:p>-0.0143909899</text:p>
              </table:table-cell>
              <table:table-cell office:value-type="float" office:value="0.11285522">
                <text:p>0.112855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572741201">
                <text:p>0.2572741201</text:p>
              </table:table-cell>
              <table:table-cell office:value-type="float" office:value="-0.13235771">
                <text:p>-0.132357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748551194">
                <text:p>0.4748551194</text:p>
              </table:table-cell>
              <table:table-cell office:value-type="float" office:value="-0.21720686">
                <text:p>-0.217206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5082749978">
                <text:p>0.5082749978</text:p>
              </table:table-cell>
              <table:table-cell office:value-type="float" office:value="-0.2963552">
                <text:p>-0.29635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882975745">
                <text:p>0.7882975745</text:p>
              </table:table-cell>
              <table:table-cell office:value-type="float" office:value="-0.7387968">
                <text:p>-0.73879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30252258">
                <text:p>0.730252258</text:p>
              </table:table-cell>
              <table:table-cell office:value-type="float" office:value="-0.55883636">
                <text:p>-0.558836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257522967">
                <text:p>0.5257522967</text:p>
              </table:table-cell>
              <table:table-cell office:value-type="float" office:value="-0.35817896">
                <text:p>-0.358178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297023364">
                <text:p>0.4297023364</text:p>
              </table:table-cell>
              <table:table-cell office:value-type="float" office:value="-0.22917124">
                <text:p>-0.229171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722815138">
                <text:p>0.2722815138</text:p>
              </table:table-cell>
              <table:table-cell office:value-type="float" office:value="-0.21333141">
                <text:p>-0.213331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342318411">
                <text:p>0.0342318411</text:p>
              </table:table-cell>
              <table:table-cell office:value-type="float" office:value="0.00852355">
                <text:p>0.008523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229965226">
                <text:p>-0.229965226</text:p>
              </table:table-cell>
              <table:table-cell office:value-type="float" office:value="0.33438628">
                <text:p>0.334386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4060209293">
                <text:p>-0.4060209293</text:p>
              </table:table-cell>
              <table:table-cell office:value-type="float" office:value="0.51154111">
                <text:p>0.511541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5580254196">
                <text:p>-0.5580254196</text:p>
              </table:table-cell>
              <table:table-cell office:value-type="float" office:value="0.71081568">
                <text:p>0.7108156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6634699157">
                <text:p>-0.6634699157</text:p>
              </table:table-cell>
              <table:table-cell office:value-type="float" office:value="0.70675875">
                <text:p>0.706758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8924228522">
                <text:p>-0.8924228522</text:p>
              </table:table-cell>
              <table:table-cell office:value-type="float" office:value="1.05240398">
                <text:p>1.052403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9677463862">
                <text:p>-0.9677463862</text:p>
              </table:table-cell>
              <table:table-cell office:value-type="float" office:value="1.08443501">
                <text:p>1.084435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9280813853">
                <text:p>-0.9280813853</text:p>
              </table:table-cell>
              <table:table-cell office:value-type="float" office:value="1.00583708">
                <text:p>1.005837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9882691947">
                <text:p>-0.9882691947</text:p>
              </table:table-cell>
              <table:table-cell office:value-type="float" office:value="1.16151426">
                <text:p>1.161514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9083240406">
                <text:p>-0.9083240406</text:p>
              </table:table-cell>
              <table:table-cell office:value-type="float" office:value="1.03883923">
                <text:p>1.038839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8318044388">
                <text:p>-0.8318044388</text:p>
              </table:table-cell>
              <table:table-cell office:value-type="float" office:value="0.94474274">
                <text:p>0.944742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7926802175">
                <text:p>-0.7926802175</text:p>
              </table:table-cell>
              <table:table-cell office:value-type="float" office:value="0.97029134">
                <text:p>0.9702913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5716120736">
                <text:p>-0.5716120736</text:p>
              </table:table-cell>
              <table:table-cell office:value-type="float" office:value="0.88215437">
                <text:p>0.882154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5538601094">
                <text:p>-0.5538601094</text:p>
              </table:table-cell>
              <table:table-cell office:value-type="float" office:value="0.79370635">
                <text:p>0.793706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3735186995">
                <text:p>-0.3735186995</text:p>
              </table:table-cell>
              <table:table-cell office:value-type="float" office:value="0.69246959">
                <text:p>0.692469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3542972804">
                <text:p>-0.3542972804</text:p>
              </table:table-cell>
              <table:table-cell office:value-type="float" office:value="0.64238948">
                <text:p>0.642389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2578259795">
                <text:p>-0.2578259795</text:p>
              </table:table-cell>
              <table:table-cell office:value-type="float" office:value="0.5122347">
                <text:p>0.51223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844894402">
                <text:p>-0.2844894402</text:p>
              </table:table-cell>
              <table:table-cell office:value-type="float" office:value="0.60943018">
                <text:p>0.609430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3910227752">
                <text:p>-0.3910227752</text:p>
              </table:table-cell>
              <table:table-cell office:value-type="float" office:value="0.72982212">
                <text:p>0.729822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4093501998">
                <text:p>-0.4093501998</text:p>
              </table:table-cell>
              <table:table-cell office:value-type="float" office:value="0.61122406">
                <text:p>0.611224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4511955229">
                <text:p>-0.4511955229</text:p>
              </table:table-cell>
              <table:table-cell office:value-type="float" office:value="0.56930561">
                <text:p>0.569305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6751257659">
                <text:p>-0.6751257659</text:p>
              </table:table-cell>
              <table:table-cell office:value-type="float" office:value="0.93619992">
                <text:p>0.936199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6192321057">
                <text:p>-0.6192321057</text:p>
              </table:table-cell>
              <table:table-cell office:value-type="float" office:value="0.60152253">
                <text:p>0.601522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6054605361">
                <text:p>-0.6054605361</text:p>
              </table:table-cell>
              <table:table-cell office:value-type="float" office:value="0.60481366">
                <text:p>0.604813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6016533788">
                <text:p>-0.6016533788</text:p>
              </table:table-cell>
              <table:table-cell office:value-type="float" office:value="0.61363589">
                <text:p>0.613635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6615627258">
                <text:p>-0.6615627258</text:p>
              </table:table-cell>
              <table:table-cell office:value-type="float" office:value="0.46401357">
                <text:p>0.464013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4939383548">
                <text:p>-0.4939383548</text:p>
              </table:table-cell>
              <table:table-cell office:value-type="float" office:value="0.33073153">
                <text:p>0.330731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4229456681">
                <text:p>-0.4229456681</text:p>
              </table:table-cell>
              <table:table-cell office:value-type="float" office:value="0.41584182">
                <text:p>0.415841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4118043329">
                <text:p>-0.4118043329</text:p>
              </table:table-cell>
              <table:table-cell office:value-type="float" office:value="0.54373684">
                <text:p>0.543736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5350990578">
                <text:p>-0.5350990578</text:p>
              </table:table-cell>
              <table:table-cell office:value-type="float" office:value="0.80443341">
                <text:p>0.804433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570311177">
                <text:p>-0.570311177</text:p>
              </table:table-cell>
              <table:table-cell office:value-type="float" office:value="0.9529621">
                <text:p>0.95296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6288392591">
                <text:p>-0.6288392591</text:p>
              </table:table-cell>
              <table:table-cell office:value-type="float" office:value="1.20648107">
                <text:p>1.206481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6041020555">
                <text:p>-0.6041020555</text:p>
              </table:table-cell>
              <table:table-cell office:value-type="float" office:value="1.11154218">
                <text:p>1.111542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7924727308">
                <text:p>-0.7924727308</text:p>
              </table:table-cell>
              <table:table-cell office:value-type="float" office:value="1.5450047">
                <text:p>1.54500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.0594632326">
                <text:p>-1.0594632326</text:p>
              </table:table-cell>
              <table:table-cell office:value-type="float" office:value="1.89733338">
                <text:p>1.897333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9927861298">
                <text:p>-0.9927861298</text:p>
              </table:table-cell>
              <table:table-cell office:value-type="float" office:value="1.75206673">
                <text:p>1.752066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.2695282248">
                <text:p>-1.2695282248</text:p>
              </table:table-cell>
              <table:table-cell office:value-type="float" office:value="2.17455109">
                <text:p>2.1745510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.5016497881">
                <text:p>-1.5016497881</text:p>
              </table:table-cell>
              <table:table-cell office:value-type="float" office:value="2.36136438">
                <text:p>2.361364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.8004868258">
                <text:p>-1.8004868258</text:p>
              </table:table-cell>
              <table:table-cell office:value-type="float" office:value="2.89606717">
                <text:p>2.896067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.2977291351">
                <text:p>-2.2977291351</text:p>
              </table:table-cell>
              <table:table-cell office:value-type="float" office:value="3.59541032">
                <text:p>3.595410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.9433183724">
                <text:p>-2.9433183724</text:p>
              </table:table-cell>
              <table:table-cell office:value-type="float" office:value="4.56654487">
                <text:p>4.566544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3.3311086198">
                <text:p>-3.3311086198</text:p>
              </table:table-cell>
              <table:table-cell office:value-type="float" office:value="4.95553263">
                <text:p>4.955532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3.5878729571">
                <text:p>-3.5878729571</text:p>
              </table:table-cell>
              <table:table-cell office:value-type="float" office:value="5.02753092">
                <text:p>5.027530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3.6050520646">
                <text:p>-3.6050520646</text:p>
              </table:table-cell>
              <table:table-cell office:value-type="float" office:value="4.59985967">
                <text:p>4.599859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3.4715272336">
                <text:p>-3.4715272336</text:p>
              </table:table-cell>
              <table:table-cell office:value-type="float" office:value="4.00563708">
                <text:p>4.005637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3.2248678523">
                <text:p>-3.2248678523</text:p>
              </table:table-cell>
              <table:table-cell office:value-type="float" office:value="3.33178698">
                <text:p>3.331786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3.0209549746">
                <text:p>-3.0209549746</text:p>
              </table:table-cell>
              <table:table-cell office:value-type="float" office:value="2.83735607">
                <text:p>2.837356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.6349709103">
                <text:p>-2.6349709103</text:p>
              </table:table-cell>
              <table:table-cell office:value-type="float" office:value="2.20805124">
                <text:p>2.208051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.2885751232">
                <text:p>-2.2885751232</text:p>
              </table:table-cell>
              <table:table-cell office:value-type="float" office:value="1.76739245">
                <text:p>1.767392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.0191056301">
                <text:p>-2.0191056301</text:p>
              </table:table-cell>
              <table:table-cell office:value-type="float" office:value="1.33036179">
                <text:p>1.330361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.8093332536">
                <text:p>-1.8093332536</text:p>
              </table:table-cell>
              <table:table-cell office:value-type="float" office:value="1.10212769">
                <text:p>1.1021276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.534120647">
                <text:p>-1.534120647</text:p>
              </table:table-cell>
              <table:table-cell office:value-type="float" office:value="1.05482688">
                <text:p>1.054826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.4346784522">
                <text:p>-1.4346784522</text:p>
              </table:table-cell>
              <table:table-cell office:value-type="float" office:value="0.7684843">
                <text:p>0.76848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.2886684422">
                <text:p>-1.2886684422</text:p>
              </table:table-cell>
              <table:table-cell office:value-type="float" office:value="0.66534978">
                <text:p>0.665349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9905000232">
                <text:p>-0.9905000232</text:p>
              </table:table-cell>
              <table:table-cell office:value-type="float" office:value="0.2167388">
                <text:p>0.21673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8766716742">
                <text:p>-0.8766716742</text:p>
              </table:table-cell>
              <table:table-cell office:value-type="float" office:value="0.05954788">
                <text:p>0.0595478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7836352966">
                <text:p>-0.7836352966</text:p>
              </table:table-cell>
              <table:table-cell office:value-type="float" office:value="-0.01703997">
                <text:p>-0.017039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5019885722">
                <text:p>-0.5019885722</text:p>
              </table:table-cell>
              <table:table-cell office:value-type="float" office:value="-0.32166503">
                <text:p>-0.321665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2039755578">
                <text:p>-0.2039755578</text:p>
              </table:table-cell>
              <table:table-cell office:value-type="float" office:value="-0.5781728">
                <text:p>-0.578172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067004971">
                <text:p>0.1067004971</text:p>
              </table:table-cell>
              <table:table-cell office:value-type="float" office:value="-0.74229442">
                <text:p>-0.742294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906406995">
                <text:p>0.3906406995</text:p>
              </table:table-cell>
              <table:table-cell office:value-type="float" office:value="-0.93106765">
                <text:p>-0.9310676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213433811">
                <text:p>0.8213433811</text:p>
              </table:table-cell>
              <table:table-cell office:value-type="float" office:value="-1.34184352">
                <text:p>-1.341843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584008911">
                <text:p>0.9584008911</text:p>
              </table:table-cell>
              <table:table-cell office:value-type="float" office:value="-1.36227443">
                <text:p>-1.362274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5583971594">
                <text:p>1.5583971594</text:p>
              </table:table-cell>
              <table:table-cell office:value-type="float" office:value="-2.01378676">
                <text:p>-2.0137867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8402494599">
                <text:p>1.8402494599</text:p>
              </table:table-cell>
              <table:table-cell office:value-type="float" office:value="-1.96762278">
                <text:p>-1.967622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0896904374">
                <text:p>2.0896904374</text:p>
              </table:table-cell>
              <table:table-cell office:value-type="float" office:value="-2.31589178">
                <text:p>-2.315891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7002779458">
                <text:p>2.7002779458</text:p>
              </table:table-cell>
              <table:table-cell office:value-type="float" office:value="-3.004431">
                <text:p>-3.0044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8959273102">
                <text:p>2.8959273102</text:p>
              </table:table-cell>
              <table:table-cell office:value-type="float" office:value="-2.91819752">
                <text:p>-2.918197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5188112309">
                <text:p>3.5188112309</text:p>
              </table:table-cell>
              <table:table-cell office:value-type="float" office:value="-3.56643573">
                <text:p>-3.566435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0980367597">
                <text:p>4.0980367597</text:p>
              </table:table-cell>
              <table:table-cell office:value-type="float" office:value="-3.9287192">
                <text:p>-3.92871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8139983175">
                <text:p>4.8139983175</text:p>
              </table:table-cell>
              <table:table-cell office:value-type="float" office:value="-4.37940853">
                <text:p>-4.379408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.3719777572">
                <text:p>5.3719777572</text:p>
              </table:table-cell>
              <table:table-cell office:value-type="float" office:value="-4.94687448">
                <text:p>-4.946874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.5822464816">
                <text:p>5.5822464816</text:p>
              </table:table-cell>
              <table:table-cell office:value-type="float" office:value="-5.00907472">
                <text:p>-5.009074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.608289343">
                <text:p>5.608289343</text:p>
              </table:table-cell>
              <table:table-cell office:value-type="float" office:value="-5.19984416">
                <text:p>-5.199844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1727299371">
                <text:p>5.1727299371</text:p>
              </table:table-cell>
              <table:table-cell office:value-type="float" office:value="-4.56438848">
                <text:p>-4.5643884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7107937684">
                <text:p>4.7107937684</text:p>
              </table:table-cell>
              <table:table-cell office:value-type="float" office:value="-4.14842376">
                <text:p>-4.148423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0572547357">
                <text:p>4.0572547357</text:p>
              </table:table-cell>
              <table:table-cell office:value-type="float" office:value="-3.26163006">
                <text:p>-3.261630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2689836263">
                <text:p>3.2689836263</text:p>
              </table:table-cell>
              <table:table-cell office:value-type="float" office:value="-2.32577422">
                <text:p>-2.325774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7879978066">
                <text:p>2.7879978066</text:p>
              </table:table-cell>
              <table:table-cell office:value-type="float" office:value="-2.03035514">
                <text:p>-2.030355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0682323698">
                <text:p>2.0682323698</text:p>
              </table:table-cell>
              <table:table-cell office:value-type="float" office:value="-1.20400665">
                <text:p>-1.2040066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5039852849">
                <text:p>1.5039852849</text:p>
              </table:table-cell>
              <table:table-cell office:value-type="float" office:value="-0.61804253">
                <text:p>-0.618042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216449738">
                <text:p>1.216449738</text:p>
              </table:table-cell>
              <table:table-cell office:value-type="float" office:value="-0.46216725">
                <text:p>-0.462167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06917345">
                <text:p>0.706917345</text:p>
              </table:table-cell>
              <table:table-cell office:value-type="float" office:value="0.00884778">
                <text:p>0.008847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4274041941">
                <text:p>0.4274041941</text:p>
              </table:table-cell>
              <table:table-cell office:value-type="float" office:value="0.11409365">
                <text:p>0.114093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721912307">
                <text:p>0.0721912307</text:p>
              </table:table-cell>
              <table:table-cell office:value-type="float" office:value="0.16623597">
                <text:p>0.166235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126110931">
                <text:p>-0.126110931</text:p>
              </table:table-cell>
              <table:table-cell office:value-type="float" office:value="0.15191539">
                <text:p>0.151915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3849455439">
                <text:p>-0.3849455439</text:p>
              </table:table-cell>
              <table:table-cell office:value-type="float" office:value="0.40076565">
                <text:p>0.4007656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4883120324">
                <text:p>-0.4883120324</text:p>
              </table:table-cell>
              <table:table-cell office:value-type="float" office:value="0.14696889">
                <text:p>0.146968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7341021475">
                <text:p>-0.7341021475</text:p>
              </table:table-cell>
              <table:table-cell office:value-type="float" office:value="0.37494142">
                <text:p>0.374941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8824521141">
                <text:p>-0.8824521141</text:p>
              </table:table-cell>
              <table:table-cell office:value-type="float" office:value="0.50173781">
                <text:p>0.501737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.0481930418">
                <text:p>-1.0481930418</text:p>
              </table:table-cell>
              <table:table-cell office:value-type="float" office:value="0.68927493">
                <text:p>0.689274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3225882301">
                <text:p>-1.3225882301</text:p>
              </table:table-cell>
              <table:table-cell office:value-type="float" office:value="0.97018863">
                <text:p>0.970188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.4328225135">
                <text:p>-1.4328225135</text:p>
              </table:table-cell>
              <table:table-cell office:value-type="float" office:value="1.18078026">
                <text:p>1.180780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.815217308">
                <text:p>-1.815217308</text:p>
              </table:table-cell>
              <table:table-cell office:value-type="float" office:value="1.52586955">
                <text:p>1.525869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2.0277199077">
                <text:p>-2.0277199077</text:p>
              </table:table-cell>
              <table:table-cell office:value-type="float" office:value="2.07809579">
                <text:p>2.078095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2.3943322631">
                <text:p>-2.3943322631</text:p>
              </table:table-cell>
              <table:table-cell office:value-type="float" office:value="2.55956388">
                <text:p>2.559563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2.978713471">
                <text:p>-2.978713471</text:p>
              </table:table-cell>
              <table:table-cell office:value-type="float" office:value="3.23821629">
                <text:p>3.2382162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3.2470079853">
                <text:p>-3.2470079853</text:p>
              </table:table-cell>
              <table:table-cell office:value-type="float" office:value="3.78453673">
                <text:p>3.784536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3.7652201664">
                <text:p>-3.7652201664</text:p>
              </table:table-cell>
              <table:table-cell office:value-type="float" office:value="4.30062886">
                <text:p>4.300628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4.1372497404">
                <text:p>-4.1372497404</text:p>
              </table:table-cell>
              <table:table-cell office:value-type="float" office:value="4.7489653">
                <text:p>4.74896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4.4593671492">
                <text:p>-4.4593671492</text:p>
              </table:table-cell>
              <table:table-cell office:value-type="float" office:value="5.09134891">
                <text:p>5.091348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4.7865563723">
                <text:p>-4.7865563723</text:p>
              </table:table-cell>
              <table:table-cell office:value-type="float" office:value="5.36163907">
                <text:p>5.361639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4.8733432429">
                <text:p>-4.8733432429</text:p>
              </table:table-cell>
              <table:table-cell office:value-type="float" office:value="5.49272547">
                <text:p>5.4927254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4.954399224">
                <text:p>-4.954399224</text:p>
              </table:table-cell>
              <table:table-cell office:value-type="float" office:value="5.45284396">
                <text:p>5.452843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4.6347513184">
                <text:p>-4.6347513184</text:p>
              </table:table-cell>
              <table:table-cell office:value-type="float" office:value="5.18365973">
                <text:p>5.183659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.4135858634">
                <text:p>-4.4135858634</text:p>
              </table:table-cell>
              <table:table-cell office:value-type="float" office:value="4.95782364">
                <text:p>4.9578236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3.8816394928">
                <text:p>-3.8816394928</text:p>
              </table:table-cell>
              <table:table-cell office:value-type="float" office:value="4.43982931">
                <text:p>4.439829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3.2296593575">
                <text:p>-3.2296593575</text:p>
              </table:table-cell>
              <table:table-cell office:value-type="float" office:value="3.73305409">
                <text:p>3.733054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2.8952321792">
                <text:p>-2.8952321792</text:p>
              </table:table-cell>
              <table:table-cell office:value-type="float" office:value="3.25644822">
                <text:p>3.256448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2.2961056892">
                <text:p>-2.2961056892</text:p>
              </table:table-cell>
              <table:table-cell office:value-type="float" office:value="2.63451977">
                <text:p>2.634519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8602723886">
                <text:p>-1.8602723886</text:p>
              </table:table-cell>
              <table:table-cell office:value-type="float" office:value="2.23675547">
                <text:p>2.2367554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5797274187">
                <text:p>-1.5797274187</text:p>
              </table:table-cell>
              <table:table-cell office:value-type="float" office:value="1.83883956">
                <text:p>1.838839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2388129884">
                <text:p>-1.2388129884</text:p>
              </table:table-cell>
              <table:table-cell office:value-type="float" office:value="1.54070804">
                <text:p>1.540708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0926432296">
                <text:p>-1.0926432296</text:p>
              </table:table-cell>
              <table:table-cell office:value-type="float" office:value="1.36057561">
                <text:p>1.3605756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0151089795">
                <text:p>-1.0151089795</text:p>
              </table:table-cell>
              <table:table-cell office:value-type="float" office:value="1.20841178">
                <text:p>1.2084117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0758237331">
                <text:p>-1.0758237331</text:p>
              </table:table-cell>
              <table:table-cell office:value-type="float" office:value="1.27911525">
                <text:p>1.279115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0021266638">
                <text:p>-1.0021266638</text:p>
              </table:table-cell>
              <table:table-cell office:value-type="float" office:value="1.2175965">
                <text:p>1.21759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2127326968">
                <text:p>-1.2127326968</text:p>
              </table:table-cell>
              <table:table-cell office:value-type="float" office:value="1.32995415">
                <text:p>1.329954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3975170857">
                <text:p>-1.3975170857</text:p>
              </table:table-cell>
              <table:table-cell office:value-type="float" office:value="1.73231184">
                <text:p>1.732311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5403679661">
                <text:p>-1.5403679661</text:p>
              </table:table-cell>
              <table:table-cell office:value-type="float" office:value="1.89307035">
                <text:p>1.893070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6774324293">
                <text:p>-1.6774324293</text:p>
              </table:table-cell>
              <table:table-cell office:value-type="float" office:value="2.08647821">
                <text:p>2.086478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.7393720782">
                <text:p>-1.7393720782</text:p>
              </table:table-cell>
              <table:table-cell office:value-type="float" office:value="2.15392114">
                <text:p>2.153921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7229910075">
                <text:p>-1.7229910075</text:p>
              </table:table-cell>
              <table:table-cell office:value-type="float" office:value="2.03307907">
                <text:p>2.033079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.6690549887">
                <text:p>-1.6690549887</text:p>
              </table:table-cell>
              <table:table-cell office:value-type="float" office:value="1.94335157">
                <text:p>1.943351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5167705347">
                <text:p>-1.5167705347</text:p>
              </table:table-cell>
              <table:table-cell office:value-type="float" office:value="1.89759712">
                <text:p>1.897597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.2037344935">
                <text:p>-1.2037344935</text:p>
              </table:table-cell>
              <table:table-cell office:value-type="float" office:value="1.45122965">
                <text:p>1.451229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8464650183">
                <text:p>-0.8464650183</text:p>
              </table:table-cell>
              <table:table-cell office:value-type="float" office:value="1.11268558">
                <text:p>1.112685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4771757174">
                <text:p>-0.4771757174</text:p>
              </table:table-cell>
              <table:table-cell office:value-type="float" office:value="0.751696">
                <text:p>0.7516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1432974637">
                <text:p>-0.1432974637</text:p>
              </table:table-cell>
              <table:table-cell office:value-type="float" office:value="0.44259216">
                <text:p>0.442592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937829255">
                <text:p>0.1937829255</text:p>
              </table:table-cell>
              <table:table-cell office:value-type="float" office:value="0.10375819">
                <text:p>0.103758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027678011">
                <text:p>0.5027678011</text:p>
              </table:table-cell>
              <table:table-cell office:value-type="float" office:value="-0.2365011">
                <text:p>-0.23650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405757543">
                <text:p>0.8405757543</text:p>
              </table:table-cell>
              <table:table-cell office:value-type="float" office:value="-0.69673062">
                <text:p>-0.696730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0901811467">
                <text:p>1.0901811467</text:p>
              </table:table-cell>
              <table:table-cell office:value-type="float" office:value="-0.99624548">
                <text:p>-0.996245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2296718322">
                <text:p>1.2296718322</text:p>
              </table:table-cell>
              <table:table-cell office:value-type="float" office:value="-1.18737945">
                <text:p>-1.187379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2049675849">
                <text:p>1.2049675849</text:p>
              </table:table-cell>
              <table:table-cell office:value-type="float" office:value="-1.13283837">
                <text:p>-1.132838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474180165">
                <text:p>1.3474180165</text:p>
              </table:table-cell>
              <table:table-cell office:value-type="float" office:value="-1.43178742">
                <text:p>-1.431787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2308166724">
                <text:p>1.2308166724</text:p>
              </table:table-cell>
              <table:table-cell office:value-type="float" office:value="-1.29320663">
                <text:p>-1.293206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0432397864">
                <text:p>1.0432397864</text:p>
              </table:table-cell>
              <table:table-cell office:value-type="float" office:value="-1.1499428">
                <text:p>-1.14994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09256277">
                <text:p>0.8809256277</text:p>
              </table:table-cell>
              <table:table-cell office:value-type="float" office:value="-0.9420769">
                <text:p>-0.94207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6310901228">
                <text:p>0.6310901228</text:p>
              </table:table-cell>
              <table:table-cell office:value-type="float" office:value="-0.66043097">
                <text:p>-0.660430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4730026601">
                <text:p>0.4730026601</text:p>
              </table:table-cell>
              <table:table-cell office:value-type="float" office:value="-0.43363415">
                <text:p>-0.433634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797467798">
                <text:p>0.2797467798</text:p>
              </table:table-cell>
              <table:table-cell office:value-type="float" office:value="-0.19140626">
                <text:p>-0.1914062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208107357">
                <text:p>0.1208107357</text:p>
              </table:table-cell>
              <table:table-cell office:value-type="float" office:value="0.03777894">
                <text:p>0.0377789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5917058">
                <text:p>0.0075917058</text:p>
              </table:table-cell>
              <table:table-cell office:value-type="float" office:value="0.20830055">
                <text:p>0.208300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550709632">
                <text:p>-0.0550709632</text:p>
              </table:table-cell>
              <table:table-cell office:value-type="float" office:value="0.24063844">
                <text:p>0.240638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51320499">
                <text:p>-0.0051320499</text:p>
              </table:table-cell>
              <table:table-cell office:value-type="float" office:value="0.18423761">
                <text:p>0.184237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301833232">
                <text:p>0.0301833232</text:p>
              </table:table-cell>
              <table:table-cell office:value-type="float" office:value="0.07847995">
                <text:p>0.078479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08496745">
                <text:p>0.108496745</text:p>
              </table:table-cell>
              <table:table-cell office:value-type="float" office:value="-0.01597456">
                <text:p>-0.015974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029555017">
                <text:p>0.3029555017</text:p>
              </table:table-cell>
              <table:table-cell office:value-type="float" office:value="-0.09726303">
                <text:p>-0.097263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5325880551">
                <text:p>0.5325880551</text:p>
              </table:table-cell>
              <table:table-cell office:value-type="float" office:value="-0.44898276">
                <text:p>-0.448982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943047325">
                <text:p>0.6943047325</text:p>
              </table:table-cell>
              <table:table-cell office:value-type="float" office:value="-0.56759794">
                <text:p>-0.567597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139813307">
                <text:p>0.8139813307</text:p>
              </table:table-cell>
              <table:table-cell office:value-type="float" office:value="-0.68869022">
                <text:p>-0.688690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570752833">
                <text:p>0.8570752833</text:p>
              </table:table-cell>
              <table:table-cell office:value-type="float" office:value="-0.7990532">
                <text:p>-0.79905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822833931">
                <text:p>0.8822833931</text:p>
              </table:table-cell>
              <table:table-cell office:value-type="float" office:value="-0.83797133">
                <text:p>-0.837971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89002652">
                <text:p>0.8989002652</text:p>
              </table:table-cell>
              <table:table-cell office:value-type="float" office:value="-0.78860799">
                <text:p>-0.788607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352580526">
                <text:p>0.7352580526</text:p>
              </table:table-cell>
              <table:table-cell office:value-type="float" office:value="-0.67241979">
                <text:p>-0.6724197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6101284301">
                <text:p>0.6101284301</text:p>
              </table:table-cell>
              <table:table-cell office:value-type="float" office:value="-0.54825107">
                <text:p>-0.548251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4263203593">
                <text:p>0.4263203593</text:p>
              </table:table-cell>
              <table:table-cell office:value-type="float" office:value="-0.30667117">
                <text:p>-0.306671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369765751">
                <text:p>0.2369765751</text:p>
              </table:table-cell>
              <table:table-cell office:value-type="float" office:value="-0.03018099">
                <text:p>-0.0301809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967786002">
                <text:p>0.0967786002</text:p>
              </table:table-cell>
              <table:table-cell office:value-type="float" office:value="0.0873505">
                <text:p>0.08735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984312167">
                <text:p>-0.0984312167</text:p>
              </table:table-cell>
              <table:table-cell office:value-type="float" office:value="0.32222142">
                <text:p>0.322221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3022077908">
                <text:p>-0.3022077908</text:p>
              </table:table-cell>
              <table:table-cell office:value-type="float" office:value="0.441171">
                <text:p>0.4411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5394700186">
                <text:p>-0.5394700186</text:p>
              </table:table-cell>
              <table:table-cell office:value-type="float" office:value="0.75248042">
                <text:p>0.752480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6827504947">
                <text:p>-0.6827504947</text:p>
              </table:table-cell>
              <table:table-cell office:value-type="float" office:value="0.88453005">
                <text:p>0.884530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6874330779">
                <text:p>-0.6874330779</text:p>
              </table:table-cell>
              <table:table-cell office:value-type="float" office:value="0.88493109">
                <text:p>0.884931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7594946242">
                <text:p>-0.7594946242</text:p>
              </table:table-cell>
              <table:table-cell office:value-type="float" office:value="0.7497632">
                <text:p>0.74976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7917317234">
                <text:p>-0.7917317234</text:p>
              </table:table-cell>
              <table:table-cell office:value-type="float" office:value="0.89113056">
                <text:p>0.891130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7377445325">
                <text:p>-0.7377445325</text:p>
              </table:table-cell>
              <table:table-cell office:value-type="float" office:value="0.79326382">
                <text:p>0.793263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7317290837">
                <text:p>-0.7317290837</text:p>
              </table:table-cell>
              <table:table-cell office:value-type="float" office:value="0.87798271">
                <text:p>0.877982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6193666399">
                <text:p>-0.6193666399</text:p>
              </table:table-cell>
              <table:table-cell office:value-type="float" office:value="0.75435349">
                <text:p>0.754353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5687164111">
                <text:p>-0.5687164111</text:p>
              </table:table-cell>
              <table:table-cell office:value-type="float" office:value="0.75828532">
                <text:p>0.758285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488130462">
                <text:p>-0.488130462</text:p>
              </table:table-cell>
              <table:table-cell office:value-type="float" office:value="0.70439951">
                <text:p>0.704399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4274326823">
                <text:p>-0.4274326823</text:p>
              </table:table-cell>
              <table:table-cell office:value-type="float" office:value="0.70144224">
                <text:p>0.701442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3718070745">
                <text:p>-0.3718070745</text:p>
              </table:table-cell>
              <table:table-cell office:value-type="float" office:value="0.67109746">
                <text:p>0.671097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4207172898">
                <text:p>-0.4207172898</text:p>
              </table:table-cell>
              <table:table-cell office:value-type="float" office:value="0.76310865">
                <text:p>0.7631086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4961481623">
                <text:p>-0.4961481623</text:p>
              </table:table-cell>
              <table:table-cell office:value-type="float" office:value="0.83802009">
                <text:p>0.838020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5286103217">
                <text:p>-0.5286103217</text:p>
              </table:table-cell>
              <table:table-cell office:value-type="float" office:value="0.76215542">
                <text:p>0.762155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6217868953">
                <text:p>-0.6217868953</text:p>
              </table:table-cell>
              <table:table-cell office:value-type="float" office:value="0.85727509">
                <text:p>0.857275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6683395246">
                <text:p>-0.6683395246</text:p>
              </table:table-cell>
              <table:table-cell office:value-type="float" office:value="0.89546091">
                <text:p>0.895460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8090038517">
                <text:p>-0.8090038517</text:p>
              </table:table-cell>
              <table:table-cell office:value-type="float" office:value="0.92413046">
                <text:p>0.924130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8950599877">
                <text:p>-0.8950599877</text:p>
              </table:table-cell>
              <table:table-cell office:value-type="float" office:value="1.03781442">
                <text:p>1.037814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977154011">
                <text:p>-0.977154011</text:p>
              </table:table-cell>
              <table:table-cell office:value-type="float" office:value="1.13172082">
                <text:p>1.131720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.0355802534">
                <text:p>-1.0355802534</text:p>
              </table:table-cell>
              <table:table-cell office:value-type="float" office:value="1.15260796">
                <text:p>1.152607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1.0358901552">
                <text:p>-1.0358901552</text:p>
              </table:table-cell>
              <table:table-cell office:value-type="float" office:value="1.09971479">
                <text:p>1.0997147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.0457780305">
                <text:p>-1.0457780305</text:p>
              </table:table-cell>
              <table:table-cell office:value-type="float" office:value="1.16749231">
                <text:p>1.1674923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.0935862269">
                <text:p>-1.0935862269</text:p>
              </table:table-cell>
              <table:table-cell office:value-type="float" office:value="1.32774659">
                <text:p>1.327746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.0483142385">
                <text:p>-1.0483142385</text:p>
              </table:table-cell>
              <table:table-cell office:value-type="float" office:value="1.25032096">
                <text:p>1.250320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.0053157465">
                <text:p>-1.0053157465</text:p>
              </table:table-cell>
              <table:table-cell office:value-type="float" office:value="1.28447545">
                <text:p>1.284475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8614969453">
                <text:p>-0.8614969453</text:p>
              </table:table-cell>
              <table:table-cell office:value-type="float" office:value="1.1211318">
                <text:p>1.12113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8390101281">
                <text:p>-0.8390101281</text:p>
              </table:table-cell>
              <table:table-cell office:value-type="float" office:value="1.12429226">
                <text:p>1.124292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6665866949">
                <text:p>-0.6665866949</text:p>
              </table:table-cell>
              <table:table-cell office:value-type="float" office:value="0.87294193">
                <text:p>0.872941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6572372069">
                <text:p>-0.6572372069</text:p>
              </table:table-cell>
              <table:table-cell office:value-type="float" office:value="0.90924412">
                <text:p>0.909244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5965021379">
                <text:p>-0.5965021379</text:p>
              </table:table-cell>
              <table:table-cell office:value-type="float" office:value="0.9676224">
                <text:p>0.96762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498925566">
                <text:p>-0.498925566</text:p>
              </table:table-cell>
              <table:table-cell office:value-type="float" office:value="0.78119595">
                <text:p>0.781195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4614557855">
                <text:p>-0.4614557855</text:p>
              </table:table-cell>
              <table:table-cell office:value-type="float" office:value="0.66968003">
                <text:p>0.669680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5746070406">
                <text:p>-0.5746070406</text:p>
              </table:table-cell>
              <table:table-cell office:value-type="float" office:value="0.75850974">
                <text:p>0.758509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6673944339">
                <text:p>-0.6673944339</text:p>
              </table:table-cell>
              <table:table-cell office:value-type="float" office:value="1.03311718">
                <text:p>1.033117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5758570804">
                <text:p>-0.5758570804</text:p>
              </table:table-cell>
              <table:table-cell office:value-type="float" office:value="0.66009495">
                <text:p>0.660094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6241834355">
                <text:p>-0.6241834355</text:p>
              </table:table-cell>
              <table:table-cell office:value-type="float" office:value="0.84587149">
                <text:p>0.845871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6962286611">
                <text:p>-0.6962286611</text:p>
              </table:table-cell>
              <table:table-cell office:value-type="float" office:value="0.89471428">
                <text:p>0.894714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6502469937">
                <text:p>-0.6502469937</text:p>
              </table:table-cell>
              <table:table-cell office:value-type="float" office:value="0.79189426">
                <text:p>0.791894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7211168548">
                <text:p>-0.7211168548</text:p>
              </table:table-cell>
              <table:table-cell office:value-type="float" office:value="0.93897995">
                <text:p>0.938979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6044919298">
                <text:p>-0.6044919298</text:p>
              </table:table-cell>
              <table:table-cell office:value-type="float" office:value="0.69595774">
                <text:p>0.6959577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6681773994">
                <text:p>-0.6681773994</text:p>
              </table:table-cell>
              <table:table-cell office:value-type="float" office:value="0.88716903">
                <text:p>0.8871690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4893025156">
                <text:p>-0.4893025156</text:p>
              </table:table-cell>
              <table:table-cell office:value-type="float" office:value="0.59033875">
                <text:p>0.590338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39489631">
                <text:p>-0.39489631</text:p>
              </table:table-cell>
              <table:table-cell office:value-type="float" office:value="0.5109405">
                <text:p>0.51094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4040616593">
                <text:p>-0.4040616593</text:p>
              </table:table-cell>
              <table:table-cell office:value-type="float" office:value="0.51981922">
                <text:p>0.519819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3377139381">
                <text:p>-0.3377139381</text:p>
              </table:table-cell>
              <table:table-cell office:value-type="float" office:value="0.47616403">
                <text:p>0.476164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3090223784">
                <text:p>-0.3090223784</text:p>
              </table:table-cell>
              <table:table-cell office:value-type="float" office:value="0.46795447">
                <text:p>0.467954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2387233662">
                <text:p>-0.2387233662</text:p>
              </table:table-cell>
              <table:table-cell office:value-type="float" office:value="0.31726299">
                <text:p>0.317262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1951311937">
                <text:p>-0.1951311937</text:p>
              </table:table-cell>
              <table:table-cell office:value-type="float" office:value="0.31784155">
                <text:p>0.317841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1853622005">
                <text:p>-0.1853622005</text:p>
              </table:table-cell>
              <table:table-cell office:value-type="float" office:value="0.37046141">
                <text:p>0.370461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1003836031">
                <text:p>-0.1003836031</text:p>
              </table:table-cell>
              <table:table-cell office:value-type="float" office:value="0.17367358">
                <text:p>0.173673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2130451402">
                <text:p>-0.2130451402</text:p>
              </table:table-cell>
              <table:table-cell office:value-type="float" office:value="0.38803817">
                <text:p>0.388038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2596221418">
                <text:p>-0.2596221418</text:p>
              </table:table-cell>
              <table:table-cell office:value-type="float" office:value="0.52057934">
                <text:p>0.520579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2249544577">
                <text:p>-0.2249544577</text:p>
              </table:table-cell>
              <table:table-cell office:value-type="float" office:value="0.54240045">
                <text:p>0.542400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1930410995">
                <text:p>-0.1930410995</text:p>
              </table:table-cell>
              <table:table-cell office:value-type="float" office:value="0.38258746">
                <text:p>0.382587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2563930376">
                <text:p>-0.2563930376</text:p>
              </table:table-cell>
              <table:table-cell office:value-type="float" office:value="0.57739815">
                <text:p>0.577398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2718378029">
                <text:p>-0.2718378029</text:p>
              </table:table-cell>
              <table:table-cell office:value-type="float" office:value="0.48336961">
                <text:p>0.483369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2725931955">
                <text:p>-0.2725931955</text:p>
              </table:table-cell>
              <table:table-cell office:value-type="float" office:value="0.51176392">
                <text:p>0.511763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3014786626">
                <text:p>-0.3014786626</text:p>
              </table:table-cell>
              <table:table-cell office:value-type="float" office:value="0.39955327">
                <text:p>0.399553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1947737319">
                <text:p>-0.1947737319</text:p>
              </table:table-cell>
              <table:table-cell office:value-type="float" office:value="0.23753802">
                <text:p>0.2375380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1506165455">
                <text:p>-0.1506165455</text:p>
              </table:table-cell>
              <table:table-cell office:value-type="float" office:value="0.28896273">
                <text:p>0.288962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1796989646">
                <text:p>-0.1796989646</text:p>
              </table:table-cell>
              <table:table-cell office:value-type="float" office:value="0.27832884">
                <text:p>0.278328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2422565891">
                <text:p>-0.2422565891</text:p>
              </table:table-cell>
              <table:table-cell office:value-type="float" office:value="0.380705">
                <text:p>0.3807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1335616787">
                <text:p>-0.1335616787</text:p>
              </table:table-cell>
              <table:table-cell office:value-type="float" office:value="0.21399354">
                <text:p>0.213993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907511803">
                <text:p>-0.0907511803</text:p>
              </table:table-cell>
              <table:table-cell office:value-type="float" office:value="0.39704473">
                <text:p>0.3970447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65355313">
                <text:p>-0.165355313</text:p>
              </table:table-cell>
              <table:table-cell office:value-type="float" office:value="0.24213598">
                <text:p>0.2421359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720643963">
                <text:p>-0.0720643963</text:p>
              </table:table-cell>
              <table:table-cell office:value-type="float" office:value="0.20645136">
                <text:p>0.206451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1300557402">
                <text:p>-0.1300557402</text:p>
              </table:table-cell>
              <table:table-cell office:value-type="float" office:value="0.39093331">
                <text:p>0.390933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1133848916">
                <text:p>-0.1133848916</text:p>
              </table:table-cell>
              <table:table-cell office:value-type="float" office:value="0.24630142">
                <text:p>0.246301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803305151">
                <text:p>-0.0803305151</text:p>
              </table:table-cell>
              <table:table-cell office:value-type="float" office:value="0.30057121">
                <text:p>0.300571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1764876738">
                <text:p>-0.1764876738</text:p>
              </table:table-cell>
              <table:table-cell office:value-type="float" office:value="0.31057012">
                <text:p>0.310570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367418771">
                <text:p>-0.0367418771</text:p>
              </table:table-cell>
              <table:table-cell office:value-type="float" office:value="0.15533789">
                <text:p>0.155337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2061836201">
                <text:p>-0.2061836201</text:p>
              </table:table-cell>
              <table:table-cell office:value-type="float" office:value="0.33006009">
                <text:p>0.330060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2430122716">
                <text:p>-0.2430122716</text:p>
              </table:table-cell>
              <table:table-cell office:value-type="float" office:value="0.35621509">
                <text:p>0.356215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3119597684">
                <text:p>-0.3119597684</text:p>
              </table:table-cell>
              <table:table-cell office:value-type="float" office:value="0.51655971">
                <text:p>0.516559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2651883397">
                <text:p>-0.2651883397</text:p>
              </table:table-cell>
              <table:table-cell office:value-type="float" office:value="0.36157098">
                <text:p>0.361570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3628389777">
                <text:p>-0.3628389777</text:p>
              </table:table-cell>
              <table:table-cell office:value-type="float" office:value="0.59444791">
                <text:p>0.59444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3276841541">
                <text:p>-0.3276841541</text:p>
              </table:table-cell>
              <table:table-cell office:value-type="float" office:value="0.36398832">
                <text:p>0.363988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3750080114">
                <text:p>-0.3750080114</text:p>
              </table:table-cell>
              <table:table-cell office:value-type="float" office:value="0.49864673">
                <text:p>0.498646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4022063336">
                <text:p>-0.4022063336</text:p>
              </table:table-cell>
              <table:table-cell office:value-type="float" office:value="0.61511287">
                <text:p>0.6151128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4382918274">
                <text:p>-0.4382918274</text:p>
              </table:table-cell>
              <table:table-cell office:value-type="float" office:value="0.51741881">
                <text:p>0.517418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3905658133">
                <text:p>-0.3905658133</text:p>
              </table:table-cell>
              <table:table-cell office:value-type="float" office:value="0.58542923">
                <text:p>0.585429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3374379184">
                <text:p>-0.3374379184</text:p>
              </table:table-cell>
              <table:table-cell office:value-type="float" office:value="0.57654109">
                <text:p>0.576541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20346887">
                <text:p>-0.20346887</text:p>
              </table:table-cell>
              <table:table-cell office:value-type="float" office:value="0.3191011">
                <text:p>0.31910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2607973383">
                <text:p>-0.2607973383</text:p>
              </table:table-cell>
              <table:table-cell office:value-type="float" office:value="0.36513563">
                <text:p>0.365135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2210205386">
                <text:p>-0.2210205386</text:p>
              </table:table-cell>
              <table:table-cell office:value-type="float" office:value="0.4792491">
                <text:p>0.47924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220028455">
                <text:p>-0.220028455</text:p>
              </table:table-cell>
              <table:table-cell office:value-type="float" office:value="0.39981735">
                <text:p>0.399817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1936919704">
                <text:p>-0.1936919704</text:p>
              </table:table-cell>
              <table:table-cell office:value-type="float" office:value="0.38069855">
                <text:p>0.380698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2248738784">
                <text:p>-0.2248738784</text:p>
              </table:table-cell>
              <table:table-cell office:value-type="float" office:value="0.34535773">
                <text:p>0.3453577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2774973533">
                <text:p>-0.2774973533</text:p>
              </table:table-cell>
              <table:table-cell office:value-type="float" office:value="0.33000205">
                <text:p>0.330002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3399363451">
                <text:p>-0.3399363451</text:p>
              </table:table-cell>
              <table:table-cell office:value-type="float" office:value="0.53194196">
                <text:p>0.531941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370985733">
                <text:p>-0.370985733</text:p>
              </table:table-cell>
              <table:table-cell office:value-type="float" office:value="0.56257338">
                <text:p>0.562573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2320914693">
                <text:p>-0.2320914693</text:p>
              </table:table-cell>
              <table:table-cell office:value-type="float" office:value="0.30255407">
                <text:p>0.3025540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3367213583">
                <text:p>-0.3367213583</text:p>
              </table:table-cell>
              <table:table-cell office:value-type="float" office:value="0.42814563">
                <text:p>0.4281456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2341524821">
                <text:p>-0.2341524821</text:p>
              </table:table-cell>
              <table:table-cell office:value-type="float" office:value="0.39311167">
                <text:p>0.3931116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1888014016">
                <text:p>-0.1888014016</text:p>
              </table:table-cell>
              <table:table-cell office:value-type="float" office:value="0.16023393">
                <text:p>0.160233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3218077306">
                <text:p>-0.3218077306</text:p>
              </table:table-cell>
              <table:table-cell office:value-type="float" office:value="0.48867275">
                <text:p>0.488672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2698228199">
                <text:p>-0.2698228199</text:p>
              </table:table-cell>
              <table:table-cell office:value-type="float" office:value="0.52580817">
                <text:p>0.5258081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3350576289">
                <text:p>-0.3350576289</text:p>
              </table:table-cell>
              <table:table-cell office:value-type="float" office:value="0.53405396">
                <text:p>0.5340539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3002882438">
                <text:p>-0.3002882438</text:p>
              </table:table-cell>
              <table:table-cell office:value-type="float" office:value="0.49873345">
                <text:p>0.4987334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2689991628">
                <text:p>-0.2689991628</text:p>
              </table:table-cell>
              <table:table-cell office:value-type="float" office:value="0.41407632">
                <text:p>0.4140763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2813871486">
                <text:p>-0.2813871486</text:p>
              </table:table-cell>
              <table:table-cell office:value-type="float" office:value="0.32871066">
                <text:p>0.3287106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2728679049">
                <text:p>-0.2728679049</text:p>
              </table:table-cell>
              <table:table-cell office:value-type="float" office:value="0.45207163">
                <text:p>0.4520716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2672765282">
                <text:p>-0.2672765282</text:p>
              </table:table-cell>
              <table:table-cell office:value-type="float" office:value="0.43508741">
                <text:p>0.4350874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1960642716">
                <text:p>-0.1960642716</text:p>
              </table:table-cell>
              <table:table-cell office:value-type="float" office:value="0.39532747">
                <text:p>0.3953274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2961043166">
                <text:p>-0.2961043166</text:p>
              </table:table-cell>
              <table:table-cell office:value-type="float" office:value="0.48099091">
                <text:p>0.480990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15966227">
                <text:p>-0.15966227</text:p>
              </table:table-cell>
              <table:table-cell office:value-type="float" office:value="0.3473622">
                <text:p>0.347362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2465436327">
                <text:p>-0.2465436327</text:p>
              </table:table-cell>
              <table:table-cell office:value-type="float" office:value="0.33719571">
                <text:p>0.3371957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1852118202">
                <text:p>-0.1852118202</text:p>
              </table:table-cell>
              <table:table-cell office:value-type="float" office:value="0.3010167">
                <text:p>0.301016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1181269921">
                <text:p>-0.1181269921</text:p>
              </table:table-cell>
              <table:table-cell office:value-type="float" office:value="0.26172577">
                <text:p>0.2617257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19854916">
                <text:p>-0.19854916</text:p>
              </table:table-cell>
              <table:table-cell office:value-type="float" office:value="0.35523158">
                <text:p>0.355231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1360635552">
                <text:p>-0.1360635552</text:p>
              </table:table-cell>
              <table:table-cell office:value-type="float" office:value="0.27407509">
                <text:p>0.2740750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1680796325">
                <text:p>-0.1680796325</text:p>
              </table:table-cell>
              <table:table-cell office:value-type="float" office:value="0.37415215">
                <text:p>0.374152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2005269448">
                <text:p>-0.2005269448</text:p>
              </table:table-cell>
              <table:table-cell office:value-type="float" office:value="0.24495066">
                <text:p>0.2449506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2340653506">
                <text:p>-0.2340653506</text:p>
              </table:table-cell>
              <table:table-cell office:value-type="float" office:value="0.37040832">
                <text:p>0.370408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2169023865">
                <text:p>-0.2169023865</text:p>
              </table:table-cell>
              <table:table-cell office:value-type="float" office:value="0.44903982">
                <text:p>0.4490398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114768479">
                <text:p>-0.114768479</text:p>
              </table:table-cell>
              <table:table-cell office:value-type="float" office:value="0.15049407">
                <text:p>0.1504940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1391019954">
                <text:p>-0.1391019954</text:p>
              </table:table-cell>
              <table:table-cell office:value-type="float" office:value="0.24267265">
                <text:p>0.2426726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1724424251">
                <text:p>-0.1724424251</text:p>
              </table:table-cell>
              <table:table-cell office:value-type="float" office:value="0.29981051">
                <text:p>0.2998105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1658780976">
                <text:p>-0.1658780976</text:p>
              </table:table-cell>
              <table:table-cell office:value-type="float" office:value="0.24892847">
                <text:p>0.2489284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1456913765">
                <text:p>-0.1456913765</text:p>
              </table:table-cell>
              <table:table-cell office:value-type="float" office:value="0.3747539">
                <text:p>0.37475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1590228194">
                <text:p>-0.1590228194</text:p>
              </table:table-cell>
              <table:table-cell office:value-type="float" office:value="0.41284886">
                <text:p>0.412848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2295162238">
                <text:p>-0.2295162238</text:p>
              </table:table-cell>
              <table:table-cell office:value-type="float" office:value="0.3364006">
                <text:p>0.33640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2194987327">
                <text:p>-0.2194987327</text:p>
              </table:table-cell>
              <table:table-cell office:value-type="float" office:value="0.39208237">
                <text:p>0.3920823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2152873834">
                <text:p>-0.2152873834</text:p>
              </table:table-cell>
              <table:table-cell office:value-type="float" office:value="0.35457492">
                <text:p>0.3545749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2368627174">
                <text:p>-0.2368627174</text:p>
              </table:table-cell>
              <table:table-cell office:value-type="float" office:value="0.19230742">
                <text:p>0.1923074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2136595918">
                <text:p>-0.2136595918</text:p>
              </table:table-cell>
              <table:table-cell office:value-type="float" office:value="0.42922658">
                <text:p>0.4292265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2099893404">
                <text:p>-0.2099893404</text:p>
              </table:table-cell>
              <table:table-cell office:value-type="float" office:value="0.45968768">
                <text:p>0.4596876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1590685217">
                <text:p>-0.1590685217</text:p>
              </table:table-cell>
              <table:table-cell office:value-type="float" office:value="0.33468433">
                <text:p>0.334684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140949131">
                <text:p>-0.140949131</text:p>
              </table:table-cell>
              <table:table-cell office:value-type="float" office:value="0.27874521">
                <text:p>0.2787452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1333110872">
                <text:p>-0.1333110872</text:p>
              </table:table-cell>
              <table:table-cell office:value-type="float" office:value="0.20821495">
                <text:p>0.2082149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2057568052">
                <text:p>-0.2057568052</text:p>
              </table:table-cell>
              <table:table-cell office:value-type="float" office:value="0.30442228">
                <text:p>0.3044222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167041964">
                <text:p>-0.167041964</text:p>
              </table:table-cell>
              <table:table-cell office:value-type="float" office:value="0.32711966">
                <text:p>0.3271196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1172061029">
                <text:p>-0.1172061029</text:p>
              </table:table-cell>
              <table:table-cell office:value-type="float" office:value="0.20783816">
                <text:p>0.2078381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1482493736">
                <text:p>-0.1482493736</text:p>
              </table:table-cell>
              <table:table-cell office:value-type="float" office:value="0.28658302">
                <text:p>0.2865830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1475955116">
                <text:p>-0.1475955116</text:p>
              </table:table-cell>
              <table:table-cell office:value-type="float" office:value="0.35800873">
                <text:p>0.3580087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2064734438">
                <text:p>-0.2064734438</text:p>
              </table:table-cell>
              <table:table-cell office:value-type="float" office:value="0.39276608">
                <text:p>0.3927660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1581281392">
                <text:p>-0.1581281392</text:p>
              </table:table-cell>
              <table:table-cell office:value-type="float" office:value="0.24693063">
                <text:p>0.2469306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2109775187">
                <text:p>-0.2109775187</text:p>
              </table:table-cell>
              <table:table-cell office:value-type="float" office:value="0.34933328">
                <text:p>0.3493332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1844017764">
                <text:p>-0.1844017764</text:p>
              </table:table-cell>
              <table:table-cell office:value-type="float" office:value="0.2655125">
                <text:p>0.26551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2353063697">
                <text:p>-0.2353063697</text:p>
              </table:table-cell>
              <table:table-cell office:value-type="float" office:value="0.46635553">
                <text:p>0.4663555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2068359756">
                <text:p>-0.2068359756</text:p>
              </table:table-cell>
              <table:table-cell office:value-type="float" office:value="0.31785281">
                <text:p>0.3178528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1756689188">
                <text:p>-0.1756689188</text:p>
              </table:table-cell>
              <table:table-cell office:value-type="float" office:value="0.3461469">
                <text:p>0.346146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2081252304">
                <text:p>-0.2081252304</text:p>
              </table:table-cell>
              <table:table-cell office:value-type="float" office:value="0.29076313">
                <text:p>0.2907631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1948980685">
                <text:p>-0.1948980685</text:p>
              </table:table-cell>
              <table:table-cell office:value-type="float" office:value="0.3629951">
                <text:p>0.3629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44cm" svg:height="17.639cm" xlink:href=".." xlink:type="simple" chart:class="chart:line" chart:style-name="ch1">
        <chart:legend chart:legend-position="end" svg:x="31.083cm" svg:y="8.271cm" style:legend-expansion="high" chart:style-name="ch2"/>
        <chart:plot-area chart:style-name="ch3" table:cell-range-address="test5.J1:test5.K1053" chart:data-source-has-labels="row" svg:x="0.672cm" svg:y="0.352cm" svg:width="29.739cm" svg:height="16.935cm">
          <chartooo:coordinate-region svg:x="1.214cm" svg:y="0.551cm" svg:width="29.197cm" svg:height="16.5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5.J2:test5.J1053" chart:label-cell-address="test5.J1:test5.J1" chart:class="chart:line">
            <chart:data-point chart:repeated="1052"/>
          </chart:series>
          <chart:series chart:style-name="ch7" chart:values-cell-range-address="test5.K2:test5.K1053" chart:label-cell-address="test5.K1:test5.K1" chart:class="chart:line">
            <chart:data-point chart:repeated="10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_cm</text:p>
                <draw:g>
                  <svg:desc>test5.J1:test5.J1</svg:desc>
                </draw:g>
              </table:table-cell>
              <table:table-cell office:value-type="string">
                <text:p>imu_cm</text:p>
                <draw:g>
                  <svg:desc>test5.K1:test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05071">
                <text:p>0.04505071</text:p>
                <draw:g>
                  <svg:desc>test5.J2:test5.J1053</svg:desc>
                </draw:g>
              </table:table-cell>
              <table:table-cell office:value-type="float" office:value="0.03786">
                <text:p>0.03786</text:p>
                <draw:g>
                  <svg:desc>test5.K2:test5.K10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0070145">
                <text:p>-0.30070145</text:p>
              </table:table-cell>
              <table:table-cell office:value-type="float" office:value="-0.212831">
                <text:p>-0.212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9002239">
                <text:p>-0.79002239</text:p>
              </table:table-cell>
              <table:table-cell office:value-type="float" office:value="-0.555367">
                <text:p>-0.555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8498817">
                <text:p>-0.68498817</text:p>
              </table:table-cell>
              <table:table-cell office:value-type="float" office:value="-0.569116">
                <text:p>-0.569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5535503">
                <text:p>-0.75535503</text:p>
              </table:table-cell>
              <table:table-cell office:value-type="float" office:value="-0.609687">
                <text:p>-0.609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461908">
                <text:p>-0.7461908</text:p>
              </table:table-cell>
              <table:table-cell office:value-type="float" office:value="-0.619742">
                <text:p>-0.619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9834416">
                <text:p>-0.99834416</text:p>
              </table:table-cell>
              <table:table-cell office:value-type="float" office:value="-0.732418">
                <text:p>-0.732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9665757">
                <text:p>-0.79665757</text:p>
              </table:table-cell>
              <table:table-cell office:value-type="float" office:value="-0.702617">
                <text:p>-0.70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9364492">
                <text:p>-0.89364492</text:p>
              </table:table-cell>
              <table:table-cell office:value-type="float" office:value="-0.723926">
                <text:p>-0.723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9810859">
                <text:p>-0.99810859</text:p>
              </table:table-cell>
              <table:table-cell office:value-type="float" office:value="-0.771224">
                <text:p>-0.771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5268885">
                <text:p>-0.95268885</text:p>
              </table:table-cell>
              <table:table-cell office:value-type="float" office:value="-0.782366">
                <text:p>-0.782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6081991">
                <text:p>-0.96081991</text:p>
              </table:table-cell>
              <table:table-cell office:value-type="float" office:value="-0.79136">
                <text:p>-0.79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405818">
                <text:p>-1.0405818</text:p>
              </table:table-cell>
              <table:table-cell office:value-type="float" office:value="-0.820051">
                <text:p>-0.820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9857847">
                <text:p>-0.89857847</text:p>
              </table:table-cell>
              <table:table-cell office:value-type="float" office:value="-0.798803">
                <text:p>-0.798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6553272">
                <text:p>-0.96553272</text:p>
              </table:table-cell>
              <table:table-cell office:value-type="float" office:value="-0.8026">
                <text:p>-0.8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8973479">
                <text:p>-0.98973479</text:p>
              </table:table-cell>
              <table:table-cell office:value-type="float" office:value="-0.811113">
                <text:p>-0.811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5318691">
                <text:p>-0.85318691</text:p>
              </table:table-cell>
              <table:table-cell office:value-type="float" office:value="-0.784531">
                <text:p>-0.784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3557266">
                <text:p>-0.93557266</text:p>
              </table:table-cell>
              <table:table-cell office:value-type="float" office:value="-0.785049">
                <text:p>-0.785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2920001">
                <text:p>-0.92920001</text:p>
              </table:table-cell>
              <table:table-cell office:value-type="float" office:value="-0.783947">
                <text:p>-0.783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2507719">
                <text:p>-0.92507719</text:p>
              </table:table-cell>
              <table:table-cell office:value-type="float" office:value="-0.782514">
                <text:p>-0.782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6644055">
                <text:p>-0.96644055</text:p>
              </table:table-cell>
              <table:table-cell office:value-type="float" office:value="-0.78972">
                <text:p>-0.78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6433302">
                <text:p>-0.96433302</text:p>
              </table:table-cell>
              <table:table-cell office:value-type="float" office:value="-0.794341">
                <text:p>-0.794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1808874">
                <text:p>-0.91808874</text:p>
              </table:table-cell>
              <table:table-cell office:value-type="float" office:value="-0.789291">
                <text:p>-0.789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6949351">
                <text:p>-1.06949351</text:p>
              </table:table-cell>
              <table:table-cell office:value-type="float" office:value="-0.813004">
                <text:p>-0.813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0238246">
                <text:p>-0.70238246</text:p>
              </table:table-cell>
              <table:table-cell office:value-type="float" office:value="-0.766845">
                <text:p>-0.766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0397261">
                <text:p>-0.80397261</text:p>
              </table:table-cell>
              <table:table-cell office:value-type="float" office:value="-0.748499">
                <text:p>-0.748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0898576">
                <text:p>-0.90898576</text:p>
              </table:table-cell>
              <table:table-cell office:value-type="float" office:value="-0.751427">
                <text:p>-0.751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12284248">
                <text:p>-1.12284248</text:p>
              </table:table-cell>
              <table:table-cell office:value-type="float" office:value="-0.787666">
                <text:p>-0.787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02810692">
                <text:p>-1.02810692</text:p>
              </table:table-cell>
              <table:table-cell office:value-type="float" office:value="-0.80169">
                <text:p>-0.80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00176718">
                <text:p>-1.00176718</text:p>
              </table:table-cell>
              <table:table-cell office:value-type="float" office:value="-0.808973">
                <text:p>-0.80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5460289">
                <text:p>-0.85460289</text:p>
              </table:table-cell>
              <table:table-cell office:value-type="float" office:value="-0.816934">
                <text:p>-0.816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4053812">
                <text:p>-0.84053812</text:p>
              </table:table-cell>
              <table:table-cell office:value-type="float" office:value="-0.807235">
                <text:p>-0.807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2652216">
                <text:p>-1.02652216</text:p>
              </table:table-cell>
              <table:table-cell office:value-type="float" office:value="-0.804922">
                <text:p>-0.804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5695311">
                <text:p>-0.95695311</text:p>
              </table:table-cell>
              <table:table-cell office:value-type="float" office:value="-0.810577">
                <text:p>-0.810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4398323">
                <text:p>-1.04398323</text:p>
              </table:table-cell>
              <table:table-cell office:value-type="float" office:value="-0.823561">
                <text:p>-0.823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0076087">
                <text:p>-1.00076087</text:p>
              </table:table-cell>
              <table:table-cell office:value-type="float" office:value="-0.831019">
                <text:p>-0.831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0929852">
                <text:p>-0.90929852</text:p>
              </table:table-cell>
              <table:table-cell office:value-type="float" office:value="-0.802964">
                <text:p>-0.802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0804889">
                <text:p>-0.90804889</text:p>
              </table:table-cell>
              <table:table-cell office:value-type="float" office:value="-0.804592">
                <text:p>-0.804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1204169">
                <text:p>-0.91204169</text:p>
              </table:table-cell>
              <table:table-cell office:value-type="float" office:value="-0.795376">
                <text:p>-0.795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88856097">
                <text:p>-0.88856097</text:p>
              </table:table-cell>
              <table:table-cell office:value-type="float" office:value="-0.775407">
                <text:p>-0.775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7593932">
                <text:p>-0.97593932</text:p>
              </table:table-cell>
              <table:table-cell office:value-type="float" office:value="-0.780128">
                <text:p>-0.780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4775377">
                <text:p>-1.04775377</text:p>
              </table:table-cell>
              <table:table-cell office:value-type="float" office:value="-0.795072">
                <text:p>-0.795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6001002">
                <text:p>-1.06001002</text:p>
              </table:table-cell>
              <table:table-cell office:value-type="float" office:value="-0.801623">
                <text:p>-0.801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3775874">
                <text:p>-0.73775874</text:p>
              </table:table-cell>
              <table:table-cell office:value-type="float" office:value="-0.777222">
                <text:p>-0.777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1034105">
                <text:p>-0.71034105</text:p>
              </table:table-cell>
              <table:table-cell office:value-type="float" office:value="-0.742915">
                <text:p>-0.742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856277">
                <text:p>-0.97856277</text:p>
              </table:table-cell>
              <table:table-cell office:value-type="float" office:value="-0.751609">
                <text:p>-0.751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2071898">
                <text:p>-0.82071898</text:p>
              </table:table-cell>
              <table:table-cell office:value-type="float" office:value="-0.75174">
                <text:p>-0.75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3565772">
                <text:p>-0.83565772</text:p>
              </table:table-cell>
              <table:table-cell office:value-type="float" office:value="-0.741724">
                <text:p>-0.7417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8307824">
                <text:p>-0.88307824</text:p>
              </table:table-cell>
              <table:table-cell office:value-type="float" office:value="-0.741162">
                <text:p>-0.741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4177555">
                <text:p>-0.94177555</text:p>
              </table:table-cell>
              <table:table-cell office:value-type="float" office:value="-0.749815">
                <text:p>-0.749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88980437">
                <text:p>-0.88980437</text:p>
              </table:table-cell>
              <table:table-cell office:value-type="float" office:value="-0.744362">
                <text:p>-0.744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5949594">
                <text:p>-0.95949594</text:p>
              </table:table-cell>
              <table:table-cell office:value-type="float" office:value="-0.751314">
                <text:p>-0.7513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89182757">
                <text:p>-0.89182757</text:p>
              </table:table-cell>
              <table:table-cell office:value-type="float" office:value="-0.753119">
                <text:p>-0.753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84873064">
                <text:p>-0.84873064</text:p>
              </table:table-cell>
              <table:table-cell office:value-type="float" office:value="-0.72892">
                <text:p>-0.72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87359979">
                <text:p>-0.87359979</text:p>
              </table:table-cell>
              <table:table-cell office:value-type="float" office:value="-0.760314">
                <text:p>-0.760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88352787">
                <text:p>-0.88352787</text:p>
              </table:table-cell>
              <table:table-cell office:value-type="float" office:value="-0.770503">
                <text:p>-0.7705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2464207">
                <text:p>-0.92464207</text:p>
              </table:table-cell>
              <table:table-cell office:value-type="float" office:value="-0.770056">
                <text:p>-0.770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9266385">
                <text:p>-0.89266385</text:p>
              </table:table-cell>
              <table:table-cell office:value-type="float" office:value="-0.73839">
                <text:p>-0.73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290925">
                <text:p>-0.9290925</text:p>
              </table:table-cell>
              <table:table-cell office:value-type="float" office:value="-0.73311">
                <text:p>-0.73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2122629">
                <text:p>-0.92122629</text:p>
              </table:table-cell>
              <table:table-cell office:value-type="float" office:value="-0.732421">
                <text:p>-0.732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3339212">
                <text:p>-0.83339212</text:p>
              </table:table-cell>
              <table:table-cell office:value-type="float" office:value="-0.741917">
                <text:p>-0.7419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72717767">
                <text:p>-0.72717767</text:p>
              </table:table-cell>
              <table:table-cell office:value-type="float" office:value="-0.734812">
                <text:p>-0.734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5729454">
                <text:p>-0.65729454</text:p>
              </table:table-cell>
              <table:table-cell office:value-type="float" office:value="-0.68987">
                <text:p>-0.689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8037338">
                <text:p>-0.8037338</text:p>
              </table:table-cell>
              <table:table-cell office:value-type="float" office:value="-0.68479">
                <text:p>-0.684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9811688">
                <text:p>-0.79811688</text:p>
              </table:table-cell>
              <table:table-cell office:value-type="float" office:value="-0.668722">
                <text:p>-0.6687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2073985">
                <text:p>-0.82073985</text:p>
              </table:table-cell>
              <table:table-cell office:value-type="float" office:value="-0.666148">
                <text:p>-0.6661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294039">
                <text:p>-0.83294039</text:p>
              </table:table-cell>
              <table:table-cell office:value-type="float" office:value="-0.67512">
                <text:p>-0.67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73782849">
                <text:p>-0.73782849</text:p>
              </table:table-cell>
              <table:table-cell office:value-type="float" office:value="-0.669022">
                <text:p>-0.6690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1863667">
                <text:p>-0.81863667</text:p>
              </table:table-cell>
              <table:table-cell office:value-type="float" office:value="-0.673934">
                <text:p>-0.6739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066506">
                <text:p>-0.9066506</text:p>
              </table:table-cell>
              <table:table-cell office:value-type="float" office:value="-0.691857">
                <text:p>-0.691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7053227">
                <text:p>-0.67053227</text:p>
              </table:table-cell>
              <table:table-cell office:value-type="float" office:value="-0.659293">
                <text:p>-0.659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76251314">
                <text:p>-0.76251314</text:p>
              </table:table-cell>
              <table:table-cell office:value-type="float" office:value="-0.636775">
                <text:p>-0.636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71686234">
                <text:p>-0.71686234</text:p>
              </table:table-cell>
              <table:table-cell office:value-type="float" office:value="-0.610129">
                <text:p>-0.610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3727249">
                <text:p>-0.93727249</text:p>
              </table:table-cell>
              <table:table-cell office:value-type="float" office:value="-0.665118">
                <text:p>-0.6651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80412532">
                <text:p>-0.80412532</text:p>
              </table:table-cell>
              <table:table-cell office:value-type="float" office:value="-0.690862">
                <text:p>-0.6908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81786858">
                <text:p>-0.81786858</text:p>
              </table:table-cell>
              <table:table-cell office:value-type="float" office:value="-0.675864">
                <text:p>-0.675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80351486">
                <text:p>-0.80351486</text:p>
              </table:table-cell>
              <table:table-cell office:value-type="float" office:value="-0.684605">
                <text:p>-0.684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2003399">
                <text:p>-0.82003399</text:p>
              </table:table-cell>
              <table:table-cell office:value-type="float" office:value="-0.690871">
                <text:p>-0.690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8470976">
                <text:p>-0.78470976</text:p>
              </table:table-cell>
              <table:table-cell office:value-type="float" office:value="-0.683753">
                <text:p>-0.683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5635141">
                <text:p>-0.65635141</text:p>
              </table:table-cell>
              <table:table-cell office:value-type="float" office:value="-0.65083">
                <text:p>-0.65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0966345">
                <text:p>-0.60966345</text:p>
              </table:table-cell>
              <table:table-cell office:value-type="float" office:value="-0.622926">
                <text:p>-0.6229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80849168">
                <text:p>-0.80849168</text:p>
              </table:table-cell>
              <table:table-cell office:value-type="float" office:value="-0.619498">
                <text:p>-0.619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2143136">
                <text:p>-0.72143136</text:p>
              </table:table-cell>
              <table:table-cell office:value-type="float" office:value="-0.614073">
                <text:p>-0.614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4128992">
                <text:p>-0.84128992</text:p>
              </table:table-cell>
              <table:table-cell office:value-type="float" office:value="-0.630084">
                <text:p>-0.630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8058474">
                <text:p>-0.78058474</text:p>
              </table:table-cell>
              <table:table-cell office:value-type="float" office:value="-0.635626">
                <text:p>-0.6356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77137769">
                <text:p>-0.77137769</text:p>
              </table:table-cell>
              <table:table-cell office:value-type="float" office:value="-0.639169">
                <text:p>-0.6391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6148002">
                <text:p>-0.86148002</text:p>
              </table:table-cell>
              <table:table-cell office:value-type="float" office:value="-0.649404">
                <text:p>-0.649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5936155">
                <text:p>-0.85936155</text:p>
              </table:table-cell>
              <table:table-cell office:value-type="float" office:value="-0.657665">
                <text:p>-0.6576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2677288">
                <text:p>-0.72677288</text:p>
              </table:table-cell>
              <table:table-cell office:value-type="float" office:value="-0.638677">
                <text:p>-0.6386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82793415">
                <text:p>-0.82793415</text:p>
              </table:table-cell>
              <table:table-cell office:value-type="float" office:value="-0.638744">
                <text:p>-0.638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84544">
                <text:p>-0.95684544</text:p>
              </table:table-cell>
              <table:table-cell office:value-type="float" office:value="-0.672605">
                <text:p>-0.672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4480572">
                <text:p>-0.84480572</text:p>
              </table:table-cell>
              <table:table-cell office:value-type="float" office:value="-0.699525">
                <text:p>-0.699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0053157">
                <text:p>-1.0053157</text:p>
              </table:table-cell>
              <table:table-cell office:value-type="float" office:value="-0.750223">
                <text:p>-0.750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08578257">
                <text:p>-1.08578257</text:p>
              </table:table-cell>
              <table:table-cell office:value-type="float" office:value="-0.782705">
                <text:p>-0.782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6248907">
                <text:p>-0.66248907</text:p>
              </table:table-cell>
              <table:table-cell office:value-type="float" office:value="-0.745378">
                <text:p>-0.745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89595973">
                <text:p>-0.89595973</text:p>
              </table:table-cell>
              <table:table-cell office:value-type="float" office:value="-0.744669">
                <text:p>-0.7446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70052506">
                <text:p>-0.70052506</text:p>
              </table:table-cell>
              <table:table-cell office:value-type="float" office:value="-0.71429">
                <text:p>-0.71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251517">
                <text:p>-0.93251517</text:p>
              </table:table-cell>
              <table:table-cell office:value-type="float" office:value="-0.736667">
                <text:p>-0.73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7801182">
                <text:p>-0.97801182</text:p>
              </table:table-cell>
              <table:table-cell office:value-type="float" office:value="-0.751074">
                <text:p>-0.751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138224">
                <text:p>-0.01138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043032">
                <text:p>-0.3043032</text:p>
              </table:table-cell>
              <table:table-cell office:value-type="float" office:value="-0.023701">
                <text:p>-0.0237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605099">
                <text:p>0.03605099</text:p>
              </table:table-cell>
              <table:table-cell office:value-type="float" office:value="0.002846">
                <text:p>0.0028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6886916">
                <text:p>-0.16886916</text:p>
              </table:table-cell>
              <table:table-cell office:value-type="float" office:value="-0.005358">
                <text:p>-0.0053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020305">
                <text:p>-0.16020305</text:p>
              </table:table-cell>
              <table:table-cell office:value-type="float" office:value="0.010056">
                <text:p>0.0100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7737261">
                <text:p>-0.17737261</text:p>
              </table:table-cell>
              <table:table-cell office:value-type="float" office:value="-0.000889">
                <text:p>-0.0008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4641608">
                <text:p>-0.14641608</text:p>
              </table:table-cell>
              <table:table-cell office:value-type="float" office:value="-0.00124">
                <text:p>-0.00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2267409">
                <text:p>-0.22267409</text:p>
              </table:table-cell>
              <table:table-cell office:value-type="float" office:value="-0.014785">
                <text:p>-0.014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7480298">
                <text:p>-0.17480298</text:p>
              </table:table-cell>
              <table:table-cell office:value-type="float" office:value="-0.017538">
                <text:p>-0.017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3361856">
                <text:p>-0.23361856</text:p>
              </table:table-cell>
              <table:table-cell office:value-type="float" office:value="-0.031762">
                <text:p>-0.0317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7798736">
                <text:p>-0.07798736</text:p>
              </table:table-cell>
              <table:table-cell office:value-type="float" office:value="-0.034884">
                <text:p>-0.0348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293937">
                <text:p>-0.09293937</text:p>
              </table:table-cell>
              <table:table-cell office:value-type="float" office:value="-0.042286">
                <text:p>-0.0422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7669772">
                <text:p>-0.17669772</text:p>
              </table:table-cell>
              <table:table-cell office:value-type="float" office:value="-0.031855">
                <text:p>-0.031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87919">
                <text:p>-0.287919</text:p>
              </table:table-cell>
              <table:table-cell office:value-type="float" office:value="-0.050778">
                <text:p>-0.0507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6467933">
                <text:p>-0.36467933</text:p>
              </table:table-cell>
              <table:table-cell office:value-type="float" office:value="-0.062353">
                <text:p>-0.0623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3274469">
                <text:p>-0.23274469</text:p>
              </table:table-cell>
              <table:table-cell office:value-type="float" office:value="-0.062613">
                <text:p>-0.0626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7580288">
                <text:p>-0.27580288</text:p>
              </table:table-cell>
              <table:table-cell office:value-type="float" office:value="-0.070942">
                <text:p>-0.0709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2580713">
                <text:p>-0.32580713</text:p>
              </table:table-cell>
              <table:table-cell office:value-type="float" office:value="-0.073633">
                <text:p>-0.073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24969848">
                <text:p>-0.24969848</text:p>
              </table:table-cell>
              <table:table-cell office:value-type="float" office:value="-0.066646">
                <text:p>-0.066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2023989">
                <text:p>-0.32023989</text:p>
              </table:table-cell>
              <table:table-cell office:value-type="float" office:value="-0.087467">
                <text:p>-0.087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0260554">
                <text:p>-0.10260554</text:p>
              </table:table-cell>
              <table:table-cell office:value-type="float" office:value="-0.058926">
                <text:p>-0.0589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670438">
                <text:p>-0.09670438</text:p>
              </table:table-cell>
              <table:table-cell office:value-type="float" office:value="-0.021234">
                <text:p>-0.0212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7261135">
                <text:p>-0.17261135</text:p>
              </table:table-cell>
              <table:table-cell office:value-type="float" office:value="-0.021319">
                <text:p>-0.0213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7977654">
                <text:p>-0.27977654</text:p>
              </table:table-cell>
              <table:table-cell office:value-type="float" office:value="-0.021045">
                <text:p>-0.021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6083123">
                <text:p>-0.16083123</text:p>
              </table:table-cell>
              <table:table-cell office:value-type="float" office:value="0.00325">
                <text:p>0.00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139721">
                <text:p>-0.09139721</text:p>
              </table:table-cell>
              <table:table-cell office:value-type="float" office:value="-0.022524">
                <text:p>-0.0225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2480351">
                <text:p>-0.12480351</text:p>
              </table:table-cell>
              <table:table-cell office:value-type="float" office:value="-0.014718">
                <text:p>-0.0147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2743917">
                <text:p>-0.12743917</text:p>
              </table:table-cell>
              <table:table-cell office:value-type="float" office:value="-0.032607">
                <text:p>-0.0326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2411928">
                <text:p>-0.22411928</text:p>
              </table:table-cell>
              <table:table-cell office:value-type="float" office:value="-0.031024">
                <text:p>-0.031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3210108">
                <text:p>-0.13210108</text:p>
              </table:table-cell>
              <table:table-cell office:value-type="float" office:value="-0.011852">
                <text:p>-0.011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6034834">
                <text:p>-0.06034834</text:p>
              </table:table-cell>
              <table:table-cell office:value-type="float" office:value="-0.016922">
                <text:p>-0.0169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3836139">
                <text:p>-0.23836139</text:p>
              </table:table-cell>
              <table:table-cell office:value-type="float" office:value="-0.007859">
                <text:p>-0.0078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2002612">
                <text:p>-0.32002612</text:p>
              </table:table-cell>
              <table:table-cell office:value-type="float" office:value="-0.05798">
                <text:p>-0.057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4290538">
                <text:p>-0.14290538</text:p>
              </table:table-cell>
              <table:table-cell office:value-type="float" office:value="-0.045072">
                <text:p>-0.0450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8430957">
                <text:p>-0.18430957</text:p>
              </table:table-cell>
              <table:table-cell office:value-type="float" office:value="-0.039444">
                <text:p>-0.039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5562002">
                <text:p>-0.15562002</text:p>
              </table:table-cell>
              <table:table-cell office:value-type="float" office:value="-0.0297">
                <text:p>-0.0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1729266">
                <text:p>-0.11729266</text:p>
              </table:table-cell>
              <table:table-cell office:value-type="float" office:value="-0.020595">
                <text:p>-0.020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318727">
                <text:p>-0.2318727</text:p>
              </table:table-cell>
              <table:table-cell office:value-type="float" office:value="-0.02063">
                <text:p>-0.02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8076402">
                <text:p>-0.28076402</text:p>
              </table:table-cell>
              <table:table-cell office:value-type="float" office:value="-0.035223">
                <text:p>-0.0352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2057189">
                <text:p>-0.12057189</text:p>
              </table:table-cell>
              <table:table-cell office:value-type="float" office:value="-0.017415">
                <text:p>-0.017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994388">
                <text:p>0.04994388</text:p>
              </table:table-cell>
              <table:table-cell office:value-type="float" office:value="-0.000877">
                <text:p>-0.0008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6207728">
                <text:p>-0.26207728</text:p>
              </table:table-cell>
              <table:table-cell office:value-type="float" office:value="-0.031713">
                <text:p>-0.0317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3830921">
                <text:p>-0.13830921</text:p>
              </table:table-cell>
              <table:table-cell office:value-type="float" office:value="-0.025483">
                <text:p>-0.0254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6220323">
                <text:p>-0.16220323</text:p>
              </table:table-cell>
              <table:table-cell office:value-type="float" office:value="-0.010255">
                <text:p>-0.0102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646607">
                <text:p>-0.0646607</text:p>
              </table:table-cell>
              <table:table-cell office:value-type="float" office:value="0.026331">
                <text:p>0.0263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0874768">
                <text:p>-0.10874768</text:p>
              </table:table-cell>
              <table:table-cell office:value-type="float" office:value="0.030993">
                <text:p>0.0309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8925214">
                <text:p>-0.08925214</text:p>
              </table:table-cell>
              <table:table-cell office:value-type="float" office:value="0.042867">
                <text:p>0.0428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8155406">
                <text:p>-0.18155406</text:p>
              </table:table-cell>
              <table:table-cell office:value-type="float" office:value="0.046198">
                <text:p>0.0461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5581898">
                <text:p>-0.05581898</text:p>
              </table:table-cell>
              <table:table-cell office:value-type="float" office:value="0.057313">
                <text:p>0.0573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095">
                <text:p>0.03095</text:p>
              </table:table-cell>
              <table:table-cell office:value-type="float" office:value="0.086705">
                <text:p>0.0867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5164539">
                <text:p>-0.15164539</text:p>
              </table:table-cell>
              <table:table-cell office:value-type="float" office:value="0.056611">
                <text:p>0.056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5025605">
                <text:p>-0.15025605</text:p>
              </table:table-cell>
              <table:table-cell office:value-type="float" office:value="0.036325">
                <text:p>0.036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391812">
                <text:p>-0.03391812</text:p>
              </table:table-cell>
              <table:table-cell office:value-type="float" office:value="0.047682">
                <text:p>0.0476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483085">
                <text:p>-0.0483085</text:p>
              </table:table-cell>
              <table:table-cell office:value-type="float" office:value="0.070901">
                <text:p>0.0709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661423">
                <text:p>0.01661423</text:p>
              </table:table-cell>
              <table:table-cell office:value-type="float" office:value="0.085979">
                <text:p>0.0859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312487">
                <text:p>0.02312487</text:p>
              </table:table-cell>
              <table:table-cell office:value-type="float" office:value="0.085556">
                <text:p>0.0855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4797872">
                <text:p>-0.14797872</text:p>
              </table:table-cell>
              <table:table-cell office:value-type="float" office:value="0.066062">
                <text:p>0.066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4036706">
                <text:p>-0.14036706</text:p>
              </table:table-cell>
              <table:table-cell office:value-type="float" office:value="0.048638">
                <text:p>0.0486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639846">
                <text:p>-0.1639846</text:p>
              </table:table-cell>
              <table:table-cell office:value-type="float" office:value="0.045054">
                <text:p>0.0450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5306408">
                <text:p>-0.05306408</text:p>
              </table:table-cell>
              <table:table-cell office:value-type="float" office:value="0.047676">
                <text:p>0.0476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897072">
                <text:p>-0.1897072</text:p>
              </table:table-cell>
              <table:table-cell office:value-type="float" office:value="0.018395">
                <text:p>0.0183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7102645">
                <text:p>-0.17102645</text:p>
              </table:table-cell>
              <table:table-cell office:value-type="float" office:value="0.024206">
                <text:p>0.0242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6567892">
                <text:p>-0.16567892</text:p>
              </table:table-cell>
              <table:table-cell office:value-type="float" office:value="0.034544">
                <text:p>0.034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4520039">
                <text:p>-0.14520039</text:p>
              </table:table-cell>
              <table:table-cell office:value-type="float" office:value="0.021978">
                <text:p>0.0219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5259066">
                <text:p>-0.15259066</text:p>
              </table:table-cell>
              <table:table-cell office:value-type="float" office:value="0.017298">
                <text:p>0.017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7516023">
                <text:p>-0.07516023</text:p>
              </table:table-cell>
              <table:table-cell office:value-type="float" office:value="0.022019">
                <text:p>0.0220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4573592">
                <text:p>-0.14573592</text:p>
              </table:table-cell>
              <table:table-cell office:value-type="float" office:value="0.011239">
                <text:p>0.0112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2242742">
                <text:p>-0.12242742</text:p>
              </table:table-cell>
              <table:table-cell office:value-type="float" office:value="0.02256">
                <text:p>0.022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349324">
                <text:p>-0.08349324</text:p>
              </table:table-cell>
              <table:table-cell office:value-type="float" office:value="0.042912">
                <text:p>0.0429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4002228">
                <text:p>-0.14002228</text:p>
              </table:table-cell>
              <table:table-cell office:value-type="float" office:value="0.030598">
                <text:p>0.0305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0446632">
                <text:p>-0.20446632</text:p>
              </table:table-cell>
              <table:table-cell office:value-type="float" office:value="-0.012057">
                <text:p>-0.0120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0004988">
                <text:p>-0.20004988</text:p>
              </table:table-cell>
              <table:table-cell office:value-type="float" office:value="-0.005645">
                <text:p>-0.0056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8460677">
                <text:p>-0.18460677</text:p>
              </table:table-cell>
              <table:table-cell office:value-type="float" office:value="-0.015359">
                <text:p>-0.0153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3484971">
                <text:p>-0.13484971</text:p>
              </table:table-cell>
              <table:table-cell office:value-type="float" office:value="-0.010378">
                <text:p>-0.0103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6160978">
                <text:p>-0.16160978</text:p>
              </table:table-cell>
              <table:table-cell office:value-type="float" office:value="-0.019169">
                <text:p>-0.0191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7871456">
                <text:p>-0.17871456</text:p>
              </table:table-cell>
              <table:table-cell office:value-type="float" office:value="-0.021878">
                <text:p>-0.0218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3132879">
                <text:p>-0.13132879</text:p>
              </table:table-cell>
              <table:table-cell office:value-type="float" office:value="-0.018282">
                <text:p>-0.0182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31935682">
                <text:p>-0.31935682</text:p>
              </table:table-cell>
              <table:table-cell office:value-type="float" office:value="-0.028927">
                <text:p>-0.0289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660946">
                <text:p>-0.08660946</text:p>
              </table:table-cell>
              <table:table-cell office:value-type="float" office:value="-0.020413">
                <text:p>-0.020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1763517">
                <text:p>-0.01763517</text:p>
              </table:table-cell>
              <table:table-cell office:value-type="float" office:value="-0.011535">
                <text:p>-0.0115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8095011">
                <text:p>-0.18095011</text:p>
              </table:table-cell>
              <table:table-cell office:value-type="float" office:value="-0.005666">
                <text:p>-0.0056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5068503">
                <text:p>-0.15068503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661374">
                <text:p>0.02661374</text:p>
              </table:table-cell>
              <table:table-cell office:value-type="float" office:value="0.016471">
                <text:p>0.0164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8121133">
                <text:p>-0.18121133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3546756">
                <text:p>-0.03546756</text:p>
              </table:table-cell>
              <table:table-cell office:value-type="float" office:value="0.008968">
                <text:p>0.008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7286509">
                <text:p>-0.07286509</text:p>
              </table:table-cell>
              <table:table-cell office:value-type="float" office:value="0.006008">
                <text:p>0.0060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8898181">
                <text:p>-0.08898181</text:p>
              </table:table-cell>
              <table:table-cell office:value-type="float" office:value="0.023585">
                <text:p>0.0235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6149839">
                <text:p>-0.06149839</text:p>
              </table:table-cell>
              <table:table-cell office:value-type="float" office:value="0.038751">
                <text:p>0.0387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4037475">
                <text:p>-0.14037475</text:p>
              </table:table-cell>
              <table:table-cell office:value-type="float" office:value="0.042811">
                <text:p>0.042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4174168">
                <text:p>-0.14174168</text:p>
              </table:table-cell>
              <table:table-cell office:value-type="float" office:value="0.029993">
                <text:p>0.0299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3660808">
                <text:p>-0.03660808</text:p>
              </table:table-cell>
              <table:table-cell office:value-type="float" office:value="0.05067">
                <text:p>0.050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2614415">
                <text:p>-0.22614415</text:p>
              </table:table-cell>
              <table:table-cell office:value-type="float" office:value="0.038109">
                <text:p>0.038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4350567">
                <text:p>-0.14350567</text:p>
              </table:table-cell>
              <table:table-cell office:value-type="float" office:value="0.040509">
                <text:p>0.0405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8188647">
                <text:p>-0.08188647</text:p>
              </table:table-cell>
              <table:table-cell office:value-type="float" office:value="0.046788">
                <text:p>0.0467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0096561">
                <text:p>-0.10096561</text:p>
              </table:table-cell>
              <table:table-cell office:value-type="float" office:value="0.049657">
                <text:p>0.0496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539757">
                <text:p>-0.15539757</text:p>
              </table:table-cell>
              <table:table-cell office:value-type="float" office:value="0.033224">
                <text:p>0.0332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3521406">
                <text:p>-0.03521406</text:p>
              </table:table-cell>
              <table:table-cell office:value-type="float" office:value="0.046062">
                <text:p>0.0460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6670171">
                <text:p>-0.16670171</text:p>
              </table:table-cell>
              <table:table-cell office:value-type="float" office:value="0.035614">
                <text:p>0.0356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909445">
                <text:p>-0.00909445</text:p>
              </table:table-cell>
              <table:table-cell office:value-type="float" office:value="0.047416">
                <text:p>0.0474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4577654">
                <text:p>-0.04577654</text:p>
              </table:table-cell>
              <table:table-cell office:value-type="float" office:value="0.058501">
                <text:p>0.0585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0969031">
                <text:p>-0.30969031</text:p>
              </table:table-cell>
              <table:table-cell office:value-type="float" office:value="0.031932">
                <text:p>0.031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4526098">
                <text:p>-0.04526098</text:p>
              </table:table-cell>
              <table:table-cell office:value-type="float" office:value="0.049058">
                <text:p>0.049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5234857">
                <text:p>-0.15234857</text:p>
              </table:table-cell>
              <table:table-cell office:value-type="float" office:value="0.043889">
                <text:p>0.043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20165019">
                <text:p>-0.20165019</text:p>
              </table:table-cell>
              <table:table-cell office:value-type="float" office:value="0.02557">
                <text:p>0.025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106979">
                <text:p>0.08106979</text:p>
              </table:table-cell>
              <table:table-cell office:value-type="float" office:value="0.054741">
                <text:p>0.0547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4857598">
                <text:p>-0.14857598</text:p>
              </table:table-cell>
              <table:table-cell office:value-type="float" office:value="0.047404">
                <text:p>0.0474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714834">
                <text:p>0.09714834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0185995">
                <text:p>-0.10185995</text:p>
              </table:table-cell>
              <table:table-cell office:value-type="float" office:value="0.088061">
                <text:p>0.0880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7113438">
                <text:p>-0.07113438</text:p>
              </table:table-cell>
              <table:table-cell office:value-type="float" office:value="0.07357">
                <text:p>0.073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3233327">
                <text:p>-0.03233327</text:p>
              </table:table-cell>
              <table:table-cell office:value-type="float" office:value="0.058181">
                <text:p>0.0581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8112926">
                <text:p>-0.08112926</text:p>
              </table:table-cell>
              <table:table-cell office:value-type="float" office:value="0.063077">
                <text:p>0.0630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2957709">
                <text:p>-0.02957709</text:p>
              </table:table-cell>
              <table:table-cell office:value-type="float" office:value="0.071306">
                <text:p>0.0713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7020912">
                <text:p>-0.07020912</text:p>
              </table:table-cell>
              <table:table-cell office:value-type="float" office:value="0.048229">
                <text:p>0.0482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4451596">
                <text:p>-0.04451596</text:p>
              </table:table-cell>
              <table:table-cell office:value-type="float" office:value="0.061708">
                <text:p>0.0617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22118043">
                <text:p>-0.22118043</text:p>
              </table:table-cell>
              <table:table-cell office:value-type="float" office:value="0.025825">
                <text:p>0.0258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3653339">
                <text:p>-0.03653339</text:p>
              </table:table-cell>
              <table:table-cell office:value-type="float" office:value="0.028085">
                <text:p>0.0280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76322">
                <text:p>0.076322</text:p>
              </table:table-cell>
              <table:table-cell office:value-type="float" office:value="0.051768">
                <text:p>0.0517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22781573">
                <text:p>-0.22781573</text:p>
              </table:table-cell>
              <table:table-cell office:value-type="float" office:value="0.024755">
                <text:p>0.0247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7675509">
                <text:p>-0.07675509</text:p>
              </table:table-cell>
              <table:table-cell office:value-type="float" office:value="0.03671">
                <text:p>0.036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455189">
                <text:p>0.07455189</text:p>
              </table:table-cell>
              <table:table-cell office:value-type="float" office:value="0.067577">
                <text:p>0.0675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2969352">
                <text:p>-0.22969352</text:p>
              </table:table-cell>
              <table:table-cell office:value-type="float" office:value="0.035911">
                <text:p>0.0359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0030161">
                <text:p>-0.10030161</text:p>
              </table:table-cell>
              <table:table-cell office:value-type="float" office:value="0.054694">
                <text:p>0.0546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686843">
                <text:p>-0.0686843</text:p>
              </table:table-cell>
              <table:table-cell office:value-type="float" office:value="0.063326">
                <text:p>0.0633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2934631">
                <text:p>-0.12934631</text:p>
              </table:table-cell>
              <table:table-cell office:value-type="float" office:value="0.053377">
                <text:p>0.0533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0587979">
                <text:p>-0.10587979</text:p>
              </table:table-cell>
              <table:table-cell office:value-type="float" office:value="0.051726">
                <text:p>0.0517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7511506">
                <text:p>-0.17511506</text:p>
              </table:table-cell>
              <table:table-cell office:value-type="float" office:value="0.045686">
                <text:p>0.0456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870784">
                <text:p>0.00870784</text:p>
              </table:table-cell>
              <table:table-cell office:value-type="float" office:value="0.051964">
                <text:p>0.0519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4267726">
                <text:p>-0.14267726</text:p>
              </table:table-cell>
              <table:table-cell office:value-type="float" office:value="0.052758">
                <text:p>0.0527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8207843">
                <text:p>-0.18207843</text:p>
              </table:table-cell>
              <table:table-cell office:value-type="float" office:value="0.025907">
                <text:p>0.0259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34551094">
                <text:p>-0.34551094</text:p>
              </table:table-cell>
              <table:table-cell office:value-type="float" office:value="-0.013968">
                <text:p>-0.013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560988">
                <text:p>-0.00560988</text:p>
              </table:table-cell>
              <table:table-cell office:value-type="float" office:value="0.03814">
                <text:p>0.038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2689315">
                <text:p>-0.02689315</text:p>
              </table:table-cell>
              <table:table-cell office:value-type="float" office:value="0.042241">
                <text:p>0.0422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920566">
                <text:p>-0.01920566</text:p>
              </table:table-cell>
              <table:table-cell office:value-type="float" office:value="0.061991">
                <text:p>0.061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6813861">
                <text:p>-0.06813861</text:p>
              </table:table-cell>
              <table:table-cell office:value-type="float" office:value="0.07602">
                <text:p>0.07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3354937">
                <text:p>-0.23354937</text:p>
              </table:table-cell>
              <table:table-cell office:value-type="float" office:value="0.025634">
                <text:p>0.0256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3192458">
                <text:p>-0.13192458</text:p>
              </table:table-cell>
              <table:table-cell office:value-type="float" office:value="0.031183">
                <text:p>0.031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7405686">
                <text:p>-0.17405686</text:p>
              </table:table-cell>
              <table:table-cell office:value-type="float" office:value="-0.003376">
                <text:p>-0.0033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8543321">
                <text:p>-0.18543321</text:p>
              </table:table-cell>
              <table:table-cell office:value-type="float" office:value="-0.002186">
                <text:p>-0.0021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6170417">
                <text:p>-0.16170417</text:p>
              </table:table-cell>
              <table:table-cell office:value-type="float" office:value="-0.004375">
                <text:p>-0.0043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320262">
                <text:p>-0.0320262</text:p>
              </table:table-cell>
              <table:table-cell office:value-type="float" office:value="0.004996">
                <text:p>0.0049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583349">
                <text:p>-0.00583349</text:p>
              </table:table-cell>
              <table:table-cell office:value-type="float" office:value="0.024792">
                <text:p>0.0247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1593262">
                <text:p>-0.11593262</text:p>
              </table:table-cell>
              <table:table-cell office:value-type="float" office:value="0.018716">
                <text:p>0.0187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0894135">
                <text:p>-0.10894135</text:p>
              </table:table-cell>
              <table:table-cell office:value-type="float" office:value="0.017238">
                <text:p>0.0172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6547439">
                <text:p>-0.26547439</text:p>
              </table:table-cell>
              <table:table-cell office:value-type="float" office:value="-0.009099">
                <text:p>-0.0090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7049487">
                <text:p>-0.37049487</text:p>
              </table:table-cell>
              <table:table-cell office:value-type="float" office:value="-0.026048">
                <text:p>-0.0260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0421928">
                <text:p>-0.30421928</text:p>
              </table:table-cell>
              <table:table-cell office:value-type="float" office:value="-0.057637">
                <text:p>-0.0576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23852369">
                <text:p>-0.23852369</text:p>
              </table:table-cell>
              <table:table-cell office:value-type="float" office:value="-0.087833">
                <text:p>-0.0878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1710989">
                <text:p>-0.11710989</text:p>
              </table:table-cell>
              <table:table-cell office:value-type="float" office:value="-0.054134">
                <text:p>-0.0541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9563608">
                <text:p>-0.09563608</text:p>
              </table:table-cell>
              <table:table-cell office:value-type="float" office:value="-0.043125">
                <text:p>-0.043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7676915">
                <text:p>-0.17676915</text:p>
              </table:table-cell>
              <table:table-cell office:value-type="float" office:value="-0.063783">
                <text:p>-0.0637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2776819">
                <text:p>-0.12776819</text:p>
              </table:table-cell>
              <table:table-cell office:value-type="float" office:value="-0.03364">
                <text:p>-0.03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14675123">
                <text:p>-0.14675123</text:p>
              </table:table-cell>
              <table:table-cell office:value-type="float" office:value="-0.027379">
                <text:p>-0.0273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18193341">
                <text:p>-0.18193341</text:p>
              </table:table-cell>
              <table:table-cell office:value-type="float" office:value="-0.030753">
                <text:p>-0.0307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13198315">
                <text:p>-0.13198315</text:p>
              </table:table-cell>
              <table:table-cell office:value-type="float" office:value="-0.018571">
                <text:p>-0.0185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6405142">
                <text:p>-0.06405142</text:p>
              </table:table-cell>
              <table:table-cell office:value-type="float" office:value="-0.001812">
                <text:p>-0.001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20052681">
                <text:p>-0.2005268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4214113">
                <text:p>-0.04214113</text:p>
              </table:table-cell>
              <table:table-cell office:value-type="float" office:value="0.001434">
                <text:p>0.0014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5689629">
                <text:p>-0.15689629</text:p>
              </table:table-cell>
              <table:table-cell office:value-type="float" office:value="0.006981">
                <text:p>0.0069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809569">
                <text:p>-0.00809569</text:p>
              </table:table-cell>
              <table:table-cell office:value-type="float" office:value="0.035825">
                <text:p>0.0358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3170288">
                <text:p>-0.03170288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6860487">
                <text:p>-0.06860487</text:p>
              </table:table-cell>
              <table:table-cell office:value-type="float" office:value="0.060326">
                <text:p>0.0603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9465113">
                <text:p>-0.19465113</text:p>
              </table:table-cell>
              <table:table-cell office:value-type="float" office:value="0.032544">
                <text:p>0.0325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2673198">
                <text:p>-0.02673198</text:p>
              </table:table-cell>
              <table:table-cell office:value-type="float" office:value="0.035823">
                <text:p>0.0358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7191988">
                <text:p>-0.07191988</text:p>
              </table:table-cell>
              <table:table-cell office:value-type="float" office:value="0.041263">
                <text:p>0.0412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519388">
                <text:p>0.00519388</text:p>
              </table:table-cell>
              <table:table-cell office:value-type="float" office:value="0.074628">
                <text:p>0.0746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973805">
                <text:p>0.02973805</text:p>
              </table:table-cell>
              <table:table-cell office:value-type="float" office:value="0.092308">
                <text:p>0.0923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2585713">
                <text:p>-0.02585713</text:p>
              </table:table-cell>
              <table:table-cell office:value-type="float" office:value="0.100158">
                <text:p>0.1001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7798401">
                <text:p>0.17798401</text:p>
              </table:table-cell>
              <table:table-cell office:value-type="float" office:value="0.139153">
                <text:p>0.1391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9469318">
                <text:p>0.29469318</text:p>
              </table:table-cell>
              <table:table-cell office:value-type="float" office:value="0.185907">
                <text:p>0.1859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6338627">
                <text:p>-0.06338627</text:p>
              </table:table-cell>
              <table:table-cell office:value-type="float" office:value="0.154214">
                <text:p>0.1542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1032714">
                <text:p>-0.01032714</text:p>
              </table:table-cell>
              <table:table-cell office:value-type="float" office:value="0.134203">
                <text:p>0.134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6568773">
                <text:p>0.16568773</text:p>
              </table:table-cell>
              <table:table-cell office:value-type="float" office:value="0.15909">
                <text:p>0.159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1550377">
                <text:p>-0.01550377</text:p>
              </table:table-cell>
              <table:table-cell office:value-type="float" office:value="0.15184">
                <text:p>0.15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906615">
                <text:p>0.01906615</text:p>
              </table:table-cell>
              <table:table-cell office:value-type="float" office:value="0.170341">
                <text:p>0.1703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571262">
                <text:p>0.04571262</text:p>
              </table:table-cell>
              <table:table-cell office:value-type="float" office:value="0.203212">
                <text:p>0.2032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5509">
                <text:p>0.005509</text:p>
              </table:table-cell>
              <table:table-cell office:value-type="float" office:value="0.210532">
                <text:p>0.2105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349018">
                <text:p>0.16349018</text:p>
              </table:table-cell>
              <table:table-cell office:value-type="float" office:value="0.226048">
                <text:p>0.2260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841225">
                <text:p>0.08841225</text:p>
              </table:table-cell>
              <table:table-cell office:value-type="float" office:value="0.214902">
                <text:p>0.2149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837687">
                <text:p>0.12837687</text:p>
              </table:table-cell>
              <table:table-cell office:value-type="float" office:value="0.209837">
                <text:p>0.2098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4491697">
                <text:p>-0.04491697</text:p>
              </table:table-cell>
              <table:table-cell office:value-type="float" office:value="0.188626">
                <text:p>0.1886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22605064">
                <text:p>-0.22605064</text:p>
              </table:table-cell>
              <table:table-cell office:value-type="float" office:value="0.140676">
                <text:p>0.1406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620509">
                <text:p>0.00620509</text:p>
              </table:table-cell>
              <table:table-cell office:value-type="float" office:value="0.138419">
                <text:p>0.1384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8481879">
                <text:p>-0.18481879</text:p>
              </table:table-cell>
              <table:table-cell office:value-type="float" office:value="0.112675">
                <text:p>0.1126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870742">
                <text:p>0.02870742</text:p>
              </table:table-cell>
              <table:table-cell office:value-type="float" office:value="0.117077">
                <text:p>0.1170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8810202">
                <text:p>-0.08810202</text:p>
              </table:table-cell>
              <table:table-cell office:value-type="float" office:value="0.095702">
                <text:p>0.0957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8014772">
                <text:p>-0.08014772</text:p>
              </table:table-cell>
              <table:table-cell office:value-type="float" office:value="0.099625">
                <text:p>0.099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7059722">
                <text:p>-0.07059722</text:p>
              </table:table-cell>
              <table:table-cell office:value-type="float" office:value="0.080673">
                <text:p>0.0806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847004">
                <text:p>0.02847004</text:p>
              </table:table-cell>
              <table:table-cell office:value-type="float" office:value="0.097388">
                <text:p>0.0973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7272055">
                <text:p>-0.07272055</text:p>
              </table:table-cell>
              <table:table-cell office:value-type="float" office:value="0.078496">
                <text:p>0.0784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1789137">
                <text:p>-0.11789137</text:p>
              </table:table-cell>
              <table:table-cell office:value-type="float" office:value="0.065121">
                <text:p>0.0651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7921972">
                <text:p>-0.17921972</text:p>
              </table:table-cell>
              <table:table-cell office:value-type="float" office:value="0.047844">
                <text:p>0.0478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14291579">
                <text:p>-0.14291579</text:p>
              </table:table-cell>
              <table:table-cell office:value-type="float" office:value="0.053305">
                <text:p>0.0533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14306893">
                <text:p>-0.14306893</text:p>
              </table:table-cell>
              <table:table-cell office:value-type="float" office:value="0.033282">
                <text:p>0.0332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37402">
                <text:p>0.00237402</text:p>
              </table:table-cell>
              <table:table-cell office:value-type="float" office:value="0.045599">
                <text:p>0.0455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9365564">
                <text:p>-0.09365564</text:p>
              </table:table-cell>
              <table:table-cell office:value-type="float" office:value="0.035144">
                <text:p>0.0351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2026535">
                <text:p>-0.02026535</text:p>
              </table:table-cell>
              <table:table-cell office:value-type="float" office:value="0.036215">
                <text:p>0.0362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13408401">
                <text:p>-0.13408401</text:p>
              </table:table-cell>
              <table:table-cell office:value-type="float" office:value="0.02959">
                <text:p>0.029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7552493">
                <text:p>-0.27552493</text:p>
              </table:table-cell>
              <table:table-cell office:value-type="float" office:value="-0.021885">
                <text:p>-0.0218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32266397">
                <text:p>-0.32266397</text:p>
              </table:table-cell>
              <table:table-cell office:value-type="float" office:value="-0.083196">
                <text:p>-0.0831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27097171">
                <text:p>-0.27097171</text:p>
              </table:table-cell>
              <table:table-cell office:value-type="float" office:value="-0.078718">
                <text:p>-0.0787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37160155">
                <text:p>-0.37160155</text:p>
              </table:table-cell>
              <table:table-cell office:value-type="float" office:value="-0.100918">
                <text:p>-0.1009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4641785">
                <text:p>-0.14641785</text:p>
              </table:table-cell>
              <table:table-cell office:value-type="float" office:value="-0.108706">
                <text:p>-0.1087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38468013">
                <text:p>-0.38468013</text:p>
              </table:table-cell>
              <table:table-cell office:value-type="float" office:value="-0.124982">
                <text:p>-0.1249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32858645">
                <text:p>-0.32858645</text:p>
              </table:table-cell>
              <table:table-cell office:value-type="float" office:value="-0.132809">
                <text:p>-0.1328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9429329">
                <text:p>-0.39429329</text:p>
              </table:table-cell>
              <table:table-cell office:value-type="float" office:value="-0.14838">
                <text:p>-0.148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3282707">
                <text:p>-0.3282707</text:p>
              </table:table-cell>
              <table:table-cell office:value-type="float" office:value="-0.144628">
                <text:p>-0.1446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44567574">
                <text:p>-0.44567574</text:p>
              </table:table-cell>
              <table:table-cell office:value-type="float" office:value="-0.180333">
                <text:p>-0.180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33868112">
                <text:p>-0.33868112</text:p>
              </table:table-cell>
              <table:table-cell office:value-type="float" office:value="-0.185076">
                <text:p>-0.1850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45347894">
                <text:p>-0.45347894</text:p>
              </table:table-cell>
              <table:table-cell office:value-type="float" office:value="-0.213084">
                <text:p>-0.2130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2863106">
                <text:p>-0.42863106</text:p>
              </table:table-cell>
              <table:table-cell office:value-type="float" office:value="-0.210392">
                <text:p>-0.2103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22683151">
                <text:p>-0.22683151</text:p>
              </table:table-cell>
              <table:table-cell office:value-type="float" office:value="-0.157957">
                <text:p>-0.1579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1729074">
                <text:p>-0.41729074</text:p>
              </table:table-cell>
              <table:table-cell office:value-type="float" office:value="-0.176987">
                <text:p>-0.1769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30870295">
                <text:p>-0.30870295</text:p>
              </table:table-cell>
              <table:table-cell office:value-type="float" office:value="-0.152135">
                <text:p>-0.1521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919232">
                <text:p>-0.2919232</text:p>
              </table:table-cell>
              <table:table-cell office:value-type="float" office:value="-0.159828">
                <text:p>-0.1598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4540172">
                <text:p>-0.24540172</text:p>
              </table:table-cell>
              <table:table-cell office:value-type="float" office:value="-0.145093">
                <text:p>-0.1450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9405967">
                <text:p>-0.19405967</text:p>
              </table:table-cell>
              <table:table-cell office:value-type="float" office:value="-0.125506">
                <text:p>-0.1255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9477108">
                <text:p>-0.29477108</text:p>
              </table:table-cell>
              <table:table-cell office:value-type="float" office:value="-0.128198">
                <text:p>-0.1281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4957456">
                <text:p>-0.24957456</text:p>
              </table:table-cell>
              <table:table-cell office:value-type="float" office:value="-0.136028">
                <text:p>-0.1360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174164">
                <text:p>-0.1174164</text:p>
              </table:table-cell>
              <table:table-cell office:value-type="float" office:value="-0.110664">
                <text:p>-0.1106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6338959">
                <text:p>-0.06338959</text:p>
              </table:table-cell>
              <table:table-cell office:value-type="float" office:value="-0.076207">
                <text:p>-0.0762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6580187">
                <text:p>-0.06580187</text:p>
              </table:table-cell>
              <table:table-cell office:value-type="float" office:value="-0.040681">
                <text:p>-0.040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7185979">
                <text:p>-0.07185979</text:p>
              </table:table-cell>
              <table:table-cell office:value-type="float" office:value="-0.015976">
                <text:p>-0.0159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6121665">
                <text:p>0.06121665</text:p>
              </table:table-cell>
              <table:table-cell office:value-type="float" office:value="0.021965">
                <text:p>0.0219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1252151">
                <text:p>-0.1252151</text:p>
              </table:table-cell>
              <table:table-cell office:value-type="float" office:value="0.006408">
                <text:p>0.0064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443522">
                <text:p>0.13443522</text:p>
              </table:table-cell>
              <table:table-cell office:value-type="float" office:value="0.04484">
                <text:p>0.044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781492">
                <text:p>-0.0781492</text:p>
              </table:table-cell>
              <table:table-cell office:value-type="float" office:value="0.034888">
                <text:p>0.0348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4691233">
                <text:p>-0.04691233</text:p>
              </table:table-cell>
              <table:table-cell office:value-type="float" office:value="0.047144">
                <text:p>0.0471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778983">
                <text:p>-0.00778983</text:p>
              </table:table-cell>
              <table:table-cell office:value-type="float" office:value="0.076867">
                <text:p>0.0768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10728">
                <text:p>0.1310728</text:p>
              </table:table-cell>
              <table:table-cell office:value-type="float" office:value="0.120796">
                <text:p>0.1207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332429">
                <text:p>0.19332429</text:p>
              </table:table-cell>
              <table:table-cell office:value-type="float" office:value="0.160407">
                <text:p>0.1604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268827">
                <text:p>0.25268827</text:p>
              </table:table-cell>
              <table:table-cell office:value-type="float" office:value="0.214746">
                <text:p>0.2147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0405632">
                <text:p>0.30405632</text:p>
              </table:table-cell>
              <table:table-cell office:value-type="float" office:value="0.233754">
                <text:p>0.2337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7435">
                <text:p>0.377435</text:p>
              </table:table-cell>
              <table:table-cell office:value-type="float" office:value="0.294054">
                <text:p>0.2940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0068151">
                <text:p>0.50068151</text:p>
              </table:table-cell>
              <table:table-cell office:value-type="float" office:value="0.354264">
                <text:p>0.3542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2807347">
                <text:p>0.52807347</text:p>
              </table:table-cell>
              <table:table-cell office:value-type="float" office:value="0.41711">
                <text:p>0.417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7418286">
                <text:p>0.67418286</text:p>
              </table:table-cell>
              <table:table-cell office:value-type="float" office:value="0.482954">
                <text:p>0.4829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228439">
                <text:p>0.48228439</text:p>
              </table:table-cell>
              <table:table-cell office:value-type="float" office:value="0.522542">
                <text:p>0.5225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127716">
                <text:p>0.5127716</text:p>
              </table:table-cell>
              <table:table-cell office:value-type="float" office:value="0.54413">
                <text:p>0.54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8017257">
                <text:p>0.58017257</text:p>
              </table:table-cell>
              <table:table-cell office:value-type="float" office:value="0.585307">
                <text:p>0.585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151489">
                <text:p>0.59151489</text:p>
              </table:table-cell>
              <table:table-cell office:value-type="float" office:value="0.618758">
                <text:p>0.6187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2177604">
                <text:p>0.72177604</text:p>
              </table:table-cell>
              <table:table-cell office:value-type="float" office:value="0.644342">
                <text:p>0.6443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1335954">
                <text:p>0.71335954</text:p>
              </table:table-cell>
              <table:table-cell office:value-type="float" office:value="0.690568">
                <text:p>0.6905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285896">
                <text:p>0.85285896</text:p>
              </table:table-cell>
              <table:table-cell office:value-type="float" office:value="0.738339">
                <text:p>0.7383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4705914">
                <text:p>0.74705914</text:p>
              </table:table-cell>
              <table:table-cell office:value-type="float" office:value="0.759409">
                <text:p>0.7594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3763063">
                <text:p>0.83763063</text:p>
              </table:table-cell>
              <table:table-cell office:value-type="float" office:value="0.786181">
                <text:p>0.7861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6345192">
                <text:p>0.96345192</text:p>
              </table:table-cell>
              <table:table-cell office:value-type="float" office:value="0.822973">
                <text:p>0.8229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2891388">
                <text:p>0.92891388</text:p>
              </table:table-cell>
              <table:table-cell office:value-type="float" office:value="0.863671">
                <text:p>0.8636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080543">
                <text:p>0.97080543</text:p>
              </table:table-cell>
              <table:table-cell office:value-type="float" office:value="0.896736">
                <text:p>0.8967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0600772">
                <text:p>0.90600772</text:p>
              </table:table-cell>
              <table:table-cell office:value-type="float" office:value="0.898796">
                <text:p>0.8987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7285313">
                <text:p>1.17285313</text:p>
              </table:table-cell>
              <table:table-cell office:value-type="float" office:value="0.937886">
                <text:p>0.9378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0985898">
                <text:p>0.90985898</text:p>
              </table:table-cell>
              <table:table-cell office:value-type="float" office:value="0.937165">
                <text:p>0.9371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5180007">
                <text:p>1.05180007</text:p>
              </table:table-cell>
              <table:table-cell office:value-type="float" office:value="0.962729">
                <text:p>0.9627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3843574">
                <text:p>0.93843574</text:p>
              </table:table-cell>
              <table:table-cell office:value-type="float" office:value="0.953401">
                <text:p>0.9534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9346163">
                <text:p>1.09346163</text:p>
              </table:table-cell>
              <table:table-cell office:value-type="float" office:value="0.993984">
                <text:p>0.9939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02716982">
                <text:p>1.02716982</text:p>
              </table:table-cell>
              <table:table-cell office:value-type="float" office:value="0.985645">
                <text:p>0.9856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5508526">
                <text:p>0.95508526</text:p>
              </table:table-cell>
              <table:table-cell office:value-type="float" office:value="0.997868">
                <text:p>0.9978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1651229">
                <text:p>1.01651229</text:p>
              </table:table-cell>
              <table:table-cell office:value-type="float" office:value="1.014523">
                <text:p>1.0145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3816981">
                <text:p>1.03816981</text:p>
              </table:table-cell>
              <table:table-cell office:value-type="float" office:value="1.030635">
                <text:p>1.0306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2288972">
                <text:p>1.02288972</text:p>
              </table:table-cell>
              <table:table-cell office:value-type="float" office:value="1.028071">
                <text:p>1.0280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5659778">
                <text:p>0.95659778</text:p>
              </table:table-cell>
              <table:table-cell office:value-type="float" office:value="1.012478">
                <text:p>1.0124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3234883">
                <text:p>0.93234883</text:p>
              </table:table-cell>
              <table:table-cell office:value-type="float" office:value="0.99455">
                <text:p>0.99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3119055">
                <text:p>0.83119055</text:p>
              </table:table-cell>
              <table:table-cell office:value-type="float" office:value="0.959507">
                <text:p>0.9595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3109581">
                <text:p>0.93109581</text:p>
              </table:table-cell>
              <table:table-cell office:value-type="float" office:value="0.942715">
                <text:p>0.9427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3850655">
                <text:p>1.03850655</text:p>
              </table:table-cell>
              <table:table-cell office:value-type="float" office:value="0.93482">
                <text:p>0.934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5292642">
                <text:p>0.95292642</text:p>
              </table:table-cell>
              <table:table-cell office:value-type="float" office:value="0.920892">
                <text:p>0.9208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473664">
                <text:p>0.9473664</text:p>
              </table:table-cell>
              <table:table-cell office:value-type="float" office:value="0.896364">
                <text:p>0.896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1965899">
                <text:p>1.01965899</text:p>
              </table:table-cell>
              <table:table-cell office:value-type="float" office:value="0.920737">
                <text:p>0.9207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266256">
                <text:p>0.9266256</text:p>
              </table:table-cell>
              <table:table-cell office:value-type="float" office:value="0.92612">
                <text:p>0.926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7691291">
                <text:p>0.87691291</text:p>
              </table:table-cell>
              <table:table-cell office:value-type="float" office:value="0.91959">
                <text:p>0.919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3228353">
                <text:p>0.73228353</text:p>
              </table:table-cell>
              <table:table-cell office:value-type="float" office:value="0.895798">
                <text:p>0.8957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0394546">
                <text:p>0.70394546</text:p>
              </table:table-cell>
              <table:table-cell office:value-type="float" office:value="0.855897">
                <text:p>0.8558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701752">
                <text:p>0.7701752</text:p>
              </table:table-cell>
              <table:table-cell office:value-type="float" office:value="0.839823">
                <text:p>0.8398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2650082">
                <text:p>0.72650082</text:p>
              </table:table-cell>
              <table:table-cell office:value-type="float" office:value="0.805931">
                <text:p>0.8059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7114545">
                <text:p>0.57114545</text:p>
              </table:table-cell>
              <table:table-cell office:value-type="float" office:value="0.772815">
                <text:p>0.772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0846142">
                <text:p>0.60846142</text:p>
              </table:table-cell>
              <table:table-cell office:value-type="float" office:value="0.740612">
                <text:p>0.7406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7914745">
                <text:p>0.57914745</text:p>
              </table:table-cell>
              <table:table-cell office:value-type="float" office:value="0.695346">
                <text:p>0.6953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9101991">
                <text:p>0.49101991</text:p>
              </table:table-cell>
              <table:table-cell office:value-type="float" office:value="0.6552">
                <text:p>0.65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5537616">
                <text:p>0.45537616</text:p>
              </table:table-cell>
              <table:table-cell office:value-type="float" office:value="0.614377">
                <text:p>0.6143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0272701">
                <text:p>0.50272701</text:p>
              </table:table-cell>
              <table:table-cell office:value-type="float" office:value="0.596608">
                <text:p>0.5966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6919524">
                <text:p>0.66919524</text:p>
              </table:table-cell>
              <table:table-cell office:value-type="float" office:value="0.572202">
                <text:p>0.5722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6818229">
                <text:p>0.66818229</text:p>
              </table:table-cell>
              <table:table-cell office:value-type="float" office:value="0.590698">
                <text:p>0.5906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4309593">
                <text:p>0.64309593</text:p>
              </table:table-cell>
              <table:table-cell office:value-type="float" office:value="0.585162">
                <text:p>0.5851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6702903">
                <text:p>0.56702903</text:p>
              </table:table-cell>
              <table:table-cell office:value-type="float" office:value="0.584624">
                <text:p>0.5846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3075249">
                <text:p>0.53075249</text:p>
              </table:table-cell>
              <table:table-cell office:value-type="float" office:value="0.561811">
                <text:p>0.5618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0625688">
                <text:p>0.40625688</text:p>
              </table:table-cell>
              <table:table-cell office:value-type="float" office:value="0.532273">
                <text:p>0.5322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1342488">
                <text:p>0.41342488</text:p>
              </table:table-cell>
              <table:table-cell office:value-type="float" office:value="0.521109">
                <text:p>0.5211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6898294">
                <text:p>0.46898294</text:p>
              </table:table-cell>
              <table:table-cell office:value-type="float" office:value="0.513094">
                <text:p>0.5130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739739">
                <text:p>0.3739739</text:p>
              </table:table-cell>
              <table:table-cell office:value-type="float" office:value="0.49119">
                <text:p>0.491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0656152">
                <text:p>0.30656152</text:p>
              </table:table-cell>
              <table:table-cell office:value-type="float" office:value="0.464406">
                <text:p>0.4644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151128">
                <text:p>0.4151128</text:p>
              </table:table-cell>
              <table:table-cell office:value-type="float" office:value="0.465429">
                <text:p>0.4654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022332">
                <text:p>0.3022332</text:p>
              </table:table-cell>
              <table:table-cell office:value-type="float" office:value="0.450377">
                <text:p>0.4503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8570904">
                <text:p>0.48570904</text:p>
              </table:table-cell>
              <table:table-cell office:value-type="float" office:value="0.474928">
                <text:p>0.4749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0315312">
                <text:p>0.40315312</text:p>
              </table:table-cell>
              <table:table-cell office:value-type="float" office:value="0.466072">
                <text:p>0.4660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7467273">
                <text:p>0.37467273</text:p>
              </table:table-cell>
              <table:table-cell office:value-type="float" office:value="0.436974">
                <text:p>0.4369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3936468">
                <text:p>0.43936468</text:p>
              </table:table-cell>
              <table:table-cell office:value-type="float" office:value="0.432473">
                <text:p>0.4324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1456545">
                <text:p>0.31456545</text:p>
              </table:table-cell>
              <table:table-cell office:value-type="float" office:value="0.407175">
                <text:p>0.4071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591546">
                <text:p>0.3591546</text:p>
              </table:table-cell>
              <table:table-cell office:value-type="float" office:value="0.385303">
                <text:p>0.3853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2305969">
                <text:p>0.42305969</text:p>
              </table:table-cell>
              <table:table-cell office:value-type="float" office:value="0.390973">
                <text:p>0.3909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570425">
                <text:p>0.2570425</text:p>
              </table:table-cell>
              <table:table-cell office:value-type="float" office:value="0.377403">
                <text:p>0.3774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4260634">
                <text:p>0.24260634</text:p>
              </table:table-cell>
              <table:table-cell office:value-type="float" office:value="0.381745">
                <text:p>0.3817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467567">
                <text:p>0.39467567</text:p>
              </table:table-cell>
              <table:table-cell office:value-type="float" office:value="0.406341">
                <text:p>0.4063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0142388">
                <text:p>0.30142388</text:p>
              </table:table-cell>
              <table:table-cell office:value-type="float" office:value="0.400955">
                <text:p>0.4009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606618">
                <text:p>0.4606618</text:p>
              </table:table-cell>
              <table:table-cell office:value-type="float" office:value="0.421703">
                <text:p>0.4217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872397">
                <text:p>0.39872397</text:p>
              </table:table-cell>
              <table:table-cell office:value-type="float" office:value="0.448403">
                <text:p>0.4484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1499147">
                <text:p>0.21499147</text:p>
              </table:table-cell>
              <table:table-cell office:value-type="float" office:value="0.433228">
                <text:p>0.4332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5731217">
                <text:p>0.35731217</text:p>
              </table:table-cell>
              <table:table-cell office:value-type="float" office:value="0.439372">
                <text:p>0.4393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2712457">
                <text:p>0.32712457</text:p>
              </table:table-cell>
              <table:table-cell office:value-type="float" office:value="0.447082">
                <text:p>0.4470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185888">
                <text:p>0.40185888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4830113">
                <text:p>0.34830113</text:p>
              </table:table-cell>
              <table:table-cell office:value-type="float" office:value="0.460751">
                <text:p>0.4607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4826858">
                <text:p>0.34826858</text:p>
              </table:table-cell>
              <table:table-cell office:value-type="float" office:value="0.429402">
                <text:p>0.4294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4144466">
                <text:p>0.34144466</text:p>
              </table:table-cell>
              <table:table-cell office:value-type="float" office:value="0.404667">
                <text:p>0.404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7614025">
                <text:p>0.27614025</text:p>
              </table:table-cell>
              <table:table-cell office:value-type="float" office:value="0.376811">
                <text:p>0.3768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4712075">
                <text:p>0.24712075</text:p>
              </table:table-cell>
              <table:table-cell office:value-type="float" office:value="0.360017">
                <text:p>0.3600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9990267">
                <text:p>0.29990267</text:p>
              </table:table-cell>
              <table:table-cell office:value-type="float" office:value="0.355672">
                <text:p>0.3556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994946">
                <text:p>-0.00994946</text:p>
              </table:table-cell>
              <table:table-cell office:value-type="float" office:value="0.31986">
                <text:p>0.319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6670555">
                <text:p>-0.16670555</text:p>
              </table:table-cell>
              <table:table-cell office:value-type="float" office:value="0.26306">
                <text:p>0.263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897079">
                <text:p>-0.1897079</text:p>
              </table:table-cell>
              <table:table-cell office:value-type="float" office:value="0.201901">
                <text:p>0.2019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906445">
                <text:p>-0.0906445</text:p>
              </table:table-cell>
              <table:table-cell office:value-type="float" office:value="0.175658">
                <text:p>0.1756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9850361">
                <text:p>-0.19850361</text:p>
              </table:table-cell>
              <table:table-cell office:value-type="float" office:value="0.143265">
                <text:p>0.1432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6297878">
                <text:p>-0.06297878</text:p>
              </table:table-cell>
              <table:table-cell office:value-type="float" office:value="0.119923">
                <text:p>0.1199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9561907">
                <text:p>0.09561907</text:p>
              </table:table-cell>
              <table:table-cell office:value-type="float" office:value="0.138471">
                <text:p>0.1384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5383912">
                <text:p>0.65383912</text:p>
              </table:table-cell>
              <table:table-cell office:value-type="float" office:value="0.213943">
                <text:p>0.2139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5996427">
                <text:p>0.65996427</text:p>
              </table:table-cell>
              <table:table-cell office:value-type="float" office:value="0.290024">
                <text:p>0.2900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4931355">
                <text:p>1.24931355</text:p>
              </table:table-cell>
              <table:table-cell office:value-type="float" office:value="0.442962">
                <text:p>0.4429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74848864">
                <text:p>1.74848864</text:p>
              </table:table-cell>
              <table:table-cell office:value-type="float" office:value="0.637529">
                <text:p>0.6375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38153739">
                <text:p>2.38153739</text:p>
              </table:table-cell>
              <table:table-cell office:value-type="float" office:value="0.912686">
                <text:p>0.9126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9489653">
                <text:p>2.19489653</text:p>
              </table:table-cell>
              <table:table-cell office:value-type="float" office:value="1.108481">
                <text:p>1.1084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30975775">
                <text:p>2.30975775</text:p>
              </table:table-cell>
              <table:table-cell office:value-type="float" office:value="1.283261">
                <text:p>1.2832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82101536">
                <text:p>1.82101536</text:p>
              </table:table-cell>
              <table:table-cell office:value-type="float" office:value="1.381303">
                <text:p>1.3813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3636257">
                <text:p>1.63636257</text:p>
              </table:table-cell>
              <table:table-cell office:value-type="float" office:value="1.439798">
                <text:p>1.4397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115439">
                <text:p>1.3115439</text:p>
              </table:table-cell>
              <table:table-cell office:value-type="float" office:value="1.42234">
                <text:p>1.422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0667733">
                <text:p>0.60667733</text:p>
              </table:table-cell>
              <table:table-cell office:value-type="float" office:value="1.315595">
                <text:p>1.3155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2388837">
                <text:p>0.42388837</text:p>
              </table:table-cell>
              <table:table-cell office:value-type="float" office:value="1.176411">
                <text:p>1.1764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065119">
                <text:p>0.1065119</text:p>
              </table:table-cell>
              <table:table-cell office:value-type="float" office:value="1.023721">
                <text:p>1.0237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9805502">
                <text:p>-0.09805502</text:p>
              </table:table-cell>
              <table:table-cell office:value-type="float" office:value="0.888584">
                <text:p>0.8885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18162811">
                <text:p>-0.18162811</text:p>
              </table:table-cell>
              <table:table-cell office:value-type="float" office:value="0.740679">
                <text:p>0.7406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37433666">
                <text:p>-0.37433666</text:p>
              </table:table-cell>
              <table:table-cell office:value-type="float" office:value="0.591837">
                <text:p>0.5918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31408031">
                <text:p>-0.31408031</text:p>
              </table:table-cell>
              <table:table-cell office:value-type="float" office:value="0.465616">
                <text:p>0.4656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4136674">
                <text:p>-0.4136674</text:p>
              </table:table-cell>
              <table:table-cell office:value-type="float" office:value="0.350923">
                <text:p>0.3509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17993845">
                <text:p>-0.17993845</text:p>
              </table:table-cell>
              <table:table-cell office:value-type="float" office:value="0.283513">
                <text:p>0.2835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2025465">
                <text:p>-0.12025465</text:p>
              </table:table-cell>
              <table:table-cell office:value-type="float" office:value="0.232463">
                <text:p>0.2324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2378059">
                <text:p>-0.12378059</text:p>
              </table:table-cell>
              <table:table-cell office:value-type="float" office:value="0.194193">
                <text:p>0.1941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9181599">
                <text:p>0.39181599</text:p>
              </table:table-cell>
              <table:table-cell office:value-type="float" office:value="0.240652">
                <text:p>0.2406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7370357">
                <text:p>0.77370357</text:p>
              </table:table-cell>
              <table:table-cell office:value-type="float" office:value="0.328721">
                <text:p>0.3287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5438197">
                <text:p>0.75438197</text:p>
              </table:table-cell>
              <table:table-cell office:value-type="float" office:value="0.441711">
                <text:p>0.4417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9045219">
                <text:p>1.19045219</text:p>
              </table:table-cell>
              <table:table-cell office:value-type="float" office:value="0.617954">
                <text:p>0.6179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725594">
                <text:p>1.1725594</text:p>
              </table:table-cell>
              <table:table-cell office:value-type="float" office:value="0.759441">
                <text:p>0.7594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42116668">
                <text:p>1.42116668</text:p>
              </table:table-cell>
              <table:table-cell office:value-type="float" office:value="0.898318">
                <text:p>0.8983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5332193">
                <text:p>1.35332193</text:p>
              </table:table-cell>
              <table:table-cell office:value-type="float" office:value="1.01737">
                <text:p>1.017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428255">
                <text:p>1.2428255</text:p>
              </table:table-cell>
              <table:table-cell office:value-type="float" office:value="1.078522">
                <text:p>1.0785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4324918">
                <text:p>0.94324918</text:p>
              </table:table-cell>
              <table:table-cell office:value-type="float" office:value="1.064848">
                <text:p>1.0648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1441862">
                <text:p>0.61441862</text:p>
              </table:table-cell>
              <table:table-cell office:value-type="float" office:value="0.93174">
                <text:p>0.931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6038797">
                <text:p>0.36038797</text:p>
              </table:table-cell>
              <table:table-cell office:value-type="float" office:value="0.791109">
                <text:p>0.7911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714246">
                <text:p>0.04714246</text:p>
              </table:table-cell>
              <table:table-cell office:value-type="float" office:value="0.559108">
                <text:p>0.559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25284813">
                <text:p>-0.25284813</text:p>
              </table:table-cell>
              <table:table-cell office:value-type="float" office:value="0.271337">
                <text:p>0.2713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49180103">
                <text:p>-0.49180103</text:p>
              </table:table-cell>
              <table:table-cell office:value-type="float" office:value="-0.062514">
                <text:p>-0.0625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83820907">
                <text:p>-0.83820907</text:p>
              </table:table-cell>
              <table:table-cell office:value-type="float" office:value="-0.340985">
                <text:p>-0.3409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99662382">
                <text:p>-0.99662382</text:p>
              </table:table-cell>
              <table:table-cell office:value-type="float" office:value="-0.592452">
                <text:p>-0.5924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27922931">
                <text:p>-1.27922931</text:p>
              </table:table-cell>
              <table:table-cell office:value-type="float" office:value="-0.760897">
                <text:p>-0.7608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25807962">
                <text:p>-1.25807962</text:p>
              </table:table-cell>
              <table:table-cell office:value-type="float" office:value="-0.8648">
                <text:p>-0.86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37546185">
                <text:p>-1.37546185</text:p>
              </table:table-cell>
              <table:table-cell office:value-type="float" office:value="-0.924735">
                <text:p>-0.9247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00090944">
                <text:p>-1.00090944</text:p>
              </table:table-cell>
              <table:table-cell office:value-type="float" office:value="-0.829786">
                <text:p>-0.8297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77181454">
                <text:p>-0.77181454</text:p>
              </table:table-cell>
              <table:table-cell office:value-type="float" office:value="-0.70859">
                <text:p>-0.708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27017714">
                <text:p>-0.27017714</text:p>
              </table:table-cell>
              <table:table-cell office:value-type="float" office:value="-0.505835">
                <text:p>-0.5058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11517912">
                <text:p>-0.11517912</text:p>
              </table:table-cell>
              <table:table-cell office:value-type="float" office:value="-0.299879">
                <text:p>-0.2998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5440944">
                <text:p>0.35440944</text:p>
              </table:table-cell>
              <table:table-cell office:value-type="float" office:value="-0.064212">
                <text:p>-0.0642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9806153">
                <text:p>0.59806153</text:p>
              </table:table-cell>
              <table:table-cell office:value-type="float" office:value="0.179207">
                <text:p>0.1792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0101137">
                <text:p>0.80101137</text:p>
              </table:table-cell>
              <table:table-cell office:value-type="float" office:value="0.38868">
                <text:p>0.388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6596248">
                <text:p>0.96596248</text:p>
              </table:table-cell>
              <table:table-cell office:value-type="float" office:value="0.589205">
                <text:p>0.5892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6957855">
                <text:p>1.16957855</text:p>
              </table:table-cell>
              <table:table-cell office:value-type="float" office:value="0.745561">
                <text:p>0.7455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03129658">
                <text:p>1.03129658</text:p>
              </table:table-cell>
              <table:table-cell office:value-type="float" office:value="0.841375">
                <text:p>0.841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6530341">
                <text:p>0.96530341</text:p>
              </table:table-cell>
              <table:table-cell office:value-type="float" office:value="0.907484">
                <text:p>0.9074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3599325">
                <text:p>0.83599325</text:p>
              </table:table-cell>
              <table:table-cell office:value-type="float" office:value="0.874219">
                <text:p>0.8742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216023">
                <text:p>0.5216023</text:p>
              </table:table-cell>
              <table:table-cell office:value-type="float" office:value="0.754824">
                <text:p>0.7548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9510293">
                <text:p>0.29510293</text:p>
              </table:table-cell>
              <table:table-cell office:value-type="float" office:value="0.639186">
                <text:p>0.6391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0313">
                <text:p>0.010313</text:p>
              </table:table-cell>
              <table:table-cell office:value-type="float" office:value="0.459545">
                <text:p>0.4595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5957638">
                <text:p>0.05957638</text:p>
              </table:table-cell>
              <table:table-cell office:value-type="float" office:value="0.337933">
                <text:p>0.3379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1932205">
                <text:p>0.11932205</text:p>
              </table:table-cell>
              <table:table-cell office:value-type="float" office:value="0.227042">
                <text:p>0.2270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4583058">
                <text:p>-0.14583058</text:p>
              </table:table-cell>
              <table:table-cell office:value-type="float" office:value="0.121042">
                <text:p>0.1210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7188646">
                <text:p>-0.07188646</text:p>
              </table:table-cell>
              <table:table-cell office:value-type="float" office:value="0.067585">
                <text:p>0.0675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658807">
                <text:p>0.00658807</text:p>
              </table:table-cell>
              <table:table-cell office:value-type="float" office:value="0.076635">
                <text:p>0.0766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531238">
                <text:p>0.00531238</text:p>
              </table:table-cell>
              <table:table-cell office:value-type="float" office:value="0.113463">
                <text:p>0.1134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9869356">
                <text:p>0.39869356</text:p>
              </table:table-cell>
              <table:table-cell office:value-type="float" office:value="0.22052">
                <text:p>0.220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4884277">
                <text:p>0.34884277</text:p>
              </table:table-cell>
              <table:table-cell office:value-type="float" office:value="0.31625">
                <text:p>0.316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5932126">
                <text:p>0.65932126</text:p>
              </table:table-cell>
              <table:table-cell office:value-type="float" office:value="0.445809">
                <text:p>0.4458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3346259">
                <text:p>0.53346259</text:p>
              </table:table-cell>
              <table:table-cell office:value-type="float" office:value="0.523097">
                <text:p>0.5230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8615402">
                <text:p>0.88615402</text:p>
              </table:table-cell>
              <table:table-cell office:value-type="float" office:value="0.65174">
                <text:p>0.651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11782208">
                <text:p>1.11782208</text:p>
              </table:table-cell>
              <table:table-cell office:value-type="float" office:value="0.782091">
                <text:p>0.7820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05239559">
                <text:p>1.05239559</text:p>
              </table:table-cell>
              <table:table-cell office:value-type="float" office:value="0.900252">
                <text:p>0.9002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6263282">
                <text:p>0.96263282</text:p>
              </table:table-cell>
              <table:table-cell office:value-type="float" office:value="0.968366">
                <text:p>0.9683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06959045">
                <text:p>1.06959045</text:p>
              </table:table-cell>
              <table:table-cell office:value-type="float" office:value="1.051085">
                <text:p>1.0510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4796204">
                <text:p>0.94796204</text:p>
              </table:table-cell>
              <table:table-cell office:value-type="float" office:value="1.061558">
                <text:p>1.0615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05827818">
                <text:p>1.05827818</text:p>
              </table:table-cell>
              <table:table-cell office:value-type="float" office:value="1.070479">
                <text:p>1.0704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4059107">
                <text:p>0.94059107</text:p>
              </table:table-cell>
              <table:table-cell office:value-type="float" office:value="1.015841">
                <text:p>1.0158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3538031">
                <text:p>0.93538031</text:p>
              </table:table-cell>
              <table:table-cell office:value-type="float" office:value="0.976326">
                <text:p>0.9763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0305492">
                <text:p>0.90305492</text:p>
              </table:table-cell>
              <table:table-cell office:value-type="float" office:value="0.902715">
                <text:p>0.9027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01508093">
                <text:p>1.01508093</text:p>
              </table:table-cell>
              <table:table-cell office:value-type="float" office:value="0.856769">
                <text:p>0.8567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320003">
                <text:p>0.7320003</text:p>
              </table:table-cell>
              <table:table-cell office:value-type="float" office:value="0.776409">
                <text:p>0.7764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4319923">
                <text:p>0.64319923</text:p>
              </table:table-cell>
              <table:table-cell office:value-type="float" office:value="0.700068">
                <text:p>0.7000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2909129">
                <text:p>0.52909129</text:p>
              </table:table-cell>
              <table:table-cell office:value-type="float" office:value="0.610929">
                <text:p>0.6109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8563576">
                <text:p>0.58563576</text:p>
              </table:table-cell>
              <table:table-cell office:value-type="float" office:value="0.578702">
                <text:p>0.5787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3217316">
                <text:p>0.53217316</text:p>
              </table:table-cell>
              <table:table-cell office:value-type="float" office:value="0.563144">
                <text:p>0.5631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4153793">
                <text:p>0.54153793</text:p>
              </table:table-cell>
              <table:table-cell office:value-type="float" office:value="0.565506">
                <text:p>0.5655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5855563">
                <text:p>0.45855563</text:p>
              </table:table-cell>
              <table:table-cell office:value-type="float" office:value="0.584402">
                <text:p>0.5844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8569335">
                <text:p>0.68569335</text:p>
              </table:table-cell>
              <table:table-cell office:value-type="float" office:value="0.651111">
                <text:p>0.6511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4882669">
                <text:p>0.84882669</text:p>
              </table:table-cell>
              <table:table-cell office:value-type="float" office:value="0.747939">
                <text:p>0.7479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2022652">
                <text:p>0.82022652</text:p>
              </table:table-cell>
              <table:table-cell office:value-type="float" office:value="0.800322">
                <text:p>0.8003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3446865">
                <text:p>0.83446865</text:p>
              </table:table-cell>
              <table:table-cell office:value-type="float" office:value="0.821434">
                <text:p>0.8214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6514544">
                <text:p>0.76514544</text:p>
              </table:table-cell>
              <table:table-cell office:value-type="float" office:value="0.852853">
                <text:p>0.852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0456552">
                <text:p>1.00456552</text:p>
              </table:table-cell>
              <table:table-cell office:value-type="float" office:value="0.896329">
                <text:p>0.8963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812933">
                <text:p>0.99812933</text:p>
              </table:table-cell>
              <table:table-cell office:value-type="float" office:value="0.921911">
                <text:p>0.9219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6014572">
                <text:p>1.16014572</text:p>
              </table:table-cell>
              <table:table-cell office:value-type="float" office:value="0.973675">
                <text:p>0.9736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2405761">
                <text:p>1.22405761</text:p>
              </table:table-cell>
              <table:table-cell office:value-type="float" office:value="0.98443">
                <text:p>0.984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36752601">
                <text:p>1.36752601</text:p>
              </table:table-cell>
              <table:table-cell office:value-type="float" office:value="1.036825">
                <text:p>1.0368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13464832">
                <text:p>1.13464832</text:p>
              </table:table-cell>
              <table:table-cell office:value-type="float" office:value="1.019676">
                <text:p>1.0196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2203899">
                <text:p>1.22203899</text:p>
              </table:table-cell>
              <table:table-cell office:value-type="float" office:value="1.048427">
                <text:p>1.0484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9051226">
                <text:p>1.09051226</text:p>
              </table:table-cell>
              <table:table-cell office:value-type="float" office:value="1.019434">
                <text:p>1.0194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2662359">
                <text:p>0.92662359</text:p>
              </table:table-cell>
              <table:table-cell office:value-type="float" office:value="0.955302">
                <text:p>0.9553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1224737">
                <text:p>0.71224737</text:p>
              </table:table-cell>
              <table:table-cell office:value-type="float" office:value="0.896188">
                <text:p>0.8961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1949196">
                <text:p>0.71949196</text:p>
              </table:table-cell>
              <table:table-cell office:value-type="float" office:value="0.870699">
                <text:p>0.8706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9303242">
                <text:p>0.29303242</text:p>
              </table:table-cell>
              <table:table-cell office:value-type="float" office:value="0.781394">
                <text:p>0.7813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00739">
                <text:p>0.00400739</text:p>
              </table:table-cell>
              <table:table-cell office:value-type="float" office:value="0.682109">
                <text:p>0.6821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649971">
                <text:p>0.00649971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27648497">
                <text:p>-0.27648497</text:p>
              </table:table-cell>
              <table:table-cell office:value-type="float" office:value="0.46579">
                <text:p>0.465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86147389">
                <text:p>-0.86147389</text:p>
              </table:table-cell>
              <table:table-cell office:value-type="float" office:value="0.273406">
                <text:p>0.2734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01310404">
                <text:p>-1.01310404</text:p>
              </table:table-cell>
              <table:table-cell office:value-type="float" office:value="0.081009">
                <text:p>0.0810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22803644">
                <text:p>-1.22803644</text:p>
              </table:table-cell>
              <table:table-cell office:value-type="float" office:value="-0.138413">
                <text:p>-0.138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62111963">
                <text:p>-1.62111963</text:p>
              </table:table-cell>
              <table:table-cell office:value-type="float" office:value="-0.353501">
                <text:p>-0.3535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77643165">
                <text:p>-1.77643165</text:p>
              </table:table-cell>
              <table:table-cell office:value-type="float" office:value="-0.557755">
                <text:p>-0.5577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86824129">
                <text:p>-1.86824129</text:p>
              </table:table-cell>
              <table:table-cell office:value-type="float" office:value="-0.741634">
                <text:p>-0.7416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.08945683">
                <text:p>-2.08945683</text:p>
              </table:table-cell>
              <table:table-cell office:value-type="float" office:value="-0.944356">
                <text:p>-0.9443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2.31500028">
                <text:p>-2.31500028</text:p>
              </table:table-cell>
              <table:table-cell office:value-type="float" office:value="-1.144786">
                <text:p>-1.1447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.59352991">
                <text:p>-2.59352991</text:p>
              </table:table-cell>
              <table:table-cell office:value-type="float" office:value="-1.358349">
                <text:p>-1.3583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2.50187917">
                <text:p>-2.50187917</text:p>
              </table:table-cell>
              <table:table-cell office:value-type="float" office:value="-1.510664">
                <text:p>-1.5106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2.5607573">
                <text:p>-2.5607573</text:p>
              </table:table-cell>
              <table:table-cell office:value-type="float" office:value="-1.673125">
                <text:p>-1.673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2.57764189">
                <text:p>-2.57764189</text:p>
              </table:table-cell>
              <table:table-cell office:value-type="float" office:value="-1.823248">
                <text:p>-1.82324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2.30511618">
                <text:p>-2.30511618</text:p>
              </table:table-cell>
              <table:table-cell office:value-type="float" office:value="-1.89823">
                <text:p>-1.898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79788817">
                <text:p>-1.79788817</text:p>
              </table:table-cell>
              <table:table-cell office:value-type="float" office:value="-1.884774">
                <text:p>-1.8847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08002896">
                <text:p>-1.08002896</text:p>
              </table:table-cell>
              <table:table-cell office:value-type="float" office:value="-1.751137">
                <text:p>-1.7511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46515786">
                <text:p>-0.46515786</text:p>
              </table:table-cell>
              <table:table-cell office:value-type="float" office:value="-1.575205">
                <text:p>-1.5752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2401743">
                <text:p>0.42401743</text:p>
              </table:table-cell>
              <table:table-cell office:value-type="float" office:value="-1.2879">
                <text:p>-1.28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9624946">
                <text:p>0.59624946</text:p>
              </table:table-cell>
              <table:table-cell office:value-type="float" office:value="-1.033948">
                <text:p>-1.0339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034415">
                <text:p>0.99034415</text:p>
              </table:table-cell>
              <table:table-cell office:value-type="float" office:value="-0.767061">
                <text:p>-0.7670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09737334">
                <text:p>1.09737334</text:p>
              </table:table-cell>
              <table:table-cell office:value-type="float" office:value="-0.537483">
                <text:p>-0.5374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36331859">
                <text:p>1.36331859</text:p>
              </table:table-cell>
              <table:table-cell office:value-type="float" office:value="-0.270193">
                <text:p>-0.2701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7177645">
                <text:p>1.27177645</text:p>
              </table:table-cell>
              <table:table-cell office:value-type="float" office:value="-0.065371">
                <text:p>-0.0653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6236784">
                <text:p>0.76236784</text:p>
              </table:table-cell>
              <table:table-cell office:value-type="float" office:value="0.047952">
                <text:p>0.0479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9141647">
                <text:p>0.29141647</text:p>
              </table:table-cell>
              <table:table-cell office:value-type="float" office:value="0.088704">
                <text:p>0.0887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11194552">
                <text:p>-0.11194552</text:p>
              </table:table-cell>
              <table:table-cell office:value-type="float" office:value="0.086203">
                <text:p>0.0862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5647405">
                <text:p>-0.5647405</text:p>
              </table:table-cell>
              <table:table-cell office:value-type="float" office:value="0.011353">
                <text:p>0.01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76517187">
                <text:p>-0.76517187</text:p>
              </table:table-cell>
              <table:table-cell office:value-type="float" office:value="-0.031802">
                <text:p>-0.0318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91488647">
                <text:p>-0.91488647</text:p>
              </table:table-cell>
              <table:table-cell office:value-type="float" office:value="-0.062493">
                <text:p>-0.0624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86733344">
                <text:p>-0.86733344</text:p>
              </table:table-cell>
              <table:table-cell office:value-type="float" office:value="-0.096681">
                <text:p>-0.0966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89291022">
                <text:p>-0.89291022</text:p>
              </table:table-cell>
              <table:table-cell office:value-type="float" office:value="-0.10475">
                <text:p>-0.104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66941042">
                <text:p>-0.66941042</text:p>
              </table:table-cell>
              <table:table-cell office:value-type="float" office:value="-0.019378">
                <text:p>-0.0193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34841491">
                <text:p>-0.34841491</text:p>
              </table:table-cell>
              <table:table-cell office:value-type="float" office:value="0.095187">
                <text:p>0.0951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4790429">
                <text:p>0.04790429</text:p>
              </table:table-cell>
              <table:table-cell office:value-type="float" office:value="0.251219">
                <text:p>0.2512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4087439">
                <text:p>0.44087439</text:p>
              </table:table-cell>
              <table:table-cell office:value-type="float" office:value="0.469441">
                <text:p>0.4694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858866">
                <text:p>1.2858866</text:p>
              </table:table-cell>
              <table:table-cell office:value-type="float" office:value="0.774139">
                <text:p>0.7741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11028637">
                <text:p>2.11028637</text:p>
              </table:table-cell>
              <table:table-cell office:value-type="float" office:value="1.142914">
                <text:p>1.1429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78933">
                <text:p>2.78933</text:p>
              </table:table-cell>
              <table:table-cell office:value-type="float" office:value="1.560658">
                <text:p>1.5606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19012871">
                <text:p>3.19012871</text:p>
              </table:table-cell>
              <table:table-cell office:value-type="float" office:value="1.980305">
                <text:p>1.9803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2091373">
                <text:p>3.62091373</text:p>
              </table:table-cell>
              <table:table-cell office:value-type="float" office:value="2.410654">
                <text:p>2.41065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26073672">
                <text:p>4.26073672</text:p>
              </table:table-cell>
              <table:table-cell office:value-type="float" office:value="2.836479">
                <text:p>2.8364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3334414">
                <text:p>4.3334414</text:p>
              </table:table-cell>
              <table:table-cell office:value-type="float" office:value="3.19213">
                <text:p>3.192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49323899">
                <text:p>4.49323899</text:p>
              </table:table-cell>
              <table:table-cell office:value-type="float" office:value="3.499513">
                <text:p>3.4995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23443741">
                <text:p>4.23443741</text:p>
              </table:table-cell>
              <table:table-cell office:value-type="float" office:value="3.670523">
                <text:p>3.6705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16920619">
                <text:p>4.16920619</text:p>
              </table:table-cell>
              <table:table-cell office:value-type="float" office:value="3.73303">
                <text:p>3.733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59124022">
                <text:p>3.59124022</text:p>
              </table:table-cell>
              <table:table-cell office:value-type="float" office:value="3.612171">
                <text:p>3.6121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99982977">
                <text:p>2.99982977</text:p>
              </table:table-cell>
              <table:table-cell office:value-type="float" office:value="3.354029">
                <text:p>3.3540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37400763">
                <text:p>2.37400763</text:p>
              </table:table-cell>
              <table:table-cell office:value-type="float" office:value="2.95048">
                <text:p>2.950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11020707">
                <text:p>2.11020707</text:p>
              </table:table-cell>
              <table:table-cell office:value-type="float" office:value="2.579771">
                <text:p>2.5797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43000918">
                <text:p>1.43000918</text:p>
              </table:table-cell>
              <table:table-cell office:value-type="float" office:value="2.144531">
                <text:p>2.1445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02542701">
                <text:p>1.02542701</text:p>
              </table:table-cell>
              <table:table-cell office:value-type="float" office:value="1.732646">
                <text:p>1.7326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5847159">
                <text:p>0.55847159</text:p>
              </table:table-cell>
              <table:table-cell office:value-type="float" office:value="1.312597">
                <text:p>1.3125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9542246">
                <text:p>0.29542246</text:p>
              </table:table-cell>
              <table:table-cell office:value-type="float" office:value="0.95973">
                <text:p>0.9597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6241038">
                <text:p>0.26241038</text:p>
              </table:table-cell>
              <table:table-cell office:value-type="float" office:value="0.748361">
                <text:p>0.7483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551264">
                <text:p>0.14551264</text:p>
              </table:table-cell>
              <table:table-cell office:value-type="float" office:value="0.627932">
                <text:p>0.6279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1465639">
                <text:p>0.31465639</text:p>
              </table:table-cell>
              <table:table-cell office:value-type="float" office:value="0.610641">
                <text:p>0.6106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73307086">
                <text:p>0.73307086</text:p>
              </table:table-cell>
              <table:table-cell office:value-type="float" office:value="0.71535">
                <text:p>0.715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909991">
                <text:p>1.2909991</text:p>
              </table:table-cell>
              <table:table-cell office:value-type="float" office:value="0.911201">
                <text:p>0.9112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7262124">
                <text:p>1.7262124</text:p>
              </table:table-cell>
              <table:table-cell office:value-type="float" office:value="1.160753">
                <text:p>1.1607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2002191">
                <text:p>2.2002191</text:p>
              </table:table-cell>
              <table:table-cell office:value-type="float" office:value="1.431442">
                <text:p>1.4314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19195727">
                <text:p>2.19195727</text:p>
              </table:table-cell>
              <table:table-cell office:value-type="float" office:value="1.663164">
                <text:p>1.6631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45711403">
                <text:p>2.45711403</text:p>
              </table:table-cell>
              <table:table-cell office:value-type="float" office:value="1.879083">
                <text:p>1.8790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29456372">
                <text:p>2.29456372</text:p>
              </table:table-cell>
              <table:table-cell office:value-type="float" office:value="2.007613">
                <text:p>2.0076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26776546">
                <text:p>2.26776546</text:p>
              </table:table-cell>
              <table:table-cell office:value-type="float" office:value="2.076792">
                <text:p>2.0767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40809398">
                <text:p>2.40809398</text:p>
              </table:table-cell>
              <table:table-cell office:value-type="float" office:value="2.130248">
                <text:p>2.1302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00908778">
                <text:p>2.00908778</text:p>
              </table:table-cell>
              <table:table-cell office:value-type="float" office:value="2.035363">
                <text:p>2.0353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49992687">
                <text:p>1.49992687</text:p>
              </table:table-cell>
              <table:table-cell office:value-type="float" office:value="1.810253">
                <text:p>1.8102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693148">
                <text:p>1.1693148</text:p>
              </table:table-cell>
              <table:table-cell office:value-type="float" office:value="1.530881">
                <text:p>1.53088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3381886">
                <text:p>0.73381886</text:p>
              </table:table-cell>
              <table:table-cell office:value-type="float" office:value="1.230302">
                <text:p>1.2303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0912788">
                <text:p>-0.00912788</text:p>
              </table:table-cell>
              <table:table-cell office:value-type="float" office:value="0.864168">
                <text:p>0.8641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1655989">
                <text:p>-0.1655989</text:p>
              </table:table-cell>
              <table:table-cell office:value-type="float" office:value="0.497127">
                <text:p>0.4971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67419139">
                <text:p>-0.67419139</text:p>
              </table:table-cell>
              <table:table-cell office:value-type="float" office:value="0.151525">
                <text:p>0.1515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53592215">
                <text:p>-0.53592215</text:p>
              </table:table-cell>
              <table:table-cell office:value-type="float" office:value="-0.099819">
                <text:p>-0.0998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9963574">
                <text:p>-0.9963574</text:p>
              </table:table-cell>
              <table:table-cell office:value-type="float" office:value="-0.318211">
                <text:p>-0.3182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93522339">
                <text:p>-0.93522339</text:p>
              </table:table-cell>
              <table:table-cell office:value-type="float" office:value="-0.475702">
                <text:p>-0.4757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02485275">
                <text:p>-1.02485275</text:p>
              </table:table-cell>
              <table:table-cell office:value-type="float" office:value="-0.554652">
                <text:p>-0.5546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74629016">
                <text:p>-0.74629016</text:p>
              </table:table-cell>
              <table:table-cell office:value-type="float" office:value="-0.530371">
                <text:p>-0.5303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52610895">
                <text:p>-0.52610895</text:p>
              </table:table-cell>
              <table:table-cell office:value-type="float" office:value="-0.443601">
                <text:p>-0.4436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20003972">
                <text:p>-0.20003972</text:p>
              </table:table-cell>
              <table:table-cell office:value-type="float" office:value="-0.33695">
                <text:p>-0.336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9987354">
                <text:p>0.09987354</text:p>
              </table:table-cell>
              <table:table-cell office:value-type="float" office:value="-0.164776">
                <text:p>-0.1647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7814683">
                <text:p>0.47814683</text:p>
              </table:table-cell>
              <table:table-cell office:value-type="float" office:value="0.037139">
                <text:p>0.0371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001308">
                <text:p>0.60001308</text:p>
              </table:table-cell>
              <table:table-cell office:value-type="float" office:value="0.234068">
                <text:p>0.2340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2583183">
                <text:p>0.92583183</text:p>
              </table:table-cell>
              <table:table-cell office:value-type="float" office:value="0.436956">
                <text:p>0.4369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02589323">
                <text:p>1.02589323</text:p>
              </table:table-cell>
              <table:table-cell office:value-type="float" office:value="0.59776">
                <text:p>0.597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4637772">
                <text:p>1.04637772</text:p>
              </table:table-cell>
              <table:table-cell office:value-type="float" office:value="0.737007">
                <text:p>0.7370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1525081">
                <text:p>0.91525081</text:p>
              </table:table-cell>
              <table:table-cell office:value-type="float" office:value="0.807984">
                <text:p>0.8079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52165591">
                <text:p>0.52165591</text:p>
              </table:table-cell>
              <table:table-cell office:value-type="float" office:value="0.762384">
                <text:p>0.7623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1923974">
                <text:p>0.41923974</text:p>
              </table:table-cell>
              <table:table-cell office:value-type="float" office:value="0.654188">
                <text:p>0.6541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1494568">
                <text:p>0.11494568</text:p>
              </table:table-cell>
              <table:table-cell office:value-type="float" office:value="0.488963">
                <text:p>0.488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4444449">
                <text:p>-0.14444449</text:p>
              </table:table-cell>
              <table:table-cell office:value-type="float" office:value="0.279295">
                <text:p>0.2792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38151312">
                <text:p>-0.38151312</text:p>
              </table:table-cell>
              <table:table-cell office:value-type="float" office:value="0.101407">
                <text:p>0.1014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49814946">
                <text:p>-0.49814946</text:p>
              </table:table-cell>
              <table:table-cell office:value-type="float" office:value="-0.074689">
                <text:p>-0.0746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34787325">
                <text:p>-0.34787325</text:p>
              </table:table-cell>
              <table:table-cell office:value-type="float" office:value="-0.158424">
                <text:p>-0.1584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75795451">
                <text:p>-0.75795451</text:p>
              </table:table-cell>
              <table:table-cell office:value-type="float" office:value="-0.276702">
                <text:p>-0.2767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6018268">
                <text:p>-0.6018268</text:p>
              </table:table-cell>
              <table:table-cell office:value-type="float" office:value="-0.366899">
                <text:p>-0.3668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72691814">
                <text:p>-0.72691814</text:p>
              </table:table-cell>
              <table:table-cell office:value-type="float" office:value="-0.416846">
                <text:p>-0.4168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26532867">
                <text:p>-0.26532867</text:p>
              </table:table-cell>
              <table:table-cell office:value-type="float" office:value="-0.347791">
                <text:p>-0.3477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24339996">
                <text:p>-0.24339996</text:p>
              </table:table-cell>
              <table:table-cell office:value-type="float" office:value="-0.278044">
                <text:p>-0.2780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86077">
                <text:p>-0.086077</text:p>
              </table:table-cell>
              <table:table-cell office:value-type="float" office:value="-0.175079">
                <text:p>-0.1750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1339474">
                <text:p>0.11339474</text:p>
              </table:table-cell>
              <table:table-cell office:value-type="float" office:value="-0.001318">
                <text:p>-0.0013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8131464">
                <text:p>0.48131464</text:p>
              </table:table-cell>
              <table:table-cell office:value-type="float" office:value="0.169982">
                <text:p>0.1699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3650779">
                <text:p>0.43650779</text:p>
              </table:table-cell>
              <table:table-cell office:value-type="float" office:value="0.333264">
                <text:p>0.3332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8185355">
                <text:p>0.58185355</text:p>
              </table:table-cell>
              <table:table-cell office:value-type="float" office:value="0.435813">
                <text:p>0.4358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2282">
                <text:p>0.82282</text:p>
              </table:table-cell>
              <table:table-cell office:value-type="float" office:value="0.595193">
                <text:p>0.5951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4991627">
                <text:p>0.74991627</text:p>
              </table:table-cell>
              <table:table-cell office:value-type="float" office:value="0.687146">
                <text:p>0.6871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8714044">
                <text:p>0.58714044</text:p>
              </table:table-cell>
              <table:table-cell office:value-type="float" office:value="0.742543">
                <text:p>0.7425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5780258">
                <text:p>0.65780258</text:p>
              </table:table-cell>
              <table:table-cell office:value-type="float" office:value="0.762211">
                <text:p>0.7622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51520894">
                <text:p>0.51520894</text:p>
              </table:table-cell>
              <table:table-cell office:value-type="float" office:value="0.737532">
                <text:p>0.7375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256967">
                <text:p>0.3256967</text:p>
              </table:table-cell>
              <table:table-cell office:value-type="float" office:value="0.655512">
                <text:p>0.6555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7782577">
                <text:p>0.37782577</text:p>
              </table:table-cell>
              <table:table-cell office:value-type="float" office:value="0.574271">
                <text:p>0.5742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6728526">
                <text:p>0.26728526</text:p>
              </table:table-cell>
              <table:table-cell office:value-type="float" office:value="0.462345">
                <text:p>0.4623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6122135">
                <text:p>0.36122135</text:p>
              </table:table-cell>
              <table:table-cell office:value-type="float" office:value="0.392426">
                <text:p>0.3924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0984038">
                <text:p>0.2098403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2820199">
                <text:p>0.22820199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7908268">
                <text:p>0.27908268</text:p>
              </table:table-cell>
              <table:table-cell office:value-type="float" office:value="0.181212">
                <text:p>0.1812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7844827">
                <text:p>0.37844827</text:p>
              </table:table-cell>
              <table:table-cell office:value-type="float" office:value="0.194644">
                <text:p>0.1946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4812452">
                <text:p>0.34812452</text:p>
              </table:table-cell>
              <table:table-cell office:value-type="float" office:value="0.253638">
                <text:p>0.2536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3928434">
                <text:p>0.13928434</text:p>
              </table:table-cell>
              <table:table-cell office:value-type="float" office:value="0.271703">
                <text:p>0.2717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50924537">
                <text:p>0.50924537</text:p>
              </table:table-cell>
              <table:table-cell office:value-type="float" office:value="0.363221">
                <text:p>0.3632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3482093">
                <text:p>0.33482093</text:p>
              </table:table-cell>
              <table:table-cell office:value-type="float" office:value="0.422275">
                <text:p>0.4222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2273008">
                <text:p>0.62273008</text:p>
              </table:table-cell>
              <table:table-cell office:value-type="float" office:value="0.524473">
                <text:p>0.5244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6741875">
                <text:p>0.86741875</text:p>
              </table:table-cell>
              <table:table-cell office:value-type="float" office:value="0.639078">
                <text:p>0.6390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071546">
                <text:p>0.8071546</text:p>
              </table:table-cell>
              <table:table-cell office:value-type="float" office:value="0.692669">
                <text:p>0.6926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7241332">
                <text:p>0.47241332</text:p>
              </table:table-cell>
              <table:table-cell office:value-type="float" office:value="0.731728">
                <text:p>0.7317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3578476">
                <text:p>0.73578476</text:p>
              </table:table-cell>
              <table:table-cell office:value-type="float" office:value="0.767581">
                <text:p>0.7675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1489027">
                <text:p>0.81489027</text:p>
              </table:table-cell>
              <table:table-cell office:value-type="float" office:value="0.821031">
                <text:p>0.8210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5441539">
                <text:p>0.65441539</text:p>
              </table:table-cell>
              <table:table-cell office:value-type="float" office:value="0.783815">
                <text:p>0.7838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332379">
                <text:p>0.7332379</text:p>
              </table:table-cell>
              <table:table-cell office:value-type="float" office:value="0.771074">
                <text:p>0.7710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4532913">
                <text:p>0.84532913</text:p>
              </table:table-cell>
              <table:table-cell office:value-type="float" office:value="0.768813">
                <text:p>0.7688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1499578">
                <text:p>0.71499578</text:p>
              </table:table-cell>
              <table:table-cell office:value-type="float" office:value="0.743678">
                <text:p>0.7436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1787406">
                <text:p>0.51787406</text:p>
              </table:table-cell>
              <table:table-cell office:value-type="float" office:value="0.663278">
                <text:p>0.6632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3067705">
                <text:p>0.63067705</text:p>
              </table:table-cell>
              <table:table-cell office:value-type="float" office:value="0.64307">
                <text:p>0.643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50560337">
                <text:p>0.50560337</text:p>
              </table:table-cell>
              <table:table-cell office:value-type="float" office:value="0.600576">
                <text:p>0.6005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073357">
                <text:p>0.65073357</text:p>
              </table:table-cell>
              <table:table-cell office:value-type="float" office:value="0.573843">
                <text:p>0.5738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8065024">
                <text:p>0.38065024</text:p>
              </table:table-cell>
              <table:table-cell office:value-type="float" office:value="0.535448">
                <text:p>0.5354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1400995">
                <text:p>0.41400995</text:p>
              </table:table-cell>
              <table:table-cell office:value-type="float" office:value="0.540543">
                <text:p>0.5405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8532477">
                <text:p>0.48532477</text:p>
              </table:table-cell>
              <table:table-cell office:value-type="float" office:value="0.547905">
                <text:p>0.5479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55731586">
                <text:p>0.55731586</text:p>
              </table:table-cell>
              <table:table-cell office:value-type="float" office:value="0.582526">
                <text:p>0.5825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3845277">
                <text:p>0.83845277</text:p>
              </table:table-cell>
              <table:table-cell office:value-type="float" office:value="0.670117">
                <text:p>0.6701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0303337">
                <text:p>0.80303337</text:p>
              </table:table-cell>
              <table:table-cell office:value-type="float" office:value="0.719261">
                <text:p>0.71926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4365914">
                <text:p>0.84365914</text:p>
              </table:table-cell>
              <table:table-cell office:value-type="float" office:value="0.76704">
                <text:p>0.767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141945">
                <text:p>0.66141945</text:p>
              </table:table-cell>
              <table:table-cell office:value-type="float" office:value="0.755932">
                <text:p>0.7559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5699628">
                <text:p>0.95699628</text:p>
              </table:table-cell>
              <table:table-cell office:value-type="float" office:value="0.798255">
                <text:p>0.7982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58711925">
                <text:p>0.58711925</text:p>
              </table:table-cell>
              <table:table-cell office:value-type="float" office:value="0.765253">
                <text:p>0.7652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1055239">
                <text:p>0.71055239</text:p>
              </table:table-cell>
              <table:table-cell office:value-type="float" office:value="0.7426">
                <text:p>0.74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9472313">
                <text:p>0.49472313</text:p>
              </table:table-cell>
              <table:table-cell office:value-type="float" office:value="0.678186">
                <text:p>0.6781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6555025">
                <text:p>0.36555025</text:p>
              </table:table-cell>
              <table:table-cell office:value-type="float" office:value="0.617154">
                <text:p>0.6171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55799115">
                <text:p>0.55799115</text:p>
              </table:table-cell>
              <table:table-cell office:value-type="float" office:value="0.628094">
                <text:p>0.6280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392661">
                <text:p>0.4392661</text:p>
              </table:table-cell>
              <table:table-cell office:value-type="float" office:value="0.577949">
                <text:p>0.5779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919345">
                <text:p>0.3919345</text:p>
              </table:table-cell>
              <table:table-cell office:value-type="float" office:value="0.563411">
                <text:p>0.5634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7803287">
                <text:p>0.47803287</text:p>
              </table:table-cell>
              <table:table-cell office:value-type="float" office:value="0.535887">
                <text:p>0.5358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2964325">
                <text:p>0.62964325</text:p>
              </table:table-cell>
              <table:table-cell office:value-type="float" office:value="0.515759">
                <text:p>0.5157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8227057">
                <text:p>0.88227057</text:p>
              </table:table-cell>
              <table:table-cell office:value-type="float" office:value="0.553452">
                <text:p>0.553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9026689">
                <text:p>0.89026689</text:p>
              </table:table-cell>
              <table:table-cell office:value-type="float" office:value="0.642565">
                <text:p>0.6425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14827886">
                <text:p>1.14827886</text:p>
              </table:table-cell>
              <table:table-cell office:value-type="float" office:value="0.722941">
                <text:p>0.722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15057959">
                <text:p>1.15057959</text:p>
              </table:table-cell>
              <table:table-cell office:value-type="float" office:value="0.787795">
                <text:p>0.7877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42197301">
                <text:p>1.42197301</text:p>
              </table:table-cell>
              <table:table-cell office:value-type="float" office:value="0.902004">
                <text:p>0.9020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4943193">
                <text:p>1.54943193</text:p>
              </table:table-cell>
              <table:table-cell office:value-type="float" office:value="1.004646">
                <text:p>1.0046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65387963">
                <text:p>1.65387963</text:p>
              </table:table-cell>
              <table:table-cell office:value-type="float" office:value="1.090338">
                <text:p>1.0903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55566442">
                <text:p>1.55566442</text:p>
              </table:table-cell>
              <table:table-cell office:value-type="float" office:value="1.164353">
                <text:p>1.1643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68182144">
                <text:p>1.68182144</text:p>
              </table:table-cell>
              <table:table-cell office:value-type="float" office:value="1.263341">
                <text:p>1.2633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56371402">
                <text:p>1.56371402</text:p>
              </table:table-cell>
              <table:table-cell office:value-type="float" office:value="1.310123">
                <text:p>1.3101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69141752">
                <text:p>1.69141752</text:p>
              </table:table-cell>
              <table:table-cell office:value-type="float" office:value="1.381301">
                <text:p>1.3813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976579">
                <text:p>1.976579</text:p>
              </table:table-cell>
              <table:table-cell office:value-type="float" office:value="1.459117">
                <text:p>1.4591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64763862">
                <text:p>2.64763862</text:p>
              </table:table-cell>
              <table:table-cell office:value-type="float" office:value="1.66021">
                <text:p>1.660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74907716">
                <text:p>2.74907716</text:p>
              </table:table-cell>
              <table:table-cell office:value-type="float" office:value="1.841806">
                <text:p>1.8418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87476633">
                <text:p>2.87476633</text:p>
              </table:table-cell>
              <table:table-cell office:value-type="float" office:value="2.006001">
                <text:p>2.00600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23062809">
                <text:p>3.23062809</text:p>
              </table:table-cell>
              <table:table-cell office:value-type="float" office:value="2.192794">
                <text:p>2.1927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27930662">
                <text:p>3.27930662</text:p>
              </table:table-cell>
              <table:table-cell office:value-type="float" office:value="2.330233">
                <text:p>2.3302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89048265">
                <text:p>2.89048265</text:p>
              </table:table-cell>
              <table:table-cell office:value-type="float" office:value="2.401895">
                <text:p>2.4018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21801015">
                <text:p>2.21801015</text:p>
              </table:table-cell>
              <table:table-cell office:value-type="float" office:value="2.362794">
                <text:p>2.3627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88993593">
                <text:p>1.88993593</text:p>
              </table:table-cell>
              <table:table-cell office:value-type="float" office:value="2.306059">
                <text:p>2.3060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62460782">
                <text:p>1.62460782</text:p>
              </table:table-cell>
              <table:table-cell office:value-type="float" office:value="2.180681">
                <text:p>2.18068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318843">
                <text:p>1.318843</text:p>
              </table:table-cell>
              <table:table-cell office:value-type="float" office:value="2.078062">
                <text:p>2.0780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11588052">
                <text:p>1.11588052</text:p>
              </table:table-cell>
              <table:table-cell office:value-type="float" office:value="1.938711">
                <text:p>1.9387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2104391">
                <text:p>0.82104391</text:p>
              </table:table-cell>
              <table:table-cell office:value-type="float" office:value="1.798864">
                <text:p>1.7988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77861328">
                <text:p>0.77861328</text:p>
              </table:table-cell>
              <table:table-cell office:value-type="float" office:value="1.684343">
                <text:p>1.6843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2387492">
                <text:p>0.72387492</text:p>
              </table:table-cell>
              <table:table-cell office:value-type="float" office:value="1.550887">
                <text:p>1.5508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58419872">
                <text:p>0.58419872</text:p>
              </table:table-cell>
              <table:table-cell office:value-type="float" office:value="1.427038">
                <text:p>1.4270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6852367">
                <text:p>0.36852367</text:p>
              </table:table-cell>
              <table:table-cell office:value-type="float" office:value="1.294115">
                <text:p>1.2941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51291208">
                <text:p>0.51291208</text:p>
              </table:table-cell>
              <table:table-cell office:value-type="float" office:value="1.186154">
                <text:p>1.1861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645753">
                <text:p>0.4645753</text:p>
              </table:table-cell>
              <table:table-cell office:value-type="float" office:value="1.061216">
                <text:p>1.0612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9462336">
                <text:p>0.59462336</text:p>
              </table:table-cell>
              <table:table-cell office:value-type="float" office:value="0.941998">
                <text:p>0.9419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01594295">
                <text:p>1.01594295</text:p>
              </table:table-cell>
              <table:table-cell office:value-type="float" office:value="0.915826">
                <text:p>0.9158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06005231">
                <text:p>1.06005231</text:p>
              </table:table-cell>
              <table:table-cell office:value-type="float" office:value="0.873668">
                <text:p>0.8736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33399153">
                <text:p>1.33399153</text:p>
              </table:table-cell>
              <table:table-cell office:value-type="float" office:value="0.888433">
                <text:p>0.8884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58082087">
                <text:p>1.58082087</text:p>
              </table:table-cell>
              <table:table-cell office:value-type="float" office:value="0.914129">
                <text:p>0.9141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35204647">
                <text:p>1.35204647</text:p>
              </table:table-cell>
              <table:table-cell office:value-type="float" office:value="0.89828">
                <text:p>0.898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36600038">
                <text:p>1.36600038</text:p>
              </table:table-cell>
              <table:table-cell office:value-type="float" office:value="0.884005">
                <text:p>0.8840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18692498">
                <text:p>1.18692498</text:p>
              </table:table-cell>
              <table:table-cell office:value-type="float" office:value="0.870646">
                <text:p>0.8706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2837621">
                <text:p>0.72837621</text:p>
              </table:table-cell>
              <table:table-cell office:value-type="float" office:value="0.786883">
                <text:p>0.7868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57845016">
                <text:p>0.57845016</text:p>
              </table:table-cell>
              <table:table-cell office:value-type="float" office:value="0.717576">
                <text:p>0.7175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5660653">
                <text:p>0.15660653</text:p>
              </table:table-cell>
              <table:table-cell office:value-type="float" office:value="0.587301">
                <text:p>0.5873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26263201">
                <text:p>-0.26263201</text:p>
              </table:table-cell>
              <table:table-cell office:value-type="float" office:value="0.382768">
                <text:p>0.38276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66964371">
                <text:p>-0.66964371</text:p>
              </table:table-cell>
              <table:table-cell office:value-type="float" office:value="0.077705">
                <text:p>0.0777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95973573">
                <text:p>-0.95973573</text:p>
              </table:table-cell>
              <table:table-cell office:value-type="float" office:value="-0.213165">
                <text:p>-0.2131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.15376525">
                <text:p>-1.15376525</text:p>
              </table:table-cell>
              <table:table-cell office:value-type="float" office:value="-0.483729">
                <text:p>-0.4837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.49355155">
                <text:p>-1.49355155</text:p>
              </table:table-cell>
              <table:table-cell office:value-type="float" office:value="-0.790109">
                <text:p>-0.7901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.76595751">
                <text:p>-1.76595751</text:p>
              </table:table-cell>
              <table:table-cell office:value-type="float" office:value="-1.078156">
                <text:p>-1.0781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.87983903">
                <text:p>-1.87983903</text:p>
              </table:table-cell>
              <table:table-cell office:value-type="float" office:value="-1.271378">
                <text:p>-1.2713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.74469836">
                <text:p>-1.74469836</text:p>
              </table:table-cell>
              <table:table-cell office:value-type="float" office:value="-1.320618">
                <text:p>-1.3206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.60534744">
                <text:p>-1.60534744</text:p>
              </table:table-cell>
              <table:table-cell office:value-type="float" office:value="-1.301033">
                <text:p>-1.3010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.38848252">
                <text:p>-1.38848252</text:p>
              </table:table-cell>
              <table:table-cell office:value-type="float" office:value="-1.230895">
                <text:p>-1.2308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.15899583">
                <text:p>-1.15899583</text:p>
              </table:table-cell>
              <table:table-cell office:value-type="float" office:value="-1.106349">
                <text:p>-1.1063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90784277">
                <text:p>-0.90784277</text:p>
              </table:table-cell>
              <table:table-cell office:value-type="float" office:value="-0.953362">
                <text:p>-0.9533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28141371">
                <text:p>-0.28141371</text:p>
              </table:table-cell>
              <table:table-cell office:value-type="float" office:value="-0.70648">
                <text:p>-0.706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23259385">
                <text:p>-0.23259385</text:p>
              </table:table-cell>
              <table:table-cell office:value-type="float" office:value="-0.500051">
                <text:p>-0.5000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2003853">
                <text:p>0.22003853</text:p>
              </table:table-cell>
              <table:table-cell office:value-type="float" office:value="-0.268719">
                <text:p>-0.2687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9686874">
                <text:p>0.29686874</text:p>
              </table:table-cell>
              <table:table-cell office:value-type="float" office:value="-0.058105">
                <text:p>-0.0581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51308982">
                <text:p>0.51308982</text:p>
              </table:table-cell>
              <table:table-cell office:value-type="float" office:value="0.165756">
                <text:p>0.1657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176619">
                <text:p>0.6176619</text:p>
              </table:table-cell>
              <table:table-cell office:value-type="float" office:value="0.334043">
                <text:p>0.3340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56865766">
                <text:p>0.56865766</text:p>
              </table:table-cell>
              <table:table-cell office:value-type="float" office:value="0.458382">
                <text:p>0.4583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7046788">
                <text:p>0.47046788</text:p>
              </table:table-cell>
              <table:table-cell office:value-type="float" office:value="0.512246">
                <text:p>0.5122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0054512">
                <text:p>0.30054512</text:p>
              </table:table-cell>
              <table:table-cell office:value-type="float" office:value="0.465685">
                <text:p>0.4656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1285522">
                <text:p>0.11285522</text:p>
              </table:table-cell>
              <table:table-cell office:value-type="float" office:value="0.385073">
                <text:p>0.3850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13235771">
                <text:p>-0.13235771</text:p>
              </table:table-cell>
              <table:table-cell office:value-type="float" office:value="0.240964">
                <text:p>0.2409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21720686">
                <text:p>-0.21720686</text:p>
              </table:table-cell>
              <table:table-cell office:value-type="float" office:value="0.072624">
                <text:p>0.0726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2963552">
                <text:p>-0.2963552</text:p>
              </table:table-cell>
              <table:table-cell office:value-type="float" office:value="-0.050499">
                <text:p>-0.0504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7387968">
                <text:p>-0.7387968</text:p>
              </table:table-cell>
              <table:table-cell office:value-type="float" office:value="-0.225674">
                <text:p>-0.2256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55883636">
                <text:p>-0.55883636</text:p>
              </table:table-cell>
              <table:table-cell office:value-type="float" office:value="-0.322881">
                <text:p>-0.3228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35817896">
                <text:p>-0.35817896</text:p>
              </table:table-cell>
              <table:table-cell office:value-type="float" office:value="-0.319442">
                <text:p>-0.3194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22917124">
                <text:p>-0.22917124</text:p>
              </table:table-cell>
              <table:table-cell office:value-type="float" office:value="-0.285163">
                <text:p>-0.2851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21333141">
                <text:p>-0.21333141</text:p>
              </table:table-cell>
              <table:table-cell office:value-type="float" office:value="-0.209929">
                <text:p>-0.2099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852355">
                <text:p>0.00852355</text:p>
              </table:table-cell>
              <table:table-cell office:value-type="float" office:value="-0.080593">
                <text:p>-0.0805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3438628">
                <text:p>0.33438628</text:p>
              </table:table-cell>
              <table:table-cell office:value-type="float" office:value="0.093444">
                <text:p>0.0934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1154111">
                <text:p>0.51154111</text:p>
              </table:table-cell>
              <table:table-cell office:value-type="float" office:value="0.267863">
                <text:p>0.2678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1081568">
                <text:p>0.71081568</text:p>
              </table:table-cell>
              <table:table-cell office:value-type="float" office:value="0.434527">
                <text:p>0.4345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0675875">
                <text:p>0.70675875</text:p>
              </table:table-cell>
              <table:table-cell office:value-type="float" office:value="0.580523">
                <text:p>0.5805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5240398">
                <text:p>1.05240398</text:p>
              </table:table-cell>
              <table:table-cell office:value-type="float" office:value="0.753906">
                <text:p>0.75390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8443501">
                <text:p>1.08443501</text:p>
              </table:table-cell>
              <table:table-cell office:value-type="float" office:value="0.894341">
                <text:p>0.8943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0583708">
                <text:p>1.00583708</text:p>
              </table:table-cell>
              <table:table-cell office:value-type="float" office:value="0.974558">
                <text:p>0.9745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6151426">
                <text:p>1.16151426</text:p>
              </table:table-cell>
              <table:table-cell office:value-type="float" office:value="1.047971">
                <text:p>1.0479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03883923">
                <text:p>1.03883923</text:p>
              </table:table-cell>
              <table:table-cell office:value-type="float" office:value="1.070185">
                <text:p>1.0701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4474274">
                <text:p>0.94474274</text:p>
              </table:table-cell>
              <table:table-cell office:value-type="float" office:value="1.059478">
                <text:p>1.05947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7029134">
                <text:p>0.97029134</text:p>
              </table:table-cell>
              <table:table-cell office:value-type="float" office:value="1.039325">
                <text:p>1.0393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8215437">
                <text:p>0.88215437</text:p>
              </table:table-cell>
              <table:table-cell office:value-type="float" office:value="0.952289">
                <text:p>0.9522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9370635">
                <text:p>0.79370635</text:p>
              </table:table-cell>
              <table:table-cell office:value-type="float" office:value="0.888474">
                <text:p>0.8884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9246959">
                <text:p>0.69246959</text:p>
              </table:table-cell>
              <table:table-cell office:value-type="float" office:value="0.785955">
                <text:p>0.7859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4238948">
                <text:p>0.64238948</text:p>
              </table:table-cell>
              <table:table-cell office:value-type="float" office:value="0.711349">
                <text:p>0.7113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5122347">
                <text:p>0.5122347</text:p>
              </table:table-cell>
              <table:table-cell office:value-type="float" office:value="0.629586">
                <text:p>0.6295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0943018">
                <text:p>0.60943018</text:p>
              </table:table-cell>
              <table:table-cell office:value-type="float" office:value="0.58407">
                <text:p>0.584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2982212">
                <text:p>0.72982212</text:p>
              </table:table-cell>
              <table:table-cell office:value-type="float" office:value="0.589271">
                <text:p>0.5892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61122406">
                <text:p>0.61122406</text:p>
              </table:table-cell>
              <table:table-cell office:value-type="float" office:value="0.598836">
                <text:p>0.5988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56930561">
                <text:p>0.56930561</text:p>
              </table:table-cell>
              <table:table-cell office:value-type="float" office:value="0.619136">
                <text:p>0.6191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3619992">
                <text:p>0.93619992</text:p>
              </table:table-cell>
              <table:table-cell office:value-type="float" office:value="0.707222">
                <text:p>0.7072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0152253">
                <text:p>0.60152253</text:p>
              </table:table-cell>
              <table:table-cell office:value-type="float" office:value="0.747208">
                <text:p>0.7472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0481366">
                <text:p>0.60481366</text:p>
              </table:table-cell>
              <table:table-cell office:value-type="float" office:value="0.769223">
                <text:p>0.7692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61363589">
                <text:p>0.61363589</text:p>
              </table:table-cell>
              <table:table-cell office:value-type="float" office:value="0.782602">
                <text:p>0.7826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6401357">
                <text:p>0.46401357</text:p>
              </table:table-cell>
              <table:table-cell office:value-type="float" office:value="0.811455">
                <text:p>0.8114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3073153">
                <text:p>0.33073153</text:p>
              </table:table-cell>
              <table:table-cell office:value-type="float" office:value="0.774822">
                <text:p>0.7748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1584182">
                <text:p>0.41584182</text:p>
              </table:table-cell>
              <table:table-cell office:value-type="float" office:value="0.726807">
                <text:p>0.7268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54373684">
                <text:p>0.54373684</text:p>
              </table:table-cell>
              <table:table-cell office:value-type="float" office:value="0.691153">
                <text:p>0.6911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0443341">
                <text:p>0.80443341</text:p>
              </table:table-cell>
              <table:table-cell office:value-type="float" office:value="0.708497">
                <text:p>0.7084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529621">
                <text:p>0.9529621</text:p>
              </table:table-cell>
              <table:table-cell office:value-type="float" office:value="0.731763">
                <text:p>0.7317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0648107">
                <text:p>1.20648107</text:p>
              </table:table-cell>
              <table:table-cell office:value-type="float" office:value="0.766734">
                <text:p>0.7667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11154218">
                <text:p>1.11154218</text:p>
              </table:table-cell>
              <table:table-cell office:value-type="float" office:value="0.781761">
                <text:p>0.78176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5450047">
                <text:p>1.5450047</text:p>
              </table:table-cell>
              <table:table-cell office:value-type="float" office:value="0.854496">
                <text:p>0.8544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89733338">
                <text:p>1.89733338</text:p>
              </table:table-cell>
              <table:table-cell office:value-type="float" office:value="0.991808">
                <text:p>0.9918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75206673">
                <text:p>1.75206673</text:p>
              </table:table-cell>
              <table:table-cell office:value-type="float" office:value="1.060952">
                <text:p>1.0609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17455109">
                <text:p>2.17455109</text:p>
              </table:table-cell>
              <table:table-cell office:value-type="float" office:value="1.199122">
                <text:p>1.1991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36136438">
                <text:p>2.36136438</text:p>
              </table:table-cell>
              <table:table-cell office:value-type="float" office:value="1.368353">
                <text:p>1.3683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89606717">
                <text:p>2.89606717</text:p>
              </table:table-cell>
              <table:table-cell office:value-type="float" office:value="1.580468">
                <text:p>1.5804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59541032">
                <text:p>3.59541032</text:p>
              </table:table-cell>
              <table:table-cell office:value-type="float" office:value="1.887194">
                <text:p>1.8871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56654487">
                <text:p>4.56654487</text:p>
              </table:table-cell>
              <table:table-cell office:value-type="float" office:value="2.306269">
                <text:p>2.3062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95553263">
                <text:p>4.95553263</text:p>
              </table:table-cell>
              <table:table-cell office:value-type="float" office:value="2.714227">
                <text:p>2.7142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02753092">
                <text:p>5.02753092</text:p>
              </table:table-cell>
              <table:table-cell office:value-type="float" office:value="3.071149">
                <text:p>3.0711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59985967">
                <text:p>4.59985967</text:p>
              </table:table-cell>
              <table:table-cell office:value-type="float" office:value="3.314324">
                <text:p>3.3143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00563708">
                <text:p>4.00563708</text:p>
              </table:table-cell>
              <table:table-cell office:value-type="float" office:value="3.431631">
                <text:p>3.4316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33178698">
                <text:p>3.33178698</text:p>
              </table:table-cell>
              <table:table-cell office:value-type="float" office:value="3.427522">
                <text:p>3.4275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83735607">
                <text:p>2.83735607</text:p>
              </table:table-cell>
              <table:table-cell office:value-type="float" office:value="3.356874">
                <text:p>3.3568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20805124">
                <text:p>2.20805124</text:p>
              </table:table-cell>
              <table:table-cell office:value-type="float" office:value="3.18132">
                <text:p>3.181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76739245">
                <text:p>1.76739245</text:p>
              </table:table-cell>
              <table:table-cell office:value-type="float" office:value="2.949157">
                <text:p>2.9491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33036179">
                <text:p>1.33036179</text:p>
              </table:table-cell>
              <table:table-cell office:value-type="float" office:value="2.704957">
                <text:p>2.7049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10212769">
                <text:p>1.10212769</text:p>
              </table:table-cell>
              <table:table-cell office:value-type="float" office:value="2.472629">
                <text:p>2.4726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05482688">
                <text:p>1.05482688</text:p>
              </table:table-cell>
              <table:table-cell office:value-type="float" office:value="2.226405">
                <text:p>2.2264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684843">
                <text:p>0.7684843</text:p>
              </table:table-cell>
              <table:table-cell office:value-type="float" office:value="2.029478">
                <text:p>2.0294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66534978">
                <text:p>0.66534978</text:p>
              </table:table-cell>
              <table:table-cell office:value-type="float" office:value="1.849837">
                <text:p>1.84983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167388">
                <text:p>0.2167388</text:p>
              </table:table-cell>
              <table:table-cell office:value-type="float" office:value="1.631019">
                <text:p>1.6310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5954788">
                <text:p>0.05954788</text:p>
              </table:table-cell>
              <table:table-cell office:value-type="float" office:value="1.447532">
                <text:p>1.4475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1703997">
                <text:p>-0.01703997</text:p>
              </table:table-cell>
              <table:table-cell office:value-type="float" office:value="1.294476">
                <text:p>1.2944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32166503">
                <text:p>-0.32166503</text:p>
              </table:table-cell>
              <table:table-cell office:value-type="float" office:value="1.098848">
                <text:p>1.0988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5781728">
                <text:p>-0.5781728</text:p>
              </table:table-cell>
              <table:table-cell office:value-type="float" office:value="0.869445">
                <text:p>0.8694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74229442">
                <text:p>-0.74229442</text:p>
              </table:table-cell>
              <table:table-cell office:value-type="float" office:value="0.613355">
                <text:p>0.6133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93106765">
                <text:p>-0.93106765</text:p>
              </table:table-cell>
              <table:table-cell office:value-type="float" office:value="0.348417">
                <text:p>0.3484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34184352">
                <text:p>-1.34184352</text:p>
              </table:table-cell>
              <table:table-cell office:value-type="float" office:value="0.028711">
                <text:p>0.0287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36227443">
                <text:p>-1.36227443</text:p>
              </table:table-cell>
              <table:table-cell office:value-type="float" office:value="-0.229631">
                <text:p>-0.2296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.01378676">
                <text:p>-2.01378676</text:p>
              </table:table-cell>
              <table:table-cell office:value-type="float" office:value="-0.601332">
                <text:p>-0.6013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96762278">
                <text:p>-1.96762278</text:p>
              </table:table-cell>
              <table:table-cell office:value-type="float" office:value="-0.94249">
                <text:p>-0.942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.31589178">
                <text:p>-2.31589178</text:p>
              </table:table-cell>
              <table:table-cell office:value-type="float" office:value="-1.252533">
                <text:p>-1.2525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3.004431">
                <text:p>-3.004431</text:p>
              </table:table-cell>
              <table:table-cell office:value-type="float" office:value="-1.662158">
                <text:p>-1.6621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.91819752">
                <text:p>-2.91819752</text:p>
              </table:table-cell>
              <table:table-cell office:value-type="float" office:value="-1.999834">
                <text:p>-1.9998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3.56643573">
                <text:p>-3.56643573</text:p>
              </table:table-cell>
              <table:table-cell office:value-type="float" office:value="-2.431939">
                <text:p>-2.43193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3.9287192">
                <text:p>-3.9287192</text:p>
              </table:table-cell>
              <table:table-cell office:value-type="float" office:value="-2.912323">
                <text:p>-2.9123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4.37940853">
                <text:p>-4.37940853</text:p>
              </table:table-cell>
              <table:table-cell office:value-type="float" office:value="-3.470368">
                <text:p>-3.4703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4.94687448">
                <text:p>-4.94687448</text:p>
              </table:table-cell>
              <table:table-cell office:value-type="float" office:value="-4.027461">
                <text:p>-4.0274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5.00907472">
                <text:p>-5.00907472</text:p>
              </table:table-cell>
              <table:table-cell office:value-type="float" office:value="-4.468115">
                <text:p>-4.4681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5.19984416">
                <text:p>-5.19984416</text:p>
              </table:table-cell>
              <table:table-cell office:value-type="float" office:value="-4.769947">
                <text:p>-4.76994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4.56438848">
                <text:p>-4.56438848</text:p>
              </table:table-cell>
              <table:table-cell office:value-type="float" office:value="-4.825683">
                <text:p>-4.8256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4.14842376">
                <text:p>-4.14842376</text:p>
              </table:table-cell>
              <table:table-cell office:value-type="float" office:value="-4.708913">
                <text:p>-4.7089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.26163006">
                <text:p>-3.26163006</text:p>
              </table:table-cell>
              <table:table-cell office:value-type="float" office:value="-4.413563">
                <text:p>-4.4135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2.32577422">
                <text:p>-2.32577422</text:p>
              </table:table-cell>
              <table:table-cell office:value-type="float" office:value="-3.954535">
                <text:p>-3.9545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2.03035514">
                <text:p>-2.03035514</text:p>
              </table:table-cell>
              <table:table-cell office:value-type="float" office:value="-3.488958">
                <text:p>-3.4889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.20400665">
                <text:p>-1.20400665</text:p>
              </table:table-cell>
              <table:table-cell office:value-type="float" office:value="-2.939498">
                <text:p>-2.9394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61804253">
                <text:p>-0.61804253</text:p>
              </table:table-cell>
              <table:table-cell office:value-type="float" office:value="-2.386028">
                <text:p>-2.3860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46216725">
                <text:p>-0.46216725</text:p>
              </table:table-cell>
              <table:table-cell office:value-type="float" office:value="-1.92205">
                <text:p>-1.922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884778">
                <text:p>0.00884778</text:p>
              </table:table-cell>
              <table:table-cell office:value-type="float" office:value="-1.443673">
                <text:p>-1.4436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1409365">
                <text:p>0.11409365</text:p>
              </table:table-cell>
              <table:table-cell office:value-type="float" office:value="-1.032325">
                <text:p>-1.0323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6623597">
                <text:p>0.16623597</text:p>
              </table:table-cell>
              <table:table-cell office:value-type="float" office:value="-0.640359">
                <text:p>-0.6403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5191539">
                <text:p>0.15191539</text:p>
              </table:table-cell>
              <table:table-cell office:value-type="float" office:value="-0.313546">
                <text:p>-0.3135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0076565">
                <text:p>0.40076565</text:p>
              </table:table-cell>
              <table:table-cell office:value-type="float" office:value="-0.009918">
                <text:p>-0.0099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4696889">
                <text:p>0.14696889</text:p>
              </table:table-cell>
              <table:table-cell office:value-type="float" office:value="0.226507">
                <text:p>0.2265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7494142">
                <text:p>0.37494142</text:p>
              </table:table-cell>
              <table:table-cell office:value-type="float" office:value="0.465656">
                <text:p>0.4656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0173781">
                <text:p>0.50173781</text:p>
              </table:table-cell>
              <table:table-cell office:value-type="float" office:value="0.674167">
                <text:p>0.6741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8927493">
                <text:p>0.68927493</text:p>
              </table:table-cell>
              <table:table-cell office:value-type="float" office:value="0.868085">
                <text:p>0.86808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7018863">
                <text:p>0.97018863</text:p>
              </table:table-cell>
              <table:table-cell office:value-type="float" office:value="1.088484">
                <text:p>1.0884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18078026">
                <text:p>1.18078026</text:p>
              </table:table-cell>
              <table:table-cell office:value-type="float" office:value="1.271825">
                <text:p>1.2718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52586955">
                <text:p>1.52586955</text:p>
              </table:table-cell>
              <table:table-cell office:value-type="float" office:value="1.521156">
                <text:p>1.5211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07809579">
                <text:p>2.07809579</text:p>
              </table:table-cell>
              <table:table-cell office:value-type="float" office:value="1.757806">
                <text:p>1.75780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5956388">
                <text:p>2.55956388</text:p>
              </table:table-cell>
              <table:table-cell office:value-type="float" office:value="2.037347">
                <text:p>2.03734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23821629">
                <text:p>3.23821629</text:p>
              </table:table-cell>
              <table:table-cell office:value-type="float" office:value="2.417951">
                <text:p>2.4179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78453673">
                <text:p>3.78453673</text:p>
              </table:table-cell>
              <table:table-cell office:value-type="float" office:value="2.760516">
                <text:p>2.7605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30062886">
                <text:p>4.30062886</text:p>
              </table:table-cell>
              <table:table-cell office:value-type="float" office:value="3.161011">
                <text:p>3.1610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7489653">
                <text:p>4.7489653</text:p>
              </table:table-cell>
              <table:table-cell office:value-type="float" office:value="3.551359">
                <text:p>3.55135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.09134891">
                <text:p>5.09134891</text:p>
              </table:table-cell>
              <table:table-cell office:value-type="float" office:value="3.918331">
                <text:p>3.9183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.36163907">
                <text:p>5.36163907</text:p>
              </table:table-cell>
              <table:table-cell office:value-type="float" office:value="4.271443">
                <text:p>4.2714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49272547">
                <text:p>5.49272547</text:p>
              </table:table-cell>
              <table:table-cell office:value-type="float" office:value="4.535266">
                <text:p>4.5352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.45284396">
                <text:p>5.45284396</text:p>
              </table:table-cell>
              <table:table-cell office:value-type="float" office:value="4.737777">
                <text:p>4.7377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.18365973">
                <text:p>5.18365973</text:p>
              </table:table-cell>
              <table:table-cell office:value-type="float" office:value="4.766044">
                <text:p>4.7660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95782364">
                <text:p>4.95782364</text:p>
              </table:table-cell>
              <table:table-cell office:value-type="float" office:value="4.711188">
                <text:p>4.7111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43982931">
                <text:p>4.43982931</text:p>
              </table:table-cell>
              <table:table-cell office:value-type="float" office:value="4.497526">
                <text:p>4.4975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73305409">
                <text:p>3.73305409</text:p>
              </table:table-cell>
              <table:table-cell office:value-type="float" office:value="4.138236">
                <text:p>4.1382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25644822">
                <text:p>3.25644822</text:p>
              </table:table-cell>
              <table:table-cell office:value-type="float" office:value="3.787824">
                <text:p>3.7878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63451977">
                <text:p>2.63451977</text:p>
              </table:table-cell>
              <table:table-cell office:value-type="float" office:value="3.35516">
                <text:p>3.355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23675547">
                <text:p>2.23675547</text:p>
              </table:table-cell>
              <table:table-cell office:value-type="float" office:value="2.922161">
                <text:p>2.9221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83883956">
                <text:p>1.83883956</text:p>
              </table:table-cell>
              <table:table-cell office:value-type="float" office:value="2.540659">
                <text:p>2.5406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54070804">
                <text:p>1.54070804</text:p>
              </table:table-cell>
              <table:table-cell office:value-type="float" office:value="2.17331">
                <text:p>2.173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36057561">
                <text:p>1.36057561</text:p>
              </table:table-cell>
              <table:table-cell office:value-type="float" office:value="1.880238">
                <text:p>1.8802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20841178">
                <text:p>1.20841178</text:p>
              </table:table-cell>
              <table:table-cell office:value-type="float" office:value="1.65944">
                <text:p>1.659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27911525">
                <text:p>1.27911525</text:p>
              </table:table-cell>
              <table:table-cell office:value-type="float" office:value="1.532769">
                <text:p>1.5327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2175965">
                <text:p>1.2175965</text:p>
              </table:table-cell>
              <table:table-cell office:value-type="float" office:value="1.423953">
                <text:p>1.4239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32995415">
                <text:p>1.32995415</text:p>
              </table:table-cell>
              <table:table-cell office:value-type="float" office:value="1.421703">
                <text:p>1.4217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73231184">
                <text:p>1.73231184</text:p>
              </table:table-cell>
              <table:table-cell office:value-type="float" office:value="1.481749">
                <text:p>1.4817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89307035">
                <text:p>1.89307035</text:p>
              </table:table-cell>
              <table:table-cell office:value-type="float" office:value="1.569275">
                <text:p>1.5692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08647821">
                <text:p>2.08647821</text:p>
              </table:table-cell>
              <table:table-cell office:value-type="float" office:value="1.673153">
                <text:p>1.6731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15392114">
                <text:p>2.15392114</text:p>
              </table:table-cell>
              <table:table-cell office:value-type="float" office:value="1.762891">
                <text:p>1.7628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03307907">
                <text:p>2.03307907</text:p>
              </table:table-cell>
              <table:table-cell office:value-type="float" office:value="1.817136">
                <text:p>1.8171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94335157">
                <text:p>1.94335157</text:p>
              </table:table-cell>
              <table:table-cell office:value-type="float" office:value="1.83526">
                <text:p>1.835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89759712">
                <text:p>1.89759712</text:p>
              </table:table-cell>
              <table:table-cell office:value-type="float" office:value="1.796598">
                <text:p>1.7965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45122965">
                <text:p>1.45122965</text:p>
              </table:table-cell>
              <table:table-cell office:value-type="float" office:value="1.666619">
                <text:p>1.6666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11268558">
                <text:p>1.11268558</text:p>
              </table:table-cell>
              <table:table-cell office:value-type="float" office:value="1.461156">
                <text:p>1.4611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51696">
                <text:p>0.751696</text:p>
              </table:table-cell>
              <table:table-cell office:value-type="float" office:value="1.201472">
                <text:p>1.2014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4259216">
                <text:p>0.44259216</text:p>
              </table:table-cell>
              <table:table-cell office:value-type="float" office:value="0.917509">
                <text:p>0.9175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0375819">
                <text:p>0.10375819</text:p>
              </table:table-cell>
              <table:table-cell office:value-type="float" office:value="0.616329">
                <text:p>0.6163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2365011">
                <text:p>-0.2365011</text:p>
              </table:table-cell>
              <table:table-cell office:value-type="float" office:value="0.31305">
                <text:p>0.313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69673062">
                <text:p>-0.69673062</text:p>
              </table:table-cell>
              <table:table-cell office:value-type="float" office:value="-0.001224">
                <text:p>-0.0012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99624548">
                <text:p>-0.99624548</text:p>
              </table:table-cell>
              <table:table-cell office:value-type="float" office:value="-0.293436">
                <text:p>-0.2934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18737945">
                <text:p>-1.18737945</text:p>
              </table:table-cell>
              <table:table-cell office:value-type="float" office:value="-0.534297">
                <text:p>-0.5342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.13283837">
                <text:p>-1.13283837</text:p>
              </table:table-cell>
              <table:table-cell office:value-type="float" office:value="-0.686308">
                <text:p>-0.6863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43178742">
                <text:p>-1.43178742</text:p>
              </table:table-cell>
              <table:table-cell office:value-type="float" office:value="-0.834882">
                <text:p>-0.83488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.29320663">
                <text:p>-1.29320663</text:p>
              </table:table-cell>
              <table:table-cell office:value-type="float" office:value="-0.894891">
                <text:p>-0.8948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1499428">
                <text:p>-1.1499428</text:p>
              </table:table-cell>
              <table:table-cell office:value-type="float" office:value="-0.87234">
                <text:p>-0.872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9420769">
                <text:p>-0.9420769</text:p>
              </table:table-cell>
              <table:table-cell office:value-type="float" office:value="-0.803277">
                <text:p>-0.8032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66043097">
                <text:p>-0.66043097</text:p>
              </table:table-cell>
              <table:table-cell office:value-type="float" office:value="-0.674122">
                <text:p>-0.6741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43363415">
                <text:p>-0.43363415</text:p>
              </table:table-cell>
              <table:table-cell office:value-type="float" office:value="-0.535546">
                <text:p>-0.5355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19140626">
                <text:p>-0.19140626</text:p>
              </table:table-cell>
              <table:table-cell office:value-type="float" office:value="-0.378989">
                <text:p>-0.3789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3777894">
                <text:p>0.03777894</text:p>
              </table:table-cell>
              <table:table-cell office:value-type="float" office:value="-0.221901">
                <text:p>-0.2219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0830055">
                <text:p>0.20830055</text:p>
              </table:table-cell>
              <table:table-cell office:value-type="float" office:value="-0.079685">
                <text:p>-0.0796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4063844">
                <text:p>0.24063844</text:p>
              </table:table-cell>
              <table:table-cell office:value-type="float" office:value="0.035798">
                <text:p>0.03579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8423761">
                <text:p>0.18423761</text:p>
              </table:table-cell>
              <table:table-cell office:value-type="float" office:value="0.095995">
                <text:p>0.0959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7847995">
                <text:p>0.07847995</text:p>
              </table:table-cell>
              <table:table-cell office:value-type="float" office:value="0.12428">
                <text:p>0.1242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1597456">
                <text:p>-0.01597456</text:p>
              </table:table-cell>
              <table:table-cell office:value-type="float" office:value="0.117015">
                <text:p>0.1170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9726303">
                <text:p>-0.09726303</text:p>
              </table:table-cell>
              <table:table-cell office:value-type="float" office:value="0.047416">
                <text:p>0.0474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44898276">
                <text:p>-0.44898276</text:p>
              </table:table-cell>
              <table:table-cell office:value-type="float" office:value="-0.075367">
                <text:p>-0.0753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56759794">
                <text:p>-0.56759794</text:p>
              </table:table-cell>
              <table:table-cell office:value-type="float" office:value="-0.210913">
                <text:p>-0.2109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68869022">
                <text:p>-0.68869022</text:p>
              </table:table-cell>
              <table:table-cell office:value-type="float" office:value="-0.340948">
                <text:p>-0.3409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7990532">
                <text:p>-0.7990532</text:p>
              </table:table-cell>
              <table:table-cell office:value-type="float" office:value="-0.44181">
                <text:p>-0.441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83797133">
                <text:p>-0.83797133</text:p>
              </table:table-cell>
              <table:table-cell office:value-type="float" office:value="-0.517307">
                <text:p>-0.5173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78860799">
                <text:p>-0.78860799</text:p>
              </table:table-cell>
              <table:table-cell office:value-type="float" office:value="-0.573068">
                <text:p>-0.5730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67241979">
                <text:p>-0.67241979</text:p>
              </table:table-cell>
              <table:table-cell office:value-type="float" office:value="-0.555663">
                <text:p>-0.5556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54825107">
                <text:p>-0.54825107</text:p>
              </table:table-cell>
              <table:table-cell office:value-type="float" office:value="-0.502408">
                <text:p>-0.5024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30667117">
                <text:p>-0.30667117</text:p>
              </table:table-cell>
              <table:table-cell office:value-type="float" office:value="-0.40576">
                <text:p>-0.4057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3018099">
                <text:p>-0.03018099</text:p>
              </table:table-cell>
              <table:table-cell office:value-type="float" office:value="-0.278401">
                <text:p>-0.2784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873505">
                <text:p>0.0873505</text:p>
              </table:table-cell>
              <table:table-cell office:value-type="float" office:value="-0.146978">
                <text:p>-0.1469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2222142">
                <text:p>0.32222142</text:p>
              </table:table-cell>
              <table:table-cell office:value-type="float" office:value="0.005471">
                <text:p>0.00547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441171">
                <text:p>0.441171</text:p>
              </table:table-cell>
              <table:table-cell office:value-type="float" office:value="0.174762">
                <text:p>0.1747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5248042">
                <text:p>0.75248042</text:p>
              </table:table-cell>
              <table:table-cell office:value-type="float" office:value="0.366408">
                <text:p>0.3664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8453005">
                <text:p>0.88453005</text:p>
              </table:table-cell>
              <table:table-cell office:value-type="float" office:value="0.541627">
                <text:p>0.5416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8493109">
                <text:p>0.88493109</text:p>
              </table:table-cell>
              <table:table-cell office:value-type="float" office:value="0.659756">
                <text:p>0.6597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497632">
                <text:p>0.7497632</text:p>
              </table:table-cell>
              <table:table-cell office:value-type="float" office:value="0.762345">
                <text:p>0.76234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9113056">
                <text:p>0.89113056</text:p>
              </table:table-cell>
              <table:table-cell office:value-type="float" office:value="0.841333">
                <text:p>0.8413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79326382">
                <text:p>0.79326382</text:p>
              </table:table-cell>
              <table:table-cell office:value-type="float" office:value="0.8759">
                <text:p>0.87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7798271">
                <text:p>0.87798271</text:p>
              </table:table-cell>
              <table:table-cell office:value-type="float" office:value="0.896894">
                <text:p>0.8968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5435349">
                <text:p>0.75435349</text:p>
              </table:table-cell>
              <table:table-cell office:value-type="float" office:value="0.873438">
                <text:p>0.8734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5828532">
                <text:p>0.75828532</text:p>
              </table:table-cell>
              <table:table-cell office:value-type="float" office:value="0.840963">
                <text:p>0.8409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0439951">
                <text:p>0.70439951</text:p>
              </table:table-cell>
              <table:table-cell office:value-type="float" office:value="0.792519">
                <text:p>0.7925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0144224">
                <text:p>0.70144224</text:p>
              </table:table-cell>
              <table:table-cell office:value-type="float" office:value="0.740075">
                <text:p>0.7400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7109746">
                <text:p>0.67109746</text:p>
              </table:table-cell>
              <table:table-cell office:value-type="float" office:value="0.686658">
                <text:p>0.6866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6310865">
                <text:p>0.76310865</text:p>
              </table:table-cell>
              <table:table-cell office:value-type="float" office:value="0.667411">
                <text:p>0.6674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3802009">
                <text:p>0.83802009</text:p>
              </table:table-cell>
              <table:table-cell office:value-type="float" office:value="0.679729">
                <text:p>0.67972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76215542">
                <text:p>0.76215542</text:p>
              </table:table-cell>
              <table:table-cell office:value-type="float" office:value="0.698735">
                <text:p>0.6987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5727509">
                <text:p>0.85727509</text:p>
              </table:table-cell>
              <table:table-cell office:value-type="float" office:value="0.742413">
                <text:p>0.7424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9546091">
                <text:p>0.89546091</text:p>
              </table:table-cell>
              <table:table-cell office:value-type="float" office:value="0.786976">
                <text:p>0.78697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13046">
                <text:p>0.92413046</text:p>
              </table:table-cell>
              <table:table-cell office:value-type="float" office:value="0.863471">
                <text:p>0.86347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03781442">
                <text:p>1.03781442</text:p>
              </table:table-cell>
              <table:table-cell office:value-type="float" office:value="0.943023">
                <text:p>0.9430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13172082">
                <text:p>1.13172082</text:p>
              </table:table-cell>
              <table:table-cell office:value-type="float" office:value="1.02329">
                <text:p>1.023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15260796">
                <text:p>1.15260796</text:p>
              </table:table-cell>
              <table:table-cell office:value-type="float" office:value="1.096149">
                <text:p>1.09614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09971479">
                <text:p>1.09971479</text:p>
              </table:table-cell>
              <table:table-cell office:value-type="float" office:value="1.144723">
                <text:p>1.1447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16749231">
                <text:p>1.16749231</text:p>
              </table:table-cell>
              <table:table-cell office:value-type="float" office:value="1.180332">
                <text:p>1.1803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32774659">
                <text:p>1.32774659</text:p>
              </table:table-cell>
              <table:table-cell office:value-type="float" office:value="1.219945">
                <text:p>1.21994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25032096">
                <text:p>1.25032096</text:p>
              </table:table-cell>
              <table:table-cell office:value-type="float" office:value="1.23122">
                <text:p>1.231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28447545">
                <text:p>1.28447545</text:p>
              </table:table-cell>
              <table:table-cell office:value-type="float" office:value="1.2244">
                <text:p>1.22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1211318">
                <text:p>1.1211318</text:p>
              </table:table-cell>
              <table:table-cell office:value-type="float" office:value="1.171964">
                <text:p>1.1719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12429226">
                <text:p>1.12429226</text:p>
              </table:table-cell>
              <table:table-cell office:value-type="float" office:value="1.129589">
                <text:p>1.1295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7294193">
                <text:p>0.87294193</text:p>
              </table:table-cell>
              <table:table-cell office:value-type="float" office:value="1.043972">
                <text:p>1.0439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0924412">
                <text:p>0.90924412</text:p>
              </table:table-cell>
              <table:table-cell office:value-type="float" office:value="0.983899">
                <text:p>0.9838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676224">
                <text:p>0.9676224</text:p>
              </table:table-cell>
              <table:table-cell office:value-type="float" office:value="0.923705">
                <text:p>0.9237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78119595">
                <text:p>0.78119595</text:p>
              </table:table-cell>
              <table:table-cell office:value-type="float" office:value="0.851161">
                <text:p>0.85116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66968003">
                <text:p>0.66968003</text:p>
              </table:table-cell>
              <table:table-cell office:value-type="float" office:value="0.790419">
                <text:p>0.7904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5850974">
                <text:p>0.75850974</text:p>
              </table:table-cell>
              <table:table-cell office:value-type="float" office:value="0.787695">
                <text:p>0.7876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03311718">
                <text:p>1.03311718</text:p>
              </table:table-cell>
              <table:table-cell office:value-type="float" office:value="0.816786">
                <text:p>0.81678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66009495">
                <text:p>0.66009495</text:p>
              </table:table-cell>
              <table:table-cell office:value-type="float" office:value="0.805652">
                <text:p>0.8056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4587149">
                <text:p>0.84587149</text:p>
              </table:table-cell>
              <table:table-cell office:value-type="float" office:value="0.814341">
                <text:p>0.81434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9471428">
                <text:p>0.89471428</text:p>
              </table:table-cell>
              <table:table-cell office:value-type="float" office:value="0.844116">
                <text:p>0.8441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79189426">
                <text:p>0.79189426</text:p>
              </table:table-cell>
              <table:table-cell office:value-type="float" office:value="0.848611">
                <text:p>0.8486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3897995">
                <text:p>0.93897995</text:p>
              </table:table-cell>
              <table:table-cell office:value-type="float" office:value="0.875204">
                <text:p>0.8752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69595774">
                <text:p>0.69595774</text:p>
              </table:table-cell>
              <table:table-cell office:value-type="float" office:value="0.854054">
                <text:p>0.8540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8716903">
                <text:p>0.88716903</text:p>
              </table:table-cell>
              <table:table-cell office:value-type="float" office:value="0.861194">
                <text:p>0.8611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59033875">
                <text:p>0.59033875</text:p>
              </table:table-cell>
              <table:table-cell office:value-type="float" office:value="0.806369">
                <text:p>0.80636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109405">
                <text:p>0.5109405</text:p>
              </table:table-cell>
              <table:table-cell office:value-type="float" office:value="0.738452">
                <text:p>0.7384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51981922">
                <text:p>0.51981922</text:p>
              </table:table-cell>
              <table:table-cell office:value-type="float" office:value="0.696321">
                <text:p>0.6963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7616403">
                <text:p>0.47616403</text:p>
              </table:table-cell>
              <table:table-cell office:value-type="float" office:value="0.646195">
                <text:p>0.6461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6795447">
                <text:p>0.46795447</text:p>
              </table:table-cell>
              <table:table-cell office:value-type="float" office:value="0.603291">
                <text:p>0.6032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1726299">
                <text:p>0.31726299</text:p>
              </table:table-cell>
              <table:table-cell office:value-type="float" office:value="0.551334">
                <text:p>0.5513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1784155">
                <text:p>0.31784155</text:p>
              </table:table-cell>
              <table:table-cell office:value-type="float" office:value="0.50225">
                <text:p>0.502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7046141">
                <text:p>0.37046141</text:p>
              </table:table-cell>
              <table:table-cell office:value-type="float" office:value="0.466342">
                <text:p>0.46634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7367358">
                <text:p>0.17367358</text:p>
              </table:table-cell>
              <table:table-cell office:value-type="float" office:value="0.41415">
                <text:p>0.414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803817">
                <text:p>0.38803817</text:p>
              </table:table-cell>
              <table:table-cell office:value-type="float" office:value="0.416951">
                <text:p>0.4169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52057934">
                <text:p>0.52057934</text:p>
              </table:table-cell>
              <table:table-cell office:value-type="float" office:value="0.434327">
                <text:p>0.4343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54240045">
                <text:p>0.54240045</text:p>
              </table:table-cell>
              <table:table-cell office:value-type="float" office:value="0.43434">
                <text:p>0.434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8258746">
                <text:p>0.38258746</text:p>
              </table:table-cell>
              <table:table-cell office:value-type="float" office:value="0.42372">
                <text:p>0.423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57739815">
                <text:p>0.57739815</text:p>
              </table:table-cell>
              <table:table-cell office:value-type="float" office:value="0.437755">
                <text:p>0.4377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8336961">
                <text:p>0.48336961</text:p>
              </table:table-cell>
              <table:table-cell office:value-type="float" office:value="0.452236">
                <text:p>0.4522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51176392">
                <text:p>0.51176392</text:p>
              </table:table-cell>
              <table:table-cell office:value-type="float" office:value="0.462121">
                <text:p>0.4621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955327">
                <text:p>0.39955327</text:p>
              </table:table-cell>
              <table:table-cell office:value-type="float" office:value="0.478318">
                <text:p>0.4783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3753802">
                <text:p>0.23753802</text:p>
              </table:table-cell>
              <table:table-cell office:value-type="float" office:value="0.453555">
                <text:p>0.4535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8896273">
                <text:p>0.28896273</text:p>
              </table:table-cell>
              <table:table-cell office:value-type="float" office:value="0.422374">
                <text:p>0.42237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7832884">
                <text:p>0.27832884</text:p>
              </table:table-cell>
              <table:table-cell office:value-type="float" office:value="0.411315">
                <text:p>0.4113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0705">
                <text:p>0.380705</text:p>
              </table:table-cell>
              <table:table-cell office:value-type="float" office:value="0.424794">
                <text:p>0.4247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1399354">
                <text:p>0.21399354</text:p>
              </table:table-cell>
              <table:table-cell office:value-type="float" office:value="0.397559">
                <text:p>0.39755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9704473">
                <text:p>0.39704473</text:p>
              </table:table-cell>
              <table:table-cell office:value-type="float" office:value="0.365182">
                <text:p>0.3651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4213598">
                <text:p>0.24213598</text:p>
              </table:table-cell>
              <table:table-cell office:value-type="float" office:value="0.36849">
                <text:p>0.368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0645136">
                <text:p>0.20645136</text:p>
              </table:table-cell>
              <table:table-cell office:value-type="float" office:value="0.33962">
                <text:p>0.339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9093331">
                <text:p>0.39093331</text:p>
              </table:table-cell>
              <table:table-cell office:value-type="float" office:value="0.339727">
                <text:p>0.33972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4630142">
                <text:p>0.24630142</text:p>
              </table:table-cell>
              <table:table-cell office:value-type="float" office:value="0.334246">
                <text:p>0.3342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0057121">
                <text:p>0.30057121</text:p>
              </table:table-cell>
              <table:table-cell office:value-type="float" office:value="0.319591">
                <text:p>0.3195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1057012">
                <text:p>0.31057012</text:p>
              </table:table-cell>
              <table:table-cell office:value-type="float" office:value="0.341867">
                <text:p>0.3418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5533789">
                <text:p>0.15533789</text:p>
              </table:table-cell>
              <table:table-cell office:value-type="float" office:value="0.310143">
                <text:p>0.3101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3006009">
                <text:p>0.33006009</text:p>
              </table:table-cell>
              <table:table-cell office:value-type="float" office:value="0.345472">
                <text:p>0.3454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5621509">
                <text:p>0.35621509</text:p>
              </table:table-cell>
              <table:table-cell office:value-type="float" office:value="0.381241">
                <text:p>0.3812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51655971">
                <text:p>0.51655971</text:p>
              </table:table-cell>
              <table:table-cell office:value-type="float" office:value="0.428001">
                <text:p>0.4280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6157098">
                <text:p>0.36157098</text:p>
              </table:table-cell>
              <table:table-cell office:value-type="float" office:value="0.443532">
                <text:p>0.4435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9444791">
                <text:p>0.59444791</text:p>
              </table:table-cell>
              <table:table-cell office:value-type="float" office:value="0.486388">
                <text:p>0.48638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6398832">
                <text:p>0.36398832</text:p>
              </table:table-cell>
              <table:table-cell office:value-type="float" office:value="0.50319">
                <text:p>0.503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9864673">
                <text:p>0.49864673</text:p>
              </table:table-cell>
              <table:table-cell office:value-type="float" office:value="0.53013">
                <text:p>0.530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1511287">
                <text:p>0.61511287</text:p>
              </table:table-cell>
              <table:table-cell office:value-type="float" office:value="0.557111">
                <text:p>0.5571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51741881">
                <text:p>0.51741881</text:p>
              </table:table-cell>
              <table:table-cell office:value-type="float" office:value="0.587079">
                <text:p>0.5870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58542923">
                <text:p>0.58542923</text:p>
              </table:table-cell>
              <table:table-cell office:value-type="float" office:value="0.591121">
                <text:p>0.5911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57654109">
                <text:p>0.57654109</text:p>
              </table:table-cell>
              <table:table-cell office:value-type="float" office:value="0.576115">
                <text:p>0.5761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191011">
                <text:p>0.3191011</text:p>
              </table:table-cell>
              <table:table-cell office:value-type="float" office:value="0.521513">
                <text:p>0.5215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6513563">
                <text:p>0.36513563</text:p>
              </table:table-cell>
              <table:table-cell office:value-type="float" office:value="0.504281">
                <text:p>0.50428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792491">
                <text:p>0.4792491</text:p>
              </table:table-cell>
              <table:table-cell office:value-type="float" office:value="0.479569">
                <text:p>0.4795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9981735">
                <text:p>0.39981735</text:p>
              </table:table-cell>
              <table:table-cell office:value-type="float" office:value="0.462799">
                <text:p>0.46279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8069855">
                <text:p>0.38069855</text:p>
              </table:table-cell>
              <table:table-cell office:value-type="float" office:value="0.44287">
                <text:p>0.442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4535773">
                <text:p>0.34535773</text:p>
              </table:table-cell>
              <table:table-cell office:value-type="float" office:value="0.439997">
                <text:p>0.4399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3000205">
                <text:p>0.33000205</text:p>
              </table:table-cell>
              <table:table-cell office:value-type="float" office:value="0.455612">
                <text:p>0.4556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53194196">
                <text:p>0.53194196</text:p>
              </table:table-cell>
              <table:table-cell office:value-type="float" office:value="0.486796">
                <text:p>0.4867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56257338">
                <text:p>0.56257338</text:p>
              </table:table-cell>
              <table:table-cell office:value-type="float" office:value="0.517884">
                <text:p>0.5178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0255407">
                <text:p>0.30255407</text:p>
              </table:table-cell>
              <table:table-cell office:value-type="float" office:value="0.492306">
                <text:p>0.49230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2814563">
                <text:p>0.42814563</text:p>
              </table:table-cell>
              <table:table-cell office:value-type="float" office:value="0.510137">
                <text:p>0.5101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9311167">
                <text:p>0.39311167</text:p>
              </table:table-cell>
              <table:table-cell office:value-type="float" office:value="0.487839">
                <text:p>0.48783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16023393">
                <text:p>0.16023393</text:p>
              </table:table-cell>
              <table:table-cell office:value-type="float" office:value="0.4579">
                <text:p>0.457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8867275">
                <text:p>0.48867275</text:p>
              </table:table-cell>
              <table:table-cell office:value-type="float" office:value="0.48228">
                <text:p>0.4822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52580817">
                <text:p>0.52580817</text:p>
              </table:table-cell>
              <table:table-cell office:value-type="float" office:value="0.481186">
                <text:p>0.48118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53405396">
                <text:p>0.53405396</text:p>
              </table:table-cell>
              <table:table-cell office:value-type="float" office:value="0.502185">
                <text:p>0.5021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9873345">
                <text:p>0.49873345</text:p>
              </table:table-cell>
              <table:table-cell office:value-type="float" office:value="0.504576">
                <text:p>0.50457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1407632">
                <text:p>0.41407632</text:p>
              </table:table-cell>
              <table:table-cell office:value-type="float" office:value="0.495745">
                <text:p>0.49574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32871066">
                <text:p>0.32871066</text:p>
              </table:table-cell>
              <table:table-cell office:value-type="float" office:value="0.493996">
                <text:p>0.4939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5207163">
                <text:p>0.45207163</text:p>
              </table:table-cell>
              <table:table-cell office:value-type="float" office:value="0.489994">
                <text:p>0.48999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3508741">
                <text:p>0.43508741</text:p>
              </table:table-cell>
              <table:table-cell office:value-type="float" office:value="0.48547">
                <text:p>0.4854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39532747">
                <text:p>0.39532747</text:p>
              </table:table-cell>
              <table:table-cell office:value-type="float" office:value="0.458743">
                <text:p>0.45874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8099091">
                <text:p>0.48099091</text:p>
              </table:table-cell>
              <table:table-cell office:value-type="float" office:value="0.474281">
                <text:p>0.4742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3473622">
                <text:p>0.3473622</text:p>
              </table:table-cell>
              <table:table-cell office:value-type="float" office:value="0.439175">
                <text:p>0.43917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33719571">
                <text:p>0.33719571</text:p>
              </table:table-cell>
              <table:table-cell office:value-type="float" office:value="0.444756">
                <text:p>0.4447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3010167">
                <text:p>0.3010167</text:p>
              </table:table-cell>
              <table:table-cell office:value-type="float" office:value="0.428042">
                <text:p>0.4280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26172577">
                <text:p>0.26172577</text:p>
              </table:table-cell>
              <table:table-cell office:value-type="float" office:value="0.39458">
                <text:p>0.394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35523158">
                <text:p>0.35523158</text:p>
              </table:table-cell>
              <table:table-cell office:value-type="float" office:value="0.399103">
                <text:p>0.3991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27407509">
                <text:p>0.27407509</text:p>
              </table:table-cell>
              <table:table-cell office:value-type="float" office:value="0.381301">
                <text:p>0.38130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37415215">
                <text:p>0.37415215</text:p>
              </table:table-cell>
              <table:table-cell office:value-type="float" office:value="0.380121">
                <text:p>0.3801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24495066">
                <text:p>0.24495066</text:p>
              </table:table-cell>
              <table:table-cell office:value-type="float" office:value="0.390142">
                <text:p>0.39014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37040832">
                <text:p>0.37040832</text:p>
              </table:table-cell>
              <table:table-cell office:value-type="float" office:value="0.40798">
                <text:p>0.4079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4903982">
                <text:p>0.44903982</text:p>
              </table:table-cell>
              <table:table-cell office:value-type="float" office:value="0.41413">
                <text:p>0.414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5049407">
                <text:p>0.15049407</text:p>
              </table:table-cell>
              <table:table-cell office:value-type="float" office:value="0.384206">
                <text:p>0.38420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24267265">
                <text:p>0.24267265</text:p>
              </table:table-cell>
              <table:table-cell office:value-type="float" office:value="0.372402">
                <text:p>0.37240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29981051">
                <text:p>0.29981051</text:p>
              </table:table-cell>
              <table:table-cell office:value-type="float" office:value="0.375654">
                <text:p>0.3756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24892847">
                <text:p>0.24892847</text:p>
              </table:table-cell>
              <table:table-cell office:value-type="float" office:value="0.375631">
                <text:p>0.37563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3747539">
                <text:p>0.3747539</text:p>
              </table:table-cell>
              <table:table-cell office:value-type="float" office:value="0.368892">
                <text:p>0.3688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1284886">
                <text:p>0.41284886</text:p>
              </table:table-cell>
              <table:table-cell office:value-type="float" office:value="0.368849">
                <text:p>0.36884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3364006">
                <text:p>0.3364006</text:p>
              </table:table-cell>
              <table:table-cell office:value-type="float" office:value="0.392299">
                <text:p>0.3922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39208237">
                <text:p>0.39208237</text:p>
              </table:table-cell>
              <table:table-cell office:value-type="float" office:value="0.404563">
                <text:p>0.40456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35457492">
                <text:p>0.35457492</text:p>
              </table:table-cell>
              <table:table-cell office:value-type="float" office:value="0.411319">
                <text:p>0.41131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19230742">
                <text:p>0.19230742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2922658">
                <text:p>0.42922658</text:p>
              </table:table-cell>
              <table:table-cell office:value-type="float" office:value="0.423043">
                <text:p>0.42304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5968768">
                <text:p>0.45968768</text:p>
              </table:table-cell>
              <table:table-cell office:value-type="float" office:value="0.421849">
                <text:p>0.42184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33468433">
                <text:p>0.33468433</text:p>
              </table:table-cell>
              <table:table-cell office:value-type="float" office:value="0.404095">
                <text:p>0.4040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27874521">
                <text:p>0.27874521</text:p>
              </table:table-cell>
              <table:table-cell office:value-type="float" office:value="0.38625">
                <text:p>0.386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0821495">
                <text:p>0.20821495</text:p>
              </table:table-cell>
              <table:table-cell office:value-type="float" office:value="0.371833">
                <text:p>0.37183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30442228">
                <text:p>0.30442228</text:p>
              </table:table-cell>
              <table:table-cell office:value-type="float" office:value="0.386371">
                <text:p>0.38637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32711966">
                <text:p>0.32711966</text:p>
              </table:table-cell>
              <table:table-cell office:value-type="float" office:value="0.383148">
                <text:p>0.3831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20783816">
                <text:p>0.20783816</text:p>
              </table:table-cell>
              <table:table-cell office:value-type="float" office:value="0.364406">
                <text:p>0.36440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28658302">
                <text:p>0.28658302</text:p>
              </table:table-cell>
              <table:table-cell office:value-type="float" office:value="0.362276">
                <text:p>0.36227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35800873">
                <text:p>0.35800873</text:p>
              </table:table-cell>
              <table:table-cell office:value-type="float" office:value="0.360642">
                <text:p>0.3606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39276608">
                <text:p>0.39276608</text:p>
              </table:table-cell>
              <table:table-cell office:value-type="float" office:value="0.379164">
                <text:p>0.37916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24693063">
                <text:p>0.24693063</text:p>
              </table:table-cell>
              <table:table-cell office:value-type="float" office:value="0.375385">
                <text:p>0.37538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4933328">
                <text:p>0.34933328</text:p>
              </table:table-cell>
              <table:table-cell office:value-type="float" office:value="0.390472">
                <text:p>0.39047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2655125">
                <text:p>0.2655125</text:p>
              </table:table-cell>
              <table:table-cell office:value-type="float" office:value="0.391658">
                <text:p>0.39165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6635553">
                <text:p>0.46635553</text:p>
              </table:table-cell>
              <table:table-cell office:value-type="float" office:value="0.409402">
                <text:p>0.40940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31785281">
                <text:p>0.31785281</text:p>
              </table:table-cell>
              <table:table-cell office:value-type="float" office:value="0.411724">
                <text:p>0.41172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461469">
                <text:p>0.3461469</text:p>
              </table:table-cell>
              <table:table-cell office:value-type="float" office:value="0.402888">
                <text:p>0.40288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29076313">
                <text:p>0.29076313</text:p>
              </table:table-cell>
              <table:table-cell office:value-type="float" office:value="0.40782">
                <text:p>0.407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629951">
                <text:p>0.3629951</text:p>
              </table:table-cell>
              <table:table-cell office:value-type="float" office:value="0.406695">
                <text:p>0.406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